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ogecoin Historical Data(2)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ol.</text:p>
          </table:table-cell>
          <table:table-cell office:value-type="string" calcext:value-type="string">
            <text:p>Change %</text:p>
          </table:table-cell>
        </table:table-row>
        <table:table-row table:style-name="ro1">
          <table:table-cell table:style-name="ce3" office:value-type="date" office:date-value="2025-01-18" calcext:value-type="date">
            <text:p>01/18/25</text:p>
          </table:table-cell>
          <table:table-cell office:value-type="float" office:value="0.430422" calcext:value-type="float">
            <text:p>0.430422</text:p>
          </table:table-cell>
          <table:table-cell office:value-type="float" office:value="0.415219" calcext:value-type="float">
            <text:p>0.415219</text:p>
          </table:table-cell>
          <table:table-cell office:value-type="float" office:value="0.433008" calcext:value-type="float">
            <text:p>0.433008</text:p>
          </table:table-cell>
          <table:table-cell office:value-type="float" office:value="0.415078" calcext:value-type="float">
            <text:p>0.415078</text:p>
          </table:table-cell>
          <table:table-cell office:value-type="string" calcext:value-type="string">
            <text:p>4.22B </text:p>
          </table:table-cell>
          <table:table-cell table:style-name="ce5" office:value-type="percentage" office:value="0.0366" calcext:value-type="percentage">
            <text:p>3.66%</text:p>
          </table:table-cell>
        </table:table-row>
        <table:table-row table:style-name="ro1">
          <table:table-cell table:style-name="ce4" office:value-type="string" calcext:value-type="string">
            <text:p>01/17/2025</text:p>
          </table:table-cell>
          <table:table-cell office:value-type="float" office:value="0.411821" calcext:value-type="float">
            <text:p>0.411821</text:p>
          </table:table-cell>
          <table:table-cell office:value-type="float" office:value="0.376295" calcext:value-type="float">
            <text:p>0.376295</text:p>
          </table:table-cell>
          <table:table-cell office:value-type="float" office:value="0.420669" calcext:value-type="float">
            <text:p>0.420669</text:p>
          </table:table-cell>
          <table:table-cell office:value-type="float" office:value="0.375585" calcext:value-type="float">
            <text:p>0.375585</text:p>
          </table:table-cell>
          <table:table-cell office:value-type="string" calcext:value-type="string">
            <text:p>3.84B</text:p>
          </table:table-cell>
          <table:table-cell table:style-name="ce4" office:value-type="string" calcext:value-type="string">
            <text:p>9.43%</text:p>
          </table:table-cell>
        </table:table-row>
        <table:table-row table:style-name="ro1">
          <table:table-cell table:style-name="ce4" office:value-type="string" calcext:value-type="string">
            <text:p>01/16/2025</text:p>
          </table:table-cell>
          <table:table-cell office:value-type="float" office:value="0.376325" calcext:value-type="float">
            <text:p>0.376325</text:p>
          </table:table-cell>
          <table:table-cell office:value-type="float" office:value="0.385484" calcext:value-type="float">
            <text:p>0.385484</text:p>
          </table:table-cell>
          <table:table-cell office:value-type="float" office:value="0.389726" calcext:value-type="float">
            <text:p>0.389726</text:p>
          </table:table-cell>
          <table:table-cell office:value-type="float" office:value="0.368338" calcext:value-type="float">
            <text:p>0.368338</text:p>
          </table:table-cell>
          <table:table-cell office:value-type="string" calcext:value-type="string">
            <text:p>2.84B</text:p>
          </table:table-cell>
          <table:table-cell table:style-name="ce4" office:value-type="string" calcext:value-type="string">
            <text:p>-2.39%</text:p>
          </table:table-cell>
        </table:table-row>
        <table:table-row table:style-name="ro1">
          <table:table-cell table:style-name="ce4" office:value-type="string" calcext:value-type="string">
            <text:p>01/15/2025</text:p>
          </table:table-cell>
          <table:table-cell office:value-type="float" office:value="0.385528" calcext:value-type="float">
            <text:p>0.385528</text:p>
          </table:table-cell>
          <table:table-cell office:value-type="float" office:value="0.355792" calcext:value-type="float">
            <text:p>0.355792</text:p>
          </table:table-cell>
          <table:table-cell office:value-type="float" office:value="0.387567" calcext:value-type="float">
            <text:p>0.387567</text:p>
          </table:table-cell>
          <table:table-cell office:value-type="float" office:value="0.348547" calcext:value-type="float">
            <text:p>0.348547</text:p>
          </table:table-cell>
          <table:table-cell office:value-type="string" calcext:value-type="string">
            <text:p>2.92B</text:p>
          </table:table-cell>
          <table:table-cell table:style-name="ce4" office:value-type="string" calcext:value-type="string">
            <text:p>8.36%</text:p>
          </table:table-cell>
        </table:table-row>
        <table:table-row table:style-name="ro1">
          <table:table-cell table:style-name="ce4" office:value-type="string" calcext:value-type="string">
            <text:p>01/14/2025</text:p>
          </table:table-cell>
          <table:table-cell office:value-type="float" office:value="0.355792" calcext:value-type="float">
            <text:p>0.355792</text:p>
          </table:table-cell>
          <table:table-cell office:value-type="float" office:value="0.338159" calcext:value-type="float">
            <text:p>0.338159</text:p>
          </table:table-cell>
          <table:table-cell office:value-type="float" office:value="0.361556" calcext:value-type="float">
            <text:p>0.361556</text:p>
          </table:table-cell>
          <table:table-cell office:value-type="float" office:value="0.335892" calcext:value-type="float">
            <text:p>0.335892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5.21%</text:p>
          </table:table-cell>
        </table:table-row>
        <table:table-row table:style-name="ro1">
          <table:table-cell table:style-name="ce4" office:value-type="string" calcext:value-type="string">
            <text:p>01/13/2025</text:p>
          </table:table-cell>
          <table:table-cell office:value-type="float" office:value="0.33816" calcext:value-type="float">
            <text:p>0.33816</text:p>
          </table:table-cell>
          <table:table-cell office:value-type="float" office:value="0.335841" calcext:value-type="float">
            <text:p>0.335841</text:p>
          </table:table-cell>
          <table:table-cell office:value-type="float" office:value="0.345686" calcext:value-type="float">
            <text:p>0.345686</text:p>
          </table:table-cell>
          <table:table-cell office:value-type="float" office:value="0.311998" calcext:value-type="float">
            <text:p>0.311998</text:p>
          </table:table-cell>
          <table:table-cell office:value-type="string" calcext:value-type="string">
            <text:p>2.74B</text:p>
          </table:table-cell>
          <table:table-cell table:style-name="ce4" office:value-type="string" calcext:value-type="string">
            <text:p>0.69%</text:p>
          </table:table-cell>
        </table:table-row>
        <table:table-row table:style-name="ro1">
          <table:table-cell table:style-name="ce4" office:value-type="string" calcext:value-type="string">
            <text:p>01/12/2025</text:p>
          </table:table-cell>
          <table:table-cell office:value-type="float" office:value="0.335835" calcext:value-type="float">
            <text:p>0.335835</text:p>
          </table:table-cell>
          <table:table-cell office:value-type="float" office:value="0.341021" calcext:value-type="float">
            <text:p>0.341021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31887" calcext:value-type="float">
            <text:p>0.331887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-1.51%</text:p>
          </table:table-cell>
        </table:table-row>
        <table:table-row table:style-name="ro1">
          <table:table-cell table:style-name="ce4" office:value-type="string" calcext:value-type="string">
            <text:p>01/11/2025</text:p>
          </table:table-cell>
          <table:table-cell office:value-type="float" office:value="0.341" calcext:value-type="float">
            <text:p>0.341</text:p>
          </table:table-cell>
          <table:table-cell office:value-type="float" office:value="0.333898" calcext:value-type="float">
            <text:p>0.333898</text:p>
          </table:table-cell>
          <table:table-cell office:value-type="float" office:value="0.347992" calcext:value-type="float">
            <text:p>0.347992</text:p>
          </table:table-cell>
          <table:table-cell office:value-type="float" office:value="0.32983" calcext:value-type="float">
            <text:p>0.32983</text:p>
          </table:table-cell>
          <table:table-cell office:value-type="string" calcext:value-type="string">
            <text:p>1.04B</text:p>
          </table:table-cell>
          <table:table-cell table:style-name="ce4" office:value-type="string" calcext:value-type="string">
            <text:p>2.13%</text:p>
          </table:table-cell>
        </table:table-row>
        <table:table-row table:style-name="ro1">
          <table:table-cell table:style-name="ce4" office:value-type="string" calcext:value-type="string">
            <text:p>01/10/2025</text:p>
          </table:table-cell>
          <table:table-cell office:value-type="float" office:value="0.333904" calcext:value-type="float">
            <text:p>0.333904</text:p>
          </table:table-cell>
          <table:table-cell office:value-type="float" office:value="0.320827" calcext:value-type="float">
            <text:p>0.320827</text:p>
          </table:table-cell>
          <table:table-cell office:value-type="float" office:value="0.339196" calcext:value-type="float">
            <text:p>0.339196</text:p>
          </table:table-cell>
          <table:table-cell office:value-type="float" office:value="0.320827" calcext:value-type="float">
            <text:p>0.320827</text:p>
          </table:table-cell>
          <table:table-cell office:value-type="string" calcext:value-type="string">
            <text:p>2.26B</text:p>
          </table:table-cell>
          <table:table-cell table:style-name="ce4" office:value-type="string" calcext:value-type="string">
            <text:p>4.08%</text:p>
          </table:table-cell>
        </table:table-row>
        <table:table-row table:style-name="ro1">
          <table:table-cell table:style-name="ce4" office:value-type="string" calcext:value-type="string">
            <text:p>01/09/2025</text:p>
          </table:table-cell>
          <table:table-cell office:value-type="float" office:value="0.320826" calcext:value-type="float">
            <text:p>0.320826</text:p>
          </table:table-cell>
          <table:table-cell office:value-type="float" office:value="0.342214" calcext:value-type="float">
            <text:p>0.342214</text:p>
          </table:table-cell>
          <table:table-cell office:value-type="float" office:value="0.346704" calcext:value-type="float">
            <text:p>0.346704</text:p>
          </table:table-cell>
          <table:table-cell office:value-type="float" office:value="0.314646" calcext:value-type="float">
            <text:p>0.314646</text:p>
          </table:table-cell>
          <table:table-cell office:value-type="string" calcext:value-type="string">
            <text:p>2.75B</text:p>
          </table:table-cell>
          <table:table-cell table:style-name="ce4" office:value-type="string" calcext:value-type="string">
            <text:p>-6.25%</text:p>
          </table:table-cell>
        </table:table-row>
        <table:table-row table:style-name="ro1">
          <table:table-cell table:style-name="ce4" office:value-type="string" calcext:value-type="string">
            <text:p>01/08/2025</text:p>
          </table:table-cell>
          <table:table-cell office:value-type="float" office:value="0.342228" calcext:value-type="float">
            <text:p>0.342228</text:p>
          </table:table-cell>
          <table:table-cell office:value-type="float" office:value="0.347998" calcext:value-type="float">
            <text:p>0.347998</text:p>
          </table:table-cell>
          <table:table-cell office:value-type="float" office:value="0.355228" calcext:value-type="float">
            <text:p>0.355228</text:p>
          </table:table-cell>
          <table:table-cell office:value-type="float" office:value="0.324961" calcext:value-type="float">
            <text:p>0.324961</text:p>
          </table:table-cell>
          <table:table-cell office:value-type="string" calcext:value-type="string">
            <text:p>3.11B</text:p>
          </table:table-cell>
          <table:table-cell table:style-name="ce4" office:value-type="string" calcext:value-type="string">
            <text:p>-1.73%</text:p>
          </table:table-cell>
        </table:table-row>
        <table:table-row table:style-name="ro1">
          <table:table-cell table:style-name="ce4" office:value-type="string" calcext:value-type="string">
            <text:p>01/07/2025</text:p>
          </table:table-cell>
          <table:table-cell office:value-type="float" office:value="0.348266" calcext:value-type="float">
            <text:p>0.348266</text:p>
          </table:table-cell>
          <table:table-cell office:value-type="float" office:value="0.387859" calcext:value-type="float">
            <text:p>0.387859</text:p>
          </table:table-cell>
          <table:table-cell office:value-type="float" office:value="0.398011" calcext:value-type="float">
            <text:p>0.398011</text:p>
          </table:table-cell>
          <table:table-cell office:value-type="float" office:value="0.348165" calcext:value-type="float">
            <text:p>0.348165</text:p>
          </table:table-cell>
          <table:table-cell office:value-type="string" calcext:value-type="string">
            <text:p>3.52B</text:p>
          </table:table-cell>
          <table:table-cell table:style-name="ce4" office:value-type="string" calcext:value-type="string">
            <text:p>-10.22%</text:p>
          </table:table-cell>
        </table:table-row>
        <table:table-row table:style-name="ro1">
          <table:table-cell table:style-name="ce4" office:value-type="string" calcext:value-type="string">
            <text:p>01/06/2025</text:p>
          </table:table-cell>
          <table:table-cell office:value-type="float" office:value="0.387892" calcext:value-type="float">
            <text:p>0.387892</text:p>
          </table:table-cell>
          <table:table-cell office:value-type="float" office:value="0.382103" calcext:value-type="float">
            <text:p>0.382103</text:p>
          </table:table-cell>
          <table:table-cell office:value-type="float" office:value="0.395092" calcext:value-type="float">
            <text:p>0.395092</text:p>
          </table:table-cell>
          <table:table-cell office:value-type="float" office:value="0.376046" calcext:value-type="float">
            <text:p>0.376046</text:p>
          </table:table-cell>
          <table:table-cell office:value-type="string" calcext:value-type="string">
            <text:p>1.68B</text:p>
          </table:table-cell>
          <table:table-cell table:style-name="ce4" office:value-type="string" calcext:value-type="string">
            <text:p>1.52%</text:p>
          </table:table-cell>
        </table:table-row>
        <table:table-row table:style-name="ro1">
          <table:table-cell table:style-name="ce4" office:value-type="string" calcext:value-type="string">
            <text:p>01/05/2025</text:p>
          </table:table-cell>
          <table:table-cell office:value-type="float" office:value="0.382103" calcext:value-type="float">
            <text:p>0.382103</text:p>
          </table:table-cell>
          <table:table-cell office:value-type="float" office:value="0.394823" calcext:value-type="float">
            <text:p>0.394823</text:p>
          </table:table-cell>
          <table:table-cell office:value-type="float" office:value="0.397515" calcext:value-type="float">
            <text:p>0.397515</text:p>
          </table:table-cell>
          <table:table-cell office:value-type="float" office:value="0.375976" calcext:value-type="float">
            <text:p>0.375976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-3.21%</text:p>
          </table:table-cell>
        </table:table-row>
        <table:table-row table:style-name="ro1">
          <table:table-cell table:style-name="ce4" office:value-type="string" calcext:value-type="string">
            <text:p>01/04/2025</text:p>
          </table:table-cell>
          <table:table-cell office:value-type="float" office:value="0.394794" calcext:value-type="float">
            <text:p>0.394794</text:p>
          </table:table-cell>
          <table:table-cell office:value-type="float" office:value="0.379676" calcext:value-type="float">
            <text:p>0.379676</text:p>
          </table:table-cell>
          <table:table-cell office:value-type="float" office:value="0.398582" calcext:value-type="float">
            <text:p>0.398582</text:p>
          </table:table-cell>
          <table:table-cell office:value-type="float" office:value="0.377149" calcext:value-type="float">
            <text:p>0.377149</text:p>
          </table:table-cell>
          <table:table-cell office:value-type="string" calcext:value-type="string">
            <text:p>2.55B</text:p>
          </table:table-cell>
          <table:table-cell table:style-name="ce4" office:value-type="string" calcext:value-type="string">
            <text:p>3.98%</text:p>
          </table:table-cell>
        </table:table-row>
        <table:table-row table:style-name="ro1">
          <table:table-cell table:style-name="ce4" office:value-type="string" calcext:value-type="string">
            <text:p>01/03/2025</text:p>
          </table:table-cell>
          <table:table-cell office:value-type="float" office:value="0.379674" calcext:value-type="float">
            <text:p>0.379674</text:p>
          </table:table-cell>
          <table:table-cell office:value-type="float" office:value="0.33883" calcext:value-type="float">
            <text:p>0.33883</text:p>
          </table:table-cell>
          <table:table-cell office:value-type="float" office:value="0.388925" calcext:value-type="float">
            <text:p>0.388925</text:p>
          </table:table-cell>
          <table:table-cell office:value-type="float" office:value="0.335975" calcext:value-type="float">
            <text:p>0.335975</text:p>
          </table:table-cell>
          <table:table-cell office:value-type="string" calcext:value-type="string">
            <text:p>2.99B</text:p>
          </table:table-cell>
          <table:table-cell table:style-name="ce4" office:value-type="string" calcext:value-type="string">
            <text:p>12.06%</text:p>
          </table:table-cell>
        </table:table-row>
        <table:table-row table:style-name="ro1">
          <table:table-cell table:style-name="ce4" office:value-type="string" calcext:value-type="string">
            <text:p>01/02/2025</text:p>
          </table:table-cell>
          <table:table-cell office:value-type="float" office:value="0.338828" calcext:value-type="float">
            <text:p>0.338828</text:p>
          </table:table-cell>
          <table:table-cell office:value-type="float" office:value="0.325009" calcext:value-type="float">
            <text:p>0.325009</text:p>
          </table:table-cell>
          <table:table-cell office:value-type="float" office:value="0.344729" calcext:value-type="float">
            <text:p>0.344729</text:p>
          </table:table-cell>
          <table:table-cell office:value-type="float" office:value="0.32465" calcext:value-type="float">
            <text:p>0.32465</text:p>
          </table:table-cell>
          <table:table-cell office:value-type="string" calcext:value-type="string">
            <text:p>2.23B</text:p>
          </table:table-cell>
          <table:table-cell table:style-name="ce4" office:value-type="string" calcext:value-type="string">
            <text:p>4.25%</text:p>
          </table:table-cell>
        </table:table-row>
        <table:table-row table:style-name="ro1">
          <table:table-cell table:style-name="ce4" office:value-type="string" calcext:value-type="string">
            <text:p>01/01/2025</text:p>
          </table:table-cell>
          <table:table-cell office:value-type="float" office:value="0.325016" calcext:value-type="float">
            <text:p>0.325016</text:p>
          </table:table-cell>
          <table:table-cell office:value-type="float" office:value="0.315956" calcext:value-type="float">
            <text:p>0.315956</text:p>
          </table:table-cell>
          <table:table-cell office:value-type="float" office:value="0.327222" calcext:value-type="float">
            <text:p>0.327222</text:p>
          </table:table-cell>
          <table:table-cell office:value-type="float" office:value="0.311886" calcext:value-type="float">
            <text:p>0.311886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2.86%</text:p>
          </table:table-cell>
        </table:table-row>
        <table:table-row table:style-name="ro1">
          <table:table-cell table:style-name="ce4" office:value-type="string" calcext:value-type="string">
            <text:p>12/31/2024</text:p>
          </table:table-cell>
          <table:table-cell office:value-type="float" office:value="0.315964" calcext:value-type="float">
            <text:p>0.315964</text:p>
          </table:table-cell>
          <table:table-cell office:value-type="float" office:value="0.313853" calcext:value-type="float">
            <text:p>0.313853</text:p>
          </table:table-cell>
          <table:table-cell office:value-type="float" office:value="0.328516" calcext:value-type="float">
            <text:p>0.328516</text:p>
          </table:table-cell>
          <table:table-cell office:value-type="float" office:value="0.309553" calcext:value-type="float">
            <text:p>0.309553</text:p>
          </table:table-cell>
          <table:table-cell office:value-type="string" calcext:value-type="string">
            <text:p>1.68B</text:p>
          </table:table-cell>
          <table:table-cell table:style-name="ce4" office:value-type="string" calcext:value-type="string">
            <text:p>0.67%</text:p>
          </table:table-cell>
        </table:table-row>
        <table:table-row table:style-name="ro1">
          <table:table-cell table:style-name="ce4" office:value-type="string" calcext:value-type="string">
            <text:p>12/30/2024</text:p>
          </table:table-cell>
          <table:table-cell office:value-type="float" office:value="0.313868" calcext:value-type="float">
            <text:p>0.313868</text:p>
          </table:table-cell>
          <table:table-cell office:value-type="float" office:value="0.314281" calcext:value-type="float">
            <text:p>0.314281</text:p>
          </table:table-cell>
          <table:table-cell office:value-type="float" office:value="0.322951" calcext:value-type="float">
            <text:p>0.322951</text:p>
          </table:table-cell>
          <table:table-cell office:value-type="float" office:value="0.30693" calcext:value-type="float">
            <text:p>0.30693</text:p>
          </table:table-cell>
          <table:table-cell office:value-type="string" calcext:value-type="string">
            <text:p>1.90B</text:p>
          </table:table-cell>
          <table:table-cell table:style-name="ce4" office:value-type="string" calcext:value-type="string">
            <text:p>-0.13%</text:p>
          </table:table-cell>
        </table:table-row>
        <table:table-row table:style-name="ro1">
          <table:table-cell table:style-name="ce4" office:value-type="string" calcext:value-type="string">
            <text:p>12/29/2024</text:p>
          </table:table-cell>
          <table:table-cell office:value-type="float" office:value="0.314269" calcext:value-type="float">
            <text:p>0.314269</text:p>
          </table:table-cell>
          <table:table-cell office:value-type="float" office:value="0.324238" calcext:value-type="float">
            <text:p>0.324238</text:p>
          </table:table-cell>
          <table:table-cell office:value-type="float" office:value="0.329441" calcext:value-type="float">
            <text:p>0.329441</text:p>
          </table:table-cell>
          <table:table-cell office:value-type="float" office:value="0.311975" calcext:value-type="float">
            <text:p>0.311975</text:p>
          </table:table-cell>
          <table:table-cell office:value-type="string" calcext:value-type="string">
            <text:p>1.30B</text:p>
          </table:table-cell>
          <table:table-cell table:style-name="ce4" office:value-type="string" calcext:value-type="string">
            <text:p>-3.07%</text:p>
          </table:table-cell>
        </table:table-row>
        <table:table-row table:style-name="ro1">
          <table:table-cell table:style-name="ce4" office:value-type="string" calcext:value-type="string">
            <text:p>12/28/2024</text:p>
          </table:table-cell>
          <table:table-cell office:value-type="float" office:value="0.324226" calcext:value-type="float">
            <text:p>0.324226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326986" calcext:value-type="float">
            <text:p>0.326986</text:p>
          </table:table-cell>
          <table:table-cell office:value-type="float" office:value="0.311457" calcext:value-type="float">
            <text:p>0.311457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3.99%</text:p>
          </table:table-cell>
        </table:table-row>
        <table:table-row table:style-name="ro1">
          <table:table-cell table:style-name="ce4" office:value-type="string" calcext:value-type="string">
            <text:p>12/27/2024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312739" calcext:value-type="float">
            <text:p>0.312739</text:p>
          </table:table-cell>
          <table:table-cell office:value-type="float" office:value="0.32465" calcext:value-type="float">
            <text:p>0.32465</text:p>
          </table:table-cell>
          <table:table-cell office:value-type="float" office:value="0.309023" calcext:value-type="float">
            <text:p>0.309023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-0.30%</text:p>
          </table:table-cell>
        </table:table-row>
        <table:table-row table:style-name="ro1">
          <table:table-cell table:style-name="ce4" office:value-type="string" calcext:value-type="string">
            <text:p>12/26/2024</text:p>
          </table:table-cell>
          <table:table-cell office:value-type="float" office:value="0.31275" calcext:value-type="float">
            <text:p>0.31275</text:p>
          </table:table-cell>
          <table:table-cell office:value-type="float" office:value="0.334255" calcext:value-type="float">
            <text:p>0.334255</text:p>
          </table:table-cell>
          <table:table-cell office:value-type="float" office:value="0.337836" calcext:value-type="float">
            <text:p>0.337836</text:p>
          </table:table-cell>
          <table:table-cell office:value-type="float" office:value="0.308611" calcext:value-type="float">
            <text:p>0.308611</text:p>
          </table:table-cell>
          <table:table-cell office:value-type="string" calcext:value-type="string">
            <text:p>1.85B</text:p>
          </table:table-cell>
          <table:table-cell table:style-name="ce4" office:value-type="string" calcext:value-type="string">
            <text:p>-6.43%</text:p>
          </table:table-cell>
        </table:table-row>
        <table:table-row table:style-name="ro1">
          <table:table-cell table:style-name="ce4" office:value-type="string" calcext:value-type="string">
            <text:p>12/25/2024</text:p>
          </table:table-cell>
          <table:table-cell office:value-type="float" office:value="0.334245" calcext:value-type="float">
            <text:p>0.334245</text:p>
          </table:table-cell>
          <table:table-cell office:value-type="float" office:value="0.337011" calcext:value-type="float">
            <text:p>0.337011</text:p>
          </table:table-cell>
          <table:table-cell office:value-type="float" office:value="0.341937" calcext:value-type="float">
            <text:p>0.341937</text:p>
          </table:table-cell>
          <table:table-cell office:value-type="float" office:value="0.326731" calcext:value-type="float">
            <text:p>0.326731</text:p>
          </table:table-cell>
          <table:table-cell office:value-type="string" calcext:value-type="string">
            <text:p>1.83B</text:p>
          </table:table-cell>
          <table:table-cell table:style-name="ce4" office:value-type="string" calcext:value-type="string">
            <text:p>-0.82%</text:p>
          </table:table-cell>
        </table:table-row>
        <table:table-row table:style-name="ro1">
          <table:table-cell table:style-name="ce4" office:value-type="string" calcext:value-type="string">
            <text:p>12/24/2024</text:p>
          </table:table-cell>
          <table:table-cell office:value-type="float" office:value="0.337012" calcext:value-type="float">
            <text:p>0.337012</text:p>
          </table:table-cell>
          <table:table-cell office:value-type="float" office:value="0.32485" calcext:value-type="float">
            <text:p>0.32485</text:p>
          </table:table-cell>
          <table:table-cell office:value-type="float" office:value="0.34028" calcext:value-type="float">
            <text:p>0.34028</text:p>
          </table:table-cell>
          <table:table-cell office:value-type="float" office:value="0.316234" calcext:value-type="float">
            <text:p>0.316234</text:p>
          </table:table-cell>
          <table:table-cell office:value-type="string" calcext:value-type="string">
            <text:p>2.30B</text:p>
          </table:table-cell>
          <table:table-cell table:style-name="ce4" office:value-type="string" calcext:value-type="string">
            <text:p>3.74%</text:p>
          </table:table-cell>
        </table:table-row>
        <table:table-row table:style-name="ro1">
          <table:table-cell table:style-name="ce4" office:value-type="string" calcext:value-type="string">
            <text:p>12/23/2024</text:p>
          </table:table-cell>
          <table:table-cell office:value-type="float" office:value="0.324847" calcext:value-type="float">
            <text:p>0.324847</text:p>
          </table:table-cell>
          <table:table-cell office:value-type="float" office:value="0.312696" calcext:value-type="float">
            <text:p>0.312696</text:p>
          </table:table-cell>
          <table:table-cell office:value-type="float" office:value="0.328482" calcext:value-type="float">
            <text:p>0.328482</text:p>
          </table:table-cell>
          <table:table-cell office:value-type="float" office:value="0.303143" calcext:value-type="float">
            <text:p>0.303143</text:p>
          </table:table-cell>
          <table:table-cell office:value-type="string" calcext:value-type="string">
            <text:p>3.18B</text:p>
          </table:table-cell>
          <table:table-cell table:style-name="ce4" office:value-type="string" calcext:value-type="string">
            <text:p>3.89%</text:p>
          </table:table-cell>
        </table:table-row>
        <table:table-row table:style-name="ro1">
          <table:table-cell table:style-name="ce4" office:value-type="string" calcext:value-type="string">
            <text:p>12/22/2024</text:p>
          </table:table-cell>
          <table:table-cell office:value-type="float" office:value="0.312698" calcext:value-type="float">
            <text:p>0.312698</text:p>
          </table:table-cell>
          <table:table-cell office:value-type="float" office:value="0.320071" calcext:value-type="float">
            <text:p>0.320071</text:p>
          </table:table-cell>
          <table:table-cell office:value-type="float" office:value="0.32432" calcext:value-type="float">
            <text:p>0.32432</text:p>
          </table:table-cell>
          <table:table-cell office:value-type="float" office:value="0.305317" calcext:value-type="float">
            <text:p>0.305317</text:p>
          </table:table-cell>
          <table:table-cell office:value-type="string" calcext:value-type="string">
            <text:p>3.08B</text:p>
          </table:table-cell>
          <table:table-cell table:style-name="ce4" office:value-type="string" calcext:value-type="string">
            <text:p>-2.31%</text:p>
          </table:table-cell>
        </table:table-row>
        <table:table-row table:style-name="ro1">
          <table:table-cell table:style-name="ce4" office:value-type="string" calcext:value-type="string">
            <text:p>12/21/2024</text:p>
          </table:table-cell>
          <table:table-cell office:value-type="float" office:value="0.320086" calcext:value-type="float">
            <text:p>0.320086</text:p>
          </table:table-cell>
          <table:table-cell office:value-type="float" office:value="0.317773" calcext:value-type="float">
            <text:p>0.317773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314287" calcext:value-type="float">
            <text:p>0.314287</text:p>
          </table:table-cell>
          <table:table-cell office:value-type="string" calcext:value-type="string">
            <text:p>5.03B</text:p>
          </table:table-cell>
          <table:table-cell table:style-name="ce4" office:value-type="string" calcext:value-type="string">
            <text:p>0.72%</text:p>
          </table:table-cell>
        </table:table-row>
        <table:table-row table:style-name="ro1">
          <table:table-cell table:style-name="ce4" office:value-type="string" calcext:value-type="string">
            <text:p>12/20/2024</text:p>
          </table:table-cell>
          <table:table-cell office:value-type="float" office:value="0.317795" calcext:value-type="float">
            <text:p>0.317795</text:p>
          </table:table-cell>
          <table:table-cell office:value-type="float" office:value="0.314338" calcext:value-type="float">
            <text:p>0.314338</text:p>
          </table:table-cell>
          <table:table-cell office:value-type="float" office:value="0.328813" calcext:value-type="float">
            <text:p>0.328813</text:p>
          </table:table-cell>
          <table:table-cell office:value-type="float" office:value="0.264066" calcext:value-type="float">
            <text:p>0.264066</text:p>
          </table:table-cell>
          <table:table-cell office:value-type="string" calcext:value-type="string">
            <text:p>9.38B</text:p>
          </table:table-cell>
          <table:table-cell table:style-name="ce4" office:value-type="string" calcext:value-type="string">
            <text:p>1.11%</text:p>
          </table:table-cell>
        </table:table-row>
        <table:table-row table:style-name="ro1">
          <table:table-cell table:style-name="ce4" office:value-type="string" calcext:value-type="string">
            <text:p>12/19/2024</text:p>
          </table:table-cell>
          <table:table-cell office:value-type="float" office:value="0.314315" calcext:value-type="float">
            <text:p>0.314315</text:p>
          </table:table-cell>
          <table:table-cell office:value-type="float" office:value="0.358599" calcext:value-type="float">
            <text:p>0.358599</text:p>
          </table:table-cell>
          <table:table-cell office:value-type="float" office:value="0.367161" calcext:value-type="float">
            <text:p>0.367161</text:p>
          </table:table-cell>
          <table:table-cell office:value-type="float" office:value="0.301553" calcext:value-type="float">
            <text:p>0.301553</text:p>
          </table:table-cell>
          <table:table-cell office:value-type="string" calcext:value-type="string">
            <text:p>7.48B</text:p>
          </table:table-cell>
          <table:table-cell table:style-name="ce4" office:value-type="string" calcext:value-type="string">
            <text:p>-12.35%</text:p>
          </table:table-cell>
        </table:table-row>
        <table:table-row table:style-name="ro1">
          <table:table-cell table:style-name="ce4" office:value-type="string" calcext:value-type="string">
            <text:p>12/18/2024</text:p>
          </table:table-cell>
          <table:table-cell office:value-type="float" office:value="0.358597" calcext:value-type="float">
            <text:p>0.358597</text:p>
          </table:table-cell>
          <table:table-cell office:value-type="float" office:value="0.394218" calcext:value-type="float">
            <text:p>0.394218</text:p>
          </table:table-cell>
          <table:table-cell office:value-type="float" office:value="0.396299" calcext:value-type="float">
            <text:p>0.396299</text:p>
          </table:table-cell>
          <table:table-cell office:value-type="float" office:value="0.352967" calcext:value-type="float">
            <text:p>0.352967</text:p>
          </table:table-cell>
          <table:table-cell office:value-type="string" calcext:value-type="string">
            <text:p>3.76B</text:p>
          </table:table-cell>
          <table:table-cell table:style-name="ce4" office:value-type="string" calcext:value-type="string">
            <text:p>-9.04%</text:p>
          </table:table-cell>
        </table:table-row>
        <table:table-row table:style-name="ro1">
          <table:table-cell table:style-name="ce4" office:value-type="string" calcext:value-type="string">
            <text:p>12/17/2024</text:p>
          </table:table-cell>
          <table:table-cell office:value-type="float" office:value="0.394257" calcext:value-type="float">
            <text:p>0.394257</text:p>
          </table:table-cell>
          <table:table-cell office:value-type="float" office:value="0.401914" calcext:value-type="float">
            <text:p>0.401914</text:p>
          </table:table-cell>
          <table:table-cell office:value-type="float" office:value="0.41011" calcext:value-type="float">
            <text:p>0.41011</text:p>
          </table:table-cell>
          <table:table-cell office:value-type="float" office:value="0.391316" calcext:value-type="float">
            <text:p>0.391316</text:p>
          </table:table-cell>
          <table:table-cell office:value-type="string" calcext:value-type="string">
            <text:p>2.09B</text:p>
          </table:table-cell>
          <table:table-cell table:style-name="ce4" office:value-type="string" calcext:value-type="string">
            <text:p>-1.91%</text:p>
          </table:table-cell>
        </table:table-row>
        <table:table-row table:style-name="ro1">
          <table:table-cell table:style-name="ce4" office:value-type="string" calcext:value-type="string">
            <text:p>12/16/2024</text:p>
          </table:table-cell>
          <table:table-cell office:value-type="float" office:value="0.401918" calcext:value-type="float">
            <text:p>0.401918</text:p>
          </table:table-cell>
          <table:table-cell office:value-type="float" office:value="0.40654" calcext:value-type="float">
            <text:p>0.40654</text:p>
          </table:table-cell>
          <table:table-cell office:value-type="float" office:value="0.414696" calcext:value-type="float">
            <text:p>0.414696</text:p>
          </table:table-cell>
          <table:table-cell office:value-type="float" office:value="0.39251" calcext:value-type="float">
            <text:p>0.39251</text:p>
          </table:table-cell>
          <table:table-cell office:value-type="string" calcext:value-type="string">
            <text:p>2.35B</text:p>
          </table:table-cell>
          <table:table-cell table:style-name="ce4" office:value-type="string" calcext:value-type="string">
            <text:p>-1.08%</text:p>
          </table:table-cell>
        </table:table-row>
        <table:table-row table:style-name="ro1">
          <table:table-cell table:style-name="ce4" office:value-type="string" calcext:value-type="string">
            <text:p>12/15/2024</text:p>
          </table:table-cell>
          <table:table-cell office:value-type="float" office:value="0.406288" calcext:value-type="float">
            <text:p>0.406288</text:p>
          </table:table-cell>
          <table:table-cell office:value-type="float" office:value="0.398366" calcext:value-type="float">
            <text:p>0.398366</text:p>
          </table:table-cell>
          <table:table-cell office:value-type="float" office:value="0.410979" calcext:value-type="float">
            <text:p>0.410979</text:p>
          </table:table-cell>
          <table:table-cell office:value-type="float" office:value="0.392734" calcext:value-type="float">
            <text:p>0.392734</text:p>
          </table:table-cell>
          <table:table-cell office:value-type="string" calcext:value-type="string">
            <text:p>1.56B</text:p>
          </table:table-cell>
          <table:table-cell table:style-name="ce4" office:value-type="string" calcext:value-type="string">
            <text:p>1.99%</text:p>
          </table:table-cell>
        </table:table-row>
        <table:table-row table:style-name="ro1">
          <table:table-cell table:style-name="ce4" office:value-type="string" calcext:value-type="string">
            <text:p>12/14/2024</text:p>
          </table:table-cell>
          <table:table-cell office:value-type="float" office:value="0.398364" calcext:value-type="float">
            <text:p>0.398364</text:p>
          </table:table-cell>
          <table:table-cell office:value-type="float" office:value="0.408853" calcext:value-type="float">
            <text:p>0.408853</text:p>
          </table:table-cell>
          <table:table-cell office:value-type="float" office:value="0.413932" calcext:value-type="float">
            <text:p>0.413932</text:p>
          </table:table-cell>
          <table:table-cell office:value-type="float" office:value="0.387741" calcext:value-type="float">
            <text:p>0.387741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-2.57%</text:p>
          </table:table-cell>
        </table:table-row>
        <table:table-row table:style-name="ro1">
          <table:table-cell table:style-name="ce4" office:value-type="string" calcext:value-type="string">
            <text:p>12/13/2024</text:p>
          </table:table-cell>
          <table:table-cell office:value-type="float" office:value="0.408852" calcext:value-type="float">
            <text:p>0.408852</text:p>
          </table:table-cell>
          <table:table-cell office:value-type="float" office:value="0.406093" calcext:value-type="float">
            <text:p>0.406093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399662" calcext:value-type="float">
            <text:p>0.399662</text:p>
          </table:table-cell>
          <table:table-cell office:value-type="string" calcext:value-type="string">
            <text:p>2.50B</text:p>
          </table:table-cell>
          <table:table-cell table:style-name="ce4" office:value-type="string" calcext:value-type="string">
            <text:p>0.67%</text:p>
          </table:table-cell>
        </table:table-row>
        <table:table-row table:style-name="ro1">
          <table:table-cell table:style-name="ce4" office:value-type="string" calcext:value-type="string">
            <text:p>12/12/2024</text:p>
          </table:table-cell>
          <table:table-cell office:value-type="float" office:value="0.406118" calcext:value-type="float">
            <text:p>0.406118</text:p>
          </table:table-cell>
          <table:table-cell office:value-type="float" office:value="0.414197" calcext:value-type="float">
            <text:p>0.414197</text:p>
          </table:table-cell>
          <table:table-cell office:value-type="float" office:value="0.423948" calcext:value-type="float">
            <text:p>0.423948</text:p>
          </table:table-cell>
          <table:table-cell office:value-type="float" office:value="0.401623" calcext:value-type="float">
            <text:p>0.401623</text:p>
          </table:table-cell>
          <table:table-cell office:value-type="string" calcext:value-type="string">
            <text:p>3.39B</text:p>
          </table:table-cell>
          <table:table-cell table:style-name="ce4" office:value-type="string" calcext:value-type="string">
            <text:p>-1.96%</text:p>
          </table:table-cell>
        </table:table-row>
        <table:table-row table:style-name="ro1">
          <table:table-cell table:style-name="ce4" office:value-type="string" calcext:value-type="string">
            <text:p>12/11/2024</text:p>
          </table:table-cell>
          <table:table-cell office:value-type="float" office:value="0.414218" calcext:value-type="float">
            <text:p>0.414218</text:p>
          </table:table-cell>
          <table:table-cell office:value-type="float" office:value="0.393944" calcext:value-type="float">
            <text:p>0.393944</text:p>
          </table:table-cell>
          <table:table-cell office:value-type="float" office:value="0.418922" calcext:value-type="float">
            <text:p>0.418922</text:p>
          </table:table-cell>
          <table:table-cell office:value-type="float" office:value="0.375805" calcext:value-type="float">
            <text:p>0.375805</text:p>
          </table:table-cell>
          <table:table-cell office:value-type="string" calcext:value-type="string">
            <text:p>4.15B</text:p>
          </table:table-cell>
          <table:table-cell table:style-name="ce4" office:value-type="string" calcext:value-type="string">
            <text:p>5.07%</text:p>
          </table:table-cell>
        </table:table-row>
        <table:table-row table:style-name="ro1">
          <table:table-cell table:style-name="ce4" office:value-type="string" calcext:value-type="string">
            <text:p>12/10/2024</text:p>
          </table:table-cell>
          <table:table-cell office:value-type="float" office:value="0.394237" calcext:value-type="float">
            <text:p>0.394237</text:p>
          </table:table-cell>
          <table:table-cell office:value-type="float" office:value="0.414676" calcext:value-type="float">
            <text:p>0.414676</text:p>
          </table:table-cell>
          <table:table-cell office:value-type="float" office:value="0.422706" calcext:value-type="float">
            <text:p>0.422706</text:p>
          </table:table-cell>
          <table:table-cell office:value-type="float" office:value="0.366279" calcext:value-type="float">
            <text:p>0.366279</text:p>
          </table:table-cell>
          <table:table-cell office:value-type="string" calcext:value-type="string">
            <text:p>7.18B</text:p>
          </table:table-cell>
          <table:table-cell table:style-name="ce4" office:value-type="string" calcext:value-type="string">
            <text:p>-4.93%</text:p>
          </table:table-cell>
        </table:table-row>
        <table:table-row table:style-name="ro1">
          <table:table-cell table:style-name="ce4" office:value-type="string" calcext:value-type="string">
            <text:p>12/09/2024</text:p>
          </table:table-cell>
          <table:table-cell office:value-type="float" office:value="0.414694" calcext:value-type="float">
            <text:p>0.414694</text:p>
          </table:table-cell>
          <table:table-cell office:value-type="float" office:value="0.466621" calcext:value-type="float">
            <text:p>0.466621</text:p>
          </table:table-cell>
          <table:table-cell office:value-type="float" office:value="0.46679" calcext:value-type="float">
            <text:p>0.46679</text:p>
          </table:table-cell>
          <table:table-cell office:value-type="float" office:value="0.388145" calcext:value-type="float">
            <text:p>0.388145</text:p>
          </table:table-cell>
          <table:table-cell office:value-type="string" calcext:value-type="string">
            <text:p>7.28B</text:p>
          </table:table-cell>
          <table:table-cell table:style-name="ce4" office:value-type="string" calcext:value-type="string">
            <text:p>-11.13%</text:p>
          </table:table-cell>
        </table:table-row>
        <table:table-row table:style-name="ro1">
          <table:table-cell table:style-name="ce4" office:value-type="string" calcext:value-type="string">
            <text:p>12/08/2024</text:p>
          </table:table-cell>
          <table:table-cell office:value-type="float" office:value="0.466631" calcext:value-type="float">
            <text:p>0.466631</text:p>
          </table:table-cell>
          <table:table-cell office:value-type="float" office:value="0.45313" calcext:value-type="float">
            <text:p>0.45313</text:p>
          </table:table-cell>
          <table:table-cell office:value-type="float" office:value="0.483816" calcext:value-type="float">
            <text:p>0.483816</text:p>
          </table:table-cell>
          <table:table-cell office:value-type="float" office:value="0.447472" calcext:value-type="float">
            <text:p>0.447472</text:p>
          </table:table-cell>
          <table:table-cell office:value-type="string" calcext:value-type="string">
            <text:p>4.58B</text:p>
          </table:table-cell>
          <table:table-cell table:style-name="ce4" office:value-type="string" calcext:value-type="string">
            <text:p>2.98%</text:p>
          </table:table-cell>
        </table:table-row>
        <table:table-row table:style-name="ro1">
          <table:table-cell table:style-name="ce4" office:value-type="string" calcext:value-type="string">
            <text:p>12/07/2024</text:p>
          </table:table-cell>
          <table:table-cell office:value-type="float" office:value="0.453147" calcext:value-type="float">
            <text:p>0.453147</text:p>
          </table:table-cell>
          <table:table-cell office:value-type="float" office:value="0.434834" calcext:value-type="float">
            <text:p>0.434834</text:p>
          </table:table-cell>
          <table:table-cell office:value-type="float" office:value="0.465866" calcext:value-type="float">
            <text:p>0.465866</text:p>
          </table:table-cell>
          <table:table-cell office:value-type="float" office:value="0.43115" calcext:value-type="float">
            <text:p>0.43115</text:p>
          </table:table-cell>
          <table:table-cell office:value-type="string" calcext:value-type="string">
            <text:p>4.70B</text:p>
          </table:table-cell>
          <table:table-cell table:style-name="ce4" office:value-type="string" calcext:value-type="string">
            <text:p>4.21%</text:p>
          </table:table-cell>
        </table:table-row>
        <table:table-row table:style-name="ro1">
          <table:table-cell table:style-name="ce4" office:value-type="string" calcext:value-type="string">
            <text:p>12/06/2024</text:p>
          </table:table-cell>
          <table:table-cell office:value-type="float" office:value="0.434837" calcext:value-type="float">
            <text:p>0.434837</text:p>
          </table:table-cell>
          <table:table-cell office:value-type="float" office:value="0.427072" calcext:value-type="float">
            <text:p>0.427072</text:p>
          </table:table-cell>
          <table:table-cell office:value-type="float" office:value="0.44142" calcext:value-type="float">
            <text:p>0.44142</text:p>
          </table:table-cell>
          <table:table-cell office:value-type="float" office:value="0.42012" calcext:value-type="float">
            <text:p>0.42012</text:p>
          </table:table-cell>
          <table:table-cell office:value-type="string" calcext:value-type="string">
            <text:p>3.88B</text:p>
          </table:table-cell>
          <table:table-cell table:style-name="ce4" office:value-type="string" calcext:value-type="string">
            <text:p>1.75%</text:p>
          </table:table-cell>
        </table:table-row>
        <table:table-row table:style-name="ro1">
          <table:table-cell table:style-name="ce4" office:value-type="string" calcext:value-type="string">
            <text:p>12/05/2024</text:p>
          </table:table-cell>
          <table:table-cell office:value-type="float" office:value="0.42735" calcext:value-type="float">
            <text:p>0.42735</text:p>
          </table:table-cell>
          <table:table-cell office:value-type="float" office:value="0.432042" calcext:value-type="float">
            <text:p>0.432042</text:p>
          </table:table-cell>
          <table:table-cell office:value-type="float" office:value="0.46412" calcext:value-type="float">
            <text:p>0.46412</text:p>
          </table:table-cell>
          <table:table-cell office:value-type="float" office:value="0.408226" calcext:value-type="float">
            <text:p>0.408226</text:p>
          </table:table-cell>
          <table:table-cell office:value-type="string" calcext:value-type="string">
            <text:p>8.85B</text:p>
          </table:table-cell>
          <table:table-cell table:style-name="ce4" office:value-type="string" calcext:value-type="string">
            <text:p>-1.08%</text:p>
          </table:table-cell>
        </table:table-row>
        <table:table-row table:style-name="ro1">
          <table:table-cell table:style-name="ce4" office:value-type="string" calcext:value-type="string">
            <text:p>12/04/2024</text:p>
          </table:table-cell>
          <table:table-cell office:value-type="float" office:value="0.432015" calcext:value-type="float">
            <text:p>0.432015</text:p>
          </table:table-cell>
          <table:table-cell office:value-type="float" office:value="0.406428" calcext:value-type="float">
            <text:p>0.406428</text:p>
          </table:table-cell>
          <table:table-cell office:value-type="float" office:value="0.435813" calcext:value-type="float">
            <text:p>0.435813</text:p>
          </table:table-cell>
          <table:table-cell office:value-type="float" office:value="0.400293" calcext:value-type="float">
            <text:p>0.400293</text:p>
          </table:table-cell>
          <table:table-cell office:value-type="string" calcext:value-type="string">
            <text:p>5.02B</text:p>
          </table:table-cell>
          <table:table-cell table:style-name="ce4" office:value-type="string" calcext:value-type="string">
            <text:p>6.28%</text:p>
          </table:table-cell>
        </table:table-row>
        <table:table-row table:style-name="ro1">
          <table:table-cell table:style-name="ce4" office:value-type="string" calcext:value-type="string">
            <text:p>12/03/2024</text:p>
          </table:table-cell>
          <table:table-cell office:value-type="float" office:value="0.406497" calcext:value-type="float">
            <text:p>0.406497</text:p>
          </table:table-cell>
          <table:table-cell office:value-type="float" office:value="0.424805" calcext:value-type="float">
            <text:p>0.424805</text:p>
          </table:table-cell>
          <table:table-cell office:value-type="float" office:value="0.429187" calcext:value-type="float">
            <text:p>0.429187</text:p>
          </table:table-cell>
          <table:table-cell office:value-type="float" office:value="0.389852" calcext:value-type="float">
            <text:p>0.389852</text:p>
          </table:table-cell>
          <table:table-cell office:value-type="string" calcext:value-type="string">
            <text:p>5.80B</text:p>
          </table:table-cell>
          <table:table-cell table:style-name="ce4" office:value-type="string" calcext:value-type="string">
            <text:p>-4.32%</text:p>
          </table:table-cell>
        </table:table-row>
        <table:table-row table:style-name="ro1">
          <table:table-cell table:style-name="ce4" office:value-type="string" calcext:value-type="string">
            <text:p>12/02/2024</text:p>
          </table:table-cell>
          <table:table-cell office:value-type="float" office:value="0.424857" calcext:value-type="float">
            <text:p>0.424857</text:p>
          </table:table-cell>
          <table:table-cell office:value-type="float" office:value="0.440332" calcext:value-type="float">
            <text:p>0.440332</text:p>
          </table:table-cell>
          <table:table-cell office:value-type="float" office:value="0.46195" calcext:value-type="float">
            <text:p>0.46195</text:p>
          </table:table-cell>
          <table:table-cell office:value-type="float" office:value="0.402883" calcext:value-type="float">
            <text:p>0.402883</text:p>
          </table:table-cell>
          <table:table-cell office:value-type="string" calcext:value-type="string">
            <text:p>7.50B</text:p>
          </table:table-cell>
          <table:table-cell table:style-name="ce4" office:value-type="string" calcext:value-type="string">
            <text:p>-3.40%</text:p>
          </table:table-cell>
        </table:table-row>
        <table:table-row table:style-name="ro1">
          <table:table-cell table:style-name="ce4" office:value-type="string" calcext:value-type="string">
            <text:p>12/01/2024</text:p>
          </table:table-cell>
          <table:table-cell office:value-type="float" office:value="0.439833" calcext:value-type="float">
            <text:p>0.439833</text:p>
          </table:table-cell>
          <table:table-cell office:value-type="float" office:value="0.421669" calcext:value-type="float">
            <text:p>0.421669</text:p>
          </table:table-cell>
          <table:table-cell office:value-type="float" office:value="0.449566" calcext:value-type="float">
            <text:p>0.449566</text:p>
          </table:table-cell>
          <table:table-cell office:value-type="float" office:value="0.41685" calcext:value-type="float">
            <text:p>0.41685</text:p>
          </table:table-cell>
          <table:table-cell office:value-type="string" calcext:value-type="string">
            <text:p>4.63B</text:p>
          </table:table-cell>
          <table:table-cell table:style-name="ce4" office:value-type="string" calcext:value-type="string">
            <text:p>4.32%</text:p>
          </table:table-cell>
        </table:table-row>
        <table:table-row table:style-name="ro1">
          <table:table-cell table:style-name="ce4" office:value-type="string" calcext:value-type="string">
            <text:p>11/30/2024</text:p>
          </table:table-cell>
          <table:table-cell office:value-type="float" office:value="0.421638" calcext:value-type="float">
            <text:p>0.421638</text:p>
          </table:table-cell>
          <table:table-cell office:value-type="float" office:value="0.425917" calcext:value-type="float">
            <text:p>0.425917</text:p>
          </table:table-cell>
          <table:table-cell office:value-type="float" office:value="0.434848" calcext:value-type="float">
            <text:p>0.434848</text:p>
          </table:table-cell>
          <table:table-cell office:value-type="float" office:value="0.414123" calcext:value-type="float">
            <text:p>0.414123</text:p>
          </table:table-cell>
          <table:table-cell office:value-type="string" calcext:value-type="string">
            <text:p>3.38B</text:p>
          </table:table-cell>
          <table:table-cell table:style-name="ce4" office:value-type="string" calcext:value-type="string">
            <text:p>-1.00%</text:p>
          </table:table-cell>
        </table:table-row>
        <table:table-row table:style-name="ro1">
          <table:table-cell table:style-name="ce4" office:value-type="string" calcext:value-type="string">
            <text:p>11/29/2024</text:p>
          </table:table-cell>
          <table:table-cell office:value-type="float" office:value="0.425884" calcext:value-type="float">
            <text:p>0.425884</text:p>
          </table:table-cell>
          <table:table-cell office:value-type="float" office:value="0.401559" calcext:value-type="float">
            <text:p>0.401559</text:p>
          </table:table-cell>
          <table:table-cell office:value-type="float" office:value="0.436868" calcext:value-type="float">
            <text:p>0.436868</text:p>
          </table:table-cell>
          <table:table-cell office:value-type="float" office:value="0.399598" calcext:value-type="float">
            <text:p>0.399598</text:p>
          </table:table-cell>
          <table:table-cell office:value-type="string" calcext:value-type="string">
            <text:p>4.32B</text:p>
          </table:table-cell>
          <table:table-cell table:style-name="ce4" office:value-type="string" calcext:value-type="string">
            <text:p>6.06%</text:p>
          </table:table-cell>
        </table:table-row>
        <table:table-row table:style-name="ro1">
          <table:table-cell table:style-name="ce4" office:value-type="string" calcext:value-type="string">
            <text:p>11/28/2024</text:p>
          </table:table-cell>
          <table:table-cell office:value-type="float" office:value="0.401545" calcext:value-type="float">
            <text:p>0.401545</text:p>
          </table:table-cell>
          <table:table-cell office:value-type="float" office:value="0.401057" calcext:value-type="float">
            <text:p>0.401057</text:p>
          </table:table-cell>
          <table:table-cell office:value-type="float" office:value="0.428533" calcext:value-type="float">
            <text:p>0.428533</text:p>
          </table:table-cell>
          <table:table-cell office:value-type="float" office:value="0.391522" calcext:value-type="float">
            <text:p>0.391522</text:p>
          </table:table-cell>
          <table:table-cell office:value-type="string" calcext:value-type="string">
            <text:p>3.68B</text:p>
          </table:table-cell>
          <table:table-cell table:style-name="ce4" office:value-type="string" calcext:value-type="string">
            <text:p>0.13%</text:p>
          </table:table-cell>
        </table:table-row>
        <table:table-row table:style-name="ro1">
          <table:table-cell table:style-name="ce4" office:value-type="string" calcext:value-type="string">
            <text:p>11/27/2024</text:p>
          </table:table-cell>
          <table:table-cell office:value-type="float" office:value="0.401031" calcext:value-type="float">
            <text:p>0.401031</text:p>
          </table:table-cell>
          <table:table-cell office:value-type="float" office:value="0.387385" calcext:value-type="float">
            <text:p>0.387385</text:p>
          </table:table-cell>
          <table:table-cell office:value-type="float" office:value="0.407523" calcext:value-type="float">
            <text:p>0.407523</text:p>
          </table:table-cell>
          <table:table-cell office:value-type="float" office:value="0.380561" calcext:value-type="float">
            <text:p>0.380561</text:p>
          </table:table-cell>
          <table:table-cell office:value-type="string" calcext:value-type="string">
            <text:p>4.11B</text:p>
          </table:table-cell>
          <table:table-cell table:style-name="ce4" office:value-type="string" calcext:value-type="string">
            <text:p>3.52%</text:p>
          </table:table-cell>
        </table:table-row>
        <table:table-row table:style-name="ro1">
          <table:table-cell table:style-name="ce4" office:value-type="string" calcext:value-type="string">
            <text:p>11/26/2024</text:p>
          </table:table-cell>
          <table:table-cell office:value-type="float" office:value="0.387381" calcext:value-type="float">
            <text:p>0.387381</text:p>
          </table:table-cell>
          <table:table-cell office:value-type="float" office:value="0.392549" calcext:value-type="float">
            <text:p>0.392549</text:p>
          </table:table-cell>
          <table:table-cell office:value-type="float" office:value="0.408482" calcext:value-type="float">
            <text:p>0.408482</text:p>
          </table:table-cell>
          <table:table-cell office:value-type="float" office:value="0.366194" calcext:value-type="float">
            <text:p>0.366194</text:p>
          </table:table-cell>
          <table:table-cell office:value-type="string" calcext:value-type="string">
            <text:p>5.53B</text:p>
          </table:table-cell>
          <table:table-cell table:style-name="ce4" office:value-type="string" calcext:value-type="string">
            <text:p>-1.32%</text:p>
          </table:table-cell>
        </table:table-row>
        <table:table-row table:style-name="ro1">
          <table:table-cell table:style-name="ce4" office:value-type="string" calcext:value-type="string">
            <text:p>11/25/2024</text:p>
          </table:table-cell>
          <table:table-cell office:value-type="float" office:value="0.392579" calcext:value-type="float">
            <text:p>0.392579</text:p>
          </table:table-cell>
          <table:table-cell office:value-type="float" office:value="0.430595" calcext:value-type="float">
            <text:p>0.430595</text:p>
          </table:table-cell>
          <table:table-cell office:value-type="float" office:value="0.436387" calcext:value-type="float">
            <text:p>0.436387</text:p>
          </table:table-cell>
          <table:table-cell office:value-type="float" office:value="0.381113" calcext:value-type="float">
            <text:p>0.381113</text:p>
          </table:table-cell>
          <table:table-cell office:value-type="string" calcext:value-type="string">
            <text:p>5.96B</text:p>
          </table:table-cell>
          <table:table-cell table:style-name="ce4" office:value-type="string" calcext:value-type="string">
            <text:p>-8.84%</text:p>
          </table:table-cell>
        </table:table-row>
        <table:table-row table:style-name="ro1">
          <table:table-cell table:style-name="ce4" office:value-type="string" calcext:value-type="string">
            <text:p>11/24/2024</text:p>
          </table:table-cell>
          <table:table-cell office:value-type="float" office:value="0.430647" calcext:value-type="float">
            <text:p>0.430647</text:p>
          </table:table-cell>
          <table:table-cell office:value-type="float" office:value="0.430201" calcext:value-type="float">
            <text:p>0.430201</text:p>
          </table:table-cell>
          <table:table-cell office:value-type="float" office:value="0.453263" calcext:value-type="float">
            <text:p>0.453263</text:p>
          </table:table-cell>
          <table:table-cell office:value-type="float" office:value="0.400148" calcext:value-type="float">
            <text:p>0.400148</text:p>
          </table:table-cell>
          <table:table-cell office:value-type="string" calcext:value-type="string">
            <text:p>6.76B</text:p>
          </table:table-cell>
          <table:table-cell table:style-name="ce4" office:value-type="string" calcext:value-type="string">
            <text:p>0.12%</text:p>
          </table:table-cell>
        </table:table-row>
        <table:table-row table:style-name="ro1">
          <table:table-cell table:style-name="ce4" office:value-type="string" calcext:value-type="string">
            <text:p>11/23/2024</text:p>
          </table:table-cell>
          <table:table-cell office:value-type="float" office:value="0.430151" calcext:value-type="float">
            <text:p>0.430151</text:p>
          </table:table-cell>
          <table:table-cell office:value-type="float" office:value="0.412908" calcext:value-type="float">
            <text:p>0.412908</text:p>
          </table:table-cell>
          <table:table-cell office:value-type="float" office:value="0.479759" calcext:value-type="float">
            <text:p>0.479759</text:p>
          </table:table-cell>
          <table:table-cell office:value-type="float" office:value="0.404847" calcext:value-type="float">
            <text:p>0.404847</text:p>
          </table:table-cell>
          <table:table-cell office:value-type="string" calcext:value-type="string">
            <text:p>11.49B</text:p>
          </table:table-cell>
          <table:table-cell table:style-name="ce4" office:value-type="string" calcext:value-type="string">
            <text:p>4.19%</text:p>
          </table:table-cell>
        </table:table-row>
        <table:table-row table:style-name="ro1">
          <table:table-cell table:style-name="ce4" office:value-type="string" calcext:value-type="string">
            <text:p>11/22/2024</text:p>
          </table:table-cell>
          <table:table-cell office:value-type="float" office:value="0.412855" calcext:value-type="float">
            <text:p>0.412855</text:p>
          </table:table-cell>
          <table:table-cell office:value-type="float" office:value="0.386658" calcext:value-type="float">
            <text:p>0.386658</text:p>
          </table:table-cell>
          <table:table-cell office:value-type="float" office:value="0.419379" calcext:value-type="float">
            <text:p>0.419379</text:p>
          </table:table-cell>
          <table:table-cell office:value-type="float" office:value="0.381154" calcext:value-type="float">
            <text:p>0.381154</text:p>
          </table:table-cell>
          <table:table-cell office:value-type="string" calcext:value-type="string">
            <text:p>8.14B</text:p>
          </table:table-cell>
          <table:table-cell table:style-name="ce4" office:value-type="string" calcext:value-type="string">
            <text:p>6.78%</text:p>
          </table:table-cell>
        </table:table-row>
        <table:table-row table:style-name="ro1">
          <table:table-cell table:style-name="ce4" office:value-type="string" calcext:value-type="string">
            <text:p>11/21/2024</text:p>
          </table:table-cell>
          <table:table-cell office:value-type="float" office:value="0.386658" calcext:value-type="float">
            <text:p>0.386658</text:p>
          </table:table-cell>
          <table:table-cell office:value-type="float" office:value="0.377724" calcext:value-type="float">
            <text:p>0.377724</text:p>
          </table:table-cell>
          <table:table-cell office:value-type="float" office:value="0.394993" calcext:value-type="float">
            <text:p>0.394993</text:p>
          </table:table-cell>
          <table:table-cell office:value-type="float" office:value="0.369093" calcext:value-type="float">
            <text:p>0.369093</text:p>
          </table:table-cell>
          <table:table-cell office:value-type="string" calcext:value-type="string">
            <text:p>5.32B</text:p>
          </table:table-cell>
          <table:table-cell table:style-name="ce4" office:value-type="string" calcext:value-type="string">
            <text:p>2.37%</text:p>
          </table:table-cell>
        </table:table-row>
        <table:table-row table:style-name="ro1">
          <table:table-cell table:style-name="ce4" office:value-type="string" calcext:value-type="string">
            <text:p>11/20/2024</text:p>
          </table:table-cell>
          <table:table-cell office:value-type="float" office:value="0.377709" calcext:value-type="float">
            <text:p>0.377709</text:p>
          </table:table-cell>
          <table:table-cell office:value-type="float" office:value="0.390687" calcext:value-type="float">
            <text:p>0.390687</text:p>
          </table:table-cell>
          <table:table-cell office:value-type="float" office:value="0.396236" calcext:value-type="float">
            <text:p>0.396236</text:p>
          </table:table-cell>
          <table:table-cell office:value-type="float" office:value="0.365567" calcext:value-type="float">
            <text:p>0.365567</text:p>
          </table:table-cell>
          <table:table-cell office:value-type="string" calcext:value-type="string">
            <text:p>5.14B</text:p>
          </table:table-cell>
          <table:table-cell table:style-name="ce4" office:value-type="string" calcext:value-type="string">
            <text:p>-3.31%</text:p>
          </table:table-cell>
        </table:table-row>
        <table:table-row table:style-name="ro1">
          <table:table-cell table:style-name="ce4" office:value-type="string" calcext:value-type="string">
            <text:p>11/19/2024</text:p>
          </table:table-cell>
          <table:table-cell office:value-type="float" office:value="0.390656" calcext:value-type="float">
            <text:p>0.390656</text:p>
          </table:table-cell>
          <table:table-cell office:value-type="float" office:value="0.371238" calcext:value-type="float">
            <text:p>0.371238</text:p>
          </table:table-cell>
          <table:table-cell office:value-type="float" office:value="0.419794" calcext:value-type="float">
            <text:p>0.419794</text:p>
          </table:table-cell>
          <table:table-cell office:value-type="float" office:value="0.367237" calcext:value-type="float">
            <text:p>0.367237</text:p>
          </table:table-cell>
          <table:table-cell office:value-type="string" calcext:value-type="string">
            <text:p>8.18B</text:p>
          </table:table-cell>
          <table:table-cell table:style-name="ce4" office:value-type="string" calcext:value-type="string">
            <text:p>5.23%</text:p>
          </table:table-cell>
        </table:table-row>
        <table:table-row table:style-name="ro1">
          <table:table-cell table:style-name="ce4" office:value-type="string" calcext:value-type="string">
            <text:p>11/18/2024</text:p>
          </table:table-cell>
          <table:table-cell office:value-type="float" office:value="0.371238" calcext:value-type="float">
            <text:p>0.371238</text:p>
          </table:table-cell>
          <table:table-cell office:value-type="float" office:value="0.366938" calcext:value-type="float">
            <text:p>0.366938</text:p>
          </table:table-cell>
          <table:table-cell office:value-type="float" office:value="0.380355" calcext:value-type="float">
            <text:p>0.380355</text:p>
          </table:table-cell>
          <table:table-cell office:value-type="float" office:value="0.358051" calcext:value-type="float">
            <text:p>0.358051</text:p>
          </table:table-cell>
          <table:table-cell office:value-type="string" calcext:value-type="string">
            <text:p>5.68B</text:p>
          </table:table-cell>
          <table:table-cell table:style-name="ce4" office:value-type="string" calcext:value-type="string">
            <text:p>1.23%</text:p>
          </table:table-cell>
        </table:table-row>
        <table:table-row table:style-name="ro1">
          <table:table-cell table:style-name="ce4" office:value-type="string" calcext:value-type="string">
            <text:p>11/17/2024</text:p>
          </table:table-cell>
          <table:table-cell office:value-type="float" office:value="0.36674" calcext:value-type="float">
            <text:p>0.36674</text:p>
          </table:table-cell>
          <table:table-cell office:value-type="float" office:value="0.36396" calcext:value-type="float">
            <text:p>0.36396</text:p>
          </table:table-cell>
          <table:table-cell office:value-type="float" office:value="0.374408" calcext:value-type="float">
            <text:p>0.374408</text:p>
          </table:table-cell>
          <table:table-cell office:value-type="float" office:value="0.340196" calcext:value-type="float">
            <text:p>0.340196</text:p>
          </table:table-cell>
          <table:table-cell office:value-type="string" calcext:value-type="string">
            <text:p>5.14B</text:p>
          </table:table-cell>
          <table:table-cell table:style-name="ce4" office:value-type="string" calcext:value-type="string">
            <text:p>0.77%</text:p>
          </table:table-cell>
        </table:table-row>
        <table:table-row table:style-name="ro1">
          <table:table-cell table:style-name="ce4" office:value-type="string" calcext:value-type="string">
            <text:p>11/16/2024</text:p>
          </table:table-cell>
          <table:table-cell office:value-type="float" office:value="0.363953" calcext:value-type="float">
            <text:p>0.363953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391017" calcext:value-type="float">
            <text:p>0.391017</text:p>
          </table:table-cell>
          <table:table-cell office:value-type="float" office:value="0.360671" calcext:value-type="float">
            <text:p>0.360671</text:p>
          </table:table-cell>
          <table:table-cell office:value-type="string" calcext:value-type="string">
            <text:p>4.93B</text:p>
          </table:table-cell>
          <table:table-cell table:style-name="ce4" office:value-type="string" calcext:value-type="string">
            <text:p>-4.55%</text:p>
          </table:table-cell>
        </table:table-row>
        <table:table-row table:style-name="ro1">
          <table:table-cell table:style-name="ce4" office:value-type="string" calcext:value-type="string">
            <text:p>11/15/2024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362314" calcext:value-type="float">
            <text:p>0.362314</text:p>
          </table:table-cell>
          <table:table-cell office:value-type="float" office:value="0.384656" calcext:value-type="float">
            <text:p>0.384656</text:p>
          </table:table-cell>
          <table:table-cell office:value-type="float" office:value="0.35394" calcext:value-type="float">
            <text:p>0.35394</text:p>
          </table:table-cell>
          <table:table-cell office:value-type="string" calcext:value-type="string">
            <text:p>8.11B</text:p>
          </table:table-cell>
          <table:table-cell table:style-name="ce4" office:value-type="string" calcext:value-type="string">
            <text:p>5.27%</text:p>
          </table:table-cell>
        </table:table-row>
        <table:table-row table:style-name="ro1">
          <table:table-cell table:style-name="ce4" office:value-type="string" calcext:value-type="string">
            <text:p>11/14/2024</text:p>
          </table:table-cell>
          <table:table-cell office:value-type="float" office:value="0.362221" calcext:value-type="float">
            <text:p>0.362221</text:p>
          </table:table-cell>
          <table:table-cell office:value-type="float" office:value="0.399322" calcext:value-type="float">
            <text:p>0.399322</text:p>
          </table:table-cell>
          <table:table-cell office:value-type="float" office:value="0.414568" calcext:value-type="float">
            <text:p>0.414568</text:p>
          </table:table-cell>
          <table:table-cell office:value-type="float" office:value="0.353583" calcext:value-type="float">
            <text:p>0.353583</text:p>
          </table:table-cell>
          <table:table-cell office:value-type="string" calcext:value-type="string">
            <text:p>9.35B</text:p>
          </table:table-cell>
          <table:table-cell table:style-name="ce4" office:value-type="string" calcext:value-type="string">
            <text:p>-9.29%</text:p>
          </table:table-cell>
        </table:table-row>
        <table:table-row table:style-name="ro1">
          <table:table-cell table:style-name="ce4" office:value-type="string" calcext:value-type="string">
            <text:p>11/13/2024</text:p>
          </table:table-cell>
          <table:table-cell office:value-type="float" office:value="0.399327" calcext:value-type="float">
            <text:p>0.399327</text:p>
          </table:table-cell>
          <table:table-cell office:value-type="float" office:value="0.379912" calcext:value-type="float">
            <text:p>0.379912</text:p>
          </table:table-cell>
          <table:table-cell office:value-type="float" office:value="0.430831" calcext:value-type="float">
            <text:p>0.430831</text:p>
          </table:table-cell>
          <table:table-cell office:value-type="float" office:value="0.355127" calcext:value-type="float">
            <text:p>0.355127</text:p>
          </table:table-cell>
          <table:table-cell office:value-type="string" calcext:value-type="string">
            <text:p>16.78B</text:p>
          </table:table-cell>
          <table:table-cell table:style-name="ce4" office:value-type="string" calcext:value-type="string">
            <text:p>5.10%</text:p>
          </table:table-cell>
        </table:table-row>
        <table:table-row table:style-name="ro1">
          <table:table-cell table:style-name="ce4" office:value-type="string" calcext:value-type="string">
            <text:p>11/12/2024</text:p>
          </table:table-cell>
          <table:table-cell office:value-type="float" office:value="0.379953" calcext:value-type="float">
            <text:p>0.379953</text:p>
          </table:table-cell>
          <table:table-cell office:value-type="float" office:value="0.350381" calcext:value-type="float">
            <text:p>0.350381</text:p>
          </table:table-cell>
          <table:table-cell office:value-type="float" office:value="0.436869" calcext:value-type="float">
            <text:p>0.436869</text:p>
          </table:table-cell>
          <table:table-cell office:value-type="float" office:value="0.330961" calcext:value-type="float">
            <text:p>0.330961</text:p>
          </table:table-cell>
          <table:table-cell office:value-type="string" calcext:value-type="string">
            <text:p>22.95B</text:p>
          </table:table-cell>
          <table:table-cell table:style-name="ce4" office:value-type="string" calcext:value-type="string">
            <text:p>8.45%</text:p>
          </table:table-cell>
        </table:table-row>
        <table:table-row table:style-name="ro1">
          <table:table-cell table:style-name="ce4" office:value-type="string" calcext:value-type="string">
            <text:p>11/11/2024</text:p>
          </table:table-cell>
          <table:table-cell office:value-type="float" office:value="0.35036" calcext:value-type="float">
            <text:p>0.35036</text:p>
          </table:table-cell>
          <table:table-cell office:value-type="float" office:value="0.277409" calcext:value-type="float">
            <text:p>0.277409</text:p>
          </table:table-cell>
          <table:table-cell office:value-type="float" office:value="0.35036" calcext:value-type="float">
            <text:p>0.35036</text:p>
          </table:table-cell>
          <table:table-cell office:value-type="float" office:value="0.274043" calcext:value-type="float">
            <text:p>0.274043</text:p>
          </table:table-cell>
          <table:table-cell office:value-type="string" calcext:value-type="string">
            <text:p>14.68B</text:p>
          </table:table-cell>
          <table:table-cell table:style-name="ce4" office:value-type="string" calcext:value-type="string">
            <text:p>26.24%</text:p>
          </table:table-cell>
        </table:table-row>
        <table:table-row table:style-name="ro1">
          <table:table-cell table:style-name="ce4" office:value-type="string" calcext:value-type="string">
            <text:p>11/10/2024</text:p>
          </table:table-cell>
          <table:table-cell office:value-type="float" office:value="0.277531" calcext:value-type="float">
            <text:p>0.277531</text:p>
          </table:table-cell>
          <table:table-cell office:value-type="float" office:value="0.21894" calcext:value-type="float">
            <text:p>0.21894</text:p>
          </table:table-cell>
          <table:table-cell office:value-type="float" office:value="0.297399" calcext:value-type="float">
            <text:p>0.297399</text:p>
          </table:table-cell>
          <table:table-cell office:value-type="float" office:value="0.216676" calcext:value-type="float">
            <text:p>0.216676</text:p>
          </table:table-cell>
          <table:table-cell office:value-type="string" calcext:value-type="string">
            <text:p>13.78B</text:p>
          </table:table-cell>
          <table:table-cell table:style-name="ce4" office:value-type="string" calcext:value-type="string">
            <text:p>26.77%</text:p>
          </table:table-cell>
        </table:table-row>
        <table:table-row table:style-name="ro1">
          <table:table-cell table:style-name="ce4" office:value-type="string" calcext:value-type="string">
            <text:p>11/09/2024</text:p>
          </table:table-cell>
          <table:table-cell office:value-type="float" office:value="0.218925" calcext:value-type="float">
            <text:p>0.218925</text:p>
          </table:table-cell>
          <table:table-cell office:value-type="float" office:value="0.202031" calcext:value-type="float">
            <text:p>0.202031</text:p>
          </table:table-cell>
          <table:table-cell office:value-type="float" office:value="0.219905" calcext:value-type="float">
            <text:p>0.219905</text:p>
          </table:table-cell>
          <table:table-cell office:value-type="float" office:value="0.197541" calcext:value-type="float">
            <text:p>0.197541</text:p>
          </table:table-cell>
          <table:table-cell office:value-type="string" calcext:value-type="string">
            <text:p>4.72B</text:p>
          </table:table-cell>
          <table:table-cell table:style-name="ce4" office:value-type="string" calcext:value-type="string">
            <text:p>8.37%</text:p>
          </table:table-cell>
        </table:table-row>
        <table:table-row table:style-name="ro1">
          <table:table-cell table:style-name="ce4" office:value-type="string" calcext:value-type="string">
            <text:p>11/08/2024</text:p>
          </table:table-cell>
          <table:table-cell office:value-type="float" office:value="0.20202" calcext:value-type="float">
            <text:p>0.20202</text:p>
          </table:table-cell>
          <table:table-cell office:value-type="float" office:value="0.193221" calcext:value-type="float">
            <text:p>0.193221</text:p>
          </table:table-cell>
          <table:table-cell office:value-type="float" office:value="0.207006" calcext:value-type="float">
            <text:p>0.207006</text:p>
          </table:table-cell>
          <table:table-cell office:value-type="float" office:value="0.19069" calcext:value-type="float">
            <text:p>0.19069</text:p>
          </table:table-cell>
          <table:table-cell office:value-type="string" calcext:value-type="string">
            <text:p>4.64B</text:p>
          </table:table-cell>
          <table:table-cell table:style-name="ce4" office:value-type="string" calcext:value-type="string">
            <text:p>4.56%</text:p>
          </table:table-cell>
        </table:table-row>
        <table:table-row table:style-name="ro1">
          <table:table-cell table:style-name="ce4" office:value-type="string" calcext:value-type="string">
            <text:p>11/07/2024</text:p>
          </table:table-cell>
          <table:table-cell office:value-type="float" office:value="0.193213" calcext:value-type="float">
            <text:p>0.193213</text:p>
          </table:table-cell>
          <table:table-cell office:value-type="float" office:value="0.196462" calcext:value-type="float">
            <text:p>0.196462</text:p>
          </table:table-cell>
          <table:table-cell office:value-type="float" office:value="0.203925" calcext:value-type="float">
            <text:p>0.203925</text:p>
          </table:table-cell>
          <table:table-cell office:value-type="float" office:value="0.185891" calcext:value-type="float">
            <text:p>0.185891</text:p>
          </table:table-cell>
          <table:table-cell office:value-type="string" calcext:value-type="string">
            <text:p>5.11B</text:p>
          </table:table-cell>
          <table:table-cell table:style-name="ce4" office:value-type="string" calcext:value-type="string">
            <text:p>-1.65%</text:p>
          </table:table-cell>
        </table:table-row>
        <table:table-row table:style-name="ro1">
          <table:table-cell table:style-name="ce4" office:value-type="string" calcext:value-type="string">
            <text:p>11/06/2024</text:p>
          </table:table-cell>
          <table:table-cell office:value-type="float" office:value="0.196462" calcext:value-type="float">
            <text:p>0.196462</text:p>
          </table:table-cell>
          <table:table-cell office:value-type="float" office:value="0.169999" calcext:value-type="float">
            <text:p>0.169999</text:p>
          </table:table-cell>
          <table:table-cell office:value-type="float" office:value="0.216089" calcext:value-type="float">
            <text:p>0.216089</text:p>
          </table:table-cell>
          <table:table-cell office:value-type="float" office:value="0.169212" calcext:value-type="float">
            <text:p>0.169212</text:p>
          </table:table-cell>
          <table:table-cell office:value-type="string" calcext:value-type="string">
            <text:p>14.23B</text:p>
          </table:table-cell>
          <table:table-cell table:style-name="ce4" office:value-type="string" calcext:value-type="string">
            <text:p>15.57%</text:p>
          </table:table-cell>
        </table:table-row>
        <table:table-row table:style-name="ro1">
          <table:table-cell table:style-name="ce4" office:value-type="string" calcext:value-type="string">
            <text:p>11/05/2024</text:p>
          </table:table-cell>
          <table:table-cell office:value-type="float" office:value="0.169996" calcext:value-type="float">
            <text:p>0.169996</text:p>
          </table:table-cell>
          <table:table-cell office:value-type="float" office:value="0.158388" calcext:value-type="float">
            <text:p>0.158388</text:p>
          </table:table-cell>
          <table:table-cell office:value-type="float" office:value="0.178952" calcext:value-type="float">
            <text:p>0.178952</text:p>
          </table:table-cell>
          <table:table-cell office:value-type="float" office:value="0.158104" calcext:value-type="float">
            <text:p>0.158104</text:p>
          </table:table-cell>
          <table:table-cell office:value-type="string" calcext:value-type="string">
            <text:p>5.49B</text:p>
          </table:table-cell>
          <table:table-cell table:style-name="ce4" office:value-type="string" calcext:value-type="string">
            <text:p>7.33%</text:p>
          </table:table-cell>
        </table:table-row>
        <table:table-row table:style-name="ro1">
          <table:table-cell table:style-name="ce4" office:value-type="string" calcext:value-type="string">
            <text:p>11/04/2024</text:p>
          </table:table-cell>
          <table:table-cell office:value-type="float" office:value="0.15839" calcext:value-type="float">
            <text:p>0.15839</text:p>
          </table:table-cell>
          <table:table-cell office:value-type="float" office:value="0.151299" calcext:value-type="float">
            <text:p>0.151299</text:p>
          </table:table-cell>
          <table:table-cell office:value-type="float" office:value="0.160008" calcext:value-type="float">
            <text:p>0.160008</text:p>
          </table:table-cell>
          <table:table-cell office:value-type="float" office:value="0.148306" calcext:value-type="float">
            <text:p>0.148306</text:p>
          </table:table-cell>
          <table:table-cell office:value-type="string" calcext:value-type="string">
            <text:p>3.70B</text:p>
          </table:table-cell>
          <table:table-cell table:style-name="ce4" office:value-type="string" calcext:value-type="string">
            <text:p>4.68%</text:p>
          </table:table-cell>
        </table:table-row>
        <table:table-row table:style-name="ro1">
          <table:table-cell table:style-name="ce4" office:value-type="string" calcext:value-type="string">
            <text:p>11/03/2024</text:p>
          </table:table-cell>
          <table:table-cell office:value-type="float" office:value="0.151302" calcext:value-type="float">
            <text:p>0.151302</text:p>
          </table:table-cell>
          <table:table-cell office:value-type="float" office:value="0.15947" calcext:value-type="float">
            <text:p>0.15947</text:p>
          </table:table-cell>
          <table:table-cell office:value-type="float" office:value="0.159745" calcext:value-type="float">
            <text:p>0.159745</text:p>
          </table:table-cell>
          <table:table-cell office:value-type="float" office:value="0.142269" calcext:value-type="float">
            <text:p>0.142269</text:p>
          </table:table-cell>
          <table:table-cell office:value-type="string" calcext:value-type="string">
            <text:p>3.27B</text:p>
          </table:table-cell>
          <table:table-cell table:style-name="ce4" office:value-type="string" calcext:value-type="string">
            <text:p>-5.11%</text:p>
          </table:table-cell>
        </table:table-row>
        <table:table-row table:style-name="ro1">
          <table:table-cell table:style-name="ce4" office:value-type="string" calcext:value-type="string">
            <text:p>11/02/2024</text:p>
          </table:table-cell>
          <table:table-cell office:value-type="float" office:value="0.159457" calcext:value-type="float">
            <text:p>0.159457</text:p>
          </table:table-cell>
          <table:table-cell office:value-type="float" office:value="0.15913" calcext:value-type="float">
            <text:p>0.15913</text:p>
          </table:table-cell>
          <table:table-cell office:value-type="float" office:value="0.163558" calcext:value-type="float">
            <text:p>0.163558</text:p>
          </table:table-cell>
          <table:table-cell office:value-type="float" office:value="0.155709" calcext:value-type="float">
            <text:p>0.155709</text:p>
          </table:table-cell>
          <table:table-cell office:value-type="string" calcext:value-type="string">
            <text:p>1.86B</text:p>
          </table:table-cell>
          <table:table-cell table:style-name="ce4" office:value-type="string" calcext:value-type="string">
            <text:p>0.21%</text:p>
          </table:table-cell>
        </table:table-row>
        <table:table-row table:style-name="ro1">
          <table:table-cell table:style-name="ce4" office:value-type="string" calcext:value-type="string">
            <text:p>11/01/2024</text:p>
          </table:table-cell>
          <table:table-cell office:value-type="float" office:value="0.15913" calcext:value-type="float">
            <text:p>0.15913</text:p>
          </table:table-cell>
          <table:table-cell office:value-type="float" office:value="0.161567" calcext:value-type="float">
            <text:p>0.161567</text:p>
          </table:table-cell>
          <table:table-cell office:value-type="float" office:value="0.168637" calcext:value-type="float">
            <text:p>0.168637</text:p>
          </table:table-cell>
          <table:table-cell office:value-type="float" office:value="0.154175" calcext:value-type="float">
            <text:p>0.154175</text:p>
          </table:table-cell>
          <table:table-cell office:value-type="string" calcext:value-type="string">
            <text:p>3.37B</text:p>
          </table:table-cell>
          <table:table-cell table:style-name="ce4" office:value-type="string" calcext:value-type="string">
            <text:p>-1.52%</text:p>
          </table:table-cell>
        </table:table-row>
        <table:table-row table:style-name="ro1">
          <table:table-cell table:style-name="ce4" office:value-type="string" calcext:value-type="string">
            <text:p>10/31/2024</text:p>
          </table:table-cell>
          <table:table-cell office:value-type="float" office:value="0.161578" calcext:value-type="float">
            <text:p>0.161578</text:p>
          </table:table-cell>
          <table:table-cell office:value-type="float" office:value="0.168259" calcext:value-type="float">
            <text:p>0.168259</text:p>
          </table:table-cell>
          <table:table-cell office:value-type="float" office:value="0.173493" calcext:value-type="float">
            <text:p>0.173493</text:p>
          </table:table-cell>
          <table:table-cell office:value-type="float" office:value="0.156567" calcext:value-type="float">
            <text:p>0.156567</text:p>
          </table:table-cell>
          <table:table-cell office:value-type="string" calcext:value-type="string">
            <text:p>2.98B</text:p>
          </table:table-cell>
          <table:table-cell table:style-name="ce4" office:value-type="string" calcext:value-type="string">
            <text:p>-3.98%</text:p>
          </table:table-cell>
        </table:table-row>
        <table:table-row table:style-name="ro1">
          <table:table-cell table:style-name="ce4" office:value-type="string" calcext:value-type="string">
            <text:p>10/30/2024</text:p>
          </table:table-cell>
          <table:table-cell office:value-type="float" office:value="0.168267" calcext:value-type="float">
            <text:p>0.168267</text:p>
          </table:table-cell>
          <table:table-cell office:value-type="float" office:value="0.175981" calcext:value-type="float">
            <text:p>0.175981</text:p>
          </table:table-cell>
          <table:table-cell office:value-type="float" office:value="0.177731" calcext:value-type="float">
            <text:p>0.177731</text:p>
          </table:table-cell>
          <table:table-cell office:value-type="float" office:value="0.164596" calcext:value-type="float">
            <text:p>0.164596</text:p>
          </table:table-cell>
          <table:table-cell office:value-type="string" calcext:value-type="string">
            <text:p>3.16B</text:p>
          </table:table-cell>
          <table:table-cell table:style-name="ce4" office:value-type="string" calcext:value-type="string">
            <text:p>-4.39%</text:p>
          </table:table-cell>
        </table:table-row>
        <table:table-row table:style-name="ro1">
          <table:table-cell table:style-name="ce4" office:value-type="string" calcext:value-type="string">
            <text:p>10/29/2024</text:p>
          </table:table-cell>
          <table:table-cell office:value-type="float" office:value="0.175994" calcext:value-type="float">
            <text:p>0.175994</text:p>
          </table:table-cell>
          <table:table-cell office:value-type="float" office:value="0.161418" calcext:value-type="float">
            <text:p>0.161418</text:p>
          </table:table-cell>
          <table:table-cell office:value-type="float" office:value="0.179568" calcext:value-type="float">
            <text:p>0.179568</text:p>
          </table:table-cell>
          <table:table-cell office:value-type="float" office:value="0.160626" calcext:value-type="float">
            <text:p>0.160626</text:p>
          </table:table-cell>
          <table:table-cell office:value-type="string" calcext:value-type="string">
            <text:p>5.46B</text:p>
          </table:table-cell>
          <table:table-cell table:style-name="ce4" office:value-type="string" calcext:value-type="string">
            <text:p>9.14%</text:p>
          </table:table-cell>
        </table:table-row>
        <table:table-row table:style-name="ro1">
          <table:table-cell table:style-name="ce4" office:value-type="string" calcext:value-type="string">
            <text:p>10/28/2024</text:p>
          </table:table-cell>
          <table:table-cell office:value-type="float" office:value="0.161251" calcext:value-type="float">
            <text:p>0.161251</text:p>
          </table:table-cell>
          <table:table-cell office:value-type="float" office:value="0.144233" calcext:value-type="float">
            <text:p>0.144233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0.141148" calcext:value-type="float">
            <text:p>0.141148</text:p>
          </table:table-cell>
          <table:table-cell office:value-type="string" calcext:value-type="string">
            <text:p>4.73B</text:p>
          </table:table-cell>
          <table:table-cell table:style-name="ce4" office:value-type="string" calcext:value-type="string">
            <text:p>11.79%</text:p>
          </table:table-cell>
        </table:table-row>
        <table:table-row table:style-name="ro1">
          <table:table-cell table:style-name="ce4" office:value-type="string" calcext:value-type="string">
            <text:p>10/27/2024</text:p>
          </table:table-cell>
          <table:table-cell office:value-type="float" office:value="0.144247" calcext:value-type="float">
            <text:p>0.144247</text:p>
          </table:table-cell>
          <table:table-cell office:value-type="float" office:value="0.137418" calcext:value-type="float">
            <text:p>0.137418</text:p>
          </table:table-cell>
          <table:table-cell office:value-type="float" office:value="0.14607" calcext:value-type="float">
            <text:p>0.14607</text:p>
          </table:table-cell>
          <table:table-cell office:value-type="float" office:value="0.136066" calcext:value-type="float">
            <text:p>0.136066</text:p>
          </table:table-cell>
          <table:table-cell office:value-type="string" calcext:value-type="string">
            <text:p>1.71B</text:p>
          </table:table-cell>
          <table:table-cell table:style-name="ce4" office:value-type="string" calcext:value-type="string">
            <text:p>4.97%</text:p>
          </table:table-cell>
        </table:table-row>
        <table:table-row table:style-name="ro1">
          <table:table-cell table:style-name="ce4" office:value-type="string" calcext:value-type="string">
            <text:p>10/26/2024</text:p>
          </table:table-cell>
          <table:table-cell office:value-type="float" office:value="0.137423" calcext:value-type="float">
            <text:p>0.137423</text:p>
          </table:table-cell>
          <table:table-cell office:value-type="float" office:value="0.131621" calcext:value-type="float">
            <text:p>0.131621</text:p>
          </table:table-cell>
          <table:table-cell office:value-type="float" office:value="0.138061" calcext:value-type="float">
            <text:p>0.138061</text:p>
          </table:table-cell>
          <table:table-cell office:value-type="float" office:value="0.130801" calcext:value-type="float">
            <text:p>0.130801</text:p>
          </table:table-cell>
          <table:table-cell office:value-type="string" calcext:value-type="string">
            <text:p>1.34B</text:p>
          </table:table-cell>
          <table:table-cell table:style-name="ce4" office:value-type="string" calcext:value-type="string">
            <text:p>4.30%</text:p>
          </table:table-cell>
        </table:table-row>
        <table:table-row table:style-name="ro1">
          <table:table-cell table:style-name="ce4" office:value-type="string" calcext:value-type="string">
            <text:p>10/25/2024</text:p>
          </table:table-cell>
          <table:table-cell office:value-type="float" office:value="0.131764" calcext:value-type="float">
            <text:p>0.131764</text:p>
          </table:table-cell>
          <table:table-cell office:value-type="float" office:value="0.141863" calcext:value-type="float">
            <text:p>0.141863</text:p>
          </table:table-cell>
          <table:table-cell office:value-type="float" office:value="0.142633" calcext:value-type="float">
            <text:p>0.142633</text:p>
          </table:table-cell>
          <table:table-cell office:value-type="float" office:value="0.128154" calcext:value-type="float">
            <text:p>0.128154</text:p>
          </table:table-cell>
          <table:table-cell office:value-type="string" calcext:value-type="string">
            <text:p>2.37B</text:p>
          </table:table-cell>
          <table:table-cell table:style-name="ce4" office:value-type="string" calcext:value-type="string">
            <text:p>-7.13%</text:p>
          </table:table-cell>
        </table:table-row>
        <table:table-row table:style-name="ro1">
          <table:table-cell table:style-name="ce4" office:value-type="string" calcext:value-type="string">
            <text:p>10/24/2024</text:p>
          </table:table-cell>
          <table:table-cell office:value-type="float" office:value="0.141877" calcext:value-type="float">
            <text:p>0.141877</text:p>
          </table:table-cell>
          <table:table-cell office:value-type="float" office:value="0.140062" calcext:value-type="float">
            <text:p>0.140062</text:p>
          </table:table-cell>
          <table:table-cell office:value-type="float" office:value="0.143726" calcext:value-type="float">
            <text:p>0.143726</text:p>
          </table:table-cell>
          <table:table-cell office:value-type="float" office:value="0.13647" calcext:value-type="float">
            <text:p>0.13647</text:p>
          </table:table-cell>
          <table:table-cell office:value-type="string" calcext:value-type="string">
            <text:p>1.96B</text:p>
          </table:table-cell>
          <table:table-cell table:style-name="ce4" office:value-type="string" calcext:value-type="string">
            <text:p>1.30%</text:p>
          </table:table-cell>
        </table:table-row>
        <table:table-row table:style-name="ro1">
          <table:table-cell table:style-name="ce4" office:value-type="string" calcext:value-type="string">
            <text:p>10/23/2024</text:p>
          </table:table-cell>
          <table:table-cell office:value-type="float" office:value="0.140055" calcext:value-type="float">
            <text:p>0.140055</text:p>
          </table:table-cell>
          <table:table-cell office:value-type="float" office:value="0.139747" calcext:value-type="float">
            <text:p>0.139747</text:p>
          </table:table-cell>
          <table:table-cell office:value-type="float" office:value="0.140864" calcext:value-type="float">
            <text:p>0.140864</text:p>
          </table:table-cell>
          <table:table-cell office:value-type="float" office:value="0.133417" calcext:value-type="float">
            <text:p>0.133417</text:p>
          </table:table-cell>
          <table:table-cell office:value-type="string" calcext:value-type="string">
            <text:p>2.28B</text:p>
          </table:table-cell>
          <table:table-cell table:style-name="ce4" office:value-type="string" calcext:value-type="string">
            <text:p>0.30%</text:p>
          </table:table-cell>
        </table:table-row>
        <table:table-row table:style-name="ro1">
          <table:table-cell table:style-name="ce4" office:value-type="string" calcext:value-type="string">
            <text:p>10/22/2024</text:p>
          </table:table-cell>
          <table:table-cell office:value-type="float" office:value="0.13964" calcext:value-type="float">
            <text:p>0.13964</text:p>
          </table:table-cell>
          <table:table-cell office:value-type="float" office:value="0.143629" calcext:value-type="float">
            <text:p>0.143629</text:p>
          </table:table-cell>
          <table:table-cell office:value-type="float" office:value="0.148411" calcext:value-type="float">
            <text:p>0.148411</text:p>
          </table:table-cell>
          <table:table-cell office:value-type="float" office:value="0.136618" calcext:value-type="float">
            <text:p>0.136618</text:p>
          </table:table-cell>
          <table:table-cell office:value-type="string" calcext:value-type="string">
            <text:p>2.64B</text:p>
          </table:table-cell>
          <table:table-cell table:style-name="ce4" office:value-type="string" calcext:value-type="string">
            <text:p>-2.79%</text:p>
          </table:table-cell>
        </table:table-row>
        <table:table-row table:style-name="ro1">
          <table:table-cell table:style-name="ce4" office:value-type="string" calcext:value-type="string">
            <text:p>10/21/2024</text:p>
          </table:table-cell>
          <table:table-cell office:value-type="float" office:value="0.143643" calcext:value-type="float">
            <text:p>0.143643</text:p>
          </table:table-cell>
          <table:table-cell office:value-type="float" office:value="0.142235" calcext:value-type="float">
            <text:p>0.142235</text:p>
          </table:table-cell>
          <table:table-cell office:value-type="float" office:value="0.14969" calcext:value-type="float">
            <text:p>0.14969</text:p>
          </table:table-cell>
          <table:table-cell office:value-type="float" office:value="0.138237" calcext:value-type="float">
            <text:p>0.138237</text:p>
          </table:table-cell>
          <table:table-cell office:value-type="string" calcext:value-type="string">
            <text:p>3.34B</text:p>
          </table:table-cell>
          <table:table-cell table:style-name="ce4" office:value-type="string" calcext:value-type="string">
            <text:p>0.96%</text:p>
          </table:table-cell>
        </table:table-row>
        <table:table-row table:style-name="ro1">
          <table:table-cell table:style-name="ce4" office:value-type="string" calcext:value-type="string">
            <text:p>10/20/2024</text:p>
          </table:table-cell>
          <table:table-cell office:value-type="float" office:value="0.142272" calcext:value-type="float">
            <text:p>0.142272</text:p>
          </table:table-cell>
          <table:table-cell office:value-type="float" office:value="0.144024" calcext:value-type="float">
            <text:p>0.144024</text:p>
          </table:table-cell>
          <table:table-cell office:value-type="float" office:value="0.145449" calcext:value-type="float">
            <text:p>0.145449</text:p>
          </table:table-cell>
          <table:table-cell office:value-type="float" office:value="0.137351" calcext:value-type="float">
            <text:p>0.137351</text:p>
          </table:table-cell>
          <table:table-cell office:value-type="string" calcext:value-type="string">
            <text:p>2.19B</text:p>
          </table:table-cell>
          <table:table-cell table:style-name="ce4" office:value-type="string" calcext:value-type="string">
            <text:p>-1.23%</text:p>
          </table:table-cell>
        </table:table-row>
        <table:table-row table:style-name="ro1">
          <table:table-cell table:style-name="ce4" office:value-type="string" calcext:value-type="string">
            <text:p>10/19/2024</text:p>
          </table:table-cell>
          <table:table-cell office:value-type="float" office:value="0.144048" calcext:value-type="float">
            <text:p>0.144048</text:p>
          </table:table-cell>
          <table:table-cell office:value-type="float" office:value="0.137139" calcext:value-type="float">
            <text:p>0.137139</text:p>
          </table:table-cell>
          <table:table-cell office:value-type="float" office:value="0.146721" calcext:value-type="float">
            <text:p>0.146721</text:p>
          </table:table-cell>
          <table:table-cell office:value-type="float" office:value="0.13709" calcext:value-type="float">
            <text:p>0.13709</text:p>
          </table:table-cell>
          <table:table-cell office:value-type="string" calcext:value-type="string">
            <text:p>3.05B</text:p>
          </table:table-cell>
          <table:table-cell table:style-name="ce4" office:value-type="string" calcext:value-type="string">
            <text:p>5.04%</text:p>
          </table:table-cell>
        </table:table-row>
        <table:table-row table:style-name="ro1">
          <table:table-cell table:style-name="ce4" office:value-type="string" calcext:value-type="string">
            <text:p>10/18/2024</text:p>
          </table:table-cell>
          <table:table-cell office:value-type="float" office:value="0.137139" calcext:value-type="float">
            <text:p>0.137139</text:p>
          </table:table-cell>
          <table:table-cell office:value-type="float" office:value="0.129665" calcext:value-type="float">
            <text:p>0.129665</text:p>
          </table:table-cell>
          <table:table-cell office:value-type="float" office:value="0.140699" calcext:value-type="float">
            <text:p>0.140699</text:p>
          </table:table-cell>
          <table:table-cell office:value-type="float" office:value="0.129609" calcext:value-type="float">
            <text:p>0.129609</text:p>
          </table:table-cell>
          <table:table-cell office:value-type="string" calcext:value-type="string">
            <text:p>3.92B</text:p>
          </table:table-cell>
          <table:table-cell table:style-name="ce4" office:value-type="string" calcext:value-type="string">
            <text:p>5.78%</text:p>
          </table:table-cell>
        </table:table-row>
        <table:table-row table:style-name="ro1">
          <table:table-cell table:style-name="ce4" office:value-type="string" calcext:value-type="string">
            <text:p>10/17/2024</text:p>
          </table:table-cell>
          <table:table-cell office:value-type="float" office:value="0.129641" calcext:value-type="float">
            <text:p>0.129641</text:p>
          </table:table-cell>
          <table:table-cell office:value-type="float" office:value="0.125769" calcext:value-type="float">
            <text:p>0.125769</text:p>
          </table:table-cell>
          <table:table-cell office:value-type="float" office:value="0.130657" calcext:value-type="float">
            <text:p>0.130657</text:p>
          </table:table-cell>
          <table:table-cell office:value-type="float" office:value="0.120647" calcext:value-type="float">
            <text:p>0.120647</text:p>
          </table:table-cell>
          <table:table-cell office:value-type="string" calcext:value-type="string">
            <text:p>3.03B</text:p>
          </table:table-cell>
          <table:table-cell table:style-name="ce4" office:value-type="string" calcext:value-type="string">
            <text:p>3.08%</text:p>
          </table:table-cell>
        </table:table-row>
        <table:table-row table:style-name="ro1">
          <table:table-cell table:style-name="ce4" office:value-type="string" calcext:value-type="string">
            <text:p>10/16/2024</text:p>
          </table:table-cell>
          <table:table-cell office:value-type="float" office:value="0.125766" calcext:value-type="float">
            <text:p>0.125766</text:p>
          </table:table-cell>
          <table:table-cell office:value-type="float" office:value="0.117492" calcext:value-type="float">
            <text:p>0.117492</text:p>
          </table:table-cell>
          <table:table-cell office:value-type="float" office:value="0.129538" calcext:value-type="float">
            <text:p>0.129538</text:p>
          </table:table-cell>
          <table:table-cell office:value-type="float" office:value="0.115812" calcext:value-type="float">
            <text:p>0.115812</text:p>
          </table:table-cell>
          <table:table-cell office:value-type="string" calcext:value-type="string">
            <text:p>4.60B</text:p>
          </table:table-cell>
          <table:table-cell table:style-name="ce4" office:value-type="string" calcext:value-type="string">
            <text:p>7.05%</text:p>
          </table:table-cell>
        </table:table-row>
        <table:table-row table:style-name="ro1">
          <table:table-cell table:style-name="ce4" office:value-type="string" calcext:value-type="string">
            <text:p>10/15/2024</text:p>
          </table:table-cell>
          <table:table-cell office:value-type="float" office:value="0.117484" calcext:value-type="float">
            <text:p>0.117484</text:p>
          </table:table-cell>
          <table:table-cell office:value-type="float" office:value="0.116705" calcext:value-type="float">
            <text:p>0.116705</text:p>
          </table:table-cell>
          <table:table-cell office:value-type="float" office:value="0.11917" calcext:value-type="float">
            <text:p>0.11917</text:p>
          </table:table-cell>
          <table:table-cell office:value-type="float" office:value="0.110309" calcext:value-type="float">
            <text:p>0.110309</text:p>
          </table:table-cell>
          <table:table-cell office:value-type="string" calcext:value-type="string">
            <text:p>2.60B</text:p>
          </table:table-cell>
          <table:table-cell table:style-name="ce4" office:value-type="string" calcext:value-type="string">
            <text:p>0.66%</text:p>
          </table:table-cell>
        </table:table-row>
        <table:table-row table:style-name="ro1">
          <table:table-cell table:style-name="ce4" office:value-type="string" calcext:value-type="string">
            <text:p>10/14/2024</text:p>
          </table:table-cell>
          <table:table-cell office:value-type="float" office:value="0.116709" calcext:value-type="float">
            <text:p>0.116709</text:p>
          </table:table-cell>
          <table:table-cell office:value-type="float" office:value="0.111387" calcext:value-type="float">
            <text:p>0.111387</text:p>
          </table:table-cell>
          <table:table-cell office:value-type="float" office:value="0.117623" calcext:value-type="float">
            <text:p>0.117623</text:p>
          </table:table-cell>
          <table:table-cell office:value-type="float" office:value="0.109352" calcext:value-type="float">
            <text:p>0.109352</text:p>
          </table:table-cell>
          <table:table-cell office:value-type="string" calcext:value-type="string">
            <text:p>2.09B</text:p>
          </table:table-cell>
          <table:table-cell table:style-name="ce4" office:value-type="string" calcext:value-type="string">
            <text:p>4.77%</text:p>
          </table:table-cell>
        </table:table-row>
        <table:table-row table:style-name="ro1">
          <table:table-cell table:style-name="ce4" office:value-type="string" calcext:value-type="string">
            <text:p>10/13/2024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0.111376" calcext:value-type="float">
            <text:p>0.111376</text:p>
          </table:table-cell>
          <table:table-cell office:value-type="float" office:value="0.112089" calcext:value-type="float">
            <text:p>0.112089</text:p>
          </table:table-cell>
          <table:table-cell office:value-type="float" office:value="0.108744" calcext:value-type="float">
            <text:p>0.108744</text:p>
          </table:table-cell>
          <table:table-cell office:value-type="string" calcext:value-type="string">
            <text:p>874.70M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10/12/2024</text:p>
          </table:table-cell>
          <table:table-cell office:value-type="float" office:value="0.111392" calcext:value-type="float">
            <text:p>0.111392</text:p>
          </table:table-cell>
          <table:table-cell office:value-type="float" office:value="0.110745" calcext:value-type="float">
            <text:p>0.110745</text:p>
          </table:table-cell>
          <table:table-cell office:value-type="float" office:value="0.112092" calcext:value-type="float">
            <text:p>0.112092</text:p>
          </table:table-cell>
          <table:table-cell office:value-type="float" office:value="0.109419" calcext:value-type="float">
            <text:p>0.109419</text:p>
          </table:table-cell>
          <table:table-cell office:value-type="string" calcext:value-type="string">
            <text:p>843.69M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10/11/2024</text:p>
          </table:table-cell>
          <table:table-cell office:value-type="float" office:value="0.11074" calcext:value-type="float">
            <text:p>0.11074</text:p>
          </table:table-cell>
          <table:table-cell office:value-type="float" office:value="0.106016" calcext:value-type="float">
            <text:p>0.106016</text:p>
          </table:table-cell>
          <table:table-cell office:value-type="float" office:value="0.111373" calcext:value-type="float">
            <text:p>0.111373</text:p>
          </table:table-cell>
          <table:table-cell office:value-type="float" office:value="0.10567" calcext:value-type="float">
            <text:p>0.10567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4.46%</text:p>
          </table:table-cell>
        </table:table-row>
        <table:table-row table:style-name="ro1">
          <table:table-cell table:style-name="ce4" office:value-type="string" calcext:value-type="string">
            <text:p>10/10/2024</text:p>
          </table:table-cell>
          <table:table-cell office:value-type="float" office:value="0.106011" calcext:value-type="float">
            <text:p>0.106011</text:p>
          </table:table-cell>
          <table:table-cell office:value-type="float" office:value="0.107911" calcext:value-type="float">
            <text:p>0.107911</text:p>
          </table:table-cell>
          <table:table-cell office:value-type="float" office:value="0.108602" calcext:value-type="float">
            <text:p>0.108602</text:p>
          </table:table-cell>
          <table:table-cell office:value-type="float" office:value="0.10326" calcext:value-type="float">
            <text:p>0.10326</text:p>
          </table:table-cell>
          <table:table-cell office:value-type="string" calcext:value-type="string">
            <text:p>1.33B</text:p>
          </table:table-cell>
          <table:table-cell table:style-name="ce4" office:value-type="string" calcext:value-type="string">
            <text:p>-1.76%</text:p>
          </table:table-cell>
        </table:table-row>
        <table:table-row table:style-name="ro1">
          <table:table-cell table:style-name="ce4" office:value-type="string" calcext:value-type="string">
            <text:p>10/09/2024</text:p>
          </table:table-cell>
          <table:table-cell office:value-type="float" office:value="0.107913" calcext:value-type="float">
            <text:p>0.107913</text:p>
          </table:table-cell>
          <table:table-cell office:value-type="float" office:value="0.107117" calcext:value-type="float">
            <text:p>0.107117</text:p>
          </table:table-cell>
          <table:table-cell office:value-type="float" office:value="0.111425" calcext:value-type="float">
            <text:p>0.111425</text:p>
          </table:table-cell>
          <table:table-cell office:value-type="float" office:value="0.106268" calcext:value-type="float">
            <text:p>0.106268</text:p>
          </table:table-cell>
          <table:table-cell office:value-type="string" calcext:value-type="string">
            <text:p>1.42B</text:p>
          </table:table-cell>
          <table:table-cell table:style-name="ce4" office:value-type="string" calcext:value-type="string">
            <text:p>0.74%</text:p>
          </table:table-cell>
        </table:table-row>
        <table:table-row table:style-name="ro1">
          <table:table-cell table:style-name="ce4" office:value-type="string" calcext:value-type="string">
            <text:p>10/08/2024</text:p>
          </table:table-cell>
          <table:table-cell office:value-type="float" office:value="0.107126" calcext:value-type="float">
            <text:p>0.107126</text:p>
          </table:table-cell>
          <table:table-cell office:value-type="float" office:value="0.108462" calcext:value-type="float">
            <text:p>0.108462</text:p>
          </table:table-cell>
          <table:table-cell office:value-type="float" office:value="0.109832" calcext:value-type="float">
            <text:p>0.109832</text:p>
          </table:table-cell>
          <table:table-cell office:value-type="float" office:value="0.10538" calcext:value-type="float">
            <text:p>0.10538</text:p>
          </table:table-cell>
          <table:table-cell office:value-type="string" calcext:value-type="string">
            <text:p>1.23B</text:p>
          </table:table-cell>
          <table:table-cell table:style-name="ce4" office:value-type="string" calcext:value-type="string">
            <text:p>-1.23%</text:p>
          </table:table-cell>
        </table:table-row>
        <table:table-row table:style-name="ro1">
          <table:table-cell table:style-name="ce4" office:value-type="string" calcext:value-type="string">
            <text:p>10/07/2024</text:p>
          </table:table-cell>
          <table:table-cell office:value-type="float" office:value="0.108456" calcext:value-type="float">
            <text:p>0.108456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15369" calcext:value-type="float">
            <text:p>0.115369</text:p>
          </table:table-cell>
          <table:table-cell office:value-type="float" office:value="0.108429" calcext:value-type="float">
            <text:p>0.108429</text:p>
          </table:table-cell>
          <table:table-cell office:value-type="string" calcext:value-type="string">
            <text:p>2.03B</text:p>
          </table:table-cell>
          <table:table-cell table:style-name="ce4" office:value-type="string" calcext:value-type="string">
            <text:p>-2.78%</text:p>
          </table:table-cell>
        </table:table-row>
        <table:table-row table:style-name="ro1">
          <table:table-cell table:style-name="ce4" office:value-type="string" calcext:value-type="string">
            <text:p>10/06/2024</text:p>
          </table:table-cell>
          <table:table-cell office:value-type="float" office:value="0.111561" calcext:value-type="float">
            <text:p>0.111561</text:p>
          </table:table-cell>
          <table:table-cell office:value-type="float" office:value="0.109528" calcext:value-type="float">
            <text:p>0.109528</text:p>
          </table:table-cell>
          <table:table-cell office:value-type="float" office:value="0.112764" calcext:value-type="float">
            <text:p>0.112764</text:p>
          </table:table-cell>
          <table:table-cell office:value-type="float" office:value="0.108458" calcext:value-type="float">
            <text:p>0.108458</text:p>
          </table:table-cell>
          <table:table-cell office:value-type="string" calcext:value-type="string">
            <text:p>881.32M</text:p>
          </table:table-cell>
          <table:table-cell table:style-name="ce4" office:value-type="string" calcext:value-type="string">
            <text:p>1.86%</text:p>
          </table:table-cell>
        </table:table-row>
        <table:table-row table:style-name="ro1">
          <table:table-cell table:style-name="ce4" office:value-type="string" calcext:value-type="string">
            <text:p>10/05/2024</text:p>
          </table:table-cell>
          <table:table-cell office:value-type="float" office:value="0.109529" calcext:value-type="float">
            <text:p>0.109529</text:p>
          </table:table-cell>
          <table:table-cell office:value-type="float" office:value="0.109377" calcext:value-type="float">
            <text:p>0.109377</text:p>
          </table:table-cell>
          <table:table-cell office:value-type="float" office:value="0.110368" calcext:value-type="float">
            <text:p>0.110368</text:p>
          </table:table-cell>
          <table:table-cell office:value-type="float" office:value="0.107641" calcext:value-type="float">
            <text:p>0.107641</text:p>
          </table:table-cell>
          <table:table-cell office:value-type="string" calcext:value-type="string">
            <text:p>867.19M</text:p>
          </table:table-cell>
          <table:table-cell table:style-name="ce4" office:value-type="string" calcext:value-type="string">
            <text:p>0.14%</text:p>
          </table:table-cell>
        </table:table-row>
        <table:table-row table:style-name="ro1">
          <table:table-cell table:style-name="ce4" office:value-type="string" calcext:value-type="string">
            <text:p>10/04/2024</text:p>
          </table:table-cell>
          <table:table-cell office:value-type="float" office:value="0.109381" calcext:value-type="float">
            <text:p>0.109381</text:p>
          </table:table-cell>
          <table:table-cell office:value-type="float" office:value="0.105055" calcext:value-type="float">
            <text:p>0.105055</text:p>
          </table:table-cell>
          <table:table-cell office:value-type="float" office:value="0.110547" calcext:value-type="float">
            <text:p>0.110547</text:p>
          </table:table-cell>
          <table:table-cell office:value-type="float" office:value="0.104848" calcext:value-type="float">
            <text:p>0.104848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4.11%</text:p>
          </table:table-cell>
        </table:table-row>
        <table:table-row table:style-name="ro1">
          <table:table-cell table:style-name="ce4" office:value-type="string" calcext:value-type="string">
            <text:p>10/03/2024</text:p>
          </table:table-cell>
          <table:table-cell office:value-type="float" office:value="0.105067" calcext:value-type="float">
            <text:p>0.105067</text:p>
          </table:table-cell>
          <table:table-cell office:value-type="float" office:value="0.104619" calcext:value-type="float">
            <text:p>0.104619</text:p>
          </table:table-cell>
          <table:table-cell office:value-type="float" office:value="0.106787" calcext:value-type="float">
            <text:p>0.106787</text:p>
          </table:table-cell>
          <table:table-cell office:value-type="float" office:value="0.101238" calcext:value-type="float">
            <text:p>0.101238</text:p>
          </table:table-cell>
          <table:table-cell office:value-type="string" calcext:value-type="string">
            <text:p>1.87B</text:p>
          </table:table-cell>
          <table:table-cell table:style-name="ce4" office:value-type="string" calcext:value-type="string">
            <text:p>0.43%</text:p>
          </table:table-cell>
        </table:table-row>
        <table:table-row table:style-name="ro1">
          <table:table-cell table:style-name="ce4" office:value-type="string" calcext:value-type="string">
            <text:p>10/02/2024</text:p>
          </table:table-cell>
          <table:table-cell office:value-type="float" office:value="0.10462" calcext:value-type="float">
            <text:p>0.10462</text:p>
          </table:table-cell>
          <table:table-cell office:value-type="float" office:value="0.106896" calcext:value-type="float">
            <text:p>0.106896</text:p>
          </table:table-cell>
          <table:table-cell office:value-type="float" office:value="0.109466" calcext:value-type="float">
            <text:p>0.109466</text:p>
          </table:table-cell>
          <table:table-cell office:value-type="float" office:value="0.102336" calcext:value-type="float">
            <text:p>0.102336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-2.13%</text:p>
          </table:table-cell>
        </table:table-row>
        <table:table-row table:style-name="ro1">
          <table:table-cell table:style-name="ce4" office:value-type="string" calcext:value-type="string">
            <text:p>10/01/2024</text:p>
          </table:table-cell>
          <table:table-cell office:value-type="float" office:value="0.106898" calcext:value-type="float">
            <text:p>0.106898</text:p>
          </table:table-cell>
          <table:table-cell office:value-type="float" office:value="0.114316" calcext:value-type="float">
            <text:p>0.114316</text:p>
          </table:table-cell>
          <table:table-cell office:value-type="float" office:value="0.119318" calcext:value-type="float">
            <text:p>0.119318</text:p>
          </table:table-cell>
          <table:table-cell office:value-type="float" office:value="0.102769" calcext:value-type="float">
            <text:p>0.102769</text:p>
          </table:table-cell>
          <table:table-cell office:value-type="string" calcext:value-type="string">
            <text:p>2.89B</text:p>
          </table:table-cell>
          <table:table-cell table:style-name="ce4" office:value-type="string" calcext:value-type="string">
            <text:p>-6.50%</text:p>
          </table:table-cell>
        </table:table-row>
        <table:table-row table:style-name="ro1">
          <table:table-cell table:style-name="ce4" office:value-type="string" calcext:value-type="string">
            <text:p>09/30/2024</text:p>
          </table:table-cell>
          <table:table-cell office:value-type="float" office:value="0.114332" calcext:value-type="float">
            <text:p>0.114332</text:p>
          </table:table-cell>
          <table:table-cell office:value-type="float" office:value="0.12448" calcext:value-type="float">
            <text:p>0.12448</text:p>
          </table:table-cell>
          <table:table-cell office:value-type="float" office:value="0.124591" calcext:value-type="float">
            <text:p>0.124591</text:p>
          </table:table-cell>
          <table:table-cell office:value-type="float" office:value="0.11355" calcext:value-type="float">
            <text:p>0.11355</text:p>
          </table:table-cell>
          <table:table-cell office:value-type="string" calcext:value-type="string">
            <text:p>1.88B</text:p>
          </table:table-cell>
          <table:table-cell table:style-name="ce4" office:value-type="string" calcext:value-type="string">
            <text:p>-8.16%</text:p>
          </table:table-cell>
        </table:table-row>
        <table:table-row table:style-name="ro1">
          <table:table-cell table:style-name="ce4" office:value-type="string" calcext:value-type="string">
            <text:p>09/29/2024</text:p>
          </table:table-cell>
          <table:table-cell office:value-type="float" office:value="0.124491" calcext:value-type="float">
            <text:p>0.124491</text:p>
          </table:table-cell>
          <table:table-cell office:value-type="float" office:value="0.128139" calcext:value-type="float">
            <text:p>0.128139</text:p>
          </table:table-cell>
          <table:table-cell office:value-type="float" office:value="0.130334" calcext:value-type="float">
            <text:p>0.130334</text:p>
          </table:table-cell>
          <table:table-cell office:value-type="float" office:value="0.124491" calcext:value-type="float">
            <text:p>0.124491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-2.89%</text:p>
          </table:table-cell>
        </table:table-row>
        <table:table-row table:style-name="ro1">
          <table:table-cell table:style-name="ce4" office:value-type="string" calcext:value-type="string">
            <text:p>09/28/2024</text:p>
          </table:table-cell>
          <table:table-cell office:value-type="float" office:value="0.128195" calcext:value-type="float">
            <text:p>0.128195</text:p>
          </table:table-cell>
          <table:table-cell office:value-type="float" office:value="0.123534" calcext:value-type="float">
            <text:p>0.123534</text:p>
          </table:table-cell>
          <table:table-cell office:value-type="float" office:value="0.13188" calcext:value-type="float">
            <text:p>0.13188</text:p>
          </table:table-cell>
          <table:table-cell office:value-type="float" office:value="0.120343" calcext:value-type="float">
            <text:p>0.120343</text:p>
          </table:table-cell>
          <table:table-cell office:value-type="string" calcext:value-type="string">
            <text:p>2.61B</text:p>
          </table:table-cell>
          <table:table-cell table:style-name="ce4" office:value-type="string" calcext:value-type="string">
            <text:p>3.77%</text:p>
          </table:table-cell>
        </table:table-row>
        <table:table-row table:style-name="ro1">
          <table:table-cell table:style-name="ce4" office:value-type="string" calcext:value-type="string">
            <text:p>09/27/2024</text:p>
          </table:table-cell>
          <table:table-cell office:value-type="float" office:value="0.123542" calcext:value-type="float">
            <text:p>0.123542</text:p>
          </table:table-cell>
          <table:table-cell office:value-type="float" office:value="0.118104" calcext:value-type="float">
            <text:p>0.118104</text:p>
          </table:table-cell>
          <table:table-cell office:value-type="float" office:value="0.128475" calcext:value-type="float">
            <text:p>0.128475</text:p>
          </table:table-cell>
          <table:table-cell office:value-type="float" office:value="0.117043" calcext:value-type="float">
            <text:p>0.117043</text:p>
          </table:table-cell>
          <table:table-cell office:value-type="string" calcext:value-type="string">
            <text:p>2.59B</text:p>
          </table:table-cell>
          <table:table-cell table:style-name="ce4" office:value-type="string" calcext:value-type="string">
            <text:p>4.60%</text:p>
          </table:table-cell>
        </table:table-row>
        <table:table-row table:style-name="ro1">
          <table:table-cell table:style-name="ce4" office:value-type="string" calcext:value-type="string">
            <text:p>09/26/2024</text:p>
          </table:table-cell>
          <table:table-cell office:value-type="float" office:value="0.118103" calcext:value-type="float">
            <text:p>0.118103</text:p>
          </table:table-cell>
          <table:table-cell office:value-type="float" office:value="0.108515" calcext:value-type="float">
            <text:p>0.108515</text:p>
          </table:table-cell>
          <table:table-cell office:value-type="float" office:value="0.120265" calcext:value-type="float">
            <text:p>0.120265</text:p>
          </table:table-cell>
          <table:table-cell office:value-type="float" office:value="0.107049" calcext:value-type="float">
            <text:p>0.107049</text:p>
          </table:table-cell>
          <table:table-cell office:value-type="string" calcext:value-type="string">
            <text:p>2.60B</text:p>
          </table:table-cell>
          <table:table-cell table:style-name="ce4" office:value-type="string" calcext:value-type="string">
            <text:p>8.84%</text:p>
          </table:table-cell>
        </table:table-row>
        <table:table-row table:style-name="ro1">
          <table:table-cell table:style-name="ce4" office:value-type="string" calcext:value-type="string">
            <text:p>09/25/2024</text:p>
          </table:table-cell>
          <table:table-cell office:value-type="float" office:value="0.108516" calcext:value-type="float">
            <text:p>0.108516</text:p>
          </table:table-cell>
          <table:table-cell office:value-type="float" office:value="0.109738" calcext:value-type="float">
            <text:p>0.109738</text:p>
          </table:table-cell>
          <table:table-cell office:value-type="float" office:value="0.111077" calcext:value-type="float">
            <text:p>0.111077</text:p>
          </table:table-cell>
          <table:table-cell office:value-type="float" office:value="0.108054" calcext:value-type="float">
            <text:p>0.108054</text:p>
          </table:table-cell>
          <table:table-cell office:value-type="string" calcext:value-type="string">
            <text:p>1.38B</text:p>
          </table:table-cell>
          <table:table-cell table:style-name="ce4" office:value-type="string" calcext:value-type="string">
            <text:p>-1.10%</text:p>
          </table:table-cell>
        </table:table-row>
        <table:table-row table:style-name="ro1">
          <table:table-cell table:style-name="ce4" office:value-type="string" calcext:value-type="string">
            <text:p>09/24/2024</text:p>
          </table:table-cell>
          <table:table-cell office:value-type="float" office:value="0.109726" calcext:value-type="float">
            <text:p>0.109726</text:p>
          </table:table-cell>
          <table:table-cell office:value-type="float" office:value="0.108039" calcext:value-type="float">
            <text:p>0.108039</text:p>
          </table:table-cell>
          <table:table-cell office:value-type="float" office:value="0.110491" calcext:value-type="float">
            <text:p>0.110491</text:p>
          </table:table-cell>
          <table:table-cell office:value-type="float" office:value="0.106864" calcext:value-type="float">
            <text:p>0.106864</text:p>
          </table:table-cell>
          <table:table-cell office:value-type="string" calcext:value-type="string">
            <text:p>1.35B</text:p>
          </table:table-cell>
          <table:table-cell table:style-name="ce4" office:value-type="string" calcext:value-type="string">
            <text:p>1.56%</text:p>
          </table:table-cell>
        </table:table-row>
        <table:table-row table:style-name="ro1">
          <table:table-cell table:style-name="ce4" office:value-type="string" calcext:value-type="string">
            <text:p>09/23/2024</text:p>
          </table:table-cell>
          <table:table-cell office:value-type="float" office:value="0.108036" calcext:value-type="float">
            <text:p>0.108036</text:p>
          </table:table-cell>
          <table:table-cell office:value-type="float" office:value="0.106355" calcext:value-type="float">
            <text:p>0.106355</text:p>
          </table:table-cell>
          <table:table-cell office:value-type="float" office:value="0.109153" calcext:value-type="float">
            <text:p>0.109153</text:p>
          </table:table-cell>
          <table:table-cell office:value-type="float" office:value="0.104232" calcext:value-type="float">
            <text:p>0.104232</text:p>
          </table:table-cell>
          <table:table-cell office:value-type="string" calcext:value-type="string">
            <text:p>1.34B</text:p>
          </table:table-cell>
          <table:table-cell table:style-name="ce4" office:value-type="string" calcext:value-type="string">
            <text:p>1.59%</text:p>
          </table:table-cell>
        </table:table-row>
        <table:table-row table:style-name="ro1">
          <table:table-cell table:style-name="ce4" office:value-type="string" calcext:value-type="string">
            <text:p>09/22/2024</text:p>
          </table:table-cell>
          <table:table-cell office:value-type="float" office:value="0.106344" calcext:value-type="float">
            <text:p>0.106344</text:p>
          </table:table-cell>
          <table:table-cell office:value-type="float" office:value="0.109912" calcext:value-type="float">
            <text:p>0.109912</text:p>
          </table:table-cell>
          <table:table-cell office:value-type="float" office:value="0.109921" calcext:value-type="float">
            <text:p>0.109921</text:p>
          </table:table-cell>
          <table:table-cell office:value-type="float" office:value="0.103862" calcext:value-type="float">
            <text:p>0.103862</text:p>
          </table:table-cell>
          <table:table-cell office:value-type="string" calcext:value-type="string">
            <text:p>909.92M</text:p>
          </table:table-cell>
          <table:table-cell table:style-name="ce4" office:value-type="string" calcext:value-type="string">
            <text:p>-3.25%</text:p>
          </table:table-cell>
        </table:table-row>
        <table:table-row table:style-name="ro1">
          <table:table-cell table:style-name="ce4" office:value-type="string" calcext:value-type="string">
            <text:p>09/21/2024</text:p>
          </table:table-cell>
          <table:table-cell office:value-type="float" office:value="0.109916" calcext:value-type="float">
            <text:p>0.109916</text:p>
          </table:table-cell>
          <table:table-cell office:value-type="float" office:value="0.105536" calcext:value-type="float">
            <text:p>0.105536</text:p>
          </table:table-cell>
          <table:table-cell office:value-type="float" office:value="0.110378" calcext:value-type="float">
            <text:p>0.110378</text:p>
          </table:table-cell>
          <table:table-cell office:value-type="float" office:value="0.104056" calcext:value-type="float">
            <text:p>0.104056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4.15%</text:p>
          </table:table-cell>
        </table:table-row>
        <table:table-row table:style-name="ro1">
          <table:table-cell table:style-name="ce4" office:value-type="string" calcext:value-type="string">
            <text:p>09/20/2024</text:p>
          </table:table-cell>
          <table:table-cell office:value-type="float" office:value="0.105535" calcext:value-type="float">
            <text:p>0.105535</text:p>
          </table:table-cell>
          <table:table-cell office:value-type="float" office:value="0.104966" calcext:value-type="float">
            <text:p>0.104966</text:p>
          </table:table-cell>
          <table:table-cell office:value-type="float" office:value="0.107421" calcext:value-type="float">
            <text:p>0.107421</text:p>
          </table:table-cell>
          <table:table-cell office:value-type="float" office:value="0.103654" calcext:value-type="float">
            <text:p>0.103654</text:p>
          </table:table-cell>
          <table:table-cell office:value-type="string" calcext:value-type="string">
            <text:p>1.32B</text:p>
          </table:table-cell>
          <table:table-cell table:style-name="ce4" office:value-type="string" calcext:value-type="string">
            <text:p>0.55%</text:p>
          </table:table-cell>
        </table:table-row>
        <table:table-row table:style-name="ro1">
          <table:table-cell table:style-name="ce4" office:value-type="string" calcext:value-type="string">
            <text:p>09/19/2024</text:p>
          </table:table-cell>
          <table:table-cell office:value-type="float" office:value="0.104962" calcext:value-type="float">
            <text:p>0.104962</text:p>
          </table:table-cell>
          <table:table-cell office:value-type="float" office:value="0.103762" calcext:value-type="float">
            <text:p>0.103762</text:p>
          </table:table-cell>
          <table:table-cell office:value-type="float" office:value="0.107066" calcext:value-type="float">
            <text:p>0.107066</text:p>
          </table:table-cell>
          <table:table-cell office:value-type="float" office:value="0.103471" calcext:value-type="float">
            <text:p>0.103471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1.18%</text:p>
          </table:table-cell>
        </table:table-row>
        <table:table-row table:style-name="ro1">
          <table:table-cell table:style-name="ce4" office:value-type="string" calcext:value-type="string">
            <text:p>09/18/2024</text:p>
          </table:table-cell>
          <table:table-cell office:value-type="float" office:value="0.103742" calcext:value-type="float">
            <text:p>0.103742</text:p>
          </table:table-cell>
          <table:table-cell office:value-type="float" office:value="0.101142" calcext:value-type="float">
            <text:p>0.101142</text:p>
          </table:table-cell>
          <table:table-cell office:value-type="float" office:value="0.103773" calcext:value-type="float">
            <text:p>0.103773</text:p>
          </table:table-cell>
          <table:table-cell office:value-type="float" office:value="0.099419" calcext:value-type="float">
            <text:p>0.099419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2.57%</text:p>
          </table:table-cell>
        </table:table-row>
        <table:table-row table:style-name="ro1">
          <table:table-cell table:style-name="ce4" office:value-type="string" calcext:value-type="string">
            <text:p>09/17/2024</text:p>
          </table:table-cell>
          <table:table-cell office:value-type="float" office:value="0.101142" calcext:value-type="float">
            <text:p>0.101142</text:p>
          </table:table-cell>
          <table:table-cell office:value-type="float" office:value="0.099662" calcext:value-type="float">
            <text:p>0.099662</text:p>
          </table:table-cell>
          <table:table-cell office:value-type="float" office:value="0.102505" calcext:value-type="float">
            <text:p>0.102505</text:p>
          </table:table-cell>
          <table:table-cell office:value-type="float" office:value="0.098722" calcext:value-type="float">
            <text:p>0.098722</text:p>
          </table:table-cell>
          <table:table-cell office:value-type="string" calcext:value-type="string">
            <text:p>1.19B</text:p>
          </table:table-cell>
          <table:table-cell table:style-name="ce4" office:value-type="string" calcext:value-type="string">
            <text:p>1.50%</text:p>
          </table:table-cell>
        </table:table-row>
        <table:table-row table:style-name="ro1">
          <table:table-cell table:style-name="ce4" office:value-type="string" calcext:value-type="string">
            <text:p>09/16/2024</text:p>
          </table:table-cell>
          <table:table-cell office:value-type="float" office:value="0.099647" calcext:value-type="float">
            <text:p>0.099647</text:p>
          </table:table-cell>
          <table:table-cell office:value-type="float" office:value="0.10283" calcext:value-type="float">
            <text:p>0.10283</text:p>
          </table:table-cell>
          <table:table-cell office:value-type="float" office:value="0.103175" calcext:value-type="float">
            <text:p>0.103175</text:p>
          </table:table-cell>
          <table:table-cell office:value-type="float" office:value="0.098383" calcext:value-type="float">
            <text:p>0.098383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-3.11%</text:p>
          </table:table-cell>
        </table:table-row>
        <table:table-row table:style-name="ro1">
          <table:table-cell table:style-name="ce4" office:value-type="string" calcext:value-type="string">
            <text:p>09/15/2024</text:p>
          </table:table-cell>
          <table:table-cell office:value-type="float" office:value="0.102841" calcext:value-type="float">
            <text:p>0.102841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06382" calcext:value-type="float">
            <text:p>0.106382</text:p>
          </table:table-cell>
          <table:table-cell office:value-type="float" office:value="0.102379" calcext:value-type="float">
            <text:p>0.102379</text:p>
          </table:table-cell>
          <table:table-cell office:value-type="string" calcext:value-type="string">
            <text:p>872.38M</text:p>
          </table:table-cell>
          <table:table-cell table:style-name="ce4" office:value-type="string" calcext:value-type="string">
            <text:p>-2.43%</text:p>
          </table:table-cell>
        </table:table-row>
        <table:table-row table:style-name="ro1">
          <table:table-cell table:style-name="ce4" office:value-type="string" calcext:value-type="string">
            <text:p>09/14/2024</text:p>
          </table:table-cell>
          <table:table-cell office:value-type="float" office:value="0.105397" calcext:value-type="float">
            <text:p>0.105397</text:p>
          </table:table-cell>
          <table:table-cell office:value-type="float" office:value="0.10704" calcext:value-type="float">
            <text:p>0.10704</text:p>
          </table:table-cell>
          <table:table-cell office:value-type="float" office:value="0.107614" calcext:value-type="float">
            <text:p>0.107614</text:p>
          </table:table-cell>
          <table:table-cell office:value-type="float" office:value="0.104476" calcext:value-type="float">
            <text:p>0.104476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-1.54%</text:p>
          </table:table-cell>
        </table:table-row>
        <table:table-row table:style-name="ro1">
          <table:table-cell table:style-name="ce4" office:value-type="string" calcext:value-type="string">
            <text:p>09/13/2024</text:p>
          </table:table-cell>
          <table:table-cell office:value-type="float" office:value="0.107041" calcext:value-type="float">
            <text:p>0.107041</text:p>
          </table:table-cell>
          <table:table-cell office:value-type="float" office:value="0.102729" calcext:value-type="float">
            <text:p>0.102729</text:p>
          </table:table-cell>
          <table:table-cell office:value-type="float" office:value="0.108327" calcext:value-type="float">
            <text:p>0.108327</text:p>
          </table:table-cell>
          <table:table-cell office:value-type="float" office:value="0.101804" calcext:value-type="float">
            <text:p>0.101804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4.19%</text:p>
          </table:table-cell>
        </table:table-row>
        <table:table-row table:style-name="ro1">
          <table:table-cell table:style-name="ce4" office:value-type="string" calcext:value-type="string">
            <text:p>09/12/2024</text:p>
          </table:table-cell>
          <table:table-cell office:value-type="float" office:value="0.102732" calcext:value-type="float">
            <text:p>0.102732</text:p>
          </table:table-cell>
          <table:table-cell office:value-type="float" office:value="0.101311" calcext:value-type="float">
            <text:p>0.101311</text:p>
          </table:table-cell>
          <table:table-cell office:value-type="float" office:value="0.103302" calcext:value-type="float">
            <text:p>0.103302</text:p>
          </table:table-cell>
          <table:table-cell office:value-type="float" office:value="0.100458" calcext:value-type="float">
            <text:p>0.100458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1.39%</text:p>
          </table:table-cell>
        </table:table-row>
        <table:table-row table:style-name="ro1">
          <table:table-cell table:style-name="ce4" office:value-type="string" calcext:value-type="string">
            <text:p>09/11/2024</text:p>
          </table:table-cell>
          <table:table-cell office:value-type="float" office:value="0.101326" calcext:value-type="float">
            <text:p>0.101326</text:p>
          </table:table-cell>
          <table:table-cell office:value-type="float" office:value="0.102801" calcext:value-type="float">
            <text:p>0.102801</text:p>
          </table:table-cell>
          <table:table-cell office:value-type="float" office:value="0.103043" calcext:value-type="float">
            <text:p>0.103043</text:p>
          </table:table-cell>
          <table:table-cell office:value-type="float" office:value="0.098016" calcext:value-type="float">
            <text:p>0.098016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-1.42%</text:p>
          </table:table-cell>
        </table:table-row>
        <table:table-row table:style-name="ro1">
          <table:table-cell table:style-name="ce4" office:value-type="string" calcext:value-type="string">
            <text:p>09/10/2024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103766" calcext:value-type="float">
            <text:p>0.103766</text:p>
          </table:table-cell>
          <table:table-cell office:value-type="float" office:value="0.104522" calcext:value-type="float">
            <text:p>0.104522</text:p>
          </table:table-cell>
          <table:table-cell office:value-type="float" office:value="0.101611" calcext:value-type="float">
            <text:p>0.101611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-0.93%</text:p>
          </table:table-cell>
        </table:table-row>
        <table:table-row table:style-name="ro1">
          <table:table-cell table:style-name="ce4" office:value-type="string" calcext:value-type="string">
            <text:p>09/09/2024</text:p>
          </table:table-cell>
          <table:table-cell office:value-type="float" office:value="0.103751" calcext:value-type="float">
            <text:p>0.103751</text:p>
          </table:table-cell>
          <table:table-cell office:value-type="float" office:value="0.096138" calcext:value-type="float">
            <text:p>0.096138</text:p>
          </table:table-cell>
          <table:table-cell office:value-type="float" office:value="0.104652" calcext:value-type="float">
            <text:p>0.104652</text:p>
          </table:table-cell>
          <table:table-cell office:value-type="float" office:value="0.095731" calcext:value-type="float">
            <text:p>0.095731</text:p>
          </table:table-cell>
          <table:table-cell office:value-type="string" calcext:value-type="string">
            <text:p>1.75B</text:p>
          </table:table-cell>
          <table:table-cell table:style-name="ce4" office:value-type="string" calcext:value-type="string">
            <text:p>7.93%</text:p>
          </table:table-cell>
        </table:table-row>
        <table:table-row table:style-name="ro1">
          <table:table-cell table:style-name="ce4" office:value-type="string" calcext:value-type="string">
            <text:p>09/08/2024</text:p>
          </table:table-cell>
          <table:table-cell office:value-type="float" office:value="0.096127" calcext:value-type="float">
            <text:p>0.096127</text:p>
          </table:table-cell>
          <table:table-cell office:value-type="float" office:value="0.095399" calcext:value-type="float">
            <text:p>0.095399</text:p>
          </table:table-cell>
          <table:table-cell office:value-type="float" office:value="0.096931" calcext:value-type="float">
            <text:p>0.096931</text:p>
          </table:table-cell>
          <table:table-cell office:value-type="float" office:value="0.093895" calcext:value-type="float">
            <text:p>0.093895</text:p>
          </table:table-cell>
          <table:table-cell office:value-type="string" calcext:value-type="string">
            <text:p>857.55M</text:p>
          </table:table-cell>
          <table:table-cell table:style-name="ce4" office:value-type="string" calcext:value-type="string">
            <text:p>0.76%</text:p>
          </table:table-cell>
        </table:table-row>
        <table:table-row table:style-name="ro1">
          <table:table-cell table:style-name="ce4" office:value-type="string" calcext:value-type="string">
            <text:p>09/07/2024</text:p>
          </table:table-cell>
          <table:table-cell office:value-type="float" office:value="0.095399" calcext:value-type="float">
            <text:p>0.095399</text:p>
          </table:table-cell>
          <table:table-cell office:value-type="float" office:value="0.092562" calcext:value-type="float">
            <text:p>0.092562</text:p>
          </table:table-cell>
          <table:table-cell office:value-type="float" office:value="0.095668" calcext:value-type="float">
            <text:p>0.095668</text:p>
          </table:table-cell>
          <table:table-cell office:value-type="float" office:value="0.091761" calcext:value-type="float">
            <text:p>0.091761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3.07%</text:p>
          </table:table-cell>
        </table:table-row>
        <table:table-row table:style-name="ro1">
          <table:table-cell table:style-name="ce4" office:value-type="string" calcext:value-type="string">
            <text:p>09/06/2024</text:p>
          </table:table-cell>
          <table:table-cell office:value-type="float" office:value="0.092559" calcext:value-type="float">
            <text:p>0.092559</text:p>
          </table:table-cell>
          <table:table-cell office:value-type="float" office:value="0.098408" calcext:value-type="float">
            <text:p>0.098408</text:p>
          </table:table-cell>
          <table:table-cell office:value-type="float" office:value="0.099426" calcext:value-type="float">
            <text:p>0.099426</text:p>
          </table:table-cell>
          <table:table-cell office:value-type="float" office:value="0.08911" calcext:value-type="float">
            <text:p>0.08911</text:p>
          </table:table-cell>
          <table:table-cell office:value-type="string" calcext:value-type="string">
            <text:p>1.95B</text:p>
          </table:table-cell>
          <table:table-cell table:style-name="ce4" office:value-type="string" calcext:value-type="string">
            <text:p>-5.95%</text:p>
          </table:table-cell>
        </table:table-row>
        <table:table-row table:style-name="ro1">
          <table:table-cell table:style-name="ce4" office:value-type="string" calcext:value-type="string">
            <text:p>09/05/2024</text:p>
          </table:table-cell>
          <table:table-cell office:value-type="float" office:value="0.098411" calcext:value-type="float">
            <text:p>0.098411</text:p>
          </table:table-cell>
          <table:table-cell office:value-type="float" office:value="0.097992" calcext:value-type="float">
            <text:p>0.097992</text:p>
          </table:table-cell>
          <table:table-cell office:value-type="float" office:value="0.099162" calcext:value-type="float">
            <text:p>0.099162</text:p>
          </table:table-cell>
          <table:table-cell office:value-type="float" office:value="0.096074" calcext:value-type="float">
            <text:p>0.096074</text:p>
          </table:table-cell>
          <table:table-cell office:value-type="string" calcext:value-type="string">
            <text:p>1.09B</text:p>
          </table:table-cell>
          <table:table-cell table:style-name="ce4" office:value-type="string" calcext:value-type="string">
            <text:p>0.44%</text:p>
          </table:table-cell>
        </table:table-row>
        <table:table-row table:style-name="ro1">
          <table:table-cell table:style-name="ce4" office:value-type="string" calcext:value-type="string">
            <text:p>09/04/2024</text:p>
          </table:table-cell>
          <table:table-cell office:value-type="float" office:value="0.097979" calcext:value-type="float">
            <text:p>0.097979</text:p>
          </table:table-cell>
          <table:table-cell office:value-type="float" office:value="0.096752" calcext:value-type="float">
            <text:p>0.096752</text:p>
          </table:table-cell>
          <table:table-cell office:value-type="float" office:value="0.099475" calcext:value-type="float">
            <text:p>0.099475</text:p>
          </table:table-cell>
          <table:table-cell office:value-type="float" office:value="0.092184" calcext:value-type="float">
            <text:p>0.092184</text:p>
          </table:table-cell>
          <table:table-cell office:value-type="string" calcext:value-type="string">
            <text:p>1.56B</text:p>
          </table:table-cell>
          <table:table-cell table:style-name="ce4" office:value-type="string" calcext:value-type="string">
            <text:p>1.25%</text:p>
          </table:table-cell>
        </table:table-row>
        <table:table-row table:style-name="ro1">
          <table:table-cell table:style-name="ce4" office:value-type="string" calcext:value-type="string">
            <text:p>09/03/2024</text:p>
          </table:table-cell>
          <table:table-cell office:value-type="float" office:value="0.09677" calcext:value-type="float">
            <text:p>0.09677</text:p>
          </table:table-cell>
          <table:table-cell office:value-type="float" office:value="0.099114" calcext:value-type="float">
            <text:p>0.099114</text:p>
          </table:table-cell>
          <table:table-cell office:value-type="float" office:value="0.100706" calcext:value-type="float">
            <text:p>0.100706</text:p>
          </table:table-cell>
          <table:table-cell office:value-type="float" office:value="0.096612" calcext:value-type="float">
            <text:p>0.096612</text:p>
          </table:table-cell>
          <table:table-cell office:value-type="string" calcext:value-type="string">
            <text:p>963.92M</text:p>
          </table:table-cell>
          <table:table-cell table:style-name="ce4" office:value-type="string" calcext:value-type="string">
            <text:p>-2.36%</text:p>
          </table:table-cell>
        </table:table-row>
        <table:table-row table:style-name="ro1">
          <table:table-cell table:style-name="ce4" office:value-type="string" calcext:value-type="string">
            <text:p>09/02/2024</text:p>
          </table:table-cell>
          <table:table-cell office:value-type="float" office:value="0.099108" calcext:value-type="float">
            <text:p>0.099108</text:p>
          </table:table-cell>
          <table:table-cell office:value-type="float" office:value="0.095084" calcext:value-type="float">
            <text:p>0.095084</text:p>
          </table:table-cell>
          <table:table-cell office:value-type="float" office:value="0.099769" calcext:value-type="float">
            <text:p>0.099769</text:p>
          </table:table-cell>
          <table:table-cell office:value-type="float" office:value="0.094115" calcext:value-type="float">
            <text:p>0.094115</text:p>
          </table:table-cell>
          <table:table-cell office:value-type="string" calcext:value-type="string">
            <text:p>1.12B</text:p>
          </table:table-cell>
          <table:table-cell table:style-name="ce4" office:value-type="string" calcext:value-type="string">
            <text:p>4.23%</text:p>
          </table:table-cell>
        </table:table-row>
        <table:table-row table:style-name="ro1">
          <table:table-cell table:style-name="ce4" office:value-type="string" calcext:value-type="string">
            <text:p>09/01/2024</text:p>
          </table:table-cell>
          <table:table-cell office:value-type="float" office:value="0.095087" calcext:value-type="float">
            <text:p>0.095087</text:p>
          </table:table-cell>
          <table:table-cell office:value-type="float" office:value="0.101282" calcext:value-type="float">
            <text:p>0.101282</text:p>
          </table:table-cell>
          <table:table-cell office:value-type="float" office:value="0.101473" calcext:value-type="float">
            <text:p>0.101473</text:p>
          </table:table-cell>
          <table:table-cell office:value-type="float" office:value="0.094165" calcext:value-type="float">
            <text:p>0.094165</text:p>
          </table:table-cell>
          <table:table-cell office:value-type="string" calcext:value-type="string">
            <text:p>1.00B</text:p>
          </table:table-cell>
          <table:table-cell table:style-name="ce4" office:value-type="string" calcext:value-type="string">
            <text:p>-6.12%</text:p>
          </table:table-cell>
        </table:table-row>
        <table:table-row table:style-name="ro1">
          <table:table-cell table:style-name="ce4" office:value-type="string" calcext:value-type="string">
            <text:p>08/31/2024</text:p>
          </table:table-cell>
          <table:table-cell office:value-type="float" office:value="0.101281" calcext:value-type="float">
            <text:p>0.101281</text:p>
          </table:table-cell>
          <table:table-cell office:value-type="float" office:value="0.101741" calcext:value-type="float">
            <text:p>0.101741</text:p>
          </table:table-cell>
          <table:table-cell office:value-type="float" office:value="0.102359" calcext:value-type="float">
            <text:p>0.102359</text:p>
          </table:table-cell>
          <table:table-cell office:value-type="float" office:value="0.100365" calcext:value-type="float">
            <text:p>0.100365</text:p>
          </table:table-cell>
          <table:table-cell office:value-type="string" calcext:value-type="string">
            <text:p>722.19M</text:p>
          </table:table-cell>
          <table:table-cell table:style-name="ce4" office:value-type="string" calcext:value-type="string">
            <text:p>-0.46%</text:p>
          </table:table-cell>
        </table:table-row>
        <table:table-row table:style-name="ro1">
          <table:table-cell table:style-name="ce4" office:value-type="string" calcext:value-type="string">
            <text:p>08/30/2024</text:p>
          </table:table-cell>
          <table:table-cell office:value-type="float" office:value="0.101753" calcext:value-type="float">
            <text:p>0.101753</text:p>
          </table:table-cell>
          <table:table-cell office:value-type="float" office:value="0.100429" calcext:value-type="float">
            <text:p>0.100429</text:p>
          </table:table-cell>
          <table:table-cell office:value-type="float" office:value="0.102456" calcext:value-type="float">
            <text:p>0.102456</text:p>
          </table:table-cell>
          <table:table-cell office:value-type="float" office:value="0.097209" calcext:value-type="float">
            <text:p>0.097209</text:p>
          </table:table-cell>
          <table:table-cell office:value-type="string" calcext:value-type="string">
            <text:p>1.42B</text:p>
          </table:table-cell>
          <table:table-cell table:style-name="ce4" office:value-type="string" calcext:value-type="string">
            <text:p>1.32%</text:p>
          </table:table-cell>
        </table:table-row>
        <table:table-row table:style-name="ro1">
          <table:table-cell table:style-name="ce4" office:value-type="string" calcext:value-type="string">
            <text:p>08/29/2024</text:p>
          </table:table-cell>
          <table:table-cell office:value-type="float" office:value="0.10043" calcext:value-type="float">
            <text:p>0.10043</text:p>
          </table:table-cell>
          <table:table-cell office:value-type="float" office:value="0.099594" calcext:value-type="float">
            <text:p>0.099594</text:p>
          </table:table-cell>
          <table:table-cell office:value-type="float" office:value="0.102518" calcext:value-type="float">
            <text:p>0.102518</text:p>
          </table:table-cell>
          <table:table-cell office:value-type="float" office:value="0.098351" calcext:value-type="float">
            <text:p>0.098351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0.83%</text:p>
          </table:table-cell>
        </table:table-row>
        <table:table-row table:style-name="ro1">
          <table:table-cell table:style-name="ce4" office:value-type="string" calcext:value-type="string">
            <text:p>08/28/2024</text:p>
          </table:table-cell>
          <table:table-cell office:value-type="float" office:value="0.099601" calcext:value-type="float">
            <text:p>0.099601</text:p>
          </table:table-cell>
          <table:table-cell office:value-type="float" office:value="0.099011" calcext:value-type="float">
            <text:p>0.099011</text:p>
          </table:table-cell>
          <table:table-cell office:value-type="float" office:value="0.101761" calcext:value-type="float">
            <text:p>0.101761</text:p>
          </table:table-cell>
          <table:table-cell office:value-type="float" office:value="0.097004" calcext:value-type="float">
            <text:p>0.097004</text:p>
          </table:table-cell>
          <table:table-cell office:value-type="string" calcext:value-type="string">
            <text:p>1.71B</text:p>
          </table:table-cell>
          <table:table-cell table:style-name="ce4" office:value-type="string" calcext:value-type="string">
            <text:p>0.60%</text:p>
          </table:table-cell>
        </table:table-row>
        <table:table-row table:style-name="ro1">
          <table:table-cell table:style-name="ce4" office:value-type="string" calcext:value-type="string">
            <text:p>08/27/2024</text:p>
          </table:table-cell>
          <table:table-cell office:value-type="float" office:value="0.099007" calcext:value-type="float">
            <text:p>0.099007</text:p>
          </table:table-cell>
          <table:table-cell office:value-type="float" office:value="0.105207" calcext:value-type="float">
            <text:p>0.105207</text:p>
          </table:table-cell>
          <table:table-cell office:value-type="float" office:value="0.106498" calcext:value-type="float">
            <text:p>0.106498</text:p>
          </table:table-cell>
          <table:table-cell office:value-type="float" office:value="0.096634" calcext:value-type="float">
            <text:p>0.096634</text:p>
          </table:table-cell>
          <table:table-cell office:value-type="string" calcext:value-type="string">
            <text:p>1.59B</text:p>
          </table:table-cell>
          <table:table-cell table:style-name="ce4" office:value-type="string" calcext:value-type="string">
            <text:p>-5.90%</text:p>
          </table:table-cell>
        </table:table-row>
        <table:table-row table:style-name="ro1">
          <table:table-cell table:style-name="ce4" office:value-type="string" calcext:value-type="string">
            <text:p>08/26/2024</text:p>
          </table:table-cell>
          <table:table-cell office:value-type="float" office:value="0.10521" calcext:value-type="float">
            <text:p>0.10521</text:p>
          </table:table-cell>
          <table:table-cell office:value-type="float" office:value="0.10971" calcext:value-type="float">
            <text:p>0.10971</text:p>
          </table:table-cell>
          <table:table-cell office:value-type="float" office:value="0.110297" calcext:value-type="float">
            <text:p>0.110297</text:p>
          </table:table-cell>
          <table:table-cell office:value-type="float" office:value="0.10453" calcext:value-type="float">
            <text:p>0.10453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-4.11%</text:p>
          </table:table-cell>
        </table:table-row>
        <table:table-row table:style-name="ro1">
          <table:table-cell table:style-name="ce4" office:value-type="string" calcext:value-type="string">
            <text:p>08/25/2024</text:p>
          </table:table-cell>
          <table:table-cell office:value-type="float" office:value="0.109723" calcext:value-type="float">
            <text:p>0.109723</text:p>
          </table:table-cell>
          <table:table-cell office:value-type="float" office:value="0.112592" calcext:value-type="float">
            <text:p>0.11259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07946" calcext:value-type="float">
            <text:p>0.107946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-2.55%</text:p>
          </table:table-cell>
        </table:table-row>
        <table:table-row table:style-name="ro1">
          <table:table-cell table:style-name="ce4" office:value-type="string" calcext:value-type="string">
            <text:p>08/24/2024</text:p>
          </table:table-cell>
          <table:table-cell office:value-type="float" office:value="0.112591" calcext:value-type="float">
            <text:p>0.112591</text:p>
          </table:table-cell>
          <table:table-cell office:value-type="float" office:value="0.112896" calcext:value-type="float">
            <text:p>0.112896</text:p>
          </table:table-cell>
          <table:table-cell office:value-type="float" office:value="0.114951" calcext:value-type="float">
            <text:p>0.114951</text:p>
          </table:table-cell>
          <table:table-cell office:value-type="float" office:value="0.110899" calcext:value-type="float">
            <text:p>0.110899</text:p>
          </table:table-cell>
          <table:table-cell office:value-type="string" calcext:value-type="string">
            <text:p>1.77B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08/23/2024</text:p>
          </table:table-cell>
          <table:table-cell office:value-type="float" office:value="0.112895" calcext:value-type="float">
            <text:p>0.112895</text:p>
          </table:table-cell>
          <table:table-cell office:value-type="float" office:value="0.105254" calcext:value-type="float">
            <text:p>0.105254</text:p>
          </table:table-cell>
          <table:table-cell office:value-type="float" office:value="0.115271" calcext:value-type="float">
            <text:p>0.115271</text:p>
          </table:table-cell>
          <table:table-cell office:value-type="float" office:value="0.105239" calcext:value-type="float">
            <text:p>0.105239</text:p>
          </table:table-cell>
          <table:table-cell office:value-type="string" calcext:value-type="string">
            <text:p>2.03B</text:p>
          </table:table-cell>
          <table:table-cell table:style-name="ce4" office:value-type="string" calcext:value-type="string">
            <text:p>7.27%</text:p>
          </table:table-cell>
        </table:table-row>
        <table:table-row table:style-name="ro1">
          <table:table-cell table:style-name="ce4" office:value-type="string" calcext:value-type="string">
            <text:p>08/22/2024</text:p>
          </table:table-cell>
          <table:table-cell office:value-type="float" office:value="0.105246" calcext:value-type="float">
            <text:p>0.105246</text:p>
          </table:table-cell>
          <table:table-cell office:value-type="float" office:value="0.106151" calcext:value-type="float">
            <text:p>0.106151</text:p>
          </table:table-cell>
          <table:table-cell office:value-type="float" office:value="0.106864" calcext:value-type="float">
            <text:p>0.106864</text:p>
          </table:table-cell>
          <table:table-cell office:value-type="float" office:value="0.104113" calcext:value-type="float">
            <text:p>0.104113</text:p>
          </table:table-cell>
          <table:table-cell office:value-type="string" calcext:value-type="string">
            <text:p>956.06M</text:p>
          </table:table-cell>
          <table:table-cell table:style-name="ce4" office:value-type="string" calcext:value-type="string">
            <text:p>-0.85%</text:p>
          </table:table-cell>
        </table:table-row>
        <table:table-row table:style-name="ro1">
          <table:table-cell table:style-name="ce4" office:value-type="string" calcext:value-type="string">
            <text:p>08/21/2024</text:p>
          </table:table-cell>
          <table:table-cell office:value-type="float" office:value="0.10615" calcext:value-type="float">
            <text:p>0.10615</text:p>
          </table:table-cell>
          <table:table-cell office:value-type="float" office:value="0.102926" calcext:value-type="float">
            <text:p>0.102926</text:p>
          </table:table-cell>
          <table:table-cell office:value-type="float" office:value="0.107868" calcext:value-type="float">
            <text:p>0.107868</text:p>
          </table:table-cell>
          <table:table-cell office:value-type="float" office:value="0.102227" calcext:value-type="float">
            <text:p>0.102227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3.14%</text:p>
          </table:table-cell>
        </table:table-row>
        <table:table-row table:style-name="ro1">
          <table:table-cell table:style-name="ce4" office:value-type="string" calcext:value-type="string">
            <text:p>08/20/2024</text:p>
          </table:table-cell>
          <table:table-cell office:value-type="float" office:value="0.102921" calcext:value-type="float">
            <text:p>0.102921</text:p>
          </table:table-cell>
          <table:table-cell office:value-type="float" office:value="0.10133" calcext:value-type="float">
            <text:p>0.10133</text:p>
          </table:table-cell>
          <table:table-cell office:value-type="float" office:value="0.105616" calcext:value-type="float">
            <text:p>0.105616</text:p>
          </table:table-cell>
          <table:table-cell office:value-type="float" office:value="0.101112" calcext:value-type="float">
            <text:p>0.101112</text:p>
          </table:table-cell>
          <table:table-cell office:value-type="string" calcext:value-type="string">
            <text:p>1.73B</text:p>
          </table:table-cell>
          <table:table-cell table:style-name="ce4" office:value-type="string" calcext:value-type="string">
            <text:p>1.57%</text:p>
          </table:table-cell>
        </table:table-row>
        <table:table-row table:style-name="ro1">
          <table:table-cell table:style-name="ce4" office:value-type="string" calcext:value-type="string">
            <text:p>08/19/2024</text:p>
          </table:table-cell>
          <table:table-cell office:value-type="float" office:value="0.101331" calcext:value-type="float">
            <text:p>0.101331</text:p>
          </table:table-cell>
          <table:table-cell office:value-type="float" office:value="0.100068" calcext:value-type="float">
            <text:p>0.100068</text:p>
          </table:table-cell>
          <table:table-cell office:value-type="float" office:value="0.101773" calcext:value-type="float">
            <text:p>0.101773</text:p>
          </table:table-cell>
          <table:table-cell office:value-type="float" office:value="0.098616" calcext:value-type="float">
            <text:p>0.098616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1.28%</text:p>
          </table:table-cell>
        </table:table-row>
        <table:table-row table:style-name="ro1">
          <table:table-cell table:style-name="ce4" office:value-type="string" calcext:value-type="string">
            <text:p>08/18/2024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102769" calcext:value-type="float">
            <text:p>0.102769</text:p>
          </table:table-cell>
          <table:table-cell office:value-type="float" office:value="0.104394" calcext:value-type="float">
            <text:p>0.104394</text:p>
          </table:table-cell>
          <table:table-cell office:value-type="float" office:value="0.100039" calcext:value-type="float">
            <text:p>0.100039</text:p>
          </table:table-cell>
          <table:table-cell office:value-type="string" calcext:value-type="string">
            <text:p>937.83M</text:p>
          </table:table-cell>
          <table:table-cell table:style-name="ce4" office:value-type="string" calcext:value-type="string">
            <text:p>-2.64%</text:p>
          </table:table-cell>
        </table:table-row>
        <table:table-row table:style-name="ro1">
          <table:table-cell table:style-name="ce4" office:value-type="string" calcext:value-type="string">
            <text:p>08/17/2024</text:p>
          </table:table-cell>
          <table:table-cell office:value-type="float" office:value="0.102765" calcext:value-type="float">
            <text:p>0.102765</text:p>
          </table:table-cell>
          <table:table-cell office:value-type="float" office:value="0.100328" calcext:value-type="float">
            <text:p>0.100328</text:p>
          </table:table-cell>
          <table:table-cell office:value-type="float" office:value="0.103661" calcext:value-type="float">
            <text:p>0.103661</text:p>
          </table:table-cell>
          <table:table-cell office:value-type="float" office:value="0.100006" calcext:value-type="float">
            <text:p>0.100006</text:p>
          </table:table-cell>
          <table:table-cell office:value-type="string" calcext:value-type="string">
            <text:p>802.44M</text:p>
          </table:table-cell>
          <table:table-cell table:style-name="ce4" office:value-type="string" calcext:value-type="string">
            <text:p>2.43%</text:p>
          </table:table-cell>
        </table:table-row>
        <table:table-row table:style-name="ro1">
          <table:table-cell table:style-name="ce4" office:value-type="string" calcext:value-type="string">
            <text:p>08/16/2024</text:p>
          </table:table-cell>
          <table:table-cell office:value-type="float" office:value="0.100324" calcext:value-type="float">
            <text:p>0.10032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02042" calcext:value-type="float">
            <text:p>0.102042</text:p>
          </table:table-cell>
          <table:table-cell office:value-type="float" office:value="0.097624" calcext:value-type="float">
            <text:p>0.097624</text:p>
          </table:table-cell>
          <table:table-cell office:value-type="string" calcext:value-type="string">
            <text:p>1.42B</text:p>
          </table:table-cell>
          <table:table-cell table:style-name="ce4" office:value-type="string" calcext:value-type="string">
            <text:p>0.14%</text:p>
          </table:table-cell>
        </table:table-row>
        <table:table-row table:style-name="ro1">
          <table:table-cell table:style-name="ce4" office:value-type="string" calcext:value-type="string">
            <text:p>08/15/2024</text:p>
          </table:table-cell>
          <table:table-cell office:value-type="float" office:value="0.100182" calcext:value-type="float">
            <text:p>0.100182</text:p>
          </table:table-cell>
          <table:table-cell office:value-type="float" office:value="0.102449" calcext:value-type="float">
            <text:p>0.102449</text:p>
          </table:table-cell>
          <table:table-cell office:value-type="float" office:value="0.104825" calcext:value-type="float">
            <text:p>0.104825</text:p>
          </table:table-cell>
          <table:table-cell office:value-type="float" office:value="0.098005" calcext:value-type="float">
            <text:p>0.098005</text:p>
          </table:table-cell>
          <table:table-cell office:value-type="string" calcext:value-type="string">
            <text:p>1.53B</text:p>
          </table:table-cell>
          <table:table-cell table:style-name="ce4" office:value-type="string" calcext:value-type="string">
            <text:p>-2.22%</text:p>
          </table:table-cell>
        </table:table-row>
        <table:table-row table:style-name="ro1">
          <table:table-cell table:style-name="ce4" office:value-type="string" calcext:value-type="string">
            <text:p>08/14/2024</text:p>
          </table:table-cell>
          <table:table-cell office:value-type="float" office:value="0.102455" calcext:value-type="float">
            <text:p>0.102455</text:p>
          </table:table-cell>
          <table:table-cell office:value-type="float" office:value="0.106381" calcext:value-type="float">
            <text:p>0.106381</text:p>
          </table:table-cell>
          <table:table-cell office:value-type="float" office:value="0.106801" calcext:value-type="float">
            <text:p>0.106801</text:p>
          </table:table-cell>
          <table:table-cell office:value-type="float" office:value="0.101566" calcext:value-type="float">
            <text:p>0.101566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-3.69%</text:p>
          </table:table-cell>
        </table:table-row>
        <table:table-row table:style-name="ro1">
          <table:table-cell table:style-name="ce4" office:value-type="string" calcext:value-type="string">
            <text:p>08/13/2024</text:p>
          </table:table-cell>
          <table:table-cell office:value-type="float" office:value="0.106382" calcext:value-type="float">
            <text:p>0.106382</text:p>
          </table:table-cell>
          <table:table-cell office:value-type="float" office:value="0.107893" calcext:value-type="float">
            <text:p>0.107893</text:p>
          </table:table-cell>
          <table:table-cell office:value-type="float" office:value="0.109013" calcext:value-type="float">
            <text:p>0.109013</text:p>
          </table:table-cell>
          <table:table-cell office:value-type="float" office:value="0.103422" calcext:value-type="float">
            <text:p>0.103422</text:p>
          </table:table-cell>
          <table:table-cell office:value-type="string" calcext:value-type="string">
            <text:p>1.38B</text:p>
          </table:table-cell>
          <table:table-cell table:style-name="ce4" office:value-type="string" calcext:value-type="string">
            <text:p>-1.39%</text:p>
          </table:table-cell>
        </table:table-row>
        <table:table-row table:style-name="ro1">
          <table:table-cell table:style-name="ce4" office:value-type="string" calcext:value-type="string">
            <text:p>08/12/2024</text:p>
          </table:table-cell>
          <table:table-cell office:value-type="float" office:value="0.107881" calcext:value-type="float">
            <text:p>0.107881</text:p>
          </table:table-cell>
          <table:table-cell office:value-type="float" office:value="0.100514" calcext:value-type="float">
            <text:p>0.100514</text:p>
          </table:table-cell>
          <table:table-cell office:value-type="float" office:value="0.108489" calcext:value-type="float">
            <text:p>0.108489</text:p>
          </table:table-cell>
          <table:table-cell office:value-type="float" office:value="0.100219" calcext:value-type="float">
            <text:p>0.100219</text:p>
          </table:table-cell>
          <table:table-cell office:value-type="string" calcext:value-type="string">
            <text:p>1.98B</text:p>
          </table:table-cell>
          <table:table-cell table:style-name="ce4" office:value-type="string" calcext:value-type="string">
            <text:p>7.33%</text:p>
          </table:table-cell>
        </table:table-row>
        <table:table-row table:style-name="ro1">
          <table:table-cell table:style-name="ce4" office:value-type="string" calcext:value-type="string">
            <text:p>08/11/2024</text:p>
          </table:table-cell>
          <table:table-cell office:value-type="float" office:value="0.100514" calcext:value-type="float">
            <text:p>0.100514</text:p>
          </table:table-cell>
          <table:table-cell office:value-type="float" office:value="0.105204" calcext:value-type="float">
            <text:p>0.105204</text:p>
          </table:table-cell>
          <table:table-cell office:value-type="float" office:value="0.110959" calcext:value-type="float">
            <text:p>0.110959</text:p>
          </table:table-cell>
          <table:table-cell office:value-type="float" office:value="0.100201" calcext:value-type="float">
            <text:p>0.100201</text:p>
          </table:table-cell>
          <table:table-cell office:value-type="string" calcext:value-type="string">
            <text:p>1.77B</text:p>
          </table:table-cell>
          <table:table-cell table:style-name="ce4" office:value-type="string" calcext:value-type="string">
            <text:p>-4.45%</text:p>
          </table:table-cell>
        </table:table-row>
        <table:table-row table:style-name="ro1">
          <table:table-cell table:style-name="ce4" office:value-type="string" calcext:value-type="string">
            <text:p>08/10/2024</text:p>
          </table:table-cell>
          <table:table-cell office:value-type="float" office:value="0.105198" calcext:value-type="float">
            <text:p>0.105198</text:p>
          </table:table-cell>
          <table:table-cell office:value-type="float" office:value="0.103865" calcext:value-type="float">
            <text:p>0.103865</text:p>
          </table:table-cell>
          <table:table-cell office:value-type="float" office:value="0.105894" calcext:value-type="float">
            <text:p>0.105894</text:p>
          </table:table-cell>
          <table:table-cell office:value-type="float" office:value="0.102944" calcext:value-type="float">
            <text:p>0.102944</text:p>
          </table:table-cell>
          <table:table-cell office:value-type="string" calcext:value-type="string">
            <text:p>996.77M</text:p>
          </table:table-cell>
          <table:table-cell table:style-name="ce4" office:value-type="string" calcext:value-type="string">
            <text:p>1.28%</text:p>
          </table:table-cell>
        </table:table-row>
        <table:table-row table:style-name="ro1">
          <table:table-cell table:style-name="ce4" office:value-type="string" calcext:value-type="string">
            <text:p>08/09/2024</text:p>
          </table:table-cell>
          <table:table-cell office:value-type="float" office:value="0.10387" calcext:value-type="float">
            <text:p>0.10387</text:p>
          </table:table-cell>
          <table:table-cell office:value-type="float" office:value="0.107431" calcext:value-type="float">
            <text:p>0.107431</text:p>
          </table:table-cell>
          <table:table-cell office:value-type="float" office:value="0.107724" calcext:value-type="float">
            <text:p>0.107724</text:p>
          </table:table-cell>
          <table:table-cell office:value-type="float" office:value="0.101685" calcext:value-type="float">
            <text:p>0.101685</text:p>
          </table:table-cell>
          <table:table-cell office:value-type="string" calcext:value-type="string">
            <text:p>1.61B</text:p>
          </table:table-cell>
          <table:table-cell table:style-name="ce4" office:value-type="string" calcext:value-type="string">
            <text:p>-3.32%</text:p>
          </table:table-cell>
        </table:table-row>
        <table:table-row table:style-name="ro1">
          <table:table-cell table:style-name="ce4" office:value-type="string" calcext:value-type="string">
            <text:p>08/08/2024</text:p>
          </table:table-cell>
          <table:table-cell office:value-type="float" office:value="0.10744" calcext:value-type="float">
            <text:p>0.10744</text:p>
          </table:table-cell>
          <table:table-cell office:value-type="float" office:value="0.095559" calcext:value-type="float">
            <text:p>0.095559</text:p>
          </table:table-cell>
          <table:table-cell office:value-type="float" office:value="0.107893" calcext:value-type="float">
            <text:p>0.107893</text:p>
          </table:table-cell>
          <table:table-cell office:value-type="float" office:value="0.093657" calcext:value-type="float">
            <text:p>0.093657</text:p>
          </table:table-cell>
          <table:table-cell office:value-type="string" calcext:value-type="string">
            <text:p>2.13B</text:p>
          </table:table-cell>
          <table:table-cell table:style-name="ce4" office:value-type="string" calcext:value-type="string">
            <text:p>12.55%</text:p>
          </table:table-cell>
        </table:table-row>
        <table:table-row table:style-name="ro1">
          <table:table-cell table:style-name="ce4" office:value-type="string" calcext:value-type="string">
            <text:p>08/07/2024</text:p>
          </table:table-cell>
          <table:table-cell office:value-type="float" office:value="0.095457" calcext:value-type="float">
            <text:p>0.095457</text:p>
          </table:table-cell>
          <table:table-cell office:value-type="float" office:value="0.096482" calcext:value-type="float">
            <text:p>0.096482</text:p>
          </table:table-cell>
          <table:table-cell office:value-type="float" office:value="0.101903" calcext:value-type="float">
            <text:p>0.101903</text:p>
          </table:table-cell>
          <table:table-cell office:value-type="float" office:value="0.094394" calcext:value-type="float">
            <text:p>0.094394</text:p>
          </table:table-cell>
          <table:table-cell office:value-type="string" calcext:value-type="string">
            <text:p>2.50B</text:p>
          </table:table-cell>
          <table:table-cell table:style-name="ce4" office:value-type="string" calcext:value-type="string">
            <text:p>-1.08%</text:p>
          </table:table-cell>
        </table:table-row>
        <table:table-row table:style-name="ro1">
          <table:table-cell table:style-name="ce4" office:value-type="string" calcext:value-type="string">
            <text:p>08/06/2024</text:p>
          </table:table-cell>
          <table:table-cell office:value-type="float" office:value="0.096499" calcext:value-type="float">
            <text:p>0.096499</text:p>
          </table:table-cell>
          <table:table-cell office:value-type="float" office:value="0.094181" calcext:value-type="float">
            <text:p>0.094181</text:p>
          </table:table-cell>
          <table:table-cell office:value-type="float" office:value="0.101345" calcext:value-type="float">
            <text:p>0.101345</text:p>
          </table:table-cell>
          <table:table-cell office:value-type="float" office:value="0.094154" calcext:value-type="float">
            <text:p>0.094154</text:p>
          </table:table-cell>
          <table:table-cell office:value-type="string" calcext:value-type="string">
            <text:p>2.91B</text:p>
          </table:table-cell>
          <table:table-cell table:style-name="ce4" office:value-type="string" calcext:value-type="string">
            <text:p>2.47%</text:p>
          </table:table-cell>
        </table:table-row>
        <table:table-row table:style-name="ro1">
          <table:table-cell table:style-name="ce4" office:value-type="string" calcext:value-type="string">
            <text:p>08/05/2024</text:p>
          </table:table-cell>
          <table:table-cell office:value-type="float" office:value="0.094175" calcext:value-type="float">
            <text:p>0.094175</text:p>
          </table:table-cell>
          <table:table-cell office:value-type="float" office:value="0.103746" calcext:value-type="float">
            <text:p>0.103746</text:p>
          </table:table-cell>
          <table:table-cell office:value-type="float" office:value="0.104215" calcext:value-type="float">
            <text:p>0.104215</text:p>
          </table:table-cell>
          <table:table-cell office:value-type="float" office:value="0.080549" calcext:value-type="float">
            <text:p>0.080549</text:p>
          </table:table-cell>
          <table:table-cell office:value-type="string" calcext:value-type="string">
            <text:p>9.24B</text:p>
          </table:table-cell>
          <table:table-cell table:style-name="ce4" office:value-type="string" calcext:value-type="string">
            <text:p>-9.22%</text:p>
          </table:table-cell>
        </table:table-row>
        <table:table-row table:style-name="ro1">
          <table:table-cell table:style-name="ce4" office:value-type="string" calcext:value-type="string">
            <text:p>08/04/2024</text:p>
          </table:table-cell>
          <table:table-cell office:value-type="float" office:value="0.103745" calcext:value-type="float">
            <text:p>0.103745</text:p>
          </table:table-cell>
          <table:table-cell office:value-type="float" office:value="0.108123" calcext:value-type="float">
            <text:p>0.108123</text:p>
          </table:table-cell>
          <table:table-cell office:value-type="float" office:value="0.10933" calcext:value-type="float">
            <text:p>0.10933</text:p>
          </table:table-cell>
          <table:table-cell office:value-type="float" office:value="0.099323" calcext:value-type="float">
            <text:p>0.099323</text:p>
          </table:table-cell>
          <table:table-cell office:value-type="string" calcext:value-type="string">
            <text:p>2.12B</text:p>
          </table:table-cell>
          <table:table-cell table:style-name="ce4" office:value-type="string" calcext:value-type="string">
            <text:p>-4.04%</text:p>
          </table:table-cell>
        </table:table-row>
        <table:table-row table:style-name="ro1">
          <table:table-cell table:style-name="ce4" office:value-type="string" calcext:value-type="string">
            <text:p>08/03/2024</text:p>
          </table:table-cell>
          <table:table-cell office:value-type="float" office:value="0.108115" calcext:value-type="float">
            <text:p>0.108115</text:p>
          </table:table-cell>
          <table:table-cell office:value-type="float" office:value="0.111579" calcext:value-type="float">
            <text:p>0.111579</text:p>
          </table:table-cell>
          <table:table-cell office:value-type="float" office:value="0.114659" calcext:value-type="float">
            <text:p>0.114659</text:p>
          </table:table-cell>
          <table:table-cell office:value-type="float" office:value="0.10529" calcext:value-type="float">
            <text:p>0.10529</text:p>
          </table:table-cell>
          <table:table-cell office:value-type="string" calcext:value-type="string">
            <text:p>2.09B</text:p>
          </table:table-cell>
          <table:table-cell table:style-name="ce4" office:value-type="string" calcext:value-type="string">
            <text:p>-3.10%</text:p>
          </table:table-cell>
        </table:table-row>
        <table:table-row table:style-name="ro1">
          <table:table-cell table:style-name="ce4" office:value-type="string" calcext:value-type="string">
            <text:p>08/02/2024</text:p>
          </table:table-cell>
          <table:table-cell office:value-type="float" office:value="0.111578" calcext:value-type="float">
            <text:p>0.111578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119684" calcext:value-type="float">
            <text:p>0.119684</text:p>
          </table:table-cell>
          <table:table-cell office:value-type="float" office:value="0.110312" calcext:value-type="float">
            <text:p>0.110312</text:p>
          </table:table-cell>
          <table:table-cell office:value-type="string" calcext:value-type="string">
            <text:p>1.90B</text:p>
          </table:table-cell>
          <table:table-cell table:style-name="ce4" office:value-type="string" calcext:value-type="string">
            <text:p>-6.34%</text:p>
          </table:table-cell>
        </table:table-row>
        <table:table-row table:style-name="ro1">
          <table:table-cell table:style-name="ce4" office:value-type="string" calcext:value-type="string">
            <text:p>08/01/2024</text:p>
          </table:table-cell>
          <table:table-cell office:value-type="float" office:value="0.119135" calcext:value-type="float">
            <text:p>0.119135</text:p>
          </table:table-cell>
          <table:table-cell office:value-type="float" office:value="0.121921" calcext:value-type="float">
            <text:p>0.121921</text:p>
          </table:table-cell>
          <table:table-cell office:value-type="float" office:value="0.123089" calcext:value-type="float">
            <text:p>0.123089</text:p>
          </table:table-cell>
          <table:table-cell office:value-type="float" office:value="0.11239" calcext:value-type="float">
            <text:p>0.11239</text:p>
          </table:table-cell>
          <table:table-cell office:value-type="string" calcext:value-type="string">
            <text:p>1.90B</text:p>
          </table:table-cell>
          <table:table-cell table:style-name="ce4" office:value-type="string" calcext:value-type="string">
            <text:p>-2.28%</text:p>
          </table:table-cell>
        </table:table-row>
        <table:table-row table:style-name="ro1">
          <table:table-cell table:style-name="ce4" office:value-type="string" calcext:value-type="string">
            <text:p>07/31/2024</text:p>
          </table:table-cell>
          <table:table-cell office:value-type="float" office:value="0.12192" calcext:value-type="float">
            <text:p>0.12192</text:p>
          </table:table-cell>
          <table:table-cell office:value-type="float" office:value="0.125489" calcext:value-type="float">
            <text:p>0.125489</text:p>
          </table:table-cell>
          <table:table-cell office:value-type="float" office:value="0.127296" calcext:value-type="float">
            <text:p>0.127296</text:p>
          </table:table-cell>
          <table:table-cell office:value-type="float" office:value="0.121379" calcext:value-type="float">
            <text:p>0.121379</text:p>
          </table:table-cell>
          <table:table-cell office:value-type="string" calcext:value-type="string">
            <text:p>1.32B</text:p>
          </table:table-cell>
          <table:table-cell table:style-name="ce4" office:value-type="string" calcext:value-type="string">
            <text:p>-2.84%</text:p>
          </table:table-cell>
        </table:table-row>
        <table:table-row table:style-name="ro1">
          <table:table-cell table:style-name="ce4" office:value-type="string" calcext:value-type="string">
            <text:p>07/30/2024</text:p>
          </table:table-cell>
          <table:table-cell office:value-type="float" office:value="0.125486" calcext:value-type="float">
            <text:p>0.125486</text:p>
          </table:table-cell>
          <table:table-cell office:value-type="float" office:value="0.128437" calcext:value-type="float">
            <text:p>0.128437</text:p>
          </table:table-cell>
          <table:table-cell office:value-type="float" office:value="0.130429" calcext:value-type="float">
            <text:p>0.130429</text:p>
          </table:table-cell>
          <table:table-cell office:value-type="float" office:value="0.123399" calcext:value-type="float">
            <text:p>0.123399</text:p>
          </table:table-cell>
          <table:table-cell office:value-type="string" calcext:value-type="string">
            <text:p>1.38B</text:p>
          </table:table-cell>
          <table:table-cell table:style-name="ce4" office:value-type="string" calcext:value-type="string">
            <text:p>-2.30%</text:p>
          </table:table-cell>
        </table:table-row>
        <table:table-row table:style-name="ro1">
          <table:table-cell table:style-name="ce4" office:value-type="string" calcext:value-type="string">
            <text:p>07/29/2024</text:p>
          </table:table-cell>
          <table:table-cell office:value-type="float" office:value="0.128439" calcext:value-type="float">
            <text:p>0.128439</text:p>
          </table:table-cell>
          <table:table-cell office:value-type="float" office:value="0.130045" calcext:value-type="float">
            <text:p>0.130045</text:p>
          </table:table-cell>
          <table:table-cell office:value-type="float" office:value="0.135009" calcext:value-type="float">
            <text:p>0.135009</text:p>
          </table:table-cell>
          <table:table-cell office:value-type="float" office:value="0.127809" calcext:value-type="float">
            <text:p>0.127809</text:p>
          </table:table-cell>
          <table:table-cell office:value-type="string" calcext:value-type="string">
            <text:p>1.72B</text:p>
          </table:table-cell>
          <table:table-cell table:style-name="ce4" office:value-type="string" calcext:value-type="string">
            <text:p>-1.24%</text:p>
          </table:table-cell>
        </table:table-row>
        <table:table-row table:style-name="ro1">
          <table:table-cell table:style-name="ce4" office:value-type="string" calcext:value-type="string">
            <text:p>07/28/2024</text:p>
          </table:table-cell>
          <table:table-cell office:value-type="float" office:value="0.130048" calcext:value-type="float">
            <text:p>0.130048</text:p>
          </table:table-cell>
          <table:table-cell office:value-type="float" office:value="0.131314" calcext:value-type="float">
            <text:p>0.131314</text:p>
          </table:table-cell>
          <table:table-cell office:value-type="float" office:value="0.131799" calcext:value-type="float">
            <text:p>0.131799</text:p>
          </table:table-cell>
          <table:table-cell office:value-type="float" office:value="0.128186" calcext:value-type="float">
            <text:p>0.128186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-0.94%</text:p>
          </table:table-cell>
        </table:table-row>
        <table:table-row table:style-name="ro1">
          <table:table-cell table:style-name="ce4" office:value-type="string" calcext:value-type="string">
            <text:p>07/27/2024</text:p>
          </table:table-cell>
          <table:table-cell office:value-type="float" office:value="0.131284" calcext:value-type="float">
            <text:p>0.131284</text:p>
          </table:table-cell>
          <table:table-cell office:value-type="float" office:value="0.134183" calcext:value-type="float">
            <text:p>0.134183</text:p>
          </table:table-cell>
          <table:table-cell office:value-type="float" office:value="0.138702" calcext:value-type="float">
            <text:p>0.138702</text:p>
          </table:table-cell>
          <table:table-cell office:value-type="float" office:value="0.130734" calcext:value-type="float">
            <text:p>0.130734</text:p>
          </table:table-cell>
          <table:table-cell office:value-type="string" calcext:value-type="string">
            <text:p>2.34B</text:p>
          </table:table-cell>
          <table:table-cell table:style-name="ce4" office:value-type="string" calcext:value-type="string">
            <text:p>-2.18%</text:p>
          </table:table-cell>
        </table:table-row>
        <table:table-row table:style-name="ro1">
          <table:table-cell table:style-name="ce4" office:value-type="string" calcext:value-type="string">
            <text:p>07/26/2024</text:p>
          </table:table-cell>
          <table:table-cell office:value-type="float" office:value="0.134203" calcext:value-type="float">
            <text:p>0.134203</text:p>
          </table:table-cell>
          <table:table-cell office:value-type="float" office:value="0.125259" calcext:value-type="float">
            <text:p>0.125259</text:p>
          </table:table-cell>
          <table:table-cell office:value-type="float" office:value="0.134921" calcext:value-type="float">
            <text:p>0.134921</text:p>
          </table:table-cell>
          <table:table-cell office:value-type="float" office:value="0.125143" calcext:value-type="float">
            <text:p>0.125143</text:p>
          </table:table-cell>
          <table:table-cell office:value-type="string" calcext:value-type="string">
            <text:p>1.65B</text:p>
          </table:table-cell>
          <table:table-cell table:style-name="ce4" office:value-type="string" calcext:value-type="string">
            <text:p>7.13%</text:p>
          </table:table-cell>
        </table:table-row>
        <table:table-row table:style-name="ro1">
          <table:table-cell table:style-name="ce4" office:value-type="string" calcext:value-type="string">
            <text:p>07/25/2024</text:p>
          </table:table-cell>
          <table:table-cell office:value-type="float" office:value="0.125274" calcext:value-type="float">
            <text:p>0.125274</text:p>
          </table:table-cell>
          <table:table-cell office:value-type="float" office:value="0.127923" calcext:value-type="float">
            <text:p>0.127923</text:p>
          </table:table-cell>
          <table:table-cell office:value-type="float" office:value="0.128683" calcext:value-type="float">
            <text:p>0.128683</text:p>
          </table:table-cell>
          <table:table-cell office:value-type="float" office:value="0.120233" calcext:value-type="float">
            <text:p>0.120233</text:p>
          </table:table-cell>
          <table:table-cell office:value-type="string" calcext:value-type="string">
            <text:p>2.02B</text:p>
          </table:table-cell>
          <table:table-cell table:style-name="ce4" office:value-type="string" calcext:value-type="string">
            <text:p>-2.08%</text:p>
          </table:table-cell>
        </table:table-row>
        <table:table-row table:style-name="ro1">
          <table:table-cell table:style-name="ce4" office:value-type="string" calcext:value-type="string">
            <text:p>07/24/2024</text:p>
          </table:table-cell>
          <table:table-cell office:value-type="float" office:value="0.12794" calcext:value-type="float">
            <text:p>0.12794</text:p>
          </table:table-cell>
          <table:table-cell office:value-type="float" office:value="0.130296" calcext:value-type="float">
            <text:p>0.130296</text:p>
          </table:table-cell>
          <table:table-cell office:value-type="float" office:value="0.134727" calcext:value-type="float">
            <text:p>0.134727</text:p>
          </table:table-cell>
          <table:table-cell office:value-type="float" office:value="0.126995" calcext:value-type="float">
            <text:p>0.126995</text:p>
          </table:table-cell>
          <table:table-cell office:value-type="string" calcext:value-type="string">
            <text:p>1.50B</text:p>
          </table:table-cell>
          <table:table-cell table:style-name="ce4" office:value-type="string" calcext:value-type="string">
            <text:p>-1.81%</text:p>
          </table:table-cell>
        </table:table-row>
        <table:table-row table:style-name="ro1">
          <table:table-cell table:style-name="ce4" office:value-type="string" calcext:value-type="string">
            <text:p>07/23/2024</text:p>
          </table:table-cell>
          <table:table-cell office:value-type="float" office:value="0.130293" calcext:value-type="float">
            <text:p>0.130293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139158" calcext:value-type="float">
            <text:p>0.139158</text:p>
          </table:table-cell>
          <table:table-cell office:value-type="float" office:value="0.128346" calcext:value-type="float">
            <text:p>0.128346</text:p>
          </table:table-cell>
          <table:table-cell office:value-type="string" calcext:value-type="string">
            <text:p>2.11B</text:p>
          </table:table-cell>
          <table:table-cell table:style-name="ce4" office:value-type="string" calcext:value-type="string">
            <text:p>-5.48%</text:p>
          </table:table-cell>
        </table:table-row>
        <table:table-row table:style-name="ro1">
          <table:table-cell table:style-name="ce4" office:value-type="string" calcext:value-type="string">
            <text:p>07/22/2024</text:p>
          </table:table-cell>
          <table:table-cell office:value-type="float" office:value="0.137852" calcext:value-type="float">
            <text:p>0.137852</text:p>
          </table:table-cell>
          <table:table-cell office:value-type="float" office:value="0.140197" calcext:value-type="float">
            <text:p>0.140197</text:p>
          </table:table-cell>
          <table:table-cell office:value-type="float" office:value="0.142431" calcext:value-type="float">
            <text:p>0.142431</text:p>
          </table:table-cell>
          <table:table-cell office:value-type="float" office:value="0.136006" calcext:value-type="float">
            <text:p>0.136006</text:p>
          </table:table-cell>
          <table:table-cell office:value-type="string" calcext:value-type="string">
            <text:p>2.72B</text:p>
          </table:table-cell>
          <table:table-cell table:style-name="ce4" office:value-type="string" calcext:value-type="string">
            <text:p>-1.67%</text:p>
          </table:table-cell>
        </table:table-row>
        <table:table-row table:style-name="ro1">
          <table:table-cell table:style-name="ce4" office:value-type="string" calcext:value-type="string">
            <text:p>07/21/2024</text:p>
          </table:table-cell>
          <table:table-cell office:value-type="float" office:value="0.140196" calcext:value-type="float">
            <text:p>0.140196</text:p>
          </table:table-cell>
          <table:table-cell office:value-type="float" office:value="0.134238" calcext:value-type="float">
            <text:p>0.134238</text:p>
          </table:table-cell>
          <table:table-cell office:value-type="float" office:value="0.143452" calcext:value-type="float">
            <text:p>0.143452</text:p>
          </table:table-cell>
          <table:table-cell office:value-type="float" office:value="0.126127" calcext:value-type="float">
            <text:p>0.126127</text:p>
          </table:table-cell>
          <table:table-cell office:value-type="string" calcext:value-type="string">
            <text:p>2.51B</text:p>
          </table:table-cell>
          <table:table-cell table:style-name="ce4" office:value-type="string" calcext:value-type="string">
            <text:p>4.44%</text:p>
          </table:table-cell>
        </table:table-row>
        <table:table-row table:style-name="ro1">
          <table:table-cell table:style-name="ce4" office:value-type="string" calcext:value-type="string">
            <text:p>07/20/2024</text:p>
          </table:table-cell>
          <table:table-cell office:value-type="float" office:value="0.134242" calcext:value-type="float">
            <text:p>0.134242</text:p>
          </table:table-cell>
          <table:table-cell office:value-type="float" office:value="0.125473" calcext:value-type="float">
            <text:p>0.125473</text:p>
          </table:table-cell>
          <table:table-cell office:value-type="float" office:value="0.135723" calcext:value-type="float">
            <text:p>0.135723</text:p>
          </table:table-cell>
          <table:table-cell office:value-type="float" office:value="0.124327" calcext:value-type="float">
            <text:p>0.124327</text:p>
          </table:table-cell>
          <table:table-cell office:value-type="string" calcext:value-type="string">
            <text:p>2.48B</text:p>
          </table:table-cell>
          <table:table-cell table:style-name="ce4" office:value-type="string" calcext:value-type="string">
            <text:p>6.99%</text:p>
          </table:table-cell>
        </table:table-row>
        <table:table-row table:style-name="ro1">
          <table:table-cell table:style-name="ce4" office:value-type="string" calcext:value-type="string">
            <text:p>07/19/2024</text:p>
          </table:table-cell>
          <table:table-cell office:value-type="float" office:value="0.125473" calcext:value-type="float">
            <text:p>0.125473</text:p>
          </table:table-cell>
          <table:table-cell office:value-type="float" office:value="0.119541" calcext:value-type="float">
            <text:p>0.119541</text:p>
          </table:table-cell>
          <table:table-cell office:value-type="float" office:value="0.12599" calcext:value-type="float">
            <text:p>0.12599</text:p>
          </table:table-cell>
          <table:table-cell office:value-type="float" office:value="0.117534" calcext:value-type="float">
            <text:p>0.117534</text:p>
          </table:table-cell>
          <table:table-cell office:value-type="string" calcext:value-type="string">
            <text:p>1.73B</text:p>
          </table:table-cell>
          <table:table-cell table:style-name="ce4" office:value-type="string" calcext:value-type="string">
            <text:p>4.96%</text:p>
          </table:table-cell>
        </table:table-row>
        <table:table-row table:style-name="ro1">
          <table:table-cell table:style-name="ce4" office:value-type="string" calcext:value-type="string">
            <text:p>07/18/2024</text:p>
          </table:table-cell>
          <table:table-cell office:value-type="float" office:value="0.11954" calcext:value-type="float">
            <text:p>0.11954</text:p>
          </table:table-cell>
          <table:table-cell office:value-type="float" office:value="0.121782" calcext:value-type="float">
            <text:p>0.121782</text:p>
          </table:table-cell>
          <table:table-cell office:value-type="float" office:value="0.12381" calcext:value-type="float">
            <text:p>0.12381</text:p>
          </table:table-cell>
          <table:table-cell office:value-type="float" office:value="0.117235" calcext:value-type="float">
            <text:p>0.117235</text:p>
          </table:table-cell>
          <table:table-cell office:value-type="string" calcext:value-type="string">
            <text:p>1.65B</text:p>
          </table:table-cell>
          <table:table-cell table:style-name="ce4" office:value-type="string" calcext:value-type="string">
            <text:p>-1.84%</text:p>
          </table:table-cell>
        </table:table-row>
        <table:table-row table:style-name="ro1">
          <table:table-cell table:style-name="ce4" office:value-type="string" calcext:value-type="string">
            <text:p>07/17/2024</text:p>
          </table:table-cell>
          <table:table-cell office:value-type="float" office:value="0.121783" calcext:value-type="float">
            <text:p>0.121783</text:p>
          </table:table-cell>
          <table:table-cell office:value-type="float" office:value="0.124781" calcext:value-type="float">
            <text:p>0.124781</text:p>
          </table:table-cell>
          <table:table-cell office:value-type="float" office:value="0.127543" calcext:value-type="float">
            <text:p>0.127543</text:p>
          </table:table-cell>
          <table:table-cell office:value-type="float" office:value="0.120392" calcext:value-type="float">
            <text:p>0.120392</text:p>
          </table:table-cell>
          <table:table-cell office:value-type="string" calcext:value-type="string">
            <text:p>1.65B</text:p>
          </table:table-cell>
          <table:table-cell table:style-name="ce4" office:value-type="string" calcext:value-type="string">
            <text:p>-2.41%</text:p>
          </table:table-cell>
        </table:table-row>
        <table:table-row table:style-name="ro1">
          <table:table-cell table:style-name="ce4" office:value-type="string" calcext:value-type="string">
            <text:p>07/16/2024</text:p>
          </table:table-cell>
          <table:table-cell office:value-type="float" office:value="0.124786" calcext:value-type="float">
            <text:p>0.124786</text:p>
          </table:table-cell>
          <table:table-cell office:value-type="float" office:value="0.12489" calcext:value-type="float">
            <text:p>0.12489</text:p>
          </table:table-cell>
          <table:table-cell office:value-type="float" office:value="0.12757" calcext:value-type="float">
            <text:p>0.12757</text:p>
          </table:table-cell>
          <table:table-cell office:value-type="float" office:value="0.11909" calcext:value-type="float">
            <text:p>0.11909</text:p>
          </table:table-cell>
          <table:table-cell office:value-type="string" calcext:value-type="string">
            <text:p>2.08B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table:style-name="ce4" office:value-type="string" calcext:value-type="string">
            <text:p>07/15/2024</text:p>
          </table:table-cell>
          <table:table-cell office:value-type="float" office:value="0.124911" calcext:value-type="float">
            <text:p>0.124911</text:p>
          </table:table-cell>
          <table:table-cell office:value-type="float" office:value="0.115427" calcext:value-type="float">
            <text:p>0.115427</text:p>
          </table:table-cell>
          <table:table-cell office:value-type="float" office:value="0.125393" calcext:value-type="float">
            <text:p>0.125393</text:p>
          </table:table-cell>
          <table:table-cell office:value-type="float" office:value="0.114598" calcext:value-type="float">
            <text:p>0.114598</text:p>
          </table:table-cell>
          <table:table-cell office:value-type="string" calcext:value-type="string">
            <text:p>1.94B</text:p>
          </table:table-cell>
          <table:table-cell table:style-name="ce4" office:value-type="string" calcext:value-type="string">
            <text:p>8.21%</text:p>
          </table:table-cell>
        </table:table-row>
        <table:table-row table:style-name="ro1">
          <table:table-cell table:style-name="ce4" office:value-type="string" calcext:value-type="string">
            <text:p>07/14/2024</text:p>
          </table:table-cell>
          <table:table-cell office:value-type="float" office:value="0.115437" calcext:value-type="float">
            <text:p>0.115437</text:p>
          </table:table-cell>
          <table:table-cell office:value-type="float" office:value="0.112294" calcext:value-type="float">
            <text:p>0.112294</text:p>
          </table:table-cell>
          <table:table-cell office:value-type="float" office:value="0.116825" calcext:value-type="float">
            <text:p>0.116825</text:p>
          </table:table-cell>
          <table:table-cell office:value-type="float" office:value="0.111171" calcext:value-type="float">
            <text:p>0.111171</text:p>
          </table:table-cell>
          <table:table-cell office:value-type="string" calcext:value-type="string">
            <text:p>1.52B</text:p>
          </table:table-cell>
          <table:table-cell table:style-name="ce4" office:value-type="string" calcext:value-type="string">
            <text:p>2.80%</text:p>
          </table:table-cell>
        </table:table-row>
        <table:table-row table:style-name="ro1">
          <table:table-cell table:style-name="ce4" office:value-type="string" calcext:value-type="string">
            <text:p>07/13/2024</text:p>
          </table:table-cell>
          <table:table-cell office:value-type="float" office:value="0.112298" calcext:value-type="float">
            <text:p>0.112298</text:p>
          </table:table-cell>
          <table:table-cell office:value-type="float" office:value="0.107661" calcext:value-type="float">
            <text:p>0.107661</text:p>
          </table:table-cell>
          <table:table-cell office:value-type="float" office:value="0.112889" calcext:value-type="float">
            <text:p>0.112889</text:p>
          </table:table-cell>
          <table:table-cell office:value-type="float" office:value="0.107296" calcext:value-type="float">
            <text:p>0.107296</text:p>
          </table:table-cell>
          <table:table-cell office:value-type="string" calcext:value-type="string">
            <text:p>1.41B</text:p>
          </table:table-cell>
          <table:table-cell table:style-name="ce4" office:value-type="string" calcext:value-type="string">
            <text:p>4.32%</text:p>
          </table:table-cell>
        </table:table-row>
        <table:table-row table:style-name="ro1">
          <table:table-cell table:style-name="ce4" office:value-type="string" calcext:value-type="string">
            <text:p>07/12/2024</text:p>
          </table:table-cell>
          <table:table-cell office:value-type="float" office:value="0.10765" calcext:value-type="float">
            <text:p>0.10765</text:p>
          </table:table-cell>
          <table:table-cell office:value-type="float" office:value="0.106633" calcext:value-type="float">
            <text:p>0.106633</text:p>
          </table:table-cell>
          <table:table-cell office:value-type="float" office:value="0.108296" calcext:value-type="float">
            <text:p>0.108296</text:p>
          </table:table-cell>
          <table:table-cell office:value-type="float" office:value="0.104917" calcext:value-type="float">
            <text:p>0.104917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0.95%</text:p>
          </table:table-cell>
        </table:table-row>
        <table:table-row table:style-name="ro1">
          <table:table-cell table:style-name="ce4" office:value-type="string" calcext:value-type="string">
            <text:p>07/11/2024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108001" calcext:value-type="float">
            <text:p>0.108001</text:p>
          </table:table-cell>
          <table:table-cell office:value-type="float" office:value="0.112287" calcext:value-type="float">
            <text:p>0.112287</text:p>
          </table:table-cell>
          <table:table-cell office:value-type="float" office:value="0.106191" calcext:value-type="float">
            <text:p>0.106191</text:p>
          </table:table-cell>
          <table:table-cell office:value-type="string" calcext:value-type="string">
            <text:p>1.40B</text:p>
          </table:table-cell>
          <table:table-cell table:style-name="ce4" office:value-type="string" calcext:value-type="string">
            <text:p>-1.28%</text:p>
          </table:table-cell>
        </table:table-row>
        <table:table-row table:style-name="ro1">
          <table:table-cell table:style-name="ce4" office:value-type="string" calcext:value-type="string">
            <text:p>07/10/2024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754" calcext:value-type="float">
            <text:p>0.10754</text:p>
          </table:table-cell>
          <table:table-cell office:value-type="float" office:value="0.110481" calcext:value-type="float">
            <text:p>0.110481</text:p>
          </table:table-cell>
          <table:table-cell office:value-type="float" office:value="0.105807" calcext:value-type="float">
            <text:p>0.105807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0.43%</text:p>
          </table:table-cell>
        </table:table-row>
        <table:table-row table:style-name="ro1">
          <table:table-cell table:style-name="ce4" office:value-type="string" calcext:value-type="string">
            <text:p>07/09/2024</text:p>
          </table:table-cell>
          <table:table-cell office:value-type="float" office:value="0.107558" calcext:value-type="float">
            <text:p>0.107558</text:p>
          </table:table-cell>
          <table:table-cell office:value-type="float" office:value="0.107574" calcext:value-type="float">
            <text:p>0.107574</text:p>
          </table:table-cell>
          <table:table-cell office:value-type="float" office:value="0.109357" calcext:value-type="float">
            <text:p>0.109357</text:p>
          </table:table-cell>
          <table:table-cell office:value-type="float" office:value="0.105887" calcext:value-type="float">
            <text:p>0.105887</text:p>
          </table:table-cell>
          <table:table-cell office:value-type="string" calcext:value-type="string">
            <text:p>1.55B</text:p>
          </table:table-cell>
          <table:table-cell table:style-name="ce4" office:value-type="string" calcext:value-type="string">
            <text:p>-0.05%</text:p>
          </table:table-cell>
        </table:table-row>
        <table:table-row table:style-name="ro1">
          <table:table-cell table:style-name="ce4" office:value-type="string" calcext:value-type="string">
            <text:p>07/08/2024</text:p>
          </table:table-cell>
          <table:table-cell office:value-type="float" office:value="0.107609" calcext:value-type="float">
            <text:p>0.107609</text:p>
          </table:table-cell>
          <table:table-cell office:value-type="float" office:value="0.104119" calcext:value-type="float">
            <text:p>0.104119</text:p>
          </table:table-cell>
          <table:table-cell office:value-type="float" office:value="0.111176" calcext:value-type="float">
            <text:p>0.111176</text:p>
          </table:table-cell>
          <table:table-cell office:value-type="float" office:value="0.098895" calcext:value-type="float">
            <text:p>0.098895</text:p>
          </table:table-cell>
          <table:table-cell office:value-type="string" calcext:value-type="string">
            <text:p>2.57B</text:p>
          </table:table-cell>
          <table:table-cell table:style-name="ce4" office:value-type="string" calcext:value-type="string">
            <text:p>3.34%</text:p>
          </table:table-cell>
        </table:table-row>
        <table:table-row table:style-name="ro1">
          <table:table-cell table:style-name="ce4" office:value-type="string" calcext:value-type="string">
            <text:p>07/07/2024</text:p>
          </table:table-cell>
          <table:table-cell office:value-type="float" office:value="0.104132" calcext:value-type="float">
            <text:p>0.104132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113466" calcext:value-type="float">
            <text:p>0.113466</text:p>
          </table:table-cell>
          <table:table-cell office:value-type="float" office:value="0.103649" calcext:value-type="float">
            <text:p>0.103649</text:p>
          </table:table-cell>
          <table:table-cell office:value-type="string" calcext:value-type="string">
            <text:p>1.68B</text:p>
          </table:table-cell>
          <table:table-cell table:style-name="ce4" office:value-type="string" calcext:value-type="string">
            <text:p>-8.25%</text:p>
          </table:table-cell>
        </table:table-row>
        <table:table-row table:style-name="ro1">
          <table:table-cell table:style-name="ce4" office:value-type="string" calcext:value-type="string">
            <text:p>07/06/2024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05457" calcext:value-type="float">
            <text:p>0.105457</text:p>
          </table:table-cell>
          <table:table-cell office:value-type="float" office:value="0.114124" calcext:value-type="float">
            <text:p>0.114124</text:p>
          </table:table-cell>
          <table:table-cell office:value-type="float" office:value="0.104777" calcext:value-type="float">
            <text:p>0.104777</text:p>
          </table:table-cell>
          <table:table-cell office:value-type="string" calcext:value-type="string">
            <text:p>2.08B</text:p>
          </table:table-cell>
          <table:table-cell table:style-name="ce4" office:value-type="string" calcext:value-type="string">
            <text:p>7.64%</text:p>
          </table:table-cell>
        </table:table-row>
        <table:table-row table:style-name="ro1">
          <table:table-cell table:style-name="ce4" office:value-type="string" calcext:value-type="string">
            <text:p>07/05/2024</text:p>
          </table:table-cell>
          <table:table-cell office:value-type="float" office:value="0.105447" calcext:value-type="float">
            <text:p>0.105447</text:p>
          </table:table-cell>
          <table:table-cell office:value-type="float" office:value="0.104933" calcext:value-type="float">
            <text:p>0.104933</text:p>
          </table:table-cell>
          <table:table-cell office:value-type="float" office:value="0.106529" calcext:value-type="float">
            <text:p>0.106529</text:p>
          </table:table-cell>
          <table:table-cell office:value-type="float" office:value="0.092635" calcext:value-type="float">
            <text:p>0.092635</text:p>
          </table:table-cell>
          <table:table-cell office:value-type="string" calcext:value-type="string">
            <text:p>4.65B</text:p>
          </table:table-cell>
          <table:table-cell table:style-name="ce4" office:value-type="string" calcext:value-type="string">
            <text:p>0.50%</text:p>
          </table:table-cell>
        </table:table-row>
        <table:table-row table:style-name="ro1">
          <table:table-cell table:style-name="ce4" office:value-type="string" calcext:value-type="string">
            <text:p>07/04/2024</text:p>
          </table:table-cell>
          <table:table-cell office:value-type="float" office:value="0.104926" calcext:value-type="float">
            <text:p>0.104926</text:p>
          </table:table-cell>
          <table:table-cell office:value-type="float" office:value="0.118472" calcext:value-type="float">
            <text:p>0.118472</text:p>
          </table:table-cell>
          <table:table-cell office:value-type="float" office:value="0.119096" calcext:value-type="float">
            <text:p>0.119096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2.93B</text:p>
          </table:table-cell>
          <table:table-cell table:style-name="ce4" office:value-type="string" calcext:value-type="string">
            <text:p>-11.44%</text:p>
          </table:table-cell>
        </table:table-row>
        <table:table-row table:style-name="ro1">
          <table:table-cell table:style-name="ce4" office:value-type="string" calcext:value-type="string">
            <text:p>07/03/2024</text:p>
          </table:table-cell>
          <table:table-cell office:value-type="float" office:value="0.11848" calcext:value-type="float">
            <text:p>0.11848</text:p>
          </table:table-cell>
          <table:table-cell office:value-type="float" office:value="0.125251" calcext:value-type="float">
            <text:p>0.125251</text:p>
          </table:table-cell>
          <table:table-cell office:value-type="float" office:value="0.125517" calcext:value-type="float">
            <text:p>0.125517</text:p>
          </table:table-cell>
          <table:table-cell office:value-type="float" office:value="0.117026" calcext:value-type="float">
            <text:p>0.117026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-5.40%</text:p>
          </table:table-cell>
        </table:table-row>
        <table:table-row table:style-name="ro1">
          <table:table-cell table:style-name="ce4" office:value-type="string" calcext:value-type="string">
            <text:p>07/02/2024</text:p>
          </table:table-cell>
          <table:table-cell office:value-type="float" office:value="0.125237" calcext:value-type="float">
            <text:p>0.125237</text:p>
          </table:table-cell>
          <table:table-cell office:value-type="float" office:value="0.123491" calcext:value-type="float">
            <text:p>0.123491</text:p>
          </table:table-cell>
          <table:table-cell office:value-type="float" office:value="0.125295" calcext:value-type="float">
            <text:p>0.125295</text:p>
          </table:table-cell>
          <table:table-cell office:value-type="float" office:value="0.122519" calcext:value-type="float">
            <text:p>0.122519</text:p>
          </table:table-cell>
          <table:table-cell office:value-type="string" calcext:value-type="string">
            <text:p>753.53M</text:p>
          </table:table-cell>
          <table:table-cell table:style-name="ce4" office:value-type="string" calcext:value-type="string">
            <text:p>1.41%</text:p>
          </table:table-cell>
        </table:table-row>
        <table:table-row table:style-name="ro1">
          <table:table-cell table:style-name="ce4" office:value-type="string" calcext:value-type="string">
            <text:p>07/01/2024</text:p>
          </table:table-cell>
          <table:table-cell office:value-type="float" office:value="0.123492" calcext:value-type="float">
            <text:p>0.123492</text:p>
          </table:table-cell>
          <table:table-cell office:value-type="float" office:value="0.124428" calcext:value-type="float">
            <text:p>0.124428</text:p>
          </table:table-cell>
          <table:table-cell office:value-type="float" office:value="0.127425" calcext:value-type="float">
            <text:p>0.127425</text:p>
          </table:table-cell>
          <table:table-cell office:value-type="float" office:value="0.123286" calcext:value-type="float">
            <text:p>0.123286</text:p>
          </table:table-cell>
          <table:table-cell office:value-type="string" calcext:value-type="string">
            <text:p>648.84M</text:p>
          </table:table-cell>
          <table:table-cell table:style-name="ce4" office:value-type="string" calcext:value-type="string">
            <text:p>-0.76%</text:p>
          </table:table-cell>
        </table:table-row>
        <table:table-row table:style-name="ro1">
          <table:table-cell table:style-name="ce4" office:value-type="string" calcext:value-type="string">
            <text:p>06/30/2024</text:p>
          </table:table-cell>
          <table:table-cell office:value-type="float" office:value="0.124432" calcext:value-type="float">
            <text:p>0.124432</text:p>
          </table:table-cell>
          <table:table-cell office:value-type="float" office:value="0.121851" calcext:value-type="float">
            <text:p>0.121851</text:p>
          </table:table-cell>
          <table:table-cell office:value-type="float" office:value="0.125579" calcext:value-type="float">
            <text:p>0.125579</text:p>
          </table:table-cell>
          <table:table-cell office:value-type="float" office:value="0.120483" calcext:value-type="float">
            <text:p>0.120483</text:p>
          </table:table-cell>
          <table:table-cell office:value-type="string" calcext:value-type="string">
            <text:p>479.49M</text:p>
          </table:table-cell>
          <table:table-cell table:style-name="ce4" office:value-type="string" calcext:value-type="string">
            <text:p>2.12%</text:p>
          </table:table-cell>
        </table:table-row>
        <table:table-row table:style-name="ro1">
          <table:table-cell table:style-name="ce4" office:value-type="string" calcext:value-type="string">
            <text:p>06/29/2024</text:p>
          </table:table-cell>
          <table:table-cell office:value-type="float" office:value="0.121851" calcext:value-type="float">
            <text:p>0.121851</text:p>
          </table:table-cell>
          <table:table-cell office:value-type="float" office:value="0.123004" calcext:value-type="float">
            <text:p>0.123004</text:p>
          </table:table-cell>
          <table:table-cell office:value-type="float" office:value="0.124332" calcext:value-type="float">
            <text:p>0.124332</text:p>
          </table:table-cell>
          <table:table-cell office:value-type="float" office:value="0.121445" calcext:value-type="float">
            <text:p>0.121445</text:p>
          </table:table-cell>
          <table:table-cell office:value-type="string" calcext:value-type="string">
            <text:p>348.04M</text:p>
          </table:table-cell>
          <table:table-cell table:style-name="ce4" office:value-type="string" calcext:value-type="string">
            <text:p>-0.94%</text:p>
          </table:table-cell>
        </table:table-row>
        <table:table-row table:style-name="ro1">
          <table:table-cell table:style-name="ce4" office:value-type="string" calcext:value-type="string">
            <text:p>06/28/2024</text:p>
          </table:table-cell>
          <table:table-cell office:value-type="float" office:value="0.123004" calcext:value-type="float">
            <text:p>0.123004</text:p>
          </table:table-cell>
          <table:table-cell office:value-type="float" office:value="0.127055" calcext:value-type="float">
            <text:p>0.127055</text:p>
          </table:table-cell>
          <table:table-cell office:value-type="float" office:value="0.128351" calcext:value-type="float">
            <text:p>0.128351</text:p>
          </table:table-cell>
          <table:table-cell office:value-type="float" office:value="0.122315" calcext:value-type="float">
            <text:p>0.122315</text:p>
          </table:table-cell>
          <table:table-cell office:value-type="string" calcext:value-type="string">
            <text:p>1.12B</text:p>
          </table:table-cell>
          <table:table-cell table:style-name="ce4" office:value-type="string" calcext:value-type="string">
            <text:p>-3.19%</text:p>
          </table:table-cell>
        </table:table-row>
        <table:table-row table:style-name="ro1">
          <table:table-cell table:style-name="ce4" office:value-type="string" calcext:value-type="string">
            <text:p>06/27/2024</text:p>
          </table:table-cell>
          <table:table-cell office:value-type="float" office:value="0.127054" calcext:value-type="float">
            <text:p>0.127054</text:p>
          </table:table-cell>
          <table:table-cell office:value-type="float" office:value="0.122737" calcext:value-type="float">
            <text:p>0.122737</text:p>
          </table:table-cell>
          <table:table-cell office:value-type="float" office:value="0.128243" calcext:value-type="float">
            <text:p>0.128243</text:p>
          </table:table-cell>
          <table:table-cell office:value-type="float" office:value="0.120637" calcext:value-type="float">
            <text:p>0.120637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3.53%</text:p>
          </table:table-cell>
        </table:table-row>
        <table:table-row table:style-name="ro1">
          <table:table-cell table:style-name="ce4" office:value-type="string" calcext:value-type="string">
            <text:p>06/26/2024</text:p>
          </table:table-cell>
          <table:table-cell office:value-type="float" office:value="0.122722" calcext:value-type="float">
            <text:p>0.122722</text:p>
          </table:table-cell>
          <table:table-cell office:value-type="float" office:value="0.126151" calcext:value-type="float">
            <text:p>0.126151</text:p>
          </table:table-cell>
          <table:table-cell office:value-type="float" office:value="0.128604" calcext:value-type="float">
            <text:p>0.128604</text:p>
          </table:table-cell>
          <table:table-cell office:value-type="float" office:value="0.121867" calcext:value-type="float">
            <text:p>0.121867</text:p>
          </table:table-cell>
          <table:table-cell office:value-type="string" calcext:value-type="string">
            <text:p>914.50M</text:p>
          </table:table-cell>
          <table:table-cell table:style-name="ce4" office:value-type="string" calcext:value-type="string">
            <text:p>-2.72%</text:p>
          </table:table-cell>
        </table:table-row>
        <table:table-row table:style-name="ro1">
          <table:table-cell table:style-name="ce4" office:value-type="string" calcext:value-type="string">
            <text:p>06/25/2024</text:p>
          </table:table-cell>
          <table:table-cell office:value-type="float" office:value="0.126148" calcext:value-type="float">
            <text:p>0.126148</text:p>
          </table:table-cell>
          <table:table-cell office:value-type="float" office:value="0.119001" calcext:value-type="float">
            <text:p>0.119001</text:p>
          </table:table-cell>
          <table:table-cell office:value-type="float" office:value="0.128313" calcext:value-type="float">
            <text:p>0.128313</text:p>
          </table:table-cell>
          <table:table-cell office:value-type="float" office:value="0.118836" calcext:value-type="float">
            <text:p>0.118836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6.00%</text:p>
          </table:table-cell>
        </table:table-row>
        <table:table-row table:style-name="ro1">
          <table:table-cell table:style-name="ce4" office:value-type="string" calcext:value-type="string">
            <text:p>06/24/2024</text:p>
          </table:table-cell>
          <table:table-cell office:value-type="float" office:value="0.119002" calcext:value-type="float">
            <text:p>0.119002</text:p>
          </table:table-cell>
          <table:table-cell office:value-type="float" office:value="0.122182" calcext:value-type="float">
            <text:p>0.122182</text:p>
          </table:table-cell>
          <table:table-cell office:value-type="float" office:value="0.123893" calcext:value-type="float">
            <text:p>0.123893</text:p>
          </table:table-cell>
          <table:table-cell office:value-type="float" office:value="0.114531" calcext:value-type="float">
            <text:p>0.114531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-2.60%</text:p>
          </table:table-cell>
        </table:table-row>
        <table:table-row table:style-name="ro1">
          <table:table-cell table:style-name="ce4" office:value-type="string" calcext:value-type="string">
            <text:p>06/23/2024</text:p>
          </table:table-cell>
          <table:table-cell office:value-type="float" office:value="0.122182" calcext:value-type="float">
            <text:p>0.122182</text:p>
          </table:table-cell>
          <table:table-cell office:value-type="float" office:value="0.123756" calcext:value-type="float">
            <text:p>0.123756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0.121592" calcext:value-type="float">
            <text:p>0.121592</text:p>
          </table:table-cell>
          <table:table-cell office:value-type="string" calcext:value-type="string">
            <text:p>699.27M</text:p>
          </table:table-cell>
          <table:table-cell table:style-name="ce4" office:value-type="string" calcext:value-type="string">
            <text:p>-1.27%</text:p>
          </table:table-cell>
        </table:table-row>
        <table:table-row table:style-name="ro1">
          <table:table-cell table:style-name="ce4" office:value-type="string" calcext:value-type="string">
            <text:p>06/22/2024</text:p>
          </table:table-cell>
          <table:table-cell office:value-type="float" office:value="0.12376" calcext:value-type="float">
            <text:p>0.12376</text:p>
          </table:table-cell>
          <table:table-cell office:value-type="float" office:value="0.124141" calcext:value-type="float">
            <text:p>0.124141</text:p>
          </table:table-cell>
          <table:table-cell office:value-type="float" office:value="0.125519" calcext:value-type="float">
            <text:p>0.125519</text:p>
          </table:table-cell>
          <table:table-cell office:value-type="float" office:value="0.122932" calcext:value-type="float">
            <text:p>0.122932</text:p>
          </table:table-cell>
          <table:table-cell office:value-type="string" calcext:value-type="string">
            <text:p>537.25M</text:p>
          </table:table-cell>
          <table:table-cell table:style-name="ce4" office:value-type="string" calcext:value-type="string">
            <text:p>-0.31%</text:p>
          </table:table-cell>
        </table:table-row>
        <table:table-row table:style-name="ro1">
          <table:table-cell table:style-name="ce4" office:value-type="string" calcext:value-type="string">
            <text:p>06/21/2024</text:p>
          </table:table-cell>
          <table:table-cell office:value-type="float" office:value="0.124141" calcext:value-type="float">
            <text:p>0.124141</text:p>
          </table:table-cell>
          <table:table-cell office:value-type="float" office:value="0.124502" calcext:value-type="float">
            <text:p>0.124502</text:p>
          </table:table-cell>
          <table:table-cell office:value-type="float" office:value="0.125656" calcext:value-type="float">
            <text:p>0.125656</text:p>
          </table:table-cell>
          <table:table-cell office:value-type="float" office:value="0.121457" calcext:value-type="float">
            <text:p>0.121457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-0.29%</text:p>
          </table:table-cell>
        </table:table-row>
        <table:table-row table:style-name="ro1">
          <table:table-cell table:style-name="ce4" office:value-type="string" calcext:value-type="string">
            <text:p>06/20/2024</text:p>
          </table:table-cell>
          <table:table-cell office:value-type="float" office:value="0.124501" calcext:value-type="float">
            <text:p>0.124501</text:p>
          </table:table-cell>
          <table:table-cell office:value-type="float" office:value="0.122474" calcext:value-type="float">
            <text:p>0.122474</text:p>
          </table:table-cell>
          <table:table-cell office:value-type="float" office:value="0.128472" calcext:value-type="float">
            <text:p>0.128472</text:p>
          </table:table-cell>
          <table:table-cell office:value-type="float" office:value="0.121427" calcext:value-type="float">
            <text:p>0.121427</text:p>
          </table:table-cell>
          <table:table-cell office:value-type="string" calcext:value-type="string">
            <text:p>1.22B</text:p>
          </table:table-cell>
          <table:table-cell table:style-name="ce4" office:value-type="string" calcext:value-type="string">
            <text:p>1.65%</text:p>
          </table:table-cell>
        </table:table-row>
        <table:table-row table:style-name="ro1">
          <table:table-cell table:style-name="ce4" office:value-type="string" calcext:value-type="string">
            <text:p>06/19/2024</text:p>
          </table:table-cell>
          <table:table-cell office:value-type="float" office:value="0.122474" calcext:value-type="float">
            <text:p>0.122474</text:p>
          </table:table-cell>
          <table:table-cell office:value-type="float" office:value="0.122231" calcext:value-type="float">
            <text:p>0.122231</text:p>
          </table:table-cell>
          <table:table-cell office:value-type="float" office:value="0.12662" calcext:value-type="float">
            <text:p>0.12662</text:p>
          </table:table-cell>
          <table:table-cell office:value-type="float" office:value="0.121445" calcext:value-type="float">
            <text:p>0.121445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0.20%</text:p>
          </table:table-cell>
        </table:table-row>
        <table:table-row table:style-name="ro1">
          <table:table-cell table:style-name="ce4" office:value-type="string" calcext:value-type="string">
            <text:p>06/18/2024</text:p>
          </table:table-cell>
          <table:table-cell office:value-type="float" office:value="0.122231" calcext:value-type="float">
            <text:p>0.122231</text:p>
          </table:table-cell>
          <table:table-cell office:value-type="float" office:value="0.128779" calcext:value-type="float">
            <text:p>0.128779</text:p>
          </table:table-cell>
          <table:table-cell office:value-type="float" office:value="0.129195" calcext:value-type="float">
            <text:p>0.129195</text:p>
          </table:table-cell>
          <table:table-cell office:value-type="float" office:value="0.114298" calcext:value-type="float">
            <text:p>0.114298</text:p>
          </table:table-cell>
          <table:table-cell office:value-type="string" calcext:value-type="string">
            <text:p>3.07B</text:p>
          </table:table-cell>
          <table:table-cell table:style-name="ce4" office:value-type="string" calcext:value-type="string">
            <text:p>-5.09%</text:p>
          </table:table-cell>
        </table:table-row>
        <table:table-row table:style-name="ro1">
          <table:table-cell table:style-name="ce4" office:value-type="string" calcext:value-type="string">
            <text:p>06/17/2024</text:p>
          </table:table-cell>
          <table:table-cell office:value-type="float" office:value="0.128789" calcext:value-type="float">
            <text:p>0.128789</text:p>
          </table:table-cell>
          <table:table-cell office:value-type="float" office:value="0.137118" calcext:value-type="float">
            <text:p>0.137118</text:p>
          </table:table-cell>
          <table:table-cell office:value-type="float" office:value="0.138141" calcext:value-type="float">
            <text:p>0.138141</text:p>
          </table:table-cell>
          <table:table-cell office:value-type="float" office:value="0.126215" calcext:value-type="float">
            <text:p>0.126215</text:p>
          </table:table-cell>
          <table:table-cell office:value-type="string" calcext:value-type="string">
            <text:p>2.02B</text:p>
          </table:table-cell>
          <table:table-cell table:style-name="ce4" office:value-type="string" calcext:value-type="string">
            <text:p>-6.07%</text:p>
          </table:table-cell>
        </table:table-row>
        <table:table-row table:style-name="ro1">
          <table:table-cell table:style-name="ce4" office:value-type="string" calcext:value-type="string">
            <text:p>06/16/2024</text:p>
          </table:table-cell>
          <table:table-cell office:value-type="float" office:value="0.137119" calcext:value-type="float">
            <text:p>0.137119</text:p>
          </table:table-cell>
          <table:table-cell office:value-type="float" office:value="0.136764" calcext:value-type="float">
            <text:p>0.136764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0.134813" calcext:value-type="float">
            <text:p>0.134813</text:p>
          </table:table-cell>
          <table:table-cell office:value-type="string" calcext:value-type="string">
            <text:p>690.55M</text:p>
          </table:table-cell>
          <table:table-cell table:style-name="ce4" office:value-type="string" calcext:value-type="string">
            <text:p>0.26%</text:p>
          </table:table-cell>
        </table:table-row>
        <table:table-row table:style-name="ro1">
          <table:table-cell table:style-name="ce4" office:value-type="string" calcext:value-type="string">
            <text:p>06/15/2024</text:p>
          </table:table-cell>
          <table:table-cell office:value-type="float" office:value="0.136763" calcext:value-type="float">
            <text:p>0.136763</text:p>
          </table:table-cell>
          <table:table-cell office:value-type="float" office:value="0.134989" calcext:value-type="float">
            <text:p>0.134989</text:p>
          </table:table-cell>
          <table:table-cell office:value-type="float" office:value="0.137427" calcext:value-type="float">
            <text:p>0.137427</text:p>
          </table:table-cell>
          <table:table-cell office:value-type="float" office:value="0.134231" calcext:value-type="float">
            <text:p>0.134231</text:p>
          </table:table-cell>
          <table:table-cell office:value-type="string" calcext:value-type="string">
            <text:p>954.65M</text:p>
          </table:table-cell>
          <table:table-cell table:style-name="ce4" office:value-type="string" calcext:value-type="string">
            <text:p>1.31%</text:p>
          </table:table-cell>
        </table:table-row>
        <table:table-row table:style-name="ro1">
          <table:table-cell table:style-name="ce4" office:value-type="string" calcext:value-type="string">
            <text:p>06/14/2024</text:p>
          </table:table-cell>
          <table:table-cell office:value-type="float" office:value="0.134999" calcext:value-type="float">
            <text:p>0.134999</text:p>
          </table:table-cell>
          <table:table-cell office:value-type="float" office:value="0.141066" calcext:value-type="float">
            <text:p>0.141066</text:p>
          </table:table-cell>
          <table:table-cell office:value-type="float" office:value="0.143355" calcext:value-type="float">
            <text:p>0.143355</text:p>
          </table:table-cell>
          <table:table-cell office:value-type="float" office:value="0.132085" calcext:value-type="float">
            <text:p>0.132085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-4.29%</text:p>
          </table:table-cell>
        </table:table-row>
        <table:table-row table:style-name="ro1">
          <table:table-cell table:style-name="ce4" office:value-type="string" calcext:value-type="string">
            <text:p>06/13/2024</text:p>
          </table:table-cell>
          <table:table-cell office:value-type="float" office:value="0.141053" calcext:value-type="float">
            <text:p>0.141053</text:p>
          </table:table-cell>
          <table:table-cell office:value-type="float" office:value="0.14621" calcext:value-type="float">
            <text:p>0.14621</text:p>
          </table:table-cell>
          <table:table-cell office:value-type="float" office:value="0.146421" calcext:value-type="float">
            <text:p>0.146421</text:p>
          </table:table-cell>
          <table:table-cell office:value-type="float" office:value="0.140395" calcext:value-type="float">
            <text:p>0.140395</text:p>
          </table:table-cell>
          <table:table-cell office:value-type="string" calcext:value-type="string">
            <text:p>1.41B</text:p>
          </table:table-cell>
          <table:table-cell table:style-name="ce4" office:value-type="string" calcext:value-type="string">
            <text:p>-3.53%</text:p>
          </table:table-cell>
        </table:table-row>
        <table:table-row table:style-name="ro1">
          <table:table-cell table:style-name="ce4" office:value-type="string" calcext:value-type="string">
            <text:p>06/12/2024</text:p>
          </table:table-cell>
          <table:table-cell office:value-type="float" office:value="0.146211" calcext:value-type="float">
            <text:p>0.146211</text:p>
          </table:table-cell>
          <table:table-cell office:value-type="float" office:value="0.138097" calcext:value-type="float">
            <text:p>0.138097</text:p>
          </table:table-cell>
          <table:table-cell office:value-type="float" office:value="0.150475" calcext:value-type="float">
            <text:p>0.150475</text:p>
          </table:table-cell>
          <table:table-cell office:value-type="float" office:value="0.134783" calcext:value-type="float">
            <text:p>0.134783</text:p>
          </table:table-cell>
          <table:table-cell office:value-type="string" calcext:value-type="string">
            <text:p>2.33B</text:p>
          </table:table-cell>
          <table:table-cell table:style-name="ce4" office:value-type="string" calcext:value-type="string">
            <text:p>5.87%</text:p>
          </table:table-cell>
        </table:table-row>
        <table:table-row table:style-name="ro1">
          <table:table-cell table:style-name="ce4" office:value-type="string" calcext:value-type="string">
            <text:p>06/11/2024</text:p>
          </table:table-cell>
          <table:table-cell office:value-type="float" office:value="0.138102" calcext:value-type="float">
            <text:p>0.138102</text:p>
          </table:table-cell>
          <table:table-cell office:value-type="float" office:value="0.14476" calcext:value-type="float">
            <text:p>0.14476</text:p>
          </table:table-cell>
          <table:table-cell office:value-type="float" office:value="0.145109" calcext:value-type="float">
            <text:p>0.145109</text:p>
          </table:table-cell>
          <table:table-cell office:value-type="float" office:value="0.13409" calcext:value-type="float">
            <text:p>0.13409</text:p>
          </table:table-cell>
          <table:table-cell office:value-type="string" calcext:value-type="string">
            <text:p>2.12B</text:p>
          </table:table-cell>
          <table:table-cell table:style-name="ce4" office:value-type="string" calcext:value-type="string">
            <text:p>-4.60%</text:p>
          </table:table-cell>
        </table:table-row>
        <table:table-row table:style-name="ro1">
          <table:table-cell table:style-name="ce4" office:value-type="string" calcext:value-type="string">
            <text:p>06/10/2024</text:p>
          </table:table-cell>
          <table:table-cell office:value-type="float" office:value="0.144757" calcext:value-type="float">
            <text:p>0.144757</text:p>
          </table:table-cell>
          <table:table-cell office:value-type="float" office:value="0.146798" calcext:value-type="float">
            <text:p>0.146798</text:p>
          </table:table-cell>
          <table:table-cell office:value-type="float" office:value="0.147827" calcext:value-type="float">
            <text:p>0.147827</text:p>
          </table:table-cell>
          <table:table-cell office:value-type="float" office:value="0.143356" calcext:value-type="float">
            <text:p>0.143356</text:p>
          </table:table-cell>
          <table:table-cell office:value-type="string" calcext:value-type="string">
            <text:p>932.14M</text:p>
          </table:table-cell>
          <table:table-cell table:style-name="ce4" office:value-type="string" calcext:value-type="string">
            <text:p>-1.39%</text:p>
          </table:table-cell>
        </table:table-row>
        <table:table-row table:style-name="ro1">
          <table:table-cell table:style-name="ce4" office:value-type="string" calcext:value-type="string">
            <text:p>06/09/2024</text:p>
          </table:table-cell>
          <table:table-cell office:value-type="float" office:value="0.146795" calcext:value-type="float">
            <text:p>0.146795</text:p>
          </table:table-cell>
          <table:table-cell office:value-type="float" office:value="0.145898" calcext:value-type="float">
            <text:p>0.145898</text:p>
          </table:table-cell>
          <table:table-cell office:value-type="float" office:value="0.14913" calcext:value-type="float">
            <text:p>0.14913</text:p>
          </table:table-cell>
          <table:table-cell office:value-type="float" office:value="0.145057" calcext:value-type="float">
            <text:p>0.145057</text:p>
          </table:table-cell>
          <table:table-cell office:value-type="string" calcext:value-type="string">
            <text:p>817.38M</text:p>
          </table:table-cell>
          <table:table-cell table:style-name="ce4" office:value-type="string" calcext:value-type="string">
            <text:p>0.62%</text:p>
          </table:table-cell>
        </table:table-row>
        <table:table-row table:style-name="ro1">
          <table:table-cell table:style-name="ce4" office:value-type="string" calcext:value-type="string">
            <text:p>06/08/2024</text:p>
          </table:table-cell>
          <table:table-cell office:value-type="float" office:value="0.145895" calcext:value-type="float">
            <text:p>0.145895</text:p>
          </table:table-cell>
          <table:table-cell office:value-type="float" office:value="0.148209" calcext:value-type="float">
            <text:p>0.148209</text:p>
          </table:table-cell>
          <table:table-cell office:value-type="float" office:value="0.148692" calcext:value-type="float">
            <text:p>0.148692</text:p>
          </table:table-cell>
          <table:table-cell office:value-type="float" office:value="0.14389" calcext:value-type="float">
            <text:p>0.14389</text:p>
          </table:table-cell>
          <table:table-cell office:value-type="string" calcext:value-type="string">
            <text:p>1.30B</text:p>
          </table:table-cell>
          <table:table-cell table:style-name="ce4" office:value-type="string" calcext:value-type="string">
            <text:p>-1.58%</text:p>
          </table:table-cell>
        </table:table-row>
        <table:table-row table:style-name="ro1">
          <table:table-cell table:style-name="ce4" office:value-type="string" calcext:value-type="string">
            <text:p>06/07/2024</text:p>
          </table:table-cell>
          <table:table-cell office:value-type="float" office:value="0.148234" calcext:value-type="float">
            <text:p>0.148234</text:p>
          </table:table-cell>
          <table:table-cell office:value-type="float" office:value="0.160149" calcext:value-type="float">
            <text:p>0.160149</text:p>
          </table:table-cell>
          <table:table-cell office:value-type="float" office:value="0.162103" calcext:value-type="float">
            <text:p>0.162103</text:p>
          </table:table-cell>
          <table:table-cell office:value-type="float" office:value="0.142393" calcext:value-type="float">
            <text:p>0.142393</text:p>
          </table:table-cell>
          <table:table-cell office:value-type="string" calcext:value-type="string">
            <text:p>2.37B</text:p>
          </table:table-cell>
          <table:table-cell table:style-name="ce4" office:value-type="string" calcext:value-type="string">
            <text:p>-7.44%</text:p>
          </table:table-cell>
        </table:table-row>
        <table:table-row table:style-name="ro1">
          <table:table-cell table:style-name="ce4" office:value-type="string" calcext:value-type="string">
            <text:p>06/06/2024</text:p>
          </table:table-cell>
          <table:table-cell office:value-type="float" office:value="0.160149" calcext:value-type="float">
            <text:p>0.160149</text:p>
          </table:table-cell>
          <table:table-cell office:value-type="float" office:value="0.163235" calcext:value-type="float">
            <text:p>0.163235</text:p>
          </table:table-cell>
          <table:table-cell office:value-type="float" office:value="0.165473" calcext:value-type="float">
            <text:p>0.165473</text:p>
          </table:table-cell>
          <table:table-cell office:value-type="float" office:value="0.158504" calcext:value-type="float">
            <text:p>0.158504</text:p>
          </table:table-cell>
          <table:table-cell office:value-type="string" calcext:value-type="string">
            <text:p>1.37B</text:p>
          </table:table-cell>
          <table:table-cell table:style-name="ce4" office:value-type="string" calcext:value-type="string">
            <text:p>-1.88%</text:p>
          </table:table-cell>
        </table:table-row>
        <table:table-row table:style-name="ro1">
          <table:table-cell table:style-name="ce4" office:value-type="string" calcext:value-type="string">
            <text:p>06/05/2024</text:p>
          </table:table-cell>
          <table:table-cell office:value-type="float" office:value="0.163225" calcext:value-type="float">
            <text:p>0.163225</text:p>
          </table:table-cell>
          <table:table-cell office:value-type="float" office:value="0.161385" calcext:value-type="float">
            <text:p>0.161385</text:p>
          </table:table-cell>
          <table:table-cell office:value-type="float" office:value="0.164745" calcext:value-type="float">
            <text:p>0.164745</text:p>
          </table:table-cell>
          <table:table-cell office:value-type="float" office:value="0.161223" calcext:value-type="float">
            <text:p>0.161223</text:p>
          </table:table-cell>
          <table:table-cell office:value-type="string" calcext:value-type="string">
            <text:p>1.19B</text:p>
          </table:table-cell>
          <table:table-cell table:style-name="ce4" office:value-type="string" calcext:value-type="string">
            <text:p>1.14%</text:p>
          </table:table-cell>
        </table:table-row>
        <table:table-row table:style-name="ro1">
          <table:table-cell table:style-name="ce4" office:value-type="string" calcext:value-type="string">
            <text:p>06/04/2024</text:p>
          </table:table-cell>
          <table:table-cell office:value-type="float" office:value="0.161385" calcext:value-type="float">
            <text:p>0.161385</text:p>
          </table:table-cell>
          <table:table-cell office:value-type="float" office:value="0.158384" calcext:value-type="float">
            <text:p>0.158384</text:p>
          </table:table-cell>
          <table:table-cell office:value-type="float" office:value="0.16179" calcext:value-type="float">
            <text:p>0.16179</text:p>
          </table:table-cell>
          <table:table-cell office:value-type="float" office:value="0.157104" calcext:value-type="float">
            <text:p>0.157104</text:p>
          </table:table-cell>
          <table:table-cell office:value-type="string" calcext:value-type="string">
            <text:p>1.11B</text:p>
          </table:table-cell>
          <table:table-cell table:style-name="ce4" office:value-type="string" calcext:value-type="string">
            <text:p>1.89%</text:p>
          </table:table-cell>
        </table:table-row>
        <table:table-row table:style-name="ro1">
          <table:table-cell table:style-name="ce4" office:value-type="string" calcext:value-type="string">
            <text:p>06/03/2024</text:p>
          </table:table-cell>
          <table:table-cell office:value-type="float" office:value="0.158384" calcext:value-type="float">
            <text:p>0.158384</text:p>
          </table:table-cell>
          <table:table-cell office:value-type="float" office:value="0.157165" calcext:value-type="float">
            <text:p>0.157165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0.155884" calcext:value-type="float">
            <text:p>0.155884</text:p>
          </table:table-cell>
          <table:table-cell office:value-type="string" calcext:value-type="string">
            <text:p>1.42B</text:p>
          </table:table-cell>
          <table:table-cell table:style-name="ce4" office:value-type="string" calcext:value-type="string">
            <text:p>0.77%</text:p>
          </table:table-cell>
        </table:table-row>
        <table:table-row table:style-name="ro1">
          <table:table-cell table:style-name="ce4" office:value-type="string" calcext:value-type="string">
            <text:p>06/02/2024</text:p>
          </table:table-cell>
          <table:table-cell office:value-type="float" office:value="0.157177" calcext:value-type="float">
            <text:p>0.157177</text:p>
          </table:table-cell>
          <table:table-cell office:value-type="float" office:value="0.160314" calcext:value-type="float">
            <text:p>0.160314</text:p>
          </table:table-cell>
          <table:table-cell office:value-type="float" office:value="0.161308" calcext:value-type="float">
            <text:p>0.161308</text:p>
          </table:table-cell>
          <table:table-cell office:value-type="float" office:value="0.154822" calcext:value-type="float">
            <text:p>0.154822</text:p>
          </table:table-cell>
          <table:table-cell office:value-type="string" calcext:value-type="string">
            <text:p>887.98M</text:p>
          </table:table-cell>
          <table:table-cell table:style-name="ce4" office:value-type="string" calcext:value-type="string">
            <text:p>-1.96%</text:p>
          </table:table-cell>
        </table:table-row>
        <table:table-row table:style-name="ro1">
          <table:table-cell table:style-name="ce4" office:value-type="string" calcext:value-type="string">
            <text:p>06/01/2024</text:p>
          </table:table-cell>
          <table:table-cell office:value-type="float" office:value="0.160316" calcext:value-type="float">
            <text:p>0.160316</text:p>
          </table:table-cell>
          <table:table-cell office:value-type="float" office:value="0.15897" calcext:value-type="float">
            <text:p>0.15897</text:p>
          </table:table-cell>
          <table:table-cell office:value-type="float" office:value="0.161592" calcext:value-type="float">
            <text:p>0.161592</text:p>
          </table:table-cell>
          <table:table-cell office:value-type="float" office:value="0.158429" calcext:value-type="float">
            <text:p>0.158429</text:p>
          </table:table-cell>
          <table:table-cell office:value-type="string" calcext:value-type="string">
            <text:p>723.74M</text:p>
          </table:table-cell>
          <table:table-cell table:style-name="ce4" office:value-type="string" calcext:value-type="string">
            <text:p>0.84%</text:p>
          </table:table-cell>
        </table:table-row>
        <table:table-row table:style-name="ro1">
          <table:table-cell table:style-name="ce4" office:value-type="string" calcext:value-type="string">
            <text:p>05/31/2024</text:p>
          </table:table-cell>
          <table:table-cell office:value-type="float" office:value="0.158988" calcext:value-type="float">
            <text:p>0.158988</text:p>
          </table:table-cell>
          <table:table-cell office:value-type="float" office:value="0.159467" calcext:value-type="float">
            <text:p>0.159467</text:p>
          </table:table-cell>
          <table:table-cell office:value-type="float" office:value="0.162414" calcext:value-type="float">
            <text:p>0.162414</text:p>
          </table:table-cell>
          <table:table-cell office:value-type="float" office:value="0.154371" calcext:value-type="float">
            <text:p>0.154371</text:p>
          </table:table-cell>
          <table:table-cell office:value-type="string" calcext:value-type="string">
            <text:p>1.42B</text:p>
          </table:table-cell>
          <table:table-cell table:style-name="ce4" office:value-type="string" calcext:value-type="string">
            <text:p>-0.31%</text:p>
          </table:table-cell>
        </table:table-row>
        <table:table-row table:style-name="ro1">
          <table:table-cell table:style-name="ce4" office:value-type="string" calcext:value-type="string">
            <text:p>05/30/2024</text:p>
          </table:table-cell>
          <table:table-cell office:value-type="float" office:value="0.159481" calcext:value-type="float">
            <text:p>0.159481</text:p>
          </table:table-cell>
          <table:table-cell office:value-type="float" office:value="0.163834" calcext:value-type="float">
            <text:p>0.163834</text:p>
          </table:table-cell>
          <table:table-cell office:value-type="float" office:value="0.165635" calcext:value-type="float">
            <text:p>0.165635</text:p>
          </table:table-cell>
          <table:table-cell office:value-type="float" office:value="0.156622" calcext:value-type="float">
            <text:p>0.156622</text:p>
          </table:table-cell>
          <table:table-cell office:value-type="string" calcext:value-type="string">
            <text:p>2.22B</text:p>
          </table:table-cell>
          <table:table-cell table:style-name="ce4" office:value-type="string" calcext:value-type="string">
            <text:p>-2.66%</text:p>
          </table:table-cell>
        </table:table-row>
        <table:table-row table:style-name="ro1">
          <table:table-cell table:style-name="ce4" office:value-type="string" calcext:value-type="string">
            <text:p>05/29/2024</text:p>
          </table:table-cell>
          <table:table-cell office:value-type="float" office:value="0.163836" calcext:value-type="float">
            <text:p>0.163836</text:p>
          </table:table-cell>
          <table:table-cell office:value-type="float" office:value="0.164934" calcext:value-type="float">
            <text:p>0.164934</text:p>
          </table:table-cell>
          <table:table-cell office:value-type="float" office:value="0.170558" calcext:value-type="float">
            <text:p>0.170558</text:p>
          </table:table-cell>
          <table:table-cell office:value-type="float" office:value="0.162226" calcext:value-type="float">
            <text:p>0.162226</text:p>
          </table:table-cell>
          <table:table-cell office:value-type="string" calcext:value-type="string">
            <text:p>2.18B</text:p>
          </table:table-cell>
          <table:table-cell table:style-name="ce4" office:value-type="string" calcext:value-type="string">
            <text:p>-0.67%</text:p>
          </table:table-cell>
        </table:table-row>
        <table:table-row table:style-name="ro1">
          <table:table-cell table:style-name="ce4" office:value-type="string" calcext:value-type="string">
            <text:p>05/28/2024</text:p>
          </table:table-cell>
          <table:table-cell office:value-type="float" office:value="0.164947" calcext:value-type="float">
            <text:p>0.164947</text:p>
          </table:table-cell>
          <table:table-cell office:value-type="float" office:value="0.169086" calcext:value-type="float">
            <text:p>0.169086</text:p>
          </table:table-cell>
          <table:table-cell office:value-type="float" office:value="0.169675" calcext:value-type="float">
            <text:p>0.169675</text:p>
          </table:table-cell>
          <table:table-cell office:value-type="float" office:value="0.161851" calcext:value-type="float">
            <text:p>0.161851</text:p>
          </table:table-cell>
          <table:table-cell office:value-type="string" calcext:value-type="string">
            <text:p>1.98B</text:p>
          </table:table-cell>
          <table:table-cell table:style-name="ce4" office:value-type="string" calcext:value-type="string">
            <text:p>-2.44%</text:p>
          </table:table-cell>
        </table:table-row>
        <table:table-row table:style-name="ro1">
          <table:table-cell table:style-name="ce4" office:value-type="string" calcext:value-type="string">
            <text:p>05/27/2024</text:p>
          </table:table-cell>
          <table:table-cell office:value-type="float" office:value="0.16907" calcext:value-type="float">
            <text:p>0.16907</text:p>
          </table:table-cell>
          <table:table-cell office:value-type="float" office:value="0.166196" calcext:value-type="float">
            <text:p>0.166196</text:p>
          </table:table-cell>
          <table:table-cell office:value-type="float" office:value="0.173278" calcext:value-type="float">
            <text:p>0.173278</text:p>
          </table:table-cell>
          <table:table-cell office:value-type="float" office:value="0.164384" calcext:value-type="float">
            <text:p>0.164384</text:p>
          </table:table-cell>
          <table:table-cell office:value-type="string" calcext:value-type="string">
            <text:p>2.14B</text:p>
          </table:table-cell>
          <table:table-cell table:style-name="ce4" office:value-type="string" calcext:value-type="string">
            <text:p>1.74%</text:p>
          </table:table-cell>
        </table:table-row>
        <table:table-row table:style-name="ro1">
          <table:table-cell table:style-name="ce4" office:value-type="string" calcext:value-type="string">
            <text:p>05/26/2024</text:p>
          </table:table-cell>
          <table:table-cell office:value-type="float" office:value="0.166181" calcext:value-type="float">
            <text:p>0.166181</text:p>
          </table:table-cell>
          <table:table-cell office:value-type="float" office:value="0.174017" calcext:value-type="float">
            <text:p>0.174017</text:p>
          </table:table-cell>
          <table:table-cell office:value-type="float" office:value="0.174701" calcext:value-type="float">
            <text:p>0.174701</text:p>
          </table:table-cell>
          <table:table-cell office:value-type="float" office:value="0.16567" calcext:value-type="float">
            <text:p>0.16567</text:p>
          </table:table-cell>
          <table:table-cell office:value-type="string" calcext:value-type="string">
            <text:p>1.89B</text:p>
          </table:table-cell>
          <table:table-cell table:style-name="ce4" office:value-type="string" calcext:value-type="string">
            <text:p>-4.43%</text:p>
          </table:table-cell>
        </table:table-row>
        <table:table-row table:style-name="ro1">
          <table:table-cell table:style-name="ce4" office:value-type="string" calcext:value-type="string">
            <text:p>05/25/2024</text:p>
          </table:table-cell>
          <table:table-cell office:value-type="float" office:value="0.173884" calcext:value-type="float">
            <text:p>0.173884</text:p>
          </table:table-cell>
          <table:table-cell office:value-type="float" office:value="0.163808" calcext:value-type="float">
            <text:p>0.163808</text:p>
          </table:table-cell>
          <table:table-cell office:value-type="float" office:value="0.174111" calcext:value-type="float">
            <text:p>0.174111</text:p>
          </table:table-cell>
          <table:table-cell office:value-type="float" office:value="0.162759" calcext:value-type="float">
            <text:p>0.162759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6.16%</text:p>
          </table:table-cell>
        </table:table-row>
        <table:table-row table:style-name="ro1">
          <table:table-cell table:style-name="ce4" office:value-type="string" calcext:value-type="string">
            <text:p>05/24/2024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59699" calcext:value-type="float">
            <text:p>0.159699</text:p>
          </table:table-cell>
          <table:table-cell office:value-type="float" office:value="0.172666" calcext:value-type="float">
            <text:p>0.172666</text:p>
          </table:table-cell>
          <table:table-cell office:value-type="float" office:value="0.155416" calcext:value-type="float">
            <text:p>0.155416</text:p>
          </table:table-cell>
          <table:table-cell office:value-type="string" calcext:value-type="string">
            <text:p>4.24B</text:p>
          </table:table-cell>
          <table:table-cell table:style-name="ce4" office:value-type="string" calcext:value-type="string">
            <text:p>2.56%</text:p>
          </table:table-cell>
        </table:table-row>
        <table:table-row table:style-name="ro1">
          <table:table-cell table:style-name="ce4" office:value-type="string" calcext:value-type="string">
            <text:p>05/23/2024</text:p>
          </table:table-cell>
          <table:table-cell office:value-type="float" office:value="0.15971" calcext:value-type="float">
            <text:p>0.15971</text:p>
          </table:table-cell>
          <table:table-cell office:value-type="float" office:value="0.166296" calcext:value-type="float">
            <text:p>0.166296</text:p>
          </table:table-cell>
          <table:table-cell office:value-type="float" office:value="0.169208" calcext:value-type="float">
            <text:p>0.169208</text:p>
          </table:table-cell>
          <table:table-cell office:value-type="float" office:value="0.152849" calcext:value-type="float">
            <text:p>0.152849</text:p>
          </table:table-cell>
          <table:table-cell office:value-type="string" calcext:value-type="string">
            <text:p>3.16B</text:p>
          </table:table-cell>
          <table:table-cell table:style-name="ce4" office:value-type="string" calcext:value-type="string">
            <text:p>-3.96%</text:p>
          </table:table-cell>
        </table:table-row>
        <table:table-row table:style-name="ro1">
          <table:table-cell table:style-name="ce4" office:value-type="string" calcext:value-type="string">
            <text:p>05/22/2024</text:p>
          </table:table-cell>
          <table:table-cell office:value-type="float" office:value="0.166298" calcext:value-type="float">
            <text:p>0.166298</text:p>
          </table:table-cell>
          <table:table-cell office:value-type="float" office:value="0.170355" calcext:value-type="float">
            <text:p>0.170355</text:p>
          </table:table-cell>
          <table:table-cell office:value-type="float" office:value="0.174535" calcext:value-type="float">
            <text:p>0.174535</text:p>
          </table:table-cell>
          <table:table-cell office:value-type="float" office:value="0.161875" calcext:value-type="float">
            <text:p>0.161875</text:p>
          </table:table-cell>
          <table:table-cell office:value-type="string" calcext:value-type="string">
            <text:p>2.80B</text:p>
          </table:table-cell>
          <table:table-cell table:style-name="ce4" office:value-type="string" calcext:value-type="string">
            <text:p>-2.39%</text:p>
          </table:table-cell>
        </table:table-row>
        <table:table-row table:style-name="ro1">
          <table:table-cell table:style-name="ce4" office:value-type="string" calcext:value-type="string">
            <text:p>05/21/2024</text:p>
          </table:table-cell>
          <table:table-cell office:value-type="float" office:value="0.170365" calcext:value-type="float">
            <text:p>0.170365</text:p>
          </table:table-cell>
          <table:table-cell office:value-type="float" office:value="0.165773" calcext:value-type="float">
            <text:p>0.165773</text:p>
          </table:table-cell>
          <table:table-cell office:value-type="float" office:value="0.173132" calcext:value-type="float">
            <text:p>0.173132</text:p>
          </table:table-cell>
          <table:table-cell office:value-type="float" office:value="0.160884" calcext:value-type="float">
            <text:p>0.160884</text:p>
          </table:table-cell>
          <table:table-cell office:value-type="string" calcext:value-type="string">
            <text:p>3.75B</text:p>
          </table:table-cell>
          <table:table-cell table:style-name="ce4" office:value-type="string" calcext:value-type="string">
            <text:p>2.70%</text:p>
          </table:table-cell>
        </table:table-row>
        <table:table-row table:style-name="ro1">
          <table:table-cell table:style-name="ce4" office:value-type="string" calcext:value-type="string">
            <text:p>05/20/2024</text:p>
          </table:table-cell>
          <table:table-cell office:value-type="float" office:value="0.165888" calcext:value-type="float">
            <text:p>0.165888</text:p>
          </table:table-cell>
          <table:table-cell office:value-type="float" office:value="0.149103" calcext:value-type="float">
            <text:p>0.149103</text:p>
          </table:table-cell>
          <table:table-cell office:value-type="float" office:value="0.166184" calcext:value-type="float">
            <text:p>0.166184</text:p>
          </table:table-cell>
          <table:table-cell office:value-type="float" office:value="0.147886" calcext:value-type="float">
            <text:p>0.147886</text:p>
          </table:table-cell>
          <table:table-cell office:value-type="string" calcext:value-type="string">
            <text:p>2.41B</text:p>
          </table:table-cell>
          <table:table-cell table:style-name="ce4" office:value-type="string" calcext:value-type="string">
            <text:p>11.25%</text:p>
          </table:table-cell>
        </table:table-row>
        <table:table-row table:style-name="ro1">
          <table:table-cell table:style-name="ce4" office:value-type="string" calcext:value-type="string">
            <text:p>05/19/2024</text:p>
          </table:table-cell>
          <table:table-cell office:value-type="float" office:value="0.149113" calcext:value-type="float">
            <text:p>0.149113</text:p>
          </table:table-cell>
          <table:table-cell office:value-type="float" office:value="0.153051" calcext:value-type="float">
            <text:p>0.153051</text:p>
          </table:table-cell>
          <table:table-cell office:value-type="float" office:value="0.155991" calcext:value-type="float">
            <text:p>0.155991</text:p>
          </table:table-cell>
          <table:table-cell office:value-type="float" office:value="0.147838" calcext:value-type="float">
            <text:p>0.147838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-2.57%</text:p>
          </table:table-cell>
        </table:table-row>
        <table:table-row table:style-name="ro1">
          <table:table-cell table:style-name="ce4" office:value-type="string" calcext:value-type="string">
            <text:p>05/18/2024</text:p>
          </table:table-cell>
          <table:table-cell office:value-type="float" office:value="0.153051" calcext:value-type="float">
            <text:p>0.153051</text:p>
          </table:table-cell>
          <table:table-cell office:value-type="float" office:value="0.155554" calcext:value-type="float">
            <text:p>0.155554</text:p>
          </table:table-cell>
          <table:table-cell office:value-type="float" office:value="0.156847" calcext:value-type="float">
            <text:p>0.156847</text:p>
          </table:table-cell>
          <table:table-cell office:value-type="float" office:value="0.151399" calcext:value-type="float">
            <text:p>0.151399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-1.60%</text:p>
          </table:table-cell>
        </table:table-row>
        <table:table-row table:style-name="ro1">
          <table:table-cell table:style-name="ce4" office:value-type="string" calcext:value-type="string">
            <text:p>05/17/2024</text:p>
          </table:table-cell>
          <table:table-cell office:value-type="float" office:value="0.155545" calcext:value-type="float">
            <text:p>0.155545</text:p>
          </table:table-cell>
          <table:table-cell office:value-type="float" office:value="0.149703" calcext:value-type="float">
            <text:p>0.149703</text:p>
          </table:table-cell>
          <table:table-cell office:value-type="float" office:value="0.156379" calcext:value-type="float">
            <text:p>0.156379</text:p>
          </table:table-cell>
          <table:table-cell office:value-type="float" office:value="0.149397" calcext:value-type="float">
            <text:p>0.149397</text:p>
          </table:table-cell>
          <table:table-cell office:value-type="string" calcext:value-type="string">
            <text:p>1.75B</text:p>
          </table:table-cell>
          <table:table-cell table:style-name="ce4" office:value-type="string" calcext:value-type="string">
            <text:p>3.90%</text:p>
          </table:table-cell>
        </table:table-row>
        <table:table-row table:style-name="ro1">
          <table:table-cell table:style-name="ce4" office:value-type="string" calcext:value-type="string">
            <text:p>05/16/2024</text:p>
          </table:table-cell>
          <table:table-cell office:value-type="float" office:value="0.149705" calcext:value-type="float">
            <text:p>0.149705</text:p>
          </table:table-cell>
          <table:table-cell office:value-type="float" office:value="0.155369" calcext:value-type="float">
            <text:p>0.155369</text:p>
          </table:table-cell>
          <table:table-cell office:value-type="float" office:value="0.159079" calcext:value-type="float">
            <text:p>0.159079</text:p>
          </table:table-cell>
          <table:table-cell office:value-type="float" office:value="0.148824" calcext:value-type="float">
            <text:p>0.148824</text:p>
          </table:table-cell>
          <table:table-cell office:value-type="string" calcext:value-type="string">
            <text:p>2.11B</text:p>
          </table:table-cell>
          <table:table-cell table:style-name="ce4" office:value-type="string" calcext:value-type="string">
            <text:p>-3.64%</text:p>
          </table:table-cell>
        </table:table-row>
        <table:table-row table:style-name="ro1">
          <table:table-cell table:style-name="ce4" office:value-type="string" calcext:value-type="string">
            <text:p>05/15/2024</text:p>
          </table:table-cell>
          <table:table-cell office:value-type="float" office:value="0.155367" calcext:value-type="float">
            <text:p>0.155367</text:p>
          </table:table-cell>
          <table:table-cell office:value-type="float" office:value="0.145467" calcext:value-type="float">
            <text:p>0.145467</text:p>
          </table:table-cell>
          <table:table-cell office:value-type="float" office:value="0.156878" calcext:value-type="float">
            <text:p>0.156878</text:p>
          </table:table-cell>
          <table:table-cell office:value-type="float" office:value="0.145307" calcext:value-type="float">
            <text:p>0.145307</text:p>
          </table:table-cell>
          <table:table-cell office:value-type="string" calcext:value-type="string">
            <text:p>2.85B</text:p>
          </table:table-cell>
          <table:table-cell table:style-name="ce4" office:value-type="string" calcext:value-type="string">
            <text:p>6.79%</text:p>
          </table:table-cell>
        </table:table-row>
        <table:table-row table:style-name="ro1">
          <table:table-cell table:style-name="ce4" office:value-type="string" calcext:value-type="string">
            <text:p>05/14/2024</text:p>
          </table:table-cell>
          <table:table-cell office:value-type="float" office:value="0.145483" calcext:value-type="float">
            <text:p>0.145483</text:p>
          </table:table-cell>
          <table:table-cell office:value-type="float" office:value="0.148624" calcext:value-type="float">
            <text:p>0.148624</text:p>
          </table:table-cell>
          <table:table-cell office:value-type="float" office:value="0.155009" calcext:value-type="float">
            <text:p>0.155009</text:p>
          </table:table-cell>
          <table:table-cell office:value-type="float" office:value="0.144332" calcext:value-type="float">
            <text:p>0.144332</text:p>
          </table:table-cell>
          <table:table-cell office:value-type="string" calcext:value-type="string">
            <text:p>2.95B</text:p>
          </table:table-cell>
          <table:table-cell table:style-name="ce4" office:value-type="string" calcext:value-type="string">
            <text:p>-2.10%</text:p>
          </table:table-cell>
        </table:table-row>
        <table:table-row table:style-name="ro1">
          <table:table-cell table:style-name="ce4" office:value-type="string" calcext:value-type="string">
            <text:p>05/13/2024</text:p>
          </table:table-cell>
          <table:table-cell office:value-type="float" office:value="0.148597" calcext:value-type="float">
            <text:p>0.148597</text:p>
          </table:table-cell>
          <table:table-cell office:value-type="float" office:value="0.141219" calcext:value-type="float">
            <text:p>0.141219</text:p>
          </table:table-cell>
          <table:table-cell office:value-type="float" office:value="0.157001" calcext:value-type="float">
            <text:p>0.157001</text:p>
          </table:table-cell>
          <table:table-cell office:value-type="float" office:value="0.135943" calcext:value-type="float">
            <text:p>0.135943</text:p>
          </table:table-cell>
          <table:table-cell office:value-type="string" calcext:value-type="string">
            <text:p>3.76B</text:p>
          </table:table-cell>
          <table:table-cell table:style-name="ce4" office:value-type="string" calcext:value-type="string">
            <text:p>5.24%</text:p>
          </table:table-cell>
        </table:table-row>
        <table:table-row table:style-name="ro1">
          <table:table-cell table:style-name="ce4" office:value-type="string" calcext:value-type="string">
            <text:p>05/12/2024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143057" calcext:value-type="float">
            <text:p>0.143057</text:p>
          </table:table-cell>
          <table:table-cell office:value-type="float" office:value="0.144437" calcext:value-type="float">
            <text:p>0.144437</text:p>
          </table:table-cell>
          <table:table-cell office:value-type="float" office:value="0.13979" calcext:value-type="float">
            <text:p>0.13979</text:p>
          </table:table-cell>
          <table:table-cell office:value-type="string" calcext:value-type="string">
            <text:p>1.20B</text:p>
          </table:table-cell>
          <table:table-cell table:style-name="ce4" office:value-type="string" calcext:value-type="string">
            <text:p>-1.30%</text:p>
          </table:table-cell>
        </table:table-row>
        <table:table-row table:style-name="ro1">
          <table:table-cell table:style-name="ce4" office:value-type="string" calcext:value-type="string">
            <text:p>05/11/2024</text:p>
          </table:table-cell>
          <table:table-cell office:value-type="float" office:value="0.143055" calcext:value-type="float">
            <text:p>0.143055</text:p>
          </table:table-cell>
          <table:table-cell office:value-type="float" office:value="0.143903" calcext:value-type="float">
            <text:p>0.143903</text:p>
          </table:table-cell>
          <table:table-cell office:value-type="float" office:value="0.146193" calcext:value-type="float">
            <text:p>0.146193</text:p>
          </table:table-cell>
          <table:table-cell office:value-type="float" office:value="0.142636" calcext:value-type="float">
            <text:p>0.142636</text:p>
          </table:table-cell>
          <table:table-cell office:value-type="string" calcext:value-type="string">
            <text:p>849.02M</text:p>
          </table:table-cell>
          <table:table-cell table:style-name="ce4" office:value-type="string" calcext:value-type="string">
            <text:p>-0.59%</text:p>
          </table:table-cell>
        </table:table-row>
        <table:table-row table:style-name="ro1">
          <table:table-cell table:style-name="ce4" office:value-type="string" calcext:value-type="string">
            <text:p>05/10/2024</text:p>
          </table:table-cell>
          <table:table-cell office:value-type="float" office:value="0.143903" calcext:value-type="float">
            <text:p>0.143903</text:p>
          </table:table-cell>
          <table:table-cell office:value-type="float" office:value="0.152173" calcext:value-type="float">
            <text:p>0.152173</text:p>
          </table:table-cell>
          <table:table-cell office:value-type="float" office:value="0.153586" calcext:value-type="float">
            <text:p>0.153586</text:p>
          </table:table-cell>
          <table:table-cell office:value-type="float" office:value="0.142498" calcext:value-type="float">
            <text:p>0.142498</text:p>
          </table:table-cell>
          <table:table-cell office:value-type="string" calcext:value-type="string">
            <text:p>1.87B</text:p>
          </table:table-cell>
          <table:table-cell table:style-name="ce4" office:value-type="string" calcext:value-type="string">
            <text:p>-5.39%</text:p>
          </table:table-cell>
        </table:table-row>
        <table:table-row table:style-name="ro1">
          <table:table-cell table:style-name="ce4" office:value-type="string" calcext:value-type="string">
            <text:p>05/09/2024</text:p>
          </table:table-cell>
          <table:table-cell office:value-type="float" office:value="0.152109" calcext:value-type="float">
            <text:p>0.152109</text:p>
          </table:table-cell>
          <table:table-cell office:value-type="float" office:value="0.143223" calcext:value-type="float">
            <text:p>0.143223</text:p>
          </table:table-cell>
          <table:table-cell office:value-type="float" office:value="0.153972" calcext:value-type="float">
            <text:p>0.153972</text:p>
          </table:table-cell>
          <table:table-cell office:value-type="float" office:value="0.143213" calcext:value-type="float">
            <text:p>0.143213</text:p>
          </table:table-cell>
          <table:table-cell office:value-type="string" calcext:value-type="string">
            <text:p>1.90B</text:p>
          </table:table-cell>
          <table:table-cell table:style-name="ce4" office:value-type="string" calcext:value-type="string">
            <text:p>6.20%</text:p>
          </table:table-cell>
        </table:table-row>
        <table:table-row table:style-name="ro1">
          <table:table-cell table:style-name="ce4" office:value-type="string" calcext:value-type="string">
            <text:p>05/08/2024</text:p>
          </table:table-cell>
          <table:table-cell office:value-type="float" office:value="0.143231" calcext:value-type="float">
            <text:p>0.143231</text:p>
          </table:table-cell>
          <table:table-cell office:value-type="float" office:value="0.149983" calcext:value-type="float">
            <text:p>0.149983</text:p>
          </table:table-cell>
          <table:table-cell office:value-type="float" office:value="0.151917" calcext:value-type="float">
            <text:p>0.151917</text:p>
          </table:table-cell>
          <table:table-cell office:value-type="float" office:value="0.14214" calcext:value-type="float">
            <text:p>0.14214</text:p>
          </table:table-cell>
          <table:table-cell office:value-type="string" calcext:value-type="string">
            <text:p>2.02B</text:p>
          </table:table-cell>
          <table:table-cell table:style-name="ce4" office:value-type="string" calcext:value-type="string">
            <text:p>-4.50%</text:p>
          </table:table-cell>
        </table:table-row>
        <table:table-row table:style-name="ro1">
          <table:table-cell table:style-name="ce4" office:value-type="string" calcext:value-type="string">
            <text:p>05/07/2024</text:p>
          </table:table-cell>
          <table:table-cell office:value-type="float" office:value="0.149985" calcext:value-type="float">
            <text:p>0.149985</text:p>
          </table:table-cell>
          <table:table-cell office:value-type="float" office:value="0.156481" calcext:value-type="float">
            <text:p>0.156481</text:p>
          </table:table-cell>
          <table:table-cell office:value-type="float" office:value="0.159854" calcext:value-type="float">
            <text:p>0.159854</text:p>
          </table:table-cell>
          <table:table-cell office:value-type="float" office:value="0.149503" calcext:value-type="float">
            <text:p>0.149503</text:p>
          </table:table-cell>
          <table:table-cell office:value-type="string" calcext:value-type="string">
            <text:p>2.07B</text:p>
          </table:table-cell>
          <table:table-cell table:style-name="ce4" office:value-type="string" calcext:value-type="string">
            <text:p>-4.15%</text:p>
          </table:table-cell>
        </table:table-row>
        <table:table-row table:style-name="ro1">
          <table:table-cell table:style-name="ce4" office:value-type="string" calcext:value-type="string">
            <text:p>05/06/2024</text:p>
          </table:table-cell>
          <table:table-cell office:value-type="float" office:value="0.156481" calcext:value-type="float">
            <text:p>0.156481</text:p>
          </table:table-cell>
          <table:table-cell office:value-type="float" office:value="0.160945" calcext:value-type="float">
            <text:p>0.160945</text:p>
          </table:table-cell>
          <table:table-cell office:value-type="float" office:value="0.169034" calcext:value-type="float">
            <text:p>0.169034</text:p>
          </table:table-cell>
          <table:table-cell office:value-type="float" office:value="0.154158" calcext:value-type="float">
            <text:p>0.154158</text:p>
          </table:table-cell>
          <table:table-cell office:value-type="string" calcext:value-type="string">
            <text:p>3.23B</text:p>
          </table:table-cell>
          <table:table-cell table:style-name="ce4" office:value-type="string" calcext:value-type="string">
            <text:p>-2.77%</text:p>
          </table:table-cell>
        </table:table-row>
        <table:table-row table:style-name="ro1">
          <table:table-cell table:style-name="ce4" office:value-type="string" calcext:value-type="string">
            <text:p>05/05/2024</text:p>
          </table:table-cell>
          <table:table-cell office:value-type="float" office:value="0.160944" calcext:value-type="float">
            <text:p>0.160944</text:p>
          </table:table-cell>
          <table:table-cell office:value-type="float" office:value="0.160141" calcext:value-type="float">
            <text:p>0.160141</text:p>
          </table:table-cell>
          <table:table-cell office:value-type="float" office:value="0.163302" calcext:value-type="float">
            <text:p>0.163302</text:p>
          </table:table-cell>
          <table:table-cell office:value-type="float" office:value="0.154678" calcext:value-type="float">
            <text:p>0.154678</text:p>
          </table:table-cell>
          <table:table-cell office:value-type="string" calcext:value-type="string">
            <text:p>2.46B</text:p>
          </table:table-cell>
          <table:table-cell table:style-name="ce4" office:value-type="string" calcext:value-type="string">
            <text:p>0.50%</text:p>
          </table:table-cell>
        </table:table-row>
        <table:table-row table:style-name="ro1">
          <table:table-cell table:style-name="ce4" office:value-type="string" calcext:value-type="string">
            <text:p>05/04/2024</text:p>
          </table:table-cell>
          <table:table-cell office:value-type="float" office:value="0.160137" calcext:value-type="float">
            <text:p>0.160137</text:p>
          </table:table-cell>
          <table:table-cell office:value-type="float" office:value="0.146054" calcext:value-type="float">
            <text:p>0.146054</text:p>
          </table:table-cell>
          <table:table-cell office:value-type="float" office:value="0.169272" calcext:value-type="float">
            <text:p>0.169272</text:p>
          </table:table-cell>
          <table:table-cell office:value-type="float" office:value="0.145828" calcext:value-type="float">
            <text:p>0.145828</text:p>
          </table:table-cell>
          <table:table-cell office:value-type="string" calcext:value-type="string">
            <text:p>4.79B</text:p>
          </table:table-cell>
          <table:table-cell table:style-name="ce4" office:value-type="string" calcext:value-type="string">
            <text:p>9.64%</text:p>
          </table:table-cell>
        </table:table-row>
        <table:table-row table:style-name="ro1">
          <table:table-cell table:style-name="ce4" office:value-type="string" calcext:value-type="string">
            <text:p>05/03/2024</text:p>
          </table:table-cell>
          <table:table-cell office:value-type="float" office:value="0.146051" calcext:value-type="float">
            <text:p>0.14605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7893" calcext:value-type="float">
            <text:p>0.147893</text:p>
          </table:table-cell>
          <table:table-cell office:value-type="float" office:value="0.131246" calcext:value-type="float">
            <text:p>0.131246</text:p>
          </table:table-cell>
          <table:table-cell office:value-type="string" calcext:value-type="string">
            <text:p>2.34B</text:p>
          </table:table-cell>
          <table:table-cell table:style-name="ce4" office:value-type="string" calcext:value-type="string">
            <text:p>10.64%</text:p>
          </table:table-cell>
        </table:table-row>
        <table:table-row table:style-name="ro1">
          <table:table-cell table:style-name="ce4" office:value-type="string" calcext:value-type="string">
            <text:p>05/02/2024</text:p>
          </table:table-cell>
          <table:table-cell office:value-type="float" office:value="0.132005" calcext:value-type="float">
            <text:p>0.132005</text:p>
          </table:table-cell>
          <table:table-cell office:value-type="float" office:value="0.130221" calcext:value-type="float">
            <text:p>0.130221</text:p>
          </table:table-cell>
          <table:table-cell office:value-type="float" office:value="0.134282" calcext:value-type="float">
            <text:p>0.134282</text:p>
          </table:table-cell>
          <table:table-cell office:value-type="float" office:value="0.124105" calcext:value-type="float">
            <text:p>0.124105</text:p>
          </table:table-cell>
          <table:table-cell office:value-type="string" calcext:value-type="string">
            <text:p>2.66B</text:p>
          </table:table-cell>
          <table:table-cell table:style-name="ce4" office:value-type="string" calcext:value-type="string">
            <text:p>1.37%</text:p>
          </table:table-cell>
        </table:table-row>
        <table:table-row table:style-name="ro1">
          <table:table-cell table:style-name="ce4" office:value-type="string" calcext:value-type="string">
            <text:p>05/01/2024</text:p>
          </table:table-cell>
          <table:table-cell office:value-type="float" office:value="0.130221" calcext:value-type="float">
            <text:p>0.130221</text:p>
          </table:table-cell>
          <table:table-cell office:value-type="float" office:value="0.13336" calcext:value-type="float">
            <text:p>0.13336</text:p>
          </table:table-cell>
          <table:table-cell office:value-type="float" office:value="0.133882" calcext:value-type="float">
            <text:p>0.133882</text:p>
          </table:table-cell>
          <table:table-cell office:value-type="float" office:value="0.120207" calcext:value-type="float">
            <text:p>0.120207</text:p>
          </table:table-cell>
          <table:table-cell office:value-type="string" calcext:value-type="string">
            <text:p>4.68B</text:p>
          </table:table-cell>
          <table:table-cell table:style-name="ce4" office:value-type="string" calcext:value-type="string">
            <text:p>-2.29%</text:p>
          </table:table-cell>
        </table:table-row>
        <table:table-row table:style-name="ro1">
          <table:table-cell table:style-name="ce4" office:value-type="string" calcext:value-type="string">
            <text:p>04/30/2024</text:p>
          </table:table-cell>
          <table:table-cell office:value-type="float" office:value="0.133274" calcext:value-type="float">
            <text:p>0.133274</text:p>
          </table:table-cell>
          <table:table-cell office:value-type="float" office:value="0.143423" calcext:value-type="float">
            <text:p>0.143423</text:p>
          </table:table-cell>
          <table:table-cell office:value-type="float" office:value="0.145949" calcext:value-type="float">
            <text:p>0.145949</text:p>
          </table:table-cell>
          <table:table-cell office:value-type="float" office:value="0.129598" calcext:value-type="float">
            <text:p>0.129598</text:p>
          </table:table-cell>
          <table:table-cell office:value-type="string" calcext:value-type="string">
            <text:p>2.61B</text:p>
          </table:table-cell>
          <table:table-cell table:style-name="ce4" office:value-type="string" calcext:value-type="string">
            <text:p>-7.08%</text:p>
          </table:table-cell>
        </table:table-row>
        <table:table-row table:style-name="ro1">
          <table:table-cell table:style-name="ce4" office:value-type="string" calcext:value-type="string">
            <text:p>04/29/2024</text:p>
          </table:table-cell>
          <table:table-cell office:value-type="float" office:value="0.143422" calcext:value-type="float">
            <text:p>0.143422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8056" calcext:value-type="float">
            <text:p>0.148056</text:p>
          </table:table-cell>
          <table:table-cell office:value-type="float" office:value="0.139841" calcext:value-type="float">
            <text:p>0.139841</text:p>
          </table:table-cell>
          <table:table-cell office:value-type="string" calcext:value-type="string">
            <text:p>1.91B</text:p>
          </table:table-cell>
          <table:table-cell table:style-name="ce4" office:value-type="string" calcext:value-type="string">
            <text:p>-2.25%</text:p>
          </table:table-cell>
        </table:table-row>
        <table:table-row table:style-name="ro1">
          <table:table-cell table:style-name="ce4" office:value-type="string" calcext:value-type="string">
            <text:p>04/28/2024</text:p>
          </table:table-cell>
          <table:table-cell office:value-type="float" office:value="0.146716" calcext:value-type="float">
            <text:p>0.146716</text:p>
          </table:table-cell>
          <table:table-cell office:value-type="float" office:value="0.14773" calcext:value-type="float">
            <text:p>0.14773</text:p>
          </table:table-cell>
          <table:table-cell office:value-type="float" office:value="0.15101" calcext:value-type="float">
            <text:p>0.15101</text:p>
          </table:table-cell>
          <table:table-cell office:value-type="float" office:value="0.146129" calcext:value-type="float">
            <text:p>0.146129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-0.69%</text:p>
          </table:table-cell>
        </table:table-row>
        <table:table-row table:style-name="ro1">
          <table:table-cell table:style-name="ce4" office:value-type="string" calcext:value-type="string">
            <text:p>04/27/2024</text:p>
          </table:table-cell>
          <table:table-cell office:value-type="float" office:value="0.14773" calcext:value-type="float">
            <text:p>0.14773</text:p>
          </table:table-cell>
          <table:table-cell office:value-type="float" office:value="0.147938" calcext:value-type="float">
            <text:p>0.147938</text:p>
          </table:table-cell>
          <table:table-cell office:value-type="float" office:value="0.149624" calcext:value-type="float">
            <text:p>0.149624</text:p>
          </table:table-cell>
          <table:table-cell office:value-type="float" office:value="0.143252" calcext:value-type="float">
            <text:p>0.143252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-0.14%</text:p>
          </table:table-cell>
        </table:table-row>
        <table:table-row table:style-name="ro1">
          <table:table-cell table:style-name="ce4" office:value-type="string" calcext:value-type="string">
            <text:p>04/26/2024</text:p>
          </table:table-cell>
          <table:table-cell office:value-type="float" office:value="0.147936" calcext:value-type="float">
            <text:p>0.147936</text:p>
          </table:table-cell>
          <table:table-cell office:value-type="float" office:value="0.151271" calcext:value-type="float">
            <text:p>0.151271</text:p>
          </table:table-cell>
          <table:table-cell office:value-type="float" office:value="0.151761" calcext:value-type="float">
            <text:p>0.151761</text:p>
          </table:table-cell>
          <table:table-cell office:value-type="float" office:value="0.146977" calcext:value-type="float">
            <text:p>0.146977</text:p>
          </table:table-cell>
          <table:table-cell office:value-type="string" calcext:value-type="string">
            <text:p>1.51B</text:p>
          </table:table-cell>
          <table:table-cell table:style-name="ce4" office:value-type="string" calcext:value-type="string">
            <text:p>-2.20%</text:p>
          </table:table-cell>
        </table:table-row>
        <table:table-row table:style-name="ro1">
          <table:table-cell table:style-name="ce4" office:value-type="string" calcext:value-type="string">
            <text:p>04/25/2024</text:p>
          </table:table-cell>
          <table:table-cell office:value-type="float" office:value="0.151269" calcext:value-type="float">
            <text:p>0.151269</text:p>
          </table:table-cell>
          <table:table-cell office:value-type="float" office:value="0.151317" calcext:value-type="float">
            <text:p>0.151317</text:p>
          </table:table-cell>
          <table:table-cell office:value-type="float" office:value="0.154123" calcext:value-type="float">
            <text:p>0.154123</text:p>
          </table:table-cell>
          <table:table-cell office:value-type="float" office:value="0.147573" calcext:value-type="float">
            <text:p>0.147573</text:p>
          </table:table-cell>
          <table:table-cell office:value-type="string" calcext:value-type="string">
            <text:p>1.87B</text:p>
          </table:table-cell>
          <table:table-cell table:style-name="ce4" office:value-type="string" calcext:value-type="string">
            <text:p>-0.04%</text:p>
          </table:table-cell>
        </table:table-row>
        <table:table-row table:style-name="ro1">
          <table:table-cell table:style-name="ce4" office:value-type="string" calcext:value-type="string">
            <text:p>04/24/2024</text:p>
          </table:table-cell>
          <table:table-cell office:value-type="float" office:value="0.151328" calcext:value-type="float">
            <text:p>0.151328</text:p>
          </table:table-cell>
          <table:table-cell office:value-type="float" office:value="0.159819" calcext:value-type="float">
            <text:p>0.159819</text:p>
          </table:table-cell>
          <table:table-cell office:value-type="float" office:value="0.164282" calcext:value-type="float">
            <text:p>0.164282</text:p>
          </table:table-cell>
          <table:table-cell office:value-type="float" office:value="0.149482" calcext:value-type="float">
            <text:p>0.149482</text:p>
          </table:table-cell>
          <table:table-cell office:value-type="string" calcext:value-type="string">
            <text:p>2.82B</text:p>
          </table:table-cell>
          <table:table-cell table:style-name="ce4" office:value-type="string" calcext:value-type="string">
            <text:p>-5.32%</text:p>
          </table:table-cell>
        </table:table-row>
        <table:table-row table:style-name="ro1">
          <table:table-cell table:style-name="ce4" office:value-type="string" calcext:value-type="string">
            <text:p>04/23/2024</text:p>
          </table:table-cell>
          <table:table-cell office:value-type="float" office:value="0.159825" calcext:value-type="float">
            <text:p>0.159825</text:p>
          </table:table-cell>
          <table:table-cell office:value-type="float" office:value="0.16122" calcext:value-type="float">
            <text:p>0.16122</text:p>
          </table:table-cell>
          <table:table-cell office:value-type="float" office:value="0.162933" calcext:value-type="float">
            <text:p>0.162933</text:p>
          </table:table-cell>
          <table:table-cell office:value-type="float" office:value="0.156965" calcext:value-type="float">
            <text:p>0.156965</text:p>
          </table:table-cell>
          <table:table-cell office:value-type="string" calcext:value-type="string">
            <text:p>1.67B</text:p>
          </table:table-cell>
          <table:table-cell table:style-name="ce4" office:value-type="string" calcext:value-type="string">
            <text:p>-0.87%</text:p>
          </table:table-cell>
        </table:table-row>
        <table:table-row table:style-name="ro1">
          <table:table-cell table:style-name="ce4" office:value-type="string" calcext:value-type="string">
            <text:p>04/22/2024</text:p>
          </table:table-cell>
          <table:table-cell office:value-type="float" office:value="0.16123" calcext:value-type="float">
            <text:p>0.16123</text:p>
          </table:table-cell>
          <table:table-cell office:value-type="float" office:value="0.158709" calcext:value-type="float">
            <text:p>0.158709</text:p>
          </table:table-cell>
          <table:table-cell office:value-type="float" office:value="0.163278" calcext:value-type="float">
            <text:p>0.163278</text:p>
          </table:table-cell>
          <table:table-cell office:value-type="float" office:value="0.156594" calcext:value-type="float">
            <text:p>0.156594</text:p>
          </table:table-cell>
          <table:table-cell office:value-type="string" calcext:value-type="string">
            <text:p>2.07B</text:p>
          </table:table-cell>
          <table:table-cell table:style-name="ce4" office:value-type="string" calcext:value-type="string">
            <text:p>1.82%</text:p>
          </table:table-cell>
        </table:table-row>
        <table:table-row table:style-name="ro1">
          <table:table-cell table:style-name="ce4" office:value-type="string" calcext:value-type="string">
            <text:p>04/21/2024</text:p>
          </table:table-cell>
          <table:table-cell office:value-type="float" office:value="0.158353" calcext:value-type="float">
            <text:p>0.158353</text:p>
          </table:table-cell>
          <table:table-cell office:value-type="float" office:value="0.162693" calcext:value-type="float">
            <text:p>0.162693</text:p>
          </table:table-cell>
          <table:table-cell office:value-type="float" office:value="0.165782" calcext:value-type="float">
            <text:p>0.165782</text:p>
          </table:table-cell>
          <table:table-cell office:value-type="float" office:value="0.15516" calcext:value-type="float">
            <text:p>0.15516</text:p>
          </table:table-cell>
          <table:table-cell office:value-type="string" calcext:value-type="string">
            <text:p>2.09B</text:p>
          </table:table-cell>
          <table:table-cell table:style-name="ce4" office:value-type="string" calcext:value-type="string">
            <text:p>-2.67%</text:p>
          </table:table-cell>
        </table:table-row>
        <table:table-row table:style-name="ro1">
          <table:table-cell table:style-name="ce4" office:value-type="string" calcext:value-type="string">
            <text:p>04/20/2024</text:p>
          </table:table-cell>
          <table:table-cell office:value-type="float" office:value="0.162701" calcext:value-type="float">
            <text:p>0.162701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0.164596" calcext:value-type="float">
            <text:p>0.164596</text:p>
          </table:table-cell>
          <table:table-cell office:value-type="float" office:value="0.150793" calcext:value-type="float">
            <text:p>0.150793</text:p>
          </table:table-cell>
          <table:table-cell office:value-type="string" calcext:value-type="string">
            <text:p>2.81B</text:p>
          </table:table-cell>
          <table:table-cell table:style-name="ce4" office:value-type="string" calcext:value-type="string">
            <text:p>4.33%</text:p>
          </table:table-cell>
        </table:table-row>
        <table:table-row table:style-name="ro1">
          <table:table-cell table:style-name="ce4" office:value-type="string" calcext:value-type="string">
            <text:p>04/19/2024</text:p>
          </table:table-cell>
          <table:table-cell office:value-type="float" office:value="0.155947" calcext:value-type="float">
            <text:p>0.155947</text:p>
          </table:table-cell>
          <table:table-cell office:value-type="float" office:value="0.152233" calcext:value-type="float">
            <text:p>0.152233</text:p>
          </table:table-cell>
          <table:table-cell office:value-type="float" office:value="0.156981" calcext:value-type="float">
            <text:p>0.156981</text:p>
          </table:table-cell>
          <table:table-cell office:value-type="float" office:value="0.139896" calcext:value-type="float">
            <text:p>0.139896</text:p>
          </table:table-cell>
          <table:table-cell office:value-type="string" calcext:value-type="string">
            <text:p>4.06B</text:p>
          </table:table-cell>
          <table:table-cell table:style-name="ce4" office:value-type="string" calcext:value-type="string">
            <text:p>2.43%</text:p>
          </table:table-cell>
        </table:table-row>
        <table:table-row table:style-name="ro1">
          <table:table-cell table:style-name="ce4" office:value-type="string" calcext:value-type="string">
            <text:p>04/18/2024</text:p>
          </table:table-cell>
          <table:table-cell office:value-type="float" office:value="0.152249" calcext:value-type="float">
            <text:p>0.152249</text:p>
          </table:table-cell>
          <table:table-cell office:value-type="float" office:value="0.147638" calcext:value-type="float">
            <text:p>0.147638</text:p>
          </table:table-cell>
          <table:table-cell office:value-type="float" office:value="0.153713" calcext:value-type="float">
            <text:p>0.153713</text:p>
          </table:table-cell>
          <table:table-cell office:value-type="float" office:value="0.141147" calcext:value-type="float">
            <text:p>0.141147</text:p>
          </table:table-cell>
          <table:table-cell office:value-type="string" calcext:value-type="string">
            <text:p>3.35B</text:p>
          </table:table-cell>
          <table:table-cell table:style-name="ce4" office:value-type="string" calcext:value-type="string">
            <text:p>3.13%</text:p>
          </table:table-cell>
        </table:table-row>
        <table:table-row table:style-name="ro1">
          <table:table-cell table:style-name="ce4" office:value-type="string" calcext:value-type="string">
            <text:p>04/17/2024</text:p>
          </table:table-cell>
          <table:table-cell office:value-type="float" office:value="0.14763" calcext:value-type="float">
            <text:p>0.14763</text:p>
          </table:table-cell>
          <table:table-cell office:value-type="float" office:value="0.156027" calcext:value-type="float">
            <text:p>0.156027</text:p>
          </table:table-cell>
          <table:table-cell office:value-type="float" office:value="0.158605" calcext:value-type="float">
            <text:p>0.158605</text:p>
          </table:table-cell>
          <table:table-cell office:value-type="float" office:value="0.14466" calcext:value-type="float">
            <text:p>0.14466</text:p>
          </table:table-cell>
          <table:table-cell office:value-type="string" calcext:value-type="string">
            <text:p>3.23B</text:p>
          </table:table-cell>
          <table:table-cell table:style-name="ce4" office:value-type="string" calcext:value-type="string">
            <text:p>-5.38%</text:p>
          </table:table-cell>
        </table:table-row>
        <table:table-row table:style-name="ro1">
          <table:table-cell table:style-name="ce4" office:value-type="string" calcext:value-type="string">
            <text:p>04/16/2024</text:p>
          </table:table-cell>
          <table:table-cell office:value-type="float" office:value="0.156026" calcext:value-type="float">
            <text:p>0.156026</text:p>
          </table:table-cell>
          <table:table-cell office:value-type="float" office:value="0.16124" calcext:value-type="float">
            <text:p>0.16124</text:p>
          </table:table-cell>
          <table:table-cell office:value-type="float" office:value="0.162332" calcext:value-type="float">
            <text:p>0.162332</text:p>
          </table:table-cell>
          <table:table-cell office:value-type="float" office:value="0.146425" calcext:value-type="float">
            <text:p>0.146425</text:p>
          </table:table-cell>
          <table:table-cell office:value-type="string" calcext:value-type="string">
            <text:p>4.01B</text:p>
          </table:table-cell>
          <table:table-cell table:style-name="ce4" office:value-type="string" calcext:value-type="string">
            <text:p>-3.25%</text:p>
          </table:table-cell>
        </table:table-row>
        <table:table-row table:style-name="ro1">
          <table:table-cell table:style-name="ce4" office:value-type="string" calcext:value-type="string">
            <text:p>04/15/2024</text:p>
          </table:table-cell>
          <table:table-cell office:value-type="float" office:value="0.161262" calcext:value-type="float">
            <text:p>0.161262</text:p>
          </table:table-cell>
          <table:table-cell office:value-type="float" office:value="0.162287" calcext:value-type="float">
            <text:p>0.162287</text:p>
          </table:table-cell>
          <table:table-cell office:value-type="float" office:value="0.168936" calcext:value-type="float">
            <text:p>0.168936</text:p>
          </table:table-cell>
          <table:table-cell office:value-type="float" office:value="0.150571" calcext:value-type="float">
            <text:p>0.150571</text:p>
          </table:table-cell>
          <table:table-cell office:value-type="string" calcext:value-type="string">
            <text:p>5.98B</text:p>
          </table:table-cell>
          <table:table-cell table:style-name="ce4" office:value-type="string" calcext:value-type="string">
            <text:p>-0.64%</text:p>
          </table:table-cell>
        </table:table-row>
        <table:table-row table:style-name="ro1">
          <table:table-cell table:style-name="ce4" office:value-type="string" calcext:value-type="string">
            <text:p>04/14/2024</text:p>
          </table:table-cell>
          <table:table-cell office:value-type="float" office:value="0.162298" calcext:value-type="float">
            <text:p>0.162298</text:p>
          </table:table-cell>
          <table:table-cell office:value-type="float" office:value="0.152327" calcext:value-type="float">
            <text:p>0.152327</text:p>
          </table:table-cell>
          <table:table-cell office:value-type="float" office:value="0.164427" calcext:value-type="float">
            <text:p>0.164427</text:p>
          </table:table-cell>
          <table:table-cell office:value-type="float" office:value="0.143959" calcext:value-type="float">
            <text:p>0.143959</text:p>
          </table:table-cell>
          <table:table-cell office:value-type="string" calcext:value-type="string">
            <text:p>6.22B</text:p>
          </table:table-cell>
          <table:table-cell table:style-name="ce4" office:value-type="string" calcext:value-type="string">
            <text:p>6.55%</text:p>
          </table:table-cell>
        </table:table-row>
        <table:table-row table:style-name="ro1">
          <table:table-cell table:style-name="ce4" office:value-type="string" calcext:value-type="string">
            <text:p>04/13/2024</text:p>
          </table:table-cell>
          <table:table-cell office:value-type="float" office:value="0.152326" calcext:value-type="float">
            <text:p>0.152326</text:p>
          </table:table-cell>
          <table:table-cell office:value-type="float" office:value="0.174163" calcext:value-type="float">
            <text:p>0.174163</text:p>
          </table:table-cell>
          <table:table-cell office:value-type="float" office:value="0.175783" calcext:value-type="float">
            <text:p>0.175783</text:p>
          </table:table-cell>
          <table:table-cell office:value-type="float" office:value="0.131151" calcext:value-type="float">
            <text:p>0.131151</text:p>
          </table:table-cell>
          <table:table-cell office:value-type="string" calcext:value-type="string">
            <text:p>7.89B</text:p>
          </table:table-cell>
          <table:table-cell table:style-name="ce4" office:value-type="string" calcext:value-type="string">
            <text:p>-12.54%</text:p>
          </table:table-cell>
        </table:table-row>
        <table:table-row table:style-name="ro1">
          <table:table-cell table:style-name="ce4" office:value-type="string" calcext:value-type="string">
            <text:p>04/12/2024</text:p>
          </table:table-cell>
          <table:table-cell office:value-type="float" office:value="0.174163" calcext:value-type="float">
            <text:p>0.174163</text:p>
          </table:table-cell>
          <table:table-cell office:value-type="float" office:value="0.193828" calcext:value-type="float">
            <text:p>0.193828</text:p>
          </table:table-cell>
          <table:table-cell office:value-type="float" office:value="0.200905" calcext:value-type="float">
            <text:p>0.200905</text:p>
          </table:table-cell>
          <table:table-cell office:value-type="float" office:value="0.162235" calcext:value-type="float">
            <text:p>0.162235</text:p>
          </table:table-cell>
          <table:table-cell office:value-type="string" calcext:value-type="string">
            <text:p>5.59B</text:p>
          </table:table-cell>
          <table:table-cell table:style-name="ce4" office:value-type="string" calcext:value-type="string">
            <text:p>-10.15%</text:p>
          </table:table-cell>
        </table:table-row>
        <table:table-row table:style-name="ro1">
          <table:table-cell table:style-name="ce4" office:value-type="string" calcext:value-type="string">
            <text:p>04/11/2024</text:p>
          </table:table-cell>
          <table:table-cell office:value-type="float" office:value="0.193838" calcext:value-type="float">
            <text:p>0.193838</text:p>
          </table:table-cell>
          <table:table-cell office:value-type="float" office:value="0.199734" calcext:value-type="float">
            <text:p>0.199734</text:p>
          </table:table-cell>
          <table:table-cell office:value-type="float" office:value="0.203273" calcext:value-type="float">
            <text:p>0.203273</text:p>
          </table:table-cell>
          <table:table-cell office:value-type="float" office:value="0.190004" calcext:value-type="float">
            <text:p>0.190004</text:p>
          </table:table-cell>
          <table:table-cell office:value-type="string" calcext:value-type="string">
            <text:p>3.08B</text:p>
          </table:table-cell>
          <table:table-cell table:style-name="ce4" office:value-type="string" calcext:value-type="string">
            <text:p>-2.95%</text:p>
          </table:table-cell>
        </table:table-row>
        <table:table-row table:style-name="ro1">
          <table:table-cell table:style-name="ce4" office:value-type="string" calcext:value-type="string">
            <text:p>04/10/2024</text:p>
          </table:table-cell>
          <table:table-cell office:value-type="float" office:value="0.199735" calcext:value-type="float">
            <text:p>0.199735</text:p>
          </table:table-cell>
          <table:table-cell office:value-type="float" office:value="0.189114" calcext:value-type="float">
            <text:p>0.189114</text:p>
          </table:table-cell>
          <table:table-cell office:value-type="float" office:value="0.202056" calcext:value-type="float">
            <text:p>0.202056</text:p>
          </table:table-cell>
          <table:table-cell office:value-type="float" office:value="0.181074" calcext:value-type="float">
            <text:p>0.181074</text:p>
          </table:table-cell>
          <table:table-cell office:value-type="string" calcext:value-type="string">
            <text:p>4.07B</text:p>
          </table:table-cell>
          <table:table-cell table:style-name="ce4" office:value-type="string" calcext:value-type="string">
            <text:p>5.64%</text:p>
          </table:table-cell>
        </table:table-row>
        <table:table-row table:style-name="ro1">
          <table:table-cell table:style-name="ce4" office:value-type="string" calcext:value-type="string">
            <text:p>04/09/2024</text:p>
          </table:table-cell>
          <table:table-cell office:value-type="float" office:value="0.189076" calcext:value-type="float">
            <text:p>0.189076</text:p>
          </table:table-cell>
          <table:table-cell office:value-type="float" office:value="0.202632" calcext:value-type="float">
            <text:p>0.202632</text:p>
          </table:table-cell>
          <table:table-cell office:value-type="float" office:value="0.203352" calcext:value-type="float">
            <text:p>0.203352</text:p>
          </table:table-cell>
          <table:table-cell office:value-type="float" office:value="0.185924" calcext:value-type="float">
            <text:p>0.185924</text:p>
          </table:table-cell>
          <table:table-cell office:value-type="string" calcext:value-type="string">
            <text:p>3.26B</text:p>
          </table:table-cell>
          <table:table-cell table:style-name="ce4" office:value-type="string" calcext:value-type="string">
            <text:p>-6.69%</text:p>
          </table:table-cell>
        </table:table-row>
        <table:table-row table:style-name="ro1">
          <table:table-cell table:style-name="ce4" office:value-type="string" calcext:value-type="string">
            <text:p>04/08/2024</text:p>
          </table:table-cell>
          <table:table-cell office:value-type="float" office:value="0.202638" calcext:value-type="float">
            <text:p>0.202638</text:p>
          </table:table-cell>
          <table:table-cell office:value-type="float" office:value="0.198875" calcext:value-type="float">
            <text:p>0.198875</text:p>
          </table:table-cell>
          <table:table-cell office:value-type="float" office:value="0.208578" calcext:value-type="float">
            <text:p>0.208578</text:p>
          </table:table-cell>
          <table:table-cell office:value-type="float" office:value="0.195733" calcext:value-type="float">
            <text:p>0.195733</text:p>
          </table:table-cell>
          <table:table-cell office:value-type="string" calcext:value-type="string">
            <text:p>2.96B</text:p>
          </table:table-cell>
          <table:table-cell table:style-name="ce4" office:value-type="string" calcext:value-type="string">
            <text:p>1.89%</text:p>
          </table:table-cell>
        </table:table-row>
        <table:table-row table:style-name="ro1">
          <table:table-cell table:style-name="ce4" office:value-type="string" calcext:value-type="string">
            <text:p>04/07/2024</text:p>
          </table:table-cell>
          <table:table-cell office:value-type="float" office:value="0.198884" calcext:value-type="float">
            <text:p>0.198884</text:p>
          </table:table-cell>
          <table:table-cell office:value-type="float" office:value="0.185801" calcext:value-type="float">
            <text:p>0.185801</text:p>
          </table:table-cell>
          <table:table-cell office:value-type="float" office:value="0.204504" calcext:value-type="float">
            <text:p>0.204504</text:p>
          </table:table-cell>
          <table:table-cell office:value-type="float" office:value="0.185511" calcext:value-type="float">
            <text:p>0.185511</text:p>
          </table:table-cell>
          <table:table-cell office:value-type="string" calcext:value-type="string">
            <text:p>4.33B</text:p>
          </table:table-cell>
          <table:table-cell table:style-name="ce4" office:value-type="string" calcext:value-type="string">
            <text:p>7.05%</text:p>
          </table:table-cell>
        </table:table-row>
        <table:table-row table:style-name="ro1">
          <table:table-cell table:style-name="ce4" office:value-type="string" calcext:value-type="string">
            <text:p>04/06/2024</text:p>
          </table:table-cell>
          <table:table-cell office:value-type="float" office:value="0.185785" calcext:value-type="float">
            <text:p>0.185785</text:p>
          </table:table-cell>
          <table:table-cell office:value-type="float" office:value="0.177212" calcext:value-type="float">
            <text:p>0.177212</text:p>
          </table:table-cell>
          <table:table-cell office:value-type="float" office:value="0.187696" calcext:value-type="float">
            <text:p>0.187696</text:p>
          </table:table-cell>
          <table:table-cell office:value-type="float" office:value="0.176456" calcext:value-type="float">
            <text:p>0.176456</text:p>
          </table:table-cell>
          <table:table-cell office:value-type="string" calcext:value-type="string">
            <text:p>2.73B</text:p>
          </table:table-cell>
          <table:table-cell table:style-name="ce4" office:value-type="string" calcext:value-type="string">
            <text:p>4.86%</text:p>
          </table:table-cell>
        </table:table-row>
        <table:table-row table:style-name="ro1">
          <table:table-cell table:style-name="ce4" office:value-type="string" calcext:value-type="string">
            <text:p>04/05/2024</text:p>
          </table:table-cell>
          <table:table-cell office:value-type="float" office:value="0.177167" calcext:value-type="float">
            <text:p>0.177167</text:p>
          </table:table-cell>
          <table:table-cell office:value-type="float" office:value="0.179992" calcext:value-type="float">
            <text:p>0.179992</text:p>
          </table:table-cell>
          <table:table-cell office:value-type="float" office:value="0.180527" calcext:value-type="float">
            <text:p>0.180527</text:p>
          </table:table-cell>
          <table:table-cell office:value-type="float" office:value="0.167624" calcext:value-type="float">
            <text:p>0.167624</text:p>
          </table:table-cell>
          <table:table-cell office:value-type="string" calcext:value-type="string">
            <text:p>3.29B</text:p>
          </table:table-cell>
          <table:table-cell table:style-name="ce4" office:value-type="string" calcext:value-type="string">
            <text:p>-1.57%</text:p>
          </table:table-cell>
        </table:table-row>
        <table:table-row table:style-name="ro1">
          <table:table-cell table:style-name="ce4" office:value-type="string" calcext:value-type="string">
            <text:p>04/04/2024</text:p>
          </table:table-cell>
          <table:table-cell office:value-type="float" office:value="0.179991" calcext:value-type="float">
            <text:p>0.179991</text:p>
          </table:table-cell>
          <table:table-cell office:value-type="float" office:value="0.175215" calcext:value-type="float">
            <text:p>0.175215</text:p>
          </table:table-cell>
          <table:table-cell office:value-type="float" office:value="0.188199" calcext:value-type="float">
            <text:p>0.188199</text:p>
          </table:table-cell>
          <table:table-cell office:value-type="float" office:value="0.172006" calcext:value-type="float">
            <text:p>0.172006</text:p>
          </table:table-cell>
          <table:table-cell office:value-type="string" calcext:value-type="string">
            <text:p>3.50B</text:p>
          </table:table-cell>
          <table:table-cell table:style-name="ce4" office:value-type="string" calcext:value-type="string">
            <text:p>2.72%</text:p>
          </table:table-cell>
        </table:table-row>
        <table:table-row table:style-name="ro1">
          <table:table-cell table:style-name="ce4" office:value-type="string" calcext:value-type="string">
            <text:p>04/03/2024</text:p>
          </table:table-cell>
          <table:table-cell office:value-type="float" office:value="0.175218" calcext:value-type="float">
            <text:p>0.175218</text:p>
          </table:table-cell>
          <table:table-cell office:value-type="float" office:value="0.182334" calcext:value-type="float">
            <text:p>0.182334</text:p>
          </table:table-cell>
          <table:table-cell office:value-type="float" office:value="0.18747" calcext:value-type="float">
            <text:p>0.18747</text:p>
          </table:table-cell>
          <table:table-cell office:value-type="float" office:value="0.17017" calcext:value-type="float">
            <text:p>0.17017</text:p>
          </table:table-cell>
          <table:table-cell office:value-type="string" calcext:value-type="string">
            <text:p>5.07B</text:p>
          </table:table-cell>
          <table:table-cell table:style-name="ce4" office:value-type="string" calcext:value-type="string">
            <text:p>-3.90%</text:p>
          </table:table-cell>
        </table:table-row>
        <table:table-row table:style-name="ro1">
          <table:table-cell table:style-name="ce4" office:value-type="string" calcext:value-type="string">
            <text:p>04/02/2024</text:p>
          </table:table-cell>
          <table:table-cell office:value-type="float" office:value="0.182334" calcext:value-type="float">
            <text:p>0.182334</text:p>
          </table:table-cell>
          <table:table-cell table:number-columns-repeated="2" office:value-type="float" office:value="0.205167" calcext:value-type="float">
            <text:p>0.205167</text:p>
          </table:table-cell>
          <table:table-cell office:value-type="float" office:value="0.180277" calcext:value-type="float">
            <text:p>0.180277</text:p>
          </table:table-cell>
          <table:table-cell office:value-type="string" calcext:value-type="string">
            <text:p>5.96B</text:p>
          </table:table-cell>
          <table:table-cell table:style-name="ce4" office:value-type="string" calcext:value-type="string">
            <text:p>-11.13%</text:p>
          </table:table-cell>
        </table:table-row>
        <table:table-row table:style-name="ro1">
          <table:table-cell table:style-name="ce4" office:value-type="string" calcext:value-type="string">
            <text:p>04/01/2024</text:p>
          </table:table-cell>
          <table:table-cell office:value-type="float" office:value="0.205173" calcext:value-type="float">
            <text:p>0.205173</text:p>
          </table:table-cell>
          <table:table-cell table:number-columns-repeated="2" office:value-type="float" office:value="0.220113" calcext:value-type="float">
            <text:p>0.220113</text:p>
          </table:table-cell>
          <table:table-cell office:value-type="float" office:value="0.197712" calcext:value-type="float">
            <text:p>0.197712</text:p>
          </table:table-cell>
          <table:table-cell office:value-type="string" calcext:value-type="string">
            <text:p>5.02B</text:p>
          </table:table-cell>
          <table:table-cell table:style-name="ce4" office:value-type="string" calcext:value-type="string">
            <text:p>-6.78%</text:p>
          </table:table-cell>
        </table:table-row>
        <table:table-row table:style-name="ro1">
          <table:table-cell table:style-name="ce4" office:value-type="string" calcext:value-type="string">
            <text:p>03/31/2024</text:p>
          </table:table-cell>
          <table:table-cell office:value-type="float" office:value="0.220106" calcext:value-type="float">
            <text:p>0.220106</text:p>
          </table:table-cell>
          <table:table-cell office:value-type="float" office:value="0.19916" calcext:value-type="float">
            <text:p>0.19916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19916" calcext:value-type="float">
            <text:p>0.19916</text:p>
          </table:table-cell>
          <table:table-cell office:value-type="string" calcext:value-type="string">
            <text:p>3.42B</text:p>
          </table:table-cell>
          <table:table-cell table:style-name="ce4" office:value-type="string" calcext:value-type="string">
            <text:p>10.52%</text:p>
          </table:table-cell>
        </table:table-row>
        <table:table-row table:style-name="ro1">
          <table:table-cell table:style-name="ce4" office:value-type="string" calcext:value-type="string">
            <text:p>03/30/2024</text:p>
          </table:table-cell>
          <table:table-cell office:value-type="float" office:value="0.199157" calcext:value-type="float">
            <text:p>0.199157</text:p>
          </table:table-cell>
          <table:table-cell office:value-type="float" office:value="0.21293" calcext:value-type="float">
            <text:p>0.21293</text:p>
          </table:table-cell>
          <table:table-cell office:value-type="float" office:value="0.21673" calcext:value-type="float">
            <text:p>0.21673</text:p>
          </table:table-cell>
          <table:table-cell office:value-type="float" office:value="0.197491" calcext:value-type="float">
            <text:p>0.197491</text:p>
          </table:table-cell>
          <table:table-cell office:value-type="string" calcext:value-type="string">
            <text:p>3.61B</text:p>
          </table:table-cell>
          <table:table-cell table:style-name="ce4" office:value-type="string" calcext:value-type="string">
            <text:p>-6.47%</text:p>
          </table:table-cell>
        </table:table-row>
        <table:table-row table:style-name="ro1">
          <table:table-cell table:style-name="ce4" office:value-type="string" calcext:value-type="string">
            <text:p>03/29/2024</text:p>
          </table:table-cell>
          <table:table-cell office:value-type="float" office:value="0.21293" calcext:value-type="float">
            <text:p>0.21293</text:p>
          </table:table-cell>
          <table:table-cell office:value-type="float" office:value="0.22014" calcext:value-type="float">
            <text:p>0.22014</text:p>
          </table:table-cell>
          <table:table-cell office:value-type="float" office:value="0.224607" calcext:value-type="float">
            <text:p>0.224607</text:p>
          </table:table-cell>
          <table:table-cell office:value-type="float" office:value="0.208571" calcext:value-type="float">
            <text:p>0.208571</text:p>
          </table:table-cell>
          <table:table-cell office:value-type="string" calcext:value-type="string">
            <text:p>4.95B</text:p>
          </table:table-cell>
          <table:table-cell table:style-name="ce4" office:value-type="string" calcext:value-type="string">
            <text:p>-3.28%</text:p>
          </table:table-cell>
        </table:table-row>
        <table:table-row table:style-name="ro1">
          <table:table-cell table:style-name="ce4" office:value-type="string" calcext:value-type="string">
            <text:p>03/28/2024</text:p>
          </table:table-cell>
          <table:table-cell office:value-type="float" office:value="0.220159" calcext:value-type="float">
            <text:p>0.220159</text:p>
          </table:table-cell>
          <table:table-cell office:value-type="float" office:value="0.190489" calcext:value-type="float">
            <text:p>0.190489</text:p>
          </table:table-cell>
          <table:table-cell office:value-type="float" office:value="0.228015" calcext:value-type="float">
            <text:p>0.228015</text:p>
          </table:table-cell>
          <table:table-cell office:value-type="float" office:value="0.189283" calcext:value-type="float">
            <text:p>0.189283</text:p>
          </table:table-cell>
          <table:table-cell office:value-type="string" calcext:value-type="string">
            <text:p>9.33B</text:p>
          </table:table-cell>
          <table:table-cell table:style-name="ce4" office:value-type="string" calcext:value-type="string">
            <text:p>15.59%</text:p>
          </table:table-cell>
        </table:table-row>
        <table:table-row table:style-name="ro1">
          <table:table-cell table:style-name="ce4" office:value-type="string" calcext:value-type="string">
            <text:p>03/27/2024</text:p>
          </table:table-cell>
          <table:table-cell office:value-type="float" office:value="0.190473" calcext:value-type="float">
            <text:p>0.190473</text:p>
          </table:table-cell>
          <table:table-cell office:value-type="float" office:value="0.182271" calcext:value-type="float">
            <text:p>0.182271</text:p>
          </table:table-cell>
          <table:table-cell office:value-type="float" office:value="0.191614" calcext:value-type="float">
            <text:p>0.191614</text:p>
          </table:table-cell>
          <table:table-cell office:value-type="float" office:value="0.179507" calcext:value-type="float">
            <text:p>0.179507</text:p>
          </table:table-cell>
          <table:table-cell office:value-type="string" calcext:value-type="string">
            <text:p>6.52B</text:p>
          </table:table-cell>
          <table:table-cell table:style-name="ce4" office:value-type="string" calcext:value-type="string">
            <text:p>4.53%</text:p>
          </table:table-cell>
        </table:table-row>
        <table:table-row table:style-name="ro1">
          <table:table-cell table:style-name="ce4" office:value-type="string" calcext:value-type="string">
            <text:p>03/26/2024</text:p>
          </table:table-cell>
          <table:table-cell office:value-type="float" office:value="0.182226" calcext:value-type="float">
            <text:p>0.182226</text:p>
          </table:table-cell>
          <table:table-cell office:value-type="float" office:value="0.175277" calcext:value-type="float">
            <text:p>0.175277</text:p>
          </table:table-cell>
          <table:table-cell office:value-type="float" office:value="0.186253" calcext:value-type="float">
            <text:p>0.186253</text:p>
          </table:table-cell>
          <table:table-cell office:value-type="float" office:value="0.174878" calcext:value-type="float">
            <text:p>0.174878</text:p>
          </table:table-cell>
          <table:table-cell office:value-type="string" calcext:value-type="string">
            <text:p>4.55B</text:p>
          </table:table-cell>
          <table:table-cell table:style-name="ce4" office:value-type="string" calcext:value-type="string">
            <text:p>3.96%</text:p>
          </table:table-cell>
        </table:table-row>
        <table:table-row table:style-name="ro1">
          <table:table-cell table:style-name="ce4" office:value-type="string" calcext:value-type="string">
            <text:p>03/25/2024</text:p>
          </table:table-cell>
          <table:table-cell office:value-type="float" office:value="0.175283" calcext:value-type="float">
            <text:p>0.175283</text:p>
          </table:table-cell>
          <table:table-cell office:value-type="float" office:value="0.176594" calcext:value-type="float">
            <text:p>0.176594</text:p>
          </table:table-cell>
          <table:table-cell office:value-type="float" office:value="0.186747" calcext:value-type="float">
            <text:p>0.186747</text:p>
          </table:table-cell>
          <table:table-cell office:value-type="float" office:value="0.17005" calcext:value-type="float">
            <text:p>0.17005</text:p>
          </table:table-cell>
          <table:table-cell office:value-type="string" calcext:value-type="string">
            <text:p>4.47B</text:p>
          </table:table-cell>
          <table:table-cell table:style-name="ce4" office:value-type="string" calcext:value-type="string">
            <text:p>-0.74%</text:p>
          </table:table-cell>
        </table:table-row>
        <table:table-row table:style-name="ro1">
          <table:table-cell table:style-name="ce4" office:value-type="string" calcext:value-type="string">
            <text:p>03/24/2024</text:p>
          </table:table-cell>
          <table:table-cell office:value-type="float" office:value="0.176593" calcext:value-type="float">
            <text:p>0.176593</text:p>
          </table:table-cell>
          <table:table-cell office:value-type="float" office:value="0.161726" calcext:value-type="float">
            <text:p>0.161726</text:p>
          </table:table-cell>
          <table:table-cell office:value-type="float" office:value="0.179859" calcext:value-type="float">
            <text:p>0.179859</text:p>
          </table:table-cell>
          <table:table-cell office:value-type="float" office:value="0.161485" calcext:value-type="float">
            <text:p>0.161485</text:p>
          </table:table-cell>
          <table:table-cell office:value-type="string" calcext:value-type="string">
            <text:p>4.60B</text:p>
          </table:table-cell>
          <table:table-cell table:style-name="ce4" office:value-type="string" calcext:value-type="string">
            <text:p>9.20%</text:p>
          </table:table-cell>
        </table:table-row>
        <table:table-row table:style-name="ro1">
          <table:table-cell table:style-name="ce4" office:value-type="string" calcext:value-type="string">
            <text:p>03/23/2024</text:p>
          </table:table-cell>
          <table:table-cell office:value-type="float" office:value="0.161711" calcext:value-type="float">
            <text:p>0.161711</text:p>
          </table:table-cell>
          <table:table-cell office:value-type="float" office:value="0.152968" calcext:value-type="float">
            <text:p>0.152968</text:p>
          </table:table-cell>
          <table:table-cell office:value-type="float" office:value="0.174737" calcext:value-type="float">
            <text:p>0.174737</text:p>
          </table:table-cell>
          <table:table-cell office:value-type="float" office:value="0.151768" calcext:value-type="float">
            <text:p>0.151768</text:p>
          </table:table-cell>
          <table:table-cell office:value-type="string" calcext:value-type="string">
            <text:p>5.14B</text:p>
          </table:table-cell>
          <table:table-cell table:style-name="ce4" office:value-type="string" calcext:value-type="string">
            <text:p>5.73%</text:p>
          </table:table-cell>
        </table:table-row>
        <table:table-row table:style-name="ro1">
          <table:table-cell table:style-name="ce4" office:value-type="string" calcext:value-type="string">
            <text:p>03/22/2024</text:p>
          </table:table-cell>
          <table:table-cell office:value-type="float" office:value="0.152946" calcext:value-type="float">
            <text:p>0.152946</text:p>
          </table:table-cell>
          <table:table-cell office:value-type="float" office:value="0.155459" calcext:value-type="float">
            <text:p>0.155459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14553" calcext:value-type="float">
            <text:p>0.14553</text:p>
          </table:table-cell>
          <table:table-cell office:value-type="string" calcext:value-type="string">
            <text:p>5.38B</text:p>
          </table:table-cell>
          <table:table-cell table:style-name="ce4" office:value-type="string" calcext:value-type="string">
            <text:p>-1.62%</text:p>
          </table:table-cell>
        </table:table-row>
        <table:table-row table:style-name="ro1">
          <table:table-cell table:style-name="ce4" office:value-type="string" calcext:value-type="string">
            <text:p>03/21/2024</text:p>
          </table:table-cell>
          <table:table-cell office:value-type="float" office:value="0.155463" calcext:value-type="float">
            <text:p>0.155463</text:p>
          </table:table-cell>
          <table:table-cell office:value-type="float" office:value="0.152044" calcext:value-type="float">
            <text:p>0.152044</text:p>
          </table:table-cell>
          <table:table-cell office:value-type="float" office:value="0.159614" calcext:value-type="float">
            <text:p>0.159614</text:p>
          </table:table-cell>
          <table:table-cell office:value-type="float" office:value="0.146761" calcext:value-type="float">
            <text:p>0.146761</text:p>
          </table:table-cell>
          <table:table-cell office:value-type="string" calcext:value-type="string">
            <text:p>5.19B</text:p>
          </table:table-cell>
          <table:table-cell table:style-name="ce4" office:value-type="string" calcext:value-type="string">
            <text:p>2.26%</text:p>
          </table:table-cell>
        </table:table-row>
        <table:table-row table:style-name="ro1">
          <table:table-cell table:style-name="ce4" office:value-type="string" calcext:value-type="string">
            <text:p>03/20/2024</text:p>
          </table:table-cell>
          <table:table-cell office:value-type="float" office:value="0.152034" calcext:value-type="float">
            <text:p>0.152034</text:p>
          </table:table-cell>
          <table:table-cell office:value-type="float" office:value="0.128932" calcext:value-type="float">
            <text:p>0.128932</text:p>
          </table:table-cell>
          <table:table-cell office:value-type="float" office:value="0.152975" calcext:value-type="float">
            <text:p>0.152975</text:p>
          </table:table-cell>
          <table:table-cell office:value-type="float" office:value="0.123196" calcext:value-type="float">
            <text:p>0.123196</text:p>
          </table:table-cell>
          <table:table-cell office:value-type="string" calcext:value-type="string">
            <text:p>7.07B</text:p>
          </table:table-cell>
          <table:table-cell table:style-name="ce4" office:value-type="string" calcext:value-type="string">
            <text:p>17.90%</text:p>
          </table:table-cell>
        </table:table-row>
        <table:table-row table:style-name="ro1">
          <table:table-cell table:style-name="ce4" office:value-type="string" calcext:value-type="string">
            <text:p>03/19/2024</text:p>
          </table:table-cell>
          <table:table-cell office:value-type="float" office:value="0.128956" calcext:value-type="float">
            <text:p>0.12895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5121" calcext:value-type="float">
            <text:p>0.145121</text:p>
          </table:table-cell>
          <table:table-cell office:value-type="float" office:value="0.125408" calcext:value-type="float">
            <text:p>0.125408</text:p>
          </table:table-cell>
          <table:table-cell office:value-type="string" calcext:value-type="string">
            <text:p>6.86B</text:p>
          </table:table-cell>
          <table:table-cell table:style-name="ce4" office:value-type="string" calcext:value-type="string">
            <text:p>-10.14%</text:p>
          </table:table-cell>
        </table:table-row>
        <table:table-row table:style-name="ro1">
          <table:table-cell table:style-name="ce4" office:value-type="string" calcext:value-type="string">
            <text:p>03/18/2024</text:p>
          </table:table-cell>
          <table:table-cell office:value-type="float" office:value="0.143501" calcext:value-type="float">
            <text:p>0.143501</text:p>
          </table:table-cell>
          <table:table-cell office:value-type="float" office:value="0.154157" calcext:value-type="float">
            <text:p>0.154157</text:p>
          </table:table-cell>
          <table:table-cell office:value-type="float" office:value="0.154217" calcext:value-type="float">
            <text:p>0.154217</text:p>
          </table:table-cell>
          <table:table-cell office:value-type="float" office:value="0.140032" calcext:value-type="float">
            <text:p>0.140032</text:p>
          </table:table-cell>
          <table:table-cell office:value-type="string" calcext:value-type="string">
            <text:p>3.37B</text:p>
          </table:table-cell>
          <table:table-cell table:style-name="ce4" office:value-type="string" calcext:value-type="string">
            <text:p>-6.91%</text:p>
          </table:table-cell>
        </table:table-row>
        <table:table-row table:style-name="ro1">
          <table:table-cell table:style-name="ce4" office:value-type="string" calcext:value-type="string">
            <text:p>03/17/2024</text:p>
          </table:table-cell>
          <table:table-cell office:value-type="float" office:value="0.154155" calcext:value-type="float">
            <text:p>0.154155</text:p>
          </table:table-cell>
          <table:table-cell office:value-type="float" office:value="0.142515" calcext:value-type="float">
            <text:p>0.142515</text:p>
          </table:table-cell>
          <table:table-cell office:value-type="float" office:value="0.158567" calcext:value-type="float">
            <text:p>0.158567</text:p>
          </table:table-cell>
          <table:table-cell office:value-type="float" office:value="0.137215" calcext:value-type="float">
            <text:p>0.137215</text:p>
          </table:table-cell>
          <table:table-cell office:value-type="string" calcext:value-type="string">
            <text:p>4.39B</text:p>
          </table:table-cell>
          <table:table-cell table:style-name="ce4" office:value-type="string" calcext:value-type="string">
            <text:p>8.12%</text:p>
          </table:table-cell>
        </table:table-row>
        <table:table-row table:style-name="ro1">
          <table:table-cell table:style-name="ce4" office:value-type="string" calcext:value-type="string">
            <text:p>03/16/2024</text:p>
          </table:table-cell>
          <table:table-cell office:value-type="float" office:value="0.142572" calcext:value-type="float">
            <text:p>0.142572</text:p>
          </table:table-cell>
          <table:table-cell office:value-type="float" office:value="0.163504" calcext:value-type="float">
            <text:p>0.163504</text:p>
          </table:table-cell>
          <table:table-cell office:value-type="float" office:value="0.165056" calcext:value-type="float">
            <text:p>0.165056</text:p>
          </table:table-cell>
          <table:table-cell office:value-type="float" office:value="0.138395" calcext:value-type="float">
            <text:p>0.138395</text:p>
          </table:table-cell>
          <table:table-cell office:value-type="string" calcext:value-type="string">
            <text:p>4.75B</text:p>
          </table:table-cell>
          <table:table-cell table:style-name="ce4" office:value-type="string" calcext:value-type="string">
            <text:p>-12.70%</text:p>
          </table:table-cell>
        </table:table-row>
        <table:table-row table:style-name="ro1">
          <table:table-cell table:style-name="ce4" office:value-type="string" calcext:value-type="string">
            <text:p>03/15/2024</text:p>
          </table:table-cell>
          <table:table-cell office:value-type="float" office:value="0.163314" calcext:value-type="float">
            <text:p>0.163314</text:p>
          </table:table-cell>
          <table:table-cell office:value-type="float" office:value="0.177194" calcext:value-type="float">
            <text:p>0.177194</text:p>
          </table:table-cell>
          <table:table-cell office:value-type="float" office:value="0.181241" calcext:value-type="float">
            <text:p>0.181241</text:p>
          </table:table-cell>
          <table:table-cell office:value-type="float" office:value="0.152347" calcext:value-type="float">
            <text:p>0.152347</text:p>
          </table:table-cell>
          <table:table-cell office:value-type="string" calcext:value-type="string">
            <text:p>6.54B</text:p>
          </table:table-cell>
          <table:table-cell table:style-name="ce4" office:value-type="string" calcext:value-type="string">
            <text:p>-7.81%</text:p>
          </table:table-cell>
        </table:table-row>
        <table:table-row table:style-name="ro1">
          <table:table-cell table:style-name="ce4" office:value-type="string" calcext:value-type="string">
            <text:p>03/14/2024</text:p>
          </table:table-cell>
          <table:table-cell office:value-type="float" office:value="0.177141" calcext:value-type="float">
            <text:p>0.177141</text:p>
          </table:table-cell>
          <table:table-cell office:value-type="float" office:value="0.16902" calcext:value-type="float">
            <text:p>0.16902</text:p>
          </table:table-cell>
          <table:table-cell office:value-type="float" office:value="0.191799" calcext:value-type="float">
            <text:p>0.191799</text:p>
          </table:table-cell>
          <table:table-cell office:value-type="float" office:value="0.165343" calcext:value-type="float">
            <text:p>0.165343</text:p>
          </table:table-cell>
          <table:table-cell office:value-type="string" calcext:value-type="string">
            <text:p>10.01B</text:p>
          </table:table-cell>
          <table:table-cell table:style-name="ce4" office:value-type="string" calcext:value-type="string">
            <text:p>4.80%</text:p>
          </table:table-cell>
        </table:table-row>
        <table:table-row table:style-name="ro1">
          <table:table-cell table:style-name="ce4" office:value-type="string" calcext:value-type="string">
            <text:p>03/13/2024</text:p>
          </table:table-cell>
          <table:table-cell office:value-type="float" office:value="0.169034" calcext:value-type="float">
            <text:p>0.169034</text:p>
          </table:table-cell>
          <table:table-cell office:value-type="float" office:value="0.16822" calcext:value-type="float">
            <text:p>0.16822</text:p>
          </table:table-cell>
          <table:table-cell office:value-type="float" office:value="0.174333" calcext:value-type="float">
            <text:p>0.174333</text:p>
          </table:table-cell>
          <table:table-cell office:value-type="float" office:value="0.165097" calcext:value-type="float">
            <text:p>0.165097</text:p>
          </table:table-cell>
          <table:table-cell office:value-type="string" calcext:value-type="string">
            <text:p>3.32B</text:p>
          </table:table-cell>
          <table:table-cell table:style-name="ce4" office:value-type="string" calcext:value-type="string">
            <text:p>0.48%</text:p>
          </table:table-cell>
        </table:table-row>
        <table:table-row table:style-name="ro1">
          <table:table-cell table:style-name="ce4" office:value-type="string" calcext:value-type="string">
            <text:p>03/12/2024</text:p>
          </table:table-cell>
          <table:table-cell office:value-type="float" office:value="0.168225" calcext:value-type="float">
            <text:p>0.168225</text:p>
          </table:table-cell>
          <table:table-cell office:value-type="float" office:value="0.182104" calcext:value-type="float">
            <text:p>0.182104</text:p>
          </table:table-cell>
          <table:table-cell office:value-type="float" office:value="0.183288" calcext:value-type="float">
            <text:p>0.183288</text:p>
          </table:table-cell>
          <table:table-cell office:value-type="float" office:value="0.157987" calcext:value-type="float">
            <text:p>0.157987</text:p>
          </table:table-cell>
          <table:table-cell office:value-type="string" calcext:value-type="string">
            <text:p>4.47B</text:p>
          </table:table-cell>
          <table:table-cell table:style-name="ce4" office:value-type="string" calcext:value-type="string">
            <text:p>-7.62%</text:p>
          </table:table-cell>
        </table:table-row>
        <table:table-row table:style-name="ro1">
          <table:table-cell table:style-name="ce4" office:value-type="string" calcext:value-type="string">
            <text:p>03/11/2024</text:p>
          </table:table-cell>
          <table:table-cell office:value-type="float" office:value="0.182093" calcext:value-type="float">
            <text:p>0.182093</text:p>
          </table:table-cell>
          <table:table-cell office:value-type="float" office:value="0.16999" calcext:value-type="float">
            <text:p>0.16999</text:p>
          </table:table-cell>
          <table:table-cell office:value-type="float" office:value="0.182935" calcext:value-type="float">
            <text:p>0.182935</text:p>
          </table:table-cell>
          <table:table-cell office:value-type="float" office:value="0.160589" calcext:value-type="float">
            <text:p>0.160589</text:p>
          </table:table-cell>
          <table:table-cell office:value-type="string" calcext:value-type="string">
            <text:p>4.97B</text:p>
          </table:table-cell>
          <table:table-cell table:style-name="ce4" office:value-type="string" calcext:value-type="string">
            <text:p>7.12%</text:p>
          </table:table-cell>
        </table:table-row>
        <table:table-row table:style-name="ro1">
          <table:table-cell table:style-name="ce4" office:value-type="string" calcext:value-type="string">
            <text:p>03/10/2024</text:p>
          </table:table-cell>
          <table:table-cell office:value-type="float" office:value="0.169989" calcext:value-type="float">
            <text:p>0.169989</text:p>
          </table:table-cell>
          <table:table-cell office:value-type="float" office:value="0.178776" calcext:value-type="float">
            <text:p>0.178776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.165387" calcext:value-type="float">
            <text:p>0.165387</text:p>
          </table:table-cell>
          <table:table-cell office:value-type="string" calcext:value-type="string">
            <text:p>3.85B</text:p>
          </table:table-cell>
          <table:table-cell table:style-name="ce4" office:value-type="string" calcext:value-type="string">
            <text:p>-4.91%</text:p>
          </table:table-cell>
        </table:table-row>
        <table:table-row table:style-name="ro1">
          <table:table-cell table:style-name="ce4" office:value-type="string" calcext:value-type="string">
            <text:p>03/09/2024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169893" calcext:value-type="float">
            <text:p>0.169893</text:p>
          </table:table-cell>
          <table:table-cell office:value-type="float" office:value="0.18463" calcext:value-type="float">
            <text:p>0.18463</text:p>
          </table:table-cell>
          <table:table-cell office:value-type="float" office:value="0.163479" calcext:value-type="float">
            <text:p>0.163479</text:p>
          </table:table-cell>
          <table:table-cell office:value-type="string" calcext:value-type="string">
            <text:p>6.05B</text:p>
          </table:table-cell>
          <table:table-cell table:style-name="ce4" office:value-type="string" calcext:value-type="string">
            <text:p>8.60%</text:p>
          </table:table-cell>
        </table:table-row>
        <table:table-row table:style-name="ro1">
          <table:table-cell table:style-name="ce4" office:value-type="string" calcext:value-type="string">
            <text:p>03/08/2024</text:p>
          </table:table-cell>
          <table:table-cell office:value-type="float" office:value="0.164606" calcext:value-type="float">
            <text:p>0.164606</text:p>
          </table:table-cell>
          <table:table-cell office:value-type="float" office:value="0.157643" calcext:value-type="float">
            <text:p>0.157643</text:p>
          </table:table-cell>
          <table:table-cell office:value-type="float" office:value="0.175376" calcext:value-type="float">
            <text:p>0.175376</text:p>
          </table:table-cell>
          <table:table-cell office:value-type="float" office:value="0.155167" calcext:value-type="float">
            <text:p>0.155167</text:p>
          </table:table-cell>
          <table:table-cell office:value-type="string" calcext:value-type="string">
            <text:p>7.40B</text:p>
          </table:table-cell>
          <table:table-cell table:style-name="ce4" office:value-type="string" calcext:value-type="string">
            <text:p>4.42%</text:p>
          </table:table-cell>
        </table:table-row>
        <table:table-row table:style-name="ro1">
          <table:table-cell table:style-name="ce4" office:value-type="string" calcext:value-type="string">
            <text:p>03/07/2024</text:p>
          </table:table-cell>
          <table:table-cell office:value-type="float" office:value="0.157642" calcext:value-type="float">
            <text:p>0.157642</text:p>
          </table:table-cell>
          <table:table-cell office:value-type="float" office:value="0.157792" calcext:value-type="float">
            <text:p>0.157792</text:p>
          </table:table-cell>
          <table:table-cell office:value-type="float" office:value="0.162273" calcext:value-type="float">
            <text:p>0.162273</text:p>
          </table:table-cell>
          <table:table-cell office:value-type="float" office:value="0.146634" calcext:value-type="float">
            <text:p>0.146634</text:p>
          </table:table-cell>
          <table:table-cell office:value-type="string" calcext:value-type="string">
            <text:p>5.74B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table:style-name="ce4" office:value-type="string" calcext:value-type="string">
            <text:p>03/06/2024</text:p>
          </table:table-cell>
          <table:table-cell office:value-type="float" office:value="0.157793" calcext:value-type="float">
            <text:p>0.157793</text:p>
          </table:table-cell>
          <table:table-cell office:value-type="float" office:value="0.153424" calcext:value-type="float">
            <text:p>0.153424</text:p>
          </table:table-cell>
          <table:table-cell office:value-type="float" office:value="0.179268" calcext:value-type="float">
            <text:p>0.179268</text:p>
          </table:table-cell>
          <table:table-cell office:value-type="float" office:value="0.146629" calcext:value-type="float">
            <text:p>0.146629</text:p>
          </table:table-cell>
          <table:table-cell office:value-type="string" calcext:value-type="string">
            <text:p>7.94B</text:p>
          </table:table-cell>
          <table:table-cell table:style-name="ce4" office:value-type="string" calcext:value-type="string">
            <text:p>2.84%</text:p>
          </table:table-cell>
        </table:table-row>
        <table:table-row table:style-name="ro1">
          <table:table-cell table:style-name="ce4" office:value-type="string" calcext:value-type="string">
            <text:p>03/05/2024</text:p>
          </table:table-cell>
          <table:table-cell office:value-type="float" office:value="0.153434" calcext:value-type="float">
            <text:p>0.153434</text:p>
          </table:table-cell>
          <table:table-cell office:value-type="float" office:value="0.181914" calcext:value-type="float">
            <text:p>0.181914</text:p>
          </table:table-cell>
          <table:table-cell office:value-type="float" office:value="0.206077" calcext:value-type="float">
            <text:p>0.206077</text:p>
          </table:table-cell>
          <table:table-cell office:value-type="float" office:value="0.129484" calcext:value-type="float">
            <text:p>0.129484</text:p>
          </table:table-cell>
          <table:table-cell office:value-type="string" calcext:value-type="string">
            <text:p>16.97B</text:p>
          </table:table-cell>
          <table:table-cell table:style-name="ce4" office:value-type="string" calcext:value-type="string">
            <text:p>-15.54%</text:p>
          </table:table-cell>
        </table:table-row>
        <table:table-row table:style-name="ro1">
          <table:table-cell table:style-name="ce4" office:value-type="string" calcext:value-type="string">
            <text:p>03/04/2024</text:p>
          </table:table-cell>
          <table:table-cell office:value-type="float" office:value="0.181668" calcext:value-type="float">
            <text:p>0.181668</text:p>
          </table:table-cell>
          <table:table-cell office:value-type="float" office:value="0.153927" calcext:value-type="float">
            <text:p>0.153927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0.147316" calcext:value-type="float">
            <text:p>0.147316</text:p>
          </table:table-cell>
          <table:table-cell office:value-type="string" calcext:value-type="string">
            <text:p>11.14B</text:p>
          </table:table-cell>
          <table:table-cell table:style-name="ce4" office:value-type="string" calcext:value-type="string">
            <text:p>17.98%</text:p>
          </table:table-cell>
        </table:table-row>
        <table:table-row table:style-name="ro1">
          <table:table-cell table:style-name="ce4" office:value-type="string" calcext:value-type="string">
            <text:p>03/03/2024</text:p>
          </table:table-cell>
          <table:table-cell office:value-type="float" office:value="0.153978" calcext:value-type="float">
            <text:p>0.153978</text:p>
          </table:table-cell>
          <table:table-cell office:value-type="float" office:value="0.141931" calcext:value-type="float">
            <text:p>0.141931</text:p>
          </table:table-cell>
          <table:table-cell office:value-type="float" office:value="0.156039" calcext:value-type="float">
            <text:p>0.156039</text:p>
          </table:table-cell>
          <table:table-cell office:value-type="float" office:value="0.124954" calcext:value-type="float">
            <text:p>0.124954</text:p>
          </table:table-cell>
          <table:table-cell office:value-type="string" calcext:value-type="string">
            <text:p>8.40B</text:p>
          </table:table-cell>
          <table:table-cell table:style-name="ce4" office:value-type="string" calcext:value-type="string">
            <text:p>8.47%</text:p>
          </table:table-cell>
        </table:table-row>
        <table:table-row table:style-name="ro1">
          <table:table-cell table:style-name="ce4" office:value-type="string" calcext:value-type="string">
            <text:p>03/02/2024</text:p>
          </table:table-cell>
          <table:table-cell office:value-type="float" office:value="0.141959" calcext:value-type="float">
            <text:p>0.141959</text:p>
          </table:table-cell>
          <table:table-cell office:value-type="float" office:value="0.139533" calcext:value-type="float">
            <text:p>0.139533</text:p>
          </table:table-cell>
          <table:table-cell office:value-type="float" office:value="0.150487" calcext:value-type="float">
            <text:p>0.150487</text:p>
          </table:table-cell>
          <table:table-cell office:value-type="float" office:value="0.136505" calcext:value-type="float">
            <text:p>0.136505</text:p>
          </table:table-cell>
          <table:table-cell office:value-type="string" calcext:value-type="string">
            <text:p>7.35B</text:p>
          </table:table-cell>
          <table:table-cell table:style-name="ce4" office:value-type="string" calcext:value-type="string">
            <text:p>1.74%</text:p>
          </table:table-cell>
        </table:table-row>
        <table:table-row table:style-name="ro1">
          <table:table-cell table:style-name="ce4" office:value-type="string" calcext:value-type="string">
            <text:p>03/01/2024</text:p>
          </table:table-cell>
          <table:table-cell office:value-type="float" office:value="0.139538" calcext:value-type="float">
            <text:p>0.139538</text:p>
          </table:table-cell>
          <table:table-cell office:value-type="float" office:value="0.117209" calcext:value-type="float">
            <text:p>0.117209</text:p>
          </table:table-cell>
          <table:table-cell office:value-type="float" office:value="0.144887" calcext:value-type="float">
            <text:p>0.144887</text:p>
          </table:table-cell>
          <table:table-cell office:value-type="float" office:value="0.117203" calcext:value-type="float">
            <text:p>0.117203</text:p>
          </table:table-cell>
          <table:table-cell office:value-type="string" calcext:value-type="string">
            <text:p>9.25B</text:p>
          </table:table-cell>
          <table:table-cell table:style-name="ce4" office:value-type="string" calcext:value-type="string">
            <text:p>19.05%</text:p>
          </table:table-cell>
        </table:table-row>
        <table:table-row table:style-name="ro1">
          <table:table-cell table:style-name="ce4" office:value-type="string" calcext:value-type="string">
            <text:p>02/29/2024</text:p>
          </table:table-cell>
          <table:table-cell office:value-type="float" office:value="0.117212" calcext:value-type="float">
            <text:p>0.117212</text:p>
          </table:table-cell>
          <table:table-cell office:value-type="float" office:value="0.115953" calcext:value-type="float">
            <text:p>0.115953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0.111657" calcext:value-type="float">
            <text:p>0.111657</text:p>
          </table:table-cell>
          <table:table-cell office:value-type="string" calcext:value-type="string">
            <text:p>12.43B</text:p>
          </table:table-cell>
          <table:table-cell table:style-name="ce4" office:value-type="string" calcext:value-type="string">
            <text:p>1.09%</text:p>
          </table:table-cell>
        </table:table-row>
        <table:table-row table:style-name="ro1">
          <table:table-cell table:style-name="ce4" office:value-type="string" calcext:value-type="string">
            <text:p>02/28/2024</text:p>
          </table:table-cell>
          <table:table-cell office:value-type="float" office:value="0.115953" calcext:value-type="float">
            <text:p>0.115953</text:p>
          </table:table-cell>
          <table:table-cell office:value-type="float" office:value="0.097589" calcext:value-type="float">
            <text:p>0.097589</text:p>
          </table:table-cell>
          <table:table-cell office:value-type="float" office:value="0.122303" calcext:value-type="float">
            <text:p>0.122303</text:p>
          </table:table-cell>
          <table:table-cell office:value-type="float" office:value="0.094467" calcext:value-type="float">
            <text:p>0.094467</text:p>
          </table:table-cell>
          <table:table-cell office:value-type="string" calcext:value-type="string">
            <text:p>11.47B</text:p>
          </table:table-cell>
          <table:table-cell table:style-name="ce4" office:value-type="string" calcext:value-type="string">
            <text:p>18.81%</text:p>
          </table:table-cell>
        </table:table-row>
        <table:table-row table:style-name="ro1">
          <table:table-cell table:style-name="ce4" office:value-type="string" calcext:value-type="string">
            <text:p>02/27/2024</text:p>
          </table:table-cell>
          <table:table-cell office:value-type="float" office:value="0.097597" calcext:value-type="float">
            <text:p>0.097597</text:p>
          </table:table-cell>
          <table:table-cell office:value-type="float" office:value="0.089285" calcext:value-type="float">
            <text:p>0.089285</text:p>
          </table:table-cell>
          <table:table-cell office:value-type="float" office:value="0.100428" calcext:value-type="float">
            <text:p>0.100428</text:p>
          </table:table-cell>
          <table:table-cell office:value-type="float" office:value="0.088534" calcext:value-type="float">
            <text:p>0.088534</text:p>
          </table:table-cell>
          <table:table-cell office:value-type="string" calcext:value-type="string">
            <text:p>6.33B</text:p>
          </table:table-cell>
          <table:table-cell table:style-name="ce4" office:value-type="string" calcext:value-type="string">
            <text:p>9.31%</text:p>
          </table:table-cell>
        </table:table-row>
        <table:table-row table:style-name="ro1">
          <table:table-cell table:style-name="ce4" office:value-type="string" calcext:value-type="string">
            <text:p>02/26/2024</text:p>
          </table:table-cell>
          <table:table-cell office:value-type="float" office:value="0.089285" calcext:value-type="float">
            <text:p>0.089285</text:p>
          </table:table-cell>
          <table:table-cell office:value-type="float" office:value="0.086127" calcext:value-type="float">
            <text:p>0.086127</text:p>
          </table:table-cell>
          <table:table-cell office:value-type="float" office:value="0.090011" calcext:value-type="float">
            <text:p>0.090011</text:p>
          </table:table-cell>
          <table:table-cell office:value-type="float" office:value="0.084192" calcext:value-type="float">
            <text:p>0.084192</text:p>
          </table:table-cell>
          <table:table-cell office:value-type="string" calcext:value-type="string">
            <text:p>1.81B</text:p>
          </table:table-cell>
          <table:table-cell table:style-name="ce4" office:value-type="string" calcext:value-type="string">
            <text:p>3.67%</text:p>
          </table:table-cell>
        </table:table-row>
        <table:table-row table:style-name="ro1">
          <table:table-cell table:style-name="ce4" office:value-type="string" calcext:value-type="string">
            <text:p>02/25/2024</text:p>
          </table:table-cell>
          <table:table-cell office:value-type="float" office:value="0.086123" calcext:value-type="float">
            <text:p>0.086123</text:p>
          </table:table-cell>
          <table:table-cell office:value-type="float" office:value="0.086155" calcext:value-type="float">
            <text:p>0.086155</text:p>
          </table:table-cell>
          <table:table-cell office:value-type="float" office:value="0.086789" calcext:value-type="float">
            <text:p>0.086789</text:p>
          </table:table-cell>
          <table:table-cell office:value-type="float" office:value="0.085281" calcext:value-type="float">
            <text:p>0.085281</text:p>
          </table:table-cell>
          <table:table-cell office:value-type="string" calcext:value-type="string">
            <text:p>869.52M</text:p>
          </table:table-cell>
          <table:table-cell table:style-name="ce4" office:value-type="string" calcext:value-type="string">
            <text:p>-0.04%</text:p>
          </table:table-cell>
        </table:table-row>
        <table:table-row table:style-name="ro1">
          <table:table-cell table:style-name="ce4" office:value-type="string" calcext:value-type="string">
            <text:p>02/24/2024</text:p>
          </table:table-cell>
          <table:table-cell office:value-type="float" office:value="0.086154" calcext:value-type="float">
            <text:p>0.086154</text:p>
          </table:table-cell>
          <table:table-cell office:value-type="float" office:value="0.084477" calcext:value-type="float">
            <text:p>0.084477</text:p>
          </table:table-cell>
          <table:table-cell office:value-type="float" office:value="0.086347" calcext:value-type="float">
            <text:p>0.086347</text:p>
          </table:table-cell>
          <table:table-cell office:value-type="float" office:value="0.08389" calcext:value-type="float">
            <text:p>0.08389</text:p>
          </table:table-cell>
          <table:table-cell office:value-type="string" calcext:value-type="string">
            <text:p>1.04B</text:p>
          </table:table-cell>
          <table:table-cell table:style-name="ce4" office:value-type="string" calcext:value-type="string">
            <text:p>1.98%</text:p>
          </table:table-cell>
        </table:table-row>
        <table:table-row table:style-name="ro1">
          <table:table-cell table:style-name="ce4" office:value-type="string" calcext:value-type="string">
            <text:p>02/23/2024</text:p>
          </table:table-cell>
          <table:table-cell office:value-type="float" office:value="0.084483" calcext:value-type="float">
            <text:p>0.084483</text:p>
          </table:table-cell>
          <table:table-cell office:value-type="float" office:value="0.084097" calcext:value-type="float">
            <text:p>0.084097</text:p>
          </table:table-cell>
          <table:table-cell office:value-type="float" office:value="0.085521" calcext:value-type="float">
            <text:p>0.085521</text:p>
          </table:table-cell>
          <table:table-cell office:value-type="float" office:value="0.082952" calcext:value-type="float">
            <text:p>0.082952</text:p>
          </table:table-cell>
          <table:table-cell office:value-type="string" calcext:value-type="string">
            <text:p>1.35B</text:p>
          </table:table-cell>
          <table:table-cell table:style-name="ce4" office:value-type="string" calcext:value-type="string">
            <text:p>0.44%</text:p>
          </table:table-cell>
        </table:table-row>
        <table:table-row table:style-name="ro1">
          <table:table-cell table:style-name="ce4" office:value-type="string" calcext:value-type="string">
            <text:p>02/22/2024</text:p>
          </table:table-cell>
          <table:table-cell office:value-type="float" office:value="0.084111" calcext:value-type="float">
            <text:p>0.084111</text:p>
          </table:table-cell>
          <table:table-cell office:value-type="float" office:value="0.084566" calcext:value-type="float">
            <text:p>0.084566</text:p>
          </table:table-cell>
          <table:table-cell office:value-type="float" office:value="0.085453" calcext:value-type="float">
            <text:p>0.085453</text:p>
          </table:table-cell>
          <table:table-cell office:value-type="float" office:value="0.083089" calcext:value-type="float">
            <text:p>0.083089</text:p>
          </table:table-cell>
          <table:table-cell office:value-type="string" calcext:value-type="string">
            <text:p>1.16B</text:p>
          </table:table-cell>
          <table:table-cell table:style-name="ce4" office:value-type="string" calcext:value-type="string">
            <text:p>-0.54%</text:p>
          </table:table-cell>
        </table:table-row>
        <table:table-row table:style-name="ro1">
          <table:table-cell table:style-name="ce4" office:value-type="string" calcext:value-type="string">
            <text:p>02/21/2024</text:p>
          </table:table-cell>
          <table:table-cell office:value-type="float" office:value="0.084568" calcext:value-type="float">
            <text:p>0.084568</text:p>
          </table:table-cell>
          <table:table-cell office:value-type="float" office:value="0.08617" calcext:value-type="float">
            <text:p>0.08617</text:p>
          </table:table-cell>
          <table:table-cell office:value-type="float" office:value="0.08626" calcext:value-type="float">
            <text:p>0.08626</text:p>
          </table:table-cell>
          <table:table-cell office:value-type="float" office:value="0.082039" calcext:value-type="float">
            <text:p>0.082039</text:p>
          </table:table-cell>
          <table:table-cell office:value-type="string" calcext:value-type="string">
            <text:p>1.40B</text:p>
          </table:table-cell>
          <table:table-cell table:style-name="ce4" office:value-type="string" calcext:value-type="string">
            <text:p>-1.86%</text:p>
          </table:table-cell>
        </table:table-row>
        <table:table-row table:style-name="ro1">
          <table:table-cell table:style-name="ce4" office:value-type="string" calcext:value-type="string">
            <text:p>02/20/2024</text:p>
          </table:table-cell>
          <table:table-cell office:value-type="float" office:value="0.086173" calcext:value-type="float">
            <text:p>0.086173</text:p>
          </table:table-cell>
          <table:table-cell office:value-type="float" office:value="0.089411" calcext:value-type="float">
            <text:p>0.089411</text:p>
          </table:table-cell>
          <table:table-cell office:value-type="float" office:value="0.091433" calcext:value-type="float">
            <text:p>0.091433</text:p>
          </table:table-cell>
          <table:table-cell office:value-type="float" office:value="0.083179" calcext:value-type="float">
            <text:p>0.083179</text:p>
          </table:table-cell>
          <table:table-cell office:value-type="string" calcext:value-type="string">
            <text:p>2.72B</text:p>
          </table:table-cell>
          <table:table-cell table:style-name="ce4" office:value-type="string" calcext:value-type="string">
            <text:p>-3.62%</text:p>
          </table:table-cell>
        </table:table-row>
        <table:table-row table:style-name="ro1">
          <table:table-cell table:style-name="ce4" office:value-type="string" calcext:value-type="string">
            <text:p>02/19/2024</text:p>
          </table:table-cell>
          <table:table-cell office:value-type="float" office:value="0.089409" calcext:value-type="float">
            <text:p>0.089409</text:p>
          </table:table-cell>
          <table:table-cell office:value-type="float" office:value="0.085189" calcext:value-type="float">
            <text:p>0.085189</text:p>
          </table:table-cell>
          <table:table-cell office:value-type="float" office:value="0.090771" calcext:value-type="float">
            <text:p>0.090771</text:p>
          </table:table-cell>
          <table:table-cell office:value-type="float" office:value="0.085056" calcext:value-type="float">
            <text:p>0.085056</text:p>
          </table:table-cell>
          <table:table-cell office:value-type="string" calcext:value-type="string">
            <text:p>2.20B</text:p>
          </table:table-cell>
          <table:table-cell table:style-name="ce4" office:value-type="string" calcext:value-type="string">
            <text:p>4.95%</text:p>
          </table:table-cell>
        </table:table-row>
        <table:table-row table:style-name="ro1">
          <table:table-cell table:style-name="ce4" office:value-type="string" calcext:value-type="string">
            <text:p>02/18/2024</text:p>
          </table:table-cell>
          <table:table-cell office:value-type="float" office:value="0.085189" calcext:value-type="float">
            <text:p>0.085189</text:p>
          </table:table-cell>
          <table:table-cell office:value-type="float" office:value="0.083565" calcext:value-type="float">
            <text:p>0.083565</text:p>
          </table:table-cell>
          <table:table-cell office:value-type="float" office:value="0.085706" calcext:value-type="float">
            <text:p>0.085706</text:p>
          </table:table-cell>
          <table:table-cell office:value-type="float" office:value="0.082875" calcext:value-type="float">
            <text:p>0.082875</text:p>
          </table:table-cell>
          <table:table-cell office:value-type="string" calcext:value-type="string">
            <text:p>945.43M</text:p>
          </table:table-cell>
          <table:table-cell table:style-name="ce4" office:value-type="string" calcext:value-type="string">
            <text:p>1.95%</text:p>
          </table:table-cell>
        </table:table-row>
        <table:table-row table:style-name="ro1">
          <table:table-cell table:style-name="ce4" office:value-type="string" calcext:value-type="string">
            <text:p>02/17/2024</text:p>
          </table:table-cell>
          <table:table-cell office:value-type="float" office:value="0.083564" calcext:value-type="float">
            <text:p>0.083564</text:p>
          </table:table-cell>
          <table:table-cell office:value-type="float" office:value="0.085927" calcext:value-type="float">
            <text:p>0.085927</text:p>
          </table:table-cell>
          <table:table-cell office:value-type="float" office:value="0.086063" calcext:value-type="float">
            <text:p>0.086063</text:p>
          </table:table-cell>
          <table:table-cell office:value-type="float" office:value="0.082033" calcext:value-type="float">
            <text:p>0.082033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-2.75%</text:p>
          </table:table-cell>
        </table:table-row>
        <table:table-row table:style-name="ro1">
          <table:table-cell table:style-name="ce4" office:value-type="string" calcext:value-type="string">
            <text:p>02/16/2024</text:p>
          </table:table-cell>
          <table:table-cell office:value-type="float" office:value="0.085924" calcext:value-type="float">
            <text:p>0.085924</text:p>
          </table:table-cell>
          <table:table-cell office:value-type="float" office:value="0.085288" calcext:value-type="float">
            <text:p>0.085288</text:p>
          </table:table-cell>
          <table:table-cell office:value-type="float" office:value="0.087912" calcext:value-type="float">
            <text:p>0.087912</text:p>
          </table:table-cell>
          <table:table-cell office:value-type="float" office:value="0.084163" calcext:value-type="float">
            <text:p>0.084163</text:p>
          </table:table-cell>
          <table:table-cell office:value-type="string" calcext:value-type="string">
            <text:p>1.37B</text:p>
          </table:table-cell>
          <table:table-cell table:style-name="ce4" office:value-type="string" calcext:value-type="string">
            <text:p>0.75%</text:p>
          </table:table-cell>
        </table:table-row>
        <table:table-row table:style-name="ro1">
          <table:table-cell table:style-name="ce4" office:value-type="string" calcext:value-type="string">
            <text:p>02/15/2024</text:p>
          </table:table-cell>
          <table:table-cell office:value-type="float" office:value="0.085287" calcext:value-type="float">
            <text:p>0.085287</text:p>
          </table:table-cell>
          <table:table-cell office:value-type="float" office:value="0.085503" calcext:value-type="float">
            <text:p>0.085503</text:p>
          </table:table-cell>
          <table:table-cell office:value-type="float" office:value="0.088147" calcext:value-type="float">
            <text:p>0.088147</text:p>
          </table:table-cell>
          <table:table-cell office:value-type="float" office:value="0.083992" calcext:value-type="float">
            <text:p>0.083992</text:p>
          </table:table-cell>
          <table:table-cell office:value-type="string" calcext:value-type="string">
            <text:p>2.20B</text:p>
          </table:table-cell>
          <table:table-cell table:style-name="ce4" office:value-type="string" calcext:value-type="string">
            <text:p>-0.25%</text:p>
          </table:table-cell>
        </table:table-row>
        <table:table-row table:style-name="ro1">
          <table:table-cell table:style-name="ce4" office:value-type="string" calcext:value-type="string">
            <text:p>02/14/2024</text:p>
          </table:table-cell>
          <table:table-cell office:value-type="float" office:value="0.085502" calcext:value-type="float">
            <text:p>0.085502</text:p>
          </table:table-cell>
          <table:table-cell office:value-type="float" office:value="0.081062" calcext:value-type="float">
            <text:p>0.081062</text:p>
          </table:table-cell>
          <table:table-cell office:value-type="float" office:value="0.086973" calcext:value-type="float">
            <text:p>0.086973</text:p>
          </table:table-cell>
          <table:table-cell office:value-type="float" office:value="0.080499" calcext:value-type="float">
            <text:p>0.080499</text:p>
          </table:table-cell>
          <table:table-cell office:value-type="string" calcext:value-type="string">
            <text:p>2.31B</text:p>
          </table:table-cell>
          <table:table-cell table:style-name="ce4" office:value-type="string" calcext:value-type="string">
            <text:p>5.48%</text:p>
          </table:table-cell>
        </table:table-row>
        <table:table-row table:style-name="ro1">
          <table:table-cell table:style-name="ce4" office:value-type="string" calcext:value-type="string">
            <text:p>02/13/2024</text:p>
          </table:table-cell>
          <table:table-cell office:value-type="float" office:value="0.081062" calcext:value-type="float">
            <text:p>0.081062</text:p>
          </table:table-cell>
          <table:table-cell office:value-type="float" office:value="0.082211" calcext:value-type="float">
            <text:p>0.082211</text:p>
          </table:table-cell>
          <table:table-cell office:value-type="float" office:value="0.082977" calcext:value-type="float">
            <text:p>0.082977</text:p>
          </table:table-cell>
          <table:table-cell office:value-type="float" office:value="0.07986" calcext:value-type="float">
            <text:p>0.07986</text:p>
          </table:table-cell>
          <table:table-cell office:value-type="string" calcext:value-type="string">
            <text:p>1.32B</text:p>
          </table:table-cell>
          <table:table-cell table:style-name="ce4" office:value-type="string" calcext:value-type="string">
            <text:p>-1.41%</text:p>
          </table:table-cell>
        </table:table-row>
        <table:table-row table:style-name="ro1">
          <table:table-cell table:style-name="ce4" office:value-type="string" calcext:value-type="string">
            <text:p>02/12/2024</text:p>
          </table:table-cell>
          <table:table-cell office:value-type="float" office:value="0.082223" calcext:value-type="float">
            <text:p>0.082223</text:p>
          </table:table-cell>
          <table:table-cell office:value-type="float" office:value="0.081224" calcext:value-type="float">
            <text:p>0.081224</text:p>
          </table:table-cell>
          <table:table-cell office:value-type="float" office:value="0.082808" calcext:value-type="float">
            <text:p>0.082808</text:p>
          </table:table-cell>
          <table:table-cell office:value-type="float" office:value="0.079494" calcext:value-type="float">
            <text:p>0.079494</text:p>
          </table:table-cell>
          <table:table-cell office:value-type="string" calcext:value-type="string">
            <text:p>1.33B</text:p>
          </table:table-cell>
          <table:table-cell table:style-name="ce4" office:value-type="string" calcext:value-type="string">
            <text:p>1.23%</text:p>
          </table:table-cell>
        </table:table-row>
        <table:table-row table:style-name="ro1">
          <table:table-cell table:style-name="ce4" office:value-type="string" calcext:value-type="string">
            <text:p>02/11/2024</text:p>
          </table:table-cell>
          <table:table-cell office:value-type="float" office:value="0.081224" calcext:value-type="float">
            <text:p>0.081224</text:p>
          </table:table-cell>
          <table:table-cell office:value-type="float" office:value="0.081417" calcext:value-type="float">
            <text:p>0.081417</text:p>
          </table:table-cell>
          <table:table-cell office:value-type="float" office:value="0.083373" calcext:value-type="float">
            <text:p>0.083373</text:p>
          </table:table-cell>
          <table:table-cell office:value-type="float" office:value="0.080885" calcext:value-type="float">
            <text:p>0.080885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-0.24%</text:p>
          </table:table-cell>
        </table:table-row>
        <table:table-row table:style-name="ro1">
          <table:table-cell table:style-name="ce4" office:value-type="string" calcext:value-type="string">
            <text:p>02/10/2024</text:p>
          </table:table-cell>
          <table:table-cell office:value-type="float" office:value="0.081416" calcext:value-type="float">
            <text:p>0.081416</text:p>
          </table:table-cell>
          <table:table-cell office:value-type="float" office:value="0.081552" calcext:value-type="float">
            <text:p>0.081552</text:p>
          </table:table-cell>
          <table:table-cell office:value-type="float" office:value="0.082143" calcext:value-type="float">
            <text:p>0.082143</text:p>
          </table:table-cell>
          <table:table-cell office:value-type="float" office:value="0.080344" calcext:value-type="float">
            <text:p>0.080344</text:p>
          </table:table-cell>
          <table:table-cell office:value-type="string" calcext:value-type="string">
            <text:p>715.38M</text:p>
          </table:table-cell>
          <table:table-cell table:style-name="ce4" office:value-type="string" calcext:value-type="string">
            <text:p>-0.16%</text:p>
          </table:table-cell>
        </table:table-row>
        <table:table-row table:style-name="ro1">
          <table:table-cell table:style-name="ce4" office:value-type="string" calcext:value-type="string">
            <text:p>02/09/2024</text:p>
          </table:table-cell>
          <table:table-cell office:value-type="float" office:value="0.08155" calcext:value-type="float">
            <text:p>0.08155</text:p>
          </table:table-cell>
          <table:table-cell office:value-type="float" office:value="0.079849" calcext:value-type="float">
            <text:p>0.079849</text:p>
          </table:table-cell>
          <table:table-cell office:value-type="float" office:value="0.082122" calcext:value-type="float">
            <text:p>0.082122</text:p>
          </table:table-cell>
          <table:table-cell office:value-type="float" office:value="0.079849" calcext:value-type="float">
            <text:p>0.079849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2.13%</text:p>
          </table:table-cell>
        </table:table-row>
        <table:table-row table:style-name="ro1">
          <table:table-cell table:style-name="ce4" office:value-type="string" calcext:value-type="string">
            <text:p>02/08/2024</text:p>
          </table:table-cell>
          <table:table-cell office:value-type="float" office:value="0.079847" calcext:value-type="float">
            <text:p>0.079847</text:p>
          </table:table-cell>
          <table:table-cell office:value-type="float" office:value="0.080118" calcext:value-type="float">
            <text:p>0.080118</text:p>
          </table:table-cell>
          <table:table-cell office:value-type="float" office:value="0.080836" calcext:value-type="float">
            <text:p>0.080836</text:p>
          </table:table-cell>
          <table:table-cell office:value-type="float" office:value="0.079572" calcext:value-type="float">
            <text:p>0.079572</text:p>
          </table:table-cell>
          <table:table-cell office:value-type="string" calcext:value-type="string">
            <text:p>849.47M</text:p>
          </table:table-cell>
          <table:table-cell table:style-name="ce4" office:value-type="string" calcext:value-type="string">
            <text:p>-0.34%</text:p>
          </table:table-cell>
        </table:table-row>
        <table:table-row table:style-name="ro1">
          <table:table-cell table:style-name="ce4" office:value-type="string" calcext:value-type="string">
            <text:p>02/07/2024</text:p>
          </table:table-cell>
          <table:table-cell office:value-type="float" office:value="0.080122" calcext:value-type="float">
            <text:p>0.080122</text:p>
          </table:table-cell>
          <table:table-cell office:value-type="float" office:value="0.078481" calcext:value-type="float">
            <text:p>0.078481</text:p>
          </table:table-cell>
          <table:table-cell office:value-type="float" office:value="0.080267" calcext:value-type="float">
            <text:p>0.080267</text:p>
          </table:table-cell>
          <table:table-cell office:value-type="float" office:value="0.078173" calcext:value-type="float">
            <text:p>0.078173</text:p>
          </table:table-cell>
          <table:table-cell office:value-type="string" calcext:value-type="string">
            <text:p>763.61M</text:p>
          </table:table-cell>
          <table:table-cell table:style-name="ce4" office:value-type="string" calcext:value-type="string">
            <text:p>2.10%</text:p>
          </table:table-cell>
        </table:table-row>
        <table:table-row table:style-name="ro1">
          <table:table-cell table:style-name="ce4" office:value-type="string" calcext:value-type="string">
            <text:p>02/06/2024</text:p>
          </table:table-cell>
          <table:table-cell office:value-type="float" office:value="0.078472" calcext:value-type="float">
            <text:p>0.078472</text:p>
          </table:table-cell>
          <table:table-cell office:value-type="float" office:value="0.078338" calcext:value-type="float">
            <text:p>0.078338</text:p>
          </table:table-cell>
          <table:table-cell office:value-type="float" office:value="0.079171" calcext:value-type="float">
            <text:p>0.079171</text:p>
          </table:table-cell>
          <table:table-cell office:value-type="float" office:value="0.077771" calcext:value-type="float">
            <text:p>0.077771</text:p>
          </table:table-cell>
          <table:table-cell office:value-type="string" calcext:value-type="string">
            <text:p>621.75M</text:p>
          </table:table-cell>
          <table:table-cell table:style-name="ce4" office:value-type="string" calcext:value-type="string">
            <text:p>0.17%</text:p>
          </table:table-cell>
        </table:table-row>
        <table:table-row table:style-name="ro1">
          <table:table-cell table:style-name="ce4" office:value-type="string" calcext:value-type="string">
            <text:p>02/05/2024</text:p>
          </table:table-cell>
          <table:table-cell office:value-type="float" office:value="0.078336" calcext:value-type="float">
            <text:p>0.078336</text:p>
          </table:table-cell>
          <table:table-cell office:value-type="float" office:value="0.078293" calcext:value-type="float">
            <text:p>0.078293</text:p>
          </table:table-cell>
          <table:table-cell office:value-type="float" office:value="0.08027" calcext:value-type="float">
            <text:p>0.08027</text:p>
          </table:table-cell>
          <table:table-cell office:value-type="float" office:value="0.077376" calcext:value-type="float">
            <text:p>0.077376</text:p>
          </table:table-cell>
          <table:table-cell office:value-type="string" calcext:value-type="string">
            <text:p>857.22M</text:p>
          </table:table-cell>
          <table:table-cell table:style-name="ce4" office:value-type="string" calcext:value-type="string">
            <text:p>0.06%</text:p>
          </table:table-cell>
        </table:table-row>
        <table:table-row table:style-name="ro1">
          <table:table-cell table:style-name="ce4" office:value-type="string" calcext:value-type="string">
            <text:p>02/04/2024</text:p>
          </table:table-cell>
          <table:table-cell office:value-type="float" office:value="0.07829" calcext:value-type="float">
            <text:p>0.07829</text:p>
          </table:table-cell>
          <table:table-cell office:value-type="float" office:value="0.078732" calcext:value-type="float">
            <text:p>0.078732</text:p>
          </table:table-cell>
          <table:table-cell office:value-type="float" office:value="0.079957" calcext:value-type="float">
            <text:p>0.079957</text:p>
          </table:table-cell>
          <table:table-cell office:value-type="float" office:value="0.078048" calcext:value-type="float">
            <text:p>0.078048</text:p>
          </table:table-cell>
          <table:table-cell office:value-type="string" calcext:value-type="string">
            <text:p>519.09M</text:p>
          </table:table-cell>
          <table:table-cell table:style-name="ce4" office:value-type="string" calcext:value-type="string">
            <text:p>-0.55%</text:p>
          </table:table-cell>
        </table:table-row>
        <table:table-row table:style-name="ro1">
          <table:table-cell table:style-name="ce4" office:value-type="string" calcext:value-type="string">
            <text:p>02/03/2024</text:p>
          </table:table-cell>
          <table:table-cell office:value-type="float" office:value="0.078722" calcext:value-type="float">
            <text:p>0.078722</text:p>
          </table:table-cell>
          <table:table-cell office:value-type="float" office:value="0.079267" calcext:value-type="float">
            <text:p>0.079267</text:p>
          </table:table-cell>
          <table:table-cell office:value-type="float" office:value="0.079494" calcext:value-type="float">
            <text:p>0.079494</text:p>
          </table:table-cell>
          <table:table-cell office:value-type="float" office:value="0.078557" calcext:value-type="float">
            <text:p>0.078557</text:p>
          </table:table-cell>
          <table:table-cell office:value-type="string" calcext:value-type="string">
            <text:p>495.60M</text:p>
          </table:table-cell>
          <table:table-cell table:style-name="ce4" office:value-type="string" calcext:value-type="string">
            <text:p>-0.69%</text:p>
          </table:table-cell>
        </table:table-row>
        <table:table-row table:style-name="ro1">
          <table:table-cell table:style-name="ce4" office:value-type="string" calcext:value-type="string">
            <text:p>02/02/2024</text:p>
          </table:table-cell>
          <table:table-cell office:value-type="float" office:value="0.079271" calcext:value-type="float">
            <text:p>0.079271</text:p>
          </table:table-cell>
          <table:table-cell office:value-type="float" office:value="0.079357" calcext:value-type="float">
            <text:p>0.079357</text:p>
          </table:table-cell>
          <table:table-cell office:value-type="float" office:value="0.079941" calcext:value-type="float">
            <text:p>0.079941</text:p>
          </table:table-cell>
          <table:table-cell office:value-type="float" office:value="0.078612" calcext:value-type="float">
            <text:p>0.078612</text:p>
          </table:table-cell>
          <table:table-cell office:value-type="string" calcext:value-type="string">
            <text:p>774.41M</text:p>
          </table:table-cell>
          <table:table-cell table:style-name="ce4" office:value-type="string" calcext:value-type="string">
            <text:p>-0.11%</text:p>
          </table:table-cell>
        </table:table-row>
        <table:table-row table:style-name="ro1">
          <table:table-cell table:style-name="ce4" office:value-type="string" calcext:value-type="string">
            <text:p>02/01/2024</text:p>
          </table:table-cell>
          <table:table-cell office:value-type="float" office:value="0.079356" calcext:value-type="float">
            <text:p>0.079356</text:p>
          </table:table-cell>
          <table:table-cell office:value-type="float" office:value="0.078756" calcext:value-type="float">
            <text:p>0.078756</text:p>
          </table:table-cell>
          <table:table-cell office:value-type="float" office:value="0.079793" calcext:value-type="float">
            <text:p>0.079793</text:p>
          </table:table-cell>
          <table:table-cell office:value-type="float" office:value="0.077572" calcext:value-type="float">
            <text:p>0.077572</text:p>
          </table:table-cell>
          <table:table-cell office:value-type="string" calcext:value-type="string">
            <text:p>917.12M</text:p>
          </table:table-cell>
          <table:table-cell table:style-name="ce4" office:value-type="string" calcext:value-type="string">
            <text:p>0.76%</text:p>
          </table:table-cell>
        </table:table-row>
        <table:table-row table:style-name="ro1">
          <table:table-cell table:style-name="ce4" office:value-type="string" calcext:value-type="string">
            <text:p>01/31/2024</text:p>
          </table:table-cell>
          <table:table-cell office:value-type="float" office:value="0.078755" calcext:value-type="float">
            <text:p>0.078755</text:p>
          </table:table-cell>
          <table:table-cell office:value-type="float" office:value="0.079725" calcext:value-type="float">
            <text:p>0.079725</text:p>
          </table:table-cell>
          <table:table-cell office:value-type="float" office:value="0.080259" calcext:value-type="float">
            <text:p>0.080259</text:p>
          </table:table-cell>
          <table:table-cell office:value-type="float" office:value="0.078078" calcext:value-type="float">
            <text:p>0.078078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-1.22%</text:p>
          </table:table-cell>
        </table:table-row>
        <table:table-row table:style-name="ro1">
          <table:table-cell table:style-name="ce4" office:value-type="string" calcext:value-type="string">
            <text:p>01/30/2024</text:p>
          </table:table-cell>
          <table:table-cell office:value-type="float" office:value="0.079728" calcext:value-type="float">
            <text:p>0.079728</text:p>
          </table:table-cell>
          <table:table-cell office:value-type="float" office:value="0.081364" calcext:value-type="float">
            <text:p>0.081364</text:p>
          </table:table-cell>
          <table:table-cell office:value-type="float" office:value="0.082154" calcext:value-type="float">
            <text:p>0.082154</text:p>
          </table:table-cell>
          <table:table-cell office:value-type="float" office:value="0.079473" calcext:value-type="float">
            <text:p>0.079473</text:p>
          </table:table-cell>
          <table:table-cell office:value-type="string" calcext:value-type="string">
            <text:p>1.16B</text:p>
          </table:table-cell>
          <table:table-cell table:style-name="ce4" office:value-type="string" calcext:value-type="string">
            <text:p>-2.01%</text:p>
          </table:table-cell>
        </table:table-row>
        <table:table-row table:style-name="ro1">
          <table:table-cell table:style-name="ce4" office:value-type="string" calcext:value-type="string">
            <text:p>01/29/2024</text:p>
          </table:table-cell>
          <table:table-cell office:value-type="float" office:value="0.081361" calcext:value-type="float">
            <text:p>0.081361</text:p>
          </table:table-cell>
          <table:table-cell office:value-type="float" office:value="0.078826" calcext:value-type="float">
            <text:p>0.078826</text:p>
          </table:table-cell>
          <table:table-cell office:value-type="float" office:value="0.082948" calcext:value-type="float">
            <text:p>0.082948</text:p>
          </table:table-cell>
          <table:table-cell office:value-type="float" office:value="0.078199" calcext:value-type="float">
            <text:p>0.078199</text:p>
          </table:table-cell>
          <table:table-cell office:value-type="string" calcext:value-type="string">
            <text:p>2.07B</text:p>
          </table:table-cell>
          <table:table-cell table:style-name="ce4" office:value-type="string" calcext:value-type="string">
            <text:p>3.22%</text:p>
          </table:table-cell>
        </table:table-row>
        <table:table-row table:style-name="ro1">
          <table:table-cell table:style-name="ce4" office:value-type="string" calcext:value-type="string">
            <text:p>01/28/2024</text:p>
          </table:table-cell>
          <table:table-cell office:value-type="float" office:value="0.078823" calcext:value-type="float">
            <text:p>0.078823</text:p>
          </table:table-cell>
          <table:table-cell office:value-type="float" office:value="0.080122" calcext:value-type="float">
            <text:p>0.080122</text:p>
          </table:table-cell>
          <table:table-cell office:value-type="float" office:value="0.081423" calcext:value-type="float">
            <text:p>0.081423</text:p>
          </table:table-cell>
          <table:table-cell office:value-type="float" office:value="0.078239" calcext:value-type="float">
            <text:p>0.078239</text:p>
          </table:table-cell>
          <table:table-cell office:value-type="string" calcext:value-type="string">
            <text:p>859.62M</text:p>
          </table:table-cell>
          <table:table-cell table:style-name="ce4" office:value-type="string" calcext:value-type="string">
            <text:p>-1.62%</text:p>
          </table:table-cell>
        </table:table-row>
        <table:table-row table:style-name="ro1">
          <table:table-cell table:style-name="ce4" office:value-type="string" calcext:value-type="string">
            <text:p>01/27/2024</text:p>
          </table:table-cell>
          <table:table-cell office:value-type="float" office:value="0.080124" calcext:value-type="float">
            <text:p>0.080124</text:p>
          </table:table-cell>
          <table:table-cell office:value-type="float" office:value="0.079826" calcext:value-type="float">
            <text:p>0.079826</text:p>
          </table:table-cell>
          <table:table-cell office:value-type="float" office:value="0.08067" calcext:value-type="float">
            <text:p>0.08067</text:p>
          </table:table-cell>
          <table:table-cell office:value-type="float" office:value="0.079032" calcext:value-type="float">
            <text:p>0.079032</text:p>
          </table:table-cell>
          <table:table-cell office:value-type="string" calcext:value-type="string">
            <text:p>759.14M</text:p>
          </table:table-cell>
          <table:table-cell table:style-name="ce4" office:value-type="string" calcext:value-type="string">
            <text:p>0.37%</text:p>
          </table:table-cell>
        </table:table-row>
        <table:table-row table:style-name="ro1">
          <table:table-cell table:style-name="ce4" office:value-type="string" calcext:value-type="string">
            <text:p>01/26/2024</text:p>
          </table:table-cell>
          <table:table-cell office:value-type="float" office:value="0.079832" calcext:value-type="float">
            <text:p>0.079832</text:p>
          </table:table-cell>
          <table:table-cell office:value-type="float" office:value="0.077915" calcext:value-type="float">
            <text:p>0.077915</text:p>
          </table:table-cell>
          <table:table-cell office:value-type="float" office:value="0.080324" calcext:value-type="float">
            <text:p>0.080324</text:p>
          </table:table-cell>
          <table:table-cell office:value-type="float" office:value="0.077558" calcext:value-type="float">
            <text:p>0.077558</text:p>
          </table:table-cell>
          <table:table-cell office:value-type="string" calcext:value-type="string">
            <text:p>997.96M</text:p>
          </table:table-cell>
          <table:table-cell table:style-name="ce4" office:value-type="string" calcext:value-type="string">
            <text:p>2.46%</text:p>
          </table:table-cell>
        </table:table-row>
        <table:table-row table:style-name="ro1">
          <table:table-cell table:style-name="ce4" office:value-type="string" calcext:value-type="string">
            <text:p>01/25/2024</text:p>
          </table:table-cell>
          <table:table-cell office:value-type="float" office:value="0.077918" calcext:value-type="float">
            <text:p>0.077918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079227" calcext:value-type="float">
            <text:p>0.079227</text:p>
          </table:table-cell>
          <table:table-cell office:value-type="float" office:value="0.077122" calcext:value-type="float">
            <text:p>0.077122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-1.43%</text:p>
          </table:table-cell>
        </table:table-row>
        <table:table-row table:style-name="ro1">
          <table:table-cell table:style-name="ce4" office:value-type="string" calcext:value-type="string">
            <text:p>01/24/2024</text:p>
          </table:table-cell>
          <table:table-cell office:value-type="float" office:value="0.079049" calcext:value-type="float">
            <text:p>0.079049</text:p>
          </table:table-cell>
          <table:table-cell office:value-type="float" office:value="0.078207" calcext:value-type="float">
            <text:p>0.078207</text:p>
          </table:table-cell>
          <table:table-cell office:value-type="float" office:value="0.080613" calcext:value-type="float">
            <text:p>0.080613</text:p>
          </table:table-cell>
          <table:table-cell office:value-type="float" office:value="0.077677" calcext:value-type="float">
            <text:p>0.077677</text:p>
          </table:table-cell>
          <table:table-cell office:value-type="string" calcext:value-type="string">
            <text:p>1.43B</text:p>
          </table:table-cell>
          <table:table-cell table:style-name="ce4" office:value-type="string" calcext:value-type="string">
            <text:p>1.08%</text:p>
          </table:table-cell>
        </table:table-row>
        <table:table-row table:style-name="ro1">
          <table:table-cell table:style-name="ce4" office:value-type="string" calcext:value-type="string">
            <text:p>01/23/2024</text:p>
          </table:table-cell>
          <table:table-cell office:value-type="float" office:value="0.078206" calcext:value-type="float">
            <text:p>0.078206</text:p>
          </table:table-cell>
          <table:table-cell office:value-type="float" office:value="0.080509" calcext:value-type="float">
            <text:p>0.080509</text:p>
          </table:table-cell>
          <table:table-cell office:value-type="float" office:value="0.081843" calcext:value-type="float">
            <text:p>0.081843</text:p>
          </table:table-cell>
          <table:table-cell office:value-type="float" office:value="0.076022" calcext:value-type="float">
            <text:p>0.076022</text:p>
          </table:table-cell>
          <table:table-cell office:value-type="string" calcext:value-type="string">
            <text:p>2.10B</text:p>
          </table:table-cell>
          <table:table-cell table:style-name="ce4" office:value-type="string" calcext:value-type="string">
            <text:p>-2.86%</text:p>
          </table:table-cell>
        </table:table-row>
        <table:table-row table:style-name="ro1">
          <table:table-cell table:style-name="ce4" office:value-type="string" calcext:value-type="string">
            <text:p>01/22/2024</text:p>
          </table:table-cell>
          <table:table-cell office:value-type="float" office:value="0.080509" calcext:value-type="float">
            <text:p>0.080509</text:p>
          </table:table-cell>
          <table:table-cell office:value-type="float" office:value="0.085437" calcext:value-type="float">
            <text:p>0.085437</text:p>
          </table:table-cell>
          <table:table-cell office:value-type="float" office:value="0.085515" calcext:value-type="float">
            <text:p>0.085515</text:p>
          </table:table-cell>
          <table:table-cell office:value-type="float" office:value="0.08013" calcext:value-type="float">
            <text:p>0.08013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-5.72%</text:p>
          </table:table-cell>
        </table:table-row>
        <table:table-row table:style-name="ro1">
          <table:table-cell table:style-name="ce4" office:value-type="string" calcext:value-type="string">
            <text:p>01/21/2024</text:p>
          </table:table-cell>
          <table:table-cell office:value-type="float" office:value="0.085395" calcext:value-type="float">
            <text:p>0.085395</text:p>
          </table:table-cell>
          <table:table-cell office:value-type="float" office:value="0.088713" calcext:value-type="float">
            <text:p>0.088713</text:p>
          </table:table-cell>
          <table:table-cell office:value-type="float" office:value="0.091362" calcext:value-type="float">
            <text:p>0.091362</text:p>
          </table:table-cell>
          <table:table-cell office:value-type="float" office:value="0.084799" calcext:value-type="float">
            <text:p>0.084799</text:p>
          </table:table-cell>
          <table:table-cell office:value-type="string" calcext:value-type="string">
            <text:p>3.29B</text:p>
          </table:table-cell>
          <table:table-cell table:style-name="ce4" office:value-type="string" calcext:value-type="string">
            <text:p>-3.81%</text:p>
          </table:table-cell>
        </table:table-row>
        <table:table-row table:style-name="ro1">
          <table:table-cell table:style-name="ce4" office:value-type="string" calcext:value-type="string">
            <text:p>01/20/2024</text:p>
          </table:table-cell>
          <table:table-cell office:value-type="float" office:value="0.088775" calcext:value-type="float">
            <text:p>0.088775</text:p>
          </table:table-cell>
          <table:table-cell office:value-type="float" office:value="0.078537" calcext:value-type="float">
            <text:p>0.078537</text:p>
          </table:table-cell>
          <table:table-cell office:value-type="float" office:value="0.091151" calcext:value-type="float">
            <text:p>0.091151</text:p>
          </table:table-cell>
          <table:table-cell office:value-type="float" office:value="0.078214" calcext:value-type="float">
            <text:p>0.078214</text:p>
          </table:table-cell>
          <table:table-cell office:value-type="string" calcext:value-type="string">
            <text:p>2.47B</text:p>
          </table:table-cell>
          <table:table-cell table:style-name="ce4" office:value-type="string" calcext:value-type="string">
            <text:p>13.02%</text:p>
          </table:table-cell>
        </table:table-row>
        <table:table-row table:style-name="ro1">
          <table:table-cell table:style-name="ce4" office:value-type="string" calcext:value-type="string">
            <text:p>01/19/2024</text:p>
          </table:table-cell>
          <table:table-cell office:value-type="float" office:value="0.078546" calcext:value-type="float">
            <text:p>0.078546</text:p>
          </table:table-cell>
          <table:table-cell office:value-type="float" office:value="0.078039" calcext:value-type="float">
            <text:p>0.078039</text:p>
          </table:table-cell>
          <table:table-cell office:value-type="float" office:value="0.078804" calcext:value-type="float">
            <text:p>0.078804</text:p>
          </table:table-cell>
          <table:table-cell office:value-type="float" office:value="0.075009" calcext:value-type="float">
            <text:p>0.075009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0.66%</text:p>
          </table:table-cell>
        </table:table-row>
        <table:table-row table:style-name="ro1">
          <table:table-cell table:style-name="ce4" office:value-type="string" calcext:value-type="string">
            <text:p>01/18/2024</text:p>
          </table:table-cell>
          <table:table-cell office:value-type="float" office:value="0.078031" calcext:value-type="float">
            <text:p>0.078031</text:p>
          </table:table-cell>
          <table:table-cell office:value-type="float" office:value="0.080582" calcext:value-type="float">
            <text:p>0.080582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0.077296" calcext:value-type="float">
            <text:p>0.077296</text:p>
          </table:table-cell>
          <table:table-cell office:value-type="string" calcext:value-type="string">
            <text:p>994.51M</text:p>
          </table:table-cell>
          <table:table-cell table:style-name="ce4" office:value-type="string" calcext:value-type="string">
            <text:p>-3.17%</text:p>
          </table:table-cell>
        </table:table-row>
        <table:table-row table:style-name="ro1">
          <table:table-cell table:style-name="ce4" office:value-type="string" calcext:value-type="string">
            <text:p>01/17/2024</text:p>
          </table:table-cell>
          <table:table-cell office:value-type="float" office:value="0.080582" calcext:value-type="float">
            <text:p>0.080582</text:p>
          </table:table-cell>
          <table:table-cell office:value-type="float" office:value="0.081341" calcext:value-type="float">
            <text:p>0.081341</text:p>
          </table:table-cell>
          <table:table-cell office:value-type="float" office:value="0.081581" calcext:value-type="float">
            <text:p>0.081581</text:p>
          </table:table-cell>
          <table:table-cell office:value-type="float" office:value="0.079503" calcext:value-type="float">
            <text:p>0.079503</text:p>
          </table:table-cell>
          <table:table-cell office:value-type="string" calcext:value-type="string">
            <text:p>768.33M</text:p>
          </table:table-cell>
          <table:table-cell table:style-name="ce4" office:value-type="string" calcext:value-type="string">
            <text:p>-0.93%</text:p>
          </table:table-cell>
        </table:table-row>
        <table:table-row table:style-name="ro1">
          <table:table-cell table:style-name="ce4" office:value-type="string" calcext:value-type="string">
            <text:p>01/16/2024</text:p>
          </table:table-cell>
          <table:table-cell office:value-type="float" office:value="0.08134" calcext:value-type="float">
            <text:p>0.08134</text:p>
          </table:table-cell>
          <table:table-cell office:value-type="float" office:value="0.081059" calcext:value-type="float">
            <text:p>0.081059</text:p>
          </table:table-cell>
          <table:table-cell office:value-type="float" office:value="0.082457" calcext:value-type="float">
            <text:p>0.082457</text:p>
          </table:table-cell>
          <table:table-cell office:value-type="float" office:value="0.079901" calcext:value-type="float">
            <text:p>0.079901</text:p>
          </table:table-cell>
          <table:table-cell office:value-type="string" calcext:value-type="string">
            <text:p>931.79M</text:p>
          </table:table-cell>
          <table:table-cell table:style-name="ce4" office:value-type="string" calcext:value-type="string">
            <text:p>0.36%</text:p>
          </table:table-cell>
        </table:table-row>
        <table:table-row table:style-name="ro1">
          <table:table-cell table:style-name="ce4" office:value-type="string" calcext:value-type="string">
            <text:p>01/15/2024</text:p>
          </table:table-cell>
          <table:table-cell office:value-type="float" office:value="0.08105" calcext:value-type="float">
            <text:p>0.08105</text:p>
          </table:table-cell>
          <table:table-cell office:value-type="float" office:value="0.080026" calcext:value-type="float">
            <text:p>0.080026</text:p>
          </table:table-cell>
          <table:table-cell office:value-type="float" office:value="0.081732" calcext:value-type="float">
            <text:p>0.081732</text:p>
          </table:table-cell>
          <table:table-cell office:value-type="float" office:value="0.079897" calcext:value-type="float">
            <text:p>0.079897</text:p>
          </table:table-cell>
          <table:table-cell office:value-type="string" calcext:value-type="string">
            <text:p>700.23M</text:p>
          </table:table-cell>
          <table:table-cell table:style-name="ce4" office:value-type="string" calcext:value-type="string">
            <text:p>1.28%</text:p>
          </table:table-cell>
        </table:table-row>
        <table:table-row table:style-name="ro1">
          <table:table-cell table:style-name="ce4" office:value-type="string" calcext:value-type="string">
            <text:p>01/14/2024</text:p>
          </table:table-cell>
          <table:table-cell office:value-type="float" office:value="0.080027" calcext:value-type="float">
            <text:p>0.080027</text:p>
          </table:table-cell>
          <table:table-cell office:value-type="float" office:value="0.080909" calcext:value-type="float">
            <text:p>0.080909</text:p>
          </table:table-cell>
          <table:table-cell office:value-type="float" office:value="0.083915" calcext:value-type="float">
            <text:p>0.083915</text:p>
          </table:table-cell>
          <table:table-cell office:value-type="float" office:value="0.079724" calcext:value-type="float">
            <text:p>0.079724</text:p>
          </table:table-cell>
          <table:table-cell office:value-type="string" calcext:value-type="string">
            <text:p>1.38B</text:p>
          </table:table-cell>
          <table:table-cell table:style-name="ce4" office:value-type="string" calcext:value-type="string">
            <text:p>-1.09%</text:p>
          </table:table-cell>
        </table:table-row>
        <table:table-row table:style-name="ro1">
          <table:table-cell table:style-name="ce4" office:value-type="string" calcext:value-type="string">
            <text:p>01/13/2024</text:p>
          </table:table-cell>
          <table:table-cell office:value-type="float" office:value="0.080911" calcext:value-type="float">
            <text:p>0.080911</text:p>
          </table:table-cell>
          <table:table-cell office:value-type="float" office:value="0.08011" calcext:value-type="float">
            <text:p>0.08011</text:p>
          </table:table-cell>
          <table:table-cell office:value-type="float" office:value="0.081345" calcext:value-type="float">
            <text:p>0.081345</text:p>
          </table:table-cell>
          <table:table-cell office:value-type="float" office:value="0.078685" calcext:value-type="float">
            <text:p>0.078685</text:p>
          </table:table-cell>
          <table:table-cell office:value-type="string" calcext:value-type="string">
            <text:p>799.89M</text:p>
          </table:table-cell>
          <table:table-cell table:style-name="ce4" office:value-type="string" calcext:value-type="string">
            <text:p>1.00%</text:p>
          </table:table-cell>
        </table:table-row>
        <table:table-row table:style-name="ro1">
          <table:table-cell table:style-name="ce4" office:value-type="string" calcext:value-type="string">
            <text:p>01/12/2024</text:p>
          </table:table-cell>
          <table:table-cell office:value-type="float" office:value="0.080108" calcext:value-type="float">
            <text:p>0.080108</text:p>
          </table:table-cell>
          <table:table-cell office:value-type="float" office:value="0.084575" calcext:value-type="float">
            <text:p>0.084575</text:p>
          </table:table-cell>
          <table:table-cell office:value-type="float" office:value="0.085423" calcext:value-type="float">
            <text:p>0.085423</text:p>
          </table:table-cell>
          <table:table-cell office:value-type="float" office:value="0.077926" calcext:value-type="float">
            <text:p>0.077926</text:p>
          </table:table-cell>
          <table:table-cell office:value-type="string" calcext:value-type="string">
            <text:p>1.72B</text:p>
          </table:table-cell>
          <table:table-cell table:style-name="ce4" office:value-type="string" calcext:value-type="string">
            <text:p>-5.28%</text:p>
          </table:table-cell>
        </table:table-row>
        <table:table-row table:style-name="ro1">
          <table:table-cell table:style-name="ce4" office:value-type="string" calcext:value-type="string">
            <text:p>01/11/2024</text:p>
          </table:table-cell>
          <table:table-cell office:value-type="float" office:value="0.084574" calcext:value-type="float">
            <text:p>0.084574</text:p>
          </table:table-cell>
          <table:table-cell office:value-type="float" office:value="0.08299" calcext:value-type="float">
            <text:p>0.08299</text:p>
          </table:table-cell>
          <table:table-cell office:value-type="float" office:value="0.087889" calcext:value-type="float">
            <text:p>0.087889</text:p>
          </table:table-cell>
          <table:table-cell office:value-type="float" office:value="0.08223" calcext:value-type="float">
            <text:p>0.08223</text:p>
          </table:table-cell>
          <table:table-cell office:value-type="string" calcext:value-type="string">
            <text:p>2.33B</text:p>
          </table:table-cell>
          <table:table-cell table:style-name="ce4" office:value-type="string" calcext:value-type="string">
            <text:p>1.91%</text:p>
          </table:table-cell>
        </table:table-row>
        <table:table-row table:style-name="ro1">
          <table:table-cell table:style-name="ce4" office:value-type="string" calcext:value-type="string">
            <text:p>01/10/2024</text:p>
          </table:table-cell>
          <table:table-cell office:value-type="float" office:value="0.082987" calcext:value-type="float">
            <text:p>0.082987</text:p>
          </table:table-cell>
          <table:table-cell office:value-type="float" office:value="0.079232" calcext:value-type="float">
            <text:p>0.079232</text:p>
          </table:table-cell>
          <table:table-cell office:value-type="float" office:value="0.08487" calcext:value-type="float">
            <text:p>0.08487</text:p>
          </table:table-cell>
          <table:table-cell office:value-type="float" office:value="0.076613" calcext:value-type="float">
            <text:p>0.076613</text:p>
          </table:table-cell>
          <table:table-cell office:value-type="string" calcext:value-type="string">
            <text:p>2.16B</text:p>
          </table:table-cell>
          <table:table-cell table:style-name="ce4" office:value-type="string" calcext:value-type="string">
            <text:p>4.74%</text:p>
          </table:table-cell>
        </table:table-row>
        <table:table-row table:style-name="ro1">
          <table:table-cell table:style-name="ce4" office:value-type="string" calcext:value-type="string">
            <text:p>01/09/2024</text:p>
          </table:table-cell>
          <table:table-cell office:value-type="float" office:value="0.079229" calcext:value-type="float">
            <text:p>0.079229</text:p>
          </table:table-cell>
          <table:table-cell office:value-type="float" office:value="0.081305" calcext:value-type="float">
            <text:p>0.081305</text:p>
          </table:table-cell>
          <table:table-cell office:value-type="float" office:value="0.083406" calcext:value-type="float">
            <text:p>0.083406</text:p>
          </table:table-cell>
          <table:table-cell office:value-type="float" office:value="0.077116" calcext:value-type="float">
            <text:p>0.077116</text:p>
          </table:table-cell>
          <table:table-cell office:value-type="string" calcext:value-type="string">
            <text:p>3.45B</text:p>
          </table:table-cell>
          <table:table-cell table:style-name="ce4" office:value-type="string" calcext:value-type="string">
            <text:p>-2.59%</text:p>
          </table:table-cell>
        </table:table-row>
        <table:table-row table:style-name="ro1">
          <table:table-cell table:style-name="ce4" office:value-type="string" calcext:value-type="string">
            <text:p>01/08/2024</text:p>
          </table:table-cell>
          <table:table-cell office:value-type="float" office:value="0.081336" calcext:value-type="float">
            <text:p>0.081336</text:p>
          </table:table-cell>
          <table:table-cell office:value-type="float" office:value="0.078223" calcext:value-type="float">
            <text:p>0.078223</text:p>
          </table:table-cell>
          <table:table-cell office:value-type="float" office:value="0.081727" calcext:value-type="float">
            <text:p>0.081727</text:p>
          </table:table-cell>
          <table:table-cell office:value-type="float" office:value="0.074175" calcext:value-type="float">
            <text:p>0.074175</text:p>
          </table:table-cell>
          <table:table-cell office:value-type="string" calcext:value-type="string">
            <text:p>2.20B</text:p>
          </table:table-cell>
          <table:table-cell table:style-name="ce4" office:value-type="string" calcext:value-type="string">
            <text:p>3.98%</text:p>
          </table:table-cell>
        </table:table-row>
        <table:table-row table:style-name="ro1">
          <table:table-cell table:style-name="ce4" office:value-type="string" calcext:value-type="string">
            <text:p>01/07/2024</text:p>
          </table:table-cell>
          <table:table-cell office:value-type="float" office:value="0.078223" calcext:value-type="float">
            <text:p>0.078223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081415" calcext:value-type="float">
            <text:p>0.081415</text:p>
          </table:table-cell>
          <table:table-cell office:value-type="float" office:value="0.077142" calcext:value-type="float">
            <text:p>0.077142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-2.93%</text:p>
          </table:table-cell>
        </table:table-row>
        <table:table-row table:style-name="ro1">
          <table:table-cell table:style-name="ce4" office:value-type="string" calcext:value-type="string">
            <text:p>01/06/2024</text:p>
          </table:table-cell>
          <table:table-cell office:value-type="float" office:value="0.080584" calcext:value-type="float">
            <text:p>0.080584</text:p>
          </table:table-cell>
          <table:table-cell table:number-columns-repeated="2" office:value-type="float" office:value="0.082656" calcext:value-type="float">
            <text:p>0.082656</text:p>
          </table:table-cell>
          <table:table-cell office:value-type="float" office:value="0.07841" calcext:value-type="float">
            <text:p>0.07841</text:p>
          </table:table-cell>
          <table:table-cell office:value-type="string" calcext:value-type="string">
            <text:p>1.74B</text:p>
          </table:table-cell>
          <table:table-cell table:style-name="ce4" office:value-type="string" calcext:value-type="string">
            <text:p>-2.51%</text:p>
          </table:table-cell>
        </table:table-row>
        <table:table-row table:style-name="ro1">
          <table:table-cell table:style-name="ce4" office:value-type="string" calcext:value-type="string">
            <text:p>01/05/2024</text:p>
          </table:table-cell>
          <table:table-cell office:value-type="float" office:value="0.082657" calcext:value-type="float">
            <text:p>0.082657</text:p>
          </table:table-cell>
          <table:table-cell office:value-type="float" office:value="0.084008" calcext:value-type="float">
            <text:p>0.084008</text:p>
          </table:table-cell>
          <table:table-cell office:value-type="float" office:value="0.084798" calcext:value-type="float">
            <text:p>0.084798</text:p>
          </table:table-cell>
          <table:table-cell office:value-type="float" office:value="0.080806" calcext:value-type="float">
            <text:p>0.080806</text:p>
          </table:table-cell>
          <table:table-cell office:value-type="string" calcext:value-type="string">
            <text:p>2.24B</text:p>
          </table:table-cell>
          <table:table-cell table:style-name="ce4" office:value-type="string" calcext:value-type="string">
            <text:p>-1.61%</text:p>
          </table:table-cell>
        </table:table-row>
        <table:table-row table:style-name="ro1">
          <table:table-cell table:style-name="ce4" office:value-type="string" calcext:value-type="string">
            <text:p>01/04/2024</text:p>
          </table:table-cell>
          <table:table-cell office:value-type="float" office:value="0.08401" calcext:value-type="float">
            <text:p>0.08401</text:p>
          </table:table-cell>
          <table:table-cell office:value-type="float" office:value="0.082003" calcext:value-type="float">
            <text:p>0.082003</text:p>
          </table:table-cell>
          <table:table-cell office:value-type="float" office:value="0.084575" calcext:value-type="float">
            <text:p>0.084575</text:p>
          </table:table-cell>
          <table:table-cell office:value-type="float" office:value="0.081142" calcext:value-type="float">
            <text:p>0.081142</text:p>
          </table:table-cell>
          <table:table-cell office:value-type="string" calcext:value-type="string">
            <text:p>2.09B</text:p>
          </table:table-cell>
          <table:table-cell table:style-name="ce4" office:value-type="string" calcext:value-type="string">
            <text:p>2.45%</text:p>
          </table:table-cell>
        </table:table-row>
        <table:table-row table:style-name="ro1">
          <table:table-cell table:style-name="ce4" office:value-type="string" calcext:value-type="string">
            <text:p>01/03/2024</text:p>
          </table:table-cell>
          <table:table-cell office:value-type="float" office:value="0.082002" calcext:value-type="float">
            <text:p>0.082002</text:p>
          </table:table-cell>
          <table:table-cell office:value-type="float" office:value="0.091044" calcext:value-type="float">
            <text:p>0.091044</text:p>
          </table:table-cell>
          <table:table-cell office:value-type="float" office:value="0.092124" calcext:value-type="float">
            <text:p>0.092124</text:p>
          </table:table-cell>
          <table:table-cell office:value-type="float" office:value="0.077105" calcext:value-type="float">
            <text:p>0.077105</text:p>
          </table:table-cell>
          <table:table-cell office:value-type="string" calcext:value-type="string">
            <text:p>3.33B</text:p>
          </table:table-cell>
          <table:table-cell table:style-name="ce4" office:value-type="string" calcext:value-type="string">
            <text:p>-9.93%</text:p>
          </table:table-cell>
        </table:table-row>
        <table:table-row table:style-name="ro1">
          <table:table-cell table:style-name="ce4" office:value-type="string" calcext:value-type="string">
            <text:p>01/02/2024</text:p>
          </table:table-cell>
          <table:table-cell office:value-type="float" office:value="0.091043" calcext:value-type="float">
            <text:p>0.091043</text:p>
          </table:table-cell>
          <table:table-cell office:value-type="float" office:value="0.091994" calcext:value-type="float">
            <text:p>0.091994</text:p>
          </table:table-cell>
          <table:table-cell office:value-type="float" office:value="0.094339" calcext:value-type="float">
            <text:p>0.094339</text:p>
          </table:table-cell>
          <table:table-cell office:value-type="float" office:value="0.090522" calcext:value-type="float">
            <text:p>0.090522</text:p>
          </table:table-cell>
          <table:table-cell office:value-type="string" calcext:value-type="string">
            <text:p>1.71B</text:p>
          </table:table-cell>
          <table:table-cell table:style-name="ce4" office:value-type="string" calcext:value-type="string">
            <text:p>-1.02%</text:p>
          </table:table-cell>
        </table:table-row>
        <table:table-row table:style-name="ro1">
          <table:table-cell table:style-name="ce4" office:value-type="string" calcext:value-type="string">
            <text:p>01/01/2024</text:p>
          </table:table-cell>
          <table:table-cell office:value-type="float" office:value="0.091986" calcext:value-type="float">
            <text:p>0.091986</text:p>
          </table:table-cell>
          <table:table-cell office:value-type="float" office:value="0.089543" calcext:value-type="float">
            <text:p>0.089543</text:p>
          </table:table-cell>
          <table:table-cell office:value-type="float" office:value="0.092074" calcext:value-type="float">
            <text:p>0.092074</text:p>
          </table:table-cell>
          <table:table-cell office:value-type="float" office:value="0.088504" calcext:value-type="float">
            <text:p>0.088504</text:p>
          </table:table-cell>
          <table:table-cell office:value-type="string" calcext:value-type="string">
            <text:p>924.37M</text:p>
          </table:table-cell>
          <table:table-cell table:style-name="ce4" office:value-type="string" calcext:value-type="string">
            <text:p>2.73%</text:p>
          </table:table-cell>
        </table:table-row>
        <table:table-row table:style-name="ro1">
          <table:table-cell table:style-name="ce4" office:value-type="string" calcext:value-type="string">
            <text:p>12/31/2023</text:p>
          </table:table-cell>
          <table:table-cell office:value-type="float" office:value="0.089544" calcext:value-type="float">
            <text:p>0.089544</text:p>
          </table:table-cell>
          <table:table-cell office:value-type="float" office:value="0.089992" calcext:value-type="float">
            <text:p>0.089992</text:p>
          </table:table-cell>
          <table:table-cell office:value-type="float" office:value="0.090867" calcext:value-type="float">
            <text:p>0.090867</text:p>
          </table:table-cell>
          <table:table-cell office:value-type="float" office:value="0.088198" calcext:value-type="float">
            <text:p>0.088198</text:p>
          </table:table-cell>
          <table:table-cell office:value-type="string" calcext:value-type="string">
            <text:p>749.30M</text:p>
          </table:table-cell>
          <table:table-cell table:style-name="ce4" office:value-type="string" calcext:value-type="string">
            <text:p>-0.50%</text:p>
          </table:table-cell>
        </table:table-row>
        <table:table-row table:style-name="ro1">
          <table:table-cell table:style-name="ce4" office:value-type="string" calcext:value-type="string">
            <text:p>12/30/2023</text:p>
          </table:table-cell>
          <table:table-cell office:value-type="float" office:value="0.089992" calcext:value-type="float">
            <text:p>0.089992</text:p>
          </table:table-cell>
          <table:table-cell office:value-type="float" office:value="0.090978" calcext:value-type="float">
            <text:p>0.090978</text:p>
          </table:table-cell>
          <table:table-cell office:value-type="float" office:value="0.091394" calcext:value-type="float">
            <text:p>0.091394</text:p>
          </table:table-cell>
          <table:table-cell office:value-type="float" office:value="0.089237" calcext:value-type="float">
            <text:p>0.089237</text:p>
          </table:table-cell>
          <table:table-cell office:value-type="string" calcext:value-type="string">
            <text:p>721.13M</text:p>
          </table:table-cell>
          <table:table-cell table:style-name="ce4" office:value-type="string" calcext:value-type="string">
            <text:p>-1.08%</text:p>
          </table:table-cell>
        </table:table-row>
        <table:table-row table:style-name="ro1">
          <table:table-cell table:style-name="ce4" office:value-type="string" calcext:value-type="string">
            <text:p>12/29/2023</text:p>
          </table:table-cell>
          <table:table-cell office:value-type="float" office:value="0.090973" calcext:value-type="float">
            <text:p>0.090973</text:p>
          </table:table-cell>
          <table:table-cell office:value-type="float" office:value="0.091773" calcext:value-type="float">
            <text:p>0.091773</text:p>
          </table:table-cell>
          <table:table-cell office:value-type="float" office:value="0.092986" calcext:value-type="float">
            <text:p>0.092986</text:p>
          </table:table-cell>
          <table:table-cell office:value-type="float" office:value="0.089279" calcext:value-type="float">
            <text:p>0.089279</text:p>
          </table:table-cell>
          <table:table-cell office:value-type="string" calcext:value-type="string">
            <text:p>1.20B</text:p>
          </table:table-cell>
          <table:table-cell table:style-name="ce4" office:value-type="string" calcext:value-type="string">
            <text:p>-0.87%</text:p>
          </table:table-cell>
        </table:table-row>
        <table:table-row table:style-name="ro1">
          <table:table-cell table:style-name="ce4" office:value-type="string" calcext:value-type="string">
            <text:p>12/28/2023</text:p>
          </table:table-cell>
          <table:table-cell office:value-type="float" office:value="0.091773" calcext:value-type="float">
            <text:p>0.091773</text:p>
          </table:table-cell>
          <table:table-cell office:value-type="float" office:value="0.093612" calcext:value-type="float">
            <text:p>0.093612</text:p>
          </table:table-cell>
          <table:table-cell office:value-type="float" office:value="0.094891" calcext:value-type="float">
            <text:p>0.094891</text:p>
          </table:table-cell>
          <table:table-cell office:value-type="float" office:value="0.091127" calcext:value-type="float">
            <text:p>0.091127</text:p>
          </table:table-cell>
          <table:table-cell office:value-type="string" calcext:value-type="string">
            <text:p>1.43B</text:p>
          </table:table-cell>
          <table:table-cell table:style-name="ce4" office:value-type="string" calcext:value-type="string">
            <text:p>-1.96%</text:p>
          </table:table-cell>
        </table:table-row>
        <table:table-row table:style-name="ro1">
          <table:table-cell table:style-name="ce4" office:value-type="string" calcext:value-type="string">
            <text:p>12/27/2023</text:p>
          </table:table-cell>
          <table:table-cell office:value-type="float" office:value="0.093609" calcext:value-type="float">
            <text:p>0.093609</text:p>
          </table:table-cell>
          <table:table-cell office:value-type="float" office:value="0.091364" calcext:value-type="float">
            <text:p>0.091364</text:p>
          </table:table-cell>
          <table:table-cell office:value-type="float" office:value="0.093841" calcext:value-type="float">
            <text:p>0.093841</text:p>
          </table:table-cell>
          <table:table-cell office:value-type="float" office:value="0.089609" calcext:value-type="float">
            <text:p>0.089609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2.46%</text:p>
          </table:table-cell>
        </table:table-row>
        <table:table-row table:style-name="ro1">
          <table:table-cell table:style-name="ce4" office:value-type="string" calcext:value-type="string">
            <text:p>12/26/2023</text:p>
          </table:table-cell>
          <table:table-cell office:value-type="float" office:value="0.091366" calcext:value-type="float">
            <text:p>0.091366</text:p>
          </table:table-cell>
          <table:table-cell office:value-type="float" office:value="0.094345" calcext:value-type="float">
            <text:p>0.094345</text:p>
          </table:table-cell>
          <table:table-cell office:value-type="float" office:value="0.094387" calcext:value-type="float">
            <text:p>0.094387</text:p>
          </table:table-cell>
          <table:table-cell office:value-type="float" office:value="0.088005" calcext:value-type="float">
            <text:p>0.088005</text:p>
          </table:table-cell>
          <table:table-cell office:value-type="string" calcext:value-type="string">
            <text:p>1.67B</text:p>
          </table:table-cell>
          <table:table-cell table:style-name="ce4" office:value-type="string" calcext:value-type="string">
            <text:p>-3.16%</text:p>
          </table:table-cell>
        </table:table-row>
        <table:table-row table:style-name="ro1">
          <table:table-cell table:style-name="ce4" office:value-type="string" calcext:value-type="string">
            <text:p>12/25/2023</text:p>
          </table:table-cell>
          <table:table-cell office:value-type="float" office:value="0.094345" calcext:value-type="float">
            <text:p>0.094345</text:p>
          </table:table-cell>
          <table:table-cell office:value-type="float" office:value="0.091717" calcext:value-type="float">
            <text:p>0.091717</text:p>
          </table:table-cell>
          <table:table-cell office:value-type="float" office:value="0.095303" calcext:value-type="float">
            <text:p>0.095303</text:p>
          </table:table-cell>
          <table:table-cell office:value-type="float" office:value="0.091296" calcext:value-type="float">
            <text:p>0.091296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2.87%</text:p>
          </table:table-cell>
        </table:table-row>
        <table:table-row table:style-name="ro1">
          <table:table-cell table:style-name="ce4" office:value-type="string" calcext:value-type="string">
            <text:p>12/24/2023</text:p>
          </table:table-cell>
          <table:table-cell office:value-type="float" office:value="0.091716" calcext:value-type="float">
            <text:p>0.091716</text:p>
          </table:table-cell>
          <table:table-cell office:value-type="float" office:value="0.093463" calcext:value-type="float">
            <text:p>0.093463</text:p>
          </table:table-cell>
          <table:table-cell office:value-type="float" office:value="0.094834" calcext:value-type="float">
            <text:p>0.094834</text:p>
          </table:table-cell>
          <table:table-cell office:value-type="float" office:value="0.090587" calcext:value-type="float">
            <text:p>0.090587</text:p>
          </table:table-cell>
          <table:table-cell office:value-type="string" calcext:value-type="string">
            <text:p>1.64B</text:p>
          </table:table-cell>
          <table:table-cell table:style-name="ce4" office:value-type="string" calcext:value-type="string">
            <text:p>-1.88%</text:p>
          </table:table-cell>
        </table:table-row>
        <table:table-row table:style-name="ro1">
          <table:table-cell table:style-name="ce4" office:value-type="string" calcext:value-type="string">
            <text:p>12/23/2023</text:p>
          </table:table-cell>
          <table:table-cell office:value-type="float" office:value="0.093474" calcext:value-type="float">
            <text:p>0.093474</text:p>
          </table:table-cell>
          <table:table-cell table:number-columns-repeated="2" office:value-type="float" office:value="0.095029" calcext:value-type="float">
            <text:p>0.095029</text:p>
          </table:table-cell>
          <table:table-cell office:value-type="float" office:value="0.09214" calcext:value-type="float">
            <text:p>0.09214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-1.64%</text:p>
          </table:table-cell>
        </table:table-row>
        <table:table-row table:style-name="ro1">
          <table:table-cell table:style-name="ce4" office:value-type="string" calcext:value-type="string">
            <text:p>12/22/2023</text:p>
          </table:table-cell>
          <table:table-cell office:value-type="float" office:value="0.095031" calcext:value-type="float">
            <text:p>0.095031</text:p>
          </table:table-cell>
          <table:table-cell office:value-type="float" office:value="0.094961" calcext:value-type="float">
            <text:p>0.094961</text:p>
          </table:table-cell>
          <table:table-cell office:value-type="float" office:value="0.095577" calcext:value-type="float">
            <text:p>0.095577</text:p>
          </table:table-cell>
          <table:table-cell office:value-type="float" office:value="0.092114" calcext:value-type="float">
            <text:p>0.092114</text:p>
          </table:table-cell>
          <table:table-cell office:value-type="string" calcext:value-type="string">
            <text:p>1.89B</text:p>
          </table:table-cell>
          <table:table-cell table:style-name="ce4" office:value-type="string" calcext:value-type="string">
            <text:p>0.08%</text:p>
          </table:table-cell>
        </table:table-row>
        <table:table-row table:style-name="ro1">
          <table:table-cell table:style-name="ce4" office:value-type="string" calcext:value-type="string">
            <text:p>12/21/2023</text:p>
          </table:table-cell>
          <table:table-cell office:value-type="float" office:value="0.094956" calcext:value-type="float">
            <text:p>0.094956</text:p>
          </table:table-cell>
          <table:table-cell office:value-type="float" office:value="0.09148" calcext:value-type="float">
            <text:p>0.09148</text:p>
          </table:table-cell>
          <table:table-cell office:value-type="float" office:value="0.097625" calcext:value-type="float">
            <text:p>0.097625</text:p>
          </table:table-cell>
          <table:table-cell office:value-type="float" office:value="0.090654" calcext:value-type="float">
            <text:p>0.090654</text:p>
          </table:table-cell>
          <table:table-cell office:value-type="string" calcext:value-type="string">
            <text:p>2.55B</text:p>
          </table:table-cell>
          <table:table-cell table:style-name="ce4" office:value-type="string" calcext:value-type="string">
            <text:p>3.80%</text:p>
          </table:table-cell>
        </table:table-row>
        <table:table-row table:style-name="ro1">
          <table:table-cell table:style-name="ce4" office:value-type="string" calcext:value-type="string">
            <text:p>12/20/2023</text:p>
          </table:table-cell>
          <table:table-cell office:value-type="float" office:value="0.09148" calcext:value-type="float">
            <text:p>0.09148</text:p>
          </table:table-cell>
          <table:table-cell office:value-type="float" office:value="0.090196" calcext:value-type="float">
            <text:p>0.090196</text:p>
          </table:table-cell>
          <table:table-cell office:value-type="float" office:value="0.093315" calcext:value-type="float">
            <text:p>0.093315</text:p>
          </table:table-cell>
          <table:table-cell office:value-type="float" office:value="0.089532" calcext:value-type="float">
            <text:p>0.089532</text:p>
          </table:table-cell>
          <table:table-cell office:value-type="string" calcext:value-type="string">
            <text:p>1.87B</text:p>
          </table:table-cell>
          <table:table-cell table:style-name="ce4" office:value-type="string" calcext:value-type="string">
            <text:p>1.42%</text:p>
          </table:table-cell>
        </table:table-row>
        <table:table-row table:style-name="ro1">
          <table:table-cell table:style-name="ce4" office:value-type="string" calcext:value-type="string">
            <text:p>12/19/2023</text:p>
          </table:table-cell>
          <table:table-cell office:value-type="float" office:value="0.090198" calcext:value-type="float">
            <text:p>0.090198</text:p>
          </table:table-cell>
          <table:table-cell office:value-type="float" office:value="0.092116" calcext:value-type="float">
            <text:p>0.092116</text:p>
          </table:table-cell>
          <table:table-cell office:value-type="float" office:value="0.093455" calcext:value-type="float">
            <text:p>0.093455</text:p>
          </table:table-cell>
          <table:table-cell office:value-type="float" office:value="0.089357" calcext:value-type="float">
            <text:p>0.089357</text:p>
          </table:table-cell>
          <table:table-cell office:value-type="string" calcext:value-type="string">
            <text:p>1.50B</text:p>
          </table:table-cell>
          <table:table-cell table:style-name="ce4" office:value-type="string" calcext:value-type="string">
            <text:p>-2.08%</text:p>
          </table:table-cell>
        </table:table-row>
        <table:table-row table:style-name="ro1">
          <table:table-cell table:style-name="ce4" office:value-type="string" calcext:value-type="string">
            <text:p>12/18/2023</text:p>
          </table:table-cell>
          <table:table-cell office:value-type="float" office:value="0.092116" calcext:value-type="float">
            <text:p>0.092116</text:p>
          </table:table-cell>
          <table:table-cell office:value-type="float" office:value="0.092905" calcext:value-type="float">
            <text:p>0.092905</text:p>
          </table:table-cell>
          <table:table-cell office:value-type="float" office:value="0.093747" calcext:value-type="float">
            <text:p>0.093747</text:p>
          </table:table-cell>
          <table:table-cell office:value-type="float" office:value="0.086621" calcext:value-type="float">
            <text:p>0.086621</text:p>
          </table:table-cell>
          <table:table-cell office:value-type="string" calcext:value-type="string">
            <text:p>2.24B</text:p>
          </table:table-cell>
          <table:table-cell table:style-name="ce4" office:value-type="string" calcext:value-type="string">
            <text:p>-0.84%</text:p>
          </table:table-cell>
        </table:table-row>
        <table:table-row table:style-name="ro1">
          <table:table-cell table:style-name="ce4" office:value-type="string" calcext:value-type="string">
            <text:p>12/17/2023</text:p>
          </table:table-cell>
          <table:table-cell office:value-type="float" office:value="0.092901" calcext:value-type="float">
            <text:p>0.092901</text:p>
          </table:table-cell>
          <table:table-cell office:value-type="float" office:value="0.09714" calcext:value-type="float">
            <text:p>0.09714</text:p>
          </table:table-cell>
          <table:table-cell office:value-type="float" office:value="0.09777" calcext:value-type="float">
            <text:p>0.09777</text:p>
          </table:table-cell>
          <table:table-cell office:value-type="float" office:value="0.092513" calcext:value-type="float">
            <text:p>0.092513</text:p>
          </table:table-cell>
          <table:table-cell office:value-type="string" calcext:value-type="string">
            <text:p>1.54B</text:p>
          </table:table-cell>
          <table:table-cell table:style-name="ce4" office:value-type="string" calcext:value-type="string">
            <text:p>-4.37%</text:p>
          </table:table-cell>
        </table:table-row>
        <table:table-row table:style-name="ro1">
          <table:table-cell table:style-name="ce4" office:value-type="string" calcext:value-type="string">
            <text:p>12/16/2023</text:p>
          </table:table-cell>
          <table:table-cell office:value-type="float" office:value="0.097144" calcext:value-type="float">
            <text:p>0.097144</text:p>
          </table:table-cell>
          <table:table-cell office:value-type="float" office:value="0.093012" calcext:value-type="float">
            <text:p>0.093012</text:p>
          </table:table-cell>
          <table:table-cell office:value-type="float" office:value="0.097221" calcext:value-type="float">
            <text:p>0.097221</text:p>
          </table:table-cell>
          <table:table-cell office:value-type="float" office:value="0.091888" calcext:value-type="float">
            <text:p>0.091888</text:p>
          </table:table-cell>
          <table:table-cell office:value-type="string" calcext:value-type="string">
            <text:p>1.59B</text:p>
          </table:table-cell>
          <table:table-cell table:style-name="ce4" office:value-type="string" calcext:value-type="string">
            <text:p>4.44%</text:p>
          </table:table-cell>
        </table:table-row>
        <table:table-row table:style-name="ro1">
          <table:table-cell table:style-name="ce4" office:value-type="string" calcext:value-type="string">
            <text:p>12/15/2023</text:p>
          </table:table-cell>
          <table:table-cell office:value-type="float" office:value="0.093013" calcext:value-type="float">
            <text:p>0.093013</text:p>
          </table:table-cell>
          <table:table-cell office:value-type="float" office:value="0.098383" calcext:value-type="float">
            <text:p>0.098383</text:p>
          </table:table-cell>
          <table:table-cell office:value-type="float" office:value="0.098702" calcext:value-type="float">
            <text:p>0.098702</text:p>
          </table:table-cell>
          <table:table-cell office:value-type="float" office:value="0.092639" calcext:value-type="float">
            <text:p>0.092639</text:p>
          </table:table-cell>
          <table:table-cell office:value-type="string" calcext:value-type="string">
            <text:p>1.92B</text:p>
          </table:table-cell>
          <table:table-cell table:style-name="ce4" office:value-type="string" calcext:value-type="string">
            <text:p>-5.46%</text:p>
          </table:table-cell>
        </table:table-row>
        <table:table-row table:style-name="ro1">
          <table:table-cell table:style-name="ce4" office:value-type="string" calcext:value-type="string">
            <text:p>12/14/2023</text:p>
          </table:table-cell>
          <table:table-cell office:value-type="float" office:value="0.098382" calcext:value-type="float">
            <text:p>0.098382</text:p>
          </table:table-cell>
          <table:table-cell office:value-type="float" office:value="0.096391" calcext:value-type="float">
            <text:p>0.096391</text:p>
          </table:table-cell>
          <table:table-cell office:value-type="float" office:value="0.098706" calcext:value-type="float">
            <text:p>0.098706</text:p>
          </table:table-cell>
          <table:table-cell office:value-type="float" office:value="0.094407" calcext:value-type="float">
            <text:p>0.094407</text:p>
          </table:table-cell>
          <table:table-cell office:value-type="string" calcext:value-type="string">
            <text:p>2.17B</text:p>
          </table:table-cell>
          <table:table-cell table:style-name="ce4" office:value-type="string" calcext:value-type="string">
            <text:p>2.06%</text:p>
          </table:table-cell>
        </table:table-row>
        <table:table-row table:style-name="ro1">
          <table:table-cell table:style-name="ce4" office:value-type="string" calcext:value-type="string">
            <text:p>12/13/2023</text:p>
          </table:table-cell>
          <table:table-cell office:value-type="float" office:value="0.096394" calcext:value-type="float">
            <text:p>0.096394</text:p>
          </table:table-cell>
          <table:table-cell office:value-type="float" office:value="0.093792" calcext:value-type="float">
            <text:p>0.093792</text:p>
          </table:table-cell>
          <table:table-cell office:value-type="float" office:value="0.097559" calcext:value-type="float">
            <text:p>0.097559</text:p>
          </table:table-cell>
          <table:table-cell office:value-type="float" office:value="0.090076" calcext:value-type="float">
            <text:p>0.090076</text:p>
          </table:table-cell>
          <table:table-cell office:value-type="string" calcext:value-type="string">
            <text:p>2.44B</text:p>
          </table:table-cell>
          <table:table-cell table:style-name="ce4" office:value-type="string" calcext:value-type="string">
            <text:p>2.77%</text:p>
          </table:table-cell>
        </table:table-row>
        <table:table-row table:style-name="ro1">
          <table:table-cell table:style-name="ce4" office:value-type="string" calcext:value-type="string">
            <text:p>12/12/2023</text:p>
          </table:table-cell>
          <table:table-cell office:value-type="float" office:value="0.093791" calcext:value-type="float">
            <text:p>0.093791</text:p>
          </table:table-cell>
          <table:table-cell office:value-type="float" office:value="0.094081" calcext:value-type="float">
            <text:p>0.094081</text:p>
          </table:table-cell>
          <table:table-cell office:value-type="float" office:value="0.09772" calcext:value-type="float">
            <text:p>0.09772</text:p>
          </table:table-cell>
          <table:table-cell office:value-type="float" office:value="0.09124" calcext:value-type="float">
            <text:p>0.09124</text:p>
          </table:table-cell>
          <table:table-cell office:value-type="string" calcext:value-type="string">
            <text:p>2.82B</text:p>
          </table:table-cell>
          <table:table-cell table:style-name="ce4" office:value-type="string" calcext:value-type="string">
            <text:p>-0.32%</text:p>
          </table:table-cell>
        </table:table-row>
        <table:table-row table:style-name="ro1">
          <table:table-cell table:style-name="ce4" office:value-type="string" calcext:value-type="string">
            <text:p>12/11/2023</text:p>
          </table:table-cell>
          <table:table-cell office:value-type="float" office:value="0.09409" calcext:value-type="float">
            <text:p>0.09409</text:p>
          </table:table-cell>
          <table:table-cell office:value-type="float" office:value="0.101742" calcext:value-type="float">
            <text:p>0.101742</text:p>
          </table:table-cell>
          <table:table-cell office:value-type="float" office:value="0.106783" calcext:value-type="float">
            <text:p>0.106783</text:p>
          </table:table-cell>
          <table:table-cell office:value-type="float" office:value="0.091159" calcext:value-type="float">
            <text:p>0.091159</text:p>
          </table:table-cell>
          <table:table-cell office:value-type="string" calcext:value-type="string">
            <text:p>5.41B</text:p>
          </table:table-cell>
          <table:table-cell table:style-name="ce4" office:value-type="string" calcext:value-type="string">
            <text:p>-7.49%</text:p>
          </table:table-cell>
        </table:table-row>
        <table:table-row table:style-name="ro1">
          <table:table-cell table:style-name="ce4" office:value-type="string" calcext:value-type="string">
            <text:p>12/10/2023</text:p>
          </table:table-cell>
          <table:table-cell office:value-type="float" office:value="0.101711" calcext:value-type="float">
            <text:p>0.101711</text:p>
          </table:table-cell>
          <table:table-cell office:value-type="float" office:value="0.098408" calcext:value-type="float">
            <text:p>0.098408</text:p>
          </table:table-cell>
          <table:table-cell office:value-type="float" office:value="0.10257" calcext:value-type="float">
            <text:p>0.10257</text:p>
          </table:table-cell>
          <table:table-cell office:value-type="float" office:value="0.096717" calcext:value-type="float">
            <text:p>0.096717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3.35%</text:p>
          </table:table-cell>
        </table:table-row>
        <table:table-row table:style-name="ro1">
          <table:table-cell table:style-name="ce4" office:value-type="string" calcext:value-type="string">
            <text:p>12/09/2023</text:p>
          </table:table-cell>
          <table:table-cell office:value-type="float" office:value="0.098411" calcext:value-type="float">
            <text:p>0.098411</text:p>
          </table:table-cell>
          <table:table-cell office:value-type="float" office:value="0.101494" calcext:value-type="float">
            <text:p>0.101494</text:p>
          </table:table-cell>
          <table:table-cell office:value-type="float" office:value="0.104721" calcext:value-type="float">
            <text:p>0.104721</text:p>
          </table:table-cell>
          <table:table-cell office:value-type="float" office:value="0.097685" calcext:value-type="float">
            <text:p>0.097685</text:p>
          </table:table-cell>
          <table:table-cell office:value-type="string" calcext:value-type="string">
            <text:p>3.29B</text:p>
          </table:table-cell>
          <table:table-cell table:style-name="ce4" office:value-type="string" calcext:value-type="string">
            <text:p>-3.05%</text:p>
          </table:table-cell>
        </table:table-row>
        <table:table-row table:style-name="ro1">
          <table:table-cell table:style-name="ce4" office:value-type="string" calcext:value-type="string">
            <text:p>12/08/2023</text:p>
          </table:table-cell>
          <table:table-cell office:value-type="float" office:value="0.101504" calcext:value-type="float">
            <text:p>0.101504</text:p>
          </table:table-cell>
          <table:table-cell office:value-type="float" office:value="0.095917" calcext:value-type="float">
            <text:p>0.095917</text:p>
          </table:table-cell>
          <table:table-cell office:value-type="float" office:value="0.103568" calcext:value-type="float">
            <text:p>0.103568</text:p>
          </table:table-cell>
          <table:table-cell office:value-type="float" office:value="0.095552" calcext:value-type="float">
            <text:p>0.095552</text:p>
          </table:table-cell>
          <table:table-cell office:value-type="string" calcext:value-type="string">
            <text:p>3.25B</text:p>
          </table:table-cell>
          <table:table-cell table:style-name="ce4" office:value-type="string" calcext:value-type="string">
            <text:p>5.87%</text:p>
          </table:table-cell>
        </table:table-row>
        <table:table-row table:style-name="ro1">
          <table:table-cell table:style-name="ce4" office:value-type="string" calcext:value-type="string">
            <text:p>12/07/2023</text:p>
          </table:table-cell>
          <table:table-cell office:value-type="float" office:value="0.095879" calcext:value-type="float">
            <text:p>0.095879</text:p>
          </table:table-cell>
          <table:table-cell office:value-type="float" office:value="0.094901" calcext:value-type="float">
            <text:p>0.094901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93017" calcext:value-type="float">
            <text:p>0.093017</text:p>
          </table:table-cell>
          <table:table-cell office:value-type="string" calcext:value-type="string">
            <text:p>3.96B</text:p>
          </table:table-cell>
          <table:table-cell table:style-name="ce4" office:value-type="string" calcext:value-type="string">
            <text:p>1.03%</text:p>
          </table:table-cell>
        </table:table-row>
        <table:table-row table:style-name="ro1">
          <table:table-cell table:style-name="ce4" office:value-type="string" calcext:value-type="string">
            <text:p>12/06/2023</text:p>
          </table:table-cell>
          <table:table-cell office:value-type="float" office:value="0.094903" calcext:value-type="float">
            <text:p>0.094903</text:p>
          </table:table-cell>
          <table:table-cell office:value-type="float" office:value="0.09426" calcext:value-type="float">
            <text:p>0.09426</text:p>
          </table:table-cell>
          <table:table-cell office:value-type="float" office:value="0.105768" calcext:value-type="float">
            <text:p>0.105768</text:p>
          </table:table-cell>
          <table:table-cell office:value-type="float" office:value="0.093407" calcext:value-type="float">
            <text:p>0.093407</text:p>
          </table:table-cell>
          <table:table-cell office:value-type="string" calcext:value-type="string">
            <text:p>7.64B</text:p>
          </table:table-cell>
          <table:table-cell table:style-name="ce4" office:value-type="string" calcext:value-type="string">
            <text:p>0.76%</text:p>
          </table:table-cell>
        </table:table-row>
        <table:table-row table:style-name="ro1">
          <table:table-cell table:style-name="ce4" office:value-type="string" calcext:value-type="string">
            <text:p>12/05/2023</text:p>
          </table:table-cell>
          <table:table-cell office:value-type="float" office:value="0.094188" calcext:value-type="float">
            <text:p>0.094188</text:p>
          </table:table-cell>
          <table:table-cell office:value-type="float" office:value="0.091779" calcext:value-type="float">
            <text:p>0.091779</text:p>
          </table:table-cell>
          <table:table-cell office:value-type="float" office:value="0.095501" calcext:value-type="float">
            <text:p>0.095501</text:p>
          </table:table-cell>
          <table:table-cell office:value-type="float" office:value="0.087496" calcext:value-type="float">
            <text:p>0.087496</text:p>
          </table:table-cell>
          <table:table-cell office:value-type="string" calcext:value-type="string">
            <text:p>3.88B</text:p>
          </table:table-cell>
          <table:table-cell table:style-name="ce4" office:value-type="string" calcext:value-type="string">
            <text:p>2.62%</text:p>
          </table:table-cell>
        </table:table-row>
        <table:table-row table:style-name="ro1">
          <table:table-cell table:style-name="ce4" office:value-type="string" calcext:value-type="string">
            <text:p>12/04/2023</text:p>
          </table:table-cell>
          <table:table-cell office:value-type="float" office:value="0.09178" calcext:value-type="float">
            <text:p>0.09178</text:p>
          </table:table-cell>
          <table:table-cell office:value-type="float" office:value="0.085674" calcext:value-type="float">
            <text:p>0.085674</text:p>
          </table:table-cell>
          <table:table-cell office:value-type="float" office:value="0.092389" calcext:value-type="float">
            <text:p>0.092389</text:p>
          </table:table-cell>
          <table:table-cell office:value-type="float" office:value="0.085299" calcext:value-type="float">
            <text:p>0.085299</text:p>
          </table:table-cell>
          <table:table-cell office:value-type="string" calcext:value-type="string">
            <text:p>4.27B</text:p>
          </table:table-cell>
          <table:table-cell table:style-name="ce4" office:value-type="string" calcext:value-type="string">
            <text:p>7.12%</text:p>
          </table:table-cell>
        </table:table-row>
        <table:table-row table:style-name="ro1">
          <table:table-cell table:style-name="ce4" office:value-type="string" calcext:value-type="string">
            <text:p>12/03/2023</text:p>
          </table:table-cell>
          <table:table-cell office:value-type="float" office:value="0.085677" calcext:value-type="float">
            <text:p>0.085677</text:p>
          </table:table-cell>
          <table:table-cell office:value-type="float" office:value="0.086118" calcext:value-type="float">
            <text:p>0.086118</text:p>
          </table:table-cell>
          <table:table-cell office:value-type="float" office:value="0.087229" calcext:value-type="float">
            <text:p>0.087229</text:p>
          </table:table-cell>
          <table:table-cell office:value-type="float" office:value="0.083675" calcext:value-type="float">
            <text:p>0.083675</text:p>
          </table:table-cell>
          <table:table-cell office:value-type="string" calcext:value-type="string">
            <text:p>1.89B</text:p>
          </table:table-cell>
          <table:table-cell table:style-name="ce4" office:value-type="string" calcext:value-type="string">
            <text:p>-0.51%</text:p>
          </table:table-cell>
        </table:table-row>
        <table:table-row table:style-name="ro1">
          <table:table-cell table:style-name="ce4" office:value-type="string" calcext:value-type="string">
            <text:p>12/02/2023</text:p>
          </table:table-cell>
          <table:table-cell office:value-type="float" office:value="0.086119" calcext:value-type="float">
            <text:p>0.086119</text:p>
          </table:table-cell>
          <table:table-cell office:value-type="float" office:value="0.083816" calcext:value-type="float">
            <text:p>0.083816</text:p>
          </table:table-cell>
          <table:table-cell office:value-type="float" office:value="0.086554" calcext:value-type="float">
            <text:p>0.086554</text:p>
          </table:table-cell>
          <table:table-cell office:value-type="float" office:value="0.083237" calcext:value-type="float">
            <text:p>0.083237</text:p>
          </table:table-cell>
          <table:table-cell office:value-type="string" calcext:value-type="string">
            <text:p>1.59B</text:p>
          </table:table-cell>
          <table:table-cell table:style-name="ce4" office:value-type="string" calcext:value-type="string">
            <text:p>2.74%</text:p>
          </table:table-cell>
        </table:table-row>
        <table:table-row table:style-name="ro1">
          <table:table-cell table:style-name="ce4" office:value-type="string" calcext:value-type="string">
            <text:p>12/01/2023</text:p>
          </table:table-cell>
          <table:table-cell office:value-type="float" office:value="0.083819" calcext:value-type="float">
            <text:p>0.083819</text:p>
          </table:table-cell>
          <table:table-cell office:value-type="float" office:value="0.083396" calcext:value-type="float">
            <text:p>0.083396</text:p>
          </table:table-cell>
          <table:table-cell office:value-type="float" office:value="0.084911" calcext:value-type="float">
            <text:p>0.084911</text:p>
          </table:table-cell>
          <table:table-cell office:value-type="float" office:value="0.082274" calcext:value-type="float">
            <text:p>0.082274</text:p>
          </table:table-cell>
          <table:table-cell office:value-type="string" calcext:value-type="string">
            <text:p>1.78B</text:p>
          </table:table-cell>
          <table:table-cell table:style-name="ce4" office:value-type="string" calcext:value-type="string">
            <text:p>0.51%</text:p>
          </table:table-cell>
        </table:table-row>
        <table:table-row table:style-name="ro1">
          <table:table-cell table:style-name="ce4" office:value-type="string" calcext:value-type="string">
            <text:p>11/30/2023</text:p>
          </table:table-cell>
          <table:table-cell office:value-type="float" office:value="0.08339" calcext:value-type="float">
            <text:p>0.08339</text:p>
          </table:table-cell>
          <table:table-cell office:value-type="float" office:value="0.080411" calcext:value-type="float">
            <text:p>0.080411</text:p>
          </table:table-cell>
          <table:table-cell office:value-type="float" office:value="0.084273" calcext:value-type="float">
            <text:p>0.084273</text:p>
          </table:table-cell>
          <table:table-cell office:value-type="float" office:value="0.080368" calcext:value-type="float">
            <text:p>0.080368</text:p>
          </table:table-cell>
          <table:table-cell office:value-type="string" calcext:value-type="string">
            <text:p>2.23B</text:p>
          </table:table-cell>
          <table:table-cell table:style-name="ce4" office:value-type="string" calcext:value-type="string">
            <text:p>3.72%</text:p>
          </table:table-cell>
        </table:table-row>
        <table:table-row table:style-name="ro1">
          <table:table-cell table:style-name="ce4" office:value-type="string" calcext:value-type="string">
            <text:p>11/29/2023</text:p>
          </table:table-cell>
          <table:table-cell office:value-type="float" office:value="0.080401" calcext:value-type="float">
            <text:p>0.080401</text:p>
          </table:table-cell>
          <table:table-cell office:value-type="float" office:value="0.080742" calcext:value-type="float">
            <text:p>0.080742</text:p>
          </table:table-cell>
          <table:table-cell office:value-type="float" office:value="0.082959" calcext:value-type="float">
            <text:p>0.082959</text:p>
          </table:table-cell>
          <table:table-cell office:value-type="float" office:value="0.079659" calcext:value-type="float">
            <text:p>0.079659</text:p>
          </table:table-cell>
          <table:table-cell office:value-type="string" calcext:value-type="string">
            <text:p>2.22B</text:p>
          </table:table-cell>
          <table:table-cell table:style-name="ce4" office:value-type="string" calcext:value-type="string">
            <text:p>-0.42%</text:p>
          </table:table-cell>
        </table:table-row>
        <table:table-row table:style-name="ro1">
          <table:table-cell table:style-name="ce4" office:value-type="string" calcext:value-type="string">
            <text:p>11/28/2023</text:p>
          </table:table-cell>
          <table:table-cell office:value-type="float" office:value="0.080737" calcext:value-type="float">
            <text:p>0.080737</text:p>
          </table:table-cell>
          <table:table-cell office:value-type="float" office:value="0.078808" calcext:value-type="float">
            <text:p>0.078808</text:p>
          </table:table-cell>
          <table:table-cell office:value-type="float" office:value="0.080913" calcext:value-type="float">
            <text:p>0.080913</text:p>
          </table:table-cell>
          <table:table-cell office:value-type="float" office:value="0.076772" calcext:value-type="float">
            <text:p>0.076772</text:p>
          </table:table-cell>
          <table:table-cell office:value-type="string" calcext:value-type="string">
            <text:p>2.46B</text:p>
          </table:table-cell>
          <table:table-cell table:style-name="ce4" office:value-type="string" calcext:value-type="string">
            <text:p>2.47%</text:p>
          </table:table-cell>
        </table:table-row>
        <table:table-row table:style-name="ro1">
          <table:table-cell table:style-name="ce4" office:value-type="string" calcext:value-type="string">
            <text:p>11/27/2023</text:p>
          </table:table-cell>
          <table:table-cell office:value-type="float" office:value="0.078791" calcext:value-type="float">
            <text:p>0.078791</text:p>
          </table:table-cell>
          <table:table-cell office:value-type="float" office:value="0.078622" calcext:value-type="float">
            <text:p>0.078622</text:p>
          </table:table-cell>
          <table:table-cell office:value-type="float" office:value="0.081402" calcext:value-type="float">
            <text:p>0.081402</text:p>
          </table:table-cell>
          <table:table-cell office:value-type="float" office:value="0.076898" calcext:value-type="float">
            <text:p>0.076898</text:p>
          </table:table-cell>
          <table:table-cell office:value-type="string" calcext:value-type="string">
            <text:p>2.89B</text:p>
          </table:table-cell>
          <table:table-cell table:style-name="ce4" office:value-type="string" calcext:value-type="string">
            <text:p>0.19%</text:p>
          </table:table-cell>
        </table:table-row>
        <table:table-row table:style-name="ro1">
          <table:table-cell table:style-name="ce4" office:value-type="string" calcext:value-type="string">
            <text:p>11/26/2023</text:p>
          </table:table-cell>
          <table:table-cell office:value-type="float" office:value="0.07864" calcext:value-type="float">
            <text:p>0.07864</text:p>
          </table:table-cell>
          <table:table-cell office:value-type="float" office:value="0.07881" calcext:value-type="float">
            <text:p>0.07881</text:p>
          </table:table-cell>
          <table:table-cell office:value-type="float" office:value="0.078871" calcext:value-type="float">
            <text:p>0.078871</text:p>
          </table:table-cell>
          <table:table-cell office:value-type="float" office:value="0.075836" calcext:value-type="float">
            <text:p>0.075836</text:p>
          </table:table-cell>
          <table:table-cell office:value-type="string" calcext:value-type="string">
            <text:p>1.20B</text:p>
          </table:table-cell>
          <table:table-cell table:style-name="ce4" office:value-type="string" calcext:value-type="string">
            <text:p>-0.22%</text:p>
          </table:table-cell>
        </table:table-row>
        <table:table-row table:style-name="ro1">
          <table:table-cell table:style-name="ce4" office:value-type="string" calcext:value-type="string">
            <text:p>11/25/2023</text:p>
          </table:table-cell>
          <table:table-cell office:value-type="float" office:value="0.078812" calcext:value-type="float">
            <text:p>0.078812</text:p>
          </table:table-cell>
          <table:table-cell office:value-type="float" office:value="0.078147" calcext:value-type="float">
            <text:p>0.078147</text:p>
          </table:table-cell>
          <table:table-cell office:value-type="float" office:value="0.079094" calcext:value-type="float">
            <text:p>0.079094</text:p>
          </table:table-cell>
          <table:table-cell office:value-type="float" office:value="0.077515" calcext:value-type="float">
            <text:p>0.077515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0.85%</text:p>
          </table:table-cell>
        </table:table-row>
        <table:table-row table:style-name="ro1">
          <table:table-cell table:style-name="ce4" office:value-type="string" calcext:value-type="string">
            <text:p>11/24/2023</text:p>
          </table:table-cell>
          <table:table-cell office:value-type="float" office:value="0.078148" calcext:value-type="float">
            <text:p>0.078148</text:p>
          </table:table-cell>
          <table:table-cell office:value-type="float" office:value="0.076129" calcext:value-type="float">
            <text:p>0.076129</text:p>
          </table:table-cell>
          <table:table-cell office:value-type="float" office:value="0.078554" calcext:value-type="float">
            <text:p>0.078554</text:p>
          </table:table-cell>
          <table:table-cell office:value-type="float" office:value="0.076017" calcext:value-type="float">
            <text:p>0.076017</text:p>
          </table:table-cell>
          <table:table-cell office:value-type="string" calcext:value-type="string">
            <text:p>1.39B</text:p>
          </table:table-cell>
          <table:table-cell table:style-name="ce4" office:value-type="string" calcext:value-type="string">
            <text:p>2.66%</text:p>
          </table:table-cell>
        </table:table-row>
        <table:table-row table:style-name="ro1">
          <table:table-cell table:style-name="ce4" office:value-type="string" calcext:value-type="string">
            <text:p>11/23/2023</text:p>
          </table:table-cell>
          <table:table-cell office:value-type="float" office:value="0.076126" calcext:value-type="float">
            <text:p>0.076126</text:p>
          </table:table-cell>
          <table:table-cell office:value-type="float" office:value="0.075743" calcext:value-type="float">
            <text:p>0.075743</text:p>
          </table:table-cell>
          <table:table-cell office:value-type="float" office:value="0.076359" calcext:value-type="float">
            <text:p>0.076359</text:p>
          </table:table-cell>
          <table:table-cell office:value-type="float" office:value="0.07499" calcext:value-type="float">
            <text:p>0.07499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0.51%</text:p>
          </table:table-cell>
        </table:table-row>
        <table:table-row table:style-name="ro1">
          <table:table-cell table:style-name="ce4" office:value-type="string" calcext:value-type="string">
            <text:p>11/22/2023</text:p>
          </table:table-cell>
          <table:table-cell office:value-type="float" office:value="0.075737" calcext:value-type="float">
            <text:p>0.075737</text:p>
          </table:table-cell>
          <table:table-cell office:value-type="float" office:value="0.071804" calcext:value-type="float">
            <text:p>0.071804</text:p>
          </table:table-cell>
          <table:table-cell office:value-type="float" office:value="0.076573" calcext:value-type="float">
            <text:p>0.076573</text:p>
          </table:table-cell>
          <table:table-cell office:value-type="float" office:value="0.071663" calcext:value-type="float">
            <text:p>0.071663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5.48%</text:p>
          </table:table-cell>
        </table:table-row>
        <table:table-row table:style-name="ro1">
          <table:table-cell table:style-name="ce4" office:value-type="string" calcext:value-type="string">
            <text:p>11/21/2023</text:p>
          </table:table-cell>
          <table:table-cell office:value-type="float" office:value="0.071804" calcext:value-type="float">
            <text:p>0.071804</text:p>
          </table:table-cell>
          <table:table-cell office:value-type="float" office:value="0.07771" calcext:value-type="float">
            <text:p>0.07771</text:p>
          </table:table-cell>
          <table:table-cell office:value-type="float" office:value="0.078714" calcext:value-type="float">
            <text:p>0.078714</text:p>
          </table:table-cell>
          <table:table-cell office:value-type="float" office:value="0.071074" calcext:value-type="float">
            <text:p>0.071074</text:p>
          </table:table-cell>
          <table:table-cell office:value-type="string" calcext:value-type="string">
            <text:p>3.83B</text:p>
          </table:table-cell>
          <table:table-cell table:style-name="ce4" office:value-type="string" calcext:value-type="string">
            <text:p>-7.60%</text:p>
          </table:table-cell>
        </table:table-row>
        <table:table-row table:style-name="ro1">
          <table:table-cell table:style-name="ce4" office:value-type="string" calcext:value-type="string">
            <text:p>11/20/2023</text:p>
          </table:table-cell>
          <table:table-cell office:value-type="float" office:value="0.07771" calcext:value-type="float">
            <text:p>0.07771</text:p>
          </table:table-cell>
          <table:table-cell office:value-type="float" office:value="0.080447" calcext:value-type="float">
            <text:p>0.080447</text:p>
          </table:table-cell>
          <table:table-cell office:value-type="float" office:value="0.082187" calcext:value-type="float">
            <text:p>0.082187</text:p>
          </table:table-cell>
          <table:table-cell office:value-type="float" office:value="0.077405" calcext:value-type="float">
            <text:p>0.077405</text:p>
          </table:table-cell>
          <table:table-cell office:value-type="string" calcext:value-type="string">
            <text:p>2.69B</text:p>
          </table:table-cell>
          <table:table-cell table:style-name="ce4" office:value-type="string" calcext:value-type="string">
            <text:p>-3.41%</text:p>
          </table:table-cell>
        </table:table-row>
        <table:table-row table:style-name="ro1">
          <table:table-cell table:style-name="ce4" office:value-type="string" calcext:value-type="string">
            <text:p>11/19/2023</text:p>
          </table:table-cell>
          <table:table-cell office:value-type="float" office:value="0.080451" calcext:value-type="float">
            <text:p>0.080451</text:p>
          </table:table-cell>
          <table:table-cell office:value-type="float" office:value="0.080271" calcext:value-type="float">
            <text:p>0.080271</text:p>
          </table:table-cell>
          <table:table-cell office:value-type="float" office:value="0.080651" calcext:value-type="float">
            <text:p>0.080651</text:p>
          </table:table-cell>
          <table:table-cell office:value-type="float" office:value="0.077578" calcext:value-type="float">
            <text:p>0.077578</text:p>
          </table:table-cell>
          <table:table-cell office:value-type="string" calcext:value-type="string">
            <text:p>2.46B</text:p>
          </table:table-cell>
          <table:table-cell table:style-name="ce4" office:value-type="string" calcext:value-type="string">
            <text:p>0.22%</text:p>
          </table:table-cell>
        </table:table-row>
        <table:table-row table:style-name="ro1">
          <table:table-cell table:style-name="ce4" office:value-type="string" calcext:value-type="string">
            <text:p>11/18/2023</text:p>
          </table:table-cell>
          <table:table-cell office:value-type="float" office:value="0.080271" calcext:value-type="float">
            <text:p>0.080271</text:p>
          </table:table-cell>
          <table:table-cell office:value-type="float" office:value="0.086513" calcext:value-type="float">
            <text:p>0.086513</text:p>
          </table:table-cell>
          <table:table-cell office:value-type="float" office:value="0.086644" calcext:value-type="float">
            <text:p>0.086644</text:p>
          </table:table-cell>
          <table:table-cell office:value-type="float" office:value="0.0795" calcext:value-type="float">
            <text:p>0.0795</text:p>
          </table:table-cell>
          <table:table-cell office:value-type="string" calcext:value-type="string">
            <text:p>5.19B</text:p>
          </table:table-cell>
          <table:table-cell table:style-name="ce4" office:value-type="string" calcext:value-type="string">
            <text:p>-7.22%</text:p>
          </table:table-cell>
        </table:table-row>
        <table:table-row table:style-name="ro1">
          <table:table-cell table:style-name="ce4" office:value-type="string" calcext:value-type="string">
            <text:p>11/17/2023</text:p>
          </table:table-cell>
          <table:table-cell office:value-type="float" office:value="0.086521" calcext:value-type="float">
            <text:p>0.086521</text:p>
          </table:table-cell>
          <table:table-cell office:value-type="float" office:value="0.079549" calcext:value-type="float">
            <text:p>0.079549</text:p>
          </table:table-cell>
          <table:table-cell office:value-type="float" office:value="0.087445" calcext:value-type="float">
            <text:p>0.087445</text:p>
          </table:table-cell>
          <table:table-cell office:value-type="float" office:value="0.07913" calcext:value-type="float">
            <text:p>0.07913</text:p>
          </table:table-cell>
          <table:table-cell office:value-type="string" calcext:value-type="string">
            <text:p>8.05B</text:p>
          </table:table-cell>
          <table:table-cell table:style-name="ce4" office:value-type="string" calcext:value-type="string">
            <text:p>8.75%</text:p>
          </table:table-cell>
        </table:table-row>
        <table:table-row table:style-name="ro1">
          <table:table-cell table:style-name="ce4" office:value-type="string" calcext:value-type="string">
            <text:p>11/16/2023</text:p>
          </table:table-cell>
          <table:table-cell office:value-type="float" office:value="0.079556" calcext:value-type="float">
            <text:p>0.079556</text:p>
          </table:table-cell>
          <table:table-cell office:value-type="float" office:value="0.076242" calcext:value-type="float">
            <text:p>0.076242</text:p>
          </table:table-cell>
          <table:table-cell office:value-type="float" office:value="0.083229" calcext:value-type="float">
            <text:p>0.083229</text:p>
          </table:table-cell>
          <table:table-cell office:value-type="float" office:value="0.075968" calcext:value-type="float">
            <text:p>0.075968</text:p>
          </table:table-cell>
          <table:table-cell office:value-type="string" calcext:value-type="string">
            <text:p>6.31B</text:p>
          </table:table-cell>
          <table:table-cell table:style-name="ce4" office:value-type="string" calcext:value-type="string">
            <text:p>4.34%</text:p>
          </table:table-cell>
        </table:table-row>
        <table:table-row table:style-name="ro1">
          <table:table-cell table:style-name="ce4" office:value-type="string" calcext:value-type="string">
            <text:p>11/15/2023</text:p>
          </table:table-cell>
          <table:table-cell office:value-type="float" office:value="0.076243" calcext:value-type="float">
            <text:p>0.076243</text:p>
          </table:table-cell>
          <table:table-cell office:value-type="float" office:value="0.072423" calcext:value-type="float">
            <text:p>0.072423</text:p>
          </table:table-cell>
          <table:table-cell office:value-type="float" office:value="0.07652" calcext:value-type="float">
            <text:p>0.07652</text:p>
          </table:table-cell>
          <table:table-cell office:value-type="float" office:value="0.072316" calcext:value-type="float">
            <text:p>0.072316</text:p>
          </table:table-cell>
          <table:table-cell office:value-type="string" calcext:value-type="string">
            <text:p>2.11B</text:p>
          </table:table-cell>
          <table:table-cell table:style-name="ce4" office:value-type="string" calcext:value-type="string">
            <text:p>5.28%</text:p>
          </table:table-cell>
        </table:table-row>
        <table:table-row table:style-name="ro1">
          <table:table-cell table:style-name="ce4" office:value-type="string" calcext:value-type="string">
            <text:p>11/14/2023</text:p>
          </table:table-cell>
          <table:table-cell office:value-type="float" office:value="0.072423" calcext:value-type="float">
            <text:p>0.072423</text:p>
          </table:table-cell>
          <table:table-cell office:value-type="float" office:value="0.074567" calcext:value-type="float">
            <text:p>0.074567</text:p>
          </table:table-cell>
          <table:table-cell office:value-type="float" office:value="0.075507" calcext:value-type="float">
            <text:p>0.075507</text:p>
          </table:table-cell>
          <table:table-cell office:value-type="float" office:value="0.069681" calcext:value-type="float">
            <text:p>0.069681</text:p>
          </table:table-cell>
          <table:table-cell office:value-type="string" calcext:value-type="string">
            <text:p>3.12B</text:p>
          </table:table-cell>
          <table:table-cell table:style-name="ce4" office:value-type="string" calcext:value-type="string">
            <text:p>-2.87%</text:p>
          </table:table-cell>
        </table:table-row>
        <table:table-row table:style-name="ro1">
          <table:table-cell table:style-name="ce4" office:value-type="string" calcext:value-type="string">
            <text:p>11/13/2023</text:p>
          </table:table-cell>
          <table:table-cell office:value-type="float" office:value="0.074566" calcext:value-type="float">
            <text:p>0.074566</text:p>
          </table:table-cell>
          <table:table-cell office:value-type="float" office:value="0.077925" calcext:value-type="float">
            <text:p>0.077925</text:p>
          </table:table-cell>
          <table:table-cell office:value-type="float" office:value="0.07953" calcext:value-type="float">
            <text:p>0.07953</text:p>
          </table:table-cell>
          <table:table-cell office:value-type="float" office:value="0.073881" calcext:value-type="float">
            <text:p>0.073881</text:p>
          </table:table-cell>
          <table:table-cell office:value-type="string" calcext:value-type="string">
            <text:p>3.74B</text:p>
          </table:table-cell>
          <table:table-cell table:style-name="ce4" office:value-type="string" calcext:value-type="string">
            <text:p>-4.31%</text:p>
          </table:table-cell>
        </table:table-row>
        <table:table-row table:style-name="ro1">
          <table:table-cell table:style-name="ce4" office:value-type="string" calcext:value-type="string">
            <text:p>11/12/2023</text:p>
          </table:table-cell>
          <table:table-cell office:value-type="float" office:value="0.077925" calcext:value-type="float">
            <text:p>0.077925</text:p>
          </table:table-cell>
          <table:table-cell office:value-type="float" office:value="0.078567" calcext:value-type="float">
            <text:p>0.078567</text:p>
          </table:table-cell>
          <table:table-cell office:value-type="float" office:value="0.080252" calcext:value-type="float">
            <text:p>0.080252</text:p>
          </table:table-cell>
          <table:table-cell office:value-type="float" office:value="0.075602" calcext:value-type="float">
            <text:p>0.075602</text:p>
          </table:table-cell>
          <table:table-cell office:value-type="string" calcext:value-type="string">
            <text:p>3.18B</text:p>
          </table:table-cell>
          <table:table-cell table:style-name="ce4" office:value-type="string" calcext:value-type="string">
            <text:p>-0.82%</text:p>
          </table:table-cell>
        </table:table-row>
        <table:table-row table:style-name="ro1">
          <table:table-cell table:style-name="ce4" office:value-type="string" calcext:value-type="string">
            <text:p>11/11/2023</text:p>
          </table:table-cell>
          <table:table-cell office:value-type="float" office:value="0.078567" calcext:value-type="float">
            <text:p>0.078567</text:p>
          </table:table-cell>
          <table:table-cell office:value-type="float" office:value="0.075426" calcext:value-type="float">
            <text:p>0.075426</text:p>
          </table:table-cell>
          <table:table-cell office:value-type="float" office:value="0.081803" calcext:value-type="float">
            <text:p>0.081803</text:p>
          </table:table-cell>
          <table:table-cell office:value-type="float" office:value="0.074628" calcext:value-type="float">
            <text:p>0.074628</text:p>
          </table:table-cell>
          <table:table-cell office:value-type="string" calcext:value-type="string">
            <text:p>5.61B</text:p>
          </table:table-cell>
          <table:table-cell table:style-name="ce4" office:value-type="string" calcext:value-type="string">
            <text:p>4.16%</text:p>
          </table:table-cell>
        </table:table-row>
        <table:table-row table:style-name="ro1">
          <table:table-cell table:style-name="ce4" office:value-type="string" calcext:value-type="string">
            <text:p>11/10/202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0.073552" calcext:value-type="float">
            <text:p>0.073552</text:p>
          </table:table-cell>
          <table:table-cell office:value-type="float" office:value="0.075562" calcext:value-type="float">
            <text:p>0.075562</text:p>
          </table:table-cell>
          <table:table-cell office:value-type="float" office:value="0.072743" calcext:value-type="float">
            <text:p>0.072743</text:p>
          </table:table-cell>
          <table:table-cell office:value-type="string" calcext:value-type="string">
            <text:p>2.66B</text:p>
          </table:table-cell>
          <table:table-cell table:style-name="ce4" office:value-type="string" calcext:value-type="string">
            <text:p>2.55%</text:p>
          </table:table-cell>
        </table:table-row>
        <table:table-row table:style-name="ro1">
          <table:table-cell table:style-name="ce4" office:value-type="string" calcext:value-type="string">
            <text:p>11/09/2023</text:p>
          </table:table-cell>
          <table:table-cell office:value-type="float" office:value="0.073549" calcext:value-type="float">
            <text:p>0.073549</text:p>
          </table:table-cell>
          <table:table-cell office:value-type="float" office:value="0.075311" calcext:value-type="float">
            <text:p>0.075311</text:p>
          </table:table-cell>
          <table:table-cell office:value-type="float" office:value="0.077849" calcext:value-type="float">
            <text:p>0.077849</text:p>
          </table:table-cell>
          <table:table-cell office:value-type="float" office:value="0.068625" calcext:value-type="float">
            <text:p>0.068625</text:p>
          </table:table-cell>
          <table:table-cell office:value-type="string" calcext:value-type="string">
            <text:p>4.02B</text:p>
          </table:table-cell>
          <table:table-cell table:style-name="ce4" office:value-type="string" calcext:value-type="string">
            <text:p>-2.33%</text:p>
          </table:table-cell>
        </table:table-row>
        <table:table-row table:style-name="ro1">
          <table:table-cell table:style-name="ce4" office:value-type="string" calcext:value-type="string">
            <text:p>11/08/2023</text:p>
          </table:table-cell>
          <table:table-cell office:value-type="float" office:value="0.075306" calcext:value-type="float">
            <text:p>0.075306</text:p>
          </table:table-cell>
          <table:table-cell office:value-type="float" office:value="0.073367" calcext:value-type="float">
            <text:p>0.073367</text:p>
          </table:table-cell>
          <table:table-cell office:value-type="float" office:value="0.076834" calcext:value-type="float">
            <text:p>0.076834</text:p>
          </table:table-cell>
          <table:table-cell office:value-type="float" office:value="0.072825" calcext:value-type="float">
            <text:p>0.072825</text:p>
          </table:table-cell>
          <table:table-cell office:value-type="string" calcext:value-type="string">
            <text:p>2.33B</text:p>
          </table:table-cell>
          <table:table-cell table:style-name="ce4" office:value-type="string" calcext:value-type="string">
            <text:p>2.62%</text:p>
          </table:table-cell>
        </table:table-row>
        <table:table-row table:style-name="ro1">
          <table:table-cell table:style-name="ce4" office:value-type="string" calcext:value-type="string">
            <text:p>11/07/2023</text:p>
          </table:table-cell>
          <table:table-cell office:value-type="float" office:value="0.073382" calcext:value-type="float">
            <text:p>0.073382</text:p>
          </table:table-cell>
          <table:table-cell office:value-type="float" office:value="0.076415" calcext:value-type="float">
            <text:p>0.076415</text:p>
          </table:table-cell>
          <table:table-cell office:value-type="float" office:value="0.076467" calcext:value-type="float">
            <text:p>0.076467</text:p>
          </table:table-cell>
          <table:table-cell office:value-type="float" office:value="0.071575" calcext:value-type="float">
            <text:p>0.071575</text:p>
          </table:table-cell>
          <table:table-cell office:value-type="string" calcext:value-type="string">
            <text:p>3.29B</text:p>
          </table:table-cell>
          <table:table-cell table:style-name="ce4" office:value-type="string" calcext:value-type="string">
            <text:p>-3.98%</text:p>
          </table:table-cell>
        </table:table-row>
        <table:table-row table:style-name="ro1">
          <table:table-cell table:style-name="ce4" office:value-type="string" calcext:value-type="string">
            <text:p>11/06/2023</text:p>
          </table:table-cell>
          <table:table-cell office:value-type="float" office:value="0.076426" calcext:value-type="float">
            <text:p>0.076426</text:p>
          </table:table-cell>
          <table:table-cell office:value-type="float" office:value="0.071116" calcext:value-type="float">
            <text:p>0.071116</text:p>
          </table:table-cell>
          <table:table-cell office:value-type="float" office:value="0.076526" calcext:value-type="float">
            <text:p>0.076526</text:p>
          </table:table-cell>
          <table:table-cell office:value-type="float" office:value="0.070304" calcext:value-type="float">
            <text:p>0.070304</text:p>
          </table:table-cell>
          <table:table-cell office:value-type="string" calcext:value-type="string">
            <text:p>2.73B</text:p>
          </table:table-cell>
          <table:table-cell table:style-name="ce4" office:value-type="string" calcext:value-type="string">
            <text:p>7.47%</text:p>
          </table:table-cell>
        </table:table-row>
        <table:table-row table:style-name="ro1">
          <table:table-cell table:style-name="ce4" office:value-type="string" calcext:value-type="string">
            <text:p>11/05/2023</text:p>
          </table:table-cell>
          <table:table-cell office:value-type="float" office:value="0.071116" calcext:value-type="float">
            <text:p>0.071116</text:p>
          </table:table-cell>
          <table:table-cell office:value-type="float" office:value="0.069085" calcext:value-type="float">
            <text:p>0.069085</text:p>
          </table:table-cell>
          <table:table-cell office:value-type="float" office:value="0.07172" calcext:value-type="float">
            <text:p>0.07172</text:p>
          </table:table-cell>
          <table:table-cell office:value-type="float" office:value="0.06887" calcext:value-type="float">
            <text:p>0.06887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2.93%</text:p>
          </table:table-cell>
        </table:table-row>
        <table:table-row table:style-name="ro1">
          <table:table-cell table:style-name="ce4" office:value-type="string" calcext:value-type="string">
            <text:p>11/04/2023</text:p>
          </table:table-cell>
          <table:table-cell office:value-type="float" office:value="0.06909" calcext:value-type="float">
            <text:p>0.06909</text:p>
          </table:table-cell>
          <table:table-cell office:value-type="float" office:value="0.068087" calcext:value-type="float">
            <text:p>0.068087</text:p>
          </table:table-cell>
          <table:table-cell office:value-type="float" office:value="0.069266" calcext:value-type="float">
            <text:p>0.069266</text:p>
          </table:table-cell>
          <table:table-cell office:value-type="float" office:value="0.06795" calcext:value-type="float">
            <text:p>0.06795</text:p>
          </table:table-cell>
          <table:table-cell office:value-type="string" calcext:value-type="string">
            <text:p>758.04M</text:p>
          </table:table-cell>
          <table:table-cell table:style-name="ce4" office:value-type="string" calcext:value-type="string">
            <text:p>1.47%</text:p>
          </table:table-cell>
        </table:table-row>
        <table:table-row table:style-name="ro1">
          <table:table-cell table:style-name="ce4" office:value-type="string" calcext:value-type="string">
            <text:p>11/03/2023</text:p>
          </table:table-cell>
          <table:table-cell office:value-type="float" office:value="0.068087" calcext:value-type="float">
            <text:p>0.068087</text:p>
          </table:table-cell>
          <table:table-cell office:value-type="float" office:value="0.067893" calcext:value-type="float">
            <text:p>0.067893</text:p>
          </table:table-cell>
          <table:table-cell office:value-type="float" office:value="0.068234" calcext:value-type="float">
            <text:p>0.068234</text:p>
          </table:table-cell>
          <table:table-cell office:value-type="float" office:value="0.066375" calcext:value-type="float">
            <text:p>0.066375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0.29%</text:p>
          </table:table-cell>
        </table:table-row>
        <table:table-row table:style-name="ro1">
          <table:table-cell table:style-name="ce4" office:value-type="string" calcext:value-type="string">
            <text:p>11/02/2023</text:p>
          </table:table-cell>
          <table:table-cell office:value-type="float" office:value="0.067893" calcext:value-type="float">
            <text:p>0.067893</text:p>
          </table:table-cell>
          <table:table-cell office:value-type="float" office:value="0.068958" calcext:value-type="float">
            <text:p>0.068958</text:p>
          </table:table-cell>
          <table:table-cell office:value-type="float" office:value="0.070768" calcext:value-type="float">
            <text:p>0.070768</text:p>
          </table:table-cell>
          <table:table-cell office:value-type="float" office:value="0.066749" calcext:value-type="float">
            <text:p>0.066749</text:p>
          </table:table-cell>
          <table:table-cell office:value-type="string" calcext:value-type="string">
            <text:p>2.22B</text:p>
          </table:table-cell>
          <table:table-cell table:style-name="ce4" office:value-type="string" calcext:value-type="string">
            <text:p>-1.54%</text:p>
          </table:table-cell>
        </table:table-row>
        <table:table-row table:style-name="ro1">
          <table:table-cell table:style-name="ce4" office:value-type="string" calcext:value-type="string">
            <text:p>11/01/2023</text:p>
          </table:table-cell>
          <table:table-cell office:value-type="float" office:value="0.068957" calcext:value-type="float">
            <text:p>0.068957</text:p>
          </table:table-cell>
          <table:table-cell office:value-type="float" office:value="0.068279" calcext:value-type="float">
            <text:p>0.068279</text:p>
          </table:table-cell>
          <table:table-cell office:value-type="float" office:value="0.06961" calcext:value-type="float">
            <text:p>0.06961</text:p>
          </table:table-cell>
          <table:table-cell office:value-type="float" office:value="0.065872" calcext:value-type="float">
            <text:p>0.065872</text:p>
          </table:table-cell>
          <table:table-cell office:value-type="string" calcext:value-type="string">
            <text:p>2.20B</text:p>
          </table:table-cell>
          <table:table-cell table:style-name="ce4" office:value-type="string" calcext:value-type="string">
            <text:p>0.99%</text:p>
          </table:table-cell>
        </table:table-row>
        <table:table-row table:style-name="ro1">
          <table:table-cell table:style-name="ce4" office:value-type="string" calcext:value-type="string">
            <text:p>10/31/2023</text:p>
          </table:table-cell>
          <table:table-cell office:value-type="float" office:value="0.068279" calcext:value-type="float">
            <text:p>0.068279</text:p>
          </table:table-cell>
          <table:table-cell office:value-type="float" office:value="0.069584" calcext:value-type="float">
            <text:p>0.069584</text:p>
          </table:table-cell>
          <table:table-cell office:value-type="float" office:value="0.070814" calcext:value-type="float">
            <text:p>0.070814</text:p>
          </table:table-cell>
          <table:table-cell office:value-type="float" office:value="0.066167" calcext:value-type="float">
            <text:p>0.066167</text:p>
          </table:table-cell>
          <table:table-cell office:value-type="string" calcext:value-type="string">
            <text:p>2.18B</text:p>
          </table:table-cell>
          <table:table-cell table:style-name="ce4" office:value-type="string" calcext:value-type="string">
            <text:p>-1.87%</text:p>
          </table:table-cell>
        </table:table-row>
        <table:table-row table:style-name="ro1">
          <table:table-cell table:style-name="ce4" office:value-type="string" calcext:value-type="string">
            <text:p>10/30/2023</text:p>
          </table:table-cell>
          <table:table-cell office:value-type="float" office:value="0.069583" calcext:value-type="float">
            <text:p>0.069583</text:p>
          </table:table-cell>
          <table:table-cell office:value-type="float" office:value="0.069358" calcext:value-type="float">
            <text:p>0.069358</text:p>
          </table:table-cell>
          <table:table-cell office:value-type="float" office:value="0.070324" calcext:value-type="float">
            <text:p>0.070324</text:p>
          </table:table-cell>
          <table:table-cell office:value-type="float" office:value="0.067998" calcext:value-type="float">
            <text:p>0.067998</text:p>
          </table:table-cell>
          <table:table-cell office:value-type="string" calcext:value-type="string">
            <text:p>1.23B</text:p>
          </table:table-cell>
          <table:table-cell table:style-name="ce4" office:value-type="string" calcext:value-type="string">
            <text:p>0.33%</text:p>
          </table:table-cell>
        </table:table-row>
        <table:table-row table:style-name="ro1">
          <table:table-cell table:style-name="ce4" office:value-type="string" calcext:value-type="string">
            <text:p>10/29/2023</text:p>
          </table:table-cell>
          <table:table-cell office:value-type="float" office:value="0.069358" calcext:value-type="float">
            <text:p>0.069358</text:p>
          </table:table-cell>
          <table:table-cell office:value-type="float" office:value="0.069016" calcext:value-type="float">
            <text:p>0.069016</text:p>
          </table:table-cell>
          <table:table-cell office:value-type="float" office:value="0.070165" calcext:value-type="float">
            <text:p>0.070165</text:p>
          </table:table-cell>
          <table:table-cell office:value-type="float" office:value="0.067541" calcext:value-type="float">
            <text:p>0.067541</text:p>
          </table:table-cell>
          <table:table-cell office:value-type="string" calcext:value-type="string">
            <text:p>668.72M</text:p>
          </table:table-cell>
          <table:table-cell table:style-name="ce4" office:value-type="string" calcext:value-type="string">
            <text:p>0.50%</text:p>
          </table:table-cell>
        </table:table-row>
        <table:table-row table:style-name="ro1">
          <table:table-cell table:style-name="ce4" office:value-type="string" calcext:value-type="string">
            <text:p>10/28/2023</text:p>
          </table:table-cell>
          <table:table-cell office:value-type="float" office:value="0.069016" calcext:value-type="float">
            <text:p>0.069016</text:p>
          </table:table-cell>
          <table:table-cell office:value-type="float" office:value="0.067795" calcext:value-type="float">
            <text:p>0.067795</text:p>
          </table:table-cell>
          <table:table-cell office:value-type="float" office:value="0.069768" calcext:value-type="float">
            <text:p>0.069768</text:p>
          </table:table-cell>
          <table:table-cell office:value-type="float" office:value="0.067519" calcext:value-type="float">
            <text:p>0.067519</text:p>
          </table:table-cell>
          <table:table-cell office:value-type="string" calcext:value-type="string">
            <text:p>890.07M</text:p>
          </table:table-cell>
          <table:table-cell table:style-name="ce4" office:value-type="string" calcext:value-type="string">
            <text:p>1.80%</text:p>
          </table:table-cell>
        </table:table-row>
        <table:table-row table:style-name="ro1">
          <table:table-cell table:style-name="ce4" office:value-type="string" calcext:value-type="string">
            <text:p>10/27/2023</text:p>
          </table:table-cell>
          <table:table-cell office:value-type="float" office:value="0.067796" calcext:value-type="float">
            <text:p>0.067796</text:p>
          </table:table-cell>
          <table:table-cell office:value-type="float" office:value="0.071849" calcext:value-type="float">
            <text:p>0.071849</text:p>
          </table:table-cell>
          <table:table-cell office:value-type="float" office:value="0.072352" calcext:value-type="float">
            <text:p>0.072352</text:p>
          </table:table-cell>
          <table:table-cell office:value-type="float" office:value="0.067369" calcext:value-type="float">
            <text:p>0.067369</text:p>
          </table:table-cell>
          <table:table-cell office:value-type="string" calcext:value-type="string">
            <text:p>2.06B</text:p>
          </table:table-cell>
          <table:table-cell table:style-name="ce4" office:value-type="string" calcext:value-type="string">
            <text:p>-5.64%</text:p>
          </table:table-cell>
        </table:table-row>
        <table:table-row table:style-name="ro1">
          <table:table-cell table:style-name="ce4" office:value-type="string" calcext:value-type="string">
            <text:p>10/26/2023</text:p>
          </table:table-cell>
          <table:table-cell office:value-type="float" office:value="0.07185" calcext:value-type="float">
            <text:p>0.07185</text:p>
          </table:table-cell>
          <table:table-cell office:value-type="float" office:value="0.068325" calcext:value-type="float">
            <text:p>0.068325</text:p>
          </table:table-cell>
          <table:table-cell office:value-type="float" office:value="0.075095" calcext:value-type="float">
            <text:p>0.075095</text:p>
          </table:table-cell>
          <table:table-cell office:value-type="float" office:value="0.067859" calcext:value-type="float">
            <text:p>0.067859</text:p>
          </table:table-cell>
          <table:table-cell office:value-type="string" calcext:value-type="string">
            <text:p>4.45B</text:p>
          </table:table-cell>
          <table:table-cell table:style-name="ce4" office:value-type="string" calcext:value-type="string">
            <text:p>5.17%</text:p>
          </table:table-cell>
        </table:table-row>
        <table:table-row table:style-name="ro1">
          <table:table-cell table:style-name="ce4" office:value-type="string" calcext:value-type="string">
            <text:p>10/25/2023</text:p>
          </table:table-cell>
          <table:table-cell office:value-type="float" office:value="0.06832" calcext:value-type="float">
            <text:p>0.06832</text:p>
          </table:table-cell>
          <table:table-cell office:value-type="float" office:value="0.066569" calcext:value-type="float">
            <text:p>0.066569</text:p>
          </table:table-cell>
          <table:table-cell office:value-type="float" office:value="0.069695" calcext:value-type="float">
            <text:p>0.069695</text:p>
          </table:table-cell>
          <table:table-cell office:value-type="float" office:value="0.064908" calcext:value-type="float">
            <text:p>0.064908</text:p>
          </table:table-cell>
          <table:table-cell office:value-type="string" calcext:value-type="string">
            <text:p>2.60B</text:p>
          </table:table-cell>
          <table:table-cell table:style-name="ce4" office:value-type="string" calcext:value-type="string">
            <text:p>2.63%</text:p>
          </table:table-cell>
        </table:table-row>
        <table:table-row table:style-name="ro1">
          <table:table-cell table:style-name="ce4" office:value-type="string" calcext:value-type="string">
            <text:p>10/24/2023</text:p>
          </table:table-cell>
          <table:table-cell office:value-type="float" office:value="0.066567" calcext:value-type="float">
            <text:p>0.066567</text:p>
          </table:table-cell>
          <table:table-cell office:value-type="float" office:value="0.067443" calcext:value-type="float">
            <text:p>0.067443</text:p>
          </table:table-cell>
          <table:table-cell office:value-type="float" office:value="0.069908" calcext:value-type="float">
            <text:p>0.069908</text:p>
          </table:table-cell>
          <table:table-cell office:value-type="float" office:value="0.064818" calcext:value-type="float">
            <text:p>0.064818</text:p>
          </table:table-cell>
          <table:table-cell office:value-type="string" calcext:value-type="string">
            <text:p>3.09B</text:p>
          </table:table-cell>
          <table:table-cell table:style-name="ce4" office:value-type="string" calcext:value-type="string">
            <text:p>-1.30%</text:p>
          </table:table-cell>
        </table:table-row>
        <table:table-row table:style-name="ro1">
          <table:table-cell table:style-name="ce4" office:value-type="string" calcext:value-type="string">
            <text:p>10/23/2023</text:p>
          </table:table-cell>
          <table:table-cell office:value-type="float" office:value="0.067445" calcext:value-type="float">
            <text:p>0.067445</text:p>
          </table:table-cell>
          <table:table-cell office:value-type="float" office:value="0.061677" calcext:value-type="float">
            <text:p>0.061677</text:p>
          </table:table-cell>
          <table:table-cell office:value-type="float" office:value="0.067817" calcext:value-type="float">
            <text:p>0.067817</text:p>
          </table:table-cell>
          <table:table-cell office:value-type="float" office:value="0.061312" calcext:value-type="float">
            <text:p>0.061312</text:p>
          </table:table-cell>
          <table:table-cell office:value-type="string" calcext:value-type="string">
            <text:p>2.77B</text:p>
          </table:table-cell>
          <table:table-cell table:style-name="ce4" office:value-type="string" calcext:value-type="string">
            <text:p>9.34%</text:p>
          </table:table-cell>
        </table:table-row>
        <table:table-row table:style-name="ro1">
          <table:table-cell table:style-name="ce4" office:value-type="string" calcext:value-type="string">
            <text:p>10/22/2023</text:p>
          </table:table-cell>
          <table:table-cell office:value-type="float" office:value="0.061683" calcext:value-type="float">
            <text:p>0.061683</text:p>
          </table:table-cell>
          <table:table-cell office:value-type="float" office:value="0.061203" calcext:value-type="float">
            <text:p>0.061203</text:p>
          </table:table-cell>
          <table:table-cell office:value-type="float" office:value="0.061725" calcext:value-type="float">
            <text:p>0.061725</text:p>
          </table:table-cell>
          <table:table-cell office:value-type="float" office:value="0.059906" calcext:value-type="float">
            <text:p>0.059906</text:p>
          </table:table-cell>
          <table:table-cell office:value-type="string" calcext:value-type="string">
            <text:p>516.33M</text:p>
          </table:table-cell>
          <table:table-cell table:style-name="ce4" office:value-type="string" calcext:value-type="string">
            <text:p>0.78%</text:p>
          </table:table-cell>
        </table:table-row>
        <table:table-row table:style-name="ro1">
          <table:table-cell table:style-name="ce4" office:value-type="string" calcext:value-type="string">
            <text:p>10/21/2023</text:p>
          </table:table-cell>
          <table:table-cell office:value-type="float" office:value="0.061203" calcext:value-type="float">
            <text:p>0.061203</text:p>
          </table:table-cell>
          <table:table-cell office:value-type="float" office:value="0.059906" calcext:value-type="float">
            <text:p>0.059906</text:p>
          </table:table-cell>
          <table:table-cell office:value-type="float" office:value="0.06143" calcext:value-type="float">
            <text:p>0.06143</text:p>
          </table:table-cell>
          <table:table-cell office:value-type="float" office:value="0.059455" calcext:value-type="float">
            <text:p>0.059455</text:p>
          </table:table-cell>
          <table:table-cell office:value-type="string" calcext:value-type="string">
            <text:p>518.00M</text:p>
          </table:table-cell>
          <table:table-cell table:style-name="ce4" office:value-type="string" calcext:value-type="string">
            <text:p>2.16%</text:p>
          </table:table-cell>
        </table:table-row>
        <table:table-row table:style-name="ro1">
          <table:table-cell table:style-name="ce4" office:value-type="string" calcext:value-type="string">
            <text:p>10/20/2023</text:p>
          </table:table-cell>
          <table:table-cell office:value-type="float" office:value="0.059906" calcext:value-type="float">
            <text:p>0.059906</text:p>
          </table:table-cell>
          <table:table-cell office:value-type="float" office:value="0.058878" calcext:value-type="float">
            <text:p>0.058878</text:p>
          </table:table-cell>
          <table:table-cell office:value-type="float" office:value="0.060386" calcext:value-type="float">
            <text:p>0.060386</text:p>
          </table:table-cell>
          <table:table-cell office:value-type="float" office:value="0.058637" calcext:value-type="float">
            <text:p>0.058637</text:p>
          </table:table-cell>
          <table:table-cell office:value-type="string" calcext:value-type="string">
            <text:p>485.43M</text:p>
          </table:table-cell>
          <table:table-cell table:style-name="ce4" office:value-type="string" calcext:value-type="string">
            <text:p>1.75%</text:p>
          </table:table-cell>
        </table:table-row>
        <table:table-row table:style-name="ro1">
          <table:table-cell table:style-name="ce4" office:value-type="string" calcext:value-type="string">
            <text:p>10/19/2023</text:p>
          </table:table-cell>
          <table:table-cell office:value-type="float" office:value="0.058878" calcext:value-type="float">
            <text:p>0.058878</text:p>
          </table:table-cell>
          <table:table-cell office:value-type="float" office:value="0.058583" calcext:value-type="float">
            <text:p>0.058583</text:p>
          </table:table-cell>
          <table:table-cell office:value-type="float" office:value="0.058896" calcext:value-type="float">
            <text:p>0.058896</text:p>
          </table:table-cell>
          <table:table-cell office:value-type="float" office:value="0.057868" calcext:value-type="float">
            <text:p>0.057868</text:p>
          </table:table-cell>
          <table:table-cell office:value-type="string" calcext:value-type="string">
            <text:p>337.78M</text:p>
          </table:table-cell>
          <table:table-cell table:style-name="ce4" office:value-type="string" calcext:value-type="string">
            <text:p>0.51%</text:p>
          </table:table-cell>
        </table:table-row>
        <table:table-row table:style-name="ro1">
          <table:table-cell table:style-name="ce4" office:value-type="string" calcext:value-type="string">
            <text:p>10/18/2023</text:p>
          </table:table-cell>
          <table:table-cell office:value-type="float" office:value="0.058581" calcext:value-type="float">
            <text:p>0.058581</text:p>
          </table:table-cell>
          <table:table-cell office:value-type="float" office:value="0.059036" calcext:value-type="float">
            <text:p>0.059036</text:p>
          </table:table-cell>
          <table:table-cell office:value-type="float" office:value="0.05927" calcext:value-type="float">
            <text:p>0.05927</text:p>
          </table:table-cell>
          <table:table-cell office:value-type="float" office:value="0.058295" calcext:value-type="float">
            <text:p>0.058295</text:p>
          </table:table-cell>
          <table:table-cell office:value-type="string" calcext:value-type="string">
            <text:p>347.79M</text:p>
          </table:table-cell>
          <table:table-cell table:style-name="ce4" office:value-type="string" calcext:value-type="string">
            <text:p>-0.77%</text:p>
          </table:table-cell>
        </table:table-row>
        <table:table-row table:style-name="ro1">
          <table:table-cell table:style-name="ce4" office:value-type="string" calcext:value-type="string">
            <text:p>10/17/2023</text:p>
          </table:table-cell>
          <table:table-cell office:value-type="float" office:value="0.059034" calcext:value-type="float">
            <text:p>0.059034</text:p>
          </table:table-cell>
          <table:table-cell office:value-type="float" office:value="0.060009" calcext:value-type="float">
            <text:p>0.060009</text:p>
          </table:table-cell>
          <table:table-cell office:value-type="float" office:value="0.060164" calcext:value-type="float">
            <text:p>0.060164</text:p>
          </table:table-cell>
          <table:table-cell office:value-type="float" office:value="0.058552" calcext:value-type="float">
            <text:p>0.058552</text:p>
          </table:table-cell>
          <table:table-cell office:value-type="string" calcext:value-type="string">
            <text:p>803.86M</text:p>
          </table:table-cell>
          <table:table-cell table:style-name="ce4" office:value-type="string" calcext:value-type="string">
            <text:p>-1.62%</text:p>
          </table:table-cell>
        </table:table-row>
        <table:table-row table:style-name="ro1">
          <table:table-cell table:style-name="ce4" office:value-type="string" calcext:value-type="string">
            <text:p>10/16/2023</text:p>
          </table:table-cell>
          <table:table-cell office:value-type="float" office:value="0.060009" calcext:value-type="float">
            <text:p>0.060009</text:p>
          </table:table-cell>
          <table:table-cell office:value-type="float" office:value="0.05931" calcext:value-type="float">
            <text:p>0.05931</text:p>
          </table:table-cell>
          <table:table-cell office:value-type="float" office:value="0.061622" calcext:value-type="float">
            <text:p>0.061622</text:p>
          </table:table-cell>
          <table:table-cell office:value-type="float" office:value="0.059256" calcext:value-type="float">
            <text:p>0.059256</text:p>
          </table:table-cell>
          <table:table-cell office:value-type="string" calcext:value-type="string">
            <text:p>1.22B</text:p>
          </table:table-cell>
          <table:table-cell table:style-name="ce4" office:value-type="string" calcext:value-type="string">
            <text:p>1.19%</text:p>
          </table:table-cell>
        </table:table-row>
        <table:table-row table:style-name="ro1">
          <table:table-cell table:style-name="ce4" office:value-type="string" calcext:value-type="string">
            <text:p>10/15/2023</text:p>
          </table:table-cell>
          <table:table-cell office:value-type="float" office:value="0.059304" calcext:value-type="float">
            <text:p>0.059304</text:p>
          </table:table-cell>
          <table:table-cell office:value-type="float" office:value="0.059846" calcext:value-type="float">
            <text:p>0.059846</text:p>
          </table:table-cell>
          <table:table-cell office:value-type="float" office:value="0.059859" calcext:value-type="float">
            <text:p>0.059859</text:p>
          </table:table-cell>
          <table:table-cell office:value-type="float" office:value="0.059019" calcext:value-type="float">
            <text:p>0.059019</text:p>
          </table:table-cell>
          <table:table-cell office:value-type="string" calcext:value-type="string">
            <text:p>387.94M</text:p>
          </table:table-cell>
          <table:table-cell table:style-name="ce4" office:value-type="string" calcext:value-type="string">
            <text:p>-0.91%</text:p>
          </table:table-cell>
        </table:table-row>
        <table:table-row table:style-name="ro1">
          <table:table-cell table:style-name="ce4" office:value-type="string" calcext:value-type="string">
            <text:p>10/14/2023</text:p>
          </table:table-cell>
          <table:table-cell office:value-type="float" office:value="0.059846" calcext:value-type="float">
            <text:p>0.059846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059978" calcext:value-type="float">
            <text:p>0.059978</text:p>
          </table:table-cell>
          <table:table-cell office:value-type="float" office:value="0.058352" calcext:value-type="float">
            <text:p>0.058352</text:p>
          </table:table-cell>
          <table:table-cell office:value-type="string" calcext:value-type="string">
            <text:p>482.65M</text:p>
          </table:table-cell>
          <table:table-cell table:style-name="ce4" office:value-type="string" calcext:value-type="string">
            <text:p>2.49%</text:p>
          </table:table-cell>
        </table:table-row>
        <table:table-row table:style-name="ro1">
          <table:table-cell table:style-name="ce4" office:value-type="string" calcext:value-type="string">
            <text:p>10/13/2023</text:p>
          </table:table-cell>
          <table:table-cell office:value-type="float" office:value="0.058392" calcext:value-type="float">
            <text:p>0.058392</text:p>
          </table:table-cell>
          <table:table-cell office:value-type="float" office:value="0.057885" calcext:value-type="float">
            <text:p>0.057885</text:p>
          </table:table-cell>
          <table:table-cell office:value-type="float" office:value="0.058807" calcext:value-type="float">
            <text:p>0.058807</text:p>
          </table:table-cell>
          <table:table-cell office:value-type="float" office:value="0.057792" calcext:value-type="float">
            <text:p>0.057792</text:p>
          </table:table-cell>
          <table:table-cell office:value-type="string" calcext:value-type="string">
            <text:p>636.13M</text:p>
          </table:table-cell>
          <table:table-cell table:style-name="ce4" office:value-type="string" calcext:value-type="string">
            <text:p>0.85%</text:p>
          </table:table-cell>
        </table:table-row>
        <table:table-row table:style-name="ro1">
          <table:table-cell table:style-name="ce4" office:value-type="string" calcext:value-type="string">
            <text:p>10/12/2023</text:p>
          </table:table-cell>
          <table:table-cell office:value-type="float" office:value="0.057899" calcext:value-type="float">
            <text:p>0.057899</text:p>
          </table:table-cell>
          <table:table-cell office:value-type="float" office:value="0.058511" calcext:value-type="float">
            <text:p>0.058511</text:p>
          </table:table-cell>
          <table:table-cell office:value-type="float" office:value="0.058518" calcext:value-type="float">
            <text:p>0.058518</text:p>
          </table:table-cell>
          <table:table-cell office:value-type="float" office:value="0.0574" calcext:value-type="float">
            <text:p>0.0574</text:p>
          </table:table-cell>
          <table:table-cell office:value-type="string" calcext:value-type="string">
            <text:p>524.59M</text:p>
          </table:table-cell>
          <table:table-cell table:style-name="ce4" office:value-type="string" calcext:value-type="string">
            <text:p>-1.05%</text:p>
          </table:table-cell>
        </table:table-row>
        <table:table-row table:style-name="ro1">
          <table:table-cell table:style-name="ce4" office:value-type="string" calcext:value-type="string">
            <text:p>10/11/2023</text:p>
          </table:table-cell>
          <table:table-cell office:value-type="float" office:value="0.058511" calcext:value-type="float">
            <text:p>0.058511</text:p>
          </table:table-cell>
          <table:table-cell office:value-type="float" office:value="0.059136" calcext:value-type="float">
            <text:p>0.059136</text:p>
          </table:table-cell>
          <table:table-cell office:value-type="float" office:value="0.059472" calcext:value-type="float">
            <text:p>0.059472</text:p>
          </table:table-cell>
          <table:table-cell office:value-type="float" office:value="0.057698" calcext:value-type="float">
            <text:p>0.057698</text:p>
          </table:table-cell>
          <table:table-cell office:value-type="string" calcext:value-type="string">
            <text:p>633.47M</text:p>
          </table:table-cell>
          <table:table-cell table:style-name="ce4" office:value-type="string" calcext:value-type="string">
            <text:p>-1.05%</text:p>
          </table:table-cell>
        </table:table-row>
        <table:table-row table:style-name="ro1">
          <table:table-cell table:style-name="ce4" office:value-type="string" calcext:value-type="string">
            <text:p>10/10/2023</text:p>
          </table:table-cell>
          <table:table-cell office:value-type="float" office:value="0.059133" calcext:value-type="float">
            <text:p>0.059133</text:p>
          </table:table-cell>
          <table:table-cell office:value-type="float" office:value="0.058728" calcext:value-type="float">
            <text:p>0.058728</text:p>
          </table:table-cell>
          <table:table-cell office:value-type="float" office:value="0.059231" calcext:value-type="float">
            <text:p>0.059231</text:p>
          </table:table-cell>
          <table:table-cell office:value-type="float" office:value="0.058476" calcext:value-type="float">
            <text:p>0.058476</text:p>
          </table:table-cell>
          <table:table-cell office:value-type="string" calcext:value-type="string">
            <text:p>495.05M</text:p>
          </table:table-cell>
          <table:table-cell table:style-name="ce4" office:value-type="string" calcext:value-type="string">
            <text:p>0.69%</text:p>
          </table:table-cell>
        </table:table-row>
        <table:table-row table:style-name="ro1">
          <table:table-cell table:style-name="ce4" office:value-type="string" calcext:value-type="string">
            <text:p>10/09/2023</text:p>
          </table:table-cell>
          <table:table-cell office:value-type="float" office:value="0.058727" calcext:value-type="float">
            <text:p>0.058727</text:p>
          </table:table-cell>
          <table:table-cell office:value-type="float" office:value="0.060958" calcext:value-type="float">
            <text:p>0.060958</text:p>
          </table:table-cell>
          <table:table-cell office:value-type="float" office:value="0.060996" calcext:value-type="float">
            <text:p>0.060996</text:p>
          </table:table-cell>
          <table:table-cell office:value-type="float" office:value="0.057764" calcext:value-type="float">
            <text:p>0.057764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-3.66%</text:p>
          </table:table-cell>
        </table:table-row>
        <table:table-row table:style-name="ro1">
          <table:table-cell table:style-name="ce4" office:value-type="string" calcext:value-type="string">
            <text:p>10/08/2023</text:p>
          </table:table-cell>
          <table:table-cell office:value-type="float" office:value="0.060957" calcext:value-type="float">
            <text:p>0.060957</text:p>
          </table:table-cell>
          <table:table-cell office:value-type="float" office:value="0.061424" calcext:value-type="float">
            <text:p>0.061424</text:p>
          </table:table-cell>
          <table:table-cell office:value-type="float" office:value="0.061592" calcext:value-type="float">
            <text:p>0.061592</text:p>
          </table:table-cell>
          <table:table-cell office:value-type="float" office:value="0.060743" calcext:value-type="float">
            <text:p>0.060743</text:p>
          </table:table-cell>
          <table:table-cell office:value-type="string" calcext:value-type="string">
            <text:p>340.19M</text:p>
          </table:table-cell>
          <table:table-cell table:style-name="ce4" office:value-type="string" calcext:value-type="string">
            <text:p>-0.76%</text:p>
          </table:table-cell>
        </table:table-row>
        <table:table-row table:style-name="ro1">
          <table:table-cell table:style-name="ce4" office:value-type="string" calcext:value-type="string">
            <text:p>10/07/2023</text:p>
          </table:table-cell>
          <table:table-cell office:value-type="float" office:value="0.061425" calcext:value-type="float">
            <text:p>0.061425</text:p>
          </table:table-cell>
          <table:table-cell office:value-type="float" office:value="0.061366" calcext:value-type="float">
            <text:p>0.061366</text:p>
          </table:table-cell>
          <table:table-cell office:value-type="float" office:value="0.061656" calcext:value-type="float">
            <text:p>0.061656</text:p>
          </table:table-cell>
          <table:table-cell office:value-type="float" office:value="0.061055" calcext:value-type="float">
            <text:p>0.061055</text:p>
          </table:table-cell>
          <table:table-cell office:value-type="string" calcext:value-type="string">
            <text:p>421.86M</text:p>
          </table:table-cell>
          <table:table-cell table:style-name="ce4" office:value-type="string" calcext:value-type="string">
            <text:p>0.09%</text:p>
          </table:table-cell>
        </table:table-row>
        <table:table-row table:style-name="ro1">
          <table:table-cell table:style-name="ce4" office:value-type="string" calcext:value-type="string">
            <text:p>10/06/2023</text:p>
          </table:table-cell>
          <table:table-cell office:value-type="float" office:value="0.061366" calcext:value-type="float">
            <text:p>0.061366</text:p>
          </table:table-cell>
          <table:table-cell office:value-type="float" office:value="0.06085" calcext:value-type="float">
            <text:p>0.06085</text:p>
          </table:table-cell>
          <table:table-cell office:value-type="float" office:value="0.061549" calcext:value-type="float">
            <text:p>0.061549</text:p>
          </table:table-cell>
          <table:table-cell office:value-type="float" office:value="0.060741" calcext:value-type="float">
            <text:p>0.060741</text:p>
          </table:table-cell>
          <table:table-cell office:value-type="string" calcext:value-type="string">
            <text:p>366.35M</text:p>
          </table:table-cell>
          <table:table-cell table:style-name="ce4" office:value-type="string" calcext:value-type="string">
            <text:p>0.85%</text:p>
          </table:table-cell>
        </table:table-row>
        <table:table-row table:style-name="ro1">
          <table:table-cell table:style-name="ce4" office:value-type="string" calcext:value-type="string">
            <text:p>10/05/2023</text:p>
          </table:table-cell>
          <table:table-cell office:value-type="float" office:value="0.06085" calcext:value-type="float">
            <text:p>0.06085</text:p>
          </table:table-cell>
          <table:table-cell office:value-type="float" office:value="0.061467" calcext:value-type="float">
            <text:p>0.061467</text:p>
          </table:table-cell>
          <table:table-cell office:value-type="float" office:value="0.061648" calcext:value-type="float">
            <text:p>0.061648</text:p>
          </table:table-cell>
          <table:table-cell office:value-type="float" office:value="0.06077" calcext:value-type="float">
            <text:p>0.06077</text:p>
          </table:table-cell>
          <table:table-cell office:value-type="string" calcext:value-type="string">
            <text:p>311.88M</text:p>
          </table:table-cell>
          <table:table-cell table:style-name="ce4" office:value-type="string" calcext:value-type="string">
            <text:p>-1.00%</text:p>
          </table:table-cell>
        </table:table-row>
        <table:table-row table:style-name="ro1">
          <table:table-cell table:style-name="ce4" office:value-type="string" calcext:value-type="string">
            <text:p>10/04/2023</text:p>
          </table:table-cell>
          <table:table-cell office:value-type="float" office:value="0.061467" calcext:value-type="float">
            <text:p>0.061467</text:p>
          </table:table-cell>
          <table:table-cell office:value-type="float" office:value="0.061374" calcext:value-type="float">
            <text:p>0.061374</text:p>
          </table:table-cell>
          <table:table-cell office:value-type="float" office:value="0.061577" calcext:value-type="float">
            <text:p>0.061577</text:p>
          </table:table-cell>
          <table:table-cell office:value-type="float" office:value="0.060172" calcext:value-type="float">
            <text:p>0.060172</text:p>
          </table:table-cell>
          <table:table-cell office:value-type="string" calcext:value-type="string">
            <text:p>444.53M</text:p>
          </table:table-cell>
          <table:table-cell table:style-name="ce4" office:value-type="string" calcext:value-type="string">
            <text:p>0.15%</text:p>
          </table:table-cell>
        </table:table-row>
        <table:table-row table:style-name="ro1">
          <table:table-cell table:style-name="ce4" office:value-type="string" calcext:value-type="string">
            <text:p>10/03/2023</text:p>
          </table:table-cell>
          <table:table-cell office:value-type="float" office:value="0.061374" calcext:value-type="float">
            <text:p>0.061374</text:p>
          </table:table-cell>
          <table:table-cell office:value-type="float" office:value="0.06201" calcext:value-type="float">
            <text:p>0.06201</text:p>
          </table:table-cell>
          <table:table-cell office:value-type="float" office:value="0.062289" calcext:value-type="float">
            <text:p>0.062289</text:p>
          </table:table-cell>
          <table:table-cell office:value-type="float" office:value="0.06114" calcext:value-type="float">
            <text:p>0.06114</text:p>
          </table:table-cell>
          <table:table-cell office:value-type="string" calcext:value-type="string">
            <text:p>842.74M</text:p>
          </table:table-cell>
          <table:table-cell table:style-name="ce4" office:value-type="string" calcext:value-type="string">
            <text:p>-1.02%</text:p>
          </table:table-cell>
        </table:table-row>
        <table:table-row table:style-name="ro1">
          <table:table-cell table:style-name="ce4" office:value-type="string" calcext:value-type="string">
            <text:p>10/02/2023</text:p>
          </table:table-cell>
          <table:table-cell office:value-type="float" office:value="0.062007" calcext:value-type="float">
            <text:p>0.062007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0.064054" calcext:value-type="float">
            <text:p>0.064054</text:p>
          </table:table-cell>
          <table:table-cell office:value-type="float" office:value="0.061473" calcext:value-type="float">
            <text:p>0.061473</text:p>
          </table:table-cell>
          <table:table-cell office:value-type="string" calcext:value-type="string">
            <text:p>1.52B</text:p>
          </table:table-cell>
          <table:table-cell table:style-name="ce4" office:value-type="string" calcext:value-type="string">
            <text:p>-1.86%</text:p>
          </table:table-cell>
        </table:table-row>
        <table:table-row table:style-name="ro1">
          <table:table-cell table:style-name="ce4" office:value-type="string" calcext:value-type="string">
            <text:p>10/01/2023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0.063556" calcext:value-type="float">
            <text:p>0.063556</text:p>
          </table:table-cell>
          <table:table-cell office:value-type="float" office:value="0.061743" calcext:value-type="float">
            <text:p>0.061743</text:p>
          </table:table-cell>
          <table:table-cell office:value-type="string" calcext:value-type="string">
            <text:p>601.71M</text:p>
          </table:table-cell>
          <table:table-cell table:style-name="ce4" office:value-type="string" calcext:value-type="string">
            <text:p>1.79%</text:p>
          </table:table-cell>
        </table:table-row>
        <table:table-row table:style-name="ro1">
          <table:table-cell table:style-name="ce4" office:value-type="string" calcext:value-type="string">
            <text:p>09/30/2023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0.062132" calcext:value-type="float">
            <text:p>0.062132</text:p>
          </table:table-cell>
          <table:table-cell office:value-type="float" office:value="0.062675" calcext:value-type="float">
            <text:p>0.062675</text:p>
          </table:table-cell>
          <table:table-cell office:value-type="float" office:value="0.061732" calcext:value-type="float">
            <text:p>0.061732</text:p>
          </table:table-cell>
          <table:table-cell office:value-type="string" calcext:value-type="string">
            <text:p>450.75M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table:style-name="ce4" office:value-type="string" calcext:value-type="string">
            <text:p>09/29/2023</text:p>
          </table:table-cell>
          <table:table-cell office:value-type="float" office:value="0.062132" calcext:value-type="float">
            <text:p>0.062132</text:p>
          </table:table-cell>
          <table:table-cell office:value-type="float" office:value="0.061493" calcext:value-type="float">
            <text:p>0.061493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06131" calcext:value-type="float">
            <text:p>0.06131</text:p>
          </table:table-cell>
          <table:table-cell office:value-type="string" calcext:value-type="string">
            <text:p>492.51M</text:p>
          </table:table-cell>
          <table:table-cell table:style-name="ce4" office:value-type="string" calcext:value-type="string">
            <text:p>1.03%</text:p>
          </table:table-cell>
        </table:table-row>
        <table:table-row table:style-name="ro1">
          <table:table-cell table:style-name="ce4" office:value-type="string" calcext:value-type="string">
            <text:p>09/28/2023</text:p>
          </table:table-cell>
          <table:table-cell office:value-type="float" office:value="0.061496" calcext:value-type="float">
            <text:p>0.061496</text:p>
          </table:table-cell>
          <table:table-cell office:value-type="float" office:value="0.060515" calcext:value-type="float">
            <text:p>0.060515</text:p>
          </table:table-cell>
          <table:table-cell office:value-type="float" office:value="0.061656" calcext:value-type="float">
            <text:p>0.061656</text:p>
          </table:table-cell>
          <table:table-cell office:value-type="float" office:value="0.060367" calcext:value-type="float">
            <text:p>0.060367</text:p>
          </table:table-cell>
          <table:table-cell office:value-type="string" calcext:value-type="string">
            <text:p>564.83M</text:p>
          </table:table-cell>
          <table:table-cell table:style-name="ce4" office:value-type="string" calcext:value-type="string">
            <text:p>1.62%</text:p>
          </table:table-cell>
        </table:table-row>
        <table:table-row table:style-name="ro1">
          <table:table-cell table:style-name="ce4" office:value-type="string" calcext:value-type="string">
            <text:p>09/27/2023</text:p>
          </table:table-cell>
          <table:table-cell office:value-type="float" office:value="0.060515" calcext:value-type="float">
            <text:p>0.060515</text:p>
          </table:table-cell>
          <table:table-cell office:value-type="float" office:value="0.060609" calcext:value-type="float">
            <text:p>0.060609</text:p>
          </table:table-cell>
          <table:table-cell office:value-type="float" office:value="0.061378" calcext:value-type="float">
            <text:p>0.061378</text:p>
          </table:table-cell>
          <table:table-cell office:value-type="float" office:value="0.06018" calcext:value-type="float">
            <text:p>0.06018</text:p>
          </table:table-cell>
          <table:table-cell office:value-type="string" calcext:value-type="string">
            <text:p>844.22M</text:p>
          </table:table-cell>
          <table:table-cell table:style-name="ce4" office:value-type="string" calcext:value-type="string">
            <text:p>-0.16%</text:p>
          </table:table-cell>
        </table:table-row>
        <table:table-row table:style-name="ro1">
          <table:table-cell table:style-name="ce4" office:value-type="string" calcext:value-type="string">
            <text:p>09/26/2023</text:p>
          </table:table-cell>
          <table:table-cell office:value-type="float" office:value="0.060609" calcext:value-type="float">
            <text:p>0.060609</text:p>
          </table:table-cell>
          <table:table-cell office:value-type="float" office:value="0.060942" calcext:value-type="float">
            <text:p>0.060942</text:p>
          </table:table-cell>
          <table:table-cell office:value-type="float" office:value="0.061124" calcext:value-type="float">
            <text:p>0.061124</text:p>
          </table:table-cell>
          <table:table-cell office:value-type="float" office:value="0.059705" calcext:value-type="float">
            <text:p>0.059705</text:p>
          </table:table-cell>
          <table:table-cell office:value-type="string" calcext:value-type="string">
            <text:p>400.87M</text:p>
          </table:table-cell>
          <table:table-cell table:style-name="ce4" office:value-type="string" calcext:value-type="string">
            <text:p>-0.54%</text:p>
          </table:table-cell>
        </table:table-row>
        <table:table-row table:style-name="ro1">
          <table:table-cell table:style-name="ce4" office:value-type="string" calcext:value-type="string">
            <text:p>09/25/2023</text:p>
          </table:table-cell>
          <table:table-cell office:value-type="float" office:value="0.06094" calcext:value-type="float">
            <text:p>0.06094</text:p>
          </table:table-cell>
          <table:table-cell office:value-type="float" office:value="0.060687" calcext:value-type="float">
            <text:p>0.060687</text:p>
          </table:table-cell>
          <table:table-cell office:value-type="float" office:value="0.061221" calcext:value-type="float">
            <text:p>0.061221</text:p>
          </table:table-cell>
          <table:table-cell office:value-type="float" office:value="0.060249" calcext:value-type="float">
            <text:p>0.060249</text:p>
          </table:table-cell>
          <table:table-cell office:value-type="string" calcext:value-type="string">
            <text:p>396.47M</text:p>
          </table:table-cell>
          <table:table-cell table:style-name="ce4" office:value-type="string" calcext:value-type="string">
            <text:p>0.41%</text:p>
          </table:table-cell>
        </table:table-row>
        <table:table-row table:style-name="ro1">
          <table:table-cell table:style-name="ce4" office:value-type="string" calcext:value-type="string">
            <text:p>09/24/2023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061516" calcext:value-type="float">
            <text:p>0.061516</text:p>
          </table:table-cell>
          <table:table-cell office:value-type="float" office:value="0.061737" calcext:value-type="float">
            <text:p>0.061737</text:p>
          </table:table-cell>
          <table:table-cell office:value-type="float" office:value="0.060537" calcext:value-type="float">
            <text:p>0.060537</text:p>
          </table:table-cell>
          <table:table-cell office:value-type="string" calcext:value-type="string">
            <text:p>434.05M</text:p>
          </table:table-cell>
          <table:table-cell table:style-name="ce4" office:value-type="string" calcext:value-type="string">
            <text:p>-1.34%</text:p>
          </table:table-cell>
        </table:table-row>
        <table:table-row table:style-name="ro1">
          <table:table-cell table:style-name="ce4" office:value-type="string" calcext:value-type="string">
            <text:p>09/23/2023</text:p>
          </table:table-cell>
          <table:table-cell office:value-type="float" office:value="0.061516" calcext:value-type="float">
            <text:p>0.061516</text:p>
          </table:table-cell>
          <table:table-cell office:value-type="float" office:value="0.061525" calcext:value-type="float">
            <text:p>0.061525</text:p>
          </table:table-cell>
          <table:table-cell office:value-type="float" office:value="0.061951" calcext:value-type="float">
            <text:p>0.061951</text:p>
          </table:table-cell>
          <table:table-cell office:value-type="float" office:value="0.061289" calcext:value-type="float">
            <text:p>0.061289</text:p>
          </table:table-cell>
          <table:table-cell office:value-type="string" calcext:value-type="string">
            <text:p>469.12M</text:p>
          </table:table-cell>
          <table:table-cell table:style-name="ce4" office:value-type="string" calcext:value-type="string">
            <text:p>-0.01%</text:p>
          </table:table-cell>
        </table:table-row>
        <table:table-row table:style-name="ro1">
          <table:table-cell table:style-name="ce4" office:value-type="string" calcext:value-type="string">
            <text:p>09/22/2023</text:p>
          </table:table-cell>
          <table:table-cell office:value-type="float" office:value="0.061521" calcext:value-type="float">
            <text:p>0.061521</text:p>
          </table:table-cell>
          <table:table-cell office:value-type="float" office:value="0.061311" calcext:value-type="float">
            <text:p>0.061311</text:p>
          </table:table-cell>
          <table:table-cell office:value-type="float" office:value="0.061867" calcext:value-type="float">
            <text:p>0.061867</text:p>
          </table:table-cell>
          <table:table-cell office:value-type="float" office:value="0.060821" calcext:value-type="float">
            <text:p>0.060821</text:p>
          </table:table-cell>
          <table:table-cell office:value-type="string" calcext:value-type="string">
            <text:p>725.47M</text:p>
          </table:table-cell>
          <table:table-cell table:style-name="ce4" office:value-type="string" calcext:value-type="string">
            <text:p>0.34%</text:p>
          </table:table-cell>
        </table:table-row>
        <table:table-row table:style-name="ro1">
          <table:table-cell table:style-name="ce4" office:value-type="string" calcext:value-type="string">
            <text:p>09/21/2023</text:p>
          </table:table-cell>
          <table:table-cell office:value-type="float" office:value="0.061311" calcext:value-type="float">
            <text:p>0.061311</text:p>
          </table:table-cell>
          <table:table-cell office:value-type="float" office:value="0.062624" calcext:value-type="float">
            <text:p>0.06262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1121" calcext:value-type="float">
            <text:p>0.061121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-2.10%</text:p>
          </table:table-cell>
        </table:table-row>
        <table:table-row table:style-name="ro1">
          <table:table-cell table:style-name="ce4" office:value-type="string" calcext:value-type="string">
            <text:p>09/20/2023</text:p>
          </table:table-cell>
          <table:table-cell office:value-type="float" office:value="0.062625" calcext:value-type="float">
            <text:p>0.062625</text:p>
          </table:table-cell>
          <table:table-cell office:value-type="float" office:value="0.062687" calcext:value-type="float">
            <text:p>0.062687</text:p>
          </table:table-cell>
          <table:table-cell office:value-type="float" office:value="0.063007" calcext:value-type="float">
            <text:p>0.063007</text:p>
          </table:table-cell>
          <table:table-cell office:value-type="float" office:value="0.061755" calcext:value-type="float">
            <text:p>0.061755</text:p>
          </table:table-cell>
          <table:table-cell office:value-type="string" calcext:value-type="string">
            <text:p>953.06M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table:style-name="ce4" office:value-type="string" calcext:value-type="string">
            <text:p>09/19/2023</text:p>
          </table:table-cell>
          <table:table-cell office:value-type="float" office:value="0.062688" calcext:value-type="float">
            <text:p>0.062688</text:p>
          </table:table-cell>
          <table:table-cell office:value-type="float" office:value="0.061987" calcext:value-type="float">
            <text:p>0.061987</text:p>
          </table:table-cell>
          <table:table-cell office:value-type="float" office:value="0.063213" calcext:value-type="float">
            <text:p>0.063213</text:p>
          </table:table-cell>
          <table:table-cell office:value-type="float" office:value="0.061902" calcext:value-type="float">
            <text:p>0.061902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1.13%</text:p>
          </table:table-cell>
        </table:table-row>
        <table:table-row table:style-name="ro1">
          <table:table-cell table:style-name="ce4" office:value-type="string" calcext:value-type="string">
            <text:p>09/18/2023</text:p>
          </table:table-cell>
          <table:table-cell office:value-type="float" office:value="0.061987" calcext:value-type="float">
            <text:p>0.061987</text:p>
          </table:table-cell>
          <table:table-cell office:value-type="float" office:value="0.061476" calcext:value-type="float">
            <text:p>0.061476</text:p>
          </table:table-cell>
          <table:table-cell office:value-type="float" office:value="0.062798" calcext:value-type="float">
            <text:p>0.062798</text:p>
          </table:table-cell>
          <table:table-cell office:value-type="float" office:value="0.060992" calcext:value-type="float">
            <text:p>0.060992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0.83%</text:p>
          </table:table-cell>
        </table:table-row>
        <table:table-row table:style-name="ro1">
          <table:table-cell table:style-name="ce4" office:value-type="string" calcext:value-type="string">
            <text:p>09/17/2023</text:p>
          </table:table-cell>
          <table:table-cell office:value-type="float" office:value="0.061476" calcext:value-type="float">
            <text:p>0.061476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062539" calcext:value-type="float">
            <text:p>0.062539</text:p>
          </table:table-cell>
          <table:table-cell office:value-type="float" office:value="0.061065" calcext:value-type="float">
            <text:p>0.061065</text:p>
          </table:table-cell>
          <table:table-cell office:value-type="string" calcext:value-type="string">
            <text:p>627.17M</text:p>
          </table:table-cell>
          <table:table-cell table:style-name="ce4" office:value-type="string" calcext:value-type="string">
            <text:p>-1.05%</text:p>
          </table:table-cell>
        </table:table-row>
        <table:table-row table:style-name="ro1">
          <table:table-cell table:style-name="ce4" office:value-type="string" calcext:value-type="string">
            <text:p>09/16/2023</text:p>
          </table:table-cell>
          <table:table-cell office:value-type="float" office:value="0.062131" calcext:value-type="float">
            <text:p>0.062131</text:p>
          </table:table-cell>
          <table:table-cell office:value-type="float" office:value="0.062498" calcext:value-type="float">
            <text:p>0.062498</text:p>
          </table:table-cell>
          <table:table-cell office:value-type="float" office:value="0.062946" calcext:value-type="float">
            <text:p>0.062946</text:p>
          </table:table-cell>
          <table:table-cell office:value-type="float" office:value="0.061771" calcext:value-type="float">
            <text:p>0.061771</text:p>
          </table:table-cell>
          <table:table-cell office:value-type="string" calcext:value-type="string">
            <text:p>548.81M</text:p>
          </table:table-cell>
          <table:table-cell table:style-name="ce4" office:value-type="string" calcext:value-type="string">
            <text:p>-0.59%</text:p>
          </table:table-cell>
        </table:table-row>
        <table:table-row table:style-name="ro1">
          <table:table-cell table:style-name="ce4" office:value-type="string" calcext:value-type="string">
            <text:p>09/15/2023</text:p>
          </table:table-cell>
          <table:table-cell office:value-type="float" office:value="0.062499" calcext:value-type="float">
            <text:p>0.062499</text:p>
          </table:table-cell>
          <table:table-cell office:value-type="float" office:value="0.062093" calcext:value-type="float">
            <text:p>0.062093</text:p>
          </table:table-cell>
          <table:table-cell office:value-type="float" office:value="0.062925" calcext:value-type="float">
            <text:p>0.062925</text:p>
          </table:table-cell>
          <table:table-cell office:value-type="float" office:value="0.06139" calcext:value-type="float">
            <text:p>0.06139</text:p>
          </table:table-cell>
          <table:table-cell office:value-type="string" calcext:value-type="string">
            <text:p>642.87M</text:p>
          </table:table-cell>
          <table:table-cell table:style-name="ce4" office:value-type="string" calcext:value-type="string">
            <text:p>0.65%</text:p>
          </table:table-cell>
        </table:table-row>
        <table:table-row table:style-name="ro1">
          <table:table-cell table:style-name="ce4" office:value-type="string" calcext:value-type="string">
            <text:p>09/14/2023</text:p>
          </table:table-cell>
          <table:table-cell office:value-type="float" office:value="0.062093" calcext:value-type="float">
            <text:p>0.062093</text:p>
          </table:table-cell>
          <table:table-cell office:value-type="float" office:value="0.061258" calcext:value-type="float">
            <text:p>0.061258</text:p>
          </table:table-cell>
          <table:table-cell office:value-type="float" office:value="0.062432" calcext:value-type="float">
            <text:p>0.062432</text:p>
          </table:table-cell>
          <table:table-cell office:value-type="float" office:value="0.061092" calcext:value-type="float">
            <text:p>0.061092</text:p>
          </table:table-cell>
          <table:table-cell office:value-type="string" calcext:value-type="string">
            <text:p>920.64M</text:p>
          </table:table-cell>
          <table:table-cell table:style-name="ce4" office:value-type="string" calcext:value-type="string">
            <text:p>1.36%</text:p>
          </table:table-cell>
        </table:table-row>
        <table:table-row table:style-name="ro1">
          <table:table-cell table:style-name="ce4" office:value-type="string" calcext:value-type="string">
            <text:p>09/13/2023</text:p>
          </table:table-cell>
          <table:table-cell office:value-type="float" office:value="0.061259" calcext:value-type="float">
            <text:p>0.061259</text:p>
          </table:table-cell>
          <table:table-cell office:value-type="float" office:value="0.060882" calcext:value-type="float">
            <text:p>0.060882</text:p>
          </table:table-cell>
          <table:table-cell office:value-type="float" office:value="0.061706" calcext:value-type="float">
            <text:p>0.061706</text:p>
          </table:table-cell>
          <table:table-cell office:value-type="float" office:value="0.060504" calcext:value-type="float">
            <text:p>0.060504</text:p>
          </table:table-cell>
          <table:table-cell office:value-type="string" calcext:value-type="string">
            <text:p>932.90M</text:p>
          </table:table-cell>
          <table:table-cell table:style-name="ce4" office:value-type="string" calcext:value-type="string">
            <text:p>0.62%</text:p>
          </table:table-cell>
        </table:table-row>
        <table:table-row table:style-name="ro1">
          <table:table-cell table:style-name="ce4" office:value-type="string" calcext:value-type="string">
            <text:p>09/12/2023</text:p>
          </table:table-cell>
          <table:table-cell office:value-type="float" office:value="0.060882" calcext:value-type="float">
            <text:p>0.060882</text:p>
          </table:table-cell>
          <table:table-cell office:value-type="float" office:value="0.060479" calcext:value-type="float">
            <text:p>0.060479</text:p>
          </table:table-cell>
          <table:table-cell office:value-type="float" office:value="0.062297" calcext:value-type="float">
            <text:p>0.062297</text:p>
          </table:table-cell>
          <table:table-cell office:value-type="float" office:value="0.060433" calcext:value-type="float">
            <text:p>0.060433</text:p>
          </table:table-cell>
          <table:table-cell office:value-type="string" calcext:value-type="string">
            <text:p>1.15B</text:p>
          </table:table-cell>
          <table:table-cell table:style-name="ce4" office:value-type="string" calcext:value-type="string">
            <text:p>0.66%</text:p>
          </table:table-cell>
        </table:table-row>
        <table:table-row table:style-name="ro1">
          <table:table-cell table:style-name="ce4" office:value-type="string" calcext:value-type="string">
            <text:p>09/11/2023</text:p>
          </table:table-cell>
          <table:table-cell office:value-type="float" office:value="0.06048" calcext:value-type="float">
            <text:p>0.06048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061975" calcext:value-type="float">
            <text:p>0.061975</text:p>
          </table:table-cell>
          <table:table-cell office:value-type="float" office:value="0.059406" calcext:value-type="float">
            <text:p>0.059406</text:p>
          </table:table-cell>
          <table:table-cell office:value-type="string" calcext:value-type="string">
            <text:p>1.24B</text:p>
          </table:table-cell>
          <table:table-cell table:style-name="ce4" office:value-type="string" calcext:value-type="string">
            <text:p>-1.35%</text:p>
          </table:table-cell>
        </table:table-row>
        <table:table-row table:style-name="ro1">
          <table:table-cell table:style-name="ce4" office:value-type="string" calcext:value-type="string">
            <text:p>09/10/2023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063377" calcext:value-type="float">
            <text:p>0.063377</text:p>
          </table:table-cell>
          <table:table-cell office:value-type="float" office:value="0.063395" calcext:value-type="float">
            <text:p>0.063395</text:p>
          </table:table-cell>
          <table:table-cell office:value-type="float" office:value="0.060468" calcext:value-type="float">
            <text:p>0.060468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-3.26%</text:p>
          </table:table-cell>
        </table:table-row>
        <table:table-row table:style-name="ro1">
          <table:table-cell table:style-name="ce4" office:value-type="string" calcext:value-type="string">
            <text:p>09/09/2023</text:p>
          </table:table-cell>
          <table:table-cell office:value-type="float" office:value="0.063377" calcext:value-type="float">
            <text:p>0.063377</text:p>
          </table:table-cell>
          <table:table-cell office:value-type="float" office:value="0.063694" calcext:value-type="float">
            <text:p>0.063694</text:p>
          </table:table-cell>
          <table:table-cell office:value-type="float" office:value="0.063893" calcext:value-type="float">
            <text:p>0.063893</text:p>
          </table:table-cell>
          <table:table-cell office:value-type="float" office:value="0.063255" calcext:value-type="float">
            <text:p>0.063255</text:p>
          </table:table-cell>
          <table:table-cell office:value-type="string" calcext:value-type="string">
            <text:p>380.21M</text:p>
          </table:table-cell>
          <table:table-cell table:style-name="ce4" office:value-type="string" calcext:value-type="string">
            <text:p>-0.49%</text:p>
          </table:table-cell>
        </table:table-row>
        <table:table-row table:style-name="ro1">
          <table:table-cell table:style-name="ce4" office:value-type="string" calcext:value-type="string">
            <text:p>09/08/2023</text:p>
          </table:table-cell>
          <table:table-cell office:value-type="float" office:value="0.063691" calcext:value-type="float">
            <text:p>0.063691</text:p>
          </table:table-cell>
          <table:table-cell office:value-type="float" office:value="0.063651" calcext:value-type="float">
            <text:p>0.063651</text:p>
          </table:table-cell>
          <table:table-cell office:value-type="float" office:value="0.063973" calcext:value-type="float">
            <text:p>0.063973</text:p>
          </table:table-cell>
          <table:table-cell office:value-type="float" office:value="0.062487" calcext:value-type="float">
            <text:p>0.062487</text:p>
          </table:table-cell>
          <table:table-cell office:value-type="string" calcext:value-type="string">
            <text:p>661.05M</text:p>
          </table:table-cell>
          <table:table-cell table:style-name="ce4" office:value-type="string" calcext:value-type="string">
            <text:p>0.06%</text:p>
          </table:table-cell>
        </table:table-row>
        <table:table-row table:style-name="ro1">
          <table:table-cell table:style-name="ce4" office:value-type="string" calcext:value-type="string">
            <text:p>09/07/2023</text:p>
          </table:table-cell>
          <table:table-cell office:value-type="float" office:value="0.063651" calcext:value-type="float">
            <text:p>0.063651</text:p>
          </table:table-cell>
          <table:table-cell office:value-type="float" office:value="0.063641" calcext:value-type="float">
            <text:p>0.063641</text:p>
          </table:table-cell>
          <table:table-cell office:value-type="float" office:value="0.063826" calcext:value-type="float">
            <text:p>0.063826</text:p>
          </table:table-cell>
          <table:table-cell office:value-type="float" office:value="0.062796" calcext:value-type="float">
            <text:p>0.062796</text:p>
          </table:table-cell>
          <table:table-cell office:value-type="string" calcext:value-type="string">
            <text:p>737.47M</text:p>
          </table:table-cell>
          <table:table-cell table:style-name="ce4" office:value-type="string" calcext:value-type="string">
            <text:p>0.01%</text:p>
          </table:table-cell>
        </table:table-row>
        <table:table-row table:style-name="ro1">
          <table:table-cell table:style-name="ce4" office:value-type="string" calcext:value-type="string">
            <text:p>09/06/2023</text:p>
          </table:table-cell>
          <table:table-cell office:value-type="float" office:value="0.063641" calcext:value-type="float">
            <text:p>0.063641</text:p>
          </table:table-cell>
          <table:table-cell office:value-type="float" office:value="0.064017" calcext:value-type="float">
            <text:p>0.064017</text:p>
          </table:table-cell>
          <table:table-cell office:value-type="float" office:value="0.064598" calcext:value-type="float">
            <text:p>0.064598</text:p>
          </table:table-cell>
          <table:table-cell office:value-type="float" office:value="0.062724" calcext:value-type="float">
            <text:p>0.062724</text:p>
          </table:table-cell>
          <table:table-cell office:value-type="string" calcext:value-type="string">
            <text:p>961.04M</text:p>
          </table:table-cell>
          <table:table-cell table:style-name="ce4" office:value-type="string" calcext:value-type="string">
            <text:p>-0.59%</text:p>
          </table:table-cell>
        </table:table-row>
        <table:table-row table:style-name="ro1">
          <table:table-cell table:style-name="ce4" office:value-type="string" calcext:value-type="string">
            <text:p>09/05/2023</text:p>
          </table:table-cell>
          <table:table-cell office:value-type="float" office:value="0.064019" calcext:value-type="float">
            <text:p>0.064019</text:p>
          </table:table-cell>
          <table:table-cell office:value-type="float" office:value="0.063253" calcext:value-type="float">
            <text:p>0.063253</text:p>
          </table:table-cell>
          <table:table-cell office:value-type="float" office:value="0.064327" calcext:value-type="float">
            <text:p>0.064327</text:p>
          </table:table-cell>
          <table:table-cell office:value-type="float" office:value="0.062893" calcext:value-type="float">
            <text:p>0.062893</text:p>
          </table:table-cell>
          <table:table-cell office:value-type="string" calcext:value-type="string">
            <text:p>961.58M</text:p>
          </table:table-cell>
          <table:table-cell table:style-name="ce4" office:value-type="string" calcext:value-type="string">
            <text:p>1.21%</text:p>
          </table:table-cell>
        </table:table-row>
        <table:table-row table:style-name="ro1">
          <table:table-cell table:style-name="ce4" office:value-type="string" calcext:value-type="string">
            <text:p>09/04/2023</text:p>
          </table:table-cell>
          <table:table-cell office:value-type="float" office:value="0.063255" calcext:value-type="float">
            <text:p>0.063255</text:p>
          </table:table-cell>
          <table:table-cell office:value-type="float" office:value="0.063148" calcext:value-type="float">
            <text:p>0.063148</text:p>
          </table:table-cell>
          <table:table-cell office:value-type="float" office:value="0.063822" calcext:value-type="float">
            <text:p>0.063822</text:p>
          </table:table-cell>
          <table:table-cell office:value-type="float" office:value="0.062274" calcext:value-type="float">
            <text:p>0.062274</text:p>
          </table:table-cell>
          <table:table-cell office:value-type="string" calcext:value-type="string">
            <text:p>713.59M</text:p>
          </table:table-cell>
          <table:table-cell table:style-name="ce4" office:value-type="string" calcext:value-type="string">
            <text:p>0.17%</text:p>
          </table:table-cell>
        </table:table-row>
        <table:table-row table:style-name="ro1">
          <table:table-cell table:style-name="ce4" office:value-type="string" calcext:value-type="string">
            <text:p>09/03/2023</text:p>
          </table:table-cell>
          <table:table-cell office:value-type="float" office:value="0.063148" calcext:value-type="float">
            <text:p>0.063148</text:p>
          </table:table-cell>
          <table:table-cell office:value-type="float" office:value="0.063475" calcext:value-type="float">
            <text:p>0.063475</text:p>
          </table:table-cell>
          <table:table-cell office:value-type="float" office:value="0.063763" calcext:value-type="float">
            <text:p>0.063763</text:p>
          </table:table-cell>
          <table:table-cell office:value-type="float" office:value="0.062799" calcext:value-type="float">
            <text:p>0.062799</text:p>
          </table:table-cell>
          <table:table-cell office:value-type="string" calcext:value-type="string">
            <text:p>648.14M</text:p>
          </table:table-cell>
          <table:table-cell table:style-name="ce4" office:value-type="string" calcext:value-type="string">
            <text:p>-0.52%</text:p>
          </table:table-cell>
        </table:table-row>
        <table:table-row table:style-name="ro1">
          <table:table-cell table:style-name="ce4" office:value-type="string" calcext:value-type="string">
            <text:p>09/02/2023</text:p>
          </table:table-cell>
          <table:table-cell office:value-type="float" office:value="0.063475" calcext:value-type="float">
            <text:p>0.063475</text:p>
          </table:table-cell>
          <table:table-cell office:value-type="float" office:value="0.063883" calcext:value-type="float">
            <text:p>0.063883</text:p>
          </table:table-cell>
          <table:table-cell office:value-type="float" office:value="0.064772" calcext:value-type="float">
            <text:p>0.064772</text:p>
          </table:table-cell>
          <table:table-cell office:value-type="float" office:value="0.06278" calcext:value-type="float">
            <text:p>0.06278</text:p>
          </table:table-cell>
          <table:table-cell office:value-type="string" calcext:value-type="string">
            <text:p>930.48M</text:p>
          </table:table-cell>
          <table:table-cell table:style-name="ce4" office:value-type="string" calcext:value-type="string">
            <text:p>-0.64%</text:p>
          </table:table-cell>
        </table:table-row>
        <table:table-row table:style-name="ro1">
          <table:table-cell table:style-name="ce4" office:value-type="string" calcext:value-type="string">
            <text:p>09/01/2023</text:p>
          </table:table-cell>
          <table:table-cell office:value-type="float" office:value="0.063886" calcext:value-type="float">
            <text:p>0.063886</text:p>
          </table:table-cell>
          <table:table-cell office:value-type="float" office:value="0.063756" calcext:value-type="float">
            <text:p>0.063756</text:p>
          </table:table-cell>
          <table:table-cell office:value-type="float" office:value="0.064206" calcext:value-type="float">
            <text:p>0.064206</text:p>
          </table:table-cell>
          <table:table-cell office:value-type="float" office:value="0.062378" calcext:value-type="float">
            <text:p>0.062378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0.20%</text:p>
          </table:table-cell>
        </table:table-row>
        <table:table-row table:style-name="ro1">
          <table:table-cell table:style-name="ce4" office:value-type="string" calcext:value-type="string">
            <text:p>08/31/2023</text:p>
          </table:table-cell>
          <table:table-cell office:value-type="float" office:value="0.063756" calcext:value-type="float">
            <text:p>0.063756</text:p>
          </table:table-cell>
          <table:table-cell office:value-type="float" office:value="0.065891" calcext:value-type="float">
            <text:p>0.065891</text:p>
          </table:table-cell>
          <table:table-cell office:value-type="float" office:value="0.066981" calcext:value-type="float">
            <text:p>0.066981</text:p>
          </table:table-cell>
          <table:table-cell office:value-type="float" office:value="0.062918" calcext:value-type="float">
            <text:p>0.062918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-3.24%</text:p>
          </table:table-cell>
        </table:table-row>
        <table:table-row table:style-name="ro1">
          <table:table-cell table:style-name="ce4" office:value-type="string" calcext:value-type="string">
            <text:p>08/30/2023</text:p>
          </table:table-cell>
          <table:table-cell office:value-type="float" office:value="0.065892" calcext:value-type="float">
            <text:p>0.065892</text:p>
          </table:table-cell>
          <table:table-cell office:value-type="float" office:value="0.066401" calcext:value-type="float">
            <text:p>0.066401</text:p>
          </table:table-cell>
          <table:table-cell office:value-type="float" office:value="0.066451" calcext:value-type="float">
            <text:p>0.066451</text:p>
          </table:table-cell>
          <table:table-cell office:value-type="float" office:value="0.064517" calcext:value-type="float">
            <text:p>0.064517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-0.78%</text:p>
          </table:table-cell>
        </table:table-row>
        <table:table-row table:style-name="ro1">
          <table:table-cell table:style-name="ce4" office:value-type="string" calcext:value-type="string">
            <text:p>08/29/2023</text:p>
          </table:table-cell>
          <table:table-cell office:value-type="float" office:value="0.066413" calcext:value-type="float">
            <text:p>0.066413</text:p>
          </table:table-cell>
          <table:table-cell office:value-type="float" office:value="0.063447" calcext:value-type="float">
            <text:p>0.063447</text:p>
          </table:table-cell>
          <table:table-cell office:value-type="float" office:value="0.06826" calcext:value-type="float">
            <text:p>0.06826</text:p>
          </table:table-cell>
          <table:table-cell office:value-type="float" office:value="0.062425" calcext:value-type="float">
            <text:p>0.062425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4.68%</text:p>
          </table:table-cell>
        </table:table-row>
        <table:table-row table:style-name="ro1">
          <table:table-cell table:style-name="ce4" office:value-type="string" calcext:value-type="string">
            <text:p>08/28/2023</text:p>
          </table:table-cell>
          <table:table-cell office:value-type="float" office:value="0.063447" calcext:value-type="float">
            <text:p>0.063447</text:p>
          </table:table-cell>
          <table:table-cell office:value-type="float" office:value="0.063174" calcext:value-type="float">
            <text:p>0.063174</text:p>
          </table:table-cell>
          <table:table-cell office:value-type="float" office:value="0.063635" calcext:value-type="float">
            <text:p>0.063635</text:p>
          </table:table-cell>
          <table:table-cell office:value-type="float" office:value="0.062072" calcext:value-type="float">
            <text:p>0.062072</text:p>
          </table:table-cell>
          <table:table-cell office:value-type="string" calcext:value-type="string">
            <text:p>658.65M</text:p>
          </table:table-cell>
          <table:table-cell table:style-name="ce4" office:value-type="string" calcext:value-type="string">
            <text:p>0.43%</text:p>
          </table:table-cell>
        </table:table-row>
        <table:table-row table:style-name="ro1">
          <table:table-cell table:style-name="ce4" office:value-type="string" calcext:value-type="string">
            <text:p>08/27/2023</text:p>
          </table:table-cell>
          <table:table-cell office:value-type="float" office:value="0.063176" calcext:value-type="float">
            <text:p>0.063176</text:p>
          </table:table-cell>
          <table:table-cell office:value-type="float" office:value="0.06289" calcext:value-type="float">
            <text:p>0.06289</text:p>
          </table:table-cell>
          <table:table-cell office:value-type="float" office:value="0.063633" calcext:value-type="float">
            <text:p>0.063633</text:p>
          </table:table-cell>
          <table:table-cell office:value-type="float" office:value="0.062702" calcext:value-type="float">
            <text:p>0.062702</text:p>
          </table:table-cell>
          <table:table-cell office:value-type="string" calcext:value-type="string">
            <text:p>548.70M</text:p>
          </table:table-cell>
          <table:table-cell table:style-name="ce4" office:value-type="string" calcext:value-type="string">
            <text:p>0.45%</text:p>
          </table:table-cell>
        </table:table-row>
        <table:table-row table:style-name="ro1">
          <table:table-cell table:style-name="ce4" office:value-type="string" calcext:value-type="string">
            <text:p>08/26/2023</text:p>
          </table:table-cell>
          <table:table-cell office:value-type="float" office:value="0.06289" calcext:value-type="float">
            <text:p>0.06289</text:p>
          </table:table-cell>
          <table:table-cell office:value-type="float" office:value="0.063118" calcext:value-type="float">
            <text:p>0.063118</text:p>
          </table:table-cell>
          <table:table-cell office:value-type="float" office:value="0.063367" calcext:value-type="float">
            <text:p>0.063367</text:p>
          </table:table-cell>
          <table:table-cell office:value-type="float" office:value="0.062637" calcext:value-type="float">
            <text:p>0.062637</text:p>
          </table:table-cell>
          <table:table-cell office:value-type="string" calcext:value-type="string">
            <text:p>470.52M</text:p>
          </table:table-cell>
          <table:table-cell table:style-name="ce4" office:value-type="string" calcext:value-type="string">
            <text:p>-0.36%</text:p>
          </table:table-cell>
        </table:table-row>
        <table:table-row table:style-name="ro1">
          <table:table-cell table:style-name="ce4" office:value-type="string" calcext:value-type="string">
            <text:p>08/25/2023</text:p>
          </table:table-cell>
          <table:table-cell office:value-type="float" office:value="0.063118" calcext:value-type="float">
            <text:p>0.063118</text:p>
          </table:table-cell>
          <table:table-cell office:value-type="float" office:value="0.063069" calcext:value-type="float">
            <text:p>0.063069</text:p>
          </table:table-cell>
          <table:table-cell office:value-type="float" office:value="0.063141" calcext:value-type="float">
            <text:p>0.063141</text:p>
          </table:table-cell>
          <table:table-cell office:value-type="float" office:value="0.061786" calcext:value-type="float">
            <text:p>0.061786</text:p>
          </table:table-cell>
          <table:table-cell office:value-type="string" calcext:value-type="string">
            <text:p>803.55M</text:p>
          </table:table-cell>
          <table:table-cell table:style-name="ce4" office:value-type="string" calcext:value-type="string">
            <text:p>0.07%</text:p>
          </table:table-cell>
        </table:table-row>
        <table:table-row table:style-name="ro1">
          <table:table-cell table:style-name="ce4" office:value-type="string" calcext:value-type="string">
            <text:p>08/24/2023</text:p>
          </table:table-cell>
          <table:table-cell office:value-type="float" office:value="0.063075" calcext:value-type="float">
            <text:p>0.063075</text:p>
          </table:table-cell>
          <table:table-cell office:value-type="float" office:value="0.063797" calcext:value-type="float">
            <text:p>0.063797</text:p>
          </table:table-cell>
          <table:table-cell office:value-type="float" office:value="0.064039" calcext:value-type="float">
            <text:p>0.064039</text:p>
          </table:table-cell>
          <table:table-cell office:value-type="float" office:value="0.062053" calcext:value-type="float">
            <text:p>0.062053</text:p>
          </table:table-cell>
          <table:table-cell office:value-type="string" calcext:value-type="string">
            <text:p>897.94M</text:p>
          </table:table-cell>
          <table:table-cell table:style-name="ce4" office:value-type="string" calcext:value-type="string">
            <text:p>-1.13%</text:p>
          </table:table-cell>
        </table:table-row>
        <table:table-row table:style-name="ro1">
          <table:table-cell table:style-name="ce4" office:value-type="string" calcext:value-type="string">
            <text:p>08/23/2023</text:p>
          </table:table-cell>
          <table:table-cell office:value-type="float" office:value="0.063797" calcext:value-type="float">
            <text:p>0.063797</text:p>
          </table:table-cell>
          <table:table-cell office:value-type="float" office:value="0.062566" calcext:value-type="float">
            <text:p>0.062566</text:p>
          </table:table-cell>
          <table:table-cell office:value-type="float" office:value="0.064771" calcext:value-type="float">
            <text:p>0.064771</text:p>
          </table:table-cell>
          <table:table-cell office:value-type="float" office:value="0.062468" calcext:value-type="float">
            <text:p>0.062468</text:p>
          </table:table-cell>
          <table:table-cell office:value-type="string" calcext:value-type="string">
            <text:p>1.28B</text:p>
          </table:table-cell>
          <table:table-cell table:style-name="ce4" office:value-type="string" calcext:value-type="string">
            <text:p>1.96%</text:p>
          </table:table-cell>
        </table:table-row>
        <table:table-row table:style-name="ro1">
          <table:table-cell table:style-name="ce4" office:value-type="string" calcext:value-type="string">
            <text:p>08/22/2023</text:p>
          </table:table-cell>
          <table:table-cell office:value-type="float" office:value="0.062571" calcext:value-type="float">
            <text:p>0.062571</text:p>
          </table:table-cell>
          <table:table-cell office:value-type="float" office:value="0.062511" calcext:value-type="float">
            <text:p>0.062511</text:p>
          </table:table-cell>
          <table:table-cell office:value-type="float" office:value="0.063248" calcext:value-type="float">
            <text:p>0.063248</text:p>
          </table:table-cell>
          <table:table-cell office:value-type="float" office:value="0.060545" calcext:value-type="float">
            <text:p>0.060545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0.10%</text:p>
          </table:table-cell>
        </table:table-row>
        <table:table-row table:style-name="ro1">
          <table:table-cell table:style-name="ce4" office:value-type="string" calcext:value-type="string">
            <text:p>08/21/2023</text:p>
          </table:table-cell>
          <table:table-cell office:value-type="float" office:value="0.062511" calcext:value-type="float">
            <text:p>0.062511</text:p>
          </table:table-cell>
          <table:table-cell office:value-type="float" office:value="0.063837" calcext:value-type="float">
            <text:p>0.063837</text:p>
          </table:table-cell>
          <table:table-cell office:value-type="float" office:value="0.064098" calcext:value-type="float">
            <text:p>0.064098</text:p>
          </table:table-cell>
          <table:table-cell office:value-type="float" office:value="0.060543" calcext:value-type="float">
            <text:p>0.060543</text:p>
          </table:table-cell>
          <table:table-cell office:value-type="string" calcext:value-type="string">
            <text:p>1.16B</text:p>
          </table:table-cell>
          <table:table-cell table:style-name="ce4" office:value-type="string" calcext:value-type="string">
            <text:p>-2.08%</text:p>
          </table:table-cell>
        </table:table-row>
        <table:table-row table:style-name="ro1">
          <table:table-cell table:style-name="ce4" office:value-type="string" calcext:value-type="string">
            <text:p>08/20/2023</text:p>
          </table:table-cell>
          <table:table-cell office:value-type="float" office:value="0.063837" calcext:value-type="float">
            <text:p>0.063837</text:p>
          </table:table-cell>
          <table:table-cell office:value-type="float" office:value="0.063793" calcext:value-type="float">
            <text:p>0.063793</text:p>
          </table:table-cell>
          <table:table-cell office:value-type="float" office:value="0.064686" calcext:value-type="float">
            <text:p>0.064686</text:p>
          </table:table-cell>
          <table:table-cell office:value-type="float" office:value="0.063416" calcext:value-type="float">
            <text:p>0.063416</text:p>
          </table:table-cell>
          <table:table-cell office:value-type="string" calcext:value-type="string">
            <text:p>794.50M</text:p>
          </table:table-cell>
          <table:table-cell table:style-name="ce4" office:value-type="string" calcext:value-type="string">
            <text:p>0.07%</text:p>
          </table:table-cell>
        </table:table-row>
        <table:table-row table:style-name="ro1">
          <table:table-cell table:style-name="ce4" office:value-type="string" calcext:value-type="string">
            <text:p>08/19/2023</text:p>
          </table:table-cell>
          <table:table-cell office:value-type="float" office:value="0.063792" calcext:value-type="float">
            <text:p>0.063792</text:p>
          </table:table-cell>
          <table:table-cell office:value-type="float" office:value="0.063251" calcext:value-type="float">
            <text:p>0.063251</text:p>
          </table:table-cell>
          <table:table-cell office:value-type="float" office:value="0.064444" calcext:value-type="float">
            <text:p>0.064444</text:p>
          </table:table-cell>
          <table:table-cell office:value-type="float" office:value="0.063105" calcext:value-type="float">
            <text:p>0.063105</text:p>
          </table:table-cell>
          <table:table-cell office:value-type="string" calcext:value-type="string">
            <text:p>934.53M</text:p>
          </table:table-cell>
          <table:table-cell table:style-name="ce4" office:value-type="string" calcext:value-type="string">
            <text:p>0.87%</text:p>
          </table:table-cell>
        </table:table-row>
        <table:table-row table:style-name="ro1">
          <table:table-cell table:style-name="ce4" office:value-type="string" calcext:value-type="string">
            <text:p>08/18/2023</text:p>
          </table:table-cell>
          <table:table-cell office:value-type="float" office:value="0.063239" calcext:value-type="float">
            <text:p>0.063239</text:p>
          </table:table-cell>
          <table:table-cell office:value-type="float" office:value="0.060999" calcext:value-type="float">
            <text:p>0.060999</text:p>
          </table:table-cell>
          <table:table-cell office:value-type="float" office:value="0.063817" calcext:value-type="float">
            <text:p>0.063817</text:p>
          </table:table-cell>
          <table:table-cell office:value-type="float" office:value="0.060002" calcext:value-type="float">
            <text:p>0.060002</text:p>
          </table:table-cell>
          <table:table-cell office:value-type="string" calcext:value-type="string">
            <text:p>2.08B</text:p>
          </table:table-cell>
          <table:table-cell table:style-name="ce4" office:value-type="string" calcext:value-type="string">
            <text:p>3.62%</text:p>
          </table:table-cell>
        </table:table-row>
        <table:table-row table:style-name="ro1">
          <table:table-cell table:style-name="ce4" office:value-type="string" calcext:value-type="string">
            <text:p>08/17/2023</text:p>
          </table:table-cell>
          <table:table-cell office:value-type="float" office:value="0.061029" calcext:value-type="float">
            <text:p>0.061029</text:p>
          </table:table-cell>
          <table:table-cell office:value-type="float" office:value="0.067207" calcext:value-type="float">
            <text:p>0.067207</text:p>
          </table:table-cell>
          <table:table-cell office:value-type="float" office:value="0.068393" calcext:value-type="float">
            <text:p>0.068393</text:p>
          </table:table-cell>
          <table:table-cell office:value-type="float" office:value="0.056911" calcext:value-type="float">
            <text:p>0.056911</text:p>
          </table:table-cell>
          <table:table-cell office:value-type="string" calcext:value-type="string">
            <text:p>2.66B</text:p>
          </table:table-cell>
          <table:table-cell table:style-name="ce4" office:value-type="string" calcext:value-type="string">
            <text:p>-9.20%</text:p>
          </table:table-cell>
        </table:table-row>
        <table:table-row table:style-name="ro1">
          <table:table-cell table:style-name="ce4" office:value-type="string" calcext:value-type="string">
            <text:p>08/16/2023</text:p>
          </table:table-cell>
          <table:table-cell office:value-type="float" office:value="0.067209" calcext:value-type="float">
            <text:p>0.067209</text:p>
          </table:table-cell>
          <table:table-cell office:value-type="float" office:value="0.070933" calcext:value-type="float">
            <text:p>0.070933</text:p>
          </table:table-cell>
          <table:table-cell office:value-type="float" office:value="0.071228" calcext:value-type="float">
            <text:p>0.071228</text:p>
          </table:table-cell>
          <table:table-cell office:value-type="float" office:value="0.066133" calcext:value-type="float">
            <text:p>0.066133</text:p>
          </table:table-cell>
          <table:table-cell office:value-type="string" calcext:value-type="string">
            <text:p>1.62B</text:p>
          </table:table-cell>
          <table:table-cell table:style-name="ce4" office:value-type="string" calcext:value-type="string">
            <text:p>-5.25%</text:p>
          </table:table-cell>
        </table:table-row>
        <table:table-row table:style-name="ro1">
          <table:table-cell table:style-name="ce4" office:value-type="string" calcext:value-type="string">
            <text:p>08/15/2023</text:p>
          </table:table-cell>
          <table:table-cell office:value-type="float" office:value="0.070933" calcext:value-type="float">
            <text:p>0.070933</text:p>
          </table:table-cell>
          <table:table-cell office:value-type="float" office:value="0.074687" calcext:value-type="float">
            <text:p>0.074687</text:p>
          </table:table-cell>
          <table:table-cell office:value-type="float" office:value="0.074962" calcext:value-type="float">
            <text:p>0.074962</text:p>
          </table:table-cell>
          <table:table-cell office:value-type="float" office:value="0.069041" calcext:value-type="float">
            <text:p>0.069041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-5.03%</text:p>
          </table:table-cell>
        </table:table-row>
        <table:table-row table:style-name="ro1">
          <table:table-cell table:style-name="ce4" office:value-type="string" calcext:value-type="string">
            <text:p>08/14/2023</text:p>
          </table:table-cell>
          <table:table-cell office:value-type="float" office:value="0.074687" calcext:value-type="float">
            <text:p>0.074687</text:p>
          </table:table-cell>
          <table:table-cell office:value-type="float" office:value="0.074782" calcext:value-type="float">
            <text:p>0.074782</text:p>
          </table:table-cell>
          <table:table-cell office:value-type="float" office:value="0.076942" calcext:value-type="float">
            <text:p>0.076942</text:p>
          </table:table-cell>
          <table:table-cell office:value-type="float" office:value="0.073785" calcext:value-type="float">
            <text:p>0.073785</text:p>
          </table:table-cell>
          <table:table-cell office:value-type="string" calcext:value-type="string">
            <text:p>1.32B</text:p>
          </table:table-cell>
          <table:table-cell table:style-name="ce4" office:value-type="string" calcext:value-type="string">
            <text:p>-0.15%</text:p>
          </table:table-cell>
        </table:table-row>
        <table:table-row table:style-name="ro1">
          <table:table-cell table:style-name="ce4" office:value-type="string" calcext:value-type="string">
            <text:p>08/13/2023</text:p>
          </table:table-cell>
          <table:table-cell office:value-type="float" office:value="0.074799" calcext:value-type="float">
            <text:p>0.074799</text:p>
          </table:table-cell>
          <table:table-cell office:value-type="float" office:value="0.076701" calcext:value-type="float">
            <text:p>0.076701</text:p>
          </table:table-cell>
          <table:table-cell office:value-type="float" office:value="0.076869" calcext:value-type="float">
            <text:p>0.076869</text:p>
          </table:table-cell>
          <table:table-cell office:value-type="float" office:value="0.074327" calcext:value-type="float">
            <text:p>0.074327</text:p>
          </table:table-cell>
          <table:table-cell office:value-type="string" calcext:value-type="string">
            <text:p>964.29M</text:p>
          </table:table-cell>
          <table:table-cell table:style-name="ce4" office:value-type="string" calcext:value-type="string">
            <text:p>-2.48%</text:p>
          </table:table-cell>
        </table:table-row>
        <table:table-row table:style-name="ro1">
          <table:table-cell table:style-name="ce4" office:value-type="string" calcext:value-type="string">
            <text:p>08/12/2023</text:p>
          </table:table-cell>
          <table:table-cell office:value-type="float" office:value="0.076701" calcext:value-type="float">
            <text:p>0.076701</text:p>
          </table:table-cell>
          <table:table-cell office:value-type="float" office:value="0.075723" calcext:value-type="float">
            <text:p>0.075723</text:p>
          </table:table-cell>
          <table:table-cell office:value-type="float" office:value="0.077334" calcext:value-type="float">
            <text:p>0.077334</text:p>
          </table:table-cell>
          <table:table-cell office:value-type="float" office:value="0.075609" calcext:value-type="float">
            <text:p>0.075609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1.30%</text:p>
          </table:table-cell>
        </table:table-row>
        <table:table-row table:style-name="ro1">
          <table:table-cell table:style-name="ce4" office:value-type="string" calcext:value-type="string">
            <text:p>08/11/2023</text:p>
          </table:table-cell>
          <table:table-cell office:value-type="float" office:value="0.075716" calcext:value-type="float">
            <text:p>0.075716</text:p>
          </table:table-cell>
          <table:table-cell office:value-type="float" office:value="0.075864" calcext:value-type="float">
            <text:p>0.075864</text:p>
          </table:table-cell>
          <table:table-cell office:value-type="float" office:value="0.076096" calcext:value-type="float">
            <text:p>0.076096</text:p>
          </table:table-cell>
          <table:table-cell office:value-type="float" office:value="0.075094" calcext:value-type="float">
            <text:p>0.075094</text:p>
          </table:table-cell>
          <table:table-cell office:value-type="string" calcext:value-type="string">
            <text:p>752.19M</text:p>
          </table:table-cell>
          <table:table-cell table:style-name="ce4" office:value-type="string" calcext:value-type="string">
            <text:p>-0.20%</text:p>
          </table:table-cell>
        </table:table-row>
        <table:table-row table:style-name="ro1">
          <table:table-cell table:style-name="ce4" office:value-type="string" calcext:value-type="string">
            <text:p>08/10/2023</text:p>
          </table:table-cell>
          <table:table-cell office:value-type="float" office:value="0.075868" calcext:value-type="float">
            <text:p>0.075868</text:p>
          </table:table-cell>
          <table:table-cell office:value-type="float" office:value="0.075398" calcext:value-type="float">
            <text:p>0.075398</text:p>
          </table:table-cell>
          <table:table-cell office:value-type="float" office:value="0.076902" calcext:value-type="float">
            <text:p>0.076902</text:p>
          </table:table-cell>
          <table:table-cell office:value-type="float" office:value="0.075146" calcext:value-type="float">
            <text:p>0.075146</text:p>
          </table:table-cell>
          <table:table-cell office:value-type="string" calcext:value-type="string">
            <text:p>1.12B</text:p>
          </table:table-cell>
          <table:table-cell table:style-name="ce4" office:value-type="string" calcext:value-type="string">
            <text:p>0.62%</text:p>
          </table:table-cell>
        </table:table-row>
        <table:table-row table:style-name="ro1">
          <table:table-cell table:style-name="ce4" office:value-type="string" calcext:value-type="string">
            <text:p>08/09/2023</text:p>
          </table:table-cell>
          <table:table-cell office:value-type="float" office:value="0.075398" calcext:value-type="float">
            <text:p>0.075398</text:p>
          </table:table-cell>
          <table:table-cell office:value-type="float" office:value="0.074969" calcext:value-type="float">
            <text:p>0.074969</text:p>
          </table:table-cell>
          <table:table-cell office:value-type="float" office:value="0.076159" calcext:value-type="float">
            <text:p>0.076159</text:p>
          </table:table-cell>
          <table:table-cell office:value-type="float" office:value="0.07424" calcext:value-type="float">
            <text:p>0.07424</text:p>
          </table:table-cell>
          <table:table-cell office:value-type="string" calcext:value-type="string">
            <text:p>1.01B</text:p>
          </table:table-cell>
          <table:table-cell table:style-name="ce4" office:value-type="string" calcext:value-type="string">
            <text:p>0.57%</text:p>
          </table:table-cell>
        </table:table-row>
        <table:table-row table:style-name="ro1">
          <table:table-cell table:style-name="ce4" office:value-type="string" calcext:value-type="string">
            <text:p>08/08/2023</text:p>
          </table:table-cell>
          <table:table-cell office:value-type="float" office:value="0.074973" calcext:value-type="float">
            <text:p>0.074973</text:p>
          </table:table-cell>
          <table:table-cell office:value-type="float" office:value="0.073535" calcext:value-type="float">
            <text:p>0.073535</text:p>
          </table:table-cell>
          <table:table-cell office:value-type="float" office:value="0.07547" calcext:value-type="float">
            <text:p>0.07547</text:p>
          </table:table-cell>
          <table:table-cell office:value-type="float" office:value="0.073205" calcext:value-type="float">
            <text:p>0.073205</text:p>
          </table:table-cell>
          <table:table-cell office:value-type="string" calcext:value-type="string">
            <text:p>1.09B</text:p>
          </table:table-cell>
          <table:table-cell table:style-name="ce4" office:value-type="string" calcext:value-type="string">
            <text:p>1.95%</text:p>
          </table:table-cell>
        </table:table-row>
        <table:table-row table:style-name="ro1">
          <table:table-cell table:style-name="ce4" office:value-type="string" calcext:value-type="string">
            <text:p>08/07/2023</text:p>
          </table:table-cell>
          <table:table-cell office:value-type="float" office:value="0.073537" calcext:value-type="float">
            <text:p>0.073537</text:p>
          </table:table-cell>
          <table:table-cell office:value-type="float" office:value="0.074255" calcext:value-type="float">
            <text:p>0.074255</text:p>
          </table:table-cell>
          <table:table-cell office:value-type="float" office:value="0.075659" calcext:value-type="float">
            <text:p>0.075659</text:p>
          </table:table-cell>
          <table:table-cell office:value-type="float" office:value="0.071923" calcext:value-type="float">
            <text:p>0.071923</text:p>
          </table:table-cell>
          <table:table-cell office:value-type="string" calcext:value-type="string">
            <text:p>1.19B</text:p>
          </table:table-cell>
          <table:table-cell table:style-name="ce4" office:value-type="string" calcext:value-type="string">
            <text:p>-0.97%</text:p>
          </table:table-cell>
        </table:table-row>
        <table:table-row table:style-name="ro1">
          <table:table-cell table:style-name="ce4" office:value-type="string" calcext:value-type="string">
            <text:p>08/06/2023</text:p>
          </table:table-cell>
          <table:table-cell office:value-type="float" office:value="0.074255" calcext:value-type="float">
            <text:p>0.074255</text:p>
          </table:table-cell>
          <table:table-cell office:value-type="float" office:value="0.075704" calcext:value-type="float">
            <text:p>0.075704</text:p>
          </table:table-cell>
          <table:table-cell office:value-type="float" office:value="0.076445" calcext:value-type="float">
            <text:p>0.076445</text:p>
          </table:table-cell>
          <table:table-cell office:value-type="float" office:value="0.074166" calcext:value-type="float">
            <text:p>0.074166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-1.91%</text:p>
          </table:table-cell>
        </table:table-row>
        <table:table-row table:style-name="ro1">
          <table:table-cell table:style-name="ce4" office:value-type="string" calcext:value-type="string">
            <text:p>08/05/2023</text:p>
          </table:table-cell>
          <table:table-cell office:value-type="float" office:value="0.075703" calcext:value-type="float">
            <text:p>0.075703</text:p>
          </table:table-cell>
          <table:table-cell office:value-type="float" office:value="0.073453" calcext:value-type="float">
            <text:p>0.073453</text:p>
          </table:table-cell>
          <table:table-cell office:value-type="float" office:value="0.076885" calcext:value-type="float">
            <text:p>0.076885</text:p>
          </table:table-cell>
          <table:table-cell office:value-type="float" office:value="0.072918" calcext:value-type="float">
            <text:p>0.072918</text:p>
          </table:table-cell>
          <table:table-cell office:value-type="string" calcext:value-type="string">
            <text:p>1.64B</text:p>
          </table:table-cell>
          <table:table-cell table:style-name="ce4" office:value-type="string" calcext:value-type="string">
            <text:p>3.06%</text:p>
          </table:table-cell>
        </table:table-row>
        <table:table-row table:style-name="ro1">
          <table:table-cell table:style-name="ce4" office:value-type="string" calcext:value-type="string">
            <text:p>08/04/2023</text:p>
          </table:table-cell>
          <table:table-cell office:value-type="float" office:value="0.073453" calcext:value-type="float">
            <text:p>0.073453</text:p>
          </table:table-cell>
          <table:table-cell office:value-type="float" office:value="0.073585" calcext:value-type="float">
            <text:p>0.073585</text:p>
          </table:table-cell>
          <table:table-cell office:value-type="float" office:value="0.074882" calcext:value-type="float">
            <text:p>0.074882</text:p>
          </table:table-cell>
          <table:table-cell office:value-type="float" office:value="0.072734" calcext:value-type="float">
            <text:p>0.072734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-0.18%</text:p>
          </table:table-cell>
        </table:table-row>
        <table:table-row table:style-name="ro1">
          <table:table-cell table:style-name="ce4" office:value-type="string" calcext:value-type="string">
            <text:p>08/03/2023</text:p>
          </table:table-cell>
          <table:table-cell office:value-type="float" office:value="0.073584" calcext:value-type="float">
            <text:p>0.073584</text:p>
          </table:table-cell>
          <table:table-cell office:value-type="float" office:value="0.074217" calcext:value-type="float">
            <text:p>0.074217</text:p>
          </table:table-cell>
          <table:table-cell office:value-type="float" office:value="0.07499" calcext:value-type="float">
            <text:p>0.07499</text:p>
          </table:table-cell>
          <table:table-cell office:value-type="float" office:value="0.072809" calcext:value-type="float">
            <text:p>0.072809</text:p>
          </table:table-cell>
          <table:table-cell office:value-type="string" calcext:value-type="string">
            <text:p>1.24B</text:p>
          </table:table-cell>
          <table:table-cell table:style-name="ce4" office:value-type="string" calcext:value-type="string">
            <text:p>-0.85%</text:p>
          </table:table-cell>
        </table:table-row>
        <table:table-row table:style-name="ro1">
          <table:table-cell table:style-name="ce4" office:value-type="string" calcext:value-type="string">
            <text:p>08/02/2023</text:p>
          </table:table-cell>
          <table:table-cell office:value-type="float" office:value="0.074214" calcext:value-type="float">
            <text:p>0.074214</text:p>
          </table:table-cell>
          <table:table-cell office:value-type="float" office:value="0.078129" calcext:value-type="float">
            <text:p>0.078129</text:p>
          </table:table-cell>
          <table:table-cell office:value-type="float" office:value="0.078277" calcext:value-type="float">
            <text:p>0.078277</text:p>
          </table:table-cell>
          <table:table-cell office:value-type="float" office:value="0.073858" calcext:value-type="float">
            <text:p>0.073858</text:p>
          </table:table-cell>
          <table:table-cell office:value-type="string" calcext:value-type="string">
            <text:p>1.30B</text:p>
          </table:table-cell>
          <table:table-cell table:style-name="ce4" office:value-type="string" calcext:value-type="string">
            <text:p>-5.01%</text:p>
          </table:table-cell>
        </table:table-row>
        <table:table-row table:style-name="ro1">
          <table:table-cell table:style-name="ce4" office:value-type="string" calcext:value-type="string">
            <text:p>08/01/2023</text:p>
          </table:table-cell>
          <table:table-cell office:value-type="float" office:value="0.078132" calcext:value-type="float">
            <text:p>0.078132</text:p>
          </table:table-cell>
          <table:table-cell office:value-type="float" office:value="0.07783" calcext:value-type="float">
            <text:p>0.07783</text:p>
          </table:table-cell>
          <table:table-cell office:value-type="float" office:value="0.078248" calcext:value-type="float">
            <text:p>0.078248</text:p>
          </table:table-cell>
          <table:table-cell office:value-type="float" office:value="0.075771" calcext:value-type="float">
            <text:p>0.075771</text:p>
          </table:table-cell>
          <table:table-cell office:value-type="string" calcext:value-type="string">
            <text:p>1.27B</text:p>
          </table:table-cell>
          <table:table-cell table:style-name="ce4" office:value-type="string" calcext:value-type="string">
            <text:p>0.39%</text:p>
          </table:table-cell>
        </table:table-row>
        <table:table-row table:style-name="ro1">
          <table:table-cell table:style-name="ce4" office:value-type="string" calcext:value-type="string">
            <text:p>07/31/2023</text:p>
          </table:table-cell>
          <table:table-cell office:value-type="float" office:value="0.077831" calcext:value-type="float">
            <text:p>0.077831</text:p>
          </table:table-cell>
          <table:table-cell office:value-type="float" office:value="0.078021" calcext:value-type="float">
            <text:p>0.078021</text:p>
          </table:table-cell>
          <table:table-cell office:value-type="float" office:value="0.079752" calcext:value-type="float">
            <text:p>0.079752</text:p>
          </table:table-cell>
          <table:table-cell office:value-type="float" office:value="0.076846" calcext:value-type="float">
            <text:p>0.076846</text:p>
          </table:table-cell>
          <table:table-cell office:value-type="string" calcext:value-type="string">
            <text:p>1.24B</text:p>
          </table:table-cell>
          <table:table-cell table:style-name="ce4" office:value-type="string" calcext:value-type="string">
            <text:p>-0.24%</text:p>
          </table:table-cell>
        </table:table-row>
        <table:table-row table:style-name="ro1">
          <table:table-cell table:style-name="ce4" office:value-type="string" calcext:value-type="string">
            <text:p>07/30/2023</text:p>
          </table:table-cell>
          <table:table-cell office:value-type="float" office:value="0.078021" calcext:value-type="float">
            <text:p>0.078021</text:p>
          </table:table-cell>
          <table:table-cell office:value-type="float" office:value="0.080127" calcext:value-type="float">
            <text:p>0.080127</text:p>
          </table:table-cell>
          <table:table-cell office:value-type="float" office:value="0.080492" calcext:value-type="float">
            <text:p>0.080492</text:p>
          </table:table-cell>
          <table:table-cell office:value-type="float" office:value="0.076577" calcext:value-type="float">
            <text:p>0.076577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-2.61%</text:p>
          </table:table-cell>
        </table:table-row>
        <table:table-row table:style-name="ro1">
          <table:table-cell table:style-name="ce4" office:value-type="string" calcext:value-type="string">
            <text:p>07/29/2023</text:p>
          </table:table-cell>
          <table:table-cell office:value-type="float" office:value="0.080109" calcext:value-type="float">
            <text:p>0.080109</text:p>
          </table:table-cell>
          <table:table-cell office:value-type="float" office:value="0.077179" calcext:value-type="float">
            <text:p>0.077179</text:p>
          </table:table-cell>
          <table:table-cell office:value-type="float" office:value="0.081404" calcext:value-type="float">
            <text:p>0.081404</text:p>
          </table:table-cell>
          <table:table-cell office:value-type="float" office:value="0.076893" calcext:value-type="float">
            <text:p>0.076893</text:p>
          </table:table-cell>
          <table:table-cell office:value-type="string" calcext:value-type="string">
            <text:p>1.67B</text:p>
          </table:table-cell>
          <table:table-cell table:style-name="ce4" office:value-type="string" calcext:value-type="string">
            <text:p>3.80%</text:p>
          </table:table-cell>
        </table:table-row>
        <table:table-row table:style-name="ro1">
          <table:table-cell table:style-name="ce4" office:value-type="string" calcext:value-type="string">
            <text:p>07/28/2023</text:p>
          </table:table-cell>
          <table:table-cell office:value-type="float" office:value="0.077177" calcext:value-type="float">
            <text:p>0.077177</text:p>
          </table:table-cell>
          <table:table-cell office:value-type="float" office:value="0.077616" calcext:value-type="float">
            <text:p>0.077616</text:p>
          </table:table-cell>
          <table:table-cell office:value-type="float" office:value="0.077875" calcext:value-type="float">
            <text:p>0.077875</text:p>
          </table:table-cell>
          <table:table-cell office:value-type="float" office:value="0.076086" calcext:value-type="float">
            <text:p>0.076086</text:p>
          </table:table-cell>
          <table:table-cell office:value-type="string" calcext:value-type="string">
            <text:p>1.28B</text:p>
          </table:table-cell>
          <table:table-cell table:style-name="ce4" office:value-type="string" calcext:value-type="string">
            <text:p>-0.57%</text:p>
          </table:table-cell>
        </table:table-row>
        <table:table-row table:style-name="ro1">
          <table:table-cell table:style-name="ce4" office:value-type="string" calcext:value-type="string">
            <text:p>07/27/2023</text:p>
          </table:table-cell>
          <table:table-cell office:value-type="float" office:value="0.077616" calcext:value-type="float">
            <text:p>0.077616</text:p>
          </table:table-cell>
          <table:table-cell office:value-type="float" office:value="0.077947" calcext:value-type="float">
            <text:p>0.077947</text:p>
          </table:table-cell>
          <table:table-cell office:value-type="float" office:value="0.079824" calcext:value-type="float">
            <text:p>0.079824</text:p>
          </table:table-cell>
          <table:table-cell office:value-type="float" office:value="0.076697" calcext:value-type="float">
            <text:p>0.076697</text:p>
          </table:table-cell>
          <table:table-cell office:value-type="string" calcext:value-type="string">
            <text:p>1.89B</text:p>
          </table:table-cell>
          <table:table-cell table:style-name="ce4" office:value-type="string" calcext:value-type="string">
            <text:p>-0.43%</text:p>
          </table:table-cell>
        </table:table-row>
        <table:table-row table:style-name="ro1">
          <table:table-cell table:style-name="ce4" office:value-type="string" calcext:value-type="string">
            <text:p>07/26/2023</text:p>
          </table:table-cell>
          <table:table-cell office:value-type="float" office:value="0.077948" calcext:value-type="float">
            <text:p>0.077948</text:p>
          </table:table-cell>
          <table:table-cell office:value-type="float" office:value="0.081852" calcext:value-type="float">
            <text:p>0.081852</text:p>
          </table:table-cell>
          <table:table-cell office:value-type="float" office:value="0.082251" calcext:value-type="float">
            <text:p>0.082251</text:p>
          </table:table-cell>
          <table:table-cell office:value-type="float" office:value="0.076873" calcext:value-type="float">
            <text:p>0.076873</text:p>
          </table:table-cell>
          <table:table-cell office:value-type="string" calcext:value-type="string">
            <text:p>3.22B</text:p>
          </table:table-cell>
          <table:table-cell table:style-name="ce4" office:value-type="string" calcext:value-type="string">
            <text:p>-4.76%</text:p>
          </table:table-cell>
        </table:table-row>
        <table:table-row table:style-name="ro1">
          <table:table-cell table:style-name="ce4" office:value-type="string" calcext:value-type="string">
            <text:p>07/25/2023</text:p>
          </table:table-cell>
          <table:table-cell office:value-type="float" office:value="0.081847" calcext:value-type="float">
            <text:p>0.08184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73638" calcext:value-type="float">
            <text:p>0.073638</text:p>
          </table:table-cell>
          <table:table-cell office:value-type="string" calcext:value-type="string">
            <text:p>5.29B</text:p>
          </table:table-cell>
          <table:table-cell table:style-name="ce4" office:value-type="string" calcext:value-type="string">
            <text:p>10.31%</text:p>
          </table:table-cell>
        </table:table-row>
        <table:table-row table:style-name="ro1">
          <table:table-cell table:style-name="ce4" office:value-type="string" calcext:value-type="string">
            <text:p>07/24/2023</text:p>
          </table:table-cell>
          <table:table-cell office:value-type="float" office:value="0.074199" calcext:value-type="float">
            <text:p>0.074199</text:p>
          </table:table-cell>
          <table:table-cell office:value-type="float" office:value="0.071788" calcext:value-type="float">
            <text:p>0.071788</text:p>
          </table:table-cell>
          <table:table-cell office:value-type="float" office:value="0.077514" calcext:value-type="float">
            <text:p>0.077514</text:p>
          </table:table-cell>
          <table:table-cell office:value-type="float" office:value="0.070272" calcext:value-type="float">
            <text:p>0.070272</text:p>
          </table:table-cell>
          <table:table-cell office:value-type="string" calcext:value-type="string">
            <text:p>4.83B</text:p>
          </table:table-cell>
          <table:table-cell table:style-name="ce4" office:value-type="string" calcext:value-type="string">
            <text:p>3.36%</text:p>
          </table:table-cell>
        </table:table-row>
        <table:table-row table:style-name="ro1">
          <table:table-cell table:style-name="ce4" office:value-type="string" calcext:value-type="string">
            <text:p>07/23/2023</text:p>
          </table:table-cell>
          <table:table-cell office:value-type="float" office:value="0.071785" calcext:value-type="float">
            <text:p>0.071785</text:p>
          </table:table-cell>
          <table:table-cell office:value-type="float" office:value="0.07049" calcext:value-type="float">
            <text:p>0.07049</text:p>
          </table:table-cell>
          <table:table-cell office:value-type="float" office:value="0.072896" calcext:value-type="float">
            <text:p>0.072896</text:p>
          </table:table-cell>
          <table:table-cell office:value-type="float" office:value="0.070053" calcext:value-type="float">
            <text:p>0.070053</text:p>
          </table:table-cell>
          <table:table-cell office:value-type="string" calcext:value-type="string">
            <text:p>998.34M</text:p>
          </table:table-cell>
          <table:table-cell table:style-name="ce4" office:value-type="string" calcext:value-type="string">
            <text:p>1.85%</text:p>
          </table:table-cell>
        </table:table-row>
        <table:table-row table:style-name="ro1">
          <table:table-cell table:style-name="ce4" office:value-type="string" calcext:value-type="string">
            <text:p>07/22/2023</text:p>
          </table:table-cell>
          <table:table-cell office:value-type="float" office:value="0.070481" calcext:value-type="float">
            <text:p>0.070481</text:p>
          </table:table-cell>
          <table:table-cell office:value-type="float" office:value="0.073225" calcext:value-type="float">
            <text:p>0.073225</text:p>
          </table:table-cell>
          <table:table-cell office:value-type="float" office:value="0.073288" calcext:value-type="float">
            <text:p>0.073288</text:p>
          </table:table-cell>
          <table:table-cell office:value-type="float" office:value="0.069806" calcext:value-type="float">
            <text:p>0.069806</text:p>
          </table:table-cell>
          <table:table-cell office:value-type="string" calcext:value-type="string">
            <text:p>1.27B</text:p>
          </table:table-cell>
          <table:table-cell table:style-name="ce4" office:value-type="string" calcext:value-type="string">
            <text:p>-3.63%</text:p>
          </table:table-cell>
        </table:table-row>
        <table:table-row table:style-name="ro1">
          <table:table-cell table:style-name="ce4" office:value-type="string" calcext:value-type="string">
            <text:p>07/21/2023</text:p>
          </table:table-cell>
          <table:table-cell office:value-type="float" office:value="0.073136" calcext:value-type="float">
            <text:p>0.073136</text:p>
          </table:table-cell>
          <table:table-cell office:value-type="float" office:value="0.070586" calcext:value-type="float">
            <text:p>0.070586</text:p>
          </table:table-cell>
          <table:table-cell office:value-type="float" office:value="0.076687" calcext:value-type="float">
            <text:p>0.076687</text:p>
          </table:table-cell>
          <table:table-cell office:value-type="float" office:value="0.070288" calcext:value-type="float">
            <text:p>0.070288</text:p>
          </table:table-cell>
          <table:table-cell office:value-type="string" calcext:value-type="string">
            <text:p>2.71B</text:p>
          </table:table-cell>
          <table:table-cell table:style-name="ce4" office:value-type="string" calcext:value-type="string">
            <text:p>3.62%</text:p>
          </table:table-cell>
        </table:table-row>
        <table:table-row table:style-name="ro1">
          <table:table-cell table:style-name="ce4" office:value-type="string" calcext:value-type="string">
            <text:p>07/20/2023</text:p>
          </table:table-cell>
          <table:table-cell office:value-type="float" office:value="0.070578" calcext:value-type="float">
            <text:p>0.070578</text:p>
          </table:table-cell>
          <table:table-cell office:value-type="float" office:value="0.070031" calcext:value-type="float">
            <text:p>0.070031</text:p>
          </table:table-cell>
          <table:table-cell office:value-type="float" office:value="0.073822" calcext:value-type="float">
            <text:p>0.073822</text:p>
          </table:table-cell>
          <table:table-cell office:value-type="float" office:value="0.069374" calcext:value-type="float">
            <text:p>0.069374</text:p>
          </table:table-cell>
          <table:table-cell office:value-type="string" calcext:value-type="string">
            <text:p>2.25B</text:p>
          </table:table-cell>
          <table:table-cell table:style-name="ce4" office:value-type="string" calcext:value-type="string">
            <text:p>0.78%</text:p>
          </table:table-cell>
        </table:table-row>
        <table:table-row table:style-name="ro1">
          <table:table-cell table:style-name="ce4" office:value-type="string" calcext:value-type="string">
            <text:p>07/19/2023</text:p>
          </table:table-cell>
          <table:table-cell office:value-type="float" office:value="0.070033" calcext:value-type="float">
            <text:p>0.070033</text:p>
          </table:table-cell>
          <table:table-cell office:value-type="float" office:value="0.068663" calcext:value-type="float">
            <text:p>0.068663</text:p>
          </table:table-cell>
          <table:table-cell office:value-type="float" office:value="0.071396" calcext:value-type="float">
            <text:p>0.071396</text:p>
          </table:table-cell>
          <table:table-cell office:value-type="float" office:value="0.068327" calcext:value-type="float">
            <text:p>0.068327</text:p>
          </table:table-cell>
          <table:table-cell office:value-type="string" calcext:value-type="string">
            <text:p>1.62B</text:p>
          </table:table-cell>
          <table:table-cell table:style-name="ce4" office:value-type="string" calcext:value-type="string">
            <text:p>1.99%</text:p>
          </table:table-cell>
        </table:table-row>
        <table:table-row table:style-name="ro1">
          <table:table-cell table:style-name="ce4" office:value-type="string" calcext:value-type="string">
            <text:p>07/18/2023</text:p>
          </table:table-cell>
          <table:table-cell office:value-type="float" office:value="0.068665" calcext:value-type="float">
            <text:p>0.068665</text:p>
          </table:table-cell>
          <table:table-cell office:value-type="float" office:value="0.069835" calcext:value-type="float">
            <text:p>0.069835</text:p>
          </table:table-cell>
          <table:table-cell office:value-type="float" office:value="0.070309" calcext:value-type="float">
            <text:p>0.070309</text:p>
          </table:table-cell>
          <table:table-cell office:value-type="float" office:value="0.067291" calcext:value-type="float">
            <text:p>0.067291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-1.68%</text:p>
          </table:table-cell>
        </table:table-row>
        <table:table-row table:style-name="ro1">
          <table:table-cell table:style-name="ce4" office:value-type="string" calcext:value-type="string">
            <text:p>07/17/2023</text:p>
          </table:table-cell>
          <table:table-cell office:value-type="float" office:value="0.069836" calcext:value-type="float">
            <text:p>0.069836</text:p>
          </table:table-cell>
          <table:table-cell office:value-type="float" office:value="0.06953" calcext:value-type="float">
            <text:p>0.06953</text:p>
          </table:table-cell>
          <table:table-cell office:value-type="float" office:value="0.073065" calcext:value-type="float">
            <text:p>0.073065</text:p>
          </table:table-cell>
          <table:table-cell office:value-type="float" office:value="0.067964" calcext:value-type="float">
            <text:p>0.067964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0.44%</text:p>
          </table:table-cell>
        </table:table-row>
        <table:table-row table:style-name="ro1">
          <table:table-cell table:style-name="ce4" office:value-type="string" calcext:value-type="string">
            <text:p>07/16/2023</text:p>
          </table:table-cell>
          <table:table-cell office:value-type="float" office:value="0.06953" calcext:value-type="float">
            <text:p>0.06953</text:p>
          </table:table-cell>
          <table:table-cell office:value-type="float" office:value="0.071951" calcext:value-type="float">
            <text:p>0.071951</text:p>
          </table:table-cell>
          <table:table-cell office:value-type="float" office:value="0.072213" calcext:value-type="float">
            <text:p>0.072213</text:p>
          </table:table-cell>
          <table:table-cell office:value-type="float" office:value="0.06907" calcext:value-type="float">
            <text:p>0.06907</text:p>
          </table:table-cell>
          <table:table-cell office:value-type="string" calcext:value-type="string">
            <text:p>1.50B</text:p>
          </table:table-cell>
          <table:table-cell table:style-name="ce4" office:value-type="string" calcext:value-type="string">
            <text:p>-3.36%</text:p>
          </table:table-cell>
        </table:table-row>
        <table:table-row table:style-name="ro1">
          <table:table-cell table:style-name="ce4" office:value-type="string" calcext:value-type="string">
            <text:p>07/15/2023</text:p>
          </table:table-cell>
          <table:table-cell office:value-type="float" office:value="0.071951" calcext:value-type="float">
            <text:p>0.071951</text:p>
          </table:table-cell>
          <table:table-cell office:value-type="float" office:value="0.068505" calcext:value-type="float">
            <text:p>0.068505</text:p>
          </table:table-cell>
          <table:table-cell office:value-type="float" office:value="0.074861" calcext:value-type="float">
            <text:p>0.074861</text:p>
          </table:table-cell>
          <table:table-cell office:value-type="float" office:value="0.067728" calcext:value-type="float">
            <text:p>0.067728</text:p>
          </table:table-cell>
          <table:table-cell office:value-type="string" calcext:value-type="string">
            <text:p>3.44B</text:p>
          </table:table-cell>
          <table:table-cell table:style-name="ce4" office:value-type="string" calcext:value-type="string">
            <text:p>5.01%</text:p>
          </table:table-cell>
        </table:table-row>
        <table:table-row table:style-name="ro1">
          <table:table-cell table:style-name="ce4" office:value-type="string" calcext:value-type="string">
            <text:p>07/14/2023</text:p>
          </table:table-cell>
          <table:table-cell office:value-type="float" office:value="0.068517" calcext:value-type="float">
            <text:p>0.068517</text:p>
          </table:table-cell>
          <table:table-cell office:value-type="float" office:value="0.070382" calcext:value-type="float">
            <text:p>0.070382</text:p>
          </table:table-cell>
          <table:table-cell office:value-type="float" office:value="0.072979" calcext:value-type="float">
            <text:p>0.072979</text:p>
          </table:table-cell>
          <table:table-cell office:value-type="float" office:value="0.066653" calcext:value-type="float">
            <text:p>0.066653</text:p>
          </table:table-cell>
          <table:table-cell office:value-type="string" calcext:value-type="string">
            <text:p>2.38B</text:p>
          </table:table-cell>
          <table:table-cell table:style-name="ce4" office:value-type="string" calcext:value-type="string">
            <text:p>-2.67%</text:p>
          </table:table-cell>
        </table:table-row>
        <table:table-row table:style-name="ro1">
          <table:table-cell table:style-name="ce4" office:value-type="string" calcext:value-type="string">
            <text:p>07/13/2023</text:p>
          </table:table-cell>
          <table:table-cell office:value-type="float" office:value="0.070395" calcext:value-type="float">
            <text:p>0.070395</text:p>
          </table:table-cell>
          <table:table-cell office:value-type="float" office:value="0.065031" calcext:value-type="float">
            <text:p>0.065031</text:p>
          </table:table-cell>
          <table:table-cell office:value-type="float" office:value="0.071629" calcext:value-type="float">
            <text:p>0.071629</text:p>
          </table:table-cell>
          <table:table-cell office:value-type="float" office:value="0.064585" calcext:value-type="float">
            <text:p>0.064585</text:p>
          </table:table-cell>
          <table:table-cell office:value-type="string" calcext:value-type="string">
            <text:p>2.24B</text:p>
          </table:table-cell>
          <table:table-cell table:style-name="ce4" office:value-type="string" calcext:value-type="string">
            <text:p>8.25%</text:p>
          </table:table-cell>
        </table:table-row>
        <table:table-row table:style-name="ro1">
          <table:table-cell table:style-name="ce4" office:value-type="string" calcext:value-type="string">
            <text:p>07/12/2023</text:p>
          </table:table-cell>
          <table:table-cell office:value-type="float" office:value="0.065031" calcext:value-type="float">
            <text:p>0.065031</text:p>
          </table:table-cell>
          <table:table-cell office:value-type="float" office:value="0.065271" calcext:value-type="float">
            <text:p>0.065271</text:p>
          </table:table-cell>
          <table:table-cell office:value-type="float" office:value="0.065619" calcext:value-type="float">
            <text:p>0.065619</text:p>
          </table:table-cell>
          <table:table-cell office:value-type="float" office:value="0.063864" calcext:value-type="float">
            <text:p>0.063864</text:p>
          </table:table-cell>
          <table:table-cell office:value-type="string" calcext:value-type="string">
            <text:p>527.94M</text:p>
          </table:table-cell>
          <table:table-cell table:style-name="ce4" office:value-type="string" calcext:value-type="string">
            <text:p>-0.36%</text:p>
          </table:table-cell>
        </table:table-row>
        <table:table-row table:style-name="ro1">
          <table:table-cell table:style-name="ce4" office:value-type="string" calcext:value-type="string">
            <text:p>07/11/2023</text:p>
          </table:table-cell>
          <table:table-cell office:value-type="float" office:value="0.065269" calcext:value-type="float">
            <text:p>0.065269</text:p>
          </table:table-cell>
          <table:table-cell office:value-type="float" office:value="0.065233" calcext:value-type="float">
            <text:p>0.065233</text:p>
          </table:table-cell>
          <table:table-cell office:value-type="float" office:value="0.065483" calcext:value-type="float">
            <text:p>0.065483</text:p>
          </table:table-cell>
          <table:table-cell office:value-type="float" office:value="0.064427" calcext:value-type="float">
            <text:p>0.064427</text:p>
          </table:table-cell>
          <table:table-cell office:value-type="string" calcext:value-type="string">
            <text:p>502.95M</text:p>
          </table:table-cell>
          <table:table-cell table:style-name="ce4" office:value-type="string" calcext:value-type="string">
            <text:p>0.06%</text:p>
          </table:table-cell>
        </table:table-row>
        <table:table-row table:style-name="ro1">
          <table:table-cell table:style-name="ce4" office:value-type="string" calcext:value-type="string">
            <text:p>07/10/2023</text:p>
          </table:table-cell>
          <table:table-cell office:value-type="float" office:value="0.065233" calcext:value-type="float">
            <text:p>0.065233</text:p>
          </table:table-cell>
          <table:table-cell office:value-type="float" office:value="0.065362" calcext:value-type="float">
            <text:p>0.065362</text:p>
          </table:table-cell>
          <table:table-cell office:value-type="float" office:value="0.066148" calcext:value-type="float">
            <text:p>0.066148</text:p>
          </table:table-cell>
          <table:table-cell office:value-type="float" office:value="0.063728" calcext:value-type="float">
            <text:p>0.063728</text:p>
          </table:table-cell>
          <table:table-cell office:value-type="string" calcext:value-type="string">
            <text:p>960.79M</text:p>
          </table:table-cell>
          <table:table-cell table:style-name="ce4" office:value-type="string" calcext:value-type="string">
            <text:p>-0.20%</text:p>
          </table:table-cell>
        </table:table-row>
        <table:table-row table:style-name="ro1">
          <table:table-cell table:style-name="ce4" office:value-type="string" calcext:value-type="string">
            <text:p>07/09/2023</text:p>
          </table:table-cell>
          <table:table-cell office:value-type="float" office:value="0.065364" calcext:value-type="float">
            <text:p>0.065364</text:p>
          </table:table-cell>
          <table:table-cell office:value-type="float" office:value="0.065734" calcext:value-type="float">
            <text:p>0.065734</text:p>
          </table:table-cell>
          <table:table-cell office:value-type="float" office:value="0.06635" calcext:value-type="float">
            <text:p>0.06635</text:p>
          </table:table-cell>
          <table:table-cell office:value-type="float" office:value="0.065203" calcext:value-type="float">
            <text:p>0.065203</text:p>
          </table:table-cell>
          <table:table-cell office:value-type="string" calcext:value-type="string">
            <text:p>447.70M</text:p>
          </table:table-cell>
          <table:table-cell table:style-name="ce4" office:value-type="string" calcext:value-type="string">
            <text:p>-0.56%</text:p>
          </table:table-cell>
        </table:table-row>
        <table:table-row table:style-name="ro1">
          <table:table-cell table:style-name="ce4" office:value-type="string" calcext:value-type="string">
            <text:p>07/08/2023</text:p>
          </table:table-cell>
          <table:table-cell office:value-type="float" office:value="0.065734" calcext:value-type="float">
            <text:p>0.065734</text:p>
          </table:table-cell>
          <table:table-cell office:value-type="float" office:value="0.065405" calcext:value-type="float">
            <text:p>0.065405</text:p>
          </table:table-cell>
          <table:table-cell office:value-type="float" office:value="0.066072" calcext:value-type="float">
            <text:p>0.066072</text:p>
          </table:table-cell>
          <table:table-cell office:value-type="float" office:value="0.064763" calcext:value-type="float">
            <text:p>0.064763</text:p>
          </table:table-cell>
          <table:table-cell office:value-type="string" calcext:value-type="string">
            <text:p>484.92M</text:p>
          </table:table-cell>
          <table:table-cell table:style-name="ce4" office:value-type="string" calcext:value-type="string">
            <text:p>0.50%</text:p>
          </table:table-cell>
        </table:table-row>
        <table:table-row table:style-name="ro1">
          <table:table-cell table:style-name="ce4" office:value-type="string" calcext:value-type="string">
            <text:p>07/07/2023</text:p>
          </table:table-cell>
          <table:table-cell office:value-type="float" office:value="0.065405" calcext:value-type="float">
            <text:p>0.065405</text:p>
          </table:table-cell>
          <table:table-cell office:value-type="float" office:value="0.064882" calcext:value-type="float">
            <text:p>0.064882</text:p>
          </table:table-cell>
          <table:table-cell office:value-type="float" office:value="0.065855" calcext:value-type="float">
            <text:p>0.065855</text:p>
          </table:table-cell>
          <table:table-cell office:value-type="float" office:value="0.064212" calcext:value-type="float">
            <text:p>0.064212</text:p>
          </table:table-cell>
          <table:table-cell office:value-type="string" calcext:value-type="string">
            <text:p>693.76M</text:p>
          </table:table-cell>
          <table:table-cell table:style-name="ce4" office:value-type="string" calcext:value-type="string">
            <text:p>0.81%</text:p>
          </table:table-cell>
        </table:table-row>
        <table:table-row table:style-name="ro1">
          <table:table-cell table:style-name="ce4" office:value-type="string" calcext:value-type="string">
            <text:p>07/06/2023</text:p>
          </table:table-cell>
          <table:table-cell office:value-type="float" office:value="0.06488" calcext:value-type="float">
            <text:p>0.06488</text:p>
          </table:table-cell>
          <table:table-cell office:value-type="float" office:value="0.06701" calcext:value-type="float">
            <text:p>0.06701</text:p>
          </table:table-cell>
          <table:table-cell office:value-type="float" office:value="0.068518" calcext:value-type="float">
            <text:p>0.068518</text:p>
          </table:table-cell>
          <table:table-cell office:value-type="float" office:value="0.064748" calcext:value-type="float">
            <text:p>0.064748</text:p>
          </table:table-cell>
          <table:table-cell office:value-type="string" calcext:value-type="string">
            <text:p>982.49M</text:p>
          </table:table-cell>
          <table:table-cell table:style-name="ce4" office:value-type="string" calcext:value-type="string">
            <text:p>-3.18%</text:p>
          </table:table-cell>
        </table:table-row>
        <table:table-row table:style-name="ro1">
          <table:table-cell table:style-name="ce4" office:value-type="string" calcext:value-type="string">
            <text:p>07/05/2023</text:p>
          </table:table-cell>
          <table:table-cell office:value-type="float" office:value="0.067013" calcext:value-type="float">
            <text:p>0.067013</text:p>
          </table:table-cell>
          <table:table-cell office:value-type="float" office:value="0.068913" calcext:value-type="float">
            <text:p>0.068913</text:p>
          </table:table-cell>
          <table:table-cell office:value-type="float" office:value="0.069215" calcext:value-type="float">
            <text:p>0.069215</text:p>
          </table:table-cell>
          <table:table-cell office:value-type="float" office:value="0.065656" calcext:value-type="float">
            <text:p>0.065656</text:p>
          </table:table-cell>
          <table:table-cell office:value-type="string" calcext:value-type="string">
            <text:p>965.54M</text:p>
          </table:table-cell>
          <table:table-cell table:style-name="ce4" office:value-type="string" calcext:value-type="string">
            <text:p>-2.76%</text:p>
          </table:table-cell>
        </table:table-row>
        <table:table-row table:style-name="ro1">
          <table:table-cell table:style-name="ce4" office:value-type="string" calcext:value-type="string">
            <text:p>07/04/2023</text:p>
          </table:table-cell>
          <table:table-cell office:value-type="float" office:value="0.068913" calcext:value-type="float">
            <text:p>0.068913</text:p>
          </table:table-cell>
          <table:table-cell office:value-type="float" office:value="0.068441" calcext:value-type="float">
            <text:p>0.068441</text:p>
          </table:table-cell>
          <table:table-cell office:value-type="float" office:value="0.071739" calcext:value-type="float">
            <text:p>0.071739</text:p>
          </table:table-cell>
          <table:table-cell office:value-type="float" office:value="0.067817" calcext:value-type="float">
            <text:p>0.067817</text:p>
          </table:table-cell>
          <table:table-cell office:value-type="string" calcext:value-type="string">
            <text:p>1.67B</text:p>
          </table:table-cell>
          <table:table-cell table:style-name="ce4" office:value-type="string" calcext:value-type="string">
            <text:p>0.73%</text:p>
          </table:table-cell>
        </table:table-row>
        <table:table-row table:style-name="ro1">
          <table:table-cell table:style-name="ce4" office:value-type="string" calcext:value-type="string">
            <text:p>07/03/2023</text:p>
          </table:table-cell>
          <table:table-cell office:value-type="float" office:value="0.068413" calcext:value-type="float">
            <text:p>0.068413</text:p>
          </table:table-cell>
          <table:table-cell office:value-type="float" office:value="0.067975" calcext:value-type="float">
            <text:p>0.067975</text:p>
          </table:table-cell>
          <table:table-cell office:value-type="float" office:value="0.068782" calcext:value-type="float">
            <text:p>0.068782</text:p>
          </table:table-cell>
          <table:table-cell office:value-type="float" office:value="0.067339" calcext:value-type="float">
            <text:p>0.067339</text:p>
          </table:table-cell>
          <table:table-cell office:value-type="string" calcext:value-type="string">
            <text:p>883.99M</text:p>
          </table:table-cell>
          <table:table-cell table:style-name="ce4" office:value-type="string" calcext:value-type="string">
            <text:p>0.64%</text:p>
          </table:table-cell>
        </table:table-row>
        <table:table-row table:style-name="ro1">
          <table:table-cell table:style-name="ce4" office:value-type="string" calcext:value-type="string">
            <text:p>07/02/2023</text:p>
          </table:table-cell>
          <table:table-cell office:value-type="float" office:value="0.067975" calcext:value-type="float">
            <text:p>0.067975</text:p>
          </table:table-cell>
          <table:table-cell office:value-type="float" office:value="0.068503" calcext:value-type="float">
            <text:p>0.068503</text:p>
          </table:table-cell>
          <table:table-cell office:value-type="float" office:value="0.068978" calcext:value-type="float">
            <text:p>0.068978</text:p>
          </table:table-cell>
          <table:table-cell office:value-type="float" office:value="0.06607" calcext:value-type="float">
            <text:p>0.06607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-0.77%</text:p>
          </table:table-cell>
        </table:table-row>
        <table:table-row table:style-name="ro1">
          <table:table-cell table:style-name="ce4" office:value-type="string" calcext:value-type="string">
            <text:p>07/01/2023</text:p>
          </table:table-cell>
          <table:table-cell office:value-type="float" office:value="0.068503" calcext:value-type="float">
            <text:p>0.068503</text:p>
          </table:table-cell>
          <table:table-cell office:value-type="float" office:value="0.066492" calcext:value-type="float">
            <text:p>0.066492</text:p>
          </table:table-cell>
          <table:table-cell office:value-type="float" office:value="0.071131" calcext:value-type="float">
            <text:p>0.071131</text:p>
          </table:table-cell>
          <table:table-cell office:value-type="float" office:value="0.066403" calcext:value-type="float">
            <text:p>0.066403</text:p>
          </table:table-cell>
          <table:table-cell office:value-type="string" calcext:value-type="string">
            <text:p>2.02B</text:p>
          </table:table-cell>
          <table:table-cell table:style-name="ce4" office:value-type="string" calcext:value-type="string">
            <text:p>2.96%</text:p>
          </table:table-cell>
        </table:table-row>
        <table:table-row table:style-name="ro1">
          <table:table-cell table:style-name="ce4" office:value-type="string" calcext:value-type="string">
            <text:p>06/30/2023</text:p>
          </table:table-cell>
          <table:table-cell office:value-type="float" office:value="0.066535" calcext:value-type="float">
            <text:p>0.066535</text:p>
          </table:table-cell>
          <table:table-cell office:value-type="float" office:value="0.063421" calcext:value-type="float">
            <text:p>0.063421</text:p>
          </table:table-cell>
          <table:table-cell office:value-type="float" office:value="0.066839" calcext:value-type="float">
            <text:p>0.066839</text:p>
          </table:table-cell>
          <table:table-cell office:value-type="float" office:value="0.062026" calcext:value-type="float">
            <text:p>0.062026</text:p>
          </table:table-cell>
          <table:table-cell office:value-type="string" calcext:value-type="string">
            <text:p>1.98B</text:p>
          </table:table-cell>
          <table:table-cell table:style-name="ce4" office:value-type="string" calcext:value-type="string">
            <text:p>4.91%</text:p>
          </table:table-cell>
        </table:table-row>
        <table:table-row table:style-name="ro1">
          <table:table-cell table:style-name="ce4" office:value-type="string" calcext:value-type="string">
            <text:p>06/29/2023</text:p>
          </table:table-cell>
          <table:table-cell office:value-type="float" office:value="0.063421" calcext:value-type="float">
            <text:p>0.063421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64079" calcext:value-type="float">
            <text:p>0.064079</text:p>
          </table:table-cell>
          <table:table-cell office:value-type="float" office:value="0.062441" calcext:value-type="float">
            <text:p>0.062441</text:p>
          </table:table-cell>
          <table:table-cell office:value-type="string" calcext:value-type="string">
            <text:p>744.75M</text:p>
          </table:table-cell>
          <table:table-cell table:style-name="ce4" office:value-type="string" calcext:value-type="string">
            <text:p>1.40%</text:p>
          </table:table-cell>
        </table:table-row>
        <table:table-row table:style-name="ro1">
          <table:table-cell table:style-name="ce4" office:value-type="string" calcext:value-type="string">
            <text:p>06/28/2023</text:p>
          </table:table-cell>
          <table:table-cell office:value-type="float" office:value="0.062547" calcext:value-type="float">
            <text:p>0.062547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065892" calcext:value-type="float">
            <text:p>0.065892</text:p>
          </table:table-cell>
          <table:table-cell office:value-type="float" office:value="0.060681" calcext:value-type="float">
            <text:p>0.060681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-4.60%</text:p>
          </table:table-cell>
        </table:table-row>
        <table:table-row table:style-name="ro1">
          <table:table-cell table:style-name="ce4" office:value-type="string" calcext:value-type="string">
            <text:p>06/27/2023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064757" calcext:value-type="float">
            <text:p>0.064757</text:p>
          </table:table-cell>
          <table:table-cell office:value-type="float" office:value="0.065756" calcext:value-type="float">
            <text:p>0.065756</text:p>
          </table:table-cell>
          <table:table-cell office:value-type="float" office:value="0.064483" calcext:value-type="float">
            <text:p>0.064483</text:p>
          </table:table-cell>
          <table:table-cell office:value-type="string" calcext:value-type="string">
            <text:p>857.15M</text:p>
          </table:table-cell>
          <table:table-cell table:style-name="ce4" office:value-type="string" calcext:value-type="string">
            <text:p>1.22%</text:p>
          </table:table-cell>
        </table:table-row>
        <table:table-row table:style-name="ro1">
          <table:table-cell table:style-name="ce4" office:value-type="string" calcext:value-type="string">
            <text:p>06/26/2023</text:p>
          </table:table-cell>
          <table:table-cell office:value-type="float" office:value="0.064767" calcext:value-type="float">
            <text:p>0.064767</text:p>
          </table:table-cell>
          <table:table-cell office:value-type="float" office:value="0.066719" calcext:value-type="float">
            <text:p>0.066719</text:p>
          </table:table-cell>
          <table:table-cell office:value-type="float" office:value="0.066814" calcext:value-type="float">
            <text:p>0.066814</text:p>
          </table:table-cell>
          <table:table-cell office:value-type="float" office:value="0.063505" calcext:value-type="float">
            <text:p>0.063505</text:p>
          </table:table-cell>
          <table:table-cell office:value-type="string" calcext:value-type="string">
            <text:p>1.19B</text:p>
          </table:table-cell>
          <table:table-cell table:style-name="ce4" office:value-type="string" calcext:value-type="string">
            <text:p>-2.90%</text:p>
          </table:table-cell>
        </table:table-row>
        <table:table-row table:style-name="ro1">
          <table:table-cell table:style-name="ce4" office:value-type="string" calcext:value-type="string">
            <text:p>06/25/2023</text:p>
          </table:table-cell>
          <table:table-cell office:value-type="float" office:value="0.066704" calcext:value-type="float">
            <text:p>0.066704</text:p>
          </table:table-cell>
          <table:table-cell office:value-type="float" office:value="0.066708" calcext:value-type="float">
            <text:p>0.066708</text:p>
          </table:table-cell>
          <table:table-cell office:value-type="float" office:value="0.067992" calcext:value-type="float">
            <text:p>0.067992</text:p>
          </table:table-cell>
          <table:table-cell office:value-type="float" office:value="0.066437" calcext:value-type="float">
            <text:p>0.066437</text:p>
          </table:table-cell>
          <table:table-cell office:value-type="string" calcext:value-type="string">
            <text:p>694.42M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6/24/2023</text:p>
          </table:table-cell>
          <table:table-cell office:value-type="float" office:value="0.066708" calcext:value-type="float">
            <text:p>0.066708</text:p>
          </table:table-cell>
          <table:table-cell office:value-type="float" office:value="0.068224" calcext:value-type="float">
            <text:p>0.068224</text:p>
          </table:table-cell>
          <table:table-cell office:value-type="float" office:value="0.068415" calcext:value-type="float">
            <text:p>0.068415</text:p>
          </table:table-cell>
          <table:table-cell office:value-type="float" office:value="0.065442" calcext:value-type="float">
            <text:p>0.065442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-2.22%</text:p>
          </table:table-cell>
        </table:table-row>
        <table:table-row table:style-name="ro1">
          <table:table-cell table:style-name="ce4" office:value-type="string" calcext:value-type="string">
            <text:p>06/23/2023</text:p>
          </table:table-cell>
          <table:table-cell office:value-type="float" office:value="0.06822" calcext:value-type="float">
            <text:p>0.06822</text:p>
          </table:table-cell>
          <table:table-cell office:value-type="float" office:value="0.065567" calcext:value-type="float">
            <text:p>0.065567</text:p>
          </table:table-cell>
          <table:table-cell office:value-type="float" office:value="0.069946" calcext:value-type="float">
            <text:p>0.069946</text:p>
          </table:table-cell>
          <table:table-cell office:value-type="float" office:value="0.065365" calcext:value-type="float">
            <text:p>0.065365</text:p>
          </table:table-cell>
          <table:table-cell office:value-type="string" calcext:value-type="string">
            <text:p>1.27B</text:p>
          </table:table-cell>
          <table:table-cell table:style-name="ce4" office:value-type="string" calcext:value-type="string">
            <text:p>4.05%</text:p>
          </table:table-cell>
        </table:table-row>
        <table:table-row table:style-name="ro1">
          <table:table-cell table:style-name="ce4" office:value-type="string" calcext:value-type="string">
            <text:p>06/22/2023</text:p>
          </table:table-cell>
          <table:table-cell office:value-type="float" office:value="0.065567" calcext:value-type="float">
            <text:p>0.065567</text:p>
          </table:table-cell>
          <table:table-cell office:value-type="float" office:value="0.065642" calcext:value-type="float">
            <text:p>0.065642</text:p>
          </table:table-cell>
          <table:table-cell office:value-type="float" office:value="0.069278" calcext:value-type="float">
            <text:p>0.069278</text:p>
          </table:table-cell>
          <table:table-cell office:value-type="float" office:value="0.065427" calcext:value-type="float">
            <text:p>0.065427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-0.12%</text:p>
          </table:table-cell>
        </table:table-row>
        <table:table-row table:style-name="ro1">
          <table:table-cell table:style-name="ce4" office:value-type="string" calcext:value-type="string">
            <text:p>06/21/2023</text:p>
          </table:table-cell>
          <table:table-cell office:value-type="float" office:value="0.065644" calcext:value-type="float">
            <text:p>0.065644</text:p>
          </table:table-cell>
          <table:table-cell office:value-type="float" office:value="0.063108" calcext:value-type="float">
            <text:p>0.063108</text:p>
          </table:table-cell>
          <table:table-cell office:value-type="float" office:value="0.066737" calcext:value-type="float">
            <text:p>0.066737</text:p>
          </table:table-cell>
          <table:table-cell office:value-type="float" office:value="0.062845" calcext:value-type="float">
            <text:p>0.062845</text:p>
          </table:table-cell>
          <table:table-cell office:value-type="string" calcext:value-type="string">
            <text:p>1.42B</text:p>
          </table:table-cell>
          <table:table-cell table:style-name="ce4" office:value-type="string" calcext:value-type="string">
            <text:p>4.02%</text:p>
          </table:table-cell>
        </table:table-row>
        <table:table-row table:style-name="ro1">
          <table:table-cell table:style-name="ce4" office:value-type="string" calcext:value-type="string">
            <text:p>06/20/2023</text:p>
          </table:table-cell>
          <table:table-cell office:value-type="float" office:value="0.063108" calcext:value-type="float">
            <text:p>0.063108</text:p>
          </table:table-cell>
          <table:table-cell office:value-type="float" office:value="0.062429" calcext:value-type="float">
            <text:p>0.062429</text:p>
          </table:table-cell>
          <table:table-cell office:value-type="float" office:value="0.063108" calcext:value-type="float">
            <text:p>0.063108</text:p>
          </table:table-cell>
          <table:table-cell office:value-type="float" office:value="0.060782" calcext:value-type="float">
            <text:p>0.060782</text:p>
          </table:table-cell>
          <table:table-cell office:value-type="string" calcext:value-type="string">
            <text:p>696.97M</text:p>
          </table:table-cell>
          <table:table-cell table:style-name="ce4" office:value-type="string" calcext:value-type="string">
            <text:p>1.09%</text:p>
          </table:table-cell>
        </table:table-row>
        <table:table-row table:style-name="ro1">
          <table:table-cell table:style-name="ce4" office:value-type="string" calcext:value-type="string">
            <text:p>06/19/2023</text:p>
          </table:table-cell>
          <table:table-cell office:value-type="float" office:value="0.062429" calcext:value-type="float">
            <text:p>0.062429</text:p>
          </table:table-cell>
          <table:table-cell office:value-type="float" office:value="0.062107" calcext:value-type="float">
            <text:p>0.062107</text:p>
          </table:table-cell>
          <table:table-cell office:value-type="float" office:value="0.062755" calcext:value-type="float">
            <text:p>0.062755</text:p>
          </table:table-cell>
          <table:table-cell office:value-type="float" office:value="0.061574" calcext:value-type="float">
            <text:p>0.061574</text:p>
          </table:table-cell>
          <table:table-cell office:value-type="string" calcext:value-type="string">
            <text:p>533.66M</text:p>
          </table:table-cell>
          <table:table-cell table:style-name="ce4" office:value-type="string" calcext:value-type="string">
            <text:p>0.52%</text:p>
          </table:table-cell>
        </table:table-row>
        <table:table-row table:style-name="ro1">
          <table:table-cell table:style-name="ce4" office:value-type="string" calcext:value-type="string">
            <text:p>06/18/2023</text:p>
          </table:table-cell>
          <table:table-cell office:value-type="float" office:value="0.062107" calcext:value-type="float">
            <text:p>0.062107</text:p>
          </table:table-cell>
          <table:table-cell office:value-type="float" office:value="0.062193" calcext:value-type="float">
            <text:p>0.062193</text:p>
          </table:table-cell>
          <table:table-cell office:value-type="float" office:value="0.063901" calcext:value-type="float">
            <text:p>0.063901</text:p>
          </table:table-cell>
          <table:table-cell office:value-type="float" office:value="0.061409" calcext:value-type="float">
            <text:p>0.061409</text:p>
          </table:table-cell>
          <table:table-cell office:value-type="string" calcext:value-type="string">
            <text:p>938.05M</text:p>
          </table:table-cell>
          <table:table-cell table:style-name="ce4" office:value-type="string" calcext:value-type="string">
            <text:p>-0.14%</text:p>
          </table:table-cell>
        </table:table-row>
        <table:table-row table:style-name="ro1">
          <table:table-cell table:style-name="ce4" office:value-type="string" calcext:value-type="string">
            <text:p>06/17/2023</text:p>
          </table:table-cell>
          <table:table-cell office:value-type="float" office:value="0.062193" calcext:value-type="float">
            <text:p>0.062193</text:p>
          </table:table-cell>
          <table:table-cell office:value-type="float" office:value="0.062172" calcext:value-type="float">
            <text:p>0.062172</text:p>
          </table:table-cell>
          <table:table-cell office:value-type="float" office:value="0.062927" calcext:value-type="float">
            <text:p>0.062927</text:p>
          </table:table-cell>
          <table:table-cell office:value-type="float" office:value="0.061778" calcext:value-type="float">
            <text:p>0.061778</text:p>
          </table:table-cell>
          <table:table-cell office:value-type="string" calcext:value-type="string">
            <text:p>544.38M</text:p>
          </table:table-cell>
          <table:table-cell table:style-name="ce4" office:value-type="string" calcext:value-type="string">
            <text:p>0.03%</text:p>
          </table:table-cell>
        </table:table-row>
        <table:table-row table:style-name="ro1">
          <table:table-cell table:style-name="ce4" office:value-type="string" calcext:value-type="string">
            <text:p>06/16/2023</text:p>
          </table:table-cell>
          <table:table-cell office:value-type="float" office:value="0.062172" calcext:value-type="float">
            <text:p>0.062172</text:p>
          </table:table-cell>
          <table:table-cell office:value-type="float" office:value="0.06151" calcext:value-type="float">
            <text:p>0.06151</text:p>
          </table:table-cell>
          <table:table-cell office:value-type="float" office:value="0.062744" calcext:value-type="float">
            <text:p>0.062744</text:p>
          </table:table-cell>
          <table:table-cell office:value-type="float" office:value="0.06091" calcext:value-type="float">
            <text:p>0.06091</text:p>
          </table:table-cell>
          <table:table-cell office:value-type="string" calcext:value-type="string">
            <text:p>736.34M</text:p>
          </table:table-cell>
          <table:table-cell table:style-name="ce4" office:value-type="string" calcext:value-type="string">
            <text:p>1.08%</text:p>
          </table:table-cell>
        </table:table-row>
        <table:table-row table:style-name="ro1">
          <table:table-cell table:style-name="ce4" office:value-type="string" calcext:value-type="string">
            <text:p>06/15/2023</text:p>
          </table:table-cell>
          <table:table-cell office:value-type="float" office:value="0.061509" calcext:value-type="float">
            <text:p>0.061509</text:p>
          </table:table-cell>
          <table:table-cell office:value-type="float" office:value="0.060413" calcext:value-type="float">
            <text:p>0.060413</text:p>
          </table:table-cell>
          <table:table-cell office:value-type="float" office:value="0.061948" calcext:value-type="float">
            <text:p>0.061948</text:p>
          </table:table-cell>
          <table:table-cell office:value-type="float" office:value="0.059738" calcext:value-type="float">
            <text:p>0.059738</text:p>
          </table:table-cell>
          <table:table-cell office:value-type="string" calcext:value-type="string">
            <text:p>774.12M</text:p>
          </table:table-cell>
          <table:table-cell table:style-name="ce4" office:value-type="string" calcext:value-type="string">
            <text:p>1.81%</text:p>
          </table:table-cell>
        </table:table-row>
        <table:table-row table:style-name="ro1">
          <table:table-cell table:style-name="ce4" office:value-type="string" calcext:value-type="string">
            <text:p>06/14/2023</text:p>
          </table:table-cell>
          <table:table-cell office:value-type="float" office:value="0.060413" calcext:value-type="float">
            <text:p>0.060413</text:p>
          </table:table-cell>
          <table:table-cell office:value-type="float" office:value="0.061725" calcext:value-type="float">
            <text:p>0.061725</text:p>
          </table:table-cell>
          <table:table-cell office:value-type="float" office:value="0.062178" calcext:value-type="float">
            <text:p>0.062178</text:p>
          </table:table-cell>
          <table:table-cell office:value-type="float" office:value="0.058498" calcext:value-type="float">
            <text:p>0.058498</text:p>
          </table:table-cell>
          <table:table-cell office:value-type="string" calcext:value-type="string">
            <text:p>988.86M</text:p>
          </table:table-cell>
          <table:table-cell table:style-name="ce4" office:value-type="string" calcext:value-type="string">
            <text:p>-2.13%</text:p>
          </table:table-cell>
        </table:table-row>
        <table:table-row table:style-name="ro1">
          <table:table-cell table:style-name="ce4" office:value-type="string" calcext:value-type="string">
            <text:p>06/13/2023</text:p>
          </table:table-cell>
          <table:table-cell office:value-type="float" office:value="0.061726" calcext:value-type="float">
            <text:p>0.061726</text:p>
          </table:table-cell>
          <table:table-cell office:value-type="float" office:value="0.061436" calcext:value-type="float">
            <text:p>0.061436</text:p>
          </table:table-cell>
          <table:table-cell office:value-type="float" office:value="0.062642" calcext:value-type="float">
            <text:p>0.062642</text:p>
          </table:table-cell>
          <table:table-cell office:value-type="float" office:value="0.060637" calcext:value-type="float">
            <text:p>0.060637</text:p>
          </table:table-cell>
          <table:table-cell office:value-type="string" calcext:value-type="string">
            <text:p>721.04M</text:p>
          </table:table-cell>
          <table:table-cell table:style-name="ce4" office:value-type="string" calcext:value-type="string">
            <text:p>0.47%</text:p>
          </table:table-cell>
        </table:table-row>
        <table:table-row table:style-name="ro1">
          <table:table-cell table:style-name="ce4" office:value-type="string" calcext:value-type="string">
            <text:p>06/12/2023</text:p>
          </table:table-cell>
          <table:table-cell office:value-type="float" office:value="0.061436" calcext:value-type="float">
            <text:p>0.061436</text:p>
          </table:table-cell>
          <table:table-cell office:value-type="float" office:value="0.061528" calcext:value-type="float">
            <text:p>0.061528</text:p>
          </table:table-cell>
          <table:table-cell office:value-type="float" office:value="0.06169" calcext:value-type="float">
            <text:p>0.06169</text:p>
          </table:table-cell>
          <table:table-cell office:value-type="float" office:value="0.06009" calcext:value-type="float">
            <text:p>0.06009</text:p>
          </table:table-cell>
          <table:table-cell office:value-type="string" calcext:value-type="string">
            <text:p>788.59M</text:p>
          </table:table-cell>
          <table:table-cell table:style-name="ce4" office:value-type="string" calcext:value-type="string">
            <text:p>-0.15%</text:p>
          </table:table-cell>
        </table:table-row>
        <table:table-row table:style-name="ro1">
          <table:table-cell table:style-name="ce4" office:value-type="string" calcext:value-type="string">
            <text:p>06/11/2023</text:p>
          </table:table-cell>
          <table:table-cell office:value-type="float" office:value="0.061528" calcext:value-type="float">
            <text:p>0.061528</text:p>
          </table:table-cell>
          <table:table-cell office:value-type="float" office:value="0.061765" calcext:value-type="float">
            <text:p>0.061765</text:p>
          </table:table-cell>
          <table:table-cell office:value-type="float" office:value="0.062847" calcext:value-type="float">
            <text:p>0.062847</text:p>
          </table:table-cell>
          <table:table-cell office:value-type="float" office:value="0.061089" calcext:value-type="float">
            <text:p>0.061089</text:p>
          </table:table-cell>
          <table:table-cell office:value-type="string" calcext:value-type="string">
            <text:p>875.00M</text:p>
          </table:table-cell>
          <table:table-cell table:style-name="ce4" office:value-type="string" calcext:value-type="string">
            <text:p>-0.38%</text:p>
          </table:table-cell>
        </table:table-row>
        <table:table-row table:style-name="ro1">
          <table:table-cell table:style-name="ce4" office:value-type="string" calcext:value-type="string">
            <text:p>06/10/2023</text:p>
          </table:table-cell>
          <table:table-cell office:value-type="float" office:value="0.061765" calcext:value-type="float">
            <text:p>0.061765</text:p>
          </table:table-cell>
          <table:table-cell office:value-type="float" office:value="0.069462" calcext:value-type="float">
            <text:p>0.069462</text:p>
          </table:table-cell>
          <table:table-cell office:value-type="float" office:value="0.070869" calcext:value-type="float">
            <text:p>0.070869</text:p>
          </table:table-cell>
          <table:table-cell office:value-type="float" office:value="0.055888" calcext:value-type="float">
            <text:p>0.055888</text:p>
          </table:table-cell>
          <table:table-cell office:value-type="string" calcext:value-type="string">
            <text:p>3.58B</text:p>
          </table:table-cell>
          <table:table-cell table:style-name="ce4" office:value-type="string" calcext:value-type="string">
            <text:p>-11.08%</text:p>
          </table:table-cell>
        </table:table-row>
        <table:table-row table:style-name="ro1">
          <table:table-cell table:style-name="ce4" office:value-type="string" calcext:value-type="string">
            <text:p>06/09/2023</text:p>
          </table:table-cell>
          <table:table-cell office:value-type="float" office:value="0.069462" calcext:value-type="float">
            <text:p>0.069462</text:p>
          </table:table-cell>
          <table:table-cell office:value-type="float" office:value="0.067941" calcext:value-type="float">
            <text:p>0.067941</text:p>
          </table:table-cell>
          <table:table-cell office:value-type="float" office:value="0.071069" calcext:value-type="float">
            <text:p>0.071069</text:p>
          </table:table-cell>
          <table:table-cell office:value-type="float" office:value="0.067451" calcext:value-type="float">
            <text:p>0.067451</text:p>
          </table:table-cell>
          <table:table-cell office:value-type="string" calcext:value-type="string">
            <text:p>914.85M</text:p>
          </table:table-cell>
          <table:table-cell table:style-name="ce4" office:value-type="string" calcext:value-type="string">
            <text:p>2.24%</text:p>
          </table:table-cell>
        </table:table-row>
        <table:table-row table:style-name="ro1">
          <table:table-cell table:style-name="ce4" office:value-type="string" calcext:value-type="string">
            <text:p>06/08/2023</text:p>
          </table:table-cell>
          <table:table-cell office:value-type="float" office:value="0.067941" calcext:value-type="float">
            <text:p>0.067941</text:p>
          </table:table-cell>
          <table:table-cell office:value-type="float" office:value="0.067284" calcext:value-type="float">
            <text:p>0.067284</text:p>
          </table:table-cell>
          <table:table-cell office:value-type="float" office:value="0.068448" calcext:value-type="float">
            <text:p>0.068448</text:p>
          </table:table-cell>
          <table:table-cell office:value-type="float" office:value="0.066998" calcext:value-type="float">
            <text:p>0.066998</text:p>
          </table:table-cell>
          <table:table-cell office:value-type="string" calcext:value-type="string">
            <text:p>523.93M</text:p>
          </table:table-cell>
          <table:table-cell table:style-name="ce4" office:value-type="string" calcext:value-type="string">
            <text:p>0.98%</text:p>
          </table:table-cell>
        </table:table-row>
        <table:table-row table:style-name="ro1">
          <table:table-cell table:style-name="ce4" office:value-type="string" calcext:value-type="string">
            <text:p>06/07/2023</text:p>
          </table:table-cell>
          <table:table-cell office:value-type="float" office:value="0.067284" calcext:value-type="float">
            <text:p>0.067284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070291" calcext:value-type="float">
            <text:p>0.070291</text:p>
          </table:table-cell>
          <table:table-cell office:value-type="float" office:value="0.066743" calcext:value-type="float">
            <text:p>0.066743</text:p>
          </table:table-cell>
          <table:table-cell office:value-type="string" calcext:value-type="string">
            <text:p>903.49M</text:p>
          </table:table-cell>
          <table:table-cell table:style-name="ce4" office:value-type="string" calcext:value-type="string">
            <text:p>-4.22%</text:p>
          </table:table-cell>
        </table:table-row>
        <table:table-row table:style-name="ro1">
          <table:table-cell table:style-name="ce4" office:value-type="string" calcext:value-type="string">
            <text:p>06/06/2023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066441" calcext:value-type="float">
            <text:p>0.066441</text:p>
          </table:table-cell>
          <table:table-cell office:value-type="float" office:value="0.071971" calcext:value-type="float">
            <text:p>0.071971</text:p>
          </table:table-cell>
          <table:table-cell office:value-type="float" office:value="0.065983" calcext:value-type="float">
            <text:p>0.065983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5.73%</text:p>
          </table:table-cell>
        </table:table-row>
        <table:table-row table:style-name="ro1">
          <table:table-cell table:style-name="ce4" office:value-type="string" calcext:value-type="string">
            <text:p>06/05/2023</text:p>
          </table:table-cell>
          <table:table-cell office:value-type="float" office:value="0.066441" calcext:value-type="float">
            <text:p>0.066441</text:p>
          </table:table-cell>
          <table:table-cell office:value-type="float" office:value="0.072481" calcext:value-type="float">
            <text:p>0.072481</text:p>
          </table:table-cell>
          <table:table-cell office:value-type="float" office:value="0.072684" calcext:value-type="float">
            <text:p>0.072684</text:p>
          </table:table-cell>
          <table:table-cell office:value-type="float" office:value="0.063674" calcext:value-type="float">
            <text:p>0.063674</text:p>
          </table:table-cell>
          <table:table-cell office:value-type="string" calcext:value-type="string">
            <text:p>1.74B</text:p>
          </table:table-cell>
          <table:table-cell table:style-name="ce4" office:value-type="string" calcext:value-type="string">
            <text:p>-8.34%</text:p>
          </table:table-cell>
        </table:table-row>
        <table:table-row table:style-name="ro1">
          <table:table-cell table:style-name="ce4" office:value-type="string" calcext:value-type="string">
            <text:p>06/04/2023</text:p>
          </table:table-cell>
          <table:table-cell office:value-type="float" office:value="0.072487" calcext:value-type="float">
            <text:p>0.072487</text:p>
          </table:table-cell>
          <table:table-cell office:value-type="float" office:value="0.072709" calcext:value-type="float">
            <text:p>0.072709</text:p>
          </table:table-cell>
          <table:table-cell office:value-type="float" office:value="0.073299" calcext:value-type="float">
            <text:p>0.073299</text:p>
          </table:table-cell>
          <table:table-cell office:value-type="float" office:value="0.072368" calcext:value-type="float">
            <text:p>0.072368</text:p>
          </table:table-cell>
          <table:table-cell office:value-type="string" calcext:value-type="string">
            <text:p>361.80M</text:p>
          </table:table-cell>
          <table:table-cell table:style-name="ce4" office:value-type="string" calcext:value-type="string">
            <text:p>-0.30%</text:p>
          </table:table-cell>
        </table:table-row>
        <table:table-row table:style-name="ro1">
          <table:table-cell table:style-name="ce4" office:value-type="string" calcext:value-type="string">
            <text:p>06/03/2023</text:p>
          </table:table-cell>
          <table:table-cell office:value-type="float" office:value="0.072708" calcext:value-type="float">
            <text:p>0.072708</text:p>
          </table:table-cell>
          <table:table-cell office:value-type="float" office:value="0.072571" calcext:value-type="float">
            <text:p>0.072571</text:p>
          </table:table-cell>
          <table:table-cell office:value-type="float" office:value="0.072974" calcext:value-type="float">
            <text:p>0.072974</text:p>
          </table:table-cell>
          <table:table-cell office:value-type="float" office:value="0.072207" calcext:value-type="float">
            <text:p>0.072207</text:p>
          </table:table-cell>
          <table:table-cell office:value-type="string" calcext:value-type="string">
            <text:p>297.37M</text:p>
          </table:table-cell>
          <table:table-cell table:style-name="ce4" office:value-type="string" calcext:value-type="string">
            <text:p>0.19%</text:p>
          </table:table-cell>
        </table:table-row>
        <table:table-row table:style-name="ro1">
          <table:table-cell table:style-name="ce4" office:value-type="string" calcext:value-type="string">
            <text:p>06/02/2023</text:p>
          </table:table-cell>
          <table:table-cell office:value-type="float" office:value="0.072571" calcext:value-type="float">
            <text:p>0.072571</text:p>
          </table:table-cell>
          <table:table-cell office:value-type="float" office:value="0.071427" calcext:value-type="float">
            <text:p>0.071427</text:p>
          </table:table-cell>
          <table:table-cell office:value-type="float" office:value="0.073268" calcext:value-type="float">
            <text:p>0.073268</text:p>
          </table:table-cell>
          <table:table-cell office:value-type="float" office:value="0.071052" calcext:value-type="float">
            <text:p>0.071052</text:p>
          </table:table-cell>
          <table:table-cell office:value-type="string" calcext:value-type="string">
            <text:p>519.35M</text:p>
          </table:table-cell>
          <table:table-cell table:style-name="ce4" office:value-type="string" calcext:value-type="string">
            <text:p>1.59%</text:p>
          </table:table-cell>
        </table:table-row>
        <table:table-row table:style-name="ro1">
          <table:table-cell table:style-name="ce4" office:value-type="string" calcext:value-type="string">
            <text:p>06/01/2023</text:p>
          </table:table-cell>
          <table:table-cell office:value-type="float" office:value="0.071434" calcext:value-type="float">
            <text:p>0.071434</text:p>
          </table:table-cell>
          <table:table-cell office:value-type="float" office:value="0.071659" calcext:value-type="float">
            <text:p>0.071659</text:p>
          </table:table-cell>
          <table:table-cell office:value-type="float" office:value="0.072173" calcext:value-type="float">
            <text:p>0.072173</text:p>
          </table:table-cell>
          <table:table-cell office:value-type="float" office:value="0.070783" calcext:value-type="float">
            <text:p>0.070783</text:p>
          </table:table-cell>
          <table:table-cell office:value-type="string" calcext:value-type="string">
            <text:p>485.33M</text:p>
          </table:table-cell>
          <table:table-cell table:style-name="ce4" office:value-type="string" calcext:value-type="string">
            <text:p>-0.32%</text:p>
          </table:table-cell>
        </table:table-row>
        <table:table-row table:style-name="ro1">
          <table:table-cell table:style-name="ce4" office:value-type="string" calcext:value-type="string">
            <text:p>05/31/2023</text:p>
          </table:table-cell>
          <table:table-cell office:value-type="float" office:value="0.071661" calcext:value-type="float">
            <text:p>0.071661</text:p>
          </table:table-cell>
          <table:table-cell office:value-type="float" office:value="0.072312" calcext:value-type="float">
            <text:p>0.072312</text:p>
          </table:table-cell>
          <table:table-cell office:value-type="float" office:value="0.072673" calcext:value-type="float">
            <text:p>0.072673</text:p>
          </table:table-cell>
          <table:table-cell office:value-type="float" office:value="0.070738" calcext:value-type="float">
            <text:p>0.070738</text:p>
          </table:table-cell>
          <table:table-cell office:value-type="string" calcext:value-type="string">
            <text:p>574.92M</text:p>
          </table:table-cell>
          <table:table-cell table:style-name="ce4" office:value-type="string" calcext:value-type="string">
            <text:p>-0.90%</text:p>
          </table:table-cell>
        </table:table-row>
        <table:table-row table:style-name="ro1">
          <table:table-cell table:style-name="ce4" office:value-type="string" calcext:value-type="string">
            <text:p>05/30/2023</text:p>
          </table:table-cell>
          <table:table-cell office:value-type="float" office:value="0.072312" calcext:value-type="float">
            <text:p>0.072312</text:p>
          </table:table-cell>
          <table:table-cell office:value-type="float" office:value="0.073136" calcext:value-type="float">
            <text:p>0.073136</text:p>
          </table:table-cell>
          <table:table-cell office:value-type="float" office:value="0.073449" calcext:value-type="float">
            <text:p>0.073449</text:p>
          </table:table-cell>
          <table:table-cell office:value-type="float" office:value="0.072153" calcext:value-type="float">
            <text:p>0.072153</text:p>
          </table:table-cell>
          <table:table-cell office:value-type="string" calcext:value-type="string">
            <text:p>682.57M</text:p>
          </table:table-cell>
          <table:table-cell table:style-name="ce4" office:value-type="string" calcext:value-type="string">
            <text:p>-1.12%</text:p>
          </table:table-cell>
        </table:table-row>
        <table:table-row table:style-name="ro1">
          <table:table-cell table:style-name="ce4" office:value-type="string" calcext:value-type="string">
            <text:p>05/29/2023</text:p>
          </table:table-cell>
          <table:table-cell office:value-type="float" office:value="0.073135" calcext:value-type="float">
            <text:p>0.073135</text:p>
          </table:table-cell>
          <table:table-cell office:value-type="float" office:value="0.073537" calcext:value-type="float">
            <text:p>0.073537</text:p>
          </table:table-cell>
          <table:table-cell office:value-type="float" office:value="0.073975" calcext:value-type="float">
            <text:p>0.073975</text:p>
          </table:table-cell>
          <table:table-cell office:value-type="float" office:value="0.072721" calcext:value-type="float">
            <text:p>0.072721</text:p>
          </table:table-cell>
          <table:table-cell office:value-type="string" calcext:value-type="string">
            <text:p>414.39M</text:p>
          </table:table-cell>
          <table:table-cell table:style-name="ce4" office:value-type="string" calcext:value-type="string">
            <text:p>-0.55%</text:p>
          </table:table-cell>
        </table:table-row>
        <table:table-row table:style-name="ro1">
          <table:table-cell table:style-name="ce4" office:value-type="string" calcext:value-type="string">
            <text:p>05/28/2023</text:p>
          </table:table-cell>
          <table:table-cell office:value-type="float" office:value="0.073537" calcext:value-type="float">
            <text:p>0.073537</text:p>
          </table:table-cell>
          <table:table-cell office:value-type="float" office:value="0.072608" calcext:value-type="float">
            <text:p>0.072608</text:p>
          </table:table-cell>
          <table:table-cell office:value-type="float" office:value="0.073959" calcext:value-type="float">
            <text:p>0.073959</text:p>
          </table:table-cell>
          <table:table-cell office:value-type="float" office:value="0.071889" calcext:value-type="float">
            <text:p>0.071889</text:p>
          </table:table-cell>
          <table:table-cell office:value-type="string" calcext:value-type="string">
            <text:p>564.40M</text:p>
          </table:table-cell>
          <table:table-cell table:style-name="ce4" office:value-type="string" calcext:value-type="string">
            <text:p>1.28%</text:p>
          </table:table-cell>
        </table:table-row>
        <table:table-row table:style-name="ro1">
          <table:table-cell table:style-name="ce4" office:value-type="string" calcext:value-type="string">
            <text:p>05/27/2023</text:p>
          </table:table-cell>
          <table:table-cell office:value-type="float" office:value="0.072608" calcext:value-type="float">
            <text:p>0.072608</text:p>
          </table:table-cell>
          <table:table-cell office:value-type="float" office:value="0.070962" calcext:value-type="float">
            <text:p>0.070962</text:p>
          </table:table-cell>
          <table:table-cell office:value-type="float" office:value="0.073366" calcext:value-type="float">
            <text:p>0.073366</text:p>
          </table:table-cell>
          <table:table-cell office:value-type="float" office:value="0.070839" calcext:value-type="float">
            <text:p>0.070839</text:p>
          </table:table-cell>
          <table:table-cell office:value-type="string" calcext:value-type="string">
            <text:p>474.84M</text:p>
          </table:table-cell>
          <table:table-cell table:style-name="ce4" office:value-type="string" calcext:value-type="string">
            <text:p>2.32%</text:p>
          </table:table-cell>
        </table:table-row>
        <table:table-row table:style-name="ro1">
          <table:table-cell table:style-name="ce4" office:value-type="string" calcext:value-type="string">
            <text:p>05/26/2023</text:p>
          </table:table-cell>
          <table:table-cell office:value-type="float" office:value="0.070962" calcext:value-type="float">
            <text:p>0.070962</text:p>
          </table:table-cell>
          <table:table-cell office:value-type="float" office:value="0.070882" calcext:value-type="float">
            <text:p>0.070882</text:p>
          </table:table-cell>
          <table:table-cell office:value-type="float" office:value="0.071349" calcext:value-type="float">
            <text:p>0.071349</text:p>
          </table:table-cell>
          <table:table-cell office:value-type="float" office:value="0.070382" calcext:value-type="float">
            <text:p>0.070382</text:p>
          </table:table-cell>
          <table:table-cell office:value-type="string" calcext:value-type="string">
            <text:p>558.07M</text:p>
          </table:table-cell>
          <table:table-cell table:style-name="ce4" office:value-type="string" calcext:value-type="string">
            <text:p>0.11%</text:p>
          </table:table-cell>
        </table:table-row>
        <table:table-row table:style-name="ro1">
          <table:table-cell table:style-name="ce4" office:value-type="string" calcext:value-type="string">
            <text:p>05/25/2023</text:p>
          </table:table-cell>
          <table:table-cell office:value-type="float" office:value="0.070884" calcext:value-type="float">
            <text:p>0.070884</text:p>
          </table:table-cell>
          <table:table-cell office:value-type="float" office:value="0.07065" calcext:value-type="float">
            <text:p>0.07065</text:p>
          </table:table-cell>
          <table:table-cell office:value-type="float" office:value="0.071011" calcext:value-type="float">
            <text:p>0.071011</text:p>
          </table:table-cell>
          <table:table-cell office:value-type="float" office:value="0.06889" calcext:value-type="float">
            <text:p>0.06889</text:p>
          </table:table-cell>
          <table:table-cell office:value-type="string" calcext:value-type="string">
            <text:p>652.66M</text:p>
          </table:table-cell>
          <table:table-cell table:style-name="ce4" office:value-type="string" calcext:value-type="string">
            <text:p>0.32%</text:p>
          </table:table-cell>
        </table:table-row>
        <table:table-row table:style-name="ro1">
          <table:table-cell table:style-name="ce4" office:value-type="string" calcext:value-type="string">
            <text:p>05/24/2023</text:p>
          </table:table-cell>
          <table:table-cell office:value-type="float" office:value="0.070656" calcext:value-type="float">
            <text:p>0.070656</text:p>
          </table:table-cell>
          <table:table-cell office:value-type="float" office:value="0.072877" calcext:value-type="float">
            <text:p>0.072877</text:p>
          </table:table-cell>
          <table:table-cell office:value-type="float" office:value="0.072881" calcext:value-type="float">
            <text:p>0.072881</text:p>
          </table:table-cell>
          <table:table-cell office:value-type="float" office:value="0.069765" calcext:value-type="float">
            <text:p>0.069765</text:p>
          </table:table-cell>
          <table:table-cell office:value-type="string" calcext:value-type="string">
            <text:p>814.18M</text:p>
          </table:table-cell>
          <table:table-cell table:style-name="ce4" office:value-type="string" calcext:value-type="string">
            <text:p>-3.05%</text:p>
          </table:table-cell>
        </table:table-row>
        <table:table-row table:style-name="ro1">
          <table:table-cell table:style-name="ce4" office:value-type="string" calcext:value-type="string">
            <text:p>05/23/2023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7292" calcext:value-type="float">
            <text:p>0.07292</text:p>
          </table:table-cell>
          <table:table-cell office:value-type="float" office:value="0.073901" calcext:value-type="float">
            <text:p>0.073901</text:p>
          </table:table-cell>
          <table:table-cell office:value-type="float" office:value="0.072465" calcext:value-type="float">
            <text:p>0.072465</text:p>
          </table:table-cell>
          <table:table-cell office:value-type="string" calcext:value-type="string">
            <text:p>471.06M</text:p>
          </table:table-cell>
          <table:table-cell table:style-name="ce4" office:value-type="string" calcext:value-type="string">
            <text:p>-0.05%</text:p>
          </table:table-cell>
        </table:table-row>
        <table:table-row table:style-name="ro1">
          <table:table-cell table:style-name="ce4" office:value-type="string" calcext:value-type="string">
            <text:p>05/22/2023</text:p>
          </table:table-cell>
          <table:table-cell office:value-type="float" office:value="0.07292" calcext:value-type="float">
            <text:p>0.07292</text:p>
          </table:table-cell>
          <table:table-cell office:value-type="float" office:value="0.072114" calcext:value-type="float">
            <text:p>0.072114</text:p>
          </table:table-cell>
          <table:table-cell office:value-type="float" office:value="0.073976" calcext:value-type="float">
            <text:p>0.073976</text:p>
          </table:table-cell>
          <table:table-cell office:value-type="float" office:value="0.07099" calcext:value-type="float">
            <text:p>0.07099</text:p>
          </table:table-cell>
          <table:table-cell office:value-type="string" calcext:value-type="string">
            <text:p>651.39M</text:p>
          </table:table-cell>
          <table:table-cell table:style-name="ce4" office:value-type="string" calcext:value-type="string">
            <text:p>1.12%</text:p>
          </table:table-cell>
        </table:table-row>
        <table:table-row table:style-name="ro1">
          <table:table-cell table:style-name="ce4" office:value-type="string" calcext:value-type="string">
            <text:p>05/21/2023</text:p>
          </table:table-cell>
          <table:table-cell office:value-type="float" office:value="0.072114" calcext:value-type="float">
            <text:p>0.072114</text:p>
          </table:table-cell>
          <table:table-cell office:value-type="float" office:value="0.073628" calcext:value-type="float">
            <text:p>0.073628</text:p>
          </table:table-cell>
          <table:table-cell office:value-type="float" office:value="0.073979" calcext:value-type="float">
            <text:p>0.073979</text:p>
          </table:table-cell>
          <table:table-cell office:value-type="float" office:value="0.071991" calcext:value-type="float">
            <text:p>0.071991</text:p>
          </table:table-cell>
          <table:table-cell office:value-type="string" calcext:value-type="string">
            <text:p>409.63M</text:p>
          </table:table-cell>
          <table:table-cell table:style-name="ce4" office:value-type="string" calcext:value-type="string">
            <text:p>-2.06%</text:p>
          </table:table-cell>
        </table:table-row>
        <table:table-row table:style-name="ro1">
          <table:table-cell table:style-name="ce4" office:value-type="string" calcext:value-type="string">
            <text:p>05/20/2023</text:p>
          </table:table-cell>
          <table:table-cell office:value-type="float" office:value="0.073629" calcext:value-type="float">
            <text:p>0.073629</text:p>
          </table:table-cell>
          <table:table-cell office:value-type="float" office:value="0.073494" calcext:value-type="float">
            <text:p>0.073494</text:p>
          </table:table-cell>
          <table:table-cell office:value-type="float" office:value="0.073846" calcext:value-type="float">
            <text:p>0.073846</text:p>
          </table:table-cell>
          <table:table-cell office:value-type="float" office:value="0.073085" calcext:value-type="float">
            <text:p>0.073085</text:p>
          </table:table-cell>
          <table:table-cell office:value-type="string" calcext:value-type="string">
            <text:p>289.95M</text:p>
          </table:table-cell>
          <table:table-cell table:style-name="ce4" office:value-type="string" calcext:value-type="string">
            <text:p>0.18%</text:p>
          </table:table-cell>
        </table:table-row>
        <table:table-row table:style-name="ro1">
          <table:table-cell table:style-name="ce4" office:value-type="string" calcext:value-type="string">
            <text:p>05/19/2023</text:p>
          </table:table-cell>
          <table:table-cell office:value-type="float" office:value="0.073494" calcext:value-type="float">
            <text:p>0.073494</text:p>
          </table:table-cell>
          <table:table-cell office:value-type="float" office:value="0.07343" calcext:value-type="float">
            <text:p>0.07343</text:p>
          </table:table-cell>
          <table:table-cell office:value-type="float" office:value="0.074024" calcext:value-type="float">
            <text:p>0.074024</text:p>
          </table:table-cell>
          <table:table-cell office:value-type="float" office:value="0.07303" calcext:value-type="float">
            <text:p>0.07303</text:p>
          </table:table-cell>
          <table:table-cell office:value-type="string" calcext:value-type="string">
            <text:p>484.32M</text:p>
          </table:table-cell>
          <table:table-cell table:style-name="ce4" office:value-type="string" calcext:value-type="string">
            <text:p>0.09%</text:p>
          </table:table-cell>
        </table:table-row>
        <table:table-row table:style-name="ro1">
          <table:table-cell table:style-name="ce4" office:value-type="string" calcext:value-type="string">
            <text:p>05/18/2023</text:p>
          </table:table-cell>
          <table:table-cell office:value-type="float" office:value="0.07343" calcext:value-type="float">
            <text:p>0.07343</text:p>
          </table:table-cell>
          <table:table-cell office:value-type="float" office:value="0.074833" calcext:value-type="float">
            <text:p>0.074833</text:p>
          </table:table-cell>
          <table:table-cell office:value-type="float" office:value="0.074892" calcext:value-type="float">
            <text:p>0.074892</text:p>
          </table:table-cell>
          <table:table-cell office:value-type="float" office:value="0.071695" calcext:value-type="float">
            <text:p>0.071695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-1.81%</text:p>
          </table:table-cell>
        </table:table-row>
        <table:table-row table:style-name="ro1">
          <table:table-cell table:style-name="ce4" office:value-type="string" calcext:value-type="string">
            <text:p>05/17/2023</text:p>
          </table:table-cell>
          <table:table-cell office:value-type="float" office:value="0.074784" calcext:value-type="float">
            <text:p>0.074784</text:p>
          </table:table-cell>
          <table:table-cell office:value-type="float" office:value="0.072751" calcext:value-type="float">
            <text:p>0.072751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0.07234" calcext:value-type="float">
            <text:p>0.07234</text:p>
          </table:table-cell>
          <table:table-cell office:value-type="string" calcext:value-type="string">
            <text:p>1.09B</text:p>
          </table:table-cell>
          <table:table-cell table:style-name="ce4" office:value-type="string" calcext:value-type="string">
            <text:p>2.79%</text:p>
          </table:table-cell>
        </table:table-row>
        <table:table-row table:style-name="ro1">
          <table:table-cell table:style-name="ce4" office:value-type="string" calcext:value-type="string">
            <text:p>05/16/2023</text:p>
          </table:table-cell>
          <table:table-cell office:value-type="float" office:value="0.072751" calcext:value-type="float">
            <text:p>0.072751</text:p>
          </table:table-cell>
          <table:table-cell office:value-type="float" office:value="0.071952" calcext:value-type="float">
            <text:p>0.071952</text:p>
          </table:table-cell>
          <table:table-cell office:value-type="float" office:value="0.073238" calcext:value-type="float">
            <text:p>0.073238</text:p>
          </table:table-cell>
          <table:table-cell office:value-type="float" office:value="0.070924" calcext:value-type="float">
            <text:p>0.070924</text:p>
          </table:table-cell>
          <table:table-cell office:value-type="string" calcext:value-type="string">
            <text:p>578.78M</text:p>
          </table:table-cell>
          <table:table-cell table:style-name="ce4" office:value-type="string" calcext:value-type="string">
            <text:p>1.11%</text:p>
          </table:table-cell>
        </table:table-row>
        <table:table-row table:style-name="ro1">
          <table:table-cell table:style-name="ce4" office:value-type="string" calcext:value-type="string">
            <text:p>05/15/2023</text:p>
          </table:table-cell>
          <table:table-cell office:value-type="float" office:value="0.071953" calcext:value-type="float">
            <text:p>0.071953</text:p>
          </table:table-cell>
          <table:table-cell office:value-type="float" office:value="0.071967" calcext:value-type="float">
            <text:p>0.071967</text:p>
          </table:table-cell>
          <table:table-cell office:value-type="float" office:value="0.073549" calcext:value-type="float">
            <text:p>0.073549</text:p>
          </table:table-cell>
          <table:table-cell office:value-type="float" office:value="0.070961" calcext:value-type="float">
            <text:p>0.070961</text:p>
          </table:table-cell>
          <table:table-cell office:value-type="string" calcext:value-type="string">
            <text:p>728.58M</text:p>
          </table:table-cell>
          <table:table-cell table:style-name="ce4" office:value-type="string" calcext:value-type="string">
            <text:p>-0.02%</text:p>
          </table:table-cell>
        </table:table-row>
        <table:table-row table:style-name="ro1">
          <table:table-cell table:style-name="ce4" office:value-type="string" calcext:value-type="string">
            <text:p>05/14/2023</text:p>
          </table:table-cell>
          <table:table-cell office:value-type="float" office:value="0.071967" calcext:value-type="float">
            <text:p>0.071967</text:p>
          </table:table-cell>
          <table:table-cell office:value-type="float" office:value="0.071666" calcext:value-type="float">
            <text:p>0.071666</text:p>
          </table:table-cell>
          <table:table-cell office:value-type="float" office:value="0.072629" calcext:value-type="float">
            <text:p>0.072629</text:p>
          </table:table-cell>
          <table:table-cell office:value-type="float" office:value="0.071219" calcext:value-type="float">
            <text:p>0.071219</text:p>
          </table:table-cell>
          <table:table-cell office:value-type="string" calcext:value-type="string">
            <text:p>363.44M</text:p>
          </table:table-cell>
          <table:table-cell table:style-name="ce4" office:value-type="string" calcext:value-type="string">
            <text:p>0.42%</text:p>
          </table:table-cell>
        </table:table-row>
        <table:table-row table:style-name="ro1">
          <table:table-cell table:style-name="ce4" office:value-type="string" calcext:value-type="string">
            <text:p>05/13/2023</text:p>
          </table:table-cell>
          <table:table-cell office:value-type="float" office:value="0.071665" calcext:value-type="float">
            <text:p>0.071665</text:p>
          </table:table-cell>
          <table:table-cell office:value-type="float" office:value="0.072367" calcext:value-type="float">
            <text:p>0.072367</text:p>
          </table:table-cell>
          <table:table-cell office:value-type="float" office:value="0.072398" calcext:value-type="float">
            <text:p>0.072398</text:p>
          </table:table-cell>
          <table:table-cell office:value-type="float" office:value="0.071357" calcext:value-type="float">
            <text:p>0.071357</text:p>
          </table:table-cell>
          <table:table-cell office:value-type="string" calcext:value-type="string">
            <text:p>434.51M</text:p>
          </table:table-cell>
          <table:table-cell table:style-name="ce4" office:value-type="string" calcext:value-type="string">
            <text:p>-0.97%</text:p>
          </table:table-cell>
        </table:table-row>
        <table:table-row table:style-name="ro1">
          <table:table-cell table:style-name="ce4" office:value-type="string" calcext:value-type="string">
            <text:p>05/12/2023</text:p>
          </table:table-cell>
          <table:table-cell office:value-type="float" office:value="0.072369" calcext:value-type="float">
            <text:p>0.072369</text:p>
          </table:table-cell>
          <table:table-cell office:value-type="float" office:value="0.071957" calcext:value-type="float">
            <text:p>0.071957</text:p>
          </table:table-cell>
          <table:table-cell office:value-type="float" office:value="0.072616" calcext:value-type="float">
            <text:p>0.072616</text:p>
          </table:table-cell>
          <table:table-cell office:value-type="float" office:value="0.069362" calcext:value-type="float">
            <text:p>0.069362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0.58%</text:p>
          </table:table-cell>
        </table:table-row>
        <table:table-row table:style-name="ro1">
          <table:table-cell table:style-name="ce4" office:value-type="string" calcext:value-type="string">
            <text:p>05/11/2023</text:p>
          </table:table-cell>
          <table:table-cell office:value-type="float" office:value="0.071955" calcext:value-type="float">
            <text:p>0.071955</text:p>
          </table:table-cell>
          <table:table-cell office:value-type="float" office:value="0.07313" calcext:value-type="float">
            <text:p>0.07313</text:p>
          </table:table-cell>
          <table:table-cell office:value-type="float" office:value="0.07316" calcext:value-type="float">
            <text:p>0.07316</text:p>
          </table:table-cell>
          <table:table-cell office:value-type="float" office:value="0.069324" calcext:value-type="float">
            <text:p>0.069324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-1.64%</text:p>
          </table:table-cell>
        </table:table-row>
        <table:table-row table:style-name="ro1">
          <table:table-cell table:style-name="ce4" office:value-type="string" calcext:value-type="string">
            <text:p>05/10/2023</text:p>
          </table:table-cell>
          <table:table-cell office:value-type="float" office:value="0.073154" calcext:value-type="float">
            <text:p>0.073154</text:p>
          </table:table-cell>
          <table:table-cell office:value-type="float" office:value="0.073115" calcext:value-type="float">
            <text:p>0.073115</text:p>
          </table:table-cell>
          <table:table-cell office:value-type="float" office:value="0.074658" calcext:value-type="float">
            <text:p>0.074658</text:p>
          </table:table-cell>
          <table:table-cell office:value-type="float" office:value="0.070594" calcext:value-type="float">
            <text:p>0.070594</text:p>
          </table:table-cell>
          <table:table-cell office:value-type="string" calcext:value-type="string">
            <text:p>1.19B</text:p>
          </table:table-cell>
          <table:table-cell table:style-name="ce4" office:value-type="string" calcext:value-type="string">
            <text:p>0.05%</text:p>
          </table:table-cell>
        </table:table-row>
        <table:table-row table:style-name="ro1">
          <table:table-cell table:style-name="ce4" office:value-type="string" calcext:value-type="string">
            <text:p>05/09/2023</text:p>
          </table:table-cell>
          <table:table-cell office:value-type="float" office:value="0.073114" calcext:value-type="float">
            <text:p>0.073114</text:p>
          </table:table-cell>
          <table:table-cell office:value-type="float" office:value="0.072416" calcext:value-type="float">
            <text:p>0.072416</text:p>
          </table:table-cell>
          <table:table-cell office:value-type="float" office:value="0.073341" calcext:value-type="float">
            <text:p>0.073341</text:p>
          </table:table-cell>
          <table:table-cell office:value-type="float" office:value="0.07213" calcext:value-type="float">
            <text:p>0.07213</text:p>
          </table:table-cell>
          <table:table-cell office:value-type="string" calcext:value-type="string">
            <text:p>770.90M</text:p>
          </table:table-cell>
          <table:table-cell table:style-name="ce4" office:value-type="string" calcext:value-type="string">
            <text:p>0.97%</text:p>
          </table:table-cell>
        </table:table-row>
        <table:table-row table:style-name="ro1">
          <table:table-cell table:style-name="ce4" office:value-type="string" calcext:value-type="string">
            <text:p>05/08/2023</text:p>
          </table:table-cell>
          <table:table-cell office:value-type="float" office:value="0.072415" calcext:value-type="float">
            <text:p>0.072415</text:p>
          </table:table-cell>
          <table:table-cell office:value-type="float" office:value="0.076502" calcext:value-type="float">
            <text:p>0.076502</text:p>
          </table:table-cell>
          <table:table-cell office:value-type="float" office:value="0.077086" calcext:value-type="float">
            <text:p>0.077086</text:p>
          </table:table-cell>
          <table:table-cell office:value-type="float" office:value="0.070287" calcext:value-type="float">
            <text:p>0.070287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-5.34%</text:p>
          </table:table-cell>
        </table:table-row>
        <table:table-row table:style-name="ro1">
          <table:table-cell table:style-name="ce4" office:value-type="string" calcext:value-type="string">
            <text:p>05/07/2023</text:p>
          </table:table-cell>
          <table:table-cell office:value-type="float" office:value="0.076502" calcext:value-type="float">
            <text:p>0.076502</text:p>
          </table:table-cell>
          <table:table-cell office:value-type="float" office:value="0.076741" calcext:value-type="float">
            <text:p>0.076741</text:p>
          </table:table-cell>
          <table:table-cell office:value-type="float" office:value="0.077487" calcext:value-type="float">
            <text:p>0.077487</text:p>
          </table:table-cell>
          <table:table-cell office:value-type="float" office:value="0.076277" calcext:value-type="float">
            <text:p>0.076277</text:p>
          </table:table-cell>
          <table:table-cell office:value-type="string" calcext:value-type="string">
            <text:p>615.95M</text:p>
          </table:table-cell>
          <table:table-cell table:style-name="ce4" office:value-type="string" calcext:value-type="string">
            <text:p>-0.31%</text:p>
          </table:table-cell>
        </table:table-row>
        <table:table-row table:style-name="ro1">
          <table:table-cell table:style-name="ce4" office:value-type="string" calcext:value-type="string">
            <text:p>05/06/2023</text:p>
          </table:table-cell>
          <table:table-cell office:value-type="float" office:value="0.076741" calcext:value-type="float">
            <text:p>0.076741</text:p>
          </table:table-cell>
          <table:table-cell office:value-type="float" office:value="0.080203" calcext:value-type="float">
            <text:p>0.080203</text:p>
          </table:table-cell>
          <table:table-cell office:value-type="float" office:value="0.080454" calcext:value-type="float">
            <text:p>0.080454</text:p>
          </table:table-cell>
          <table:table-cell office:value-type="float" office:value="0.07591" calcext:value-type="float">
            <text:p>0.07591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-4.31%</text:p>
          </table:table-cell>
        </table:table-row>
        <table:table-row table:style-name="ro1">
          <table:table-cell table:style-name="ce4" office:value-type="string" calcext:value-type="string">
            <text:p>05/05/2023</text:p>
          </table:table-cell>
          <table:table-cell office:value-type="float" office:value="0.080201" calcext:value-type="float">
            <text:p>0.080201</text:p>
          </table:table-cell>
          <table:table-cell office:value-type="float" office:value="0.07839" calcext:value-type="float">
            <text:p>0.07839</text:p>
          </table:table-cell>
          <table:table-cell office:value-type="float" office:value="0.081456" calcext:value-type="float">
            <text:p>0.081456</text:p>
          </table:table-cell>
          <table:table-cell office:value-type="float" office:value="0.077674" calcext:value-type="float">
            <text:p>0.077674</text:p>
          </table:table-cell>
          <table:table-cell office:value-type="string" calcext:value-type="string">
            <text:p>1.07B</text:p>
          </table:table-cell>
          <table:table-cell table:style-name="ce4" office:value-type="string" calcext:value-type="string">
            <text:p>2.31%</text:p>
          </table:table-cell>
        </table:table-row>
        <table:table-row table:style-name="ro1">
          <table:table-cell table:style-name="ce4" office:value-type="string" calcext:value-type="string">
            <text:p>05/04/2023</text:p>
          </table:table-cell>
          <table:table-cell office:value-type="float" office:value="0.07839" calcext:value-type="float">
            <text:p>0.07839</text:p>
          </table:table-cell>
          <table:table-cell office:value-type="float" office:value="0.079603" calcext:value-type="float">
            <text:p>0.079603</text:p>
          </table:table-cell>
          <table:table-cell office:value-type="float" office:value="0.079702" calcext:value-type="float">
            <text:p>0.079702</text:p>
          </table:table-cell>
          <table:table-cell office:value-type="float" office:value="0.077972" calcext:value-type="float">
            <text:p>0.077972</text:p>
          </table:table-cell>
          <table:table-cell office:value-type="string" calcext:value-type="string">
            <text:p>709.51M</text:p>
          </table:table-cell>
          <table:table-cell table:style-name="ce4" office:value-type="string" calcext:value-type="string">
            <text:p>-1.52%</text:p>
          </table:table-cell>
        </table:table-row>
        <table:table-row table:style-name="ro1">
          <table:table-cell table:style-name="ce4" office:value-type="string" calcext:value-type="string">
            <text:p>05/03/2023</text:p>
          </table:table-cell>
          <table:table-cell office:value-type="float" office:value="0.079598" calcext:value-type="float">
            <text:p>0.079598</text:p>
          </table:table-cell>
          <table:table-cell office:value-type="float" office:value="0.078774" calcext:value-type="float">
            <text:p>0.078774</text:p>
          </table:table-cell>
          <table:table-cell office:value-type="float" office:value="0.080652" calcext:value-type="float">
            <text:p>0.080652</text:p>
          </table:table-cell>
          <table:table-cell office:value-type="float" office:value="0.077172" calcext:value-type="float">
            <text:p>0.077172</text:p>
          </table:table-cell>
          <table:table-cell office:value-type="string" calcext:value-type="string">
            <text:p>865.38M</text:p>
          </table:table-cell>
          <table:table-cell table:style-name="ce4" office:value-type="string" calcext:value-type="string">
            <text:p>1.05%</text:p>
          </table:table-cell>
        </table:table-row>
        <table:table-row table:style-name="ro1">
          <table:table-cell table:style-name="ce4" office:value-type="string" calcext:value-type="string">
            <text:p>05/02/2023</text:p>
          </table:table-cell>
          <table:table-cell office:value-type="float" office:value="0.078774" calcext:value-type="float">
            <text:p>0.078774</text:p>
          </table:table-cell>
          <table:table-cell office:value-type="float" office:value="0.078823" calcext:value-type="float">
            <text:p>0.078823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77674" calcext:value-type="float">
            <text:p>0.077674</text:p>
          </table:table-cell>
          <table:table-cell office:value-type="string" calcext:value-type="string">
            <text:p>589.72M</text:p>
          </table:table-cell>
          <table:table-cell table:style-name="ce4" office:value-type="string" calcext:value-type="string">
            <text:p>-0.06%</text:p>
          </table:table-cell>
        </table:table-row>
        <table:table-row table:style-name="ro1">
          <table:table-cell table:style-name="ce4" office:value-type="string" calcext:value-type="string">
            <text:p>05/01/2023</text:p>
          </table:table-cell>
          <table:table-cell office:value-type="float" office:value="0.078824" calcext:value-type="float">
            <text:p>0.078824</text:p>
          </table:table-cell>
          <table:table-cell office:value-type="float" office:value="0.079462" calcext:value-type="float">
            <text:p>0.079462</text:p>
          </table:table-cell>
          <table:table-cell office:value-type="float" office:value="0.080007" calcext:value-type="float">
            <text:p>0.080007</text:p>
          </table:table-cell>
          <table:table-cell office:value-type="float" office:value="0.07739" calcext:value-type="float">
            <text:p>0.07739</text:p>
          </table:table-cell>
          <table:table-cell office:value-type="string" calcext:value-type="string">
            <text:p>933.49M</text:p>
          </table:table-cell>
          <table:table-cell table:style-name="ce4" office:value-type="string" calcext:value-type="string">
            <text:p>-0.80%</text:p>
          </table:table-cell>
        </table:table-row>
        <table:table-row table:style-name="ro1">
          <table:table-cell table:style-name="ce4" office:value-type="string" calcext:value-type="string">
            <text:p>04/30/2023</text:p>
          </table:table-cell>
          <table:table-cell office:value-type="float" office:value="0.079462" calcext:value-type="float">
            <text:p>0.079462</text:p>
          </table:table-cell>
          <table:table-cell office:value-type="float" office:value="0.081576" calcext:value-type="float">
            <text:p>0.081576</text:p>
          </table:table-cell>
          <table:table-cell office:value-type="float" office:value="0.081693" calcext:value-type="float">
            <text:p>0.081693</text:p>
          </table:table-cell>
          <table:table-cell office:value-type="float" office:value="0.079283" calcext:value-type="float">
            <text:p>0.079283</text:p>
          </table:table-cell>
          <table:table-cell office:value-type="string" calcext:value-type="string">
            <text:p>720.75M</text:p>
          </table:table-cell>
          <table:table-cell table:style-name="ce4" office:value-type="string" calcext:value-type="string">
            <text:p>-2.59%</text:p>
          </table:table-cell>
        </table:table-row>
        <table:table-row table:style-name="ro1">
          <table:table-cell table:style-name="ce4" office:value-type="string" calcext:value-type="string">
            <text:p>04/29/2023</text:p>
          </table:table-cell>
          <table:table-cell office:value-type="float" office:value="0.081576" calcext:value-type="float">
            <text:p>0.081576</text:p>
          </table:table-cell>
          <table:table-cell office:value-type="float" office:value="0.080332" calcext:value-type="float">
            <text:p>0.080332</text:p>
          </table:table-cell>
          <table:table-cell office:value-type="float" office:value="0.081909" calcext:value-type="float">
            <text:p>0.081909</text:p>
          </table:table-cell>
          <table:table-cell office:value-type="float" office:value="0.080205" calcext:value-type="float">
            <text:p>0.080205</text:p>
          </table:table-cell>
          <table:table-cell office:value-type="string" calcext:value-type="string">
            <text:p>723.16M</text:p>
          </table:table-cell>
          <table:table-cell table:style-name="ce4" office:value-type="string" calcext:value-type="string">
            <text:p>1.55%</text:p>
          </table:table-cell>
        </table:table-row>
        <table:table-row table:style-name="ro1">
          <table:table-cell table:style-name="ce4" office:value-type="string" calcext:value-type="string">
            <text:p>04/28/2023</text:p>
          </table:table-cell>
          <table:table-cell office:value-type="float" office:value="0.080334" calcext:value-type="float">
            <text:p>0.080334</text:p>
          </table:table-cell>
          <table:table-cell office:value-type="float" office:value="0.080137" calcext:value-type="float">
            <text:p>0.080137</text:p>
          </table:table-cell>
          <table:table-cell office:value-type="float" office:value="0.080601" calcext:value-type="float">
            <text:p>0.080601</text:p>
          </table:table-cell>
          <table:table-cell office:value-type="float" office:value="0.079233" calcext:value-type="float">
            <text:p>0.079233</text:p>
          </table:table-cell>
          <table:table-cell office:value-type="string" calcext:value-type="string">
            <text:p>642.71M</text:p>
          </table:table-cell>
          <table:table-cell table:style-name="ce4" office:value-type="string" calcext:value-type="string">
            <text:p>0.25%</text:p>
          </table:table-cell>
        </table:table-row>
        <table:table-row table:style-name="ro1">
          <table:table-cell table:style-name="ce4" office:value-type="string" calcext:value-type="string">
            <text:p>04/27/2023</text:p>
          </table:table-cell>
          <table:table-cell office:value-type="float" office:value="0.080137" calcext:value-type="float">
            <text:p>0.080137</text:p>
          </table:table-cell>
          <table:table-cell office:value-type="float" office:value="0.078592" calcext:value-type="float">
            <text:p>0.078592</text:p>
          </table:table-cell>
          <table:table-cell office:value-type="float" office:value="0.080922" calcext:value-type="float">
            <text:p>0.080922</text:p>
          </table:table-cell>
          <table:table-cell office:value-type="float" office:value="0.0784" calcext:value-type="float">
            <text:p>0.0784</text:p>
          </table:table-cell>
          <table:table-cell office:value-type="string" calcext:value-type="string">
            <text:p>1.34B</text:p>
          </table:table-cell>
          <table:table-cell table:style-name="ce4" office:value-type="string" calcext:value-type="string">
            <text:p>1.94%</text:p>
          </table:table-cell>
        </table:table-row>
        <table:table-row table:style-name="ro1">
          <table:table-cell table:style-name="ce4" office:value-type="string" calcext:value-type="string">
            <text:p>04/26/2023</text:p>
          </table:table-cell>
          <table:table-cell office:value-type="float" office:value="0.078608" calcext:value-type="float">
            <text:p>0.078608</text:p>
          </table:table-cell>
          <table:table-cell office:value-type="float" office:value="0.079745" calcext:value-type="float">
            <text:p>0.079745</text:p>
          </table:table-cell>
          <table:table-cell office:value-type="float" office:value="0.083459" calcext:value-type="float">
            <text:p>0.083459</text:p>
          </table:table-cell>
          <table:table-cell office:value-type="float" office:value="0.0753" calcext:value-type="float">
            <text:p>0.0753</text:p>
          </table:table-cell>
          <table:table-cell office:value-type="string" calcext:value-type="string">
            <text:p>2.38B</text:p>
          </table:table-cell>
          <table:table-cell table:style-name="ce4" office:value-type="string" calcext:value-type="string">
            <text:p>-1.43%</text:p>
          </table:table-cell>
        </table:table-row>
        <table:table-row table:style-name="ro1">
          <table:table-cell table:style-name="ce4" office:value-type="string" calcext:value-type="string">
            <text:p>04/25/2023</text:p>
          </table:table-cell>
          <table:table-cell office:value-type="float" office:value="0.079745" calcext:value-type="float">
            <text:p>0.079745</text:p>
          </table:table-cell>
          <table:table-cell office:value-type="float" office:value="0.078744" calcext:value-type="float">
            <text:p>0.078744</text:p>
          </table:table-cell>
          <table:table-cell office:value-type="float" office:value="0.079944" calcext:value-type="float">
            <text:p>0.079944</text:p>
          </table:table-cell>
          <table:table-cell office:value-type="float" office:value="0.077568" calcext:value-type="float">
            <text:p>0.077568</text:p>
          </table:table-cell>
          <table:table-cell office:value-type="string" calcext:value-type="string">
            <text:p>882.19M</text:p>
          </table:table-cell>
          <table:table-cell table:style-name="ce4" office:value-type="string" calcext:value-type="string">
            <text:p>1.26%</text:p>
          </table:table-cell>
        </table:table-row>
        <table:table-row table:style-name="ro1">
          <table:table-cell table:style-name="ce4" office:value-type="string" calcext:value-type="string">
            <text:p>04/24/2023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78778" calcext:value-type="float">
            <text:p>0.078778</text:p>
          </table:table-cell>
          <table:table-cell office:value-type="float" office:value="0.080006" calcext:value-type="float">
            <text:p>0.080006</text:p>
          </table:table-cell>
          <table:table-cell office:value-type="float" office:value="0.077237" calcext:value-type="float">
            <text:p>0.077237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-0.04%</text:p>
          </table:table-cell>
        </table:table-row>
        <table:table-row table:style-name="ro1">
          <table:table-cell table:style-name="ce4" office:value-type="string" calcext:value-type="string">
            <text:p>04/23/2023</text:p>
          </table:table-cell>
          <table:table-cell office:value-type="float" office:value="0.078778" calcext:value-type="float">
            <text:p>0.078778</text:p>
          </table:table-cell>
          <table:table-cell office:value-type="float" office:value="0.08027" calcext:value-type="float">
            <text:p>0.08027</text:p>
          </table:table-cell>
          <table:table-cell office:value-type="float" office:value="0.080729" calcext:value-type="float">
            <text:p>0.080729</text:p>
          </table:table-cell>
          <table:table-cell office:value-type="float" office:value="0.076911" calcext:value-type="float">
            <text:p>0.076911</text:p>
          </table:table-cell>
          <table:table-cell office:value-type="string" calcext:value-type="string">
            <text:p>995.77M</text:p>
          </table:table-cell>
          <table:table-cell table:style-name="ce4" office:value-type="string" calcext:value-type="string">
            <text:p>-1.86%</text:p>
          </table:table-cell>
        </table:table-row>
        <table:table-row table:style-name="ro1">
          <table:table-cell table:style-name="ce4" office:value-type="string" calcext:value-type="string">
            <text:p>04/22/2023</text:p>
          </table:table-cell>
          <table:table-cell office:value-type="float" office:value="0.08027" calcext:value-type="float">
            <text:p>0.08027</text:p>
          </table:table-cell>
          <table:table-cell office:value-type="float" office:value="0.078427" calcext:value-type="float">
            <text:p>0.078427</text:p>
          </table:table-cell>
          <table:table-cell office:value-type="float" office:value="0.080936" calcext:value-type="float">
            <text:p>0.080936</text:p>
          </table:table-cell>
          <table:table-cell office:value-type="float" office:value="0.078187" calcext:value-type="float">
            <text:p>0.078187</text:p>
          </table:table-cell>
          <table:table-cell office:value-type="string" calcext:value-type="string">
            <text:p>1.04B</text:p>
          </table:table-cell>
          <table:table-cell table:style-name="ce4" office:value-type="string" calcext:value-type="string">
            <text:p>2.35%</text:p>
          </table:table-cell>
        </table:table-row>
        <table:table-row table:style-name="ro1">
          <table:table-cell table:style-name="ce4" office:value-type="string" calcext:value-type="string">
            <text:p>04/21/2023</text:p>
          </table:table-cell>
          <table:table-cell office:value-type="float" office:value="0.078427" calcext:value-type="float">
            <text:p>0.078427</text:p>
          </table:table-cell>
          <table:table-cell office:value-type="float" office:value="0.083894" calcext:value-type="float">
            <text:p>0.083894</text:p>
          </table:table-cell>
          <table:table-cell office:value-type="float" office:value="0.084663" calcext:value-type="float">
            <text:p>0.084663</text:p>
          </table:table-cell>
          <table:table-cell office:value-type="float" office:value="0.077244" calcext:value-type="float">
            <text:p>0.077244</text:p>
          </table:table-cell>
          <table:table-cell office:value-type="string" calcext:value-type="string">
            <text:p>2.78B</text:p>
          </table:table-cell>
          <table:table-cell table:style-name="ce4" office:value-type="string" calcext:value-type="string">
            <text:p>-6.52%</text:p>
          </table:table-cell>
        </table:table-row>
        <table:table-row table:style-name="ro1">
          <table:table-cell table:style-name="ce4" office:value-type="string" calcext:value-type="string">
            <text:p>04/20/2023</text:p>
          </table:table-cell>
          <table:table-cell office:value-type="float" office:value="0.083894" calcext:value-type="float">
            <text:p>0.083894</text:p>
          </table:table-cell>
          <table:table-cell office:value-type="float" office:value="0.087892" calcext:value-type="float">
            <text:p>0.087892</text:p>
          </table:table-cell>
          <table:table-cell office:value-type="float" office:value="0.093238" calcext:value-type="float">
            <text:p>0.093238</text:p>
          </table:table-cell>
          <table:table-cell office:value-type="float" office:value="0.082759" calcext:value-type="float">
            <text:p>0.082759</text:p>
          </table:table-cell>
          <table:table-cell office:value-type="string" calcext:value-type="string">
            <text:p>5.81B</text:p>
          </table:table-cell>
          <table:table-cell table:style-name="ce4" office:value-type="string" calcext:value-type="string">
            <text:p>-4.55%</text:p>
          </table:table-cell>
        </table:table-row>
        <table:table-row table:style-name="ro1">
          <table:table-cell table:style-name="ce4" office:value-type="string" calcext:value-type="string">
            <text:p>04/19/2023</text:p>
          </table:table-cell>
          <table:table-cell office:value-type="float" office:value="0.087892" calcext:value-type="float">
            <text:p>0.087892</text:p>
          </table:table-cell>
          <table:table-cell office:value-type="float" office:value="0.093951" calcext:value-type="float">
            <text:p>0.093951</text:p>
          </table:table-cell>
          <table:table-cell office:value-type="float" office:value="0.094129" calcext:value-type="float">
            <text:p>0.094129</text:p>
          </table:table-cell>
          <table:table-cell office:value-type="float" office:value="0.085836" calcext:value-type="float">
            <text:p>0.085836</text:p>
          </table:table-cell>
          <table:table-cell office:value-type="string" calcext:value-type="string">
            <text:p>3.69B</text:p>
          </table:table-cell>
          <table:table-cell table:style-name="ce4" office:value-type="string" calcext:value-type="string">
            <text:p>-6.45%</text:p>
          </table:table-cell>
        </table:table-row>
        <table:table-row table:style-name="ro1">
          <table:table-cell table:style-name="ce4" office:value-type="string" calcext:value-type="string">
            <text:p>04/18/2023</text:p>
          </table:table-cell>
          <table:table-cell office:value-type="float" office:value="0.093953" calcext:value-type="float">
            <text:p>0.093953</text:p>
          </table:table-cell>
          <table:table-cell office:value-type="float" office:value="0.091394" calcext:value-type="float">
            <text:p>0.091394</text:p>
          </table:table-cell>
          <table:table-cell office:value-type="float" office:value="0.094664" calcext:value-type="float">
            <text:p>0.094664</text:p>
          </table:table-cell>
          <table:table-cell office:value-type="float" office:value="0.089817" calcext:value-type="float">
            <text:p>0.089817</text:p>
          </table:table-cell>
          <table:table-cell office:value-type="string" calcext:value-type="string">
            <text:p>2.23B</text:p>
          </table:table-cell>
          <table:table-cell table:style-name="ce4" office:value-type="string" calcext:value-type="string">
            <text:p>2.80%</text:p>
          </table:table-cell>
        </table:table-row>
        <table:table-row table:style-name="ro1">
          <table:table-cell table:style-name="ce4" office:value-type="string" calcext:value-type="string">
            <text:p>04/17/2023</text:p>
          </table:table-cell>
          <table:table-cell office:value-type="float" office:value="0.091392" calcext:value-type="float">
            <text:p>0.091392</text:p>
          </table:table-cell>
          <table:table-cell office:value-type="float" office:value="0.09047" calcext:value-type="float">
            <text:p>0.09047</text:p>
          </table:table-cell>
          <table:table-cell office:value-type="float" office:value="0.094702" calcext:value-type="float">
            <text:p>0.094702</text:p>
          </table:table-cell>
          <table:table-cell office:value-type="float" office:value="0.088289" calcext:value-type="float">
            <text:p>0.088289</text:p>
          </table:table-cell>
          <table:table-cell office:value-type="string" calcext:value-type="string">
            <text:p>3.73B</text:p>
          </table:table-cell>
          <table:table-cell table:style-name="ce4" office:value-type="string" calcext:value-type="string">
            <text:p>1.02%</text:p>
          </table:table-cell>
        </table:table-row>
        <table:table-row table:style-name="ro1">
          <table:table-cell table:style-name="ce4" office:value-type="string" calcext:value-type="string">
            <text:p>04/16/2023</text:p>
          </table:table-cell>
          <table:table-cell office:value-type="float" office:value="0.090465" calcext:value-type="float">
            <text:p>0.090465</text:p>
          </table:table-cell>
          <table:table-cell office:value-type="float" office:value="0.088894" calcext:value-type="float">
            <text:p>0.088894</text:p>
          </table:table-cell>
          <table:table-cell office:value-type="float" office:value="0.091754" calcext:value-type="float">
            <text:p>0.091754</text:p>
          </table:table-cell>
          <table:table-cell office:value-type="float" office:value="0.087765" calcext:value-type="float">
            <text:p>0.087765</text:p>
          </table:table-cell>
          <table:table-cell office:value-type="string" calcext:value-type="string">
            <text:p>1.53B</text:p>
          </table:table-cell>
          <table:table-cell table:style-name="ce4" office:value-type="string" calcext:value-type="string">
            <text:p>1.77%</text:p>
          </table:table-cell>
        </table:table-row>
        <table:table-row table:style-name="ro1">
          <table:table-cell table:style-name="ce4" office:value-type="string" calcext:value-type="string">
            <text:p>04/15/2023</text:p>
          </table:table-cell>
          <table:table-cell office:value-type="float" office:value="0.08889" calcext:value-type="float">
            <text:p>0.08889</text:p>
          </table:table-cell>
          <table:table-cell office:value-type="float" office:value="0.088684" calcext:value-type="float">
            <text:p>0.088684</text:p>
          </table:table-cell>
          <table:table-cell office:value-type="float" office:value="0.090512" calcext:value-type="float">
            <text:p>0.090512</text:p>
          </table:table-cell>
          <table:table-cell office:value-type="float" office:value="0.087233" calcext:value-type="float">
            <text:p>0.087233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0.21%</text:p>
          </table:table-cell>
        </table:table-row>
        <table:table-row table:style-name="ro1">
          <table:table-cell table:style-name="ce4" office:value-type="string" calcext:value-type="string">
            <text:p>04/14/2023</text:p>
          </table:table-cell>
          <table:table-cell office:value-type="float" office:value="0.088707" calcext:value-type="float">
            <text:p>0.088707</text:p>
          </table:table-cell>
          <table:table-cell office:value-type="float" office:value="0.087344" calcext:value-type="float">
            <text:p>0.087344</text:p>
          </table:table-cell>
          <table:table-cell office:value-type="float" office:value="0.091169" calcext:value-type="float">
            <text:p>0.091169</text:p>
          </table:table-cell>
          <table:table-cell office:value-type="float" office:value="0.085505" calcext:value-type="float">
            <text:p>0.085505</text:p>
          </table:table-cell>
          <table:table-cell office:value-type="string" calcext:value-type="string">
            <text:p>2.90B</text:p>
          </table:table-cell>
          <table:table-cell table:style-name="ce4" office:value-type="string" calcext:value-type="string">
            <text:p>1.56%</text:p>
          </table:table-cell>
        </table:table-row>
        <table:table-row table:style-name="ro1">
          <table:table-cell table:style-name="ce4" office:value-type="string" calcext:value-type="string">
            <text:p>04/13/2023</text:p>
          </table:table-cell>
          <table:table-cell office:value-type="float" office:value="0.087344" calcext:value-type="float">
            <text:p>0.087344</text:p>
          </table:table-cell>
          <table:table-cell office:value-type="float" office:value="0.083406" calcext:value-type="float">
            <text:p>0.083406</text:p>
          </table:table-cell>
          <table:table-cell office:value-type="float" office:value="0.08879" calcext:value-type="float">
            <text:p>0.08879</text:p>
          </table:table-cell>
          <table:table-cell office:value-type="float" office:value="0.082866" calcext:value-type="float">
            <text:p>0.082866</text:p>
          </table:table-cell>
          <table:table-cell office:value-type="string" calcext:value-type="string">
            <text:p>2.35B</text:p>
          </table:table-cell>
          <table:table-cell table:style-name="ce4" office:value-type="string" calcext:value-type="string">
            <text:p>4.73%</text:p>
          </table:table-cell>
        </table:table-row>
        <table:table-row table:style-name="ro1">
          <table:table-cell table:style-name="ce4" office:value-type="string" calcext:value-type="string">
            <text:p>04/12/2023</text:p>
          </table:table-cell>
          <table:table-cell office:value-type="float" office:value="0.083398" calcext:value-type="float">
            <text:p>0.083398</text:p>
          </table:table-cell>
          <table:table-cell office:value-type="float" office:value="0.084133" calcext:value-type="float">
            <text:p>0.084133</text:p>
          </table:table-cell>
          <table:table-cell office:value-type="float" office:value="0.084487" calcext:value-type="float">
            <text:p>0.084487</text:p>
          </table:table-cell>
          <table:table-cell office:value-type="float" office:value="0.081099" calcext:value-type="float">
            <text:p>0.081099</text:p>
          </table:table-cell>
          <table:table-cell office:value-type="string" calcext:value-type="string">
            <text:p>2.19B</text:p>
          </table:table-cell>
          <table:table-cell table:style-name="ce4" office:value-type="string" calcext:value-type="string">
            <text:p>-0.87%</text:p>
          </table:table-cell>
        </table:table-row>
        <table:table-row table:style-name="ro1">
          <table:table-cell table:style-name="ce4" office:value-type="string" calcext:value-type="string">
            <text:p>04/11/2023</text:p>
          </table:table-cell>
          <table:table-cell office:value-type="float" office:value="0.08413" calcext:value-type="float">
            <text:p>0.08413</text:p>
          </table:table-cell>
          <table:table-cell office:value-type="float" office:value="0.084794" calcext:value-type="float">
            <text:p>0.084794</text:p>
          </table:table-cell>
          <table:table-cell office:value-type="float" office:value="0.085791" calcext:value-type="float">
            <text:p>0.085791</text:p>
          </table:table-cell>
          <table:table-cell office:value-type="float" office:value="0.083623" calcext:value-type="float">
            <text:p>0.083623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-0.79%</text:p>
          </table:table-cell>
        </table:table-row>
        <table:table-row table:style-name="ro1">
          <table:table-cell table:style-name="ce4" office:value-type="string" calcext:value-type="string">
            <text:p>04/10/2023</text:p>
          </table:table-cell>
          <table:table-cell office:value-type="float" office:value="0.084797" calcext:value-type="float">
            <text:p>0.084797</text:p>
          </table:table-cell>
          <table:table-cell office:value-type="float" office:value="0.083194" calcext:value-type="float">
            <text:p>0.083194</text:p>
          </table:table-cell>
          <table:table-cell office:value-type="float" office:value="0.085402" calcext:value-type="float">
            <text:p>0.085402</text:p>
          </table:table-cell>
          <table:table-cell office:value-type="float" office:value="0.082332" calcext:value-type="float">
            <text:p>0.082332</text:p>
          </table:table-cell>
          <table:table-cell office:value-type="string" calcext:value-type="string">
            <text:p>1.24B</text:p>
          </table:table-cell>
          <table:table-cell table:style-name="ce4" office:value-type="string" calcext:value-type="string">
            <text:p>1.92%</text:p>
          </table:table-cell>
        </table:table-row>
        <table:table-row table:style-name="ro1">
          <table:table-cell table:style-name="ce4" office:value-type="string" calcext:value-type="string">
            <text:p>04/09/2023</text:p>
          </table:table-cell>
          <table:table-cell office:value-type="float" office:value="0.083197" calcext:value-type="float">
            <text:p>0.083197</text:p>
          </table:table-cell>
          <table:table-cell office:value-type="float" office:value="0.081359" calcext:value-type="float">
            <text:p>0.081359</text:p>
          </table:table-cell>
          <table:table-cell office:value-type="float" office:value="0.083846" calcext:value-type="float">
            <text:p>0.083846</text:p>
          </table:table-cell>
          <table:table-cell office:value-type="float" office:value="0.081194" calcext:value-type="float">
            <text:p>0.081194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2.26%</text:p>
          </table:table-cell>
        </table:table-row>
        <table:table-row table:style-name="ro1">
          <table:table-cell table:style-name="ce4" office:value-type="string" calcext:value-type="string">
            <text:p>04/08/2023</text:p>
          </table:table-cell>
          <table:table-cell office:value-type="float" office:value="0.081359" calcext:value-type="float">
            <text:p>0.081359</text:p>
          </table:table-cell>
          <table:table-cell office:value-type="float" office:value="0.082232" calcext:value-type="float">
            <text:p>0.082232</text:p>
          </table:table-cell>
          <table:table-cell office:value-type="float" office:value="0.083827" calcext:value-type="float">
            <text:p>0.083827</text:p>
          </table:table-cell>
          <table:table-cell office:value-type="float" office:value="0.080629" calcext:value-type="float">
            <text:p>0.080629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-1.07%</text:p>
          </table:table-cell>
        </table:table-row>
        <table:table-row table:style-name="ro1">
          <table:table-cell table:style-name="ce4" office:value-type="string" calcext:value-type="string">
            <text:p>04/07/2023</text:p>
          </table:table-cell>
          <table:table-cell office:value-type="float" office:value="0.082243" calcext:value-type="float">
            <text:p>0.082243</text:p>
          </table:table-cell>
          <table:table-cell office:value-type="float" office:value="0.085415" calcext:value-type="float">
            <text:p>0.085415</text:p>
          </table:table-cell>
          <table:table-cell office:value-type="float" office:value="0.086143" calcext:value-type="float">
            <text:p>0.086143</text:p>
          </table:table-cell>
          <table:table-cell office:value-type="float" office:value="0.081623" calcext:value-type="float">
            <text:p>0.081623</text:p>
          </table:table-cell>
          <table:table-cell office:value-type="string" calcext:value-type="string">
            <text:p>2.81B</text:p>
          </table:table-cell>
          <table:table-cell table:style-name="ce4" office:value-type="string" calcext:value-type="string">
            <text:p>-3.71%</text:p>
          </table:table-cell>
        </table:table-row>
        <table:table-row table:style-name="ro1">
          <table:table-cell table:style-name="ce4" office:value-type="string" calcext:value-type="string">
            <text:p>04/06/2023</text:p>
          </table:table-cell>
          <table:table-cell office:value-type="float" office:value="0.08541" calcext:value-type="float">
            <text:p>0.08541</text:p>
          </table:table-cell>
          <table:table-cell table:number-columns-repeated="2" office:value-type="float" office:value="0.092717" calcext:value-type="float">
            <text:p>0.092717</text:p>
          </table:table-cell>
          <table:table-cell office:value-type="float" office:value="0.084748" calcext:value-type="float">
            <text:p>0.084748</text:p>
          </table:table-cell>
          <table:table-cell office:value-type="string" calcext:value-type="string">
            <text:p>4.19B</text:p>
          </table:table-cell>
          <table:table-cell table:style-name="ce4" office:value-type="string" calcext:value-type="string">
            <text:p>-7.88%</text:p>
          </table:table-cell>
        </table:table-row>
        <table:table-row table:style-name="ro1">
          <table:table-cell table:style-name="ce4" office:value-type="string" calcext:value-type="string">
            <text:p>04/05/2023</text:p>
          </table:table-cell>
          <table:table-cell office:value-type="float" office:value="0.092715" calcext:value-type="float">
            <text:p>0.092715</text:p>
          </table:table-cell>
          <table:table-cell office:value-type="float" office:value="0.095163" calcext:value-type="float">
            <text:p>0.095163</text:p>
          </table:table-cell>
          <table:table-cell office:value-type="float" office:value="0.099134" calcext:value-type="float">
            <text:p>0.099134</text:p>
          </table:table-cell>
          <table:table-cell office:value-type="float" office:value="0.091265" calcext:value-type="float">
            <text:p>0.091265</text:p>
          </table:table-cell>
          <table:table-cell office:value-type="string" calcext:value-type="string">
            <text:p>4.23B</text:p>
          </table:table-cell>
          <table:table-cell table:style-name="ce4" office:value-type="string" calcext:value-type="string">
            <text:p>-2.57%</text:p>
          </table:table-cell>
        </table:table-row>
        <table:table-row table:style-name="ro1">
          <table:table-cell table:style-name="ce4" office:value-type="string" calcext:value-type="string">
            <text:p>04/04/2023</text:p>
          </table:table-cell>
          <table:table-cell office:value-type="float" office:value="0.095163" calcext:value-type="float">
            <text:p>0.095163</text:p>
          </table:table-cell>
          <table:table-cell office:value-type="float" office:value="0.09604" calcext:value-type="float">
            <text:p>0.09604</text:p>
          </table:table-cell>
          <table:table-cell office:value-type="float" office:value="0.103232" calcext:value-type="float">
            <text:p>0.103232</text:p>
          </table:table-cell>
          <table:table-cell office:value-type="float" office:value="0.09233" calcext:value-type="float">
            <text:p>0.09233</text:p>
          </table:table-cell>
          <table:table-cell office:value-type="string" calcext:value-type="string">
            <text:p>8.93B</text:p>
          </table:table-cell>
          <table:table-cell table:style-name="ce4" office:value-type="string" calcext:value-type="string">
            <text:p>-0.91%</text:p>
          </table:table-cell>
        </table:table-row>
        <table:table-row table:style-name="ro1">
          <table:table-cell table:style-name="ce4" office:value-type="string" calcext:value-type="string">
            <text:p>04/03/2023</text:p>
          </table:table-cell>
          <table:table-cell office:value-type="float" office:value="0.09604" calcext:value-type="float">
            <text:p>0.09604</text:p>
          </table:table-cell>
          <table:table-cell office:value-type="float" office:value="0.079022" calcext:value-type="float">
            <text:p>0.079022</text:p>
          </table:table-cell>
          <table:table-cell office:value-type="float" office:value="0.10406" calcext:value-type="float">
            <text:p>0.10406</text:p>
          </table:table-cell>
          <table:table-cell office:value-type="float" office:value="0.076252" calcext:value-type="float">
            <text:p>0.076252</text:p>
          </table:table-cell>
          <table:table-cell office:value-type="string" calcext:value-type="string">
            <text:p>10.60B</text:p>
          </table:table-cell>
          <table:table-cell table:style-name="ce4" office:value-type="string" calcext:value-type="string">
            <text:p>21.53%</text:p>
          </table:table-cell>
        </table:table-row>
        <table:table-row table:style-name="ro1">
          <table:table-cell table:style-name="ce4" office:value-type="string" calcext:value-type="string">
            <text:p>04/02/2023</text:p>
          </table:table-cell>
          <table:table-cell office:value-type="float" office:value="0.079023" calcext:value-type="float">
            <text:p>0.079023</text:p>
          </table:table-cell>
          <table:table-cell office:value-type="float" office:value="0.081822" calcext:value-type="float">
            <text:p>0.081822</text:p>
          </table:table-cell>
          <table:table-cell office:value-type="float" office:value="0.085483" calcext:value-type="float">
            <text:p>0.085483</text:p>
          </table:table-cell>
          <table:table-cell office:value-type="float" office:value="0.077413" calcext:value-type="float">
            <text:p>0.077413</text:p>
          </table:table-cell>
          <table:table-cell office:value-type="string" calcext:value-type="string">
            <text:p>2.65B</text:p>
          </table:table-cell>
          <table:table-cell table:style-name="ce4" office:value-type="string" calcext:value-type="string">
            <text:p>-3.42%</text:p>
          </table:table-cell>
        </table:table-row>
        <table:table-row table:style-name="ro1">
          <table:table-cell table:style-name="ce4" office:value-type="string" calcext:value-type="string">
            <text:p>04/01/2023</text:p>
          </table:table-cell>
          <table:table-cell office:value-type="float" office:value="0.081822" calcext:value-type="float">
            <text:p>0.081822</text:p>
          </table:table-cell>
          <table:table-cell office:value-type="float" office:value="0.076982" calcext:value-type="float">
            <text:p>0.076982</text:p>
          </table:table-cell>
          <table:table-cell office:value-type="float" office:value="0.083261" calcext:value-type="float">
            <text:p>0.083261</text:p>
          </table:table-cell>
          <table:table-cell office:value-type="float" office:value="0.075934" calcext:value-type="float">
            <text:p>0.075934</text:p>
          </table:table-cell>
          <table:table-cell office:value-type="string" calcext:value-type="string">
            <text:p>2.28B</text:p>
          </table:table-cell>
          <table:table-cell table:style-name="ce4" office:value-type="string" calcext:value-type="string">
            <text:p>6.28%</text:p>
          </table:table-cell>
        </table:table-row>
        <table:table-row table:style-name="ro1">
          <table:table-cell table:style-name="ce4" office:value-type="string" calcext:value-type="string">
            <text:p>03/31/2023</text:p>
          </table:table-cell>
          <table:table-cell office:value-type="float" office:value="0.076984" calcext:value-type="float">
            <text:p>0.076984</text:p>
          </table:table-cell>
          <table:table-cell office:value-type="float" office:value="0.074226" calcext:value-type="float">
            <text:p>0.074226</text:p>
          </table:table-cell>
          <table:table-cell office:value-type="float" office:value="0.077803" calcext:value-type="float">
            <text:p>0.077803</text:p>
          </table:table-cell>
          <table:table-cell office:value-type="float" office:value="0.073524" calcext:value-type="float">
            <text:p>0.073524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3.72%</text:p>
          </table:table-cell>
        </table:table-row>
        <table:table-row table:style-name="ro1">
          <table:table-cell table:style-name="ce4" office:value-type="string" calcext:value-type="string">
            <text:p>03/30/2023</text:p>
          </table:table-cell>
          <table:table-cell office:value-type="float" office:value="0.074226" calcext:value-type="float">
            <text:p>0.074226</text:p>
          </table:table-cell>
          <table:table-cell office:value-type="float" office:value="0.075613" calcext:value-type="float">
            <text:p>0.075613</text:p>
          </table:table-cell>
          <table:table-cell office:value-type="float" office:value="0.076767" calcext:value-type="float">
            <text:p>0.076767</text:p>
          </table:table-cell>
          <table:table-cell office:value-type="float" office:value="0.073506" calcext:value-type="float">
            <text:p>0.073506</text:p>
          </table:table-cell>
          <table:table-cell office:value-type="string" calcext:value-type="string">
            <text:p>1.09B</text:p>
          </table:table-cell>
          <table:table-cell table:style-name="ce4" office:value-type="string" calcext:value-type="string">
            <text:p>-1.84%</text:p>
          </table:table-cell>
        </table:table-row>
        <table:table-row table:style-name="ro1">
          <table:table-cell table:style-name="ce4" office:value-type="string" calcext:value-type="string">
            <text:p>03/29/2023</text:p>
          </table:table-cell>
          <table:table-cell office:value-type="float" office:value="0.075617" calcext:value-type="float">
            <text:p>0.075617</text:p>
          </table:table-cell>
          <table:table-cell office:value-type="float" office:value="0.073807" calcext:value-type="float">
            <text:p>0.073807</text:p>
          </table:table-cell>
          <table:table-cell office:value-type="float" office:value="0.076822" calcext:value-type="float">
            <text:p>0.076822</text:p>
          </table:table-cell>
          <table:table-cell office:value-type="float" office:value="0.073512" calcext:value-type="float">
            <text:p>0.073512</text:p>
          </table:table-cell>
          <table:table-cell office:value-type="string" calcext:value-type="string">
            <text:p>1.27B</text:p>
          </table:table-cell>
          <table:table-cell table:style-name="ce4" office:value-type="string" calcext:value-type="string">
            <text:p>2.52%</text:p>
          </table:table-cell>
        </table:table-row>
        <table:table-row table:style-name="ro1">
          <table:table-cell table:style-name="ce4" office:value-type="string" calcext:value-type="string">
            <text:p>03/28/2023</text:p>
          </table:table-cell>
          <table:table-cell office:value-type="float" office:value="0.07376" calcext:value-type="float">
            <text:p>0.07376</text:p>
          </table:table-cell>
          <table:table-cell office:value-type="float" office:value="0.072865" calcext:value-type="float">
            <text:p>0.072865</text:p>
          </table:table-cell>
          <table:table-cell office:value-type="float" office:value="0.074025" calcext:value-type="float">
            <text:p>0.074025</text:p>
          </table:table-cell>
          <table:table-cell office:value-type="float" office:value="0.071746" calcext:value-type="float">
            <text:p>0.071746</text:p>
          </table:table-cell>
          <table:table-cell office:value-type="string" calcext:value-type="string">
            <text:p>845.61M</text:p>
          </table:table-cell>
          <table:table-cell table:style-name="ce4" office:value-type="string" calcext:value-type="string">
            <text:p>1.23%</text:p>
          </table:table-cell>
        </table:table-row>
        <table:table-row table:style-name="ro1">
          <table:table-cell table:style-name="ce4" office:value-type="string" calcext:value-type="string">
            <text:p>03/27/2023</text:p>
          </table:table-cell>
          <table:table-cell office:value-type="float" office:value="0.072863" calcext:value-type="float">
            <text:p>0.072863</text:p>
          </table:table-cell>
          <table:table-cell office:value-type="float" office:value="0.074375" calcext:value-type="float">
            <text:p>0.074375</text:p>
          </table:table-cell>
          <table:table-cell office:value-type="float" office:value="0.07596" calcext:value-type="float">
            <text:p>0.07596</text:p>
          </table:table-cell>
          <table:table-cell office:value-type="float" office:value="0.071345" calcext:value-type="float">
            <text:p>0.071345</text:p>
          </table:table-cell>
          <table:table-cell office:value-type="string" calcext:value-type="string">
            <text:p>1.43B</text:p>
          </table:table-cell>
          <table:table-cell table:style-name="ce4" office:value-type="string" calcext:value-type="string">
            <text:p>-2.03%</text:p>
          </table:table-cell>
        </table:table-row>
        <table:table-row table:style-name="ro1">
          <table:table-cell table:style-name="ce4" office:value-type="string" calcext:value-type="string">
            <text:p>03/26/2023</text:p>
          </table:table-cell>
          <table:table-cell office:value-type="float" office:value="0.074377" calcext:value-type="float">
            <text:p>0.074377</text:p>
          </table:table-cell>
          <table:table-cell office:value-type="float" office:value="0.07406" calcext:value-type="float">
            <text:p>0.07406</text:p>
          </table:table-cell>
          <table:table-cell office:value-type="float" office:value="0.075391" calcext:value-type="float">
            <text:p>0.075391</text:p>
          </table:table-cell>
          <table:table-cell office:value-type="float" office:value="0.073404" calcext:value-type="float">
            <text:p>0.073404</text:p>
          </table:table-cell>
          <table:table-cell office:value-type="string" calcext:value-type="string">
            <text:p>633.05M</text:p>
          </table:table-cell>
          <table:table-cell table:style-name="ce4" office:value-type="string" calcext:value-type="string">
            <text:p>0.43%</text:p>
          </table:table-cell>
        </table:table-row>
        <table:table-row table:style-name="ro1">
          <table:table-cell table:style-name="ce4" office:value-type="string" calcext:value-type="string">
            <text:p>03/25/2023</text:p>
          </table:table-cell>
          <table:table-cell office:value-type="float" office:value="0.074055" calcext:value-type="float">
            <text:p>0.074055</text:p>
          </table:table-cell>
          <table:table-cell office:value-type="float" office:value="0.074573" calcext:value-type="float">
            <text:p>0.074573</text:p>
          </table:table-cell>
          <table:table-cell office:value-type="float" office:value="0.075966" calcext:value-type="float">
            <text:p>0.075966</text:p>
          </table:table-cell>
          <table:table-cell office:value-type="float" office:value="0.072577" calcext:value-type="float">
            <text:p>0.072577</text:p>
          </table:table-cell>
          <table:table-cell office:value-type="string" calcext:value-type="string">
            <text:p>828.97M</text:p>
          </table:table-cell>
          <table:table-cell table:style-name="ce4" office:value-type="string" calcext:value-type="string">
            <text:p>-0.69%</text:p>
          </table:table-cell>
        </table:table-row>
        <table:table-row table:style-name="ro1">
          <table:table-cell table:style-name="ce4" office:value-type="string" calcext:value-type="string">
            <text:p>03/24/2023</text:p>
          </table:table-cell>
          <table:table-cell office:value-type="float" office:value="0.074573" calcext:value-type="float">
            <text:p>0.074573</text:p>
          </table:table-cell>
          <table:table-cell office:value-type="float" office:value="0.077387" calcext:value-type="float">
            <text:p>0.077387</text:p>
          </table:table-cell>
          <table:table-cell office:value-type="float" office:value="0.077498" calcext:value-type="float">
            <text:p>0.077498</text:p>
          </table:table-cell>
          <table:table-cell office:value-type="float" office:value="0.073103" calcext:value-type="float">
            <text:p>0.073103</text:p>
          </table:table-cell>
          <table:table-cell office:value-type="string" calcext:value-type="string">
            <text:p>1.15B</text:p>
          </table:table-cell>
          <table:table-cell table:style-name="ce4" office:value-type="string" calcext:value-type="string">
            <text:p>-3.64%</text:p>
          </table:table-cell>
        </table:table-row>
        <table:table-row table:style-name="ro1">
          <table:table-cell table:style-name="ce4" office:value-type="string" calcext:value-type="string">
            <text:p>03/23/2023</text:p>
          </table:table-cell>
          <table:table-cell office:value-type="float" office:value="0.077387" calcext:value-type="float">
            <text:p>0.077387</text:p>
          </table:table-cell>
          <table:table-cell office:value-type="float" office:value="0.073843" calcext:value-type="float">
            <text:p>0.073843</text:p>
          </table:table-cell>
          <table:table-cell office:value-type="float" office:value="0.078919" calcext:value-type="float">
            <text:p>0.078919</text:p>
          </table:table-cell>
          <table:table-cell office:value-type="float" office:value="0.072986" calcext:value-type="float">
            <text:p>0.072986</text:p>
          </table:table-cell>
          <table:table-cell office:value-type="string" calcext:value-type="string">
            <text:p>2.18B</text:p>
          </table:table-cell>
          <table:table-cell table:style-name="ce4" office:value-type="string" calcext:value-type="string">
            <text:p>4.79%</text:p>
          </table:table-cell>
        </table:table-row>
        <table:table-row table:style-name="ro1">
          <table:table-cell table:style-name="ce4" office:value-type="string" calcext:value-type="string">
            <text:p>03/22/2023</text:p>
          </table:table-cell>
          <table:table-cell office:value-type="float" office:value="0.073851" calcext:value-type="float">
            <text:p>0.073851</text:p>
          </table:table-cell>
          <table:table-cell office:value-type="float" office:value="0.076685" calcext:value-type="float">
            <text:p>0.076685</text:p>
          </table:table-cell>
          <table:table-cell office:value-type="float" office:value="0.077821" calcext:value-type="float">
            <text:p>0.077821</text:p>
          </table:table-cell>
          <table:table-cell office:value-type="float" office:value="0.071648" calcext:value-type="float">
            <text:p>0.071648</text:p>
          </table:table-cell>
          <table:table-cell office:value-type="string" calcext:value-type="string">
            <text:p>2.53B</text:p>
          </table:table-cell>
          <table:table-cell table:style-name="ce4" office:value-type="string" calcext:value-type="string">
            <text:p>-3.70%</text:p>
          </table:table-cell>
        </table:table-row>
        <table:table-row table:style-name="ro1">
          <table:table-cell table:style-name="ce4" office:value-type="string" calcext:value-type="string">
            <text:p>03/21/2023</text:p>
          </table:table-cell>
          <table:table-cell office:value-type="float" office:value="0.076685" calcext:value-type="float">
            <text:p>0.076685</text:p>
          </table:table-cell>
          <table:table-cell office:value-type="float" office:value="0.071342" calcext:value-type="float">
            <text:p>0.071342</text:p>
          </table:table-cell>
          <table:table-cell office:value-type="float" office:value="0.077779" calcext:value-type="float">
            <text:p>0.077779</text:p>
          </table:table-cell>
          <table:table-cell office:value-type="float" office:value="0.070404" calcext:value-type="float">
            <text:p>0.070404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7.49%</text:p>
          </table:table-cell>
        </table:table-row>
        <table:table-row table:style-name="ro1">
          <table:table-cell table:style-name="ce4" office:value-type="string" calcext:value-type="string">
            <text:p>03/20/2023</text:p>
          </table:table-cell>
          <table:table-cell office:value-type="float" office:value="0.071345" calcext:value-type="float">
            <text:p>0.071345</text:p>
          </table:table-cell>
          <table:table-cell office:value-type="float" office:value="0.074541" calcext:value-type="float">
            <text:p>0.074541</text:p>
          </table:table-cell>
          <table:table-cell office:value-type="float" office:value="0.075558" calcext:value-type="float">
            <text:p>0.075558</text:p>
          </table:table-cell>
          <table:table-cell office:value-type="float" office:value="0.070528" calcext:value-type="float">
            <text:p>0.070528</text:p>
          </table:table-cell>
          <table:table-cell office:value-type="string" calcext:value-type="string">
            <text:p>1.37B</text:p>
          </table:table-cell>
          <table:table-cell table:style-name="ce4" office:value-type="string" calcext:value-type="string">
            <text:p>-4.19%</text:p>
          </table:table-cell>
        </table:table-row>
        <table:table-row table:style-name="ro1">
          <table:table-cell table:style-name="ce4" office:value-type="string" calcext:value-type="string">
            <text:p>03/19/2023</text:p>
          </table:table-cell>
          <table:table-cell office:value-type="float" office:value="0.074462" calcext:value-type="float">
            <text:p>0.074462</text:p>
          </table:table-cell>
          <table:table-cell office:value-type="float" office:value="0.072959" calcext:value-type="float">
            <text:p>0.072959</text:p>
          </table:table-cell>
          <table:table-cell office:value-type="float" office:value="0.076498" calcext:value-type="float">
            <text:p>0.076498</text:p>
          </table:table-cell>
          <table:table-cell office:value-type="float" office:value="0.072959" calcext:value-type="float">
            <text:p>0.072959</text:p>
          </table:table-cell>
          <table:table-cell office:value-type="string" calcext:value-type="string">
            <text:p>1.04B</text:p>
          </table:table-cell>
          <table:table-cell table:style-name="ce4" office:value-type="string" calcext:value-type="string">
            <text:p>2.06%</text:p>
          </table:table-cell>
        </table:table-row>
        <table:table-row table:style-name="ro1">
          <table:table-cell table:style-name="ce4" office:value-type="string" calcext:value-type="string">
            <text:p>03/18/2023</text:p>
          </table:table-cell>
          <table:table-cell office:value-type="float" office:value="0.072959" calcext:value-type="float">
            <text:p>0.072959</text:p>
          </table:table-cell>
          <table:table-cell office:value-type="float" office:value="0.076443" calcext:value-type="float">
            <text:p>0.076443</text:p>
          </table:table-cell>
          <table:table-cell office:value-type="float" office:value="0.078775" calcext:value-type="float">
            <text:p>0.078775</text:p>
          </table:table-cell>
          <table:table-cell office:value-type="float" office:value="0.072531" calcext:value-type="float">
            <text:p>0.072531</text:p>
          </table:table-cell>
          <table:table-cell office:value-type="string" calcext:value-type="string">
            <text:p>1.91B</text:p>
          </table:table-cell>
          <table:table-cell table:style-name="ce4" office:value-type="string" calcext:value-type="string">
            <text:p>-4.53%</text:p>
          </table:table-cell>
        </table:table-row>
        <table:table-row table:style-name="ro1">
          <table:table-cell table:style-name="ce4" office:value-type="string" calcext:value-type="string">
            <text:p>03/17/2023</text:p>
          </table:table-cell>
          <table:table-cell office:value-type="float" office:value="0.076421" calcext:value-type="float">
            <text:p>0.076421</text:p>
          </table:table-cell>
          <table:table-cell office:value-type="float" office:value="0.072588" calcext:value-type="float">
            <text:p>0.072588</text:p>
          </table:table-cell>
          <table:table-cell office:value-type="float" office:value="0.077228" calcext:value-type="float">
            <text:p>0.077228</text:p>
          </table:table-cell>
          <table:table-cell office:value-type="float" office:value="0.071528" calcext:value-type="float">
            <text:p>0.071528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5.31%</text:p>
          </table:table-cell>
        </table:table-row>
        <table:table-row table:style-name="ro1">
          <table:table-cell table:style-name="ce4" office:value-type="string" calcext:value-type="string">
            <text:p>03/16/2023</text:p>
          </table:table-cell>
          <table:table-cell office:value-type="float" office:value="0.072567" calcext:value-type="float">
            <text:p>0.072567</text:p>
          </table:table-cell>
          <table:table-cell office:value-type="float" office:value="0.069681" calcext:value-type="float">
            <text:p>0.069681</text:p>
          </table:table-cell>
          <table:table-cell office:value-type="float" office:value="0.074004" calcext:value-type="float">
            <text:p>0.074004</text:p>
          </table:table-cell>
          <table:table-cell office:value-type="float" office:value="0.068919" calcext:value-type="float">
            <text:p>0.068919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4.14%</text:p>
          </table:table-cell>
        </table:table-row>
        <table:table-row table:style-name="ro1">
          <table:table-cell table:style-name="ce4" office:value-type="string" calcext:value-type="string">
            <text:p>03/15/2023</text:p>
          </table:table-cell>
          <table:table-cell office:value-type="float" office:value="0.069682" calcext:value-type="float">
            <text:p>0.069682</text:p>
          </table:table-cell>
          <table:table-cell office:value-type="float" office:value="0.07464" calcext:value-type="float">
            <text:p>0.07464</text:p>
          </table:table-cell>
          <table:table-cell office:value-type="float" office:value="0.075918" calcext:value-type="float">
            <text:p>0.075918</text:p>
          </table:table-cell>
          <table:table-cell office:value-type="float" office:value="0.067488" calcext:value-type="float">
            <text:p>0.067488</text:p>
          </table:table-cell>
          <table:table-cell office:value-type="string" calcext:value-type="string">
            <text:p>1.91B</text:p>
          </table:table-cell>
          <table:table-cell table:style-name="ce4" office:value-type="string" calcext:value-type="string">
            <text:p>-6.67%</text:p>
          </table:table-cell>
        </table:table-row>
        <table:table-row table:style-name="ro1">
          <table:table-cell table:style-name="ce4" office:value-type="string" calcext:value-type="string">
            <text:p>03/14/2023</text:p>
          </table:table-cell>
          <table:table-cell office:value-type="float" office:value="0.074665" calcext:value-type="float">
            <text:p>0.074665</text:p>
          </table:table-cell>
          <table:table-cell office:value-type="float" office:value="0.072862" calcext:value-type="float">
            <text:p>0.072862</text:p>
          </table:table-cell>
          <table:table-cell office:value-type="float" office:value="0.07755" calcext:value-type="float">
            <text:p>0.07755</text:p>
          </table:table-cell>
          <table:table-cell office:value-type="float" office:value="0.071217" calcext:value-type="float">
            <text:p>0.071217</text:p>
          </table:table-cell>
          <table:table-cell office:value-type="string" calcext:value-type="string">
            <text:p>2.05B</text:p>
          </table:table-cell>
          <table:table-cell table:style-name="ce4" office:value-type="string" calcext:value-type="string">
            <text:p>2.47%</text:p>
          </table:table-cell>
        </table:table-row>
        <table:table-row table:style-name="ro1">
          <table:table-cell table:style-name="ce4" office:value-type="string" calcext:value-type="string">
            <text:p>03/13/2023</text:p>
          </table:table-cell>
          <table:table-cell office:value-type="float" office:value="0.072862" calcext:value-type="float">
            <text:p>0.072862</text:p>
          </table:table-cell>
          <table:table-cell office:value-type="float" office:value="0.070603" calcext:value-type="float">
            <text:p>0.070603</text:p>
          </table:table-cell>
          <table:table-cell office:value-type="float" office:value="0.073532" calcext:value-type="float">
            <text:p>0.073532</text:p>
          </table:table-cell>
          <table:table-cell office:value-type="float" office:value="0.068274" calcext:value-type="float">
            <text:p>0.068274</text:p>
          </table:table-cell>
          <table:table-cell office:value-type="string" calcext:value-type="string">
            <text:p>1.75B</text:p>
          </table:table-cell>
          <table:table-cell table:style-name="ce4" office:value-type="string" calcext:value-type="string">
            <text:p>3.22%</text:p>
          </table:table-cell>
        </table:table-row>
        <table:table-row table:style-name="ro1">
          <table:table-cell table:style-name="ce4" office:value-type="string" calcext:value-type="string">
            <text:p>03/12/2023</text:p>
          </table:table-cell>
          <table:table-cell office:value-type="float" office:value="0.070587" calcext:value-type="float">
            <text:p>0.070587</text:p>
          </table:table-cell>
          <table:table-cell office:value-type="float" office:value="0.066185" calcext:value-type="float">
            <text:p>0.066185</text:p>
          </table:table-cell>
          <table:table-cell office:value-type="float" office:value="0.070816" calcext:value-type="float">
            <text:p>0.070816</text:p>
          </table:table-cell>
          <table:table-cell office:value-type="float" office:value="0.065486" calcext:value-type="float">
            <text:p>0.065486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6.65%</text:p>
          </table:table-cell>
        </table:table-row>
        <table:table-row table:style-name="ro1">
          <table:table-cell table:style-name="ce4" office:value-type="string" calcext:value-type="string">
            <text:p>03/11/2023</text:p>
          </table:table-cell>
          <table:table-cell office:value-type="float" office:value="0.066185" calcext:value-type="float">
            <text:p>0.066185</text:p>
          </table:table-cell>
          <table:table-cell office:value-type="float" office:value="0.065794" calcext:value-type="float">
            <text:p>0.065794</text:p>
          </table:table-cell>
          <table:table-cell office:value-type="float" office:value="0.068312" calcext:value-type="float">
            <text:p>0.068312</text:p>
          </table:table-cell>
          <table:table-cell office:value-type="float" office:value="0.063401" calcext:value-type="float">
            <text:p>0.063401</text:p>
          </table:table-cell>
          <table:table-cell office:value-type="string" calcext:value-type="string">
            <text:p>1.51B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03/10/2023</text:p>
          </table:table-cell>
          <table:table-cell office:value-type="float" office:value="0.065794" calcext:value-type="float">
            <text:p>0.065794</text:p>
          </table:table-cell>
          <table:table-cell office:value-type="float" office:value="0.065995" calcext:value-type="float">
            <text:p>0.065995</text:p>
          </table:table-cell>
          <table:table-cell office:value-type="float" office:value="0.066144" calcext:value-type="float">
            <text:p>0.066144</text:p>
          </table:table-cell>
          <table:table-cell office:value-type="float" office:value="0.062686" calcext:value-type="float">
            <text:p>0.062686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03/09/2023</text:p>
          </table:table-cell>
          <table:table-cell office:value-type="float" office:value="0.065974" calcext:value-type="float">
            <text:p>0.065974</text:p>
          </table:table-cell>
          <table:table-cell office:value-type="float" office:value="0.071104" calcext:value-type="float">
            <text:p>0.071104</text:p>
          </table:table-cell>
          <table:table-cell office:value-type="float" office:value="0.072269" calcext:value-type="float">
            <text:p>0.072269</text:p>
          </table:table-cell>
          <table:table-cell office:value-type="float" office:value="0.064118" calcext:value-type="float">
            <text:p>0.064118</text:p>
          </table:table-cell>
          <table:table-cell office:value-type="string" calcext:value-type="string">
            <text:p>2.23B</text:p>
          </table:table-cell>
          <table:table-cell table:style-name="ce4" office:value-type="string" calcext:value-type="string">
            <text:p>-7.24%</text:p>
          </table:table-cell>
        </table:table-row>
        <table:table-row table:style-name="ro1">
          <table:table-cell table:style-name="ce4" office:value-type="string" calcext:value-type="string">
            <text:p>03/08/2023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4305" calcext:value-type="float">
            <text:p>0.074305</text:p>
          </table:table-cell>
          <table:table-cell office:value-type="float" office:value="0.070308" calcext:value-type="float">
            <text:p>0.070308</text:p>
          </table:table-cell>
          <table:table-cell office:value-type="string" calcext:value-type="string">
            <text:p>1.09B</text:p>
          </table:table-cell>
          <table:table-cell table:style-name="ce4" office:value-type="string" calcext:value-type="string">
            <text:p>-3.93%</text:p>
          </table:table-cell>
        </table:table-row>
        <table:table-row table:style-name="ro1">
          <table:table-cell table:style-name="ce4" office:value-type="string" calcext:value-type="string">
            <text:p>03/07/2023</text:p>
          </table:table-cell>
          <table:table-cell office:value-type="float" office:value="0.074029" calcext:value-type="float">
            <text:p>0.074029</text:p>
          </table:table-cell>
          <table:table-cell office:value-type="float" office:value="0.07479" calcext:value-type="float">
            <text:p>0.07479</text:p>
          </table:table-cell>
          <table:table-cell office:value-type="float" office:value="0.07596" calcext:value-type="float">
            <text:p>0.07596</text:p>
          </table:table-cell>
          <table:table-cell office:value-type="float" office:value="0.072439" calcext:value-type="float">
            <text:p>0.072439</text:p>
          </table:table-cell>
          <table:table-cell office:value-type="string" calcext:value-type="string">
            <text:p>1.00B</text:p>
          </table:table-cell>
          <table:table-cell table:style-name="ce4" office:value-type="string" calcext:value-type="string">
            <text:p>-1.01%</text:p>
          </table:table-cell>
        </table:table-row>
        <table:table-row table:style-name="ro1">
          <table:table-cell table:style-name="ce4" office:value-type="string" calcext:value-type="string">
            <text:p>03/06/2023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0.074756" calcext:value-type="float">
            <text:p>0.074756</text:p>
          </table:table-cell>
          <table:table-cell office:value-type="float" office:value="0.075115" calcext:value-type="float">
            <text:p>0.075115</text:p>
          </table:table-cell>
          <table:table-cell office:value-type="float" office:value="0.073332" calcext:value-type="float">
            <text:p>0.073332</text:p>
          </table:table-cell>
          <table:table-cell office:value-type="string" calcext:value-type="string">
            <text:p>806.82M</text:p>
          </table:table-cell>
          <table:table-cell table:style-name="ce4" office:value-type="string" calcext:value-type="string">
            <text:p>0.04%</text:p>
          </table:table-cell>
        </table:table-row>
        <table:table-row table:style-name="ro1">
          <table:table-cell table:style-name="ce4" office:value-type="string" calcext:value-type="string">
            <text:p>03/05/2023</text:p>
          </table:table-cell>
          <table:table-cell office:value-type="float" office:value="0.074756" calcext:value-type="float">
            <text:p>0.074756</text:p>
          </table:table-cell>
          <table:table-cell office:value-type="float" office:value="0.074657" calcext:value-type="float">
            <text:p>0.074657</text:p>
          </table:table-cell>
          <table:table-cell office:value-type="float" office:value="0.076039" calcext:value-type="float">
            <text:p>0.076039</text:p>
          </table:table-cell>
          <table:table-cell office:value-type="float" office:value="0.074301" calcext:value-type="float">
            <text:p>0.074301</text:p>
          </table:table-cell>
          <table:table-cell office:value-type="string" calcext:value-type="string">
            <text:p>619.49M</text:p>
          </table:table-cell>
          <table:table-cell table:style-name="ce4" office:value-type="string" calcext:value-type="string">
            <text:p>0.13%</text:p>
          </table:table-cell>
        </table:table-row>
        <table:table-row table:style-name="ro1">
          <table:table-cell table:style-name="ce4" office:value-type="string" calcext:value-type="string">
            <text:p>03/04/2023</text:p>
          </table:table-cell>
          <table:table-cell office:value-type="float" office:value="0.07466" calcext:value-type="float">
            <text:p>0.07466</text:p>
          </table:table-cell>
          <table:table-cell office:value-type="float" office:value="0.076838" calcext:value-type="float">
            <text:p>0.076838</text:p>
          </table:table-cell>
          <table:table-cell office:value-type="float" office:value="0.077212" calcext:value-type="float">
            <text:p>0.077212</text:p>
          </table:table-cell>
          <table:table-cell office:value-type="float" office:value="0.072659" calcext:value-type="float">
            <text:p>0.072659</text:p>
          </table:table-cell>
          <table:table-cell office:value-type="string" calcext:value-type="string">
            <text:p>734.67M</text:p>
          </table:table-cell>
          <table:table-cell table:style-name="ce4" office:value-type="string" calcext:value-type="string">
            <text:p>-2.80%</text:p>
          </table:table-cell>
        </table:table-row>
        <table:table-row table:style-name="ro1">
          <table:table-cell table:style-name="ce4" office:value-type="string" calcext:value-type="string">
            <text:p>03/03/2023</text:p>
          </table:table-cell>
          <table:table-cell office:value-type="float" office:value="0.076811" calcext:value-type="float">
            <text:p>0.076811</text:p>
          </table:table-cell>
          <table:table-cell office:value-type="float" office:value="0.080552" calcext:value-type="float">
            <text:p>0.080552</text:p>
          </table:table-cell>
          <table:table-cell office:value-type="float" office:value="0.080607" calcext:value-type="float">
            <text:p>0.080607</text:p>
          </table:table-cell>
          <table:table-cell office:value-type="float" office:value="0.073579" calcext:value-type="float">
            <text:p>0.073579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-4.63%</text:p>
          </table:table-cell>
        </table:table-row>
        <table:table-row table:style-name="ro1">
          <table:table-cell table:style-name="ce4" office:value-type="string" calcext:value-type="string">
            <text:p>03/02/2023</text:p>
          </table:table-cell>
          <table:table-cell office:value-type="float" office:value="0.08054" calcext:value-type="float">
            <text:p>0.08054</text:p>
          </table:table-cell>
          <table:table-cell office:value-type="float" office:value="0.081944" calcext:value-type="float">
            <text:p>0.081944</text:p>
          </table:table-cell>
          <table:table-cell office:value-type="float" office:value="0.082257" calcext:value-type="float">
            <text:p>0.082257</text:p>
          </table:table-cell>
          <table:table-cell office:value-type="float" office:value="0.079635" calcext:value-type="float">
            <text:p>0.079635</text:p>
          </table:table-cell>
          <table:table-cell office:value-type="string" calcext:value-type="string">
            <text:p>568.70M</text:p>
          </table:table-cell>
          <table:table-cell table:style-name="ce4" office:value-type="string" calcext:value-type="string">
            <text:p>-1.71%</text:p>
          </table:table-cell>
        </table:table-row>
        <table:table-row table:style-name="ro1">
          <table:table-cell table:style-name="ce4" office:value-type="string" calcext:value-type="string">
            <text:p>03/01/2023</text:p>
          </table:table-cell>
          <table:table-cell office:value-type="float" office:value="0.081945" calcext:value-type="float">
            <text:p>0.081945</text:p>
          </table:table-cell>
          <table:table-cell office:value-type="float" office:value="0.080809" calcext:value-type="float">
            <text:p>0.080809</text:p>
          </table:table-cell>
          <table:table-cell office:value-type="float" office:value="0.082821" calcext:value-type="float">
            <text:p>0.082821</text:p>
          </table:table-cell>
          <table:table-cell office:value-type="float" office:value="0.080298" calcext:value-type="float">
            <text:p>0.080298</text:p>
          </table:table-cell>
          <table:table-cell office:value-type="string" calcext:value-type="string">
            <text:p>621.10M</text:p>
          </table:table-cell>
          <table:table-cell table:style-name="ce4" office:value-type="string" calcext:value-type="string">
            <text:p>1.43%</text:p>
          </table:table-cell>
        </table:table-row>
        <table:table-row table:style-name="ro1">
          <table:table-cell table:style-name="ce4" office:value-type="string" calcext:value-type="string">
            <text:p>02/28/2023</text:p>
          </table:table-cell>
          <table:table-cell office:value-type="float" office:value="0.080792" calcext:value-type="float">
            <text:p>0.080792</text:p>
          </table:table-cell>
          <table:table-cell office:value-type="float" office:value="0.081354" calcext:value-type="float">
            <text:p>0.081354</text:p>
          </table:table-cell>
          <table:table-cell office:value-type="float" office:value="0.083037" calcext:value-type="float">
            <text:p>0.083037</text:p>
          </table:table-cell>
          <table:table-cell office:value-type="float" office:value="0.079929" calcext:value-type="float">
            <text:p>0.079929</text:p>
          </table:table-cell>
          <table:table-cell office:value-type="string" calcext:value-type="string">
            <text:p>1.11B</text:p>
          </table:table-cell>
          <table:table-cell table:style-name="ce4" office:value-type="string" calcext:value-type="string">
            <text:p>-0.66%</text:p>
          </table:table-cell>
        </table:table-row>
        <table:table-row table:style-name="ro1">
          <table:table-cell table:style-name="ce4" office:value-type="string" calcext:value-type="string">
            <text:p>02/27/2023</text:p>
          </table:table-cell>
          <table:table-cell office:value-type="float" office:value="0.081333" calcext:value-type="float">
            <text:p>0.081333</text:p>
          </table:table-cell>
          <table:table-cell office:value-type="float" office:value="0.082214" calcext:value-type="float">
            <text:p>0.082214</text:p>
          </table:table-cell>
          <table:table-cell office:value-type="float" office:value="0.082256" calcext:value-type="float">
            <text:p>0.082256</text:p>
          </table:table-cell>
          <table:table-cell office:value-type="float" office:value="0.079979" calcext:value-type="float">
            <text:p>0.079979</text:p>
          </table:table-cell>
          <table:table-cell office:value-type="string" calcext:value-type="string">
            <text:p>751.01M</text:p>
          </table:table-cell>
          <table:table-cell table:style-name="ce4" office:value-type="string" calcext:value-type="string">
            <text:p>-1.08%</text:p>
          </table:table-cell>
        </table:table-row>
        <table:table-row table:style-name="ro1">
          <table:table-cell table:style-name="ce4" office:value-type="string" calcext:value-type="string">
            <text:p>02/26/2023</text:p>
          </table:table-cell>
          <table:table-cell office:value-type="float" office:value="0.082219" calcext:value-type="float">
            <text:p>0.082219</text:p>
          </table:table-cell>
          <table:table-cell office:value-type="float" office:value="0.080742" calcext:value-type="float">
            <text:p>0.080742</text:p>
          </table:table-cell>
          <table:table-cell office:value-type="float" office:value="0.082567" calcext:value-type="float">
            <text:p>0.082567</text:p>
          </table:table-cell>
          <table:table-cell office:value-type="float" office:value="0.080434" calcext:value-type="float">
            <text:p>0.080434</text:p>
          </table:table-cell>
          <table:table-cell office:value-type="string" calcext:value-type="string">
            <text:p>583.64M</text:p>
          </table:table-cell>
          <table:table-cell table:style-name="ce4" office:value-type="string" calcext:value-type="string">
            <text:p>1.83%</text:p>
          </table:table-cell>
        </table:table-row>
        <table:table-row table:style-name="ro1">
          <table:table-cell table:style-name="ce4" office:value-type="string" calcext:value-type="string">
            <text:p>02/25/2023</text:p>
          </table:table-cell>
          <table:table-cell office:value-type="float" office:value="0.080742" calcext:value-type="float">
            <text:p>0.080742</text:p>
          </table:table-cell>
          <table:table-cell office:value-type="float" office:value="0.080877" calcext:value-type="float">
            <text:p>0.080877</text:p>
          </table:table-cell>
          <table:table-cell office:value-type="float" office:value="0.081993" calcext:value-type="float">
            <text:p>0.081993</text:p>
          </table:table-cell>
          <table:table-cell office:value-type="float" office:value="0.078583" calcext:value-type="float">
            <text:p>0.078583</text:p>
          </table:table-cell>
          <table:table-cell office:value-type="string" calcext:value-type="string">
            <text:p>926.68M</text:p>
          </table:table-cell>
          <table:table-cell table:style-name="ce4" office:value-type="string" calcext:value-type="string">
            <text:p>-0.16%</text:p>
          </table:table-cell>
        </table:table-row>
        <table:table-row table:style-name="ro1">
          <table:table-cell table:style-name="ce4" office:value-type="string" calcext:value-type="string">
            <text:p>02/24/2023</text:p>
          </table:table-cell>
          <table:table-cell office:value-type="float" office:value="0.080875" calcext:value-type="float">
            <text:p>0.080875</text:p>
          </table:table-cell>
          <table:table-cell office:value-type="float" office:value="0.084245" calcext:value-type="float">
            <text:p>0.084245</text:p>
          </table:table-cell>
          <table:table-cell office:value-type="float" office:value="0.08497" calcext:value-type="float">
            <text:p>0.08497</text:p>
          </table:table-cell>
          <table:table-cell office:value-type="float" office:value="0.07939" calcext:value-type="float">
            <text:p>0.07939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-4.01%</text:p>
          </table:table-cell>
        </table:table-row>
        <table:table-row table:style-name="ro1">
          <table:table-cell table:style-name="ce4" office:value-type="string" calcext:value-type="string">
            <text:p>02/23/2023</text:p>
          </table:table-cell>
          <table:table-cell office:value-type="float" office:value="0.084254" calcext:value-type="float">
            <text:p>0.084254</text:p>
          </table:table-cell>
          <table:table-cell office:value-type="float" office:value="0.085463" calcext:value-type="float">
            <text:p>0.085463</text:p>
          </table:table-cell>
          <table:table-cell office:value-type="float" office:value="0.086392" calcext:value-type="float">
            <text:p>0.086392</text:p>
          </table:table-cell>
          <table:table-cell office:value-type="float" office:value="0.083568" calcext:value-type="float">
            <text:p>0.083568</text:p>
          </table:table-cell>
          <table:table-cell office:value-type="string" calcext:value-type="string">
            <text:p>960.36M</text:p>
          </table:table-cell>
          <table:table-cell table:style-name="ce4" office:value-type="string" calcext:value-type="string">
            <text:p>-1.41%</text:p>
          </table:table-cell>
        </table:table-row>
        <table:table-row table:style-name="ro1">
          <table:table-cell table:style-name="ce4" office:value-type="string" calcext:value-type="string">
            <text:p>02/22/2023</text:p>
          </table:table-cell>
          <table:table-cell office:value-type="float" office:value="0.085463" calcext:value-type="float">
            <text:p>0.085463</text:p>
          </table:table-cell>
          <table:table-cell office:value-type="float" office:value="0.085457" calcext:value-type="float">
            <text:p>0.085457</text:p>
          </table:table-cell>
          <table:table-cell office:value-type="float" office:value="0.087578" calcext:value-type="float">
            <text:p>0.087578</text:p>
          </table:table-cell>
          <table:table-cell office:value-type="float" office:value="0.08289" calcext:value-type="float">
            <text:p>0.08289</text:p>
          </table:table-cell>
          <table:table-cell office:value-type="string" calcext:value-type="string">
            <text:p>2.30B</text:p>
          </table:table-cell>
          <table:table-cell table:style-name="ce4" office:value-type="string" calcext:value-type="string">
            <text:p>0.01%</text:p>
          </table:table-cell>
        </table:table-row>
        <table:table-row table:style-name="ro1">
          <table:table-cell table:style-name="ce4" office:value-type="string" calcext:value-type="string">
            <text:p>02/21/2023</text:p>
          </table:table-cell>
          <table:table-cell office:value-type="float" office:value="0.085457" calcext:value-type="float">
            <text:p>0.085457</text:p>
          </table:table-cell>
          <table:table-cell office:value-type="float" office:value="0.08829" calcext:value-type="float">
            <text:p>0.08829</text:p>
          </table:table-cell>
          <table:table-cell office:value-type="float" office:value="0.088759" calcext:value-type="float">
            <text:p>0.088759</text:p>
          </table:table-cell>
          <table:table-cell office:value-type="float" office:value="0.084573" calcext:value-type="float">
            <text:p>0.084573</text:p>
          </table:table-cell>
          <table:table-cell office:value-type="string" calcext:value-type="string">
            <text:p>1.32B</text:p>
          </table:table-cell>
          <table:table-cell table:style-name="ce4" office:value-type="string" calcext:value-type="string">
            <text:p>-3.21%</text:p>
          </table:table-cell>
        </table:table-row>
        <table:table-row table:style-name="ro1">
          <table:table-cell table:style-name="ce4" office:value-type="string" calcext:value-type="string">
            <text:p>02/20/2023</text:p>
          </table:table-cell>
          <table:table-cell office:value-type="float" office:value="0.08829" calcext:value-type="float">
            <text:p>0.08829</text:p>
          </table:table-cell>
          <table:table-cell office:value-type="float" office:value="0.087084" calcext:value-type="float">
            <text:p>0.087084</text:p>
          </table:table-cell>
          <table:table-cell office:value-type="float" office:value="0.088669" calcext:value-type="float">
            <text:p>0.088669</text:p>
          </table:table-cell>
          <table:table-cell office:value-type="float" office:value="0.085352" calcext:value-type="float">
            <text:p>0.085352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1.40%</text:p>
          </table:table-cell>
        </table:table-row>
        <table:table-row table:style-name="ro1">
          <table:table-cell table:style-name="ce4" office:value-type="string" calcext:value-type="string">
            <text:p>02/19/2023</text:p>
          </table:table-cell>
          <table:table-cell office:value-type="float" office:value="0.087069" calcext:value-type="float">
            <text:p>0.087069</text:p>
          </table:table-cell>
          <table:table-cell office:value-type="float" office:value="0.088822" calcext:value-type="float">
            <text:p>0.088822</text:p>
          </table:table-cell>
          <table:table-cell office:value-type="float" office:value="0.089859" calcext:value-type="float">
            <text:p>0.089859</text:p>
          </table:table-cell>
          <table:table-cell office:value-type="float" office:value="0.086073" calcext:value-type="float">
            <text:p>0.086073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-1.97%</text:p>
          </table:table-cell>
        </table:table-row>
        <table:table-row table:style-name="ro1">
          <table:table-cell table:style-name="ce4" office:value-type="string" calcext:value-type="string">
            <text:p>02/18/2023</text:p>
          </table:table-cell>
          <table:table-cell office:value-type="float" office:value="0.088822" calcext:value-type="float">
            <text:p>0.088822</text:p>
          </table:table-cell>
          <table:table-cell office:value-type="float" office:value="0.087703" calcext:value-type="float">
            <text:p>0.087703</text:p>
          </table:table-cell>
          <table:table-cell office:value-type="float" office:value="0.090356" calcext:value-type="float">
            <text:p>0.090356</text:p>
          </table:table-cell>
          <table:table-cell office:value-type="float" office:value="0.086793" calcext:value-type="float">
            <text:p>0.086793</text:p>
          </table:table-cell>
          <table:table-cell office:value-type="string" calcext:value-type="string">
            <text:p>978.84M</text:p>
          </table:table-cell>
          <table:table-cell table:style-name="ce4" office:value-type="string" calcext:value-type="string">
            <text:p>1.29%</text:p>
          </table:table-cell>
        </table:table-row>
        <table:table-row table:style-name="ro1">
          <table:table-cell table:style-name="ce4" office:value-type="string" calcext:value-type="string">
            <text:p>02/17/2023</text:p>
          </table:table-cell>
          <table:table-cell office:value-type="float" office:value="0.087689" calcext:value-type="float">
            <text:p>0.087689</text:p>
          </table:table-cell>
          <table:table-cell office:value-type="float" office:value="0.084901" calcext:value-type="float">
            <text:p>0.084901</text:p>
          </table:table-cell>
          <table:table-cell office:value-type="float" office:value="0.088484" calcext:value-type="float">
            <text:p>0.088484</text:p>
          </table:table-cell>
          <table:table-cell office:value-type="float" office:value="0.084393" calcext:value-type="float">
            <text:p>0.084393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3.21%</text:p>
          </table:table-cell>
        </table:table-row>
        <table:table-row table:style-name="ro1">
          <table:table-cell table:style-name="ce4" office:value-type="string" calcext:value-type="string">
            <text:p>02/16/2023</text:p>
          </table:table-cell>
          <table:table-cell office:value-type="float" office:value="0.08496" calcext:value-type="float">
            <text:p>0.08496</text:p>
          </table:table-cell>
          <table:table-cell office:value-type="float" office:value="0.089272" calcext:value-type="float">
            <text:p>0.089272</text:p>
          </table:table-cell>
          <table:table-cell office:value-type="float" office:value="0.091886" calcext:value-type="float">
            <text:p>0.091886</text:p>
          </table:table-cell>
          <table:table-cell office:value-type="float" office:value="0.084773" calcext:value-type="float">
            <text:p>0.084773</text:p>
          </table:table-cell>
          <table:table-cell office:value-type="string" calcext:value-type="string">
            <text:p>2.39B</text:p>
          </table:table-cell>
          <table:table-cell table:style-name="ce4" office:value-type="string" calcext:value-type="string">
            <text:p>-4.84%</text:p>
          </table:table-cell>
        </table:table-row>
        <table:table-row table:style-name="ro1">
          <table:table-cell table:style-name="ce4" office:value-type="string" calcext:value-type="string">
            <text:p>02/15/2023</text:p>
          </table:table-cell>
          <table:table-cell office:value-type="float" office:value="0.089283" calcext:value-type="float">
            <text:p>0.089283</text:p>
          </table:table-cell>
          <table:table-cell office:value-type="float" office:value="0.083555" calcext:value-type="float">
            <text:p>0.083555</text:p>
          </table:table-cell>
          <table:table-cell office:value-type="float" office:value="0.089572" calcext:value-type="float">
            <text:p>0.089572</text:p>
          </table:table-cell>
          <table:table-cell office:value-type="float" office:value="0.082673" calcext:value-type="float">
            <text:p>0.082673</text:p>
          </table:table-cell>
          <table:table-cell office:value-type="string" calcext:value-type="string">
            <text:p>2.54B</text:p>
          </table:table-cell>
          <table:table-cell table:style-name="ce4" office:value-type="string" calcext:value-type="string">
            <text:p>6.86%</text:p>
          </table:table-cell>
        </table:table-row>
        <table:table-row table:style-name="ro1">
          <table:table-cell table:style-name="ce4" office:value-type="string" calcext:value-type="string">
            <text:p>02/14/2023</text:p>
          </table:table-cell>
          <table:table-cell office:value-type="float" office:value="0.083554" calcext:value-type="float">
            <text:p>0.083554</text:p>
          </table:table-cell>
          <table:table-cell office:value-type="float" office:value="0.082033" calcext:value-type="float">
            <text:p>0.082033</text:p>
          </table:table-cell>
          <table:table-cell office:value-type="float" office:value="0.08369" calcext:value-type="float">
            <text:p>0.08369</text:p>
          </table:table-cell>
          <table:table-cell office:value-type="float" office:value="0.080419" calcext:value-type="float">
            <text:p>0.080419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1.85%</text:p>
          </table:table-cell>
        </table:table-row>
        <table:table-row table:style-name="ro1">
          <table:table-cell table:style-name="ce4" office:value-type="string" calcext:value-type="string">
            <text:p>02/13/2023</text:p>
          </table:table-cell>
          <table:table-cell office:value-type="float" office:value="0.082032" calcext:value-type="float">
            <text:p>0.082032</text:p>
          </table:table-cell>
          <table:table-cell office:value-type="float" office:value="0.082192" calcext:value-type="float">
            <text:p>0.082192</text:p>
          </table:table-cell>
          <table:table-cell office:value-type="float" office:value="0.086367" calcext:value-type="float">
            <text:p>0.086367</text:p>
          </table:table-cell>
          <table:table-cell office:value-type="float" office:value="0.079586" calcext:value-type="float">
            <text:p>0.079586</text:p>
          </table:table-cell>
          <table:table-cell office:value-type="string" calcext:value-type="string">
            <text:p>2.24B</text:p>
          </table:table-cell>
          <table:table-cell table:style-name="ce4" office:value-type="string" calcext:value-type="string">
            <text:p>-0.19%</text:p>
          </table:table-cell>
        </table:table-row>
        <table:table-row table:style-name="ro1">
          <table:table-cell table:style-name="ce4" office:value-type="string" calcext:value-type="string">
            <text:p>02/12/2023</text:p>
          </table:table-cell>
          <table:table-cell office:value-type="float" office:value="0.082192" calcext:value-type="float">
            <text:p>0.082192</text:p>
          </table:table-cell>
          <table:table-cell office:value-type="float" office:value="0.082255" calcext:value-type="float">
            <text:p>0.082255</text:p>
          </table:table-cell>
          <table:table-cell office:value-type="float" office:value="0.085786" calcext:value-type="float">
            <text:p>0.085786</text:p>
          </table:table-cell>
          <table:table-cell office:value-type="float" office:value="0.08125" calcext:value-type="float">
            <text:p>0.08125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-0.07%</text:p>
          </table:table-cell>
        </table:table-row>
        <table:table-row table:style-name="ro1">
          <table:table-cell table:style-name="ce4" office:value-type="string" calcext:value-type="string">
            <text:p>02/11/2023</text:p>
          </table:table-cell>
          <table:table-cell office:value-type="float" office:value="0.08225" calcext:value-type="float">
            <text:p>0.08225</text:p>
          </table:table-cell>
          <table:table-cell office:value-type="float" office:value="0.080924" calcext:value-type="float">
            <text:p>0.080924</text:p>
          </table:table-cell>
          <table:table-cell office:value-type="float" office:value="0.082563" calcext:value-type="float">
            <text:p>0.082563</text:p>
          </table:table-cell>
          <table:table-cell office:value-type="float" office:value="0.080682" calcext:value-type="float">
            <text:p>0.080682</text:p>
          </table:table-cell>
          <table:table-cell office:value-type="string" calcext:value-type="string">
            <text:p>549.61M</text:p>
          </table:table-cell>
          <table:table-cell table:style-name="ce4" office:value-type="string" calcext:value-type="string">
            <text:p>1.64%</text:p>
          </table:table-cell>
        </table:table-row>
        <table:table-row table:style-name="ro1">
          <table:table-cell table:style-name="ce4" office:value-type="string" calcext:value-type="string">
            <text:p>02/10/2023</text:p>
          </table:table-cell>
          <table:table-cell office:value-type="float" office:value="0.080922" calcext:value-type="float">
            <text:p>0.080922</text:p>
          </table:table-cell>
          <table:table-cell office:value-type="float" office:value="0.081454" calcext:value-type="float">
            <text:p>0.081454</text:p>
          </table:table-cell>
          <table:table-cell office:value-type="float" office:value="0.082946" calcext:value-type="float">
            <text:p>0.082946</text:p>
          </table:table-cell>
          <table:table-cell office:value-type="float" office:value="0.07982" calcext:value-type="float">
            <text:p>0.07982</text:p>
          </table:table-cell>
          <table:table-cell office:value-type="string" calcext:value-type="string">
            <text:p>1.45B</text:p>
          </table:table-cell>
          <table:table-cell table:style-name="ce4" office:value-type="string" calcext:value-type="string">
            <text:p>-0.65%</text:p>
          </table:table-cell>
        </table:table-row>
        <table:table-row table:style-name="ro1">
          <table:table-cell table:style-name="ce4" office:value-type="string" calcext:value-type="string">
            <text:p>02/09/2023</text:p>
          </table:table-cell>
          <table:table-cell office:value-type="float" office:value="0.081454" calcext:value-type="float">
            <text:p>0.081454</text:p>
          </table:table-cell>
          <table:table-cell office:value-type="float" office:value="0.09017" calcext:value-type="float">
            <text:p>0.09017</text:p>
          </table:table-cell>
          <table:table-cell office:value-type="float" office:value="0.090927" calcext:value-type="float">
            <text:p>0.090927</text:p>
          </table:table-cell>
          <table:table-cell office:value-type="float" office:value="0.079612" calcext:value-type="float">
            <text:p>0.079612</text:p>
          </table:table-cell>
          <table:table-cell office:value-type="string" calcext:value-type="string">
            <text:p>2.36B</text:p>
          </table:table-cell>
          <table:table-cell table:style-name="ce4" office:value-type="string" calcext:value-type="string">
            <text:p>-9.67%</text:p>
          </table:table-cell>
        </table:table-row>
        <table:table-row table:style-name="ro1">
          <table:table-cell table:style-name="ce4" office:value-type="string" calcext:value-type="string">
            <text:p>02/08/2023</text:p>
          </table:table-cell>
          <table:table-cell office:value-type="float" office:value="0.09017" calcext:value-type="float">
            <text:p>0.09017</text:p>
          </table:table-cell>
          <table:table-cell office:value-type="float" office:value="0.092537" calcext:value-type="float">
            <text:p>0.092537</text:p>
          </table:table-cell>
          <table:table-cell office:value-type="float" office:value="0.093308" calcext:value-type="float">
            <text:p>0.093308</text:p>
          </table:table-cell>
          <table:table-cell office:value-type="float" office:value="0.088645" calcext:value-type="float">
            <text:p>0.088645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-2.56%</text:p>
          </table:table-cell>
        </table:table-row>
        <table:table-row table:style-name="ro1">
          <table:table-cell table:style-name="ce4" office:value-type="string" calcext:value-type="string">
            <text:p>02/07/2023</text:p>
          </table:table-cell>
          <table:table-cell office:value-type="float" office:value="0.092537" calcext:value-type="float">
            <text:p>0.092537</text:p>
          </table:table-cell>
          <table:table-cell office:value-type="float" office:value="0.089549" calcext:value-type="float">
            <text:p>0.089549</text:p>
          </table:table-cell>
          <table:table-cell office:value-type="float" office:value="0.092728" calcext:value-type="float">
            <text:p>0.092728</text:p>
          </table:table-cell>
          <table:table-cell office:value-type="float" office:value="0.089458" calcext:value-type="float">
            <text:p>0.089458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3.44%</text:p>
          </table:table-cell>
        </table:table-row>
        <table:table-row table:style-name="ro1">
          <table:table-cell table:style-name="ce4" office:value-type="string" calcext:value-type="string">
            <text:p>02/06/2023</text:p>
          </table:table-cell>
          <table:table-cell office:value-type="float" office:value="0.089463" calcext:value-type="float">
            <text:p>0.089463</text:p>
          </table:table-cell>
          <table:table-cell office:value-type="float" office:value="0.092083" calcext:value-type="float">
            <text:p>0.092083</text:p>
          </table:table-cell>
          <table:table-cell office:value-type="float" office:value="0.093233" calcext:value-type="float">
            <text:p>0.093233</text:p>
          </table:table-cell>
          <table:table-cell office:value-type="float" office:value="0.088828" calcext:value-type="float">
            <text:p>0.088828</text:p>
          </table:table-cell>
          <table:table-cell office:value-type="string" calcext:value-type="string">
            <text:p>1.27B</text:p>
          </table:table-cell>
          <table:table-cell table:style-name="ce4" office:value-type="string" calcext:value-type="string">
            <text:p>-2.85%</text:p>
          </table:table-cell>
        </table:table-row>
        <table:table-row table:style-name="ro1">
          <table:table-cell table:style-name="ce4" office:value-type="string" calcext:value-type="string">
            <text:p>02/05/2023</text:p>
          </table:table-cell>
          <table:table-cell office:value-type="float" office:value="0.092083" calcext:value-type="float">
            <text:p>0.092083</text:p>
          </table:table-cell>
          <table:table-cell office:value-type="float" office:value="0.095679" calcext:value-type="float">
            <text:p>0.095679</text:p>
          </table:table-cell>
          <table:table-cell office:value-type="float" office:value="0.096899" calcext:value-type="float">
            <text:p>0.096899</text:p>
          </table:table-cell>
          <table:table-cell office:value-type="float" office:value="0.090594" calcext:value-type="float">
            <text:p>0.090594</text:p>
          </table:table-cell>
          <table:table-cell office:value-type="string" calcext:value-type="string">
            <text:p>2.10B</text:p>
          </table:table-cell>
          <table:table-cell table:style-name="ce4" office:value-type="string" calcext:value-type="string">
            <text:p>-3.75%</text:p>
          </table:table-cell>
        </table:table-row>
        <table:table-row table:style-name="ro1">
          <table:table-cell table:style-name="ce4" office:value-type="string" calcext:value-type="string">
            <text:p>02/04/2023</text:p>
          </table:table-cell>
          <table:table-cell office:value-type="float" office:value="0.095672" calcext:value-type="float">
            <text:p>0.095672</text:p>
          </table:table-cell>
          <table:table-cell office:value-type="float" office:value="0.092877" calcext:value-type="float">
            <text:p>0.092877</text:p>
          </table:table-cell>
          <table:table-cell office:value-type="float" office:value="0.099721" calcext:value-type="float">
            <text:p>0.099721</text:p>
          </table:table-cell>
          <table:table-cell office:value-type="float" office:value="0.092552" calcext:value-type="float">
            <text:p>0.092552</text:p>
          </table:table-cell>
          <table:table-cell office:value-type="string" calcext:value-type="string">
            <text:p>3.02B</text:p>
          </table:table-cell>
          <table:table-cell table:style-name="ce4" office:value-type="string" calcext:value-type="string">
            <text:p>3.01%</text:p>
          </table:table-cell>
        </table:table-row>
        <table:table-row table:style-name="ro1">
          <table:table-cell table:style-name="ce4" office:value-type="string" calcext:value-type="string">
            <text:p>02/03/2023</text:p>
          </table:table-cell>
          <table:table-cell office:value-type="float" office:value="0.092876" calcext:value-type="float">
            <text:p>0.092876</text:p>
          </table:table-cell>
          <table:table-cell office:value-type="float" office:value="0.090976" calcext:value-type="float">
            <text:p>0.090976</text:p>
          </table:table-cell>
          <table:table-cell office:value-type="float" office:value="0.093325" calcext:value-type="float">
            <text:p>0.093325</text:p>
          </table:table-cell>
          <table:table-cell office:value-type="float" office:value="0.09039" calcext:value-type="float">
            <text:p>0.09039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2.16%</text:p>
          </table:table-cell>
        </table:table-row>
        <table:table-row table:style-name="ro1">
          <table:table-cell table:style-name="ce4" office:value-type="string" calcext:value-type="string">
            <text:p>02/02/2023</text:p>
          </table:table-cell>
          <table:table-cell office:value-type="float" office:value="0.090914" calcext:value-type="float">
            <text:p>0.090914</text:p>
          </table:table-cell>
          <table:table-cell office:value-type="float" office:value="0.093948" calcext:value-type="float">
            <text:p>0.093948</text:p>
          </table:table-cell>
          <table:table-cell office:value-type="float" office:value="0.09582" calcext:value-type="float">
            <text:p>0.09582</text:p>
          </table:table-cell>
          <table:table-cell office:value-type="float" office:value="0.090279" calcext:value-type="float">
            <text:p>0.090279</text:p>
          </table:table-cell>
          <table:table-cell office:value-type="string" calcext:value-type="string">
            <text:p>2.13B</text:p>
          </table:table-cell>
          <table:table-cell table:style-name="ce4" office:value-type="string" calcext:value-type="string">
            <text:p>-3.24%</text:p>
          </table:table-cell>
        </table:table-row>
        <table:table-row table:style-name="ro1">
          <table:table-cell table:style-name="ce4" office:value-type="string" calcext:value-type="string">
            <text:p>02/01/2023</text:p>
          </table:table-cell>
          <table:table-cell office:value-type="float" office:value="0.093957" calcext:value-type="float">
            <text:p>0.093957</text:p>
          </table:table-cell>
          <table:table-cell office:value-type="float" office:value="0.096109" calcext:value-type="float">
            <text:p>0.096109</text:p>
          </table:table-cell>
          <table:table-cell office:value-type="float" office:value="0.096882" calcext:value-type="float">
            <text:p>0.096882</text:p>
          </table:table-cell>
          <table:table-cell office:value-type="float" office:value="0.088379" calcext:value-type="float">
            <text:p>0.088379</text:p>
          </table:table-cell>
          <table:table-cell office:value-type="string" calcext:value-type="string">
            <text:p>3.29B</text:p>
          </table:table-cell>
          <table:table-cell table:style-name="ce4" office:value-type="string" calcext:value-type="string">
            <text:p>-2.23%</text:p>
          </table:table-cell>
        </table:table-row>
        <table:table-row table:style-name="ro1">
          <table:table-cell table:style-name="ce4" office:value-type="string" calcext:value-type="string">
            <text:p>01/31/2023</text:p>
          </table:table-cell>
          <table:table-cell office:value-type="float" office:value="0.096096" calcext:value-type="float">
            <text:p>0.096096</text:p>
          </table:table-cell>
          <table:table-cell office:value-type="float" office:value="0.088385" calcext:value-type="float">
            <text:p>0.088385</text:p>
          </table:table-cell>
          <table:table-cell office:value-type="float" office:value="0.097679" calcext:value-type="float">
            <text:p>0.097679</text:p>
          </table:table-cell>
          <table:table-cell office:value-type="float" office:value="0.088307" calcext:value-type="float">
            <text:p>0.088307</text:p>
          </table:table-cell>
          <table:table-cell office:value-type="string" calcext:value-type="string">
            <text:p>4.52B</text:p>
          </table:table-cell>
          <table:table-cell table:style-name="ce4" office:value-type="string" calcext:value-type="string">
            <text:p>8.72%</text:p>
          </table:table-cell>
        </table:table-row>
        <table:table-row table:style-name="ro1">
          <table:table-cell table:style-name="ce4" office:value-type="string" calcext:value-type="string">
            <text:p>01/30/2023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90147" calcext:value-type="float">
            <text:p>0.090147</text:p>
          </table:table-cell>
          <table:table-cell office:value-type="float" office:value="0.092611" calcext:value-type="float">
            <text:p>0.092611</text:p>
          </table:table-cell>
          <table:table-cell office:value-type="float" office:value="0.085046" calcext:value-type="float">
            <text:p>0.085046</text:p>
          </table:table-cell>
          <table:table-cell office:value-type="string" calcext:value-type="string">
            <text:p>2.50B</text:p>
          </table:table-cell>
          <table:table-cell table:style-name="ce4" office:value-type="string" calcext:value-type="string">
            <text:p>-1.95%</text:p>
          </table:table-cell>
        </table:table-row>
        <table:table-row table:style-name="ro1">
          <table:table-cell table:style-name="ce4" office:value-type="string" calcext:value-type="string">
            <text:p>01/29/2023</text:p>
          </table:table-cell>
          <table:table-cell office:value-type="float" office:value="0.090147" calcext:value-type="float">
            <text:p>0.090147</text:p>
          </table:table-cell>
          <table:table-cell office:value-type="float" office:value="0.087772" calcext:value-type="float">
            <text:p>0.087772</text:p>
          </table:table-cell>
          <table:table-cell office:value-type="float" office:value="0.090991" calcext:value-type="float">
            <text:p>0.090991</text:p>
          </table:table-cell>
          <table:table-cell office:value-type="float" office:value="0.087342" calcext:value-type="float">
            <text:p>0.087342</text:p>
          </table:table-cell>
          <table:table-cell office:value-type="string" calcext:value-type="string">
            <text:p>1.35B</text:p>
          </table:table-cell>
          <table:table-cell table:style-name="ce4" office:value-type="string" calcext:value-type="string">
            <text:p>2.71%</text:p>
          </table:table-cell>
        </table:table-row>
        <table:table-row table:style-name="ro1">
          <table:table-cell table:style-name="ce4" office:value-type="string" calcext:value-type="string">
            <text:p>01/28/2023</text:p>
          </table:table-cell>
          <table:table-cell office:value-type="float" office:value="0.087772" calcext:value-type="float">
            <text:p>0.087772</text:p>
          </table:table-cell>
          <table:table-cell office:value-type="float" office:value="0.087212" calcext:value-type="float">
            <text:p>0.087212</text:p>
          </table:table-cell>
          <table:table-cell office:value-type="float" office:value="0.093131" calcext:value-type="float">
            <text:p>0.093131</text:p>
          </table:table-cell>
          <table:table-cell office:value-type="float" office:value="0.086877" calcext:value-type="float">
            <text:p>0.086877</text:p>
          </table:table-cell>
          <table:table-cell office:value-type="string" calcext:value-type="string">
            <text:p>1.82B</text:p>
          </table:table-cell>
          <table:table-cell table:style-name="ce4" office:value-type="string" calcext:value-type="string">
            <text:p>0.64%</text:p>
          </table:table-cell>
        </table:table-row>
        <table:table-row table:style-name="ro1">
          <table:table-cell table:style-name="ce4" office:value-type="string" calcext:value-type="string">
            <text:p>01/27/2023</text:p>
          </table:table-cell>
          <table:table-cell office:value-type="float" office:value="0.087212" calcext:value-type="float">
            <text:p>0.087212</text:p>
          </table:table-cell>
          <table:table-cell office:value-type="float" office:value="0.08644" calcext:value-type="float">
            <text:p>0.08644</text:p>
          </table:table-cell>
          <table:table-cell office:value-type="float" office:value="0.087975" calcext:value-type="float">
            <text:p>0.087975</text:p>
          </table:table-cell>
          <table:table-cell office:value-type="float" office:value="0.083999" calcext:value-type="float">
            <text:p>0.083999</text:p>
          </table:table-cell>
          <table:table-cell office:value-type="string" calcext:value-type="string">
            <text:p>1.11B</text:p>
          </table:table-cell>
          <table:table-cell table:style-name="ce4" office:value-type="string" calcext:value-type="string">
            <text:p>0.91%</text:p>
          </table:table-cell>
        </table:table-row>
        <table:table-row table:style-name="ro1">
          <table:table-cell table:style-name="ce4" office:value-type="string" calcext:value-type="string">
            <text:p>01/26/2023</text:p>
          </table:table-cell>
          <table:table-cell office:value-type="float" office:value="0.086429" calcext:value-type="float">
            <text:p>0.086429</text:p>
          </table:table-cell>
          <table:table-cell office:value-type="float" office:value="0.086543" calcext:value-type="float">
            <text:p>0.086543</text:p>
          </table:table-cell>
          <table:table-cell office:value-type="float" office:value="0.087435" calcext:value-type="float">
            <text:p>0.087435</text:p>
          </table:table-cell>
          <table:table-cell office:value-type="float" office:value="0.084829" calcext:value-type="float">
            <text:p>0.084829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-0.18%</text:p>
          </table:table-cell>
        </table:table-row>
        <table:table-row table:style-name="ro1">
          <table:table-cell table:style-name="ce4" office:value-type="string" calcext:value-type="string">
            <text:p>01/25/2023</text:p>
          </table:table-cell>
          <table:table-cell office:value-type="float" office:value="0.086584" calcext:value-type="float">
            <text:p>0.086584</text:p>
          </table:table-cell>
          <table:table-cell office:value-type="float" office:value="0.083855" calcext:value-type="float">
            <text:p>0.083855</text:p>
          </table:table-cell>
          <table:table-cell office:value-type="float" office:value="0.08804" calcext:value-type="float">
            <text:p>0.08804</text:p>
          </table:table-cell>
          <table:table-cell office:value-type="float" office:value="0.081898" calcext:value-type="float">
            <text:p>0.081898</text:p>
          </table:table-cell>
          <table:table-cell office:value-type="string" calcext:value-type="string">
            <text:p>1.54B</text:p>
          </table:table-cell>
          <table:table-cell table:style-name="ce4" office:value-type="string" calcext:value-type="string">
            <text:p>3.25%</text:p>
          </table:table-cell>
        </table:table-row>
        <table:table-row table:style-name="ro1">
          <table:table-cell table:style-name="ce4" office:value-type="string" calcext:value-type="string">
            <text:p>01/24/2023</text:p>
          </table:table-cell>
          <table:table-cell office:value-type="float" office:value="0.083857" calcext:value-type="float">
            <text:p>0.083857</text:p>
          </table:table-cell>
          <table:table-cell office:value-type="float" office:value="0.088486" calcext:value-type="float">
            <text:p>0.088486</text:p>
          </table:table-cell>
          <table:table-cell office:value-type="float" office:value="0.090749" calcext:value-type="float">
            <text:p>0.090749</text:p>
          </table:table-cell>
          <table:table-cell office:value-type="float" office:value="0.083152" calcext:value-type="float">
            <text:p>0.083152</text:p>
          </table:table-cell>
          <table:table-cell office:value-type="string" calcext:value-type="string">
            <text:p>1.59B</text:p>
          </table:table-cell>
          <table:table-cell table:style-name="ce4" office:value-type="string" calcext:value-type="string">
            <text:p>-5.23%</text:p>
          </table:table-cell>
        </table:table-row>
        <table:table-row table:style-name="ro1">
          <table:table-cell table:style-name="ce4" office:value-type="string" calcext:value-type="string">
            <text:p>01/23/2023</text:p>
          </table:table-cell>
          <table:table-cell office:value-type="float" office:value="0.088486" calcext:value-type="float">
            <text:p>0.088486</text:p>
          </table:table-cell>
          <table:table-cell office:value-type="float" office:value="0.08824" calcext:value-type="float">
            <text:p>0.08824</text:p>
          </table:table-cell>
          <table:table-cell office:value-type="float" office:value="0.091438" calcext:value-type="float">
            <text:p>0.091438</text:p>
          </table:table-cell>
          <table:table-cell office:value-type="float" office:value="0.086869" calcext:value-type="float">
            <text:p>0.086869</text:p>
          </table:table-cell>
          <table:table-cell office:value-type="string" calcext:value-type="string">
            <text:p>2.00B</text:p>
          </table:table-cell>
          <table:table-cell table:style-name="ce4" office:value-type="string" calcext:value-type="string">
            <text:p>0.28%</text:p>
          </table:table-cell>
        </table:table-row>
        <table:table-row table:style-name="ro1">
          <table:table-cell table:style-name="ce4" office:value-type="string" calcext:value-type="string">
            <text:p>01/22/2023</text:p>
          </table:table-cell>
          <table:table-cell office:value-type="float" office:value="0.08824" calcext:value-type="float">
            <text:p>0.08824</text:p>
          </table:table-cell>
          <table:table-cell office:value-type="float" office:value="0.084605" calcext:value-type="float">
            <text:p>0.084605</text:p>
          </table:table-cell>
          <table:table-cell office:value-type="float" office:value="0.093162" calcext:value-type="float">
            <text:p>0.093162</text:p>
          </table:table-cell>
          <table:table-cell office:value-type="float" office:value="0.084502" calcext:value-type="float">
            <text:p>0.084502</text:p>
          </table:table-cell>
          <table:table-cell office:value-type="string" calcext:value-type="string">
            <text:p>2.39B</text:p>
          </table:table-cell>
          <table:table-cell table:style-name="ce4" office:value-type="string" calcext:value-type="string">
            <text:p>4.30%</text:p>
          </table:table-cell>
        </table:table-row>
        <table:table-row table:style-name="ro1">
          <table:table-cell table:style-name="ce4" office:value-type="string" calcext:value-type="string">
            <text:p>01/21/2023</text:p>
          </table:table-cell>
          <table:table-cell office:value-type="float" office:value="0.084605" calcext:value-type="float">
            <text:p>0.084605</text:p>
          </table:table-cell>
          <table:table-cell office:value-type="float" office:value="0.086296" calcext:value-type="float">
            <text:p>0.086296</text:p>
          </table:table-cell>
          <table:table-cell office:value-type="float" office:value="0.088987" calcext:value-type="float">
            <text:p>0.088987</text:p>
          </table:table-cell>
          <table:table-cell office:value-type="float" office:value="0.08437" calcext:value-type="float">
            <text:p>0.08437</text:p>
          </table:table-cell>
          <table:table-cell office:value-type="string" calcext:value-type="string">
            <text:p>2.24B</text:p>
          </table:table-cell>
          <table:table-cell table:style-name="ce4" office:value-type="string" calcext:value-type="string">
            <text:p>-1.97%</text:p>
          </table:table-cell>
        </table:table-row>
        <table:table-row table:style-name="ro1">
          <table:table-cell table:style-name="ce4" office:value-type="string" calcext:value-type="string">
            <text:p>01/20/2023</text:p>
          </table:table-cell>
          <table:table-cell office:value-type="float" office:value="0.086305" calcext:value-type="float">
            <text:p>0.086305</text:p>
          </table:table-cell>
          <table:table-cell office:value-type="float" office:value="0.081607" calcext:value-type="float">
            <text:p>0.081607</text:p>
          </table:table-cell>
          <table:table-cell office:value-type="float" office:value="0.086979" calcext:value-type="float">
            <text:p>0.086979</text:p>
          </table:table-cell>
          <table:table-cell office:value-type="float" office:value="0.080688" calcext:value-type="float">
            <text:p>0.080688</text:p>
          </table:table-cell>
          <table:table-cell office:value-type="string" calcext:value-type="string">
            <text:p>1.36B</text:p>
          </table:table-cell>
          <table:table-cell table:style-name="ce4" office:value-type="string" calcext:value-type="string">
            <text:p>5.75%</text:p>
          </table:table-cell>
        </table:table-row>
        <table:table-row table:style-name="ro1">
          <table:table-cell table:style-name="ce4" office:value-type="string" calcext:value-type="string">
            <text:p>01/19/2023</text:p>
          </table:table-cell>
          <table:table-cell office:value-type="float" office:value="0.081613" calcext:value-type="float">
            <text:p>0.081613</text:p>
          </table:table-cell>
          <table:table-cell office:value-type="float" office:value="0.080042" calcext:value-type="float">
            <text:p>0.080042</text:p>
          </table:table-cell>
          <table:table-cell office:value-type="float" office:value="0.082122" calcext:value-type="float">
            <text:p>0.082122</text:p>
          </table:table-cell>
          <table:table-cell office:value-type="float" office:value="0.079946" calcext:value-type="float">
            <text:p>0.079946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1.94%</text:p>
          </table:table-cell>
        </table:table-row>
        <table:table-row table:style-name="ro1">
          <table:table-cell table:style-name="ce4" office:value-type="string" calcext:value-type="string">
            <text:p>01/18/2023</text:p>
          </table:table-cell>
          <table:table-cell office:value-type="float" office:value="0.080059" calcext:value-type="float">
            <text:p>0.080059</text:p>
          </table:table-cell>
          <table:table-cell office:value-type="float" office:value="0.082806" calcext:value-type="float">
            <text:p>0.082806</text:p>
          </table:table-cell>
          <table:table-cell office:value-type="float" office:value="0.089473" calcext:value-type="float">
            <text:p>0.089473</text:p>
          </table:table-cell>
          <table:table-cell office:value-type="float" office:value="0.079614" calcext:value-type="float">
            <text:p>0.079614</text:p>
          </table:table-cell>
          <table:table-cell office:value-type="string" calcext:value-type="string">
            <text:p>3.26B</text:p>
          </table:table-cell>
          <table:table-cell table:style-name="ce4" office:value-type="string" calcext:value-type="string">
            <text:p>-3.31%</text:p>
          </table:table-cell>
        </table:table-row>
        <table:table-row table:style-name="ro1">
          <table:table-cell table:style-name="ce4" office:value-type="string" calcext:value-type="string">
            <text:p>01/17/2023</text:p>
          </table:table-cell>
          <table:table-cell office:value-type="float" office:value="0.082799" calcext:value-type="float">
            <text:p>0.082799</text:p>
          </table:table-cell>
          <table:table-cell office:value-type="float" office:value="0.083687" calcext:value-type="float">
            <text:p>0.083687</text:p>
          </table:table-cell>
          <table:table-cell office:value-type="float" office:value="0.08489" calcext:value-type="float">
            <text:p>0.08489</text:p>
          </table:table-cell>
          <table:table-cell office:value-type="float" office:value="0.082382" calcext:value-type="float">
            <text:p>0.082382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-1.06%</text:p>
          </table:table-cell>
        </table:table-row>
        <table:table-row table:style-name="ro1">
          <table:table-cell table:style-name="ce4" office:value-type="string" calcext:value-type="string">
            <text:p>01/16/2023</text:p>
          </table:table-cell>
          <table:table-cell office:value-type="float" office:value="0.083687" calcext:value-type="float">
            <text:p>0.083687</text:p>
          </table:table-cell>
          <table:table-cell office:value-type="float" office:value="0.086111" calcext:value-type="float">
            <text:p>0.086111</text:p>
          </table:table-cell>
          <table:table-cell office:value-type="float" office:value="0.088064" calcext:value-type="float">
            <text:p>0.088064</text:p>
          </table:table-cell>
          <table:table-cell office:value-type="float" office:value="0.081928" calcext:value-type="float">
            <text:p>0.081928</text:p>
          </table:table-cell>
          <table:table-cell office:value-type="string" calcext:value-type="string">
            <text:p>1.82B</text:p>
          </table:table-cell>
          <table:table-cell table:style-name="ce4" office:value-type="string" calcext:value-type="string">
            <text:p>-2.82%</text:p>
          </table:table-cell>
        </table:table-row>
        <table:table-row table:style-name="ro1">
          <table:table-cell table:style-name="ce4" office:value-type="string" calcext:value-type="string">
            <text:p>01/15/2023</text:p>
          </table:table-cell>
          <table:table-cell office:value-type="float" office:value="0.086112" calcext:value-type="float">
            <text:p>0.086112</text:p>
          </table:table-cell>
          <table:table-cell office:value-type="float" office:value="0.087297" calcext:value-type="float">
            <text:p>0.087297</text:p>
          </table:table-cell>
          <table:table-cell office:value-type="float" office:value="0.08777" calcext:value-type="float">
            <text:p>0.08777</text:p>
          </table:table-cell>
          <table:table-cell office:value-type="float" office:value="0.082923" calcext:value-type="float">
            <text:p>0.082923</text:p>
          </table:table-cell>
          <table:table-cell office:value-type="string" calcext:value-type="string">
            <text:p>1.61B</text:p>
          </table:table-cell>
          <table:table-cell table:style-name="ce4" office:value-type="string" calcext:value-type="string">
            <text:p>-1.44%</text:p>
          </table:table-cell>
        </table:table-row>
        <table:table-row table:style-name="ro1">
          <table:table-cell table:style-name="ce4" office:value-type="string" calcext:value-type="string">
            <text:p>01/14/2023</text:p>
          </table:table-cell>
          <table:table-cell office:value-type="float" office:value="0.087368" calcext:value-type="float">
            <text:p>0.087368</text:p>
          </table:table-cell>
          <table:table-cell office:value-type="float" office:value="0.084519" calcext:value-type="float">
            <text:p>0.084519</text:p>
          </table:table-cell>
          <table:table-cell office:value-type="float" office:value="0.092126" calcext:value-type="float">
            <text:p>0.092126</text:p>
          </table:table-cell>
          <table:table-cell office:value-type="float" office:value="0.084186" calcext:value-type="float">
            <text:p>0.084186</text:p>
          </table:table-cell>
          <table:table-cell office:value-type="string" calcext:value-type="string">
            <text:p>3.61B</text:p>
          </table:table-cell>
          <table:table-cell table:style-name="ce4" office:value-type="string" calcext:value-type="string">
            <text:p>3.38%</text:p>
          </table:table-cell>
        </table:table-row>
        <table:table-row table:style-name="ro1">
          <table:table-cell table:style-name="ce4" office:value-type="string" calcext:value-type="string">
            <text:p>01/13/2023</text:p>
          </table:table-cell>
          <table:table-cell office:value-type="float" office:value="0.084515" calcext:value-type="float">
            <text:p>0.084515</text:p>
          </table:table-cell>
          <table:table-cell office:value-type="float" office:value="0.080287" calcext:value-type="float">
            <text:p>0.080287</text:p>
          </table:table-cell>
          <table:table-cell office:value-type="float" office:value="0.085061" calcext:value-type="float">
            <text:p>0.085061</text:p>
          </table:table-cell>
          <table:table-cell office:value-type="float" office:value="0.078972" calcext:value-type="float">
            <text:p>0.078972</text:p>
          </table:table-cell>
          <table:table-cell office:value-type="string" calcext:value-type="string">
            <text:p>1.94B</text:p>
          </table:table-cell>
          <table:table-cell table:style-name="ce4" office:value-type="string" calcext:value-type="string">
            <text:p>5.27%</text:p>
          </table:table-cell>
        </table:table-row>
        <table:table-row table:style-name="ro1">
          <table:table-cell table:style-name="ce4" office:value-type="string" calcext:value-type="string">
            <text:p>01/12/2023</text:p>
          </table:table-cell>
          <table:table-cell office:value-type="float" office:value="0.080287" calcext:value-type="float">
            <text:p>0.080287</text:p>
          </table:table-cell>
          <table:table-cell office:value-type="float" office:value="0.07813" calcext:value-type="float">
            <text:p>0.07813</text:p>
          </table:table-cell>
          <table:table-cell office:value-type="float" office:value="0.081125" calcext:value-type="float">
            <text:p>0.081125</text:p>
          </table:table-cell>
          <table:table-cell office:value-type="float" office:value="0.075406" calcext:value-type="float">
            <text:p>0.075406</text:p>
          </table:table-cell>
          <table:table-cell office:value-type="string" calcext:value-type="string">
            <text:p>2.68B</text:p>
          </table:table-cell>
          <table:table-cell table:style-name="ce4" office:value-type="string" calcext:value-type="string">
            <text:p>2.76%</text:p>
          </table:table-cell>
        </table:table-row>
        <table:table-row table:style-name="ro1">
          <table:table-cell table:style-name="ce4" office:value-type="string" calcext:value-type="string">
            <text:p>01/11/2023</text:p>
          </table:table-cell>
          <table:table-cell office:value-type="float" office:value="0.07813" calcext:value-type="float">
            <text:p>0.07813</text:p>
          </table:table-cell>
          <table:table-cell office:value-type="float" office:value="0.077807" calcext:value-type="float">
            <text:p>0.077807</text:p>
          </table:table-cell>
          <table:table-cell office:value-type="float" office:value="0.078372" calcext:value-type="float">
            <text:p>0.078372</text:p>
          </table:table-cell>
          <table:table-cell office:value-type="float" office:value="0.074894" calcext:value-type="float">
            <text:p>0.074894</text:p>
          </table:table-cell>
          <table:table-cell office:value-type="string" calcext:value-type="string">
            <text:p>1.52B</text:p>
          </table:table-cell>
          <table:table-cell table:style-name="ce4" office:value-type="string" calcext:value-type="string">
            <text:p>0.42%</text:p>
          </table:table-cell>
        </table:table-row>
        <table:table-row table:style-name="ro1">
          <table:table-cell table:style-name="ce4" office:value-type="string" calcext:value-type="string">
            <text:p>01/10/2023</text:p>
          </table:table-cell>
          <table:table-cell office:value-type="float" office:value="0.077807" calcext:value-type="float">
            <text:p>0.077807</text:p>
          </table:table-cell>
          <table:table-cell office:value-type="float" office:value="0.075655" calcext:value-type="float">
            <text:p>0.075655</text:p>
          </table:table-cell>
          <table:table-cell office:value-type="float" office:value="0.077807" calcext:value-type="float">
            <text:p>0.077807</text:p>
          </table:table-cell>
          <table:table-cell office:value-type="float" office:value="0.074126" calcext:value-type="float">
            <text:p>0.074126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2.84%</text:p>
          </table:table-cell>
        </table:table-row>
        <table:table-row table:style-name="ro1">
          <table:table-cell table:style-name="ce4" office:value-type="string" calcext:value-type="string">
            <text:p>01/09/2023</text:p>
          </table:table-cell>
          <table:table-cell office:value-type="float" office:value="0.075655" calcext:value-type="float">
            <text:p>0.075655</text:p>
          </table:table-cell>
          <table:table-cell office:value-type="float" office:value="0.073565" calcext:value-type="float">
            <text:p>0.073565</text:p>
          </table:table-cell>
          <table:table-cell office:value-type="float" office:value="0.079454" calcext:value-type="float">
            <text:p>0.079454</text:p>
          </table:table-cell>
          <table:table-cell office:value-type="float" office:value="0.073031" calcext:value-type="float">
            <text:p>0.073031</text:p>
          </table:table-cell>
          <table:table-cell office:value-type="string" calcext:value-type="string">
            <text:p>3.32B</text:p>
          </table:table-cell>
          <table:table-cell table:style-name="ce4" office:value-type="string" calcext:value-type="string">
            <text:p>2.83%</text:p>
          </table:table-cell>
        </table:table-row>
        <table:table-row table:style-name="ro1">
          <table:table-cell table:style-name="ce4" office:value-type="string" calcext:value-type="string">
            <text:p>01/08/2023</text:p>
          </table:table-cell>
          <table:table-cell office:value-type="float" office:value="0.073574" calcext:value-type="float">
            <text:p>0.073574</text:p>
          </table:table-cell>
          <table:table-cell office:value-type="float" office:value="0.07216" calcext:value-type="float">
            <text:p>0.07216</text:p>
          </table:table-cell>
          <table:table-cell office:value-type="float" office:value="0.073902" calcext:value-type="float">
            <text:p>0.073902</text:p>
          </table:table-cell>
          <table:table-cell office:value-type="float" office:value="0.07131" calcext:value-type="float">
            <text:p>0.07131</text:p>
          </table:table-cell>
          <table:table-cell office:value-type="string" calcext:value-type="string">
            <text:p>954.11M</text:p>
          </table:table-cell>
          <table:table-cell table:style-name="ce4" office:value-type="string" calcext:value-type="string">
            <text:p>1.96%</text:p>
          </table:table-cell>
        </table:table-row>
        <table:table-row table:style-name="ro1">
          <table:table-cell table:style-name="ce4" office:value-type="string" calcext:value-type="string">
            <text:p>01/07/2023</text:p>
          </table:table-cell>
          <table:table-cell office:value-type="float" office:value="0.072156" calcext:value-type="float">
            <text:p>0.072156</text:p>
          </table:table-cell>
          <table:table-cell office:value-type="float" office:value="0.07242" calcext:value-type="float">
            <text:p>0.07242</text:p>
          </table:table-cell>
          <table:table-cell office:value-type="float" office:value="0.072949" calcext:value-type="float">
            <text:p>0.072949</text:p>
          </table:table-cell>
          <table:table-cell office:value-type="float" office:value="0.071684" calcext:value-type="float">
            <text:p>0.071684</text:p>
          </table:table-cell>
          <table:table-cell office:value-type="string" calcext:value-type="string">
            <text:p>587.15M</text:p>
          </table:table-cell>
          <table:table-cell table:style-name="ce4" office:value-type="string" calcext:value-type="string">
            <text:p>-0.36%</text:p>
          </table:table-cell>
        </table:table-row>
        <table:table-row table:style-name="ro1">
          <table:table-cell table:style-name="ce4" office:value-type="string" calcext:value-type="string">
            <text:p>01/06/2023</text:p>
          </table:table-cell>
          <table:table-cell office:value-type="float" office:value="0.07242" calcext:value-type="float">
            <text:p>0.07242</text:p>
          </table:table-cell>
          <table:table-cell office:value-type="float" office:value="0.071485" calcext:value-type="float">
            <text:p>0.071485</text:p>
          </table:table-cell>
          <table:table-cell office:value-type="float" office:value="0.072663" calcext:value-type="float">
            <text:p>0.072663</text:p>
          </table:table-cell>
          <table:table-cell office:value-type="float" office:value="0.069947" calcext:value-type="float">
            <text:p>0.069947</text:p>
          </table:table-cell>
          <table:table-cell office:value-type="string" calcext:value-type="string">
            <text:p>1.26B</text:p>
          </table:table-cell>
          <table:table-cell table:style-name="ce4" office:value-type="string" calcext:value-type="string">
            <text:p>1.31%</text:p>
          </table:table-cell>
        </table:table-row>
        <table:table-row table:style-name="ro1">
          <table:table-cell table:style-name="ce4" office:value-type="string" calcext:value-type="string">
            <text:p>01/05/2023</text:p>
          </table:table-cell>
          <table:table-cell office:value-type="float" office:value="0.071485" calcext:value-type="float">
            <text:p>0.071485</text:p>
          </table:table-cell>
          <table:table-cell office:value-type="float" office:value="0.07314" calcext:value-type="float">
            <text:p>0.07314</text:p>
          </table:table-cell>
          <table:table-cell office:value-type="float" office:value="0.075177" calcext:value-type="float">
            <text:p>0.075177</text:p>
          </table:table-cell>
          <table:table-cell office:value-type="float" office:value="0.071085" calcext:value-type="float">
            <text:p>0.071085</text:p>
          </table:table-cell>
          <table:table-cell office:value-type="string" calcext:value-type="string">
            <text:p>1.72B</text:p>
          </table:table-cell>
          <table:table-cell table:style-name="ce4" office:value-type="string" calcext:value-type="string">
            <text:p>-2.27%</text:p>
          </table:table-cell>
        </table:table-row>
        <table:table-row table:style-name="ro1">
          <table:table-cell table:style-name="ce4" office:value-type="string" calcext:value-type="string">
            <text:p>01/04/2023</text:p>
          </table:table-cell>
          <table:table-cell office:value-type="float" office:value="0.073147" calcext:value-type="float">
            <text:p>0.073147</text:p>
          </table:table-cell>
          <table:table-cell office:value-type="float" office:value="0.070473" calcext:value-type="float">
            <text:p>0.070473</text:p>
          </table:table-cell>
          <table:table-cell office:value-type="float" office:value="0.073394" calcext:value-type="float">
            <text:p>0.073394</text:p>
          </table:table-cell>
          <table:table-cell office:value-type="float" office:value="0.070209" calcext:value-type="float">
            <text:p>0.070209</text:p>
          </table:table-cell>
          <table:table-cell office:value-type="string" calcext:value-type="string">
            <text:p>1.28B</text:p>
          </table:table-cell>
          <table:table-cell table:style-name="ce4" office:value-type="string" calcext:value-type="string">
            <text:p>3.79%</text:p>
          </table:table-cell>
        </table:table-row>
        <table:table-row table:style-name="ro1">
          <table:table-cell table:style-name="ce4" office:value-type="string" calcext:value-type="string">
            <text:p>01/03/2023</text:p>
          </table:table-cell>
          <table:table-cell office:value-type="float" office:value="0.070477" calcext:value-type="float">
            <text:p>0.070477</text:p>
          </table:table-cell>
          <table:table-cell office:value-type="float" office:value="0.071382" calcext:value-type="float">
            <text:p>0.071382</text:p>
          </table:table-cell>
          <table:table-cell office:value-type="float" office:value="0.072275" calcext:value-type="float">
            <text:p>0.072275</text:p>
          </table:table-cell>
          <table:table-cell office:value-type="float" office:value="0.069617" calcext:value-type="float">
            <text:p>0.069617</text:p>
          </table:table-cell>
          <table:table-cell office:value-type="string" calcext:value-type="string">
            <text:p>1.11B</text:p>
          </table:table-cell>
          <table:table-cell table:style-name="ce4" office:value-type="string" calcext:value-type="string">
            <text:p>-1.26%</text:p>
          </table:table-cell>
        </table:table-row>
        <table:table-row table:style-name="ro1">
          <table:table-cell table:style-name="ce4" office:value-type="string" calcext:value-type="string">
            <text:p>01/02/2023</text:p>
          </table:table-cell>
          <table:table-cell office:value-type="float" office:value="0.07138" calcext:value-type="float">
            <text:p>0.07138</text:p>
          </table:table-cell>
          <table:table-cell office:value-type="float" office:value="0.070218" calcext:value-type="float">
            <text:p>0.070218</text:p>
          </table:table-cell>
          <table:table-cell office:value-type="float" office:value="0.073037" calcext:value-type="float">
            <text:p>0.073037</text:p>
          </table:table-cell>
          <table:table-cell office:value-type="float" office:value="0.069098" calcext:value-type="float">
            <text:p>0.069098</text:p>
          </table:table-cell>
          <table:table-cell office:value-type="string" calcext:value-type="string">
            <text:p>1.68B</text:p>
          </table:table-cell>
          <table:table-cell table:style-name="ce4" office:value-type="string" calcext:value-type="string">
            <text:p>1.63%</text:p>
          </table:table-cell>
        </table:table-row>
        <table:table-row table:style-name="ro1">
          <table:table-cell table:style-name="ce4" office:value-type="string" calcext:value-type="string">
            <text:p>01/01/2023</text:p>
          </table:table-cell>
          <table:table-cell office:value-type="float" office:value="0.070237" calcext:value-type="float">
            <text:p>0.070237</text:p>
          </table:table-cell>
          <table:table-cell office:value-type="float" office:value="0.070169" calcext:value-type="float">
            <text:p>0.070169</text:p>
          </table:table-cell>
          <table:table-cell office:value-type="float" office:value="0.070783" calcext:value-type="float">
            <text:p>0.070783</text:p>
          </table:table-cell>
          <table:table-cell office:value-type="float" office:value="0.069075" calcext:value-type="float">
            <text:p>0.069075</text:p>
          </table:table-cell>
          <table:table-cell office:value-type="string" calcext:value-type="string">
            <text:p>723.17M</text:p>
          </table:table-cell>
          <table:table-cell table:style-name="ce4" office:value-type="string" calcext:value-type="string">
            <text:p>0.13%</text:p>
          </table:table-cell>
        </table:table-row>
        <table:table-row table:style-name="ro1">
          <table:table-cell table:style-name="ce4" office:value-type="string" calcext:value-type="string">
            <text:p>12/31/2022</text:p>
          </table:table-cell>
          <table:table-cell office:value-type="float" office:value="0.070144" calcext:value-type="float">
            <text:p>0.070144</text:p>
          </table:table-cell>
          <table:table-cell office:value-type="float" office:value="0.068392" calcext:value-type="float">
            <text:p>0.068392</text:p>
          </table:table-cell>
          <table:table-cell office:value-type="float" office:value="0.071239" calcext:value-type="float">
            <text:p>0.071239</text:p>
          </table:table-cell>
          <table:table-cell office:value-type="float" office:value="0.067988" calcext:value-type="float">
            <text:p>0.067988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2.56%</text:p>
          </table:table-cell>
        </table:table-row>
        <table:table-row table:style-name="ro1">
          <table:table-cell table:style-name="ce4" office:value-type="string" calcext:value-type="string">
            <text:p>12/30/2022</text:p>
          </table:table-cell>
          <table:table-cell office:value-type="float" office:value="0.068395" calcext:value-type="float">
            <text:p>0.068395</text:p>
          </table:table-cell>
          <table:table-cell office:value-type="float" office:value="0.070933" calcext:value-type="float">
            <text:p>0.070933</text:p>
          </table:table-cell>
          <table:table-cell office:value-type="float" office:value="0.071405" calcext:value-type="float">
            <text:p>0.071405</text:p>
          </table:table-cell>
          <table:table-cell office:value-type="float" office:value="0.066392" calcext:value-type="float">
            <text:p>0.066392</text:p>
          </table:table-cell>
          <table:table-cell office:value-type="string" calcext:value-type="string">
            <text:p>1.86B</text:p>
          </table:table-cell>
          <table:table-cell table:style-name="ce4" office:value-type="string" calcext:value-type="string">
            <text:p>-3.60%</text:p>
          </table:table-cell>
        </table:table-row>
        <table:table-row table:style-name="ro1">
          <table:table-cell table:style-name="ce4" office:value-type="string" calcext:value-type="string">
            <text:p>12/29/2022</text:p>
          </table:table-cell>
          <table:table-cell office:value-type="float" office:value="0.070952" calcext:value-type="float">
            <text:p>0.070952</text:p>
          </table:table-cell>
          <table:table-cell office:value-type="float" office:value="0.070376" calcext:value-type="float">
            <text:p>0.070376</text:p>
          </table:table-cell>
          <table:table-cell office:value-type="float" office:value="0.071441" calcext:value-type="float">
            <text:p>0.071441</text:p>
          </table:table-cell>
          <table:table-cell office:value-type="float" office:value="0.069455" calcext:value-type="float">
            <text:p>0.069455</text:p>
          </table:table-cell>
          <table:table-cell office:value-type="string" calcext:value-type="string">
            <text:p>1.16B</text:p>
          </table:table-cell>
          <table:table-cell table:style-name="ce4" office:value-type="string" calcext:value-type="string">
            <text:p>0.81%</text:p>
          </table:table-cell>
        </table:table-row>
        <table:table-row table:style-name="ro1">
          <table:table-cell table:style-name="ce4" office:value-type="string" calcext:value-type="string">
            <text:p>12/28/2022</text:p>
          </table:table-cell>
          <table:table-cell office:value-type="float" office:value="0.070382" calcext:value-type="float">
            <text:p>0.070382</text:p>
          </table:table-cell>
          <table:table-cell office:value-type="float" office:value="0.073704" calcext:value-type="float">
            <text:p>0.073704</text:p>
          </table:table-cell>
          <table:table-cell office:value-type="float" office:value="0.073848" calcext:value-type="float">
            <text:p>0.073848</text:p>
          </table:table-cell>
          <table:table-cell office:value-type="float" office:value="0.06961" calcext:value-type="float">
            <text:p>0.06961</text:p>
          </table:table-cell>
          <table:table-cell office:value-type="string" calcext:value-type="string">
            <text:p>2.31B</text:p>
          </table:table-cell>
          <table:table-cell table:style-name="ce4" office:value-type="string" calcext:value-type="string">
            <text:p>-4.51%</text:p>
          </table:table-cell>
        </table:table-row>
        <table:table-row table:style-name="ro1">
          <table:table-cell table:style-name="ce4" office:value-type="string" calcext:value-type="string">
            <text:p>12/27/2022</text:p>
          </table:table-cell>
          <table:table-cell office:value-type="float" office:value="0.073704" calcext:value-type="float">
            <text:p>0.073704</text:p>
          </table:table-cell>
          <table:table-cell office:value-type="float" office:value="0.075672" calcext:value-type="float">
            <text:p>0.075672</text:p>
          </table:table-cell>
          <table:table-cell office:value-type="float" office:value="0.076088" calcext:value-type="float">
            <text:p>0.076088</text:p>
          </table:table-cell>
          <table:table-cell office:value-type="float" office:value="0.072824" calcext:value-type="float">
            <text:p>0.072824</text:p>
          </table:table-cell>
          <table:table-cell office:value-type="string" calcext:value-type="string">
            <text:p>1.04B</text:p>
          </table:table-cell>
          <table:table-cell table:style-name="ce4" office:value-type="string" calcext:value-type="string">
            <text:p>-2.61%</text:p>
          </table:table-cell>
        </table:table-row>
        <table:table-row table:style-name="ro1">
          <table:table-cell table:style-name="ce4" office:value-type="string" calcext:value-type="string">
            <text:p>12/26/2022</text:p>
          </table:table-cell>
          <table:table-cell office:value-type="float" office:value="0.075679" calcext:value-type="float">
            <text:p>0.075679</text:p>
          </table:table-cell>
          <table:table-cell office:value-type="float" office:value="0.076009" calcext:value-type="float">
            <text:p>0.076009</text:p>
          </table:table-cell>
          <table:table-cell office:value-type="float" office:value="0.076484" calcext:value-type="float">
            <text:p>0.076484</text:p>
          </table:table-cell>
          <table:table-cell office:value-type="float" office:value="0.074613" calcext:value-type="float">
            <text:p>0.074613</text:p>
          </table:table-cell>
          <table:table-cell office:value-type="string" calcext:value-type="string">
            <text:p>888.95M</text:p>
          </table:table-cell>
          <table:table-cell table:style-name="ce4" office:value-type="string" calcext:value-type="string">
            <text:p>-0.43%</text:p>
          </table:table-cell>
        </table:table-row>
        <table:table-row table:style-name="ro1">
          <table:table-cell table:style-name="ce4" office:value-type="string" calcext:value-type="string">
            <text:p>12/25/2022</text:p>
          </table:table-cell>
          <table:table-cell office:value-type="float" office:value="0.076009" calcext:value-type="float">
            <text:p>0.076009</text:p>
          </table:table-cell>
          <table:table-cell office:value-type="float" office:value="0.077525" calcext:value-type="float">
            <text:p>0.077525</text:p>
          </table:table-cell>
          <table:table-cell office:value-type="float" office:value="0.077653" calcext:value-type="float">
            <text:p>0.077653</text:p>
          </table:table-cell>
          <table:table-cell office:value-type="float" office:value="0.073927" calcext:value-type="float">
            <text:p>0.073927</text:p>
          </table:table-cell>
          <table:table-cell office:value-type="string" calcext:value-type="string">
            <text:p>1.68B</text:p>
          </table:table-cell>
          <table:table-cell table:style-name="ce4" office:value-type="string" calcext:value-type="string">
            <text:p>-1.96%</text:p>
          </table:table-cell>
        </table:table-row>
        <table:table-row table:style-name="ro1">
          <table:table-cell table:style-name="ce4" office:value-type="string" calcext:value-type="string">
            <text:p>12/24/2022</text:p>
          </table:table-cell>
          <table:table-cell office:value-type="float" office:value="0.077529" calcext:value-type="float">
            <text:p>0.077529</text:p>
          </table:table-cell>
          <table:table-cell office:value-type="float" office:value="0.077206" calcext:value-type="float">
            <text:p>0.077206</text:p>
          </table:table-cell>
          <table:table-cell office:value-type="float" office:value="0.07802" calcext:value-type="float">
            <text:p>0.07802</text:p>
          </table:table-cell>
          <table:table-cell office:value-type="float" office:value="0.07669" calcext:value-type="float">
            <text:p>0.07669</text:p>
          </table:table-cell>
          <table:table-cell office:value-type="string" calcext:value-type="string">
            <text:p>562.87M</text:p>
          </table:table-cell>
          <table:table-cell table:style-name="ce4" office:value-type="string" calcext:value-type="string">
            <text:p>0.42%</text:p>
          </table:table-cell>
        </table:table-row>
        <table:table-row table:style-name="ro1">
          <table:table-cell table:style-name="ce4" office:value-type="string" calcext:value-type="string">
            <text:p>12/23/2022</text:p>
          </table:table-cell>
          <table:table-cell office:value-type="float" office:value="0.077203" calcext:value-type="float">
            <text:p>0.077203</text:p>
          </table:table-cell>
          <table:table-cell office:value-type="float" office:value="0.076864" calcext:value-type="float">
            <text:p>0.076864</text:p>
          </table:table-cell>
          <table:table-cell office:value-type="float" office:value="0.078862" calcext:value-type="float">
            <text:p>0.078862</text:p>
          </table:table-cell>
          <table:table-cell office:value-type="float" office:value="0.076576" calcext:value-type="float">
            <text:p>0.076576</text:p>
          </table:table-cell>
          <table:table-cell office:value-type="string" calcext:value-type="string">
            <text:p>1.55B</text:p>
          </table:table-cell>
          <table:table-cell table:style-name="ce4" office:value-type="string" calcext:value-type="string">
            <text:p>0.44%</text:p>
          </table:table-cell>
        </table:table-row>
        <table:table-row table:style-name="ro1">
          <table:table-cell table:style-name="ce4" office:value-type="string" calcext:value-type="string">
            <text:p>12/22/2022</text:p>
          </table:table-cell>
          <table:table-cell office:value-type="float" office:value="0.076864" calcext:value-type="float">
            <text:p>0.076864</text:p>
          </table:table-cell>
          <table:table-cell office:value-type="float" office:value="0.07372" calcext:value-type="float">
            <text:p>0.07372</text:p>
          </table:table-cell>
          <table:table-cell office:value-type="float" office:value="0.077563" calcext:value-type="float">
            <text:p>0.077563</text:p>
          </table:table-cell>
          <table:table-cell office:value-type="float" office:value="0.073294" calcext:value-type="float">
            <text:p>0.073294</text:p>
          </table:table-cell>
          <table:table-cell office:value-type="string" calcext:value-type="string">
            <text:p>2.18B</text:p>
          </table:table-cell>
          <table:table-cell table:style-name="ce4" office:value-type="string" calcext:value-type="string">
            <text:p>4.25%</text:p>
          </table:table-cell>
        </table:table-row>
        <table:table-row table:style-name="ro1">
          <table:table-cell table:style-name="ce4" office:value-type="string" calcext:value-type="string">
            <text:p>12/21/2022</text:p>
          </table:table-cell>
          <table:table-cell office:value-type="float" office:value="0.073729" calcext:value-type="float">
            <text:p>0.073729</text:p>
          </table:table-cell>
          <table:table-cell office:value-type="float" office:value="0.074852" calcext:value-type="float">
            <text:p>0.074852</text:p>
          </table:table-cell>
          <table:table-cell office:value-type="float" office:value="0.07502" calcext:value-type="float">
            <text:p>0.07502</text:p>
          </table:table-cell>
          <table:table-cell office:value-type="float" office:value="0.071591" calcext:value-type="float">
            <text:p>0.071591</text:p>
          </table:table-cell>
          <table:table-cell office:value-type="string" calcext:value-type="string">
            <text:p>1.44B</text:p>
          </table:table-cell>
          <table:table-cell table:style-name="ce4" office:value-type="string" calcext:value-type="string">
            <text:p>-1.50%</text:p>
          </table:table-cell>
        </table:table-row>
        <table:table-row table:style-name="ro1">
          <table:table-cell table:style-name="ce4" office:value-type="string" calcext:value-type="string">
            <text:p>12/20/2022</text:p>
          </table:table-cell>
          <table:table-cell office:value-type="float" office:value="0.074852" calcext:value-type="float">
            <text:p>0.074852</text:p>
          </table:table-cell>
          <table:table-cell office:value-type="float" office:value="0.071364" calcext:value-type="float">
            <text:p>0.071364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0.071166" calcext:value-type="float">
            <text:p>0.071166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4.89%</text:p>
          </table:table-cell>
        </table:table-row>
        <table:table-row table:style-name="ro1">
          <table:table-cell table:style-name="ce4" office:value-type="string" calcext:value-type="string">
            <text:p>12/19/2022</text:p>
          </table:table-cell>
          <table:table-cell office:value-type="float" office:value="0.07136" calcext:value-type="float">
            <text:p>0.07136</text:p>
          </table:table-cell>
          <table:table-cell office:value-type="float" office:value="0.078437" calcext:value-type="float">
            <text:p>0.078437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70279" calcext:value-type="float">
            <text:p>0.070279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-9.02%</text:p>
          </table:table-cell>
        </table:table-row>
        <table:table-row table:style-name="ro1">
          <table:table-cell table:style-name="ce4" office:value-type="string" calcext:value-type="string">
            <text:p>12/18/2022</text:p>
          </table:table-cell>
          <table:table-cell office:value-type="float" office:value="0.078437" calcext:value-type="float">
            <text:p>0.078437</text:p>
          </table:table-cell>
          <table:table-cell office:value-type="float" office:value="0.079212" calcext:value-type="float">
            <text:p>0.079212</text:p>
          </table:table-cell>
          <table:table-cell office:value-type="float" office:value="0.080041" calcext:value-type="float">
            <text:p>0.080041</text:p>
          </table:table-cell>
          <table:table-cell office:value-type="float" office:value="0.077641" calcext:value-type="float">
            <text:p>0.077641</text:p>
          </table:table-cell>
          <table:table-cell office:value-type="string" calcext:value-type="string">
            <text:p>944.00M</text:p>
          </table:table-cell>
          <table:table-cell table:style-name="ce4" office:value-type="string" calcext:value-type="string">
            <text:p>-0.98%</text:p>
          </table:table-cell>
        </table:table-row>
        <table:table-row table:style-name="ro1">
          <table:table-cell table:style-name="ce4" office:value-type="string" calcext:value-type="string">
            <text:p>12/17/2022</text:p>
          </table:table-cell>
          <table:table-cell office:value-type="float" office:value="0.079213" calcext:value-type="float">
            <text:p>0.079213</text:p>
          </table:table-cell>
          <table:table-cell office:value-type="float" office:value="0.075821" calcext:value-type="float">
            <text:p>0.075821</text:p>
          </table:table-cell>
          <table:table-cell office:value-type="float" office:value="0.079417" calcext:value-type="float">
            <text:p>0.079417</text:p>
          </table:table-cell>
          <table:table-cell office:value-type="float" office:value="0.075551" calcext:value-type="float">
            <text:p>0.075551</text:p>
          </table:table-cell>
          <table:table-cell office:value-type="string" calcext:value-type="string">
            <text:p>1.99B</text:p>
          </table:table-cell>
          <table:table-cell table:style-name="ce4" office:value-type="string" calcext:value-type="string">
            <text:p>4.53%</text:p>
          </table:table-cell>
        </table:table-row>
        <table:table-row table:style-name="ro1">
          <table:table-cell table:style-name="ce4" office:value-type="string" calcext:value-type="string">
            <text:p>12/16/2022</text:p>
          </table:table-cell>
          <table:table-cell office:value-type="float" office:value="0.075783" calcext:value-type="float">
            <text:p>0.075783</text:p>
          </table:table-cell>
          <table:table-cell office:value-type="float" office:value="0.08479" calcext:value-type="float">
            <text:p>0.08479</text:p>
          </table:table-cell>
          <table:table-cell office:value-type="float" office:value="0.086787" calcext:value-type="float">
            <text:p>0.086787</text:p>
          </table:table-cell>
          <table:table-cell office:value-type="float" office:value="0.074476" calcext:value-type="float">
            <text:p>0.074476</text:p>
          </table:table-cell>
          <table:table-cell office:value-type="string" calcext:value-type="string">
            <text:p>2.64B</text:p>
          </table:table-cell>
          <table:table-cell table:style-name="ce4" office:value-type="string" calcext:value-type="string">
            <text:p>-10.62%</text:p>
          </table:table-cell>
        </table:table-row>
        <table:table-row table:style-name="ro1">
          <table:table-cell table:style-name="ce4" office:value-type="string" calcext:value-type="string">
            <text:p>12/15/2022</text:p>
          </table:table-cell>
          <table:table-cell office:value-type="float" office:value="0.08479" calcext:value-type="float">
            <text:p>0.08479</text:p>
          </table:table-cell>
          <table:table-cell office:value-type="float" office:value="0.08822" calcext:value-type="float">
            <text:p>0.08822</text:p>
          </table:table-cell>
          <table:table-cell office:value-type="float" office:value="0.088779" calcext:value-type="float">
            <text:p>0.088779</text:p>
          </table:table-cell>
          <table:table-cell office:value-type="float" office:value="0.084204" calcext:value-type="float">
            <text:p>0.084204</text:p>
          </table:table-cell>
          <table:table-cell office:value-type="string" calcext:value-type="string">
            <text:p>1.30B</text:p>
          </table:table-cell>
          <table:table-cell table:style-name="ce4" office:value-type="string" calcext:value-type="string">
            <text:p>-3.88%</text:p>
          </table:table-cell>
        </table:table-row>
        <table:table-row table:style-name="ro1">
          <table:table-cell table:style-name="ce4" office:value-type="string" calcext:value-type="string">
            <text:p>12/14/2022</text:p>
          </table:table-cell>
          <table:table-cell office:value-type="float" office:value="0.088211" calcext:value-type="float">
            <text:p>0.088211</text:p>
          </table:table-cell>
          <table:table-cell office:value-type="float" office:value="0.091038" calcext:value-type="float">
            <text:p>0.091038</text:p>
          </table:table-cell>
          <table:table-cell office:value-type="float" office:value="0.092372" calcext:value-type="float">
            <text:p>0.092372</text:p>
          </table:table-cell>
          <table:table-cell office:value-type="float" office:value="0.087642" calcext:value-type="float">
            <text:p>0.087642</text:p>
          </table:table-cell>
          <table:table-cell office:value-type="string" calcext:value-type="string">
            <text:p>1.78B</text:p>
          </table:table-cell>
          <table:table-cell table:style-name="ce4" office:value-type="string" calcext:value-type="string">
            <text:p>-3.09%</text:p>
          </table:table-cell>
        </table:table-row>
        <table:table-row table:style-name="ro1">
          <table:table-cell table:style-name="ce4" office:value-type="string" calcext:value-type="string">
            <text:p>12/13/2022</text:p>
          </table:table-cell>
          <table:table-cell office:value-type="float" office:value="0.091023" calcext:value-type="float">
            <text:p>0.091023</text:p>
          </table:table-cell>
          <table:table-cell office:value-type="float" office:value="0.090286" calcext:value-type="float">
            <text:p>0.090286</text:p>
          </table:table-cell>
          <table:table-cell office:value-type="float" office:value="0.094664" calcext:value-type="float">
            <text:p>0.094664</text:p>
          </table:table-cell>
          <table:table-cell office:value-type="float" office:value="0.087269" calcext:value-type="float">
            <text:p>0.087269</text:p>
          </table:table-cell>
          <table:table-cell office:value-type="string" calcext:value-type="string">
            <text:p>2.30B</text:p>
          </table:table-cell>
          <table:table-cell table:style-name="ce4" office:value-type="string" calcext:value-type="string">
            <text:p>0.82%</text:p>
          </table:table-cell>
        </table:table-row>
        <table:table-row table:style-name="ro1">
          <table:table-cell table:style-name="ce4" office:value-type="string" calcext:value-type="string">
            <text:p>12/12/2022</text:p>
          </table:table-cell>
          <table:table-cell office:value-type="float" office:value="0.090281" calcext:value-type="float">
            <text:p>0.090281</text:p>
          </table:table-cell>
          <table:table-cell office:value-type="float" office:value="0.092657" calcext:value-type="float">
            <text:p>0.092657</text:p>
          </table:table-cell>
          <table:table-cell office:value-type="float" office:value="0.092987" calcext:value-type="float">
            <text:p>0.092987</text:p>
          </table:table-cell>
          <table:table-cell office:value-type="float" office:value="0.085129" calcext:value-type="float">
            <text:p>0.085129</text:p>
          </table:table-cell>
          <table:table-cell office:value-type="string" calcext:value-type="string">
            <text:p>2.68B</text:p>
          </table:table-cell>
          <table:table-cell table:style-name="ce4" office:value-type="string" calcext:value-type="string">
            <text:p>-2.64%</text:p>
          </table:table-cell>
        </table:table-row>
        <table:table-row table:style-name="ro1">
          <table:table-cell table:style-name="ce4" office:value-type="string" calcext:value-type="string">
            <text:p>12/11/2022</text:p>
          </table:table-cell>
          <table:table-cell office:value-type="float" office:value="0.092725" calcext:value-type="float">
            <text:p>0.092725</text:p>
          </table:table-cell>
          <table:table-cell office:value-type="float" office:value="0.096382" calcext:value-type="float">
            <text:p>0.096382</text:p>
          </table:table-cell>
          <table:table-cell office:value-type="float" office:value="0.097117" calcext:value-type="float">
            <text:p>0.097117</text:p>
          </table:table-cell>
          <table:table-cell office:value-type="float" office:value="0.092025" calcext:value-type="float">
            <text:p>0.092025</text:p>
          </table:table-cell>
          <table:table-cell office:value-type="string" calcext:value-type="string">
            <text:p>832.14M</text:p>
          </table:table-cell>
          <table:table-cell table:style-name="ce4" office:value-type="string" calcext:value-type="string">
            <text:p>-3.80%</text:p>
          </table:table-cell>
        </table:table-row>
        <table:table-row table:style-name="ro1">
          <table:table-cell table:style-name="ce4" office:value-type="string" calcext:value-type="string">
            <text:p>12/10/2022</text:p>
          </table:table-cell>
          <table:table-cell office:value-type="float" office:value="0.096385" calcext:value-type="float">
            <text:p>0.096385</text:p>
          </table:table-cell>
          <table:table-cell office:value-type="float" office:value="0.096692" calcext:value-type="float">
            <text:p>0.096692</text:p>
          </table:table-cell>
          <table:table-cell office:value-type="float" office:value="0.097361" calcext:value-type="float">
            <text:p>0.097361</text:p>
          </table:table-cell>
          <table:table-cell office:value-type="float" office:value="0.09607" calcext:value-type="float">
            <text:p>0.09607</text:p>
          </table:table-cell>
          <table:table-cell office:value-type="string" calcext:value-type="string">
            <text:p>607.12M</text:p>
          </table:table-cell>
          <table:table-cell table:style-name="ce4" office:value-type="string" calcext:value-type="string">
            <text:p>-0.31%</text:p>
          </table:table-cell>
        </table:table-row>
        <table:table-row table:style-name="ro1">
          <table:table-cell table:style-name="ce4" office:value-type="string" calcext:value-type="string">
            <text:p>12/09/2022</text:p>
          </table:table-cell>
          <table:table-cell office:value-type="float" office:value="0.096684" calcext:value-type="float">
            <text:p>0.096684</text:p>
          </table:table-cell>
          <table:table-cell office:value-type="float" office:value="0.098508" calcext:value-type="float">
            <text:p>0.098508</text:p>
          </table:table-cell>
          <table:table-cell office:value-type="float" office:value="0.099272" calcext:value-type="float">
            <text:p>0.099272</text:p>
          </table:table-cell>
          <table:table-cell office:value-type="float" office:value="0.095707" calcext:value-type="float">
            <text:p>0.095707</text:p>
          </table:table-cell>
          <table:table-cell office:value-type="string" calcext:value-type="string">
            <text:p>1.22B</text:p>
          </table:table-cell>
          <table:table-cell table:style-name="ce4" office:value-type="string" calcext:value-type="string">
            <text:p>-1.86%</text:p>
          </table:table-cell>
        </table:table-row>
        <table:table-row table:style-name="ro1">
          <table:table-cell table:style-name="ce4" office:value-type="string" calcext:value-type="string">
            <text:p>12/08/2022</text:p>
          </table:table-cell>
          <table:table-cell office:value-type="float" office:value="0.098512" calcext:value-type="float">
            <text:p>0.098512</text:p>
          </table:table-cell>
          <table:table-cell office:value-type="float" office:value="0.09574" calcext:value-type="float">
            <text:p>0.09574</text:p>
          </table:table-cell>
          <table:table-cell office:value-type="float" office:value="0.099027" calcext:value-type="float">
            <text:p>0.099027</text:p>
          </table:table-cell>
          <table:table-cell office:value-type="float" office:value="0.094852" calcext:value-type="float">
            <text:p>0.094852</text:p>
          </table:table-cell>
          <table:table-cell office:value-type="string" calcext:value-type="string">
            <text:p>1.30B</text:p>
          </table:table-cell>
          <table:table-cell table:style-name="ce4" office:value-type="string" calcext:value-type="string">
            <text:p>2.91%</text:p>
          </table:table-cell>
        </table:table-row>
        <table:table-row table:style-name="ro1">
          <table:table-cell table:style-name="ce4" office:value-type="string" calcext:value-type="string">
            <text:p>12/07/2022</text:p>
          </table:table-cell>
          <table:table-cell office:value-type="float" office:value="0.09573" calcext:value-type="float">
            <text:p>0.09573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101192" calcext:value-type="float">
            <text:p>0.101192</text:p>
          </table:table-cell>
          <table:table-cell office:value-type="float" office:value="0.093419" calcext:value-type="float">
            <text:p>0.093419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-4.44%</text:p>
          </table:table-cell>
        </table:table-row>
        <table:table-row table:style-name="ro1">
          <table:table-cell table:style-name="ce4" office:value-type="string" calcext:value-type="string">
            <text:p>12/06/2022</text:p>
          </table:table-cell>
          <table:table-cell office:value-type="float" office:value="0.100178" calcext:value-type="float">
            <text:p>0.100178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102728" calcext:value-type="float">
            <text:p>0.102728</text:p>
          </table:table-cell>
          <table:table-cell office:value-type="float" office:value="0.098121" calcext:value-type="float">
            <text:p>0.098121</text:p>
          </table:table-cell>
          <table:table-cell office:value-type="string" calcext:value-type="string">
            <text:p>1.51B</text:p>
          </table:table-cell>
          <table:table-cell table:style-name="ce4" office:value-type="string" calcext:value-type="string">
            <text:p>-1.29%</text:p>
          </table:table-cell>
        </table:table-row>
        <table:table-row table:style-name="ro1">
          <table:table-cell table:style-name="ce4" office:value-type="string" calcext:value-type="string">
            <text:p>12/05/2022</text:p>
          </table:table-cell>
          <table:table-cell office:value-type="float" office:value="0.101488" calcext:value-type="float">
            <text:p>0.101488</text:p>
          </table:table-cell>
          <table:table-cell office:value-type="float" office:value="0.104139" calcext:value-type="float">
            <text:p>0.104139</text:p>
          </table:table-cell>
          <table:table-cell office:value-type="float" office:value="0.111584" calcext:value-type="float">
            <text:p>0.111584</text:p>
          </table:table-cell>
          <table:table-cell office:value-type="float" office:value="0.099575" calcext:value-type="float">
            <text:p>0.099575</text:p>
          </table:table-cell>
          <table:table-cell office:value-type="string" calcext:value-type="string">
            <text:p>2.70B</text:p>
          </table:table-cell>
          <table:table-cell table:style-name="ce4" office:value-type="string" calcext:value-type="string">
            <text:p>-2.51%</text:p>
          </table:table-cell>
        </table:table-row>
        <table:table-row table:style-name="ro1">
          <table:table-cell table:style-name="ce4" office:value-type="string" calcext:value-type="string">
            <text:p>12/04/2022</text:p>
          </table:table-cell>
          <table:table-cell office:value-type="float" office:value="0.104097" calcext:value-type="float">
            <text:p>0.104097</text:p>
          </table:table-cell>
          <table:table-cell office:value-type="float" office:value="0.099597" calcext:value-type="float">
            <text:p>0.099597</text:p>
          </table:table-cell>
          <table:table-cell office:value-type="float" office:value="0.105412" calcext:value-type="float">
            <text:p>0.105412</text:p>
          </table:table-cell>
          <table:table-cell office:value-type="float" office:value="0.099552" calcext:value-type="float">
            <text:p>0.099552</text:p>
          </table:table-cell>
          <table:table-cell office:value-type="string" calcext:value-type="string">
            <text:p>2.04B</text:p>
          </table:table-cell>
          <table:table-cell table:style-name="ce4" office:value-type="string" calcext:value-type="string">
            <text:p>4.52%</text:p>
          </table:table-cell>
        </table:table-row>
        <table:table-row table:style-name="ro1">
          <table:table-cell table:style-name="ce4" office:value-type="string" calcext:value-type="string">
            <text:p>12/03/2022</text:p>
          </table:table-cell>
          <table:table-cell office:value-type="float" office:value="0.099595" calcext:value-type="float">
            <text:p>0.099595</text:p>
          </table:table-cell>
          <table:table-cell office:value-type="float" office:value="0.102198" calcext:value-type="float">
            <text:p>0.102198</text:p>
          </table:table-cell>
          <table:table-cell office:value-type="float" office:value="0.102899" calcext:value-type="float">
            <text:p>0.102899</text:p>
          </table:table-cell>
          <table:table-cell office:value-type="float" office:value="0.0987" calcext:value-type="float">
            <text:p>0.0987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-2.54%</text:p>
          </table:table-cell>
        </table:table-row>
        <table:table-row table:style-name="ro1">
          <table:table-cell table:style-name="ce4" office:value-type="string" calcext:value-type="string">
            <text:p>12/02/2022</text:p>
          </table:table-cell>
          <table:table-cell office:value-type="float" office:value="0.102187" calcext:value-type="float">
            <text:p>0.102187</text:p>
          </table:table-cell>
          <table:table-cell office:value-type="float" office:value="0.101708" calcext:value-type="float">
            <text:p>0.101708</text:p>
          </table:table-cell>
          <table:table-cell office:value-type="float" office:value="0.103398" calcext:value-type="float">
            <text:p>0.103398</text:p>
          </table:table-cell>
          <table:table-cell office:value-type="float" office:value="0.096942" calcext:value-type="float">
            <text:p>0.096942</text:p>
          </table:table-cell>
          <table:table-cell office:value-type="string" calcext:value-type="string">
            <text:p>2.06B</text:p>
          </table:table-cell>
          <table:table-cell table:style-name="ce4" office:value-type="string" calcext:value-type="string">
            <text:p>0.47%</text:p>
          </table:table-cell>
        </table:table-row>
        <table:table-row table:style-name="ro1">
          <table:table-cell table:style-name="ce4" office:value-type="string" calcext:value-type="string">
            <text:p>12/01/2022</text:p>
          </table:table-cell>
          <table:table-cell office:value-type="float" office:value="0.101708" calcext:value-type="float">
            <text:p>0.101708</text:p>
          </table:table-cell>
          <table:table-cell office:value-type="float" office:value="0.106775" calcext:value-type="float">
            <text:p>0.106775</text:p>
          </table:table-cell>
          <table:table-cell office:value-type="float" office:value="0.107715" calcext:value-type="float">
            <text:p>0.107715</text:p>
          </table:table-cell>
          <table:table-cell office:value-type="float" office:value="0.100512" calcext:value-type="float">
            <text:p>0.100512</text:p>
          </table:table-cell>
          <table:table-cell office:value-type="string" calcext:value-type="string">
            <text:p>2.50B</text:p>
          </table:table-cell>
          <table:table-cell table:style-name="ce4" office:value-type="string" calcext:value-type="string">
            <text:p>-4.75%</text:p>
          </table:table-cell>
        </table:table-row>
        <table:table-row table:style-name="ro1">
          <table:table-cell table:style-name="ce4" office:value-type="string" calcext:value-type="string">
            <text:p>11/30/2022</text:p>
          </table:table-cell>
          <table:table-cell office:value-type="float" office:value="0.106775" calcext:value-type="float">
            <text:p>0.106775</text:p>
          </table:table-cell>
          <table:table-cell office:value-type="float" office:value="0.10148" calcext:value-type="float">
            <text:p>0.10148</text:p>
          </table:table-cell>
          <table:table-cell office:value-type="float" office:value="0.10982" calcext:value-type="float">
            <text:p>0.10982</text:p>
          </table:table-cell>
          <table:table-cell office:value-type="float" office:value="0.10001" calcext:value-type="float">
            <text:p>0.10001</text:p>
          </table:table-cell>
          <table:table-cell office:value-type="string" calcext:value-type="string">
            <text:p>3.81B</text:p>
          </table:table-cell>
          <table:table-cell table:style-name="ce4" office:value-type="string" calcext:value-type="string">
            <text:p>5.21%</text:p>
          </table:table-cell>
        </table:table-row>
        <table:table-row table:style-name="ro1">
          <table:table-cell table:style-name="ce4" office:value-type="string" calcext:value-type="string">
            <text:p>11/29/2022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095139" calcext:value-type="float">
            <text:p>0.095139</text:p>
          </table:table-cell>
          <table:table-cell office:value-type="float" office:value="0.104971" calcext:value-type="float">
            <text:p>0.104971</text:p>
          </table:table-cell>
          <table:table-cell office:value-type="float" office:value="0.093712" calcext:value-type="float">
            <text:p>0.093712</text:p>
          </table:table-cell>
          <table:table-cell office:value-type="string" calcext:value-type="string">
            <text:p>3.85B</text:p>
          </table:table-cell>
          <table:table-cell table:style-name="ce4" office:value-type="string" calcext:value-type="string">
            <text:p>6.67%</text:p>
          </table:table-cell>
        </table:table-row>
        <table:table-row table:style-name="ro1">
          <table:table-cell table:style-name="ce4" office:value-type="string" calcext:value-type="string">
            <text:p>11/28/2022</text:p>
          </table:table-cell>
          <table:table-cell office:value-type="float" office:value="0.095136" calcext:value-type="float">
            <text:p>0.095136</text:p>
          </table:table-cell>
          <table:table-cell office:value-type="float" office:value="0.098537" calcext:value-type="float">
            <text:p>0.098537</text:p>
          </table:table-cell>
          <table:table-cell office:value-type="float" office:value="0.099435" calcext:value-type="float">
            <text:p>0.099435</text:p>
          </table:table-cell>
          <table:table-cell office:value-type="float" office:value="0.090785" calcext:value-type="float">
            <text:p>0.090785</text:p>
          </table:table-cell>
          <table:table-cell office:value-type="string" calcext:value-type="string">
            <text:p>4.31B</text:p>
          </table:table-cell>
          <table:table-cell table:style-name="ce4" office:value-type="string" calcext:value-type="string">
            <text:p>-3.43%</text:p>
          </table:table-cell>
        </table:table-row>
        <table:table-row table:style-name="ro1">
          <table:table-cell table:style-name="ce4" office:value-type="string" calcext:value-type="string">
            <text:p>11/27/2022</text:p>
          </table:table-cell>
          <table:table-cell office:value-type="float" office:value="0.098519" calcext:value-type="float">
            <text:p>0.098519</text:p>
          </table:table-cell>
          <table:table-cell office:value-type="float" office:value="0.088906" calcext:value-type="float">
            <text:p>0.088906</text:p>
          </table:table-cell>
          <table:table-cell office:value-type="float" office:value="0.107755" calcext:value-type="float">
            <text:p>0.107755</text:p>
          </table:table-cell>
          <table:table-cell office:value-type="float" office:value="0.08881" calcext:value-type="float">
            <text:p>0.08881</text:p>
          </table:table-cell>
          <table:table-cell office:value-type="string" calcext:value-type="string">
            <text:p>5.56B</text:p>
          </table:table-cell>
          <table:table-cell table:style-name="ce4" office:value-type="string" calcext:value-type="string">
            <text:p>10.82%</text:p>
          </table:table-cell>
        </table:table-row>
        <table:table-row table:style-name="ro1">
          <table:table-cell table:style-name="ce4" office:value-type="string" calcext:value-type="string">
            <text:p>11/26/2022</text:p>
          </table:table-cell>
          <table:table-cell office:value-type="float" office:value="0.088904" calcext:value-type="float">
            <text:p>0.088904</text:p>
          </table:table-cell>
          <table:table-cell office:value-type="float" office:value="0.089357" calcext:value-type="float">
            <text:p>0.089357</text:p>
          </table:table-cell>
          <table:table-cell office:value-type="float" office:value="0.095262" calcext:value-type="float">
            <text:p>0.095262</text:p>
          </table:table-cell>
          <table:table-cell office:value-type="float" office:value="0.087559" calcext:value-type="float">
            <text:p>0.087559</text:p>
          </table:table-cell>
          <table:table-cell office:value-type="string" calcext:value-type="string">
            <text:p>2.62B</text:p>
          </table:table-cell>
          <table:table-cell table:style-name="ce4" office:value-type="string" calcext:value-type="string">
            <text:p>-0.50%</text:p>
          </table:table-cell>
        </table:table-row>
        <table:table-row table:style-name="ro1">
          <table:table-cell table:style-name="ce4" office:value-type="string" calcext:value-type="string">
            <text:p>11/25/2022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0.081459" calcext:value-type="float">
            <text:p>0.081459</text:p>
          </table:table-cell>
          <table:table-cell office:value-type="float" office:value="0.091394" calcext:value-type="float">
            <text:p>0.091394</text:p>
          </table:table-cell>
          <table:table-cell office:value-type="float" office:value="0.080777" calcext:value-type="float">
            <text:p>0.080777</text:p>
          </table:table-cell>
          <table:table-cell office:value-type="string" calcext:value-type="string">
            <text:p>3.26B</text:p>
          </table:table-cell>
          <table:table-cell table:style-name="ce4" office:value-type="string" calcext:value-type="string">
            <text:p>9.69%</text:p>
          </table:table-cell>
        </table:table-row>
        <table:table-row table:style-name="ro1">
          <table:table-cell table:style-name="ce4" office:value-type="string" calcext:value-type="string">
            <text:p>11/24/2022</text:p>
          </table:table-cell>
          <table:table-cell office:value-type="float" office:value="0.081459" calcext:value-type="float">
            <text:p>0.081459</text:p>
          </table:table-cell>
          <table:table-cell office:value-type="float" office:value="0.081976" calcext:value-type="float">
            <text:p>0.081976</text:p>
          </table:table-cell>
          <table:table-cell office:value-type="float" office:value="0.084131" calcext:value-type="float">
            <text:p>0.084131</text:p>
          </table:table-cell>
          <table:table-cell office:value-type="float" office:value="0.080554" calcext:value-type="float">
            <text:p>0.080554</text:p>
          </table:table-cell>
          <table:table-cell office:value-type="string" calcext:value-type="string">
            <text:p>982.58M</text:p>
          </table:table-cell>
          <table:table-cell table:style-name="ce4" office:value-type="string" calcext:value-type="string">
            <text:p>-0.63%</text:p>
          </table:table-cell>
        </table:table-row>
        <table:table-row table:style-name="ro1">
          <table:table-cell table:style-name="ce4" office:value-type="string" calcext:value-type="string">
            <text:p>11/23/2022</text:p>
          </table:table-cell>
          <table:table-cell office:value-type="float" office:value="0.081978" calcext:value-type="float">
            <text:p>0.081978</text:p>
          </table:table-cell>
          <table:table-cell office:value-type="float" office:value="0.078728" calcext:value-type="float">
            <text:p>0.078728</text:p>
          </table:table-cell>
          <table:table-cell office:value-type="float" office:value="0.083464" calcext:value-type="float">
            <text:p>0.083464</text:p>
          </table:table-cell>
          <table:table-cell office:value-type="float" office:value="0.077829" calcext:value-type="float">
            <text:p>0.077829</text:p>
          </table:table-cell>
          <table:table-cell office:value-type="string" calcext:value-type="string">
            <text:p>1.67B</text:p>
          </table:table-cell>
          <table:table-cell table:style-name="ce4" office:value-type="string" calcext:value-type="string">
            <text:p>4.18%</text:p>
          </table:table-cell>
        </table:table-row>
        <table:table-row table:style-name="ro1">
          <table:table-cell table:style-name="ce4" office:value-type="string" calcext:value-type="string">
            <text:p>11/22/2022</text:p>
          </table:table-cell>
          <table:table-cell office:value-type="float" office:value="0.078692" calcext:value-type="float">
            <text:p>0.078692</text:p>
          </table:table-cell>
          <table:table-cell office:value-type="float" office:value="0.074668" calcext:value-type="float">
            <text:p>0.074668</text:p>
          </table:table-cell>
          <table:table-cell office:value-type="float" office:value="0.07951" calcext:value-type="float">
            <text:p>0.07951</text:p>
          </table:table-cell>
          <table:table-cell office:value-type="float" office:value="0.073346" calcext:value-type="float">
            <text:p>0.073346</text:p>
          </table:table-cell>
          <table:table-cell office:value-type="string" calcext:value-type="string">
            <text:p>1.91B</text:p>
          </table:table-cell>
          <table:table-cell table:style-name="ce4" office:value-type="string" calcext:value-type="string">
            <text:p>5.39%</text:p>
          </table:table-cell>
        </table:table-row>
        <table:table-row table:style-name="ro1">
          <table:table-cell table:style-name="ce4" office:value-type="string" calcext:value-type="string">
            <text:p>11/21/2022</text:p>
          </table:table-cell>
          <table:table-cell office:value-type="float" office:value="0.074666" calcext:value-type="float">
            <text:p>0.074666</text:p>
          </table:table-cell>
          <table:table-cell office:value-type="float" office:value="0.077082" calcext:value-type="float">
            <text:p>0.077082</text:p>
          </table:table-cell>
          <table:table-cell office:value-type="float" office:value="0.077259" calcext:value-type="float">
            <text:p>0.077259</text:p>
          </table:table-cell>
          <table:table-cell office:value-type="float" office:value="0.071512" calcext:value-type="float">
            <text:p>0.071512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-3.11%</text:p>
          </table:table-cell>
        </table:table-row>
        <table:table-row table:style-name="ro1">
          <table:table-cell table:style-name="ce4" office:value-type="string" calcext:value-type="string">
            <text:p>11/20/2022</text:p>
          </table:table-cell>
          <table:table-cell office:value-type="float" office:value="0.077064" calcext:value-type="float">
            <text:p>0.077064</text:p>
          </table:table-cell>
          <table:table-cell office:value-type="float" office:value="0.084521" calcext:value-type="float">
            <text:p>0.084521</text:p>
          </table:table-cell>
          <table:table-cell office:value-type="float" office:value="0.085797" calcext:value-type="float">
            <text:p>0.085797</text:p>
          </table:table-cell>
          <table:table-cell office:value-type="float" office:value="0.076582" calcext:value-type="float">
            <text:p>0.076582</text:p>
          </table:table-cell>
          <table:table-cell office:value-type="string" calcext:value-type="string">
            <text:p>1.55B</text:p>
          </table:table-cell>
          <table:table-cell table:style-name="ce4" office:value-type="string" calcext:value-type="string">
            <text:p>-8.83%</text:p>
          </table:table-cell>
        </table:table-row>
        <table:table-row table:style-name="ro1">
          <table:table-cell table:style-name="ce4" office:value-type="string" calcext:value-type="string">
            <text:p>11/19/2022</text:p>
          </table:table-cell>
          <table:table-cell office:value-type="float" office:value="0.084529" calcext:value-type="float">
            <text:p>0.084529</text:p>
          </table:table-cell>
          <table:table-cell office:value-type="float" office:value="0.084121" calcext:value-type="float">
            <text:p>0.084121</text:p>
          </table:table-cell>
          <table:table-cell office:value-type="float" office:value="0.084957" calcext:value-type="float">
            <text:p>0.084957</text:p>
          </table:table-cell>
          <table:table-cell office:value-type="float" office:value="0.08384" calcext:value-type="float">
            <text:p>0.08384</text:p>
          </table:table-cell>
          <table:table-cell office:value-type="string" calcext:value-type="string">
            <text:p>641.01M</text:p>
          </table:table-cell>
          <table:table-cell table:style-name="ce4" office:value-type="string" calcext:value-type="string">
            <text:p>0.29%</text:p>
          </table:table-cell>
        </table:table-row>
        <table:table-row table:style-name="ro1">
          <table:table-cell table:style-name="ce4" office:value-type="string" calcext:value-type="string">
            <text:p>11/18/2022</text:p>
          </table:table-cell>
          <table:table-cell office:value-type="float" office:value="0.084285" calcext:value-type="float">
            <text:p>0.084285</text:p>
          </table:table-cell>
          <table:table-cell office:value-type="float" office:value="0.085026" calcext:value-type="float">
            <text:p>0.085026</text:p>
          </table:table-cell>
          <table:table-cell office:value-type="float" office:value="0.085901" calcext:value-type="float">
            <text:p>0.085901</text:p>
          </table:table-cell>
          <table:table-cell office:value-type="float" office:value="0.083653" calcext:value-type="float">
            <text:p>0.083653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-0.59%</text:p>
          </table:table-cell>
        </table:table-row>
        <table:table-row table:style-name="ro1">
          <table:table-cell table:style-name="ce4" office:value-type="string" calcext:value-type="string">
            <text:p>11/17/2022</text:p>
          </table:table-cell>
          <table:table-cell office:value-type="float" office:value="0.084787" calcext:value-type="float">
            <text:p>0.084787</text:p>
          </table:table-cell>
          <table:table-cell office:value-type="float" office:value="0.084884" calcext:value-type="float">
            <text:p>0.084884</text:p>
          </table:table-cell>
          <table:table-cell office:value-type="float" office:value="0.087207" calcext:value-type="float">
            <text:p>0.087207</text:p>
          </table:table-cell>
          <table:table-cell office:value-type="float" office:value="0.082764" calcext:value-type="float">
            <text:p>0.082764</text:p>
          </table:table-cell>
          <table:table-cell office:value-type="string" calcext:value-type="string">
            <text:p>1.44B</text:p>
          </table:table-cell>
          <table:table-cell table:style-name="ce4" office:value-type="string" calcext:value-type="string">
            <text:p>-0.11%</text:p>
          </table:table-cell>
        </table:table-row>
        <table:table-row table:style-name="ro1">
          <table:table-cell table:style-name="ce4" office:value-type="string" calcext:value-type="string">
            <text:p>11/16/2022</text:p>
          </table:table-cell>
          <table:table-cell office:value-type="float" office:value="0.084883" calcext:value-type="float">
            <text:p>0.084883</text:p>
          </table:table-cell>
          <table:table-cell office:value-type="float" office:value="0.08703" calcext:value-type="float">
            <text:p>0.08703</text:p>
          </table:table-cell>
          <table:table-cell office:value-type="float" office:value="0.091109" calcext:value-type="float">
            <text:p>0.091109</text:p>
          </table:table-cell>
          <table:table-cell office:value-type="float" office:value="0.083648" calcext:value-type="float">
            <text:p>0.083648</text:p>
          </table:table-cell>
          <table:table-cell office:value-type="string" calcext:value-type="string">
            <text:p>1.99B</text:p>
          </table:table-cell>
          <table:table-cell table:style-name="ce4" office:value-type="string" calcext:value-type="string">
            <text:p>-2.47%</text:p>
          </table:table-cell>
        </table:table-row>
        <table:table-row table:style-name="ro1">
          <table:table-cell table:style-name="ce4" office:value-type="string" calcext:value-type="string">
            <text:p>11/15/2022</text:p>
          </table:table-cell>
          <table:table-cell office:value-type="float" office:value="0.08703" calcext:value-type="float">
            <text:p>0.08703</text:p>
          </table:table-cell>
          <table:table-cell office:value-type="float" office:value="0.085879" calcext:value-type="float">
            <text:p>0.085879</text:p>
          </table:table-cell>
          <table:table-cell office:value-type="float" office:value="0.089413" calcext:value-type="float">
            <text:p>0.089413</text:p>
          </table:table-cell>
          <table:table-cell office:value-type="float" office:value="0.085163" calcext:value-type="float">
            <text:p>0.085163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1.34%</text:p>
          </table:table-cell>
        </table:table-row>
        <table:table-row table:style-name="ro1">
          <table:table-cell table:style-name="ce4" office:value-type="string" calcext:value-type="string">
            <text:p>11/14/2022</text:p>
          </table:table-cell>
          <table:table-cell office:value-type="float" office:value="0.085879" calcext:value-type="float">
            <text:p>0.085879</text:p>
          </table:table-cell>
          <table:table-cell office:value-type="float" office:value="0.084991" calcext:value-type="float">
            <text:p>0.084991</text:p>
          </table:table-cell>
          <table:table-cell office:value-type="float" office:value="0.09093" calcext:value-type="float">
            <text:p>0.09093</text:p>
          </table:table-cell>
          <table:table-cell office:value-type="float" office:value="0.079456" calcext:value-type="float">
            <text:p>0.079456</text:p>
          </table:table-cell>
          <table:table-cell office:value-type="string" calcext:value-type="string">
            <text:p>3.30B</text:p>
          </table:table-cell>
          <table:table-cell table:style-name="ce4" office:value-type="string" calcext:value-type="string">
            <text:p>1.04%</text:p>
          </table:table-cell>
        </table:table-row>
        <table:table-row table:style-name="ro1">
          <table:table-cell table:style-name="ce4" office:value-type="string" calcext:value-type="string">
            <text:p>11/13/2022</text:p>
          </table:table-cell>
          <table:table-cell office:value-type="float" office:value="0.084993" calcext:value-type="float">
            <text:p>0.084993</text:p>
          </table:table-cell>
          <table:table-cell office:value-type="float" office:value="0.088086" calcext:value-type="float">
            <text:p>0.088086</text:p>
          </table:table-cell>
          <table:table-cell office:value-type="float" office:value="0.091381" calcext:value-type="float">
            <text:p>0.091381</text:p>
          </table:table-cell>
          <table:table-cell office:value-type="float" office:value="0.083175" calcext:value-type="float">
            <text:p>0.083175</text:p>
          </table:table-cell>
          <table:table-cell office:value-type="string" calcext:value-type="string">
            <text:p>2.88B</text:p>
          </table:table-cell>
          <table:table-cell table:style-name="ce4" office:value-type="string" calcext:value-type="string">
            <text:p>-3.49%</text:p>
          </table:table-cell>
        </table:table-row>
        <table:table-row table:style-name="ro1">
          <table:table-cell table:style-name="ce4" office:value-type="string" calcext:value-type="string">
            <text:p>11/12/2022</text:p>
          </table:table-cell>
          <table:table-cell office:value-type="float" office:value="0.08807" calcext:value-type="float">
            <text:p>0.08807</text:p>
          </table:table-cell>
          <table:table-cell office:value-type="float" office:value="0.085067" calcext:value-type="float">
            <text:p>0.085067</text:p>
          </table:table-cell>
          <table:table-cell office:value-type="float" office:value="0.094503" calcext:value-type="float">
            <text:p>0.094503</text:p>
          </table:table-cell>
          <table:table-cell office:value-type="float" office:value="0.078578" calcext:value-type="float">
            <text:p>0.078578</text:p>
          </table:table-cell>
          <table:table-cell office:value-type="string" calcext:value-type="string">
            <text:p>4.89B</text:p>
          </table:table-cell>
          <table:table-cell table:style-name="ce4" office:value-type="string" calcext:value-type="string">
            <text:p>3.49%</text:p>
          </table:table-cell>
        </table:table-row>
        <table:table-row table:style-name="ro1">
          <table:table-cell table:style-name="ce4" office:value-type="string" calcext:value-type="string">
            <text:p>11/11/2022</text:p>
          </table:table-cell>
          <table:table-cell office:value-type="float" office:value="0.085096" calcext:value-type="float">
            <text:p>0.085096</text:p>
          </table:table-cell>
          <table:table-cell office:value-type="float" office:value="0.08972" calcext:value-type="float">
            <text:p>0.08972</text:p>
          </table:table-cell>
          <table:table-cell office:value-type="float" office:value="0.092769" calcext:value-type="float">
            <text:p>0.092769</text:p>
          </table:table-cell>
          <table:table-cell office:value-type="float" office:value="0.080232" calcext:value-type="float">
            <text:p>0.080232</text:p>
          </table:table-cell>
          <table:table-cell office:value-type="string" calcext:value-type="string">
            <text:p>3.40B</text:p>
          </table:table-cell>
          <table:table-cell table:style-name="ce4" office:value-type="string" calcext:value-type="string">
            <text:p>-5.16%</text:p>
          </table:table-cell>
        </table:table-row>
        <table:table-row table:style-name="ro1">
          <table:table-cell table:style-name="ce4" office:value-type="string" calcext:value-type="string">
            <text:p>11/10/2022</text:p>
          </table:table-cell>
          <table:table-cell office:value-type="float" office:value="0.089723" calcext:value-type="float">
            <text:p>0.089723</text:p>
          </table:table-cell>
          <table:table-cell office:value-type="float" office:value="0.074224" calcext:value-type="float">
            <text:p>0.074224</text:p>
          </table:table-cell>
          <table:table-cell office:value-type="float" office:value="0.093836" calcext:value-type="float">
            <text:p>0.093836</text:p>
          </table:table-cell>
          <table:table-cell office:value-type="float" office:value="0.073521" calcext:value-type="float">
            <text:p>0.073521</text:p>
          </table:table-cell>
          <table:table-cell office:value-type="string" calcext:value-type="string">
            <text:p>6.20B</text:p>
          </table:table-cell>
          <table:table-cell table:style-name="ce4" office:value-type="string" calcext:value-type="string">
            <text:p>20.87%</text:p>
          </table:table-cell>
        </table:table-row>
        <table:table-row table:style-name="ro1">
          <table:table-cell table:style-name="ce4" office:value-type="string" calcext:value-type="string">
            <text:p>11/09/2022</text:p>
          </table:table-cell>
          <table:table-cell office:value-type="float" office:value="0.074228" calcext:value-type="float">
            <text:p>0.074228</text:p>
          </table:table-cell>
          <table:table-cell office:value-type="float" office:value="0.088374" calcext:value-type="float">
            <text:p>0.088374</text:p>
          </table:table-cell>
          <table:table-cell office:value-type="float" office:value="0.091945" calcext:value-type="float">
            <text:p>0.091945</text:p>
          </table:table-cell>
          <table:table-cell office:value-type="float" office:value="0.070767" calcext:value-type="float">
            <text:p>0.070767</text:p>
          </table:table-cell>
          <table:table-cell office:value-type="string" calcext:value-type="string">
            <text:p>7.51B</text:p>
          </table:table-cell>
          <table:table-cell table:style-name="ce4" office:value-type="string" calcext:value-type="string">
            <text:p>-15.95%</text:p>
          </table:table-cell>
        </table:table-row>
        <table:table-row table:style-name="ro1">
          <table:table-cell table:style-name="ce4" office:value-type="string" calcext:value-type="string">
            <text:p>11/08/2022</text:p>
          </table:table-cell>
          <table:table-cell office:value-type="float" office:value="0.088311" calcext:value-type="float">
            <text:p>0.088311</text:p>
          </table:table-cell>
          <table:table-cell office:value-type="float" office:value="0.11121" calcext:value-type="float">
            <text:p>0.11121</text:p>
          </table:table-cell>
          <table:table-cell office:value-type="float" office:value="0.112465" calcext:value-type="float">
            <text:p>0.112465</text:p>
          </table:table-cell>
          <table:table-cell office:value-type="float" office:value="0.078195" calcext:value-type="float">
            <text:p>0.078195</text:p>
          </table:table-cell>
          <table:table-cell office:value-type="string" calcext:value-type="string">
            <text:p>8.97B</text:p>
          </table:table-cell>
          <table:table-cell table:style-name="ce4" office:value-type="string" calcext:value-type="string">
            <text:p>-20.59%</text:p>
          </table:table-cell>
        </table:table-row>
        <table:table-row table:style-name="ro1">
          <table:table-cell table:style-name="ce4" office:value-type="string" calcext:value-type="string">
            <text:p>11/07/2022</text:p>
          </table:table-cell>
          <table:table-cell office:value-type="float" office:value="0.11121" calcext:value-type="float">
            <text:p>0.11121</text:p>
          </table:table-cell>
          <table:table-cell office:value-type="float" office:value="0.114765" calcext:value-type="float">
            <text:p>0.114765</text:p>
          </table:table-cell>
          <table:table-cell office:value-type="float" office:value="0.11897" calcext:value-type="float">
            <text:p>0.11897</text:p>
          </table:table-cell>
          <table:table-cell office:value-type="float" office:value="0.108016" calcext:value-type="float">
            <text:p>0.108016</text:p>
          </table:table-cell>
          <table:table-cell office:value-type="string" calcext:value-type="string">
            <text:p>2.82B</text:p>
          </table:table-cell>
          <table:table-cell table:style-name="ce4" office:value-type="string" calcext:value-type="string">
            <text:p>-3.09%</text:p>
          </table:table-cell>
        </table:table-row>
        <table:table-row table:style-name="ro1">
          <table:table-cell table:style-name="ce4" office:value-type="string" calcext:value-type="string">
            <text:p>11/06/2022</text:p>
          </table:table-cell>
          <table:table-cell office:value-type="float" office:value="0.114755" calcext:value-type="float">
            <text:p>0.114755</text:p>
          </table:table-cell>
          <table:table-cell office:value-type="float" office:value="0.124473" calcext:value-type="float">
            <text:p>0.124473</text:p>
          </table:table-cell>
          <table:table-cell office:value-type="float" office:value="0.12752" calcext:value-type="float">
            <text:p>0.12752</text:p>
          </table:table-cell>
          <table:table-cell office:value-type="float" office:value="0.11291" calcext:value-type="float">
            <text:p>0.11291</text:p>
          </table:table-cell>
          <table:table-cell office:value-type="string" calcext:value-type="string">
            <text:p>2.54B</text:p>
          </table:table-cell>
          <table:table-cell table:style-name="ce4" office:value-type="string" calcext:value-type="string">
            <text:p>-7.80%</text:p>
          </table:table-cell>
        </table:table-row>
        <table:table-row table:style-name="ro1">
          <table:table-cell table:style-name="ce4" office:value-type="string" calcext:value-type="string">
            <text:p>11/05/2022</text:p>
          </table:table-cell>
          <table:table-cell office:value-type="float" office:value="0.124469" calcext:value-type="float">
            <text:p>0.124469</text:p>
          </table:table-cell>
          <table:table-cell office:value-type="float" office:value="0.126094" calcext:value-type="float">
            <text:p>0.126094</text:p>
          </table:table-cell>
          <table:table-cell office:value-type="float" office:value="0.135591" calcext:value-type="float">
            <text:p>0.135591</text:p>
          </table:table-cell>
          <table:table-cell office:value-type="float" office:value="0.122251" calcext:value-type="float">
            <text:p>0.122251</text:p>
          </table:table-cell>
          <table:table-cell office:value-type="string" calcext:value-type="string">
            <text:p>3.62B</text:p>
          </table:table-cell>
          <table:table-cell table:style-name="ce4" office:value-type="string" calcext:value-type="string">
            <text:p>-1.30%</text:p>
          </table:table-cell>
        </table:table-row>
        <table:table-row table:style-name="ro1">
          <table:table-cell table:style-name="ce4" office:value-type="string" calcext:value-type="string">
            <text:p>11/04/2022</text:p>
          </table:table-cell>
          <table:table-cell office:value-type="float" office:value="0.126109" calcext:value-type="float">
            <text:p>0.126109</text:p>
          </table:table-cell>
          <table:table-cell office:value-type="float" office:value="0.122372" calcext:value-type="float">
            <text:p>0.122372</text:p>
          </table:table-cell>
          <table:table-cell office:value-type="float" office:value="0.129056" calcext:value-type="float">
            <text:p>0.129056</text:p>
          </table:table-cell>
          <table:table-cell office:value-type="float" office:value="0.115611" calcext:value-type="float">
            <text:p>0.115611</text:p>
          </table:table-cell>
          <table:table-cell office:value-type="string" calcext:value-type="string">
            <text:p>6.32B</text:p>
          </table:table-cell>
          <table:table-cell table:style-name="ce4" office:value-type="string" calcext:value-type="string">
            <text:p>3.07%</text:p>
          </table:table-cell>
        </table:table-row>
        <table:table-row table:style-name="ro1">
          <table:table-cell table:style-name="ce4" office:value-type="string" calcext:value-type="string">
            <text:p>11/03/2022</text:p>
          </table:table-cell>
          <table:table-cell office:value-type="float" office:value="0.122354" calcext:value-type="float">
            <text:p>0.122354</text:p>
          </table:table-cell>
          <table:table-cell office:value-type="float" office:value="0.127706" calcext:value-type="float">
            <text:p>0.127706</text:p>
          </table:table-cell>
          <table:table-cell office:value-type="float" office:value="0.136887" calcext:value-type="float">
            <text:p>0.136887</text:p>
          </table:table-cell>
          <table:table-cell office:value-type="float" office:value="0.120139" calcext:value-type="float">
            <text:p>0.120139</text:p>
          </table:table-cell>
          <table:table-cell office:value-type="string" calcext:value-type="string">
            <text:p>5.36B</text:p>
          </table:table-cell>
          <table:table-cell table:style-name="ce4" office:value-type="string" calcext:value-type="string">
            <text:p>-4.24%</text:p>
          </table:table-cell>
        </table:table-row>
        <table:table-row table:style-name="ro1">
          <table:table-cell table:style-name="ce4" office:value-type="string" calcext:value-type="string">
            <text:p>11/02/2022</text:p>
          </table:table-cell>
          <table:table-cell office:value-type="float" office:value="0.127765" calcext:value-type="float">
            <text:p>0.127765</text:p>
          </table:table-cell>
          <table:table-cell office:value-type="float" office:value="0.142183" calcext:value-type="float">
            <text:p>0.142183</text:p>
          </table:table-cell>
          <table:table-cell office:value-type="float" office:value="0.147603" calcext:value-type="float">
            <text:p>0.147603</text:p>
          </table:table-cell>
          <table:table-cell office:value-type="float" office:value="0.122578" calcext:value-type="float">
            <text:p>0.122578</text:p>
          </table:table-cell>
          <table:table-cell office:value-type="string" calcext:value-type="string">
            <text:p>8.86B</text:p>
          </table:table-cell>
          <table:table-cell table:style-name="ce4" office:value-type="string" calcext:value-type="string">
            <text:p>-10.18%</text:p>
          </table:table-cell>
        </table:table-row>
        <table:table-row table:style-name="ro1">
          <table:table-cell table:style-name="ce4" office:value-type="string" calcext:value-type="string">
            <text:p>11/01/2022</text:p>
          </table:table-cell>
          <table:table-cell office:value-type="float" office:value="0.142243" calcext:value-type="float">
            <text:p>0.142243</text:p>
          </table:table-cell>
          <table:table-cell office:value-type="float" office:value="0.126834" calcext:value-type="float">
            <text:p>0.126834</text:p>
          </table:table-cell>
          <table:table-cell office:value-type="float" office:value="0.158237" calcext:value-type="float">
            <text:p>0.158237</text:p>
          </table:table-cell>
          <table:table-cell office:value-type="float" office:value="0.12488" calcext:value-type="float">
            <text:p>0.12488</text:p>
          </table:table-cell>
          <table:table-cell office:value-type="string" calcext:value-type="string">
            <text:p>12.96B</text:p>
          </table:table-cell>
          <table:table-cell table:style-name="ce4" office:value-type="string" calcext:value-type="string">
            <text:p>12.13%</text:p>
          </table:table-cell>
        </table:table-row>
        <table:table-row table:style-name="ro1">
          <table:table-cell table:style-name="ce4" office:value-type="string" calcext:value-type="string">
            <text:p>10/31/2022</text:p>
          </table:table-cell>
          <table:table-cell office:value-type="float" office:value="0.126858" calcext:value-type="float">
            <text:p>0.126858</text:p>
          </table:table-cell>
          <table:table-cell office:value-type="float" office:value="0.117636" calcext:value-type="float">
            <text:p>0.117636</text:p>
          </table:table-cell>
          <table:table-cell office:value-type="float" office:value="0.130866" calcext:value-type="float">
            <text:p>0.130866</text:p>
          </table:table-cell>
          <table:table-cell office:value-type="float" office:value="0.114439" calcext:value-type="float">
            <text:p>0.114439</text:p>
          </table:table-cell>
          <table:table-cell office:value-type="string" calcext:value-type="string">
            <text:p>9.63B</text:p>
          </table:table-cell>
          <table:table-cell table:style-name="ce4" office:value-type="string" calcext:value-type="string">
            <text:p>7.86%</text:p>
          </table:table-cell>
        </table:table-row>
        <table:table-row table:style-name="ro1">
          <table:table-cell table:style-name="ce4" office:value-type="string" calcext:value-type="string">
            <text:p>10/30/2022</text:p>
          </table:table-cell>
          <table:table-cell office:value-type="float" office:value="0.117611" calcext:value-type="float">
            <text:p>0.117611</text:p>
          </table:table-cell>
          <table:table-cell office:value-type="float" office:value="0.121878" calcext:value-type="float">
            <text:p>0.121878</text:p>
          </table:table-cell>
          <table:table-cell office:value-type="float" office:value="0.143027" calcext:value-type="float">
            <text:p>0.143027</text:p>
          </table:table-cell>
          <table:table-cell office:value-type="float" office:value="0.112175" calcext:value-type="float">
            <text:p>0.112175</text:p>
          </table:table-cell>
          <table:table-cell office:value-type="string" calcext:value-type="string">
            <text:p>11.68B</text:p>
          </table:table-cell>
          <table:table-cell table:style-name="ce4" office:value-type="string" calcext:value-type="string">
            <text:p>-3.50%</text:p>
          </table:table-cell>
        </table:table-row>
        <table:table-row table:style-name="ro1">
          <table:table-cell table:style-name="ce4" office:value-type="string" calcext:value-type="string">
            <text:p>10/29/2022</text:p>
          </table:table-cell>
          <table:table-cell office:value-type="float" office:value="0.121873" calcext:value-type="float">
            <text:p>0.121873</text:p>
          </table:table-cell>
          <table:table-cell office:value-type="float" office:value="0.083749" calcext:value-type="float">
            <text:p>0.083749</text:p>
          </table:table-cell>
          <table:table-cell office:value-type="float" office:value="0.150228" calcext:value-type="float">
            <text:p>0.150228</text:p>
          </table:table-cell>
          <table:table-cell office:value-type="float" office:value="0.083042" calcext:value-type="float">
            <text:p>0.083042</text:p>
          </table:table-cell>
          <table:table-cell office:value-type="string" calcext:value-type="string">
            <text:p>19.47B</text:p>
          </table:table-cell>
          <table:table-cell table:style-name="ce4" office:value-type="string" calcext:value-type="string">
            <text:p>45.51%</text:p>
          </table:table-cell>
        </table:table-row>
        <table:table-row table:style-name="ro1">
          <table:table-cell table:style-name="ce4" office:value-type="string" calcext:value-type="string">
            <text:p>10/28/2022</text:p>
          </table:table-cell>
          <table:table-cell office:value-type="float" office:value="0.083754" calcext:value-type="float">
            <text:p>0.083754</text:p>
          </table:table-cell>
          <table:table-cell office:value-type="float" office:value="0.076846" calcext:value-type="float">
            <text:p>0.076846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72656" calcext:value-type="float">
            <text:p>0.072656</text:p>
          </table:table-cell>
          <table:table-cell office:value-type="string" calcext:value-type="string">
            <text:p>8.12B</text:p>
          </table:table-cell>
          <table:table-cell table:style-name="ce4" office:value-type="string" calcext:value-type="string">
            <text:p>8.99%</text:p>
          </table:table-cell>
        </table:table-row>
        <table:table-row table:style-name="ro1">
          <table:table-cell table:style-name="ce4" office:value-type="string" calcext:value-type="string">
            <text:p>10/27/2022</text:p>
          </table:table-cell>
          <table:table-cell office:value-type="float" office:value="0.076844" calcext:value-type="float">
            <text:p>0.076844</text:p>
          </table:table-cell>
          <table:table-cell office:value-type="float" office:value="0.072803" calcext:value-type="float">
            <text:p>0.072803</text:p>
          </table:table-cell>
          <table:table-cell office:value-type="float" office:value="0.085412" calcext:value-type="float">
            <text:p>0.085412</text:p>
          </table:table-cell>
          <table:table-cell office:value-type="float" office:value="0.071784" calcext:value-type="float">
            <text:p>0.071784</text:p>
          </table:table-cell>
          <table:table-cell office:value-type="string" calcext:value-type="string">
            <text:p>7.01B</text:p>
          </table:table-cell>
          <table:table-cell table:style-name="ce4" office:value-type="string" calcext:value-type="string">
            <text:p>5.55%</text:p>
          </table:table-cell>
        </table:table-row>
        <table:table-row table:style-name="ro1">
          <table:table-cell table:style-name="ce4" office:value-type="string" calcext:value-type="string">
            <text:p>10/26/2022</text:p>
          </table:table-cell>
          <table:table-cell office:value-type="float" office:value="0.072806" calcext:value-type="float">
            <text:p>0.072806</text:p>
          </table:table-cell>
          <table:table-cell office:value-type="float" office:value="0.062945" calcext:value-type="float">
            <text:p>0.062945</text:p>
          </table:table-cell>
          <table:table-cell office:value-type="float" office:value="0.073536" calcext:value-type="float">
            <text:p>0.073536</text:p>
          </table:table-cell>
          <table:table-cell office:value-type="float" office:value="0.062625" calcext:value-type="float">
            <text:p>0.062625</text:p>
          </table:table-cell>
          <table:table-cell office:value-type="string" calcext:value-type="string">
            <text:p>3.81B</text:p>
          </table:table-cell>
          <table:table-cell table:style-name="ce4" office:value-type="string" calcext:value-type="string">
            <text:p>15.66%</text:p>
          </table:table-cell>
        </table:table-row>
        <table:table-row table:style-name="ro1">
          <table:table-cell table:style-name="ce4" office:value-type="string" calcext:value-type="string">
            <text:p>10/25/2022</text:p>
          </table:table-cell>
          <table:table-cell office:value-type="float" office:value="0.062951" calcext:value-type="float">
            <text:p>0.062951</text:p>
          </table:table-cell>
          <table:table-cell office:value-type="float" office:value="0.059452" calcext:value-type="float">
            <text:p>0.059452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59148" calcext:value-type="float">
            <text:p>0.059148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5.89%</text:p>
          </table:table-cell>
        </table:table-row>
        <table:table-row table:style-name="ro1">
          <table:table-cell table:style-name="ce4" office:value-type="string" calcext:value-type="string">
            <text:p>10/24/2022</text:p>
          </table:table-cell>
          <table:table-cell office:value-type="float" office:value="0.059447" calcext:value-type="float">
            <text:p>0.059447</text:p>
          </table:table-cell>
          <table:table-cell office:value-type="float" office:value="0.06037" calcext:value-type="float">
            <text:p>0.06037</text:p>
          </table:table-cell>
          <table:table-cell office:value-type="float" office:value="0.060889" calcext:value-type="float">
            <text:p>0.060889</text:p>
          </table:table-cell>
          <table:table-cell office:value-type="float" office:value="0.0587" calcext:value-type="float">
            <text:p>0.0587</text:p>
          </table:table-cell>
          <table:table-cell office:value-type="string" calcext:value-type="string">
            <text:p>507.06M</text:p>
          </table:table-cell>
          <table:table-cell table:style-name="ce4" office:value-type="string" calcext:value-type="string">
            <text:p>-1.53%</text:p>
          </table:table-cell>
        </table:table-row>
        <table:table-row table:style-name="ro1">
          <table:table-cell table:style-name="ce4" office:value-type="string" calcext:value-type="string">
            <text:p>10/23/2022</text:p>
          </table:table-cell>
          <table:table-cell office:value-type="float" office:value="0.06037" calcext:value-type="float">
            <text:p>0.06037</text:p>
          </table:table-cell>
          <table:table-cell office:value-type="float" office:value="0.059691" calcext:value-type="float">
            <text:p>0.059691</text:p>
          </table:table-cell>
          <table:table-cell office:value-type="float" office:value="0.060444" calcext:value-type="float">
            <text:p>0.060444</text:p>
          </table:table-cell>
          <table:table-cell office:value-type="float" office:value="0.058837" calcext:value-type="float">
            <text:p>0.058837</text:p>
          </table:table-cell>
          <table:table-cell office:value-type="string" calcext:value-type="string">
            <text:p>380.52M</text:p>
          </table:table-cell>
          <table:table-cell table:style-name="ce4" office:value-type="string" calcext:value-type="string">
            <text:p>1.14%</text:p>
          </table:table-cell>
        </table:table-row>
        <table:table-row table:style-name="ro1">
          <table:table-cell table:style-name="ce4" office:value-type="string" calcext:value-type="string">
            <text:p>10/22/2022</text:p>
          </table:table-cell>
          <table:table-cell office:value-type="float" office:value="0.059691" calcext:value-type="float">
            <text:p>0.059691</text:p>
          </table:table-cell>
          <table:table-cell office:value-type="float" office:value="0.059318" calcext:value-type="float">
            <text:p>0.059318</text:p>
          </table:table-cell>
          <table:table-cell office:value-type="float" office:value="0.059892" calcext:value-type="float">
            <text:p>0.059892</text:p>
          </table:table-cell>
          <table:table-cell office:value-type="float" office:value="0.059109" calcext:value-type="float">
            <text:p>0.059109</text:p>
          </table:table-cell>
          <table:table-cell office:value-type="string" calcext:value-type="string">
            <text:p>310.03M</text:p>
          </table:table-cell>
          <table:table-cell table:style-name="ce4" office:value-type="string" calcext:value-type="string">
            <text:p>0.63%</text:p>
          </table:table-cell>
        </table:table-row>
        <table:table-row table:style-name="ro1">
          <table:table-cell table:style-name="ce4" office:value-type="string" calcext:value-type="string">
            <text:p>10/21/2022</text:p>
          </table:table-cell>
          <table:table-cell office:value-type="float" office:value="0.059317" calcext:value-type="float">
            <text:p>0.059317</text:p>
          </table:table-cell>
          <table:table-cell office:value-type="float" office:value="0.059434" calcext:value-type="float">
            <text:p>0.059434</text:p>
          </table:table-cell>
          <table:table-cell office:value-type="float" office:value="0.059493" calcext:value-type="float">
            <text:p>0.059493</text:p>
          </table:table-cell>
          <table:table-cell office:value-type="float" office:value="0.057233" calcext:value-type="float">
            <text:p>0.057233</text:p>
          </table:table-cell>
          <table:table-cell office:value-type="string" calcext:value-type="string">
            <text:p>473.97M</text:p>
          </table:table-cell>
          <table:table-cell table:style-name="ce4" office:value-type="string" calcext:value-type="string">
            <text:p>-0.20%</text:p>
          </table:table-cell>
        </table:table-row>
        <table:table-row table:style-name="ro1">
          <table:table-cell table:style-name="ce4" office:value-type="string" calcext:value-type="string">
            <text:p>10/20/2022</text:p>
          </table:table-cell>
          <table:table-cell office:value-type="float" office:value="0.059439" calcext:value-type="float">
            <text:p>0.059439</text:p>
          </table:table-cell>
          <table:table-cell office:value-type="float" office:value="0.058691" calcext:value-type="float">
            <text:p>0.058691</text:p>
          </table:table-cell>
          <table:table-cell office:value-type="float" office:value="0.060315" calcext:value-type="float">
            <text:p>0.060315</text:p>
          </table:table-cell>
          <table:table-cell office:value-type="float" office:value="0.058283" calcext:value-type="float">
            <text:p>0.058283</text:p>
          </table:table-cell>
          <table:table-cell office:value-type="string" calcext:value-type="string">
            <text:p>693.89M</text:p>
          </table:table-cell>
          <table:table-cell table:style-name="ce4" office:value-type="string" calcext:value-type="string">
            <text:p>1.27%</text:p>
          </table:table-cell>
        </table:table-row>
        <table:table-row table:style-name="ro1">
          <table:table-cell table:style-name="ce4" office:value-type="string" calcext:value-type="string">
            <text:p>10/19/2022</text:p>
          </table:table-cell>
          <table:table-cell office:value-type="float" office:value="0.058691" calcext:value-type="float">
            <text:p>0.058691</text:p>
          </table:table-cell>
          <table:table-cell office:value-type="float" office:value="0.059754" calcext:value-type="float">
            <text:p>0.059754</text:p>
          </table:table-cell>
          <table:table-cell office:value-type="float" office:value="0.060757" calcext:value-type="float">
            <text:p>0.060757</text:p>
          </table:table-cell>
          <table:table-cell office:value-type="float" office:value="0.058356" calcext:value-type="float">
            <text:p>0.058356</text:p>
          </table:table-cell>
          <table:table-cell office:value-type="string" calcext:value-type="string">
            <text:p>729.82M</text:p>
          </table:table-cell>
          <table:table-cell table:style-name="ce4" office:value-type="string" calcext:value-type="string">
            <text:p>-1.78%</text:p>
          </table:table-cell>
        </table:table-row>
        <table:table-row table:style-name="ro1">
          <table:table-cell table:style-name="ce4" office:value-type="string" calcext:value-type="string">
            <text:p>10/18/2022</text:p>
          </table:table-cell>
          <table:table-cell office:value-type="float" office:value="0.059754" calcext:value-type="float">
            <text:p>0.059754</text:p>
          </table:table-cell>
          <table:table-cell office:value-type="float" office:value="0.059943" calcext:value-type="float">
            <text:p>0.059943</text:p>
          </table:table-cell>
          <table:table-cell office:value-type="float" office:value="0.061015" calcext:value-type="float">
            <text:p>0.061015</text:p>
          </table:table-cell>
          <table:table-cell office:value-type="float" office:value="0.058557" calcext:value-type="float">
            <text:p>0.058557</text:p>
          </table:table-cell>
          <table:table-cell office:value-type="string" calcext:value-type="string">
            <text:p>539.99M</text:p>
          </table:table-cell>
          <table:table-cell table:style-name="ce4" office:value-type="string" calcext:value-type="string">
            <text:p>-0.31%</text:p>
          </table:table-cell>
        </table:table-row>
        <table:table-row table:style-name="ro1">
          <table:table-cell table:style-name="ce4" office:value-type="string" calcext:value-type="string">
            <text:p>10/17/2022</text:p>
          </table:table-cell>
          <table:table-cell office:value-type="float" office:value="0.059943" calcext:value-type="float">
            <text:p>0.05994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165" calcext:value-type="float">
            <text:p>0.060165</text:p>
          </table:table-cell>
          <table:table-cell office:value-type="float" office:value="0.058557" calcext:value-type="float">
            <text:p>0.058557</text:p>
          </table:table-cell>
          <table:table-cell office:value-type="string" calcext:value-type="string">
            <text:p>304.53M</text:p>
          </table:table-cell>
          <table:table-cell table:style-name="ce4" office:value-type="string" calcext:value-type="string">
            <text:p>1.79%</text:p>
          </table:table-cell>
        </table:table-row>
        <table:table-row table:style-name="ro1">
          <table:table-cell table:style-name="ce4" office:value-type="string" calcext:value-type="string">
            <text:p>10/16/2022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0.058564" calcext:value-type="float">
            <text:p>0.058564</text:p>
          </table:table-cell>
          <table:table-cell office:value-type="float" office:value="0.059435" calcext:value-type="float">
            <text:p>0.059435</text:p>
          </table:table-cell>
          <table:table-cell office:value-type="float" office:value="0.05849" calcext:value-type="float">
            <text:p>0.05849</text:p>
          </table:table-cell>
          <table:table-cell office:value-type="string" calcext:value-type="string">
            <text:p>246.76M</text:p>
          </table:table-cell>
          <table:table-cell table:style-name="ce4" office:value-type="string" calcext:value-type="string">
            <text:p>0.55%</text:p>
          </table:table-cell>
        </table:table-row>
        <table:table-row table:style-name="ro1">
          <table:table-cell table:style-name="ce4" office:value-type="string" calcext:value-type="string">
            <text:p>10/15/2022</text:p>
          </table:table-cell>
          <table:table-cell office:value-type="float" office:value="0.058568" calcext:value-type="float">
            <text:p>0.058568</text:p>
          </table:table-cell>
          <table:table-cell office:value-type="float" office:value="0.058663" calcext:value-type="float">
            <text:p>0.058663</text:p>
          </table:table-cell>
          <table:table-cell office:value-type="float" office:value="0.059734" calcext:value-type="float">
            <text:p>0.059734</text:p>
          </table:table-cell>
          <table:table-cell office:value-type="float" office:value="0.058003" calcext:value-type="float">
            <text:p>0.058003</text:p>
          </table:table-cell>
          <table:table-cell office:value-type="string" calcext:value-type="string">
            <text:p>366.71M</text:p>
          </table:table-cell>
          <table:table-cell table:style-name="ce4" office:value-type="string" calcext:value-type="string">
            <text:p>-0.16%</text:p>
          </table:table-cell>
        </table:table-row>
        <table:table-row table:style-name="ro1">
          <table:table-cell table:style-name="ce4" office:value-type="string" calcext:value-type="string">
            <text:p>10/14/2022</text:p>
          </table:table-cell>
          <table:table-cell office:value-type="float" office:value="0.058663" calcext:value-type="float">
            <text:p>0.058663</text:p>
          </table:table-cell>
          <table:table-cell office:value-type="float" office:value="0.05965" calcext:value-type="float">
            <text:p>0.05965</text:p>
          </table:table-cell>
          <table:table-cell office:value-type="float" office:value="0.061004" calcext:value-type="float">
            <text:p>0.061004</text:p>
          </table:table-cell>
          <table:table-cell office:value-type="float" office:value="0.058204" calcext:value-type="float">
            <text:p>0.058204</text:p>
          </table:table-cell>
          <table:table-cell office:value-type="string" calcext:value-type="string">
            <text:p>516.32M</text:p>
          </table:table-cell>
          <table:table-cell table:style-name="ce4" office:value-type="string" calcext:value-type="string">
            <text:p>-1.66%</text:p>
          </table:table-cell>
        </table:table-row>
        <table:table-row table:style-name="ro1">
          <table:table-cell table:style-name="ce4" office:value-type="string" calcext:value-type="string">
            <text:p>10/13/2022</text:p>
          </table:table-cell>
          <table:table-cell office:value-type="float" office:value="0.05965" calcext:value-type="float">
            <text:p>0.05965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0.06023" calcext:value-type="float">
            <text:p>0.06023</text:p>
          </table:table-cell>
          <table:table-cell office:value-type="float" office:value="0.055189" calcext:value-type="float">
            <text:p>0.055189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10/12/2022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0.060246" calcext:value-type="float">
            <text:p>0.060246</text:p>
          </table:table-cell>
          <table:table-cell office:value-type="float" office:value="0.060988" calcext:value-type="float">
            <text:p>0.060988</text:p>
          </table:table-cell>
          <table:table-cell office:value-type="float" office:value="0.059333" calcext:value-type="float">
            <text:p>0.059333</text:p>
          </table:table-cell>
          <table:table-cell office:value-type="string" calcext:value-type="string">
            <text:p>395.67M</text:p>
          </table:table-cell>
          <table:table-cell table:style-name="ce4" office:value-type="string" calcext:value-type="string">
            <text:p>-0.73%</text:p>
          </table:table-cell>
        </table:table-row>
        <table:table-row table:style-name="ro1">
          <table:table-cell table:style-name="ce4" office:value-type="string" calcext:value-type="string">
            <text:p>10/11/2022</text:p>
          </table:table-cell>
          <table:table-cell office:value-type="float" office:value="0.060249" calcext:value-type="float">
            <text:p>0.060249</text:p>
          </table:table-cell>
          <table:table-cell office:value-type="float" office:value="0.059381" calcext:value-type="float">
            <text:p>0.059381</text:p>
          </table:table-cell>
          <table:table-cell office:value-type="float" office:value="0.060844" calcext:value-type="float">
            <text:p>0.060844</text:p>
          </table:table-cell>
          <table:table-cell office:value-type="float" office:value="0.057564" calcext:value-type="float">
            <text:p>0.057564</text:p>
          </table:table-cell>
          <table:table-cell office:value-type="string" calcext:value-type="string">
            <text:p>741.52M</text:p>
          </table:table-cell>
          <table:table-cell table:style-name="ce4" office:value-type="string" calcext:value-type="string">
            <text:p>1.47%</text:p>
          </table:table-cell>
        </table:table-row>
        <table:table-row table:style-name="ro1">
          <table:table-cell table:style-name="ce4" office:value-type="string" calcext:value-type="string">
            <text:p>10/10/2022</text:p>
          </table:table-cell>
          <table:table-cell office:value-type="float" office:value="0.059376" calcext:value-type="float">
            <text:p>0.059376</text:p>
          </table:table-cell>
          <table:table-cell office:value-type="float" office:value="0.062125" calcext:value-type="float">
            <text:p>0.062125</text:p>
          </table:table-cell>
          <table:table-cell office:value-type="float" office:value="0.062505" calcext:value-type="float">
            <text:p>0.062505</text:p>
          </table:table-cell>
          <table:table-cell office:value-type="float" office:value="0.059367" calcext:value-type="float">
            <text:p>0.059367</text:p>
          </table:table-cell>
          <table:table-cell office:value-type="string" calcext:value-type="string">
            <text:p>645.77M</text:p>
          </table:table-cell>
          <table:table-cell table:style-name="ce4" office:value-type="string" calcext:value-type="string">
            <text:p>-4.42%</text:p>
          </table:table-cell>
        </table:table-row>
        <table:table-row table:style-name="ro1">
          <table:table-cell table:style-name="ce4" office:value-type="string" calcext:value-type="string">
            <text:p>10/09/2022</text:p>
          </table:table-cell>
          <table:table-cell office:value-type="float" office:value="0.062125" calcext:value-type="float">
            <text:p>0.062125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062378" calcext:value-type="float">
            <text:p>0.062378</text:p>
          </table:table-cell>
          <table:table-cell office:value-type="float" office:value="0.061189" calcext:value-type="float">
            <text:p>0.061189</text:p>
          </table:table-cell>
          <table:table-cell office:value-type="string" calcext:value-type="string">
            <text:p>343.06M</text:p>
          </table:table-cell>
          <table:table-cell table:style-name="ce4" office:value-type="string" calcext:value-type="string">
            <text:p>0.78%</text:p>
          </table:table-cell>
        </table:table-row>
        <table:table-row table:style-name="ro1">
          <table:table-cell table:style-name="ce4" office:value-type="string" calcext:value-type="string">
            <text:p>10/08/2022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062365" calcext:value-type="float">
            <text:p>0.062365</text:p>
          </table:table-cell>
          <table:table-cell office:value-type="float" office:value="0.062656" calcext:value-type="float">
            <text:p>0.062656</text:p>
          </table:table-cell>
          <table:table-cell office:value-type="float" office:value="0.061215" calcext:value-type="float">
            <text:p>0.061215</text:p>
          </table:table-cell>
          <table:table-cell office:value-type="string" calcext:value-type="string">
            <text:p>360.93M</text:p>
          </table:table-cell>
          <table:table-cell table:style-name="ce4" office:value-type="string" calcext:value-type="string">
            <text:p>-1.18%</text:p>
          </table:table-cell>
        </table:table-row>
        <table:table-row table:style-name="ro1">
          <table:table-cell table:style-name="ce4" office:value-type="string" calcext:value-type="string">
            <text:p>10/07/2022</text:p>
          </table:table-cell>
          <table:table-cell office:value-type="float" office:value="0.062378" calcext:value-type="float">
            <text:p>0.062378</text:p>
          </table:table-cell>
          <table:table-cell office:value-type="float" office:value="0.063445" calcext:value-type="float">
            <text:p>0.063445</text:p>
          </table:table-cell>
          <table:table-cell office:value-type="float" office:value="0.063816" calcext:value-type="float">
            <text:p>0.063816</text:p>
          </table:table-cell>
          <table:table-cell office:value-type="float" office:value="0.061377" calcext:value-type="float">
            <text:p>0.061377</text:p>
          </table:table-cell>
          <table:table-cell office:value-type="string" calcext:value-type="string">
            <text:p>801.92M</text:p>
          </table:table-cell>
          <table:table-cell table:style-name="ce4" office:value-type="string" calcext:value-type="string">
            <text:p>-1.69%</text:p>
          </table:table-cell>
        </table:table-row>
        <table:table-row table:style-name="ro1">
          <table:table-cell table:style-name="ce4" office:value-type="string" calcext:value-type="string">
            <text:p>10/06/2022</text:p>
          </table:table-cell>
          <table:table-cell office:value-type="float" office:value="0.063453" calcext:value-type="float">
            <text:p>0.063453</text:p>
          </table:table-cell>
          <table:table-cell office:value-type="float" office:value="0.064781" calcext:value-type="float">
            <text:p>0.064781</text:p>
          </table:table-cell>
          <table:table-cell office:value-type="float" office:value="0.066794" calcext:value-type="float">
            <text:p>0.066794</text:p>
          </table:table-cell>
          <table:table-cell office:value-type="float" office:value="0.063019" calcext:value-type="float">
            <text:p>0.063019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-2.05%</text:p>
          </table:table-cell>
        </table:table-row>
        <table:table-row table:style-name="ro1">
          <table:table-cell table:style-name="ce4" office:value-type="string" calcext:value-type="string">
            <text:p>10/05/2022</text:p>
          </table:table-cell>
          <table:table-cell office:value-type="float" office:value="0.064781" calcext:value-type="float">
            <text:p>0.064781</text:p>
          </table:table-cell>
          <table:table-cell office:value-type="float" office:value="0.065842" calcext:value-type="float">
            <text:p>0.065842</text:p>
          </table:table-cell>
          <table:table-cell office:value-type="float" office:value="0.066697" calcext:value-type="float">
            <text:p>0.066697</text:p>
          </table:table-cell>
          <table:table-cell office:value-type="float" office:value="0.062792" calcext:value-type="float">
            <text:p>0.062792</text:p>
          </table:table-cell>
          <table:table-cell office:value-type="string" calcext:value-type="string">
            <text:p>1.73B</text:p>
          </table:table-cell>
          <table:table-cell table:style-name="ce4" office:value-type="string" calcext:value-type="string">
            <text:p>-1.58%</text:p>
          </table:table-cell>
        </table:table-row>
        <table:table-row table:style-name="ro1">
          <table:table-cell table:style-name="ce4" office:value-type="string" calcext:value-type="string">
            <text:p>10/04/2022</text:p>
          </table:table-cell>
          <table:table-cell office:value-type="float" office:value="0.065823" calcext:value-type="float">
            <text:p>0.065823</text:p>
          </table:table-cell>
          <table:table-cell office:value-type="float" office:value="0.060341" calcext:value-type="float">
            <text:p>0.060341</text:p>
          </table:table-cell>
          <table:table-cell office:value-type="float" office:value="0.066343" calcext:value-type="float">
            <text:p>0.066343</text:p>
          </table:table-cell>
          <table:table-cell office:value-type="float" office:value="0.059956" calcext:value-type="float">
            <text:p>0.059956</text:p>
          </table:table-cell>
          <table:table-cell office:value-type="string" calcext:value-type="string">
            <text:p>2.59B</text:p>
          </table:table-cell>
          <table:table-cell table:style-name="ce4" office:value-type="string" calcext:value-type="string">
            <text:p>9.09%</text:p>
          </table:table-cell>
        </table:table-row>
        <table:table-row table:style-name="ro1">
          <table:table-cell table:style-name="ce4" office:value-type="string" calcext:value-type="string">
            <text:p>10/03/2022</text:p>
          </table:table-cell>
          <table:table-cell office:value-type="float" office:value="0.060337" calcext:value-type="float">
            <text:p>0.060337</text:p>
          </table:table-cell>
          <table:table-cell office:value-type="float" office:value="0.059239" calcext:value-type="float">
            <text:p>0.05923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8851" calcext:value-type="float">
            <text:p>0.058851</text:p>
          </table:table-cell>
          <table:table-cell office:value-type="string" calcext:value-type="string">
            <text:p>515.86M</text:p>
          </table:table-cell>
          <table:table-cell table:style-name="ce4" office:value-type="string" calcext:value-type="string">
            <text:p>1.85%</text:p>
          </table:table-cell>
        </table:table-row>
        <table:table-row table:style-name="ro1">
          <table:table-cell table:style-name="ce4" office:value-type="string" calcext:value-type="string">
            <text:p>10/02/2022</text:p>
          </table:table-cell>
          <table:table-cell office:value-type="float" office:value="0.059239" calcext:value-type="float">
            <text:p>0.059239</text:p>
          </table:table-cell>
          <table:table-cell office:value-type="float" office:value="0.060584" calcext:value-type="float">
            <text:p>0.060584</text:p>
          </table:table-cell>
          <table:table-cell office:value-type="float" office:value="0.060958" calcext:value-type="float">
            <text:p>0.060958</text:p>
          </table:table-cell>
          <table:table-cell office:value-type="float" office:value="0.05894" calcext:value-type="float">
            <text:p>0.05894</text:p>
          </table:table-cell>
          <table:table-cell office:value-type="string" calcext:value-type="string">
            <text:p>502.90M</text:p>
          </table:table-cell>
          <table:table-cell table:style-name="ce4" office:value-type="string" calcext:value-type="string">
            <text:p>-2.21%</text:p>
          </table:table-cell>
        </table:table-row>
        <table:table-row table:style-name="ro1">
          <table:table-cell table:style-name="ce4" office:value-type="string" calcext:value-type="string">
            <text:p>10/01/2022</text:p>
          </table:table-cell>
          <table:table-cell office:value-type="float" office:value="0.060579" calcext:value-type="float">
            <text:p>0.060579</text:p>
          </table:table-cell>
          <table:table-cell office:value-type="float" office:value="0.061675" calcext:value-type="float">
            <text:p>0.061675</text:p>
          </table:table-cell>
          <table:table-cell office:value-type="float" office:value="0.063071" calcext:value-type="float">
            <text:p>0.063071</text:p>
          </table:table-cell>
          <table:table-cell office:value-type="float" office:value="0.060288" calcext:value-type="float">
            <text:p>0.060288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-1.78%</text:p>
          </table:table-cell>
        </table:table-row>
        <table:table-row table:style-name="ro1">
          <table:table-cell table:style-name="ce4" office:value-type="string" calcext:value-type="string">
            <text:p>09/30/2022</text:p>
          </table:table-cell>
          <table:table-cell office:value-type="float" office:value="0.061677" calcext:value-type="float">
            <text:p>0.061677</text:p>
          </table:table-cell>
          <table:table-cell office:value-type="float" office:value="0.060834" calcext:value-type="float">
            <text:p>0.060834</text:p>
          </table:table-cell>
          <table:table-cell office:value-type="float" office:value="0.062199" calcext:value-type="float">
            <text:p>0.062199</text:p>
          </table:table-cell>
          <table:table-cell office:value-type="float" office:value="0.059839" calcext:value-type="float">
            <text:p>0.059839</text:p>
          </table:table-cell>
          <table:table-cell office:value-type="string" calcext:value-type="string">
            <text:p>985.49M</text:p>
          </table:table-cell>
          <table:table-cell table:style-name="ce4" office:value-type="string" calcext:value-type="string">
            <text:p>1.40%</text:p>
          </table:table-cell>
        </table:table-row>
        <table:table-row table:style-name="ro1">
          <table:table-cell table:style-name="ce4" office:value-type="string" calcext:value-type="string">
            <text:p>09/29/2022</text:p>
          </table:table-cell>
          <table:table-cell office:value-type="float" office:value="0.060827" calcext:value-type="float">
            <text:p>0.060827</text:p>
          </table:table-cell>
          <table:table-cell office:value-type="float" office:value="0.060507" calcext:value-type="float">
            <text:p>0.060507</text:p>
          </table:table-cell>
          <table:table-cell office:value-type="float" office:value="0.061075" calcext:value-type="float">
            <text:p>0.061075</text:p>
          </table:table-cell>
          <table:table-cell office:value-type="float" office:value="0.059309" calcext:value-type="float">
            <text:p>0.059309</text:p>
          </table:table-cell>
          <table:table-cell office:value-type="string" calcext:value-type="string">
            <text:p>567.05M</text:p>
          </table:table-cell>
          <table:table-cell table:style-name="ce4" office:value-type="string" calcext:value-type="string">
            <text:p>0.50%</text:p>
          </table:table-cell>
        </table:table-row>
        <table:table-row table:style-name="ro1">
          <table:table-cell table:style-name="ce4" office:value-type="string" calcext:value-type="string">
            <text:p>09/28/2022</text:p>
          </table:table-cell>
          <table:table-cell office:value-type="float" office:value="0.060521" calcext:value-type="float">
            <text:p>0.060521</text:p>
          </table:table-cell>
          <table:table-cell office:value-type="float" office:value="0.060497" calcext:value-type="float">
            <text:p>0.060497</text:p>
          </table:table-cell>
          <table:table-cell office:value-type="float" office:value="0.061089" calcext:value-type="float">
            <text:p>0.061089</text:p>
          </table:table-cell>
          <table:table-cell office:value-type="float" office:value="0.058553" calcext:value-type="float">
            <text:p>0.058553</text:p>
          </table:table-cell>
          <table:table-cell office:value-type="string" calcext:value-type="string">
            <text:p>721.76M</text:p>
          </table:table-cell>
          <table:table-cell table:style-name="ce4" office:value-type="string" calcext:value-type="string">
            <text:p>0.04%</text:p>
          </table:table-cell>
        </table:table-row>
        <table:table-row table:style-name="ro1">
          <table:table-cell table:style-name="ce4" office:value-type="string" calcext:value-type="string">
            <text:p>09/27/2022</text:p>
          </table:table-cell>
          <table:table-cell office:value-type="float" office:value="0.060498" calcext:value-type="float">
            <text:p>0.060498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63046" calcext:value-type="float">
            <text:p>0.063046</text:p>
          </table:table-cell>
          <table:table-cell office:value-type="float" office:value="0.059796" calcext:value-type="float">
            <text:p>0.059796</text:p>
          </table:table-cell>
          <table:table-cell office:value-type="string" calcext:value-type="string">
            <text:p>939.39M</text:p>
          </table:table-cell>
          <table:table-cell table:style-name="ce4" office:value-type="string" calcext:value-type="string">
            <text:p>-1.03%</text:p>
          </table:table-cell>
        </table:table-row>
        <table:table-row table:style-name="ro1">
          <table:table-cell table:style-name="ce4" office:value-type="string" calcext:value-type="string">
            <text:p>09/26/2022</text:p>
          </table:table-cell>
          <table:table-cell office:value-type="float" office:value="0.061129" calcext:value-type="float">
            <text:p>0.061129</text:p>
          </table:table-cell>
          <table:table-cell office:value-type="float" office:value="0.061179" calcext:value-type="float">
            <text:p>0.061179</text:p>
          </table:table-cell>
          <table:table-cell office:value-type="float" office:value="0.061867" calcext:value-type="float">
            <text:p>0.061867</text:p>
          </table:table-cell>
          <table:table-cell office:value-type="float" office:value="0.059901" calcext:value-type="float">
            <text:p>0.059901</text:p>
          </table:table-cell>
          <table:table-cell office:value-type="string" calcext:value-type="string">
            <text:p>865.73M</text:p>
          </table:table-cell>
          <table:table-cell table:style-name="ce4" office:value-type="string" calcext:value-type="string">
            <text:p>-0.08%</text:p>
          </table:table-cell>
        </table:table-row>
        <table:table-row table:style-name="ro1">
          <table:table-cell table:style-name="ce4" office:value-type="string" calcext:value-type="string">
            <text:p>09/25/2022</text:p>
          </table:table-cell>
          <table:table-cell office:value-type="float" office:value="0.061179" calcext:value-type="float">
            <text:p>0.061179</text:p>
          </table:table-cell>
          <table:table-cell office:value-type="float" office:value="0.063105" calcext:value-type="float">
            <text:p>0.063105</text:p>
          </table:table-cell>
          <table:table-cell office:value-type="float" office:value="0.063847" calcext:value-type="float">
            <text:p>0.063847</text:p>
          </table:table-cell>
          <table:table-cell office:value-type="float" office:value="0.060119" calcext:value-type="float">
            <text:p>0.060119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-3.05%</text:p>
          </table:table-cell>
        </table:table-row>
        <table:table-row table:style-name="ro1">
          <table:table-cell table:style-name="ce4" office:value-type="string" calcext:value-type="string">
            <text:p>09/24/2022</text:p>
          </table:table-cell>
          <table:table-cell office:value-type="float" office:value="0.063106" calcext:value-type="float">
            <text:p>0.063106</text:p>
          </table:table-cell>
          <table:table-cell office:value-type="float" office:value="0.06337" calcext:value-type="float">
            <text:p>0.06337</text:p>
          </table:table-cell>
          <table:table-cell office:value-type="float" office:value="0.068159" calcext:value-type="float">
            <text:p>0.068159</text:p>
          </table:table-cell>
          <table:table-cell office:value-type="float" office:value="0.062808" calcext:value-type="float">
            <text:p>0.062808</text:p>
          </table:table-cell>
          <table:table-cell office:value-type="string" calcext:value-type="string">
            <text:p>3.23B</text:p>
          </table:table-cell>
          <table:table-cell table:style-name="ce4" office:value-type="string" calcext:value-type="string">
            <text:p>-0.42%</text:p>
          </table:table-cell>
        </table:table-row>
        <table:table-row table:style-name="ro1">
          <table:table-cell table:style-name="ce4" office:value-type="string" calcext:value-type="string">
            <text:p>09/23/2022</text:p>
          </table:table-cell>
          <table:table-cell office:value-type="float" office:value="0.06337" calcext:value-type="float">
            <text:p>0.06337</text:p>
          </table:table-cell>
          <table:table-cell office:value-type="float" office:value="0.05958" calcext:value-type="float">
            <text:p>0.05958</text:p>
          </table:table-cell>
          <table:table-cell office:value-type="float" office:value="0.064205" calcext:value-type="float">
            <text:p>0.064205</text:p>
          </table:table-cell>
          <table:table-cell office:value-type="float" office:value="0.05922" calcext:value-type="float">
            <text:p>0.05922</text:p>
          </table:table-cell>
          <table:table-cell office:value-type="string" calcext:value-type="string">
            <text:p>2.09B</text:p>
          </table:table-cell>
          <table:table-cell table:style-name="ce4" office:value-type="string" calcext:value-type="string">
            <text:p>6.37%</text:p>
          </table:table-cell>
        </table:table-row>
        <table:table-row table:style-name="ro1">
          <table:table-cell table:style-name="ce4" office:value-type="string" calcext:value-type="string">
            <text:p>09/22/2022</text:p>
          </table:table-cell>
          <table:table-cell office:value-type="float" office:value="0.059577" calcext:value-type="float">
            <text:p>0.059577</text:p>
          </table:table-cell>
          <table:table-cell office:value-type="float" office:value="0.057188" calcext:value-type="float">
            <text:p>0.057188</text:p>
          </table:table-cell>
          <table:table-cell office:value-type="float" office:value="0.060039" calcext:value-type="float">
            <text:p>0.060039</text:p>
          </table:table-cell>
          <table:table-cell office:value-type="float" office:value="0.056841" calcext:value-type="float">
            <text:p>0.056841</text:p>
          </table:table-cell>
          <table:table-cell office:value-type="string" calcext:value-type="string">
            <text:p>816.19M</text:p>
          </table:table-cell>
          <table:table-cell table:style-name="ce4" office:value-type="string" calcext:value-type="string">
            <text:p>4.17%</text:p>
          </table:table-cell>
        </table:table-row>
        <table:table-row table:style-name="ro1">
          <table:table-cell table:style-name="ce4" office:value-type="string" calcext:value-type="string">
            <text:p>09/21/2022</text:p>
          </table:table-cell>
          <table:table-cell office:value-type="float" office:value="0.05719" calcext:value-type="float">
            <text:p>0.05719</text:p>
          </table:table-cell>
          <table:table-cell office:value-type="float" office:value="0.058409" calcext:value-type="float">
            <text:p>0.058409</text:p>
          </table:table-cell>
          <table:table-cell office:value-type="float" office:value="0.060734" calcext:value-type="float">
            <text:p>0.060734</text:p>
          </table:table-cell>
          <table:table-cell office:value-type="float" office:value="0.056106" calcext:value-type="float">
            <text:p>0.056106</text:p>
          </table:table-cell>
          <table:table-cell office:value-type="string" calcext:value-type="string">
            <text:p>1.32B</text:p>
          </table:table-cell>
          <table:table-cell table:style-name="ce4" office:value-type="string" calcext:value-type="string">
            <text:p>-2.09%</text:p>
          </table:table-cell>
        </table:table-row>
        <table:table-row table:style-name="ro1">
          <table:table-cell table:style-name="ce4" office:value-type="string" calcext:value-type="string">
            <text:p>09/20/2022</text:p>
          </table:table-cell>
          <table:table-cell office:value-type="float" office:value="0.058409" calcext:value-type="float">
            <text:p>0.058409</text:p>
          </table:table-cell>
          <table:table-cell office:value-type="float" office:value="0.058528" calcext:value-type="float">
            <text:p>0.058528</text:p>
          </table:table-cell>
          <table:table-cell office:value-type="float" office:value="0.060497" calcext:value-type="float">
            <text:p>0.060497</text:p>
          </table:table-cell>
          <table:table-cell office:value-type="float" office:value="0.05762" calcext:value-type="float">
            <text:p>0.05762</text:p>
          </table:table-cell>
          <table:table-cell office:value-type="string" calcext:value-type="string">
            <text:p>898.13M</text:p>
          </table:table-cell>
          <table:table-cell table:style-name="ce4" office:value-type="string" calcext:value-type="string">
            <text:p>-0.21%</text:p>
          </table:table-cell>
        </table:table-row>
        <table:table-row table:style-name="ro1">
          <table:table-cell table:style-name="ce4" office:value-type="string" calcext:value-type="string">
            <text:p>09/19/2022</text:p>
          </table:table-cell>
          <table:table-cell office:value-type="float" office:value="0.058531" calcext:value-type="float">
            <text:p>0.058531</text:p>
          </table:table-cell>
          <table:table-cell office:value-type="float" office:value="0.057449" calcext:value-type="float">
            <text:p>0.057449</text:p>
          </table:table-cell>
          <table:table-cell office:value-type="float" office:value="0.058809" calcext:value-type="float">
            <text:p>0.058809</text:p>
          </table:table-cell>
          <table:table-cell office:value-type="float" office:value="0.055954" calcext:value-type="float">
            <text:p>0.055954</text:p>
          </table:table-cell>
          <table:table-cell office:value-type="string" calcext:value-type="string">
            <text:p>955.50M</text:p>
          </table:table-cell>
          <table:table-cell table:style-name="ce4" office:value-type="string" calcext:value-type="string">
            <text:p>1.90%</text:p>
          </table:table-cell>
        </table:table-row>
        <table:table-row table:style-name="ro1">
          <table:table-cell table:style-name="ce4" office:value-type="string" calcext:value-type="string">
            <text:p>09/18/2022</text:p>
          </table:table-cell>
          <table:table-cell office:value-type="float" office:value="0.057439" calcext:value-type="float">
            <text:p>0.057439</text:p>
          </table:table-cell>
          <table:table-cell table:number-columns-repeated="2" office:value-type="float" office:value="0.06221" calcext:value-type="float">
            <text:p>0.06221</text:p>
          </table:table-cell>
          <table:table-cell office:value-type="float" office:value="0.056881" calcext:value-type="float">
            <text:p>0.056881</text:p>
          </table:table-cell>
          <table:table-cell office:value-type="string" calcext:value-type="string">
            <text:p>836.91M</text:p>
          </table:table-cell>
          <table:table-cell table:style-name="ce4" office:value-type="string" calcext:value-type="string">
            <text:p>-7.66%</text:p>
          </table:table-cell>
        </table:table-row>
        <table:table-row table:style-name="ro1">
          <table:table-cell table:style-name="ce4" office:value-type="string" calcext:value-type="string">
            <text:p>09/17/2022</text:p>
          </table:table-cell>
          <table:table-cell office:value-type="float" office:value="0.062204" calcext:value-type="float">
            <text:p>0.062204</text:p>
          </table:table-cell>
          <table:table-cell office:value-type="float" office:value="0.060468" calcext:value-type="float">
            <text:p>0.060468</text:p>
          </table:table-cell>
          <table:table-cell office:value-type="float" office:value="0.062385" calcext:value-type="float">
            <text:p>0.062385</text:p>
          </table:table-cell>
          <table:table-cell office:value-type="float" office:value="0.060263" calcext:value-type="float">
            <text:p>0.060263</text:p>
          </table:table-cell>
          <table:table-cell office:value-type="string" calcext:value-type="string">
            <text:p>706.96M</text:p>
          </table:table-cell>
          <table:table-cell table:style-name="ce4" office:value-type="string" calcext:value-type="string">
            <text:p>2.88%</text:p>
          </table:table-cell>
        </table:table-row>
        <table:table-row table:style-name="ro1">
          <table:table-cell table:style-name="ce4" office:value-type="string" calcext:value-type="string">
            <text:p>09/16/2022</text:p>
          </table:table-cell>
          <table:table-cell office:value-type="float" office:value="0.060465" calcext:value-type="float">
            <text:p>0.060465</text:p>
          </table:table-cell>
          <table:table-cell office:value-type="float" office:value="0.058613" calcext:value-type="float">
            <text:p>0.058613</text:p>
          </table:table-cell>
          <table:table-cell office:value-type="float" office:value="0.060488" calcext:value-type="float">
            <text:p>0.060488</text:p>
          </table:table-cell>
          <table:table-cell office:value-type="float" office:value="0.058146" calcext:value-type="float">
            <text:p>0.058146</text:p>
          </table:table-cell>
          <table:table-cell office:value-type="string" calcext:value-type="string">
            <text:p>822.86M</text:p>
          </table:table-cell>
          <table:table-cell table:style-name="ce4" office:value-type="string" calcext:value-type="string">
            <text:p>3.15%</text:p>
          </table:table-cell>
        </table:table-row>
        <table:table-row table:style-name="ro1">
          <table:table-cell table:style-name="ce4" office:value-type="string" calcext:value-type="string">
            <text:p>09/15/2022</text:p>
          </table:table-cell>
          <table:table-cell office:value-type="float" office:value="0.058617" calcext:value-type="float">
            <text:p>0.058617</text:p>
          </table:table-cell>
          <table:table-cell office:value-type="float" office:value="0.061122" calcext:value-type="float">
            <text:p>0.061122</text:p>
          </table:table-cell>
          <table:table-cell office:value-type="float" office:value="0.061208" calcext:value-type="float">
            <text:p>0.061208</text:p>
          </table:table-cell>
          <table:table-cell office:value-type="float" office:value="0.058498" calcext:value-type="float">
            <text:p>0.058498</text:p>
          </table:table-cell>
          <table:table-cell office:value-type="string" calcext:value-type="string">
            <text:p>1.11B</text:p>
          </table:table-cell>
          <table:table-cell table:style-name="ce4" office:value-type="string" calcext:value-type="string">
            <text:p>-4.10%</text:p>
          </table:table-cell>
        </table:table-row>
        <table:table-row table:style-name="ro1">
          <table:table-cell table:style-name="ce4" office:value-type="string" calcext:value-type="string">
            <text:p>09/14/2022</text:p>
          </table:table-cell>
          <table:table-cell office:value-type="float" office:value="0.061121" calcext:value-type="float">
            <text:p>0.061121</text:p>
          </table:table-cell>
          <table:table-cell office:value-type="float" office:value="0.059625" calcext:value-type="float">
            <text:p>0.059625</text:p>
          </table:table-cell>
          <table:table-cell office:value-type="float" office:value="0.061443" calcext:value-type="float">
            <text:p>0.061443</text:p>
          </table:table-cell>
          <table:table-cell office:value-type="float" office:value="0.059306" calcext:value-type="float">
            <text:p>0.059306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2.50%</text:p>
          </table:table-cell>
        </table:table-row>
        <table:table-row table:style-name="ro1">
          <table:table-cell table:style-name="ce4" office:value-type="string" calcext:value-type="string">
            <text:p>09/13/2022</text:p>
          </table:table-cell>
          <table:table-cell office:value-type="float" office:value="0.059632" calcext:value-type="float">
            <text:p>0.059632</text:p>
          </table:table-cell>
          <table:table-cell office:value-type="float" office:value="0.063953" calcext:value-type="float">
            <text:p>0.063953</text:p>
          </table:table-cell>
          <table:table-cell office:value-type="float" office:value="0.064147" calcext:value-type="float">
            <text:p>0.064147</text:p>
          </table:table-cell>
          <table:table-cell office:value-type="float" office:value="0.059268" calcext:value-type="float">
            <text:p>0.059268</text:p>
          </table:table-cell>
          <table:table-cell office:value-type="string" calcext:value-type="string">
            <text:p>1.50B</text:p>
          </table:table-cell>
          <table:table-cell table:style-name="ce4" office:value-type="string" calcext:value-type="string">
            <text:p>-6.76%</text:p>
          </table:table-cell>
        </table:table-row>
        <table:table-row table:style-name="ro1">
          <table:table-cell table:style-name="ce4" office:value-type="string" calcext:value-type="string">
            <text:p>09/12/2022</text:p>
          </table:table-cell>
          <table:table-cell office:value-type="float" office:value="0.063952" calcext:value-type="float">
            <text:p>0.063952</text:p>
          </table:table-cell>
          <table:table-cell office:value-type="float" office:value="0.063699" calcext:value-type="float">
            <text:p>0.063699</text:p>
          </table:table-cell>
          <table:table-cell office:value-type="float" office:value="0.065359" calcext:value-type="float">
            <text:p>0.065359</text:p>
          </table:table-cell>
          <table:table-cell office:value-type="float" office:value="0.06263" calcext:value-type="float">
            <text:p>0.06263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0.44%</text:p>
          </table:table-cell>
        </table:table-row>
        <table:table-row table:style-name="ro1">
          <table:table-cell table:style-name="ce4" office:value-type="string" calcext:value-type="string">
            <text:p>09/11/2022</text:p>
          </table:table-cell>
          <table:table-cell office:value-type="float" office:value="0.063672" calcext:value-type="float">
            <text:p>0.063672</text:p>
          </table:table-cell>
          <table:table-cell office:value-type="float" office:value="0.064673" calcext:value-type="float">
            <text:p>0.064673</text:p>
          </table:table-cell>
          <table:table-cell office:value-type="float" office:value="0.065288" calcext:value-type="float">
            <text:p>0.065288</text:p>
          </table:table-cell>
          <table:table-cell office:value-type="float" office:value="0.062644" calcext:value-type="float">
            <text:p>0.062644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-1.54%</text:p>
          </table:table-cell>
        </table:table-row>
        <table:table-row table:style-name="ro1">
          <table:table-cell table:style-name="ce4" office:value-type="string" calcext:value-type="string">
            <text:p>09/10/2022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063876" calcext:value-type="float">
            <text:p>0.063876</text:p>
          </table:table-cell>
          <table:table-cell office:value-type="float" office:value="0.065386" calcext:value-type="float">
            <text:p>0.065386</text:p>
          </table:table-cell>
          <table:table-cell office:value-type="float" office:value="0.063217" calcext:value-type="float">
            <text:p>0.063217</text:p>
          </table:table-cell>
          <table:table-cell office:value-type="string" calcext:value-type="string">
            <text:p>1.32B</text:p>
          </table:table-cell>
          <table:table-cell table:style-name="ce4" office:value-type="string" calcext:value-type="string">
            <text:p>1.24%</text:p>
          </table:table-cell>
        </table:table-row>
        <table:table-row table:style-name="ro1">
          <table:table-cell table:style-name="ce4" office:value-type="string" calcext:value-type="string">
            <text:p>09/09/2022</text:p>
          </table:table-cell>
          <table:table-cell office:value-type="float" office:value="0.063876" calcext:value-type="float">
            <text:p>0.063876</text:p>
          </table:table-cell>
          <table:table-cell office:value-type="float" office:value="0.060956" calcext:value-type="float">
            <text:p>0.060956</text:p>
          </table:table-cell>
          <table:table-cell office:value-type="float" office:value="0.064662" calcext:value-type="float">
            <text:p>0.064662</text:p>
          </table:table-cell>
          <table:table-cell office:value-type="float" office:value="0.060911" calcext:value-type="float">
            <text:p>0.060911</text:p>
          </table:table-cell>
          <table:table-cell office:value-type="string" calcext:value-type="string">
            <text:p>1.54B</text:p>
          </table:table-cell>
          <table:table-cell table:style-name="ce4" office:value-type="string" calcext:value-type="string">
            <text:p>4.78%</text:p>
          </table:table-cell>
        </table:table-row>
        <table:table-row table:style-name="ro1">
          <table:table-cell table:style-name="ce4" office:value-type="string" calcext:value-type="string">
            <text:p>09/08/2022</text:p>
          </table:table-cell>
          <table:table-cell office:value-type="float" office:value="0.06096" calcext:value-type="float">
            <text:p>0.06096</text:p>
          </table:table-cell>
          <table:table-cell office:value-type="float" office:value="0.060965" calcext:value-type="float">
            <text:p>0.060965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59674" calcext:value-type="float">
            <text:p>0.059674</text:p>
          </table:table-cell>
          <table:table-cell office:value-type="string" calcext:value-type="string">
            <text:p>755.31M</text:p>
          </table:table-cell>
          <table:table-cell table:style-name="ce4" office:value-type="string" calcext:value-type="string">
            <text:p>-0.01%</text:p>
          </table:table-cell>
        </table:table-row>
        <table:table-row table:style-name="ro1">
          <table:table-cell table:style-name="ce4" office:value-type="string" calcext:value-type="string">
            <text:p>09/07/2022</text:p>
          </table:table-cell>
          <table:table-cell office:value-type="float" office:value="0.060966" calcext:value-type="float">
            <text:p>0.060966</text:p>
          </table:table-cell>
          <table:table-cell office:value-type="float" office:value="0.058853" calcext:value-type="float">
            <text:p>0.058853</text:p>
          </table:table-cell>
          <table:table-cell office:value-type="float" office:value="0.06152" calcext:value-type="float">
            <text:p>0.06152</text:p>
          </table:table-cell>
          <table:table-cell office:value-type="float" office:value="0.057526" calcext:value-type="float">
            <text:p>0.057526</text:p>
          </table:table-cell>
          <table:table-cell office:value-type="string" calcext:value-type="string">
            <text:p>941.23M</text:p>
          </table:table-cell>
          <table:table-cell table:style-name="ce4" office:value-type="string" calcext:value-type="string">
            <text:p>3.59%</text:p>
          </table:table-cell>
        </table:table-row>
        <table:table-row table:style-name="ro1">
          <table:table-cell table:style-name="ce4" office:value-type="string" calcext:value-type="string">
            <text:p>09/06/2022</text:p>
          </table:table-cell>
          <table:table-cell office:value-type="float" office:value="0.058853" calcext:value-type="float">
            <text:p>0.058853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065124" calcext:value-type="float">
            <text:p>0.065124</text:p>
          </table:table-cell>
          <table:table-cell office:value-type="float" office:value="0.058203" calcext:value-type="float">
            <text:p>0.058203</text:p>
          </table:table-cell>
          <table:table-cell office:value-type="string" calcext:value-type="string">
            <text:p>1.59B</text:p>
          </table:table-cell>
          <table:table-cell table:style-name="ce4" office:value-type="string" calcext:value-type="string">
            <text:p>-6.16%</text:p>
          </table:table-cell>
        </table:table-row>
        <table:table-row table:style-name="ro1">
          <table:table-cell table:style-name="ce4" office:value-type="string" calcext:value-type="string">
            <text:p>09/05/2022</text:p>
          </table:table-cell>
          <table:table-cell office:value-type="float" office:value="0.062714" calcext:value-type="float">
            <text:p>0.062714</text:p>
          </table:table-cell>
          <table:table-cell office:value-type="float" office:value="0.063211" calcext:value-type="float">
            <text:p>0.063211</text:p>
          </table:table-cell>
          <table:table-cell office:value-type="float" office:value="0.063719" calcext:value-type="float">
            <text:p>0.063719</text:p>
          </table:table-cell>
          <table:table-cell office:value-type="float" office:value="0.061049" calcext:value-type="float">
            <text:p>0.061049</text:p>
          </table:table-cell>
          <table:table-cell office:value-type="string" calcext:value-type="string">
            <text:p>659.09M</text:p>
          </table:table-cell>
          <table:table-cell table:style-name="ce4" office:value-type="string" calcext:value-type="string">
            <text:p>-0.79%</text:p>
          </table:table-cell>
        </table:table-row>
        <table:table-row table:style-name="ro1">
          <table:table-cell table:style-name="ce4" office:value-type="string" calcext:value-type="string">
            <text:p>09/04/2022</text:p>
          </table:table-cell>
          <table:table-cell office:value-type="float" office:value="0.063211" calcext:value-type="float">
            <text:p>0.063211</text:p>
          </table:table-cell>
          <table:table-cell office:value-type="float" office:value="0.062646" calcext:value-type="float">
            <text:p>0.062646</text:p>
          </table:table-cell>
          <table:table-cell office:value-type="float" office:value="0.063708" calcext:value-type="float">
            <text:p>0.063708</text:p>
          </table:table-cell>
          <table:table-cell office:value-type="float" office:value="0.061841" calcext:value-type="float">
            <text:p>0.061841</text:p>
          </table:table-cell>
          <table:table-cell office:value-type="string" calcext:value-type="string">
            <text:p>705.39M</text:p>
          </table:table-cell>
          <table:table-cell table:style-name="ce4" office:value-type="string" calcext:value-type="string">
            <text:p>0.90%</text:p>
          </table:table-cell>
        </table:table-row>
        <table:table-row table:style-name="ro1">
          <table:table-cell table:style-name="ce4" office:value-type="string" calcext:value-type="string">
            <text:p>09/03/2022</text:p>
          </table:table-cell>
          <table:table-cell office:value-type="float" office:value="0.062648" calcext:value-type="float">
            <text:p>0.062648</text:p>
          </table:table-cell>
          <table:table-cell office:value-type="float" office:value="0.061643" calcext:value-type="float">
            <text:p>0.061643</text:p>
          </table:table-cell>
          <table:table-cell office:value-type="float" office:value="0.063807" calcext:value-type="float">
            <text:p>0.063807</text:p>
          </table:table-cell>
          <table:table-cell office:value-type="float" office:value="0.061146" calcext:value-type="float">
            <text:p>0.061146</text:p>
          </table:table-cell>
          <table:table-cell office:value-type="string" calcext:value-type="string">
            <text:p>904.51M</text:p>
          </table:table-cell>
          <table:table-cell table:style-name="ce4" office:value-type="string" calcext:value-type="string">
            <text:p>1.59%</text:p>
          </table:table-cell>
        </table:table-row>
        <table:table-row table:style-name="ro1">
          <table:table-cell table:style-name="ce4" office:value-type="string" calcext:value-type="string">
            <text:p>09/02/2022</text:p>
          </table:table-cell>
          <table:table-cell office:value-type="float" office:value="0.061668" calcext:value-type="float">
            <text:p>0.061668</text:p>
          </table:table-cell>
          <table:table-cell office:value-type="float" office:value="0.062299" calcext:value-type="float">
            <text:p>0.062299</text:p>
          </table:table-cell>
          <table:table-cell office:value-type="float" office:value="0.062718" calcext:value-type="float">
            <text:p>0.062718</text:p>
          </table:table-cell>
          <table:table-cell office:value-type="float" office:value="0.060727" calcext:value-type="float">
            <text:p>0.060727</text:p>
          </table:table-cell>
          <table:table-cell office:value-type="string" calcext:value-type="string">
            <text:p>754.25M</text:p>
          </table:table-cell>
          <table:table-cell table:style-name="ce4" office:value-type="string" calcext:value-type="string">
            <text:p>-1.02%</text:p>
          </table:table-cell>
        </table:table-row>
        <table:table-row table:style-name="ro1">
          <table:table-cell table:style-name="ce4" office:value-type="string" calcext:value-type="string">
            <text:p>09/01/2022</text:p>
          </table:table-cell>
          <table:table-cell office:value-type="float" office:value="0.062304" calcext:value-type="float">
            <text:p>0.062304</text:p>
          </table:table-cell>
          <table:table-cell office:value-type="float" office:value="0.061329" calcext:value-type="float">
            <text:p>0.061329</text:p>
          </table:table-cell>
          <table:table-cell office:value-type="float" office:value="0.062551" calcext:value-type="float">
            <text:p>0.062551</text:p>
          </table:table-cell>
          <table:table-cell office:value-type="float" office:value="0.059984" calcext:value-type="float">
            <text:p>0.059984</text:p>
          </table:table-cell>
          <table:table-cell office:value-type="string" calcext:value-type="string">
            <text:p>957.75M</text:p>
          </table:table-cell>
          <table:table-cell table:style-name="ce4" office:value-type="string" calcext:value-type="string">
            <text:p>1.60%</text:p>
          </table:table-cell>
        </table:table-row>
        <table:table-row table:style-name="ro1">
          <table:table-cell table:style-name="ce4" office:value-type="string" calcext:value-type="string">
            <text:p>08/31/2022</text:p>
          </table:table-cell>
          <table:table-cell office:value-type="float" office:value="0.061323" calcext:value-type="float">
            <text:p>0.061323</text:p>
          </table:table-cell>
          <table:table-cell office:value-type="float" office:value="0.061505" calcext:value-type="float">
            <text:p>0.061505</text:p>
          </table:table-cell>
          <table:table-cell office:value-type="float" office:value="0.063418" calcext:value-type="float">
            <text:p>0.063418</text:p>
          </table:table-cell>
          <table:table-cell office:value-type="float" office:value="0.060768" calcext:value-type="float">
            <text:p>0.060768</text:p>
          </table:table-cell>
          <table:table-cell office:value-type="string" calcext:value-type="string">
            <text:p>943.83M</text:p>
          </table:table-cell>
          <table:table-cell table:style-name="ce4" office:value-type="string" calcext:value-type="string">
            <text:p>-0.29%</text:p>
          </table:table-cell>
        </table:table-row>
        <table:table-row table:style-name="ro1">
          <table:table-cell table:style-name="ce4" office:value-type="string" calcext:value-type="string">
            <text:p>08/30/2022</text:p>
          </table:table-cell>
          <table:table-cell office:value-type="float" office:value="0.061503" calcext:value-type="float">
            <text:p>0.061503</text:p>
          </table:table-cell>
          <table:table-cell office:value-type="float" office:value="0.063815" calcext:value-type="float">
            <text:p>0.063815</text:p>
          </table:table-cell>
          <table:table-cell office:value-type="float" office:value="0.064372" calcext:value-type="float">
            <text:p>0.064372</text:p>
          </table:table-cell>
          <table:table-cell office:value-type="float" office:value="0.060242" calcext:value-type="float">
            <text:p>0.060242</text:p>
          </table:table-cell>
          <table:table-cell office:value-type="string" calcext:value-type="string">
            <text:p>969.52M</text:p>
          </table:table-cell>
          <table:table-cell table:style-name="ce4" office:value-type="string" calcext:value-type="string">
            <text:p>-3.61%</text:p>
          </table:table-cell>
        </table:table-row>
        <table:table-row table:style-name="ro1">
          <table:table-cell table:style-name="ce4" office:value-type="string" calcext:value-type="string">
            <text:p>08/29/2022</text:p>
          </table:table-cell>
          <table:table-cell office:value-type="float" office:value="0.063809" calcext:value-type="float">
            <text:p>0.063809</text:p>
          </table:table-cell>
          <table:table-cell office:value-type="float" office:value="0.061646" calcext:value-type="float">
            <text:p>0.061646</text:p>
          </table:table-cell>
          <table:table-cell office:value-type="float" office:value="0.064013" calcext:value-type="float">
            <text:p>0.064013</text:p>
          </table:table-cell>
          <table:table-cell office:value-type="float" office:value="0.060917" calcext:value-type="float">
            <text:p>0.060917</text:p>
          </table:table-cell>
          <table:table-cell office:value-type="string" calcext:value-type="string">
            <text:p>982.15M</text:p>
          </table:table-cell>
          <table:table-cell table:style-name="ce4" office:value-type="string" calcext:value-type="string">
            <text:p>3.50%</text:p>
          </table:table-cell>
        </table:table-row>
        <table:table-row table:style-name="ro1">
          <table:table-cell table:style-name="ce4" office:value-type="string" calcext:value-type="string">
            <text:p>08/28/2022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063382" calcext:value-type="float">
            <text:p>0.063382</text:p>
          </table:table-cell>
          <table:table-cell office:value-type="float" office:value="0.064149" calcext:value-type="float">
            <text:p>0.064149</text:p>
          </table:table-cell>
          <table:table-cell office:value-type="float" office:value="0.061336" calcext:value-type="float">
            <text:p>0.061336</text:p>
          </table:table-cell>
          <table:table-cell office:value-type="string" calcext:value-type="string">
            <text:p>916.32M</text:p>
          </table:table-cell>
          <table:table-cell table:style-name="ce4" office:value-type="string" calcext:value-type="string">
            <text:p>-2.69%</text:p>
          </table:table-cell>
        </table:table-row>
        <table:table-row table:style-name="ro1">
          <table:table-cell table:style-name="ce4" office:value-type="string" calcext:value-type="string">
            <text:p>08/27/2022</text:p>
          </table:table-cell>
          <table:table-cell office:value-type="float" office:value="0.063352" calcext:value-type="float">
            <text:p>0.063352</text:p>
          </table:table-cell>
          <table:table-cell office:value-type="float" office:value="0.063316" calcext:value-type="float">
            <text:p>0.063316</text:p>
          </table:table-cell>
          <table:table-cell office:value-type="float" office:value="0.063973" calcext:value-type="float">
            <text:p>0.063973</text:p>
          </table:table-cell>
          <table:table-cell office:value-type="float" office:value="0.062231" calcext:value-type="float">
            <text:p>0.062231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0.03%</text:p>
          </table:table-cell>
        </table:table-row>
        <table:table-row table:style-name="ro1">
          <table:table-cell table:style-name="ce4" office:value-type="string" calcext:value-type="string">
            <text:p>08/26/2022</text:p>
          </table:table-cell>
          <table:table-cell office:value-type="float" office:value="0.063331" calcext:value-type="float">
            <text:p>0.063331</text:p>
          </table:table-cell>
          <table:table-cell office:value-type="float" office:value="0.06879" calcext:value-type="float">
            <text:p>0.06879</text:p>
          </table:table-cell>
          <table:table-cell office:value-type="float" office:value="0.069127" calcext:value-type="float">
            <text:p>0.069127</text:p>
          </table:table-cell>
          <table:table-cell office:value-type="float" office:value="0.062709" calcext:value-type="float">
            <text:p>0.062709</text:p>
          </table:table-cell>
          <table:table-cell office:value-type="string" calcext:value-type="string">
            <text:p>1.95B</text:p>
          </table:table-cell>
          <table:table-cell table:style-name="ce4" office:value-type="string" calcext:value-type="string">
            <text:p>-7.86%</text:p>
          </table:table-cell>
        </table:table-row>
        <table:table-row table:style-name="ro1">
          <table:table-cell table:style-name="ce4" office:value-type="string" calcext:value-type="string">
            <text:p>08/25/2022</text:p>
          </table:table-cell>
          <table:table-cell office:value-type="float" office:value="0.068737" calcext:value-type="float">
            <text:p>0.068737</text:p>
          </table:table-cell>
          <table:table-cell office:value-type="float" office:value="0.067708" calcext:value-type="float">
            <text:p>0.067708</text:p>
          </table:table-cell>
          <table:table-cell office:value-type="float" office:value="0.071312" calcext:value-type="float">
            <text:p>0.071312</text:p>
          </table:table-cell>
          <table:table-cell office:value-type="float" office:value="0.067644" calcext:value-type="float">
            <text:p>0.067644</text:p>
          </table:table-cell>
          <table:table-cell office:value-type="string" calcext:value-type="string">
            <text:p>1.30B</text:p>
          </table:table-cell>
          <table:table-cell table:style-name="ce4" office:value-type="string" calcext:value-type="string">
            <text:p>1.54%</text:p>
          </table:table-cell>
        </table:table-row>
        <table:table-row table:style-name="ro1">
          <table:table-cell table:style-name="ce4" office:value-type="string" calcext:value-type="string">
            <text:p>08/24/2022</text:p>
          </table:table-cell>
          <table:table-cell office:value-type="float" office:value="0.067697" calcext:value-type="float">
            <text:p>0.067697</text:p>
          </table:table-cell>
          <table:table-cell office:value-type="float" office:value="0.068487" calcext:value-type="float">
            <text:p>0.068487</text:p>
          </table:table-cell>
          <table:table-cell office:value-type="float" office:value="0.069348" calcext:value-type="float">
            <text:p>0.069348</text:p>
          </table:table-cell>
          <table:table-cell office:value-type="float" office:value="0.066785" calcext:value-type="float">
            <text:p>0.066785</text:p>
          </table:table-cell>
          <table:table-cell office:value-type="string" calcext:value-type="string">
            <text:p>839.41M</text:p>
          </table:table-cell>
          <table:table-cell table:style-name="ce4" office:value-type="string" calcext:value-type="string">
            <text:p>-1.18%</text:p>
          </table:table-cell>
        </table:table-row>
        <table:table-row table:style-name="ro1">
          <table:table-cell table:style-name="ce4" office:value-type="string" calcext:value-type="string">
            <text:p>08/23/2022</text:p>
          </table:table-cell>
          <table:table-cell office:value-type="float" office:value="0.068507" calcext:value-type="float">
            <text:p>0.068507</text:p>
          </table:table-cell>
          <table:table-cell office:value-type="float" office:value="0.068085" calcext:value-type="float">
            <text:p>0.068085</text:p>
          </table:table-cell>
          <table:table-cell office:value-type="float" office:value="0.068927" calcext:value-type="float">
            <text:p>0.068927</text:p>
          </table:table-cell>
          <table:table-cell office:value-type="float" office:value="0.066662" calcext:value-type="float">
            <text:p>0.066662</text:p>
          </table:table-cell>
          <table:table-cell office:value-type="string" calcext:value-type="string">
            <text:p>750.63M</text:p>
          </table:table-cell>
          <table:table-cell table:style-name="ce4" office:value-type="string" calcext:value-type="string">
            <text:p>0.87%</text:p>
          </table:table-cell>
        </table:table-row>
        <table:table-row table:style-name="ro1">
          <table:table-cell table:style-name="ce4" office:value-type="string" calcext:value-type="string">
            <text:p>08/22/2022</text:p>
          </table:table-cell>
          <table:table-cell office:value-type="float" office:value="0.067914" calcext:value-type="float">
            <text:p>0.067914</text:p>
          </table:table-cell>
          <table:table-cell office:value-type="float" office:value="0.068997" calcext:value-type="float">
            <text:p>0.068997</text:p>
          </table:table-cell>
          <table:table-cell office:value-type="float" office:value="0.069078" calcext:value-type="float">
            <text:p>0.069078</text:p>
          </table:table-cell>
          <table:table-cell office:value-type="float" office:value="0.064882" calcext:value-type="float">
            <text:p>0.064882</text:p>
          </table:table-cell>
          <table:table-cell office:value-type="string" calcext:value-type="string">
            <text:p>1.30B</text:p>
          </table:table-cell>
          <table:table-cell table:style-name="ce4" office:value-type="string" calcext:value-type="string">
            <text:p>-1.57%</text:p>
          </table:table-cell>
        </table:table-row>
        <table:table-row table:style-name="ro1">
          <table:table-cell table:style-name="ce4" office:value-type="string" calcext:value-type="string">
            <text:p>08/21/2022</text:p>
          </table:table-cell>
          <table:table-cell office:value-type="float" office:value="0.068996" calcext:value-type="float">
            <text:p>0.068996</text:p>
          </table:table-cell>
          <table:table-cell office:value-type="float" office:value="0.069174" calcext:value-type="float">
            <text:p>0.069174</text:p>
          </table:table-cell>
          <table:table-cell office:value-type="float" office:value="0.070484" calcext:value-type="float">
            <text:p>0.070484</text:p>
          </table:table-cell>
          <table:table-cell office:value-type="float" office:value="0.067366" calcext:value-type="float">
            <text:p>0.067366</text:p>
          </table:table-cell>
          <table:table-cell office:value-type="string" calcext:value-type="string">
            <text:p>1.35B</text:p>
          </table:table-cell>
          <table:table-cell table:style-name="ce4" office:value-type="string" calcext:value-type="string">
            <text:p>-0.25%</text:p>
          </table:table-cell>
        </table:table-row>
        <table:table-row table:style-name="ro1">
          <table:table-cell table:style-name="ce4" office:value-type="string" calcext:value-type="string">
            <text:p>08/20/2022</text:p>
          </table:table-cell>
          <table:table-cell office:value-type="float" office:value="0.069172" calcext:value-type="float">
            <text:p>0.069172</text:p>
          </table:table-cell>
          <table:table-cell office:value-type="float" office:value="0.067719" calcext:value-type="float">
            <text:p>0.067719</text:p>
          </table:table-cell>
          <table:table-cell office:value-type="float" office:value="0.070807" calcext:value-type="float">
            <text:p>0.070807</text:p>
          </table:table-cell>
          <table:table-cell office:value-type="float" office:value="0.067575" calcext:value-type="float">
            <text:p>0.067575</text:p>
          </table:table-cell>
          <table:table-cell office:value-type="string" calcext:value-type="string">
            <text:p>1.74B</text:p>
          </table:table-cell>
          <table:table-cell table:style-name="ce4" office:value-type="string" calcext:value-type="string">
            <text:p>2.28%</text:p>
          </table:table-cell>
        </table:table-row>
        <table:table-row table:style-name="ro1">
          <table:table-cell table:style-name="ce4" office:value-type="string" calcext:value-type="string">
            <text:p>08/19/2022</text:p>
          </table:table-cell>
          <table:table-cell office:value-type="float" office:value="0.067629" calcext:value-type="float">
            <text:p>0.067629</text:p>
          </table:table-cell>
          <table:table-cell office:value-type="float" office:value="0.074347" calcext:value-type="float">
            <text:p>0.074347</text:p>
          </table:table-cell>
          <table:table-cell office:value-type="float" office:value="0.074837" calcext:value-type="float">
            <text:p>0.074837</text:p>
          </table:table-cell>
          <table:table-cell office:value-type="float" office:value="0.066952" calcext:value-type="float">
            <text:p>0.066952</text:p>
          </table:table-cell>
          <table:table-cell office:value-type="string" calcext:value-type="string">
            <text:p>3.23B</text:p>
          </table:table-cell>
          <table:table-cell table:style-name="ce4" office:value-type="string" calcext:value-type="string">
            <text:p>-9.02%</text:p>
          </table:table-cell>
        </table:table-row>
        <table:table-row table:style-name="ro1">
          <table:table-cell table:style-name="ce4" office:value-type="string" calcext:value-type="string">
            <text:p>08/18/2022</text:p>
          </table:table-cell>
          <table:table-cell office:value-type="float" office:value="0.074337" calcext:value-type="float">
            <text:p>0.074337</text:p>
          </table:table-cell>
          <table:table-cell office:value-type="float" office:value="0.079612" calcext:value-type="float">
            <text:p>0.079612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.073574" calcext:value-type="float">
            <text:p>0.073574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-6.66%</text:p>
          </table:table-cell>
        </table:table-row>
        <table:table-row table:style-name="ro1">
          <table:table-cell table:style-name="ce4" office:value-type="string" calcext:value-type="string">
            <text:p>08/17/2022</text:p>
          </table:table-cell>
          <table:table-cell office:value-type="float" office:value="0.079641" calcext:value-type="float">
            <text:p>0.079641</text:p>
          </table:table-cell>
          <table:table-cell office:value-type="float" office:value="0.085749" calcext:value-type="float">
            <text:p>0.085749</text:p>
          </table:table-cell>
          <table:table-cell office:value-type="float" office:value="0.08776" calcext:value-type="float">
            <text:p>0.08776</text:p>
          </table:table-cell>
          <table:table-cell office:value-type="float" office:value="0.079005" calcext:value-type="float">
            <text:p>0.079005</text:p>
          </table:table-cell>
          <table:table-cell office:value-type="string" calcext:value-type="string">
            <text:p>2.89B</text:p>
          </table:table-cell>
          <table:table-cell table:style-name="ce4" office:value-type="string" calcext:value-type="string">
            <text:p>-7.11%</text:p>
          </table:table-cell>
        </table:table-row>
        <table:table-row table:style-name="ro1">
          <table:table-cell table:style-name="ce4" office:value-type="string" calcext:value-type="string">
            <text:p>08/16/2022</text:p>
          </table:table-cell>
          <table:table-cell office:value-type="float" office:value="0.085735" calcext:value-type="float">
            <text:p>0.085735</text:p>
          </table:table-cell>
          <table:table-cell office:value-type="float" office:value="0.076055" calcext:value-type="float">
            <text:p>0.076055</text:p>
          </table:table-cell>
          <table:table-cell office:value-type="float" office:value="0.088242" calcext:value-type="float">
            <text:p>0.088242</text:p>
          </table:table-cell>
          <table:table-cell office:value-type="float" office:value="0.075725" calcext:value-type="float">
            <text:p>0.075725</text:p>
          </table:table-cell>
          <table:table-cell office:value-type="string" calcext:value-type="string">
            <text:p>5.69B</text:p>
          </table:table-cell>
          <table:table-cell table:style-name="ce4" office:value-type="string" calcext:value-type="string">
            <text:p>12.78%</text:p>
          </table:table-cell>
        </table:table-row>
        <table:table-row table:style-name="ro1">
          <table:table-cell table:style-name="ce4" office:value-type="string" calcext:value-type="string">
            <text:p>08/15/2022</text:p>
          </table:table-cell>
          <table:table-cell office:value-type="float" office:value="0.076022" calcext:value-type="float">
            <text:p>0.076022</text:p>
          </table:table-cell>
          <table:table-cell office:value-type="float" office:value="0.080708" calcext:value-type="float">
            <text:p>0.080708</text:p>
          </table:table-cell>
          <table:table-cell office:value-type="float" office:value="0.080895" calcext:value-type="float">
            <text:p>0.080895</text:p>
          </table:table-cell>
          <table:table-cell office:value-type="float" office:value="0.074258" calcext:value-type="float">
            <text:p>0.074258</text:p>
          </table:table-cell>
          <table:table-cell office:value-type="string" calcext:value-type="string">
            <text:p>2.50B</text:p>
          </table:table-cell>
          <table:table-cell table:style-name="ce4" office:value-type="string" calcext:value-type="string">
            <text:p>-5.81%</text:p>
          </table:table-cell>
        </table:table-row>
        <table:table-row table:style-name="ro1">
          <table:table-cell table:style-name="ce4" office:value-type="string" calcext:value-type="string">
            <text:p>08/14/2022</text:p>
          </table:table-cell>
          <table:table-cell office:value-type="float" office:value="0.080711" calcext:value-type="float">
            <text:p>0.080711</text:p>
          </table:table-cell>
          <table:table-cell office:value-type="float" office:value="0.072552" calcext:value-type="float">
            <text:p>0.072552</text:p>
          </table:table-cell>
          <table:table-cell office:value-type="float" office:value="0.083282" calcext:value-type="float">
            <text:p>0.083282</text:p>
          </table:table-cell>
          <table:table-cell office:value-type="float" office:value="0.072287" calcext:value-type="float">
            <text:p>0.072287</text:p>
          </table:table-cell>
          <table:table-cell office:value-type="string" calcext:value-type="string">
            <text:p>4.47B</text:p>
          </table:table-cell>
          <table:table-cell table:style-name="ce4" office:value-type="string" calcext:value-type="string">
            <text:p>11.29%</text:p>
          </table:table-cell>
        </table:table-row>
        <table:table-row table:style-name="ro1">
          <table:table-cell table:style-name="ce4" office:value-type="string" calcext:value-type="string">
            <text:p>08/13/2022</text:p>
          </table:table-cell>
          <table:table-cell office:value-type="float" office:value="0.072524" calcext:value-type="float">
            <text:p>0.072524</text:p>
          </table:table-cell>
          <table:table-cell office:value-type="float" office:value="0.071932" calcext:value-type="float">
            <text:p>0.071932</text:p>
          </table:table-cell>
          <table:table-cell office:value-type="float" office:value="0.074583" calcext:value-type="float">
            <text:p>0.074583</text:p>
          </table:table-cell>
          <table:table-cell office:value-type="float" office:value="0.071497" calcext:value-type="float">
            <text:p>0.071497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0.82%</text:p>
          </table:table-cell>
        </table:table-row>
        <table:table-row table:style-name="ro1">
          <table:table-cell table:style-name="ce4" office:value-type="string" calcext:value-type="string">
            <text:p>08/12/2022</text:p>
          </table:table-cell>
          <table:table-cell office:value-type="float" office:value="0.071934" calcext:value-type="float">
            <text:p>0.071934</text:p>
          </table:table-cell>
          <table:table-cell office:value-type="float" office:value="0.070503" calcext:value-type="float">
            <text:p>0.070503</text:p>
          </table:table-cell>
          <table:table-cell office:value-type="float" office:value="0.072299" calcext:value-type="float">
            <text:p>0.072299</text:p>
          </table:table-cell>
          <table:table-cell office:value-type="float" office:value="0.069482" calcext:value-type="float">
            <text:p>0.069482</text:p>
          </table:table-cell>
          <table:table-cell office:value-type="string" calcext:value-type="string">
            <text:p>782.41M</text:p>
          </table:table-cell>
          <table:table-cell table:style-name="ce4" office:value-type="string" calcext:value-type="string">
            <text:p>2.03%</text:p>
          </table:table-cell>
        </table:table-row>
        <table:table-row table:style-name="ro1">
          <table:table-cell table:style-name="ce4" office:value-type="string" calcext:value-type="string">
            <text:p>08/11/2022</text:p>
          </table:table-cell>
          <table:table-cell office:value-type="float" office:value="0.070503" calcext:value-type="float">
            <text:p>0.070503</text:p>
          </table:table-cell>
          <table:table-cell office:value-type="float" office:value="0.070888" calcext:value-type="float">
            <text:p>0.070888</text:p>
          </table:table-cell>
          <table:table-cell office:value-type="float" office:value="0.074604" calcext:value-type="float">
            <text:p>0.074604</text:p>
          </table:table-cell>
          <table:table-cell office:value-type="float" office:value="0.07017" calcext:value-type="float">
            <text:p>0.07017</text:p>
          </table:table-cell>
          <table:table-cell office:value-type="string" calcext:value-type="string">
            <text:p>1.64B</text:p>
          </table:table-cell>
          <table:table-cell table:style-name="ce4" office:value-type="string" calcext:value-type="string">
            <text:p>-0.54%</text:p>
          </table:table-cell>
        </table:table-row>
        <table:table-row table:style-name="ro1">
          <table:table-cell table:style-name="ce4" office:value-type="string" calcext:value-type="string">
            <text:p>08/10/2022</text:p>
          </table:table-cell>
          <table:table-cell office:value-type="float" office:value="0.070888" calcext:value-type="float">
            <text:p>0.070888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071091" calcext:value-type="float">
            <text:p>0.071091</text:p>
          </table:table-cell>
          <table:table-cell office:value-type="float" office:value="0.066582" calcext:value-type="float">
            <text:p>0.066582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3.11%</text:p>
          </table:table-cell>
        </table:table-row>
        <table:table-row table:style-name="ro1">
          <table:table-cell table:style-name="ce4" office:value-type="string" calcext:value-type="string">
            <text:p>08/09/2022</text:p>
          </table:table-cell>
          <table:table-cell office:value-type="float" office:value="0.068751" calcext:value-type="float">
            <text:p>0.068751</text:p>
          </table:table-cell>
          <table:table-cell office:value-type="float" office:value="0.069896" calcext:value-type="float">
            <text:p>0.069896</text:p>
          </table:table-cell>
          <table:table-cell office:value-type="float" office:value="0.073732" calcext:value-type="float">
            <text:p>0.073732</text:p>
          </table:table-cell>
          <table:table-cell office:value-type="float" office:value="0.067769" calcext:value-type="float">
            <text:p>0.067769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-1.63%</text:p>
          </table:table-cell>
        </table:table-row>
        <table:table-row table:style-name="ro1">
          <table:table-cell table:style-name="ce4" office:value-type="string" calcext:value-type="string">
            <text:p>08/08/2022</text:p>
          </table:table-cell>
          <table:table-cell office:value-type="float" office:value="0.069893" calcext:value-type="float">
            <text:p>0.069893</text:p>
          </table:table-cell>
          <table:table-cell office:value-type="float" office:value="0.068877" calcext:value-type="float">
            <text:p>0.068877</text:p>
          </table:table-cell>
          <table:table-cell office:value-type="float" office:value="0.072082" calcext:value-type="float">
            <text:p>0.072082</text:p>
          </table:table-cell>
          <table:table-cell office:value-type="float" office:value="0.068768" calcext:value-type="float">
            <text:p>0.068768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1.48%</text:p>
          </table:table-cell>
        </table:table-row>
        <table:table-row table:style-name="ro1">
          <table:table-cell table:style-name="ce4" office:value-type="string" calcext:value-type="string">
            <text:p>08/07/2022</text:p>
          </table:table-cell>
          <table:table-cell office:value-type="float" office:value="0.068877" calcext:value-type="float">
            <text:p>0.068877</text:p>
          </table:table-cell>
          <table:table-cell office:value-type="float" office:value="0.068618" calcext:value-type="float">
            <text:p>0.068618</text:p>
          </table:table-cell>
          <table:table-cell office:value-type="float" office:value="0.069856" calcext:value-type="float">
            <text:p>0.069856</text:p>
          </table:table-cell>
          <table:table-cell office:value-type="float" office:value="0.067464" calcext:value-type="float">
            <text:p>0.067464</text:p>
          </table:table-cell>
          <table:table-cell office:value-type="string" calcext:value-type="string">
            <text:p>504.36M</text:p>
          </table:table-cell>
          <table:table-cell table:style-name="ce4" office:value-type="string" calcext:value-type="string">
            <text:p>0.38%</text:p>
          </table:table-cell>
        </table:table-row>
        <table:table-row table:style-name="ro1">
          <table:table-cell table:style-name="ce4" office:value-type="string" calcext:value-type="string">
            <text:p>08/06/2022</text:p>
          </table:table-cell>
          <table:table-cell office:value-type="float" office:value="0.068618" calcext:value-type="float">
            <text:p>0.068618</text:p>
          </table:table-cell>
          <table:table-cell office:value-type="float" office:value="0.069699" calcext:value-type="float">
            <text:p>0.069699</text:p>
          </table:table-cell>
          <table:table-cell office:value-type="float" office:value="0.071065" calcext:value-type="float">
            <text:p>0.071065</text:p>
          </table:table-cell>
          <table:table-cell office:value-type="float" office:value="0.06844" calcext:value-type="float">
            <text:p>0.06844</text:p>
          </table:table-cell>
          <table:table-cell office:value-type="string" calcext:value-type="string">
            <text:p>758.12M</text:p>
          </table:table-cell>
          <table:table-cell table:style-name="ce4" office:value-type="string" calcext:value-type="string">
            <text:p>-1.55%</text:p>
          </table:table-cell>
        </table:table-row>
        <table:table-row table:style-name="ro1">
          <table:table-cell table:style-name="ce4" office:value-type="string" calcext:value-type="string">
            <text:p>08/05/2022</text:p>
          </table:table-cell>
          <table:table-cell office:value-type="float" office:value="0.069697" calcext:value-type="float">
            <text:p>0.069697</text:p>
          </table:table-cell>
          <table:table-cell office:value-type="float" office:value="0.067216" calcext:value-type="float">
            <text:p>0.067216</text:p>
          </table:table-cell>
          <table:table-cell office:value-type="float" office:value="0.070095" calcext:value-type="float">
            <text:p>0.070095</text:p>
          </table:table-cell>
          <table:table-cell office:value-type="float" office:value="0.067206" calcext:value-type="float">
            <text:p>0.067206</text:p>
          </table:table-cell>
          <table:table-cell office:value-type="string" calcext:value-type="string">
            <text:p>948.32M</text:p>
          </table:table-cell>
          <table:table-cell table:style-name="ce4" office:value-type="string" calcext:value-type="string">
            <text:p>3.69%</text:p>
          </table:table-cell>
        </table:table-row>
        <table:table-row table:style-name="ro1">
          <table:table-cell table:style-name="ce4" office:value-type="string" calcext:value-type="string">
            <text:p>08/04/2022</text:p>
          </table:table-cell>
          <table:table-cell office:value-type="float" office:value="0.067214" calcext:value-type="float">
            <text:p>0.067214</text:p>
          </table:table-cell>
          <table:table-cell office:value-type="float" office:value="0.066174" calcext:value-type="float">
            <text:p>0.066174</text:p>
          </table:table-cell>
          <table:table-cell office:value-type="float" office:value="0.067541" calcext:value-type="float">
            <text:p>0.067541</text:p>
          </table:table-cell>
          <table:table-cell office:value-type="float" office:value="0.065783" calcext:value-type="float">
            <text:p>0.065783</text:p>
          </table:table-cell>
          <table:table-cell office:value-type="string" calcext:value-type="string">
            <text:p>626.19M</text:p>
          </table:table-cell>
          <table:table-cell table:style-name="ce4" office:value-type="string" calcext:value-type="string">
            <text:p>1.57%</text:p>
          </table:table-cell>
        </table:table-row>
        <table:table-row table:style-name="ro1">
          <table:table-cell table:style-name="ce4" office:value-type="string" calcext:value-type="string">
            <text:p>08/03/2022</text:p>
          </table:table-cell>
          <table:table-cell office:value-type="float" office:value="0.066174" calcext:value-type="float">
            <text:p>0.066174</text:p>
          </table:table-cell>
          <table:table-cell office:value-type="float" office:value="0.066536" calcext:value-type="float">
            <text:p>0.066536</text:p>
          </table:table-cell>
          <table:table-cell office:value-type="float" office:value="0.068387" calcext:value-type="float">
            <text:p>0.068387</text:p>
          </table:table-cell>
          <table:table-cell office:value-type="float" office:value="0.065169" calcext:value-type="float">
            <text:p>0.065169</text:p>
          </table:table-cell>
          <table:table-cell office:value-type="string" calcext:value-type="string">
            <text:p>691.87M</text:p>
          </table:table-cell>
          <table:table-cell table:style-name="ce4" office:value-type="string" calcext:value-type="string">
            <text:p>-0.54%</text:p>
          </table:table-cell>
        </table:table-row>
        <table:table-row table:style-name="ro1">
          <table:table-cell table:style-name="ce4" office:value-type="string" calcext:value-type="string">
            <text:p>08/02/2022</text:p>
          </table:table-cell>
          <table:table-cell office:value-type="float" office:value="0.066534" calcext:value-type="float">
            <text:p>0.066534</text:p>
          </table:table-cell>
          <table:table-cell office:value-type="float" office:value="0.068496" calcext:value-type="float">
            <text:p>0.068496</text:p>
          </table:table-cell>
          <table:table-cell office:value-type="float" office:value="0.069023" calcext:value-type="float">
            <text:p>0.069023</text:p>
          </table:table-cell>
          <table:table-cell office:value-type="float" office:value="0.065524" calcext:value-type="float">
            <text:p>0.065524</text:p>
          </table:table-cell>
          <table:table-cell office:value-type="string" calcext:value-type="string">
            <text:p>853.83M</text:p>
          </table:table-cell>
          <table:table-cell table:style-name="ce4" office:value-type="string" calcext:value-type="string">
            <text:p>-2.88%</text:p>
          </table:table-cell>
        </table:table-row>
        <table:table-row table:style-name="ro1">
          <table:table-cell table:style-name="ce4" office:value-type="string" calcext:value-type="string">
            <text:p>08/01/2022</text:p>
          </table:table-cell>
          <table:table-cell office:value-type="float" office:value="0.068508" calcext:value-type="float">
            <text:p>0.068508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0.071145" calcext:value-type="float">
            <text:p>0.071145</text:p>
          </table:table-cell>
          <table:table-cell office:value-type="float" office:value="0.06689" calcext:value-type="float">
            <text:p>0.06689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07/31/2022</text:p>
          </table:table-cell>
          <table:table-cell office:value-type="float" office:value="0.068106" calcext:value-type="float">
            <text:p>0.068106</text:p>
          </table:table-cell>
          <table:table-cell office:value-type="float" office:value="0.069602" calcext:value-type="float">
            <text:p>0.069602</text:p>
          </table:table-cell>
          <table:table-cell office:value-type="float" office:value="0.072109" calcext:value-type="float">
            <text:p>0.072109</text:p>
          </table:table-cell>
          <table:table-cell office:value-type="float" office:value="0.067836" calcext:value-type="float">
            <text:p>0.067836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-2.14%</text:p>
          </table:table-cell>
        </table:table-row>
        <table:table-row table:style-name="ro1">
          <table:table-cell table:style-name="ce4" office:value-type="string" calcext:value-type="string">
            <text:p>07/30/2022</text:p>
          </table:table-cell>
          <table:table-cell office:value-type="float" office:value="0.069598" calcext:value-type="float">
            <text:p>0.069598</text:p>
          </table:table-cell>
          <table:table-cell office:value-type="float" office:value="0.068693" calcext:value-type="float">
            <text:p>0.068693</text:p>
          </table:table-cell>
          <table:table-cell office:value-type="float" office:value="0.074323" calcext:value-type="float">
            <text:p>0.074323</text:p>
          </table:table-cell>
          <table:table-cell office:value-type="float" office:value="0.068059" calcext:value-type="float">
            <text:p>0.068059</text:p>
          </table:table-cell>
          <table:table-cell office:value-type="string" calcext:value-type="string">
            <text:p>1.89B</text:p>
          </table:table-cell>
          <table:table-cell table:style-name="ce4" office:value-type="string" calcext:value-type="string">
            <text:p>1.32%</text:p>
          </table:table-cell>
        </table:table-row>
        <table:table-row table:style-name="ro1">
          <table:table-cell table:style-name="ce4" office:value-type="string" calcext:value-type="string">
            <text:p>07/29/2022</text:p>
          </table:table-cell>
          <table:table-cell office:value-type="float" office:value="0.068691" calcext:value-type="float">
            <text:p>0.068691</text:p>
          </table:table-cell>
          <table:table-cell office:value-type="float" office:value="0.069114" calcext:value-type="float">
            <text:p>0.069114</text:p>
          </table:table-cell>
          <table:table-cell office:value-type="float" office:value="0.072367" calcext:value-type="float">
            <text:p>0.072367</text:p>
          </table:table-cell>
          <table:table-cell office:value-type="float" office:value="0.067328" calcext:value-type="float">
            <text:p>0.067328</text:p>
          </table:table-cell>
          <table:table-cell office:value-type="string" calcext:value-type="string">
            <text:p>1.57B</text:p>
          </table:table-cell>
          <table:table-cell table:style-name="ce4" office:value-type="string" calcext:value-type="string">
            <text:p>-0.61%</text:p>
          </table:table-cell>
        </table:table-row>
        <table:table-row table:style-name="ro1">
          <table:table-cell table:style-name="ce4" office:value-type="string" calcext:value-type="string">
            <text:p>07/28/2022</text:p>
          </table:table-cell>
          <table:table-cell office:value-type="float" office:value="0.06911" calcext:value-type="float">
            <text:p>0.06911</text:p>
          </table:table-cell>
          <table:table-cell office:value-type="float" office:value="0.067187" calcext:value-type="float">
            <text:p>0.067187</text:p>
          </table:table-cell>
          <table:table-cell office:value-type="float" office:value="0.070798" calcext:value-type="float">
            <text:p>0.070798</text:p>
          </table:table-cell>
          <table:table-cell office:value-type="float" office:value="0.065341" calcext:value-type="float">
            <text:p>0.065341</text:p>
          </table:table-cell>
          <table:table-cell office:value-type="string" calcext:value-type="string">
            <text:p>1.51B</text:p>
          </table:table-cell>
          <table:table-cell table:style-name="ce4" office:value-type="string" calcext:value-type="string">
            <text:p>2.86%</text:p>
          </table:table-cell>
        </table:table-row>
        <table:table-row table:style-name="ro1">
          <table:table-cell table:style-name="ce4" office:value-type="string" calcext:value-type="string">
            <text:p>07/27/2022</text:p>
          </table:table-cell>
          <table:table-cell office:value-type="float" office:value="0.06719" calcext:value-type="float">
            <text:p>0.06719</text:p>
          </table:table-cell>
          <table:table-cell office:value-type="float" office:value="0.062552" calcext:value-type="float">
            <text:p>0.062552</text:p>
          </table:table-cell>
          <table:table-cell office:value-type="float" office:value="0.06719" calcext:value-type="float">
            <text:p>0.06719</text:p>
          </table:table-cell>
          <table:table-cell office:value-type="float" office:value="0.061788" calcext:value-type="float">
            <text:p>0.061788</text:p>
          </table:table-cell>
          <table:table-cell office:value-type="string" calcext:value-type="string">
            <text:p>1.07B</text:p>
          </table:table-cell>
          <table:table-cell table:style-name="ce4" office:value-type="string" calcext:value-type="string">
            <text:p>7.42%</text:p>
          </table:table-cell>
        </table:table-row>
        <table:table-row table:style-name="ro1">
          <table:table-cell table:style-name="ce4" office:value-type="string" calcext:value-type="string">
            <text:p>07/26/2022</text:p>
          </table:table-cell>
          <table:table-cell office:value-type="float" office:value="0.062549" calcext:value-type="float">
            <text:p>0.062549</text:p>
          </table:table-cell>
          <table:table-cell office:value-type="float" office:value="0.061905" calcext:value-type="float">
            <text:p>0.061905</text:p>
          </table:table-cell>
          <table:table-cell office:value-type="float" office:value="0.062634" calcext:value-type="float">
            <text:p>0.062634</text:p>
          </table:table-cell>
          <table:table-cell office:value-type="float" office:value="0.060154" calcext:value-type="float">
            <text:p>0.060154</text:p>
          </table:table-cell>
          <table:table-cell office:value-type="string" calcext:value-type="string">
            <text:p>853.37M</text:p>
          </table:table-cell>
          <table:table-cell table:style-name="ce4" office:value-type="string" calcext:value-type="string">
            <text:p>0.94%</text:p>
          </table:table-cell>
        </table:table-row>
        <table:table-row table:style-name="ro1">
          <table:table-cell table:style-name="ce4" office:value-type="string" calcext:value-type="string">
            <text:p>07/25/2022</text:p>
          </table:table-cell>
          <table:table-cell office:value-type="float" office:value="0.061967" calcext:value-type="float">
            <text:p>0.061967</text:p>
          </table:table-cell>
          <table:table-cell office:value-type="float" office:value="0.067534" calcext:value-type="float">
            <text:p>0.067534</text:p>
          </table:table-cell>
          <table:table-cell office:value-type="float" office:value="0.067951" calcext:value-type="float">
            <text:p>0.067951</text:p>
          </table:table-cell>
          <table:table-cell office:value-type="float" office:value="0.061819" calcext:value-type="float">
            <text:p>0.061819</text:p>
          </table:table-cell>
          <table:table-cell office:value-type="string" calcext:value-type="string">
            <text:p>995.87M</text:p>
          </table:table-cell>
          <table:table-cell table:style-name="ce4" office:value-type="string" calcext:value-type="string">
            <text:p>-8.28%</text:p>
          </table:table-cell>
        </table:table-row>
        <table:table-row table:style-name="ro1">
          <table:table-cell table:style-name="ce4" office:value-type="string" calcext:value-type="string">
            <text:p>07/24/2022</text:p>
          </table:table-cell>
          <table:table-cell office:value-type="float" office:value="0.067562" calcext:value-type="float">
            <text:p>0.067562</text:p>
          </table:table-cell>
          <table:table-cell office:value-type="float" office:value="0.068042" calcext:value-type="float">
            <text:p>0.068042</text:p>
          </table:table-cell>
          <table:table-cell office:value-type="float" office:value="0.068921" calcext:value-type="float">
            <text:p>0.068921</text:p>
          </table:table-cell>
          <table:table-cell office:value-type="float" office:value="0.06734" calcext:value-type="float">
            <text:p>0.06734</text:p>
          </table:table-cell>
          <table:table-cell office:value-type="string" calcext:value-type="string">
            <text:p>603.61M</text:p>
          </table:table-cell>
          <table:table-cell table:style-name="ce4" office:value-type="string" calcext:value-type="string">
            <text:p>-0.70%</text:p>
          </table:table-cell>
        </table:table-row>
        <table:table-row table:style-name="ro1">
          <table:table-cell table:style-name="ce4" office:value-type="string" calcext:value-type="string">
            <text:p>07/23/2022</text:p>
          </table:table-cell>
          <table:table-cell office:value-type="float" office:value="0.06804" calcext:value-type="float">
            <text:p>0.06804</text:p>
          </table:table-cell>
          <table:table-cell office:value-type="float" office:value="0.067364" calcext:value-type="float">
            <text:p>0.067364</text:p>
          </table:table-cell>
          <table:table-cell office:value-type="float" office:value="0.069444" calcext:value-type="float">
            <text:p>0.069444</text:p>
          </table:table-cell>
          <table:table-cell office:value-type="float" office:value="0.065983" calcext:value-type="float">
            <text:p>0.065983</text:p>
          </table:table-cell>
          <table:table-cell office:value-type="string" calcext:value-type="string">
            <text:p>773.65M</text:p>
          </table:table-cell>
          <table:table-cell table:style-name="ce4" office:value-type="string" calcext:value-type="string">
            <text:p>0.99%</text:p>
          </table:table-cell>
        </table:table-row>
        <table:table-row table:style-name="ro1">
          <table:table-cell table:style-name="ce4" office:value-type="string" calcext:value-type="string">
            <text:p>07/22/2022</text:p>
          </table:table-cell>
          <table:table-cell office:value-type="float" office:value="0.067371" calcext:value-type="float">
            <text:p>0.067371</text:p>
          </table:table-cell>
          <table:table-cell office:value-type="float" office:value="0.07001" calcext:value-type="float">
            <text:p>0.07001</text:p>
          </table:table-cell>
          <table:table-cell office:value-type="float" office:value="0.071375" calcext:value-type="float">
            <text:p>0.071375</text:p>
          </table:table-cell>
          <table:table-cell office:value-type="float" office:value="0.066815" calcext:value-type="float">
            <text:p>0.066815</text:p>
          </table:table-cell>
          <table:table-cell office:value-type="string" calcext:value-type="string">
            <text:p>971.46M</text:p>
          </table:table-cell>
          <table:table-cell table:style-name="ce4" office:value-type="string" calcext:value-type="string">
            <text:p>-3.77%</text:p>
          </table:table-cell>
        </table:table-row>
        <table:table-row table:style-name="ro1">
          <table:table-cell table:style-name="ce4" office:value-type="string" calcext:value-type="string">
            <text:p>07/21/2022</text:p>
          </table:table-cell>
          <table:table-cell office:value-type="float" office:value="0.070011" calcext:value-type="float">
            <text:p>0.070011</text:p>
          </table:table-cell>
          <table:table-cell office:value-type="float" office:value="0.070075" calcext:value-type="float">
            <text:p>0.070075</text:p>
          </table:table-cell>
          <table:table-cell office:value-type="float" office:value="0.070844" calcext:value-type="float">
            <text:p>0.070844</text:p>
          </table:table-cell>
          <table:table-cell office:value-type="float" office:value="0.067027" calcext:value-type="float">
            <text:p>0.067027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-0.09%</text:p>
          </table:table-cell>
        </table:table-row>
        <table:table-row table:style-name="ro1">
          <table:table-cell table:style-name="ce4" office:value-type="string" calcext:value-type="string">
            <text:p>07/20/2022</text:p>
          </table:table-cell>
          <table:table-cell office:value-type="float" office:value="0.070075" calcext:value-type="float">
            <text:p>0.070075</text:p>
          </table:table-cell>
          <table:table-cell office:value-type="float" office:value="0.069039" calcext:value-type="float">
            <text:p>0.069039</text:p>
          </table:table-cell>
          <table:table-cell office:value-type="float" office:value="0.076849" calcext:value-type="float">
            <text:p>0.076849</text:p>
          </table:table-cell>
          <table:table-cell office:value-type="float" office:value="0.067779" calcext:value-type="float">
            <text:p>0.067779</text:p>
          </table:table-cell>
          <table:table-cell office:value-type="string" calcext:value-type="string">
            <text:p>2.78B</text:p>
          </table:table-cell>
          <table:table-cell table:style-name="ce4" office:value-type="string" calcext:value-type="string">
            <text:p>1.49%</text:p>
          </table:table-cell>
        </table:table-row>
        <table:table-row table:style-name="ro1">
          <table:table-cell table:style-name="ce4" office:value-type="string" calcext:value-type="string">
            <text:p>07/19/2022</text:p>
          </table:table-cell>
          <table:table-cell office:value-type="float" office:value="0.069045" calcext:value-type="float">
            <text:p>0.069045</text:p>
          </table:table-cell>
          <table:table-cell office:value-type="float" office:value="0.067684" calcext:value-type="float">
            <text:p>0.067684</text:p>
          </table:table-cell>
          <table:table-cell office:value-type="float" office:value="0.070209" calcext:value-type="float">
            <text:p>0.070209</text:p>
          </table:table-cell>
          <table:table-cell office:value-type="float" office:value="0.065493" calcext:value-type="float">
            <text:p>0.065493</text:p>
          </table:table-cell>
          <table:table-cell office:value-type="string" calcext:value-type="string">
            <text:p>1.52B</text:p>
          </table:table-cell>
          <table:table-cell table:style-name="ce4" office:value-type="string" calcext:value-type="string">
            <text:p>2.01%</text:p>
          </table:table-cell>
        </table:table-row>
        <table:table-row table:style-name="ro1">
          <table:table-cell table:style-name="ce4" office:value-type="string" calcext:value-type="string">
            <text:p>07/18/2022</text:p>
          </table:table-cell>
          <table:table-cell office:value-type="float" office:value="0.067685" calcext:value-type="float">
            <text:p>0.067685</text:p>
          </table:table-cell>
          <table:table-cell office:value-type="float" office:value="0.063038" calcext:value-type="float">
            <text:p>0.063038</text:p>
          </table:table-cell>
          <table:table-cell office:value-type="float" office:value="0.068797" calcext:value-type="float">
            <text:p>0.068797</text:p>
          </table:table-cell>
          <table:table-cell office:value-type="float" office:value="0.063006" calcext:value-type="float">
            <text:p>0.063006</text:p>
          </table:table-cell>
          <table:table-cell office:value-type="string" calcext:value-type="string">
            <text:p>1.67B</text:p>
          </table:table-cell>
          <table:table-cell table:style-name="ce4" office:value-type="string" calcext:value-type="string">
            <text:p>7.37%</text:p>
          </table:table-cell>
        </table:table-row>
        <table:table-row table:style-name="ro1">
          <table:table-cell table:style-name="ce4" office:value-type="string" calcext:value-type="string">
            <text:p>07/17/2022</text:p>
          </table:table-cell>
          <table:table-cell office:value-type="float" office:value="0.063038" calcext:value-type="float">
            <text:p>0.063038</text:p>
          </table:table-cell>
          <table:table-cell office:value-type="float" office:value="0.064374" calcext:value-type="float">
            <text:p>0.064374</text:p>
          </table:table-cell>
          <table:table-cell office:value-type="float" office:value="0.065493" calcext:value-type="float">
            <text:p>0.065493</text:p>
          </table:table-cell>
          <table:table-cell office:value-type="float" office:value="0.062921" calcext:value-type="float">
            <text:p>0.062921</text:p>
          </table:table-cell>
          <table:table-cell office:value-type="string" calcext:value-type="string">
            <text:p>634.14M</text:p>
          </table:table-cell>
          <table:table-cell table:style-name="ce4" office:value-type="string" calcext:value-type="string">
            <text:p>-2.06%</text:p>
          </table:table-cell>
        </table:table-row>
        <table:table-row table:style-name="ro1">
          <table:table-cell table:style-name="ce4" office:value-type="string" calcext:value-type="string">
            <text:p>07/16/2022</text:p>
          </table:table-cell>
          <table:table-cell office:value-type="float" office:value="0.064362" calcext:value-type="float">
            <text:p>0.064362</text:p>
          </table:table-cell>
          <table:table-cell office:value-type="float" office:value="0.062932" calcext:value-type="float">
            <text:p>0.062932</text:p>
          </table:table-cell>
          <table:table-cell office:value-type="float" office:value="0.064804" calcext:value-type="float">
            <text:p>0.064804</text:p>
          </table:table-cell>
          <table:table-cell office:value-type="float" office:value="0.061781" calcext:value-type="float">
            <text:p>0.061781</text:p>
          </table:table-cell>
          <table:table-cell office:value-type="string" calcext:value-type="string">
            <text:p>712.45M</text:p>
          </table:table-cell>
          <table:table-cell table:style-name="ce4" office:value-type="string" calcext:value-type="string">
            <text:p>2.27%</text:p>
          </table:table-cell>
        </table:table-row>
        <table:table-row table:style-name="ro1">
          <table:table-cell table:style-name="ce4" office:value-type="string" calcext:value-type="string">
            <text:p>07/15/2022</text:p>
          </table:table-cell>
          <table:table-cell office:value-type="float" office:value="0.062936" calcext:value-type="float">
            <text:p>0.062936</text:p>
          </table:table-cell>
          <table:table-cell office:value-type="float" office:value="0.062429" calcext:value-type="float">
            <text:p>0.062429</text:p>
          </table:table-cell>
          <table:table-cell office:value-type="float" office:value="0.064359" calcext:value-type="float">
            <text:p>0.064359</text:p>
          </table:table-cell>
          <table:table-cell office:value-type="float" office:value="0.061648" calcext:value-type="float">
            <text:p>0.061648</text:p>
          </table:table-cell>
          <table:table-cell office:value-type="string" calcext:value-type="string">
            <text:p>968.14M</text:p>
          </table:table-cell>
          <table:table-cell table:style-name="ce4" office:value-type="string" calcext:value-type="string">
            <text:p>0.82%</text:p>
          </table:table-cell>
        </table:table-row>
        <table:table-row table:style-name="ro1">
          <table:table-cell table:style-name="ce4" office:value-type="string" calcext:value-type="string">
            <text:p>07/14/2022</text:p>
          </table:table-cell>
          <table:table-cell office:value-type="float" office:value="0.062424" calcext:value-type="float">
            <text:p>0.062424</text:p>
          </table:table-cell>
          <table:table-cell office:value-type="float" office:value="0.061948" calcext:value-type="float">
            <text:p>0.061948</text:p>
          </table:table-cell>
          <table:table-cell office:value-type="float" office:value="0.062774" calcext:value-type="float">
            <text:p>0.062774</text:p>
          </table:table-cell>
          <table:table-cell office:value-type="float" office:value="0.059506" calcext:value-type="float">
            <text:p>0.059506</text:p>
          </table:table-cell>
          <table:table-cell office:value-type="string" calcext:value-type="string">
            <text:p>899.83M</text:p>
          </table:table-cell>
          <table:table-cell table:style-name="ce4" office:value-type="string" calcext:value-type="string">
            <text:p>0.77%</text:p>
          </table:table-cell>
        </table:table-row>
        <table:table-row table:style-name="ro1">
          <table:table-cell table:style-name="ce4" office:value-type="string" calcext:value-type="string">
            <text:p>07/13/2022</text:p>
          </table:table-cell>
          <table:table-cell office:value-type="float" office:value="0.061949" calcext:value-type="float">
            <text:p>0.061949</text:p>
          </table:table-cell>
          <table:table-cell office:value-type="float" office:value="0.059787" calcext:value-type="float">
            <text:p>0.059787</text:p>
          </table:table-cell>
          <table:table-cell office:value-type="float" office:value="0.062078" calcext:value-type="float">
            <text:p>0.062078</text:p>
          </table:table-cell>
          <table:table-cell office:value-type="float" office:value="0.057692" calcext:value-type="float">
            <text:p>0.057692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3.63%</text:p>
          </table:table-cell>
        </table:table-row>
        <table:table-row table:style-name="ro1">
          <table:table-cell table:style-name="ce4" office:value-type="string" calcext:value-type="string">
            <text:p>07/12/2022</text:p>
          </table:table-cell>
          <table:table-cell office:value-type="float" office:value="0.05978" calcext:value-type="float">
            <text:p>0.05978</text:p>
          </table:table-cell>
          <table:table-cell office:value-type="float" office:value="0.061744" calcext:value-type="float">
            <text:p>0.061744</text:p>
          </table:table-cell>
          <table:table-cell office:value-type="float" office:value="0.062976" calcext:value-type="float">
            <text:p>0.062976</text:p>
          </table:table-cell>
          <table:table-cell office:value-type="float" office:value="0.059733" calcext:value-type="float">
            <text:p>0.059733</text:p>
          </table:table-cell>
          <table:table-cell office:value-type="string" calcext:value-type="string">
            <text:p>719.50M</text:p>
          </table:table-cell>
          <table:table-cell table:style-name="ce4" office:value-type="string" calcext:value-type="string">
            <text:p>-3.19%</text:p>
          </table:table-cell>
        </table:table-row>
        <table:table-row table:style-name="ro1">
          <table:table-cell table:style-name="ce4" office:value-type="string" calcext:value-type="string">
            <text:p>07/11/2022</text:p>
          </table:table-cell>
          <table:table-cell office:value-type="float" office:value="0.061751" calcext:value-type="float">
            <text:p>0.061751</text:p>
          </table:table-cell>
          <table:table-cell office:value-type="float" office:value="0.067239" calcext:value-type="float">
            <text:p>0.067239</text:p>
          </table:table-cell>
          <table:table-cell office:value-type="float" office:value="0.067242" calcext:value-type="float">
            <text:p>0.067242</text:p>
          </table:table-cell>
          <table:table-cell office:value-type="float" office:value="0.061208" calcext:value-type="float">
            <text:p>0.061208</text:p>
          </table:table-cell>
          <table:table-cell office:value-type="string" calcext:value-type="string">
            <text:p>883.59M</text:p>
          </table:table-cell>
          <table:table-cell table:style-name="ce4" office:value-type="string" calcext:value-type="string">
            <text:p>-8.16%</text:p>
          </table:table-cell>
        </table:table-row>
        <table:table-row table:style-name="ro1">
          <table:table-cell table:style-name="ce4" office:value-type="string" calcext:value-type="string">
            <text:p>07/10/2022</text:p>
          </table:table-cell>
          <table:table-cell office:value-type="float" office:value="0.067237" calcext:value-type="float">
            <text:p>0.067237</text:p>
          </table:table-cell>
          <table:table-cell office:value-type="float" office:value="0.069464" calcext:value-type="float">
            <text:p>0.069464</text:p>
          </table:table-cell>
          <table:table-cell office:value-type="float" office:value="0.06948" calcext:value-type="float">
            <text:p>0.06948</text:p>
          </table:table-cell>
          <table:table-cell office:value-type="float" office:value="0.066316" calcext:value-type="float">
            <text:p>0.066316</text:p>
          </table:table-cell>
          <table:table-cell office:value-type="string" calcext:value-type="string">
            <text:p>707.63M</text:p>
          </table:table-cell>
          <table:table-cell table:style-name="ce4" office:value-type="string" calcext:value-type="string">
            <text:p>-3.21%</text:p>
          </table:table-cell>
        </table:table-row>
        <table:table-row table:style-name="ro1">
          <table:table-cell table:style-name="ce4" office:value-type="string" calcext:value-type="string">
            <text:p>07/09/2022</text:p>
          </table:table-cell>
          <table:table-cell office:value-type="float" office:value="0.069464" calcext:value-type="float">
            <text:p>0.069464</text:p>
          </table:table-cell>
          <table:table-cell office:value-type="float" office:value="0.069081" calcext:value-type="float">
            <text:p>0.069081</text:p>
          </table:table-cell>
          <table:table-cell office:value-type="float" office:value="0.070112" calcext:value-type="float">
            <text:p>0.070112</text:p>
          </table:table-cell>
          <table:table-cell office:value-type="float" office:value="0.068856" calcext:value-type="float">
            <text:p>0.068856</text:p>
          </table:table-cell>
          <table:table-cell office:value-type="string" calcext:value-type="string">
            <text:p>494.86M</text:p>
          </table:table-cell>
          <table:table-cell table:style-name="ce4" office:value-type="string" calcext:value-type="string">
            <text:p>0.57%</text:p>
          </table:table-cell>
        </table:table-row>
        <table:table-row table:style-name="ro1">
          <table:table-cell table:style-name="ce4" office:value-type="string" calcext:value-type="string">
            <text:p>07/08/2022</text:p>
          </table:table-cell>
          <table:table-cell office:value-type="float" office:value="0.069073" calcext:value-type="float">
            <text:p>0.069073</text:p>
          </table:table-cell>
          <table:table-cell office:value-type="float" office:value="0.070593" calcext:value-type="float">
            <text:p>0.070593</text:p>
          </table:table-cell>
          <table:table-cell office:value-type="float" office:value="0.07326" calcext:value-type="float">
            <text:p>0.07326</text:p>
          </table:table-cell>
          <table:table-cell office:value-type="float" office:value="0.068283" calcext:value-type="float">
            <text:p>0.068283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-2.14%</text:p>
          </table:table-cell>
        </table:table-row>
        <table:table-row table:style-name="ro1">
          <table:table-cell table:style-name="ce4" office:value-type="string" calcext:value-type="string">
            <text:p>07/07/2022</text:p>
          </table:table-cell>
          <table:table-cell office:value-type="float" office:value="0.070584" calcext:value-type="float">
            <text:p>0.070584</text:p>
          </table:table-cell>
          <table:table-cell office:value-type="float" office:value="0.068458" calcext:value-type="float">
            <text:p>0.068458</text:p>
          </table:table-cell>
          <table:table-cell office:value-type="float" office:value="0.071174" calcext:value-type="float">
            <text:p>0.071174</text:p>
          </table:table-cell>
          <table:table-cell office:value-type="float" office:value="0.067936" calcext:value-type="float">
            <text:p>0.067936</text:p>
          </table:table-cell>
          <table:table-cell office:value-type="string" calcext:value-type="string">
            <text:p>973.80M</text:p>
          </table:table-cell>
          <table:table-cell table:style-name="ce4" office:value-type="string" calcext:value-type="string">
            <text:p>3.10%</text:p>
          </table:table-cell>
        </table:table-row>
        <table:table-row table:style-name="ro1">
          <table:table-cell table:style-name="ce4" office:value-type="string" calcext:value-type="string">
            <text:p>07/06/2022</text:p>
          </table:table-cell>
          <table:table-cell office:value-type="float" office:value="0.06846" calcext:value-type="float">
            <text:p>0.06846</text:p>
          </table:table-cell>
          <table:table-cell office:value-type="float" office:value="0.06716" calcext:value-type="float">
            <text:p>0.06716</text:p>
          </table:table-cell>
          <table:table-cell office:value-type="float" office:value="0.069255" calcext:value-type="float">
            <text:p>0.069255</text:p>
          </table:table-cell>
          <table:table-cell office:value-type="float" office:value="0.066214" calcext:value-type="float">
            <text:p>0.066214</text:p>
          </table:table-cell>
          <table:table-cell office:value-type="string" calcext:value-type="string">
            <text:p>956.69M</text:p>
          </table:table-cell>
          <table:table-cell table:style-name="ce4" office:value-type="string" calcext:value-type="string">
            <text:p>1.94%</text:p>
          </table:table-cell>
        </table:table-row>
        <table:table-row table:style-name="ro1">
          <table:table-cell table:style-name="ce4" office:value-type="string" calcext:value-type="string">
            <text:p>07/05/2022</text:p>
          </table:table-cell>
          <table:table-cell office:value-type="float" office:value="0.06716" calcext:value-type="float">
            <text:p>0.06716</text:p>
          </table:table-cell>
          <table:table-cell office:value-type="float" office:value="0.069326" calcext:value-type="float">
            <text:p>0.069326</text:p>
          </table:table-cell>
          <table:table-cell office:value-type="float" office:value="0.069982" calcext:value-type="float">
            <text:p>0.069982</text:p>
          </table:table-cell>
          <table:table-cell office:value-type="float" office:value="0.065542" calcext:value-type="float">
            <text:p>0.065542</text:p>
          </table:table-cell>
          <table:table-cell office:value-type="string" calcext:value-type="string">
            <text:p>914.26M</text:p>
          </table:table-cell>
          <table:table-cell table:style-name="ce4" office:value-type="string" calcext:value-type="string">
            <text:p>-3.11%</text:p>
          </table:table-cell>
        </table:table-row>
        <table:table-row table:style-name="ro1">
          <table:table-cell table:style-name="ce4" office:value-type="string" calcext:value-type="string">
            <text:p>07/04/2022</text:p>
          </table:table-cell>
          <table:table-cell office:value-type="float" office:value="0.069318" calcext:value-type="float">
            <text:p>0.069318</text:p>
          </table:table-cell>
          <table:table-cell office:value-type="float" office:value="0.067208" calcext:value-type="float">
            <text:p>0.067208</text:p>
          </table:table-cell>
          <table:table-cell office:value-type="float" office:value="0.069776" calcext:value-type="float">
            <text:p>0.069776</text:p>
          </table:table-cell>
          <table:table-cell office:value-type="float" office:value="0.065694" calcext:value-type="float">
            <text:p>0.065694</text:p>
          </table:table-cell>
          <table:table-cell office:value-type="string" calcext:value-type="string">
            <text:p>939.54M</text:p>
          </table:table-cell>
          <table:table-cell table:style-name="ce4" office:value-type="string" calcext:value-type="string">
            <text:p>3.15%</text:p>
          </table:table-cell>
        </table:table-row>
        <table:table-row table:style-name="ro1">
          <table:table-cell table:style-name="ce4" office:value-type="string" calcext:value-type="string">
            <text:p>07/03/2022</text:p>
          </table:table-cell>
          <table:table-cell office:value-type="float" office:value="0.067199" calcext:value-type="float">
            <text:p>0.067199</text:p>
          </table:table-cell>
          <table:table-cell office:value-type="float" office:value="0.066633" calcext:value-type="float">
            <text:p>0.066633</text:p>
          </table:table-cell>
          <table:table-cell office:value-type="float" office:value="0.067457" calcext:value-type="float">
            <text:p>0.067457</text:p>
          </table:table-cell>
          <table:table-cell office:value-type="float" office:value="0.064958" calcext:value-type="float">
            <text:p>0.064958</text:p>
          </table:table-cell>
          <table:table-cell office:value-type="string" calcext:value-type="string">
            <text:p>684.15M</text:p>
          </table:table-cell>
          <table:table-cell table:style-name="ce4" office:value-type="string" calcext:value-type="string">
            <text:p>0.87%</text:p>
          </table:table-cell>
        </table:table-row>
        <table:table-row table:style-name="ro1">
          <table:table-cell table:style-name="ce4" office:value-type="string" calcext:value-type="string">
            <text:p>07/02/2022</text:p>
          </table:table-cell>
          <table:table-cell office:value-type="float" office:value="0.066623" calcext:value-type="float">
            <text:p>0.066623</text:p>
          </table:table-cell>
          <table:table-cell office:value-type="float" office:value="0.066416" calcext:value-type="float">
            <text:p>0.066416</text:p>
          </table:table-cell>
          <table:table-cell office:value-type="float" office:value="0.067791" calcext:value-type="float">
            <text:p>0.067791</text:p>
          </table:table-cell>
          <table:table-cell office:value-type="float" office:value="0.065629" calcext:value-type="float">
            <text:p>0.065629</text:p>
          </table:table-cell>
          <table:table-cell office:value-type="string" calcext:value-type="string">
            <text:p>916.81M</text:p>
          </table:table-cell>
          <table:table-cell table:style-name="ce4" office:value-type="string" calcext:value-type="string">
            <text:p>0.32%</text:p>
          </table:table-cell>
        </table:table-row>
        <table:table-row table:style-name="ro1">
          <table:table-cell table:style-name="ce4" office:value-type="string" calcext:value-type="string">
            <text:p>07/01/2022</text:p>
          </table:table-cell>
          <table:table-cell office:value-type="float" office:value="0.066411" calcext:value-type="float">
            <text:p>0.066411</text:p>
          </table:table-cell>
          <table:table-cell office:value-type="float" office:value="0.066301" calcext:value-type="float">
            <text:p>0.066301</text:p>
          </table:table-cell>
          <table:table-cell office:value-type="float" office:value="0.068075" calcext:value-type="float">
            <text:p>0.068075</text:p>
          </table:table-cell>
          <table:table-cell office:value-type="float" office:value="0.063989" calcext:value-type="float">
            <text:p>0.063989</text:p>
          </table:table-cell>
          <table:table-cell office:value-type="string" calcext:value-type="string">
            <text:p>1.32B</text:p>
          </table:table-cell>
          <table:table-cell table:style-name="ce4" office:value-type="string" calcext:value-type="string">
            <text:p>0.14%</text:p>
          </table:table-cell>
        </table:table-row>
        <table:table-row table:style-name="ro1">
          <table:table-cell table:style-name="ce4" office:value-type="string" calcext:value-type="string">
            <text:p>06/30/2022</text:p>
          </table:table-cell>
          <table:table-cell office:value-type="float" office:value="0.066322" calcext:value-type="float">
            <text:p>0.066322</text:p>
          </table:table-cell>
          <table:table-cell office:value-type="float" office:value="0.069495" calcext:value-type="float">
            <text:p>0.069495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0.062376" calcext:value-type="float">
            <text:p>0.062376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-4.58%</text:p>
          </table:table-cell>
        </table:table-row>
        <table:table-row table:style-name="ro1">
          <table:table-cell table:style-name="ce4" office:value-type="string" calcext:value-type="string">
            <text:p>06/29/2022</text:p>
          </table:table-cell>
          <table:table-cell office:value-type="float" office:value="0.069504" calcext:value-type="float">
            <text:p>0.069504</text:p>
          </table:table-cell>
          <table:table-cell office:value-type="float" office:value="0.06605" calcext:value-type="float">
            <text:p>0.06605</text:p>
          </table:table-cell>
          <table:table-cell office:value-type="float" office:value="0.071455" calcext:value-type="float">
            <text:p>0.071455</text:p>
          </table:table-cell>
          <table:table-cell office:value-type="float" office:value="0.064197" calcext:value-type="float">
            <text:p>0.064197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5.23%</text:p>
          </table:table-cell>
        </table:table-row>
        <table:table-row table:style-name="ro1">
          <table:table-cell table:style-name="ce4" office:value-type="string" calcext:value-type="string">
            <text:p>06/28/2022</text:p>
          </table:table-cell>
          <table:table-cell office:value-type="float" office:value="0.066046" calcext:value-type="float">
            <text:p>0.066046</text:p>
          </table:table-cell>
          <table:table-cell office:value-type="float" office:value="0.072003" calcext:value-type="float">
            <text:p>0.072003</text:p>
          </table:table-cell>
          <table:table-cell office:value-type="float" office:value="0.073116" calcext:value-type="float">
            <text:p>0.073116</text:p>
          </table:table-cell>
          <table:table-cell office:value-type="float" office:value="0.06547" calcext:value-type="float">
            <text:p>0.06547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-8.25%</text:p>
          </table:table-cell>
        </table:table-row>
        <table:table-row table:style-name="ro1">
          <table:table-cell table:style-name="ce4" office:value-type="string" calcext:value-type="string">
            <text:p>06/27/2022</text:p>
          </table:table-cell>
          <table:table-cell office:value-type="float" office:value="0.071983" calcext:value-type="float">
            <text:p>0.071983</text:p>
          </table:table-cell>
          <table:table-cell office:value-type="float" office:value="0.072941" calcext:value-type="float">
            <text:p>0.072941</text:p>
          </table:table-cell>
          <table:table-cell office:value-type="float" office:value="0.078601" calcext:value-type="float">
            <text:p>0.078601</text:p>
          </table:table-cell>
          <table:table-cell office:value-type="float" office:value="0.070597" calcext:value-type="float">
            <text:p>0.070597</text:p>
          </table:table-cell>
          <table:table-cell office:value-type="string" calcext:value-type="string">
            <text:p>2.74B</text:p>
          </table:table-cell>
          <table:table-cell table:style-name="ce4" office:value-type="string" calcext:value-type="string">
            <text:p>-1.31%</text:p>
          </table:table-cell>
        </table:table-row>
        <table:table-row table:style-name="ro1">
          <table:table-cell table:style-name="ce4" office:value-type="string" calcext:value-type="string">
            <text:p>06/26/2022</text:p>
          </table:table-cell>
          <table:table-cell office:value-type="float" office:value="0.072938" calcext:value-type="float">
            <text:p>0.072938</text:p>
          </table:table-cell>
          <table:table-cell office:value-type="float" office:value="0.068507" calcext:value-type="float">
            <text:p>0.068507</text:p>
          </table:table-cell>
          <table:table-cell office:value-type="float" office:value="0.077486" calcext:value-type="float">
            <text:p>0.077486</text:p>
          </table:table-cell>
          <table:table-cell office:value-type="float" office:value="0.067255" calcext:value-type="float">
            <text:p>0.067255</text:p>
          </table:table-cell>
          <table:table-cell office:value-type="string" calcext:value-type="string">
            <text:p>2.68B</text:p>
          </table:table-cell>
          <table:table-cell table:style-name="ce4" office:value-type="string" calcext:value-type="string">
            <text:p>6.47%</text:p>
          </table:table-cell>
        </table:table-row>
        <table:table-row table:style-name="ro1">
          <table:table-cell table:style-name="ce4" office:value-type="string" calcext:value-type="string">
            <text:p>06/25/2022</text:p>
          </table:table-cell>
          <table:table-cell office:value-type="float" office:value="0.068507" calcext:value-type="float">
            <text:p>0.068507</text:p>
          </table:table-cell>
          <table:table-cell office:value-type="float" office:value="0.066911" calcext:value-type="float">
            <text:p>0.066911</text:p>
          </table:table-cell>
          <table:table-cell office:value-type="float" office:value="0.069195" calcext:value-type="float">
            <text:p>0.069195</text:p>
          </table:table-cell>
          <table:table-cell office:value-type="float" office:value="0.065134" calcext:value-type="float">
            <text:p>0.065134</text:p>
          </table:table-cell>
          <table:table-cell office:value-type="string" calcext:value-type="string">
            <text:p>1.16B</text:p>
          </table:table-cell>
          <table:table-cell table:style-name="ce4" office:value-type="string" calcext:value-type="string">
            <text:p>2.38%</text:p>
          </table:table-cell>
        </table:table-row>
        <table:table-row table:style-name="ro1">
          <table:table-cell table:style-name="ce4" office:value-type="string" calcext:value-type="string">
            <text:p>06/24/2022</text:p>
          </table:table-cell>
          <table:table-cell office:value-type="float" office:value="0.066913" calcext:value-type="float">
            <text:p>0.066913</text:p>
          </table:table-cell>
          <table:table-cell office:value-type="float" office:value="0.063959" calcext:value-type="float">
            <text:p>0.063959</text:p>
          </table:table-cell>
          <table:table-cell office:value-type="float" office:value="0.068294" calcext:value-type="float">
            <text:p>0.068294</text:p>
          </table:table-cell>
          <table:table-cell office:value-type="float" office:value="0.063941" calcext:value-type="float">
            <text:p>0.063941</text:p>
          </table:table-cell>
          <table:table-cell office:value-type="string" calcext:value-type="string">
            <text:p>1.36B</text:p>
          </table:table-cell>
          <table:table-cell table:style-name="ce4" office:value-type="string" calcext:value-type="string">
            <text:p>4.64%</text:p>
          </table:table-cell>
        </table:table-row>
        <table:table-row table:style-name="ro1">
          <table:table-cell table:style-name="ce4" office:value-type="string" calcext:value-type="string">
            <text:p>06/23/2022</text:p>
          </table:table-cell>
          <table:table-cell office:value-type="float" office:value="0.063945" calcext:value-type="float">
            <text:p>0.063945</text:p>
          </table:table-cell>
          <table:table-cell office:value-type="float" office:value="0.061674" calcext:value-type="float">
            <text:p>0.061674</text:p>
          </table:table-cell>
          <table:table-cell office:value-type="float" office:value="0.064688" calcext:value-type="float">
            <text:p>0.064688</text:p>
          </table:table-cell>
          <table:table-cell office:value-type="float" office:value="0.061647" calcext:value-type="float">
            <text:p>0.061647</text:p>
          </table:table-cell>
          <table:table-cell office:value-type="string" calcext:value-type="string">
            <text:p>1.27B</text:p>
          </table:table-cell>
          <table:table-cell table:style-name="ce4" office:value-type="string" calcext:value-type="string">
            <text:p>3.71%</text:p>
          </table:table-cell>
        </table:table-row>
        <table:table-row table:style-name="ro1">
          <table:table-cell table:style-name="ce4" office:value-type="string" calcext:value-type="string">
            <text:p>06/22/2022</text:p>
          </table:table-cell>
          <table:table-cell office:value-type="float" office:value="0.061659" calcext:value-type="float">
            <text:p>0.061659</text:p>
          </table:table-cell>
          <table:table-cell office:value-type="float" office:value="0.065781" calcext:value-type="float">
            <text:p>0.065781</text:p>
          </table:table-cell>
          <table:table-cell office:value-type="float" office:value="0.065786" calcext:value-type="float">
            <text:p>0.065786</text:p>
          </table:table-cell>
          <table:table-cell office:value-type="float" office:value="0.061093" calcext:value-type="float">
            <text:p>0.061093</text:p>
          </table:table-cell>
          <table:table-cell office:value-type="string" calcext:value-type="string">
            <text:p>1.96B</text:p>
          </table:table-cell>
          <table:table-cell table:style-name="ce4" office:value-type="string" calcext:value-type="string">
            <text:p>-6.25%</text:p>
          </table:table-cell>
        </table:table-row>
        <table:table-row table:style-name="ro1">
          <table:table-cell table:style-name="ce4" office:value-type="string" calcext:value-type="string">
            <text:p>06/21/2022</text:p>
          </table:table-cell>
          <table:table-cell office:value-type="float" office:value="0.065773" calcext:value-type="float">
            <text:p>0.065773</text:p>
          </table:table-cell>
          <table:table-cell office:value-type="float" office:value="0.060046" calcext:value-type="float">
            <text:p>0.060046</text:p>
          </table:table-cell>
          <table:table-cell office:value-type="float" office:value="0.06972" calcext:value-type="float">
            <text:p>0.06972</text:p>
          </table:table-cell>
          <table:table-cell office:value-type="float" office:value="0.059037" calcext:value-type="float">
            <text:p>0.059037</text:p>
          </table:table-cell>
          <table:table-cell office:value-type="string" calcext:value-type="string">
            <text:p>3.30B</text:p>
          </table:table-cell>
          <table:table-cell table:style-name="ce4" office:value-type="string" calcext:value-type="string">
            <text:p>9.54%</text:p>
          </table:table-cell>
        </table:table-row>
        <table:table-row table:style-name="ro1">
          <table:table-cell table:style-name="ce4" office:value-type="string" calcext:value-type="string">
            <text:p>06/20/2022</text:p>
          </table:table-cell>
          <table:table-cell office:value-type="float" office:value="0.060043" calcext:value-type="float">
            <text:p>0.060043</text:p>
          </table:table-cell>
          <table:table-cell office:value-type="float" office:value="0.060477" calcext:value-type="float">
            <text:p>0.060477</text:p>
          </table:table-cell>
          <table:table-cell office:value-type="float" office:value="0.061324" calcext:value-type="float">
            <text:p>0.061324</text:p>
          </table:table-cell>
          <table:table-cell office:value-type="float" office:value="0.057453" calcext:value-type="float">
            <text:p>0.057453</text:p>
          </table:table-cell>
          <table:table-cell office:value-type="string" calcext:value-type="string">
            <text:p>1.51B</text:p>
          </table:table-cell>
          <table:table-cell table:style-name="ce4" office:value-type="string" calcext:value-type="string">
            <text:p>-0.71%</text:p>
          </table:table-cell>
        </table:table-row>
        <table:table-row table:style-name="ro1">
          <table:table-cell table:style-name="ce4" office:value-type="string" calcext:value-type="string">
            <text:p>06/19/2022</text:p>
          </table:table-cell>
          <table:table-cell office:value-type="float" office:value="0.060469" calcext:value-type="float">
            <text:p>0.060469</text:p>
          </table:table-cell>
          <table:table-cell office:value-type="float" office:value="0.052884" calcext:value-type="float">
            <text:p>0.052884</text:p>
          </table:table-cell>
          <table:table-cell office:value-type="float" office:value="0.062835" calcext:value-type="float">
            <text:p>0.062835</text:p>
          </table:table-cell>
          <table:table-cell office:value-type="float" office:value="0.051185" calcext:value-type="float">
            <text:p>0.051185</text:p>
          </table:table-cell>
          <table:table-cell office:value-type="string" calcext:value-type="string">
            <text:p>3.64B</text:p>
          </table:table-cell>
          <table:table-cell table:style-name="ce4" office:value-type="string" calcext:value-type="string">
            <text:p>14.37%</text:p>
          </table:table-cell>
        </table:table-row>
        <table:table-row table:style-name="ro1">
          <table:table-cell table:style-name="ce4" office:value-type="string" calcext:value-type="string">
            <text:p>06/18/2022</text:p>
          </table:table-cell>
          <table:table-cell office:value-type="float" office:value="0.052871" calcext:value-type="float">
            <text:p>0.052871</text:p>
          </table:table-cell>
          <table:table-cell office:value-type="float" office:value="0.056857" calcext:value-type="float">
            <text:p>0.056857</text:p>
          </table:table-cell>
          <table:table-cell office:value-type="float" office:value="0.057822" calcext:value-type="float">
            <text:p>0.057822</text:p>
          </table:table-cell>
          <table:table-cell office:value-type="float" office:value="0.049239" calcext:value-type="float">
            <text:p>0.049239</text:p>
          </table:table-cell>
          <table:table-cell office:value-type="string" calcext:value-type="string">
            <text:p>2.39B</text:p>
          </table:table-cell>
          <table:table-cell table:style-name="ce4" office:value-type="string" calcext:value-type="string">
            <text:p>-7.00%</text:p>
          </table:table-cell>
        </table:table-row>
        <table:table-row table:style-name="ro1">
          <table:table-cell table:style-name="ce4" office:value-type="string" calcext:value-type="string">
            <text:p>06/17/2022</text:p>
          </table:table-cell>
          <table:table-cell office:value-type="float" office:value="0.056851" calcext:value-type="float">
            <text:p>0.056851</text:p>
          </table:table-cell>
          <table:table-cell office:value-type="float" office:value="0.055206" calcext:value-type="float">
            <text:p>0.055206</text:p>
          </table:table-cell>
          <table:table-cell office:value-type="float" office:value="0.058002" calcext:value-type="float">
            <text:p>0.058002</text:p>
          </table:table-cell>
          <table:table-cell office:value-type="float" office:value="0.054641" calcext:value-type="float">
            <text:p>0.054641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3.02%</text:p>
          </table:table-cell>
        </table:table-row>
        <table:table-row table:style-name="ro1">
          <table:table-cell table:style-name="ce4" office:value-type="string" calcext:value-type="string">
            <text:p>06/16/2022</text:p>
          </table:table-cell>
          <table:table-cell office:value-type="float" office:value="0.055182" calcext:value-type="float">
            <text:p>0.055182</text:p>
          </table:table-cell>
          <table:table-cell table:number-columns-repeated="2" office:value-type="float" office:value="0.062798" calcext:value-type="float">
            <text:p>0.062798</text:p>
          </table:table-cell>
          <table:table-cell office:value-type="float" office:value="0.054264" calcext:value-type="float">
            <text:p>0.054264</text:p>
          </table:table-cell>
          <table:table-cell office:value-type="string" calcext:value-type="string">
            <text:p>2.54B</text:p>
          </table:table-cell>
          <table:table-cell table:style-name="ce4" office:value-type="string" calcext:value-type="string">
            <text:p>-11.96%</text:p>
          </table:table-cell>
        </table:table-row>
        <table:table-row table:style-name="ro1">
          <table:table-cell table:style-name="ce4" office:value-type="string" calcext:value-type="string">
            <text:p>06/15/2022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0.055547" calcext:value-type="float">
            <text:p>0.055547</text:p>
          </table:table-cell>
          <table:table-cell office:value-type="float" office:value="0.063649" calcext:value-type="float">
            <text:p>0.063649</text:p>
          </table:table-cell>
          <table:table-cell office:value-type="float" office:value="0.050452" calcext:value-type="float">
            <text:p>0.050452</text:p>
          </table:table-cell>
          <table:table-cell office:value-type="string" calcext:value-type="string">
            <text:p>3.69B</text:p>
          </table:table-cell>
          <table:table-cell table:style-name="ce4" office:value-type="string" calcext:value-type="string">
            <text:p>12.79%</text:p>
          </table:table-cell>
        </table:table-row>
        <table:table-row table:style-name="ro1">
          <table:table-cell table:style-name="ce4" office:value-type="string" calcext:value-type="string">
            <text:p>06/14/2022</text:p>
          </table:table-cell>
          <table:table-cell office:value-type="float" office:value="0.055569" calcext:value-type="float">
            <text:p>0.055569</text:p>
          </table:table-cell>
          <table:table-cell office:value-type="float" office:value="0.05418" calcext:value-type="float">
            <text:p>0.05418</text:p>
          </table:table-cell>
          <table:table-cell office:value-type="float" office:value="0.058345" calcext:value-type="float">
            <text:p>0.058345</text:p>
          </table:table-cell>
          <table:table-cell office:value-type="float" office:value="0.04987" calcext:value-type="float">
            <text:p>0.04987</text:p>
          </table:table-cell>
          <table:table-cell office:value-type="string" calcext:value-type="string">
            <text:p>3.30B</text:p>
          </table:table-cell>
          <table:table-cell table:style-name="ce4" office:value-type="string" calcext:value-type="string">
            <text:p>2.63%</text:p>
          </table:table-cell>
        </table:table-row>
        <table:table-row table:style-name="ro1">
          <table:table-cell table:style-name="ce4" office:value-type="string" calcext:value-type="string">
            <text:p>06/13/2022</text:p>
          </table:table-cell>
          <table:table-cell office:value-type="float" office:value="0.054145" calcext:value-type="float">
            <text:p>0.054145</text:p>
          </table:table-cell>
          <table:table-cell office:value-type="float" office:value="0.063531" calcext:value-type="float">
            <text:p>0.063531</text:p>
          </table:table-cell>
          <table:table-cell office:value-type="float" office:value="0.065888" calcext:value-type="float">
            <text:p>0.065888</text:p>
          </table:table-cell>
          <table:table-cell office:value-type="float" office:value="0.052494" calcext:value-type="float">
            <text:p>0.052494</text:p>
          </table:table-cell>
          <table:table-cell office:value-type="string" calcext:value-type="string">
            <text:p>4.78B</text:p>
          </table:table-cell>
          <table:table-cell table:style-name="ce4" office:value-type="string" calcext:value-type="string">
            <text:p>-14.77%</text:p>
          </table:table-cell>
        </table:table-row>
        <table:table-row table:style-name="ro1">
          <table:table-cell table:style-name="ce4" office:value-type="string" calcext:value-type="string">
            <text:p>06/12/2022</text:p>
          </table:table-cell>
          <table:table-cell office:value-type="float" office:value="0.063528" calcext:value-type="float">
            <text:p>0.063528</text:p>
          </table:table-cell>
          <table:table-cell office:value-type="float" office:value="0.069845" calcext:value-type="float">
            <text:p>0.069845</text:p>
          </table:table-cell>
          <table:table-cell office:value-type="float" office:value="0.070311" calcext:value-type="float">
            <text:p>0.070311</text:p>
          </table:table-cell>
          <table:table-cell office:value-type="float" office:value="0.06349" calcext:value-type="float">
            <text:p>0.06349</text:p>
          </table:table-cell>
          <table:table-cell office:value-type="string" calcext:value-type="string">
            <text:p>1.99B</text:p>
          </table:table-cell>
          <table:table-cell table:style-name="ce4" office:value-type="string" calcext:value-type="string">
            <text:p>-8.99%</text:p>
          </table:table-cell>
        </table:table-row>
        <table:table-row table:style-name="ro1">
          <table:table-cell table:style-name="ce4" office:value-type="string" calcext:value-type="string">
            <text:p>06/11/2022</text:p>
          </table:table-cell>
          <table:table-cell office:value-type="float" office:value="0.069803" calcext:value-type="float">
            <text:p>0.069803</text:p>
          </table:table-cell>
          <table:table-cell office:value-type="float" office:value="0.075364" calcext:value-type="float">
            <text:p>0.075364</text:p>
          </table:table-cell>
          <table:table-cell office:value-type="float" office:value="0.076459" calcext:value-type="float">
            <text:p>0.076459</text:p>
          </table:table-cell>
          <table:table-cell office:value-type="float" office:value="0.068175" calcext:value-type="float">
            <text:p>0.068175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-7.38%</text:p>
          </table:table-cell>
        </table:table-row>
        <table:table-row table:style-name="ro1">
          <table:table-cell table:style-name="ce4" office:value-type="string" calcext:value-type="string">
            <text:p>06/10/2022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0.079343" calcext:value-type="float">
            <text:p>0.079343</text:p>
          </table:table-cell>
          <table:table-cell office:value-type="float" office:value="0.079653" calcext:value-type="float">
            <text:p>0.079653</text:p>
          </table:table-cell>
          <table:table-cell office:value-type="float" office:value="0.074248" calcext:value-type="float">
            <text:p>0.074248</text:p>
          </table:table-cell>
          <table:table-cell office:value-type="string" calcext:value-type="string">
            <text:p>906.17M</text:p>
          </table:table-cell>
          <table:table-cell table:style-name="ce4" office:value-type="string" calcext:value-type="string">
            <text:p>-5.03%</text:p>
          </table:table-cell>
        </table:table-row>
        <table:table-row table:style-name="ro1">
          <table:table-cell table:style-name="ce4" office:value-type="string" calcext:value-type="string">
            <text:p>06/09/2022</text:p>
          </table:table-cell>
          <table:table-cell office:value-type="float" office:value="0.079351" calcext:value-type="float">
            <text:p>0.079351</text:p>
          </table:table-cell>
          <table:table-cell office:value-type="float" office:value="0.079288" calcext:value-type="float">
            <text:p>0.079288</text:p>
          </table:table-cell>
          <table:table-cell office:value-type="float" office:value="0.081035" calcext:value-type="float">
            <text:p>0.081035</text:p>
          </table:table-cell>
          <table:table-cell office:value-type="float" office:value="0.078945" calcext:value-type="float">
            <text:p>0.078945</text:p>
          </table:table-cell>
          <table:table-cell office:value-type="string" calcext:value-type="string">
            <text:p>546.14M</text:p>
          </table:table-cell>
          <table:table-cell table:style-name="ce4" office:value-type="string" calcext:value-type="string">
            <text:p>0.08%</text:p>
          </table:table-cell>
        </table:table-row>
        <table:table-row table:style-name="ro1">
          <table:table-cell table:style-name="ce4" office:value-type="string" calcext:value-type="string">
            <text:p>06/08/2022</text:p>
          </table:table-cell>
          <table:table-cell office:value-type="float" office:value="0.079291" calcext:value-type="float">
            <text:p>0.079291</text:p>
          </table:table-cell>
          <table:table-cell office:value-type="float" office:value="0.080365" calcext:value-type="float">
            <text:p>0.080365</text:p>
          </table:table-cell>
          <table:table-cell office:value-type="float" office:value="0.081545" calcext:value-type="float">
            <text:p>0.081545</text:p>
          </table:table-cell>
          <table:table-cell office:value-type="float" office:value="0.078834" calcext:value-type="float">
            <text:p>0.078834</text:p>
          </table:table-cell>
          <table:table-cell office:value-type="string" calcext:value-type="string">
            <text:p>849.30M</text:p>
          </table:table-cell>
          <table:table-cell table:style-name="ce4" office:value-type="string" calcext:value-type="string">
            <text:p>-1.35%</text:p>
          </table:table-cell>
        </table:table-row>
        <table:table-row table:style-name="ro1">
          <table:table-cell table:style-name="ce4" office:value-type="string" calcext:value-type="string">
            <text:p>06/07/2022</text:p>
          </table:table-cell>
          <table:table-cell office:value-type="float" office:value="0.080374" calcext:value-type="float">
            <text:p>0.080374</text:p>
          </table:table-cell>
          <table:table-cell office:value-type="float" office:value="0.082501" calcext:value-type="float">
            <text:p>0.082501</text:p>
          </table:table-cell>
          <table:table-cell office:value-type="float" office:value="0.08254" calcext:value-type="float">
            <text:p>0.08254</text:p>
          </table:table-cell>
          <table:table-cell office:value-type="float" office:value="0.077819" calcext:value-type="float">
            <text:p>0.077819</text:p>
          </table:table-cell>
          <table:table-cell office:value-type="string" calcext:value-type="string">
            <text:p>1.27B</text:p>
          </table:table-cell>
          <table:table-cell table:style-name="ce4" office:value-type="string" calcext:value-type="string">
            <text:p>-2.56%</text:p>
          </table:table-cell>
        </table:table-row>
        <table:table-row table:style-name="ro1">
          <table:table-cell table:style-name="ce4" office:value-type="string" calcext:value-type="string">
            <text:p>06/06/2022</text:p>
          </table:table-cell>
          <table:table-cell office:value-type="float" office:value="0.082489" calcext:value-type="float">
            <text:p>0.082489</text:p>
          </table:table-cell>
          <table:table-cell office:value-type="float" office:value="0.081038" calcext:value-type="float">
            <text:p>0.081038</text:p>
          </table:table-cell>
          <table:table-cell office:value-type="float" office:value="0.084687" calcext:value-type="float">
            <text:p>0.084687</text:p>
          </table:table-cell>
          <table:table-cell office:value-type="float" office:value="0.080903" calcext:value-type="float">
            <text:p>0.080903</text:p>
          </table:table-cell>
          <table:table-cell office:value-type="string" calcext:value-type="string">
            <text:p>1.37B</text:p>
          </table:table-cell>
          <table:table-cell table:style-name="ce4" office:value-type="string" calcext:value-type="string">
            <text:p>1.69%</text:p>
          </table:table-cell>
        </table:table-row>
        <table:table-row table:style-name="ro1">
          <table:table-cell table:style-name="ce4" office:value-type="string" calcext:value-type="string">
            <text:p>06/05/2022</text:p>
          </table:table-cell>
          <table:table-cell office:value-type="float" office:value="0.081115" calcext:value-type="float">
            <text:p>0.081115</text:p>
          </table:table-cell>
          <table:table-cell office:value-type="float" office:value="0.081835" calcext:value-type="float">
            <text:p>0.081835</text:p>
          </table:table-cell>
          <table:table-cell office:value-type="float" office:value="0.082193" calcext:value-type="float">
            <text:p>0.082193</text:p>
          </table:table-cell>
          <table:table-cell office:value-type="float" office:value="0.080596" calcext:value-type="float">
            <text:p>0.080596</text:p>
          </table:table-cell>
          <table:table-cell office:value-type="string" calcext:value-type="string">
            <text:p>647.40M</text:p>
          </table:table-cell>
          <table:table-cell table:style-name="ce4" office:value-type="string" calcext:value-type="string">
            <text:p>-0.88%</text:p>
          </table:table-cell>
        </table:table-row>
        <table:table-row table:style-name="ro1">
          <table:table-cell table:style-name="ce4" office:value-type="string" calcext:value-type="string">
            <text:p>06/04/2022</text:p>
          </table:table-cell>
          <table:table-cell office:value-type="float" office:value="0.081835" calcext:value-type="float">
            <text:p>0.081835</text:p>
          </table:table-cell>
          <table:table-cell office:value-type="float" office:value="0.080273" calcext:value-type="float">
            <text:p>0.080273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0.079337" calcext:value-type="float">
            <text:p>0.079337</text:p>
          </table:table-cell>
          <table:table-cell office:value-type="string" calcext:value-type="string">
            <text:p>906.09M</text:p>
          </table:table-cell>
          <table:table-cell table:style-name="ce4" office:value-type="string" calcext:value-type="string">
            <text:p>1.94%</text:p>
          </table:table-cell>
        </table:table-row>
        <table:table-row table:style-name="ro1">
          <table:table-cell table:style-name="ce4" office:value-type="string" calcext:value-type="string">
            <text:p>06/03/2022</text:p>
          </table:table-cell>
          <table:table-cell office:value-type="float" office:value="0.080275" calcext:value-type="float">
            <text:p>0.080275</text:p>
          </table:table-cell>
          <table:table-cell office:value-type="float" office:value="0.082757" calcext:value-type="float">
            <text:p>0.082757</text:p>
          </table:table-cell>
          <table:table-cell office:value-type="float" office:value="0.082939" calcext:value-type="float">
            <text:p>0.082939</text:p>
          </table:table-cell>
          <table:table-cell office:value-type="float" office:value="0.07938" calcext:value-type="float">
            <text:p>0.07938</text:p>
          </table:table-cell>
          <table:table-cell office:value-type="string" calcext:value-type="string">
            <text:p>1.02B</text:p>
          </table:table-cell>
          <table:table-cell table:style-name="ce4" office:value-type="string" calcext:value-type="string">
            <text:p>-3.00%</text:p>
          </table:table-cell>
        </table:table-row>
        <table:table-row table:style-name="ro1">
          <table:table-cell table:style-name="ce4" office:value-type="string" calcext:value-type="string">
            <text:p>06/02/2022</text:p>
          </table:table-cell>
          <table:table-cell office:value-type="float" office:value="0.082755" calcext:value-type="float">
            <text:p>0.082755</text:p>
          </table:table-cell>
          <table:table-cell office:value-type="float" office:value="0.080976" calcext:value-type="float">
            <text:p>0.080976</text:p>
          </table:table-cell>
          <table:table-cell office:value-type="float" office:value="0.083114" calcext:value-type="float">
            <text:p>0.083114</text:p>
          </table:table-cell>
          <table:table-cell office:value-type="float" office:value="0.080106" calcext:value-type="float">
            <text:p>0.080106</text:p>
          </table:table-cell>
          <table:table-cell office:value-type="string" calcext:value-type="string">
            <text:p>1.15B</text:p>
          </table:table-cell>
          <table:table-cell table:style-name="ce4" office:value-type="string" calcext:value-type="string">
            <text:p>2.20%</text:p>
          </table:table-cell>
        </table:table-row>
        <table:table-row table:style-name="ro1">
          <table:table-cell table:style-name="ce4" office:value-type="string" calcext:value-type="string">
            <text:p>06/01/2022</text:p>
          </table:table-cell>
          <table:table-cell office:value-type="float" office:value="0.08097" calcext:value-type="float">
            <text:p>0.08097</text:p>
          </table:table-cell>
          <table:table-cell office:value-type="float" office:value="0.085831" calcext:value-type="float">
            <text:p>0.085831</text:p>
          </table:table-cell>
          <table:table-cell office:value-type="float" office:value="0.089324" calcext:value-type="float">
            <text:p>0.089324</text:p>
          </table:table-cell>
          <table:table-cell office:value-type="float" office:value="0.079056" calcext:value-type="float">
            <text:p>0.079056</text:p>
          </table:table-cell>
          <table:table-cell office:value-type="string" calcext:value-type="string">
            <text:p>2.50B</text:p>
          </table:table-cell>
          <table:table-cell table:style-name="ce4" office:value-type="string" calcext:value-type="string">
            <text:p>-5.63%</text:p>
          </table:table-cell>
        </table:table-row>
        <table:table-row table:style-name="ro1">
          <table:table-cell table:style-name="ce4" office:value-type="string" calcext:value-type="string">
            <text:p>05/31/2022</text:p>
          </table:table-cell>
          <table:table-cell office:value-type="float" office:value="0.085803" calcext:value-type="float">
            <text:p>0.085803</text:p>
          </table:table-cell>
          <table:table-cell office:value-type="float" office:value="0.087918" calcext:value-type="float">
            <text:p>0.087918</text:p>
          </table:table-cell>
          <table:table-cell office:value-type="float" office:value="0.088425" calcext:value-type="float">
            <text:p>0.088425</text:p>
          </table:table-cell>
          <table:table-cell office:value-type="float" office:value="0.083159" calcext:value-type="float">
            <text:p>0.083159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-2.38%</text:p>
          </table:table-cell>
        </table:table-row>
        <table:table-row table:style-name="ro1">
          <table:table-cell table:style-name="ce4" office:value-type="string" calcext:value-type="string">
            <text:p>05/30/2022</text:p>
          </table:table-cell>
          <table:table-cell office:value-type="float" office:value="0.087898" calcext:value-type="float">
            <text:p>0.087898</text:p>
          </table:table-cell>
          <table:table-cell office:value-type="float" office:value="0.082699" calcext:value-type="float">
            <text:p>0.082699</text:p>
          </table:table-cell>
          <table:table-cell office:value-type="float" office:value="0.088414" calcext:value-type="float">
            <text:p>0.088414</text:p>
          </table:table-cell>
          <table:table-cell office:value-type="float" office:value="0.08211" calcext:value-type="float">
            <text:p>0.08211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6.29%</text:p>
          </table:table-cell>
        </table:table-row>
        <table:table-row table:style-name="ro1">
          <table:table-cell table:style-name="ce4" office:value-type="string" calcext:value-type="string">
            <text:p>05/29/2022</text:p>
          </table:table-cell>
          <table:table-cell office:value-type="float" office:value="0.082697" calcext:value-type="float">
            <text:p>0.082697</text:p>
          </table:table-cell>
          <table:table-cell office:value-type="float" office:value="0.081798" calcext:value-type="float">
            <text:p>0.081798</text:p>
          </table:table-cell>
          <table:table-cell office:value-type="float" office:value="0.083221" calcext:value-type="float">
            <text:p>0.083221</text:p>
          </table:table-cell>
          <table:table-cell office:value-type="float" office:value="0.079956" calcext:value-type="float">
            <text:p>0.079956</text:p>
          </table:table-cell>
          <table:table-cell office:value-type="string" calcext:value-type="string">
            <text:p>569.60M</text:p>
          </table:table-cell>
          <table:table-cell table:style-name="ce4" office:value-type="string" calcext:value-type="string">
            <text:p>1.10%</text:p>
          </table:table-cell>
        </table:table-row>
        <table:table-row table:style-name="ro1">
          <table:table-cell table:style-name="ce4" office:value-type="string" calcext:value-type="string">
            <text:p>05/28/2022</text:p>
          </table:table-cell>
          <table:table-cell office:value-type="float" office:value="0.081798" calcext:value-type="float">
            <text:p>0.081798</text:p>
          </table:table-cell>
          <table:table-cell office:value-type="float" office:value="0.081332" calcext:value-type="float">
            <text:p>0.081332</text:p>
          </table:table-cell>
          <table:table-cell office:value-type="float" office:value="0.08319" calcext:value-type="float">
            <text:p>0.08319</text:p>
          </table:table-cell>
          <table:table-cell office:value-type="float" office:value="0.080876" calcext:value-type="float">
            <text:p>0.080876</text:p>
          </table:table-cell>
          <table:table-cell office:value-type="string" calcext:value-type="string">
            <text:p>833.58M</text:p>
          </table:table-cell>
          <table:table-cell table:style-name="ce4" office:value-type="string" calcext:value-type="string">
            <text:p>0.60%</text:p>
          </table:table-cell>
        </table:table-row>
        <table:table-row table:style-name="ro1">
          <table:table-cell table:style-name="ce4" office:value-type="string" calcext:value-type="string">
            <text:p>05/27/2022</text:p>
          </table:table-cell>
          <table:table-cell office:value-type="float" office:value="0.08131" calcext:value-type="float">
            <text:p>0.08131</text:p>
          </table:table-cell>
          <table:table-cell office:value-type="float" office:value="0.077868" calcext:value-type="float">
            <text:p>0.077868</text:p>
          </table:table-cell>
          <table:table-cell office:value-type="float" office:value="0.087072" calcext:value-type="float">
            <text:p>0.087072</text:p>
          </table:table-cell>
          <table:table-cell office:value-type="float" office:value="0.076101" calcext:value-type="float">
            <text:p>0.076101</text:p>
          </table:table-cell>
          <table:table-cell office:value-type="string" calcext:value-type="string">
            <text:p>2.80B</text:p>
          </table:table-cell>
          <table:table-cell table:style-name="ce4" office:value-type="string" calcext:value-type="string">
            <text:p>4.41%</text:p>
          </table:table-cell>
        </table:table-row>
        <table:table-row table:style-name="ro1">
          <table:table-cell table:style-name="ce4" office:value-type="string" calcext:value-type="string">
            <text:p>05/26/2022</text:p>
          </table:table-cell>
          <table:table-cell office:value-type="float" office:value="0.077878" calcext:value-type="float">
            <text:p>0.077878</text:p>
          </table:table-cell>
          <table:table-cell office:value-type="float" office:value="0.082975" calcext:value-type="float">
            <text:p>0.082975</text:p>
          </table:table-cell>
          <table:table-cell office:value-type="float" office:value="0.083702" calcext:value-type="float">
            <text:p>0.083702</text:p>
          </table:table-cell>
          <table:table-cell office:value-type="float" office:value="0.075445" calcext:value-type="float">
            <text:p>0.075445</text:p>
          </table:table-cell>
          <table:table-cell office:value-type="string" calcext:value-type="string">
            <text:p>1.26B</text:p>
          </table:table-cell>
          <table:table-cell table:style-name="ce4" office:value-type="string" calcext:value-type="string">
            <text:p>-6.14%</text:p>
          </table:table-cell>
        </table:table-row>
        <table:table-row table:style-name="ro1">
          <table:table-cell table:style-name="ce4" office:value-type="string" calcext:value-type="string">
            <text:p>05/25/2022</text:p>
          </table:table-cell>
          <table:table-cell office:value-type="float" office:value="0.082975" calcext:value-type="float">
            <text:p>0.082975</text:p>
          </table:table-cell>
          <table:table-cell office:value-type="float" office:value="0.083675" calcext:value-type="float">
            <text:p>0.083675</text:p>
          </table:table-cell>
          <table:table-cell office:value-type="float" office:value="0.084473" calcext:value-type="float">
            <text:p>0.084473</text:p>
          </table:table-cell>
          <table:table-cell office:value-type="float" office:value="0.082118" calcext:value-type="float">
            <text:p>0.082118</text:p>
          </table:table-cell>
          <table:table-cell office:value-type="string" calcext:value-type="string">
            <text:p>613.71M</text:p>
          </table:table-cell>
          <table:table-cell table:style-name="ce4" office:value-type="string" calcext:value-type="string">
            <text:p>-0.77%</text:p>
          </table:table-cell>
        </table:table-row>
        <table:table-row table:style-name="ro1">
          <table:table-cell table:style-name="ce4" office:value-type="string" calcext:value-type="string">
            <text:p>05/24/2022</text:p>
          </table:table-cell>
          <table:table-cell office:value-type="float" office:value="0.083616" calcext:value-type="float">
            <text:p>0.083616</text:p>
          </table:table-cell>
          <table:table-cell office:value-type="float" office:value="0.083276" calcext:value-type="float">
            <text:p>0.083276</text:p>
          </table:table-cell>
          <table:table-cell office:value-type="float" office:value="0.084311" calcext:value-type="float">
            <text:p>0.084311</text:p>
          </table:table-cell>
          <table:table-cell office:value-type="float" office:value="0.080195" calcext:value-type="float">
            <text:p>0.080195</text:p>
          </table:table-cell>
          <table:table-cell office:value-type="string" calcext:value-type="string">
            <text:p>581.83M</text:p>
          </table:table-cell>
          <table:table-cell table:style-name="ce4" office:value-type="string" calcext:value-type="string">
            <text:p>0.46%</text:p>
          </table:table-cell>
        </table:table-row>
        <table:table-row table:style-name="ro1">
          <table:table-cell table:style-name="ce4" office:value-type="string" calcext:value-type="string">
            <text:p>05/23/2022</text:p>
          </table:table-cell>
          <table:table-cell office:value-type="float" office:value="0.083231" calcext:value-type="float">
            <text:p>0.083231</text:p>
          </table:table-cell>
          <table:table-cell office:value-type="float" office:value="0.085874" calcext:value-type="float">
            <text:p>0.085874</text:p>
          </table:table-cell>
          <table:table-cell office:value-type="float" office:value="0.088293" calcext:value-type="float">
            <text:p>0.088293</text:p>
          </table:table-cell>
          <table:table-cell office:value-type="float" office:value="0.082195" calcext:value-type="float">
            <text:p>0.082195</text:p>
          </table:table-cell>
          <table:table-cell office:value-type="string" calcext:value-type="string">
            <text:p>763.73M</text:p>
          </table:table-cell>
          <table:table-cell table:style-name="ce4" office:value-type="string" calcext:value-type="string">
            <text:p>-3.08%</text:p>
          </table:table-cell>
        </table:table-row>
        <table:table-row table:style-name="ro1">
          <table:table-cell table:style-name="ce4" office:value-type="string" calcext:value-type="string">
            <text:p>05/22/2022</text:p>
          </table:table-cell>
          <table:table-cell office:value-type="float" office:value="0.085874" calcext:value-type="float">
            <text:p>0.085874</text:p>
          </table:table-cell>
          <table:table-cell office:value-type="float" office:value="0.084428" calcext:value-type="float">
            <text:p>0.084428</text:p>
          </table:table-cell>
          <table:table-cell office:value-type="float" office:value="0.086644" calcext:value-type="float">
            <text:p>0.086644</text:p>
          </table:table-cell>
          <table:table-cell office:value-type="float" office:value="0.083853" calcext:value-type="float">
            <text:p>0.083853</text:p>
          </table:table-cell>
          <table:table-cell office:value-type="string" calcext:value-type="string">
            <text:p>344.76M</text:p>
          </table:table-cell>
          <table:table-cell table:style-name="ce4" office:value-type="string" calcext:value-type="string">
            <text:p>1.71%</text:p>
          </table:table-cell>
        </table:table-row>
        <table:table-row table:style-name="ro1">
          <table:table-cell table:style-name="ce4" office:value-type="string" calcext:value-type="string">
            <text:p>05/21/2022</text:p>
          </table:table-cell>
          <table:table-cell office:value-type="float" office:value="0.084427" calcext:value-type="float">
            <text:p>0.084427</text:p>
          </table:table-cell>
          <table:table-cell office:value-type="float" office:value="0.083892" calcext:value-type="float">
            <text:p>0.083892</text:p>
          </table:table-cell>
          <table:table-cell office:value-type="float" office:value="0.085293" calcext:value-type="float">
            <text:p>0.085293</text:p>
          </table:table-cell>
          <table:table-cell office:value-type="float" office:value="0.082574" calcext:value-type="float">
            <text:p>0.082574</text:p>
          </table:table-cell>
          <table:table-cell office:value-type="string" calcext:value-type="string">
            <text:p>327.66M</text:p>
          </table:table-cell>
          <table:table-cell table:style-name="ce4" office:value-type="string" calcext:value-type="string">
            <text:p>0.68%</text:p>
          </table:table-cell>
        </table:table-row>
        <table:table-row table:style-name="ro1">
          <table:table-cell table:style-name="ce4" office:value-type="string" calcext:value-type="string">
            <text:p>05/20/2022</text:p>
          </table:table-cell>
          <table:table-cell office:value-type="float" office:value="0.083859" calcext:value-type="float">
            <text:p>0.083859</text:p>
          </table:table-cell>
          <table:table-cell office:value-type="float" office:value="0.086643" calcext:value-type="float">
            <text:p>0.086643</text:p>
          </table:table-cell>
          <table:table-cell office:value-type="float" office:value="0.087901" calcext:value-type="float">
            <text:p>0.087901</text:p>
          </table:table-cell>
          <table:table-cell office:value-type="float" office:value="0.082608" calcext:value-type="float">
            <text:p>0.082608</text:p>
          </table:table-cell>
          <table:table-cell office:value-type="string" calcext:value-type="string">
            <text:p>732.84M</text:p>
          </table:table-cell>
          <table:table-cell table:style-name="ce4" office:value-type="string" calcext:value-type="string">
            <text:p>-3.23%</text:p>
          </table:table-cell>
        </table:table-row>
        <table:table-row table:style-name="ro1">
          <table:table-cell table:style-name="ce4" office:value-type="string" calcext:value-type="string">
            <text:p>05/19/2022</text:p>
          </table:table-cell>
          <table:table-cell office:value-type="float" office:value="0.086661" calcext:value-type="float">
            <text:p>0.086661</text:p>
          </table:table-cell>
          <table:table-cell office:value-type="float" office:value="0.083366" calcext:value-type="float">
            <text:p>0.083366</text:p>
          </table:table-cell>
          <table:table-cell office:value-type="float" office:value="0.087415" calcext:value-type="float">
            <text:p>0.087415</text:p>
          </table:table-cell>
          <table:table-cell office:value-type="float" office:value="0.081508" calcext:value-type="float">
            <text:p>0.081508</text:p>
          </table:table-cell>
          <table:table-cell office:value-type="string" calcext:value-type="string">
            <text:p>854.45M</text:p>
          </table:table-cell>
          <table:table-cell table:style-name="ce4" office:value-type="string" calcext:value-type="string">
            <text:p>3.95%</text:p>
          </table:table-cell>
        </table:table-row>
        <table:table-row table:style-name="ro1">
          <table:table-cell table:style-name="ce4" office:value-type="string" calcext:value-type="string">
            <text:p>05/18/2022</text:p>
          </table:table-cell>
          <table:table-cell office:value-type="float" office:value="0.083366" calcext:value-type="float">
            <text:p>0.083366</text:p>
          </table:table-cell>
          <table:table-cell office:value-type="float" office:value="0.090267" calcext:value-type="float">
            <text:p>0.090267</text:p>
          </table:table-cell>
          <table:table-cell office:value-type="float" office:value="0.090967" calcext:value-type="float">
            <text:p>0.090967</text:p>
          </table:table-cell>
          <table:table-cell office:value-type="float" office:value="0.083151" calcext:value-type="float">
            <text:p>0.083151</text:p>
          </table:table-cell>
          <table:table-cell office:value-type="string" calcext:value-type="string">
            <text:p>988.79M</text:p>
          </table:table-cell>
          <table:table-cell table:style-name="ce4" office:value-type="string" calcext:value-type="string">
            <text:p>-7.66%</text:p>
          </table:table-cell>
        </table:table-row>
        <table:table-row table:style-name="ro1">
          <table:table-cell table:style-name="ce4" office:value-type="string" calcext:value-type="string">
            <text:p>05/17/2022</text:p>
          </table:table-cell>
          <table:table-cell office:value-type="float" office:value="0.090277" calcext:value-type="float">
            <text:p>0.090277</text:p>
          </table:table-cell>
          <table:table-cell office:value-type="float" office:value="0.087985" calcext:value-type="float">
            <text:p>0.087985</text:p>
          </table:table-cell>
          <table:table-cell office:value-type="float" office:value="0.091331" calcext:value-type="float">
            <text:p>0.091331</text:p>
          </table:table-cell>
          <table:table-cell office:value-type="float" office:value="0.086973" calcext:value-type="float">
            <text:p>0.086973</text:p>
          </table:table-cell>
          <table:table-cell office:value-type="string" calcext:value-type="string">
            <text:p>1.01B</text:p>
          </table:table-cell>
          <table:table-cell table:style-name="ce4" office:value-type="string" calcext:value-type="string">
            <text:p>2.64%</text:p>
          </table:table-cell>
        </table:table-row>
        <table:table-row table:style-name="ro1">
          <table:table-cell table:style-name="ce4" office:value-type="string" calcext:value-type="string">
            <text:p>05/16/2022</text:p>
          </table:table-cell>
          <table:table-cell office:value-type="float" office:value="0.087952" calcext:value-type="float">
            <text:p>0.087952</text:p>
          </table:table-cell>
          <table:table-cell table:number-columns-repeated="2" office:value-type="float" office:value="0.093191" calcext:value-type="float">
            <text:p>0.093191</text:p>
          </table:table-cell>
          <table:table-cell office:value-type="float" office:value="0.085903" calcext:value-type="float">
            <text:p>0.085903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-5.63%</text:p>
          </table:table-cell>
        </table:table-row>
        <table:table-row table:style-name="ro1">
          <table:table-cell table:style-name="ce4" office:value-type="string" calcext:value-type="string">
            <text:p>05/15/2022</text:p>
          </table:table-cell>
          <table:table-cell office:value-type="float" office:value="0.093197" calcext:value-type="float">
            <text:p>0.093197</text:p>
          </table:table-cell>
          <table:table-cell office:value-type="float" office:value="0.089386" calcext:value-type="float">
            <text:p>0.089386</text:p>
          </table:table-cell>
          <table:table-cell office:value-type="float" office:value="0.093197" calcext:value-type="float">
            <text:p>0.093197</text:p>
          </table:table-cell>
          <table:table-cell office:value-type="float" office:value="0.086587" calcext:value-type="float">
            <text:p>0.086587</text:p>
          </table:table-cell>
          <table:table-cell office:value-type="string" calcext:value-type="string">
            <text:p>1.16B</text:p>
          </table:table-cell>
          <table:table-cell table:style-name="ce4" office:value-type="string" calcext:value-type="string">
            <text:p>4.26%</text:p>
          </table:table-cell>
        </table:table-row>
        <table:table-row table:style-name="ro1">
          <table:table-cell table:style-name="ce4" office:value-type="string" calcext:value-type="string">
            <text:p>05/14/2022</text:p>
          </table:table-cell>
          <table:table-cell office:value-type="float" office:value="0.089386" calcext:value-type="float">
            <text:p>0.089386</text:p>
          </table:table-cell>
          <table:table-cell office:value-type="float" office:value="0.088083" calcext:value-type="float">
            <text:p>0.088083</text:p>
          </table:table-cell>
          <table:table-cell office:value-type="float" office:value="0.091874" calcext:value-type="float">
            <text:p>0.091874</text:p>
          </table:table-cell>
          <table:table-cell office:value-type="float" office:value="0.083685" calcext:value-type="float">
            <text:p>0.083685</text:p>
          </table:table-cell>
          <table:table-cell office:value-type="string" calcext:value-type="string">
            <text:p>1.68B</text:p>
          </table:table-cell>
          <table:table-cell table:style-name="ce4" office:value-type="string" calcext:value-type="string">
            <text:p>1.47%</text:p>
          </table:table-cell>
        </table:table-row>
        <table:table-row table:style-name="ro1">
          <table:table-cell table:style-name="ce4" office:value-type="string" calcext:value-type="string">
            <text:p>05/13/2022</text:p>
          </table:table-cell>
          <table:table-cell office:value-type="float" office:value="0.08809" calcext:value-type="float">
            <text:p>0.08809</text:p>
          </table:table-cell>
          <table:table-cell office:value-type="float" office:value="0.082447" calcext:value-type="float">
            <text:p>0.082447</text:p>
          </table:table-cell>
          <table:table-cell office:value-type="float" office:value="0.095103" calcext:value-type="float">
            <text:p>0.095103</text:p>
          </table:table-cell>
          <table:table-cell office:value-type="float" office:value="0.082152" calcext:value-type="float">
            <text:p>0.082152</text:p>
          </table:table-cell>
          <table:table-cell office:value-type="string" calcext:value-type="string">
            <text:p>3.69B</text:p>
          </table:table-cell>
          <table:table-cell table:style-name="ce4" office:value-type="string" calcext:value-type="string">
            <text:p>6.78%</text:p>
          </table:table-cell>
        </table:table-row>
        <table:table-row table:style-name="ro1">
          <table:table-cell table:style-name="ce4" office:value-type="string" calcext:value-type="string">
            <text:p>05/12/2022</text:p>
          </table:table-cell>
          <table:table-cell office:value-type="float" office:value="0.082498" calcext:value-type="float">
            <text:p>0.082498</text:p>
          </table:table-cell>
          <table:table-cell office:value-type="float" office:value="0.084823" calcext:value-type="float">
            <text:p>0.084823</text:p>
          </table:table-cell>
          <table:table-cell office:value-type="float" office:value="0.089624" calcext:value-type="float">
            <text:p>0.089624</text:p>
          </table:table-cell>
          <table:table-cell office:value-type="float" office:value="0.068584" calcext:value-type="float">
            <text:p>0.068584</text:p>
          </table:table-cell>
          <table:table-cell office:value-type="string" calcext:value-type="string">
            <text:p>6.26B</text:p>
          </table:table-cell>
          <table:table-cell table:style-name="ce4" office:value-type="string" calcext:value-type="string">
            <text:p>-2.74%</text:p>
          </table:table-cell>
        </table:table-row>
        <table:table-row table:style-name="ro1">
          <table:table-cell table:style-name="ce4" office:value-type="string" calcext:value-type="string">
            <text:p>05/11/2022</text:p>
          </table:table-cell>
          <table:table-cell office:value-type="float" office:value="0.084818" calcext:value-type="float">
            <text:p>0.084818</text:p>
          </table:table-cell>
          <table:table-cell office:value-type="float" office:value="0.108044" calcext:value-type="float">
            <text:p>0.108044</text:p>
          </table:table-cell>
          <table:table-cell office:value-type="float" office:value="0.110705" calcext:value-type="float">
            <text:p>0.110705</text:p>
          </table:table-cell>
          <table:table-cell office:value-type="float" office:value="0.075829" calcext:value-type="float">
            <text:p>0.075829</text:p>
          </table:table-cell>
          <table:table-cell office:value-type="string" calcext:value-type="string">
            <text:p>7.18B</text:p>
          </table:table-cell>
          <table:table-cell table:style-name="ce4" office:value-type="string" calcext:value-type="string">
            <text:p>-21.43%</text:p>
          </table:table-cell>
        </table:table-row>
        <table:table-row table:style-name="ro1">
          <table:table-cell table:style-name="ce4" office:value-type="string" calcext:value-type="string">
            <text:p>05/10/2022</text:p>
          </table:table-cell>
          <table:table-cell office:value-type="float" office:value="0.107958" calcext:value-type="float">
            <text:p>0.107958</text:p>
          </table:table-cell>
          <table:table-cell office:value-type="float" office:value="0.101361" calcext:value-type="float">
            <text:p>0.101361</text:p>
          </table:table-cell>
          <table:table-cell office:value-type="float" office:value="0.118172" calcext:value-type="float">
            <text:p>0.118172</text:p>
          </table:table-cell>
          <table:table-cell office:value-type="float" office:value="0.099659" calcext:value-type="float">
            <text:p>0.099659</text:p>
          </table:table-cell>
          <table:table-cell office:value-type="string" calcext:value-type="string">
            <text:p>3.10B</text:p>
          </table:table-cell>
          <table:table-cell table:style-name="ce4" office:value-type="string" calcext:value-type="string">
            <text:p>6.48%</text:p>
          </table:table-cell>
        </table:table-row>
        <table:table-row table:style-name="ro1">
          <table:table-cell table:style-name="ce4" office:value-type="string" calcext:value-type="string">
            <text:p>05/09/2022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124116" calcext:value-type="float">
            <text:p>0.124116</text:p>
          </table:table-cell>
          <table:table-cell office:value-type="float" office:value="0.125198" calcext:value-type="float">
            <text:p>0.125198</text:p>
          </table:table-cell>
          <table:table-cell office:value-type="float" office:value="0.101263" calcext:value-type="float">
            <text:p>0.101263</text:p>
          </table:table-cell>
          <table:table-cell office:value-type="string" calcext:value-type="string">
            <text:p>3.17B</text:p>
          </table:table-cell>
          <table:table-cell table:style-name="ce4" office:value-type="string" calcext:value-type="string">
            <text:p>-18.31%</text:p>
          </table:table-cell>
        </table:table-row>
        <table:table-row table:style-name="ro1">
          <table:table-cell table:style-name="ce4" office:value-type="string" calcext:value-type="string">
            <text:p>05/08/2022</text:p>
          </table:table-cell>
          <table:table-cell office:value-type="float" office:value="0.124115" calcext:value-type="float">
            <text:p>0.124115</text:p>
          </table:table-cell>
          <table:table-cell office:value-type="float" office:value="0.127451" calcext:value-type="float">
            <text:p>0.127451</text:p>
          </table:table-cell>
          <table:table-cell office:value-type="float" office:value="0.128175" calcext:value-type="float">
            <text:p>0.128175</text:p>
          </table:table-cell>
          <table:table-cell office:value-type="float" office:value="0.123157" calcext:value-type="float">
            <text:p>0.123157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-2.63%</text:p>
          </table:table-cell>
        </table:table-row>
        <table:table-row table:style-name="ro1">
          <table:table-cell table:style-name="ce4" office:value-type="string" calcext:value-type="string">
            <text:p>05/07/2022</text:p>
          </table:table-cell>
          <table:table-cell office:value-type="float" office:value="0.127464" calcext:value-type="float">
            <text:p>0.127464</text:p>
          </table:table-cell>
          <table:table-cell office:value-type="float" office:value="0.127811" calcext:value-type="float">
            <text:p>0.127811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24916" calcext:value-type="float">
            <text:p>0.124916</text:p>
          </table:table-cell>
          <table:table-cell office:value-type="string" calcext:value-type="string">
            <text:p>1.33B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05/06/2022</text:p>
          </table:table-cell>
          <table:table-cell office:value-type="float" office:value="0.127806" calcext:value-type="float">
            <text:p>0.127806</text:p>
          </table:table-cell>
          <table:table-cell office:value-type="float" office:value="0.128132" calcext:value-type="float">
            <text:p>0.128132</text:p>
          </table:table-cell>
          <table:table-cell office:value-type="float" office:value="0.129771" calcext:value-type="float">
            <text:p>0.129771</text:p>
          </table:table-cell>
          <table:table-cell office:value-type="float" office:value="0.123792" calcext:value-type="float">
            <text:p>0.123792</text:p>
          </table:table-cell>
          <table:table-cell office:value-type="string" calcext:value-type="string">
            <text:p>1.40B</text:p>
          </table:table-cell>
          <table:table-cell table:style-name="ce4" office:value-type="string" calcext:value-type="string">
            <text:p>-0.22%</text:p>
          </table:table-cell>
        </table:table-row>
        <table:table-row table:style-name="ro1">
          <table:table-cell table:style-name="ce4" office:value-type="string" calcext:value-type="string">
            <text:p>05/05/2022</text:p>
          </table:table-cell>
          <table:table-cell office:value-type="float" office:value="0.12809" calcext:value-type="float">
            <text:p>0.12809</text:p>
          </table:table-cell>
          <table:table-cell office:value-type="float" office:value="0.135906" calcext:value-type="float">
            <text:p>0.135906</text:p>
          </table:table-cell>
          <table:table-cell office:value-type="float" office:value="0.137688" calcext:value-type="float">
            <text:p>0.137688</text:p>
          </table:table-cell>
          <table:table-cell office:value-type="float" office:value="0.126271" calcext:value-type="float">
            <text:p>0.126271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-5.75%</text:p>
          </table:table-cell>
        </table:table-row>
        <table:table-row table:style-name="ro1">
          <table:table-cell table:style-name="ce4" office:value-type="string" calcext:value-type="string">
            <text:p>05/04/2022</text:p>
          </table:table-cell>
          <table:table-cell office:value-type="float" office:value="0.135905" calcext:value-type="float">
            <text:p>0.135905</text:p>
          </table:table-cell>
          <table:table-cell office:value-type="float" office:value="0.129415" calcext:value-type="float">
            <text:p>0.129415</text:p>
          </table:table-cell>
          <table:table-cell office:value-type="float" office:value="0.136086" calcext:value-type="float">
            <text:p>0.136086</text:p>
          </table:table-cell>
          <table:table-cell office:value-type="float" office:value="0.129008" calcext:value-type="float">
            <text:p>0.129008</text:p>
          </table:table-cell>
          <table:table-cell office:value-type="string" calcext:value-type="string">
            <text:p>1.44B</text:p>
          </table:table-cell>
          <table:table-cell table:style-name="ce4" office:value-type="string" calcext:value-type="string">
            <text:p>5.02%</text:p>
          </table:table-cell>
        </table:table-row>
        <table:table-row table:style-name="ro1">
          <table:table-cell table:style-name="ce4" office:value-type="string" calcext:value-type="string">
            <text:p>05/03/2022</text:p>
          </table:table-cell>
          <table:table-cell office:value-type="float" office:value="0.129413" calcext:value-type="float">
            <text:p>0.129413</text:p>
          </table:table-cell>
          <table:table-cell office:value-type="float" office:value="0.130799" calcext:value-type="float">
            <text:p>0.130799</text:p>
          </table:table-cell>
          <table:table-cell office:value-type="float" office:value="0.131888" calcext:value-type="float">
            <text:p>0.131888</text:p>
          </table:table-cell>
          <table:table-cell office:value-type="float" office:value="0.126586" calcext:value-type="float">
            <text:p>0.126586</text:p>
          </table:table-cell>
          <table:table-cell office:value-type="string" calcext:value-type="string">
            <text:p>903.77M</text:p>
          </table:table-cell>
          <table:table-cell table:style-name="ce4" office:value-type="string" calcext:value-type="string">
            <text:p>-1.06%</text:p>
          </table:table-cell>
        </table:table-row>
        <table:table-row table:style-name="ro1">
          <table:table-cell table:style-name="ce4" office:value-type="string" calcext:value-type="string">
            <text:p>05/02/2022</text:p>
          </table:table-cell>
          <table:table-cell office:value-type="float" office:value="0.130802" calcext:value-type="float">
            <text:p>0.130802</text:p>
          </table:table-cell>
          <table:table-cell office:value-type="float" office:value="0.132761" calcext:value-type="float">
            <text:p>0.132761</text:p>
          </table:table-cell>
          <table:table-cell office:value-type="float" office:value="0.133896" calcext:value-type="float">
            <text:p>0.133896</text:p>
          </table:table-cell>
          <table:table-cell office:value-type="float" office:value="0.127735" calcext:value-type="float">
            <text:p>0.127735</text:p>
          </table:table-cell>
          <table:table-cell office:value-type="string" calcext:value-type="string">
            <text:p>1.19B</text:p>
          </table:table-cell>
          <table:table-cell table:style-name="ce4" office:value-type="string" calcext:value-type="string">
            <text:p>-1.49%</text:p>
          </table:table-cell>
        </table:table-row>
        <table:table-row table:style-name="ro1">
          <table:table-cell table:style-name="ce4" office:value-type="string" calcext:value-type="string">
            <text:p>05/01/2022</text:p>
          </table:table-cell>
          <table:table-cell office:value-type="float" office:value="0.132776" calcext:value-type="float">
            <text:p>0.132776</text:p>
          </table:table-cell>
          <table:table-cell office:value-type="float" office:value="0.12744" calcext:value-type="float">
            <text:p>0.12744</text:p>
          </table:table-cell>
          <table:table-cell office:value-type="float" office:value="0.136289" calcext:value-type="float">
            <text:p>0.136289</text:p>
          </table:table-cell>
          <table:table-cell office:value-type="float" office:value="0.12611" calcext:value-type="float">
            <text:p>0.12611</text:p>
          </table:table-cell>
          <table:table-cell office:value-type="string" calcext:value-type="string">
            <text:p>1.77B</text:p>
          </table:table-cell>
          <table:table-cell table:style-name="ce4" office:value-type="string" calcext:value-type="string">
            <text:p>4.17%</text:p>
          </table:table-cell>
        </table:table-row>
        <table:table-row table:style-name="ro1">
          <table:table-cell table:style-name="ce4" office:value-type="string" calcext:value-type="string">
            <text:p>04/30/2022</text:p>
          </table:table-cell>
          <table:table-cell office:value-type="float" office:value="0.127465" calcext:value-type="float">
            <text:p>0.127465</text:p>
          </table:table-cell>
          <table:table-cell office:value-type="float" office:value="0.134927" calcext:value-type="float">
            <text:p>0.134927</text:p>
          </table:table-cell>
          <table:table-cell office:value-type="float" office:value="0.136757" calcext:value-type="float">
            <text:p>0.136757</text:p>
          </table:table-cell>
          <table:table-cell office:value-type="float" office:value="0.124521" calcext:value-type="float">
            <text:p>0.124521</text:p>
          </table:table-cell>
          <table:table-cell office:value-type="string" calcext:value-type="string">
            <text:p>1.82B</text:p>
          </table:table-cell>
          <table:table-cell table:style-name="ce4" office:value-type="string" calcext:value-type="string">
            <text:p>-5.52%</text:p>
          </table:table-cell>
        </table:table-row>
        <table:table-row table:style-name="ro1">
          <table:table-cell table:style-name="ce4" office:value-type="string" calcext:value-type="string">
            <text:p>04/29/2022</text:p>
          </table:table-cell>
          <table:table-cell office:value-type="float" office:value="0.134912" calcext:value-type="float">
            <text:p>0.134912</text:p>
          </table:table-cell>
          <table:table-cell office:value-type="float" office:value="0.137491" calcext:value-type="float">
            <text:p>0.137491</text:p>
          </table:table-cell>
          <table:table-cell office:value-type="float" office:value="0.144982" calcext:value-type="float">
            <text:p>0.144982</text:p>
          </table:table-cell>
          <table:table-cell office:value-type="float" office:value="0.133296" calcext:value-type="float">
            <text:p>0.133296</text:p>
          </table:table-cell>
          <table:table-cell office:value-type="string" calcext:value-type="string">
            <text:p>2.93B</text:p>
          </table:table-cell>
          <table:table-cell table:style-name="ce4" office:value-type="string" calcext:value-type="string">
            <text:p>-1.89%</text:p>
          </table:table-cell>
        </table:table-row>
        <table:table-row table:style-name="ro1">
          <table:table-cell table:style-name="ce4" office:value-type="string" calcext:value-type="string">
            <text:p>04/28/2022</text:p>
          </table:table-cell>
          <table:table-cell office:value-type="float" office:value="0.137507" calcext:value-type="float">
            <text:p>0.137507</text:p>
          </table:table-cell>
          <table:table-cell office:value-type="float" office:value="0.139976" calcext:value-type="float">
            <text:p>0.139976</text:p>
          </table:table-cell>
          <table:table-cell office:value-type="float" office:value="0.143221" calcext:value-type="float">
            <text:p>0.143221</text:p>
          </table:table-cell>
          <table:table-cell office:value-type="float" office:value="0.135475" calcext:value-type="float">
            <text:p>0.135475</text:p>
          </table:table-cell>
          <table:table-cell office:value-type="string" calcext:value-type="string">
            <text:p>2.20B</text:p>
          </table:table-cell>
          <table:table-cell table:style-name="ce4" office:value-type="string" calcext:value-type="string">
            <text:p>-1.76%</text:p>
          </table:table-cell>
        </table:table-row>
        <table:table-row table:style-name="ro1">
          <table:table-cell table:style-name="ce4" office:value-type="string" calcext:value-type="string">
            <text:p>04/27/2022</text:p>
          </table:table-cell>
          <table:table-cell office:value-type="float" office:value="0.139966" calcext:value-type="float">
            <text:p>0.139966</text:p>
          </table:table-cell>
          <table:table-cell office:value-type="float" office:value="0.137684" calcext:value-type="float">
            <text:p>0.137684</text:p>
          </table:table-cell>
          <table:table-cell office:value-type="float" office:value="0.14559" calcext:value-type="float">
            <text:p>0.14559</text:p>
          </table:table-cell>
          <table:table-cell office:value-type="float" office:value="0.13523" calcext:value-type="float">
            <text:p>0.13523</text:p>
          </table:table-cell>
          <table:table-cell office:value-type="string" calcext:value-type="string">
            <text:p>3.41B</text:p>
          </table:table-cell>
          <table:table-cell table:style-name="ce4" office:value-type="string" calcext:value-type="string">
            <text:p>1.66%</text:p>
          </table:table-cell>
        </table:table-row>
        <table:table-row table:style-name="ro1">
          <table:table-cell table:style-name="ce4" office:value-type="string" calcext:value-type="string">
            <text:p>04/26/2022</text:p>
          </table:table-cell>
          <table:table-cell office:value-type="float" office:value="0.137684" calcext:value-type="float">
            <text:p>0.137684</text:p>
          </table:table-cell>
          <table:table-cell office:value-type="float" office:value="0.157851" calcext:value-type="float">
            <text:p>0.157851</text:p>
          </table:table-cell>
          <table:table-cell office:value-type="float" office:value="0.166093" calcext:value-type="float">
            <text:p>0.166093</text:p>
          </table:table-cell>
          <table:table-cell office:value-type="float" office:value="0.136269" calcext:value-type="float">
            <text:p>0.136269</text:p>
          </table:table-cell>
          <table:table-cell office:value-type="string" calcext:value-type="string">
            <text:p>9.46B</text:p>
          </table:table-cell>
          <table:table-cell table:style-name="ce4" office:value-type="string" calcext:value-type="string">
            <text:p>-12.77%</text:p>
          </table:table-cell>
        </table:table-row>
        <table:table-row table:style-name="ro1">
          <table:table-cell table:style-name="ce4" office:value-type="string" calcext:value-type="string">
            <text:p>04/25/2022</text:p>
          </table:table-cell>
          <table:table-cell office:value-type="float" office:value="0.157843" calcext:value-type="float">
            <text:p>0.157843</text:p>
          </table:table-cell>
          <table:table-cell office:value-type="float" office:value="0.131732" calcext:value-type="float">
            <text:p>0.131732</text:p>
          </table:table-cell>
          <table:table-cell office:value-type="float" office:value="0.169885" calcext:value-type="float">
            <text:p>0.169885</text:p>
          </table:table-cell>
          <table:table-cell office:value-type="float" office:value="0.122725" calcext:value-type="float">
            <text:p>0.122725</text:p>
          </table:table-cell>
          <table:table-cell office:value-type="string" calcext:value-type="string">
            <text:p>10.48B</text:p>
          </table:table-cell>
          <table:table-cell table:style-name="ce4" office:value-type="string" calcext:value-type="string">
            <text:p>19.81%</text:p>
          </table:table-cell>
        </table:table-row>
        <table:table-row table:style-name="ro1">
          <table:table-cell table:style-name="ce4" office:value-type="string" calcext:value-type="string">
            <text:p>04/24/2022</text:p>
          </table:table-cell>
          <table:table-cell office:value-type="float" office:value="0.131746" calcext:value-type="float">
            <text:p>0.131746</text:p>
          </table:table-cell>
          <table:table-cell office:value-type="float" office:value="0.133811" calcext:value-type="float">
            <text:p>0.133811</text:p>
          </table:table-cell>
          <table:table-cell office:value-type="float" office:value="0.134709" calcext:value-type="float">
            <text:p>0.134709</text:p>
          </table:table-cell>
          <table:table-cell office:value-type="float" office:value="0.131198" calcext:value-type="float">
            <text:p>0.131198</text:p>
          </table:table-cell>
          <table:table-cell office:value-type="string" calcext:value-type="string">
            <text:p>749.44M</text:p>
          </table:table-cell>
          <table:table-cell table:style-name="ce4" office:value-type="string" calcext:value-type="string">
            <text:p>-1.53%</text:p>
          </table:table-cell>
        </table:table-row>
        <table:table-row table:style-name="ro1">
          <table:table-cell table:style-name="ce4" office:value-type="string" calcext:value-type="string">
            <text:p>04/23/2022</text:p>
          </table:table-cell>
          <table:table-cell office:value-type="float" office:value="0.133795" calcext:value-type="float">
            <text:p>0.133795</text:p>
          </table:table-cell>
          <table:table-cell office:value-type="float" office:value="0.136355" calcext:value-type="float">
            <text:p>0.136355</text:p>
          </table:table-cell>
          <table:table-cell office:value-type="float" office:value="0.136716" calcext:value-type="float">
            <text:p>0.136716</text:p>
          </table:table-cell>
          <table:table-cell office:value-type="float" office:value="0.133356" calcext:value-type="float">
            <text:p>0.133356</text:p>
          </table:table-cell>
          <table:table-cell office:value-type="string" calcext:value-type="string">
            <text:p>512.07M</text:p>
          </table:table-cell>
          <table:table-cell table:style-name="ce4" office:value-type="string" calcext:value-type="string">
            <text:p>-1.89%</text:p>
          </table:table-cell>
        </table:table-row>
        <table:table-row table:style-name="ro1">
          <table:table-cell table:style-name="ce4" office:value-type="string" calcext:value-type="string">
            <text:p>04/22/2022</text:p>
          </table:table-cell>
          <table:table-cell office:value-type="float" office:value="0.136372" calcext:value-type="float">
            <text:p>0.136372</text:p>
          </table:table-cell>
          <table:table-cell office:value-type="float" office:value="0.13621" calcext:value-type="float">
            <text:p>0.13621</text:p>
          </table:table-cell>
          <table:table-cell office:value-type="float" office:value="0.138037" calcext:value-type="float">
            <text:p>0.138037</text:p>
          </table:table-cell>
          <table:table-cell office:value-type="float" office:value="0.134792" calcext:value-type="float">
            <text:p>0.134792</text:p>
          </table:table-cell>
          <table:table-cell office:value-type="string" calcext:value-type="string">
            <text:p>833.46M</text:p>
          </table:table-cell>
          <table:table-cell table:style-name="ce4" office:value-type="string" calcext:value-type="string">
            <text:p>0.13%</text:p>
          </table:table-cell>
        </table:table-row>
        <table:table-row table:style-name="ro1">
          <table:table-cell table:style-name="ce4" office:value-type="string" calcext:value-type="string">
            <text:p>04/21/2022</text:p>
          </table:table-cell>
          <table:table-cell office:value-type="float" office:value="0.136198" calcext:value-type="float">
            <text:p>0.136198</text:p>
          </table:table-cell>
          <table:table-cell office:value-type="float" office:value="0.140635" calcext:value-type="float">
            <text:p>0.140635</text:p>
          </table:table-cell>
          <table:table-cell office:value-type="float" office:value="0.142716" calcext:value-type="float">
            <text:p>0.142716</text:p>
          </table:table-cell>
          <table:table-cell office:value-type="float" office:value="0.134425" calcext:value-type="float">
            <text:p>0.134425</text:p>
          </table:table-cell>
          <table:table-cell office:value-type="string" calcext:value-type="string">
            <text:p>1.28B</text:p>
          </table:table-cell>
          <table:table-cell table:style-name="ce4" office:value-type="string" calcext:value-type="string">
            <text:p>-3.14%</text:p>
          </table:table-cell>
        </table:table-row>
        <table:table-row table:style-name="ro1">
          <table:table-cell table:style-name="ce4" office:value-type="string" calcext:value-type="string">
            <text:p>04/20/2022</text:p>
          </table:table-cell>
          <table:table-cell office:value-type="float" office:value="0.140619" calcext:value-type="float">
            <text:p>0.140619</text:p>
          </table:table-cell>
          <table:table-cell office:value-type="float" office:value="0.142581" calcext:value-type="float">
            <text:p>0.142581</text:p>
          </table:table-cell>
          <table:table-cell office:value-type="float" office:value="0.146577" calcext:value-type="float">
            <text:p>0.146577</text:p>
          </table:table-cell>
          <table:table-cell office:value-type="float" office:value="0.139125" calcext:value-type="float">
            <text:p>0.139125</text:p>
          </table:table-cell>
          <table:table-cell office:value-type="string" calcext:value-type="string">
            <text:p>1.93B</text:p>
          </table:table-cell>
          <table:table-cell table:style-name="ce4" office:value-type="string" calcext:value-type="string">
            <text:p>-1.40%</text:p>
          </table:table-cell>
        </table:table-row>
        <table:table-row table:style-name="ro1">
          <table:table-cell table:style-name="ce4" office:value-type="string" calcext:value-type="string">
            <text:p>04/19/2022</text:p>
          </table:table-cell>
          <table:table-cell office:value-type="float" office:value="0.142616" calcext:value-type="float">
            <text:p>0.142616</text:p>
          </table:table-cell>
          <table:table-cell office:value-type="float" office:value="0.140206" calcext:value-type="float">
            <text:p>0.140206</text:p>
          </table:table-cell>
          <table:table-cell office:value-type="float" office:value="0.144459" calcext:value-type="float">
            <text:p>0.144459</text:p>
          </table:table-cell>
          <table:table-cell office:value-type="float" office:value="0.13923" calcext:value-type="float">
            <text:p>0.13923</text:p>
          </table:table-cell>
          <table:table-cell office:value-type="string" calcext:value-type="string">
            <text:p>1.20B</text:p>
          </table:table-cell>
          <table:table-cell table:style-name="ce4" office:value-type="string" calcext:value-type="string">
            <text:p>1.72%</text:p>
          </table:table-cell>
        </table:table-row>
        <table:table-row table:style-name="ro1">
          <table:table-cell table:style-name="ce4" office:value-type="string" calcext:value-type="string">
            <text:p>04/18/2022</text:p>
          </table:table-cell>
          <table:table-cell office:value-type="float" office:value="0.140206" calcext:value-type="float">
            <text:p>0.140206</text:p>
          </table:table-cell>
          <table:table-cell office:value-type="float" office:value="0.13914" calcext:value-type="float">
            <text:p>0.13914</text:p>
          </table:table-cell>
          <table:table-cell office:value-type="float" office:value="0.140429" calcext:value-type="float">
            <text:p>0.140429</text:p>
          </table:table-cell>
          <table:table-cell office:value-type="float" office:value="0.133746" calcext:value-type="float">
            <text:p>0.133746</text:p>
          </table:table-cell>
          <table:table-cell office:value-type="string" calcext:value-type="string">
            <text:p>1.77B</text:p>
          </table:table-cell>
          <table:table-cell table:style-name="ce4" office:value-type="string" calcext:value-type="string">
            <text:p>0.74%</text:p>
          </table:table-cell>
        </table:table-row>
        <table:table-row table:style-name="ro1">
          <table:table-cell table:style-name="ce4" office:value-type="string" calcext:value-type="string">
            <text:p>04/17/2022</text:p>
          </table:table-cell>
          <table:table-cell office:value-type="float" office:value="0.139173" calcext:value-type="float">
            <text:p>0.139173</text:p>
          </table:table-cell>
          <table:table-cell office:value-type="float" office:value="0.143524" calcext:value-type="float">
            <text:p>0.143524</text:p>
          </table:table-cell>
          <table:table-cell office:value-type="float" office:value="0.144905" calcext:value-type="float">
            <text:p>0.144905</text:p>
          </table:table-cell>
          <table:table-cell office:value-type="float" office:value="0.13853" calcext:value-type="float">
            <text:p>0.13853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-3.04%</text:p>
          </table:table-cell>
        </table:table-row>
        <table:table-row table:style-name="ro1">
          <table:table-cell table:style-name="ce4" office:value-type="string" calcext:value-type="string">
            <text:p>04/16/2022</text:p>
          </table:table-cell>
          <table:table-cell office:value-type="float" office:value="0.14353" calcext:value-type="float">
            <text:p>0.14353</text:p>
          </table:table-cell>
          <table:table-cell office:value-type="float" office:value="0.14593" calcext:value-type="float">
            <text:p>0.14593</text:p>
          </table:table-cell>
          <table:table-cell office:value-type="float" office:value="0.147924" calcext:value-type="float">
            <text:p>0.147924</text:p>
          </table:table-cell>
          <table:table-cell office:value-type="float" office:value="0.141461" calcext:value-type="float">
            <text:p>0.141461</text:p>
          </table:table-cell>
          <table:table-cell office:value-type="string" calcext:value-type="string">
            <text:p>1.09B</text:p>
          </table:table-cell>
          <table:table-cell table:style-name="ce4" office:value-type="string" calcext:value-type="string">
            <text:p>-1.65%</text:p>
          </table:table-cell>
        </table:table-row>
        <table:table-row table:style-name="ro1">
          <table:table-cell table:style-name="ce4" office:value-type="string" calcext:value-type="string">
            <text:p>04/15/2022</text:p>
          </table:table-cell>
          <table:table-cell office:value-type="float" office:value="0.145933" calcext:value-type="float">
            <text:p>0.145933</text:p>
          </table:table-cell>
          <table:table-cell office:value-type="float" office:value="0.144022" calcext:value-type="float">
            <text:p>0.144022</text:p>
          </table:table-cell>
          <table:table-cell office:value-type="float" office:value="0.149694" calcext:value-type="float">
            <text:p>0.149694</text:p>
          </table:table-cell>
          <table:table-cell office:value-type="float" office:value="0.142113" calcext:value-type="float">
            <text:p>0.142113</text:p>
          </table:table-cell>
          <table:table-cell office:value-type="string" calcext:value-type="string">
            <text:p>2.06B</text:p>
          </table:table-cell>
          <table:table-cell table:style-name="ce4" office:value-type="string" calcext:value-type="string">
            <text:p>1.41%</text:p>
          </table:table-cell>
        </table:table-row>
        <table:table-row table:style-name="ro1">
          <table:table-cell table:style-name="ce4" office:value-type="string" calcext:value-type="string">
            <text:p>04/14/2022</text:p>
          </table:table-cell>
          <table:table-cell office:value-type="float" office:value="0.143911" calcext:value-type="float">
            <text:p>0.143911</text:p>
          </table:table-cell>
          <table:table-cell office:value-type="float" office:value="0.139871" calcext:value-type="float">
            <text:p>0.139871</text:p>
          </table:table-cell>
          <table:table-cell office:value-type="float" office:value="0.147435" calcext:value-type="float">
            <text:p>0.147435</text:p>
          </table:table-cell>
          <table:table-cell office:value-type="float" office:value="0.137294" calcext:value-type="float">
            <text:p>0.137294</text:p>
          </table:table-cell>
          <table:table-cell office:value-type="string" calcext:value-type="string">
            <text:p>3.26B</text:p>
          </table:table-cell>
          <table:table-cell table:style-name="ce4" office:value-type="string" calcext:value-type="string">
            <text:p>2.89%</text:p>
          </table:table-cell>
        </table:table-row>
        <table:table-row table:style-name="ro1">
          <table:table-cell table:style-name="ce4" office:value-type="string" calcext:value-type="string">
            <text:p>04/13/2022</text:p>
          </table:table-cell>
          <table:table-cell office:value-type="float" office:value="0.139871" calcext:value-type="float">
            <text:p>0.139871</text:p>
          </table:table-cell>
          <table:table-cell office:value-type="float" office:value="0.137934" calcext:value-type="float">
            <text:p>0.137934</text:p>
          </table:table-cell>
          <table:table-cell office:value-type="float" office:value="0.142936" calcext:value-type="float">
            <text:p>0.142936</text:p>
          </table:table-cell>
          <table:table-cell office:value-type="float" office:value="0.136486" calcext:value-type="float">
            <text:p>0.136486</text:p>
          </table:table-cell>
          <table:table-cell office:value-type="string" calcext:value-type="string">
            <text:p>1.55B</text:p>
          </table:table-cell>
          <table:table-cell table:style-name="ce4" office:value-type="string" calcext:value-type="string">
            <text:p>1.35%</text:p>
          </table:table-cell>
        </table:table-row>
        <table:table-row table:style-name="ro1">
          <table:table-cell table:style-name="ce4" office:value-type="string" calcext:value-type="string">
            <text:p>04/12/2022</text:p>
          </table:table-cell>
          <table:table-cell office:value-type="float" office:value="0.138006" calcext:value-type="float">
            <text:p>0.138006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44376" calcext:value-type="float">
            <text:p>0.144376</text:p>
          </table:table-cell>
          <table:table-cell office:value-type="float" office:value="0.133234" calcext:value-type="float">
            <text:p>0.133234</text:p>
          </table:table-cell>
          <table:table-cell office:value-type="string" calcext:value-type="string">
            <text:p>2.40B</text:p>
          </table:table-cell>
          <table:table-cell table:style-name="ce4" office:value-type="string" calcext:value-type="string">
            <text:p>2.90%</text:p>
          </table:table-cell>
        </table:table-row>
        <table:table-row table:style-name="ro1">
          <table:table-cell table:style-name="ce4" office:value-type="string" calcext:value-type="string">
            <text:p>04/11/2022</text:p>
          </table:table-cell>
          <table:table-cell office:value-type="float" office:value="0.134113" calcext:value-type="float">
            <text:p>0.134113</text:p>
          </table:table-cell>
          <table:table-cell office:value-type="float" office:value="0.148102" calcext:value-type="float">
            <text:p>0.148102</text:p>
          </table:table-cell>
          <table:table-cell office:value-type="float" office:value="0.151386" calcext:value-type="float">
            <text:p>0.151386</text:p>
          </table:table-cell>
          <table:table-cell office:value-type="float" office:value="0.133025" calcext:value-type="float">
            <text:p>0.133025</text:p>
          </table:table-cell>
          <table:table-cell office:value-type="string" calcext:value-type="string">
            <text:p>3.15B</text:p>
          </table:table-cell>
          <table:table-cell table:style-name="ce4" office:value-type="string" calcext:value-type="string">
            <text:p>-9.43%</text:p>
          </table:table-cell>
        </table:table-row>
        <table:table-row table:style-name="ro1">
          <table:table-cell table:style-name="ce4" office:value-type="string" calcext:value-type="string">
            <text:p>04/10/2022</text:p>
          </table:table-cell>
          <table:table-cell office:value-type="float" office:value="0.14807" calcext:value-type="float">
            <text:p>0.14807</text:p>
          </table:table-cell>
          <table:table-cell office:value-type="float" office:value="0.144212" calcext:value-type="float">
            <text:p>0.144212</text:p>
          </table:table-cell>
          <table:table-cell office:value-type="float" office:value="0.157515" calcext:value-type="float">
            <text:p>0.157515</text:p>
          </table:table-cell>
          <table:table-cell office:value-type="float" office:value="0.143608" calcext:value-type="float">
            <text:p>0.143608</text:p>
          </table:table-cell>
          <table:table-cell office:value-type="string" calcext:value-type="string">
            <text:p>3.79B</text:p>
          </table:table-cell>
          <table:table-cell table:style-name="ce4" office:value-type="string" calcext:value-type="string">
            <text:p>2.71%</text:p>
          </table:table-cell>
        </table:table-row>
        <table:table-row table:style-name="ro1">
          <table:table-cell table:style-name="ce4" office:value-type="string" calcext:value-type="string">
            <text:p>04/09/2022</text:p>
          </table:table-cell>
          <table:table-cell office:value-type="float" office:value="0.14417" calcext:value-type="float">
            <text:p>0.14417</text:p>
          </table:table-cell>
          <table:table-cell office:value-type="float" office:value="0.142583" calcext:value-type="float">
            <text:p>0.142583</text:p>
          </table:table-cell>
          <table:table-cell office:value-type="float" office:value="0.144513" calcext:value-type="float">
            <text:p>0.144513</text:p>
          </table:table-cell>
          <table:table-cell office:value-type="float" office:value="0.140738" calcext:value-type="float">
            <text:p>0.140738</text:p>
          </table:table-cell>
          <table:table-cell office:value-type="string" calcext:value-type="string">
            <text:p>921.02M</text:p>
          </table:table-cell>
          <table:table-cell table:style-name="ce4" office:value-type="string" calcext:value-type="string">
            <text:p>1.13%</text:p>
          </table:table-cell>
        </table:table-row>
        <table:table-row table:style-name="ro1">
          <table:table-cell table:style-name="ce4" office:value-type="string" calcext:value-type="string">
            <text:p>04/08/2022</text:p>
          </table:table-cell>
          <table:table-cell office:value-type="float" office:value="0.142564" calcext:value-type="float">
            <text:p>0.142564</text:p>
          </table:table-cell>
          <table:table-cell office:value-type="float" office:value="0.146059" calcext:value-type="float">
            <text:p>0.146059</text:p>
          </table:table-cell>
          <table:table-cell office:value-type="float" office:value="0.153003" calcext:value-type="float">
            <text:p>0.153003</text:p>
          </table:table-cell>
          <table:table-cell office:value-type="float" office:value="0.140731" calcext:value-type="float">
            <text:p>0.140731</text:p>
          </table:table-cell>
          <table:table-cell office:value-type="string" calcext:value-type="string">
            <text:p>3.26B</text:p>
          </table:table-cell>
          <table:table-cell table:style-name="ce4" office:value-type="string" calcext:value-type="string">
            <text:p>-2.38%</text:p>
          </table:table-cell>
        </table:table-row>
        <table:table-row table:style-name="ro1">
          <table:table-cell table:style-name="ce4" office:value-type="string" calcext:value-type="string">
            <text:p>04/07/2022</text:p>
          </table:table-cell>
          <table:table-cell office:value-type="float" office:value="0.146036" calcext:value-type="float">
            <text:p>0.146036</text:p>
          </table:table-cell>
          <table:table-cell office:value-type="float" office:value="0.143365" calcext:value-type="float">
            <text:p>0.143365</text:p>
          </table:table-cell>
          <table:table-cell office:value-type="float" office:value="0.148172" calcext:value-type="float">
            <text:p>0.148172</text:p>
          </table:table-cell>
          <table:table-cell office:value-type="float" office:value="0.14028" calcext:value-type="float">
            <text:p>0.14028</text:p>
          </table:table-cell>
          <table:table-cell office:value-type="string" calcext:value-type="string">
            <text:p>2.80B</text:p>
          </table:table-cell>
          <table:table-cell table:style-name="ce4" office:value-type="string" calcext:value-type="string">
            <text:p>2.05%</text:p>
          </table:table-cell>
        </table:table-row>
        <table:table-row table:style-name="ro1">
          <table:table-cell table:style-name="ce4" office:value-type="string" calcext:value-type="string">
            <text:p>04/06/2022</text:p>
          </table:table-cell>
          <table:table-cell office:value-type="float" office:value="0.143102" calcext:value-type="float">
            <text:p>0.143102</text:p>
          </table:table-cell>
          <table:table-cell office:value-type="float" office:value="0.172654" calcext:value-type="float">
            <text:p>0.172654</text:p>
          </table:table-cell>
          <table:table-cell office:value-type="float" office:value="0.174104" calcext:value-type="float">
            <text:p>0.174104</text:p>
          </table:table-cell>
          <table:table-cell office:value-type="float" office:value="0.142508" calcext:value-type="float">
            <text:p>0.142508</text:p>
          </table:table-cell>
          <table:table-cell office:value-type="string" calcext:value-type="string">
            <text:p>7.38B</text:p>
          </table:table-cell>
          <table:table-cell table:style-name="ce4" office:value-type="string" calcext:value-type="string">
            <text:p>-17.05%</text:p>
          </table:table-cell>
        </table:table-row>
        <table:table-row table:style-name="ro1">
          <table:table-cell table:style-name="ce4" office:value-type="string" calcext:value-type="string">
            <text:p>04/05/2022</text:p>
          </table:table-cell>
          <table:table-cell office:value-type="float" office:value="0.172508" calcext:value-type="float">
            <text:p>0.172508</text:p>
          </table:table-cell>
          <table:table-cell office:value-type="float" office:value="0.148517" calcext:value-type="float">
            <text:p>0.148517</text:p>
          </table:table-cell>
          <table:table-cell office:value-type="float" office:value="0.179018" calcext:value-type="float">
            <text:p>0.179018</text:p>
          </table:table-cell>
          <table:table-cell office:value-type="float" office:value="0.147416" calcext:value-type="float">
            <text:p>0.147416</text:p>
          </table:table-cell>
          <table:table-cell office:value-type="string" calcext:value-type="string">
            <text:p>9.36B</text:p>
          </table:table-cell>
          <table:table-cell table:style-name="ce4" office:value-type="string" calcext:value-type="string">
            <text:p>16.16%</text:p>
          </table:table-cell>
        </table:table-row>
        <table:table-row table:style-name="ro1">
          <table:table-cell table:style-name="ce4" office:value-type="string" calcext:value-type="string">
            <text:p>04/04/2022</text:p>
          </table:table-cell>
          <table:table-cell office:value-type="float" office:value="0.148512" calcext:value-type="float">
            <text:p>0.148512</text:p>
          </table:table-cell>
          <table:table-cell office:value-type="float" office:value="0.146325" calcext:value-type="float">
            <text:p>0.146325</text:p>
          </table:table-cell>
          <table:table-cell office:value-type="float" office:value="0.156286" calcext:value-type="float">
            <text:p>0.156286</text:p>
          </table:table-cell>
          <table:table-cell office:value-type="float" office:value="0.141496" calcext:value-type="float">
            <text:p>0.141496</text:p>
          </table:table-cell>
          <table:table-cell office:value-type="string" calcext:value-type="string">
            <text:p>4.01B</text:p>
          </table:table-cell>
          <table:table-cell table:style-name="ce4" office:value-type="string" calcext:value-type="string">
            <text:p>1.51%</text:p>
          </table:table-cell>
        </table:table-row>
        <table:table-row table:style-name="ro1">
          <table:table-cell table:style-name="ce4" office:value-type="string" calcext:value-type="string">
            <text:p>04/03/2022</text:p>
          </table:table-cell>
          <table:table-cell office:value-type="float" office:value="0.146308" calcext:value-type="float">
            <text:p>0.146308</text:p>
          </table:table-cell>
          <table:table-cell office:value-type="float" office:value="0.138697" calcext:value-type="float">
            <text:p>0.138697</text:p>
          </table:table-cell>
          <table:table-cell office:value-type="float" office:value="0.149395" calcext:value-type="float">
            <text:p>0.149395</text:p>
          </table:table-cell>
          <table:table-cell office:value-type="float" office:value="0.1363" calcext:value-type="float">
            <text:p>0.1363</text:p>
          </table:table-cell>
          <table:table-cell office:value-type="string" calcext:value-type="string">
            <text:p>1.85B</text:p>
          </table:table-cell>
          <table:table-cell table:style-name="ce4" office:value-type="string" calcext:value-type="string">
            <text:p>5.48%</text:p>
          </table:table-cell>
        </table:table-row>
        <table:table-row table:style-name="ro1">
          <table:table-cell table:style-name="ce4" office:value-type="string" calcext:value-type="string">
            <text:p>04/02/2022</text:p>
          </table:table-cell>
          <table:table-cell office:value-type="float" office:value="0.138704" calcext:value-type="float">
            <text:p>0.138704</text:p>
          </table:table-cell>
          <table:table-cell office:value-type="float" office:value="0.141403" calcext:value-type="float">
            <text:p>0.141403</text:p>
          </table:table-cell>
          <table:table-cell office:value-type="float" office:value="0.144299" calcext:value-type="float">
            <text:p>0.144299</text:p>
          </table:table-cell>
          <table:table-cell office:value-type="float" office:value="0.138369" calcext:value-type="float">
            <text:p>0.138369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-1.88%</text:p>
          </table:table-cell>
        </table:table-row>
        <table:table-row table:style-name="ro1">
          <table:table-cell table:style-name="ce4" office:value-type="string" calcext:value-type="string">
            <text:p>04/01/2022</text:p>
          </table:table-cell>
          <table:table-cell office:value-type="float" office:value="0.141361" calcext:value-type="float">
            <text:p>0.141361</text:p>
          </table:table-cell>
          <table:table-cell office:value-type="float" office:value="0.138077" calcext:value-type="float">
            <text:p>0.138077</text:p>
          </table:table-cell>
          <table:table-cell office:value-type="float" office:value="0.142561" calcext:value-type="float">
            <text:p>0.142561</text:p>
          </table:table-cell>
          <table:table-cell office:value-type="float" office:value="0.132265" calcext:value-type="float">
            <text:p>0.132265</text:p>
          </table:table-cell>
          <table:table-cell office:value-type="string" calcext:value-type="string">
            <text:p>1.60B</text:p>
          </table:table-cell>
          <table:table-cell table:style-name="ce4" office:value-type="string" calcext:value-type="string">
            <text:p>2.36%</text:p>
          </table:table-cell>
        </table:table-row>
        <table:table-row table:style-name="ro1">
          <table:table-cell table:style-name="ce4" office:value-type="string" calcext:value-type="string">
            <text:p>03/31/2022</text:p>
          </table:table-cell>
          <table:table-cell office:value-type="float" office:value="0.138099" calcext:value-type="float">
            <text:p>0.138099</text:p>
          </table:table-cell>
          <table:table-cell office:value-type="float" office:value="0.14317" calcext:value-type="float">
            <text:p>0.14317</text:p>
          </table:table-cell>
          <table:table-cell office:value-type="float" office:value="0.147802" calcext:value-type="float">
            <text:p>0.147802</text:p>
          </table:table-cell>
          <table:table-cell office:value-type="float" office:value="0.136352" calcext:value-type="float">
            <text:p>0.136352</text:p>
          </table:table-cell>
          <table:table-cell office:value-type="string" calcext:value-type="string">
            <text:p>2.13B</text:p>
          </table:table-cell>
          <table:table-cell table:style-name="ce4" office:value-type="string" calcext:value-type="string">
            <text:p>-3.47%</text:p>
          </table:table-cell>
        </table:table-row>
        <table:table-row table:style-name="ro1">
          <table:table-cell table:style-name="ce4" office:value-type="string" calcext:value-type="string">
            <text:p>03/30/2022</text:p>
          </table:table-cell>
          <table:table-cell office:value-type="float" office:value="0.143061" calcext:value-type="float">
            <text:p>0.143061</text:p>
          </table:table-cell>
          <table:table-cell office:value-type="float" office:value="0.144501" calcext:value-type="float">
            <text:p>0.144501</text:p>
          </table:table-cell>
          <table:table-cell office:value-type="float" office:value="0.145389" calcext:value-type="float">
            <text:p>0.145389</text:p>
          </table:table-cell>
          <table:table-cell office:value-type="float" office:value="0.138524" calcext:value-type="float">
            <text:p>0.138524</text:p>
          </table:table-cell>
          <table:table-cell office:value-type="string" calcext:value-type="string">
            <text:p>1.68B</text:p>
          </table:table-cell>
          <table:table-cell table:style-name="ce4" office:value-type="string" calcext:value-type="string">
            <text:p>-1.00%</text:p>
          </table:table-cell>
        </table:table-row>
        <table:table-row table:style-name="ro1">
          <table:table-cell table:style-name="ce4" office:value-type="string" calcext:value-type="string">
            <text:p>03/29/2022</text:p>
          </table:table-cell>
          <table:table-cell office:value-type="float" office:value="0.144503" calcext:value-type="float">
            <text:p>0.144503</text:p>
          </table:table-cell>
          <table:table-cell office:value-type="float" office:value="0.142177" calcext:value-type="float">
            <text:p>0.142177</text:p>
          </table:table-cell>
          <table:table-cell office:value-type="float" office:value="0.148796" calcext:value-type="float">
            <text:p>0.148796</text:p>
          </table:table-cell>
          <table:table-cell office:value-type="float" office:value="0.140795" calcext:value-type="float">
            <text:p>0.140795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1.62%</text:p>
          </table:table-cell>
        </table:table-row>
        <table:table-row table:style-name="ro1">
          <table:table-cell table:style-name="ce4" office:value-type="string" calcext:value-type="string">
            <text:p>03/28/2022</text:p>
          </table:table-cell>
          <table:table-cell office:value-type="float" office:value="0.142204" calcext:value-type="float">
            <text:p>0.142204</text:p>
          </table:table-cell>
          <table:table-cell office:value-type="float" office:value="0.144832" calcext:value-type="float">
            <text:p>0.144832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41409" calcext:value-type="float">
            <text:p>0.141409</text:p>
          </table:table-cell>
          <table:table-cell office:value-type="string" calcext:value-type="string">
            <text:p>2.93B</text:p>
          </table:table-cell>
          <table:table-cell table:style-name="ce4" office:value-type="string" calcext:value-type="string">
            <text:p>-1.82%</text:p>
          </table:table-cell>
        </table:table-row>
        <table:table-row table:style-name="ro1">
          <table:table-cell table:style-name="ce4" office:value-type="string" calcext:value-type="string">
            <text:p>03/27/2022</text:p>
          </table:table-cell>
          <table:table-cell office:value-type="float" office:value="0.144839" calcext:value-type="float">
            <text:p>0.144839</text:p>
          </table:table-cell>
          <table:table-cell office:value-type="float" office:value="0.136072" calcext:value-type="float">
            <text:p>0.136072</text:p>
          </table:table-cell>
          <table:table-cell office:value-type="float" office:value="0.145376" calcext:value-type="float">
            <text:p>0.145376</text:p>
          </table:table-cell>
          <table:table-cell office:value-type="float" office:value="0.135541" calcext:value-type="float">
            <text:p>0.135541</text:p>
          </table:table-cell>
          <table:table-cell office:value-type="string" calcext:value-type="string">
            <text:p>2.75B</text:p>
          </table:table-cell>
          <table:table-cell table:style-name="ce4" office:value-type="string" calcext:value-type="string">
            <text:p>6.42%</text:p>
          </table:table-cell>
        </table:table-row>
        <table:table-row table:style-name="ro1">
          <table:table-cell table:style-name="ce4" office:value-type="string" calcext:value-type="string">
            <text:p>03/26/2022</text:p>
          </table:table-cell>
          <table:table-cell office:value-type="float" office:value="0.136101" calcext:value-type="float">
            <text:p>0.136101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136825" calcext:value-type="float">
            <text:p>0.136825</text:p>
          </table:table-cell>
          <table:table-cell office:value-type="float" office:value="0.12909" calcext:value-type="float">
            <text:p>0.12909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4.03%</text:p>
          </table:table-cell>
        </table:table-row>
        <table:table-row table:style-name="ro1">
          <table:table-cell table:style-name="ce4" office:value-type="string" calcext:value-type="string">
            <text:p>03/25/2022</text:p>
          </table:table-cell>
          <table:table-cell office:value-type="float" office:value="0.130831" calcext:value-type="float">
            <text:p>0.130831</text:p>
          </table:table-cell>
          <table:table-cell office:value-type="float" office:value="0.136814" calcext:value-type="float">
            <text:p>0.136814</text:p>
          </table:table-cell>
          <table:table-cell office:value-type="float" office:value="0.137471" calcext:value-type="float">
            <text:p>0.137471</text:p>
          </table:table-cell>
          <table:table-cell office:value-type="float" office:value="0.128025" calcext:value-type="float">
            <text:p>0.128025</text:p>
          </table:table-cell>
          <table:table-cell office:value-type="string" calcext:value-type="string">
            <text:p>1.82B</text:p>
          </table:table-cell>
          <table:table-cell table:style-name="ce4" office:value-type="string" calcext:value-type="string">
            <text:p>-4.34%</text:p>
          </table:table-cell>
        </table:table-row>
        <table:table-row table:style-name="ro1">
          <table:table-cell table:style-name="ce4" office:value-type="string" calcext:value-type="string">
            <text:p>03/24/2022</text:p>
          </table:table-cell>
          <table:table-cell office:value-type="float" office:value="0.136773" calcext:value-type="float">
            <text:p>0.136773</text:p>
          </table:table-cell>
          <table:table-cell office:value-type="float" office:value="0.129805" calcext:value-type="float">
            <text:p>0.129805</text:p>
          </table:table-cell>
          <table:table-cell office:value-type="float" office:value="0.140907" calcext:value-type="float">
            <text:p>0.140907</text:p>
          </table:table-cell>
          <table:table-cell office:value-type="float" office:value="0.127841" calcext:value-type="float">
            <text:p>0.127841</text:p>
          </table:table-cell>
          <table:table-cell office:value-type="string" calcext:value-type="string">
            <text:p>3.37B</text:p>
          </table:table-cell>
          <table:table-cell table:style-name="ce4" office:value-type="string" calcext:value-type="string">
            <text:p>5.36%</text:p>
          </table:table-cell>
        </table:table-row>
        <table:table-row table:style-name="ro1">
          <table:table-cell table:style-name="ce4" office:value-type="string" calcext:value-type="string">
            <text:p>03/23/2022</text:p>
          </table:table-cell>
          <table:table-cell office:value-type="float" office:value="0.129818" calcext:value-type="float">
            <text:p>0.129818</text:p>
          </table:table-cell>
          <table:table-cell office:value-type="float" office:value="0.122436" calcext:value-type="float">
            <text:p>0.122436</text:p>
          </table:table-cell>
          <table:table-cell office:value-type="float" office:value="0.131183" calcext:value-type="float">
            <text:p>0.131183</text:p>
          </table:table-cell>
          <table:table-cell office:value-type="float" office:value="0.121085" calcext:value-type="float">
            <text:p>0.121085</text:p>
          </table:table-cell>
          <table:table-cell office:value-type="string" calcext:value-type="string">
            <text:p>1.83B</text:p>
          </table:table-cell>
          <table:table-cell table:style-name="ce4" office:value-type="string" calcext:value-type="string">
            <text:p>6.05%</text:p>
          </table:table-cell>
        </table:table-row>
        <table:table-row table:style-name="ro1">
          <table:table-cell table:style-name="ce4" office:value-type="string" calcext:value-type="string">
            <text:p>03/22/2022</text:p>
          </table:table-cell>
          <table:table-cell office:value-type="float" office:value="0.122418" calcext:value-type="float">
            <text:p>0.122418</text:p>
          </table:table-cell>
          <table:table-cell office:value-type="float" office:value="0.119245" calcext:value-type="float">
            <text:p>0.119245</text:p>
          </table:table-cell>
          <table:table-cell office:value-type="float" office:value="0.125622" calcext:value-type="float">
            <text:p>0.125622</text:p>
          </table:table-cell>
          <table:table-cell office:value-type="float" office:value="0.118728" calcext:value-type="float">
            <text:p>0.118728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2.68%</text:p>
          </table:table-cell>
        </table:table-row>
        <table:table-row table:style-name="ro1">
          <table:table-cell table:style-name="ce4" office:value-type="string" calcext:value-type="string">
            <text:p>03/21/2022</text:p>
          </table:table-cell>
          <table:table-cell office:value-type="float" office:value="0.119218" calcext:value-type="float">
            <text:p>0.119218</text:p>
          </table:table-cell>
          <table:table-cell office:value-type="float" office:value="0.119099" calcext:value-type="float">
            <text:p>0.119099</text:p>
          </table:table-cell>
          <table:table-cell office:value-type="float" office:value="0.121586" calcext:value-type="float">
            <text:p>0.121586</text:p>
          </table:table-cell>
          <table:table-cell office:value-type="float" office:value="0.117789" calcext:value-type="float">
            <text:p>0.117789</text:p>
          </table:table-cell>
          <table:table-cell office:value-type="string" calcext:value-type="string">
            <text:p>724.69M</text:p>
          </table:table-cell>
          <table:table-cell table:style-name="ce4" office:value-type="string" calcext:value-type="string">
            <text:p>0.14%</text:p>
          </table:table-cell>
        </table:table-row>
        <table:table-row table:style-name="ro1">
          <table:table-cell table:style-name="ce4" office:value-type="string" calcext:value-type="string">
            <text:p>03/20/2022</text:p>
          </table:table-cell>
          <table:table-cell office:value-type="float" office:value="0.119054" calcext:value-type="float">
            <text:p>0.119054</text:p>
          </table:table-cell>
          <table:table-cell office:value-type="float" office:value="0.123539" calcext:value-type="float">
            <text:p>0.123539</text:p>
          </table:table-cell>
          <table:table-cell office:value-type="float" office:value="0.124079" calcext:value-type="float">
            <text:p>0.124079</text:p>
          </table:table-cell>
          <table:table-cell office:value-type="float" office:value="0.11746" calcext:value-type="float">
            <text:p>0.11746</text:p>
          </table:table-cell>
          <table:table-cell office:value-type="string" calcext:value-type="string">
            <text:p>688.17M</text:p>
          </table:table-cell>
          <table:table-cell table:style-name="ce4" office:value-type="string" calcext:value-type="string">
            <text:p>-3.63%</text:p>
          </table:table-cell>
        </table:table-row>
        <table:table-row table:style-name="ro1">
          <table:table-cell table:style-name="ce4" office:value-type="string" calcext:value-type="string">
            <text:p>03/19/2022</text:p>
          </table:table-cell>
          <table:table-cell office:value-type="float" office:value="0.123535" calcext:value-type="float">
            <text:p>0.123535</text:p>
          </table:table-cell>
          <table:table-cell office:value-type="float" office:value="0.119188" calcext:value-type="float">
            <text:p>0.119188</text:p>
          </table:table-cell>
          <table:table-cell office:value-type="float" office:value="0.124991" calcext:value-type="float">
            <text:p>0.124991</text:p>
          </table:table-cell>
          <table:table-cell office:value-type="float" office:value="0.1184" calcext:value-type="float">
            <text:p>0.1184</text:p>
          </table:table-cell>
          <table:table-cell office:value-type="string" calcext:value-type="string">
            <text:p>1.11B</text:p>
          </table:table-cell>
          <table:table-cell table:style-name="ce4" office:value-type="string" calcext:value-type="string">
            <text:p>3.63%</text:p>
          </table:table-cell>
        </table:table-row>
        <table:table-row table:style-name="ro1">
          <table:table-cell table:style-name="ce4" office:value-type="string" calcext:value-type="string">
            <text:p>03/18/2022</text:p>
          </table:table-cell>
          <table:table-cell office:value-type="float" office:value="0.119207" calcext:value-type="float">
            <text:p>0.119207</text:p>
          </table:table-cell>
          <table:table-cell office:value-type="float" office:value="0.116343" calcext:value-type="float">
            <text:p>0.116343</text:p>
          </table:table-cell>
          <table:table-cell office:value-type="float" office:value="0.119528" calcext:value-type="float">
            <text:p>0.119528</text:p>
          </table:table-cell>
          <table:table-cell office:value-type="float" office:value="0.114314" calcext:value-type="float">
            <text:p>0.114314</text:p>
          </table:table-cell>
          <table:table-cell office:value-type="string" calcext:value-type="string">
            <text:p>339.03M</text:p>
          </table:table-cell>
          <table:table-cell table:style-name="ce4" office:value-type="string" calcext:value-type="string">
            <text:p>2.47%</text:p>
          </table:table-cell>
        </table:table-row>
        <table:table-row table:style-name="ro1">
          <table:table-cell table:style-name="ce4" office:value-type="string" calcext:value-type="string">
            <text:p>03/17/2022</text:p>
          </table:table-cell>
          <table:table-cell office:value-type="float" office:value="0.116336" calcext:value-type="float">
            <text:p>0.116336</text:p>
          </table:table-cell>
          <table:table-cell office:value-type="float" office:value="0.116988" calcext:value-type="float">
            <text:p>0.116988</text:p>
          </table:table-cell>
          <table:table-cell office:value-type="float" office:value="0.119228" calcext:value-type="float">
            <text:p>0.119228</text:p>
          </table:table-cell>
          <table:table-cell office:value-type="float" office:value="0.116135" calcext:value-type="float">
            <text:p>0.116135</text:p>
          </table:table-cell>
          <table:table-cell office:value-type="string" calcext:value-type="string">
            <text:p>355.05M</text:p>
          </table:table-cell>
          <table:table-cell table:style-name="ce4" office:value-type="string" calcext:value-type="string">
            <text:p>-0.57%</text:p>
          </table:table-cell>
        </table:table-row>
        <table:table-row table:style-name="ro1">
          <table:table-cell table:style-name="ce4" office:value-type="string" calcext:value-type="string">
            <text:p>03/16/2022</text:p>
          </table:table-cell>
          <table:table-cell office:value-type="float" office:value="0.116997" calcext:value-type="float">
            <text:p>0.116997</text:p>
          </table:table-cell>
          <table:table-cell office:value-type="float" office:value="0.112591" calcext:value-type="float">
            <text:p>0.112591</text:p>
          </table:table-cell>
          <table:table-cell office:value-type="float" office:value="0.117025" calcext:value-type="float">
            <text:p>0.117025</text:p>
          </table:table-cell>
          <table:table-cell office:value-type="float" office:value="0.112107" calcext:value-type="float">
            <text:p>0.112107</text:p>
          </table:table-cell>
          <table:table-cell office:value-type="string" calcext:value-type="string">
            <text:p>527.73M</text:p>
          </table:table-cell>
          <table:table-cell table:style-name="ce4" office:value-type="string" calcext:value-type="string">
            <text:p>3.91%</text:p>
          </table:table-cell>
        </table:table-row>
        <table:table-row table:style-name="ro1">
          <table:table-cell table:style-name="ce4" office:value-type="string" calcext:value-type="string">
            <text:p>03/15/2022</text:p>
          </table:table-cell>
          <table:table-cell office:value-type="float" office:value="0.112591" calcext:value-type="float">
            <text:p>0.112591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14209" calcext:value-type="float">
            <text:p>0.114209</text:p>
          </table:table-cell>
          <table:table-cell office:value-type="float" office:value="0.110292" calcext:value-type="float">
            <text:p>0.110292</text:p>
          </table:table-cell>
          <table:table-cell office:value-type="string" calcext:value-type="string">
            <text:p>346.15M</text:p>
          </table:table-cell>
          <table:table-cell table:style-name="ce4" office:value-type="string" calcext:value-type="string">
            <text:p>-1.17%</text:p>
          </table:table-cell>
        </table:table-row>
        <table:table-row table:style-name="ro1">
          <table:table-cell table:style-name="ce4" office:value-type="string" calcext:value-type="string">
            <text:p>03/14/2022</text:p>
          </table:table-cell>
          <table:table-cell office:value-type="float" office:value="0.113923" calcext:value-type="float">
            <text:p>0.113923</text:p>
          </table:table-cell>
          <table:table-cell office:value-type="float" office:value="0.111566" calcext:value-type="float">
            <text:p>0.111566</text:p>
          </table:table-cell>
          <table:table-cell office:value-type="float" office:value="0.121335" calcext:value-type="float">
            <text:p>0.121335</text:p>
          </table:table-cell>
          <table:table-cell office:value-type="float" office:value="0.110319" calcext:value-type="float">
            <text:p>0.110319</text:p>
          </table:table-cell>
          <table:table-cell office:value-type="string" calcext:value-type="string">
            <text:p>774.55M</text:p>
          </table:table-cell>
          <table:table-cell table:style-name="ce4" office:value-type="string" calcext:value-type="string">
            <text:p>2.08%</text:p>
          </table:table-cell>
        </table:table-row>
        <table:table-row table:style-name="ro1">
          <table:table-cell table:style-name="ce4" office:value-type="string" calcext:value-type="string">
            <text:p>03/13/2022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114717" calcext:value-type="float">
            <text:p>0.114717</text:p>
          </table:table-cell>
          <table:table-cell office:value-type="float" office:value="0.116291" calcext:value-type="float">
            <text:p>0.116291</text:p>
          </table:table-cell>
          <table:table-cell office:value-type="float" office:value="0.110102" calcext:value-type="float">
            <text:p>0.110102</text:p>
          </table:table-cell>
          <table:table-cell office:value-type="string" calcext:value-type="string">
            <text:p>348.52M</text:p>
          </table:table-cell>
          <table:table-cell table:style-name="ce4" office:value-type="string" calcext:value-type="string">
            <text:p>-2.71%</text:p>
          </table:table-cell>
        </table:table-row>
        <table:table-row table:style-name="ro1">
          <table:table-cell table:style-name="ce4" office:value-type="string" calcext:value-type="string">
            <text:p>03/12/2022</text:p>
          </table:table-cell>
          <table:table-cell office:value-type="float" office:value="0.11471" calcext:value-type="float">
            <text:p>0.11471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17289" calcext:value-type="float">
            <text:p>0.117289</text:p>
          </table:table-cell>
          <table:table-cell office:value-type="float" office:value="0.11471" calcext:value-type="float">
            <text:p>0.11471</text:p>
          </table:table-cell>
          <table:table-cell office:value-type="string" calcext:value-type="string">
            <text:p>109.33M</text:p>
          </table:table-cell>
          <table:table-cell table:style-name="ce4" office:value-type="string" calcext:value-type="string">
            <text:p>-0.61%</text:p>
          </table:table-cell>
        </table:table-row>
        <table:table-row table:style-name="ro1">
          <table:table-cell table:style-name="ce4" office:value-type="string" calcext:value-type="string">
            <text:p>03/11/2022</text:p>
          </table:table-cell>
          <table:table-cell office:value-type="float" office:value="0.115416" calcext:value-type="float">
            <text:p>0.115416</text:p>
          </table:table-cell>
          <table:table-cell office:value-type="float" office:value="0.116885" calcext:value-type="float">
            <text:p>0.116885</text:p>
          </table:table-cell>
          <table:table-cell office:value-type="float" office:value="0.118459" calcext:value-type="float">
            <text:p>0.118459</text:p>
          </table:table-cell>
          <table:table-cell office:value-type="float" office:value="0.114119" calcext:value-type="float">
            <text:p>0.114119</text:p>
          </table:table-cell>
          <table:table-cell office:value-type="string" calcext:value-type="string">
            <text:p>214.96M</text:p>
          </table:table-cell>
          <table:table-cell table:style-name="ce4" office:value-type="string" calcext:value-type="string">
            <text:p>-1.26%</text:p>
          </table:table-cell>
        </table:table-row>
        <table:table-row table:style-name="ro1">
          <table:table-cell table:style-name="ce4" office:value-type="string" calcext:value-type="string">
            <text:p>03/10/2022</text:p>
          </table:table-cell>
          <table:table-cell office:value-type="float" office:value="0.116885" calcext:value-type="float">
            <text:p>0.116885</text:p>
          </table:table-cell>
          <table:table-cell office:value-type="float" office:value="0.121489" calcext:value-type="float">
            <text:p>0.121489</text:p>
          </table:table-cell>
          <table:table-cell office:value-type="float" office:value="0.121751" calcext:value-type="float">
            <text:p>0.121751</text:p>
          </table:table-cell>
          <table:table-cell office:value-type="float" office:value="0.115029" calcext:value-type="float">
            <text:p>0.115029</text:p>
          </table:table-cell>
          <table:table-cell office:value-type="string" calcext:value-type="string">
            <text:p>359.25M</text:p>
          </table:table-cell>
          <table:table-cell table:style-name="ce4" office:value-type="string" calcext:value-type="string">
            <text:p>-3.79%</text:p>
          </table:table-cell>
        </table:table-row>
        <table:table-row table:style-name="ro1">
          <table:table-cell table:style-name="ce4" office:value-type="string" calcext:value-type="string">
            <text:p>03/09/2022</text:p>
          </table:table-cell>
          <table:table-cell office:value-type="float" office:value="0.121489" calcext:value-type="float">
            <text:p>0.121489</text:p>
          </table:table-cell>
          <table:table-cell office:value-type="float" office:value="0.117086" calcext:value-type="float">
            <text:p>0.117086</text:p>
          </table:table-cell>
          <table:table-cell office:value-type="float" office:value="0.123962" calcext:value-type="float">
            <text:p>0.123962</text:p>
          </table:table-cell>
          <table:table-cell office:value-type="float" office:value="0.116574" calcext:value-type="float">
            <text:p>0.116574</text:p>
          </table:table-cell>
          <table:table-cell office:value-type="string" calcext:value-type="string">
            <text:p>305.95M</text:p>
          </table:table-cell>
          <table:table-cell table:style-name="ce4" office:value-type="string" calcext:value-type="string">
            <text:p>3.76%</text:p>
          </table:table-cell>
        </table:table-row>
        <table:table-row table:style-name="ro1">
          <table:table-cell table:style-name="ce4" office:value-type="string" calcext:value-type="string">
            <text:p>03/08/2022</text:p>
          </table:table-cell>
          <table:table-cell office:value-type="float" office:value="0.117086" calcext:value-type="float">
            <text:p>0.117086</text:p>
          </table:table-cell>
          <table:table-cell office:value-type="float" office:value="0.118887" calcext:value-type="float">
            <text:p>0.118887</text:p>
          </table:table-cell>
          <table:table-cell office:value-type="float" office:value="0.119963" calcext:value-type="float">
            <text:p>0.119963</text:p>
          </table:table-cell>
          <table:table-cell office:value-type="float" office:value="0.115344" calcext:value-type="float">
            <text:p>0.115344</text:p>
          </table:table-cell>
          <table:table-cell office:value-type="string" calcext:value-type="string">
            <text:p>297.77M</text:p>
          </table:table-cell>
          <table:table-cell table:style-name="ce4" office:value-type="string" calcext:value-type="string">
            <text:p>0.11%</text:p>
          </table:table-cell>
        </table:table-row>
        <table:table-row table:style-name="ro1">
          <table:table-cell table:style-name="ce4" office:value-type="string" calcext:value-type="string">
            <text:p>03/07/2022</text:p>
          </table:table-cell>
          <table:table-cell office:value-type="float" office:value="0.116952" calcext:value-type="float">
            <text:p>0.116952</text:p>
          </table:table-cell>
          <table:table-cell office:value-type="float" office:value="0.123778" calcext:value-type="float">
            <text:p>0.123778</text:p>
          </table:table-cell>
          <table:table-cell office:value-type="float" office:value="0.123785" calcext:value-type="float">
            <text:p>0.123785</text:p>
          </table:table-cell>
          <table:table-cell office:value-type="float" office:value="0.113997" calcext:value-type="float">
            <text:p>0.113997</text:p>
          </table:table-cell>
          <table:table-cell office:value-type="string" calcext:value-type="string">
            <text:p>275.56M</text:p>
          </table:table-cell>
          <table:table-cell table:style-name="ce4" office:value-type="string" calcext:value-type="string">
            <text:p>-5.51%</text:p>
          </table:table-cell>
        </table:table-row>
        <table:table-row table:style-name="ro1">
          <table:table-cell table:style-name="ce4" office:value-type="string" calcext:value-type="string">
            <text:p>03/06/2022</text:p>
          </table:table-cell>
          <table:table-cell office:value-type="float" office:value="0.123778" calcext:value-type="float">
            <text:p>0.123778</text:p>
          </table:table-cell>
          <table:table-cell office:value-type="float" office:value="0.123118" calcext:value-type="float">
            <text:p>0.123118</text:p>
          </table:table-cell>
          <table:table-cell office:value-type="float" office:value="0.125528" calcext:value-type="float">
            <text:p>0.125528</text:p>
          </table:table-cell>
          <table:table-cell office:value-type="float" office:value="0.119675" calcext:value-type="float">
            <text:p>0.119675</text:p>
          </table:table-cell>
          <table:table-cell office:value-type="string" calcext:value-type="string">
            <text:p>217.34M</text:p>
          </table:table-cell>
          <table:table-cell table:style-name="ce4" office:value-type="string" calcext:value-type="string">
            <text:p>0.54%</text:p>
          </table:table-cell>
        </table:table-row>
        <table:table-row table:style-name="ro1">
          <table:table-cell table:style-name="ce4" office:value-type="string" calcext:value-type="string">
            <text:p>03/05/2022</text:p>
          </table:table-cell>
          <table:table-cell office:value-type="float" office:value="0.123119" calcext:value-type="float">
            <text:p>0.123119</text:p>
          </table:table-cell>
          <table:table-cell office:value-type="float" office:value="0.122519" calcext:value-type="float">
            <text:p>0.122519</text:p>
          </table:table-cell>
          <table:table-cell office:value-type="float" office:value="0.126188" calcext:value-type="float">
            <text:p>0.126188</text:p>
          </table:table-cell>
          <table:table-cell office:value-type="float" office:value="0.121068" calcext:value-type="float">
            <text:p>0.121068</text:p>
          </table:table-cell>
          <table:table-cell office:value-type="string" calcext:value-type="string">
            <text:p>137.36M</text:p>
          </table:table-cell>
          <table:table-cell table:style-name="ce4" office:value-type="string" calcext:value-type="string">
            <text:p>0.51%</text:p>
          </table:table-cell>
        </table:table-row>
        <table:table-row table:style-name="ro1">
          <table:table-cell table:style-name="ce4" office:value-type="string" calcext:value-type="string">
            <text:p>03/04/2022</text:p>
          </table:table-cell>
          <table:table-cell office:value-type="float" office:value="0.122496" calcext:value-type="float">
            <text:p>0.122496</text:p>
          </table:table-cell>
          <table:table-cell office:value-type="float" office:value="0.129689" calcext:value-type="float">
            <text:p>0.129689</text:p>
          </table:table-cell>
          <table:table-cell office:value-type="float" office:value="0.130596" calcext:value-type="float">
            <text:p>0.130596</text:p>
          </table:table-cell>
          <table:table-cell office:value-type="float" office:value="0.12027" calcext:value-type="float">
            <text:p>0.12027</text:p>
          </table:table-cell>
          <table:table-cell office:value-type="string" calcext:value-type="string">
            <text:p>373.02M</text:p>
          </table:table-cell>
          <table:table-cell table:style-name="ce4" office:value-type="string" calcext:value-type="string">
            <text:p>-5.55%</text:p>
          </table:table-cell>
        </table:table-row>
        <table:table-row table:style-name="ro1">
          <table:table-cell table:style-name="ce4" office:value-type="string" calcext:value-type="string">
            <text:p>03/03/2022</text:p>
          </table:table-cell>
          <table:table-cell office:value-type="float" office:value="0.129689" calcext:value-type="float">
            <text:p>0.129689</text:p>
          </table:table-cell>
          <table:table-cell office:value-type="float" office:value="0.133033" calcext:value-type="float">
            <text:p>0.133033</text:p>
          </table:table-cell>
          <table:table-cell office:value-type="float" office:value="0.133808" calcext:value-type="float">
            <text:p>0.133808</text:p>
          </table:table-cell>
          <table:table-cell office:value-type="float" office:value="0.127289" calcext:value-type="float">
            <text:p>0.127289</text:p>
          </table:table-cell>
          <table:table-cell office:value-type="string" calcext:value-type="string">
            <text:p>691.75M</text:p>
          </table:table-cell>
          <table:table-cell table:style-name="ce4" office:value-type="string" calcext:value-type="string">
            <text:p>-2.51%</text:p>
          </table:table-cell>
        </table:table-row>
        <table:table-row table:style-name="ro1">
          <table:table-cell table:style-name="ce4" office:value-type="string" calcext:value-type="string">
            <text:p>03/02/2022</text:p>
          </table:table-cell>
          <table:table-cell office:value-type="float" office:value="0.133033" calcext:value-type="float">
            <text:p>0.133033</text:p>
          </table:table-cell>
          <table:table-cell office:value-type="float" office:value="0.13395" calcext:value-type="float">
            <text:p>0.13395</text:p>
          </table:table-cell>
          <table:table-cell office:value-type="float" office:value="0.136758" calcext:value-type="float">
            <text:p>0.136758</text:p>
          </table:table-cell>
          <table:table-cell office:value-type="float" office:value="0.130792" calcext:value-type="float">
            <text:p>0.130792</text:p>
          </table:table-cell>
          <table:table-cell office:value-type="string" calcext:value-type="string">
            <text:p>885.68M</text:p>
          </table:table-cell>
          <table:table-cell table:style-name="ce4" office:value-type="string" calcext:value-type="string">
            <text:p>-0.69%</text:p>
          </table:table-cell>
        </table:table-row>
        <table:table-row table:style-name="ro1">
          <table:table-cell table:style-name="ce4" office:value-type="string" calcext:value-type="string">
            <text:p>03/01/2022</text:p>
          </table:table-cell>
          <table:table-cell office:value-type="float" office:value="0.133951" calcext:value-type="float">
            <text:p>0.133951</text:p>
          </table:table-cell>
          <table:table-cell office:value-type="float" office:value="0.13347" calcext:value-type="float">
            <text:p>0.13347</text:p>
          </table:table-cell>
          <table:table-cell office:value-type="float" office:value="0.138805" calcext:value-type="float">
            <text:p>0.138805</text:p>
          </table:table-cell>
          <table:table-cell office:value-type="float" office:value="0.129953" calcext:value-type="float">
            <text:p>0.129953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0.36%</text:p>
          </table:table-cell>
        </table:table-row>
        <table:table-row table:style-name="ro1">
          <table:table-cell table:style-name="ce4" office:value-type="string" calcext:value-type="string">
            <text:p>02/28/2022</text:p>
          </table:table-cell>
          <table:table-cell office:value-type="float" office:value="0.133469" calcext:value-type="float">
            <text:p>0.133469</text:p>
          </table:table-cell>
          <table:table-cell office:value-type="float" office:value="0.122965" calcext:value-type="float">
            <text:p>0.122965</text:p>
          </table:table-cell>
          <table:table-cell office:value-type="float" office:value="0.134819" calcext:value-type="float">
            <text:p>0.134819</text:p>
          </table:table-cell>
          <table:table-cell office:value-type="float" office:value="0.121422" calcext:value-type="float">
            <text:p>0.121422</text:p>
          </table:table-cell>
          <table:table-cell office:value-type="string" calcext:value-type="string">
            <text:p>1.07B</text:p>
          </table:table-cell>
          <table:table-cell table:style-name="ce4" office:value-type="string" calcext:value-type="string">
            <text:p>8.54%</text:p>
          </table:table-cell>
        </table:table-row>
        <table:table-row table:style-name="ro1">
          <table:table-cell table:style-name="ce4" office:value-type="string" calcext:value-type="string">
            <text:p>02/27/2022</text:p>
          </table:table-cell>
          <table:table-cell office:value-type="float" office:value="0.122963" calcext:value-type="float">
            <text:p>0.122963</text:p>
          </table:table-cell>
          <table:table-cell office:value-type="float" office:value="0.127599" calcext:value-type="float">
            <text:p>0.127599</text:p>
          </table:table-cell>
          <table:table-cell office:value-type="float" office:value="0.12833" calcext:value-type="float">
            <text:p>0.12833</text:p>
          </table:table-cell>
          <table:table-cell office:value-type="float" office:value="0.121306" calcext:value-type="float">
            <text:p>0.121306</text:p>
          </table:table-cell>
          <table:table-cell office:value-type="string" calcext:value-type="string">
            <text:p>883.80M</text:p>
          </table:table-cell>
          <table:table-cell table:style-name="ce4" office:value-type="string" calcext:value-type="string">
            <text:p>-3.63%</text:p>
          </table:table-cell>
        </table:table-row>
        <table:table-row table:style-name="ro1">
          <table:table-cell table:style-name="ce4" office:value-type="string" calcext:value-type="string">
            <text:p>02/26/2022</text:p>
          </table:table-cell>
          <table:table-cell office:value-type="float" office:value="0.127596" calcext:value-type="float">
            <text:p>0.127596</text:p>
          </table:table-cell>
          <table:table-cell office:value-type="float" office:value="0.127659" calcext:value-type="float">
            <text:p>0.127659</text:p>
          </table:table-cell>
          <table:table-cell office:value-type="float" office:value="0.130276" calcext:value-type="float">
            <text:p>0.130276</text:p>
          </table:table-cell>
          <table:table-cell office:value-type="float" office:value="0.125801" calcext:value-type="float">
            <text:p>0.125801</text:p>
          </table:table-cell>
          <table:table-cell office:value-type="string" calcext:value-type="string">
            <text:p>764.79M</text:p>
          </table:table-cell>
          <table:table-cell table:style-name="ce4" office:value-type="string" calcext:value-type="string">
            <text:p>-0.05%</text:p>
          </table:table-cell>
        </table:table-row>
        <table:table-row table:style-name="ro1">
          <table:table-cell table:style-name="ce4" office:value-type="string" calcext:value-type="string">
            <text:p>02/25/2022</text:p>
          </table:table-cell>
          <table:table-cell office:value-type="float" office:value="0.127659" calcext:value-type="float">
            <text:p>0.127659</text:p>
          </table:table-cell>
          <table:table-cell office:value-type="float" office:value="0.124013" calcext:value-type="float">
            <text:p>0.124013</text:p>
          </table:table-cell>
          <table:table-cell office:value-type="float" office:value="0.12829" calcext:value-type="float">
            <text:p>0.12829</text:p>
          </table:table-cell>
          <table:table-cell office:value-type="float" office:value="0.120605" calcext:value-type="float">
            <text:p>0.120605</text:p>
          </table:table-cell>
          <table:table-cell office:value-type="string" calcext:value-type="string">
            <text:p>1.15B</text:p>
          </table:table-cell>
          <table:table-cell table:style-name="ce4" office:value-type="string" calcext:value-type="string">
            <text:p>2.94%</text:p>
          </table:table-cell>
        </table:table-row>
        <table:table-row table:style-name="ro1">
          <table:table-cell table:style-name="ce4" office:value-type="string" calcext:value-type="string">
            <text:p>02/24/2022</text:p>
          </table:table-cell>
          <table:table-cell office:value-type="float" office:value="0.124013" calcext:value-type="float">
            <text:p>0.124013</text:p>
          </table:table-cell>
          <table:table-cell office:value-type="float" office:value="0.127247" calcext:value-type="float">
            <text:p>0.127247</text:p>
          </table:table-cell>
          <table:table-cell office:value-type="float" office:value="0.127674" calcext:value-type="float">
            <text:p>0.127674</text:p>
          </table:table-cell>
          <table:table-cell office:value-type="float" office:value="0.107474" calcext:value-type="float">
            <text:p>0.107474</text:p>
          </table:table-cell>
          <table:table-cell office:value-type="string" calcext:value-type="string">
            <text:p>4.01B</text:p>
          </table:table-cell>
          <table:table-cell table:style-name="ce4" office:value-type="string" calcext:value-type="string">
            <text:p>-2.52%</text:p>
          </table:table-cell>
        </table:table-row>
        <table:table-row table:style-name="ro1">
          <table:table-cell table:style-name="ce4" office:value-type="string" calcext:value-type="string">
            <text:p>02/23/2022</text:p>
          </table:table-cell>
          <table:table-cell office:value-type="float" office:value="0.127224" calcext:value-type="float">
            <text:p>0.127224</text:p>
          </table:table-cell>
          <table:table-cell office:value-type="float" office:value="0.131335" calcext:value-type="float">
            <text:p>0.131335</text:p>
          </table:table-cell>
          <table:table-cell office:value-type="float" office:value="0.135383" calcext:value-type="float">
            <text:p>0.135383</text:p>
          </table:table-cell>
          <table:table-cell office:value-type="float" office:value="0.127222" calcext:value-type="float">
            <text:p>0.127222</text:p>
          </table:table-cell>
          <table:table-cell office:value-type="string" calcext:value-type="string">
            <text:p>959.11M</text:p>
          </table:table-cell>
          <table:table-cell table:style-name="ce4" office:value-type="string" calcext:value-type="string">
            <text:p>-3.14%</text:p>
          </table:table-cell>
        </table:table-row>
        <table:table-row table:style-name="ro1">
          <table:table-cell table:style-name="ce4" office:value-type="string" calcext:value-type="string">
            <text:p>02/22/2022</text:p>
          </table:table-cell>
          <table:table-cell office:value-type="float" office:value="0.131352" calcext:value-type="float">
            <text:p>0.131352</text:p>
          </table:table-cell>
          <table:table-cell office:value-type="float" office:value="0.12812" calcext:value-type="float">
            <text:p>0.12812</text:p>
          </table:table-cell>
          <table:table-cell office:value-type="float" office:value="0.131786" calcext:value-type="float">
            <text:p>0.131786</text:p>
          </table:table-cell>
          <table:table-cell office:value-type="float" office:value="0.124295" calcext:value-type="float">
            <text:p>0.124295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2.55%</text:p>
          </table:table-cell>
        </table:table-row>
        <table:table-row table:style-name="ro1">
          <table:table-cell table:style-name="ce4" office:value-type="string" calcext:value-type="string">
            <text:p>02/21/2022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136627" calcext:value-type="float">
            <text:p>0.136627</text:p>
          </table:table-cell>
          <table:table-cell office:value-type="float" office:value="0.141556" calcext:value-type="float">
            <text:p>0.141556</text:p>
          </table:table-cell>
          <table:table-cell office:value-type="float" office:value="0.127261" calcext:value-type="float">
            <text:p>0.127261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-6.24%</text:p>
          </table:table-cell>
        </table:table-row>
        <table:table-row table:style-name="ro1">
          <table:table-cell table:style-name="ce4" office:value-type="string" calcext:value-type="string">
            <text:p>02/20/2022</text:p>
          </table:table-cell>
          <table:table-cell office:value-type="float" office:value="0.136611" calcext:value-type="float">
            <text:p>0.136611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141095" calcext:value-type="float">
            <text:p>0.141095</text:p>
          </table:table-cell>
          <table:table-cell office:value-type="float" office:value="0.135477" calcext:value-type="float">
            <text:p>0.135477</text:p>
          </table:table-cell>
          <table:table-cell office:value-type="string" calcext:value-type="string">
            <text:p>838.15M</text:p>
          </table:table-cell>
          <table:table-cell table:style-name="ce4" office:value-type="string" calcext:value-type="string">
            <text:p>-3.05%</text:p>
          </table:table-cell>
        </table:table-row>
        <table:table-row table:style-name="ro1">
          <table:table-cell table:style-name="ce4" office:value-type="string" calcext:value-type="string">
            <text:p>02/19/2022</text:p>
          </table:table-cell>
          <table:table-cell office:value-type="float" office:value="0.140908" calcext:value-type="float">
            <text:p>0.140908</text:p>
          </table:table-cell>
          <table:table-cell office:value-type="float" office:value="0.138599" calcext:value-type="float">
            <text:p>0.138599</text:p>
          </table:table-cell>
          <table:table-cell office:value-type="float" office:value="0.146354" calcext:value-type="float">
            <text:p>0.146354</text:p>
          </table:table-cell>
          <table:table-cell office:value-type="float" office:value="0.138484" calcext:value-type="float">
            <text:p>0.138484</text:p>
          </table:table-cell>
          <table:table-cell office:value-type="string" calcext:value-type="string">
            <text:p>1.07B</text:p>
          </table:table-cell>
          <table:table-cell table:style-name="ce4" office:value-type="string" calcext:value-type="string">
            <text:p>1.68%</text:p>
          </table:table-cell>
        </table:table-row>
        <table:table-row table:style-name="ro1">
          <table:table-cell table:style-name="ce4" office:value-type="string" calcext:value-type="string">
            <text:p>02/18/2022</text:p>
          </table:table-cell>
          <table:table-cell office:value-type="float" office:value="0.138583" calcext:value-type="float">
            <text:p>0.138583</text:p>
          </table:table-cell>
          <table:table-cell office:value-type="float" office:value="0.138369" calcext:value-type="float">
            <text:p>0.138369</text:p>
          </table:table-cell>
          <table:table-cell office:value-type="float" office:value="0.142164" calcext:value-type="float">
            <text:p>0.142164</text:p>
          </table:table-cell>
          <table:table-cell office:value-type="float" office:value="0.136167" calcext:value-type="float">
            <text:p>0.136167</text:p>
          </table:table-cell>
          <table:table-cell office:value-type="string" calcext:value-type="string">
            <text:p>980.76M</text:p>
          </table:table-cell>
          <table:table-cell table:style-name="ce4" office:value-type="string" calcext:value-type="string">
            <text:p>0.12%</text:p>
          </table:table-cell>
        </table:table-row>
        <table:table-row table:style-name="ro1">
          <table:table-cell table:style-name="ce4" office:value-type="string" calcext:value-type="string">
            <text:p>02/17/2022</text:p>
          </table:table-cell>
          <table:table-cell office:value-type="float" office:value="0.138414" calcext:value-type="float">
            <text:p>0.138414</text:p>
          </table:table-cell>
          <table:table-cell office:value-type="float" office:value="0.148754" calcext:value-type="float">
            <text:p>0.148754</text:p>
          </table:table-cell>
          <table:table-cell office:value-type="float" office:value="0.149999" calcext:value-type="float">
            <text:p>0.149999</text:p>
          </table:table-cell>
          <table:table-cell office:value-type="float" office:value="0.137236" calcext:value-type="float">
            <text:p>0.137236</text:p>
          </table:table-cell>
          <table:table-cell office:value-type="string" calcext:value-type="string">
            <text:p>1.23B</text:p>
          </table:table-cell>
          <table:table-cell table:style-name="ce4" office:value-type="string" calcext:value-type="string">
            <text:p>-6.95%</text:p>
          </table:table-cell>
        </table:table-row>
        <table:table-row table:style-name="ro1">
          <table:table-cell table:style-name="ce4" office:value-type="string" calcext:value-type="string">
            <text:p>02/16/2022</text:p>
          </table:table-cell>
          <table:table-cell office:value-type="float" office:value="0.148757" calcext:value-type="float">
            <text:p>0.148757</text:p>
          </table:table-cell>
          <table:table-cell office:value-type="float" office:value="0.151606" calcext:value-type="float">
            <text:p>0.151606</text:p>
          </table:table-cell>
          <table:table-cell office:value-type="float" office:value="0.151643" calcext:value-type="float">
            <text:p>0.151643</text:p>
          </table:table-cell>
          <table:table-cell office:value-type="float" office:value="0.146288" calcext:value-type="float">
            <text:p>0.146288</text:p>
          </table:table-cell>
          <table:table-cell office:value-type="string" calcext:value-type="string">
            <text:p>704.25M</text:p>
          </table:table-cell>
          <table:table-cell table:style-name="ce4" office:value-type="string" calcext:value-type="string">
            <text:p>-1.89%</text:p>
          </table:table-cell>
        </table:table-row>
        <table:table-row table:style-name="ro1">
          <table:table-cell table:style-name="ce4" office:value-type="string" calcext:value-type="string">
            <text:p>02/15/2022</text:p>
          </table:table-cell>
          <table:table-cell office:value-type="float" office:value="0.151626" calcext:value-type="float">
            <text:p>0.151626</text:p>
          </table:table-cell>
          <table:table-cell office:value-type="float" office:value="0.145778" calcext:value-type="float">
            <text:p>0.145778</text:p>
          </table:table-cell>
          <table:table-cell office:value-type="float" office:value="0.152347" calcext:value-type="float">
            <text:p>0.152347</text:p>
          </table:table-cell>
          <table:table-cell office:value-type="float" office:value="0.144858" calcext:value-type="float">
            <text:p>0.144858</text:p>
          </table:table-cell>
          <table:table-cell office:value-type="string" calcext:value-type="string">
            <text:p>966.78M</text:p>
          </table:table-cell>
          <table:table-cell table:style-name="ce4" office:value-type="string" calcext:value-type="string">
            <text:p>3.93%</text:p>
          </table:table-cell>
        </table:table-row>
        <table:table-row table:style-name="ro1">
          <table:table-cell table:style-name="ce4" office:value-type="string" calcext:value-type="string">
            <text:p>02/14/2022</text:p>
          </table:table-cell>
          <table:table-cell office:value-type="float" office:value="0.145895" calcext:value-type="float">
            <text:p>0.145895</text:p>
          </table:table-cell>
          <table:table-cell office:value-type="float" office:value="0.148129" calcext:value-type="float">
            <text:p>0.148129</text:p>
          </table:table-cell>
          <table:table-cell office:value-type="float" office:value="0.150132" calcext:value-type="float">
            <text:p>0.150132</text:p>
          </table:table-cell>
          <table:table-cell office:value-type="float" office:value="0.142986" calcext:value-type="float">
            <text:p>0.142986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-1.53%</text:p>
          </table:table-cell>
        </table:table-row>
        <table:table-row table:style-name="ro1">
          <table:table-cell table:style-name="ce4" office:value-type="string" calcext:value-type="string">
            <text:p>02/13/2022</text:p>
          </table:table-cell>
          <table:table-cell office:value-type="float" office:value="0.148156" calcext:value-type="float">
            <text:p>0.148156</text:p>
          </table:table-cell>
          <table:table-cell office:value-type="float" office:value="0.144302" calcext:value-type="float">
            <text:p>0.144302</text:p>
          </table:table-cell>
          <table:table-cell office:value-type="float" office:value="0.157644" calcext:value-type="float">
            <text:p>0.157644</text:p>
          </table:table-cell>
          <table:table-cell office:value-type="float" office:value="0.143727" calcext:value-type="float">
            <text:p>0.143727</text:p>
          </table:table-cell>
          <table:table-cell office:value-type="string" calcext:value-type="string">
            <text:p>2.61B</text:p>
          </table:table-cell>
          <table:table-cell table:style-name="ce4" office:value-type="string" calcext:value-type="string">
            <text:p>2.67%</text:p>
          </table:table-cell>
        </table:table-row>
        <table:table-row table:style-name="ro1">
          <table:table-cell table:style-name="ce4" office:value-type="string" calcext:value-type="string">
            <text:p>02/12/2022</text:p>
          </table:table-cell>
          <table:table-cell office:value-type="float" office:value="0.144303" calcext:value-type="float">
            <text:p>0.144303</text:p>
          </table:table-cell>
          <table:table-cell office:value-type="float" office:value="0.144804" calcext:value-type="float">
            <text:p>0.144804</text:p>
          </table:table-cell>
          <table:table-cell office:value-type="float" office:value="0.147246" calcext:value-type="float">
            <text:p>0.147246</text:p>
          </table:table-cell>
          <table:table-cell office:value-type="float" office:value="0.140862" calcext:value-type="float">
            <text:p>0.140862</text:p>
          </table:table-cell>
          <table:table-cell office:value-type="string" calcext:value-type="string">
            <text:p>969.02M</text:p>
          </table:table-cell>
          <table:table-cell table:style-name="ce4" office:value-type="string" calcext:value-type="string">
            <text:p>-0.37%</text:p>
          </table:table-cell>
        </table:table-row>
        <table:table-row table:style-name="ro1">
          <table:table-cell table:style-name="ce4" office:value-type="string" calcext:value-type="string">
            <text:p>02/11/2022</text:p>
          </table:table-cell>
          <table:table-cell office:value-type="float" office:value="0.144842" calcext:value-type="float">
            <text:p>0.144842</text:p>
          </table:table-cell>
          <table:table-cell office:value-type="float" office:value="0.151458" calcext:value-type="float">
            <text:p>0.151458</text:p>
          </table:table-cell>
          <table:table-cell office:value-type="float" office:value="0.154203" calcext:value-type="float">
            <text:p>0.154203</text:p>
          </table:table-cell>
          <table:table-cell office:value-type="float" office:value="0.14263" calcext:value-type="float">
            <text:p>0.14263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-4.34%</text:p>
          </table:table-cell>
        </table:table-row>
        <table:table-row table:style-name="ro1">
          <table:table-cell table:style-name="ce4" office:value-type="string" calcext:value-type="string">
            <text:p>02/10/2022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59353" calcext:value-type="float">
            <text:p>0.159353</text:p>
          </table:table-cell>
          <table:table-cell office:value-type="float" office:value="0.160551" calcext:value-type="float">
            <text:p>0.160551</text:p>
          </table:table-cell>
          <table:table-cell office:value-type="float" office:value="0.150656" calcext:value-type="float">
            <text:p>0.150656</text:p>
          </table:table-cell>
          <table:table-cell office:value-type="string" calcext:value-type="string">
            <text:p>1.60B</text:p>
          </table:table-cell>
          <table:table-cell table:style-name="ce4" office:value-type="string" calcext:value-type="string">
            <text:p>-4.99%</text:p>
          </table:table-cell>
        </table:table-row>
        <table:table-row table:style-name="ro1">
          <table:table-cell table:style-name="ce4" office:value-type="string" calcext:value-type="string">
            <text:p>02/09/2022</text:p>
          </table:table-cell>
          <table:table-cell office:value-type="float" office:value="0.159365" calcext:value-type="float">
            <text:p>0.159365</text:p>
          </table:table-cell>
          <table:table-cell office:value-type="float" office:value="0.158127" calcext:value-type="float">
            <text:p>0.158127</text:p>
          </table:table-cell>
          <table:table-cell office:value-type="float" office:value="0.162069" calcext:value-type="float">
            <text:p>0.162069</text:p>
          </table:table-cell>
          <table:table-cell office:value-type="float" office:value="0.154445" calcext:value-type="float">
            <text:p>0.154445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0.83%</text:p>
          </table:table-cell>
        </table:table-row>
        <table:table-row table:style-name="ro1">
          <table:table-cell table:style-name="ce4" office:value-type="string" calcext:value-type="string">
            <text:p>02/08/2022</text:p>
          </table:table-cell>
          <table:table-cell office:value-type="float" office:value="0.158056" calcext:value-type="float">
            <text:p>0.158056</text:p>
          </table:table-cell>
          <table:table-cell office:value-type="float" office:value="0.165201" calcext:value-type="float">
            <text:p>0.165201</text:p>
          </table:table-cell>
          <table:table-cell office:value-type="float" office:value="0.169607" calcext:value-type="float">
            <text:p>0.169607</text:p>
          </table:table-cell>
          <table:table-cell office:value-type="float" office:value="0.153091" calcext:value-type="float">
            <text:p>0.153091</text:p>
          </table:table-cell>
          <table:table-cell office:value-type="string" calcext:value-type="string">
            <text:p>2.06B</text:p>
          </table:table-cell>
          <table:table-cell table:style-name="ce4" office:value-type="string" calcext:value-type="string">
            <text:p>-4.32%</text:p>
          </table:table-cell>
        </table:table-row>
        <table:table-row table:style-name="ro1">
          <table:table-cell table:style-name="ce4" office:value-type="string" calcext:value-type="string">
            <text:p>02/07/2022</text:p>
          </table:table-cell>
          <table:table-cell office:value-type="float" office:value="0.165193" calcext:value-type="float">
            <text:p>0.165193</text:p>
          </table:table-cell>
          <table:table-cell office:value-type="float" office:value="0.154009" calcext:value-type="float">
            <text:p>0.154009</text:p>
          </table:table-cell>
          <table:table-cell office:value-type="float" office:value="0.172657" calcext:value-type="float">
            <text:p>0.172657</text:p>
          </table:table-cell>
          <table:table-cell office:value-type="float" office:value="0.1515" calcext:value-type="float">
            <text:p>0.1515</text:p>
          </table:table-cell>
          <table:table-cell office:value-type="string" calcext:value-type="string">
            <text:p>3.20B</text:p>
          </table:table-cell>
          <table:table-cell table:style-name="ce4" office:value-type="string" calcext:value-type="string">
            <text:p>7.27%</text:p>
          </table:table-cell>
        </table:table-row>
        <table:table-row table:style-name="ro1">
          <table:table-cell table:style-name="ce4" office:value-type="string" calcext:value-type="string">
            <text:p>02/06/2022</text:p>
          </table:table-cell>
          <table:table-cell office:value-type="float" office:value="0.153996" calcext:value-type="float">
            <text:p>0.153996</text:p>
          </table:table-cell>
          <table:table-cell office:value-type="float" office:value="0.146911" calcext:value-type="float">
            <text:p>0.146911</text:p>
          </table:table-cell>
          <table:table-cell office:value-type="float" office:value="0.155418" calcext:value-type="float">
            <text:p>0.155418</text:p>
          </table:table-cell>
          <table:table-cell office:value-type="float" office:value="0.144764" calcext:value-type="float">
            <text:p>0.144764</text:p>
          </table:table-cell>
          <table:table-cell office:value-type="string" calcext:value-type="string">
            <text:p>1.23B</text:p>
          </table:table-cell>
          <table:table-cell table:style-name="ce4" office:value-type="string" calcext:value-type="string">
            <text:p>4.81%</text:p>
          </table:table-cell>
        </table:table-row>
        <table:table-row table:style-name="ro1">
          <table:table-cell table:style-name="ce4" office:value-type="string" calcext:value-type="string">
            <text:p>02/05/2022</text:p>
          </table:table-cell>
          <table:table-cell office:value-type="float" office:value="0.146924" calcext:value-type="float">
            <text:p>0.146924</text:p>
          </table:table-cell>
          <table:table-cell office:value-type="float" office:value="0.147812" calcext:value-type="float">
            <text:p>0.147812</text:p>
          </table:table-cell>
          <table:table-cell office:value-type="float" office:value="0.150426" calcext:value-type="float">
            <text:p>0.150426</text:p>
          </table:table-cell>
          <table:table-cell office:value-type="float" office:value="0.144942" calcext:value-type="float">
            <text:p>0.144942</text:p>
          </table:table-cell>
          <table:table-cell office:value-type="string" calcext:value-type="string">
            <text:p>941.50M</text:p>
          </table:table-cell>
          <table:table-cell table:style-name="ce4" office:value-type="string" calcext:value-type="string">
            <text:p>-0.55%</text:p>
          </table:table-cell>
        </table:table-row>
        <table:table-row table:style-name="ro1">
          <table:table-cell table:style-name="ce4" office:value-type="string" calcext:value-type="string">
            <text:p>02/04/2022</text:p>
          </table:table-cell>
          <table:table-cell office:value-type="float" office:value="0.147737" calcext:value-type="float">
            <text:p>0.147737</text:p>
          </table:table-cell>
          <table:table-cell office:value-type="float" office:value="0.137855" calcext:value-type="float">
            <text:p>0.137855</text:p>
          </table:table-cell>
          <table:table-cell office:value-type="float" office:value="0.148024" calcext:value-type="float">
            <text:p>0.148024</text:p>
          </table:table-cell>
          <table:table-cell office:value-type="float" office:value="0.137041" calcext:value-type="float">
            <text:p>0.137041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7.16%</text:p>
          </table:table-cell>
        </table:table-row>
        <table:table-row table:style-name="ro1">
          <table:table-cell table:style-name="ce4" office:value-type="string" calcext:value-type="string">
            <text:p>02/03/2022</text:p>
          </table:table-cell>
          <table:table-cell office:value-type="float" office:value="0.13786" calcext:value-type="float">
            <text:p>0.13786</text:p>
          </table:table-cell>
          <table:table-cell office:value-type="float" office:value="0.137059" calcext:value-type="float">
            <text:p>0.137059</text:p>
          </table:table-cell>
          <table:table-cell office:value-type="float" office:value="0.138802" calcext:value-type="float">
            <text:p>0.138802</text:p>
          </table:table-cell>
          <table:table-cell office:value-type="float" office:value="0.134797" calcext:value-type="float">
            <text:p>0.134797</text:p>
          </table:table-cell>
          <table:table-cell office:value-type="string" calcext:value-type="string">
            <text:p>718.45M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02/02/2022</text:p>
          </table:table-cell>
          <table:table-cell office:value-type="float" office:value="0.137058" calcext:value-type="float">
            <text:p>0.137058</text:p>
          </table:table-cell>
          <table:table-cell office:value-type="float" office:value="0.142329" calcext:value-type="float">
            <text:p>0.142329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36238" calcext:value-type="float">
            <text:p>0.136238</text:p>
          </table:table-cell>
          <table:table-cell office:value-type="string" calcext:value-type="string">
            <text:p>915.12M</text:p>
          </table:table-cell>
          <table:table-cell table:style-name="ce4" office:value-type="string" calcext:value-type="string">
            <text:p>-3.71%</text:p>
          </table:table-cell>
        </table:table-row>
        <table:table-row table:style-name="ro1">
          <table:table-cell table:style-name="ce4" office:value-type="string" calcext:value-type="string">
            <text:p>02/01/2022</text:p>
          </table:table-cell>
          <table:table-cell office:value-type="float" office:value="0.142331" calcext:value-type="float">
            <text:p>0.142331</text:p>
          </table:table-cell>
          <table:table-cell office:value-type="float" office:value="0.141611" calcext:value-type="float">
            <text:p>0.141611</text:p>
          </table:table-cell>
          <table:table-cell office:value-type="float" office:value="0.14425" calcext:value-type="float">
            <text:p>0.14425</text:p>
          </table:table-cell>
          <table:table-cell office:value-type="float" office:value="0.140893" calcext:value-type="float">
            <text:p>0.140893</text:p>
          </table:table-cell>
          <table:table-cell office:value-type="string" calcext:value-type="string">
            <text:p>766.06M</text:p>
          </table:table-cell>
          <table:table-cell table:style-name="ce4" office:value-type="string" calcext:value-type="string">
            <text:p>0.49%</text:p>
          </table:table-cell>
        </table:table-row>
        <table:table-row table:style-name="ro1">
          <table:table-cell table:style-name="ce4" office:value-type="string" calcext:value-type="string">
            <text:p>01/31/2022</text:p>
          </table:table-cell>
          <table:table-cell office:value-type="float" office:value="0.141632" calcext:value-type="float">
            <text:p>0.141632</text:p>
          </table:table-cell>
          <table:table-cell office:value-type="float" office:value="0.139249" calcext:value-type="float">
            <text:p>0.139249</text:p>
          </table:table-cell>
          <table:table-cell office:value-type="float" office:value="0.142377" calcext:value-type="float">
            <text:p>0.142377</text:p>
          </table:table-cell>
          <table:table-cell office:value-type="float" office:value="0.136478" calcext:value-type="float">
            <text:p>0.136478</text:p>
          </table:table-cell>
          <table:table-cell office:value-type="string" calcext:value-type="string">
            <text:p>761.97M</text:p>
          </table:table-cell>
          <table:table-cell table:style-name="ce4" office:value-type="string" calcext:value-type="string">
            <text:p>1.69%</text:p>
          </table:table-cell>
        </table:table-row>
        <table:table-row table:style-name="ro1">
          <table:table-cell table:style-name="ce4" office:value-type="string" calcext:value-type="string">
            <text:p>01/30/2022</text:p>
          </table:table-cell>
          <table:table-cell office:value-type="float" office:value="0.139284" calcext:value-type="float">
            <text:p>0.139284</text:p>
          </table:table-cell>
          <table:table-cell office:value-type="float" office:value="0.142894" calcext:value-type="float">
            <text:p>0.142894</text:p>
          </table:table-cell>
          <table:table-cell office:value-type="float" office:value="0.143683" calcext:value-type="float">
            <text:p>0.143683</text:p>
          </table:table-cell>
          <table:table-cell office:value-type="float" office:value="0.138172" calcext:value-type="float">
            <text:p>0.138172</text:p>
          </table:table-cell>
          <table:table-cell office:value-type="string" calcext:value-type="string">
            <text:p>652.68M</text:p>
          </table:table-cell>
          <table:table-cell table:style-name="ce4" office:value-type="string" calcext:value-type="string">
            <text:p>-2.56%</text:p>
          </table:table-cell>
        </table:table-row>
        <table:table-row table:style-name="ro1">
          <table:table-cell table:style-name="ce4" office:value-type="string" calcext:value-type="string">
            <text:p>01/29/2022</text:p>
          </table:table-cell>
          <table:table-cell office:value-type="float" office:value="0.142947" calcext:value-type="float">
            <text:p>0.142947</text:p>
          </table:table-cell>
          <table:table-cell office:value-type="float" office:value="0.141465" calcext:value-type="float">
            <text:p>0.141465</text:p>
          </table:table-cell>
          <table:table-cell office:value-type="float" office:value="0.143986" calcext:value-type="float">
            <text:p>0.143986</text:p>
          </table:table-cell>
          <table:table-cell office:value-type="float" office:value="0.140551" calcext:value-type="float">
            <text:p>0.140551</text:p>
          </table:table-cell>
          <table:table-cell office:value-type="string" calcext:value-type="string">
            <text:p>645.28M</text:p>
          </table:table-cell>
          <table:table-cell table:style-name="ce4" office:value-type="string" calcext:value-type="string">
            <text:p>1.01%</text:p>
          </table:table-cell>
        </table:table-row>
        <table:table-row table:style-name="ro1">
          <table:table-cell table:style-name="ce4" office:value-type="string" calcext:value-type="string">
            <text:p>01/28/2022</text:p>
          </table:table-cell>
          <table:table-cell office:value-type="float" office:value="0.141519" calcext:value-type="float">
            <text:p>0.141519</text:p>
          </table:table-cell>
          <table:table-cell office:value-type="float" office:value="0.141355" calcext:value-type="float">
            <text:p>0.141355</text:p>
          </table:table-cell>
          <table:table-cell office:value-type="float" office:value="0.142473" calcext:value-type="float">
            <text:p>0.142473</text:p>
          </table:table-cell>
          <table:table-cell office:value-type="float" office:value="0.137964" calcext:value-type="float">
            <text:p>0.137964</text:p>
          </table:table-cell>
          <table:table-cell office:value-type="string" calcext:value-type="string">
            <text:p>883.86M</text:p>
          </table:table-cell>
          <table:table-cell table:style-name="ce4" office:value-type="string" calcext:value-type="string">
            <text:p>0.20%</text:p>
          </table:table-cell>
        </table:table-row>
        <table:table-row table:style-name="ro1">
          <table:table-cell table:style-name="ce4" office:value-type="string" calcext:value-type="string">
            <text:p>01/27/2022</text:p>
          </table:table-cell>
          <table:table-cell office:value-type="float" office:value="0.141236" calcext:value-type="float">
            <text:p>0.141236</text:p>
          </table:table-cell>
          <table:table-cell office:value-type="float" office:value="0.143016" calcext:value-type="float">
            <text:p>0.143016</text:p>
          </table:table-cell>
          <table:table-cell office:value-type="float" office:value="0.145477" calcext:value-type="float">
            <text:p>0.145477</text:p>
          </table:table-cell>
          <table:table-cell office:value-type="float" office:value="0.136276" calcext:value-type="float">
            <text:p>0.136276</text:p>
          </table:table-cell>
          <table:table-cell office:value-type="string" calcext:value-type="string">
            <text:p>1.30B</text:p>
          </table:table-cell>
          <table:table-cell table:style-name="ce4" office:value-type="string" calcext:value-type="string">
            <text:p>-1.21%</text:p>
          </table:table-cell>
        </table:table-row>
        <table:table-row table:style-name="ro1">
          <table:table-cell table:style-name="ce4" office:value-type="string" calcext:value-type="string">
            <text:p>01/26/2022</text:p>
          </table:table-cell>
          <table:table-cell office:value-type="float" office:value="0.142961" calcext:value-type="float">
            <text:p>0.142961</text:p>
          </table:table-cell>
          <table:table-cell office:value-type="float" office:value="0.14266" calcext:value-type="float">
            <text:p>0.14266</text:p>
          </table:table-cell>
          <table:table-cell office:value-type="float" office:value="0.153061" calcext:value-type="float">
            <text:p>0.153061</text:p>
          </table:table-cell>
          <table:table-cell office:value-type="float" office:value="0.141062" calcext:value-type="float">
            <text:p>0.141062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0.21%</text:p>
          </table:table-cell>
        </table:table-row>
        <table:table-row table:style-name="ro1">
          <table:table-cell table:style-name="ce4" office:value-type="string" calcext:value-type="string">
            <text:p>01/25/2022</text:p>
          </table:table-cell>
          <table:table-cell office:value-type="float" office:value="0.142655" calcext:value-type="float">
            <text:p>0.142655</text:p>
          </table:table-cell>
          <table:table-cell office:value-type="float" office:value="0.137328" calcext:value-type="float">
            <text:p>0.137328</text:p>
          </table:table-cell>
          <table:table-cell office:value-type="float" office:value="0.149085" calcext:value-type="float">
            <text:p>0.149085</text:p>
          </table:table-cell>
          <table:table-cell office:value-type="float" office:value="0.132605" calcext:value-type="float">
            <text:p>0.132605</text:p>
          </table:table-cell>
          <table:table-cell office:value-type="string" calcext:value-type="string">
            <text:p>2.41B</text:p>
          </table:table-cell>
          <table:table-cell table:style-name="ce4" office:value-type="string" calcext:value-type="string">
            <text:p>3.86%</text:p>
          </table:table-cell>
        </table:table-row>
        <table:table-row table:style-name="ro1">
          <table:table-cell table:style-name="ce4" office:value-type="string" calcext:value-type="string">
            <text:p>01/24/2022</text:p>
          </table:table-cell>
          <table:table-cell office:value-type="float" office:value="0.137352" calcext:value-type="float">
            <text:p>0.137352</text:p>
          </table:table-cell>
          <table:table-cell office:value-type="float" office:value="0.141759" calcext:value-type="float">
            <text:p>0.141759</text:p>
          </table:table-cell>
          <table:table-cell office:value-type="float" office:value="0.141804" calcext:value-type="float">
            <text:p>0.141804</text:p>
          </table:table-cell>
          <table:table-cell office:value-type="float" office:value="0.126167" calcext:value-type="float">
            <text:p>0.126167</text:p>
          </table:table-cell>
          <table:table-cell office:value-type="string" calcext:value-type="string">
            <text:p>3.07B</text:p>
          </table:table-cell>
          <table:table-cell table:style-name="ce4" office:value-type="string" calcext:value-type="string">
            <text:p>-3.10%</text:p>
          </table:table-cell>
        </table:table-row>
        <table:table-row table:style-name="ro1">
          <table:table-cell table:style-name="ce4" office:value-type="string" calcext:value-type="string">
            <text:p>01/23/2022</text:p>
          </table:table-cell>
          <table:table-cell office:value-type="float" office:value="0.141739" calcext:value-type="float">
            <text:p>0.141739</text:p>
          </table:table-cell>
          <table:table-cell office:value-type="float" office:value="0.133278" calcext:value-type="float">
            <text:p>0.133278</text:p>
          </table:table-cell>
          <table:table-cell office:value-type="float" office:value="0.144228" calcext:value-type="float">
            <text:p>0.144228</text:p>
          </table:table-cell>
          <table:table-cell office:value-type="float" office:value="0.132155" calcext:value-type="float">
            <text:p>0.132155</text:p>
          </table:table-cell>
          <table:table-cell office:value-type="string" calcext:value-type="string">
            <text:p>2.35B</text:p>
          </table:table-cell>
          <table:table-cell table:style-name="ce4" office:value-type="string" calcext:value-type="string">
            <text:p>6.36%</text:p>
          </table:table-cell>
        </table:table-row>
        <table:table-row table:style-name="ro1">
          <table:table-cell table:style-name="ce4" office:value-type="string" calcext:value-type="string">
            <text:p>01/22/2022</text:p>
          </table:table-cell>
          <table:table-cell office:value-type="float" office:value="0.133266" calcext:value-type="float">
            <text:p>0.133266</text:p>
          </table:table-cell>
          <table:table-cell office:value-type="float" office:value="0.142031" calcext:value-type="float">
            <text:p>0.142031</text:p>
          </table:table-cell>
          <table:table-cell office:value-type="float" office:value="0.145131" calcext:value-type="float">
            <text:p>0.145131</text:p>
          </table:table-cell>
          <table:table-cell office:value-type="float" office:value="0.120493" calcext:value-type="float">
            <text:p>0.120493</text:p>
          </table:table-cell>
          <table:table-cell office:value-type="string" calcext:value-type="string">
            <text:p>4.22B</text:p>
          </table:table-cell>
          <table:table-cell table:style-name="ce4" office:value-type="string" calcext:value-type="string">
            <text:p>-6.24%</text:p>
          </table:table-cell>
        </table:table-row>
        <table:table-row table:style-name="ro1">
          <table:table-cell table:style-name="ce4" office:value-type="string" calcext:value-type="string">
            <text:p>01/21/2022</text:p>
          </table:table-cell>
          <table:table-cell office:value-type="float" office:value="0.142142" calcext:value-type="float">
            <text:p>0.142142</text:p>
          </table:table-cell>
          <table:table-cell office:value-type="float" office:value="0.155381" calcext:value-type="float">
            <text:p>0.155381</text:p>
          </table:table-cell>
          <table:table-cell office:value-type="float" office:value="0.157406" calcext:value-type="float">
            <text:p>0.157406</text:p>
          </table:table-cell>
          <table:table-cell office:value-type="float" office:value="0.140155" calcext:value-type="float">
            <text:p>0.140155</text:p>
          </table:table-cell>
          <table:table-cell office:value-type="string" calcext:value-type="string">
            <text:p>2.76B</text:p>
          </table:table-cell>
          <table:table-cell table:style-name="ce4" office:value-type="string" calcext:value-type="string">
            <text:p>-8.56%</text:p>
          </table:table-cell>
        </table:table-row>
        <table:table-row table:style-name="ro1">
          <table:table-cell table:style-name="ce4" office:value-type="string" calcext:value-type="string">
            <text:p>01/20/2022</text:p>
          </table:table-cell>
          <table:table-cell office:value-type="float" office:value="0.15545" calcext:value-type="float">
            <text:p>0.15545</text:p>
          </table:table-cell>
          <table:table-cell office:value-type="float" office:value="0.161634" calcext:value-type="float">
            <text:p>0.161634</text:p>
          </table:table-cell>
          <table:table-cell office:value-type="float" office:value="0.169228" calcext:value-type="float">
            <text:p>0.169228</text:p>
          </table:table-cell>
          <table:table-cell office:value-type="float" office:value="0.154094" calcext:value-type="float">
            <text:p>0.154094</text:p>
          </table:table-cell>
          <table:table-cell office:value-type="string" calcext:value-type="string">
            <text:p>1.40B</text:p>
          </table:table-cell>
          <table:table-cell table:style-name="ce4" office:value-type="string" calcext:value-type="string">
            <text:p>-3.80%</text:p>
          </table:table-cell>
        </table:table-row>
        <table:table-row table:style-name="ro1">
          <table:table-cell table:style-name="ce4" office:value-type="string" calcext:value-type="string">
            <text:p>01/19/2022</text:p>
          </table:table-cell>
          <table:table-cell office:value-type="float" office:value="0.161593" calcext:value-type="float">
            <text:p>0.161593</text:p>
          </table:table-cell>
          <table:table-cell office:value-type="float" office:value="0.165118" calcext:value-type="float">
            <text:p>0.165118</text:p>
          </table:table-cell>
          <table:table-cell office:value-type="float" office:value="0.169457" calcext:value-type="float">
            <text:p>0.169457</text:p>
          </table:table-cell>
          <table:table-cell office:value-type="float" office:value="0.159315" calcext:value-type="float">
            <text:p>0.159315</text:p>
          </table:table-cell>
          <table:table-cell office:value-type="string" calcext:value-type="string">
            <text:p>1.59B</text:p>
          </table:table-cell>
          <table:table-cell table:style-name="ce4" office:value-type="string" calcext:value-type="string">
            <text:p>-2.15%</text:p>
          </table:table-cell>
        </table:table-row>
        <table:table-row table:style-name="ro1">
          <table:table-cell table:style-name="ce4" office:value-type="string" calcext:value-type="string">
            <text:p>01/18/2022</text:p>
          </table:table-cell>
          <table:table-cell office:value-type="float" office:value="0.165144" calcext:value-type="float">
            <text:p>0.165144</text:p>
          </table:table-cell>
          <table:table-cell office:value-type="float" office:value="0.170955" calcext:value-type="float">
            <text:p>0.170955</text:p>
          </table:table-cell>
          <table:table-cell office:value-type="float" office:value="0.174161" calcext:value-type="float">
            <text:p>0.174161</text:p>
          </table:table-cell>
          <table:table-cell office:value-type="float" office:value="0.161821" calcext:value-type="float">
            <text:p>0.161821</text:p>
          </table:table-cell>
          <table:table-cell office:value-type="string" calcext:value-type="string">
            <text:p>1.70B</text:p>
          </table:table-cell>
          <table:table-cell table:style-name="ce4" office:value-type="string" calcext:value-type="string">
            <text:p>-3.42%</text:p>
          </table:table-cell>
        </table:table-row>
        <table:table-row table:style-name="ro1">
          <table:table-cell table:style-name="ce4" office:value-type="string" calcext:value-type="string">
            <text:p>01/17/2022</text:p>
          </table:table-cell>
          <table:table-cell office:value-type="float" office:value="0.170996" calcext:value-type="float">
            <text:p>0.170996</text:p>
          </table:table-cell>
          <table:table-cell office:value-type="float" office:value="0.176683" calcext:value-type="float">
            <text:p>0.176683</text:p>
          </table:table-cell>
          <table:table-cell office:value-type="float" office:value="0.177928" calcext:value-type="float">
            <text:p>0.177928</text:p>
          </table:table-cell>
          <table:table-cell office:value-type="float" office:value="0.16578" calcext:value-type="float">
            <text:p>0.16578</text:p>
          </table:table-cell>
          <table:table-cell office:value-type="string" calcext:value-type="string">
            <text:p>1.86B</text:p>
          </table:table-cell>
          <table:table-cell table:style-name="ce4" office:value-type="string" calcext:value-type="string">
            <text:p>-3.20%</text:p>
          </table:table-cell>
        </table:table-row>
        <table:table-row table:style-name="ro1">
          <table:table-cell table:style-name="ce4" office:value-type="string" calcext:value-type="string">
            <text:p>01/16/2022</text:p>
          </table:table-cell>
          <table:table-cell office:value-type="float" office:value="0.176653" calcext:value-type="float">
            <text:p>0.176653</text:p>
          </table:table-cell>
          <table:table-cell table:number-columns-repeated="2" office:value-type="float" office:value="0.184707" calcext:value-type="float">
            <text:p>0.184707</text:p>
          </table:table-cell>
          <table:table-cell office:value-type="float" office:value="0.173712" calcext:value-type="float">
            <text:p>0.173712</text:p>
          </table:table-cell>
          <table:table-cell office:value-type="string" calcext:value-type="string">
            <text:p>1.77B</text:p>
          </table:table-cell>
          <table:table-cell table:style-name="ce4" office:value-type="string" calcext:value-type="string">
            <text:p>-4.35%</text:p>
          </table:table-cell>
        </table:table-row>
        <table:table-row table:style-name="ro1">
          <table:table-cell table:style-name="ce4" office:value-type="string" calcext:value-type="string">
            <text:p>01/15/2022</text:p>
          </table:table-cell>
          <table:table-cell office:value-type="float" office:value="0.184686" calcext:value-type="float">
            <text:p>0.184686</text:p>
          </table:table-cell>
          <table:table-cell office:value-type="float" office:value="0.183131" calcext:value-type="float">
            <text:p>0.183131</text:p>
          </table:table-cell>
          <table:table-cell office:value-type="float" office:value="0.194355" calcext:value-type="float">
            <text:p>0.194355</text:p>
          </table:table-cell>
          <table:table-cell office:value-type="float" office:value="0.18176" calcext:value-type="float">
            <text:p>0.18176</text:p>
          </table:table-cell>
          <table:table-cell office:value-type="string" calcext:value-type="string">
            <text:p>2.74B</text:p>
          </table:table-cell>
          <table:table-cell table:style-name="ce4" office:value-type="string" calcext:value-type="string">
            <text:p>0.89%</text:p>
          </table:table-cell>
        </table:table-row>
        <table:table-row table:style-name="ro1">
          <table:table-cell table:style-name="ce4" office:value-type="string" calcext:value-type="string">
            <text:p>01/14/2022</text:p>
          </table:table-cell>
          <table:table-cell office:value-type="float" office:value="0.183061" calcext:value-type="float">
            <text:p>0.183061</text:p>
          </table:table-cell>
          <table:table-cell office:value-type="float" office:value="0.171686" calcext:value-type="float">
            <text:p>0.171686</text:p>
          </table:table-cell>
          <table:table-cell office:value-type="float" office:value="0.211988" calcext:value-type="float">
            <text:p>0.211988</text:p>
          </table:table-cell>
          <table:table-cell office:value-type="float" office:value="0.170741" calcext:value-type="float">
            <text:p>0.170741</text:p>
          </table:table-cell>
          <table:table-cell office:value-type="string" calcext:value-type="string">
            <text:p>8.91B</text:p>
          </table:table-cell>
          <table:table-cell table:style-name="ce4" office:value-type="string" calcext:value-type="string">
            <text:p>6.64%</text:p>
          </table:table-cell>
        </table:table-row>
        <table:table-row table:style-name="ro1">
          <table:table-cell table:style-name="ce4" office:value-type="string" calcext:value-type="string">
            <text:p>01/13/2022</text:p>
          </table:table-cell>
          <table:table-cell office:value-type="float" office:value="0.171666" calcext:value-type="float">
            <text:p>0.171666</text:p>
          </table:table-cell>
          <table:table-cell office:value-type="float" office:value="0.162804" calcext:value-type="float">
            <text:p>0.162804</text:p>
          </table:table-cell>
          <table:table-cell office:value-type="float" office:value="0.176629" calcext:value-type="float">
            <text:p>0.176629</text:p>
          </table:table-cell>
          <table:table-cell office:value-type="float" office:value="0.161362" calcext:value-type="float">
            <text:p>0.161362</text:p>
          </table:table-cell>
          <table:table-cell office:value-type="string" calcext:value-type="string">
            <text:p>3.74B</text:p>
          </table:table-cell>
          <table:table-cell table:style-name="ce4" office:value-type="string" calcext:value-type="string">
            <text:p>5.47%</text:p>
          </table:table-cell>
        </table:table-row>
        <table:table-row table:style-name="ro1">
          <table:table-cell table:style-name="ce4" office:value-type="string" calcext:value-type="string">
            <text:p>01/12/2022</text:p>
          </table:table-cell>
          <table:table-cell office:value-type="float" office:value="0.162769" calcext:value-type="float">
            <text:p>0.162769</text:p>
          </table:table-cell>
          <table:table-cell office:value-type="float" office:value="0.153702" calcext:value-type="float">
            <text:p>0.153702</text:p>
          </table:table-cell>
          <table:table-cell office:value-type="float" office:value="0.163087" calcext:value-type="float">
            <text:p>0.163087</text:p>
          </table:table-cell>
          <table:table-cell office:value-type="float" office:value="0.151351" calcext:value-type="float">
            <text:p>0.151351</text:p>
          </table:table-cell>
          <table:table-cell office:value-type="string" calcext:value-type="string">
            <text:p>1.54B</text:p>
          </table:table-cell>
          <table:table-cell table:style-name="ce4" office:value-type="string" calcext:value-type="string">
            <text:p>5.91%</text:p>
          </table:table-cell>
        </table:table-row>
        <table:table-row table:style-name="ro1">
          <table:table-cell table:style-name="ce4" office:value-type="string" calcext:value-type="string">
            <text:p>01/11/2022</text:p>
          </table:table-cell>
          <table:table-cell office:value-type="float" office:value="0.153689" calcext:value-type="float">
            <text:p>0.153689</text:p>
          </table:table-cell>
          <table:table-cell office:value-type="float" office:value="0.143175" calcext:value-type="float">
            <text:p>0.143175</text:p>
          </table:table-cell>
          <table:table-cell office:value-type="float" office:value="0.165965" calcext:value-type="float">
            <text:p>0.165965</text:p>
          </table:table-cell>
          <table:table-cell office:value-type="float" office:value="0.141826" calcext:value-type="float">
            <text:p>0.141826</text:p>
          </table:table-cell>
          <table:table-cell office:value-type="string" calcext:value-type="string">
            <text:p>2.78B</text:p>
          </table:table-cell>
          <table:table-cell table:style-name="ce4" office:value-type="string" calcext:value-type="string">
            <text:p>7.34%</text:p>
          </table:table-cell>
        </table:table-row>
        <table:table-row table:style-name="ro1">
          <table:table-cell table:style-name="ce4" office:value-type="string" calcext:value-type="string">
            <text:p>01/10/2022</text:p>
          </table:table-cell>
          <table:table-cell office:value-type="float" office:value="0.14318" calcext:value-type="float">
            <text:p>0.14318</text:p>
          </table:table-cell>
          <table:table-cell office:value-type="float" office:value="0.150545" calcext:value-type="float">
            <text:p>0.150545</text:p>
          </table:table-cell>
          <table:table-cell office:value-type="float" office:value="0.152149" calcext:value-type="float">
            <text:p>0.152149</text:p>
          </table:table-cell>
          <table:table-cell office:value-type="float" office:value="0.13737" calcext:value-type="float">
            <text:p>0.13737</text:p>
          </table:table-cell>
          <table:table-cell office:value-type="string" calcext:value-type="string">
            <text:p>1.47B</text:p>
          </table:table-cell>
          <table:table-cell table:style-name="ce4" office:value-type="string" calcext:value-type="string">
            <text:p>-4.87%</text:p>
          </table:table-cell>
        </table:table-row>
        <table:table-row table:style-name="ro1">
          <table:table-cell table:style-name="ce4" office:value-type="string" calcext:value-type="string">
            <text:p>01/09/2022</text:p>
          </table:table-cell>
          <table:table-cell office:value-type="float" office:value="0.150507" calcext:value-type="float">
            <text:p>0.150507</text:p>
          </table:table-cell>
          <table:table-cell office:value-type="float" office:value="0.150882" calcext:value-type="float">
            <text:p>0.150882</text:p>
          </table:table-cell>
          <table:table-cell office:value-type="float" office:value="0.153731" calcext:value-type="float">
            <text:p>0.153731</text:p>
          </table:table-cell>
          <table:table-cell office:value-type="float" office:value="0.148723" calcext:value-type="float">
            <text:p>0.148723</text:p>
          </table:table-cell>
          <table:table-cell office:value-type="string" calcext:value-type="string">
            <text:p>699.42M</text:p>
          </table:table-cell>
          <table:table-cell table:style-name="ce4" office:value-type="string" calcext:value-type="string">
            <text:p>-0.24%</text:p>
          </table:table-cell>
        </table:table-row>
        <table:table-row table:style-name="ro1">
          <table:table-cell table:style-name="ce4" office:value-type="string" calcext:value-type="string">
            <text:p>01/08/2022</text:p>
          </table:table-cell>
          <table:table-cell office:value-type="float" office:value="0.150862" calcext:value-type="float">
            <text:p>0.150862</text:p>
          </table:table-cell>
          <table:table-cell office:value-type="float" office:value="0.154882" calcext:value-type="float">
            <text:p>0.154882</text:p>
          </table:table-cell>
          <table:table-cell office:value-type="float" office:value="0.157782" calcext:value-type="float">
            <text:p>0.157782</text:p>
          </table:table-cell>
          <table:table-cell office:value-type="float" office:value="0.145722" calcext:value-type="float">
            <text:p>0.145722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-2.59%</text:p>
          </table:table-cell>
        </table:table-row>
        <table:table-row table:style-name="ro1">
          <table:table-cell table:style-name="ce4" office:value-type="string" calcext:value-type="string">
            <text:p>01/07/2022</text:p>
          </table:table-cell>
          <table:table-cell office:value-type="float" office:value="0.154876" calcext:value-type="float">
            <text:p>0.154876</text:p>
          </table:table-cell>
          <table:table-cell office:value-type="float" office:value="0.160096" calcext:value-type="float">
            <text:p>0.160096</text:p>
          </table:table-cell>
          <table:table-cell office:value-type="float" office:value="0.160204" calcext:value-type="float">
            <text:p>0.160204</text:p>
          </table:table-cell>
          <table:table-cell office:value-type="float" office:value="0.149425" calcext:value-type="float">
            <text:p>0.149425</text:p>
          </table:table-cell>
          <table:table-cell office:value-type="string" calcext:value-type="string">
            <text:p>1.88B</text:p>
          </table:table-cell>
          <table:table-cell table:style-name="ce4" office:value-type="string" calcext:value-type="string">
            <text:p>-3.26%</text:p>
          </table:table-cell>
        </table:table-row>
        <table:table-row table:style-name="ro1">
          <table:table-cell table:style-name="ce4" office:value-type="string" calcext:value-type="string">
            <text:p>01/06/2022</text:p>
          </table:table-cell>
          <table:table-cell office:value-type="float" office:value="0.160091" calcext:value-type="float">
            <text:p>0.160091</text:p>
          </table:table-cell>
          <table:table-cell office:value-type="float" office:value="0.158952" calcext:value-type="float">
            <text:p>0.158952</text:p>
          </table:table-cell>
          <table:table-cell office:value-type="float" office:value="0.161965" calcext:value-type="float">
            <text:p>0.161965</text:p>
          </table:table-cell>
          <table:table-cell office:value-type="float" office:value="0.154099" calcext:value-type="float">
            <text:p>0.154099</text:p>
          </table:table-cell>
          <table:table-cell office:value-type="string" calcext:value-type="string">
            <text:p>1.21B</text:p>
          </table:table-cell>
          <table:table-cell table:style-name="ce4" office:value-type="string" calcext:value-type="string">
            <text:p>0.76%</text:p>
          </table:table-cell>
        </table:table-row>
        <table:table-row table:style-name="ro1">
          <table:table-cell table:style-name="ce4" office:value-type="string" calcext:value-type="string">
            <text:p>01/05/2022</text:p>
          </table:table-cell>
          <table:table-cell office:value-type="float" office:value="0.158881" calcext:value-type="float">
            <text:p>0.158881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0.170927" calcext:value-type="float">
            <text:p>0.170927</text:p>
          </table:table-cell>
          <table:table-cell office:value-type="float" office:value="0.147528" calcext:value-type="float">
            <text:p>0.147528</text:p>
          </table:table-cell>
          <table:table-cell office:value-type="string" calcext:value-type="string">
            <text:p>1.78B</text:p>
          </table:table-cell>
          <table:table-cell table:style-name="ce4" office:value-type="string" calcext:value-type="string">
            <text:p>-5.71%</text:p>
          </table:table-cell>
        </table:table-row>
        <table:table-row table:style-name="ro1">
          <table:table-cell table:style-name="ce4" office:value-type="string" calcext:value-type="string">
            <text:p>01/04/2022</text:p>
          </table:table-cell>
          <table:table-cell office:value-type="float" office:value="0.168498" calcext:value-type="float">
            <text:p>0.168498</text:p>
          </table:table-cell>
          <table:table-cell office:value-type="float" office:value="0.17028" calcext:value-type="float">
            <text:p>0.17028</text:p>
          </table:table-cell>
          <table:table-cell office:value-type="float" office:value="0.172556" calcext:value-type="float">
            <text:p>0.172556</text:p>
          </table:table-cell>
          <table:table-cell office:value-type="float" office:value="0.166777" calcext:value-type="float">
            <text:p>0.166777</text:p>
          </table:table-cell>
          <table:table-cell office:value-type="string" calcext:value-type="string">
            <text:p>849.69M</text:p>
          </table:table-cell>
          <table:table-cell table:style-name="ce4" office:value-type="string" calcext:value-type="string">
            <text:p>-0.97%</text:p>
          </table:table-cell>
        </table:table-row>
        <table:table-row table:style-name="ro1">
          <table:table-cell table:style-name="ce4" office:value-type="string" calcext:value-type="string">
            <text:p>01/03/2022</text:p>
          </table:table-cell>
          <table:table-cell office:value-type="float" office:value="0.170154" calcext:value-type="float">
            <text:p>0.170154</text:p>
          </table:table-cell>
          <table:table-cell office:value-type="float" office:value="0.174443" calcext:value-type="float">
            <text:p>0.174443</text:p>
          </table:table-cell>
          <table:table-cell office:value-type="float" office:value="0.174493" calcext:value-type="float">
            <text:p>0.174493</text:p>
          </table:table-cell>
          <table:table-cell office:value-type="float" office:value="0.167531" calcext:value-type="float">
            <text:p>0.167531</text:p>
          </table:table-cell>
          <table:table-cell office:value-type="string" calcext:value-type="string">
            <text:p>798.45M</text:p>
          </table:table-cell>
          <table:table-cell table:style-name="ce4" office:value-type="string" calcext:value-type="string">
            <text:p>-2.45%</text:p>
          </table:table-cell>
        </table:table-row>
        <table:table-row table:style-name="ro1">
          <table:table-cell table:style-name="ce4" office:value-type="string" calcext:value-type="string">
            <text:p>01/02/2022</text:p>
          </table:table-cell>
          <table:table-cell office:value-type="float" office:value="0.174435" calcext:value-type="float">
            <text:p>0.174435</text:p>
          </table:table-cell>
          <table:table-cell office:value-type="float" office:value="0.173105" calcext:value-type="float">
            <text:p>0.173105</text:p>
          </table:table-cell>
          <table:table-cell office:value-type="float" office:value="0.176137" calcext:value-type="float">
            <text:p>0.176137</text:p>
          </table:table-cell>
          <table:table-cell office:value-type="float" office:value="0.170661" calcext:value-type="float">
            <text:p>0.170661</text:p>
          </table:table-cell>
          <table:table-cell office:value-type="string" calcext:value-type="string">
            <text:p>525.95M</text:p>
          </table:table-cell>
          <table:table-cell table:style-name="ce4" office:value-type="string" calcext:value-type="string">
            <text:p>0.76%</text:p>
          </table:table-cell>
        </table:table-row>
        <table:table-row table:style-name="ro1">
          <table:table-cell table:style-name="ce4" office:value-type="string" calcext:value-type="string">
            <text:p>01/01/2022</text:p>
          </table:table-cell>
          <table:table-cell office:value-type="float" office:value="0.173115" calcext:value-type="float">
            <text:p>0.173115</text:p>
          </table:table-cell>
          <table:table-cell office:value-type="float" office:value="0.170297" calcext:value-type="float">
            <text:p>0.170297</text:p>
          </table:table-cell>
          <table:table-cell office:value-type="float" office:value="0.173674" calcext:value-type="float">
            <text:p>0.173674</text:p>
          </table:table-cell>
          <table:table-cell office:value-type="float" office:value="0.16977" calcext:value-type="float">
            <text:p>0.16977</text:p>
          </table:table-cell>
          <table:table-cell office:value-type="string" calcext:value-type="string">
            <text:p>546.16M</text:p>
          </table:table-cell>
          <table:table-cell table:style-name="ce4" office:value-type="string" calcext:value-type="string">
            <text:p>1.65%</text:p>
          </table:table-cell>
        </table:table-row>
        <table:table-row table:style-name="ro1">
          <table:table-cell table:style-name="ce4" office:value-type="string" calcext:value-type="string">
            <text:p>12/31/2021</text:p>
          </table:table-cell>
          <table:table-cell office:value-type="float" office:value="0.170297" calcext:value-type="float">
            <text:p>0.170297</text:p>
          </table:table-cell>
          <table:table-cell office:value-type="float" office:value="0.171045" calcext:value-type="float">
            <text:p>0.171045</text:p>
          </table:table-cell>
          <table:table-cell office:value-type="float" office:value="0.175692" calcext:value-type="float">
            <text:p>0.175692</text:p>
          </table:table-cell>
          <table:table-cell office:value-type="float" office:value="0.166378" calcext:value-type="float">
            <text:p>0.166378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-0.43%</text:p>
          </table:table-cell>
        </table:table-row>
        <table:table-row table:style-name="ro1">
          <table:table-cell table:style-name="ce4" office:value-type="string" calcext:value-type="string">
            <text:p>12/30/2021</text:p>
          </table:table-cell>
          <table:table-cell office:value-type="float" office:value="0.171028" calcext:value-type="float">
            <text:p>0.171028</text:p>
          </table:table-cell>
          <table:table-cell office:value-type="float" office:value="0.167867" calcext:value-type="float">
            <text:p>0.167867</text:p>
          </table:table-cell>
          <table:table-cell office:value-type="float" office:value="0.175694" calcext:value-type="float">
            <text:p>0.175694</text:p>
          </table:table-cell>
          <table:table-cell office:value-type="float" office:value="0.165382" calcext:value-type="float">
            <text:p>0.165382</text:p>
          </table:table-cell>
          <table:table-cell office:value-type="string" calcext:value-type="string">
            <text:p>911.70M</text:p>
          </table:table-cell>
          <table:table-cell table:style-name="ce4" office:value-type="string" calcext:value-type="string">
            <text:p>1.89%</text:p>
          </table:table-cell>
        </table:table-row>
        <table:table-row table:style-name="ro1">
          <table:table-cell table:style-name="ce4" office:value-type="string" calcext:value-type="string">
            <text:p>12/29/2021</text:p>
          </table:table-cell>
          <table:table-cell office:value-type="float" office:value="0.167849" calcext:value-type="float">
            <text:p>0.167849</text:p>
          </table:table-cell>
          <table:table-cell office:value-type="float" office:value="0.173814" calcext:value-type="float">
            <text:p>0.173814</text:p>
          </table:table-cell>
          <table:table-cell office:value-type="float" office:value="0.177313" calcext:value-type="float">
            <text:p>0.177313</text:p>
          </table:table-cell>
          <table:table-cell office:value-type="float" office:value="0.166564" calcext:value-type="float">
            <text:p>0.166564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-3.43%</text:p>
          </table:table-cell>
        </table:table-row>
        <table:table-row table:style-name="ro1">
          <table:table-cell table:style-name="ce4" office:value-type="string" calcext:value-type="string">
            <text:p>12/28/2021</text:p>
          </table:table-cell>
          <table:table-cell office:value-type="float" office:value="0.173805" calcext:value-type="float">
            <text:p>0.173805</text:p>
          </table:table-cell>
          <table:table-cell office:value-type="float" office:value="0.187786" calcext:value-type="float">
            <text:p>0.187786</text:p>
          </table:table-cell>
          <table:table-cell office:value-type="float" office:value="0.187915" calcext:value-type="float">
            <text:p>0.187915</text:p>
          </table:table-cell>
          <table:table-cell office:value-type="float" office:value="0.172172" calcext:value-type="float">
            <text:p>0.172172</text:p>
          </table:table-cell>
          <table:table-cell office:value-type="string" calcext:value-type="string">
            <text:p>1.65B</text:p>
          </table:table-cell>
          <table:table-cell table:style-name="ce4" office:value-type="string" calcext:value-type="string">
            <text:p>-7.43%</text:p>
          </table:table-cell>
        </table:table-row>
        <table:table-row table:style-name="ro1">
          <table:table-cell table:style-name="ce4" office:value-type="string" calcext:value-type="string">
            <text:p>12/27/2021</text:p>
          </table:table-cell>
          <table:table-cell office:value-type="float" office:value="0.187748" calcext:value-type="float">
            <text:p>0.187748</text:p>
          </table:table-cell>
          <table:table-cell office:value-type="float" office:value="0.189775" calcext:value-type="float">
            <text:p>0.189775</text:p>
          </table:table-cell>
          <table:table-cell office:value-type="float" office:value="0.192787" calcext:value-type="float">
            <text:p>0.192787</text:p>
          </table:table-cell>
          <table:table-cell office:value-type="float" office:value="0.187022" calcext:value-type="float">
            <text:p>0.187022</text:p>
          </table:table-cell>
          <table:table-cell office:value-type="string" calcext:value-type="string">
            <text:p>1.01B</text:p>
          </table:table-cell>
          <table:table-cell table:style-name="ce4" office:value-type="string" calcext:value-type="string">
            <text:p>-1.06%</text:p>
          </table:table-cell>
        </table:table-row>
        <table:table-row table:style-name="ro1">
          <table:table-cell table:style-name="ce4" office:value-type="string" calcext:value-type="string">
            <text:p>12/26/2021</text:p>
          </table:table-cell>
          <table:table-cell office:value-type="float" office:value="0.189756" calcext:value-type="float">
            <text:p>0.189756</text:p>
          </table:table-cell>
          <table:table-cell office:value-type="float" office:value="0.190581" calcext:value-type="float">
            <text:p>0.190581</text:p>
          </table:table-cell>
          <table:table-cell office:value-type="float" office:value="0.192471" calcext:value-type="float">
            <text:p>0.192471</text:p>
          </table:table-cell>
          <table:table-cell office:value-type="float" office:value="0.185259" calcext:value-type="float">
            <text:p>0.185259</text:p>
          </table:table-cell>
          <table:table-cell office:value-type="string" calcext:value-type="string">
            <text:p>909.53M</text:p>
          </table:table-cell>
          <table:table-cell table:style-name="ce4" office:value-type="string" calcext:value-type="string">
            <text:p>-0.41%</text:p>
          </table:table-cell>
        </table:table-row>
        <table:table-row table:style-name="ro1">
          <table:table-cell table:style-name="ce4" office:value-type="string" calcext:value-type="string">
            <text:p>12/25/2021</text:p>
          </table:table-cell>
          <table:table-cell office:value-type="float" office:value="0.190539" calcext:value-type="float">
            <text:p>0.190539</text:p>
          </table:table-cell>
          <table:table-cell office:value-type="float" office:value="0.186246" calcext:value-type="float">
            <text:p>0.186246</text:p>
          </table:table-cell>
          <table:table-cell office:value-type="float" office:value="0.19464" calcext:value-type="float">
            <text:p>0.19464</text:p>
          </table:table-cell>
          <table:table-cell office:value-type="float" office:value="0.184861" calcext:value-type="float">
            <text:p>0.184861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2.30%</text:p>
          </table:table-cell>
        </table:table-row>
        <table:table-row table:style-name="ro1">
          <table:table-cell table:style-name="ce4" office:value-type="string" calcext:value-type="string">
            <text:p>12/24/2021</text:p>
          </table:table-cell>
          <table:table-cell office:value-type="float" office:value="0.186256" calcext:value-type="float">
            <text:p>0.186256</text:p>
          </table:table-cell>
          <table:table-cell office:value-type="float" office:value="0.184896" calcext:value-type="float">
            <text:p>0.184896</text:p>
          </table:table-cell>
          <table:table-cell office:value-type="float" office:value="0.195061" calcext:value-type="float">
            <text:p>0.195061</text:p>
          </table:table-cell>
          <table:table-cell office:value-type="float" office:value="0.179521" calcext:value-type="float">
            <text:p>0.179521</text:p>
          </table:table-cell>
          <table:table-cell office:value-type="string" calcext:value-type="string">
            <text:p>2.10B</text:p>
          </table:table-cell>
          <table:table-cell table:style-name="ce4" office:value-type="string" calcext:value-type="string">
            <text:p>0.78%</text:p>
          </table:table-cell>
        </table:table-row>
        <table:table-row table:style-name="ro1">
          <table:table-cell table:style-name="ce4" office:value-type="string" calcext:value-type="string">
            <text:p>12/23/2021</text:p>
          </table:table-cell>
          <table:table-cell office:value-type="float" office:value="0.184817" calcext:value-type="float">
            <text:p>0.184817</text:p>
          </table:table-cell>
          <table:table-cell office:value-type="float" office:value="0.173029" calcext:value-type="float">
            <text:p>0.173029</text:p>
          </table:table-cell>
          <table:table-cell office:value-type="float" office:value="0.184817" calcext:value-type="float">
            <text:p>0.184817</text:p>
          </table:table-cell>
          <table:table-cell office:value-type="float" office:value="0.171401" calcext:value-type="float">
            <text:p>0.171401</text:p>
          </table:table-cell>
          <table:table-cell office:value-type="string" calcext:value-type="string">
            <text:p>1.70B</text:p>
          </table:table-cell>
          <table:table-cell table:style-name="ce4" office:value-type="string" calcext:value-type="string">
            <text:p>6.86%</text:p>
          </table:table-cell>
        </table:table-row>
        <table:table-row table:style-name="ro1">
          <table:table-cell table:style-name="ce4" office:value-type="string" calcext:value-type="string">
            <text:p>12/22/2021</text:p>
          </table:table-cell>
          <table:table-cell office:value-type="float" office:value="0.172948" calcext:value-type="float">
            <text:p>0.172948</text:p>
          </table:table-cell>
          <table:table-cell office:value-type="float" office:value="0.170874" calcext:value-type="float">
            <text:p>0.170874</text:p>
          </table:table-cell>
          <table:table-cell office:value-type="float" office:value="0.179554" calcext:value-type="float">
            <text:p>0.179554</text:p>
          </table:table-cell>
          <table:table-cell office:value-type="float" office:value="0.16972" calcext:value-type="float">
            <text:p>0.16972</text:p>
          </table:table-cell>
          <table:table-cell office:value-type="string" calcext:value-type="string">
            <text:p>1.43B</text:p>
          </table:table-cell>
          <table:table-cell table:style-name="ce4" office:value-type="string" calcext:value-type="string">
            <text:p>1.24%</text:p>
          </table:table-cell>
        </table:table-row>
        <table:table-row table:style-name="ro1">
          <table:table-cell table:style-name="ce4" office:value-type="string" calcext:value-type="string">
            <text:p>12/21/2021</text:p>
          </table:table-cell>
          <table:table-cell office:value-type="float" office:value="0.170831" calcext:value-type="float">
            <text:p>0.170831</text:p>
          </table:table-cell>
          <table:table-cell office:value-type="float" office:value="0.167128" calcext:value-type="float">
            <text:p>0.167128</text:p>
          </table:table-cell>
          <table:table-cell office:value-type="float" office:value="0.172228" calcext:value-type="float">
            <text:p>0.172228</text:p>
          </table:table-cell>
          <table:table-cell office:value-type="float" office:value="0.165807" calcext:value-type="float">
            <text:p>0.165807</text:p>
          </table:table-cell>
          <table:table-cell office:value-type="string" calcext:value-type="string">
            <text:p>892.90M</text:p>
          </table:table-cell>
          <table:table-cell table:style-name="ce4" office:value-type="string" calcext:value-type="string">
            <text:p>2.24%</text:p>
          </table:table-cell>
        </table:table-row>
        <table:table-row table:style-name="ro1">
          <table:table-cell table:style-name="ce4" office:value-type="string" calcext:value-type="string">
            <text:p>12/20/2021</text:p>
          </table:table-cell>
          <table:table-cell office:value-type="float" office:value="0.167083" calcext:value-type="float">
            <text:p>0.167083</text:p>
          </table:table-cell>
          <table:table-cell office:value-type="float" office:value="0.169424" calcext:value-type="float">
            <text:p>0.169424</text:p>
          </table:table-cell>
          <table:table-cell office:value-type="float" office:value="0.170683" calcext:value-type="float">
            <text:p>0.170683</text:p>
          </table:table-cell>
          <table:table-cell office:value-type="float" office:value="0.161241" calcext:value-type="float">
            <text:p>0.161241</text:p>
          </table:table-cell>
          <table:table-cell office:value-type="string" calcext:value-type="string">
            <text:p>1.43B</text:p>
          </table:table-cell>
          <table:table-cell table:style-name="ce4" office:value-type="string" calcext:value-type="string">
            <text:p>-1.39%</text:p>
          </table:table-cell>
        </table:table-row>
        <table:table-row table:style-name="ro1">
          <table:table-cell table:style-name="ce4" office:value-type="string" calcext:value-type="string">
            <text:p>12/19/2021</text:p>
          </table:table-cell>
          <table:table-cell office:value-type="float" office:value="0.169432" calcext:value-type="float">
            <text:p>0.169432</text:p>
          </table:table-cell>
          <table:table-cell office:value-type="float" office:value="0.172374" calcext:value-type="float">
            <text:p>0.172374</text:p>
          </table:table-cell>
          <table:table-cell office:value-type="float" office:value="0.174585" calcext:value-type="float">
            <text:p>0.174585</text:p>
          </table:table-cell>
          <table:table-cell office:value-type="float" office:value="0.169191" calcext:value-type="float">
            <text:p>0.169191</text:p>
          </table:table-cell>
          <table:table-cell office:value-type="string" calcext:value-type="string">
            <text:p>841.12M</text:p>
          </table:table-cell>
          <table:table-cell table:style-name="ce4" office:value-type="string" calcext:value-type="string">
            <text:p>-1.69%</text:p>
          </table:table-cell>
        </table:table-row>
        <table:table-row table:style-name="ro1">
          <table:table-cell table:style-name="ce4" office:value-type="string" calcext:value-type="string">
            <text:p>12/18/2021</text:p>
          </table:table-cell>
          <table:table-cell office:value-type="float" office:value="0.172349" calcext:value-type="float">
            <text:p>0.172349</text:p>
          </table:table-cell>
          <table:table-cell office:value-type="float" office:value="0.168523" calcext:value-type="float">
            <text:p>0.168523</text:p>
          </table:table-cell>
          <table:table-cell office:value-type="float" office:value="0.17531" calcext:value-type="float">
            <text:p>0.17531</text:p>
          </table:table-cell>
          <table:table-cell office:value-type="float" office:value="0.166166" calcext:value-type="float">
            <text:p>0.166166</text:p>
          </table:table-cell>
          <table:table-cell office:value-type="string" calcext:value-type="string">
            <text:p>999.07M</text:p>
          </table:table-cell>
          <table:table-cell table:style-name="ce4" office:value-type="string" calcext:value-type="string">
            <text:p>2.14%</text:p>
          </table:table-cell>
        </table:table-row>
        <table:table-row table:style-name="ro1">
          <table:table-cell table:style-name="ce4" office:value-type="string" calcext:value-type="string">
            <text:p>12/17/2021</text:p>
          </table:table-cell>
          <table:table-cell office:value-type="float" office:value="0.16874" calcext:value-type="float">
            <text:p>0.16874</text:p>
          </table:table-cell>
          <table:table-cell office:value-type="float" office:value="0.173144" calcext:value-type="float">
            <text:p>0.173144</text:p>
          </table:table-cell>
          <table:table-cell office:value-type="float" office:value="0.176502" calcext:value-type="float">
            <text:p>0.176502</text:p>
          </table:table-cell>
          <table:table-cell office:value-type="float" office:value="0.161859" calcext:value-type="float">
            <text:p>0.161859</text:p>
          </table:table-cell>
          <table:table-cell office:value-type="string" calcext:value-type="string">
            <text:p>1.71B</text:p>
          </table:table-cell>
          <table:table-cell table:style-name="ce4" office:value-type="string" calcext:value-type="string">
            <text:p>-2.64%</text:p>
          </table:table-cell>
        </table:table-row>
        <table:table-row table:style-name="ro1">
          <table:table-cell table:style-name="ce4" office:value-type="string" calcext:value-type="string">
            <text:p>12/16/2021</text:p>
          </table:table-cell>
          <table:table-cell office:value-type="float" office:value="0.173323" calcext:value-type="float">
            <text:p>0.173323</text:p>
          </table:table-cell>
          <table:table-cell office:value-type="float" office:value="0.180958" calcext:value-type="float">
            <text:p>0.180958</text:p>
          </table:table-cell>
          <table:table-cell office:value-type="float" office:value="0.185111" calcext:value-type="float">
            <text:p>0.185111</text:p>
          </table:table-cell>
          <table:table-cell office:value-type="float" office:value="0.172426" calcext:value-type="float">
            <text:p>0.172426</text:p>
          </table:table-cell>
          <table:table-cell office:value-type="string" calcext:value-type="string">
            <text:p>1.74B</text:p>
          </table:table-cell>
          <table:table-cell table:style-name="ce4" office:value-type="string" calcext:value-type="string">
            <text:p>-4.22%</text:p>
          </table:table-cell>
        </table:table-row>
        <table:table-row table:style-name="ro1">
          <table:table-cell table:style-name="ce4" office:value-type="string" calcext:value-type="string">
            <text:p>12/15/2021</text:p>
          </table:table-cell>
          <table:table-cell office:value-type="float" office:value="0.180957" calcext:value-type="float">
            <text:p>0.180957</text:p>
          </table:table-cell>
          <table:table-cell office:value-type="float" office:value="0.190981" calcext:value-type="float">
            <text:p>0.190981</text:p>
          </table:table-cell>
          <table:table-cell office:value-type="float" office:value="0.19107" calcext:value-type="float">
            <text:p>0.19107</text:p>
          </table:table-cell>
          <table:table-cell office:value-type="float" office:value="0.170734" calcext:value-type="float">
            <text:p>0.170734</text:p>
          </table:table-cell>
          <table:table-cell office:value-type="string" calcext:value-type="string">
            <text:p>3.86B</text:p>
          </table:table-cell>
          <table:table-cell table:style-name="ce4" office:value-type="string" calcext:value-type="string">
            <text:p>-5.26%</text:p>
          </table:table-cell>
        </table:table-row>
        <table:table-row table:style-name="ro1">
          <table:table-cell table:style-name="ce4" office:value-type="string" calcext:value-type="string">
            <text:p>12/14/2021</text:p>
          </table:table-cell>
          <table:table-cell office:value-type="float" office:value="0.190998" calcext:value-type="float">
            <text:p>0.190998</text:p>
          </table:table-cell>
          <table:table-cell office:value-type="float" office:value="0.157378" calcext:value-type="float">
            <text:p>0.157378</text:p>
          </table:table-cell>
          <table:table-cell office:value-type="float" office:value="0.219922" calcext:value-type="float">
            <text:p>0.219922</text:p>
          </table:table-cell>
          <table:table-cell office:value-type="float" office:value="0.155293" calcext:value-type="float">
            <text:p>0.155293</text:p>
          </table:table-cell>
          <table:table-cell office:value-type="string" calcext:value-type="string">
            <text:p>11.07B</text:p>
          </table:table-cell>
          <table:table-cell table:style-name="ce4" office:value-type="string" calcext:value-type="string">
            <text:p>21.37%</text:p>
          </table:table-cell>
        </table:table-row>
        <table:table-row table:style-name="ro1">
          <table:table-cell table:style-name="ce4" office:value-type="string" calcext:value-type="string">
            <text:p>12/13/2021</text:p>
          </table:table-cell>
          <table:table-cell office:value-type="float" office:value="0.157372" calcext:value-type="float">
            <text:p>0.157372</text:p>
          </table:table-cell>
          <table:table-cell office:value-type="float" office:value="0.169677" calcext:value-type="float">
            <text:p>0.169677</text:p>
          </table:table-cell>
          <table:table-cell office:value-type="float" office:value="0.170387" calcext:value-type="float">
            <text:p>0.170387</text:p>
          </table:table-cell>
          <table:table-cell office:value-type="float" office:value="0.151692" calcext:value-type="float">
            <text:p>0.151692</text:p>
          </table:table-cell>
          <table:table-cell office:value-type="string" calcext:value-type="string">
            <text:p>1.76B</text:p>
          </table:table-cell>
          <table:table-cell table:style-name="ce4" office:value-type="string" calcext:value-type="string">
            <text:p>-7.26%</text:p>
          </table:table-cell>
        </table:table-row>
        <table:table-row table:style-name="ro1">
          <table:table-cell table:style-name="ce4" office:value-type="string" calcext:value-type="string">
            <text:p>12/12/2021</text:p>
          </table:table-cell>
          <table:table-cell office:value-type="float" office:value="0.169689" calcext:value-type="float">
            <text:p>0.169689</text:p>
          </table:table-cell>
          <table:table-cell office:value-type="float" office:value="0.168788" calcext:value-type="float">
            <text:p>0.168788</text:p>
          </table:table-cell>
          <table:table-cell office:value-type="float" office:value="0.173228" calcext:value-type="float">
            <text:p>0.173228</text:p>
          </table:table-cell>
          <table:table-cell office:value-type="float" office:value="0.165701" calcext:value-type="float">
            <text:p>0.165701</text:p>
          </table:table-cell>
          <table:table-cell office:value-type="string" calcext:value-type="string">
            <text:p>888.57M</text:p>
          </table:table-cell>
          <table:table-cell table:style-name="ce4" office:value-type="string" calcext:value-type="string">
            <text:p>0.57%</text:p>
          </table:table-cell>
        </table:table-row>
        <table:table-row table:style-name="ro1">
          <table:table-cell table:style-name="ce4" office:value-type="string" calcext:value-type="string">
            <text:p>12/11/2021</text:p>
          </table:table-cell>
          <table:table-cell office:value-type="float" office:value="0.168723" calcext:value-type="float">
            <text:p>0.168723</text:p>
          </table:table-cell>
          <table:table-cell office:value-type="float" office:value="0.164007" calcext:value-type="float">
            <text:p>0.164007</text:p>
          </table:table-cell>
          <table:table-cell office:value-type="float" office:value="0.169926" calcext:value-type="float">
            <text:p>0.169926</text:p>
          </table:table-cell>
          <table:table-cell office:value-type="float" office:value="0.161272" calcext:value-type="float">
            <text:p>0.161272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2.91%</text:p>
          </table:table-cell>
        </table:table-row>
        <table:table-row table:style-name="ro1">
          <table:table-cell table:style-name="ce4" office:value-type="string" calcext:value-type="string">
            <text:p>12/10/2021</text:p>
          </table:table-cell>
          <table:table-cell office:value-type="float" office:value="0.163958" calcext:value-type="float">
            <text:p>0.163958</text:p>
          </table:table-cell>
          <table:table-cell office:value-type="float" office:value="0.169115" calcext:value-type="float">
            <text:p>0.169115</text:p>
          </table:table-cell>
          <table:table-cell office:value-type="float" office:value="0.174449" calcext:value-type="float">
            <text:p>0.174449</text:p>
          </table:table-cell>
          <table:table-cell office:value-type="float" office:value="0.163725" calcext:value-type="float">
            <text:p>0.163725</text:p>
          </table:table-cell>
          <table:table-cell office:value-type="string" calcext:value-type="string">
            <text:p>1.34B</text:p>
          </table:table-cell>
          <table:table-cell table:style-name="ce4" office:value-type="string" calcext:value-type="string">
            <text:p>-3.07%</text:p>
          </table:table-cell>
        </table:table-row>
        <table:table-row table:style-name="ro1">
          <table:table-cell table:style-name="ce4" office:value-type="string" calcext:value-type="string">
            <text:p>12/09/2021</text:p>
          </table:table-cell>
          <table:table-cell office:value-type="float" office:value="0.169148" calcext:value-type="float">
            <text:p>0.169148</text:p>
          </table:table-cell>
          <table:table-cell office:value-type="float" office:value="0.179136" calcext:value-type="float">
            <text:p>0.179136</text:p>
          </table:table-cell>
          <table:table-cell office:value-type="float" office:value="0.181894" calcext:value-type="float">
            <text:p>0.181894</text:p>
          </table:table-cell>
          <table:table-cell office:value-type="float" office:value="0.169076" calcext:value-type="float">
            <text:p>0.169076</text:p>
          </table:table-cell>
          <table:table-cell office:value-type="string" calcext:value-type="string">
            <text:p>1.76B</text:p>
          </table:table-cell>
          <table:table-cell table:style-name="ce4" office:value-type="string" calcext:value-type="string">
            <text:p>-5.48%</text:p>
          </table:table-cell>
        </table:table-row>
        <table:table-row table:style-name="ro1">
          <table:table-cell table:style-name="ce4" office:value-type="string" calcext:value-type="string">
            <text:p>12/08/2021</text:p>
          </table:table-cell>
          <table:table-cell office:value-type="float" office:value="0.178961" calcext:value-type="float">
            <text:p>0.178961</text:p>
          </table:table-cell>
          <table:table-cell office:value-type="float" office:value="0.176389" calcext:value-type="float">
            <text:p>0.176389</text:p>
          </table:table-cell>
          <table:table-cell office:value-type="float" office:value="0.182048" calcext:value-type="float">
            <text:p>0.182048</text:p>
          </table:table-cell>
          <table:table-cell office:value-type="float" office:value="0.17244" calcext:value-type="float">
            <text:p>0.17244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1.49%</text:p>
          </table:table-cell>
        </table:table-row>
        <table:table-row table:style-name="ro1">
          <table:table-cell table:style-name="ce4" office:value-type="string" calcext:value-type="string">
            <text:p>12/07/2021</text:p>
          </table:table-cell>
          <table:table-cell office:value-type="float" office:value="0.17634" calcext:value-type="float">
            <text:p>0.17634</text:p>
          </table:table-cell>
          <table:table-cell office:value-type="float" office:value="0.177924" calcext:value-type="float">
            <text:p>0.177924</text:p>
          </table:table-cell>
          <table:table-cell office:value-type="float" office:value="0.183701" calcext:value-type="float">
            <text:p>0.183701</text:p>
          </table:table-cell>
          <table:table-cell office:value-type="float" office:value="0.175281" calcext:value-type="float">
            <text:p>0.175281</text:p>
          </table:table-cell>
          <table:table-cell office:value-type="string" calcext:value-type="string">
            <text:p>1.86B</text:p>
          </table:table-cell>
          <table:table-cell table:style-name="ce4" office:value-type="string" calcext:value-type="string">
            <text:p>-1.10%</text:p>
          </table:table-cell>
        </table:table-row>
        <table:table-row table:style-name="ro1">
          <table:table-cell table:style-name="ce4" office:value-type="string" calcext:value-type="string">
            <text:p>12/06/2021</text:p>
          </table:table-cell>
          <table:table-cell office:value-type="float" office:value="0.178293" calcext:value-type="float">
            <text:p>0.178293</text:p>
          </table:table-cell>
          <table:table-cell office:value-type="float" office:value="0.171367" calcext:value-type="float">
            <text:p>0.171367</text:p>
          </table:table-cell>
          <table:table-cell office:value-type="float" office:value="0.180435" calcext:value-type="float">
            <text:p>0.180435</text:p>
          </table:table-cell>
          <table:table-cell office:value-type="float" office:value="0.159361" calcext:value-type="float">
            <text:p>0.159361</text:p>
          </table:table-cell>
          <table:table-cell office:value-type="string" calcext:value-type="string">
            <text:p>3.08B</text:p>
          </table:table-cell>
          <table:table-cell table:style-name="ce4" office:value-type="string" calcext:value-type="string">
            <text:p>4.06%</text:p>
          </table:table-cell>
        </table:table-row>
        <table:table-row table:style-name="ro1">
          <table:table-cell table:style-name="ce4" office:value-type="string" calcext:value-type="string">
            <text:p>12/05/2021</text:p>
          </table:table-cell>
          <table:table-cell office:value-type="float" office:value="0.171336" calcext:value-type="float">
            <text:p>0.171336</text:p>
          </table:table-cell>
          <table:table-cell office:value-type="float" office:value="0.178943" calcext:value-type="float">
            <text:p>0.178943</text:p>
          </table:table-cell>
          <table:table-cell office:value-type="float" office:value="0.180974" calcext:value-type="float">
            <text:p>0.180974</text:p>
          </table:table-cell>
          <table:table-cell office:value-type="float" office:value="0.162521" calcext:value-type="float">
            <text:p>0.162521</text:p>
          </table:table-cell>
          <table:table-cell office:value-type="string" calcext:value-type="string">
            <text:p>2.56B</text:p>
          </table:table-cell>
          <table:table-cell table:style-name="ce4" office:value-type="string" calcext:value-type="string">
            <text:p>-4.25%</text:p>
          </table:table-cell>
        </table:table-row>
        <table:table-row table:style-name="ro1">
          <table:table-cell table:style-name="ce4" office:value-type="string" calcext:value-type="string">
            <text:p>12/04/2021</text:p>
          </table:table-cell>
          <table:table-cell office:value-type="float" office:value="0.178945" calcext:value-type="float">
            <text:p>0.178945</text:p>
          </table:table-cell>
          <table:table-cell office:value-type="float" office:value="0.199876" calcext:value-type="float">
            <text:p>0.199876</text:p>
          </table:table-cell>
          <table:table-cell office:value-type="float" office:value="0.200272" calcext:value-type="float">
            <text:p>0.200272</text:p>
          </table:table-cell>
          <table:table-cell office:value-type="float" office:value="0.133105" calcext:value-type="float">
            <text:p>0.133105</text:p>
          </table:table-cell>
          <table:table-cell office:value-type="string" calcext:value-type="string">
            <text:p>8.45B</text:p>
          </table:table-cell>
          <table:table-cell table:style-name="ce4" office:value-type="string" calcext:value-type="string">
            <text:p>-10.50%</text:p>
          </table:table-cell>
        </table:table-row>
        <table:table-row table:style-name="ro1">
          <table:table-cell table:style-name="ce4" office:value-type="string" calcext:value-type="string">
            <text:p>12/03/2021</text:p>
          </table:table-cell>
          <table:table-cell office:value-type="float" office:value="0.199932" calcext:value-type="float">
            <text:p>0.199932</text:p>
          </table:table-cell>
          <table:table-cell office:value-type="float" office:value="0.209496" calcext:value-type="float">
            <text:p>0.209496</text:p>
          </table:table-cell>
          <table:table-cell office:value-type="float" office:value="0.211818" calcext:value-type="float">
            <text:p>0.211818</text:p>
          </table:table-cell>
          <table:table-cell office:value-type="float" office:value="0.190763" calcext:value-type="float">
            <text:p>0.190763</text:p>
          </table:table-cell>
          <table:table-cell office:value-type="string" calcext:value-type="string">
            <text:p>1.86B</text:p>
          </table:table-cell>
          <table:table-cell table:style-name="ce4" office:value-type="string" calcext:value-type="string">
            <text:p>-4.55%</text:p>
          </table:table-cell>
        </table:table-row>
        <table:table-row table:style-name="ro1">
          <table:table-cell table:style-name="ce4" office:value-type="string" calcext:value-type="string">
            <text:p>12/02/2021</text:p>
          </table:table-cell>
          <table:table-cell office:value-type="float" office:value="0.209467" calcext:value-type="float">
            <text:p>0.209467</text:p>
          </table:table-cell>
          <table:table-cell office:value-type="float" office:value="0.209312" calcext:value-type="float">
            <text:p>0.209312</text:p>
          </table:table-cell>
          <table:table-cell office:value-type="float" office:value="0.223029" calcext:value-type="float">
            <text:p>0.223029</text:p>
          </table:table-cell>
          <table:table-cell office:value-type="float" office:value="0.201681" calcext:value-type="float">
            <text:p>0.201681</text:p>
          </table:table-cell>
          <table:table-cell office:value-type="string" calcext:value-type="string">
            <text:p>2.78B</text:p>
          </table:table-cell>
          <table:table-cell table:style-name="ce4" office:value-type="string" calcext:value-type="string">
            <text:p>0.06%</text:p>
          </table:table-cell>
        </table:table-row>
        <table:table-row table:style-name="ro1">
          <table:table-cell table:style-name="ce4" office:value-type="string" calcext:value-type="string">
            <text:p>12/01/2021</text:p>
          </table:table-cell>
          <table:table-cell office:value-type="float" office:value="0.209332" calcext:value-type="float">
            <text:p>0.209332</text:p>
          </table:table-cell>
          <table:table-cell office:value-type="float" office:value="0.214438" calcext:value-type="float">
            <text:p>0.214438</text:p>
          </table:table-cell>
          <table:table-cell office:value-type="float" office:value="0.218703" calcext:value-type="float">
            <text:p>0.218703</text:p>
          </table:table-cell>
          <table:table-cell office:value-type="float" office:value="0.205972" calcext:value-type="float">
            <text:p>0.205972</text:p>
          </table:table-cell>
          <table:table-cell office:value-type="string" calcext:value-type="string">
            <text:p>1.36B</text:p>
          </table:table-cell>
          <table:table-cell table:style-name="ce4" office:value-type="string" calcext:value-type="string">
            <text:p>-2.38%</text:p>
          </table:table-cell>
        </table:table-row>
        <table:table-row table:style-name="ro1">
          <table:table-cell table:style-name="ce4" office:value-type="string" calcext:value-type="string">
            <text:p>11/30/2021</text:p>
          </table:table-cell>
          <table:table-cell office:value-type="float" office:value="0.214425" calcext:value-type="float">
            <text:p>0.214425</text:p>
          </table:table-cell>
          <table:table-cell office:value-type="float" office:value="0.214956" calcext:value-type="float">
            <text:p>0.214956</text:p>
          </table:table-cell>
          <table:table-cell office:value-type="float" office:value="0.226857" calcext:value-type="float">
            <text:p>0.226857</text:p>
          </table:table-cell>
          <table:table-cell office:value-type="float" office:value="0.212852" calcext:value-type="float">
            <text:p>0.212852</text:p>
          </table:table-cell>
          <table:table-cell office:value-type="string" calcext:value-type="string">
            <text:p>2.71B</text:p>
          </table:table-cell>
          <table:table-cell table:style-name="ce4" office:value-type="string" calcext:value-type="string">
            <text:p>-0.25%</text:p>
          </table:table-cell>
        </table:table-row>
        <table:table-row table:style-name="ro1">
          <table:table-cell table:style-name="ce4" office:value-type="string" calcext:value-type="string">
            <text:p>11/29/2021</text:p>
          </table:table-cell>
          <table:table-cell office:value-type="float" office:value="0.214954" calcext:value-type="float">
            <text:p>0.214954</text:p>
          </table:table-cell>
          <table:table-cell office:value-type="float" office:value="0.207422" calcext:value-type="float">
            <text:p>0.207422</text:p>
          </table:table-cell>
          <table:table-cell office:value-type="float" office:value="0.224492" calcext:value-type="float">
            <text:p>0.224492</text:p>
          </table:table-cell>
          <table:table-cell office:value-type="float" office:value="0.202924" calcext:value-type="float">
            <text:p>0.202924</text:p>
          </table:table-cell>
          <table:table-cell office:value-type="string" calcext:value-type="string">
            <text:p>2.95B</text:p>
          </table:table-cell>
          <table:table-cell table:style-name="ce4" office:value-type="string" calcext:value-type="string">
            <text:p>3.59%</text:p>
          </table:table-cell>
        </table:table-row>
        <table:table-row table:style-name="ro1">
          <table:table-cell table:style-name="ce4" office:value-type="string" calcext:value-type="string">
            <text:p>11/28/2021</text:p>
          </table:table-cell>
          <table:table-cell office:value-type="float" office:value="0.207497" calcext:value-type="float">
            <text:p>0.207497</text:p>
          </table:table-cell>
          <table:table-cell office:value-type="float" office:value="0.205053" calcext:value-type="float">
            <text:p>0.205053</text:p>
          </table:table-cell>
          <table:table-cell office:value-type="float" office:value="0.207497" calcext:value-type="float">
            <text:p>0.207497</text:p>
          </table:table-cell>
          <table:table-cell office:value-type="float" office:value="0.191536" calcext:value-type="float">
            <text:p>0.191536</text:p>
          </table:table-cell>
          <table:table-cell office:value-type="string" calcext:value-type="string">
            <text:p>1.50B</text:p>
          </table:table-cell>
          <table:table-cell table:style-name="ce4" office:value-type="string" calcext:value-type="string">
            <text:p>1.19%</text:p>
          </table:table-cell>
        </table:table-row>
        <table:table-row table:style-name="ro1">
          <table:table-cell table:style-name="ce4" office:value-type="string" calcext:value-type="string">
            <text:p>11/27/2021</text:p>
          </table:table-cell>
          <table:table-cell office:value-type="float" office:value="0.205067" calcext:value-type="float">
            <text:p>0.205067</text:p>
          </table:table-cell>
          <table:table-cell office:value-type="float" office:value="0.201218" calcext:value-type="float">
            <text:p>0.201218</text:p>
          </table:table-cell>
          <table:table-cell office:value-type="float" office:value="0.209279" calcext:value-type="float">
            <text:p>0.209279</text:p>
          </table:table-cell>
          <table:table-cell office:value-type="float" office:value="0.200986" calcext:value-type="float">
            <text:p>0.200986</text:p>
          </table:table-cell>
          <table:table-cell office:value-type="string" calcext:value-type="string">
            <text:p>1.41B</text:p>
          </table:table-cell>
          <table:table-cell table:style-name="ce4" office:value-type="string" calcext:value-type="string">
            <text:p>1.96%</text:p>
          </table:table-cell>
        </table:table-row>
        <table:table-row table:style-name="ro1">
          <table:table-cell table:style-name="ce4" office:value-type="string" calcext:value-type="string">
            <text:p>11/26/2021</text:p>
          </table:table-cell>
          <table:table-cell office:value-type="float" office:value="0.201134" calcext:value-type="float">
            <text:p>0.201134</text:p>
          </table:table-cell>
          <table:table-cell office:value-type="float" office:value="0.221013" calcext:value-type="float">
            <text:p>0.221013</text:p>
          </table:table-cell>
          <table:table-cell office:value-type="float" office:value="0.221767" calcext:value-type="float">
            <text:p>0.221767</text:p>
          </table:table-cell>
          <table:table-cell office:value-type="float" office:value="0.190079" calcext:value-type="float">
            <text:p>0.190079</text:p>
          </table:table-cell>
          <table:table-cell office:value-type="string" calcext:value-type="string">
            <text:p>3.66B</text:p>
          </table:table-cell>
          <table:table-cell table:style-name="ce4" office:value-type="string" calcext:value-type="string">
            <text:p>-9.00%</text:p>
          </table:table-cell>
        </table:table-row>
        <table:table-row table:style-name="ro1">
          <table:table-cell table:style-name="ce4" office:value-type="string" calcext:value-type="string">
            <text:p>11/25/2021</text:p>
          </table:table-cell>
          <table:table-cell office:value-type="float" office:value="0.221037" calcext:value-type="float">
            <text:p>0.221037</text:p>
          </table:table-cell>
          <table:table-cell office:value-type="float" office:value="0.217272" calcext:value-type="float">
            <text:p>0.217272</text:p>
          </table:table-cell>
          <table:table-cell office:value-type="float" office:value="0.228956" calcext:value-type="float">
            <text:p>0.228956</text:p>
          </table:table-cell>
          <table:table-cell office:value-type="float" office:value="0.214334" calcext:value-type="float">
            <text:p>0.214334</text:p>
          </table:table-cell>
          <table:table-cell office:value-type="string" calcext:value-type="string">
            <text:p>1.76B</text:p>
          </table:table-cell>
          <table:table-cell table:style-name="ce4" office:value-type="string" calcext:value-type="string">
            <text:p>1.71%</text:p>
          </table:table-cell>
        </table:table-row>
        <table:table-row table:style-name="ro1">
          <table:table-cell table:style-name="ce4" office:value-type="string" calcext:value-type="string">
            <text:p>11/24/2021</text:p>
          </table:table-cell>
          <table:table-cell office:value-type="float" office:value="0.217321" calcext:value-type="float">
            <text:p>0.217321</text:p>
          </table:table-cell>
          <table:table-cell office:value-type="float" office:value="0.22671" calcext:value-type="float">
            <text:p>0.22671</text:p>
          </table:table-cell>
          <table:table-cell office:value-type="float" office:value="0.229616" calcext:value-type="float">
            <text:p>0.229616</text:p>
          </table:table-cell>
          <table:table-cell office:value-type="float" office:value="0.21172" calcext:value-type="float">
            <text:p>0.21172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-4.15%</text:p>
          </table:table-cell>
        </table:table-row>
        <table:table-row table:style-name="ro1">
          <table:table-cell table:style-name="ce4" office:value-type="string" calcext:value-type="string">
            <text:p>11/23/2021</text:p>
          </table:table-cell>
          <table:table-cell office:value-type="float" office:value="0.226734" calcext:value-type="float">
            <text:p>0.226734</text:p>
          </table:table-cell>
          <table:table-cell office:value-type="float" office:value="0.219611" calcext:value-type="float">
            <text:p>0.219611</text:p>
          </table:table-cell>
          <table:table-cell office:value-type="float" office:value="0.236107" calcext:value-type="float">
            <text:p>0.236107</text:p>
          </table:table-cell>
          <table:table-cell office:value-type="float" office:value="0.213853" calcext:value-type="float">
            <text:p>0.213853</text:p>
          </table:table-cell>
          <table:table-cell office:value-type="string" calcext:value-type="string">
            <text:p>2.49B</text:p>
          </table:table-cell>
          <table:table-cell table:style-name="ce4" office:value-type="string" calcext:value-type="string">
            <text:p>3.22%</text:p>
          </table:table-cell>
        </table:table-row>
        <table:table-row table:style-name="ro1">
          <table:table-cell table:style-name="ce4" office:value-type="string" calcext:value-type="string">
            <text:p>11/22/2021</text:p>
          </table:table-cell>
          <table:table-cell office:value-type="float" office:value="0.21967" calcext:value-type="float">
            <text:p>0.21967</text:p>
          </table:table-cell>
          <table:table-cell office:value-type="float" office:value="0.225985" calcext:value-type="float">
            <text:p>0.225985</text:p>
          </table:table-cell>
          <table:table-cell office:value-type="float" office:value="0.226734" calcext:value-type="float">
            <text:p>0.226734</text:p>
          </table:table-cell>
          <table:table-cell office:value-type="float" office:value="0.216683" calcext:value-type="float">
            <text:p>0.216683</text:p>
          </table:table-cell>
          <table:table-cell office:value-type="string" calcext:value-type="string">
            <text:p>1.19B</text:p>
          </table:table-cell>
          <table:table-cell table:style-name="ce4" office:value-type="string" calcext:value-type="string">
            <text:p>-2.78%</text:p>
          </table:table-cell>
        </table:table-row>
        <table:table-row table:style-name="ro1">
          <table:table-cell table:style-name="ce4" office:value-type="string" calcext:value-type="string">
            <text:p>11/21/2021</text:p>
          </table:table-cell>
          <table:table-cell office:value-type="float" office:value="0.225954" calcext:value-type="float">
            <text:p>0.225954</text:p>
          </table:table-cell>
          <table:table-cell office:value-type="float" office:value="0.233067" calcext:value-type="float">
            <text:p>0.233067</text:p>
          </table:table-cell>
          <table:table-cell office:value-type="float" office:value="0.23346" calcext:value-type="float">
            <text:p>0.23346</text:p>
          </table:table-cell>
          <table:table-cell office:value-type="float" office:value="0.225397" calcext:value-type="float">
            <text:p>0.225397</text:p>
          </table:table-cell>
          <table:table-cell office:value-type="string" calcext:value-type="string">
            <text:p>896.90M</text:p>
          </table:table-cell>
          <table:table-cell table:style-name="ce4" office:value-type="string" calcext:value-type="string">
            <text:p>-3.05%</text:p>
          </table:table-cell>
        </table:table-row>
        <table:table-row table:style-name="ro1">
          <table:table-cell table:style-name="ce4" office:value-type="string" calcext:value-type="string">
            <text:p>11/20/2021</text:p>
          </table:table-cell>
          <table:table-cell office:value-type="float" office:value="0.23307" calcext:value-type="float">
            <text:p>0.23307</text:p>
          </table:table-cell>
          <table:table-cell office:value-type="float" office:value="0.233062" calcext:value-type="float">
            <text:p>0.233062</text:p>
          </table:table-cell>
          <table:table-cell office:value-type="float" office:value="0.235725" calcext:value-type="float">
            <text:p>0.235725</text:p>
          </table:table-cell>
          <table:table-cell office:value-type="float" office:value="0.225401" calcext:value-type="float">
            <text:p>0.225401</text:p>
          </table:table-cell>
          <table:table-cell office:value-type="string" calcext:value-type="string">
            <text:p>965.50M</text:p>
          </table:table-cell>
          <table:table-cell table:style-name="ce4" office:value-type="string" calcext:value-type="string">
            <text:p>0.02%</text:p>
          </table:table-cell>
        </table:table-row>
        <table:table-row table:style-name="ro1">
          <table:table-cell table:style-name="ce4" office:value-type="string" calcext:value-type="string">
            <text:p>11/19/2021</text:p>
          </table:table-cell>
          <table:table-cell office:value-type="float" office:value="0.233017" calcext:value-type="float">
            <text:p>0.233017</text:p>
          </table:table-cell>
          <table:table-cell office:value-type="float" office:value="0.221418" calcext:value-type="float">
            <text:p>0.221418</text:p>
          </table:table-cell>
          <table:table-cell office:value-type="float" office:value="0.236942" calcext:value-type="float">
            <text:p>0.236942</text:p>
          </table:table-cell>
          <table:table-cell office:value-type="float" office:value="0.216243" calcext:value-type="float">
            <text:p>0.216243</text:p>
          </table:table-cell>
          <table:table-cell office:value-type="string" calcext:value-type="string">
            <text:p>1.61B</text:p>
          </table:table-cell>
          <table:table-cell table:style-name="ce4" office:value-type="string" calcext:value-type="string">
            <text:p>5.25%</text:p>
          </table:table-cell>
        </table:table-row>
        <table:table-row table:style-name="ro1">
          <table:table-cell table:style-name="ce4" office:value-type="string" calcext:value-type="string">
            <text:p>11/18/2021</text:p>
          </table:table-cell>
          <table:table-cell office:value-type="float" office:value="0.221384" calcext:value-type="float">
            <text:p>0.221384</text:p>
          </table:table-cell>
          <table:table-cell office:value-type="float" office:value="0.237509" calcext:value-type="float">
            <text:p>0.237509</text:p>
          </table:table-cell>
          <table:table-cell office:value-type="float" office:value="0.241272" calcext:value-type="float">
            <text:p>0.241272</text:p>
          </table:table-cell>
          <table:table-cell office:value-type="float" office:value="0.215556" calcext:value-type="float">
            <text:p>0.215556</text:p>
          </table:table-cell>
          <table:table-cell office:value-type="string" calcext:value-type="string">
            <text:p>2.28B</text:p>
          </table:table-cell>
          <table:table-cell table:style-name="ce4" office:value-type="string" calcext:value-type="string">
            <text:p>-6.82%</text:p>
          </table:table-cell>
        </table:table-row>
        <table:table-row table:style-name="ro1">
          <table:table-cell table:style-name="ce4" office:value-type="string" calcext:value-type="string">
            <text:p>11/17/2021</text:p>
          </table:table-cell>
          <table:table-cell office:value-type="float" office:value="0.237593" calcext:value-type="float">
            <text:p>0.237593</text:p>
          </table:table-cell>
          <table:table-cell office:value-type="float" office:value="0.236922" calcext:value-type="float">
            <text:p>0.236922</text:p>
          </table:table-cell>
          <table:table-cell office:value-type="float" office:value="0.240956" calcext:value-type="float">
            <text:p>0.240956</text:p>
          </table:table-cell>
          <table:table-cell office:value-type="float" office:value="0.229922" calcext:value-type="float">
            <text:p>0.229922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0.27%</text:p>
          </table:table-cell>
        </table:table-row>
        <table:table-row table:style-name="ro1">
          <table:table-cell table:style-name="ce4" office:value-type="string" calcext:value-type="string">
            <text:p>11/16/2021</text:p>
          </table:table-cell>
          <table:table-cell office:value-type="float" office:value="0.236965" calcext:value-type="float">
            <text:p>0.236965</text:p>
          </table:table-cell>
          <table:table-cell table:number-columns-repeated="2" office:value-type="float" office:value="0.256726" calcext:value-type="float">
            <text:p>0.256726</text:p>
          </table:table-cell>
          <table:table-cell office:value-type="float" office:value="0.224591" calcext:value-type="float">
            <text:p>0.224591</text:p>
          </table:table-cell>
          <table:table-cell office:value-type="string" calcext:value-type="string">
            <text:p>2.83B</text:p>
          </table:table-cell>
          <table:table-cell table:style-name="ce4" office:value-type="string" calcext:value-type="string">
            <text:p>-7.69%</text:p>
          </table:table-cell>
        </table:table-row>
        <table:table-row table:style-name="ro1">
          <table:table-cell table:style-name="ce4" office:value-type="string" calcext:value-type="string">
            <text:p>11/15/2021</text:p>
          </table:table-cell>
          <table:table-cell office:value-type="float" office:value="0.25671" calcext:value-type="float">
            <text:p>0.25671</text:p>
          </table:table-cell>
          <table:table-cell office:value-type="float" office:value="0.262748" calcext:value-type="float">
            <text:p>0.262748</text:p>
          </table:table-cell>
          <table:table-cell office:value-type="float" office:value="0.265189" calcext:value-type="float">
            <text:p>0.265189</text:p>
          </table:table-cell>
          <table:table-cell office:value-type="float" office:value="0.255877" calcext:value-type="float">
            <text:p>0.255877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-2.28%</text:p>
          </table:table-cell>
        </table:table-row>
        <table:table-row table:style-name="ro1">
          <table:table-cell table:style-name="ce4" office:value-type="string" calcext:value-type="string">
            <text:p>11/14/2021</text:p>
          </table:table-cell>
          <table:table-cell office:value-type="float" office:value="0.262708" calcext:value-type="float">
            <text:p>0.262708</text:p>
          </table:table-cell>
          <table:table-cell office:value-type="float" office:value="0.261281" calcext:value-type="float">
            <text:p>0.261281</text:p>
          </table:table-cell>
          <table:table-cell office:value-type="float" office:value="0.271178" calcext:value-type="float">
            <text:p>0.271178</text:p>
          </table:table-cell>
          <table:table-cell office:value-type="float" office:value="0.260301" calcext:value-type="float">
            <text:p>0.260301</text:p>
          </table:table-cell>
          <table:table-cell office:value-type="string" calcext:value-type="string">
            <text:p>1.65B</text:p>
          </table:table-cell>
          <table:table-cell table:style-name="ce4" office:value-type="string" calcext:value-type="string">
            <text:p>0.53%</text:p>
          </table:table-cell>
        </table:table-row>
        <table:table-row table:style-name="ro1">
          <table:table-cell table:style-name="ce4" office:value-type="string" calcext:value-type="string">
            <text:p>11/13/2021</text:p>
          </table:table-cell>
          <table:table-cell office:value-type="float" office:value="0.261325" calcext:value-type="float">
            <text:p>0.261325</text:p>
          </table:table-cell>
          <table:table-cell office:value-type="float" office:value="0.259502" calcext:value-type="float">
            <text:p>0.259502</text:p>
          </table:table-cell>
          <table:table-cell office:value-type="float" office:value="0.262266" calcext:value-type="float">
            <text:p>0.262266</text:p>
          </table:table-cell>
          <table:table-cell office:value-type="float" office:value="0.254466" calcext:value-type="float">
            <text:p>0.254466</text:p>
          </table:table-cell>
          <table:table-cell office:value-type="string" calcext:value-type="string">
            <text:p>1.12B</text:p>
          </table:table-cell>
          <table:table-cell table:style-name="ce4" office:value-type="string" calcext:value-type="string">
            <text:p>0.69%</text:p>
          </table:table-cell>
        </table:table-row>
        <table:table-row table:style-name="ro1">
          <table:table-cell table:style-name="ce4" office:value-type="string" calcext:value-type="string">
            <text:p>11/12/2021</text:p>
          </table:table-cell>
          <table:table-cell office:value-type="float" office:value="0.259542" calcext:value-type="float">
            <text:p>0.259542</text:p>
          </table:table-cell>
          <table:table-cell office:value-type="float" office:value="0.260686" calcext:value-type="float">
            <text:p>0.260686</text:p>
          </table:table-cell>
          <table:table-cell office:value-type="float" office:value="0.268464" calcext:value-type="float">
            <text:p>0.268464</text:p>
          </table:table-cell>
          <table:table-cell office:value-type="float" office:value="0.249854" calcext:value-type="float">
            <text:p>0.249854</text:p>
          </table:table-cell>
          <table:table-cell office:value-type="string" calcext:value-type="string">
            <text:p>2.02B</text:p>
          </table:table-cell>
          <table:table-cell table:style-name="ce4" office:value-type="string" calcext:value-type="string">
            <text:p>-0.45%</text:p>
          </table:table-cell>
        </table:table-row>
        <table:table-row table:style-name="ro1">
          <table:table-cell table:style-name="ce4" office:value-type="string" calcext:value-type="string">
            <text:p>11/11/2021</text:p>
          </table:table-cell>
          <table:table-cell office:value-type="float" office:value="0.260721" calcext:value-type="float">
            <text:p>0.260721</text:p>
          </table:table-cell>
          <table:table-cell office:value-type="float" office:value="0.25556" calcext:value-type="float">
            <text:p>0.25556</text:p>
          </table:table-cell>
          <table:table-cell office:value-type="float" office:value="0.270167" calcext:value-type="float">
            <text:p>0.270167</text:p>
          </table:table-cell>
          <table:table-cell office:value-type="float" office:value="0.253402" calcext:value-type="float">
            <text:p>0.253402</text:p>
          </table:table-cell>
          <table:table-cell office:value-type="string" calcext:value-type="string">
            <text:p>2.04B</text:p>
          </table:table-cell>
          <table:table-cell table:style-name="ce4" office:value-type="string" calcext:value-type="string">
            <text:p>1.98%</text:p>
          </table:table-cell>
        </table:table-row>
        <table:table-row table:style-name="ro1">
          <table:table-cell table:style-name="ce4" office:value-type="string" calcext:value-type="string">
            <text:p>11/10/2021</text:p>
          </table:table-cell>
          <table:table-cell office:value-type="float" office:value="0.255661" calcext:value-type="float">
            <text:p>0.255661</text:p>
          </table:table-cell>
          <table:table-cell office:value-type="float" office:value="0.273455" calcext:value-type="float">
            <text:p>0.273455</text:p>
          </table:table-cell>
          <table:table-cell office:value-type="float" office:value="0.277202" calcext:value-type="float">
            <text:p>0.277202</text:p>
          </table:table-cell>
          <table:table-cell office:value-type="float" office:value="0.237132" calcext:value-type="float">
            <text:p>0.237132</text:p>
          </table:table-cell>
          <table:table-cell office:value-type="string" calcext:value-type="string">
            <text:p>3.89B</text:p>
          </table:table-cell>
          <table:table-cell table:style-name="ce4" office:value-type="string" calcext:value-type="string">
            <text:p>-6.50%</text:p>
          </table:table-cell>
        </table:table-row>
        <table:table-row table:style-name="ro1">
          <table:table-cell table:style-name="ce4" office:value-type="string" calcext:value-type="string">
            <text:p>11/09/2021</text:p>
          </table:table-cell>
          <table:table-cell office:value-type="float" office:value="0.273431" calcext:value-type="float">
            <text:p>0.273431</text:p>
          </table:table-cell>
          <table:table-cell office:value-type="float" office:value="0.282087" calcext:value-type="float">
            <text:p>0.282087</text:p>
          </table:table-cell>
          <table:table-cell office:value-type="float" office:value="0.289811" calcext:value-type="float">
            <text:p>0.289811</text:p>
          </table:table-cell>
          <table:table-cell office:value-type="float" office:value="0.271828" calcext:value-type="float">
            <text:p>0.271828</text:p>
          </table:table-cell>
          <table:table-cell office:value-type="string" calcext:value-type="string">
            <text:p>2.89B</text:p>
          </table:table-cell>
          <table:table-cell table:style-name="ce4" office:value-type="string" calcext:value-type="string">
            <text:p>-3.12%</text:p>
          </table:table-cell>
        </table:table-row>
        <table:table-row table:style-name="ro1">
          <table:table-cell table:style-name="ce4" office:value-type="string" calcext:value-type="string">
            <text:p>11/08/2021</text:p>
          </table:table-cell>
          <table:table-cell office:value-type="float" office:value="0.282235" calcext:value-type="float">
            <text:p>0.282235</text:p>
          </table:table-cell>
          <table:table-cell office:value-type="float" office:value="0.266269" calcext:value-type="float">
            <text:p>0.266269</text:p>
          </table:table-cell>
          <table:table-cell office:value-type="float" office:value="0.296603" calcext:value-type="float">
            <text:p>0.296603</text:p>
          </table:table-cell>
          <table:table-cell office:value-type="float" office:value="0.264619" calcext:value-type="float">
            <text:p>0.264619</text:p>
          </table:table-cell>
          <table:table-cell office:value-type="string" calcext:value-type="string">
            <text:p>5.15B</text:p>
          </table:table-cell>
          <table:table-cell table:style-name="ce4" office:value-type="string" calcext:value-type="string">
            <text:p>6.00%</text:p>
          </table:table-cell>
        </table:table-row>
        <table:table-row table:style-name="ro1">
          <table:table-cell table:style-name="ce4" office:value-type="string" calcext:value-type="string">
            <text:p>11/07/2021</text:p>
          </table:table-cell>
          <table:table-cell office:value-type="float" office:value="0.266266" calcext:value-type="float">
            <text:p>0.266266</text:p>
          </table:table-cell>
          <table:table-cell office:value-type="float" office:value="0.261802" calcext:value-type="float">
            <text:p>0.261802</text:p>
          </table:table-cell>
          <table:table-cell office:value-type="float" office:value="0.269565" calcext:value-type="float">
            <text:p>0.269565</text:p>
          </table:table-cell>
          <table:table-cell office:value-type="float" office:value="0.258635" calcext:value-type="float">
            <text:p>0.258635</text:p>
          </table:table-cell>
          <table:table-cell office:value-type="string" calcext:value-type="string">
            <text:p>1.37B</text:p>
          </table:table-cell>
          <table:table-cell table:style-name="ce4" office:value-type="string" calcext:value-type="string">
            <text:p>1.77%</text:p>
          </table:table-cell>
        </table:table-row>
        <table:table-row table:style-name="ro1">
          <table:table-cell table:style-name="ce4" office:value-type="string" calcext:value-type="string">
            <text:p>11/06/2021</text:p>
          </table:table-cell>
          <table:table-cell office:value-type="float" office:value="0.26163" calcext:value-type="float">
            <text:p>0.26163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0.267432" calcext:value-type="float">
            <text:p>0.267432</text:p>
          </table:table-cell>
          <table:table-cell office:value-type="float" office:value="0.250844" calcext:value-type="float">
            <text:p>0.250844</text:p>
          </table:table-cell>
          <table:table-cell office:value-type="string" calcext:value-type="string">
            <text:p>1.72B</text:p>
          </table:table-cell>
          <table:table-cell table:style-name="ce4" office:value-type="string" calcext:value-type="string">
            <text:p>0.30%</text:p>
          </table:table-cell>
        </table:table-row>
        <table:table-row table:style-name="ro1">
          <table:table-cell table:style-name="ce4" office:value-type="string" calcext:value-type="string">
            <text:p>11/05/2021</text:p>
          </table:table-cell>
          <table:table-cell office:value-type="float" office:value="0.260855" calcext:value-type="float">
            <text:p>0.260855</text:p>
          </table:table-cell>
          <table:table-cell office:value-type="float" office:value="0.263542" calcext:value-type="float">
            <text:p>0.263542</text:p>
          </table:table-cell>
          <table:table-cell office:value-type="float" office:value="0.270631" calcext:value-type="float">
            <text:p>0.270631</text:p>
          </table:table-cell>
          <table:table-cell office:value-type="float" office:value="0.257418" calcext:value-type="float">
            <text:p>0.257418</text:p>
          </table:table-cell>
          <table:table-cell office:value-type="string" calcext:value-type="string">
            <text:p>1.91B</text:p>
          </table:table-cell>
          <table:table-cell table:style-name="ce4" office:value-type="string" calcext:value-type="string">
            <text:p>-1.04%</text:p>
          </table:table-cell>
        </table:table-row>
        <table:table-row table:style-name="ro1">
          <table:table-cell table:style-name="ce4" office:value-type="string" calcext:value-type="string">
            <text:p>11/04/2021</text:p>
          </table:table-cell>
          <table:table-cell office:value-type="float" office:value="0.263591" calcext:value-type="float">
            <text:p>0.263591</text:p>
          </table:table-cell>
          <table:table-cell office:value-type="float" office:value="0.268909" calcext:value-type="float">
            <text:p>0.268909</text:p>
          </table:table-cell>
          <table:table-cell office:value-type="float" office:value="0.270796" calcext:value-type="float">
            <text:p>0.270796</text:p>
          </table:table-cell>
          <table:table-cell office:value-type="float" office:value="0.254394" calcext:value-type="float">
            <text:p>0.254394</text:p>
          </table:table-cell>
          <table:table-cell office:value-type="string" calcext:value-type="string">
            <text:p>2.36B</text:p>
          </table:table-cell>
          <table:table-cell table:style-name="ce4" office:value-type="string" calcext:value-type="string">
            <text:p>-1.98%</text:p>
          </table:table-cell>
        </table:table-row>
        <table:table-row table:style-name="ro1">
          <table:table-cell table:style-name="ce4" office:value-type="string" calcext:value-type="string">
            <text:p>11/03/2021</text:p>
          </table:table-cell>
          <table:table-cell office:value-type="float" office:value="0.268912" calcext:value-type="float">
            <text:p>0.268912</text:p>
          </table:table-cell>
          <table:table-cell office:value-type="float" office:value="0.273455" calcext:value-type="float">
            <text:p>0.273455</text:p>
          </table:table-cell>
          <table:table-cell office:value-type="float" office:value="0.277232" calcext:value-type="float">
            <text:p>0.277232</text:p>
          </table:table-cell>
          <table:table-cell office:value-type="float" office:value="0.263051" calcext:value-type="float">
            <text:p>0.263051</text:p>
          </table:table-cell>
          <table:table-cell office:value-type="string" calcext:value-type="string">
            <text:p>2.52B</text:p>
          </table:table-cell>
          <table:table-cell table:style-name="ce4" office:value-type="string" calcext:value-type="string">
            <text:p>-1.61%</text:p>
          </table:table-cell>
        </table:table-row>
        <table:table-row table:style-name="ro1">
          <table:table-cell table:style-name="ce4" office:value-type="string" calcext:value-type="string">
            <text:p>11/02/2021</text:p>
          </table:table-cell>
          <table:table-cell office:value-type="float" office:value="0.273301" calcext:value-type="float">
            <text:p>0.273301</text:p>
          </table:table-cell>
          <table:table-cell office:value-type="float" office:value="0.271789" calcext:value-type="float">
            <text:p>0.271789</text:p>
          </table:table-cell>
          <table:table-cell office:value-type="float" office:value="0.280659" calcext:value-type="float">
            <text:p>0.280659</text:p>
          </table:table-cell>
          <table:table-cell office:value-type="float" office:value="0.267469" calcext:value-type="float">
            <text:p>0.267469</text:p>
          </table:table-cell>
          <table:table-cell office:value-type="string" calcext:value-type="string">
            <text:p>2.92B</text:p>
          </table:table-cell>
          <table:table-cell table:style-name="ce4" office:value-type="string" calcext:value-type="string">
            <text:p>0.58%</text:p>
          </table:table-cell>
        </table:table-row>
        <table:table-row table:style-name="ro1">
          <table:table-cell table:style-name="ce4" office:value-type="string" calcext:value-type="string">
            <text:p>11/01/2021</text:p>
          </table:table-cell>
          <table:table-cell office:value-type="float" office:value="0.271736" calcext:value-type="float">
            <text:p>0.271736</text:p>
          </table:table-cell>
          <table:table-cell office:value-type="float" office:value="0.279974" calcext:value-type="float">
            <text:p>0.279974</text:p>
          </table:table-cell>
          <table:table-cell office:value-type="float" office:value="0.28583" calcext:value-type="float">
            <text:p>0.28583</text:p>
          </table:table-cell>
          <table:table-cell office:value-type="float" office:value="0.263697" calcext:value-type="float">
            <text:p>0.263697</text:p>
          </table:table-cell>
          <table:table-cell office:value-type="string" calcext:value-type="string">
            <text:p>3.85B</text:p>
          </table:table-cell>
          <table:table-cell table:style-name="ce4" office:value-type="string" calcext:value-type="string">
            <text:p>-2.93%</text:p>
          </table:table-cell>
        </table:table-row>
        <table:table-row table:style-name="ro1">
          <table:table-cell table:style-name="ce4" office:value-type="string" calcext:value-type="string">
            <text:p>10/31/2021</text:p>
          </table:table-cell>
          <table:table-cell office:value-type="float" office:value="0.279928" calcext:value-type="float">
            <text:p>0.279928</text:p>
          </table:table-cell>
          <table:table-cell office:value-type="float" office:value="0.268516" calcext:value-type="float">
            <text:p>0.268516</text:p>
          </table:table-cell>
          <table:table-cell office:value-type="float" office:value="0.28498" calcext:value-type="float">
            <text:p>0.28498</text:p>
          </table:table-cell>
          <table:table-cell office:value-type="float" office:value="0.252456" calcext:value-type="float">
            <text:p>0.252456</text:p>
          </table:table-cell>
          <table:table-cell office:value-type="string" calcext:value-type="string">
            <text:p>5.86B</text:p>
          </table:table-cell>
          <table:table-cell table:style-name="ce4" office:value-type="string" calcext:value-type="string">
            <text:p>4.25%</text:p>
          </table:table-cell>
        </table:table-row>
        <table:table-row table:style-name="ro1">
          <table:table-cell table:style-name="ce4" office:value-type="string" calcext:value-type="string">
            <text:p>10/30/2021</text:p>
          </table:table-cell>
          <table:table-cell office:value-type="float" office:value="0.268515" calcext:value-type="float">
            <text:p>0.268515</text:p>
          </table:table-cell>
          <table:table-cell office:value-type="float" office:value="0.288094" calcext:value-type="float">
            <text:p>0.288094</text:p>
          </table:table-cell>
          <table:table-cell office:value-type="float" office:value="0.294704" calcext:value-type="float">
            <text:p>0.294704</text:p>
          </table:table-cell>
          <table:table-cell office:value-type="float" office:value="0.25819" calcext:value-type="float">
            <text:p>0.25819</text:p>
          </table:table-cell>
          <table:table-cell office:value-type="string" calcext:value-type="string">
            <text:p>5.08B</text:p>
          </table:table-cell>
          <table:table-cell table:style-name="ce4" office:value-type="string" calcext:value-type="string">
            <text:p>-6.78%</text:p>
          </table:table-cell>
        </table:table-row>
        <table:table-row table:style-name="ro1">
          <table:table-cell table:style-name="ce4" office:value-type="string" calcext:value-type="string">
            <text:p>10/29/2021</text:p>
          </table:table-cell>
          <table:table-cell office:value-type="float" office:value="0.288042" calcext:value-type="float">
            <text:p>0.288042</text:p>
          </table:table-cell>
          <table:table-cell office:value-type="float" office:value="0.299655" calcext:value-type="float">
            <text:p>0.299655</text:p>
          </table:table-cell>
          <table:table-cell office:value-type="float" office:value="0.306514" calcext:value-type="float">
            <text:p>0.306514</text:p>
          </table:table-cell>
          <table:table-cell office:value-type="float" office:value="0.277888" calcext:value-type="float">
            <text:p>0.277888</text:p>
          </table:table-cell>
          <table:table-cell office:value-type="string" calcext:value-type="string">
            <text:p>7.56B</text:p>
          </table:table-cell>
          <table:table-cell table:style-name="ce4" office:value-type="string" calcext:value-type="string">
            <text:p>-3.87%</text:p>
          </table:table-cell>
        </table:table-row>
        <table:table-row table:style-name="ro1">
          <table:table-cell table:style-name="ce4" office:value-type="string" calcext:value-type="string">
            <text:p>10/28/2021</text:p>
          </table:table-cell>
          <table:table-cell office:value-type="float" office:value="0.299635" calcext:value-type="float">
            <text:p>0.299635</text:p>
          </table:table-cell>
          <table:table-cell office:value-type="float" office:value="0.237934" calcext:value-type="float">
            <text:p>0.237934</text:p>
          </table:table-cell>
          <table:table-cell office:value-type="float" office:value="0.339122" calcext:value-type="float">
            <text:p>0.339122</text:p>
          </table:table-cell>
          <table:table-cell office:value-type="float" office:value="0.232689" calcext:value-type="float">
            <text:p>0.232689</text:p>
          </table:table-cell>
          <table:table-cell office:value-type="string" calcext:value-type="string">
            <text:p>26.25B</text:p>
          </table:table-cell>
          <table:table-cell table:style-name="ce4" office:value-type="string" calcext:value-type="string">
            <text:p>26.19%</text:p>
          </table:table-cell>
        </table:table-row>
        <table:table-row table:style-name="ro1">
          <table:table-cell table:style-name="ce4" office:value-type="string" calcext:value-type="string">
            <text:p>10/27/2021</text:p>
          </table:table-cell>
          <table:table-cell office:value-type="float" office:value="0.237452" calcext:value-type="float">
            <text:p>0.237452</text:p>
          </table:table-cell>
          <table:table-cell office:value-type="float" office:value="0.255746" calcext:value-type="float">
            <text:p>0.255746</text:p>
          </table:table-cell>
          <table:table-cell office:value-type="float" office:value="0.263544" calcext:value-type="float">
            <text:p>0.263544</text:p>
          </table:table-cell>
          <table:table-cell office:value-type="float" office:value="0.219357" calcext:value-type="float">
            <text:p>0.219357</text:p>
          </table:table-cell>
          <table:table-cell office:value-type="string" calcext:value-type="string">
            <text:p>8.06B</text:p>
          </table:table-cell>
          <table:table-cell table:style-name="ce4" office:value-type="string" calcext:value-type="string">
            <text:p>-7.14%</text:p>
          </table:table-cell>
        </table:table-row>
        <table:table-row table:style-name="ro1">
          <table:table-cell table:style-name="ce4" office:value-type="string" calcext:value-type="string">
            <text:p>10/26/2021</text:p>
          </table:table-cell>
          <table:table-cell office:value-type="float" office:value="0.255722" calcext:value-type="float">
            <text:p>0.255722</text:p>
          </table:table-cell>
          <table:table-cell office:value-type="float" office:value="0.264835" calcext:value-type="float">
            <text:p>0.264835</text:p>
          </table:table-cell>
          <table:table-cell office:value-type="float" office:value="0.274003" calcext:value-type="float">
            <text:p>0.274003</text:p>
          </table:table-cell>
          <table:table-cell office:value-type="float" office:value="0.252977" calcext:value-type="float">
            <text:p>0.252977</text:p>
          </table:table-cell>
          <table:table-cell office:value-type="string" calcext:value-type="string">
            <text:p>3.50B</text:p>
          </table:table-cell>
          <table:table-cell table:style-name="ce4" office:value-type="string" calcext:value-type="string">
            <text:p>-3.45%</text:p>
          </table:table-cell>
        </table:table-row>
        <table:table-row table:style-name="ro1">
          <table:table-cell table:style-name="ce4" office:value-type="string" calcext:value-type="string">
            <text:p>10/25/2021</text:p>
          </table:table-cell>
          <table:table-cell office:value-type="float" office:value="0.264847" calcext:value-type="float">
            <text:p>0.264847</text:p>
          </table:table-cell>
          <table:table-cell office:value-type="float" office:value="0.275687" calcext:value-type="float">
            <text:p>0.275687</text:p>
          </table:table-cell>
          <table:table-cell office:value-type="float" office:value="0.279834" calcext:value-type="float">
            <text:p>0.279834</text:p>
          </table:table-cell>
          <table:table-cell office:value-type="float" office:value="0.259858" calcext:value-type="float">
            <text:p>0.259858</text:p>
          </table:table-cell>
          <table:table-cell office:value-type="string" calcext:value-type="string">
            <text:p>4.66B</text:p>
          </table:table-cell>
          <table:table-cell table:style-name="ce4" office:value-type="string" calcext:value-type="string">
            <text:p>-3.94%</text:p>
          </table:table-cell>
        </table:table-row>
        <table:table-row table:style-name="ro1">
          <table:table-cell table:style-name="ce4" office:value-type="string" calcext:value-type="string">
            <text:p>10/24/2021</text:p>
          </table:table-cell>
          <table:table-cell office:value-type="float" office:value="0.275703" calcext:value-type="float">
            <text:p>0.275703</text:p>
          </table:table-cell>
          <table:table-cell office:value-type="float" office:value="0.251133" calcext:value-type="float">
            <text:p>0.251133</text:p>
          </table:table-cell>
          <table:table-cell office:value-type="float" office:value="0.282264" calcext:value-type="float">
            <text:p>0.282264</text:p>
          </table:table-cell>
          <table:table-cell office:value-type="float" office:value="0.24589" calcext:value-type="float">
            <text:p>0.24589</text:p>
          </table:table-cell>
          <table:table-cell office:value-type="string" calcext:value-type="string">
            <text:p>7.49B</text:p>
          </table:table-cell>
          <table:table-cell table:style-name="ce4" office:value-type="string" calcext:value-type="string">
            <text:p>9.81%</text:p>
          </table:table-cell>
        </table:table-row>
        <table:table-row table:style-name="ro1">
          <table:table-cell table:style-name="ce4" office:value-type="string" calcext:value-type="string">
            <text:p>10/23/2021</text:p>
          </table:table-cell>
          <table:table-cell office:value-type="float" office:value="0.251078" calcext:value-type="float">
            <text:p>0.251078</text:p>
          </table:table-cell>
          <table:table-cell office:value-type="float" office:value="0.244516" calcext:value-type="float">
            <text:p>0.244516</text:p>
          </table:table-cell>
          <table:table-cell office:value-type="float" office:value="0.253563" calcext:value-type="float">
            <text:p>0.253563</text:p>
          </table:table-cell>
          <table:table-cell office:value-type="float" office:value="0.241355" calcext:value-type="float">
            <text:p>0.241355</text:p>
          </table:table-cell>
          <table:table-cell office:value-type="string" calcext:value-type="string">
            <text:p>1.96B</text:p>
          </table:table-cell>
          <table:table-cell table:style-name="ce4" office:value-type="string" calcext:value-type="string">
            <text:p>2.70%</text:p>
          </table:table-cell>
        </table:table-row>
        <table:table-row table:style-name="ro1">
          <table:table-cell table:style-name="ce4" office:value-type="string" calcext:value-type="string">
            <text:p>10/22/2021</text:p>
          </table:table-cell>
          <table:table-cell office:value-type="float" office:value="0.244472" calcext:value-type="float">
            <text:p>0.244472</text:p>
          </table:table-cell>
          <table:table-cell office:value-type="float" office:value="0.242357" calcext:value-type="float">
            <text:p>0.242357</text:p>
          </table:table-cell>
          <table:table-cell office:value-type="float" office:value="0.252567" calcext:value-type="float">
            <text:p>0.252567</text:p>
          </table:table-cell>
          <table:table-cell office:value-type="float" office:value="0.236026" calcext:value-type="float">
            <text:p>0.236026</text:p>
          </table:table-cell>
          <table:table-cell office:value-type="string" calcext:value-type="string">
            <text:p>2.50B</text:p>
          </table:table-cell>
          <table:table-cell table:style-name="ce4" office:value-type="string" calcext:value-type="string">
            <text:p>0.89%</text:p>
          </table:table-cell>
        </table:table-row>
        <table:table-row table:style-name="ro1">
          <table:table-cell table:style-name="ce4" office:value-type="string" calcext:value-type="string">
            <text:p>10/21/2021</text:p>
          </table:table-cell>
          <table:table-cell office:value-type="float" office:value="0.242321" calcext:value-type="float">
            <text:p>0.242321</text:p>
          </table:table-cell>
          <table:table-cell office:value-type="float" office:value="0.254771" calcext:value-type="float">
            <text:p>0.254771</text:p>
          </table:table-cell>
          <table:table-cell office:value-type="float" office:value="0.258186" calcext:value-type="float">
            <text:p>0.258186</text:p>
          </table:table-cell>
          <table:table-cell office:value-type="float" office:value="0.24191" calcext:value-type="float">
            <text:p>0.24191</text:p>
          </table:table-cell>
          <table:table-cell office:value-type="string" calcext:value-type="string">
            <text:p>2.39B</text:p>
          </table:table-cell>
          <table:table-cell table:style-name="ce4" office:value-type="string" calcext:value-type="string">
            <text:p>-4.88%</text:p>
          </table:table-cell>
        </table:table-row>
        <table:table-row table:style-name="ro1">
          <table:table-cell table:style-name="ce4" office:value-type="string" calcext:value-type="string">
            <text:p>10/20/2021</text:p>
          </table:table-cell>
          <table:table-cell office:value-type="float" office:value="0.254748" calcext:value-type="float">
            <text:p>0.254748</text:p>
          </table:table-cell>
          <table:table-cell office:value-type="float" office:value="0.245483" calcext:value-type="float">
            <text:p>0.245483</text:p>
          </table:table-cell>
          <table:table-cell office:value-type="float" office:value="0.261614" calcext:value-type="float">
            <text:p>0.261614</text:p>
          </table:table-cell>
          <table:table-cell office:value-type="float" office:value="0.242163" calcext:value-type="float">
            <text:p>0.242163</text:p>
          </table:table-cell>
          <table:table-cell office:value-type="string" calcext:value-type="string">
            <text:p>2.53B</text:p>
          </table:table-cell>
          <table:table-cell table:style-name="ce4" office:value-type="string" calcext:value-type="string">
            <text:p>3.78%</text:p>
          </table:table-cell>
        </table:table-row>
        <table:table-row table:style-name="ro1">
          <table:table-cell table:style-name="ce4" office:value-type="string" calcext:value-type="string">
            <text:p>10/19/2021</text:p>
          </table:table-cell>
          <table:table-cell office:value-type="float" office:value="0.245463" calcext:value-type="float">
            <text:p>0.245463</text:p>
          </table:table-cell>
          <table:table-cell office:value-type="float" office:value="0.24721" calcext:value-type="float">
            <text:p>0.24721</text:p>
          </table:table-cell>
          <table:table-cell office:value-type="float" office:value="0.25466" calcext:value-type="float">
            <text:p>0.25466</text:p>
          </table:table-cell>
          <table:table-cell office:value-type="float" office:value="0.24064" calcext:value-type="float">
            <text:p>0.24064</text:p>
          </table:table-cell>
          <table:table-cell office:value-type="string" calcext:value-type="string">
            <text:p>2.15B</text:p>
          </table:table-cell>
          <table:table-cell table:style-name="ce4" office:value-type="string" calcext:value-type="string">
            <text:p>-0.70%</text:p>
          </table:table-cell>
        </table:table-row>
        <table:table-row table:style-name="ro1">
          <table:table-cell table:style-name="ce4" office:value-type="string" calcext:value-type="string">
            <text:p>10/18/2021</text:p>
          </table:table-cell>
          <table:table-cell office:value-type="float" office:value="0.247185" calcext:value-type="float">
            <text:p>0.247185</text:p>
          </table:table-cell>
          <table:table-cell office:value-type="float" office:value="0.237698" calcext:value-type="float">
            <text:p>0.237698</text:p>
          </table:table-cell>
          <table:table-cell office:value-type="float" office:value="0.27245" calcext:value-type="float">
            <text:p>0.27245</text:p>
          </table:table-cell>
          <table:table-cell office:value-type="float" office:value="0.23731" calcext:value-type="float">
            <text:p>0.23731</text:p>
          </table:table-cell>
          <table:table-cell office:value-type="string" calcext:value-type="string">
            <text:p>7.04B</text:p>
          </table:table-cell>
          <table:table-cell table:style-name="ce4" office:value-type="string" calcext:value-type="string">
            <text:p>4.00%</text:p>
          </table:table-cell>
        </table:table-row>
        <table:table-row table:style-name="ro1">
          <table:table-cell table:style-name="ce4" office:value-type="string" calcext:value-type="string">
            <text:p>10/17/2021</text:p>
          </table:table-cell>
          <table:table-cell office:value-type="float" office:value="0.237677" calcext:value-type="float">
            <text:p>0.237677</text:p>
          </table:table-cell>
          <table:table-cell office:value-type="float" office:value="0.237287" calcext:value-type="float">
            <text:p>0.237287</text:p>
          </table:table-cell>
          <table:table-cell office:value-type="float" office:value="0.241594" calcext:value-type="float">
            <text:p>0.241594</text:p>
          </table:table-cell>
          <table:table-cell office:value-type="float" office:value="0.226109" calcext:value-type="float">
            <text:p>0.226109</text:p>
          </table:table-cell>
          <table:table-cell office:value-type="string" calcext:value-type="string">
            <text:p>1.86B</text:p>
          </table:table-cell>
          <table:table-cell table:style-name="ce4" office:value-type="string" calcext:value-type="string">
            <text:p>0.28%</text:p>
          </table:table-cell>
        </table:table-row>
        <table:table-row table:style-name="ro1">
          <table:table-cell table:style-name="ce4" office:value-type="string" calcext:value-type="string">
            <text:p>10/16/2021</text:p>
          </table:table-cell>
          <table:table-cell office:value-type="float" office:value="0.237018" calcext:value-type="float">
            <text:p>0.237018</text:p>
          </table:table-cell>
          <table:table-cell office:value-type="float" office:value="0.234024" calcext:value-type="float">
            <text:p>0.234024</text:p>
          </table:table-cell>
          <table:table-cell office:value-type="float" office:value="0.245365" calcext:value-type="float">
            <text:p>0.245365</text:p>
          </table:table-cell>
          <table:table-cell office:value-type="float" office:value="0.233751" calcext:value-type="float">
            <text:p>0.233751</text:p>
          </table:table-cell>
          <table:table-cell office:value-type="string" calcext:value-type="string">
            <text:p>1.88B</text:p>
          </table:table-cell>
          <table:table-cell table:style-name="ce4" office:value-type="string" calcext:value-type="string">
            <text:p>1.28%</text:p>
          </table:table-cell>
        </table:table-row>
        <table:table-row table:style-name="ro1">
          <table:table-cell table:style-name="ce4" office:value-type="string" calcext:value-type="string">
            <text:p>10/15/2021</text:p>
          </table:table-cell>
          <table:table-cell office:value-type="float" office:value="0.234027" calcext:value-type="float">
            <text:p>0.234027</text:p>
          </table:table-cell>
          <table:table-cell office:value-type="float" office:value="0.23252" calcext:value-type="float">
            <text:p>0.23252</text:p>
          </table:table-cell>
          <table:table-cell office:value-type="float" office:value="0.243307" calcext:value-type="float">
            <text:p>0.243307</text:p>
          </table:table-cell>
          <table:table-cell office:value-type="float" office:value="0.225427" calcext:value-type="float">
            <text:p>0.225427</text:p>
          </table:table-cell>
          <table:table-cell office:value-type="string" calcext:value-type="string">
            <text:p>2.32B</text:p>
          </table:table-cell>
          <table:table-cell table:style-name="ce4" office:value-type="string" calcext:value-type="string">
            <text:p>0.64%</text:p>
          </table:table-cell>
        </table:table-row>
        <table:table-row table:style-name="ro1">
          <table:table-cell table:style-name="ce4" office:value-type="string" calcext:value-type="string">
            <text:p>10/14/2021</text:p>
          </table:table-cell>
          <table:table-cell office:value-type="float" office:value="0.232531" calcext:value-type="float">
            <text:p>0.232531</text:p>
          </table:table-cell>
          <table:table-cell office:value-type="float" office:value="0.232552" calcext:value-type="float">
            <text:p>0.232552</text:p>
          </table:table-cell>
          <table:table-cell office:value-type="float" office:value="0.240219" calcext:value-type="float">
            <text:p>0.240219</text:p>
          </table:table-cell>
          <table:table-cell office:value-type="float" office:value="0.23124" calcext:value-type="float">
            <text:p>0.23124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-0.01%</text:p>
          </table:table-cell>
        </table:table-row>
        <table:table-row table:style-name="ro1">
          <table:table-cell table:style-name="ce4" office:value-type="string" calcext:value-type="string">
            <text:p>10/13/2021</text:p>
          </table:table-cell>
          <table:table-cell office:value-type="float" office:value="0.232549" calcext:value-type="float">
            <text:p>0.232549</text:p>
          </table:table-cell>
          <table:table-cell office:value-type="float" office:value="0.226045" calcext:value-type="float">
            <text:p>0.226045</text:p>
          </table:table-cell>
          <table:table-cell office:value-type="float" office:value="0.233927" calcext:value-type="float">
            <text:p>0.233927</text:p>
          </table:table-cell>
          <table:table-cell office:value-type="float" office:value="0.220598" calcext:value-type="float">
            <text:p>0.220598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2.88%</text:p>
          </table:table-cell>
        </table:table-row>
        <table:table-row table:style-name="ro1">
          <table:table-cell table:style-name="ce4" office:value-type="string" calcext:value-type="string">
            <text:p>10/12/2021</text:p>
          </table:table-cell>
          <table:table-cell office:value-type="float" office:value="0.226044" calcext:value-type="float">
            <text:p>0.226044</text:p>
          </table:table-cell>
          <table:table-cell office:value-type="float" office:value="0.231331" calcext:value-type="float">
            <text:p>0.23133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16633" calcext:value-type="float">
            <text:p>0.216633</text:p>
          </table:table-cell>
          <table:table-cell office:value-type="string" calcext:value-type="string">
            <text:p>1.70B</text:p>
          </table:table-cell>
          <table:table-cell table:style-name="ce4" office:value-type="string" calcext:value-type="string">
            <text:p>-2.29%</text:p>
          </table:table-cell>
        </table:table-row>
        <table:table-row table:style-name="ro1">
          <table:table-cell table:style-name="ce4" office:value-type="string" calcext:value-type="string">
            <text:p>10/11/2021</text:p>
          </table:table-cell>
          <table:table-cell office:value-type="float" office:value="0.231346" calcext:value-type="float">
            <text:p>0.231346</text:p>
          </table:table-cell>
          <table:table-cell office:value-type="float" office:value="0.228816" calcext:value-type="float">
            <text:p>0.228816</text:p>
          </table:table-cell>
          <table:table-cell office:value-type="float" office:value="0.23929" calcext:value-type="float">
            <text:p>0.23929</text:p>
          </table:table-cell>
          <table:table-cell office:value-type="float" office:value="0.225421" calcext:value-type="float">
            <text:p>0.225421</text:p>
          </table:table-cell>
          <table:table-cell office:value-type="string" calcext:value-type="string">
            <text:p>1.70B</text:p>
          </table:table-cell>
          <table:table-cell table:style-name="ce4" office:value-type="string" calcext:value-type="string">
            <text:p>0.95%</text:p>
          </table:table-cell>
        </table:table-row>
        <table:table-row table:style-name="ro1">
          <table:table-cell table:style-name="ce4" office:value-type="string" calcext:value-type="string">
            <text:p>10/10/2021</text:p>
          </table:table-cell>
          <table:table-cell office:value-type="float" office:value="0.229158" calcext:value-type="float">
            <text:p>0.229158</text:p>
          </table:table-cell>
          <table:table-cell office:value-type="float" office:value="0.246621" calcext:value-type="float">
            <text:p>0.246621</text:p>
          </table:table-cell>
          <table:table-cell office:value-type="float" office:value="0.248597" calcext:value-type="float">
            <text:p>0.248597</text:p>
          </table:table-cell>
          <table:table-cell office:value-type="float" office:value="0.227468" calcext:value-type="float">
            <text:p>0.227468</text:p>
          </table:table-cell>
          <table:table-cell office:value-type="string" calcext:value-type="string">
            <text:p>1.54B</text:p>
          </table:table-cell>
          <table:table-cell table:style-name="ce4" office:value-type="string" calcext:value-type="string">
            <text:p>-7.07%</text:p>
          </table:table-cell>
        </table:table-row>
        <table:table-row table:style-name="ro1">
          <table:table-cell table:style-name="ce4" office:value-type="string" calcext:value-type="string">
            <text:p>10/09/2021</text:p>
          </table:table-cell>
          <table:table-cell office:value-type="float" office:value="0.246595" calcext:value-type="float">
            <text:p>0.246595</text:p>
          </table:table-cell>
          <table:table-cell office:value-type="float" office:value="0.243542" calcext:value-type="float">
            <text:p>0.243542</text:p>
          </table:table-cell>
          <table:table-cell office:value-type="float" office:value="0.251923" calcext:value-type="float">
            <text:p>0.251923</text:p>
          </table:table-cell>
          <table:table-cell office:value-type="float" office:value="0.241286" calcext:value-type="float">
            <text:p>0.241286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1.29%</text:p>
          </table:table-cell>
        </table:table-row>
        <table:table-row table:style-name="ro1">
          <table:table-cell table:style-name="ce4" office:value-type="string" calcext:value-type="string">
            <text:p>10/08/2021</text:p>
          </table:table-cell>
          <table:table-cell office:value-type="float" office:value="0.243452" calcext:value-type="float">
            <text:p>0.243452</text:p>
          </table:table-cell>
          <table:table-cell office:value-type="float" office:value="0.242807" calcext:value-type="float">
            <text:p>0.242807</text:p>
          </table:table-cell>
          <table:table-cell office:value-type="float" office:value="0.254827" calcext:value-type="float">
            <text:p>0.254827</text:p>
          </table:table-cell>
          <table:table-cell office:value-type="float" office:value="0.241528" calcext:value-type="float">
            <text:p>0.241528</text:p>
          </table:table-cell>
          <table:table-cell office:value-type="string" calcext:value-type="string">
            <text:p>2.28B</text:p>
          </table:table-cell>
          <table:table-cell table:style-name="ce4" office:value-type="string" calcext:value-type="string">
            <text:p>0.26%</text:p>
          </table:table-cell>
        </table:table-row>
        <table:table-row table:style-name="ro1">
          <table:table-cell table:style-name="ce4" office:value-type="string" calcext:value-type="string">
            <text:p>10/07/2021</text:p>
          </table:table-cell>
          <table:table-cell office:value-type="float" office:value="0.24282" calcext:value-type="float">
            <text:p>0.24282</text:p>
          </table:table-cell>
          <table:table-cell office:value-type="float" office:value="0.254209" calcext:value-type="float">
            <text:p>0.254209</text:p>
          </table:table-cell>
          <table:table-cell office:value-type="float" office:value="0.256688" calcext:value-type="float">
            <text:p>0.256688</text:p>
          </table:table-cell>
          <table:table-cell office:value-type="float" office:value="0.237598" calcext:value-type="float">
            <text:p>0.237598</text:p>
          </table:table-cell>
          <table:table-cell office:value-type="string" calcext:value-type="string">
            <text:p>3.64B</text:p>
          </table:table-cell>
          <table:table-cell table:style-name="ce4" office:value-type="string" calcext:value-type="string">
            <text:p>-4.49%</text:p>
          </table:table-cell>
        </table:table-row>
        <table:table-row table:style-name="ro1">
          <table:table-cell table:style-name="ce4" office:value-type="string" calcext:value-type="string">
            <text:p>10/06/2021</text:p>
          </table:table-cell>
          <table:table-cell office:value-type="float" office:value="0.254231" calcext:value-type="float">
            <text:p>0.254231</text:p>
          </table:table-cell>
          <table:table-cell office:value-type="float" office:value="0.251927" calcext:value-type="float">
            <text:p>0.251927</text:p>
          </table:table-cell>
          <table:table-cell office:value-type="float" office:value="0.271488" calcext:value-type="float">
            <text:p>0.271488</text:p>
          </table:table-cell>
          <table:table-cell office:value-type="float" office:value="0.242827" calcext:value-type="float">
            <text:p>0.242827</text:p>
          </table:table-cell>
          <table:table-cell office:value-type="string" calcext:value-type="string">
            <text:p>5.86B</text:p>
          </table:table-cell>
          <table:table-cell table:style-name="ce4" office:value-type="string" calcext:value-type="string">
            <text:p>0.92%</text:p>
          </table:table-cell>
        </table:table-row>
        <table:table-row table:style-name="ro1">
          <table:table-cell table:style-name="ce4" office:value-type="string" calcext:value-type="string">
            <text:p>10/05/2021</text:p>
          </table:table-cell>
          <table:table-cell office:value-type="float" office:value="0.251915" calcext:value-type="float">
            <text:p>0.251915</text:p>
          </table:table-cell>
          <table:table-cell office:value-type="float" office:value="0.241348" calcext:value-type="float">
            <text:p>0.241348</text:p>
          </table:table-cell>
          <table:table-cell office:value-type="float" office:value="0.267413" calcext:value-type="float">
            <text:p>0.267413</text:p>
          </table:table-cell>
          <table:table-cell office:value-type="float" office:value="0.233298" calcext:value-type="float">
            <text:p>0.233298</text:p>
          </table:table-cell>
          <table:table-cell office:value-type="string" calcext:value-type="string">
            <text:p>6.04B</text:p>
          </table:table-cell>
          <table:table-cell table:style-name="ce4" office:value-type="string" calcext:value-type="string">
            <text:p>4.40%</text:p>
          </table:table-cell>
        </table:table-row>
        <table:table-row table:style-name="ro1">
          <table:table-cell table:style-name="ce4" office:value-type="string" calcext:value-type="string">
            <text:p>10/04/2021</text:p>
          </table:table-cell>
          <table:table-cell office:value-type="float" office:value="0.241294" calcext:value-type="float">
            <text:p>0.241294</text:p>
          </table:table-cell>
          <table:table-cell office:value-type="float" office:value="0.221724" calcext:value-type="float">
            <text:p>0.221724</text:p>
          </table:table-cell>
          <table:table-cell office:value-type="float" office:value="0.248118" calcext:value-type="float">
            <text:p>0.248118</text:p>
          </table:table-cell>
          <table:table-cell office:value-type="float" office:value="0.212778" calcext:value-type="float">
            <text:p>0.212778</text:p>
          </table:table-cell>
          <table:table-cell office:value-type="string" calcext:value-type="string">
            <text:p>5.17B</text:p>
          </table:table-cell>
          <table:table-cell table:style-name="ce4" office:value-type="string" calcext:value-type="string">
            <text:p>8.81%</text:p>
          </table:table-cell>
        </table:table-row>
        <table:table-row table:style-name="ro1">
          <table:table-cell table:style-name="ce4" office:value-type="string" calcext:value-type="string">
            <text:p>10/03/2021</text:p>
          </table:table-cell>
          <table:table-cell office:value-type="float" office:value="0.221752" calcext:value-type="float">
            <text:p>0.221752</text:p>
          </table:table-cell>
          <table:table-cell office:value-type="float" office:value="0.218545" calcext:value-type="float">
            <text:p>0.218545</text:p>
          </table:table-cell>
          <table:table-cell office:value-type="float" office:value="0.226109" calcext:value-type="float">
            <text:p>0.226109</text:p>
          </table:table-cell>
          <table:table-cell office:value-type="float" office:value="0.215645" calcext:value-type="float">
            <text:p>0.215645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1.43%</text:p>
          </table:table-cell>
        </table:table-row>
        <table:table-row table:style-name="ro1">
          <table:table-cell table:style-name="ce4" office:value-type="string" calcext:value-type="string">
            <text:p>10/02/2021</text:p>
          </table:table-cell>
          <table:table-cell office:value-type="float" office:value="0.218634" calcext:value-type="float">
            <text:p>0.218634</text:p>
          </table:table-cell>
          <table:table-cell office:value-type="float" office:value="0.222846" calcext:value-type="float">
            <text:p>0.222846</text:p>
          </table:table-cell>
          <table:table-cell office:value-type="float" office:value="0.224738" calcext:value-type="float">
            <text:p>0.224738</text:p>
          </table:table-cell>
          <table:table-cell office:value-type="float" office:value="0.215284" calcext:value-type="float">
            <text:p>0.215284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-1.87%</text:p>
          </table:table-cell>
        </table:table-row>
        <table:table-row table:style-name="ro1">
          <table:table-cell table:style-name="ce4" office:value-type="string" calcext:value-type="string">
            <text:p>10/01/2021</text:p>
          </table:table-cell>
          <table:table-cell office:value-type="float" office:value="0.222811" calcext:value-type="float">
            <text:p>0.222811</text:p>
          </table:table-cell>
          <table:table-cell office:value-type="float" office:value="0.204248" calcext:value-type="float">
            <text:p>0.204248</text:p>
          </table:table-cell>
          <table:table-cell office:value-type="float" office:value="0.224692" calcext:value-type="float">
            <text:p>0.224692</text:p>
          </table:table-cell>
          <table:table-cell office:value-type="float" office:value="0.201872" calcext:value-type="float">
            <text:p>0.201872</text:p>
          </table:table-cell>
          <table:table-cell office:value-type="string" calcext:value-type="string">
            <text:p>1.75B</text:p>
          </table:table-cell>
          <table:table-cell table:style-name="ce4" office:value-type="string" calcext:value-type="string">
            <text:p>9.08%</text:p>
          </table:table-cell>
        </table:table-row>
        <table:table-row table:style-name="ro1">
          <table:table-cell table:style-name="ce4" office:value-type="string" calcext:value-type="string">
            <text:p>09/30/2021</text:p>
          </table:table-cell>
          <table:table-cell office:value-type="float" office:value="0.204272" calcext:value-type="float">
            <text:p>0.204272</text:p>
          </table:table-cell>
          <table:table-cell office:value-type="float" office:value="0.198714" calcext:value-type="float">
            <text:p>0.198714</text:p>
          </table:table-cell>
          <table:table-cell office:value-type="float" office:value="0.205766" calcext:value-type="float">
            <text:p>0.205766</text:p>
          </table:table-cell>
          <table:table-cell office:value-type="float" office:value="0.197712" calcext:value-type="float">
            <text:p>0.197712</text:p>
          </table:table-cell>
          <table:table-cell office:value-type="string" calcext:value-type="string">
            <text:p>918.85M</text:p>
          </table:table-cell>
          <table:table-cell table:style-name="ce4" office:value-type="string" calcext:value-type="string">
            <text:p>2.81%</text:p>
          </table:table-cell>
        </table:table-row>
        <table:table-row table:style-name="ro1">
          <table:table-cell table:style-name="ce4" office:value-type="string" calcext:value-type="string">
            <text:p>09/29/2021</text:p>
          </table:table-cell>
          <table:table-cell office:value-type="float" office:value="0.198698" calcext:value-type="float">
            <text:p>0.198698</text:p>
          </table:table-cell>
          <table:table-cell office:value-type="float" office:value="0.196724" calcext:value-type="float">
            <text:p>0.196724</text:p>
          </table:table-cell>
          <table:table-cell office:value-type="float" office:value="0.20416" calcext:value-type="float">
            <text:p>0.20416</text:p>
          </table:table-cell>
          <table:table-cell office:value-type="float" office:value="0.194712" calcext:value-type="float">
            <text:p>0.194712</text:p>
          </table:table-cell>
          <table:table-cell office:value-type="string" calcext:value-type="string">
            <text:p>972.24M</text:p>
          </table:table-cell>
          <table:table-cell table:style-name="ce4" office:value-type="string" calcext:value-type="string">
            <text:p>0.99%</text:p>
          </table:table-cell>
        </table:table-row>
        <table:table-row table:style-name="ro1">
          <table:table-cell table:style-name="ce4" office:value-type="string" calcext:value-type="string">
            <text:p>09/28/2021</text:p>
          </table:table-cell>
          <table:table-cell office:value-type="float" office:value="0.196756" calcext:value-type="float">
            <text:p>0.196756</text:p>
          </table:table-cell>
          <table:table-cell office:value-type="float" office:value="0.199669" calcext:value-type="float">
            <text:p>0.199669</text:p>
          </table:table-cell>
          <table:table-cell office:value-type="float" office:value="0.202436" calcext:value-type="float">
            <text:p>0.202436</text:p>
          </table:table-cell>
          <table:table-cell office:value-type="float" office:value="0.196198" calcext:value-type="float">
            <text:p>0.196198</text:p>
          </table:table-cell>
          <table:table-cell office:value-type="string" calcext:value-type="string">
            <text:p>910.58M</text:p>
          </table:table-cell>
          <table:table-cell table:style-name="ce4" office:value-type="string" calcext:value-type="string">
            <text:p>-1.46%</text:p>
          </table:table-cell>
        </table:table-row>
        <table:table-row table:style-name="ro1">
          <table:table-cell table:style-name="ce4" office:value-type="string" calcext:value-type="string">
            <text:p>09/27/2021</text:p>
          </table:table-cell>
          <table:table-cell office:value-type="float" office:value="0.199666" calcext:value-type="float">
            <text:p>0.199666</text:p>
          </table:table-cell>
          <table:table-cell office:value-type="float" office:value="0.204927" calcext:value-type="float">
            <text:p>0.204927</text:p>
          </table:table-cell>
          <table:table-cell office:value-type="float" office:value="0.209165" calcext:value-type="float">
            <text:p>0.209165</text:p>
          </table:table-cell>
          <table:table-cell office:value-type="float" office:value="0.199634" calcext:value-type="float">
            <text:p>0.199634</text:p>
          </table:table-cell>
          <table:table-cell office:value-type="string" calcext:value-type="string">
            <text:p>919.18M</text:p>
          </table:table-cell>
          <table:table-cell table:style-name="ce4" office:value-type="string" calcext:value-type="string">
            <text:p>-2.53%</text:p>
          </table:table-cell>
        </table:table-row>
        <table:table-row table:style-name="ro1">
          <table:table-cell table:style-name="ce4" office:value-type="string" calcext:value-type="string">
            <text:p>09/26/2021</text:p>
          </table:table-cell>
          <table:table-cell office:value-type="float" office:value="0.204858" calcext:value-type="float">
            <text:p>0.204858</text:p>
          </table:table-cell>
          <table:table-cell office:value-type="float" office:value="0.208383" calcext:value-type="float">
            <text:p>0.208383</text:p>
          </table:table-cell>
          <table:table-cell office:value-type="float" office:value="0.208821" calcext:value-type="float">
            <text:p>0.208821</text:p>
          </table:table-cell>
          <table:table-cell office:value-type="float" office:value="0.194212" calcext:value-type="float">
            <text:p>0.194212</text:p>
          </table:table-cell>
          <table:table-cell office:value-type="string" calcext:value-type="string">
            <text:p>1.28B</text:p>
          </table:table-cell>
          <table:table-cell table:style-name="ce4" office:value-type="string" calcext:value-type="string">
            <text:p>-1.69%</text:p>
          </table:table-cell>
        </table:table-row>
        <table:table-row table:style-name="ro1">
          <table:table-cell table:style-name="ce4" office:value-type="string" calcext:value-type="string">
            <text:p>09/25/2021</text:p>
          </table:table-cell>
          <table:table-cell office:value-type="float" office:value="0.208383" calcext:value-type="float">
            <text:p>0.208383</text:p>
          </table:table-cell>
          <table:table-cell office:value-type="float" office:value="0.209143" calcext:value-type="float">
            <text:p>0.209143</text:p>
          </table:table-cell>
          <table:table-cell office:value-type="float" office:value="0.212464" calcext:value-type="float">
            <text:p>0.212464</text:p>
          </table:table-cell>
          <table:table-cell office:value-type="float" office:value="0.204487" calcext:value-type="float">
            <text:p>0.204487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-0.36%</text:p>
          </table:table-cell>
        </table:table-row>
        <table:table-row table:style-name="ro1">
          <table:table-cell table:style-name="ce4" office:value-type="string" calcext:value-type="string">
            <text:p>09/24/2021</text:p>
          </table:table-cell>
          <table:table-cell office:value-type="float" office:value="0.209142" calcext:value-type="float">
            <text:p>0.209142</text:p>
          </table:table-cell>
          <table:table-cell office:value-type="float" office:value="0.224664" calcext:value-type="float">
            <text:p>0.224664</text:p>
          </table:table-cell>
          <table:table-cell office:value-type="float" office:value="0.228217" calcext:value-type="float">
            <text:p>0.228217</text:p>
          </table:table-cell>
          <table:table-cell office:value-type="float" office:value="0.197086" calcext:value-type="float">
            <text:p>0.197086</text:p>
          </table:table-cell>
          <table:table-cell office:value-type="string" calcext:value-type="string">
            <text:p>2.87B</text:p>
          </table:table-cell>
          <table:table-cell table:style-name="ce4" office:value-type="string" calcext:value-type="string">
            <text:p>-6.91%</text:p>
          </table:table-cell>
        </table:table-row>
        <table:table-row table:style-name="ro1">
          <table:table-cell table:style-name="ce4" office:value-type="string" calcext:value-type="string">
            <text:p>09/23/2021</text:p>
          </table:table-cell>
          <table:table-cell office:value-type="float" office:value="0.224668" calcext:value-type="float">
            <text:p>0.224668</text:p>
          </table:table-cell>
          <table:table-cell office:value-type="float" office:value="0.224445" calcext:value-type="float">
            <text:p>0.224445</text:p>
          </table:table-cell>
          <table:table-cell office:value-type="float" office:value="0.227079" calcext:value-type="float">
            <text:p>0.227079</text:p>
          </table:table-cell>
          <table:table-cell office:value-type="float" office:value="0.217708" calcext:value-type="float">
            <text:p>0.217708</text:p>
          </table:table-cell>
          <table:table-cell office:value-type="string" calcext:value-type="string">
            <text:p>1.55B</text:p>
          </table:table-cell>
          <table:table-cell table:style-name="ce4" office:value-type="string" calcext:value-type="string">
            <text:p>0.10%</text:p>
          </table:table-cell>
        </table:table-row>
        <table:table-row table:style-name="ro1">
          <table:table-cell table:style-name="ce4" office:value-type="string" calcext:value-type="string">
            <text:p>09/22/2021</text:p>
          </table:table-cell>
          <table:table-cell office:value-type="float" office:value="0.224454" calcext:value-type="float">
            <text:p>0.224454</text:p>
          </table:table-cell>
          <table:table-cell office:value-type="float" office:value="0.200667" calcext:value-type="float">
            <text:p>0.200667</text:p>
          </table:table-cell>
          <table:table-cell office:value-type="float" office:value="0.229903" calcext:value-type="float">
            <text:p>0.229903</text:p>
          </table:table-cell>
          <table:table-cell office:value-type="float" office:value="0.200055" calcext:value-type="float">
            <text:p>0.200055</text:p>
          </table:table-cell>
          <table:table-cell office:value-type="string" calcext:value-type="string">
            <text:p>2.85B</text:p>
          </table:table-cell>
          <table:table-cell table:style-name="ce4" office:value-type="string" calcext:value-type="string">
            <text:p>11.91%</text:p>
          </table:table-cell>
        </table:table-row>
        <table:table-row table:style-name="ro1">
          <table:table-cell table:style-name="ce4" office:value-type="string" calcext:value-type="string">
            <text:p>09/21/2021</text:p>
          </table:table-cell>
          <table:table-cell office:value-type="float" office:value="0.200575" calcext:value-type="float">
            <text:p>0.200575</text:p>
          </table:table-cell>
          <table:table-cell office:value-type="float" office:value="0.208631" calcext:value-type="float">
            <text:p>0.208631</text:p>
          </table:table-cell>
          <table:table-cell office:value-type="float" office:value="0.218054" calcext:value-type="float">
            <text:p>0.218054</text:p>
          </table:table-cell>
          <table:table-cell office:value-type="float" office:value="0.197964" calcext:value-type="float">
            <text:p>0.197964</text:p>
          </table:table-cell>
          <table:table-cell office:value-type="string" calcext:value-type="string">
            <text:p>2.07B</text:p>
          </table:table-cell>
          <table:table-cell table:style-name="ce4" office:value-type="string" calcext:value-type="string">
            <text:p>-3.38%</text:p>
          </table:table-cell>
        </table:table-row>
        <table:table-row table:style-name="ro1">
          <table:table-cell table:style-name="ce4" office:value-type="string" calcext:value-type="string">
            <text:p>09/20/2021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233002" calcext:value-type="float">
            <text:p>0.233002</text:p>
          </table:table-cell>
          <table:table-cell office:value-type="float" office:value="0.233341" calcext:value-type="float">
            <text:p>0.233341</text:p>
          </table:table-cell>
          <table:table-cell office:value-type="float" office:value="0.199436" calcext:value-type="float">
            <text:p>0.199436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-10.89%</text:p>
          </table:table-cell>
        </table:table-row>
        <table:table-row table:style-name="ro1">
          <table:table-cell table:style-name="ce4" office:value-type="string" calcext:value-type="string">
            <text:p>09/19/2021</text:p>
          </table:table-cell>
          <table:table-cell office:value-type="float" office:value="0.232971" calcext:value-type="float">
            <text:p>0.232971</text:p>
          </table:table-cell>
          <table:table-cell table:number-columns-repeated="2" office:value-type="float" office:value="0.241403" calcext:value-type="float">
            <text:p>0.241403</text:p>
          </table:table-cell>
          <table:table-cell office:value-type="float" office:value="0.231002" calcext:value-type="float">
            <text:p>0.231002</text:p>
          </table:table-cell>
          <table:table-cell office:value-type="string" calcext:value-type="string">
            <text:p>916.50M</text:p>
          </table:table-cell>
          <table:table-cell table:style-name="ce4" office:value-type="string" calcext:value-type="string">
            <text:p>-3.48%</text:p>
          </table:table-cell>
        </table:table-row>
        <table:table-row table:style-name="ro1">
          <table:table-cell table:style-name="ce4" office:value-type="string" calcext:value-type="string">
            <text:p>09/18/2021</text:p>
          </table:table-cell>
          <table:table-cell office:value-type="float" office:value="0.241378" calcext:value-type="float">
            <text:p>0.241378</text:p>
          </table:table-cell>
          <table:table-cell office:value-type="float" office:value="0.239885" calcext:value-type="float">
            <text:p>0.239885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238086" calcext:value-type="float">
            <text:p>0.238086</text:p>
          </table:table-cell>
          <table:table-cell office:value-type="string" calcext:value-type="string">
            <text:p>1.00B</text:p>
          </table:table-cell>
          <table:table-cell table:style-name="ce4" office:value-type="string" calcext:value-type="string">
            <text:p>0.64%</text:p>
          </table:table-cell>
        </table:table-row>
        <table:table-row table:style-name="ro1">
          <table:table-cell table:style-name="ce4" office:value-type="string" calcext:value-type="string">
            <text:p>09/17/2021</text:p>
          </table:table-cell>
          <table:table-cell office:value-type="float" office:value="0.239833" calcext:value-type="float">
            <text:p>0.239833</text:p>
          </table:table-cell>
          <table:table-cell office:value-type="float" office:value="0.241995" calcext:value-type="float">
            <text:p>0.241995</text:p>
          </table:table-cell>
          <table:table-cell office:value-type="float" office:value="0.25947" calcext:value-type="float">
            <text:p>0.25947</text:p>
          </table:table-cell>
          <table:table-cell office:value-type="float" office:value="0.23785" calcext:value-type="float">
            <text:p>0.23785</text:p>
          </table:table-cell>
          <table:table-cell office:value-type="string" calcext:value-type="string">
            <text:p>2.47B</text:p>
          </table:table-cell>
          <table:table-cell table:style-name="ce4" office:value-type="string" calcext:value-type="string">
            <text:p>-0.95%</text:p>
          </table:table-cell>
        </table:table-row>
        <table:table-row table:style-name="ro1">
          <table:table-cell table:style-name="ce4" office:value-type="string" calcext:value-type="string">
            <text:p>09/16/2021</text:p>
          </table:table-cell>
          <table:table-cell office:value-type="float" office:value="0.242142" calcext:value-type="float">
            <text:p>0.242142</text:p>
          </table:table-cell>
          <table:table-cell office:value-type="float" office:value="0.247445" calcext:value-type="float">
            <text:p>0.247445</text:p>
          </table:table-cell>
          <table:table-cell office:value-type="float" office:value="0.247758" calcext:value-type="float">
            <text:p>0.247758</text:p>
          </table:table-cell>
          <table:table-cell office:value-type="float" office:value="0.233391" calcext:value-type="float">
            <text:p>0.233391</text:p>
          </table:table-cell>
          <table:table-cell office:value-type="string" calcext:value-type="string">
            <text:p>301.43M</text:p>
          </table:table-cell>
          <table:table-cell table:style-name="ce4" office:value-type="string" calcext:value-type="string">
            <text:p>-2.13%</text:p>
          </table:table-cell>
        </table:table-row>
        <table:table-row table:style-name="ro1">
          <table:table-cell table:style-name="ce4" office:value-type="string" calcext:value-type="string">
            <text:p>09/15/2021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240505" calcext:value-type="float">
            <text:p>0.240505</text:p>
          </table:table-cell>
          <table:table-cell office:value-type="float" office:value="0.248172" calcext:value-type="float">
            <text:p>0.248172</text:p>
          </table:table-cell>
          <table:table-cell office:value-type="float" office:value="0.238991" calcext:value-type="float">
            <text:p>0.238991</text:p>
          </table:table-cell>
          <table:table-cell office:value-type="string" calcext:value-type="string">
            <text:p>1.07B</text:p>
          </table:table-cell>
          <table:table-cell table:style-name="ce4" office:value-type="string" calcext:value-type="string">
            <text:p>2.94%</text:p>
          </table:table-cell>
        </table:table-row>
        <table:table-row table:style-name="ro1">
          <table:table-cell table:style-name="ce4" office:value-type="string" calcext:value-type="string">
            <text:p>09/14/2021</text:p>
          </table:table-cell>
          <table:table-cell office:value-type="float" office:value="0.240342" calcext:value-type="float">
            <text:p>0.240342</text:p>
          </table:table-cell>
          <table:table-cell office:value-type="float" office:value="0.235832" calcext:value-type="float">
            <text:p>0.235832</text:p>
          </table:table-cell>
          <table:table-cell office:value-type="float" office:value="0.241427" calcext:value-type="float">
            <text:p>0.241427</text:p>
          </table:table-cell>
          <table:table-cell office:value-type="float" office:value="0.234381" calcext:value-type="float">
            <text:p>0.234381</text:p>
          </table:table-cell>
          <table:table-cell office:value-type="string" calcext:value-type="string">
            <text:p>865.61M</text:p>
          </table:table-cell>
          <table:table-cell table:style-name="ce4" office:value-type="string" calcext:value-type="string">
            <text:p>1.92%</text:p>
          </table:table-cell>
        </table:table-row>
        <table:table-row table:style-name="ro1">
          <table:table-cell table:style-name="ce4" office:value-type="string" calcext:value-type="string">
            <text:p>09/13/2021</text:p>
          </table:table-cell>
          <table:table-cell office:value-type="float" office:value="0.235823" calcext:value-type="float">
            <text:p>0.235823</text:p>
          </table:table-cell>
          <table:table-cell office:value-type="float" office:value="0.250399" calcext:value-type="float">
            <text:p>0.250399</text:p>
          </table:table-cell>
          <table:table-cell office:value-type="float" office:value="0.252095" calcext:value-type="float">
            <text:p>0.252095</text:p>
          </table:table-cell>
          <table:table-cell office:value-type="float" office:value="0.228618" calcext:value-type="float">
            <text:p>0.228618</text:p>
          </table:table-cell>
          <table:table-cell office:value-type="string" calcext:value-type="string">
            <text:p>2.26B</text:p>
          </table:table-cell>
          <table:table-cell table:style-name="ce4" office:value-type="string" calcext:value-type="string">
            <text:p>-5.91%</text:p>
          </table:table-cell>
        </table:table-row>
        <table:table-row table:style-name="ro1">
          <table:table-cell table:style-name="ce4" office:value-type="string" calcext:value-type="string">
            <text:p>09/12/2021</text:p>
          </table:table-cell>
          <table:table-cell office:value-type="float" office:value="0.250623" calcext:value-type="float">
            <text:p>0.250623</text:p>
          </table:table-cell>
          <table:table-cell office:value-type="float" office:value="0.241023" calcext:value-type="float">
            <text:p>0.241023</text:p>
          </table:table-cell>
          <table:table-cell office:value-type="float" office:value="0.254923" calcext:value-type="float">
            <text:p>0.254923</text:p>
          </table:table-cell>
          <table:table-cell office:value-type="float" office:value="0.238822" calcext:value-type="float">
            <text:p>0.238822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4.01%</text:p>
          </table:table-cell>
        </table:table-row>
        <table:table-row table:style-name="ro1">
          <table:table-cell table:style-name="ce4" office:value-type="string" calcext:value-type="string">
            <text:p>09/11/2021</text:p>
          </table:table-cell>
          <table:table-cell office:value-type="float" office:value="0.240969" calcext:value-type="float">
            <text:p>0.240969</text:p>
          </table:table-cell>
          <table:table-cell office:value-type="float" office:value="0.239602" calcext:value-type="float">
            <text:p>0.239602</text:p>
          </table:table-cell>
          <table:table-cell office:value-type="float" office:value="0.247872" calcext:value-type="float">
            <text:p>0.247872</text:p>
          </table:table-cell>
          <table:table-cell office:value-type="float" office:value="0.238205" calcext:value-type="float">
            <text:p>0.238205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09/10/2021</text:p>
          </table:table-cell>
          <table:table-cell office:value-type="float" office:value="0.239565" calcext:value-type="float">
            <text:p>0.239565</text:p>
          </table:table-cell>
          <table:table-cell office:value-type="float" office:value="0.25252" calcext:value-type="float">
            <text:p>0.25252</text:p>
          </table:table-cell>
          <table:table-cell office:value-type="float" office:value="0.261582" calcext:value-type="float">
            <text:p>0.261582</text:p>
          </table:table-cell>
          <table:table-cell office:value-type="float" office:value="0.235698" calcext:value-type="float">
            <text:p>0.235698</text:p>
          </table:table-cell>
          <table:table-cell office:value-type="string" calcext:value-type="string">
            <text:p>2.03B</text:p>
          </table:table-cell>
          <table:table-cell table:style-name="ce4" office:value-type="string" calcext:value-type="string">
            <text:p>-5.07%</text:p>
          </table:table-cell>
        </table:table-row>
        <table:table-row table:style-name="ro1">
          <table:table-cell table:style-name="ce4" office:value-type="string" calcext:value-type="string">
            <text:p>09/09/2021</text:p>
          </table:table-cell>
          <table:table-cell office:value-type="float" office:value="0.252357" calcext:value-type="float">
            <text:p>0.252357</text:p>
          </table:table-cell>
          <table:table-cell office:value-type="float" office:value="0.256605" calcext:value-type="float">
            <text:p>0.256605</text:p>
          </table:table-cell>
          <table:table-cell office:value-type="float" office:value="0.259262" calcext:value-type="float">
            <text:p>0.259262</text:p>
          </table:table-cell>
          <table:table-cell office:value-type="float" office:value="0.249106" calcext:value-type="float">
            <text:p>0.249106</text:p>
          </table:table-cell>
          <table:table-cell office:value-type="string" calcext:value-type="string">
            <text:p>1.83B</text:p>
          </table:table-cell>
          <table:table-cell table:style-name="ce4" office:value-type="string" calcext:value-type="string">
            <text:p>-1.70%</text:p>
          </table:table-cell>
        </table:table-row>
        <table:table-row table:style-name="ro1">
          <table:table-cell table:style-name="ce4" office:value-type="string" calcext:value-type="string">
            <text:p>09/08/2021</text:p>
          </table:table-cell>
          <table:table-cell office:value-type="float" office:value="0.256726" calcext:value-type="float">
            <text:p>0.256726</text:p>
          </table:table-cell>
          <table:table-cell office:value-type="float" office:value="0.254684" calcext:value-type="float">
            <text:p>0.254684</text:p>
          </table:table-cell>
          <table:table-cell office:value-type="float" office:value="0.26318" calcext:value-type="float">
            <text:p>0.26318</text:p>
          </table:table-cell>
          <table:table-cell office:value-type="float" office:value="0.2344" calcext:value-type="float">
            <text:p>0.2344</text:p>
          </table:table-cell>
          <table:table-cell office:value-type="string" calcext:value-type="string">
            <text:p>3.94B</text:p>
          </table:table-cell>
          <table:table-cell table:style-name="ce4" office:value-type="string" calcext:value-type="string">
            <text:p>0.95%</text:p>
          </table:table-cell>
        </table:table-row>
        <table:table-row table:style-name="ro1">
          <table:table-cell table:style-name="ce4" office:value-type="string" calcext:value-type="string">
            <text:p>09/07/2021</text:p>
          </table:table-cell>
          <table:table-cell office:value-type="float" office:value="0.254302" calcext:value-type="float">
            <text:p>0.254302</text:p>
          </table:table-cell>
          <table:table-cell office:value-type="float" office:value="0.309001" calcext:value-type="float">
            <text:p>0.309001</text:p>
          </table:table-cell>
          <table:table-cell office:value-type="float" office:value="0.311108" calcext:value-type="float">
            <text:p>0.311108</text:p>
          </table:table-cell>
          <table:table-cell office:value-type="float" office:value="0.214585" calcext:value-type="float">
            <text:p>0.214585</text:p>
          </table:table-cell>
          <table:table-cell office:value-type="string" calcext:value-type="string">
            <text:p>7.93B</text:p>
          </table:table-cell>
          <table:table-cell table:style-name="ce4" office:value-type="string" calcext:value-type="string">
            <text:p>-17.70%</text:p>
          </table:table-cell>
        </table:table-row>
        <table:table-row table:style-name="ro1">
          <table:table-cell table:style-name="ce4" office:value-type="string" calcext:value-type="string">
            <text:p>09/06/2021</text:p>
          </table:table-cell>
          <table:table-cell office:value-type="float" office:value="0.309001" calcext:value-type="float">
            <text:p>0.309001</text:p>
          </table:table-cell>
          <table:table-cell office:value-type="float" office:value="0.314424" calcext:value-type="float">
            <text:p>0.314424</text:p>
          </table:table-cell>
          <table:table-cell office:value-type="float" office:value="0.319579" calcext:value-type="float">
            <text:p>0.319579</text:p>
          </table:table-cell>
          <table:table-cell office:value-type="float" office:value="0.30016" calcext:value-type="float">
            <text:p>0.30016</text:p>
          </table:table-cell>
          <table:table-cell office:value-type="string" calcext:value-type="string">
            <text:p>2.45B</text:p>
          </table:table-cell>
          <table:table-cell table:style-name="ce4" office:value-type="string" calcext:value-type="string">
            <text:p>-1.72%</text:p>
          </table:table-cell>
        </table:table-row>
        <table:table-row table:style-name="ro1">
          <table:table-cell table:style-name="ce4" office:value-type="string" calcext:value-type="string">
            <text:p>09/05/2021</text:p>
          </table:table-cell>
          <table:table-cell office:value-type="float" office:value="0.314393" calcext:value-type="float">
            <text:p>0.314393</text:p>
          </table:table-cell>
          <table:table-cell office:value-type="float" office:value="0.299221" calcext:value-type="float">
            <text:p>0.299221</text:p>
          </table:table-cell>
          <table:table-cell office:value-type="float" office:value="0.315338" calcext:value-type="float">
            <text:p>0.315338</text:p>
          </table:table-cell>
          <table:table-cell office:value-type="float" office:value="0.296339" calcext:value-type="float">
            <text:p>0.296339</text:p>
          </table:table-cell>
          <table:table-cell office:value-type="string" calcext:value-type="string">
            <text:p>2.37B</text:p>
          </table:table-cell>
          <table:table-cell table:style-name="ce4" office:value-type="string" calcext:value-type="string">
            <text:p>5.07%</text:p>
          </table:table-cell>
        </table:table-row>
        <table:table-row table:style-name="ro1">
          <table:table-cell table:style-name="ce4" office:value-type="string" calcext:value-type="string">
            <text:p>09/04/2021</text:p>
          </table:table-cell>
          <table:table-cell office:value-type="float" office:value="0.299222" calcext:value-type="float">
            <text:p>0.299222</text:p>
          </table:table-cell>
          <table:table-cell office:value-type="float" office:value="0.296054" calcext:value-type="float">
            <text:p>0.296054</text:p>
          </table:table-cell>
          <table:table-cell office:value-type="float" office:value="0.308458" calcext:value-type="float">
            <text:p>0.308458</text:p>
          </table:table-cell>
          <table:table-cell office:value-type="float" office:value="0.293337" calcext:value-type="float">
            <text:p>0.293337</text:p>
          </table:table-cell>
          <table:table-cell office:value-type="string" calcext:value-type="string">
            <text:p>2.17B</text:p>
          </table:table-cell>
          <table:table-cell table:style-name="ce4" office:value-type="string" calcext:value-type="string">
            <text:p>1.07%</text:p>
          </table:table-cell>
        </table:table-row>
        <table:table-row table:style-name="ro1">
          <table:table-cell table:style-name="ce4" office:value-type="string" calcext:value-type="string">
            <text:p>09/03/2021</text:p>
          </table:table-cell>
          <table:table-cell office:value-type="float" office:value="0.296052" calcext:value-type="float">
            <text:p>0.296052</text:p>
          </table:table-cell>
          <table:table-cell office:value-type="float" office:value="0.294805" calcext:value-type="float">
            <text:p>0.294805</text:p>
          </table:table-cell>
          <table:table-cell office:value-type="float" office:value="0.30469" calcext:value-type="float">
            <text:p>0.30469</text:p>
          </table:table-cell>
          <table:table-cell office:value-type="float" office:value="0.28807" calcext:value-type="float">
            <text:p>0.28807</text:p>
          </table:table-cell>
          <table:table-cell office:value-type="string" calcext:value-type="string">
            <text:p>2.32B</text:p>
          </table:table-cell>
          <table:table-cell table:style-name="ce4" office:value-type="string" calcext:value-type="string">
            <text:p>0.39%</text:p>
          </table:table-cell>
        </table:table-row>
        <table:table-row table:style-name="ro1">
          <table:table-cell table:style-name="ce4" office:value-type="string" calcext:value-type="string">
            <text:p>09/02/2021</text:p>
          </table:table-cell>
          <table:table-cell office:value-type="float" office:value="0.294913" calcext:value-type="float">
            <text:p>0.294913</text:p>
          </table:table-cell>
          <table:table-cell office:value-type="float" office:value="0.294313" calcext:value-type="float">
            <text:p>0.294313</text:p>
          </table:table-cell>
          <table:table-cell office:value-type="float" office:value="0.309234" calcext:value-type="float">
            <text:p>0.309234</text:p>
          </table:table-cell>
          <table:table-cell office:value-type="float" office:value="0.291845" calcext:value-type="float">
            <text:p>0.291845</text:p>
          </table:table-cell>
          <table:table-cell office:value-type="string" calcext:value-type="string">
            <text:p>1.35B</text:p>
          </table:table-cell>
          <table:table-cell table:style-name="ce4" office:value-type="string" calcext:value-type="string">
            <text:p>0.20%</text:p>
          </table:table-cell>
        </table:table-row>
        <table:table-row table:style-name="ro1">
          <table:table-cell table:style-name="ce4" office:value-type="string" calcext:value-type="string">
            <text:p>09/01/2021</text:p>
          </table:table-cell>
          <table:table-cell office:value-type="float" office:value="0.294338" calcext:value-type="float">
            <text:p>0.294338</text:p>
          </table:table-cell>
          <table:table-cell office:value-type="float" office:value="0.27823" calcext:value-type="float">
            <text:p>0.27823</text:p>
          </table:table-cell>
          <table:table-cell office:value-type="float" office:value="0.294826" calcext:value-type="float">
            <text:p>0.294826</text:p>
          </table:table-cell>
          <table:table-cell office:value-type="float" office:value="0.273119" calcext:value-type="float">
            <text:p>0.273119</text:p>
          </table:table-cell>
          <table:table-cell office:value-type="string" calcext:value-type="string">
            <text:p>2.04B</text:p>
          </table:table-cell>
          <table:table-cell table:style-name="ce4" office:value-type="string" calcext:value-type="string">
            <text:p>5.79%</text:p>
          </table:table-cell>
        </table:table-row>
        <table:table-row table:style-name="ro1">
          <table:table-cell table:style-name="ce4" office:value-type="string" calcext:value-type="string">
            <text:p>08/31/2021</text:p>
          </table:table-cell>
          <table:table-cell office:value-type="float" office:value="0.278231" calcext:value-type="float">
            <text:p>0.278231</text:p>
          </table:table-cell>
          <table:table-cell office:value-type="float" office:value="0.271952" calcext:value-type="float">
            <text:p>0.271952</text:p>
          </table:table-cell>
          <table:table-cell office:value-type="float" office:value="0.285737" calcext:value-type="float">
            <text:p>0.285737</text:p>
          </table:table-cell>
          <table:table-cell office:value-type="float" office:value="0.269844" calcext:value-type="float">
            <text:p>0.269844</text:p>
          </table:table-cell>
          <table:table-cell office:value-type="string" calcext:value-type="string">
            <text:p>1.81B</text:p>
          </table:table-cell>
          <table:table-cell table:style-name="ce4" office:value-type="string" calcext:value-type="string">
            <text:p>2.31%</text:p>
          </table:table-cell>
        </table:table-row>
        <table:table-row table:style-name="ro1">
          <table:table-cell table:style-name="ce4" office:value-type="string" calcext:value-type="string">
            <text:p>08/30/2021</text:p>
          </table:table-cell>
          <table:table-cell office:value-type="float" office:value="0.271949" calcext:value-type="float">
            <text:p>0.271949</text:p>
          </table:table-cell>
          <table:table-cell office:value-type="float" office:value="0.266995" calcext:value-type="float">
            <text:p>0.266995</text:p>
          </table:table-cell>
          <table:table-cell office:value-type="float" office:value="0.283067" calcext:value-type="float">
            <text:p>0.283067</text:p>
          </table:table-cell>
          <table:table-cell office:value-type="float" office:value="0.265025" calcext:value-type="float">
            <text:p>0.265025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1.87%</text:p>
          </table:table-cell>
        </table:table-row>
        <table:table-row table:style-name="ro1">
          <table:table-cell table:style-name="ce4" office:value-type="string" calcext:value-type="string">
            <text:p>08/29/2021</text:p>
          </table:table-cell>
          <table:table-cell office:value-type="float" office:value="0.266967" calcext:value-type="float">
            <text:p>0.266967</text:p>
          </table:table-cell>
          <table:table-cell office:value-type="float" office:value="0.271743" calcext:value-type="float">
            <text:p>0.271743</text:p>
          </table:table-cell>
          <table:table-cell office:value-type="float" office:value="0.275714" calcext:value-type="float">
            <text:p>0.275714</text:p>
          </table:table-cell>
          <table:table-cell office:value-type="float" office:value="0.262304" calcext:value-type="float">
            <text:p>0.262304</text:p>
          </table:table-cell>
          <table:table-cell office:value-type="string" calcext:value-type="string">
            <text:p>1.44B</text:p>
          </table:table-cell>
          <table:table-cell table:style-name="ce4" office:value-type="string" calcext:value-type="string">
            <text:p>-1.65%</text:p>
          </table:table-cell>
        </table:table-row>
        <table:table-row table:style-name="ro1">
          <table:table-cell table:style-name="ce4" office:value-type="string" calcext:value-type="string">
            <text:p>08/28/2021</text:p>
          </table:table-cell>
          <table:table-cell office:value-type="float" office:value="0.271453" calcext:value-type="float">
            <text:p>0.271453</text:p>
          </table:table-cell>
          <table:table-cell office:value-type="float" office:value="0.289669" calcext:value-type="float">
            <text:p>0.289669</text:p>
          </table:table-cell>
          <table:table-cell office:value-type="float" office:value="0.294277" calcext:value-type="float">
            <text:p>0.294277</text:p>
          </table:table-cell>
          <table:table-cell office:value-type="float" office:value="0.270435" calcext:value-type="float">
            <text:p>0.270435</text:p>
          </table:table-cell>
          <table:table-cell office:value-type="string" calcext:value-type="string">
            <text:p>1.38B</text:p>
          </table:table-cell>
          <table:table-cell table:style-name="ce4" office:value-type="string" calcext:value-type="string">
            <text:p>-6.29%</text:p>
          </table:table-cell>
        </table:table-row>
        <table:table-row table:style-name="ro1">
          <table:table-cell table:style-name="ce4" office:value-type="string" calcext:value-type="string">
            <text:p>08/27/2021</text:p>
          </table:table-cell>
          <table:table-cell office:value-type="float" office:value="0.289678" calcext:value-type="float">
            <text:p>0.289678</text:p>
          </table:table-cell>
          <table:table-cell office:value-type="float" office:value="0.263296" calcext:value-type="float">
            <text:p>0.263296</text:p>
          </table:table-cell>
          <table:table-cell office:value-type="float" office:value="0.289685" calcext:value-type="float">
            <text:p>0.289685</text:p>
          </table:table-cell>
          <table:table-cell office:value-type="float" office:value="0.260686" calcext:value-type="float">
            <text:p>0.260686</text:p>
          </table:table-cell>
          <table:table-cell office:value-type="string" calcext:value-type="string">
            <text:p>2.21B</text:p>
          </table:table-cell>
          <table:table-cell table:style-name="ce4" office:value-type="string" calcext:value-type="string">
            <text:p>10.02%</text:p>
          </table:table-cell>
        </table:table-row>
        <table:table-row table:style-name="ro1">
          <table:table-cell table:style-name="ce4" office:value-type="string" calcext:value-type="string">
            <text:p>08/26/2021</text:p>
          </table:table-cell>
          <table:table-cell office:value-type="float" office:value="0.263297" calcext:value-type="float">
            <text:p>0.263297</text:p>
          </table:table-cell>
          <table:table-cell office:value-type="float" office:value="0.286751" calcext:value-type="float">
            <text:p>0.286751</text:p>
          </table:table-cell>
          <table:table-cell office:value-type="float" office:value="0.289637" calcext:value-type="float">
            <text:p>0.289637</text:p>
          </table:table-cell>
          <table:table-cell office:value-type="float" office:value="0.25916" calcext:value-type="float">
            <text:p>0.25916</text:p>
          </table:table-cell>
          <table:table-cell office:value-type="string" calcext:value-type="string">
            <text:p>2.51B</text:p>
          </table:table-cell>
          <table:table-cell table:style-name="ce4" office:value-type="string" calcext:value-type="string">
            <text:p>-8.19%</text:p>
          </table:table-cell>
        </table:table-row>
        <table:table-row table:style-name="ro1">
          <table:table-cell table:style-name="ce4" office:value-type="string" calcext:value-type="string">
            <text:p>08/25/2021</text:p>
          </table:table-cell>
          <table:table-cell office:value-type="float" office:value="0.286787" calcext:value-type="float">
            <text:p>0.286787</text:p>
          </table:table-cell>
          <table:table-cell office:value-type="float" office:value="0.284455" calcext:value-type="float">
            <text:p>0.284455</text:p>
          </table:table-cell>
          <table:table-cell office:value-type="float" office:value="0.292886" calcext:value-type="float">
            <text:p>0.292886</text:p>
          </table:table-cell>
          <table:table-cell office:value-type="float" office:value="0.27668" calcext:value-type="float">
            <text:p>0.27668</text:p>
          </table:table-cell>
          <table:table-cell office:value-type="string" calcext:value-type="string">
            <text:p>2.57B</text:p>
          </table:table-cell>
          <table:table-cell table:style-name="ce4" office:value-type="string" calcext:value-type="string">
            <text:p>0.77%</text:p>
          </table:table-cell>
        </table:table-row>
        <table:table-row table:style-name="ro1">
          <table:table-cell table:style-name="ce4" office:value-type="string" calcext:value-type="string">
            <text:p>08/24/2021</text:p>
          </table:table-cell>
          <table:table-cell office:value-type="float" office:value="0.284593" calcext:value-type="float">
            <text:p>0.284593</text:p>
          </table:table-cell>
          <table:table-cell office:value-type="float" office:value="0.312884" calcext:value-type="float">
            <text:p>0.312884</text:p>
          </table:table-cell>
          <table:table-cell office:value-type="float" office:value="0.314331" calcext:value-type="float">
            <text:p>0.314331</text:p>
          </table:table-cell>
          <table:table-cell office:value-type="float" office:value="0.27324" calcext:value-type="float">
            <text:p>0.27324</text:p>
          </table:table-cell>
          <table:table-cell office:value-type="string" calcext:value-type="string">
            <text:p>3.58B</text:p>
          </table:table-cell>
          <table:table-cell table:style-name="ce4" office:value-type="string" calcext:value-type="string">
            <text:p>-9.03%</text:p>
          </table:table-cell>
        </table:table-row>
        <table:table-row table:style-name="ro1">
          <table:table-cell table:style-name="ce4" office:value-type="string" calcext:value-type="string">
            <text:p>08/23/2021</text:p>
          </table:table-cell>
          <table:table-cell office:value-type="float" office:value="0.312856" calcext:value-type="float">
            <text:p>0.312856</text:p>
          </table:table-cell>
          <table:table-cell office:value-type="float" office:value="0.308261" calcext:value-type="float">
            <text:p>0.308261</text:p>
          </table:table-cell>
          <table:table-cell office:value-type="float" office:value="0.324251" calcext:value-type="float">
            <text:p>0.324251</text:p>
          </table:table-cell>
          <table:table-cell office:value-type="float" office:value="0.306551" calcext:value-type="float">
            <text:p>0.306551</text:p>
          </table:table-cell>
          <table:table-cell office:value-type="string" calcext:value-type="string">
            <text:p>2.80B</text:p>
          </table:table-cell>
          <table:table-cell table:style-name="ce4" office:value-type="string" calcext:value-type="string">
            <text:p>1.49%</text:p>
          </table:table-cell>
        </table:table-row>
        <table:table-row table:style-name="ro1">
          <table:table-cell table:style-name="ce4" office:value-type="string" calcext:value-type="string">
            <text:p>08/22/2021</text:p>
          </table:table-cell>
          <table:table-cell office:value-type="float" office:value="0.308248" calcext:value-type="float">
            <text:p>0.308248</text:p>
          </table:table-cell>
          <table:table-cell office:value-type="float" office:value="0.298475" calcext:value-type="float">
            <text:p>0.298475</text:p>
          </table:table-cell>
          <table:table-cell office:value-type="float" office:value="0.309878" calcext:value-type="float">
            <text:p>0.309878</text:p>
          </table:table-cell>
          <table:table-cell office:value-type="float" office:value="0.294557" calcext:value-type="float">
            <text:p>0.294557</text:p>
          </table:table-cell>
          <table:table-cell office:value-type="string" calcext:value-type="string">
            <text:p>2.13B</text:p>
          </table:table-cell>
          <table:table-cell table:style-name="ce4" office:value-type="string" calcext:value-type="string">
            <text:p>3.28%</text:p>
          </table:table-cell>
        </table:table-row>
        <table:table-row table:style-name="ro1">
          <table:table-cell table:style-name="ce4" office:value-type="string" calcext:value-type="string">
            <text:p>08/21/2021</text:p>
          </table:table-cell>
          <table:table-cell office:value-type="float" office:value="0.298471" calcext:value-type="float">
            <text:p>0.298471</text:p>
          </table:table-cell>
          <table:table-cell office:value-type="float" office:value="0.313895" calcext:value-type="float">
            <text:p>0.313895</text:p>
          </table:table-cell>
          <table:table-cell office:value-type="float" office:value="0.314285" calcext:value-type="float">
            <text:p>0.314285</text:p>
          </table:table-cell>
          <table:table-cell office:value-type="float" office:value="0.294575" calcext:value-type="float">
            <text:p>0.294575</text:p>
          </table:table-cell>
          <table:table-cell office:value-type="string" calcext:value-type="string">
            <text:p>2.77B</text:p>
          </table:table-cell>
          <table:table-cell table:style-name="ce4" office:value-type="string" calcext:value-type="string">
            <text:p>-4.91%</text:p>
          </table:table-cell>
        </table:table-row>
        <table:table-row table:style-name="ro1">
          <table:table-cell table:style-name="ce4" office:value-type="string" calcext:value-type="string">
            <text:p>08/20/2021</text:p>
          </table:table-cell>
          <table:table-cell office:value-type="float" office:value="0.313874" calcext:value-type="float">
            <text:p>0.313874</text:p>
          </table:table-cell>
          <table:table-cell office:value-type="float" office:value="0.316022" calcext:value-type="float">
            <text:p>0.316022</text:p>
          </table:table-cell>
          <table:table-cell office:value-type="float" office:value="0.325941" calcext:value-type="float">
            <text:p>0.325941</text:p>
          </table:table-cell>
          <table:table-cell office:value-type="float" office:value="0.309655" calcext:value-type="float">
            <text:p>0.309655</text:p>
          </table:table-cell>
          <table:table-cell office:value-type="string" calcext:value-type="string">
            <text:p>3.50B</text:p>
          </table:table-cell>
          <table:table-cell table:style-name="ce4" office:value-type="string" calcext:value-type="string">
            <text:p>-0.68%</text:p>
          </table:table-cell>
        </table:table-row>
        <table:table-row table:style-name="ro1">
          <table:table-cell table:style-name="ce4" office:value-type="string" calcext:value-type="string">
            <text:p>08/19/2021</text:p>
          </table:table-cell>
          <table:table-cell office:value-type="float" office:value="0.316035" calcext:value-type="float">
            <text:p>0.316035</text:p>
          </table:table-cell>
          <table:table-cell office:value-type="float" office:value="0.297627" calcext:value-type="float">
            <text:p>0.297627</text:p>
          </table:table-cell>
          <table:table-cell office:value-type="float" office:value="0.318375" calcext:value-type="float">
            <text:p>0.318375</text:p>
          </table:table-cell>
          <table:table-cell office:value-type="float" office:value="0.290868" calcext:value-type="float">
            <text:p>0.290868</text:p>
          </table:table-cell>
          <table:table-cell office:value-type="string" calcext:value-type="string">
            <text:p>3.84B</text:p>
          </table:table-cell>
          <table:table-cell table:style-name="ce4" office:value-type="string" calcext:value-type="string">
            <text:p>6.20%</text:p>
          </table:table-cell>
        </table:table-row>
        <table:table-row table:style-name="ro1">
          <table:table-cell table:style-name="ce4" office:value-type="string" calcext:value-type="string">
            <text:p>08/18/2021</text:p>
          </table:table-cell>
          <table:table-cell office:value-type="float" office:value="0.297582" calcext:value-type="float">
            <text:p>0.297582</text:p>
          </table:table-cell>
          <table:table-cell office:value-type="float" office:value="0.293421" calcext:value-type="float">
            <text:p>0.293421</text:p>
          </table:table-cell>
          <table:table-cell office:value-type="float" office:value="0.318185" calcext:value-type="float">
            <text:p>0.318185</text:p>
          </table:table-cell>
          <table:table-cell office:value-type="float" office:value="0.273458" calcext:value-type="float">
            <text:p>0.273458</text:p>
          </table:table-cell>
          <table:table-cell office:value-type="string" calcext:value-type="string">
            <text:p>6.75B</text:p>
          </table:table-cell>
          <table:table-cell table:style-name="ce4" office:value-type="string" calcext:value-type="string">
            <text:p>1.42%</text:p>
          </table:table-cell>
        </table:table-row>
        <table:table-row table:style-name="ro1">
          <table:table-cell table:style-name="ce4" office:value-type="string" calcext:value-type="string">
            <text:p>08/17/2021</text:p>
          </table:table-cell>
          <table:table-cell office:value-type="float" office:value="0.293424" calcext:value-type="float">
            <text:p>0.293424</text:p>
          </table:table-cell>
          <table:table-cell office:value-type="float" office:value="0.305608" calcext:value-type="float">
            <text:p>0.305608</text:p>
          </table:table-cell>
          <table:table-cell office:value-type="float" office:value="0.325908" calcext:value-type="float">
            <text:p>0.325908</text:p>
          </table:table-cell>
          <table:table-cell office:value-type="float" office:value="0.288141" calcext:value-type="float">
            <text:p>0.288141</text:p>
          </table:table-cell>
          <table:table-cell office:value-type="string" calcext:value-type="string">
            <text:p>5.98B</text:p>
          </table:table-cell>
          <table:table-cell table:style-name="ce4" office:value-type="string" calcext:value-type="string">
            <text:p>-3.96%</text:p>
          </table:table-cell>
        </table:table-row>
        <table:table-row table:style-name="ro1">
          <table:table-cell table:style-name="ce4" office:value-type="string" calcext:value-type="string">
            <text:p>08/16/2021</text:p>
          </table:table-cell>
          <table:table-cell office:value-type="float" office:value="0.305509" calcext:value-type="float">
            <text:p>0.305509</text:p>
          </table:table-cell>
          <table:table-cell office:value-type="float" office:value="0.337881" calcext:value-type="float">
            <text:p>0.337881</text:p>
          </table:table-cell>
          <table:table-cell office:value-type="float" office:value="0.343586" calcext:value-type="float">
            <text:p>0.343586</text:p>
          </table:table-cell>
          <table:table-cell office:value-type="float" office:value="0.300403" calcext:value-type="float">
            <text:p>0.300403</text:p>
          </table:table-cell>
          <table:table-cell office:value-type="string" calcext:value-type="string">
            <text:p>7.01B</text:p>
          </table:table-cell>
          <table:table-cell table:style-name="ce4" office:value-type="string" calcext:value-type="string">
            <text:p>-9.60%</text:p>
          </table:table-cell>
        </table:table-row>
        <table:table-row table:style-name="ro1">
          <table:table-cell table:style-name="ce4" office:value-type="string" calcext:value-type="string">
            <text:p>08/15/2021</text:p>
          </table:table-cell>
          <table:table-cell office:value-type="float" office:value="0.337953" calcext:value-type="float">
            <text:p>0.337953</text:p>
          </table:table-cell>
          <table:table-cell office:value-type="float" office:value="0.291388" calcext:value-type="float">
            <text:p>0.291388</text:p>
          </table:table-cell>
          <table:table-cell office:value-type="float" office:value="0.347427" calcext:value-type="float">
            <text:p>0.347427</text:p>
          </table:table-cell>
          <table:table-cell office:value-type="float" office:value="0.284517" calcext:value-type="float">
            <text:p>0.284517</text:p>
          </table:table-cell>
          <table:table-cell office:value-type="string" calcext:value-type="string">
            <text:p>8.04B</text:p>
          </table:table-cell>
          <table:table-cell table:style-name="ce4" office:value-type="string" calcext:value-type="string">
            <text:p>15.94%</text:p>
          </table:table-cell>
        </table:table-row>
        <table:table-row table:style-name="ro1">
          <table:table-cell table:style-name="ce4" office:value-type="string" calcext:value-type="string">
            <text:p>08/14/2021</text:p>
          </table:table-cell>
          <table:table-cell office:value-type="float" office:value="0.291495" calcext:value-type="float">
            <text:p>0.291495</text:p>
          </table:table-cell>
          <table:table-cell office:value-type="float" office:value="0.282953" calcext:value-type="float">
            <text:p>0.282953</text:p>
          </table:table-cell>
          <table:table-cell office:value-type="float" office:value="0.296521" calcext:value-type="float">
            <text:p>0.296521</text:p>
          </table:table-cell>
          <table:table-cell office:value-type="float" office:value="0.274654" calcext:value-type="float">
            <text:p>0.274654</text:p>
          </table:table-cell>
          <table:table-cell office:value-type="string" calcext:value-type="string">
            <text:p>4.99B</text:p>
          </table:table-cell>
          <table:table-cell table:style-name="ce4" office:value-type="string" calcext:value-type="string">
            <text:p>3.01%</text:p>
          </table:table-cell>
        </table:table-row>
        <table:table-row table:style-name="ro1">
          <table:table-cell table:style-name="ce4" office:value-type="string" calcext:value-type="string">
            <text:p>08/13/2021</text:p>
          </table:table-cell>
          <table:table-cell office:value-type="float" office:value="0.282977" calcext:value-type="float">
            <text:p>0.282977</text:p>
          </table:table-cell>
          <table:table-cell office:value-type="float" office:value="0.252975" calcext:value-type="float">
            <text:p>0.252975</text:p>
          </table:table-cell>
          <table:table-cell office:value-type="float" office:value="0.28351" calcext:value-type="float">
            <text:p>0.28351</text:p>
          </table:table-cell>
          <table:table-cell office:value-type="float" office:value="0.250438" calcext:value-type="float">
            <text:p>0.250438</text:p>
          </table:table-cell>
          <table:table-cell office:value-type="string" calcext:value-type="string">
            <text:p>3.83B</text:p>
          </table:table-cell>
          <table:table-cell table:style-name="ce4" office:value-type="string" calcext:value-type="string">
            <text:p>11.92%</text:p>
          </table:table-cell>
        </table:table-row>
        <table:table-row table:style-name="ro1">
          <table:table-cell table:style-name="ce4" office:value-type="string" calcext:value-type="string">
            <text:p>08/12/2021</text:p>
          </table:table-cell>
          <table:table-cell office:value-type="float" office:value="0.252834" calcext:value-type="float">
            <text:p>0.252834</text:p>
          </table:table-cell>
          <table:table-cell office:value-type="float" office:value="0.262339" calcext:value-type="float">
            <text:p>0.262339</text:p>
          </table:table-cell>
          <table:table-cell office:value-type="float" office:value="0.292365" calcext:value-type="float">
            <text:p>0.292365</text:p>
          </table:table-cell>
          <table:table-cell office:value-type="float" office:value="0.244789" calcext:value-type="float">
            <text:p>0.244789</text:p>
          </table:table-cell>
          <table:table-cell office:value-type="string" calcext:value-type="string">
            <text:p>6.57B</text:p>
          </table:table-cell>
          <table:table-cell table:style-name="ce4" office:value-type="string" calcext:value-type="string">
            <text:p>-3.63%</text:p>
          </table:table-cell>
        </table:table-row>
        <table:table-row table:style-name="ro1">
          <table:table-cell table:style-name="ce4" office:value-type="string" calcext:value-type="string">
            <text:p>08/11/2021</text:p>
          </table:table-cell>
          <table:table-cell office:value-type="float" office:value="0.262347" calcext:value-type="float">
            <text:p>0.262347</text:p>
          </table:table-cell>
          <table:table-cell office:value-type="float" office:value="0.243086" calcext:value-type="float">
            <text:p>0.243086</text:p>
          </table:table-cell>
          <table:table-cell office:value-type="float" office:value="0.279388" calcext:value-type="float">
            <text:p>0.279388</text:p>
          </table:table-cell>
          <table:table-cell office:value-type="float" office:value="0.242043" calcext:value-type="float">
            <text:p>0.242043</text:p>
          </table:table-cell>
          <table:table-cell office:value-type="string" calcext:value-type="string">
            <text:p>5.68B</text:p>
          </table:table-cell>
          <table:table-cell table:style-name="ce4" office:value-type="string" calcext:value-type="string">
            <text:p>7.92%</text:p>
          </table:table-cell>
        </table:table-row>
        <table:table-row table:style-name="ro1">
          <table:table-cell table:style-name="ce4" office:value-type="string" calcext:value-type="string">
            <text:p>08/10/2021</text:p>
          </table:table-cell>
          <table:table-cell office:value-type="float" office:value="0.243097" calcext:value-type="float">
            <text:p>0.243097</text:p>
          </table:table-cell>
          <table:table-cell office:value-type="float" office:value="0.253068" calcext:value-type="float">
            <text:p>0.253068</text:p>
          </table:table-cell>
          <table:table-cell office:value-type="float" office:value="0.259113" calcext:value-type="float">
            <text:p>0.259113</text:p>
          </table:table-cell>
          <table:table-cell office:value-type="float" office:value="0.231497" calcext:value-type="float">
            <text:p>0.231497</text:p>
          </table:table-cell>
          <table:table-cell office:value-type="string" calcext:value-type="string">
            <text:p>4.30B</text:p>
          </table:table-cell>
          <table:table-cell table:style-name="ce4" office:value-type="string" calcext:value-type="string">
            <text:p>-3.96%</text:p>
          </table:table-cell>
        </table:table-row>
        <table:table-row table:style-name="ro1">
          <table:table-cell table:style-name="ce4" office:value-type="string" calcext:value-type="string">
            <text:p>08/09/2021</text:p>
          </table:table-cell>
          <table:table-cell office:value-type="float" office:value="0.253129" calcext:value-type="float">
            <text:p>0.253129</text:p>
          </table:table-cell>
          <table:table-cell office:value-type="float" office:value="0.239304" calcext:value-type="float">
            <text:p>0.239304</text:p>
          </table:table-cell>
          <table:table-cell office:value-type="float" office:value="0.265243" calcext:value-type="float">
            <text:p>0.265243</text:p>
          </table:table-cell>
          <table:table-cell office:value-type="float" office:value="0.230012" calcext:value-type="float">
            <text:p>0.230012</text:p>
          </table:table-cell>
          <table:table-cell office:value-type="string" calcext:value-type="string">
            <text:p>5.79B</text:p>
          </table:table-cell>
          <table:table-cell table:style-name="ce4" office:value-type="string" calcext:value-type="string">
            <text:p>5.76%</text:p>
          </table:table-cell>
        </table:table-row>
        <table:table-row table:style-name="ro1">
          <table:table-cell table:style-name="ce4" office:value-type="string" calcext:value-type="string">
            <text:p>08/08/2021</text:p>
          </table:table-cell>
          <table:table-cell office:value-type="float" office:value="0.239338" calcext:value-type="float">
            <text:p>0.239338</text:p>
          </table:table-cell>
          <table:table-cell office:value-type="float" office:value="0.261231" calcext:value-type="float">
            <text:p>0.261231</text:p>
          </table:table-cell>
          <table:table-cell office:value-type="float" office:value="0.281384" calcext:value-type="float">
            <text:p>0.281384</text:p>
          </table:table-cell>
          <table:table-cell office:value-type="float" office:value="0.234218" calcext:value-type="float">
            <text:p>0.234218</text:p>
          </table:table-cell>
          <table:table-cell office:value-type="string" calcext:value-type="string">
            <text:p>9.09B</text:p>
          </table:table-cell>
          <table:table-cell table:style-name="ce4" office:value-type="string" calcext:value-type="string">
            <text:p>-8.40%</text:p>
          </table:table-cell>
        </table:table-row>
        <table:table-row table:style-name="ro1">
          <table:table-cell table:style-name="ce4" office:value-type="string" calcext:value-type="string">
            <text:p>08/07/2021</text:p>
          </table:table-cell>
          <table:table-cell office:value-type="float" office:value="0.261285" calcext:value-type="float">
            <text:p>0.261285</text:p>
          </table:table-cell>
          <table:table-cell office:value-type="float" office:value="0.203419" calcext:value-type="float">
            <text:p>0.203419</text:p>
          </table:table-cell>
          <table:table-cell office:value-type="float" office:value="0.261825" calcext:value-type="float">
            <text:p>0.261825</text:p>
          </table:table-cell>
          <table:table-cell office:value-type="float" office:value="0.202309" calcext:value-type="float">
            <text:p>0.202309</text:p>
          </table:table-cell>
          <table:table-cell office:value-type="string" calcext:value-type="string">
            <text:p>8.13B</text:p>
          </table:table-cell>
          <table:table-cell table:style-name="ce4" office:value-type="string" calcext:value-type="string">
            <text:p>28.51%</text:p>
          </table:table-cell>
        </table:table-row>
        <table:table-row table:style-name="ro1">
          <table:table-cell table:style-name="ce4" office:value-type="string" calcext:value-type="string">
            <text:p>08/06/2021</text:p>
          </table:table-cell>
          <table:table-cell office:value-type="float" office:value="0.203313" calcext:value-type="float">
            <text:p>0.203313</text:p>
          </table:table-cell>
          <table:table-cell office:value-type="float" office:value="0.199778" calcext:value-type="float">
            <text:p>0.199778</text:p>
          </table:table-cell>
          <table:table-cell office:value-type="float" office:value="0.210519" calcext:value-type="float">
            <text:p>0.210519</text:p>
          </table:table-cell>
          <table:table-cell office:value-type="float" office:value="0.197466" calcext:value-type="float">
            <text:p>0.197466</text:p>
          </table:table-cell>
          <table:table-cell office:value-type="string" calcext:value-type="string">
            <text:p>1.95B</text:p>
          </table:table-cell>
          <table:table-cell table:style-name="ce4" office:value-type="string" calcext:value-type="string">
            <text:p>1.77%</text:p>
          </table:table-cell>
        </table:table-row>
        <table:table-row table:style-name="ro1">
          <table:table-cell table:style-name="ce4" office:value-type="string" calcext:value-type="string">
            <text:p>08/05/2021</text:p>
          </table:table-cell>
          <table:table-cell office:value-type="float" office:value="0.199786" calcext:value-type="float">
            <text:p>0.199786</text:p>
          </table:table-cell>
          <table:table-cell office:value-type="float" office:value="0.200273" calcext:value-type="float">
            <text:p>0.200273</text:p>
          </table:table-cell>
          <table:table-cell office:value-type="float" office:value="0.201133" calcext:value-type="float">
            <text:p>0.201133</text:p>
          </table:table-cell>
          <table:table-cell office:value-type="float" office:value="0.193166" calcext:value-type="float">
            <text:p>0.193166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-0.24%</text:p>
          </table:table-cell>
        </table:table-row>
        <table:table-row table:style-name="ro1">
          <table:table-cell table:style-name="ce4" office:value-type="string" calcext:value-type="string">
            <text:p>08/04/2021</text:p>
          </table:table-cell>
          <table:table-cell office:value-type="float" office:value="0.200259" calcext:value-type="float">
            <text:p>0.200259</text:p>
          </table:table-cell>
          <table:table-cell office:value-type="float" office:value="0.195401" calcext:value-type="float">
            <text:p>0.195401</text:p>
          </table:table-cell>
          <table:table-cell office:value-type="float" office:value="0.202319" calcext:value-type="float">
            <text:p>0.202319</text:p>
          </table:table-cell>
          <table:table-cell office:value-type="float" office:value="0.193463" calcext:value-type="float">
            <text:p>0.193463</text:p>
          </table:table-cell>
          <table:table-cell office:value-type="string" calcext:value-type="string">
            <text:p>1.36B</text:p>
          </table:table-cell>
          <table:table-cell table:style-name="ce4" office:value-type="string" calcext:value-type="string">
            <text:p>2.49%</text:p>
          </table:table-cell>
        </table:table-row>
        <table:table-row table:style-name="ro1">
          <table:table-cell table:style-name="ce4" office:value-type="string" calcext:value-type="string">
            <text:p>08/03/2021</text:p>
          </table:table-cell>
          <table:table-cell office:value-type="float" office:value="0.195388" calcext:value-type="float">
            <text:p>0.195388</text:p>
          </table:table-cell>
          <table:table-cell office:value-type="float" office:value="0.20259" calcext:value-type="float">
            <text:p>0.20259</text:p>
          </table:table-cell>
          <table:table-cell office:value-type="float" office:value="0.204225" calcext:value-type="float">
            <text:p>0.204225</text:p>
          </table:table-cell>
          <table:table-cell office:value-type="float" office:value="0.192766" calcext:value-type="float">
            <text:p>0.192766</text:p>
          </table:table-cell>
          <table:table-cell office:value-type="string" calcext:value-type="string">
            <text:p>1.56B</text:p>
          </table:table-cell>
          <table:table-cell table:style-name="ce4" office:value-type="string" calcext:value-type="string">
            <text:p>-3.59%</text:p>
          </table:table-cell>
        </table:table-row>
        <table:table-row table:style-name="ro1">
          <table:table-cell table:style-name="ce4" office:value-type="string" calcext:value-type="string">
            <text:p>08/02/2021</text:p>
          </table:table-cell>
          <table:table-cell office:value-type="float" office:value="0.202657" calcext:value-type="float">
            <text:p>0.202657</text:p>
          </table:table-cell>
          <table:table-cell office:value-type="float" office:value="0.203568" calcext:value-type="float">
            <text:p>0.203568</text:p>
          </table:table-cell>
          <table:table-cell office:value-type="float" office:value="0.20915" calcext:value-type="float">
            <text:p>0.20915</text:p>
          </table:table-cell>
          <table:table-cell office:value-type="float" office:value="0.201187" calcext:value-type="float">
            <text:p>0.201187</text:p>
          </table:table-cell>
          <table:table-cell office:value-type="string" calcext:value-type="string">
            <text:p>1.45B</text:p>
          </table:table-cell>
          <table:table-cell table:style-name="ce4" office:value-type="string" calcext:value-type="string">
            <text:p>-0.43%</text:p>
          </table:table-cell>
        </table:table-row>
        <table:table-row table:style-name="ro1">
          <table:table-cell table:style-name="ce4" office:value-type="string" calcext:value-type="string">
            <text:p>08/01/2021</text:p>
          </table:table-cell>
          <table:table-cell office:value-type="float" office:value="0.203542" calcext:value-type="float">
            <text:p>0.203542</text:p>
          </table:table-cell>
          <table:table-cell office:value-type="float" office:value="0.206723" calcext:value-type="float">
            <text:p>0.206723</text:p>
          </table:table-cell>
          <table:table-cell office:value-type="float" office:value="0.216822" calcext:value-type="float">
            <text:p>0.216822</text:p>
          </table:table-cell>
          <table:table-cell office:value-type="float" office:value="0.200579" calcext:value-type="float">
            <text:p>0.200579</text:p>
          </table:table-cell>
          <table:table-cell office:value-type="string" calcext:value-type="string">
            <text:p>2.44B</text:p>
          </table:table-cell>
          <table:table-cell table:style-name="ce4" office:value-type="string" calcext:value-type="string">
            <text:p>-1.49%</text:p>
          </table:table-cell>
        </table:table-row>
        <table:table-row table:style-name="ro1">
          <table:table-cell table:style-name="ce4" office:value-type="string" calcext:value-type="string">
            <text:p>07/31/2021</text:p>
          </table:table-cell>
          <table:table-cell office:value-type="float" office:value="0.206627" calcext:value-type="float">
            <text:p>0.206627</text:p>
          </table:table-cell>
          <table:table-cell office:value-type="float" office:value="0.207999" calcext:value-type="float">
            <text:p>0.207999</text:p>
          </table:table-cell>
          <table:table-cell office:value-type="float" office:value="0.213619" calcext:value-type="float">
            <text:p>0.213619</text:p>
          </table:table-cell>
          <table:table-cell office:value-type="float" office:value="0.204298" calcext:value-type="float">
            <text:p>0.204298</text:p>
          </table:table-cell>
          <table:table-cell office:value-type="string" calcext:value-type="string">
            <text:p>1.81B</text:p>
          </table:table-cell>
          <table:table-cell table:style-name="ce4" office:value-type="string" calcext:value-type="string">
            <text:p>-0.64%</text:p>
          </table:table-cell>
        </table:table-row>
        <table:table-row table:style-name="ro1">
          <table:table-cell table:style-name="ce4" office:value-type="string" calcext:value-type="string">
            <text:p>07/30/2021</text:p>
          </table:table-cell>
          <table:table-cell office:value-type="float" office:value="0.207947" calcext:value-type="float">
            <text:p>0.207947</text:p>
          </table:table-cell>
          <table:table-cell office:value-type="float" office:value="0.202094" calcext:value-type="float">
            <text:p>0.202094</text:p>
          </table:table-cell>
          <table:table-cell office:value-type="float" office:value="0.208185" calcext:value-type="float">
            <text:p>0.208185</text:p>
          </table:table-cell>
          <table:table-cell office:value-type="float" office:value="0.193864" calcext:value-type="float">
            <text:p>0.193864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2.90%</text:p>
          </table:table-cell>
        </table:table-row>
        <table:table-row table:style-name="ro1">
          <table:table-cell table:style-name="ce4" office:value-type="string" calcext:value-type="string">
            <text:p>07/29/2021</text:p>
          </table:table-cell>
          <table:table-cell office:value-type="float" office:value="0.202081" calcext:value-type="float">
            <text:p>0.202081</text:p>
          </table:table-cell>
          <table:table-cell office:value-type="float" office:value="0.205102" calcext:value-type="float">
            <text:p>0.205102</text:p>
          </table:table-cell>
          <table:table-cell office:value-type="float" office:value="0.205731" calcext:value-type="float">
            <text:p>0.205731</text:p>
          </table:table-cell>
          <table:table-cell office:value-type="float" office:value="0.198838" calcext:value-type="float">
            <text:p>0.198838</text:p>
          </table:table-cell>
          <table:table-cell office:value-type="string" calcext:value-type="string">
            <text:p>1.33B</text:p>
          </table:table-cell>
          <table:table-cell table:style-name="ce4" office:value-type="string" calcext:value-type="string">
            <text:p>-1.46%</text:p>
          </table:table-cell>
        </table:table-row>
        <table:table-row table:style-name="ro1">
          <table:table-cell table:style-name="ce4" office:value-type="string" calcext:value-type="string">
            <text:p>07/28/2021</text:p>
          </table:table-cell>
          <table:table-cell office:value-type="float" office:value="0.205078" calcext:value-type="float">
            <text:p>0.205078</text:p>
          </table:table-cell>
          <table:table-cell office:value-type="float" office:value="0.204922" calcext:value-type="float">
            <text:p>0.204922</text:p>
          </table:table-cell>
          <table:table-cell office:value-type="float" office:value="0.212946" calcext:value-type="float">
            <text:p>0.212946</text:p>
          </table:table-cell>
          <table:table-cell office:value-type="float" office:value="0.201256" calcext:value-type="float">
            <text:p>0.201256</text:p>
          </table:table-cell>
          <table:table-cell office:value-type="string" calcext:value-type="string">
            <text:p>2.60B</text:p>
          </table:table-cell>
          <table:table-cell table:style-name="ce4" office:value-type="string" calcext:value-type="string">
            <text:p>0.08%</text:p>
          </table:table-cell>
        </table:table-row>
        <table:table-row table:style-name="ro1">
          <table:table-cell table:style-name="ce4" office:value-type="string" calcext:value-type="string">
            <text:p>07/27/2021</text:p>
          </table:table-cell>
          <table:table-cell office:value-type="float" office:value="0.20491" calcext:value-type="float">
            <text:p>0.20491</text:p>
          </table:table-cell>
          <table:table-cell office:value-type="float" office:value="0.203548" calcext:value-type="float">
            <text:p>0.203548</text:p>
          </table:table-cell>
          <table:table-cell office:value-type="float" office:value="0.208467" calcext:value-type="float">
            <text:p>0.208467</text:p>
          </table:table-cell>
          <table:table-cell office:value-type="float" office:value="0.194865" calcext:value-type="float">
            <text:p>0.194865</text:p>
          </table:table-cell>
          <table:table-cell office:value-type="string" calcext:value-type="string">
            <text:p>3.14B</text:p>
          </table:table-cell>
          <table:table-cell table:style-name="ce4" office:value-type="string" calcext:value-type="string">
            <text:p>0.67%</text:p>
          </table:table-cell>
        </table:table-row>
        <table:table-row table:style-name="ro1">
          <table:table-cell table:style-name="ce4" office:value-type="string" calcext:value-type="string">
            <text:p>07/26/2021</text:p>
          </table:table-cell>
          <table:table-cell office:value-type="float" office:value="0.203544" calcext:value-type="float">
            <text:p>0.203544</text:p>
          </table:table-cell>
          <table:table-cell office:value-type="float" office:value="0.197623" calcext:value-type="float">
            <text:p>0.197623</text:p>
          </table:table-cell>
          <table:table-cell office:value-type="float" office:value="0.23275" calcext:value-type="float">
            <text:p>0.23275</text:p>
          </table:table-cell>
          <table:table-cell office:value-type="float" office:value="0.196598" calcext:value-type="float">
            <text:p>0.196598</text:p>
          </table:table-cell>
          <table:table-cell office:value-type="string" calcext:value-type="string">
            <text:p>7.23B</text:p>
          </table:table-cell>
          <table:table-cell table:style-name="ce4" office:value-type="string" calcext:value-type="string">
            <text:p>3.04%</text:p>
          </table:table-cell>
        </table:table-row>
        <table:table-row table:style-name="ro1">
          <table:table-cell table:style-name="ce4" office:value-type="string" calcext:value-type="string">
            <text:p>07/25/2021</text:p>
          </table:table-cell>
          <table:table-cell office:value-type="float" office:value="0.197533" calcext:value-type="float">
            <text:p>0.197533</text:p>
          </table:table-cell>
          <table:table-cell office:value-type="float" office:value="0.189225" calcext:value-type="float">
            <text:p>0.189225</text:p>
          </table:table-cell>
          <table:table-cell office:value-type="float" office:value="0.197656" calcext:value-type="float">
            <text:p>0.197656</text:p>
          </table:table-cell>
          <table:table-cell office:value-type="float" office:value="0.189225" calcext:value-type="float">
            <text:p>0.189225</text:p>
          </table:table-cell>
          <table:table-cell office:value-type="string" calcext:value-type="string">
            <text:p>1.73B</text:p>
          </table:table-cell>
          <table:table-cell table:style-name="ce4" office:value-type="string" calcext:value-type="string">
            <text:p>1.75%</text:p>
          </table:table-cell>
        </table:table-row>
        <table:table-row table:style-name="ro1">
          <table:table-cell table:style-name="ce4" office:value-type="string" calcext:value-type="string">
            <text:p>07/24/2021</text:p>
          </table:table-cell>
          <table:table-cell office:value-type="float" office:value="0.194135" calcext:value-type="float">
            <text:p>0.194135</text:p>
          </table:table-cell>
          <table:table-cell office:value-type="float" office:value="0.194342" calcext:value-type="float">
            <text:p>0.194342</text:p>
          </table:table-cell>
          <table:table-cell office:value-type="float" office:value="0.198113" calcext:value-type="float">
            <text:p>0.198113</text:p>
          </table:table-cell>
          <table:table-cell office:value-type="float" office:value="0.190867" calcext:value-type="float">
            <text:p>0.190867</text:p>
          </table:table-cell>
          <table:table-cell office:value-type="string" calcext:value-type="string">
            <text:p>2.12B</text:p>
          </table:table-cell>
          <table:table-cell table:style-name="ce4" office:value-type="string" calcext:value-type="string">
            <text:p>-0.07%</text:p>
          </table:table-cell>
        </table:table-row>
        <table:table-row table:style-name="ro1">
          <table:table-cell table:style-name="ce4" office:value-type="string" calcext:value-type="string">
            <text:p>07/23/2021</text:p>
          </table:table-cell>
          <table:table-cell office:value-type="float" office:value="0.194272" calcext:value-type="float">
            <text:p>0.194272</text:p>
          </table:table-cell>
          <table:table-cell office:value-type="float" office:value="0.190824" calcext:value-type="float">
            <text:p>0.190824</text:p>
          </table:table-cell>
          <table:table-cell office:value-type="float" office:value="0.198995" calcext:value-type="float">
            <text:p>0.198995</text:p>
          </table:table-cell>
          <table:table-cell office:value-type="float" office:value="0.183208" calcext:value-type="float">
            <text:p>0.183208</text:p>
          </table:table-cell>
          <table:table-cell office:value-type="string" calcext:value-type="string">
            <text:p>2.07B</text:p>
          </table:table-cell>
          <table:table-cell table:style-name="ce4" office:value-type="string" calcext:value-type="string">
            <text:p>1.81%</text:p>
          </table:table-cell>
        </table:table-row>
        <table:table-row table:style-name="ro1">
          <table:table-cell table:style-name="ce4" office:value-type="string" calcext:value-type="string">
            <text:p>07/22/2021</text:p>
          </table:table-cell>
          <table:table-cell office:value-type="float" office:value="0.190819" calcext:value-type="float">
            <text:p>0.190819</text:p>
          </table:table-cell>
          <table:table-cell office:value-type="float" office:value="0.190294" calcext:value-type="float">
            <text:p>0.190294</text:p>
          </table:table-cell>
          <table:table-cell office:value-type="float" office:value="0.196036" calcext:value-type="float">
            <text:p>0.196036</text:p>
          </table:table-cell>
          <table:table-cell office:value-type="float" office:value="0.186305" calcext:value-type="float">
            <text:p>0.186305</text:p>
          </table:table-cell>
          <table:table-cell office:value-type="string" calcext:value-type="string">
            <text:p>2.19B</text:p>
          </table:table-cell>
          <table:table-cell table:style-name="ce4" office:value-type="string" calcext:value-type="string">
            <text:p>0.33%</text:p>
          </table:table-cell>
        </table:table-row>
        <table:table-row table:style-name="ro1">
          <table:table-cell table:style-name="ce4" office:value-type="string" calcext:value-type="string">
            <text:p>07/21/2021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169995" calcext:value-type="float">
            <text:p>0.169995</text:p>
          </table:table-cell>
          <table:table-cell office:value-type="float" office:value="0.213724" calcext:value-type="float">
            <text:p>0.213724</text:p>
          </table:table-cell>
          <table:table-cell office:value-type="float" office:value="0.168116" calcext:value-type="float">
            <text:p>0.168116</text:p>
          </table:table-cell>
          <table:table-cell office:value-type="string" calcext:value-type="string">
            <text:p>6.99B</text:p>
          </table:table-cell>
          <table:table-cell table:style-name="ce4" office:value-type="string" calcext:value-type="string">
            <text:p>11.90%</text:p>
          </table:table-cell>
        </table:table-row>
        <table:table-row table:style-name="ro1">
          <table:table-cell table:style-name="ce4" office:value-type="string" calcext:value-type="string">
            <text:p>07/20/2021</text:p>
          </table:table-cell>
          <table:table-cell office:value-type="float" office:value="0.16998" calcext:value-type="float">
            <text:p>0.16998</text:p>
          </table:table-cell>
          <table:table-cell office:value-type="float" office:value="0.172386" calcext:value-type="float">
            <text:p>0.172386</text:p>
          </table:table-cell>
          <table:table-cell office:value-type="float" office:value="0.17795" calcext:value-type="float">
            <text:p>0.17795</text:p>
          </table:table-cell>
          <table:table-cell office:value-type="float" office:value="0.159506" calcext:value-type="float">
            <text:p>0.159506</text:p>
          </table:table-cell>
          <table:table-cell office:value-type="string" calcext:value-type="string">
            <text:p>3.04B</text:p>
          </table:table-cell>
          <table:table-cell table:style-name="ce4" office:value-type="string" calcext:value-type="string">
            <text:p>-1.39%</text:p>
          </table:table-cell>
        </table:table-row>
        <table:table-row table:style-name="ro1">
          <table:table-cell table:style-name="ce4" office:value-type="string" calcext:value-type="string">
            <text:p>07/19/2021</text:p>
          </table:table-cell>
          <table:table-cell office:value-type="float" office:value="0.172381" calcext:value-type="float">
            <text:p>0.172381</text:p>
          </table:table-cell>
          <table:table-cell office:value-type="float" office:value="0.179217" calcext:value-type="float">
            <text:p>0.179217</text:p>
          </table:table-cell>
          <table:table-cell office:value-type="float" office:value="0.181502" calcext:value-type="float">
            <text:p>0.181502</text:p>
          </table:table-cell>
          <table:table-cell office:value-type="float" office:value="0.169689" calcext:value-type="float">
            <text:p>0.169689</text:p>
          </table:table-cell>
          <table:table-cell office:value-type="string" calcext:value-type="string">
            <text:p>1.76B</text:p>
          </table:table-cell>
          <table:table-cell table:style-name="ce4" office:value-type="string" calcext:value-type="string">
            <text:p>-3.82%</text:p>
          </table:table-cell>
        </table:table-row>
        <table:table-row table:style-name="ro1">
          <table:table-cell table:style-name="ce4" office:value-type="string" calcext:value-type="string">
            <text:p>07/18/2021</text:p>
          </table:table-cell>
          <table:table-cell office:value-type="float" office:value="0.179223" calcext:value-type="float">
            <text:p>0.179223</text:p>
          </table:table-cell>
          <table:table-cell office:value-type="float" office:value="0.186197" calcext:value-type="float">
            <text:p>0.186197</text:p>
          </table:table-cell>
          <table:table-cell office:value-type="float" office:value="0.195538" calcext:value-type="float">
            <text:p>0.195538</text:p>
          </table:table-cell>
          <table:table-cell office:value-type="float" office:value="0.178217" calcext:value-type="float">
            <text:p>0.178217</text:p>
          </table:table-cell>
          <table:table-cell office:value-type="string" calcext:value-type="string">
            <text:p>2.18B</text:p>
          </table:table-cell>
          <table:table-cell table:style-name="ce4" office:value-type="string" calcext:value-type="string">
            <text:p>-3.72%</text:p>
          </table:table-cell>
        </table:table-row>
        <table:table-row table:style-name="ro1">
          <table:table-cell table:style-name="ce4" office:value-type="string" calcext:value-type="string">
            <text:p>07/17/2021</text:p>
          </table:table-cell>
          <table:table-cell office:value-type="float" office:value="0.186148" calcext:value-type="float">
            <text:p>0.186148</text:p>
          </table:table-cell>
          <table:table-cell office:value-type="float" office:value="0.171401" calcext:value-type="float">
            <text:p>0.171401</text:p>
          </table:table-cell>
          <table:table-cell office:value-type="float" office:value="0.204383" calcext:value-type="float">
            <text:p>0.204383</text:p>
          </table:table-cell>
          <table:table-cell office:value-type="float" office:value="0.168685" calcext:value-type="float">
            <text:p>0.168685</text:p>
          </table:table-cell>
          <table:table-cell office:value-type="string" calcext:value-type="string">
            <text:p>3.96B</text:p>
          </table:table-cell>
          <table:table-cell table:style-name="ce4" office:value-type="string" calcext:value-type="string">
            <text:p>8.61%</text:p>
          </table:table-cell>
        </table:table-row>
        <table:table-row table:style-name="ro1">
          <table:table-cell table:style-name="ce4" office:value-type="string" calcext:value-type="string">
            <text:p>07/16/2021</text:p>
          </table:table-cell>
          <table:table-cell office:value-type="float" office:value="0.171393" calcext:value-type="float">
            <text:p>0.171393</text:p>
          </table:table-cell>
          <table:table-cell office:value-type="float" office:value="0.18457" calcext:value-type="float">
            <text:p>0.18457</text:p>
          </table:table-cell>
          <table:table-cell office:value-type="float" office:value="0.187342" calcext:value-type="float">
            <text:p>0.187342</text:p>
          </table:table-cell>
          <table:table-cell office:value-type="float" office:value="0.170699" calcext:value-type="float">
            <text:p>0.170699</text:p>
          </table:table-cell>
          <table:table-cell office:value-type="string" calcext:value-type="string">
            <text:p>1.94B</text:p>
          </table:table-cell>
          <table:table-cell table:style-name="ce4" office:value-type="string" calcext:value-type="string">
            <text:p>-7.13%</text:p>
          </table:table-cell>
        </table:table-row>
        <table:table-row table:style-name="ro1">
          <table:table-cell table:style-name="ce4" office:value-type="string" calcext:value-type="string">
            <text:p>07/15/2021</text:p>
          </table:table-cell>
          <table:table-cell office:value-type="float" office:value="0.18455" calcext:value-type="float">
            <text:p>0.18455</text:p>
          </table:table-cell>
          <table:table-cell office:value-type="float" office:value="0.19727" calcext:value-type="float">
            <text:p>0.19727</text:p>
          </table:table-cell>
          <table:table-cell office:value-type="float" office:value="0.200281" calcext:value-type="float">
            <text:p>0.200281</text:p>
          </table:table-cell>
          <table:table-cell office:value-type="float" office:value="0.179943" calcext:value-type="float">
            <text:p>0.179943</text:p>
          </table:table-cell>
          <table:table-cell office:value-type="string" calcext:value-type="string">
            <text:p>1.57B</text:p>
          </table:table-cell>
          <table:table-cell table:style-name="ce4" office:value-type="string" calcext:value-type="string">
            <text:p>-6.46%</text:p>
          </table:table-cell>
        </table:table-row>
        <table:table-row table:style-name="ro1">
          <table:table-cell table:style-name="ce4" office:value-type="string" calcext:value-type="string">
            <text:p>07/14/2021</text:p>
          </table:table-cell>
          <table:table-cell office:value-type="float" office:value="0.197285" calcext:value-type="float">
            <text:p>0.197285</text:p>
          </table:table-cell>
          <table:table-cell office:value-type="float" office:value="0.199349" calcext:value-type="float">
            <text:p>0.199349</text:p>
          </table:table-cell>
          <table:table-cell office:value-type="float" office:value="0.204037" calcext:value-type="float">
            <text:p>0.204037</text:p>
          </table:table-cell>
          <table:table-cell office:value-type="float" office:value="0.187339" calcext:value-type="float">
            <text:p>0.187339</text:p>
          </table:table-cell>
          <table:table-cell office:value-type="string" calcext:value-type="string">
            <text:p>1.95B</text:p>
          </table:table-cell>
          <table:table-cell table:style-name="ce4" office:value-type="string" calcext:value-type="string">
            <text:p>-1.04%</text:p>
          </table:table-cell>
        </table:table-row>
        <table:table-row table:style-name="ro1">
          <table:table-cell table:style-name="ce4" office:value-type="string" calcext:value-type="string">
            <text:p>07/13/2021</text:p>
          </table:table-cell>
          <table:table-cell office:value-type="float" office:value="0.199354" calcext:value-type="float">
            <text:p>0.199354</text:p>
          </table:table-cell>
          <table:table-cell table:number-columns-repeated="2" office:value-type="float" office:value="0.207023" calcext:value-type="float">
            <text:p>0.207023</text:p>
          </table:table-cell>
          <table:table-cell office:value-type="float" office:value="0.197284" calcext:value-type="float">
            <text:p>0.197284</text:p>
          </table:table-cell>
          <table:table-cell office:value-type="string" calcext:value-type="string">
            <text:p>1.41B</text:p>
          </table:table-cell>
          <table:table-cell table:style-name="ce4" office:value-type="string" calcext:value-type="string">
            <text:p>-3.70%</text:p>
          </table:table-cell>
        </table:table-row>
        <table:table-row table:style-name="ro1">
          <table:table-cell table:style-name="ce4" office:value-type="string" calcext:value-type="string">
            <text:p>07/12/2021</text:p>
          </table:table-cell>
          <table:table-cell office:value-type="float" office:value="0.207021" calcext:value-type="float">
            <text:p>0.207021</text:p>
          </table:table-cell>
          <table:table-cell office:value-type="float" office:value="0.214899" calcext:value-type="float">
            <text:p>0.214899</text:p>
          </table:table-cell>
          <table:table-cell office:value-type="float" office:value="0.217431" calcext:value-type="float">
            <text:p>0.217431</text:p>
          </table:table-cell>
          <table:table-cell office:value-type="float" office:value="0.203465" calcext:value-type="float">
            <text:p>0.203465</text:p>
          </table:table-cell>
          <table:table-cell office:value-type="string" calcext:value-type="string">
            <text:p>1.22B</text:p>
          </table:table-cell>
          <table:table-cell table:style-name="ce4" office:value-type="string" calcext:value-type="string">
            <text:p>-3.56%</text:p>
          </table:table-cell>
        </table:table-row>
        <table:table-row table:style-name="ro1">
          <table:table-cell table:style-name="ce4" office:value-type="string" calcext:value-type="string">
            <text:p>07/11/2021</text:p>
          </table:table-cell>
          <table:table-cell office:value-type="float" office:value="0.214666" calcext:value-type="float">
            <text:p>0.214666</text:p>
          </table:table-cell>
          <table:table-cell office:value-type="float" office:value="0.213362" calcext:value-type="float">
            <text:p>0.213362</text:p>
          </table:table-cell>
          <table:table-cell office:value-type="float" office:value="0.218014" calcext:value-type="float">
            <text:p>0.218014</text:p>
          </table:table-cell>
          <table:table-cell office:value-type="float" office:value="0.210114" calcext:value-type="float">
            <text:p>0.210114</text:p>
          </table:table-cell>
          <table:table-cell office:value-type="string" calcext:value-type="string">
            <text:p>827.39M</text:p>
          </table:table-cell>
          <table:table-cell table:style-name="ce4" office:value-type="string" calcext:value-type="string">
            <text:p>0.61%</text:p>
          </table:table-cell>
        </table:table-row>
        <table:table-row table:style-name="ro1">
          <table:table-cell table:style-name="ce4" office:value-type="string" calcext:value-type="string">
            <text:p>07/10/2021</text:p>
          </table:table-cell>
          <table:table-cell office:value-type="float" office:value="0.213355" calcext:value-type="float">
            <text:p>0.213355</text:p>
          </table:table-cell>
          <table:table-cell office:value-type="float" office:value="0.219219" calcext:value-type="float">
            <text:p>0.219219</text:p>
          </table:table-cell>
          <table:table-cell office:value-type="float" office:value="0.227071" calcext:value-type="float">
            <text:p>0.227071</text:p>
          </table:table-cell>
          <table:table-cell office:value-type="float" office:value="0.209778" calcext:value-type="float">
            <text:p>0.209778</text:p>
          </table:table-cell>
          <table:table-cell office:value-type="string" calcext:value-type="string">
            <text:p>1.44B</text:p>
          </table:table-cell>
          <table:table-cell table:style-name="ce4" office:value-type="string" calcext:value-type="string">
            <text:p>-2.70%</text:p>
          </table:table-cell>
        </table:table-row>
        <table:table-row table:style-name="ro1">
          <table:table-cell table:style-name="ce4" office:value-type="string" calcext:value-type="string">
            <text:p>07/09/2021</text:p>
          </table:table-cell>
          <table:table-cell office:value-type="float" office:value="0.219272" calcext:value-type="float">
            <text:p>0.219272</text:p>
          </table:table-cell>
          <table:table-cell office:value-type="float" office:value="0.207422" calcext:value-type="float">
            <text:p>0.207422</text:p>
          </table:table-cell>
          <table:table-cell office:value-type="float" office:value="0.228825" calcext:value-type="float">
            <text:p>0.228825</text:p>
          </table:table-cell>
          <table:table-cell office:value-type="float" office:value="0.195927" calcext:value-type="float">
            <text:p>0.195927</text:p>
          </table:table-cell>
          <table:table-cell office:value-type="string" calcext:value-type="string">
            <text:p>3.71B</text:p>
          </table:table-cell>
          <table:table-cell table:style-name="ce4" office:value-type="string" calcext:value-type="string">
            <text:p>5.71%</text:p>
          </table:table-cell>
        </table:table-row>
        <table:table-row table:style-name="ro1">
          <table:table-cell table:style-name="ce4" office:value-type="string" calcext:value-type="string">
            <text:p>07/08/2021</text:p>
          </table:table-cell>
          <table:table-cell office:value-type="float" office:value="0.207422" calcext:value-type="float">
            <text:p>0.207422</text:p>
          </table:table-cell>
          <table:table-cell office:value-type="float" office:value="0.222249" calcext:value-type="float">
            <text:p>0.222249</text:p>
          </table:table-cell>
          <table:table-cell office:value-type="float" office:value="0.222825" calcext:value-type="float">
            <text:p>0.222825</text:p>
          </table:table-cell>
          <table:table-cell office:value-type="float" office:value="0.204676" calcext:value-type="float">
            <text:p>0.204676</text:p>
          </table:table-cell>
          <table:table-cell office:value-type="string" calcext:value-type="string">
            <text:p>2.35B</text:p>
          </table:table-cell>
          <table:table-cell table:style-name="ce4" office:value-type="string" calcext:value-type="string">
            <text:p>-6.67%</text:p>
          </table:table-cell>
        </table:table-row>
        <table:table-row table:style-name="ro1">
          <table:table-cell table:style-name="ce4" office:value-type="string" calcext:value-type="string">
            <text:p>07/07/2021</text:p>
          </table:table-cell>
          <table:table-cell office:value-type="float" office:value="0.222236" calcext:value-type="float">
            <text:p>0.222236</text:p>
          </table:table-cell>
          <table:table-cell office:value-type="float" office:value="0.233139" calcext:value-type="float">
            <text:p>0.233139</text:p>
          </table:table-cell>
          <table:table-cell office:value-type="float" office:value="0.236157" calcext:value-type="float">
            <text:p>0.236157</text:p>
          </table:table-cell>
          <table:table-cell office:value-type="float" office:value="0.219121" calcext:value-type="float">
            <text:p>0.219121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-4.68%</text:p>
          </table:table-cell>
        </table:table-row>
        <table:table-row table:style-name="ro1">
          <table:table-cell table:style-name="ce4" office:value-type="string" calcext:value-type="string">
            <text:p>07/06/2021</text:p>
          </table:table-cell>
          <table:table-cell office:value-type="float" office:value="0.233139" calcext:value-type="float">
            <text:p>0.233139</text:p>
          </table:table-cell>
          <table:table-cell office:value-type="float" office:value="0.230679" calcext:value-type="float">
            <text:p>0.230679</text:p>
          </table:table-cell>
          <table:table-cell office:value-type="float" office:value="0.241535" calcext:value-type="float">
            <text:p>0.241535</text:p>
          </table:table-cell>
          <table:table-cell office:value-type="float" office:value="0.228784" calcext:value-type="float">
            <text:p>0.228784</text:p>
          </table:table-cell>
          <table:table-cell office:value-type="string" calcext:value-type="string">
            <text:p>1.58B</text:p>
          </table:table-cell>
          <table:table-cell table:style-name="ce4" office:value-type="string" calcext:value-type="string">
            <text:p>1.07%</text:p>
          </table:table-cell>
        </table:table-row>
        <table:table-row table:style-name="ro1">
          <table:table-cell table:style-name="ce4" office:value-type="string" calcext:value-type="string">
            <text:p>07/05/2021</text:p>
          </table:table-cell>
          <table:table-cell office:value-type="float" office:value="0.230667" calcext:value-type="float">
            <text:p>0.230667</text:p>
          </table:table-cell>
          <table:table-cell table:number-columns-repeated="2" office:value-type="float" office:value="0.241018" calcext:value-type="float">
            <text:p>0.241018</text:p>
          </table:table-cell>
          <table:table-cell office:value-type="float" office:value="0.224828" calcext:value-type="float">
            <text:p>0.224828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-4.30%</text:p>
          </table:table-cell>
        </table:table-row>
        <table:table-row table:style-name="ro1">
          <table:table-cell table:style-name="ce4" office:value-type="string" calcext:value-type="string">
            <text:p>07/04/2021</text:p>
          </table:table-cell>
          <table:table-cell office:value-type="float" office:value="0.241031" calcext:value-type="float">
            <text:p>0.241031</text:p>
          </table:table-cell>
          <table:table-cell office:value-type="float" office:value="0.246818" calcext:value-type="float">
            <text:p>0.246818</text:p>
          </table:table-cell>
          <table:table-cell office:value-type="float" office:value="0.248907" calcext:value-type="float">
            <text:p>0.248907</text:p>
          </table:table-cell>
          <table:table-cell office:value-type="float" office:value="0.088727" calcext:value-type="float">
            <text:p>0.088727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-2.34%</text:p>
          </table:table-cell>
        </table:table-row>
        <table:table-row table:style-name="ro1">
          <table:table-cell table:style-name="ce4" office:value-type="string" calcext:value-type="string">
            <text:p>07/03/2021</text:p>
          </table:table-cell>
          <table:table-cell office:value-type="float" office:value="0.246818" calcext:value-type="float">
            <text:p>0.246818</text:p>
          </table:table-cell>
          <table:table-cell office:value-type="float" office:value="0.24459" calcext:value-type="float">
            <text:p>0.24459</text:p>
          </table:table-cell>
          <table:table-cell office:value-type="float" office:value="0.24919" calcext:value-type="float">
            <text:p>0.24919</text:p>
          </table:table-cell>
          <table:table-cell office:value-type="float" office:value="0.241668" calcext:value-type="float">
            <text:p>0.241668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0.92%</text:p>
          </table:table-cell>
        </table:table-row>
        <table:table-row table:style-name="ro1">
          <table:table-cell table:style-name="ce4" office:value-type="string" calcext:value-type="string">
            <text:p>07/02/2021</text:p>
          </table:table-cell>
          <table:table-cell office:value-type="float" office:value="0.244571" calcext:value-type="float">
            <text:p>0.244571</text:p>
          </table:table-cell>
          <table:table-cell office:value-type="float" office:value="0.243118" calcext:value-type="float">
            <text:p>0.243118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237999" calcext:value-type="float">
            <text:p>0.237999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0.43%</text:p>
          </table:table-cell>
        </table:table-row>
        <table:table-row table:style-name="ro1">
          <table:table-cell table:style-name="ce4" office:value-type="string" calcext:value-type="string">
            <text:p>07/01/2021</text:p>
          </table:table-cell>
          <table:table-cell office:value-type="float" office:value="0.243534" calcext:value-type="float">
            <text:p>0.243534</text:p>
          </table:table-cell>
          <table:table-cell office:value-type="float" office:value="0.253113" calcext:value-type="float">
            <text:p>0.253113</text:p>
          </table:table-cell>
          <table:table-cell office:value-type="float" office:value="0.259426" calcext:value-type="float">
            <text:p>0.259426</text:p>
          </table:table-cell>
          <table:table-cell office:value-type="float" office:value="0.237295" calcext:value-type="float">
            <text:p>0.237295</text:p>
          </table:table-cell>
          <table:table-cell office:value-type="string" calcext:value-type="string">
            <text:p>3.48B</text:p>
          </table:table-cell>
          <table:table-cell table:style-name="ce4" office:value-type="string" calcext:value-type="string">
            <text:p>-3.80%</text:p>
          </table:table-cell>
        </table:table-row>
        <table:table-row table:style-name="ro1">
          <table:table-cell table:style-name="ce4" office:value-type="string" calcext:value-type="string">
            <text:p>06/30/2021</text:p>
          </table:table-cell>
          <table:table-cell office:value-type="float" office:value="0.253155" calcext:value-type="float">
            <text:p>0.253155</text:p>
          </table:table-cell>
          <table:table-cell office:value-type="float" office:value="0.261972" calcext:value-type="float">
            <text:p>0.261972</text:p>
          </table:table-cell>
          <table:table-cell office:value-type="float" office:value="0.262796" calcext:value-type="float">
            <text:p>0.262796</text:p>
          </table:table-cell>
          <table:table-cell office:value-type="float" office:value="0.237309" calcext:value-type="float">
            <text:p>0.237309</text:p>
          </table:table-cell>
          <table:table-cell office:value-type="string" calcext:value-type="string">
            <text:p>2.62B</text:p>
          </table:table-cell>
          <table:table-cell table:style-name="ce4" office:value-type="string" calcext:value-type="string">
            <text:p>-3.36%</text:p>
          </table:table-cell>
        </table:table-row>
        <table:table-row table:style-name="ro1">
          <table:table-cell table:style-name="ce4" office:value-type="string" calcext:value-type="string">
            <text:p>06/29/2021</text:p>
          </table:table-cell>
          <table:table-cell office:value-type="float" office:value="0.26196" calcext:value-type="float">
            <text:p>0.26196</text:p>
          </table:table-cell>
          <table:table-cell office:value-type="float" office:value="0.255102" calcext:value-type="float">
            <text:p>0.255102</text:p>
          </table:table-cell>
          <table:table-cell office:value-type="float" office:value="0.273184" calcext:value-type="float">
            <text:p>0.273184</text:p>
          </table:table-cell>
          <table:table-cell office:value-type="float" office:value="0.250805" calcext:value-type="float">
            <text:p>0.250805</text:p>
          </table:table-cell>
          <table:table-cell office:value-type="string" calcext:value-type="string">
            <text:p>3.01B</text:p>
          </table:table-cell>
          <table:table-cell table:style-name="ce4" office:value-type="string" calcext:value-type="string">
            <text:p>2.69%</text:p>
          </table:table-cell>
        </table:table-row>
        <table:table-row table:style-name="ro1">
          <table:table-cell table:style-name="ce4" office:value-type="string" calcext:value-type="string">
            <text:p>06/28/2021</text:p>
          </table:table-cell>
          <table:table-cell office:value-type="float" office:value="0.255086" calcext:value-type="float">
            <text:p>0.255086</text:p>
          </table:table-cell>
          <table:table-cell office:value-type="float" office:value="0.264244" calcext:value-type="float">
            <text:p>0.264244</text:p>
          </table:table-cell>
          <table:table-cell office:value-type="float" office:value="0.266409" calcext:value-type="float">
            <text:p>0.266409</text:p>
          </table:table-cell>
          <table:table-cell office:value-type="float" office:value="0.249685" calcext:value-type="float">
            <text:p>0.249685</text:p>
          </table:table-cell>
          <table:table-cell office:value-type="string" calcext:value-type="string">
            <text:p>2.76B</text:p>
          </table:table-cell>
          <table:table-cell table:style-name="ce4" office:value-type="string" calcext:value-type="string">
            <text:p>-3.32%</text:p>
          </table:table-cell>
        </table:table-row>
        <table:table-row table:style-name="ro1">
          <table:table-cell table:style-name="ce4" office:value-type="string" calcext:value-type="string">
            <text:p>06/27/2021</text:p>
          </table:table-cell>
          <table:table-cell office:value-type="float" office:value="0.263852" calcext:value-type="float">
            <text:p>0.263852</text:p>
          </table:table-cell>
          <table:table-cell office:value-type="float" office:value="0.245715" calcext:value-type="float">
            <text:p>0.245715</text:p>
          </table:table-cell>
          <table:table-cell office:value-type="float" office:value="0.266204" calcext:value-type="float">
            <text:p>0.266204</text:p>
          </table:table-cell>
          <table:table-cell office:value-type="float" office:value="0.240106" calcext:value-type="float">
            <text:p>0.240106</text:p>
          </table:table-cell>
          <table:table-cell office:value-type="string" calcext:value-type="string">
            <text:p>3.12B</text:p>
          </table:table-cell>
          <table:table-cell table:style-name="ce4" office:value-type="string" calcext:value-type="string">
            <text:p>7.84%</text:p>
          </table:table-cell>
        </table:table-row>
        <table:table-row table:style-name="ro1">
          <table:table-cell table:style-name="ce4" office:value-type="string" calcext:value-type="string">
            <text:p>06/26/2021</text:p>
          </table:table-cell>
          <table:table-cell office:value-type="float" office:value="0.244672" calcext:value-type="float">
            <text:p>0.244672</text:p>
          </table:table-cell>
          <table:table-cell office:value-type="float" office:value="0.237536" calcext:value-type="float">
            <text:p>0.237536</text:p>
          </table:table-cell>
          <table:table-cell office:value-type="float" office:value="0.254761" calcext:value-type="float">
            <text:p>0.254761</text:p>
          </table:table-cell>
          <table:table-cell office:value-type="float" office:value="0.230747" calcext:value-type="float">
            <text:p>0.230747</text:p>
          </table:table-cell>
          <table:table-cell office:value-type="string" calcext:value-type="string">
            <text:p>4.13B</text:p>
          </table:table-cell>
          <table:table-cell table:style-name="ce4" office:value-type="string" calcext:value-type="string">
            <text:p>2.99%</text:p>
          </table:table-cell>
        </table:table-row>
        <table:table-row table:style-name="ro1">
          <table:table-cell table:style-name="ce4" office:value-type="string" calcext:value-type="string">
            <text:p>06/25/2021</text:p>
          </table:table-cell>
          <table:table-cell office:value-type="float" office:value="0.237565" calcext:value-type="float">
            <text:p>0.237565</text:p>
          </table:table-cell>
          <table:table-cell office:value-type="float" office:value="0.262855" calcext:value-type="float">
            <text:p>0.262855</text:p>
          </table:table-cell>
          <table:table-cell office:value-type="float" office:value="0.288556" calcext:value-type="float">
            <text:p>0.288556</text:p>
          </table:table-cell>
          <table:table-cell office:value-type="float" office:value="0.229007" calcext:value-type="float">
            <text:p>0.229007</text:p>
          </table:table-cell>
          <table:table-cell office:value-type="string" calcext:value-type="string">
            <text:p>9.17B</text:p>
          </table:table-cell>
          <table:table-cell table:style-name="ce4" office:value-type="string" calcext:value-type="string">
            <text:p>-9.61%</text:p>
          </table:table-cell>
        </table:table-row>
        <table:table-row table:style-name="ro1">
          <table:table-cell table:style-name="ce4" office:value-type="string" calcext:value-type="string">
            <text:p>06/24/2021</text:p>
          </table:table-cell>
          <table:table-cell office:value-type="float" office:value="0.262808" calcext:value-type="float">
            <text:p>0.262808</text:p>
          </table:table-cell>
          <table:table-cell office:value-type="float" office:value="0.234948" calcext:value-type="float">
            <text:p>0.234948</text:p>
          </table:table-cell>
          <table:table-cell office:value-type="float" office:value="0.268676" calcext:value-type="float">
            <text:p>0.268676</text:p>
          </table:table-cell>
          <table:table-cell office:value-type="float" office:value="0.222169" calcext:value-type="float">
            <text:p>0.222169</text:p>
          </table:table-cell>
          <table:table-cell office:value-type="string" calcext:value-type="string">
            <text:p>5.72B</text:p>
          </table:table-cell>
          <table:table-cell table:style-name="ce4" office:value-type="string" calcext:value-type="string">
            <text:p>11.86%</text:p>
          </table:table-cell>
        </table:table-row>
        <table:table-row table:style-name="ro1">
          <table:table-cell table:style-name="ce4" office:value-type="string" calcext:value-type="string">
            <text:p>06/23/2021</text:p>
          </table:table-cell>
          <table:table-cell office:value-type="float" office:value="0.234934" calcext:value-type="float">
            <text:p>0.234934</text:p>
          </table:table-cell>
          <table:table-cell office:value-type="float" office:value="0.19035" calcext:value-type="float">
            <text:p>0.19035</text:p>
          </table:table-cell>
          <table:table-cell office:value-type="float" office:value="0.247364" calcext:value-type="float">
            <text:p>0.247364</text:p>
          </table:table-cell>
          <table:table-cell office:value-type="float" office:value="0.181047" calcext:value-type="float">
            <text:p>0.181047</text:p>
          </table:table-cell>
          <table:table-cell office:value-type="string" calcext:value-type="string">
            <text:p>9.45B</text:p>
          </table:table-cell>
          <table:table-cell table:style-name="ce4" office:value-type="string" calcext:value-type="string">
            <text:p>23.42%</text:p>
          </table:table-cell>
        </table:table-row>
        <table:table-row table:style-name="ro1">
          <table:table-cell table:style-name="ce4" office:value-type="string" calcext:value-type="string">
            <text:p>06/22/2021</text:p>
          </table:table-cell>
          <table:table-cell office:value-type="float" office:value="0.190348" calcext:value-type="float">
            <text:p>0.190348</text:p>
          </table:table-cell>
          <table:table-cell office:value-type="float" office:value="0.179103" calcext:value-type="float">
            <text:p>0.179103</text:p>
          </table:table-cell>
          <table:table-cell office:value-type="float" office:value="0.216312" calcext:value-type="float">
            <text:p>0.216312</text:p>
          </table:table-cell>
          <table:table-cell office:value-type="float" office:value="0.164609" calcext:value-type="float">
            <text:p>0.164609</text:p>
          </table:table-cell>
          <table:table-cell office:value-type="string" calcext:value-type="string">
            <text:p>12.28B</text:p>
          </table:table-cell>
          <table:table-cell table:style-name="ce4" office:value-type="string" calcext:value-type="string">
            <text:p>6.12%</text:p>
          </table:table-cell>
        </table:table-row>
        <table:table-row table:style-name="ro1">
          <table:table-cell table:style-name="ce4" office:value-type="string" calcext:value-type="string">
            <text:p>06/21/2021</text:p>
          </table:table-cell>
          <table:table-cell office:value-type="float" office:value="0.179371" calcext:value-type="float">
            <text:p>0.179371</text:p>
          </table:table-cell>
          <table:table-cell office:value-type="float" office:value="0.279146" calcext:value-type="float">
            <text:p>0.279146</text:p>
          </table:table-cell>
          <table:table-cell office:value-type="float" office:value="0.280051" calcext:value-type="float">
            <text:p>0.280051</text:p>
          </table:table-cell>
          <table:table-cell office:value-type="float" office:value="0.16764" calcext:value-type="float">
            <text:p>0.16764</text:p>
          </table:table-cell>
          <table:table-cell office:value-type="string" calcext:value-type="string">
            <text:p>12.11B</text:p>
          </table:table-cell>
          <table:table-cell table:style-name="ce4" office:value-type="string" calcext:value-type="string">
            <text:p>-35.72%</text:p>
          </table:table-cell>
        </table:table-row>
        <table:table-row table:style-name="ro1">
          <table:table-cell table:style-name="ce4" office:value-type="string" calcext:value-type="string">
            <text:p>06/20/2021</text:p>
          </table:table-cell>
          <table:table-cell office:value-type="float" office:value="0.27903" calcext:value-type="float">
            <text:p>0.27903</text:p>
          </table:table-cell>
          <table:table-cell office:value-type="float" office:value="0.281178" calcext:value-type="float">
            <text:p>0.281178</text:p>
          </table:table-cell>
          <table:table-cell office:value-type="float" office:value="0.288347" calcext:value-type="float">
            <text:p>0.288347</text:p>
          </table:table-cell>
          <table:table-cell office:value-type="float" office:value="0.254218" calcext:value-type="float">
            <text:p>0.254218</text:p>
          </table:table-cell>
          <table:table-cell office:value-type="string" calcext:value-type="string">
            <text:p>2.67B</text:p>
          </table:table-cell>
          <table:table-cell table:style-name="ce4" office:value-type="string" calcext:value-type="string">
            <text:p>-0.78%</text:p>
          </table:table-cell>
        </table:table-row>
        <table:table-row table:style-name="ro1">
          <table:table-cell table:style-name="ce4" office:value-type="string" calcext:value-type="string">
            <text:p>06/19/2021</text:p>
          </table:table-cell>
          <table:table-cell office:value-type="float" office:value="0.281223" calcext:value-type="float">
            <text:p>0.281223</text:p>
          </table:table-cell>
          <table:table-cell office:value-type="float" office:value="0.291253" calcext:value-type="float">
            <text:p>0.291253</text:p>
          </table:table-cell>
          <table:table-cell office:value-type="float" office:value="0.295581" calcext:value-type="float">
            <text:p>0.295581</text:p>
          </table:table-cell>
          <table:table-cell office:value-type="float" office:value="0.281212" calcext:value-type="float">
            <text:p>0.281212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-3.44%</text:p>
          </table:table-cell>
        </table:table-row>
        <table:table-row table:style-name="ro1">
          <table:table-cell table:style-name="ce4" office:value-type="string" calcext:value-type="string">
            <text:p>06/18/2021</text:p>
          </table:table-cell>
          <table:table-cell office:value-type="float" office:value="0.291253" calcext:value-type="float">
            <text:p>0.291253</text:p>
          </table:table-cell>
          <table:table-cell office:value-type="float" office:value="0.302532" calcext:value-type="float">
            <text:p>0.302532</text:p>
          </table:table-cell>
          <table:table-cell office:value-type="float" office:value="0.303863" calcext:value-type="float">
            <text:p>0.303863</text:p>
          </table:table-cell>
          <table:table-cell office:value-type="float" office:value="0.278563" calcext:value-type="float">
            <text:p>0.278563</text:p>
          </table:table-cell>
          <table:table-cell office:value-type="string" calcext:value-type="string">
            <text:p>2.23B</text:p>
          </table:table-cell>
          <table:table-cell table:style-name="ce4" office:value-type="string" calcext:value-type="string">
            <text:p>-3.73%</text:p>
          </table:table-cell>
        </table:table-row>
        <table:table-row table:style-name="ro1">
          <table:table-cell table:style-name="ce4" office:value-type="string" calcext:value-type="string">
            <text:p>06/17/2021</text:p>
          </table:table-cell>
          <table:table-cell office:value-type="float" office:value="0.302527" calcext:value-type="float">
            <text:p>0.302527</text:p>
          </table:table-cell>
          <table:table-cell office:value-type="float" office:value="0.304353" calcext:value-type="float">
            <text:p>0.304353</text:p>
          </table:table-cell>
          <table:table-cell office:value-type="float" office:value="0.310874" calcext:value-type="float">
            <text:p>0.310874</text:p>
          </table:table-cell>
          <table:table-cell office:value-type="float" office:value="0.299627" calcext:value-type="float">
            <text:p>0.299627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-0.60%</text:p>
          </table:table-cell>
        </table:table-row>
        <table:table-row table:style-name="ro1">
          <table:table-cell table:style-name="ce4" office:value-type="string" calcext:value-type="string">
            <text:p>06/16/2021</text:p>
          </table:table-cell>
          <table:table-cell office:value-type="float" office:value="0.304355" calcext:value-type="float">
            <text:p>0.304355</text:p>
          </table:table-cell>
          <table:table-cell office:value-type="float" office:value="0.31817" calcext:value-type="float">
            <text:p>0.31817</text:p>
          </table:table-cell>
          <table:table-cell office:value-type="float" office:value="0.319177" calcext:value-type="float">
            <text:p>0.319177</text:p>
          </table:table-cell>
          <table:table-cell office:value-type="float" office:value="0.302738" calcext:value-type="float">
            <text:p>0.302738</text:p>
          </table:table-cell>
          <table:table-cell office:value-type="string" calcext:value-type="string">
            <text:p>1.58B</text:p>
          </table:table-cell>
          <table:table-cell table:style-name="ce4" office:value-type="string" calcext:value-type="string">
            <text:p>-4.35%</text:p>
          </table:table-cell>
        </table:table-row>
        <table:table-row table:style-name="ro1">
          <table:table-cell table:style-name="ce4" office:value-type="string" calcext:value-type="string">
            <text:p>06/15/2021</text:p>
          </table:table-cell>
          <table:table-cell office:value-type="float" office:value="0.318183" calcext:value-type="float">
            <text:p>0.318183</text:p>
          </table:table-cell>
          <table:table-cell office:value-type="float" office:value="0.326036" calcext:value-type="float">
            <text:p>0.326036</text:p>
          </table:table-cell>
          <table:table-cell office:value-type="float" office:value="0.32869" calcext:value-type="float">
            <text:p>0.32869</text:p>
          </table:table-cell>
          <table:table-cell office:value-type="float" office:value="0.314971" calcext:value-type="float">
            <text:p>0.314971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-2.41%</text:p>
          </table:table-cell>
        </table:table-row>
        <table:table-row table:style-name="ro1">
          <table:table-cell table:style-name="ce4" office:value-type="string" calcext:value-type="string">
            <text:p>06/14/2021</text:p>
          </table:table-cell>
          <table:table-cell office:value-type="float" office:value="0.326031" calcext:value-type="float">
            <text:p>0.326031</text:p>
          </table:table-cell>
          <table:table-cell office:value-type="float" office:value="0.321525" calcext:value-type="float">
            <text:p>0.321525</text:p>
          </table:table-cell>
          <table:table-cell office:value-type="float" office:value="0.335614" calcext:value-type="float">
            <text:p>0.335614</text:p>
          </table:table-cell>
          <table:table-cell office:value-type="float" office:value="0.317576" calcext:value-type="float">
            <text:p>0.317576</text:p>
          </table:table-cell>
          <table:table-cell office:value-type="string" calcext:value-type="string">
            <text:p>2.12B</text:p>
          </table:table-cell>
          <table:table-cell table:style-name="ce4" office:value-type="string" calcext:value-type="string">
            <text:p>1.41%</text:p>
          </table:table-cell>
        </table:table-row>
        <table:table-row table:style-name="ro1">
          <table:table-cell table:style-name="ce4" office:value-type="string" calcext:value-type="string">
            <text:p>06/13/2021</text:p>
          </table:table-cell>
          <table:table-cell office:value-type="float" office:value="0.321496" calcext:value-type="float">
            <text:p>0.321496</text:p>
          </table:table-cell>
          <table:table-cell office:value-type="float" office:value="0.309628" calcext:value-type="float">
            <text:p>0.309628</text:p>
          </table:table-cell>
          <table:table-cell office:value-type="float" office:value="0.326631" calcext:value-type="float">
            <text:p>0.326631</text:p>
          </table:table-cell>
          <table:table-cell office:value-type="float" office:value="0.303964" calcext:value-type="float">
            <text:p>0.303964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3.84%</text:p>
          </table:table-cell>
        </table:table-row>
        <table:table-row table:style-name="ro1">
          <table:table-cell table:style-name="ce4" office:value-type="string" calcext:value-type="string">
            <text:p>06/12/2021</text:p>
          </table:table-cell>
          <table:table-cell office:value-type="float" office:value="0.309604" calcext:value-type="float">
            <text:p>0.309604</text:p>
          </table:table-cell>
          <table:table-cell table:number-columns-repeated="2" office:value-type="float" office:value="0.316841" calcext:value-type="float">
            <text:p>0.316841</text:p>
          </table:table-cell>
          <table:table-cell office:value-type="float" office:value="0.299227" calcext:value-type="float">
            <text:p>0.299227</text:p>
          </table:table-cell>
          <table:table-cell office:value-type="string" calcext:value-type="string">
            <text:p>1.99B</text:p>
          </table:table-cell>
          <table:table-cell table:style-name="ce4" office:value-type="string" calcext:value-type="string">
            <text:p>-2.28%</text:p>
          </table:table-cell>
        </table:table-row>
        <table:table-row table:style-name="ro1">
          <table:table-cell table:style-name="ce4" office:value-type="string" calcext:value-type="string">
            <text:p>06/11/2021</text:p>
          </table:table-cell>
          <table:table-cell office:value-type="float" office:value="0.316842" calcext:value-type="float">
            <text:p>0.316842</text:p>
          </table:table-cell>
          <table:table-cell office:value-type="float" office:value="0.325036" calcext:value-type="float">
            <text:p>0.325036</text:p>
          </table:table-cell>
          <table:table-cell office:value-type="float" office:value="0.331803" calcext:value-type="float">
            <text:p>0.331803</text:p>
          </table:table-cell>
          <table:table-cell office:value-type="float" office:value="0.310883" calcext:value-type="float">
            <text:p>0.310883</text:p>
          </table:table-cell>
          <table:table-cell office:value-type="string" calcext:value-type="string">
            <text:p>2.01B</text:p>
          </table:table-cell>
          <table:table-cell table:style-name="ce4" office:value-type="string" calcext:value-type="string">
            <text:p>-2.48%</text:p>
          </table:table-cell>
        </table:table-row>
        <table:table-row table:style-name="ro1">
          <table:table-cell table:style-name="ce4" office:value-type="string" calcext:value-type="string">
            <text:p>06/10/2021</text:p>
          </table:table-cell>
          <table:table-cell office:value-type="float" office:value="0.324914" calcext:value-type="float">
            <text:p>0.324914</text:p>
          </table:table-cell>
          <table:table-cell office:value-type="float" office:value="0.342524" calcext:value-type="float">
            <text:p>0.342524</text:p>
          </table:table-cell>
          <table:table-cell office:value-type="float" office:value="0.344416" calcext:value-type="float">
            <text:p>0.344416</text:p>
          </table:table-cell>
          <table:table-cell office:value-type="float" office:value="0.321813" calcext:value-type="float">
            <text:p>0.321813</text:p>
          </table:table-cell>
          <table:table-cell office:value-type="string" calcext:value-type="string">
            <text:p>2.26B</text:p>
          </table:table-cell>
          <table:table-cell table:style-name="ce4" office:value-type="string" calcext:value-type="string">
            <text:p>-5.15%</text:p>
          </table:table-cell>
        </table:table-row>
        <table:table-row table:style-name="ro1">
          <table:table-cell table:style-name="ce4" office:value-type="string" calcext:value-type="string">
            <text:p>06/09/2021</text:p>
          </table:table-cell>
          <table:table-cell office:value-type="float" office:value="0.342546" calcext:value-type="float">
            <text:p>0.342546</text:p>
          </table:table-cell>
          <table:table-cell office:value-type="float" office:value="0.326036" calcext:value-type="float">
            <text:p>0.326036</text:p>
          </table:table-cell>
          <table:table-cell office:value-type="float" office:value="0.352889" calcext:value-type="float">
            <text:p>0.352889</text:p>
          </table:table-cell>
          <table:table-cell office:value-type="float" office:value="0.312234" calcext:value-type="float">
            <text:p>0.312234</text:p>
          </table:table-cell>
          <table:table-cell office:value-type="string" calcext:value-type="string">
            <text:p>3.51B</text:p>
          </table:table-cell>
          <table:table-cell table:style-name="ce4" office:value-type="string" calcext:value-type="string">
            <text:p>5.07%</text:p>
          </table:table-cell>
        </table:table-row>
        <table:table-row table:style-name="ro1">
          <table:table-cell table:style-name="ce4" office:value-type="string" calcext:value-type="string">
            <text:p>06/08/2021</text:p>
          </table:table-cell>
          <table:table-cell office:value-type="float" office:value="0.326014" calcext:value-type="float">
            <text:p>0.326014</text:p>
          </table:table-cell>
          <table:table-cell office:value-type="float" office:value="0.330335" calcext:value-type="float">
            <text:p>0.330335</text:p>
          </table:table-cell>
          <table:table-cell office:value-type="float" office:value="0.34016" calcext:value-type="float">
            <text:p>0.34016</text:p>
          </table:table-cell>
          <table:table-cell office:value-type="float" office:value="0.296348" calcext:value-type="float">
            <text:p>0.296348</text:p>
          </table:table-cell>
          <table:table-cell office:value-type="string" calcext:value-type="string">
            <text:p>4.84B</text:p>
          </table:table-cell>
          <table:table-cell table:style-name="ce4" office:value-type="string" calcext:value-type="string">
            <text:p>-1.11%</text:p>
          </table:table-cell>
        </table:table-row>
        <table:table-row table:style-name="ro1">
          <table:table-cell table:style-name="ce4" office:value-type="string" calcext:value-type="string">
            <text:p>06/07/2021</text:p>
          </table:table-cell>
          <table:table-cell office:value-type="float" office:value="0.329668" calcext:value-type="float">
            <text:p>0.329668</text:p>
          </table:table-cell>
          <table:table-cell office:value-type="float" office:value="0.369419" calcext:value-type="float">
            <text:p>0.369419</text:p>
          </table:table-cell>
          <table:table-cell office:value-type="float" office:value="0.377236" calcext:value-type="float">
            <text:p>0.377236</text:p>
          </table:table-cell>
          <table:table-cell office:value-type="float" office:value="0.326892" calcext:value-type="float">
            <text:p>0.326892</text:p>
          </table:table-cell>
          <table:table-cell office:value-type="string" calcext:value-type="string">
            <text:p>3.31B</text:p>
          </table:table-cell>
          <table:table-cell table:style-name="ce4" office:value-type="string" calcext:value-type="string">
            <text:p>-10.73%</text:p>
          </table:table-cell>
        </table:table-row>
        <table:table-row table:style-name="ro1">
          <table:table-cell table:style-name="ce4" office:value-type="string" calcext:value-type="string">
            <text:p>06/06/2021</text:p>
          </table:table-cell>
          <table:table-cell office:value-type="float" office:value="0.369287" calcext:value-type="float">
            <text:p>0.369287</text:p>
          </table:table-cell>
          <table:table-cell office:value-type="float" office:value="0.371029" calcext:value-type="float">
            <text:p>0.371029</text:p>
          </table:table-cell>
          <table:table-cell office:value-type="float" office:value="0.375676" calcext:value-type="float">
            <text:p>0.375676</text:p>
          </table:table-cell>
          <table:table-cell office:value-type="float" office:value="0.365641" calcext:value-type="float">
            <text:p>0.365641</text:p>
          </table:table-cell>
          <table:table-cell office:value-type="string" calcext:value-type="string">
            <text:p>1.81B</text:p>
          </table:table-cell>
          <table:table-cell table:style-name="ce4" office:value-type="string" calcext:value-type="string">
            <text:p>-0.48%</text:p>
          </table:table-cell>
        </table:table-row>
        <table:table-row table:style-name="ro1">
          <table:table-cell table:style-name="ce4" office:value-type="string" calcext:value-type="string">
            <text:p>06/05/2021</text:p>
          </table:table-cell>
          <table:table-cell office:value-type="float" office:value="0.371083" calcext:value-type="float">
            <text:p>0.371083</text:p>
          </table:table-cell>
          <table:table-cell office:value-type="float" office:value="0.375948" calcext:value-type="float">
            <text:p>0.375948</text:p>
          </table:table-cell>
          <table:table-cell office:value-type="float" office:value="0.392679" calcext:value-type="float">
            <text:p>0.392679</text:p>
          </table:table-cell>
          <table:table-cell office:value-type="float" office:value="0.359655" calcext:value-type="float">
            <text:p>0.359655</text:p>
          </table:table-cell>
          <table:table-cell office:value-type="string" calcext:value-type="string">
            <text:p>3.84B</text:p>
          </table:table-cell>
          <table:table-cell table:style-name="ce4" office:value-type="string" calcext:value-type="string">
            <text:p>-1.29%</text:p>
          </table:table-cell>
        </table:table-row>
        <table:table-row table:style-name="ro1">
          <table:table-cell table:style-name="ce4" office:value-type="string" calcext:value-type="string">
            <text:p>06/04/2021</text:p>
          </table:table-cell>
          <table:table-cell office:value-type="float" office:value="0.37595" calcext:value-type="float">
            <text:p>0.37595</text:p>
          </table:table-cell>
          <table:table-cell office:value-type="float" office:value="0.399356" calcext:value-type="float">
            <text:p>0.399356</text:p>
          </table:table-cell>
          <table:table-cell office:value-type="float" office:value="0.399609" calcext:value-type="float">
            <text:p>0.399609</text:p>
          </table:table-cell>
          <table:table-cell office:value-type="float" office:value="0.34992" calcext:value-type="float">
            <text:p>0.34992</text:p>
          </table:table-cell>
          <table:table-cell office:value-type="string" calcext:value-type="string">
            <text:p>6.71B</text:p>
          </table:table-cell>
          <table:table-cell table:style-name="ce4" office:value-type="string" calcext:value-type="string">
            <text:p>-5.86%</text:p>
          </table:table-cell>
        </table:table-row>
        <table:table-row table:style-name="ro1">
          <table:table-cell table:style-name="ce4" office:value-type="string" calcext:value-type="string">
            <text:p>06/03/2021</text:p>
          </table:table-cell>
          <table:table-cell office:value-type="float" office:value="0.399332" calcext:value-type="float">
            <text:p>0.399332</text:p>
          </table:table-cell>
          <table:table-cell office:value-type="float" office:value="0.423221" calcext:value-type="float">
            <text:p>0.423221</text:p>
          </table:table-cell>
          <table:table-cell office:value-type="float" office:value="0.440261" calcext:value-type="float">
            <text:p>0.440261</text:p>
          </table:table-cell>
          <table:table-cell office:value-type="float" office:value="0.37731" calcext:value-type="float">
            <text:p>0.37731</text:p>
          </table:table-cell>
          <table:table-cell office:value-type="string" calcext:value-type="string">
            <text:p>7.34B</text:p>
          </table:table-cell>
          <table:table-cell table:style-name="ce4" office:value-type="string" calcext:value-type="string">
            <text:p>-5.62%</text:p>
          </table:table-cell>
        </table:table-row>
        <table:table-row table:style-name="ro1">
          <table:table-cell table:style-name="ce4" office:value-type="string" calcext:value-type="string">
            <text:p>06/02/2021</text:p>
          </table:table-cell>
          <table:table-cell office:value-type="float" office:value="0.42313" calcext:value-type="float">
            <text:p>0.42313</text:p>
          </table:table-cell>
          <table:table-cell office:value-type="float" office:value="0.369067" calcext:value-type="float">
            <text:p>0.369067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351944" calcext:value-type="float">
            <text:p>0.351944</text:p>
          </table:table-cell>
          <table:table-cell office:value-type="string" calcext:value-type="string">
            <text:p>12.20B</text:p>
          </table:table-cell>
          <table:table-cell table:style-name="ce4" office:value-type="string" calcext:value-type="string">
            <text:p>14.65%</text:p>
          </table:table-cell>
        </table:table-row>
        <table:table-row table:style-name="ro1">
          <table:table-cell table:style-name="ce4" office:value-type="string" calcext:value-type="string">
            <text:p>06/01/2021</text:p>
          </table:table-cell>
          <table:table-cell office:value-type="float" office:value="0.369066" calcext:value-type="float">
            <text:p>0.369066</text:p>
          </table:table-cell>
          <table:table-cell office:value-type="float" office:value="0.323958" calcext:value-type="float">
            <text:p>0.323958</text:p>
          </table:table-cell>
          <table:table-cell office:value-type="float" office:value="0.381584" calcext:value-type="float">
            <text:p>0.381584</text:p>
          </table:table-cell>
          <table:table-cell office:value-type="float" office:value="0.310439" calcext:value-type="float">
            <text:p>0.310439</text:p>
          </table:table-cell>
          <table:table-cell office:value-type="string" calcext:value-type="string">
            <text:p>6.84B</text:p>
          </table:table-cell>
          <table:table-cell table:style-name="ce4" office:value-type="string" calcext:value-type="string">
            <text:p>13.93%</text:p>
          </table:table-cell>
        </table:table-row>
        <table:table-row table:style-name="ro1">
          <table:table-cell table:style-name="ce4" office:value-type="string" calcext:value-type="string">
            <text:p>05/31/2021</text:p>
          </table:table-cell>
          <table:table-cell office:value-type="float" office:value="0.323951" calcext:value-type="float">
            <text:p>0.323951</text:p>
          </table:table-cell>
          <table:table-cell office:value-type="float" office:value="0.300772" calcext:value-type="float">
            <text:p>0.300772</text:p>
          </table:table-cell>
          <table:table-cell office:value-type="float" office:value="0.327625" calcext:value-type="float">
            <text:p>0.327625</text:p>
          </table:table-cell>
          <table:table-cell office:value-type="float" office:value="0.293505" calcext:value-type="float">
            <text:p>0.293505</text:p>
          </table:table-cell>
          <table:table-cell office:value-type="string" calcext:value-type="string">
            <text:p>2.89B</text:p>
          </table:table-cell>
          <table:table-cell table:style-name="ce4" office:value-type="string" calcext:value-type="string">
            <text:p>7.55%</text:p>
          </table:table-cell>
        </table:table-row>
        <table:table-row table:style-name="ro1">
          <table:table-cell table:style-name="ce4" office:value-type="string" calcext:value-type="string">
            <text:p>05/30/2021</text:p>
          </table:table-cell>
          <table:table-cell office:value-type="float" office:value="0.301199" calcext:value-type="float">
            <text:p>0.301199</text:p>
          </table:table-cell>
          <table:table-cell office:value-type="float" office:value="0.302124" calcext:value-type="float">
            <text:p>0.302124</text:p>
          </table:table-cell>
          <table:table-cell office:value-type="float" office:value="0.310034" calcext:value-type="float">
            <text:p>0.310034</text:p>
          </table:table-cell>
          <table:table-cell office:value-type="float" office:value="0.286698" calcext:value-type="float">
            <text:p>0.286698</text:p>
          </table:table-cell>
          <table:table-cell office:value-type="string" calcext:value-type="string">
            <text:p>2.35B</text:p>
          </table:table-cell>
          <table:table-cell table:style-name="ce4" office:value-type="string" calcext:value-type="string">
            <text:p>-0.31%</text:p>
          </table:table-cell>
        </table:table-row>
        <table:table-row table:style-name="ro1">
          <table:table-cell table:style-name="ce4" office:value-type="string" calcext:value-type="string">
            <text:p>05/29/2021</text:p>
          </table:table-cell>
          <table:table-cell office:value-type="float" office:value="0.302128" calcext:value-type="float">
            <text:p>0.302128</text:p>
          </table:table-cell>
          <table:table-cell office:value-type="float" office:value="0.310742" calcext:value-type="float">
            <text:p>0.310742</text:p>
          </table:table-cell>
          <table:table-cell office:value-type="float" office:value="0.317036" calcext:value-type="float">
            <text:p>0.317036</text:p>
          </table:table-cell>
          <table:table-cell office:value-type="float" office:value="0.279573" calcext:value-type="float">
            <text:p>0.279573</text:p>
          </table:table-cell>
          <table:table-cell office:value-type="string" calcext:value-type="string">
            <text:p>3.10B</text:p>
          </table:table-cell>
          <table:table-cell table:style-name="ce4" office:value-type="string" calcext:value-type="string">
            <text:p>-2.77%</text:p>
          </table:table-cell>
        </table:table-row>
        <table:table-row table:style-name="ro1">
          <table:table-cell table:style-name="ce4" office:value-type="string" calcext:value-type="string">
            <text:p>05/28/2021</text:p>
          </table:table-cell>
          <table:table-cell office:value-type="float" office:value="0.31073" calcext:value-type="float">
            <text:p>0.31073</text:p>
          </table:table-cell>
          <table:table-cell office:value-type="float" office:value="0.332085" calcext:value-type="float">
            <text:p>0.332085</text:p>
          </table:table-cell>
          <table:table-cell office:value-type="float" office:value="0.344428" calcext:value-type="float">
            <text:p>0.344428</text:p>
          </table:table-cell>
          <table:table-cell office:value-type="float" office:value="0.30012" calcext:value-type="float">
            <text:p>0.30012</text:p>
          </table:table-cell>
          <table:table-cell office:value-type="string" calcext:value-type="string">
            <text:p>4.16B</text:p>
          </table:table-cell>
          <table:table-cell table:style-name="ce4" office:value-type="string" calcext:value-type="string">
            <text:p>-6.42%</text:p>
          </table:table-cell>
        </table:table-row>
        <table:table-row table:style-name="ro1">
          <table:table-cell table:style-name="ce4" office:value-type="string" calcext:value-type="string">
            <text:p>05/27/2021</text:p>
          </table:table-cell>
          <table:table-cell office:value-type="float" office:value="0.332046" calcext:value-type="float">
            <text:p>0.332046</text:p>
          </table:table-cell>
          <table:table-cell office:value-type="float" office:value="0.350464" calcext:value-type="float">
            <text:p>0.350464</text:p>
          </table:table-cell>
          <table:table-cell office:value-type="float" office:value="0.350524" calcext:value-type="float">
            <text:p>0.350524</text:p>
          </table:table-cell>
          <table:table-cell office:value-type="float" office:value="0.32524" calcext:value-type="float">
            <text:p>0.32524</text:p>
          </table:table-cell>
          <table:table-cell office:value-type="string" calcext:value-type="string">
            <text:p>2.96B</text:p>
          </table:table-cell>
          <table:table-cell table:style-name="ce4" office:value-type="string" calcext:value-type="string">
            <text:p>-5.26%</text:p>
          </table:table-cell>
        </table:table-row>
        <table:table-row table:style-name="ro1">
          <table:table-cell table:style-name="ce4" office:value-type="string" calcext:value-type="string">
            <text:p>05/26/2021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345548" calcext:value-type="float">
            <text:p>0.345548</text:p>
          </table:table-cell>
          <table:table-cell office:value-type="float" office:value="0.364539" calcext:value-type="float">
            <text:p>0.364539</text:p>
          </table:table-cell>
          <table:table-cell office:value-type="float" office:value="0.336194" calcext:value-type="float">
            <text:p>0.336194</text:p>
          </table:table-cell>
          <table:table-cell office:value-type="string" calcext:value-type="string">
            <text:p>3.83B</text:p>
          </table:table-cell>
          <table:table-cell table:style-name="ce4" office:value-type="string" calcext:value-type="string">
            <text:p>1.45%</text:p>
          </table:table-cell>
        </table:table-row>
        <table:table-row table:style-name="ro1">
          <table:table-cell table:style-name="ce4" office:value-type="string" calcext:value-type="string">
            <text:p>05/25/2021</text:p>
          </table:table-cell>
          <table:table-cell office:value-type="float" office:value="0.345477" calcext:value-type="float">
            <text:p>0.345477</text:p>
          </table:table-cell>
          <table:table-cell office:value-type="float" office:value="0.364394" calcext:value-type="float">
            <text:p>0.364394</text:p>
          </table:table-cell>
          <table:table-cell office:value-type="float" office:value="0.379504" calcext:value-type="float">
            <text:p>0.379504</text:p>
          </table:table-cell>
          <table:table-cell office:value-type="float" office:value="0.323238" calcext:value-type="float">
            <text:p>0.323238</text:p>
          </table:table-cell>
          <table:table-cell office:value-type="string" calcext:value-type="string">
            <text:p>6.50B</text:p>
          </table:table-cell>
          <table:table-cell table:style-name="ce4" office:value-type="string" calcext:value-type="string">
            <text:p>-5.20%</text:p>
          </table:table-cell>
        </table:table-row>
        <table:table-row table:style-name="ro1">
          <table:table-cell table:style-name="ce4" office:value-type="string" calcext:value-type="string">
            <text:p>05/24/2021</text:p>
          </table:table-cell>
          <table:table-cell office:value-type="float" office:value="0.364433" calcext:value-type="float">
            <text:p>0.364433</text:p>
          </table:table-cell>
          <table:table-cell office:value-type="float" office:value="0.305975" calcext:value-type="float">
            <text:p>0.305975</text:p>
          </table:table-cell>
          <table:table-cell office:value-type="float" office:value="0.369911" calcext:value-type="float">
            <text:p>0.369911</text:p>
          </table:table-cell>
          <table:table-cell office:value-type="float" office:value="0.295792" calcext:value-type="float">
            <text:p>0.295792</text:p>
          </table:table-cell>
          <table:table-cell office:value-type="string" calcext:value-type="string">
            <text:p>8.16B</text:p>
          </table:table-cell>
          <table:table-cell table:style-name="ce4" office:value-type="string" calcext:value-type="string">
            <text:p>19.10%</text:p>
          </table:table-cell>
        </table:table-row>
        <table:table-row table:style-name="ro1">
          <table:table-cell table:style-name="ce4" office:value-type="string" calcext:value-type="string">
            <text:p>05/23/2021</text:p>
          </table:table-cell>
          <table:table-cell office:value-type="float" office:value="0.305984" calcext:value-type="float">
            <text:p>0.305984</text:p>
          </table:table-cell>
          <table:table-cell office:value-type="float" office:value="0.341509" calcext:value-type="float">
            <text:p>0.341509</text:p>
          </table:table-cell>
          <table:table-cell office:value-type="float" office:value="0.349669" calcext:value-type="float">
            <text:p>0.349669</text:p>
          </table:table-cell>
          <table:table-cell office:value-type="float" office:value="0.249235" calcext:value-type="float">
            <text:p>0.249235</text:p>
          </table:table-cell>
          <table:table-cell office:value-type="string" calcext:value-type="string">
            <text:p>9.45B</text:p>
          </table:table-cell>
          <table:table-cell table:style-name="ce4" office:value-type="string" calcext:value-type="string">
            <text:p>-10.40%</text:p>
          </table:table-cell>
        </table:table-row>
        <table:table-row table:style-name="ro1">
          <table:table-cell table:style-name="ce4" office:value-type="string" calcext:value-type="string">
            <text:p>05/22/2021</text:p>
          </table:table-cell>
          <table:table-cell office:value-type="float" office:value="0.341484" calcext:value-type="float">
            <text:p>0.341484</text:p>
          </table:table-cell>
          <table:table-cell office:value-type="float" office:value="0.358377" calcext:value-type="float">
            <text:p>0.358377</text:p>
          </table:table-cell>
          <table:table-cell office:value-type="float" office:value="0.359675" calcext:value-type="float">
            <text:p>0.359675</text:p>
          </table:table-cell>
          <table:table-cell office:value-type="float" office:value="0.317692" calcext:value-type="float">
            <text:p>0.317692</text:p>
          </table:table-cell>
          <table:table-cell office:value-type="string" calcext:value-type="string">
            <text:p>6.33B</text:p>
          </table:table-cell>
          <table:table-cell table:style-name="ce4" office:value-type="string" calcext:value-type="string">
            <text:p>-4.72%</text:p>
          </table:table-cell>
        </table:table-row>
        <table:table-row table:style-name="ro1">
          <table:table-cell table:style-name="ce4" office:value-type="string" calcext:value-type="string">
            <text:p>05/21/2021</text:p>
          </table:table-cell>
          <table:table-cell office:value-type="float" office:value="0.358401" calcext:value-type="float">
            <text:p>0.358401</text:p>
          </table:table-cell>
          <table:table-cell office:value-type="float" office:value="0.397731" calcext:value-type="float">
            <text:p>0.397731</text:p>
          </table:table-cell>
          <table:table-cell office:value-type="float" office:value="0.411212" calcext:value-type="float">
            <text:p>0.411212</text:p>
          </table:table-cell>
          <table:table-cell office:value-type="float" office:value="0.315049" calcext:value-type="float">
            <text:p>0.315049</text:p>
          </table:table-cell>
          <table:table-cell office:value-type="string" calcext:value-type="string">
            <text:p>8.54B</text:p>
          </table:table-cell>
          <table:table-cell table:style-name="ce4" office:value-type="string" calcext:value-type="string">
            <text:p>-9.89%</text:p>
          </table:table-cell>
        </table:table-row>
        <table:table-row table:style-name="ro1">
          <table:table-cell table:style-name="ce4" office:value-type="string" calcext:value-type="string">
            <text:p>05/20/2021</text:p>
          </table:table-cell>
          <table:table-cell office:value-type="float" office:value="0.397741" calcext:value-type="float">
            <text:p>0.397741</text:p>
          </table:table-cell>
          <table:table-cell office:value-type="float" office:value="0.330407" calcext:value-type="float">
            <text:p>0.330407</text:p>
          </table:table-cell>
          <table:table-cell office:value-type="float" office:value="0.432618" calcext:value-type="float">
            <text:p>0.432618</text:p>
          </table:table-cell>
          <table:table-cell office:value-type="float" office:value="0.297074" calcext:value-type="float">
            <text:p>0.297074</text:p>
          </table:table-cell>
          <table:table-cell office:value-type="string" calcext:value-type="string">
            <text:p>13.85B</text:p>
          </table:table-cell>
          <table:table-cell table:style-name="ce4" office:value-type="string" calcext:value-type="string">
            <text:p>20.40%</text:p>
          </table:table-cell>
        </table:table-row>
        <table:table-row table:style-name="ro1">
          <table:table-cell table:style-name="ce4" office:value-type="string" calcext:value-type="string">
            <text:p>05/19/2021</text:p>
          </table:table-cell>
          <table:table-cell office:value-type="float" office:value="0.330353" calcext:value-type="float">
            <text:p>0.330353</text:p>
          </table:table-cell>
          <table:table-cell office:value-type="float" office:value="0.474719" calcext:value-type="float">
            <text:p>0.474719</text:p>
          </table:table-cell>
          <table:table-cell office:value-type="float" office:value="0.477866" calcext:value-type="float">
            <text:p>0.477866</text:p>
          </table:table-cell>
          <table:table-cell office:value-type="float" office:value="0.217528" calcext:value-type="float">
            <text:p>0.217528</text:p>
          </table:table-cell>
          <table:table-cell office:value-type="string" calcext:value-type="string">
            <text:p>19.28B</text:p>
          </table:table-cell>
          <table:table-cell table:style-name="ce4" office:value-type="string" calcext:value-type="string">
            <text:p>-30.41%</text:p>
          </table:table-cell>
        </table:table-row>
        <table:table-row table:style-name="ro1">
          <table:table-cell table:style-name="ce4" office:value-type="string" calcext:value-type="string">
            <text:p>05/18/2021</text:p>
          </table:table-cell>
          <table:table-cell office:value-type="float" office:value="0.474714" calcext:value-type="float">
            <text:p>0.474714</text:p>
          </table:table-cell>
          <table:table-cell office:value-type="float" office:value="0.486444" calcext:value-type="float">
            <text:p>0.486444</text:p>
          </table:table-cell>
          <table:table-cell office:value-type="float" office:value="0.512529" calcext:value-type="float">
            <text:p>0.512529</text:p>
          </table:table-cell>
          <table:table-cell office:value-type="float" office:value="0.468941" calcext:value-type="float">
            <text:p>0.468941</text:p>
          </table:table-cell>
          <table:table-cell office:value-type="string" calcext:value-type="string">
            <text:p>4.75B</text:p>
          </table:table-cell>
          <table:table-cell table:style-name="ce4" office:value-type="string" calcext:value-type="string">
            <text:p>-2.40%</text:p>
          </table:table-cell>
        </table:table-row>
        <table:table-row table:style-name="ro1">
          <table:table-cell table:style-name="ce4" office:value-type="string" calcext:value-type="string">
            <text:p>05/17/2021</text:p>
          </table:table-cell>
          <table:table-cell office:value-type="float" office:value="0.486366" calcext:value-type="float">
            <text:p>0.486366</text:p>
          </table:table-cell>
          <table:table-cell office:value-type="float" office:value="0.513062" calcext:value-type="float">
            <text:p>0.513062</text:p>
          </table:table-cell>
          <table:table-cell office:value-type="float" office:value="0.514821" calcext:value-type="float">
            <text:p>0.514821</text:p>
          </table:table-cell>
          <table:table-cell office:value-type="float" office:value="0.457331" calcext:value-type="float">
            <text:p>0.457331</text:p>
          </table:table-cell>
          <table:table-cell office:value-type="string" calcext:value-type="string">
            <text:p>6.84B</text:p>
          </table:table-cell>
          <table:table-cell table:style-name="ce4" office:value-type="string" calcext:value-type="string">
            <text:p>-5.20%</text:p>
          </table:table-cell>
        </table:table-row>
        <table:table-row table:style-name="ro1">
          <table:table-cell table:style-name="ce4" office:value-type="string" calcext:value-type="string">
            <text:p>05/16/2021</text:p>
          </table:table-cell>
          <table:table-cell office:value-type="float" office:value="0.513023" calcext:value-type="float">
            <text:p>0.513023</text:p>
          </table:table-cell>
          <table:table-cell office:value-type="float" office:value="0.507796" calcext:value-type="float">
            <text:p>0.507796</text:p>
          </table:table-cell>
          <table:table-cell office:value-type="float" office:value="0.547205" calcext:value-type="float">
            <text:p>0.547205</text:p>
          </table:table-cell>
          <table:table-cell office:value-type="float" office:value="0.449635" calcext:value-type="float">
            <text:p>0.449635</text:p>
          </table:table-cell>
          <table:table-cell office:value-type="string" calcext:value-type="string">
            <text:p>8.26B</text:p>
          </table:table-cell>
          <table:table-cell table:style-name="ce4" office:value-type="string" calcext:value-type="string">
            <text:p>1.10%</text:p>
          </table:table-cell>
        </table:table-row>
        <table:table-row table:style-name="ro1">
          <table:table-cell table:style-name="ce4" office:value-type="string" calcext:value-type="string">
            <text:p>05/15/2021</text:p>
          </table:table-cell>
          <table:table-cell office:value-type="float" office:value="0.507448" calcext:value-type="float">
            <text:p>0.507448</text:p>
          </table:table-cell>
          <table:table-cell office:value-type="float" office:value="0.559594" calcext:value-type="float">
            <text:p>0.559594</text:p>
          </table:table-cell>
          <table:table-cell office:value-type="float" office:value="0.563262" calcext:value-type="float">
            <text:p>0.563262</text:p>
          </table:table-cell>
          <table:table-cell office:value-type="float" office:value="0.493248" calcext:value-type="float">
            <text:p>0.493248</text:p>
          </table:table-cell>
          <table:table-cell office:value-type="string" calcext:value-type="string">
            <text:p>7.92B</text:p>
          </table:table-cell>
          <table:table-cell table:style-name="ce4" office:value-type="string" calcext:value-type="string">
            <text:p>-9.32%</text:p>
          </table:table-cell>
        </table:table-row>
        <table:table-row table:style-name="ro1">
          <table:table-cell table:style-name="ce4" office:value-type="string" calcext:value-type="string">
            <text:p>05/14/2021</text:p>
          </table:table-cell>
          <table:table-cell office:value-type="float" office:value="0.559581" calcext:value-type="float">
            <text:p>0.559581</text:p>
          </table:table-cell>
          <table:table-cell office:value-type="float" office:value="0.486983" calcext:value-type="float">
            <text:p>0.486983</text:p>
          </table:table-cell>
          <table:table-cell office:value-type="float" office:value="0.589075" calcext:value-type="float">
            <text:p>0.589075</text:p>
          </table:table-cell>
          <table:table-cell office:value-type="float" office:value="0.464572" calcext:value-type="float">
            <text:p>0.464572</text:p>
          </table:table-cell>
          <table:table-cell office:value-type="string" calcext:value-type="string">
            <text:p>16.22B</text:p>
          </table:table-cell>
          <table:table-cell table:style-name="ce4" office:value-type="string" calcext:value-type="string">
            <text:p>14.93%</text:p>
          </table:table-cell>
        </table:table-row>
        <table:table-row table:style-name="ro1">
          <table:table-cell table:style-name="ce4" office:value-type="string" calcext:value-type="string">
            <text:p>05/13/2021</text:p>
          </table:table-cell>
          <table:table-cell office:value-type="float" office:value="0.48691" calcext:value-type="float">
            <text:p>0.48691</text:p>
          </table:table-cell>
          <table:table-cell office:value-type="float" office:value="0.389257" calcext:value-type="float">
            <text:p>0.389257</text:p>
          </table:table-cell>
          <table:table-cell office:value-type="float" office:value="0.514831" calcext:value-type="float">
            <text:p>0.514831</text:p>
          </table:table-cell>
          <table:table-cell office:value-type="float" office:value="0.353838" calcext:value-type="float">
            <text:p>0.353838</text:p>
          </table:table-cell>
          <table:table-cell office:value-type="string" calcext:value-type="string">
            <text:p>16.69B</text:p>
          </table:table-cell>
          <table:table-cell table:style-name="ce4" office:value-type="string" calcext:value-type="string">
            <text:p>25.12%</text:p>
          </table:table-cell>
        </table:table-row>
        <table:table-row table:style-name="ro1">
          <table:table-cell table:style-name="ce4" office:value-type="string" calcext:value-type="string">
            <text:p>05/12/2021</text:p>
          </table:table-cell>
          <table:table-cell office:value-type="float" office:value="0.389159" calcext:value-type="float">
            <text:p>0.389159</text:p>
          </table:table-cell>
          <table:table-cell office:value-type="float" office:value="0.493226" calcext:value-type="float">
            <text:p>0.493226</text:p>
          </table:table-cell>
          <table:table-cell office:value-type="float" office:value="0.519039" calcext:value-type="float">
            <text:p>0.519039</text:p>
          </table:table-cell>
          <table:table-cell office:value-type="float" office:value="0.385839" calcext:value-type="float">
            <text:p>0.385839</text:p>
          </table:table-cell>
          <table:table-cell office:value-type="string" calcext:value-type="string">
            <text:p>8.60B</text:p>
          </table:table-cell>
          <table:table-cell table:style-name="ce4" office:value-type="string" calcext:value-type="string">
            <text:p>-21.10%</text:p>
          </table:table-cell>
        </table:table-row>
        <table:table-row table:style-name="ro1">
          <table:table-cell table:style-name="ce4" office:value-type="string" calcext:value-type="string">
            <text:p>05/11/2021</text:p>
          </table:table-cell>
          <table:table-cell office:value-type="float" office:value="0.493231" calcext:value-type="float">
            <text:p>0.493231</text:p>
          </table:table-cell>
          <table:table-cell office:value-type="float" office:value="0.449956" calcext:value-type="float">
            <text:p>0.449956</text:p>
          </table:table-cell>
          <table:table-cell office:value-type="float" office:value="0.544636" calcext:value-type="float">
            <text:p>0.544636</text:p>
          </table:table-cell>
          <table:table-cell office:value-type="float" office:value="0.44294" calcext:value-type="float">
            <text:p>0.44294</text:p>
          </table:table-cell>
          <table:table-cell office:value-type="string" calcext:value-type="string">
            <text:p>12.46B</text:p>
          </table:table-cell>
          <table:table-cell table:style-name="ce4" office:value-type="string" calcext:value-type="string">
            <text:p>9.61%</text:p>
          </table:table-cell>
        </table:table-row>
        <table:table-row table:style-name="ro1">
          <table:table-cell table:style-name="ce4" office:value-type="string" calcext:value-type="string">
            <text:p>05/10/2021</text:p>
          </table:table-cell>
          <table:table-cell office:value-type="float" office:value="0.449977" calcext:value-type="float">
            <text:p>0.449977</text:p>
          </table:table-cell>
          <table:table-cell table:number-columns-repeated="2" office:value-type="float" office:value="0.568689" calcext:value-type="float">
            <text:p>0.568689</text:p>
          </table:table-cell>
          <table:table-cell office:value-type="float" office:value="0.422392" calcext:value-type="float">
            <text:p>0.422392</text:p>
          </table:table-cell>
          <table:table-cell office:value-type="string" calcext:value-type="string">
            <text:p>15.36B</text:p>
          </table:table-cell>
          <table:table-cell table:style-name="ce4" office:value-type="string" calcext:value-type="string">
            <text:p>-20.87%</text:p>
          </table:table-cell>
        </table:table-row>
        <table:table-row table:style-name="ro1">
          <table:table-cell table:style-name="ce4" office:value-type="string" calcext:value-type="string">
            <text:p>05/09/2021</text:p>
          </table:table-cell>
          <table:table-cell office:value-type="float" office:value="0.568682" calcext:value-type="float">
            <text:p>0.568682</text:p>
          </table:table-cell>
          <table:table-cell office:value-type="float" office:value="0.63533" calcext:value-type="float">
            <text:p>0.63533</text:p>
          </table:table-cell>
          <table:table-cell office:value-type="float" office:value="0.697487" calcext:value-type="float">
            <text:p>0.697487</text:p>
          </table:table-cell>
          <table:table-cell office:value-type="float" office:value="0.423602" calcext:value-type="float">
            <text:p>0.423602</text:p>
          </table:table-cell>
          <table:table-cell office:value-type="string" calcext:value-type="string">
            <text:p>37.25B</text:p>
          </table:table-cell>
          <table:table-cell table:style-name="ce4" office:value-type="string" calcext:value-type="string">
            <text:p>-10.36%</text:p>
          </table:table-cell>
        </table:table-row>
        <table:table-row table:style-name="ro1">
          <table:table-cell table:style-name="ce4" office:value-type="string" calcext:value-type="string">
            <text:p>05/08/2021</text:p>
          </table:table-cell>
          <table:table-cell office:value-type="float" office:value="0.634394" calcext:value-type="float">
            <text:p>0.634394</text:p>
          </table:table-cell>
          <table:table-cell office:value-type="float" office:value="0.686914" calcext:value-type="float">
            <text:p>0.686914</text:p>
          </table:table-cell>
          <table:table-cell office:value-type="float" office:value="0.738255" calcext:value-type="float">
            <text:p>0.738255</text:p>
          </table:table-cell>
          <table:table-cell office:value-type="float" office:value="0.605162" calcext:value-type="float">
            <text:p>0.605162</text:p>
          </table:table-cell>
          <table:table-cell office:value-type="string" calcext:value-type="string">
            <text:p>16.92B</text:p>
          </table:table-cell>
          <table:table-cell table:style-name="ce4" office:value-type="string" calcext:value-type="string">
            <text:p>-7.64%</text:p>
          </table:table-cell>
        </table:table-row>
        <table:table-row table:style-name="ro1">
          <table:table-cell table:style-name="ce4" office:value-type="string" calcext:value-type="string">
            <text:p>05/07/2021</text:p>
          </table:table-cell>
          <table:table-cell office:value-type="float" office:value="0.68688" calcext:value-type="float">
            <text:p>0.68688</text:p>
          </table:table-cell>
          <table:table-cell office:value-type="float" office:value="0.579819" calcext:value-type="float">
            <text:p>0.579819</text:p>
          </table:table-cell>
          <table:table-cell office:value-type="float" office:value="0.729865" calcext:value-type="float">
            <text:p>0.729865</text:p>
          </table:table-cell>
          <table:table-cell office:value-type="float" office:value="0.519357" calcext:value-type="float">
            <text:p>0.519357</text:p>
          </table:table-cell>
          <table:table-cell office:value-type="string" calcext:value-type="string">
            <text:p>18.81B</text:p>
          </table:table-cell>
          <table:table-cell table:style-name="ce4" office:value-type="string" calcext:value-type="string">
            <text:p>18.46%</text:p>
          </table:table-cell>
        </table:table-row>
        <table:table-row table:style-name="ro1">
          <table:table-cell table:style-name="ce4" office:value-type="string" calcext:value-type="string">
            <text:p>05/06/2021</text:p>
          </table:table-cell>
          <table:table-cell office:value-type="float" office:value="0.579839" calcext:value-type="float">
            <text:p>0.579839</text:p>
          </table:table-cell>
          <table:table-cell office:value-type="float" office:value="0.653501" calcext:value-type="float">
            <text:p>0.653501</text:p>
          </table:table-cell>
          <table:table-cell office:value-type="float" office:value="0.663006" calcext:value-type="float">
            <text:p>0.663006</text:p>
          </table:table-cell>
          <table:table-cell office:value-type="float" office:value="0.541526" calcext:value-type="float">
            <text:p>0.541526</text:p>
          </table:table-cell>
          <table:table-cell office:value-type="string" calcext:value-type="string">
            <text:p>12.97B</text:p>
          </table:table-cell>
          <table:table-cell table:style-name="ce4" office:value-type="string" calcext:value-type="string">
            <text:p>-11.52%</text:p>
          </table:table-cell>
        </table:table-row>
        <table:table-row table:style-name="ro1">
          <table:table-cell table:style-name="ce4" office:value-type="string" calcext:value-type="string">
            <text:p>05/05/2021</text:p>
          </table:table-cell>
          <table:table-cell office:value-type="float" office:value="0.655355" calcext:value-type="float">
            <text:p>0.655355</text:p>
          </table:table-cell>
          <table:table-cell office:value-type="float" office:value="0.559521" calcext:value-type="float">
            <text:p>0.559521</text:p>
          </table:table-cell>
          <table:table-cell office:value-type="float" office:value="0.693839" calcext:value-type="float">
            <text:p>0.693839</text:p>
          </table:table-cell>
          <table:table-cell office:value-type="float" office:value="0.536232" calcext:value-type="float">
            <text:p>0.536232</text:p>
          </table:table-cell>
          <table:table-cell office:value-type="string" calcext:value-type="string">
            <text:p>28.03B</text:p>
          </table:table-cell>
          <table:table-cell table:style-name="ce4" office:value-type="string" calcext:value-type="string">
            <text:p>17.24%</text:p>
          </table:table-cell>
        </table:table-row>
        <table:table-row table:style-name="ro1">
          <table:table-cell table:style-name="ce4" office:value-type="string" calcext:value-type="string">
            <text:p>05/04/2021</text:p>
          </table:table-cell>
          <table:table-cell office:value-type="float" office:value="0.559005" calcext:value-type="float">
            <text:p>0.559005</text:p>
          </table:table-cell>
          <table:table-cell office:value-type="float" office:value="0.438349" calcext:value-type="float">
            <text:p>0.438349</text:p>
          </table:table-cell>
          <table:table-cell office:value-type="float" office:value="0.594039" calcext:value-type="float">
            <text:p>0.594039</text:p>
          </table:table-cell>
          <table:table-cell office:value-type="float" office:value="0.398416" calcext:value-type="float">
            <text:p>0.398416</text:p>
          </table:table-cell>
          <table:table-cell office:value-type="string" calcext:value-type="string">
            <text:p>31.90B</text:p>
          </table:table-cell>
          <table:table-cell table:style-name="ce4" office:value-type="string" calcext:value-type="string">
            <text:p>27.56%</text:p>
          </table:table-cell>
        </table:table-row>
        <table:table-row table:style-name="ro1">
          <table:table-cell table:style-name="ce4" office:value-type="string" calcext:value-type="string">
            <text:p>05/03/2021</text:p>
          </table:table-cell>
          <table:table-cell office:value-type="float" office:value="0.438244" calcext:value-type="float">
            <text:p>0.438244</text:p>
          </table:table-cell>
          <table:table-cell office:value-type="float" office:value="0.372467" calcext:value-type="float">
            <text:p>0.372467</text:p>
          </table:table-cell>
          <table:table-cell office:value-type="float" office:value="0.443181" calcext:value-type="float">
            <text:p>0.443181</text:p>
          </table:table-cell>
          <table:table-cell office:value-type="float" office:value="0.372467" calcext:value-type="float">
            <text:p>0.372467</text:p>
          </table:table-cell>
          <table:table-cell office:value-type="string" calcext:value-type="string">
            <text:p>9.97B</text:p>
          </table:table-cell>
          <table:table-cell table:style-name="ce4" office:value-type="string" calcext:value-type="string">
            <text:p>17.68%</text:p>
          </table:table-cell>
        </table:table-row>
        <table:table-row table:style-name="ro1">
          <table:table-cell table:style-name="ce4" office:value-type="string" calcext:value-type="string">
            <text:p>05/02/2021</text:p>
          </table:table-cell>
          <table:table-cell office:value-type="float" office:value="0.372404" calcext:value-type="float">
            <text:p>0.372404</text:p>
          </table:table-cell>
          <table:table-cell office:value-type="float" office:value="0.390686" calcext:value-type="float">
            <text:p>0.390686</text:p>
          </table:table-cell>
          <table:table-cell office:value-type="float" office:value="0.399246" calcext:value-type="float">
            <text:p>0.399246</text:p>
          </table:table-cell>
          <table:table-cell office:value-type="float" office:value="0.363912" calcext:value-type="float">
            <text:p>0.363912</text:p>
          </table:table-cell>
          <table:table-cell office:value-type="string" calcext:value-type="string">
            <text:p>8.20B</text:p>
          </table:table-cell>
          <table:table-cell table:style-name="ce4" office:value-type="string" calcext:value-type="string">
            <text:p>-4.67%</text:p>
          </table:table-cell>
        </table:table-row>
        <table:table-row table:style-name="ro1">
          <table:table-cell table:style-name="ce4" office:value-type="string" calcext:value-type="string">
            <text:p>05/01/2021</text:p>
          </table:table-cell>
          <table:table-cell office:value-type="float" office:value="0.390642" calcext:value-type="float">
            <text:p>0.390642</text:p>
          </table:table-cell>
          <table:table-cell office:value-type="float" office:value="0.336657" calcext:value-type="float">
            <text:p>0.336657</text:p>
          </table:table-cell>
          <table:table-cell office:value-type="float" office:value="0.396647" calcext:value-type="float">
            <text:p>0.396647</text:p>
          </table:table-cell>
          <table:table-cell office:value-type="float" office:value="0.327317" calcext:value-type="float">
            <text:p>0.327317</text:p>
          </table:table-cell>
          <table:table-cell office:value-type="string" calcext:value-type="string">
            <text:p>11.34B</text:p>
          </table:table-cell>
          <table:table-cell table:style-name="ce4" office:value-type="string" calcext:value-type="string">
            <text:p>16.04%</text:p>
          </table:table-cell>
        </table:table-row>
        <table:table-row table:style-name="ro1">
          <table:table-cell table:style-name="ce4" office:value-type="string" calcext:value-type="string">
            <text:p>04/30/2021</text:p>
          </table:table-cell>
          <table:table-cell office:value-type="float" office:value="0.336635" calcext:value-type="float">
            <text:p>0.336635</text:p>
          </table:table-cell>
          <table:table-cell office:value-type="float" office:value="0.303226" calcext:value-type="float">
            <text:p>0.303226</text:p>
          </table:table-cell>
          <table:table-cell office:value-type="float" office:value="0.338327" calcext:value-type="float">
            <text:p>0.338327</text:p>
          </table:table-cell>
          <table:table-cell office:value-type="float" office:value="0.300761" calcext:value-type="float">
            <text:p>0.300761</text:p>
          </table:table-cell>
          <table:table-cell office:value-type="string" calcext:value-type="string">
            <text:p>6.48B</text:p>
          </table:table-cell>
          <table:table-cell table:style-name="ce4" office:value-type="string" calcext:value-type="string">
            <text:p>11.01%</text:p>
          </table:table-cell>
        </table:table-row>
        <table:table-row table:style-name="ro1">
          <table:table-cell table:style-name="ce4" office:value-type="string" calcext:value-type="string">
            <text:p>04/29/2021</text:p>
          </table:table-cell>
          <table:table-cell office:value-type="float" office:value="0.30324" calcext:value-type="float">
            <text:p>0.30324</text:p>
          </table:table-cell>
          <table:table-cell office:value-type="float" office:value="0.323591" calcext:value-type="float">
            <text:p>0.323591</text:p>
          </table:table-cell>
          <table:table-cell office:value-type="float" office:value="0.323797" calcext:value-type="float">
            <text:p>0.323797</text:p>
          </table:table-cell>
          <table:table-cell office:value-type="float" office:value="0.295612" calcext:value-type="float">
            <text:p>0.295612</text:p>
          </table:table-cell>
          <table:table-cell office:value-type="string" calcext:value-type="string">
            <text:p>6.74B</text:p>
          </table:table-cell>
          <table:table-cell table:style-name="ce4" office:value-type="string" calcext:value-type="string">
            <text:p>-6.29%</text:p>
          </table:table-cell>
        </table:table-row>
        <table:table-row table:style-name="ro1">
          <table:table-cell table:style-name="ce4" office:value-type="string" calcext:value-type="string">
            <text:p>04/28/2021</text:p>
          </table:table-cell>
          <table:table-cell office:value-type="float" office:value="0.323582" calcext:value-type="float">
            <text:p>0.323582</text:p>
          </table:table-cell>
          <table:table-cell office:value-type="float" office:value="0.270696" calcext:value-type="float">
            <text:p>0.270696</text:p>
          </table:table-cell>
          <table:table-cell office:value-type="float" office:value="0.343505" calcext:value-type="float">
            <text:p>0.343505</text:p>
          </table:table-cell>
          <table:table-cell office:value-type="float" office:value="0.255591" calcext:value-type="float">
            <text:p>0.255591</text:p>
          </table:table-cell>
          <table:table-cell office:value-type="string" calcext:value-type="string">
            <text:p>21.22B</text:p>
          </table:table-cell>
          <table:table-cell table:style-name="ce4" office:value-type="string" calcext:value-type="string">
            <text:p>19.55%</text:p>
          </table:table-cell>
        </table:table-row>
        <table:table-row table:style-name="ro1">
          <table:table-cell table:style-name="ce4" office:value-type="string" calcext:value-type="string">
            <text:p>04/27/2021</text:p>
          </table:table-cell>
          <table:table-cell office:value-type="float" office:value="0.270668" calcext:value-type="float">
            <text:p>0.270668</text:p>
          </table:table-cell>
          <table:table-cell office:value-type="float" office:value="0.270118" calcext:value-type="float">
            <text:p>0.270118</text:p>
          </table:table-cell>
          <table:table-cell office:value-type="float" office:value="0.278347" calcext:value-type="float">
            <text:p>0.278347</text:p>
          </table:table-cell>
          <table:table-cell office:value-type="float" office:value="0.264018" calcext:value-type="float">
            <text:p>0.264018</text:p>
          </table:table-cell>
          <table:table-cell office:value-type="string" calcext:value-type="string">
            <text:p>5.38B</text:p>
          </table:table-cell>
          <table:table-cell table:style-name="ce4" office:value-type="string" calcext:value-type="string">
            <text:p>0.32%</text:p>
          </table:table-cell>
        </table:table-row>
        <table:table-row table:style-name="ro1">
          <table:table-cell table:style-name="ce4" office:value-type="string" calcext:value-type="string">
            <text:p>04/26/2021</text:p>
          </table:table-cell>
          <table:table-cell office:value-type="float" office:value="0.269805" calcext:value-type="float">
            <text:p>0.269805</text:p>
          </table:table-cell>
          <table:table-cell office:value-type="float" office:value="0.251192" calcext:value-type="float">
            <text:p>0.251192</text:p>
          </table:table-cell>
          <table:table-cell office:value-type="float" office:value="0.279737" calcext:value-type="float">
            <text:p>0.279737</text:p>
          </table:table-cell>
          <table:table-cell office:value-type="float" office:value="0.24739" calcext:value-type="float">
            <text:p>0.24739</text:p>
          </table:table-cell>
          <table:table-cell office:value-type="string" calcext:value-type="string">
            <text:p>7.90B</text:p>
          </table:table-cell>
          <table:table-cell table:style-name="ce4" office:value-type="string" calcext:value-type="string">
            <text:p>7.45%</text:p>
          </table:table-cell>
        </table:table-row>
        <table:table-row table:style-name="ro1">
          <table:table-cell table:style-name="ce4" office:value-type="string" calcext:value-type="string">
            <text:p>04/25/2021</text:p>
          </table:table-cell>
          <table:table-cell office:value-type="float" office:value="0.251103" calcext:value-type="float">
            <text:p>0.251103</text:p>
          </table:table-cell>
          <table:table-cell office:value-type="float" office:value="0.269932" calcext:value-type="float">
            <text:p>0.269932</text:p>
          </table:table-cell>
          <table:table-cell office:value-type="float" office:value="0.288841" calcext:value-type="float">
            <text:p>0.288841</text:p>
          </table:table-cell>
          <table:table-cell office:value-type="float" office:value="0.224455" calcext:value-type="float">
            <text:p>0.224455</text:p>
          </table:table-cell>
          <table:table-cell office:value-type="string" calcext:value-type="string">
            <text:p>10.02B</text:p>
          </table:table-cell>
          <table:table-cell table:style-name="ce4" office:value-type="string" calcext:value-type="string">
            <text:p>-7.00%</text:p>
          </table:table-cell>
        </table:table-row>
        <table:table-row table:style-name="ro1">
          <table:table-cell table:style-name="ce4" office:value-type="string" calcext:value-type="string">
            <text:p>04/24/2021</text:p>
          </table:table-cell>
          <table:table-cell office:value-type="float" office:value="0.270017" calcext:value-type="float">
            <text:p>0.270017</text:p>
          </table:table-cell>
          <table:table-cell office:value-type="float" office:value="0.24879" calcext:value-type="float">
            <text:p>0.24879</text:p>
          </table:table-cell>
          <table:table-cell office:value-type="float" office:value="0.289165" calcext:value-type="float">
            <text:p>0.289165</text:p>
          </table:table-cell>
          <table:table-cell office:value-type="float" office:value="0.229214" calcext:value-type="float">
            <text:p>0.229214</text:p>
          </table:table-cell>
          <table:table-cell office:value-type="string" calcext:value-type="string">
            <text:p>17.25B</text:p>
          </table:table-cell>
          <table:table-cell table:style-name="ce4" office:value-type="string" calcext:value-type="string">
            <text:p>8.56%</text:p>
          </table:table-cell>
        </table:table-row>
        <table:table-row table:style-name="ro1">
          <table:table-cell table:style-name="ce4" office:value-type="string" calcext:value-type="string">
            <text:p>04/23/2021</text:p>
          </table:table-cell>
          <table:table-cell office:value-type="float" office:value="0.248731" calcext:value-type="float">
            <text:p>0.248731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269065" calcext:value-type="float">
            <text:p>0.269065</text:p>
          </table:table-cell>
          <table:table-cell office:value-type="float" office:value="0.166312" calcext:value-type="float">
            <text:p>0.166312</text:p>
          </table:table-cell>
          <table:table-cell office:value-type="string" calcext:value-type="string">
            <text:p>27.91B</text:p>
          </table:table-cell>
          <table:table-cell table:style-name="ce4" office:value-type="string" calcext:value-type="string">
            <text:p>-4.63%</text:p>
          </table:table-cell>
        </table:table-row>
        <table:table-row table:style-name="ro1">
          <table:table-cell table:style-name="ce4" office:value-type="string" calcext:value-type="string">
            <text:p>04/22/2021</text:p>
          </table:table-cell>
          <table:table-cell office:value-type="float" office:value="0.26081" calcext:value-type="float">
            <text:p>0.26081</text:p>
          </table:table-cell>
          <table:table-cell office:value-type="float" office:value="0.305718" calcext:value-type="float">
            <text:p>0.305718</text:p>
          </table:table-cell>
          <table:table-cell office:value-type="float" office:value="0.308332" calcext:value-type="float">
            <text:p>0.308332</text:p>
          </table:table-cell>
          <table:table-cell office:value-type="float" office:value="0.256061" calcext:value-type="float">
            <text:p>0.256061</text:p>
          </table:table-cell>
          <table:table-cell office:value-type="string" calcext:value-type="string">
            <text:p>17.34B</text:p>
          </table:table-cell>
          <table:table-cell table:style-name="ce4" office:value-type="string" calcext:value-type="string">
            <text:p>-14.67%</text:p>
          </table:table-cell>
        </table:table-row>
        <table:table-row table:style-name="ro1">
          <table:table-cell table:style-name="ce4" office:value-type="string" calcext:value-type="string">
            <text:p>04/21/2021</text:p>
          </table:table-cell>
          <table:table-cell office:value-type="float" office:value="0.305633" calcext:value-type="float">
            <text:p>0.305633</text:p>
          </table:table-cell>
          <table:table-cell office:value-type="float" office:value="0.317922" calcext:value-type="float">
            <text:p>0.317922</text:p>
          </table:table-cell>
          <table:table-cell office:value-type="float" office:value="0.346599" calcext:value-type="float">
            <text:p>0.346599</text:p>
          </table:table-cell>
          <table:table-cell office:value-type="float" office:value="0.297108" calcext:value-type="float">
            <text:p>0.297108</text:p>
          </table:table-cell>
          <table:table-cell office:value-type="string" calcext:value-type="string">
            <text:p>15.48B</text:p>
          </table:table-cell>
          <table:table-cell table:style-name="ce4" office:value-type="string" calcext:value-type="string">
            <text:p>-3.80%</text:p>
          </table:table-cell>
        </table:table-row>
        <table:table-row table:style-name="ro1">
          <table:table-cell table:style-name="ce4" office:value-type="string" calcext:value-type="string">
            <text:p>04/20/2021</text:p>
          </table:table-cell>
          <table:table-cell office:value-type="float" office:value="0.317696" calcext:value-type="float">
            <text:p>0.317696</text:p>
          </table:table-cell>
          <table:table-cell office:value-type="float" office:value="0.407451" calcext:value-type="float">
            <text:p>0.407451</text:p>
          </table:table-cell>
          <table:table-cell office:value-type="float" office:value="0.422212" calcext:value-type="float">
            <text:p>0.422212</text:p>
          </table:table-cell>
          <table:table-cell office:value-type="float" office:value="0.271758" calcext:value-type="float">
            <text:p>0.271758</text:p>
          </table:table-cell>
          <table:table-cell office:value-type="string" calcext:value-type="string">
            <text:p>33.27B</text:p>
          </table:table-cell>
          <table:table-cell table:style-name="ce4" office:value-type="string" calcext:value-type="string">
            <text:p>-22.01%</text:p>
          </table:table-cell>
        </table:table-row>
        <table:table-row table:style-name="ro1">
          <table:table-cell table:style-name="ce4" office:value-type="string" calcext:value-type="string">
            <text:p>04/19/2021</text:p>
          </table:table-cell>
          <table:table-cell office:value-type="float" office:value="0.407335" calcext:value-type="float">
            <text:p>0.407335</text:p>
          </table:table-cell>
          <table:table-cell office:value-type="float" office:value="0.322197" calcext:value-type="float">
            <text:p>0.322197</text:p>
          </table:table-cell>
          <table:table-cell office:value-type="float" office:value="0.433969" calcext:value-type="float">
            <text:p>0.433969</text:p>
          </table:table-cell>
          <table:table-cell office:value-type="float" office:value="0.309128" calcext:value-type="float">
            <text:p>0.309128</text:p>
          </table:table-cell>
          <table:table-cell office:value-type="string" calcext:value-type="string">
            <text:p>31.68B</text:p>
          </table:table-cell>
          <table:table-cell table:style-name="ce4" office:value-type="string" calcext:value-type="string">
            <text:p>26.49%</text:p>
          </table:table-cell>
        </table:table-row>
        <table:table-row table:style-name="ro1">
          <table:table-cell table:style-name="ce4" office:value-type="string" calcext:value-type="string">
            <text:p>04/18/2021</text:p>
          </table:table-cell>
          <table:table-cell office:value-type="float" office:value="0.322037" calcext:value-type="float">
            <text:p>0.322037</text:p>
          </table:table-cell>
          <table:table-cell office:value-type="float" office:value="0.282723" calcext:value-type="float">
            <text:p>0.282723</text:p>
          </table:table-cell>
          <table:table-cell office:value-type="float" office:value="0.349748" calcext:value-type="float">
            <text:p>0.349748</text:p>
          </table:table-cell>
          <table:table-cell office:value-type="float" office:value="0.239707" calcext:value-type="float">
            <text:p>0.239707</text:p>
          </table:table-cell>
          <table:table-cell office:value-type="string" calcext:value-type="string">
            <text:p>29.11B</text:p>
          </table:table-cell>
          <table:table-cell table:style-name="ce4" office:value-type="string" calcext:value-type="string">
            <text:p>14.23%</text:p>
          </table:table-cell>
        </table:table-row>
        <table:table-row table:style-name="ro1">
          <table:table-cell table:style-name="ce4" office:value-type="string" calcext:value-type="string">
            <text:p>04/17/2021</text:p>
          </table:table-cell>
          <table:table-cell office:value-type="float" office:value="0.281909" calcext:value-type="float">
            <text:p>0.281909</text:p>
          </table:table-cell>
          <table:table-cell office:value-type="float" office:value="0.365389" calcext:value-type="float">
            <text:p>0.365389</text:p>
          </table:table-cell>
          <table:table-cell office:value-type="float" office:value="0.378924" calcext:value-type="float">
            <text:p>0.378924</text:p>
          </table:table-cell>
          <table:table-cell office:value-type="float" office:value="0.23201" calcext:value-type="float">
            <text:p>0.23201</text:p>
          </table:table-cell>
          <table:table-cell office:value-type="string" calcext:value-type="string">
            <text:p>39.28B</text:p>
          </table:table-cell>
          <table:table-cell table:style-name="ce4" office:value-type="string" calcext:value-type="string">
            <text:p>-22.88%</text:p>
          </table:table-cell>
        </table:table-row>
        <table:table-row table:style-name="ro1">
          <table:table-cell table:style-name="ce4" office:value-type="string" calcext:value-type="string">
            <text:p>04/16/2021</text:p>
          </table:table-cell>
          <table:table-cell office:value-type="float" office:value="0.365551" calcext:value-type="float">
            <text:p>0.365551</text:p>
          </table:table-cell>
          <table:table-cell office:value-type="float" office:value="0.182628" calcext:value-type="float">
            <text:p>0.182628</text:p>
          </table:table-cell>
          <table:table-cell office:value-type="float" office:value="0.449889" calcext:value-type="float">
            <text:p>0.449889</text:p>
          </table:table-cell>
          <table:table-cell office:value-type="float" office:value="0.180132" calcext:value-type="float">
            <text:p>0.180132</text:p>
          </table:table-cell>
          <table:table-cell office:value-type="string" calcext:value-type="string">
            <text:p>83.39B</text:p>
          </table:table-cell>
          <table:table-cell table:style-name="ce4" office:value-type="string" calcext:value-type="string">
            <text:p>99.99%</text:p>
          </table:table-cell>
        </table:table-row>
        <table:table-row table:style-name="ro1">
          <table:table-cell table:style-name="ce4" office:value-type="string" calcext:value-type="string">
            <text:p>04/15/2021</text:p>
          </table:table-cell>
          <table:table-cell office:value-type="float" office:value="0.182784" calcext:value-type="float">
            <text:p>0.182784</text:p>
          </table:table-cell>
          <table:table-cell office:value-type="float" office:value="0.121275" calcext:value-type="float">
            <text:p>0.121275</text:p>
          </table:table-cell>
          <table:table-cell office:value-type="float" office:value="0.189446" calcext:value-type="float">
            <text:p>0.189446</text:p>
          </table:table-cell>
          <table:table-cell office:value-type="float" office:value="0.120291" calcext:value-type="float">
            <text:p>0.120291</text:p>
          </table:table-cell>
          <table:table-cell office:value-type="string" calcext:value-type="string">
            <text:p>37.96B</text:p>
          </table:table-cell>
          <table:table-cell table:style-name="ce4" office:value-type="string" calcext:value-type="string">
            <text:p>50.63%</text:p>
          </table:table-cell>
        </table:table-row>
        <table:table-row table:style-name="ro1">
          <table:table-cell table:style-name="ce4" office:value-type="string" calcext:value-type="string">
            <text:p>04/14/2021</text:p>
          </table:table-cell>
          <table:table-cell office:value-type="float" office:value="0.121349" calcext:value-type="float">
            <text:p>0.121349</text:p>
          </table:table-cell>
          <table:table-cell office:value-type="float" office:value="0.09425" calcext:value-type="float">
            <text:p>0.09425</text:p>
          </table:table-cell>
          <table:table-cell office:value-type="float" office:value="0.144229" calcext:value-type="float">
            <text:p>0.144229</text:p>
          </table:table-cell>
          <table:table-cell office:value-type="float" office:value="0.092535" calcext:value-type="float">
            <text:p>0.092535</text:p>
          </table:table-cell>
          <table:table-cell office:value-type="string" calcext:value-type="string">
            <text:p>57.29B</text:p>
          </table:table-cell>
          <table:table-cell table:style-name="ce4" office:value-type="string" calcext:value-type="string">
            <text:p>29.42%</text:p>
          </table:table-cell>
        </table:table-row>
        <table:table-row table:style-name="ro1">
          <table:table-cell table:style-name="ce4" office:value-type="string" calcext:value-type="string">
            <text:p>04/13/2021</text:p>
          </table:table-cell>
          <table:table-cell office:value-type="float" office:value="0.093763" calcext:value-type="float">
            <text:p>0.093763</text:p>
          </table:table-cell>
          <table:table-cell office:value-type="float" office:value="0.070709" calcext:value-type="float">
            <text:p>0.070709</text:p>
          </table:table-cell>
          <table:table-cell office:value-type="float" office:value="0.095671" calcext:value-type="float">
            <text:p>0.095671</text:p>
          </table:table-cell>
          <table:table-cell office:value-type="float" office:value="0.070705" calcext:value-type="float">
            <text:p>0.070705</text:p>
          </table:table-cell>
          <table:table-cell office:value-type="string" calcext:value-type="string">
            <text:p>23.19B</text:p>
          </table:table-cell>
          <table:table-cell table:style-name="ce4" office:value-type="string" calcext:value-type="string">
            <text:p>32.59%</text:p>
          </table:table-cell>
        </table:table-row>
        <table:table-row table:style-name="ro1">
          <table:table-cell table:style-name="ce4" office:value-type="string" calcext:value-type="string">
            <text:p>04/12/2021</text:p>
          </table:table-cell>
          <table:table-cell office:value-type="float" office:value="0.070719" calcext:value-type="float">
            <text:p>0.070719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75337" calcext:value-type="float">
            <text:p>0.075337</text:p>
          </table:table-cell>
          <table:table-cell office:value-type="float" office:value="0.068792" calcext:value-type="float">
            <text:p>0.068792</text:p>
          </table:table-cell>
          <table:table-cell office:value-type="string" calcext:value-type="string">
            <text:p>8.90B</text:p>
          </table:table-cell>
          <table:table-cell table:style-name="ce4" office:value-type="string" calcext:value-type="string">
            <text:p>-4.63%</text:p>
          </table:table-cell>
        </table:table-row>
        <table:table-row table:style-name="ro1">
          <table:table-cell table:style-name="ce4" office:value-type="string" calcext:value-type="string">
            <text:p>04/11/2021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0.06368" calcext:value-type="float">
            <text:p>0.06368</text:p>
          </table:table-cell>
          <table:table-cell office:value-type="float" office:value="0.079712" calcext:value-type="float">
            <text:p>0.079712</text:p>
          </table:table-cell>
          <table:table-cell office:value-type="float" office:value="0.063402" calcext:value-type="float">
            <text:p>0.063402</text:p>
          </table:table-cell>
          <table:table-cell office:value-type="string" calcext:value-type="string">
            <text:p>24.47B</text:p>
          </table:table-cell>
          <table:table-cell table:style-name="ce4" office:value-type="string" calcext:value-type="string">
            <text:p>16.43%</text:p>
          </table:table-cell>
        </table:table-row>
        <table:table-row table:style-name="ro1">
          <table:table-cell table:style-name="ce4" office:value-type="string" calcext:value-type="string">
            <text:p>04/10/2021</text:p>
          </table:table-cell>
          <table:table-cell office:value-type="float" office:value="0.063688" calcext:value-type="float">
            <text:p>0.063688</text:p>
          </table:table-cell>
          <table:table-cell office:value-type="float" office:value="0.061605" calcext:value-type="float">
            <text:p>0.061605</text:p>
          </table:table-cell>
          <table:table-cell office:value-type="float" office:value="0.065016" calcext:value-type="float">
            <text:p>0.065016</text:p>
          </table:table-cell>
          <table:table-cell office:value-type="float" office:value="0.060969" calcext:value-type="float">
            <text:p>0.060969</text:p>
          </table:table-cell>
          <table:table-cell office:value-type="string" calcext:value-type="string">
            <text:p>5.30B</text:p>
          </table:table-cell>
          <table:table-cell table:style-name="ce4" office:value-type="string" calcext:value-type="string">
            <text:p>3.42%</text:p>
          </table:table-cell>
        </table:table-row>
        <table:table-row table:style-name="ro1">
          <table:table-cell table:style-name="ce4" office:value-type="string" calcext:value-type="string">
            <text:p>04/09/2021</text:p>
          </table:table-cell>
          <table:table-cell office:value-type="float" office:value="0.061582" calcext:value-type="float">
            <text:p>0.061582</text:p>
          </table:table-cell>
          <table:table-cell office:value-type="float" office:value="0.061754" calcext:value-type="float">
            <text:p>0.061754</text:p>
          </table:table-cell>
          <table:table-cell office:value-type="float" office:value="0.063832" calcext:value-type="float">
            <text:p>0.063832</text:p>
          </table:table-cell>
          <table:table-cell office:value-type="float" office:value="0.060536" calcext:value-type="float">
            <text:p>0.060536</text:p>
          </table:table-cell>
          <table:table-cell office:value-type="string" calcext:value-type="string">
            <text:p>4.13B</text:p>
          </table:table-cell>
          <table:table-cell table:style-name="ce4" office:value-type="string" calcext:value-type="string">
            <text:p>-0.28%</text:p>
          </table:table-cell>
        </table:table-row>
        <table:table-row table:style-name="ro1">
          <table:table-cell table:style-name="ce4" office:value-type="string" calcext:value-type="string">
            <text:p>04/08/2021</text:p>
          </table:table-cell>
          <table:table-cell office:value-type="float" office:value="0.061757" calcext:value-type="float">
            <text:p>0.061757</text:p>
          </table:table-cell>
          <table:table-cell office:value-type="float" office:value="0.05873" calcext:value-type="float">
            <text:p>0.05873</text:p>
          </table:table-cell>
          <table:table-cell office:value-type="float" office:value="0.062168" calcext:value-type="float">
            <text:p>0.062168</text:p>
          </table:table-cell>
          <table:table-cell office:value-type="float" office:value="0.058705" calcext:value-type="float">
            <text:p>0.058705</text:p>
          </table:table-cell>
          <table:table-cell office:value-type="string" calcext:value-type="string">
            <text:p>3.86B</text:p>
          </table:table-cell>
          <table:table-cell table:style-name="ce4" office:value-type="string" calcext:value-type="string">
            <text:p>5.16%</text:p>
          </table:table-cell>
        </table:table-row>
        <table:table-row table:style-name="ro1">
          <table:table-cell table:style-name="ce4" office:value-type="string" calcext:value-type="string">
            <text:p>04/07/2021</text:p>
          </table:table-cell>
          <table:table-cell office:value-type="float" office:value="0.058728" calcext:value-type="float">
            <text:p>0.058728</text:p>
          </table:table-cell>
          <table:table-cell office:value-type="float" office:value="0.064281" calcext:value-type="float">
            <text:p>0.064281</text:p>
          </table:table-cell>
          <table:table-cell office:value-type="float" office:value="0.067151" calcext:value-type="float">
            <text:p>0.067151</text:p>
          </table:table-cell>
          <table:table-cell office:value-type="float" office:value="0.057211" calcext:value-type="float">
            <text:p>0.057211</text:p>
          </table:table-cell>
          <table:table-cell office:value-type="string" calcext:value-type="string">
            <text:p>9.59B</text:p>
          </table:table-cell>
          <table:table-cell table:style-name="ce4" office:value-type="string" calcext:value-type="string">
            <text:p>-8.64%</text:p>
          </table:table-cell>
        </table:table-row>
        <table:table-row table:style-name="ro1">
          <table:table-cell table:style-name="ce4" office:value-type="string" calcext:value-type="string">
            <text:p>04/06/2021</text:p>
          </table:table-cell>
          <table:table-cell office:value-type="float" office:value="0.064283" calcext:value-type="float">
            <text:p>0.064283</text:p>
          </table:table-cell>
          <table:table-cell office:value-type="float" office:value="0.059921" calcext:value-type="float">
            <text:p>0.059921</text:p>
          </table:table-cell>
          <table:table-cell office:value-type="float" office:value="0.064989" calcext:value-type="float">
            <text:p>0.064989</text:p>
          </table:table-cell>
          <table:table-cell office:value-type="float" office:value="0.058068" calcext:value-type="float">
            <text:p>0.058068</text:p>
          </table:table-cell>
          <table:table-cell office:value-type="string" calcext:value-type="string">
            <text:p>9.45B</text:p>
          </table:table-cell>
          <table:table-cell table:style-name="ce4" office:value-type="string" calcext:value-type="string">
            <text:p>7.23%</text:p>
          </table:table-cell>
        </table:table-row>
        <table:table-row table:style-name="ro1">
          <table:table-cell table:style-name="ce4" office:value-type="string" calcext:value-type="string">
            <text:p>04/05/2021</text:p>
          </table:table-cell>
          <table:table-cell office:value-type="float" office:value="0.059948" calcext:value-type="float">
            <text:p>0.059948</text:p>
          </table:table-cell>
          <table:table-cell office:value-type="float" office:value="0.057393" calcext:value-type="float">
            <text:p>0.057393</text:p>
          </table:table-cell>
          <table:table-cell office:value-type="float" office:value="0.060593" calcext:value-type="float">
            <text:p>0.060593</text:p>
          </table:table-cell>
          <table:table-cell office:value-type="float" office:value="0.056318" calcext:value-type="float">
            <text:p>0.056318</text:p>
          </table:table-cell>
          <table:table-cell office:value-type="string" calcext:value-type="string">
            <text:p>5.22B</text:p>
          </table:table-cell>
          <table:table-cell table:style-name="ce4" office:value-type="string" calcext:value-type="string">
            <text:p>4.44%</text:p>
          </table:table-cell>
        </table:table-row>
        <table:table-row table:style-name="ro1">
          <table:table-cell table:style-name="ce4" office:value-type="string" calcext:value-type="string">
            <text:p>04/04/2021</text:p>
          </table:table-cell>
          <table:table-cell office:value-type="float" office:value="0.057401" calcext:value-type="float">
            <text:p>0.057401</text:p>
          </table:table-cell>
          <table:table-cell office:value-type="float" office:value="0.055542" calcext:value-type="float">
            <text:p>0.055542</text:p>
          </table:table-cell>
          <table:table-cell office:value-type="float" office:value="0.058122" calcext:value-type="float">
            <text:p>0.058122</text:p>
          </table:table-cell>
          <table:table-cell office:value-type="float" office:value="0.055121" calcext:value-type="float">
            <text:p>0.055121</text:p>
          </table:table-cell>
          <table:table-cell office:value-type="string" calcext:value-type="string">
            <text:p>3.28B</text:p>
          </table:table-cell>
          <table:table-cell table:style-name="ce4" office:value-type="string" calcext:value-type="string">
            <text:p>3.32%</text:p>
          </table:table-cell>
        </table:table-row>
        <table:table-row table:style-name="ro1">
          <table:table-cell table:style-name="ce4" office:value-type="string" calcext:value-type="string">
            <text:p>04/03/2021</text:p>
          </table:table-cell>
          <table:table-cell office:value-type="float" office:value="0.055554" calcext:value-type="float">
            <text:p>0.055554</text:p>
          </table:table-cell>
          <table:table-cell office:value-type="float" office:value="0.057567" calcext:value-type="float">
            <text:p>0.057567</text:p>
          </table:table-cell>
          <table:table-cell office:value-type="float" office:value="0.05944" calcext:value-type="float">
            <text:p>0.05944</text:p>
          </table:table-cell>
          <table:table-cell office:value-type="float" office:value="0.055553" calcext:value-type="float">
            <text:p>0.055553</text:p>
          </table:table-cell>
          <table:table-cell office:value-type="string" calcext:value-type="string">
            <text:p>4.08B</text:p>
          </table:table-cell>
          <table:table-cell table:style-name="ce4" office:value-type="string" calcext:value-type="string">
            <text:p>-3.50%</text:p>
          </table:table-cell>
        </table:table-row>
        <table:table-row table:style-name="ro1">
          <table:table-cell table:style-name="ce4" office:value-type="string" calcext:value-type="string">
            <text:p>04/02/2021</text:p>
          </table:table-cell>
          <table:table-cell office:value-type="float" office:value="0.05757" calcext:value-type="float">
            <text:p>0.05757</text:p>
          </table:table-cell>
          <table:table-cell office:value-type="float" office:value="0.062093" calcext:value-type="float">
            <text:p>0.062093</text:p>
          </table:table-cell>
          <table:table-cell office:value-type="float" office:value="0.062794" calcext:value-type="float">
            <text:p>0.062794</text:p>
          </table:table-cell>
          <table:table-cell office:value-type="float" office:value="0.057285" calcext:value-type="float">
            <text:p>0.057285</text:p>
          </table:table-cell>
          <table:table-cell office:value-type="string" calcext:value-type="string">
            <text:p>8.10B</text:p>
          </table:table-cell>
          <table:table-cell table:style-name="ce4" office:value-type="string" calcext:value-type="string">
            <text:p>-7.31%</text:p>
          </table:table-cell>
        </table:table-row>
        <table:table-row table:style-name="ro1">
          <table:table-cell table:style-name="ce4" office:value-type="string" calcext:value-type="string">
            <text:p>04/01/2021</text:p>
          </table:table-cell>
          <table:table-cell office:value-type="float" office:value="0.062113" calcext:value-type="float">
            <text:p>0.062113</text:p>
          </table:table-cell>
          <table:table-cell office:value-type="float" office:value="0.053742" calcext:value-type="float">
            <text:p>0.053742</text:p>
          </table:table-cell>
          <table:table-cell office:value-type="float" office:value="0.070722" calcext:value-type="float">
            <text:p>0.070722</text:p>
          </table:table-cell>
          <table:table-cell office:value-type="float" office:value="0.053723" calcext:value-type="float">
            <text:p>0.053723</text:p>
          </table:table-cell>
          <table:table-cell office:value-type="string" calcext:value-type="string">
            <text:p>26.14B</text:p>
          </table:table-cell>
          <table:table-cell table:style-name="ce4" office:value-type="string" calcext:value-type="string">
            <text:p>15.57%</text:p>
          </table:table-cell>
        </table:table-row>
        <table:table-row table:style-name="ro1">
          <table:table-cell table:style-name="ce4" office:value-type="string" calcext:value-type="string">
            <text:p>03/31/2021</text:p>
          </table:table-cell>
          <table:table-cell office:value-type="float" office:value="0.053744" calcext:value-type="float">
            <text:p>0.053744</text:p>
          </table:table-cell>
          <table:table-cell office:value-type="float" office:value="0.054026" calcext:value-type="float">
            <text:p>0.054026</text:p>
          </table:table-cell>
          <table:table-cell office:value-type="float" office:value="0.054484" calcext:value-type="float">
            <text:p>0.054484</text:p>
          </table:table-cell>
          <table:table-cell office:value-type="float" office:value="0.051896" calcext:value-type="float">
            <text:p>0.051896</text:p>
          </table:table-cell>
          <table:table-cell office:value-type="string" calcext:value-type="string">
            <text:p>2.26B</text:p>
          </table:table-cell>
          <table:table-cell table:style-name="ce4" office:value-type="string" calcext:value-type="string">
            <text:p>-0.52%</text:p>
          </table:table-cell>
        </table:table-row>
        <table:table-row table:style-name="ro1">
          <table:table-cell table:style-name="ce4" office:value-type="string" calcext:value-type="string">
            <text:p>03/30/2021</text:p>
          </table:table-cell>
          <table:table-cell office:value-type="float" office:value="0.054027" calcext:value-type="float">
            <text:p>0.054027</text:p>
          </table:table-cell>
          <table:table-cell office:value-type="float" office:value="0.054122" calcext:value-type="float">
            <text:p>0.054122</text:p>
          </table:table-cell>
          <table:table-cell office:value-type="float" office:value="0.055567" calcext:value-type="float">
            <text:p>0.055567</text:p>
          </table:table-cell>
          <table:table-cell office:value-type="float" office:value="0.053738" calcext:value-type="float">
            <text:p>0.053738</text:p>
          </table:table-cell>
          <table:table-cell office:value-type="string" calcext:value-type="string">
            <text:p>2.81B</text:p>
          </table:table-cell>
          <table:table-cell table:style-name="ce4" office:value-type="string" calcext:value-type="string">
            <text:p>-0.14%</text:p>
          </table:table-cell>
        </table:table-row>
        <table:table-row table:style-name="ro1">
          <table:table-cell table:style-name="ce4" office:value-type="string" calcext:value-type="string">
            <text:p>03/29/2021</text:p>
          </table:table-cell>
          <table:table-cell office:value-type="float" office:value="0.054102" calcext:value-type="float">
            <text:p>0.054102</text:p>
          </table:table-cell>
          <table:table-cell office:value-type="float" office:value="0.053641" calcext:value-type="float">
            <text:p>0.053641</text:p>
          </table:table-cell>
          <table:table-cell office:value-type="float" office:value="0.054673" calcext:value-type="float">
            <text:p>0.054673</text:p>
          </table:table-cell>
          <table:table-cell office:value-type="float" office:value="0.05323" calcext:value-type="float">
            <text:p>0.05323</text:p>
          </table:table-cell>
          <table:table-cell office:value-type="string" calcext:value-type="string">
            <text:p>1.92B</text:p>
          </table:table-cell>
          <table:table-cell table:style-name="ce4" office:value-type="string" calcext:value-type="string">
            <text:p>0.87%</text:p>
          </table:table-cell>
        </table:table-row>
        <table:table-row table:style-name="ro1">
          <table:table-cell table:style-name="ce4" office:value-type="string" calcext:value-type="string">
            <text:p>03/28/2021</text:p>
          </table:table-cell>
          <table:table-cell office:value-type="float" office:value="0.053637" calcext:value-type="float">
            <text:p>0.053637</text:p>
          </table:table-cell>
          <table:table-cell office:value-type="float" office:value="0.054436" calcext:value-type="float">
            <text:p>0.054436</text:p>
          </table:table-cell>
          <table:table-cell office:value-type="float" office:value="0.054859" calcext:value-type="float">
            <text:p>0.054859</text:p>
          </table:table-cell>
          <table:table-cell office:value-type="float" office:value="0.053046" calcext:value-type="float">
            <text:p>0.053046</text:p>
          </table:table-cell>
          <table:table-cell office:value-type="string" calcext:value-type="string">
            <text:p>1.42B</text:p>
          </table:table-cell>
          <table:table-cell table:style-name="ce4" office:value-type="string" calcext:value-type="string">
            <text:p>-1.45%</text:p>
          </table:table-cell>
        </table:table-row>
        <table:table-row table:style-name="ro1">
          <table:table-cell table:style-name="ce4" office:value-type="string" calcext:value-type="string">
            <text:p>03/27/2021</text:p>
          </table:table-cell>
          <table:table-cell office:value-type="float" office:value="0.054426" calcext:value-type="float">
            <text:p>0.054426</text:p>
          </table:table-cell>
          <table:table-cell office:value-type="float" office:value="0.053976" calcext:value-type="float">
            <text:p>0.053976</text:p>
          </table:table-cell>
          <table:table-cell office:value-type="float" office:value="0.055388" calcext:value-type="float">
            <text:p>0.055388</text:p>
          </table:table-cell>
          <table:table-cell office:value-type="float" office:value="0.053456" calcext:value-type="float">
            <text:p>0.053456</text:p>
          </table:table-cell>
          <table:table-cell office:value-type="string" calcext:value-type="string">
            <text:p>2.39B</text:p>
          </table:table-cell>
          <table:table-cell table:style-name="ce4" office:value-type="string" calcext:value-type="string">
            <text:p>0.84%</text:p>
          </table:table-cell>
        </table:table-row>
        <table:table-row table:style-name="ro1">
          <table:table-cell table:style-name="ce4" office:value-type="string" calcext:value-type="string">
            <text:p>03/26/2021</text:p>
          </table:table-cell>
          <table:table-cell office:value-type="float" office:value="0.053973" calcext:value-type="float">
            <text:p>0.053973</text:p>
          </table:table-cell>
          <table:table-cell office:value-type="float" office:value="0.051249" calcext:value-type="float">
            <text:p>0.051249</text:p>
          </table:table-cell>
          <table:table-cell office:value-type="float" office:value="0.053988" calcext:value-type="float">
            <text:p>0.053988</text:p>
          </table:table-cell>
          <table:table-cell office:value-type="float" office:value="0.051241" calcext:value-type="float">
            <text:p>0.051241</text:p>
          </table:table-cell>
          <table:table-cell office:value-type="string" calcext:value-type="string">
            <text:p>2.11B</text:p>
          </table:table-cell>
          <table:table-cell table:style-name="ce4" office:value-type="string" calcext:value-type="string">
            <text:p>5.29%</text:p>
          </table:table-cell>
        </table:table-row>
        <table:table-row table:style-name="ro1">
          <table:table-cell table:style-name="ce4" office:value-type="string" calcext:value-type="string">
            <text:p>03/25/2021</text:p>
          </table:table-cell>
          <table:table-cell office:value-type="float" office:value="0.051263" calcext:value-type="float">
            <text:p>0.051263</text:p>
          </table:table-cell>
          <table:table-cell office:value-type="float" office:value="0.051501" calcext:value-type="float">
            <text:p>0.051501</text:p>
          </table:table-cell>
          <table:table-cell office:value-type="float" office:value="0.05241" calcext:value-type="float">
            <text:p>0.05241</text:p>
          </table:table-cell>
          <table:table-cell office:value-type="float" office:value="0.04965" calcext:value-type="float">
            <text:p>0.04965</text:p>
          </table:table-cell>
          <table:table-cell office:value-type="string" calcext:value-type="string">
            <text:p>3.47B</text:p>
          </table:table-cell>
          <table:table-cell table:style-name="ce4" office:value-type="string" calcext:value-type="string">
            <text:p>-0.48%</text:p>
          </table:table-cell>
        </table:table-row>
        <table:table-row table:style-name="ro1">
          <table:table-cell table:style-name="ce4" office:value-type="string" calcext:value-type="string">
            <text:p>03/24/2021</text:p>
          </table:table-cell>
          <table:table-cell office:value-type="float" office:value="0.05151" calcext:value-type="float">
            <text:p>0.05151</text:p>
          </table:table-cell>
          <table:table-cell office:value-type="float" office:value="0.053431" calcext:value-type="float">
            <text:p>0.053431</text:p>
          </table:table-cell>
          <table:table-cell office:value-type="float" office:value="0.056659" calcext:value-type="float">
            <text:p>0.056659</text:p>
          </table:table-cell>
          <table:table-cell office:value-type="float" office:value="0.050887" calcext:value-type="float">
            <text:p>0.050887</text:p>
          </table:table-cell>
          <table:table-cell office:value-type="string" calcext:value-type="string">
            <text:p>3.00B</text:p>
          </table:table-cell>
          <table:table-cell table:style-name="ce4" office:value-type="string" calcext:value-type="string">
            <text:p>-3.61%</text:p>
          </table:table-cell>
        </table:table-row>
        <table:table-row table:style-name="ro1">
          <table:table-cell table:style-name="ce4" office:value-type="string" calcext:value-type="string">
            <text:p>03/23/2021</text:p>
          </table:table-cell>
          <table:table-cell office:value-type="float" office:value="0.053437" calcext:value-type="float">
            <text:p>0.053437</text:p>
          </table:table-cell>
          <table:table-cell office:value-type="float" office:value="0.054913" calcext:value-type="float">
            <text:p>0.054913</text:p>
          </table:table-cell>
          <table:table-cell office:value-type="float" office:value="0.056043" calcext:value-type="float">
            <text:p>0.056043</text:p>
          </table:table-cell>
          <table:table-cell office:value-type="float" office:value="0.052797" calcext:value-type="float">
            <text:p>0.052797</text:p>
          </table:table-cell>
          <table:table-cell office:value-type="string" calcext:value-type="string">
            <text:p>2.81B</text:p>
          </table:table-cell>
          <table:table-cell table:style-name="ce4" office:value-type="string" calcext:value-type="string">
            <text:p>-2.72%</text:p>
          </table:table-cell>
        </table:table-row>
        <table:table-row table:style-name="ro1">
          <table:table-cell table:style-name="ce4" office:value-type="string" calcext:value-type="string">
            <text:p>03/22/2021</text:p>
          </table:table-cell>
          <table:table-cell office:value-type="float" office:value="0.054929" calcext:value-type="float">
            <text:p>0.054929</text:p>
          </table:table-cell>
          <table:table-cell office:value-type="float" office:value="0.057475" calcext:value-type="float">
            <text:p>0.057475</text:p>
          </table:table-cell>
          <table:table-cell office:value-type="float" office:value="0.057923" calcext:value-type="float">
            <text:p>0.057923</text:p>
          </table:table-cell>
          <table:table-cell office:value-type="float" office:value="0.054801" calcext:value-type="float">
            <text:p>0.054801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-4.42%</text:p>
          </table:table-cell>
        </table:table-row>
        <table:table-row table:style-name="ro1">
          <table:table-cell table:style-name="ce4" office:value-type="string" calcext:value-type="string">
            <text:p>03/21/2021</text:p>
          </table:table-cell>
          <table:table-cell office:value-type="float" office:value="0.057471" calcext:value-type="float">
            <text:p>0.057471</text:p>
          </table:table-cell>
          <table:table-cell office:value-type="float" office:value="0.058829" calcext:value-type="float">
            <text:p>0.058829</text:p>
          </table:table-cell>
          <table:table-cell office:value-type="float" office:value="0.059509" calcext:value-type="float">
            <text:p>0.059509</text:p>
          </table:table-cell>
          <table:table-cell office:value-type="float" office:value="0.056763" calcext:value-type="float">
            <text:p>0.056763</text:p>
          </table:table-cell>
          <table:table-cell office:value-type="string" calcext:value-type="string">
            <text:p>2.57B</text:p>
          </table:table-cell>
          <table:table-cell table:style-name="ce4" office:value-type="string" calcext:value-type="string">
            <text:p>-2.31%</text:p>
          </table:table-cell>
        </table:table-row>
        <table:table-row table:style-name="ro1">
          <table:table-cell table:style-name="ce4" office:value-type="string" calcext:value-type="string">
            <text:p>03/20/2021</text:p>
          </table:table-cell>
          <table:table-cell office:value-type="float" office:value="0.058827" calcext:value-type="float">
            <text:p>0.058827</text:p>
          </table:table-cell>
          <table:table-cell office:value-type="float" office:value="0.058263" calcext:value-type="float">
            <text:p>0.058263</text:p>
          </table:table-cell>
          <table:table-cell office:value-type="float" office:value="0.060603" calcext:value-type="float">
            <text:p>0.060603</text:p>
          </table:table-cell>
          <table:table-cell office:value-type="float" office:value="0.058042" calcext:value-type="float">
            <text:p>0.058042</text:p>
          </table:table-cell>
          <table:table-cell office:value-type="string" calcext:value-type="string">
            <text:p>3.43B</text:p>
          </table:table-cell>
          <table:table-cell table:style-name="ce4" office:value-type="string" calcext:value-type="string">
            <text:p>0.95%</text:p>
          </table:table-cell>
        </table:table-row>
        <table:table-row table:style-name="ro1">
          <table:table-cell table:style-name="ce4" office:value-type="string" calcext:value-type="string">
            <text:p>03/19/2021</text:p>
          </table:table-cell>
          <table:table-cell office:value-type="float" office:value="0.05827" calcext:value-type="float">
            <text:p>0.05827</text:p>
          </table:table-cell>
          <table:table-cell office:value-type="float" office:value="0.05729" calcext:value-type="float">
            <text:p>0.05729</text:p>
          </table:table-cell>
          <table:table-cell office:value-type="float" office:value="0.059825" calcext:value-type="float">
            <text:p>0.059825</text:p>
          </table:table-cell>
          <table:table-cell office:value-type="float" office:value="0.056462" calcext:value-type="float">
            <text:p>0.056462</text:p>
          </table:table-cell>
          <table:table-cell office:value-type="string" calcext:value-type="string">
            <text:p>3.12B</text:p>
          </table:table-cell>
          <table:table-cell table:style-name="ce4" office:value-type="string" calcext:value-type="string">
            <text:p>1.70%</text:p>
          </table:table-cell>
        </table:table-row>
        <table:table-row table:style-name="ro1">
          <table:table-cell table:style-name="ce4" office:value-type="string" calcext:value-type="string">
            <text:p>03/18/2021</text:p>
          </table:table-cell>
          <table:table-cell office:value-type="float" office:value="0.057294" calcext:value-type="float">
            <text:p>0.057294</text:p>
          </table:table-cell>
          <table:table-cell office:value-type="float" office:value="0.057878" calcext:value-type="float">
            <text:p>0.057878</text:p>
          </table:table-cell>
          <table:table-cell office:value-type="float" office:value="0.05915" calcext:value-type="float">
            <text:p>0.05915</text:p>
          </table:table-cell>
          <table:table-cell office:value-type="float" office:value="0.056997" calcext:value-type="float">
            <text:p>0.056997</text:p>
          </table:table-cell>
          <table:table-cell office:value-type="string" calcext:value-type="string">
            <text:p>2.56B</text:p>
          </table:table-cell>
          <table:table-cell table:style-name="ce4" office:value-type="string" calcext:value-type="string">
            <text:p>-1.01%</text:p>
          </table:table-cell>
        </table:table-row>
        <table:table-row table:style-name="ro1">
          <table:table-cell table:style-name="ce4" office:value-type="string" calcext:value-type="string">
            <text:p>03/17/2021</text:p>
          </table:table-cell>
          <table:table-cell office:value-type="float" office:value="0.05788" calcext:value-type="float">
            <text:p>0.05788</text:p>
          </table:table-cell>
          <table:table-cell office:value-type="float" office:value="0.058606" calcext:value-type="float">
            <text:p>0.058606</text:p>
          </table:table-cell>
          <table:table-cell office:value-type="float" office:value="0.058881" calcext:value-type="float">
            <text:p>0.058881</text:p>
          </table:table-cell>
          <table:table-cell office:value-type="float" office:value="0.056567" calcext:value-type="float">
            <text:p>0.056567</text:p>
          </table:table-cell>
          <table:table-cell office:value-type="string" calcext:value-type="string">
            <text:p>2.39B</text:p>
          </table:table-cell>
          <table:table-cell table:style-name="ce4" office:value-type="string" calcext:value-type="string">
            <text:p>-1.25%</text:p>
          </table:table-cell>
        </table:table-row>
        <table:table-row table:style-name="ro1">
          <table:table-cell table:style-name="ce4" office:value-type="string" calcext:value-type="string">
            <text:p>03/16/2021</text:p>
          </table:table-cell>
          <table:table-cell office:value-type="float" office:value="0.058611" calcext:value-type="float">
            <text:p>0.058611</text:p>
          </table:table-cell>
          <table:table-cell office:value-type="float" office:value="0.056968" calcext:value-type="float">
            <text:p>0.056968</text:p>
          </table:table-cell>
          <table:table-cell office:value-type="float" office:value="0.05905" calcext:value-type="float">
            <text:p>0.05905</text:p>
          </table:table-cell>
          <table:table-cell office:value-type="float" office:value="0.055365" calcext:value-type="float">
            <text:p>0.055365</text:p>
          </table:table-cell>
          <table:table-cell office:value-type="string" calcext:value-type="string">
            <text:p>3.91B</text:p>
          </table:table-cell>
          <table:table-cell table:style-name="ce4" office:value-type="string" calcext:value-type="string">
            <text:p>2.89%</text:p>
          </table:table-cell>
        </table:table-row>
        <table:table-row table:style-name="ro1">
          <table:table-cell table:style-name="ce4" office:value-type="string" calcext:value-type="string">
            <text:p>03/15/2021</text:p>
          </table:table-cell>
          <table:table-cell office:value-type="float" office:value="0.056965" calcext:value-type="float">
            <text:p>0.056965</text:p>
          </table:table-cell>
          <table:table-cell office:value-type="float" office:value="0.058429" calcext:value-type="float">
            <text:p>0.058429</text:p>
          </table:table-cell>
          <table:table-cell office:value-type="float" office:value="0.059736" calcext:value-type="float">
            <text:p>0.059736</text:p>
          </table:table-cell>
          <table:table-cell office:value-type="float" office:value="0.055064" calcext:value-type="float">
            <text:p>0.055064</text:p>
          </table:table-cell>
          <table:table-cell office:value-type="string" calcext:value-type="string">
            <text:p>4.77B</text:p>
          </table:table-cell>
          <table:table-cell table:style-name="ce4" office:value-type="string" calcext:value-type="string">
            <text:p>-2.51%</text:p>
          </table:table-cell>
        </table:table-row>
        <table:table-row table:style-name="ro1">
          <table:table-cell table:style-name="ce4" office:value-type="string" calcext:value-type="string">
            <text:p>03/14/2021</text:p>
          </table:table-cell>
          <table:table-cell office:value-type="float" office:value="0.058431" calcext:value-type="float">
            <text:p>0.058431</text:p>
          </table:table-cell>
          <table:table-cell office:value-type="float" office:value="0.062676" calcext:value-type="float">
            <text:p>0.062676</text:p>
          </table:table-cell>
          <table:table-cell office:value-type="float" office:value="0.06351" calcext:value-type="float">
            <text:p>0.06351</text:p>
          </table:table-cell>
          <table:table-cell office:value-type="float" office:value="0.058431" calcext:value-type="float">
            <text:p>0.058431</text:p>
          </table:table-cell>
          <table:table-cell office:value-type="string" calcext:value-type="string">
            <text:p>9.16B</text:p>
          </table:table-cell>
          <table:table-cell table:style-name="ce4" office:value-type="string" calcext:value-type="string">
            <text:p>-6.80%</text:p>
          </table:table-cell>
        </table:table-row>
        <table:table-row table:style-name="ro1">
          <table:table-cell table:style-name="ce4" office:value-type="string" calcext:value-type="string">
            <text:p>03/13/2021</text:p>
          </table:table-cell>
          <table:table-cell office:value-type="float" office:value="0.062694" calcext:value-type="float">
            <text:p>0.062694</text:p>
          </table:table-cell>
          <table:table-cell office:value-type="float" office:value="0.055238" calcext:value-type="float">
            <text:p>0.055238</text:p>
          </table:table-cell>
          <table:table-cell office:value-type="float" office:value="0.062739" calcext:value-type="float">
            <text:p>0.062739</text:p>
          </table:table-cell>
          <table:table-cell office:value-type="float" office:value="0.054694" calcext:value-type="float">
            <text:p>0.054694</text:p>
          </table:table-cell>
          <table:table-cell office:value-type="string" calcext:value-type="string">
            <text:p>6.37B</text:p>
          </table:table-cell>
          <table:table-cell table:style-name="ce4" office:value-type="string" calcext:value-type="string">
            <text:p>13.45%</text:p>
          </table:table-cell>
        </table:table-row>
        <table:table-row table:style-name="ro1">
          <table:table-cell table:style-name="ce4" office:value-type="string" calcext:value-type="string">
            <text:p>03/12/2021</text:p>
          </table:table-cell>
          <table:table-cell office:value-type="float" office:value="0.055261" calcext:value-type="float">
            <text:p>0.055261</text:p>
          </table:table-cell>
          <table:table-cell office:value-type="float" office:value="0.055896" calcext:value-type="float">
            <text:p>0.055896</text:p>
          </table:table-cell>
          <table:table-cell office:value-type="float" office:value="0.056965" calcext:value-type="float">
            <text:p>0.056965</text:p>
          </table:table-cell>
          <table:table-cell office:value-type="float" office:value="0.054298" calcext:value-type="float">
            <text:p>0.054298</text:p>
          </table:table-cell>
          <table:table-cell office:value-type="string" calcext:value-type="string">
            <text:p>3.66B</text:p>
          </table:table-cell>
          <table:table-cell table:style-name="ce4" office:value-type="string" calcext:value-type="string">
            <text:p>-1.13%</text:p>
          </table:table-cell>
        </table:table-row>
        <table:table-row table:style-name="ro1">
          <table:table-cell table:style-name="ce4" office:value-type="string" calcext:value-type="string">
            <text:p>03/11/2021</text:p>
          </table:table-cell>
          <table:table-cell office:value-type="float" office:value="0.055893" calcext:value-type="float">
            <text:p>0.055893</text:p>
          </table:table-cell>
          <table:table-cell office:value-type="float" office:value="0.055877" calcext:value-type="float">
            <text:p>0.055877</text:p>
          </table:table-cell>
          <table:table-cell office:value-type="float" office:value="0.056895" calcext:value-type="float">
            <text:p>0.056895</text:p>
          </table:table-cell>
          <table:table-cell office:value-type="float" office:value="0.054398" calcext:value-type="float">
            <text:p>0.054398</text:p>
          </table:table-cell>
          <table:table-cell office:value-type="string" calcext:value-type="string">
            <text:p>3.39B</text:p>
          </table:table-cell>
          <table:table-cell table:style-name="ce4" office:value-type="string" calcext:value-type="string">
            <text:p>-0.01%</text:p>
          </table:table-cell>
        </table:table-row>
        <table:table-row table:style-name="ro1">
          <table:table-cell table:style-name="ce4" office:value-type="string" calcext:value-type="string">
            <text:p>03/10/2021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8642" calcext:value-type="float">
            <text:p>0.058642</text:p>
          </table:table-cell>
          <table:table-cell office:value-type="float" office:value="0.054554" calcext:value-type="float">
            <text:p>0.054554</text:p>
          </table:table-cell>
          <table:table-cell office:value-type="string" calcext:value-type="string">
            <text:p>4.71B</text:p>
          </table:table-cell>
          <table:table-cell table:style-name="ce4" office:value-type="string" calcext:value-type="string">
            <text:p>-3.58%</text:p>
          </table:table-cell>
        </table:table-row>
        <table:table-row table:style-name="ro1">
          <table:table-cell table:style-name="ce4" office:value-type="string" calcext:value-type="string">
            <text:p>03/09/2021</text:p>
          </table:table-cell>
          <table:table-cell office:value-type="float" office:value="0.057978" calcext:value-type="float">
            <text:p>0.057978</text:p>
          </table:table-cell>
          <table:table-cell table:number-columns-repeated="2" office:value-type="float" office:value="0.062851" calcext:value-type="float">
            <text:p>0.062851</text:p>
          </table:table-cell>
          <table:table-cell office:value-type="float" office:value="0.056009" calcext:value-type="float">
            <text:p>0.056009</text:p>
          </table:table-cell>
          <table:table-cell office:value-type="string" calcext:value-type="string">
            <text:p>8.67B</text:p>
          </table:table-cell>
          <table:table-cell table:style-name="ce4" office:value-type="string" calcext:value-type="string">
            <text:p>-7.75%</text:p>
          </table:table-cell>
        </table:table-row>
        <table:table-row table:style-name="ro1">
          <table:table-cell table:style-name="ce4" office:value-type="string" calcext:value-type="string">
            <text:p>03/08/2021</text:p>
          </table:table-cell>
          <table:table-cell office:value-type="float" office:value="0.062848" calcext:value-type="float">
            <text:p>0.062848</text:p>
          </table:table-cell>
          <table:table-cell office:value-type="float" office:value="0.051888" calcext:value-type="float">
            <text:p>0.051888</text:p>
          </table:table-cell>
          <table:table-cell office:value-type="float" office:value="0.062848" calcext:value-type="float">
            <text:p>0.062848</text:p>
          </table:table-cell>
          <table:table-cell office:value-type="float" office:value="0.051622" calcext:value-type="float">
            <text:p>0.051622</text:p>
          </table:table-cell>
          <table:table-cell office:value-type="string" calcext:value-type="string">
            <text:p>13.64B</text:p>
          </table:table-cell>
          <table:table-cell table:style-name="ce4" office:value-type="string" calcext:value-type="string">
            <text:p>21.14%</text:p>
          </table:table-cell>
        </table:table-row>
        <table:table-row table:style-name="ro1">
          <table:table-cell table:style-name="ce4" office:value-type="string" calcext:value-type="string">
            <text:p>03/07/2021</text:p>
          </table:table-cell>
          <table:table-cell office:value-type="float" office:value="0.051881" calcext:value-type="float">
            <text:p>0.051881</text:p>
          </table:table-cell>
          <table:table-cell office:value-type="float" office:value="0.050924" calcext:value-type="float">
            <text:p>0.050924</text:p>
          </table:table-cell>
          <table:table-cell office:value-type="float" office:value="0.052248" calcext:value-type="float">
            <text:p>0.052248</text:p>
          </table:table-cell>
          <table:table-cell office:value-type="float" office:value="0.050548" calcext:value-type="float">
            <text:p>0.050548</text:p>
          </table:table-cell>
          <table:table-cell office:value-type="string" calcext:value-type="string">
            <text:p>3.03B</text:p>
          </table:table-cell>
          <table:table-cell table:style-name="ce4" office:value-type="string" calcext:value-type="string">
            <text:p>1.86%</text:p>
          </table:table-cell>
        </table:table-row>
        <table:table-row table:style-name="ro1">
          <table:table-cell table:style-name="ce4" office:value-type="string" calcext:value-type="string">
            <text:p>03/06/2021</text:p>
          </table:table-cell>
          <table:table-cell office:value-type="float" office:value="0.050935" calcext:value-type="float">
            <text:p>0.050935</text:p>
          </table:table-cell>
          <table:table-cell office:value-type="float" office:value="0.049523" calcext:value-type="float">
            <text:p>0.049523</text:p>
          </table:table-cell>
          <table:table-cell office:value-type="float" office:value="0.052453" calcext:value-type="float">
            <text:p>0.052453</text:p>
          </table:table-cell>
          <table:table-cell office:value-type="float" office:value="0.049256" calcext:value-type="float">
            <text:p>0.049256</text:p>
          </table:table-cell>
          <table:table-cell office:value-type="string" calcext:value-type="string">
            <text:p>5.28B</text:p>
          </table:table-cell>
          <table:table-cell table:style-name="ce4" office:value-type="string" calcext:value-type="string">
            <text:p>2.73%</text:p>
          </table:table-cell>
        </table:table-row>
        <table:table-row table:style-name="ro1">
          <table:table-cell table:style-name="ce4" office:value-type="string" calcext:value-type="string">
            <text:p>03/05/2021</text:p>
          </table:table-cell>
          <table:table-cell office:value-type="float" office:value="0.049584" calcext:value-type="float">
            <text:p>0.049584</text:p>
          </table:table-cell>
          <table:table-cell office:value-type="float" office:value="0.049925" calcext:value-type="float">
            <text:p>0.049925</text:p>
          </table:table-cell>
          <table:table-cell office:value-type="float" office:value="0.050877" calcext:value-type="float">
            <text:p>0.050877</text:p>
          </table:table-cell>
          <table:table-cell office:value-type="float" office:value="0.048026" calcext:value-type="float">
            <text:p>0.048026</text:p>
          </table:table-cell>
          <table:table-cell office:value-type="string" calcext:value-type="string">
            <text:p>3.76B</text:p>
          </table:table-cell>
          <table:table-cell table:style-name="ce4" office:value-type="string" calcext:value-type="string">
            <text:p>-0.69%</text:p>
          </table:table-cell>
        </table:table-row>
        <table:table-row table:style-name="ro1">
          <table:table-cell table:style-name="ce4" office:value-type="string" calcext:value-type="string">
            <text:p>03/04/2021</text:p>
          </table:table-cell>
          <table:table-cell office:value-type="float" office:value="0.049927" calcext:value-type="float">
            <text:p>0.049927</text:p>
          </table:table-cell>
          <table:table-cell office:value-type="float" office:value="0.050469" calcext:value-type="float">
            <text:p>0.050469</text:p>
          </table:table-cell>
          <table:table-cell office:value-type="float" office:value="0.051118" calcext:value-type="float">
            <text:p>0.051118</text:p>
          </table:table-cell>
          <table:table-cell office:value-type="float" office:value="0.047762" calcext:value-type="float">
            <text:p>0.047762</text:p>
          </table:table-cell>
          <table:table-cell office:value-type="string" calcext:value-type="string">
            <text:p>3.65B</text:p>
          </table:table-cell>
          <table:table-cell table:style-name="ce4" office:value-type="string" calcext:value-type="string">
            <text:p>-1.08%</text:p>
          </table:table-cell>
        </table:table-row>
        <table:table-row table:style-name="ro1">
          <table:table-cell table:style-name="ce4" office:value-type="string" calcext:value-type="string">
            <text:p>03/03/2021</text:p>
          </table:table-cell>
          <table:table-cell office:value-type="float" office:value="0.050474" calcext:value-type="float">
            <text:p>0.050474</text:p>
          </table:table-cell>
          <table:table-cell office:value-type="float" office:value="0.050343" calcext:value-type="float">
            <text:p>0.050343</text:p>
          </table:table-cell>
          <table:table-cell office:value-type="float" office:value="0.052153" calcext:value-type="float">
            <text:p>0.052153</text:p>
          </table:table-cell>
          <table:table-cell office:value-type="float" office:value="0.050011" calcext:value-type="float">
            <text:p>0.050011</text:p>
          </table:table-cell>
          <table:table-cell office:value-type="string" calcext:value-type="string">
            <text:p>3.64B</text:p>
          </table:table-cell>
          <table:table-cell table:style-name="ce4" office:value-type="string" calcext:value-type="string">
            <text:p>0.39%</text:p>
          </table:table-cell>
        </table:table-row>
        <table:table-row table:style-name="ro1">
          <table:table-cell table:style-name="ce4" office:value-type="string" calcext:value-type="string">
            <text:p>03/02/2021</text:p>
          </table:table-cell>
          <table:table-cell office:value-type="float" office:value="0.050279" calcext:value-type="float">
            <text:p>0.050279</text:p>
          </table:table-cell>
          <table:table-cell office:value-type="float" office:value="0.050582" calcext:value-type="float">
            <text:p>0.050582</text:p>
          </table:table-cell>
          <table:table-cell office:value-type="float" office:value="0.052423" calcext:value-type="float">
            <text:p>0.052423</text:p>
          </table:table-cell>
          <table:table-cell office:value-type="float" office:value="0.049198" calcext:value-type="float">
            <text:p>0.049198</text:p>
          </table:table-cell>
          <table:table-cell office:value-type="string" calcext:value-type="string">
            <text:p>4.67B</text:p>
          </table:table-cell>
          <table:table-cell table:style-name="ce4" office:value-type="string" calcext:value-type="string">
            <text:p>-0.59%</text:p>
          </table:table-cell>
        </table:table-row>
        <table:table-row table:style-name="ro1">
          <table:table-cell table:style-name="ce4" office:value-type="string" calcext:value-type="string">
            <text:p>03/01/2021</text:p>
          </table:table-cell>
          <table:table-cell office:value-type="float" office:value="0.050576" calcext:value-type="float">
            <text:p>0.050576</text:p>
          </table:table-cell>
          <table:table-cell office:value-type="float" office:value="0.048134" calcext:value-type="float">
            <text:p>0.048134</text:p>
          </table:table-cell>
          <table:table-cell office:value-type="float" office:value="0.05229" calcext:value-type="float">
            <text:p>0.05229</text:p>
          </table:table-cell>
          <table:table-cell office:value-type="float" office:value="0.047929" calcext:value-type="float">
            <text:p>0.047929</text:p>
          </table:table-cell>
          <table:table-cell office:value-type="string" calcext:value-type="string">
            <text:p>5.22B</text:p>
          </table:table-cell>
          <table:table-cell table:style-name="ce4" office:value-type="string" calcext:value-type="string">
            <text:p>5.08%</text:p>
          </table:table-cell>
        </table:table-row>
        <table:table-row table:style-name="ro1">
          <table:table-cell table:style-name="ce4" office:value-type="string" calcext:value-type="string">
            <text:p>02/28/2021</text:p>
          </table:table-cell>
          <table:table-cell office:value-type="float" office:value="0.048129" calcext:value-type="float">
            <text:p>0.048129</text:p>
          </table:table-cell>
          <table:table-cell office:value-type="float" office:value="0.050076" calcext:value-type="float">
            <text:p>0.050076</text:p>
          </table:table-cell>
          <table:table-cell office:value-type="float" office:value="0.050176" calcext:value-type="float">
            <text:p>0.050176</text:p>
          </table:table-cell>
          <table:table-cell office:value-type="float" office:value="0.044811" calcext:value-type="float">
            <text:p>0.044811</text:p>
          </table:table-cell>
          <table:table-cell office:value-type="string" calcext:value-type="string">
            <text:p>4.85B</text:p>
          </table:table-cell>
          <table:table-cell table:style-name="ce4" office:value-type="string" calcext:value-type="string">
            <text:p>-3.89%</text:p>
          </table:table-cell>
        </table:table-row>
        <table:table-row table:style-name="ro1">
          <table:table-cell table:style-name="ce4" office:value-type="string" calcext:value-type="string">
            <text:p>02/27/2021</text:p>
          </table:table-cell>
          <table:table-cell office:value-type="float" office:value="0.050076" calcext:value-type="float">
            <text:p>0.050076</text:p>
          </table:table-cell>
          <table:table-cell office:value-type="float" office:value="0.050466" calcext:value-type="float">
            <text:p>0.050466</text:p>
          </table:table-cell>
          <table:table-cell office:value-type="float" office:value="0.051993" calcext:value-type="float">
            <text:p>0.051993</text:p>
          </table:table-cell>
          <table:table-cell office:value-type="float" office:value="0.049173" calcext:value-type="float">
            <text:p>0.049173</text:p>
          </table:table-cell>
          <table:table-cell office:value-type="string" calcext:value-type="string">
            <text:p>4.45B</text:p>
          </table:table-cell>
          <table:table-cell table:style-name="ce4" office:value-type="string" calcext:value-type="string">
            <text:p>-0.77%</text:p>
          </table:table-cell>
        </table:table-row>
        <table:table-row table:style-name="ro1">
          <table:table-cell table:style-name="ce4" office:value-type="string" calcext:value-type="string">
            <text:p>02/26/2021</text:p>
          </table:table-cell>
          <table:table-cell office:value-type="float" office:value="0.050463" calcext:value-type="float">
            <text:p>0.050463</text:p>
          </table:table-cell>
          <table:table-cell office:value-type="float" office:value="0.049909" calcext:value-type="float">
            <text:p>0.049909</text:p>
          </table:table-cell>
          <table:table-cell office:value-type="float" office:value="0.052537" calcext:value-type="float">
            <text:p>0.052537</text:p>
          </table:table-cell>
          <table:table-cell office:value-type="float" office:value="0.048537" calcext:value-type="float">
            <text:p>0.048537</text:p>
          </table:table-cell>
          <table:table-cell office:value-type="string" calcext:value-type="string">
            <text:p>6.16B</text:p>
          </table:table-cell>
          <table:table-cell table:style-name="ce4" office:value-type="string" calcext:value-type="string">
            <text:p>0.84%</text:p>
          </table:table-cell>
        </table:table-row>
        <table:table-row table:style-name="ro1">
          <table:table-cell table:style-name="ce4" office:value-type="string" calcext:value-type="string">
            <text:p>02/25/2021</text:p>
          </table:table-cell>
          <table:table-cell office:value-type="float" office:value="0.050045" calcext:value-type="float">
            <text:p>0.050045</text:p>
          </table:table-cell>
          <table:table-cell office:value-type="float" office:value="0.056663" calcext:value-type="float">
            <text:p>0.056663</text:p>
          </table:table-cell>
          <table:table-cell office:value-type="float" office:value="0.05803" calcext:value-type="float">
            <text:p>0.05803</text:p>
          </table:table-cell>
          <table:table-cell office:value-type="float" office:value="0.049862" calcext:value-type="float">
            <text:p>0.049862</text:p>
          </table:table-cell>
          <table:table-cell office:value-type="string" calcext:value-type="string">
            <text:p>9.27B</text:p>
          </table:table-cell>
          <table:table-cell table:style-name="ce4" office:value-type="string" calcext:value-type="string">
            <text:p>-11.67%</text:p>
          </table:table-cell>
        </table:table-row>
        <table:table-row table:style-name="ro1">
          <table:table-cell table:style-name="ce4" office:value-type="string" calcext:value-type="string">
            <text:p>02/24/2021</text:p>
          </table:table-cell>
          <table:table-cell office:value-type="float" office:value="0.056653" calcext:value-type="float">
            <text:p>0.056653</text:p>
          </table:table-cell>
          <table:table-cell office:value-type="float" office:value="0.047663" calcext:value-type="float">
            <text:p>0.047663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6065" calcext:value-type="float">
            <text:p>0.046065</text:p>
          </table:table-cell>
          <table:table-cell office:value-type="string" calcext:value-type="string">
            <text:p>19.49B</text:p>
          </table:table-cell>
          <table:table-cell table:style-name="ce4" office:value-type="string" calcext:value-type="string">
            <text:p>18.84%</text:p>
          </table:table-cell>
        </table:table-row>
        <table:table-row table:style-name="ro1">
          <table:table-cell table:style-name="ce4" office:value-type="string" calcext:value-type="string">
            <text:p>02/23/2021</text:p>
          </table:table-cell>
          <table:table-cell office:value-type="float" office:value="0.047673" calcext:value-type="float">
            <text:p>0.047673</text:p>
          </table:table-cell>
          <table:table-cell office:value-type="float" office:value="0.053537" calcext:value-type="float">
            <text:p>0.053537</text:p>
          </table:table-cell>
          <table:table-cell office:value-type="float" office:value="0.053774" calcext:value-type="float">
            <text:p>0.053774</text:p>
          </table:table-cell>
          <table:table-cell office:value-type="float" office:value="0.041782" calcext:value-type="float">
            <text:p>0.041782</text:p>
          </table:table-cell>
          <table:table-cell office:value-type="string" calcext:value-type="string">
            <text:p>11.25B</text:p>
          </table:table-cell>
          <table:table-cell table:style-name="ce4" office:value-type="string" calcext:value-type="string">
            <text:p>-10.94%</text:p>
          </table:table-cell>
        </table:table-row>
        <table:table-row table:style-name="ro1">
          <table:table-cell table:style-name="ce4" office:value-type="string" calcext:value-type="string">
            <text:p>02/22/2021</text:p>
          </table:table-cell>
          <table:table-cell office:value-type="float" office:value="0.05353" calcext:value-type="float">
            <text:p>0.05353</text:p>
          </table:table-cell>
          <table:table-cell office:value-type="float" office:value="0.056136" calcext:value-type="float">
            <text:p>0.056136</text:p>
          </table:table-cell>
          <table:table-cell office:value-type="float" office:value="0.060737" calcext:value-type="float">
            <text:p>0.060737</text:p>
          </table:table-cell>
          <table:table-cell office:value-type="float" office:value="0.046516" calcext:value-type="float">
            <text:p>0.046516</text:p>
          </table:table-cell>
          <table:table-cell office:value-type="string" calcext:value-type="string">
            <text:p>15.50B</text:p>
          </table:table-cell>
          <table:table-cell table:style-name="ce4" office:value-type="string" calcext:value-type="string">
            <text:p>-4.21%</text:p>
          </table:table-cell>
        </table:table-row>
        <table:table-row table:style-name="ro1">
          <table:table-cell table:style-name="ce4" office:value-type="string" calcext:value-type="string">
            <text:p>02/21/2021</text:p>
          </table:table-cell>
          <table:table-cell office:value-type="float" office:value="0.055881" calcext:value-type="float">
            <text:p>0.055881</text:p>
          </table:table-cell>
          <table:table-cell office:value-type="float" office:value="0.054196" calcext:value-type="float">
            <text:p>0.054196</text:p>
          </table:table-cell>
          <table:table-cell office:value-type="float" office:value="0.059292" calcext:value-type="float">
            <text:p>0.059292</text:p>
          </table:table-cell>
          <table:table-cell office:value-type="float" office:value="0.05335" calcext:value-type="float">
            <text:p>0.05335</text:p>
          </table:table-cell>
          <table:table-cell office:value-type="string" calcext:value-type="string">
            <text:p>10.29B</text:p>
          </table:table-cell>
          <table:table-cell table:style-name="ce4" office:value-type="string" calcext:value-type="string">
            <text:p>3.23%</text:p>
          </table:table-cell>
        </table:table-row>
        <table:table-row table:style-name="ro1">
          <table:table-cell table:style-name="ce4" office:value-type="string" calcext:value-type="string">
            <text:p>02/20/2021</text:p>
          </table:table-cell>
          <table:table-cell office:value-type="float" office:value="0.054135" calcext:value-type="float">
            <text:p>0.054135</text:p>
          </table:table-cell>
          <table:table-cell office:value-type="float" office:value="0.055044" calcext:value-type="float">
            <text:p>0.055044</text:p>
          </table:table-cell>
          <table:table-cell office:value-type="float" office:value="0.060455" calcext:value-type="float">
            <text:p>0.060455</text:p>
          </table:table-cell>
          <table:table-cell office:value-type="float" office:value="0.051115" calcext:value-type="float">
            <text:p>0.051115</text:p>
          </table:table-cell>
          <table:table-cell office:value-type="string" calcext:value-type="string">
            <text:p>14.03B</text:p>
          </table:table-cell>
          <table:table-cell table:style-name="ce4" office:value-type="string" calcext:value-type="string">
            <text:p>-1.64%</text:p>
          </table:table-cell>
        </table:table-row>
        <table:table-row table:style-name="ro1">
          <table:table-cell table:style-name="ce4" office:value-type="string" calcext:value-type="string">
            <text:p>02/19/2021</text:p>
          </table:table-cell>
          <table:table-cell office:value-type="float" office:value="0.055036" calcext:value-type="float">
            <text:p>0.055036</text:p>
          </table:table-cell>
          <table:table-cell office:value-type="float" office:value="0.059117" calcext:value-type="float">
            <text:p>0.059117</text:p>
          </table:table-cell>
          <table:table-cell office:value-type="float" office:value="0.059628" calcext:value-type="float">
            <text:p>0.059628</text:p>
          </table:table-cell>
          <table:table-cell office:value-type="float" office:value="0.054075" calcext:value-type="float">
            <text:p>0.054075</text:p>
          </table:table-cell>
          <table:table-cell office:value-type="string" calcext:value-type="string">
            <text:p>11.88B</text:p>
          </table:table-cell>
          <table:table-cell table:style-name="ce4" office:value-type="string" calcext:value-type="string">
            <text:p>-6.93%</text:p>
          </table:table-cell>
        </table:table-row>
        <table:table-row table:style-name="ro1">
          <table:table-cell table:style-name="ce4" office:value-type="string" calcext:value-type="string">
            <text:p>02/18/2021</text:p>
          </table:table-cell>
          <table:table-cell office:value-type="float" office:value="0.059134" calcext:value-type="float">
            <text:p>0.059134</text:p>
          </table:table-cell>
          <table:table-cell office:value-type="float" office:value="0.049469" calcext:value-type="float">
            <text:p>0.049469</text:p>
          </table:table-cell>
          <table:table-cell office:value-type="float" office:value="0.063482" calcext:value-type="float">
            <text:p>0.063482</text:p>
          </table:table-cell>
          <table:table-cell office:value-type="float" office:value="0.04897" calcext:value-type="float">
            <text:p>0.04897</text:p>
          </table:table-cell>
          <table:table-cell office:value-type="string" calcext:value-type="string">
            <text:p>21.38B</text:p>
          </table:table-cell>
          <table:table-cell table:style-name="ce4" office:value-type="string" calcext:value-type="string">
            <text:p>19.54%</text:p>
          </table:table-cell>
        </table:table-row>
        <table:table-row table:style-name="ro1">
          <table:table-cell table:style-name="ce4" office:value-type="string" calcext:value-type="string">
            <text:p>02/17/2021</text:p>
          </table:table-cell>
          <table:table-cell office:value-type="float" office:value="0.049467" calcext:value-type="float">
            <text:p>0.049467</text:p>
          </table:table-cell>
          <table:table-cell office:value-type="float" office:value="0.053513" calcext:value-type="float">
            <text:p>0.053513</text:p>
          </table:table-cell>
          <table:table-cell office:value-type="float" office:value="0.055054" calcext:value-type="float">
            <text:p>0.055054</text:p>
          </table:table-cell>
          <table:table-cell office:value-type="float" office:value="0.04796" calcext:value-type="float">
            <text:p>0.04796</text:p>
          </table:table-cell>
          <table:table-cell office:value-type="string" calcext:value-type="string">
            <text:p>10.52B</text:p>
          </table:table-cell>
          <table:table-cell table:style-name="ce4" office:value-type="string" calcext:value-type="string">
            <text:p>-7.56%</text:p>
          </table:table-cell>
        </table:table-row>
        <table:table-row table:style-name="ro1">
          <table:table-cell table:style-name="ce4" office:value-type="string" calcext:value-type="string">
            <text:p>02/16/2021</text:p>
          </table:table-cell>
          <table:table-cell office:value-type="float" office:value="0.053513" calcext:value-type="float">
            <text:p>0.053513</text:p>
          </table:table-cell>
          <table:table-cell office:value-type="float" office:value="0.056427" calcext:value-type="float">
            <text:p>0.056427</text:p>
          </table:table-cell>
          <table:table-cell office:value-type="float" office:value="0.05981" calcext:value-type="float">
            <text:p>0.05981</text:p>
          </table:table-cell>
          <table:table-cell office:value-type="float" office:value="0.050815" calcext:value-type="float">
            <text:p>0.050815</text:p>
          </table:table-cell>
          <table:table-cell office:value-type="string" calcext:value-type="string">
            <text:p>11.60B</text:p>
          </table:table-cell>
          <table:table-cell table:style-name="ce4" office:value-type="string" calcext:value-type="string">
            <text:p>-5.19%</text:p>
          </table:table-cell>
        </table:table-row>
        <table:table-row table:style-name="ro1">
          <table:table-cell table:style-name="ce4" office:value-type="string" calcext:value-type="string">
            <text:p>02/15/2021</text:p>
          </table:table-cell>
          <table:table-cell office:value-type="float" office:value="0.056442" calcext:value-type="float">
            <text:p>0.056442</text:p>
          </table:table-cell>
          <table:table-cell office:value-type="float" office:value="0.062639" calcext:value-type="float">
            <text:p>0.062639</text:p>
          </table:table-cell>
          <table:table-cell office:value-type="float" office:value="0.064003" calcext:value-type="float">
            <text:p>0.064003</text:p>
          </table:table-cell>
          <table:table-cell office:value-type="float" office:value="0.047653" calcext:value-type="float">
            <text:p>0.047653</text:p>
          </table:table-cell>
          <table:table-cell office:value-type="string" calcext:value-type="string">
            <text:p>19.30B</text:p>
          </table:table-cell>
          <table:table-cell table:style-name="ce4" office:value-type="string" calcext:value-type="string">
            <text:p>-9.89%</text:p>
          </table:table-cell>
        </table:table-row>
        <table:table-row table:style-name="ro1">
          <table:table-cell table:style-name="ce4" office:value-type="string" calcext:value-type="string">
            <text:p>02/14/2021</text:p>
          </table:table-cell>
          <table:table-cell office:value-type="float" office:value="0.062639" calcext:value-type="float">
            <text:p>0.062639</text:p>
          </table:table-cell>
          <table:table-cell office:value-type="float" office:value="0.066244" calcext:value-type="float">
            <text:p>0.066244</text:p>
          </table:table-cell>
          <table:table-cell office:value-type="float" office:value="0.066392" calcext:value-type="float">
            <text:p>0.066392</text:p>
          </table:table-cell>
          <table:table-cell office:value-type="float" office:value="0.055785" calcext:value-type="float">
            <text:p>0.055785</text:p>
          </table:table-cell>
          <table:table-cell office:value-type="string" calcext:value-type="string">
            <text:p>13.80B</text:p>
          </table:table-cell>
          <table:table-cell table:style-name="ce4" office:value-type="string" calcext:value-type="string">
            <text:p>-5.45%</text:p>
          </table:table-cell>
        </table:table-row>
        <table:table-row table:style-name="ro1">
          <table:table-cell table:style-name="ce4" office:value-type="string" calcext:value-type="string">
            <text:p>02/13/2021</text:p>
          </table:table-cell>
          <table:table-cell office:value-type="float" office:value="0.066249" calcext:value-type="float">
            <text:p>0.066249</text:p>
          </table:table-cell>
          <table:table-cell office:value-type="float" office:value="0.069815" calcext:value-type="float">
            <text:p>0.069815</text:p>
          </table:table-cell>
          <table:table-cell office:value-type="float" office:value="0.071703" calcext:value-type="float">
            <text:p>0.071703</text:p>
          </table:table-cell>
          <table:table-cell office:value-type="float" office:value="0.065915" calcext:value-type="float">
            <text:p>0.065915</text:p>
          </table:table-cell>
          <table:table-cell office:value-type="string" calcext:value-type="string">
            <text:p>7.32B</text:p>
          </table:table-cell>
          <table:table-cell table:style-name="ce4" office:value-type="string" calcext:value-type="string">
            <text:p>-5.07%</text:p>
          </table:table-cell>
        </table:table-row>
        <table:table-row table:style-name="ro1">
          <table:table-cell table:style-name="ce4" office:value-type="string" calcext:value-type="string">
            <text:p>02/12/2021</text:p>
          </table:table-cell>
          <table:table-cell office:value-type="float" office:value="0.069791" calcext:value-type="float">
            <text:p>0.069791</text:p>
          </table:table-cell>
          <table:table-cell office:value-type="float" office:value="0.06978" calcext:value-type="float">
            <text:p>0.06978</text:p>
          </table:table-cell>
          <table:table-cell office:value-type="float" office:value="0.07272" calcext:value-type="float">
            <text:p>0.07272</text:p>
          </table:table-cell>
          <table:table-cell office:value-type="float" office:value="0.061285" calcext:value-type="float">
            <text:p>0.061285</text:p>
          </table:table-cell>
          <table:table-cell office:value-type="string" calcext:value-type="string">
            <text:p>13.24B</text:p>
          </table:table-cell>
          <table:table-cell table:style-name="ce4" office:value-type="string" calcext:value-type="string">
            <text:p>0.26%</text:p>
          </table:table-cell>
        </table:table-row>
        <table:table-row table:style-name="ro1">
          <table:table-cell table:style-name="ce4" office:value-type="string" calcext:value-type="string">
            <text:p>02/11/2021</text:p>
          </table:table-cell>
          <table:table-cell office:value-type="float" office:value="0.069611" calcext:value-type="float">
            <text:p>0.069611</text:p>
          </table:table-cell>
          <table:table-cell office:value-type="float" office:value="0.07258" calcext:value-type="float">
            <text:p>0.07258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0.068152" calcext:value-type="float">
            <text:p>0.068152</text:p>
          </table:table-cell>
          <table:table-cell office:value-type="string" calcext:value-type="string">
            <text:p>11.23B</text:p>
          </table:table-cell>
          <table:table-cell table:style-name="ce4" office:value-type="string" calcext:value-type="string">
            <text:p>-4.10%</text:p>
          </table:table-cell>
        </table:table-row>
        <table:table-row table:style-name="ro1">
          <table:table-cell table:style-name="ce4" office:value-type="string" calcext:value-type="string">
            <text:p>02/10/2021</text:p>
          </table:table-cell>
          <table:table-cell office:value-type="float" office:value="0.072584" calcext:value-type="float">
            <text:p>0.072584</text:p>
          </table:table-cell>
          <table:table-cell office:value-type="float" office:value="0.070015" calcext:value-type="float">
            <text:p>0.070015</text:p>
          </table:table-cell>
          <table:table-cell office:value-type="float" office:value="0.081396" calcext:value-type="float">
            <text:p>0.081396</text:p>
          </table:table-cell>
          <table:table-cell office:value-type="float" office:value="0.067081" calcext:value-type="float">
            <text:p>0.067081</text:p>
          </table:table-cell>
          <table:table-cell office:value-type="string" calcext:value-type="string">
            <text:p>22.67B</text:p>
          </table:table-cell>
          <table:table-cell table:style-name="ce4" office:value-type="string" calcext:value-type="string">
            <text:p>3.67%</text:p>
          </table:table-cell>
        </table:table-row>
        <table:table-row table:style-name="ro1">
          <table:table-cell table:style-name="ce4" office:value-type="string" calcext:value-type="string">
            <text:p>02/09/2021</text:p>
          </table:table-cell>
          <table:table-cell office:value-type="float" office:value="0.070012" calcext:value-type="float">
            <text:p>0.070012</text:p>
          </table:table-cell>
          <table:table-cell office:value-type="float" office:value="0.078782" calcext:value-type="float">
            <text:p>0.078782</text:p>
          </table:table-cell>
          <table:table-cell office:value-type="float" office:value="0.083567" calcext:value-type="float">
            <text:p>0.083567</text:p>
          </table:table-cell>
          <table:table-cell office:value-type="float" office:value="0.064053" calcext:value-type="float">
            <text:p>0.064053</text:p>
          </table:table-cell>
          <table:table-cell office:value-type="string" calcext:value-type="string">
            <text:p>22.36B</text:p>
          </table:table-cell>
          <table:table-cell table:style-name="ce4" office:value-type="string" calcext:value-type="string">
            <text:p>-11.14%</text:p>
          </table:table-cell>
        </table:table-row>
        <table:table-row table:style-name="ro1">
          <table:table-cell table:style-name="ce4" office:value-type="string" calcext:value-type="string">
            <text:p>02/08/2021</text:p>
          </table:table-cell>
          <table:table-cell office:value-type="float" office:value="0.078793" calcext:value-type="float">
            <text:p>0.078793</text:p>
          </table:table-cell>
          <table:table-cell office:value-type="float" office:value="0.077936" calcext:value-type="float">
            <text:p>0.077936</text:p>
          </table:table-cell>
          <table:table-cell office:value-type="float" office:value="0.085037" calcext:value-type="float">
            <text:p>0.085037</text:p>
          </table:table-cell>
          <table:table-cell office:value-type="float" office:value="0.063839" calcext:value-type="float">
            <text:p>0.063839</text:p>
          </table:table-cell>
          <table:table-cell office:value-type="string" calcext:value-type="string">
            <text:p>38.11B</text:p>
          </table:table-cell>
          <table:table-cell table:style-name="ce4" office:value-type="string" calcext:value-type="string">
            <text:p>0.36%</text:p>
          </table:table-cell>
        </table:table-row>
        <table:table-row table:style-name="ro1">
          <table:table-cell table:style-name="ce4" office:value-type="string" calcext:value-type="string">
            <text:p>02/07/2021</text:p>
          </table:table-cell>
          <table:table-cell office:value-type="float" office:value="0.078508" calcext:value-type="float">
            <text:p>0.078508</text:p>
          </table:table-cell>
          <table:table-cell office:value-type="float" office:value="0.057506" calcext:value-type="float">
            <text:p>0.057506</text:p>
          </table:table-cell>
          <table:table-cell office:value-type="float" office:value="0.086356" calcext:value-type="float">
            <text:p>0.086356</text:p>
          </table:table-cell>
          <table:table-cell office:value-type="float" office:value="0.053464" calcext:value-type="float">
            <text:p>0.053464</text:p>
          </table:table-cell>
          <table:table-cell office:value-type="string" calcext:value-type="string">
            <text:p>54.23B</text:p>
          </table:table-cell>
          <table:table-cell table:style-name="ce4" office:value-type="string" calcext:value-type="string">
            <text:p>36.62%</text:p>
          </table:table-cell>
        </table:table-row>
        <table:table-row table:style-name="ro1">
          <table:table-cell table:style-name="ce4" office:value-type="string" calcext:value-type="string">
            <text:p>02/06/2021</text:p>
          </table:table-cell>
          <table:table-cell office:value-type="float" office:value="0.057465" calcext:value-type="float">
            <text:p>0.057465</text:p>
          </table:table-cell>
          <table:table-cell office:value-type="float" office:value="0.046788" calcext:value-type="float">
            <text:p>0.046788</text:p>
          </table:table-cell>
          <table:table-cell office:value-type="float" office:value="0.058646" calcext:value-type="float">
            <text:p>0.058646</text:p>
          </table:table-cell>
          <table:table-cell office:value-type="float" office:value="0.044505" calcext:value-type="float">
            <text:p>0.044505</text:p>
          </table:table-cell>
          <table:table-cell office:value-type="string" calcext:value-type="string">
            <text:p>26.40B</text:p>
          </table:table-cell>
          <table:table-cell table:style-name="ce4" office:value-type="string" calcext:value-type="string">
            <text:p>22.83%</text:p>
          </table:table-cell>
        </table:table-row>
        <table:table-row table:style-name="ro1">
          <table:table-cell table:style-name="ce4" office:value-type="string" calcext:value-type="string">
            <text:p>02/05/2021</text:p>
          </table:table-cell>
          <table:table-cell office:value-type="float" office:value="0.046783" calcext:value-type="float">
            <text:p>0.046783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054033" calcext:value-type="float">
            <text:p>0.054033</text:p>
          </table:table-cell>
          <table:table-cell office:value-type="float" office:value="0.043289" calcext:value-type="float">
            <text:p>0.043289</text:p>
          </table:table-cell>
          <table:table-cell office:value-type="string" calcext:value-type="string">
            <text:p>27.11B</text:p>
          </table:table-cell>
          <table:table-cell table:style-name="ce4" office:value-type="string" calcext:value-type="string">
            <text:p>-11.64%</text:p>
          </table:table-cell>
        </table:table-row>
        <table:table-row table:style-name="ro1">
          <table:table-cell table:style-name="ce4" office:value-type="string" calcext:value-type="string">
            <text:p>02/04/2021</text:p>
          </table:table-cell>
          <table:table-cell office:value-type="float" office:value="0.052944" calcext:value-type="float">
            <text:p>0.052944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0.059081" calcext:value-type="float">
            <text:p>0.059081</text:p>
          </table:table-cell>
          <table:table-cell office:value-type="float" office:value="0.035919" calcext:value-type="float">
            <text:p>0.035919</text:p>
          </table:table-cell>
          <table:table-cell office:value-type="string" calcext:value-type="string">
            <text:p>72.24B</text:p>
          </table:table-cell>
          <table:table-cell table:style-name="ce4" office:value-type="string" calcext:value-type="string">
            <text:p>41.77%</text:p>
          </table:table-cell>
        </table:table-row>
        <table:table-row table:style-name="ro1">
          <table:table-cell table:style-name="ce4" office:value-type="string" calcext:value-type="string">
            <text:p>02/03/2021</text:p>
          </table:table-cell>
          <table:table-cell office:value-type="float" office:value="0.037345" calcext:value-type="float">
            <text:p>0.037345</text:p>
          </table:table-cell>
          <table:table-cell office:value-type="float" office:value="0.031297" calcext:value-type="float">
            <text:p>0.031297</text:p>
          </table:table-cell>
          <table:table-cell office:value-type="float" office:value="0.039651" calcext:value-type="float">
            <text:p>0.039651</text:p>
          </table:table-cell>
          <table:table-cell office:value-type="float" office:value="0.031031" calcext:value-type="float">
            <text:p>0.031031</text:p>
          </table:table-cell>
          <table:table-cell office:value-type="string" calcext:value-type="string">
            <text:p>20.28B</text:p>
          </table:table-cell>
          <table:table-cell table:style-name="ce4" office:value-type="string" calcext:value-type="string">
            <text:p>19.33%</text:p>
          </table:table-cell>
        </table:table-row>
        <table:table-row table:style-name="ro1">
          <table:table-cell table:style-name="ce4" office:value-type="string" calcext:value-type="string">
            <text:p>02/02/2021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34784" calcext:value-type="float">
            <text:p>0.034784</text:p>
          </table:table-cell>
          <table:table-cell office:value-type="float" office:value="0.035142" calcext:value-type="float">
            <text:p>0.035142</text:p>
          </table:table-cell>
          <table:table-cell office:value-type="float" office:value="0.029054" calcext:value-type="float">
            <text:p>0.029054</text:p>
          </table:table-cell>
          <table:table-cell office:value-type="string" calcext:value-type="string">
            <text:p>19.70B</text:p>
          </table:table-cell>
          <table:table-cell table:style-name="ce4" office:value-type="string" calcext:value-type="string">
            <text:p>-9.82%</text:p>
          </table:table-cell>
        </table:table-row>
        <table:table-row table:style-name="ro1">
          <table:table-cell table:style-name="ce4" office:value-type="string" calcext:value-type="string">
            <text:p>02/01/2021</text:p>
          </table:table-cell>
          <table:table-cell office:value-type="float" office:value="0.034705" calcext:value-type="float">
            <text:p>0.034705</text:p>
          </table:table-cell>
          <table:table-cell office:value-type="float" office:value="0.036826" calcext:value-type="float">
            <text:p>0.03682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3096" calcext:value-type="float">
            <text:p>0.033096</text:p>
          </table:table-cell>
          <table:table-cell office:value-type="string" calcext:value-type="string">
            <text:p>39.34B</text:p>
          </table:table-cell>
          <table:table-cell table:style-name="ce4" office:value-type="string" calcext:value-type="string">
            <text:p>-5.80%</text:p>
          </table:table-cell>
        </table:table-row>
        <table:table-row table:style-name="ro1">
          <table:table-cell table:style-name="ce4" office:value-type="string" calcext:value-type="string">
            <text:p>01/31/2021</text:p>
          </table:table-cell>
          <table:table-cell office:value-type="float" office:value="0.036841" calcext:value-type="float">
            <text:p>0.036841</text:p>
          </table:table-cell>
          <table:table-cell office:value-type="float" office:value="0.028199" calcext:value-type="float">
            <text:p>0.028199</text:p>
          </table:table-cell>
          <table:table-cell office:value-type="float" office:value="0.048998" calcext:value-type="float">
            <text:p>0.048998</text:p>
          </table:table-cell>
          <table:table-cell office:value-type="float" office:value="0.026909" calcext:value-type="float">
            <text:p>0.026909</text:p>
          </table:table-cell>
          <table:table-cell office:value-type="string" calcext:value-type="string">
            <text:p>65.01B</text:p>
          </table:table-cell>
          <table:table-cell table:style-name="ce4" office:value-type="string" calcext:value-type="string">
            <text:p>30.66%</text:p>
          </table:table-cell>
        </table:table-row>
        <table:table-row table:style-name="ro1">
          <table:table-cell table:style-name="ce4" office:value-type="string" calcext:value-type="string">
            <text:p>01/30/2021</text:p>
          </table:table-cell>
          <table:table-cell office:value-type="float" office:value="0.028197" calcext:value-type="float">
            <text:p>0.028197</text:p>
          </table:table-cell>
          <table:table-cell office:value-type="float" office:value="0.045859" calcext:value-type="float">
            <text:p>0.045859</text:p>
          </table:table-cell>
          <table:table-cell office:value-type="float" office:value="0.050499" calcext:value-type="float">
            <text:p>0.050499</text:p>
          </table:table-cell>
          <table:table-cell office:value-type="float" office:value="0.022269" calcext:value-type="float">
            <text:p>0.022269</text:p>
          </table:table-cell>
          <table:table-cell office:value-type="string" calcext:value-type="string">
            <text:p>77.24B</text:p>
          </table:table-cell>
          <table:table-cell table:style-name="ce4" office:value-type="string" calcext:value-type="string">
            <text:p>-39.49%</text:p>
          </table:table-cell>
        </table:table-row>
        <table:table-row table:style-name="ro1">
          <table:table-cell table:style-name="ce4" office:value-type="string" calcext:value-type="string">
            <text:p>01/29/2021</text:p>
          </table:table-cell>
          <table:table-cell office:value-type="float" office:value="0.046597" calcext:value-type="float">
            <text:p>0.046597</text:p>
          </table:table-cell>
          <table:table-cell office:value-type="float" office:value="0.036085" calcext:value-type="float">
            <text:p>0.036085</text:p>
          </table:table-cell>
          <table:table-cell office:value-type="float" office:value="0.07797" calcext:value-type="float">
            <text:p>0.07797</text:p>
          </table:table-cell>
          <table:table-cell office:value-type="float" office:value="0.03234" calcext:value-type="float">
            <text:p>0.03234</text:p>
          </table:table-cell>
          <table:table-cell office:value-type="string" calcext:value-type="string">
            <text:p>146.80B</text:p>
          </table:table-cell>
          <table:table-cell table:style-name="ce4" office:value-type="string" calcext:value-type="string">
            <text:p>28.49%</text:p>
          </table:table-cell>
        </table:table-row>
        <table:table-row table:style-name="ro1">
          <table:table-cell table:style-name="ce4" office:value-type="string" calcext:value-type="string">
            <text:p>01/28/2021</text:p>
          </table:table-cell>
          <table:table-cell office:value-type="float" office:value="0.036265" calcext:value-type="float">
            <text:p>0.036265</text:p>
          </table:table-cell>
          <table:table-cell office:value-type="float" office:value="0.007415" calcext:value-type="float">
            <text:p>0.007415</text:p>
          </table:table-cell>
          <table:table-cell office:value-type="float" office:value="0.037902" calcext:value-type="float">
            <text:p>0.037902</text:p>
          </table:table-cell>
          <table:table-cell office:value-type="float" office:value="0.007415" calcext:value-type="float">
            <text:p>0.007415</text:p>
          </table:table-cell>
          <table:table-cell office:value-type="string" calcext:value-type="string">
            <text:p>12.41B</text:p>
          </table:table-cell>
          <table:table-cell table:style-name="ce4" office:value-type="string" calcext:value-type="string">
            <text:p>387.36%</text:p>
          </table:table-cell>
        </table:table-row>
        <table:table-row table:style-name="ro1">
          <table:table-cell table:style-name="ce4" office:value-type="string" calcext:value-type="string">
            <text:p>01/27/2021</text:p>
          </table:table-cell>
          <table:table-cell office:value-type="float" office:value="0.007441" calcext:value-type="float">
            <text:p>0.007441</text:p>
          </table:table-cell>
          <table:table-cell office:value-type="float" office:value="0.008244" calcext:value-type="float">
            <text:p>0.008244</text:p>
          </table:table-cell>
          <table:table-cell office:value-type="float" office:value="0.008245" calcext:value-type="float">
            <text:p>0.008245</text:p>
          </table:table-cell>
          <table:table-cell office:value-type="float" office:value="0.007268" calcext:value-type="float">
            <text:p>0.007268</text:p>
          </table:table-cell>
          <table:table-cell office:value-type="string" calcext:value-type="string">
            <text:p>2.01B</text:p>
          </table:table-cell>
          <table:table-cell table:style-name="ce4" office:value-type="string" calcext:value-type="string">
            <text:p>-9.70%</text:p>
          </table:table-cell>
        </table:table-row>
        <table:table-row table:style-name="ro1">
          <table:table-cell table:style-name="ce4" office:value-type="string" calcext:value-type="string">
            <text:p>01/26/2021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0.008349" calcext:value-type="float">
            <text:p>0.008349</text:p>
          </table:table-cell>
          <table:table-cell office:value-type="float" office:value="0.008454" calcext:value-type="float">
            <text:p>0.008454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1.47B</text:p>
          </table:table-cell>
          <table:table-cell table:style-name="ce4" office:value-type="string" calcext:value-type="string">
            <text:p>-1.35%</text:p>
          </table:table-cell>
        </table:table-row>
        <table:table-row table:style-name="ro1">
          <table:table-cell table:style-name="ce4" office:value-type="string" calcext:value-type="string">
            <text:p>01/25/2021</text:p>
          </table:table-cell>
          <table:table-cell office:value-type="float" office:value="0.008353" calcext:value-type="float">
            <text:p>0.008353</text:p>
          </table:table-cell>
          <table:table-cell office:value-type="float" office:value="0.008714" calcext:value-type="float">
            <text:p>0.008714</text:p>
          </table:table-cell>
          <table:table-cell office:value-type="float" office:value="0.008899" calcext:value-type="float">
            <text:p>0.008899</text:p>
          </table:table-cell>
          <table:table-cell office:value-type="float" office:value="0.008259" calcext:value-type="float">
            <text:p>0.008259</text:p>
          </table:table-cell>
          <table:table-cell office:value-type="string" calcext:value-type="string">
            <text:p>2.07B</text:p>
          </table:table-cell>
          <table:table-cell table:style-name="ce4" office:value-type="string" calcext:value-type="string">
            <text:p>-4.14%</text:p>
          </table:table-cell>
        </table:table-row>
        <table:table-row table:style-name="ro1">
          <table:table-cell table:style-name="ce4" office:value-type="string" calcext:value-type="string">
            <text:p>01/24/2021</text:p>
          </table:table-cell>
          <table:table-cell office:value-type="float" office:value="0.008714" calcext:value-type="float">
            <text:p>0.008714</text:p>
          </table:table-cell>
          <table:table-cell office:value-type="float" office:value="0.008571" calcext:value-type="float">
            <text:p>0.008571</text:p>
          </table:table-cell>
          <table:table-cell office:value-type="float" office:value="0.008955" calcext:value-type="float">
            <text:p>0.008955</text:p>
          </table:table-cell>
          <table:table-cell office:value-type="float" office:value="0.008504" calcext:value-type="float">
            <text:p>0.008504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1.67%</text:p>
          </table:table-cell>
        </table:table-row>
        <table:table-row table:style-name="ro1">
          <table:table-cell table:style-name="ce4" office:value-type="string" calcext:value-type="string">
            <text:p>01/23/2021</text:p>
          </table:table-cell>
          <table:table-cell office:value-type="float" office:value="0.008571" calcext:value-type="float">
            <text:p>0.008571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8801" calcext:value-type="float">
            <text:p>0.008801</text:p>
          </table:table-cell>
          <table:table-cell office:value-type="float" office:value="0.008359" calcext:value-type="float">
            <text:p>0.008359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0.65%</text:p>
          </table:table-cell>
        </table:table-row>
        <table:table-row table:style-name="ro1">
          <table:table-cell table:style-name="ce4" office:value-type="string" calcext:value-type="string">
            <text:p>01/22/2021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8167" calcext:value-type="float">
            <text:p>0.008167</text:p>
          </table:table-cell>
          <table:table-cell office:value-type="float" office:value="0.008751" calcext:value-type="float">
            <text:p>0.008751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2.47B</text:p>
          </table:table-cell>
          <table:table-cell table:style-name="ce4" office:value-type="string" calcext:value-type="string">
            <text:p>4.20%</text:p>
          </table:table-cell>
        </table:table-row>
        <table:table-row table:style-name="ro1">
          <table:table-cell table:style-name="ce4" office:value-type="string" calcext:value-type="string">
            <text:p>01/21/2021</text:p>
          </table:table-cell>
          <table:table-cell office:value-type="float" office:value="0.008172" calcext:value-type="float">
            <text:p>0.008172</text:p>
          </table:table-cell>
          <table:table-cell office:value-type="float" office:value="0.009055" calcext:value-type="float">
            <text:p>0.009055</text:p>
          </table:table-cell>
          <table:table-cell office:value-type="float" office:value="0.009099" calcext:value-type="float">
            <text:p>0.009099</text:p>
          </table:table-cell>
          <table:table-cell office:value-type="float" office:value="0.008049" calcext:value-type="float">
            <text:p>0.008049</text:p>
          </table:table-cell>
          <table:table-cell office:value-type="string" calcext:value-type="string">
            <text:p>2.88B</text:p>
          </table:table-cell>
          <table:table-cell table:style-name="ce4" office:value-type="string" calcext:value-type="string">
            <text:p>-9.75%</text:p>
          </table:table-cell>
        </table:table-row>
        <table:table-row table:style-name="ro1">
          <table:table-cell table:style-name="ce4" office:value-type="string" calcext:value-type="string">
            <text:p>01/20/2021</text:p>
          </table:table-cell>
          <table:table-cell office:value-type="float" office:value="0.009055" calcext:value-type="float">
            <text:p>0.009055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0.009141" calcext:value-type="float">
            <text:p>0.009141</text:p>
          </table:table-cell>
          <table:table-cell office:value-type="float" office:value="0.008506" calcext:value-type="float">
            <text:p>0.008506</text:p>
          </table:table-cell>
          <table:table-cell office:value-type="string" calcext:value-type="string">
            <text:p>2.65B</text:p>
          </table:table-cell>
          <table:table-cell table:style-name="ce4" office:value-type="string" calcext:value-type="string">
            <text:p>0.02%</text:p>
          </table:table-cell>
        </table:table-row>
        <table:table-row table:style-name="ro1">
          <table:table-cell table:style-name="ce4" office:value-type="string" calcext:value-type="string">
            <text:p>01/19/2021</text:p>
          </table:table-cell>
          <table:table-cell office:value-type="float" office:value="0.009053" calcext:value-type="float">
            <text:p>0.009053</text:p>
          </table:table-cell>
          <table:table-cell office:value-type="float" office:value="0.009173" calcext:value-type="float">
            <text:p>0.009173</text:p>
          </table:table-cell>
          <table:table-cell office:value-type="float" office:value="0.009655" calcext:value-type="float">
            <text:p>0.00965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3.51B</text:p>
          </table:table-cell>
          <table:table-cell table:style-name="ce4" office:value-type="string" calcext:value-type="string">
            <text:p>-1.29%</text:p>
          </table:table-cell>
        </table:table-row>
        <table:table-row table:style-name="ro1">
          <table:table-cell table:style-name="ce4" office:value-type="string" calcext:value-type="string">
            <text:p>01/18/2021</text:p>
          </table:table-cell>
          <table:table-cell office:value-type="float" office:value="0.009172" calcext:value-type="float">
            <text:p>0.009172</text:p>
          </table:table-cell>
          <table:table-cell office:value-type="float" office:value="0.009094" calcext:value-type="float">
            <text:p>0.009094</text:p>
          </table:table-cell>
          <table:table-cell office:value-type="float" office:value="0.009302" calcext:value-type="float">
            <text:p>0.009302</text:p>
          </table:table-cell>
          <table:table-cell office:value-type="float" office:value="0.008949" calcext:value-type="float">
            <text:p>0.008949</text:p>
          </table:table-cell>
          <table:table-cell office:value-type="string" calcext:value-type="string">
            <text:p>2.48B</text:p>
          </table:table-cell>
          <table:table-cell table:style-name="ce4" office:value-type="string" calcext:value-type="string">
            <text:p>0.86%</text:p>
          </table:table-cell>
        </table:table-row>
        <table:table-row table:style-name="ro1">
          <table:table-cell table:style-name="ce4" office:value-type="string" calcext:value-type="string">
            <text:p>01/17/2021</text:p>
          </table:table-cell>
          <table:table-cell office:value-type="float" office:value="0.009094" calcext:value-type="float">
            <text:p>0.009094</text:p>
          </table:table-cell>
          <table:table-cell office:value-type="float" office:value="0.009235" calcext:value-type="float">
            <text:p>0.009235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0.008806" calcext:value-type="float">
            <text:p>0.008806</text:p>
          </table:table-cell>
          <table:table-cell office:value-type="string" calcext:value-type="string">
            <text:p>3.07B</text:p>
          </table:table-cell>
          <table:table-cell table:style-name="ce4" office:value-type="string" calcext:value-type="string">
            <text:p>-1.52%</text:p>
          </table:table-cell>
        </table:table-row>
        <table:table-row table:style-name="ro1">
          <table:table-cell table:style-name="ce4" office:value-type="string" calcext:value-type="string">
            <text:p>01/16/2021</text:p>
          </table:table-cell>
          <table:table-cell office:value-type="float" office:value="0.009235" calcext:value-type="float">
            <text:p>0.009235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0.009546" calcext:value-type="float">
            <text:p>0.009546</text:p>
          </table:table-cell>
          <table:table-cell office:value-type="float" office:value="0.009095" calcext:value-type="float">
            <text:p>0.009095</text:p>
          </table:table-cell>
          <table:table-cell office:value-type="string" calcext:value-type="string">
            <text:p>3.59B</text:p>
          </table:table-cell>
          <table:table-cell table:style-name="ce4" office:value-type="string" calcext:value-type="string">
            <text:p>-1.48%</text:p>
          </table:table-cell>
        </table:table-row>
        <table:table-row table:style-name="ro1">
          <table:table-cell table:style-name="ce4" office:value-type="string" calcext:value-type="string">
            <text:p>01/15/2021</text:p>
          </table:table-cell>
          <table:table-cell office:value-type="float" office:value="0.009373" calcext:value-type="float">
            <text:p>0.009373</text:p>
          </table:table-cell>
          <table:table-cell office:value-type="float" office:value="0.009398" calcext:value-type="float">
            <text:p>0.009398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0.008373" calcext:value-type="float">
            <text:p>0.008373</text:p>
          </table:table-cell>
          <table:table-cell office:value-type="string" calcext:value-type="string">
            <text:p>6.69B</text:p>
          </table:table-cell>
          <table:table-cell table:style-name="ce4" office:value-type="string" calcext:value-type="string">
            <text:p>-0.28%</text:p>
          </table:table-cell>
        </table:table-row>
        <table:table-row table:style-name="ro1">
          <table:table-cell table:style-name="ce4" office:value-type="string" calcext:value-type="string">
            <text:p>01/14/2021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8672" calcext:value-type="float">
            <text:p>0.008672</text:p>
          </table:table-cell>
          <table:table-cell office:value-type="float" office:value="0.010064" calcext:value-type="float">
            <text:p>0.010064</text:p>
          </table:table-cell>
          <table:table-cell office:value-type="float" office:value="0.008329" calcext:value-type="float">
            <text:p>0.008329</text:p>
          </table:table-cell>
          <table:table-cell office:value-type="string" calcext:value-type="string">
            <text:p>7.54B</text:p>
          </table:table-cell>
          <table:table-cell table:style-name="ce4" office:value-type="string" calcext:value-type="string">
            <text:p>8.43%</text:p>
          </table:table-cell>
        </table:table-row>
        <table:table-row table:style-name="ro1">
          <table:table-cell table:style-name="ce4" office:value-type="string" calcext:value-type="string">
            <text:p>01/13/2021</text:p>
          </table:table-cell>
          <table:table-cell office:value-type="float" office:value="0.008669" calcext:value-type="float">
            <text:p>0.008669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8669" calcext:value-type="float">
            <text:p>0.008669</text:p>
          </table:table-cell>
          <table:table-cell office:value-type="float" office:value="0.007779" calcext:value-type="float">
            <text:p>0.007779</text:p>
          </table:table-cell>
          <table:table-cell office:value-type="string" calcext:value-type="string">
            <text:p>3.98B</text:p>
          </table:table-cell>
          <table:table-cell table:style-name="ce4" office:value-type="string" calcext:value-type="string">
            <text:p>7.47%</text:p>
          </table:table-cell>
        </table:table-row>
        <table:table-row table:style-name="ro1">
          <table:table-cell table:style-name="ce4" office:value-type="string" calcext:value-type="string">
            <text:p>01/12/2021</text:p>
          </table:table-cell>
          <table:table-cell office:value-type="float" office:value="0.008066" calcext:value-type="float">
            <text:p>0.008066</text:p>
          </table:table-cell>
          <table:table-cell office:value-type="float" office:value="0.008824" calcext:value-type="float">
            <text:p>0.008824</text:p>
          </table:table-cell>
          <table:table-cell office:value-type="float" office:value="0.009136" calcext:value-type="float">
            <text:p>0.009136</text:p>
          </table:table-cell>
          <table:table-cell office:value-type="float" office:value="0.007848" calcext:value-type="float">
            <text:p>0.007848</text:p>
          </table:table-cell>
          <table:table-cell office:value-type="string" calcext:value-type="string">
            <text:p>5.99B</text:p>
          </table:table-cell>
          <table:table-cell table:style-name="ce4" office:value-type="string" calcext:value-type="string">
            <text:p>-8.63%</text:p>
          </table:table-cell>
        </table:table-row>
        <table:table-row table:style-name="ro1">
          <table:table-cell table:style-name="ce4" office:value-type="string" calcext:value-type="string">
            <text:p>01/11/2021</text:p>
          </table:table-cell>
          <table:table-cell office:value-type="float" office:value="0.008828" calcext:value-type="float">
            <text:p>0.008828</text:p>
          </table:table-cell>
          <table:table-cell office:value-type="float" office:value="0.009829" calcext:value-type="float">
            <text:p>0.009829</text:p>
          </table:table-cell>
          <table:table-cell office:value-type="float" office:value="0.009846" calcext:value-type="float">
            <text:p>0.009846</text:p>
          </table:table-cell>
          <table:table-cell office:value-type="float" office:value="0.006727" calcext:value-type="float">
            <text:p>0.006727</text:p>
          </table:table-cell>
          <table:table-cell office:value-type="string" calcext:value-type="string">
            <text:p>11.36B</text:p>
          </table:table-cell>
          <table:table-cell table:style-name="ce4" office:value-type="string" calcext:value-type="string">
            <text:p>-10.20%</text:p>
          </table:table-cell>
        </table:table-row>
        <table:table-row table:style-name="ro1">
          <table:table-cell table:style-name="ce4" office:value-type="string" calcext:value-type="string">
            <text:p>01/10/2021</text:p>
          </table:table-cell>
          <table:table-cell office:value-type="float" office:value="0.009831" calcext:value-type="float">
            <text:p>0.009831</text:p>
          </table:table-cell>
          <table:table-cell office:value-type="float" office:value="0.010159" calcext:value-type="float">
            <text:p>0.010159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9056" calcext:value-type="float">
            <text:p>0.009056</text:p>
          </table:table-cell>
          <table:table-cell office:value-type="string" calcext:value-type="string">
            <text:p>8.01B</text:p>
          </table:table-cell>
          <table:table-cell table:style-name="ce4" office:value-type="string" calcext:value-type="string">
            <text:p>-3.22%</text:p>
          </table:table-cell>
        </table:table-row>
        <table:table-row table:style-name="ro1">
          <table:table-cell table:style-name="ce4" office:value-type="string" calcext:value-type="string">
            <text:p>01/09/2021</text:p>
          </table:table-cell>
          <table:table-cell office:value-type="float" office:value="0.010158" calcext:value-type="float">
            <text:p>0.010158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10687" calcext:value-type="float">
            <text:p>0.010687</text:p>
          </table:table-cell>
          <table:table-cell office:value-type="float" office:value="0.009658" calcext:value-type="float">
            <text:p>0.009658</text:p>
          </table:table-cell>
          <table:table-cell office:value-type="string" calcext:value-type="string">
            <text:p>6.61B</text:p>
          </table:table-cell>
          <table:table-cell table:style-name="ce4" office:value-type="string" calcext:value-type="string">
            <text:p>4.15%</text:p>
          </table:table-cell>
        </table:table-row>
        <table:table-row table:style-name="ro1">
          <table:table-cell table:style-name="ce4" office:value-type="string" calcext:value-type="string">
            <text:p>01/08/2021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0.010253" calcext:value-type="float">
            <text:p>0.010253</text:p>
          </table:table-cell>
          <table:table-cell office:value-type="float" office:value="0.008834" calcext:value-type="float">
            <text:p>0.008834</text:p>
          </table:table-cell>
          <table:table-cell office:value-type="string" calcext:value-type="string">
            <text:p>5.48B</text:p>
          </table:table-cell>
          <table:table-cell table:style-name="ce4" office:value-type="string" calcext:value-type="string">
            <text:p>0.29%</text:p>
          </table:table-cell>
        </table:table-row>
        <table:table-row table:style-name="ro1">
          <table:table-cell table:style-name="ce4" office:value-type="string" calcext:value-type="string">
            <text:p>01/07/2021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0.010443" calcext:value-type="float">
            <text:p>0.010443</text:p>
          </table:table-cell>
          <table:table-cell office:value-type="float" office:value="0.010497" calcext:value-type="float">
            <text:p>0.010497</text:p>
          </table:table-cell>
          <table:table-cell office:value-type="float" office:value="0.008972" calcext:value-type="float">
            <text:p>0.008972</text:p>
          </table:table-cell>
          <table:table-cell office:value-type="string" calcext:value-type="string">
            <text:p>7.15B</text:p>
          </table:table-cell>
          <table:table-cell table:style-name="ce4" office:value-type="string" calcext:value-type="string">
            <text:p>-6.88%</text:p>
          </table:table-cell>
        </table:table-row>
        <table:table-row table:style-name="ro1">
          <table:table-cell table:style-name="ce4" office:value-type="string" calcext:value-type="string">
            <text:p>01/06/2021</text:p>
          </table:table-cell>
          <table:table-cell office:value-type="float" office:value="0.010443" calcext:value-type="float">
            <text:p>0.010443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0.009652" calcext:value-type="float">
            <text:p>0.009652</text:p>
          </table:table-cell>
          <table:table-cell office:value-type="string" calcext:value-type="string">
            <text:p>16.84B</text:p>
          </table:table-cell>
          <table:table-cell table:style-name="ce4" office:value-type="string" calcext:value-type="string">
            <text:p>4.87%</text:p>
          </table:table-cell>
        </table:table-row>
        <table:table-row table:style-name="ro1">
          <table:table-cell table:style-name="ce4" office:value-type="string" calcext:value-type="string">
            <text:p>01/05/2021</text:p>
          </table:table-cell>
          <table:table-cell office:value-type="float" office:value="0.009958" calcext:value-type="float">
            <text:p>0.009958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.010319" calcext:value-type="float">
            <text:p>0.010319</text:p>
          </table:table-cell>
          <table:table-cell office:value-type="float" office:value="0.008866" calcext:value-type="float">
            <text:p>0.008866</text:p>
          </table:table-cell>
          <table:table-cell office:value-type="string" calcext:value-type="string">
            <text:p>15.37B</text:p>
          </table:table-cell>
          <table:table-cell table:style-name="ce4" office:value-type="string" calcext:value-type="string">
            <text:p>1.82%</text:p>
          </table:table-cell>
        </table:table-row>
        <table:table-row table:style-name="ro1">
          <table:table-cell table:style-name="ce4" office:value-type="string" calcext:value-type="string">
            <text:p>01/04/2021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.011493" calcext:value-type="float">
            <text:p>0.011493</text:p>
          </table:table-cell>
          <table:table-cell office:value-type="float" office:value="0.007623" calcext:value-type="float">
            <text:p>0.007623</text:p>
          </table:table-cell>
          <table:table-cell office:value-type="string" calcext:value-type="string">
            <text:p>38.72B</text:p>
          </table:table-cell>
          <table:table-cell table:style-name="ce4" office:value-type="string" calcext:value-type="string">
            <text:p>-0.71%</text:p>
          </table:table-cell>
        </table:table-row>
        <table:table-row table:style-name="ro1">
          <table:table-cell table:style-name="ce4" office:value-type="string" calcext:value-type="string">
            <text:p>01/03/2021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0.010493" calcext:value-type="float">
            <text:p>0.010493</text:p>
          </table:table-cell>
          <table:table-cell office:value-type="float" office:value="0.013928" calcext:value-type="float">
            <text:p>0.013928</text:p>
          </table:table-cell>
          <table:table-cell office:value-type="float" office:value="0.009381" calcext:value-type="float">
            <text:p>0.009381</text:p>
          </table:table-cell>
          <table:table-cell office:value-type="string" calcext:value-type="string">
            <text:p>71.68B</text:p>
          </table:table-cell>
          <table:table-cell table:style-name="ce4" office:value-type="string" calcext:value-type="string">
            <text:p>-6.09%</text:p>
          </table:table-cell>
        </table:table-row>
        <table:table-row table:style-name="ro1">
          <table:table-cell table:style-name="ce4" office:value-type="string" calcext:value-type="string">
            <text:p>01/02/2021</text:p>
          </table:table-cell>
          <table:table-cell office:value-type="float" office:value="0.010489" calcext:value-type="float">
            <text:p>0.010489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0.014008" calcext:value-type="float">
            <text:p>0.014008</text:p>
          </table:table-cell>
          <table:table-cell office:value-type="float" office:value="0.005553" calcext:value-type="float">
            <text:p>0.005553</text:p>
          </table:table-cell>
          <table:table-cell office:value-type="string" calcext:value-type="string">
            <text:p>100.85B</text:p>
          </table:table-cell>
          <table:table-cell table:style-name="ce4" office:value-type="string" calcext:value-type="string">
            <text:p>85.27%</text:p>
          </table:table-cell>
        </table:table-row>
        <table:table-row table:style-name="ro1">
          <table:table-cell table:style-name="ce4" office:value-type="string" calcext:value-type="string">
            <text:p>01/01/2021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0.004666" calcext:value-type="float">
            <text:p>0.004666</text:p>
          </table:table-cell>
          <table:table-cell office:value-type="float" office:value="0.005676" calcext:value-type="float">
            <text:p>0.005676</text:p>
          </table:table-cell>
          <table:table-cell office:value-type="float" office:value="0.004606" calcext:value-type="float">
            <text:p>0.004606</text:p>
          </table:table-cell>
          <table:table-cell office:value-type="string" calcext:value-type="string">
            <text:p>8.41B</text:p>
          </table:table-cell>
          <table:table-cell table:style-name="ce4" office:value-type="string" calcext:value-type="string">
            <text:p>21.33%</text:p>
          </table:table-cell>
        </table:table-row>
        <table:table-row table:style-name="ro1">
          <table:table-cell table:style-name="ce4" office:value-type="string" calcext:value-type="string">
            <text:p>12/31/2020</text:p>
          </table:table-cell>
          <table:table-cell office:value-type="float" office:value="0.004666" calcext:value-type="float">
            <text:p>0.004666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004756" calcext:value-type="float">
            <text:p>0.004756</text:p>
          </table:table-cell>
          <table:table-cell office:value-type="float" office:value="0.004522" calcext:value-type="float">
            <text:p>0.004522</text:p>
          </table:table-cell>
          <table:table-cell office:value-type="string" calcext:value-type="string">
            <text:p>3.05B</text:p>
          </table:table-cell>
          <table:table-cell table:style-name="ce4" office:value-type="string" calcext:value-type="string">
            <text:p>0.84%</text:p>
          </table:table-cell>
        </table:table-row>
        <table:table-row table:style-name="ro1">
          <table:table-cell table:style-name="ce4" office:value-type="string" calcext:value-type="string">
            <text:p>12/30/2020</text:p>
          </table:table-cell>
          <table:table-cell office:value-type="float" office:value="0.004627" calcext:value-type="float">
            <text:p>0.004627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04718" calcext:value-type="float">
            <text:p>0.004718</text:p>
          </table:table-cell>
          <table:table-cell office:value-type="float" office:value="0.004439" calcext:value-type="float">
            <text:p>0.004439</text:p>
          </table:table-cell>
          <table:table-cell office:value-type="string" calcext:value-type="string">
            <text:p>3.43B</text:p>
          </table:table-cell>
          <table:table-cell table:style-name="ce4" office:value-type="string" calcext:value-type="string">
            <text:p>3.11%</text:p>
          </table:table-cell>
        </table:table-row>
        <table:table-row table:style-name="ro1">
          <table:table-cell table:style-name="ce4" office:value-type="string" calcext:value-type="string">
            <text:p>12/29/2020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0.004255" calcext:value-type="float">
            <text:p>0.004255</text:p>
          </table:table-cell>
          <table:table-cell office:value-type="string" calcext:value-type="string">
            <text:p>3.42B</text:p>
          </table:table-cell>
          <table:table-cell table:style-name="ce4" office:value-type="string" calcext:value-type="string">
            <text:p>-2.32%</text:p>
          </table:table-cell>
        </table:table-row>
        <table:table-row table:style-name="ro1">
          <table:table-cell table:style-name="ce4" office:value-type="string" calcext:value-type="string">
            <text:p>12/28/2020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004732" calcext:value-type="float">
            <text:p>0.004732</text:p>
          </table:table-cell>
          <table:table-cell office:value-type="float" office:value="0.004509" calcext:value-type="float">
            <text:p>0.004509</text:p>
          </table:table-cell>
          <table:table-cell office:value-type="string" calcext:value-type="string">
            <text:p>3.59B</text:p>
          </table:table-cell>
          <table:table-cell table:style-name="ce4" office:value-type="string" calcext:value-type="string">
            <text:p>1.02%</text:p>
          </table:table-cell>
        </table:table-row>
        <table:table-row table:style-name="ro1">
          <table:table-cell table:style-name="ce4" office:value-type="string" calcext:value-type="string">
            <text:p>12/27/2020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0.004511" calcext:value-type="float">
            <text:p>0.004511</text:p>
          </table:table-cell>
          <table:table-cell office:value-type="float" office:value="0.004818" calcext:value-type="float">
            <text:p>0.004818</text:p>
          </table:table-cell>
          <table:table-cell office:value-type="float" office:value="0.004399" calcext:value-type="float">
            <text:p>0.004399</text:p>
          </table:table-cell>
          <table:table-cell office:value-type="string" calcext:value-type="string">
            <text:p>5.62B</text:p>
          </table:table-cell>
          <table:table-cell table:style-name="ce4" office:value-type="string" calcext:value-type="string">
            <text:p>0.89%</text:p>
          </table:table-cell>
        </table:table-row>
        <table:table-row table:style-name="ro1">
          <table:table-cell table:style-name="ce4" office:value-type="string" calcext:value-type="string">
            <text:p>12/26/2020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0.004558" calcext:value-type="float">
            <text:p>0.004558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0.004412" calcext:value-type="float">
            <text:p>0.004412</text:p>
          </table:table-cell>
          <table:table-cell office:value-type="string" calcext:value-type="string">
            <text:p>5.18B</text:p>
          </table:table-cell>
          <table:table-cell table:style-name="ce4" office:value-type="string" calcext:value-type="string">
            <text:p>-1.21%</text:p>
          </table:table-cell>
        </table:table-row>
        <table:table-row table:style-name="ro1">
          <table:table-cell table:style-name="ce4" office:value-type="string" calcext:value-type="string">
            <text:p>12/25/2020</text:p>
          </table:table-cell>
          <table:table-cell office:value-type="float" office:value="0.004563" calcext:value-type="float">
            <text:p>0.004563</text:p>
          </table:table-cell>
          <table:table-cell office:value-type="float" office:value="0.004573" calcext:value-type="float">
            <text:p>0.004573</text:p>
          </table:table-cell>
          <table:table-cell office:value-type="float" office:value="0.004638" calcext:value-type="float">
            <text:p>0.004638</text:p>
          </table:table-cell>
          <table:table-cell office:value-type="float" office:value="0.004384" calcext:value-type="float">
            <text:p>0.004384</text:p>
          </table:table-cell>
          <table:table-cell office:value-type="string" calcext:value-type="string">
            <text:p>5.34B</text:p>
          </table:table-cell>
          <table:table-cell table:style-name="ce4" office:value-type="string" calcext:value-type="string">
            <text:p>-0.22%</text:p>
          </table:table-cell>
        </table:table-row>
        <table:table-row table:style-name="ro1">
          <table:table-cell table:style-name="ce4" office:value-type="string" calcext:value-type="string">
            <text:p>12/24/2020</text:p>
          </table:table-cell>
          <table:table-cell office:value-type="float" office:value="0.004573" calcext:value-type="float">
            <text:p>0.004573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3673" calcext:value-type="float">
            <text:p>0.003673</text:p>
          </table:table-cell>
          <table:table-cell office:value-type="string" calcext:value-type="string">
            <text:p>6.35B</text:p>
          </table:table-cell>
          <table:table-cell table:style-name="ce4" office:value-type="string" calcext:value-type="string">
            <text:p>21.40%</text:p>
          </table:table-cell>
        </table:table-row>
        <table:table-row table:style-name="ro1">
          <table:table-cell table:style-name="ce4" office:value-type="string" calcext:value-type="string">
            <text:p>12/23/2020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0.003604" calcext:value-type="float">
            <text:p>0.003604</text:p>
          </table:table-cell>
          <table:table-cell office:value-type="string" calcext:value-type="string">
            <text:p>8.03B</text:p>
          </table:table-cell>
          <table:table-cell table:style-name="ce4" office:value-type="string" calcext:value-type="string">
            <text:p>-16.55%</text:p>
          </table:table-cell>
        </table:table-row>
        <table:table-row table:style-name="ro1">
          <table:table-cell table:style-name="ce4" office:value-type="string" calcext:value-type="string">
            <text:p>12/22/2020</text:p>
          </table:table-cell>
          <table:table-cell office:value-type="float" office:value="0.004514" calcext:value-type="float">
            <text:p>0.004514</text:p>
          </table:table-cell>
          <table:table-cell office:value-type="float" office:value="0.004777" calcext:value-type="float">
            <text:p>0.004777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.004339" calcext:value-type="float">
            <text:p>0.004339</text:p>
          </table:table-cell>
          <table:table-cell office:value-type="string" calcext:value-type="string">
            <text:p>8.85B</text:p>
          </table:table-cell>
          <table:table-cell table:style-name="ce4" office:value-type="string" calcext:value-type="string">
            <text:p>-5.42%</text:p>
          </table:table-cell>
        </table:table-row>
        <table:table-row table:style-name="ro1">
          <table:table-cell table:style-name="ce4" office:value-type="string" calcext:value-type="string">
            <text:p>12/21/2020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04645" calcext:value-type="float">
            <text:p>0.004645</text:p>
          </table:table-cell>
          <table:table-cell office:value-type="float" office:value="0.005463" calcext:value-type="float">
            <text:p>0.005463</text:p>
          </table:table-cell>
          <table:table-cell office:value-type="float" office:value="0.004339" calcext:value-type="float">
            <text:p>0.004339</text:p>
          </table:table-cell>
          <table:table-cell office:value-type="string" calcext:value-type="string">
            <text:p>32.48B</text:p>
          </table:table-cell>
          <table:table-cell table:style-name="ce4" office:value-type="string" calcext:value-type="string">
            <text:p>2.86%</text:p>
          </table:table-cell>
        </table:table-row>
        <table:table-row table:style-name="ro1">
          <table:table-cell table:style-name="ce4" office:value-type="string" calcext:value-type="string">
            <text:p>12/20/2020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0.003815" calcext:value-type="float">
            <text:p>0.003815</text:p>
          </table:table-cell>
          <table:table-cell office:value-type="string" calcext:value-type="string">
            <text:p>23.48B</text:p>
          </table:table-cell>
          <table:table-cell table:style-name="ce4" office:value-type="string" calcext:value-type="string">
            <text:p>18.23%</text:p>
          </table:table-cell>
        </table:table-row>
        <table:table-row table:style-name="ro1">
          <table:table-cell table:style-name="ce4" office:value-type="string" calcext:value-type="string">
            <text:p>12/19/2020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3799" calcext:value-type="float">
            <text:p>0.003799</text:p>
          </table:table-cell>
          <table:table-cell office:value-type="string" calcext:value-type="string">
            <text:p>4.57B</text:p>
          </table:table-cell>
          <table:table-cell table:style-name="ce4" office:value-type="string" calcext:value-type="string">
            <text:p>1.62%</text:p>
          </table:table-cell>
        </table:table-row>
        <table:table-row table:style-name="ro1">
          <table:table-cell table:style-name="ce4" office:value-type="string" calcext:value-type="string">
            <text:p>12/18/2020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3606" calcext:value-type="float">
            <text:p>0.003606</text:p>
          </table:table-cell>
          <table:table-cell office:value-type="string" calcext:value-type="string">
            <text:p>4.75B</text:p>
          </table:table-cell>
          <table:table-cell table:style-name="ce4" office:value-type="string" calcext:value-type="string">
            <text:p>3.75%</text:p>
          </table:table-cell>
        </table:table-row>
        <table:table-row table:style-name="ro1">
          <table:table-cell table:style-name="ce4" office:value-type="string" calcext:value-type="string">
            <text:p>12/17/2020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3397" calcext:value-type="float">
            <text:p>0.003397</text:p>
          </table:table-cell>
          <table:table-cell office:value-type="string" calcext:value-type="string">
            <text:p>9.51B</text:p>
          </table:table-cell>
          <table:table-cell table:style-name="ce4" office:value-type="string" calcext:value-type="string">
            <text:p>8.75%</text:p>
          </table:table-cell>
        </table:table-row>
        <table:table-row table:style-name="ro1">
          <table:table-cell table:style-name="ce4" office:value-type="string" calcext:value-type="string">
            <text:p>12/16/2020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3203" calcext:value-type="float">
            <text:p>0.003203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174" calcext:value-type="float">
            <text:p>0.003174</text:p>
          </table:table-cell>
          <table:table-cell office:value-type="string" calcext:value-type="string">
            <text:p>1.81B</text:p>
          </table:table-cell>
          <table:table-cell table:style-name="ce4" office:value-type="string" calcext:value-type="string">
            <text:p>6.83%</text:p>
          </table:table-cell>
        </table:table-row>
        <table:table-row table:style-name="ro1">
          <table:table-cell table:style-name="ce4" office:value-type="string" calcext:value-type="string">
            <text:p>12/15/2020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003169" calcext:value-type="float">
            <text:p>0.003169</text:p>
          </table:table-cell>
          <table:table-cell office:value-type="string" calcext:value-type="string">
            <text:p>1.11B</text:p>
          </table:table-cell>
          <table:table-cell table:style-name="ce4" office:value-type="string" calcext:value-type="string">
            <text:p>-0.62%</text:p>
          </table:table-cell>
        </table:table-row>
        <table:table-row table:style-name="ro1">
          <table:table-cell table:style-name="ce4" office:value-type="string" calcext:value-type="string">
            <text:p>12/14/2020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285" calcext:value-type="float">
            <text:p>0.003285</text:p>
          </table:table-cell>
          <table:table-cell office:value-type="float" office:value="0.003192" calcext:value-type="float">
            <text:p>0.003192</text:p>
          </table:table-cell>
          <table:table-cell office:value-type="string" calcext:value-type="string">
            <text:p>1.16B</text:p>
          </table:table-cell>
          <table:table-cell table:style-name="ce4" office:value-type="string" calcext:value-type="string">
            <text:p>-1.06%</text:p>
          </table:table-cell>
        </table:table-row>
        <table:table-row table:style-name="ro1">
          <table:table-cell table:style-name="ce4" office:value-type="string" calcext:value-type="string">
            <text:p>12/13/2020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164" calcext:value-type="float">
            <text:p>0.003164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0.003149" calcext:value-type="float">
            <text:p>0.003149</text:p>
          </table:table-cell>
          <table:table-cell office:value-type="string" calcext:value-type="string">
            <text:p>1.15B</text:p>
          </table:table-cell>
          <table:table-cell table:style-name="ce4" office:value-type="string" calcext:value-type="string">
            <text:p>2.99%</text:p>
          </table:table-cell>
        </table:table-row>
        <table:table-row table:style-name="ro1">
          <table:table-cell table:style-name="ce4" office:value-type="string" calcext:value-type="string">
            <text:p>12/12/2020</text:p>
          </table:table-cell>
          <table:table-cell office:value-type="float" office:value="0.003164" calcext:value-type="float">
            <text:p>0.003164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3072" calcext:value-type="float">
            <text:p>0.003072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2.91%</text:p>
          </table:table-cell>
        </table:table-row>
        <table:table-row table:style-name="ro1">
          <table:table-cell table:style-name="ce4" office:value-type="string" calcext:value-type="string">
            <text:p>12/11/202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001" calcext:value-type="float">
            <text:p>0.003001</text:p>
          </table:table-cell>
          <table:table-cell office:value-type="string" calcext:value-type="string">
            <text:p>996.31M</text:p>
          </table:table-cell>
          <table:table-cell table:style-name="ce4" office:value-type="string" calcext:value-type="string">
            <text:p>-1.09%</text:p>
          </table:table-cell>
        </table:table-row>
        <table:table-row table:style-name="ro1">
          <table:table-cell table:style-name="ce4" office:value-type="string" calcext:value-type="string">
            <text:p>12/10/2020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003158" calcext:value-type="float">
            <text:p>0.003158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3058" calcext:value-type="float">
            <text:p>0.003058</text:p>
          </table:table-cell>
          <table:table-cell office:value-type="string" calcext:value-type="string">
            <text:p>780.04M</text:p>
          </table:table-cell>
          <table:table-cell table:style-name="ce4" office:value-type="string" calcext:value-type="string">
            <text:p>-1.55%</text:p>
          </table:table-cell>
        </table:table-row>
        <table:table-row table:style-name="ro1">
          <table:table-cell table:style-name="ce4" office:value-type="string" calcext:value-type="string">
            <text:p>12/09/2020</text:p>
          </table:table-cell>
          <table:table-cell office:value-type="float" office:value="0.003158" calcext:value-type="float">
            <text:p>0.003158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3006" calcext:value-type="float">
            <text:p>0.003006</text:p>
          </table:table-cell>
          <table:table-cell office:value-type="string" calcext:value-type="string">
            <text:p>1.28B</text:p>
          </table:table-cell>
          <table:table-cell table:style-name="ce4" office:value-type="string" calcext:value-type="string">
            <text:p>-0.57%</text:p>
          </table:table-cell>
        </table:table-row>
        <table:table-row table:style-name="ro1">
          <table:table-cell table:style-name="ce4" office:value-type="string" calcext:value-type="string">
            <text:p>12/08/2020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115" calcext:value-type="float">
            <text:p>0.003115</text:p>
          </table:table-cell>
          <table:table-cell office:value-type="string" calcext:value-type="string">
            <text:p>1.43B</text:p>
          </table:table-cell>
          <table:table-cell table:style-name="ce4" office:value-type="string" calcext:value-type="string">
            <text:p>-4.78%</text:p>
          </table:table-cell>
        </table:table-row>
        <table:table-row table:style-name="ro1">
          <table:table-cell table:style-name="ce4" office:value-type="string" calcext:value-type="string">
            <text:p>12/07/2020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0.003309" calcext:value-type="float">
            <text:p>0.003309</text:p>
          </table:table-cell>
          <table:table-cell office:value-type="string" calcext:value-type="string">
            <text:p>1.04B</text:p>
          </table:table-cell>
          <table:table-cell table:style-name="ce4" office:value-type="string" calcext:value-type="string">
            <text:p>-1.56%</text:p>
          </table:table-cell>
        </table:table-row>
        <table:table-row table:style-name="ro1">
          <table:table-cell table:style-name="ce4" office:value-type="string" calcext:value-type="string">
            <text:p>12/06/2020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348" calcext:value-type="float">
            <text:p>0.003348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-0.09%</text:p>
          </table:table-cell>
        </table:table-row>
        <table:table-row table:style-name="ro1">
          <table:table-cell table:style-name="ce4" office:value-type="string" calcext:value-type="string">
            <text:p>12/05/2020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3285" calcext:value-type="float">
            <text:p>0.003285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.003255" calcext:value-type="float">
            <text:p>0.003255</text:p>
          </table:table-cell>
          <table:table-cell office:value-type="string" calcext:value-type="string">
            <text:p>1.12B</text:p>
          </table:table-cell>
          <table:table-cell table:style-name="ce4" office:value-type="string" calcext:value-type="string">
            <text:p>3.31%</text:p>
          </table:table-cell>
        </table:table-row>
        <table:table-row table:style-name="ro1">
          <table:table-cell table:style-name="ce4" office:value-type="string" calcext:value-type="string">
            <text:p>12/04/2020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272" calcext:value-type="float">
            <text:p>0.003272</text:p>
          </table:table-cell>
          <table:table-cell office:value-type="string" calcext:value-type="string">
            <text:p>1.65B</text:p>
          </table:table-cell>
          <table:table-cell table:style-name="ce4" office:value-type="string" calcext:value-type="string">
            <text:p>-4.40%</text:p>
          </table:table-cell>
        </table:table-row>
        <table:table-row table:style-name="ro1">
          <table:table-cell table:style-name="ce4" office:value-type="string" calcext:value-type="string">
            <text:p>12/03/2020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369" calcext:value-type="float">
            <text:p>0.003369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3343" calcext:value-type="float">
            <text:p>0.003343</text:p>
          </table:table-cell>
          <table:table-cell office:value-type="string" calcext:value-type="string">
            <text:p>1.73B</text:p>
          </table:table-cell>
          <table:table-cell table:style-name="ce4" office:value-type="string" calcext:value-type="string">
            <text:p>1.91%</text:p>
          </table:table-cell>
        </table:table-row>
        <table:table-row table:style-name="ro1">
          <table:table-cell table:style-name="ce4" office:value-type="string" calcext:value-type="string">
            <text:p>12/02/2020</text:p>
          </table:table-cell>
          <table:table-cell office:value-type="float" office:value="0.003369" calcext:value-type="float">
            <text:p>0.003369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274" calcext:value-type="float">
            <text:p>0.003274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1.47%</text:p>
          </table:table-cell>
        </table:table-row>
        <table:table-row table:style-name="ro1">
          <table:table-cell table:style-name="ce4" office:value-type="string" calcext:value-type="string">
            <text:p>12/01/2020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261" calcext:value-type="float">
            <text:p>0.003261</text:p>
          </table:table-cell>
          <table:table-cell office:value-type="string" calcext:value-type="string">
            <text:p>2.97B</text:p>
          </table:table-cell>
          <table:table-cell table:style-name="ce4" office:value-type="string" calcext:value-type="string">
            <text:p>-6.52%</text:p>
          </table:table-cell>
        </table:table-row>
        <table:table-row table:style-name="ro1">
          <table:table-cell table:style-name="ce4" office:value-type="string" calcext:value-type="string">
            <text:p>11/30/202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408" calcext:value-type="float">
            <text:p>0.003408</text:p>
          </table:table-cell>
          <table:table-cell office:value-type="string" calcext:value-type="string">
            <text:p>2.45B</text:p>
          </table:table-cell>
          <table:table-cell table:style-name="ce4" office:value-type="string" calcext:value-type="string">
            <text:p>3.25%</text:p>
          </table:table-cell>
        </table:table-row>
        <table:table-row table:style-name="ro1">
          <table:table-cell table:style-name="ce4" office:value-type="string" calcext:value-type="string">
            <text:p>11/29/2020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003345" calcext:value-type="float">
            <text:p>0.003345</text:p>
          </table:table-cell>
          <table:table-cell office:value-type="string" calcext:value-type="string">
            <text:p>1.61B</text:p>
          </table:table-cell>
          <table:table-cell table:style-name="ce4" office:value-type="string" calcext:value-type="string">
            <text:p>1.41%</text:p>
          </table:table-cell>
        </table:table-row>
        <table:table-row table:style-name="ro1">
          <table:table-cell table:style-name="ce4" office:value-type="string" calcext:value-type="string">
            <text:p>11/28/2020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236" calcext:value-type="float">
            <text:p>0.003236</text:p>
          </table:table-cell>
          <table:table-cell office:value-type="string" calcext:value-type="string">
            <text:p>2.14B</text:p>
          </table:table-cell>
          <table:table-cell table:style-name="ce4" office:value-type="string" calcext:value-type="string">
            <text:p>3.72%</text:p>
          </table:table-cell>
        </table:table-row>
        <table:table-row table:style-name="ro1">
          <table:table-cell table:style-name="ce4" office:value-type="string" calcext:value-type="string">
            <text:p>11/27/2020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3089" calcext:value-type="float">
            <text:p>0.003089</text:p>
          </table:table-cell>
          <table:table-cell office:value-type="string" calcext:value-type="string">
            <text:p>2.94B</text:p>
          </table:table-cell>
          <table:table-cell table:style-name="ce4" office:value-type="string" calcext:value-type="string">
            <text:p>0.79%</text:p>
          </table:table-cell>
        </table:table-row>
        <table:table-row table:style-name="ro1">
          <table:table-cell table:style-name="ce4" office:value-type="string" calcext:value-type="string">
            <text:p>11/26/2020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2945" calcext:value-type="float">
            <text:p>0.002945</text:p>
          </table:table-cell>
          <table:table-cell office:value-type="string" calcext:value-type="string">
            <text:p>7.72B</text:p>
          </table:table-cell>
          <table:table-cell table:style-name="ce4" office:value-type="string" calcext:value-type="string">
            <text:p>-12.69%</text:p>
          </table:table-cell>
        </table:table-row>
        <table:table-row table:style-name="ro1">
          <table:table-cell table:style-name="ce4" office:value-type="string" calcext:value-type="string">
            <text:p>11/25/2020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4232" calcext:value-type="float">
            <text:p>0.004232</text:p>
          </table:table-cell>
          <table:table-cell office:value-type="float" office:value="0.004287" calcext:value-type="float">
            <text:p>0.004287</text:p>
          </table:table-cell>
          <table:table-cell office:value-type="float" office:value="0.003598" calcext:value-type="float">
            <text:p>0.003598</text:p>
          </table:table-cell>
          <table:table-cell office:value-type="string" calcext:value-type="string">
            <text:p>7.73B</text:p>
          </table:table-cell>
          <table:table-cell table:style-name="ce4" office:value-type="string" calcext:value-type="string">
            <text:p>-12.34%</text:p>
          </table:table-cell>
        </table:table-row>
        <table:table-row table:style-name="ro1">
          <table:table-cell table:style-name="ce4" office:value-type="string" calcext:value-type="string">
            <text:p>11/24/2020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4263" calcext:value-type="float">
            <text:p>0.004263</text:p>
          </table:table-cell>
          <table:table-cell office:value-type="float" office:value="0.003551" calcext:value-type="float">
            <text:p>0.003551</text:p>
          </table:table-cell>
          <table:table-cell office:value-type="string" calcext:value-type="string">
            <text:p>13.30B</text:p>
          </table:table-cell>
          <table:table-cell table:style-name="ce4" office:value-type="string" calcext:value-type="string">
            <text:p>15.07%</text:p>
          </table:table-cell>
        </table:table-row>
        <table:table-row table:style-name="ro1">
          <table:table-cell table:style-name="ce4" office:value-type="string" calcext:value-type="string">
            <text:p>11/23/2020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231" calcext:value-type="float">
            <text:p>0.003231</text:p>
          </table:table-cell>
          <table:table-cell office:value-type="string" calcext:value-type="string">
            <text:p>5.15B</text:p>
          </table:table-cell>
          <table:table-cell table:style-name="ce4" office:value-type="string" calcext:value-type="string">
            <text:p>10.30%</text:p>
          </table:table-cell>
        </table:table-row>
        <table:table-row table:style-name="ro1">
          <table:table-cell table:style-name="ce4" office:value-type="string" calcext:value-type="string">
            <text:p>11/22/202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159" calcext:value-type="float">
            <text:p>0.003159</text:p>
          </table:table-cell>
          <table:table-cell office:value-type="string" calcext:value-type="string">
            <text:p>5.99B</text:p>
          </table:table-cell>
          <table:table-cell table:style-name="ce4" office:value-type="string" calcext:value-type="string">
            <text:p>-4.84%</text:p>
          </table:table-cell>
        </table:table-row>
        <table:table-row table:style-name="ro1">
          <table:table-cell table:style-name="ce4" office:value-type="string" calcext:value-type="string">
            <text:p>11/21/202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2983" calcext:value-type="float">
            <text:p>0.002983</text:p>
          </table:table-cell>
          <table:table-cell office:value-type="string" calcext:value-type="string">
            <text:p>9.10B</text:p>
          </table:table-cell>
          <table:table-cell table:style-name="ce4" office:value-type="string" calcext:value-type="string">
            <text:p>17.54%</text:p>
          </table:table-cell>
        </table:table-row>
        <table:table-row table:style-name="ro1">
          <table:table-cell table:style-name="ce4" office:value-type="string" calcext:value-type="string">
            <text:p>11/20/2020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0.002906" calcext:value-type="float">
            <text:p>0.002906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2904" calcext:value-type="float">
            <text:p>0.002904</text:p>
          </table:table-cell>
          <table:table-cell office:value-type="string" calcext:value-type="string">
            <text:p>2.78B</text:p>
          </table:table-cell>
          <table:table-cell table:style-name="ce4" office:value-type="string" calcext:value-type="string">
            <text:p>2.79%</text:p>
          </table:table-cell>
        </table:table-row>
        <table:table-row table:style-name="ro1">
          <table:table-cell table:style-name="ce4" office:value-type="string" calcext:value-type="string">
            <text:p>11/19/2020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2856" calcext:value-type="float">
            <text:p>0.002856</text:p>
          </table:table-cell>
          <table:table-cell office:value-type="string" calcext:value-type="string">
            <text:p>1.90B</text:p>
          </table:table-cell>
          <table:table-cell table:style-name="ce4" office:value-type="string" calcext:value-type="string">
            <text:p>0.06%</text:p>
          </table:table-cell>
        </table:table-row>
        <table:table-row table:style-name="ro1">
          <table:table-cell table:style-name="ce4" office:value-type="string" calcext:value-type="string">
            <text:p>11/18/2020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2817" calcext:value-type="float">
            <text:p>0.002817</text:p>
          </table:table-cell>
          <table:table-cell office:value-type="string" calcext:value-type="string">
            <text:p>2.87B</text:p>
          </table:table-cell>
          <table:table-cell table:style-name="ce4" office:value-type="string" calcext:value-type="string">
            <text:p>-1.05%</text:p>
          </table:table-cell>
        </table:table-row>
        <table:table-row table:style-name="ro1">
          <table:table-cell table:style-name="ce4" office:value-type="string" calcext:value-type="string">
            <text:p>11/17/2020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2879" calcext:value-type="float">
            <text:p>0.002879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0.002874" calcext:value-type="float">
            <text:p>0.002874</text:p>
          </table:table-cell>
          <table:table-cell office:value-type="string" calcext:value-type="string">
            <text:p>3.21B</text:p>
          </table:table-cell>
          <table:table-cell table:style-name="ce4" office:value-type="string" calcext:value-type="string">
            <text:p>1.93%</text:p>
          </table:table-cell>
        </table:table-row>
        <table:table-row table:style-name="ro1">
          <table:table-cell table:style-name="ce4" office:value-type="string" calcext:value-type="string">
            <text:p>11/16/2020</text:p>
          </table:table-cell>
          <table:table-cell office:value-type="float" office:value="0.002879" calcext:value-type="float">
            <text:p>0.002879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002745" calcext:value-type="float">
            <text:p>0.002745</text:p>
          </table:table-cell>
          <table:table-cell office:value-type="string" calcext:value-type="string">
            <text:p>3.97B</text:p>
          </table:table-cell>
          <table:table-cell table:style-name="ce4" office:value-type="string" calcext:value-type="string">
            <text:p>3.84%</text:p>
          </table:table-cell>
        </table:table-row>
        <table:table-row table:style-name="ro1">
          <table:table-cell table:style-name="ce4" office:value-type="string" calcext:value-type="string">
            <text:p>11/15/2020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2732" calcext:value-type="float">
            <text:p>0.002732</text:p>
          </table:table-cell>
          <table:table-cell office:value-type="string" calcext:value-type="string">
            <text:p>1.32B</text:p>
          </table:table-cell>
          <table:table-cell table:style-name="ce4" office:value-type="string" calcext:value-type="string">
            <text:p>0.14%</text:p>
          </table:table-cell>
        </table:table-row>
        <table:table-row table:style-name="ro1">
          <table:table-cell table:style-name="ce4" office:value-type="string" calcext:value-type="string">
            <text:p>11/14/2020</text:p>
          </table:table-cell>
          <table:table-cell office:value-type="float" office:value="0.002769" calcext:value-type="float">
            <text:p>0.002769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002819" calcext:value-type="float">
            <text:p>0.002819</text:p>
          </table:table-cell>
          <table:table-cell office:value-type="float" office:value="0.002708" calcext:value-type="float">
            <text:p>0.002708</text:p>
          </table:table-cell>
          <table:table-cell office:value-type="string" calcext:value-type="string">
            <text:p>1.88B</text:p>
          </table:table-cell>
          <table:table-cell table:style-name="ce4" office:value-type="string" calcext:value-type="string">
            <text:p>-1.49%</text:p>
          </table:table-cell>
        </table:table-row>
        <table:table-row table:style-name="ro1">
          <table:table-cell table:style-name="ce4" office:value-type="string" calcext:value-type="string">
            <text:p>11/13/2020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002774" calcext:value-type="float">
            <text:p>0.002774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2761" calcext:value-type="float">
            <text:p>0.002761</text:p>
          </table:table-cell>
          <table:table-cell office:value-type="string" calcext:value-type="string">
            <text:p>1.58B</text:p>
          </table:table-cell>
          <table:table-cell table:style-name="ce4" office:value-type="string" calcext:value-type="string">
            <text:p>1.36%</text:p>
          </table:table-cell>
        </table:table-row>
        <table:table-row table:style-name="ro1">
          <table:table-cell table:style-name="ce4" office:value-type="string" calcext:value-type="string">
            <text:p>11/12/2020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.002797" calcext:value-type="float">
            <text:p>0.002797</text:p>
          </table:table-cell>
          <table:table-cell office:value-type="float" office:value="0.002725" calcext:value-type="float">
            <text:p>0.002725</text:p>
          </table:table-cell>
          <table:table-cell office:value-type="string" calcext:value-type="string">
            <text:p>1.15B</text:p>
          </table:table-cell>
          <table:table-cell table:style-name="ce4" office:value-type="string" calcext:value-type="string">
            <text:p>0.57%</text:p>
          </table:table-cell>
        </table:table-row>
        <table:table-row table:style-name="ro1">
          <table:table-cell table:style-name="ce4" office:value-type="string" calcext:value-type="string">
            <text:p>11/11/2020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4" calcext:value-type="float">
            <text:p>0.00274</text:p>
          </table:table-cell>
          <table:table-cell office:value-type="string" calcext:value-type="string">
            <text:p>1.99B</text:p>
          </table:table-cell>
          <table:table-cell table:style-name="ce4" office:value-type="string" calcext:value-type="string">
            <text:p>-0.09%</text:p>
          </table:table-cell>
        </table:table-row>
        <table:table-row table:style-name="ro1">
          <table:table-cell table:style-name="ce4" office:value-type="string" calcext:value-type="string">
            <text:p>11/10/2020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0.002632" calcext:value-type="float">
            <text:p>0.002632</text:p>
          </table:table-cell>
          <table:table-cell office:value-type="string" calcext:value-type="string">
            <text:p>2.52B</text:p>
          </table:table-cell>
          <table:table-cell table:style-name="ce4" office:value-type="string" calcext:value-type="string">
            <text:p>3.25%</text:p>
          </table:table-cell>
        </table:table-row>
        <table:table-row table:style-name="ro1">
          <table:table-cell table:style-name="ce4" office:value-type="string" calcext:value-type="string">
            <text:p>11/09/2020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002651" calcext:value-type="float">
            <text:p>0.002651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-1.26%</text:p>
          </table:table-cell>
        </table:table-row>
        <table:table-row table:style-name="ro1">
          <table:table-cell table:style-name="ce4" office:value-type="string" calcext:value-type="string">
            <text:p>11/08/2020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2645" calcext:value-type="float">
            <text:p>0.002645</text:p>
          </table:table-cell>
          <table:table-cell office:value-type="string" calcext:value-type="string">
            <text:p>923.76M</text:p>
          </table:table-cell>
          <table:table-cell table:style-name="ce4" office:value-type="string" calcext:value-type="string">
            <text:p>1.40%</text:p>
          </table:table-cell>
        </table:table-row>
        <table:table-row table:style-name="ro1">
          <table:table-cell table:style-name="ce4" office:value-type="string" calcext:value-type="string">
            <text:p>11/07/202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2.24B</text:p>
          </table:table-cell>
          <table:table-cell table:style-name="ce4" office:value-type="string" calcext:value-type="string">
            <text:p>-3.16%</text:p>
          </table:table-cell>
        </table:table-row>
        <table:table-row table:style-name="ro1">
          <table:table-cell table:style-name="ce4" office:value-type="string" calcext:value-type="string">
            <text:p>11/06/2020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.002639" calcext:value-type="float">
            <text:p>0.002639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0.002625" calcext:value-type="float">
            <text:p>0.002625</text:p>
          </table:table-cell>
          <table:table-cell office:value-type="string" calcext:value-type="string">
            <text:p>2.80B</text:p>
          </table:table-cell>
          <table:table-cell table:style-name="ce4" office:value-type="string" calcext:value-type="string">
            <text:p>4.46%</text:p>
          </table:table-cell>
        </table:table-row>
        <table:table-row table:style-name="ro1">
          <table:table-cell table:style-name="ce4" office:value-type="string" calcext:value-type="string">
            <text:p>11/05/2020</text:p>
          </table:table-cell>
          <table:table-cell office:value-type="float" office:value="0.002639" calcext:value-type="float">
            <text:p>0.002639</text:p>
          </table:table-cell>
          <table:table-cell office:value-type="float" office:value="0.002546" calcext:value-type="float">
            <text:p>0.002546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546" calcext:value-type="float">
            <text:p>0.002546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3.64%</text:p>
          </table:table-cell>
        </table:table-row>
        <table:table-row table:style-name="ro1">
          <table:table-cell table:style-name="ce4" office:value-type="string" calcext:value-type="string">
            <text:p>11/04/2020</text:p>
          </table:table-cell>
          <table:table-cell office:value-type="float" office:value="0.002546" calcext:value-type="float">
            <text:p>0.002546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2484" calcext:value-type="float">
            <text:p>0.002484</text:p>
          </table:table-cell>
          <table:table-cell office:value-type="string" calcext:value-type="string">
            <text:p>1.26B</text:p>
          </table:table-cell>
          <table:table-cell table:style-name="ce4" office:value-type="string" calcext:value-type="string">
            <text:p>1.17%</text:p>
          </table:table-cell>
        </table:table-row>
        <table:table-row table:style-name="ro1">
          <table:table-cell table:style-name="ce4" office:value-type="string" calcext:value-type="string">
            <text:p>11/03/2020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0.002453" calcext:value-type="float">
            <text:p>0.002453</text:p>
          </table:table-cell>
          <table:table-cell office:value-type="string" calcext:value-type="string">
            <text:p>1.33B</text:p>
          </table:table-cell>
          <table:table-cell table:style-name="ce4" office:value-type="string" calcext:value-type="string">
            <text:p>0.10%</text:p>
          </table:table-cell>
        </table:table-row>
        <table:table-row table:style-name="ro1">
          <table:table-cell table:style-name="ce4" office:value-type="string" calcext:value-type="string">
            <text:p>11/02/2020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0.002576" calcext:value-type="float">
            <text:p>0.002576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00251" calcext:value-type="float">
            <text:p>0.00251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-2.40%</text:p>
          </table:table-cell>
        </table:table-row>
        <table:table-row table:style-name="ro1">
          <table:table-cell table:style-name="ce4" office:value-type="string" calcext:value-type="string">
            <text:p>11/01/2020</text:p>
          </table:table-cell>
          <table:table-cell office:value-type="float" office:value="0.002576" calcext:value-type="float">
            <text:p>0.002576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0.002557" calcext:value-type="float">
            <text:p>0.002557</text:p>
          </table:table-cell>
          <table:table-cell office:value-type="string" calcext:value-type="string">
            <text:p>657.41M</text:p>
          </table:table-cell>
          <table:table-cell table:style-name="ce4" office:value-type="string" calcext:value-type="string">
            <text:p>0.30%</text:p>
          </table:table-cell>
        </table:table-row>
        <table:table-row table:style-name="ro1">
          <table:table-cell table:style-name="ce4" office:value-type="string" calcext:value-type="string">
            <text:p>10/31/2020</text:p>
          </table:table-cell>
          <table:table-cell office:value-type="float" office:value="0.002568" calcext:value-type="float">
            <text:p>0.002568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2548" calcext:value-type="float">
            <text:p>0.002548</text:p>
          </table:table-cell>
          <table:table-cell office:value-type="string" calcext:value-type="string">
            <text:p>1.05B</text:p>
          </table:table-cell>
          <table:table-cell table:style-name="ce4" office:value-type="string" calcext:value-type="string">
            <text:p>-0.59%</text:p>
          </table:table-cell>
        </table:table-row>
        <table:table-row table:style-name="ro1">
          <table:table-cell table:style-name="ce4" office:value-type="string" calcext:value-type="string">
            <text:p>10/30/2020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0.002576" calcext:value-type="float">
            <text:p>0.002576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002512" calcext:value-type="float">
            <text:p>0.002512</text:p>
          </table:table-cell>
          <table:table-cell office:value-type="string" calcext:value-type="string">
            <text:p>1.64B</text:p>
          </table:table-cell>
          <table:table-cell table:style-name="ce4" office:value-type="string" calcext:value-type="string">
            <text:p>0.30%</text:p>
          </table:table-cell>
        </table:table-row>
        <table:table-row table:style-name="ro1">
          <table:table-cell table:style-name="ce4" office:value-type="string" calcext:value-type="string">
            <text:p>10/29/2020</text:p>
          </table:table-cell>
          <table:table-cell office:value-type="float" office:value="0.002576" calcext:value-type="float">
            <text:p>0.002576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512" calcext:value-type="float">
            <text:p>0.002512</text:p>
          </table:table-cell>
          <table:table-cell office:value-type="string" calcext:value-type="string">
            <text:p>1.22B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10/28/2020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.002566" calcext:value-type="float">
            <text:p>0.002566</text:p>
          </table:table-cell>
          <table:table-cell office:value-type="string" calcext:value-type="string">
            <text:p>1.81B</text:p>
          </table:table-cell>
          <table:table-cell table:style-name="ce4" office:value-type="string" calcext:value-type="string">
            <text:p>-3.42%</text:p>
          </table:table-cell>
        </table:table-row>
        <table:table-row table:style-name="ro1">
          <table:table-cell table:style-name="ce4" office:value-type="string" calcext:value-type="string">
            <text:p>10/27/2020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.00262" calcext:value-type="float">
            <text:p>0.00262</text:p>
          </table:table-cell>
          <table:table-cell office:value-type="string" calcext:value-type="string">
            <text:p>2.38B</text:p>
          </table:table-cell>
          <table:table-cell table:style-name="ce4" office:value-type="string" calcext:value-type="string">
            <text:p>0.35%</text:p>
          </table:table-cell>
        </table:table-row>
        <table:table-row table:style-name="ro1">
          <table:table-cell table:style-name="ce4" office:value-type="string" calcext:value-type="string">
            <text:p>10/26/2020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002634" calcext:value-type="float">
            <text:p>0.002634</text:p>
          </table:table-cell>
          <table:table-cell office:value-type="string" calcext:value-type="string">
            <text:p>5.75B</text:p>
          </table:table-cell>
          <table:table-cell table:style-name="ce4" office:value-type="string" calcext:value-type="string">
            <text:p>0.50%</text:p>
          </table:table-cell>
        </table:table-row>
        <table:table-row table:style-name="ro1">
          <table:table-cell table:style-name="ce4" office:value-type="string" calcext:value-type="string">
            <text:p>10/25/2020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02634" calcext:value-type="float">
            <text:p>0.002634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2618" calcext:value-type="float">
            <text:p>0.002618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0.66%</text:p>
          </table:table-cell>
        </table:table-row>
        <table:table-row table:style-name="ro1">
          <table:table-cell table:style-name="ce4" office:value-type="string" calcext:value-type="string">
            <text:p>10/24/2020</text:p>
          </table:table-cell>
          <table:table-cell office:value-type="float" office:value="0.002634" calcext:value-type="float">
            <text:p>0.002634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61" calcext:value-type="float">
            <text:p>0.00261</text:p>
          </table:table-cell>
          <table:table-cell office:value-type="string" calcext:value-type="string">
            <text:p>969.00M</text:p>
          </table:table-cell>
          <table:table-cell table:style-name="ce4" office:value-type="string" calcext:value-type="string">
            <text:p>-0.38%</text:p>
          </table:table-cell>
        </table:table-row>
        <table:table-row table:style-name="ro1">
          <table:table-cell table:style-name="ce4" office:value-type="string" calcext:value-type="string">
            <text:p>10/23/2020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2627" calcext:value-type="float">
            <text:p>0.002627</text:p>
          </table:table-cell>
          <table:table-cell office:value-type="string" calcext:value-type="string">
            <text:p>959.32M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table:style-name="ce4" office:value-type="string" calcext:value-type="string">
            <text:p>10/22/2020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02618" calcext:value-type="float">
            <text:p>0.002618</text:p>
          </table:table-cell>
          <table:table-cell office:value-type="string" calcext:value-type="string">
            <text:p>1.33B</text:p>
          </table:table-cell>
          <table:table-cell table:style-name="ce4" office:value-type="string" calcext:value-type="string">
            <text:p>0.89%</text:p>
          </table:table-cell>
        </table:table-row>
        <table:table-row table:style-name="ro1">
          <table:table-cell table:style-name="ce4" office:value-type="string" calcext:value-type="string">
            <text:p>10/21/2020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2595" calcext:value-type="float">
            <text:p>0.002595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.002593" calcext:value-type="float">
            <text:p>0.002593</text:p>
          </table:table-cell>
          <table:table-cell office:value-type="string" calcext:value-type="string">
            <text:p>1.70B</text:p>
          </table:table-cell>
          <table:table-cell table:style-name="ce4" office:value-type="string" calcext:value-type="string">
            <text:p>1.09%</text:p>
          </table:table-cell>
        </table:table-row>
        <table:table-row table:style-name="ro1">
          <table:table-cell table:style-name="ce4" office:value-type="string" calcext:value-type="string">
            <text:p>10/20/2020</text:p>
          </table:table-cell>
          <table:table-cell office:value-type="float" office:value="0.002595" calcext:value-type="float">
            <text:p>0.002595</text:p>
          </table:table-cell>
          <table:table-cell office:value-type="float" office:value="0.002592" calcext:value-type="float">
            <text:p>0.002592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2581" calcext:value-type="float">
            <text:p>0.002581</text:p>
          </table:table-cell>
          <table:table-cell office:value-type="string" calcext:value-type="string">
            <text:p>1.36B</text:p>
          </table:table-cell>
          <table:table-cell table:style-name="ce4" office:value-type="string" calcext:value-type="string">
            <text:p>0.13%</text:p>
          </table:table-cell>
        </table:table-row>
        <table:table-row table:style-name="ro1">
          <table:table-cell table:style-name="ce4" office:value-type="string" calcext:value-type="string">
            <text:p>10/19/2020</text:p>
          </table:table-cell>
          <table:table-cell table:number-columns-repeated="2" office:value-type="float" office:value="0.002592" calcext:value-type="float">
            <text:p>0.002592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0.002573" calcext:value-type="float">
            <text:p>0.002573</text:p>
          </table:table-cell>
          <table:table-cell office:value-type="string" calcext:value-type="string">
            <text:p>1.41B</text:p>
          </table:table-cell>
          <table:table-cell table:style-name="ce4" office:value-type="string" calcext:value-type="string">
            <text:p>-0.04%</text:p>
          </table:table-cell>
        </table:table-row>
        <table:table-row table:style-name="ro1">
          <table:table-cell table:style-name="ce4" office:value-type="string" calcext:value-type="string">
            <text:p>10/18/2020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0.002579" calcext:value-type="float">
            <text:p>0.002579</text:p>
          </table:table-cell>
          <table:table-cell office:value-type="string" calcext:value-type="string">
            <text:p>653.26M</text:p>
          </table:table-cell>
          <table:table-cell table:style-name="ce4" office:value-type="string" calcext:value-type="string">
            <text:p>0.32%</text:p>
          </table:table-cell>
        </table:table-row>
        <table:table-row table:style-name="ro1">
          <table:table-cell table:style-name="ce4" office:value-type="string" calcext:value-type="string">
            <text:p>10/17/2020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0.002575" calcext:value-type="float">
            <text:p>0.002575</text:p>
          </table:table-cell>
          <table:table-cell office:value-type="string" calcext:value-type="string">
            <text:p>597.98M</text:p>
          </table:table-cell>
          <table:table-cell table:style-name="ce4" office:value-type="string" calcext:value-type="string">
            <text:p>-0.72%</text:p>
          </table:table-cell>
        </table:table-row>
        <table:table-row table:style-name="ro1">
          <table:table-cell table:style-name="ce4" office:value-type="string" calcext:value-type="string">
            <text:p>10/16/2020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2554" calcext:value-type="float">
            <text:p>0.002554</text:p>
          </table:table-cell>
          <table:table-cell office:value-type="string" calcext:value-type="string">
            <text:p>1.42B</text:p>
          </table:table-cell>
          <table:table-cell table:style-name="ce4" office:value-type="string" calcext:value-type="string">
            <text:p>0.13%</text:p>
          </table:table-cell>
        </table:table-row>
        <table:table-row table:style-name="ro1">
          <table:table-cell table:style-name="ce4" office:value-type="string" calcext:value-type="string">
            <text:p>10/15/2020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2639" calcext:value-type="float">
            <text:p>0.002639</text:p>
          </table:table-cell>
          <table:table-cell office:value-type="float" office:value="0.002572" calcext:value-type="float">
            <text:p>0.002572</text:p>
          </table:table-cell>
          <table:table-cell office:value-type="string" calcext:value-type="string">
            <text:p>1.27B</text:p>
          </table:table-cell>
          <table:table-cell table:style-name="ce4" office:value-type="string" calcext:value-type="string">
            <text:p>-1.44%</text:p>
          </table:table-cell>
        </table:table-row>
        <table:table-row table:style-name="ro1">
          <table:table-cell table:style-name="ce4" office:value-type="string" calcext:value-type="string">
            <text:p>10/14/2020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002621" calcext:value-type="float">
            <text:p>0.002621</text:p>
          </table:table-cell>
          <table:table-cell office:value-type="string" calcext:value-type="string">
            <text:p>735.26M</text:p>
          </table:table-cell>
          <table:table-cell table:style-name="ce4" office:value-type="string" calcext:value-type="string">
            <text:p>0.05%</text:p>
          </table:table-cell>
        </table:table-row>
        <table:table-row table:style-name="ro1">
          <table:table-cell table:style-name="ce4" office:value-type="string" calcext:value-type="string">
            <text:p>10/13/2020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629" calcext:value-type="float">
            <text:p>0.002629</text:p>
          </table:table-cell>
          <table:table-cell office:value-type="string" calcext:value-type="string">
            <text:p>926.05M</text:p>
          </table:table-cell>
          <table:table-cell table:style-name="ce4" office:value-type="string" calcext:value-type="string">
            <text:p>-1.11%</text:p>
          </table:table-cell>
        </table:table-row>
        <table:table-row table:style-name="ro1">
          <table:table-cell table:style-name="ce4" office:value-type="string" calcext:value-type="string">
            <text:p>10/12/2020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.002628" calcext:value-type="float">
            <text:p>0.002628</text:p>
          </table:table-cell>
          <table:table-cell office:value-type="string" calcext:value-type="string">
            <text:p>1.26B</text:p>
          </table:table-cell>
          <table:table-cell table:style-name="ce4" office:value-type="string" calcext:value-type="string">
            <text:p>-0.55%</text:p>
          </table:table-cell>
        </table:table-row>
        <table:table-row table:style-name="ro1">
          <table:table-cell table:style-name="ce4" office:value-type="string" calcext:value-type="string">
            <text:p>10/11/2020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.002652" calcext:value-type="float">
            <text:p>0.002652</text:p>
          </table:table-cell>
          <table:table-cell office:value-type="string" calcext:value-type="string">
            <text:p>815.47M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10/10/2020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2652" calcext:value-type="float">
            <text:p>0.002652</text:p>
          </table:table-cell>
          <table:table-cell office:value-type="string" calcext:value-type="string">
            <text:p>1.71B</text:p>
          </table:table-cell>
          <table:table-cell table:style-name="ce4" office:value-type="string" calcext:value-type="string">
            <text:p>0.34%</text:p>
          </table:table-cell>
        </table:table-row>
        <table:table-row table:style-name="ro1">
          <table:table-cell table:style-name="ce4" office:value-type="string" calcext:value-type="string">
            <text:p>10/09/2020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0.002605" calcext:value-type="float">
            <text:p>0.00260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2594" calcext:value-type="float">
            <text:p>0.002594</text:p>
          </table:table-cell>
          <table:table-cell office:value-type="string" calcext:value-type="string">
            <text:p>2.47B</text:p>
          </table:table-cell>
          <table:table-cell table:style-name="ce4" office:value-type="string" calcext:value-type="string">
            <text:p>1.84%</text:p>
          </table:table-cell>
        </table:table-row>
        <table:table-row table:style-name="ro1">
          <table:table-cell table:style-name="ce4" office:value-type="string" calcext:value-type="string">
            <text:p>10/08/2020</text:p>
          </table:table-cell>
          <table:table-cell office:value-type="float" office:value="0.002609" calcext:value-type="float">
            <text:p>0.002609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2555" calcext:value-type="float">
            <text:p>0.002555</text:p>
          </table:table-cell>
          <table:table-cell office:value-type="string" calcext:value-type="string">
            <text:p>2.26B</text:p>
          </table:table-cell>
          <table:table-cell table:style-name="ce4" office:value-type="string" calcext:value-type="string">
            <text:p>0.55%</text:p>
          </table:table-cell>
        </table:table-row>
        <table:table-row table:style-name="ro1">
          <table:table-cell table:style-name="ce4" office:value-type="string" calcext:value-type="string">
            <text:p>10/07/2020</text:p>
          </table:table-cell>
          <table:table-cell office:value-type="float" office:value="0.002595" calcext:value-type="float">
            <text:p>0.002595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2614" calcext:value-type="float">
            <text:p>0.002614</text:p>
          </table:table-cell>
          <table:table-cell office:value-type="float" office:value="0.002559" calcext:value-type="float">
            <text:p>0.002559</text:p>
          </table:table-cell>
          <table:table-cell office:value-type="string" calcext:value-type="string">
            <text:p>2.16B</text:p>
          </table:table-cell>
          <table:table-cell table:style-name="ce4" office:value-type="string" calcext:value-type="string">
            <text:p>-0.28%</text:p>
          </table:table-cell>
        </table:table-row>
        <table:table-row table:style-name="ro1">
          <table:table-cell table:style-name="ce4" office:value-type="string" calcext:value-type="string">
            <text:p>10/06/2020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0.002622" calcext:value-type="float">
            <text:p>0.00262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2573" calcext:value-type="float">
            <text:p>0.002573</text:p>
          </table:table-cell>
          <table:table-cell office:value-type="string" calcext:value-type="string">
            <text:p>2.02B</text:p>
          </table:table-cell>
          <table:table-cell table:style-name="ce4" office:value-type="string" calcext:value-type="string">
            <text:p>-0.72%</text:p>
          </table:table-cell>
        </table:table-row>
        <table:table-row table:style-name="ro1">
          <table:table-cell table:style-name="ce4" office:value-type="string" calcext:value-type="string">
            <text:p>10/05/2020</text:p>
          </table:table-cell>
          <table:table-cell office:value-type="float" office:value="0.002621" calcext:value-type="float">
            <text:p>0.002621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1.82B</text:p>
          </table:table-cell>
          <table:table-cell table:style-name="ce4" office:value-type="string" calcext:value-type="string">
            <text:p>-0.66%</text:p>
          </table:table-cell>
        </table:table-row>
        <table:table-row table:style-name="ro1">
          <table:table-cell table:style-name="ce4" office:value-type="string" calcext:value-type="string">
            <text:p>10/04/2020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02592" calcext:value-type="float">
            <text:p>0.002592</text:p>
          </table:table-cell>
          <table:table-cell office:value-type="string" calcext:value-type="string">
            <text:p>1.88B</text:p>
          </table:table-cell>
          <table:table-cell table:style-name="ce4" office:value-type="string" calcext:value-type="string">
            <text:p>1.61%</text:p>
          </table:table-cell>
        </table:table-row>
        <table:table-row table:style-name="ro1">
          <table:table-cell table:style-name="ce4" office:value-type="string" calcext:value-type="string">
            <text:p>10/03/2020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634" calcext:value-type="float">
            <text:p>0.002634</text:p>
          </table:table-cell>
          <table:table-cell office:value-type="float" office:value="0.002575" calcext:value-type="float">
            <text:p>0.002575</text:p>
          </table:table-cell>
          <table:table-cell office:value-type="string" calcext:value-type="string">
            <text:p>1.83B</text:p>
          </table:table-cell>
          <table:table-cell table:style-name="ce4" office:value-type="string" calcext:value-type="string">
            <text:p>0.26%</text:p>
          </table:table-cell>
        </table:table-row>
        <table:table-row table:style-name="ro1">
          <table:table-cell table:style-name="ce4" office:value-type="string" calcext:value-type="string">
            <text:p>10/02/2020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002541" calcext:value-type="float">
            <text:p>0.002541</text:p>
          </table:table-cell>
          <table:table-cell office:value-type="string" calcext:value-type="string">
            <text:p>4.00B</text:p>
          </table:table-cell>
          <table:table-cell table:style-name="ce4" office:value-type="string" calcext:value-type="string">
            <text:p>-1.32%</text:p>
          </table:table-cell>
        </table:table-row>
        <table:table-row table:style-name="ro1">
          <table:table-cell table:style-name="ce4" office:value-type="string" calcext:value-type="string">
            <text:p>10/01/2020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02634" calcext:value-type="float">
            <text:p>0.002634</text:p>
          </table:table-cell>
          <table:table-cell office:value-type="float" office:value="0.002684" calcext:value-type="float">
            <text:p>0.002684</text:p>
          </table:table-cell>
          <table:table-cell office:value-type="float" office:value="0.002569" calcext:value-type="float">
            <text:p>0.002569</text:p>
          </table:table-cell>
          <table:table-cell office:value-type="string" calcext:value-type="string">
            <text:p>2.36B</text:p>
          </table:table-cell>
          <table:table-cell table:style-name="ce4" office:value-type="string" calcext:value-type="string">
            <text:p>-0.34%</text:p>
          </table:table-cell>
        </table:table-row>
        <table:table-row table:style-name="ro1">
          <table:table-cell table:style-name="ce4" office:value-type="string" calcext:value-type="string">
            <text:p>09/30/2020</text:p>
          </table:table-cell>
          <table:table-cell office:value-type="float" office:value="0.002634" calcext:value-type="float">
            <text:p>0.002634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0.002619" calcext:value-type="float">
            <text:p>0.002619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-1.46%</text:p>
          </table:table-cell>
        </table:table-row>
        <table:table-row table:style-name="ro1">
          <table:table-cell table:style-name="ce4" office:value-type="string" calcext:value-type="string">
            <text:p>09/29/2020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2648" calcext:value-type="float">
            <text:p>0.002648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.002635" calcext:value-type="float">
            <text:p>0.002635</text:p>
          </table:table-cell>
          <table:table-cell office:value-type="string" calcext:value-type="string">
            <text:p>2.20B</text:p>
          </table:table-cell>
          <table:table-cell table:style-name="ce4" office:value-type="string" calcext:value-type="string">
            <text:p>0.88%</text:p>
          </table:table-cell>
        </table:table-row>
        <table:table-row table:style-name="ro1">
          <table:table-cell table:style-name="ce4" office:value-type="string" calcext:value-type="string">
            <text:p>09/28/2020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2737" calcext:value-type="float">
            <text:p>0.002737</text:p>
          </table:table-cell>
          <table:table-cell office:value-type="float" office:value="0.002624" calcext:value-type="float">
            <text:p>0.002624</text:p>
          </table:table-cell>
          <table:table-cell office:value-type="string" calcext:value-type="string">
            <text:p>1.60B</text:p>
          </table:table-cell>
          <table:table-cell table:style-name="ce4" office:value-type="string" calcext:value-type="string">
            <text:p>-1.77%</text:p>
          </table:table-cell>
        </table:table-row>
        <table:table-row table:style-name="ro1">
          <table:table-cell table:style-name="ce4" office:value-type="string" calcext:value-type="string">
            <text:p>09/27/2020</text:p>
          </table:table-cell>
          <table:table-cell table:number-columns-repeated="2" office:value-type="float" office:value="0.002697" calcext:value-type="float">
            <text:p>0.002697</text:p>
          </table:table-cell>
          <table:table-cell office:value-type="float" office:value="0.002733" calcext:value-type="float">
            <text:p>0.002733</text:p>
          </table:table-cell>
          <table:table-cell office:value-type="float" office:value="0.002663" calcext:value-type="float">
            <text:p>0.002663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9/26/2020</text:p>
          </table:table-cell>
          <table:table-cell office:value-type="float" office:value="0.002697" calcext:value-type="float">
            <text:p>0.002697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2675" calcext:value-type="float">
            <text:p>0.002675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-0.60%</text:p>
          </table:table-cell>
        </table:table-row>
        <table:table-row table:style-name="ro1">
          <table:table-cell table:style-name="ce4" office:value-type="string" calcext:value-type="string">
            <text:p>09/25/2020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.002616" calcext:value-type="float">
            <text:p>0.002616</text:p>
          </table:table-cell>
          <table:table-cell office:value-type="string" calcext:value-type="string">
            <text:p>2.11B</text:p>
          </table:table-cell>
          <table:table-cell table:style-name="ce4" office:value-type="string" calcext:value-type="string">
            <text:p>3.17%</text:p>
          </table:table-cell>
        </table:table-row>
        <table:table-row table:style-name="ro1">
          <table:table-cell table:style-name="ce4" office:value-type="string" calcext:value-type="string">
            <text:p>09/24/2020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002533" calcext:value-type="float">
            <text:p>0.002533</text:p>
          </table:table-cell>
          <table:table-cell office:value-type="string" calcext:value-type="string">
            <text:p>1.40B</text:p>
          </table:table-cell>
          <table:table-cell table:style-name="ce4" office:value-type="string" calcext:value-type="string">
            <text:p>3.18%</text:p>
          </table:table-cell>
        </table:table-row>
        <table:table-row table:style-name="ro1">
          <table:table-cell table:style-name="ce4" office:value-type="string" calcext:value-type="string">
            <text:p>09/23/2020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648" calcext:value-type="float">
            <text:p>0.002648</text:p>
          </table:table-cell>
          <table:table-cell office:value-type="float" office:value="0.002539" calcext:value-type="float">
            <text:p>0.002539</text:p>
          </table:table-cell>
          <table:table-cell office:value-type="string" calcext:value-type="string">
            <text:p>1.50B</text:p>
          </table:table-cell>
          <table:table-cell table:style-name="ce4" office:value-type="string" calcext:value-type="string">
            <text:p>-3.56%</text:p>
          </table:table-cell>
        </table:table-row>
        <table:table-row table:style-name="ro1">
          <table:table-cell table:style-name="ce4" office:value-type="string" calcext:value-type="string">
            <text:p>09/22/2020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002583" calcext:value-type="float">
            <text:p>0.002583</text:p>
          </table:table-cell>
          <table:table-cell office:value-type="string" calcext:value-type="string">
            <text:p>1.36B</text:p>
          </table:table-cell>
          <table:table-cell table:style-name="ce4" office:value-type="string" calcext:value-type="string">
            <text:p>1.40%</text:p>
          </table:table-cell>
        </table:table-row>
        <table:table-row table:style-name="ro1">
          <table:table-cell table:style-name="ce4" office:value-type="string" calcext:value-type="string">
            <text:p>09/21/2020</text:p>
          </table:table-cell>
          <table:table-cell office:value-type="float" office:value="0.002606" calcext:value-type="float">
            <text:p>0.002606</text:p>
          </table:table-cell>
          <table:table-cell office:value-type="float" office:value="0.002774" calcext:value-type="float">
            <text:p>0.002774</text:p>
          </table:table-cell>
          <table:table-cell office:value-type="float" office:value="0.002799" calcext:value-type="float">
            <text:p>0.002799</text:p>
          </table:table-cell>
          <table:table-cell office:value-type="float" office:value="0.002583" calcext:value-type="float">
            <text:p>0.002583</text:p>
          </table:table-cell>
          <table:table-cell office:value-type="string" calcext:value-type="string">
            <text:p>2.40B</text:p>
          </table:table-cell>
          <table:table-cell table:style-name="ce4" office:value-type="string" calcext:value-type="string">
            <text:p>-6.06%</text:p>
          </table:table-cell>
        </table:table-row>
        <table:table-row table:style-name="ro1">
          <table:table-cell table:style-name="ce4" office:value-type="string" calcext:value-type="string">
            <text:p>09/20/2020</text:p>
          </table:table-cell>
          <table:table-cell office:value-type="float" office:value="0.002774" calcext:value-type="float">
            <text:p>0.002774</text:p>
          </table:table-cell>
          <table:table-cell office:value-type="float" office:value="0.002792" calcext:value-type="float">
            <text:p>0.00279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725" calcext:value-type="float">
            <text:p>0.002725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-0.62%</text:p>
          </table:table-cell>
        </table:table-row>
        <table:table-row table:style-name="ro1">
          <table:table-cell table:style-name="ce4" office:value-type="string" calcext:value-type="string">
            <text:p>09/19/2020</text:p>
          </table:table-cell>
          <table:table-cell office:value-type="float" office:value="0.002792" calcext:value-type="float">
            <text:p>0.002792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0.002766" calcext:value-type="float">
            <text:p>0.002766</text:p>
          </table:table-cell>
          <table:table-cell office:value-type="string" calcext:value-type="string">
            <text:p>1.54B</text:p>
          </table:table-cell>
          <table:table-cell table:style-name="ce4" office:value-type="string" calcext:value-type="string">
            <text:p>0.15%</text:p>
          </table:table-cell>
        </table:table-row>
        <table:table-row table:style-name="ro1">
          <table:table-cell table:style-name="ce4" office:value-type="string" calcext:value-type="string">
            <text:p>09/18/2020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0.002751" calcext:value-type="float">
            <text:p>0.002751</text:p>
          </table:table-cell>
          <table:table-cell office:value-type="string" calcext:value-type="string">
            <text:p>1.15B</text:p>
          </table:table-cell>
          <table:table-cell table:style-name="ce4" office:value-type="string" calcext:value-type="string">
            <text:p>-0.70%</text:p>
          </table:table-cell>
        </table:table-row>
        <table:table-row table:style-name="ro1">
          <table:table-cell table:style-name="ce4" office:value-type="string" calcext:value-type="string">
            <text:p>09/17/2020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2771" calcext:value-type="float">
            <text:p>0.002771</text:p>
          </table:table-cell>
          <table:table-cell office:value-type="string" calcext:value-type="string">
            <text:p>1.41B</text:p>
          </table:table-cell>
          <table:table-cell table:style-name="ce4" office:value-type="string" calcext:value-type="string">
            <text:p>0.48%</text:p>
          </table:table-cell>
        </table:table-row>
        <table:table-row table:style-name="ro1">
          <table:table-cell table:style-name="ce4" office:value-type="string" calcext:value-type="string">
            <text:p>09/16/2020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.002857" calcext:value-type="float">
            <text:p>0.002857</text:p>
          </table:table-cell>
          <table:table-cell office:value-type="float" office:value="0.002783" calcext:value-type="float">
            <text:p>0.002783</text:p>
          </table:table-cell>
          <table:table-cell office:value-type="string" calcext:value-type="string">
            <text:p>2.02B</text:p>
          </table:table-cell>
          <table:table-cell table:style-name="ce4" office:value-type="string" calcext:value-type="string">
            <text:p>-1.25%</text:p>
          </table:table-cell>
        </table:table-row>
        <table:table-row table:style-name="ro1">
          <table:table-cell table:style-name="ce4" office:value-type="string" calcext:value-type="string">
            <text:p>09/15/2020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2868" calcext:value-type="float">
            <text:p>0.002868</text:p>
          </table:table-cell>
          <table:table-cell office:value-type="float" office:value="0.002778" calcext:value-type="float">
            <text:p>0.002778</text:p>
          </table:table-cell>
          <table:table-cell office:value-type="string" calcext:value-type="string">
            <text:p>2.21B</text:p>
          </table:table-cell>
          <table:table-cell table:style-name="ce4" office:value-type="string" calcext:value-type="string">
            <text:p>1.39%</text:p>
          </table:table-cell>
        </table:table-row>
        <table:table-row table:style-name="ro1">
          <table:table-cell table:style-name="ce4" office:value-type="string" calcext:value-type="string">
            <text:p>09/14/202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00274" calcext:value-type="float">
            <text:p>0.00274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0.26%</text:p>
          </table:table-cell>
        </table:table-row>
        <table:table-row table:style-name="ro1">
          <table:table-cell table:style-name="ce4" office:value-type="string" calcext:value-type="string">
            <text:p>09/13/2020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2743" calcext:value-type="float">
            <text:p>0.002743</text:p>
          </table:table-cell>
          <table:table-cell office:value-type="string" calcext:value-type="string">
            <text:p>2.02B</text:p>
          </table:table-cell>
          <table:table-cell table:style-name="ce4" office:value-type="string" calcext:value-type="string">
            <text:p>-1.15%</text:p>
          </table:table-cell>
        </table:table-row>
        <table:table-row table:style-name="ro1">
          <table:table-cell table:style-name="ce4" office:value-type="string" calcext:value-type="string">
            <text:p>09/12/2020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.002762" calcext:value-type="float">
            <text:p>0.002762</text:p>
          </table:table-cell>
          <table:table-cell office:value-type="string" calcext:value-type="string">
            <text:p>2.28B</text:p>
          </table:table-cell>
          <table:table-cell table:style-name="ce4" office:value-type="string" calcext:value-type="string">
            <text:p>0.66%</text:p>
          </table:table-cell>
        </table:table-row>
        <table:table-row table:style-name="ro1">
          <table:table-cell table:style-name="ce4" office:value-type="string" calcext:value-type="string">
            <text:p>09/11/2020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002805" calcext:value-type="float">
            <text:p>0.002805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.002743" calcext:value-type="float">
            <text:p>0.002743</text:p>
          </table:table-cell>
          <table:table-cell office:value-type="string" calcext:value-type="string">
            <text:p>2.79B</text:p>
          </table:table-cell>
          <table:table-cell table:style-name="ce4" office:value-type="string" calcext:value-type="string">
            <text:p>-0.29%</text:p>
          </table:table-cell>
        </table:table-row>
        <table:table-row table:style-name="ro1">
          <table:table-cell table:style-name="ce4" office:value-type="string" calcext:value-type="string">
            <text:p>09/10/2020</text:p>
          </table:table-cell>
          <table:table-cell office:value-type="float" office:value="0.002805" calcext:value-type="float">
            <text:p>0.002805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0.002755" calcext:value-type="float">
            <text:p>0.002755</text:p>
          </table:table-cell>
          <table:table-cell office:value-type="string" calcext:value-type="string">
            <text:p>2.89B</text:p>
          </table:table-cell>
          <table:table-cell table:style-name="ce4" office:value-type="string" calcext:value-type="string">
            <text:p>0.87%</text:p>
          </table:table-cell>
        </table:table-row>
        <table:table-row table:style-name="ro1">
          <table:table-cell table:style-name="ce4" office:value-type="string" calcext:value-type="string">
            <text:p>09/09/2020</text:p>
          </table:table-cell>
          <table:table-cell office:value-type="float" office:value="0.002781" calcext:value-type="float">
            <text:p>0.002781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.002694" calcext:value-type="float">
            <text:p>0.002694</text:p>
          </table:table-cell>
          <table:table-cell office:value-type="string" calcext:value-type="string">
            <text:p>2.58B</text:p>
          </table:table-cell>
          <table:table-cell table:style-name="ce4" office:value-type="string" calcext:value-type="string">
            <text:p>1.27%</text:p>
          </table:table-cell>
        </table:table-row>
        <table:table-row table:style-name="ro1">
          <table:table-cell table:style-name="ce4" office:value-type="string" calcext:value-type="string">
            <text:p>09/08/2020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0.002681" calcext:value-type="float">
            <text:p>0.002681</text:p>
          </table:table-cell>
          <table:table-cell office:value-type="string" calcext:value-type="string">
            <text:p>3.09B</text:p>
          </table:table-cell>
          <table:table-cell table:style-name="ce4" office:value-type="string" calcext:value-type="string">
            <text:p>-2.46%</text:p>
          </table:table-cell>
        </table:table-row>
        <table:table-row table:style-name="ro1">
          <table:table-cell table:style-name="ce4" office:value-type="string" calcext:value-type="string">
            <text:p>09/07/2020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002688" calcext:value-type="float">
            <text:p>0.002688</text:p>
          </table:table-cell>
          <table:table-cell office:value-type="string" calcext:value-type="string">
            <text:p>4.32B</text:p>
          </table:table-cell>
          <table:table-cell table:style-name="ce4" office:value-type="string" calcext:value-type="string">
            <text:p>1.15%</text:p>
          </table:table-cell>
        </table:table-row>
        <table:table-row table:style-name="ro1">
          <table:table-cell table:style-name="ce4" office:value-type="string" calcext:value-type="string">
            <text:p>09/06/2020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2802" calcext:value-type="float">
            <text:p>0.002802</text:p>
          </table:table-cell>
          <table:table-cell office:value-type="float" office:value="0.002693" calcext:value-type="float">
            <text:p>0.002693</text:p>
          </table:table-cell>
          <table:table-cell office:value-type="string" calcext:value-type="string">
            <text:p>5.15B</text:p>
          </table:table-cell>
          <table:table-cell table:style-name="ce4" office:value-type="string" calcext:value-type="string">
            <text:p>0.84%</text:p>
          </table:table-cell>
        </table:table-row>
        <table:table-row table:style-name="ro1">
          <table:table-cell table:style-name="ce4" office:value-type="string" calcext:value-type="string">
            <text:p>09/05/2020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0.002697" calcext:value-type="float">
            <text:p>0.002697</text:p>
          </table:table-cell>
          <table:table-cell office:value-type="string" calcext:value-type="string">
            <text:p>5.07B</text:p>
          </table:table-cell>
          <table:table-cell table:style-name="ce4" office:value-type="string" calcext:value-type="string">
            <text:p>-4.06%</text:p>
          </table:table-cell>
        </table:table-row>
        <table:table-row table:style-name="ro1">
          <table:table-cell table:style-name="ce4" office:value-type="string" calcext:value-type="string">
            <text:p>09/04/2020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02712" calcext:value-type="float">
            <text:p>0.002712</text:p>
          </table:table-cell>
          <table:table-cell office:value-type="string" calcext:value-type="string">
            <text:p>5.70B</text:p>
          </table:table-cell>
          <table:table-cell table:style-name="ce4" office:value-type="string" calcext:value-type="string">
            <text:p>3.60%</text:p>
          </table:table-cell>
        </table:table-row>
        <table:table-row table:style-name="ro1">
          <table:table-cell table:style-name="ce4" office:value-type="string" calcext:value-type="string">
            <text:p>09/03/2020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2708" calcext:value-type="float">
            <text:p>0.002708</text:p>
          </table:table-cell>
          <table:table-cell office:value-type="string" calcext:value-type="string">
            <text:p>6.14B</text:p>
          </table:table-cell>
          <table:table-cell table:style-name="ce4" office:value-type="string" calcext:value-type="string">
            <text:p>-10.95%</text:p>
          </table:table-cell>
        </table:table-row>
        <table:table-row table:style-name="ro1">
          <table:table-cell table:style-name="ce4" office:value-type="string" calcext:value-type="string">
            <text:p>09/02/202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015" calcext:value-type="float">
            <text:p>0.003015</text:p>
          </table:table-cell>
          <table:table-cell office:value-type="string" calcext:value-type="string">
            <text:p>5.65B</text:p>
          </table:table-cell>
          <table:table-cell table:style-name="ce4" office:value-type="string" calcext:value-type="string">
            <text:p>-3.83%</text:p>
          </table:table-cell>
        </table:table-row>
        <table:table-row table:style-name="ro1">
          <table:table-cell table:style-name="ce4" office:value-type="string" calcext:value-type="string">
            <text:p>09/01/2020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0.003172" calcext:value-type="float">
            <text:p>0.003172</text:p>
          </table:table-cell>
          <table:table-cell office:value-type="string" calcext:value-type="string">
            <text:p>9.17B</text:p>
          </table:table-cell>
          <table:table-cell table:style-name="ce4" office:value-type="string" calcext:value-type="string">
            <text:p>1.00%</text:p>
          </table:table-cell>
        </table:table-row>
        <table:table-row table:style-name="ro1">
          <table:table-cell table:style-name="ce4" office:value-type="string" calcext:value-type="string">
            <text:p>08/31/2020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3185" calcext:value-type="float">
            <text:p>0.003185</text:p>
          </table:table-cell>
          <table:table-cell office:value-type="string" calcext:value-type="string">
            <text:p>9.46B</text:p>
          </table:table-cell>
          <table:table-cell table:style-name="ce4" office:value-type="string" calcext:value-type="string">
            <text:p>-2.65%</text:p>
          </table:table-cell>
        </table:table-row>
        <table:table-row table:style-name="ro1">
          <table:table-cell table:style-name="ce4" office:value-type="string" calcext:value-type="string">
            <text:p>08/30/2020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3262" calcext:value-type="float">
            <text:p>0.003262</text:p>
          </table:table-cell>
          <table:table-cell office:value-type="string" calcext:value-type="string">
            <text:p>8.48B</text:p>
          </table:table-cell>
          <table:table-cell table:style-name="ce4" office:value-type="string" calcext:value-type="string">
            <text:p>0.66%</text:p>
          </table:table-cell>
        </table:table-row>
        <table:table-row table:style-name="ro1">
          <table:table-cell table:style-name="ce4" office:value-type="string" calcext:value-type="string">
            <text:p>08/29/2020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3229" calcext:value-type="float">
            <text:p>0.003229</text:p>
          </table:table-cell>
          <table:table-cell office:value-type="string" calcext:value-type="string">
            <text:p>8.48B</text:p>
          </table:table-cell>
          <table:table-cell table:style-name="ce4" office:value-type="string" calcext:value-type="string">
            <text:p>0.38%</text:p>
          </table:table-cell>
        </table:table-row>
        <table:table-row table:style-name="ro1">
          <table:table-cell table:style-name="ce4" office:value-type="string" calcext:value-type="string">
            <text:p>08/28/2020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03166" calcext:value-type="float">
            <text:p>0.003166</text:p>
          </table:table-cell>
          <table:table-cell office:value-type="string" calcext:value-type="string">
            <text:p>6.57B</text:p>
          </table:table-cell>
          <table:table-cell table:style-name="ce4" office:value-type="string" calcext:value-type="string">
            <text:p>1.83%</text:p>
          </table:table-cell>
        </table:table-row>
        <table:table-row table:style-name="ro1">
          <table:table-cell table:style-name="ce4" office:value-type="string" calcext:value-type="string">
            <text:p>08/27/2020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288" calcext:value-type="float">
            <text:p>0.003288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143" calcext:value-type="float">
            <text:p>0.003143</text:p>
          </table:table-cell>
          <table:table-cell office:value-type="string" calcext:value-type="string">
            <text:p>10.01B</text:p>
          </table:table-cell>
          <table:table-cell table:style-name="ce4" office:value-type="string" calcext:value-type="string">
            <text:p>-2.67%</text:p>
          </table:table-cell>
        </table:table-row>
        <table:table-row table:style-name="ro1">
          <table:table-cell table:style-name="ce4" office:value-type="string" calcext:value-type="string">
            <text:p>08/26/2020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233" calcext:value-type="float">
            <text:p>0.003233</text:p>
          </table:table-cell>
          <table:table-cell office:value-type="string" calcext:value-type="string">
            <text:p>8.81B</text:p>
          </table:table-cell>
          <table:table-cell table:style-name="ce4" office:value-type="string" calcext:value-type="string">
            <text:p>0.39%</text:p>
          </table:table-cell>
        </table:table-row>
        <table:table-row table:style-name="ro1">
          <table:table-cell table:style-name="ce4" office:value-type="string" calcext:value-type="string">
            <text:p>08/25/2020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21" calcext:value-type="float">
            <text:p>0.00321</text:p>
          </table:table-cell>
          <table:table-cell office:value-type="string" calcext:value-type="string">
            <text:p>7.65B</text:p>
          </table:table-cell>
          <table:table-cell table:style-name="ce4" office:value-type="string" calcext:value-type="string">
            <text:p>-3.79%</text:p>
          </table:table-cell>
        </table:table-row>
        <table:table-row table:style-name="ro1">
          <table:table-cell table:style-name="ce4" office:value-type="string" calcext:value-type="string">
            <text:p>08/24/2020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2.90B</text:p>
          </table:table-cell>
          <table:table-cell table:style-name="ce4" office:value-type="string" calcext:value-type="string">
            <text:p>0.36%</text:p>
          </table:table-cell>
        </table:table-row>
        <table:table-row table:style-name="ro1">
          <table:table-cell table:style-name="ce4" office:value-type="string" calcext:value-type="string">
            <text:p>08/23/2020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368" calcext:value-type="float">
            <text:p>0.003368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-1.16%</text:p>
          </table:table-cell>
        </table:table-row>
        <table:table-row table:style-name="ro1">
          <table:table-cell table:style-name="ce4" office:value-type="string" calcext:value-type="string">
            <text:p>08/22/2020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3324" calcext:value-type="float">
            <text:p>0.003324</text:p>
          </table:table-cell>
          <table:table-cell office:value-type="string" calcext:value-type="string">
            <text:p>2.58B</text:p>
          </table:table-cell>
          <table:table-cell table:style-name="ce4" office:value-type="string" calcext:value-type="string">
            <text:p>1.80%</text:p>
          </table:table-cell>
        </table:table-row>
        <table:table-row table:style-name="ro1">
          <table:table-cell table:style-name="ce4" office:value-type="string" calcext:value-type="string">
            <text:p>08/21/2020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368" calcext:value-type="float">
            <text:p>0.003368</text:p>
          </table:table-cell>
          <table:table-cell office:value-type="string" calcext:value-type="string">
            <text:p>4.26B</text:p>
          </table:table-cell>
          <table:table-cell table:style-name="ce4" office:value-type="string" calcext:value-type="string">
            <text:p>-1.88%</text:p>
          </table:table-cell>
        </table:table-row>
        <table:table-row table:style-name="ro1">
          <table:table-cell table:style-name="ce4" office:value-type="string" calcext:value-type="string">
            <text:p>08/20/202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375" calcext:value-type="float">
            <text:p>0.003375</text:p>
          </table:table-cell>
          <table:table-cell office:value-type="string" calcext:value-type="string">
            <text:p>2.06B</text:p>
          </table:table-cell>
          <table:table-cell table:style-name="ce4" office:value-type="string" calcext:value-type="string">
            <text:p>0.71%</text:p>
          </table:table-cell>
        </table:table-row>
        <table:table-row table:style-name="ro1">
          <table:table-cell table:style-name="ce4" office:value-type="string" calcext:value-type="string">
            <text:p>08/19/2020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345" calcext:value-type="float">
            <text:p>0.003345</text:p>
          </table:table-cell>
          <table:table-cell office:value-type="string" calcext:value-type="string">
            <text:p>3.36B</text:p>
          </table:table-cell>
          <table:table-cell table:style-name="ce4" office:value-type="string" calcext:value-type="string">
            <text:p>-1.74%</text:p>
          </table:table-cell>
        </table:table-row>
        <table:table-row table:style-name="ro1">
          <table:table-cell table:style-name="ce4" office:value-type="string" calcext:value-type="string">
            <text:p>08/18/2020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454" calcext:value-type="float">
            <text:p>0.003454</text:p>
          </table:table-cell>
          <table:table-cell office:value-type="string" calcext:value-type="string">
            <text:p>4.23B</text:p>
          </table:table-cell>
          <table:table-cell table:style-name="ce4" office:value-type="string" calcext:value-type="string">
            <text:p>-3.10%</text:p>
          </table:table-cell>
        </table:table-row>
        <table:table-row table:style-name="ro1">
          <table:table-cell table:style-name="ce4" office:value-type="string" calcext:value-type="string">
            <text:p>08/17/2020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497" calcext:value-type="float">
            <text:p>0.003497</text:p>
          </table:table-cell>
          <table:table-cell office:value-type="string" calcext:value-type="string">
            <text:p>5.55B</text:p>
          </table:table-cell>
          <table:table-cell table:style-name="ce4" office:value-type="string" calcext:value-type="string">
            <text:p>1.51%</text:p>
          </table:table-cell>
        </table:table-row>
        <table:table-row table:style-name="ro1">
          <table:table-cell table:style-name="ce4" office:value-type="string" calcext:value-type="string">
            <text:p>08/16/2020</text:p>
          </table:table-cell>
          <table:table-cell table:number-columns-repeated="2" office:value-type="float" office:value="0.003535" calcext:value-type="float">
            <text:p>0.003535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446" calcext:value-type="float">
            <text:p>0.003446</text:p>
          </table:table-cell>
          <table:table-cell office:value-type="string" calcext:value-type="string">
            <text:p>3.20B</text:p>
          </table:table-cell>
          <table:table-cell table:style-name="ce4" office:value-type="string" calcext:value-type="string">
            <text:p>0.02%</text:p>
          </table:table-cell>
        </table:table-row>
        <table:table-row table:style-name="ro1">
          <table:table-cell table:style-name="ce4" office:value-type="string" calcext:value-type="string">
            <text:p>08/15/202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48" calcext:value-type="float">
            <text:p>0.00348</text:p>
          </table:table-cell>
          <table:table-cell office:value-type="string" calcext:value-type="string">
            <text:p>3.76B</text:p>
          </table:table-cell>
          <table:table-cell table:style-name="ce4" office:value-type="string" calcext:value-type="string">
            <text:p>-0.99%</text:p>
          </table:table-cell>
        </table:table-row>
        <table:table-row table:style-name="ro1">
          <table:table-cell table:style-name="ce4" office:value-type="string" calcext:value-type="string">
            <text:p>08/14/202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436" calcext:value-type="float">
            <text:p>0.003436</text:p>
          </table:table-cell>
          <table:table-cell office:value-type="string" calcext:value-type="string">
            <text:p>3.48B</text:p>
          </table:table-cell>
          <table:table-cell table:style-name="ce4" office:value-type="string" calcext:value-type="string">
            <text:p>2.51%</text:p>
          </table:table-cell>
        </table:table-row>
        <table:table-row table:style-name="ro1">
          <table:table-cell table:style-name="ce4" office:value-type="string" calcext:value-type="string">
            <text:p>08/13/2020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34" calcext:value-type="float">
            <text:p>0.00334</text:p>
          </table:table-cell>
          <table:table-cell office:value-type="string" calcext:value-type="string">
            <text:p>4.77B</text:p>
          </table:table-cell>
          <table:table-cell table:style-name="ce4" office:value-type="string" calcext:value-type="string">
            <text:p>0.61%</text:p>
          </table:table-cell>
        </table:table-row>
        <table:table-row table:style-name="ro1">
          <table:table-cell table:style-name="ce4" office:value-type="string" calcext:value-type="string">
            <text:p>08/12/2020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324" calcext:value-type="float">
            <text:p>0.003324</text:p>
          </table:table-cell>
          <table:table-cell office:value-type="string" calcext:value-type="string">
            <text:p>4.49B</text:p>
          </table:table-cell>
          <table:table-cell table:style-name="ce4" office:value-type="string" calcext:value-type="string">
            <text:p>2.08%</text:p>
          </table:table-cell>
        </table:table-row>
        <table:table-row table:style-name="ro1">
          <table:table-cell table:style-name="ce4" office:value-type="string" calcext:value-type="string">
            <text:p>08/11/2020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325" calcext:value-type="float">
            <text:p>0.003325</text:p>
          </table:table-cell>
          <table:table-cell office:value-type="string" calcext:value-type="string">
            <text:p>5.59B</text:p>
          </table:table-cell>
          <table:table-cell table:style-name="ce4" office:value-type="string" calcext:value-type="string">
            <text:p>-2.98%</text:p>
          </table:table-cell>
        </table:table-row>
        <table:table-row table:style-name="ro1">
          <table:table-cell table:style-name="ce4" office:value-type="string" calcext:value-type="string">
            <text:p>08/10/2020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4" calcext:value-type="float">
            <text:p>0.0034</text:p>
          </table:table-cell>
          <table:table-cell office:value-type="string" calcext:value-type="string">
            <text:p>4.52B</text:p>
          </table:table-cell>
          <table:table-cell table:style-name="ce4" office:value-type="string" calcext:value-type="string">
            <text:p>0.78%</text:p>
          </table:table-cell>
        </table:table-row>
        <table:table-row table:style-name="ro1">
          <table:table-cell table:style-name="ce4" office:value-type="string" calcext:value-type="string">
            <text:p>08/09/2020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411" calcext:value-type="float">
            <text:p>0.003411</text:p>
          </table:table-cell>
          <table:table-cell office:value-type="string" calcext:value-type="string">
            <text:p>3.56B</text:p>
          </table:table-cell>
          <table:table-cell table:style-name="ce4" office:value-type="string" calcext:value-type="string">
            <text:p>-1.29%</text:p>
          </table:table-cell>
        </table:table-row>
        <table:table-row table:style-name="ro1">
          <table:table-cell table:style-name="ce4" office:value-type="string" calcext:value-type="string">
            <text:p>08/08/202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406" calcext:value-type="float">
            <text:p>0.003406</text:p>
          </table:table-cell>
          <table:table-cell office:value-type="string" calcext:value-type="string">
            <text:p>4.05B</text:p>
          </table:table-cell>
          <table:table-cell table:style-name="ce4" office:value-type="string" calcext:value-type="string">
            <text:p>-0.50%</text:p>
          </table:table-cell>
        </table:table-row>
        <table:table-row table:style-name="ro1">
          <table:table-cell table:style-name="ce4" office:value-type="string" calcext:value-type="string">
            <text:p>08/07/2020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3406" calcext:value-type="float">
            <text:p>0.003406</text:p>
          </table:table-cell>
          <table:table-cell office:value-type="string" calcext:value-type="string">
            <text:p>4.80B</text:p>
          </table:table-cell>
          <table:table-cell table:style-name="ce4" office:value-type="string" calcext:value-type="string">
            <text:p>-0.77%</text:p>
          </table:table-cell>
        </table:table-row>
        <table:table-row table:style-name="ro1">
          <table:table-cell table:style-name="ce4" office:value-type="string" calcext:value-type="string">
            <text:p>08/06/2020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451" calcext:value-type="float">
            <text:p>0.003451</text:p>
          </table:table-cell>
          <table:table-cell office:value-type="string" calcext:value-type="string">
            <text:p>4.01B</text:p>
          </table:table-cell>
          <table:table-cell table:style-name="ce4" office:value-type="string" calcext:value-type="string">
            <text:p>1.63%</text:p>
          </table:table-cell>
        </table:table-row>
        <table:table-row table:style-name="ro1">
          <table:table-cell table:style-name="ce4" office:value-type="string" calcext:value-type="string">
            <text:p>08/05/202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462" calcext:value-type="float">
            <text:p>0.003462</text:p>
          </table:table-cell>
          <table:table-cell office:value-type="string" calcext:value-type="string">
            <text:p>4.33B</text:p>
          </table:table-cell>
          <table:table-cell table:style-name="ce4" office:value-type="string" calcext:value-type="string">
            <text:p>-1.33%</text:p>
          </table:table-cell>
        </table:table-row>
        <table:table-row table:style-name="ro1">
          <table:table-cell table:style-name="ce4" office:value-type="string" calcext:value-type="string">
            <text:p>08/04/202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362" calcext:value-type="float">
            <text:p>0.003362</text:p>
          </table:table-cell>
          <table:table-cell office:value-type="string" calcext:value-type="string">
            <text:p>4.95B</text:p>
          </table:table-cell>
          <table:table-cell table:style-name="ce4" office:value-type="string" calcext:value-type="string">
            <text:p>5.24%</text:p>
          </table:table-cell>
        </table:table-row>
        <table:table-row table:style-name="ro1">
          <table:table-cell table:style-name="ce4" office:value-type="string" calcext:value-type="string">
            <text:p>08/03/2020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0.00331" calcext:value-type="float">
            <text:p>0.00331</text:p>
          </table:table-cell>
          <table:table-cell office:value-type="string" calcext:value-type="string">
            <text:p>4.20B</text:p>
          </table:table-cell>
          <table:table-cell table:style-name="ce4" office:value-type="string" calcext:value-type="string">
            <text:p>1.17%</text:p>
          </table:table-cell>
        </table:table-row>
        <table:table-row table:style-name="ro1">
          <table:table-cell table:style-name="ce4" office:value-type="string" calcext:value-type="string">
            <text:p>08/02/2020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3134" calcext:value-type="float">
            <text:p>0.003134</text:p>
          </table:table-cell>
          <table:table-cell office:value-type="string" calcext:value-type="string">
            <text:p>8.03B</text:p>
          </table:table-cell>
          <table:table-cell table:style-name="ce4" office:value-type="string" calcext:value-type="string">
            <text:p>-10.24%</text:p>
          </table:table-cell>
        </table:table-row>
        <table:table-row table:style-name="ro1">
          <table:table-cell table:style-name="ce4" office:value-type="string" calcext:value-type="string">
            <text:p>08/01/2020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11.35B</text:p>
          </table:table-cell>
          <table:table-cell table:style-name="ce4" office:value-type="string" calcext:value-type="string">
            <text:p>15.17%</text:p>
          </table:table-cell>
        </table:table-row>
        <table:table-row table:style-name="ro1">
          <table:table-cell table:style-name="ce4" office:value-type="string" calcext:value-type="string">
            <text:p>07/31/2020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173" calcext:value-type="float">
            <text:p>0.003173</text:p>
          </table:table-cell>
          <table:table-cell office:value-type="string" calcext:value-type="string">
            <text:p>3.28B</text:p>
          </table:table-cell>
          <table:table-cell table:style-name="ce4" office:value-type="string" calcext:value-type="string">
            <text:p>-0.08%</text:p>
          </table:table-cell>
        </table:table-row>
        <table:table-row table:style-name="ro1">
          <table:table-cell table:style-name="ce4" office:value-type="string" calcext:value-type="string">
            <text:p>07/30/2020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3243" calcext:value-type="float">
            <text:p>0.003243</text:p>
          </table:table-cell>
          <table:table-cell office:value-type="float" office:value="0.003132" calcext:value-type="float">
            <text:p>0.003132</text:p>
          </table:table-cell>
          <table:table-cell office:value-type="string" calcext:value-type="string">
            <text:p>2.87B</text:p>
          </table:table-cell>
          <table:table-cell table:style-name="ce4" office:value-type="string" calcext:value-type="string">
            <text:p>1.75%</text:p>
          </table:table-cell>
        </table:table-row>
        <table:table-row table:style-name="ro1">
          <table:table-cell table:style-name="ce4" office:value-type="string" calcext:value-type="string">
            <text:p>07/29/202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3198" calcext:value-type="float">
            <text:p>0.003198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03161" calcext:value-type="float">
            <text:p>0.003161</text:p>
          </table:table-cell>
          <table:table-cell office:value-type="string" calcext:value-type="string">
            <text:p>3.23B</text:p>
          </table:table-cell>
          <table:table-cell table:style-name="ce4" office:value-type="string" calcext:value-type="string">
            <text:p>-0.39%</text:p>
          </table:table-cell>
        </table:table-row>
        <table:table-row table:style-name="ro1">
          <table:table-cell table:style-name="ce4" office:value-type="string" calcext:value-type="string">
            <text:p>07/28/2020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003126" calcext:value-type="float">
            <text:p>0.003126</text:p>
          </table:table-cell>
          <table:table-cell office:value-type="string" calcext:value-type="string">
            <text:p>3.96B</text:p>
          </table:table-cell>
          <table:table-cell table:style-name="ce4" office:value-type="string" calcext:value-type="string">
            <text:p>0.53%</text:p>
          </table:table-cell>
        </table:table-row>
        <table:table-row table:style-name="ro1">
          <table:table-cell table:style-name="ce4" office:value-type="string" calcext:value-type="string">
            <text:p>07/27/2020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3017" calcext:value-type="float">
            <text:p>0.003017</text:p>
          </table:table-cell>
          <table:table-cell office:value-type="string" calcext:value-type="string">
            <text:p>5.86B</text:p>
          </table:table-cell>
          <table:table-cell table:style-name="ce4" office:value-type="string" calcext:value-type="string">
            <text:p>-2.16%</text:p>
          </table:table-cell>
        </table:table-row>
        <table:table-row table:style-name="ro1">
          <table:table-cell table:style-name="ce4" office:value-type="string" calcext:value-type="string">
            <text:p>07/26/2020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.003177" calcext:value-type="float">
            <text:p>0.003177</text:p>
          </table:table-cell>
          <table:table-cell office:value-type="string" calcext:value-type="string">
            <text:p>4.57B</text:p>
          </table:table-cell>
          <table:table-cell table:style-name="ce4" office:value-type="string" calcext:value-type="string">
            <text:p>-0.47%</text:p>
          </table:table-cell>
        </table:table-row>
        <table:table-row table:style-name="ro1">
          <table:table-cell table:style-name="ce4" office:value-type="string" calcext:value-type="string">
            <text:p>07/25/2020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3326" calcext:value-type="float">
            <text:p>0.003326</text:p>
          </table:table-cell>
          <table:table-cell office:value-type="float" office:value="0.003179" calcext:value-type="float">
            <text:p>0.003179</text:p>
          </table:table-cell>
          <table:table-cell office:value-type="string" calcext:value-type="string">
            <text:p>4.26B</text:p>
          </table:table-cell>
          <table:table-cell table:style-name="ce4" office:value-type="string" calcext:value-type="string">
            <text:p>1.16%</text:p>
          </table:table-cell>
        </table:table-row>
        <table:table-row table:style-name="ro1">
          <table:table-cell table:style-name="ce4" office:value-type="string" calcext:value-type="string">
            <text:p>07/24/2020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3163" calcext:value-type="float">
            <text:p>0.003163</text:p>
          </table:table-cell>
          <table:table-cell office:value-type="string" calcext:value-type="string">
            <text:p>4.16B</text:p>
          </table:table-cell>
          <table:table-cell table:style-name="ce4" office:value-type="string" calcext:value-type="string">
            <text:p>-2.54%</text:p>
          </table:table-cell>
        </table:table-row>
        <table:table-row table:style-name="ro1">
          <table:table-cell table:style-name="ce4" office:value-type="string" calcext:value-type="string">
            <text:p>07/23/2020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.003289" calcext:value-type="float">
            <text:p>0.003289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3.89B</text:p>
          </table:table-cell>
          <table:table-cell table:style-name="ce4" office:value-type="string" calcext:value-type="string">
            <text:p>0.30%</text:p>
          </table:table-cell>
        </table:table-row>
        <table:table-row table:style-name="ro1">
          <table:table-cell table:style-name="ce4" office:value-type="string" calcext:value-type="string">
            <text:p>07/22/2020</text:p>
          </table:table-cell>
          <table:table-cell office:value-type="float" office:value="0.003289" calcext:value-type="float">
            <text:p>0.00328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0321" calcext:value-type="float">
            <text:p>0.00321</text:p>
          </table:table-cell>
          <table:table-cell office:value-type="string" calcext:value-type="string">
            <text:p>3.52B</text:p>
          </table:table-cell>
          <table:table-cell table:style-name="ce4" office:value-type="string" calcext:value-type="string">
            <text:p>-0.36%</text:p>
          </table:table-cell>
        </table:table-row>
        <table:table-row table:style-name="ro1">
          <table:table-cell table:style-name="ce4" office:value-type="string" calcext:value-type="string">
            <text:p>07/21/202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3183" calcext:value-type="float">
            <text:p>0.003183</text:p>
          </table:table-cell>
          <table:table-cell office:value-type="string" calcext:value-type="string">
            <text:p>4.84B</text:p>
          </table:table-cell>
          <table:table-cell table:style-name="ce4" office:value-type="string" calcext:value-type="string">
            <text:p>2.32%</text:p>
          </table:table-cell>
        </table:table-row>
        <table:table-row table:style-name="ro1">
          <table:table-cell table:style-name="ce4" office:value-type="string" calcext:value-type="string">
            <text:p>07/20/2020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156" calcext:value-type="float">
            <text:p>0.003156</text:p>
          </table:table-cell>
          <table:table-cell office:value-type="string" calcext:value-type="string">
            <text:p>5.60B</text:p>
          </table:table-cell>
          <table:table-cell table:style-name="ce4" office:value-type="string" calcext:value-type="string">
            <text:p>-4.58%</text:p>
          </table:table-cell>
        </table:table-row>
        <table:table-row table:style-name="ro1">
          <table:table-cell table:style-name="ce4" office:value-type="string" calcext:value-type="string">
            <text:p>07/19/2020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3314" calcext:value-type="float">
            <text:p>0.003314</text:p>
          </table:table-cell>
          <table:table-cell office:value-type="string" calcext:value-type="string">
            <text:p>9.43B</text:p>
          </table:table-cell>
          <table:table-cell table:style-name="ce4" office:value-type="string" calcext:value-type="string">
            <text:p>-2.15%</text:p>
          </table:table-cell>
        </table:table-row>
        <table:table-row table:style-name="ro1">
          <table:table-cell table:style-name="ce4" office:value-type="string" calcext:value-type="string">
            <text:p>07/18/2020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18.06B</text:p>
          </table:table-cell>
          <table:table-cell table:style-name="ce4" office:value-type="string" calcext:value-type="string">
            <text:p>13.09%</text:p>
          </table:table-cell>
        </table:table-row>
        <table:table-row table:style-name="ro1">
          <table:table-cell table:style-name="ce4" office:value-type="string" calcext:value-type="string">
            <text:p>07/17/2020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92" calcext:value-type="float">
            <text:p>0.00292</text:p>
          </table:table-cell>
          <table:table-cell office:value-type="string" calcext:value-type="string">
            <text:p>5.70B</text:p>
          </table:table-cell>
          <table:table-cell table:style-name="ce4" office:value-type="string" calcext:value-type="string">
            <text:p>2.49%</text:p>
          </table:table-cell>
        </table:table-row>
        <table:table-row table:style-name="ro1">
          <table:table-cell table:style-name="ce4" office:value-type="string" calcext:value-type="string">
            <text:p>07/16/2020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2879" calcext:value-type="float">
            <text:p>0.002879</text:p>
          </table:table-cell>
          <table:table-cell office:value-type="string" calcext:value-type="string">
            <text:p>6.24B</text:p>
          </table:table-cell>
          <table:table-cell table:style-name="ce4" office:value-type="string" calcext:value-type="string">
            <text:p>-3.66%</text:p>
          </table:table-cell>
        </table:table-row>
        <table:table-row table:style-name="ro1">
          <table:table-cell table:style-name="ce4" office:value-type="string" calcext:value-type="string">
            <text:p>07/15/2020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062" calcext:value-type="float">
            <text:p>0.003062</text:p>
          </table:table-cell>
          <table:table-cell office:value-type="string" calcext:value-type="string">
            <text:p>5.24B</text:p>
          </table:table-cell>
          <table:table-cell table:style-name="ce4" office:value-type="string" calcext:value-type="string">
            <text:p>-6.01%</text:p>
          </table:table-cell>
        </table:table-row>
        <table:table-row table:style-name="ro1">
          <table:table-cell table:style-name="ce4" office:value-type="string" calcext:value-type="string">
            <text:p>07/14/2020</text:p>
          </table:table-cell>
          <table:table-cell office:value-type="float" office:value="0.003291" calcext:value-type="float">
            <text:p>0.003291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04" calcext:value-type="float">
            <text:p>0.00304</text:p>
          </table:table-cell>
          <table:table-cell office:value-type="string" calcext:value-type="string">
            <text:p>7.34B</text:p>
          </table:table-cell>
          <table:table-cell table:style-name="ce4" office:value-type="string" calcext:value-type="string">
            <text:p>4.17%</text:p>
          </table:table-cell>
        </table:table-row>
        <table:table-row table:style-name="ro1">
          <table:table-cell table:style-name="ce4" office:value-type="string" calcext:value-type="string">
            <text:p>07/13/2020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019" calcext:value-type="float">
            <text:p>0.003019</text:p>
          </table:table-cell>
          <table:table-cell office:value-type="string" calcext:value-type="string">
            <text:p>13.40B</text:p>
          </table:table-cell>
          <table:table-cell table:style-name="ce4" office:value-type="string" calcext:value-type="string">
            <text:p>-13.09%</text:p>
          </table:table-cell>
        </table:table-row>
        <table:table-row table:style-name="ro1">
          <table:table-cell table:style-name="ce4" office:value-type="string" calcext:value-type="string">
            <text:p>07/12/2020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3601" calcext:value-type="float">
            <text:p>0.003601</text:p>
          </table:table-cell>
          <table:table-cell office:value-type="string" calcext:value-type="string">
            <text:p>6.56B</text:p>
          </table:table-cell>
          <table:table-cell table:style-name="ce4" office:value-type="string" calcext:value-type="string">
            <text:p>-4.52%</text:p>
          </table:table-cell>
        </table:table-row>
        <table:table-row table:style-name="ro1">
          <table:table-cell table:style-name="ce4" office:value-type="string" calcext:value-type="string">
            <text:p>07/11/2020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3459" calcext:value-type="float">
            <text:p>0.003459</text:p>
          </table:table-cell>
          <table:table-cell office:value-type="string" calcext:value-type="string">
            <text:p>11.32B</text:p>
          </table:table-cell>
          <table:table-cell table:style-name="ce4" office:value-type="string" calcext:value-type="string">
            <text:p>8.02%</text:p>
          </table:table-cell>
        </table:table-row>
        <table:table-row table:style-name="ro1">
          <table:table-cell table:style-name="ce4" office:value-type="string" calcext:value-type="string">
            <text:p>07/10/2020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.003416" calcext:value-type="float">
            <text:p>0.003416</text:p>
          </table:table-cell>
          <table:table-cell office:value-type="string" calcext:value-type="string">
            <text:p>18.81B</text:p>
          </table:table-cell>
          <table:table-cell table:style-name="ce4" office:value-type="string" calcext:value-type="string">
            <text:p>-18.61%</text:p>
          </table:table-cell>
        </table:table-row>
        <table:table-row table:style-name="ro1">
          <table:table-cell table:style-name="ce4" office:value-type="string" calcext:value-type="string">
            <text:p>07/09/2020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0.005029" calcext:value-type="float">
            <text:p>0.005029</text:p>
          </table:table-cell>
          <table:table-cell office:value-type="float" office:value="0.004077" calcext:value-type="float">
            <text:p>0.004077</text:p>
          </table:table-cell>
          <table:table-cell office:value-type="string" calcext:value-type="string">
            <text:p>24.23B</text:p>
          </table:table-cell>
          <table:table-cell table:style-name="ce4" office:value-type="string" calcext:value-type="string">
            <text:p>-8.95%</text:p>
          </table:table-cell>
        </table:table-row>
        <table:table-row table:style-name="ro1">
          <table:table-cell table:style-name="ce4" office:value-type="string" calcext:value-type="string">
            <text:p>07/08/2020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0.005425" calcext:value-type="float">
            <text:p>0.005425</text:p>
          </table:table-cell>
          <table:table-cell office:value-type="float" office:value="0.003051" calcext:value-type="float">
            <text:p>0.003051</text:p>
          </table:table-cell>
          <table:table-cell office:value-type="string" calcext:value-type="string">
            <text:p>48.78B</text:p>
          </table:table-cell>
          <table:table-cell table:style-name="ce4" office:value-type="string" calcext:value-type="string">
            <text:p>52.41%</text:p>
          </table:table-cell>
        </table:table-row>
        <table:table-row table:style-name="ro1">
          <table:table-cell table:style-name="ce4" office:value-type="string" calcext:value-type="string">
            <text:p>07/07/2020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0.002618" calcext:value-type="float">
            <text:p>0.002618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2601" calcext:value-type="float">
            <text:p>0.002601</text:p>
          </table:table-cell>
          <table:table-cell office:value-type="string" calcext:value-type="string">
            <text:p>12.70B</text:p>
          </table:table-cell>
          <table:table-cell table:style-name="ce4" office:value-type="string" calcext:value-type="string">
            <text:p>19.21%</text:p>
          </table:table-cell>
        </table:table-row>
        <table:table-row table:style-name="ro1">
          <table:table-cell table:style-name="ce4" office:value-type="string" calcext:value-type="string">
            <text:p>07/06/2020</text:p>
          </table:table-cell>
          <table:table-cell office:value-type="float" office:value="0.002618" calcext:value-type="float">
            <text:p>0.002618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2295" calcext:value-type="float">
            <text:p>0.002295</text:p>
          </table:table-cell>
          <table:table-cell office:value-type="string" calcext:value-type="string">
            <text:p>4.52B</text:p>
          </table:table-cell>
          <table:table-cell table:style-name="ce4" office:value-type="string" calcext:value-type="string">
            <text:p>13.78%</text:p>
          </table:table-cell>
        </table:table-row>
        <table:table-row table:style-name="ro1">
          <table:table-cell table:style-name="ce4" office:value-type="string" calcext:value-type="string">
            <text:p>07/05/2020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.002314" calcext:value-type="float">
            <text:p>0.002314</text:p>
          </table:table-cell>
          <table:table-cell office:value-type="float" office:value="0.002282" calcext:value-type="float">
            <text:p>0.002282</text:p>
          </table:table-cell>
          <table:table-cell office:value-type="string" calcext:value-type="string">
            <text:p>2.56B</text:p>
          </table:table-cell>
          <table:table-cell table:style-name="ce4" office:value-type="string" calcext:value-type="string">
            <text:p>-0.23%</text:p>
          </table:table-cell>
        </table:table-row>
        <table:table-row table:style-name="ro1">
          <table:table-cell table:style-name="ce4" office:value-type="string" calcext:value-type="string">
            <text:p>07/04/2020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.002322" calcext:value-type="float">
            <text:p>0.002322</text:p>
          </table:table-cell>
          <table:table-cell office:value-type="float" office:value="0.002329" calcext:value-type="float">
            <text:p>0.002329</text:p>
          </table:table-cell>
          <table:table-cell office:value-type="float" office:value="0.002302" calcext:value-type="float">
            <text:p>0.002302</text:p>
          </table:table-cell>
          <table:table-cell office:value-type="string" calcext:value-type="string">
            <text:p>2.60B</text:p>
          </table:table-cell>
          <table:table-cell table:style-name="ce4" office:value-type="string" calcext:value-type="string">
            <text:p>-0.66%</text:p>
          </table:table-cell>
        </table:table-row>
        <table:table-row table:style-name="ro1">
          <table:table-cell table:style-name="ce4" office:value-type="string" calcext:value-type="string">
            <text:p>07/03/2020</text:p>
          </table:table-cell>
          <table:table-cell table:number-columns-repeated="2" office:value-type="float" office:value="0.002322" calcext:value-type="float">
            <text:p>0.002322</text:p>
          </table:table-cell>
          <table:table-cell office:value-type="float" office:value="0.002338" calcext:value-type="float">
            <text:p>0.002338</text:p>
          </table:table-cell>
          <table:table-cell office:value-type="float" office:value="0.002296" calcext:value-type="float">
            <text:p>0.002296</text:p>
          </table:table-cell>
          <table:table-cell office:value-type="string" calcext:value-type="string">
            <text:p>2.77B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7/02/2020</text:p>
          </table:table-cell>
          <table:table-cell office:value-type="float" office:value="0.002322" calcext:value-type="float">
            <text:p>0.002322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02347" calcext:value-type="float">
            <text:p>0.002347</text:p>
          </table:table-cell>
          <table:table-cell office:value-type="float" office:value="0.00229" calcext:value-type="float">
            <text:p>0.00229</text:p>
          </table:table-cell>
          <table:table-cell office:value-type="string" calcext:value-type="string">
            <text:p>2.76B</text:p>
          </table:table-cell>
          <table:table-cell table:style-name="ce4" office:value-type="string" calcext:value-type="string">
            <text:p>-0.21%</text:p>
          </table:table-cell>
        </table:table-row>
        <table:table-row table:style-name="ro1">
          <table:table-cell table:style-name="ce4" office:value-type="string" calcext:value-type="string">
            <text:p>07/01/2020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02314" calcext:value-type="float">
            <text:p>0.002314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0.002301" calcext:value-type="float">
            <text:p>0.002301</text:p>
          </table:table-cell>
          <table:table-cell office:value-type="string" calcext:value-type="string">
            <text:p>2.79B</text:p>
          </table:table-cell>
          <table:table-cell table:style-name="ce4" office:value-type="string" calcext:value-type="string">
            <text:p>0.54%</text:p>
          </table:table-cell>
        </table:table-row>
        <table:table-row table:style-name="ro1">
          <table:table-cell table:style-name="ce4" office:value-type="string" calcext:value-type="string">
            <text:p>06/30/2020</text:p>
          </table:table-cell>
          <table:table-cell office:value-type="float" office:value="0.002314" calcext:value-type="float">
            <text:p>0.00231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.002288" calcext:value-type="float">
            <text:p>0.002288</text:p>
          </table:table-cell>
          <table:table-cell office:value-type="string" calcext:value-type="string">
            <text:p>2.86B</text:p>
          </table:table-cell>
          <table:table-cell table:style-name="ce4" office:value-type="string" calcext:value-type="string">
            <text:p>0.40%</text:p>
          </table:table-cell>
        </table:table-row>
        <table:table-row table:style-name="ro1">
          <table:table-cell table:style-name="ce4" office:value-type="string" calcext:value-type="string">
            <text:p>06/29/2020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02337" calcext:value-type="float">
            <text:p>0.002337</text:p>
          </table:table-cell>
          <table:table-cell office:value-type="float" office:value="0.002296" calcext:value-type="float">
            <text:p>0.002296</text:p>
          </table:table-cell>
          <table:table-cell office:value-type="string" calcext:value-type="string">
            <text:p>3.05B</text:p>
          </table:table-cell>
          <table:table-cell table:style-name="ce4" office:value-type="string" calcext:value-type="string">
            <text:p>-0.42%</text:p>
          </table:table-cell>
        </table:table-row>
        <table:table-row table:style-name="ro1">
          <table:table-cell table:style-name="ce4" office:value-type="string" calcext:value-type="string">
            <text:p>06/28/2020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0.002367" calcext:value-type="float">
            <text:p>0.002367</text:p>
          </table:table-cell>
          <table:table-cell office:value-type="float" office:value="0.002284" calcext:value-type="float">
            <text:p>0.002284</text:p>
          </table:table-cell>
          <table:table-cell office:value-type="string" calcext:value-type="string">
            <text:p>2.85B</text:p>
          </table:table-cell>
          <table:table-cell table:style-name="ce4" office:value-type="string" calcext:value-type="string">
            <text:p>-0.39%</text:p>
          </table:table-cell>
        </table:table-row>
        <table:table-row table:style-name="ro1">
          <table:table-cell table:style-name="ce4" office:value-type="string" calcext:value-type="string">
            <text:p>06/27/2020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0.002277" calcext:value-type="float">
            <text:p>0.002277</text:p>
          </table:table-cell>
          <table:table-cell office:value-type="string" calcext:value-type="string">
            <text:p>2.69B</text:p>
          </table:table-cell>
          <table:table-cell table:style-name="ce4" office:value-type="string" calcext:value-type="string">
            <text:p>-1.45%</text:p>
          </table:table-cell>
        </table:table-row>
        <table:table-row table:style-name="ro1">
          <table:table-cell table:style-name="ce4" office:value-type="string" calcext:value-type="string">
            <text:p>06/26/2020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002408" calcext:value-type="float">
            <text:p>0.002408</text:p>
          </table:table-cell>
          <table:table-cell office:value-type="float" office:value="0.002419" calcext:value-type="float">
            <text:p>0.002419</text:p>
          </table:table-cell>
          <table:table-cell office:value-type="float" office:value="0.002348" calcext:value-type="float">
            <text:p>0.002348</text:p>
          </table:table-cell>
          <table:table-cell office:value-type="string" calcext:value-type="string">
            <text:p>2.60B</text:p>
          </table:table-cell>
          <table:table-cell table:style-name="ce4" office:value-type="string" calcext:value-type="string">
            <text:p>-2.11%</text:p>
          </table:table-cell>
        </table:table-row>
        <table:table-row table:style-name="ro1">
          <table:table-cell table:style-name="ce4" office:value-type="string" calcext:value-type="string">
            <text:p>06/25/2020</text:p>
          </table:table-cell>
          <table:table-cell office:value-type="float" office:value="0.002408" calcext:value-type="float">
            <text:p>0.002408</text:p>
          </table:table-cell>
          <table:table-cell table:number-columns-repeated="2" office:value-type="float" office:value="0.002425" calcext:value-type="float">
            <text:p>0.002425</text:p>
          </table:table-cell>
          <table:table-cell office:value-type="float" office:value="0.002382" calcext:value-type="float">
            <text:p>0.002382</text:p>
          </table:table-cell>
          <table:table-cell office:value-type="string" calcext:value-type="string">
            <text:p>2.76B</text:p>
          </table:table-cell>
          <table:table-cell table:style-name="ce4" office:value-type="string" calcext:value-type="string">
            <text:p>-0.67%</text:p>
          </table:table-cell>
        </table:table-row>
        <table:table-row table:style-name="ro1">
          <table:table-cell table:style-name="ce4" office:value-type="string" calcext:value-type="string">
            <text:p>06/24/2020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0.002473" calcext:value-type="float">
            <text:p>0.002473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002384" calcext:value-type="float">
            <text:p>0.002384</text:p>
          </table:table-cell>
          <table:table-cell office:value-type="string" calcext:value-type="string">
            <text:p>3.30B</text:p>
          </table:table-cell>
          <table:table-cell table:style-name="ce4" office:value-type="string" calcext:value-type="string">
            <text:p>-1.94%</text:p>
          </table:table-cell>
        </table:table-row>
        <table:table-row table:style-name="ro1">
          <table:table-cell table:style-name="ce4" office:value-type="string" calcext:value-type="string">
            <text:p>06/23/2020</text:p>
          </table:table-cell>
          <table:table-cell office:value-type="float" office:value="0.002473" calcext:value-type="float">
            <text:p>0.002473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002459" calcext:value-type="float">
            <text:p>0.002459</text:p>
          </table:table-cell>
          <table:table-cell office:value-type="string" calcext:value-type="string">
            <text:p>3.03B</text:p>
          </table:table-cell>
          <table:table-cell table:style-name="ce4" office:value-type="string" calcext:value-type="string">
            <text:p>0.03%</text:p>
          </table:table-cell>
        </table:table-row>
        <table:table-row table:style-name="ro1">
          <table:table-cell table:style-name="ce4" office:value-type="string" calcext:value-type="string">
            <text:p>06/22/2020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2438" calcext:value-type="float">
            <text:p>0.002438</text:p>
          </table:table-cell>
          <table:table-cell office:value-type="string" calcext:value-type="string">
            <text:p>3.15B</text:p>
          </table:table-cell>
          <table:table-cell table:style-name="ce4" office:value-type="string" calcext:value-type="string">
            <text:p>0.93%</text:p>
          </table:table-cell>
        </table:table-row>
        <table:table-row table:style-name="ro1">
          <table:table-cell table:style-name="ce4" office:value-type="string" calcext:value-type="string">
            <text:p>06/21/2020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31" calcext:value-type="float">
            <text:p>0.002431</text:p>
          </table:table-cell>
          <table:table-cell office:value-type="string" calcext:value-type="string">
            <text:p>2.85B</text:p>
          </table:table-cell>
          <table:table-cell table:style-name="ce4" office:value-type="string" calcext:value-type="string">
            <text:p>-0.38%</text:p>
          </table:table-cell>
        </table:table-row>
        <table:table-row table:style-name="ro1">
          <table:table-cell table:style-name="ce4" office:value-type="string" calcext:value-type="string">
            <text:p>06/20/2020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0.002405" calcext:value-type="float">
            <text:p>0.002405</text:p>
          </table:table-cell>
          <table:table-cell office:value-type="string" calcext:value-type="string">
            <text:p>2.96B</text:p>
          </table:table-cell>
          <table:table-cell table:style-name="ce4" office:value-type="string" calcext:value-type="string">
            <text:p>0.22%</text:p>
          </table:table-cell>
        </table:table-row>
        <table:table-row table:style-name="ro1">
          <table:table-cell table:style-name="ce4" office:value-type="string" calcext:value-type="string">
            <text:p>06/19/2020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0.002424" calcext:value-type="float">
            <text:p>0.002424</text:p>
          </table:table-cell>
          <table:table-cell office:value-type="string" calcext:value-type="string">
            <text:p>3.30B</text:p>
          </table:table-cell>
          <table:table-cell table:style-name="ce4" office:value-type="string" calcext:value-type="string">
            <text:p>-0.05%</text:p>
          </table:table-cell>
        </table:table-row>
        <table:table-row table:style-name="ro1">
          <table:table-cell table:style-name="ce4" office:value-type="string" calcext:value-type="string">
            <text:p>06/18/2020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00243" calcext:value-type="float">
            <text:p>0.00243</text:p>
          </table:table-cell>
          <table:table-cell office:value-type="string" calcext:value-type="string">
            <text:p>3.26B</text:p>
          </table:table-cell>
          <table:table-cell table:style-name="ce4" office:value-type="string" calcext:value-type="string">
            <text:p>-1.07%</text:p>
          </table:table-cell>
        </table:table-row>
        <table:table-row table:style-name="ro1">
          <table:table-cell table:style-name="ce4" office:value-type="string" calcext:value-type="string">
            <text:p>06/17/202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002449" calcext:value-type="float">
            <text:p>0.002449</text:p>
          </table:table-cell>
          <table:table-cell office:value-type="string" calcext:value-type="string">
            <text:p>4.00B</text:p>
          </table:table-cell>
          <table:table-cell table:style-name="ce4" office:value-type="string" calcext:value-type="string">
            <text:p>-0.18%</text:p>
          </table:table-cell>
        </table:table-row>
        <table:table-row table:style-name="ro1">
          <table:table-cell table:style-name="ce4" office:value-type="string" calcext:value-type="string">
            <text:p>06/16/2020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.002421" calcext:value-type="float">
            <text:p>0.002421</text:p>
          </table:table-cell>
          <table:table-cell office:value-type="string" calcext:value-type="string">
            <text:p>4.29B</text:p>
          </table:table-cell>
          <table:table-cell table:style-name="ce4" office:value-type="string" calcext:value-type="string">
            <text:p>0.33%</text:p>
          </table:table-cell>
        </table:table-row>
        <table:table-row table:style-name="ro1">
          <table:table-cell table:style-name="ce4" office:value-type="string" calcext:value-type="string">
            <text:p>06/15/2020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2394" calcext:value-type="float">
            <text:p>0.002394</text:p>
          </table:table-cell>
          <table:table-cell office:value-type="string" calcext:value-type="string">
            <text:p>5.07B</text:p>
          </table:table-cell>
          <table:table-cell table:style-name="ce4" office:value-type="string" calcext:value-type="string">
            <text:p>-0.19%</text:p>
          </table:table-cell>
        </table:table-row>
        <table:table-row table:style-name="ro1">
          <table:table-cell table:style-name="ce4" office:value-type="string" calcext:value-type="string">
            <text:p>06/14/2020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3.13B</text:p>
          </table:table-cell>
          <table:table-cell table:style-name="ce4" office:value-type="string" calcext:value-type="string">
            <text:p>-1.97%</text:p>
          </table:table-cell>
        </table:table-row>
        <table:table-row table:style-name="ro1">
          <table:table-cell table:style-name="ce4" office:value-type="string" calcext:value-type="string">
            <text:p>06/13/2020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.002523" calcext:value-type="float">
            <text:p>0.002523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3.85B</text:p>
          </table:table-cell>
          <table:table-cell table:style-name="ce4" office:value-type="string" calcext:value-type="string">
            <text:p>0.34%</text:p>
          </table:table-cell>
        </table:table-row>
        <table:table-row table:style-name="ro1">
          <table:table-cell table:style-name="ce4" office:value-type="string" calcext:value-type="string">
            <text:p>06/12/2020</text:p>
          </table:table-cell>
          <table:table-cell office:value-type="float" office:value="0.002523" calcext:value-type="float">
            <text:p>0.002523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2441" calcext:value-type="float">
            <text:p>0.002441</text:p>
          </table:table-cell>
          <table:table-cell office:value-type="string" calcext:value-type="string">
            <text:p>4.46B</text:p>
          </table:table-cell>
          <table:table-cell table:style-name="ce4" office:value-type="string" calcext:value-type="string">
            <text:p>2.76%</text:p>
          </table:table-cell>
        </table:table-row>
        <table:table-row table:style-name="ro1">
          <table:table-cell table:style-name="ce4" office:value-type="string" calcext:value-type="string">
            <text:p>06/11/2020</text:p>
          </table:table-cell>
          <table:table-cell office:value-type="float" office:value="0.002455" calcext:value-type="float">
            <text:p>0.002455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.002421" calcext:value-type="float">
            <text:p>0.002421</text:p>
          </table:table-cell>
          <table:table-cell office:value-type="string" calcext:value-type="string">
            <text:p>4.62B</text:p>
          </table:table-cell>
          <table:table-cell table:style-name="ce4" office:value-type="string" calcext:value-type="string">
            <text:p>-5.00%</text:p>
          </table:table-cell>
        </table:table-row>
        <table:table-row table:style-name="ro1">
          <table:table-cell table:style-name="ce4" office:value-type="string" calcext:value-type="string">
            <text:p>06/10/2020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2562" calcext:value-type="float">
            <text:p>0.002562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2533" calcext:value-type="float">
            <text:p>0.002533</text:p>
          </table:table-cell>
          <table:table-cell office:value-type="string" calcext:value-type="string">
            <text:p>3.78B</text:p>
          </table:table-cell>
          <table:table-cell table:style-name="ce4" office:value-type="string" calcext:value-type="string">
            <text:p>0.91%</text:p>
          </table:table-cell>
        </table:table-row>
        <table:table-row table:style-name="ro1">
          <table:table-cell table:style-name="ce4" office:value-type="string" calcext:value-type="string">
            <text:p>06/09/2020</text:p>
          </table:table-cell>
          <table:table-cell office:value-type="float" office:value="0.002562" calcext:value-type="float">
            <text:p>0.002562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2592" calcext:value-type="float">
            <text:p>0.002592</text:p>
          </table:table-cell>
          <table:table-cell office:value-type="float" office:value="0.002528" calcext:value-type="float">
            <text:p>0.002528</text:p>
          </table:table-cell>
          <table:table-cell office:value-type="string" calcext:value-type="string">
            <text:p>3.88B</text:p>
          </table:table-cell>
          <table:table-cell table:style-name="ce4" office:value-type="string" calcext:value-type="string">
            <text:p>-0.92%</text:p>
          </table:table-cell>
        </table:table-row>
        <table:table-row table:style-name="ro1">
          <table:table-cell table:style-name="ce4" office:value-type="string" calcext:value-type="string">
            <text:p>06/08/2020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547" calcext:value-type="float">
            <text:p>0.002547</text:p>
          </table:table-cell>
          <table:table-cell office:value-type="string" calcext:value-type="string">
            <text:p>3.68B</text:p>
          </table:table-cell>
          <table:table-cell table:style-name="ce4" office:value-type="string" calcext:value-type="string">
            <text:p>-0.82%</text:p>
          </table:table-cell>
        </table:table-row>
        <table:table-row table:style-name="ro1">
          <table:table-cell table:style-name="ce4" office:value-type="string" calcext:value-type="string">
            <text:p>06/07/2020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0.002544" calcext:value-type="float">
            <text:p>0.002544</text:p>
          </table:table-cell>
          <table:table-cell office:value-type="string" calcext:value-type="string">
            <text:p>3.85B</text:p>
          </table:table-cell>
          <table:table-cell table:style-name="ce4" office:value-type="string" calcext:value-type="string">
            <text:p>0.77%</text:p>
          </table:table-cell>
        </table:table-row>
        <table:table-row table:style-name="ro1">
          <table:table-cell table:style-name="ce4" office:value-type="string" calcext:value-type="string">
            <text:p>06/06/2020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002556" calcext:value-type="float">
            <text:p>0.002556</text:p>
          </table:table-cell>
          <table:table-cell office:value-type="string" calcext:value-type="string">
            <text:p>3.80B</text:p>
          </table:table-cell>
          <table:table-cell table:style-name="ce4" office:value-type="string" calcext:value-type="string">
            <text:p>-0.07%</text:p>
          </table:table-cell>
        </table:table-row>
        <table:table-row table:style-name="ro1">
          <table:table-cell table:style-name="ce4" office:value-type="string" calcext:value-type="string">
            <text:p>06/05/2020</text:p>
          </table:table-cell>
          <table:table-cell office:value-type="float" office:value="0.002589" calcext:value-type="float">
            <text:p>0.002589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3.75B</text:p>
          </table:table-cell>
          <table:table-cell table:style-name="ce4" office:value-type="string" calcext:value-type="string">
            <text:p>-1.66%</text:p>
          </table:table-cell>
        </table:table-row>
        <table:table-row table:style-name="ro1">
          <table:table-cell table:style-name="ce4" office:value-type="string" calcext:value-type="string">
            <text:p>06/04/2020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551" calcext:value-type="float">
            <text:p>0.002551</text:p>
          </table:table-cell>
          <table:table-cell office:value-type="string" calcext:value-type="string">
            <text:p>4.36B</text:p>
          </table:table-cell>
          <table:table-cell table:style-name="ce4" office:value-type="string" calcext:value-type="string">
            <text:p>1.45%</text:p>
          </table:table-cell>
        </table:table-row>
        <table:table-row table:style-name="ro1">
          <table:table-cell table:style-name="ce4" office:value-type="string" calcext:value-type="string">
            <text:p>06/03/2020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.002609" calcext:value-type="float">
            <text:p>0.002609</text:p>
          </table:table-cell>
          <table:table-cell office:value-type="float" office:value="0.002528" calcext:value-type="float">
            <text:p>0.002528</text:p>
          </table:table-cell>
          <table:table-cell office:value-type="string" calcext:value-type="string">
            <text:p>1.59B</text:p>
          </table:table-cell>
          <table:table-cell table:style-name="ce4" office:value-type="string" calcext:value-type="string">
            <text:p>0.77%</text:p>
          </table:table-cell>
        </table:table-row>
        <table:table-row table:style-name="ro1">
          <table:table-cell table:style-name="ce4" office:value-type="string" calcext:value-type="string">
            <text:p>06/02/2020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02499" calcext:value-type="float">
            <text:p>0.002499</text:p>
          </table:table-cell>
          <table:table-cell office:value-type="string" calcext:value-type="string">
            <text:p>2.48B</text:p>
          </table:table-cell>
          <table:table-cell table:style-name="ce4" office:value-type="string" calcext:value-type="string">
            <text:p>-2.76%</text:p>
          </table:table-cell>
        </table:table-row>
        <table:table-row table:style-name="ro1">
          <table:table-cell table:style-name="ce4" office:value-type="string" calcext:value-type="string">
            <text:p>06/01/2020</text:p>
          </table:table-cell>
          <table:table-cell office:value-type="float" office:value="0.002648" calcext:value-type="float">
            <text:p>0.002648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002529" calcext:value-type="float">
            <text:p>0.002529</text:p>
          </table:table-cell>
          <table:table-cell office:value-type="string" calcext:value-type="string">
            <text:p>1.86B</text:p>
          </table:table-cell>
          <table:table-cell table:style-name="ce4" office:value-type="string" calcext:value-type="string">
            <text:p>2.90%</text:p>
          </table:table-cell>
        </table:table-row>
        <table:table-row table:style-name="ro1">
          <table:table-cell table:style-name="ce4" office:value-type="string" calcext:value-type="string">
            <text:p>05/31/2020</text:p>
          </table:table-cell>
          <table:table-cell office:value-type="float" office:value="0.002573" calcext:value-type="float">
            <text:p>0.002573</text:p>
          </table:table-cell>
          <table:table-cell table:number-columns-repeated="2" office:value-type="float" office:value="0.002616" calcext:value-type="float">
            <text:p>0.002616</text:p>
          </table:table-cell>
          <table:table-cell office:value-type="float" office:value="0.002545" calcext:value-type="float">
            <text:p>0.002545</text:p>
          </table:table-cell>
          <table:table-cell office:value-type="string" calcext:value-type="string">
            <text:p>1.73B</text:p>
          </table:table-cell>
          <table:table-cell table:style-name="ce4" office:value-type="string" calcext:value-type="string">
            <text:p>-1.82%</text:p>
          </table:table-cell>
        </table:table-row>
        <table:table-row table:style-name="ro1">
          <table:table-cell table:style-name="ce4" office:value-type="string" calcext:value-type="string">
            <text:p>05/30/2020</text:p>
          </table:table-cell>
          <table:table-cell office:value-type="float" office:value="0.002621" calcext:value-type="float">
            <text:p>0.002621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002523" calcext:value-type="float">
            <text:p>0.002523</text:p>
          </table:table-cell>
          <table:table-cell office:value-type="string" calcext:value-type="string">
            <text:p>1.91B</text:p>
          </table:table-cell>
          <table:table-cell table:style-name="ce4" office:value-type="string" calcext:value-type="string">
            <text:p>3.66%</text:p>
          </table:table-cell>
        </table:table-row>
        <table:table-row table:style-name="ro1">
          <table:table-cell table:style-name="ce4" office:value-type="string" calcext:value-type="string">
            <text:p>05/29/2020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.002544" calcext:value-type="float">
            <text:p>0.002544</text:p>
          </table:table-cell>
          <table:table-cell office:value-type="float" office:value="0.00249" calcext:value-type="float">
            <text:p>0.00249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-0.14%</text:p>
          </table:table-cell>
        </table:table-row>
        <table:table-row table:style-name="ro1">
          <table:table-cell table:style-name="ce4" office:value-type="string" calcext:value-type="string">
            <text:p>05/28/2020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0.002483" calcext:value-type="float">
            <text:p>0.002483</text:p>
          </table:table-cell>
          <table:table-cell office:value-type="string" calcext:value-type="string">
            <text:p>1.87B</text:p>
          </table:table-cell>
          <table:table-cell table:style-name="ce4" office:value-type="string" calcext:value-type="string">
            <text:p>0.83%</text:p>
          </table:table-cell>
        </table:table-row>
        <table:table-row table:style-name="ro1">
          <table:table-cell table:style-name="ce4" office:value-type="string" calcext:value-type="string">
            <text:p>05/27/2020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2506" calcext:value-type="float">
            <text:p>0.002506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002452" calcext:value-type="float">
            <text:p>0.002452</text:p>
          </table:table-cell>
          <table:table-cell office:value-type="string" calcext:value-type="string">
            <text:p>1.99B</text:p>
          </table:table-cell>
          <table:table-cell table:style-name="ce4" office:value-type="string" calcext:value-type="string">
            <text:p>0.19%</text:p>
          </table:table-cell>
        </table:table-row>
        <table:table-row table:style-name="ro1">
          <table:table-cell table:style-name="ce4" office:value-type="string" calcext:value-type="string">
            <text:p>05/26/2020</text:p>
          </table:table-cell>
          <table:table-cell office:value-type="float" office:value="0.002506" calcext:value-type="float">
            <text:p>0.002506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02544" calcext:value-type="float">
            <text:p>0.002544</text:p>
          </table:table-cell>
          <table:table-cell office:value-type="float" office:value="0.002458" calcext:value-type="float">
            <text:p>0.002458</text:p>
          </table:table-cell>
          <table:table-cell office:value-type="string" calcext:value-type="string">
            <text:p>2.20B</text:p>
          </table:table-cell>
          <table:table-cell table:style-name="ce4" office:value-type="string" calcext:value-type="string">
            <text:p>-1.20%</text:p>
          </table:table-cell>
        </table:table-row>
        <table:table-row table:style-name="ro1">
          <table:table-cell table:style-name="ce4" office:value-type="string" calcext:value-type="string">
            <text:p>05/25/2020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547" calcext:value-type="float">
            <text:p>0.002547</text:p>
          </table:table-cell>
          <table:table-cell office:value-type="float" office:value="0.002432" calcext:value-type="float">
            <text:p>0.002432</text:p>
          </table:table-cell>
          <table:table-cell office:value-type="string" calcext:value-type="string">
            <text:p>2.86B</text:p>
          </table:table-cell>
          <table:table-cell table:style-name="ce4" office:value-type="string" calcext:value-type="string">
            <text:p>2.44%</text:p>
          </table:table-cell>
        </table:table-row>
        <table:table-row table:style-name="ro1">
          <table:table-cell table:style-name="ce4" office:value-type="string" calcext:value-type="string">
            <text:p>05/24/2020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0.002452" calcext:value-type="float">
            <text:p>0.002452</text:p>
          </table:table-cell>
          <table:table-cell office:value-type="string" calcext:value-type="string">
            <text:p>2.55B</text:p>
          </table:table-cell>
          <table:table-cell table:style-name="ce4" office:value-type="string" calcext:value-type="string">
            <text:p>-2.43%</text:p>
          </table:table-cell>
        </table:table-row>
        <table:table-row table:style-name="ro1">
          <table:table-cell table:style-name="ce4" office:value-type="string" calcext:value-type="string">
            <text:p>05/23/2020</text:p>
          </table:table-cell>
          <table:table-cell table:number-columns-repeated="2" office:value-type="float" office:value="0.002538" calcext:value-type="float">
            <text:p>0.002538</text:p>
          </table:table-cell>
          <table:table-cell office:value-type="float" office:value="0.002567" calcext:value-type="float">
            <text:p>0.002567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2.40B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5/22/2020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547" calcext:value-type="float">
            <text:p>0.002547</text:p>
          </table:table-cell>
          <table:table-cell office:value-type="float" office:value="0.002436" calcext:value-type="float">
            <text:p>0.002436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1.53%</text:p>
          </table:table-cell>
        </table:table-row>
        <table:table-row table:style-name="ro1">
          <table:table-cell table:style-name="ce4" office:value-type="string" calcext:value-type="string">
            <text:p>05/21/202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2419" calcext:value-type="float">
            <text:p>0.002419</text:p>
          </table:table-cell>
          <table:table-cell office:value-type="string" calcext:value-type="string">
            <text:p>2.62B</text:p>
          </table:table-cell>
          <table:table-cell table:style-name="ce4" office:value-type="string" calcext:value-type="string">
            <text:p>-0.70%</text:p>
          </table:table-cell>
        </table:table-row>
        <table:table-row table:style-name="ro1">
          <table:table-cell table:style-name="ce4" office:value-type="string" calcext:value-type="string">
            <text:p>05/20/2020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0.002449" calcext:value-type="float">
            <text:p>0.002449</text:p>
          </table:table-cell>
          <table:table-cell office:value-type="string" calcext:value-type="string">
            <text:p>2.28B</text:p>
          </table:table-cell>
          <table:table-cell table:style-name="ce4" office:value-type="string" calcext:value-type="string">
            <text:p>-1.02%</text:p>
          </table:table-cell>
        </table:table-row>
        <table:table-row table:style-name="ro1">
          <table:table-cell table:style-name="ce4" office:value-type="string" calcext:value-type="string">
            <text:p>05/19/2020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02568" calcext:value-type="float">
            <text:p>0.002568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2.34B</text:p>
          </table:table-cell>
          <table:table-cell table:style-name="ce4" office:value-type="string" calcext:value-type="string">
            <text:p>0.27%</text:p>
          </table:table-cell>
        </table:table-row>
        <table:table-row table:style-name="ro1">
          <table:table-cell table:style-name="ce4" office:value-type="string" calcext:value-type="string">
            <text:p>05/18/2020</text:p>
          </table:table-cell>
          <table:table-cell office:value-type="float" office:value="0.002537" calcext:value-type="float">
            <text:p>0.002537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0.002511" calcext:value-type="float">
            <text:p>0.002511</text:p>
          </table:table-cell>
          <table:table-cell office:value-type="string" calcext:value-type="string">
            <text:p>27.20B</text:p>
          </table:table-cell>
          <table:table-cell table:style-name="ce4" office:value-type="string" calcext:value-type="string">
            <text:p>0.25%</text:p>
          </table:table-cell>
        </table:table-row>
        <table:table-row table:style-name="ro1">
          <table:table-cell table:style-name="ce4" office:value-type="string" calcext:value-type="string">
            <text:p>05/17/202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2574" calcext:value-type="float">
            <text:p>0.002574</text:p>
          </table:table-cell>
          <table:table-cell office:value-type="float" office:value="0.002508" calcext:value-type="float">
            <text:p>0.002508</text:p>
          </table:table-cell>
          <table:table-cell office:value-type="string" calcext:value-type="string">
            <text:p>26.59B</text:p>
          </table:table-cell>
          <table:table-cell table:style-name="ce4" office:value-type="string" calcext:value-type="string">
            <text:p>0.72%</text:p>
          </table:table-cell>
        </table:table-row>
        <table:table-row table:style-name="ro1">
          <table:table-cell table:style-name="ce4" office:value-type="string" calcext:value-type="string">
            <text:p>05/16/2020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.002479" calcext:value-type="float">
            <text:p>0.002479</text:p>
          </table:table-cell>
          <table:table-cell office:value-type="string" calcext:value-type="string">
            <text:p>27.09B</text:p>
          </table:table-cell>
          <table:table-cell table:style-name="ce4" office:value-type="string" calcext:value-type="string">
            <text:p>0.81%</text:p>
          </table:table-cell>
        </table:table-row>
        <table:table-row table:style-name="ro1">
          <table:table-cell table:style-name="ce4" office:value-type="string" calcext:value-type="string">
            <text:p>05/15/2020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.002578" calcext:value-type="float">
            <text:p>0.002578</text:p>
          </table:table-cell>
          <table:table-cell office:value-type="float" office:value="0.002469" calcext:value-type="float">
            <text:p>0.002469</text:p>
          </table:table-cell>
          <table:table-cell office:value-type="string" calcext:value-type="string">
            <text:p>27.28B</text:p>
          </table:table-cell>
          <table:table-cell table:style-name="ce4" office:value-type="string" calcext:value-type="string">
            <text:p>-3.23%</text:p>
          </table:table-cell>
        </table:table-row>
        <table:table-row table:style-name="ro1">
          <table:table-cell table:style-name="ce4" office:value-type="string" calcext:value-type="string">
            <text:p>05/14/2020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002507" calcext:value-type="float">
            <text:p>0.002507</text:p>
          </table:table-cell>
          <table:table-cell office:value-type="string" calcext:value-type="string">
            <text:p>27.62B</text:p>
          </table:table-cell>
          <table:table-cell table:style-name="ce4" office:value-type="string" calcext:value-type="string">
            <text:p>2.21%</text:p>
          </table:table-cell>
        </table:table-row>
        <table:table-row table:style-name="ro1">
          <table:table-cell table:style-name="ce4" office:value-type="string" calcext:value-type="string">
            <text:p>05/13/2020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2448" calcext:value-type="float">
            <text:p>0.002448</text:p>
          </table:table-cell>
          <table:table-cell office:value-type="string" calcext:value-type="string">
            <text:p>27.52B</text:p>
          </table:table-cell>
          <table:table-cell table:style-name="ce4" office:value-type="string" calcext:value-type="string">
            <text:p>2.38%</text:p>
          </table:table-cell>
        </table:table-row>
        <table:table-row table:style-name="ro1">
          <table:table-cell table:style-name="ce4" office:value-type="string" calcext:value-type="string">
            <text:p>05/12/2020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.002401" calcext:value-type="float">
            <text:p>0.002401</text:p>
          </table:table-cell>
          <table:table-cell office:value-type="string" calcext:value-type="string">
            <text:p>27.53B</text:p>
          </table:table-cell>
          <table:table-cell table:style-name="ce4" office:value-type="string" calcext:value-type="string">
            <text:p>2.12%</text:p>
          </table:table-cell>
        </table:table-row>
        <table:table-row table:style-name="ro1">
          <table:table-cell table:style-name="ce4" office:value-type="string" calcext:value-type="string">
            <text:p>05/11/2020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2304" calcext:value-type="float">
            <text:p>0.002304</text:p>
          </table:table-cell>
          <table:table-cell office:value-type="string" calcext:value-type="string">
            <text:p>29.15B</text:p>
          </table:table-cell>
          <table:table-cell table:style-name="ce4" office:value-type="string" calcext:value-type="string">
            <text:p>-1.74%</text:p>
          </table:table-cell>
        </table:table-row>
        <table:table-row table:style-name="ro1">
          <table:table-cell table:style-name="ce4" office:value-type="string" calcext:value-type="string">
            <text:p>05/10/2020</text:p>
          </table:table-cell>
          <table:table-cell office:value-type="float" office:value="0.002453" calcext:value-type="float">
            <text:p>0.002453</text:p>
          </table:table-cell>
          <table:table-cell table:number-columns-repeated="2" office:value-type="float" office:value="0.002604" calcext:value-type="float">
            <text:p>0.002604</text:p>
          </table:table-cell>
          <table:table-cell office:value-type="float" office:value="0.002277" calcext:value-type="float">
            <text:p>0.002277</text:p>
          </table:table-cell>
          <table:table-cell office:value-type="string" calcext:value-type="string">
            <text:p>29.42B</text:p>
          </table:table-cell>
          <table:table-cell table:style-name="ce4" office:value-type="string" calcext:value-type="string">
            <text:p>-5.82%</text:p>
          </table:table-cell>
        </table:table-row>
        <table:table-row table:style-name="ro1">
          <table:table-cell table:style-name="ce4" office:value-type="string" calcext:value-type="string">
            <text:p>05/09/2020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02562" calcext:value-type="float">
            <text:p>0.002562</text:p>
          </table:table-cell>
          <table:table-cell office:value-type="string" calcext:value-type="string">
            <text:p>26.70B</text:p>
          </table:table-cell>
          <table:table-cell table:style-name="ce4" office:value-type="string" calcext:value-type="string">
            <text:p>-0.43%</text:p>
          </table:table-cell>
        </table:table-row>
        <table:table-row table:style-name="ro1">
          <table:table-cell table:style-name="ce4" office:value-type="string" calcext:value-type="string">
            <text:p>05/08/2020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0.002583" calcext:value-type="float">
            <text:p>0.002583</text:p>
          </table:table-cell>
          <table:table-cell office:value-type="string" calcext:value-type="string">
            <text:p>26.42B</text:p>
          </table:table-cell>
          <table:table-cell table:style-name="ce4" office:value-type="string" calcext:value-type="string">
            <text:p>-1.69%</text:p>
          </table:table-cell>
        </table:table-row>
        <table:table-row table:style-name="ro1">
          <table:table-cell table:style-name="ce4" office:value-type="string" calcext:value-type="string">
            <text:p>05/07/2020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2453" calcext:value-type="float">
            <text:p>0.002453</text:p>
          </table:table-cell>
          <table:table-cell office:value-type="string" calcext:value-type="string">
            <text:p>26.68B</text:p>
          </table:table-cell>
          <table:table-cell table:style-name="ce4" office:value-type="string" calcext:value-type="string">
            <text:p>7.32%</text:p>
          </table:table-cell>
        </table:table-row>
        <table:table-row table:style-name="ro1">
          <table:table-cell table:style-name="ce4" office:value-type="string" calcext:value-type="string">
            <text:p>05/06/2020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576" calcext:value-type="float">
            <text:p>0.002576</text:p>
          </table:table-cell>
          <table:table-cell office:value-type="float" office:value="0.002446" calcext:value-type="float">
            <text:p>0.002446</text:p>
          </table:table-cell>
          <table:table-cell office:value-type="string" calcext:value-type="string">
            <text:p>27.20B</text:p>
          </table:table-cell>
          <table:table-cell table:style-name="ce4" office:value-type="string" calcext:value-type="string">
            <text:p>0.12%</text:p>
          </table:table-cell>
        </table:table-row>
        <table:table-row table:style-name="ro1">
          <table:table-cell table:style-name="ce4" office:value-type="string" calcext:value-type="string">
            <text:p>05/05/2020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0.002542" calcext:value-type="float">
            <text:p>0.002542</text:p>
          </table:table-cell>
          <table:table-cell office:value-type="float" office:value="0.002429" calcext:value-type="float">
            <text:p>0.002429</text:p>
          </table:table-cell>
          <table:table-cell office:value-type="string" calcext:value-type="string">
            <text:p>27.50B</text:p>
          </table:table-cell>
          <table:table-cell table:style-name="ce4" office:value-type="string" calcext:value-type="string">
            <text:p>0.48%</text:p>
          </table:table-cell>
        </table:table-row>
        <table:table-row table:style-name="ro1">
          <table:table-cell table:style-name="ce4" office:value-type="string" calcext:value-type="string">
            <text:p>05/04/2020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2352" calcext:value-type="float">
            <text:p>0.002352</text:p>
          </table:table-cell>
          <table:table-cell office:value-type="string" calcext:value-type="string">
            <text:p>27.83B</text:p>
          </table:table-cell>
          <table:table-cell table:style-name="ce4" office:value-type="string" calcext:value-type="string">
            <text:p>-1.62%</text:p>
          </table:table-cell>
        </table:table-row>
        <table:table-row table:style-name="ro1">
          <table:table-cell table:style-name="ce4" office:value-type="string" calcext:value-type="string">
            <text:p>05/03/2020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2541" calcext:value-type="float">
            <text:p>0.002541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.002462" calcext:value-type="float">
            <text:p>0.002462</text:p>
          </table:table-cell>
          <table:table-cell office:value-type="string" calcext:value-type="string">
            <text:p>27.45B</text:p>
          </table:table-cell>
          <table:table-cell table:style-name="ce4" office:value-type="string" calcext:value-type="string">
            <text:p>-1.43%</text:p>
          </table:table-cell>
        </table:table-row>
        <table:table-row table:style-name="ro1">
          <table:table-cell table:style-name="ce4" office:value-type="string" calcext:value-type="string">
            <text:p>05/02/2020</text:p>
          </table:table-cell>
          <table:table-cell office:value-type="float" office:value="0.002541" calcext:value-type="float">
            <text:p>0.002541</text:p>
          </table:table-cell>
          <table:table-cell office:value-type="float" office:value="0.002473" calcext:value-type="float">
            <text:p>0.002473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02441" calcext:value-type="float">
            <text:p>0.002441</text:p>
          </table:table-cell>
          <table:table-cell office:value-type="string" calcext:value-type="string">
            <text:p>26.88B</text:p>
          </table:table-cell>
          <table:table-cell table:style-name="ce4" office:value-type="string" calcext:value-type="string">
            <text:p>2.77%</text:p>
          </table:table-cell>
        </table:table-row>
        <table:table-row table:style-name="ro1">
          <table:table-cell table:style-name="ce4" office:value-type="string" calcext:value-type="string">
            <text:p>05/01/2020</text:p>
          </table:table-cell>
          <table:table-cell office:value-type="float" office:value="0.002473" calcext:value-type="float">
            <text:p>0.002473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02424" calcext:value-type="float">
            <text:p>0.002424</text:p>
          </table:table-cell>
          <table:table-cell office:value-type="string" calcext:value-type="string">
            <text:p>28.06B</text:p>
          </table:table-cell>
          <table:table-cell table:style-name="ce4" office:value-type="string" calcext:value-type="string">
            <text:p>0.52%</text:p>
          </table:table-cell>
        </table:table-row>
        <table:table-row table:style-name="ro1">
          <table:table-cell table:style-name="ce4" office:value-type="string" calcext:value-type="string">
            <text:p>04/30/2020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02361" calcext:value-type="float">
            <text:p>0.002361</text:p>
          </table:table-cell>
          <table:table-cell office:value-type="string" calcext:value-type="string">
            <text:p>29.44B</text:p>
          </table:table-cell>
          <table:table-cell table:style-name="ce4" office:value-type="string" calcext:value-type="string">
            <text:p>-1.79%</text:p>
          </table:table-cell>
        </table:table-row>
        <table:table-row table:style-name="ro1">
          <table:table-cell table:style-name="ce4" office:value-type="string" calcext:value-type="string">
            <text:p>04/29/2020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.002299" calcext:value-type="float">
            <text:p>0.002299</text:p>
          </table:table-cell>
          <table:table-cell office:value-type="string" calcext:value-type="string">
            <text:p>28.58B</text:p>
          </table:table-cell>
          <table:table-cell table:style-name="ce4" office:value-type="string" calcext:value-type="string">
            <text:p>7.30%</text:p>
          </table:table-cell>
        </table:table-row>
        <table:table-row table:style-name="ro1">
          <table:table-cell table:style-name="ce4" office:value-type="string" calcext:value-type="string">
            <text:p>04/28/2020</text:p>
          </table:table-cell>
          <table:table-cell office:value-type="float" office:value="0.002334" calcext:value-type="float">
            <text:p>0.002334</text:p>
          </table:table-cell>
          <table:table-cell office:value-type="float" office:value="0.002343" calcext:value-type="float">
            <text:p>0.002343</text:p>
          </table:table-cell>
          <table:table-cell office:value-type="float" office:value="0.002393" calcext:value-type="float">
            <text:p>0.002393</text:p>
          </table:table-cell>
          <table:table-cell office:value-type="float" office:value="0.002297" calcext:value-type="float">
            <text:p>0.002297</text:p>
          </table:table-cell>
          <table:table-cell office:value-type="string" calcext:value-type="string">
            <text:p>29.41B</text:p>
          </table:table-cell>
          <table:table-cell table:style-name="ce4" office:value-type="string" calcext:value-type="string">
            <text:p>-0.37%</text:p>
          </table:table-cell>
        </table:table-row>
        <table:table-row table:style-name="ro1">
          <table:table-cell table:style-name="ce4" office:value-type="string" calcext:value-type="string">
            <text:p>04/27/2020</text:p>
          </table:table-cell>
          <table:table-cell office:value-type="float" office:value="0.002343" calcext:value-type="float">
            <text:p>0.002343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0.002285" calcext:value-type="float">
            <text:p>0.002285</text:p>
          </table:table-cell>
          <table:table-cell office:value-type="string" calcext:value-type="string">
            <text:p>30.17B</text:p>
          </table:table-cell>
          <table:table-cell table:style-name="ce4" office:value-type="string" calcext:value-type="string">
            <text:p>-2.44%</text:p>
          </table:table-cell>
        </table:table-row>
        <table:table-row table:style-name="ro1">
          <table:table-cell table:style-name="ce4" office:value-type="string" calcext:value-type="string">
            <text:p>04/26/2020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2489" calcext:value-type="float">
            <text:p>0.002489</text:p>
          </table:table-cell>
          <table:table-cell office:value-type="float" office:value="0.002101" calcext:value-type="float">
            <text:p>0.002101</text:p>
          </table:table-cell>
          <table:table-cell office:value-type="string" calcext:value-type="string">
            <text:p>32.33B</text:p>
          </table:table-cell>
          <table:table-cell table:style-name="ce4" office:value-type="string" calcext:value-type="string">
            <text:p>13.12%</text:p>
          </table:table-cell>
        </table:table-row>
        <table:table-row table:style-name="ro1">
          <table:table-cell table:style-name="ce4" office:value-type="string" calcext:value-type="string">
            <text:p>04/25/2020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.002064" calcext:value-type="float">
            <text:p>0.002064</text:p>
          </table:table-cell>
          <table:table-cell office:value-type="string" calcext:value-type="string">
            <text:p>31.93B</text:p>
          </table:table-cell>
          <table:table-cell table:style-name="ce4" office:value-type="string" calcext:value-type="string">
            <text:p>2.01%</text:p>
          </table:table-cell>
        </table:table-row>
        <table:table-row table:style-name="ro1">
          <table:table-cell table:style-name="ce4" office:value-type="string" calcext:value-type="string">
            <text:p>04/24/2020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0.002169" calcext:value-type="float">
            <text:p>0.002169</text:p>
          </table:table-cell>
          <table:table-cell office:value-type="float" office:value="0.002045" calcext:value-type="float">
            <text:p>0.002045</text:p>
          </table:table-cell>
          <table:table-cell office:value-type="string" calcext:value-type="string">
            <text:p>32.24B</text:p>
          </table:table-cell>
          <table:table-cell table:style-name="ce4" office:value-type="string" calcext:value-type="string">
            <text:p>1.33%</text:p>
          </table:table-cell>
        </table:table-row>
        <table:table-row table:style-name="ro1">
          <table:table-cell table:style-name="ce4" office:value-type="string" calcext:value-type="string">
            <text:p>04/23/2020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0.001985" calcext:value-type="float">
            <text:p>0.001985</text:p>
          </table:table-cell>
          <table:table-cell office:value-type="string" calcext:value-type="string">
            <text:p>32.38B</text:p>
          </table:table-cell>
          <table:table-cell table:style-name="ce4" office:value-type="string" calcext:value-type="string">
            <text:p>2.80%</text:p>
          </table:table-cell>
        </table:table-row>
        <table:table-row table:style-name="ro1">
          <table:table-cell table:style-name="ce4" office:value-type="string" calcext:value-type="string">
            <text:p>04/22/2020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001942" calcext:value-type="float">
            <text:p>0.001942</text:p>
          </table:table-cell>
          <table:table-cell office:value-type="string" calcext:value-type="string">
            <text:p>32.85B</text:p>
          </table:table-cell>
          <table:table-cell table:style-name="ce4" office:value-type="string" calcext:value-type="string">
            <text:p>2.44%</text:p>
          </table:table-cell>
        </table:table-row>
        <table:table-row table:style-name="ro1">
          <table:table-cell table:style-name="ce4" office:value-type="string" calcext:value-type="string">
            <text:p>04/21/2020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978" calcext:value-type="float">
            <text:p>0.001978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1925" calcext:value-type="float">
            <text:p>0.001925</text:p>
          </table:table-cell>
          <table:table-cell office:value-type="string" calcext:value-type="string">
            <text:p>33.89B</text:p>
          </table:table-cell>
          <table:table-cell table:style-name="ce4" office:value-type="string" calcext:value-type="string">
            <text:p>-1.42%</text:p>
          </table:table-cell>
        </table:table-row>
        <table:table-row table:style-name="ro1">
          <table:table-cell table:style-name="ce4" office:value-type="string" calcext:value-type="string">
            <text:p>04/20/2020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2078" calcext:value-type="float">
            <text:p>0.002078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33.71B</text:p>
          </table:table-cell>
          <table:table-cell table:style-name="ce4" office:value-type="string" calcext:value-type="string">
            <text:p>-3.12%</text:p>
          </table:table-cell>
        </table:table-row>
        <table:table-row table:style-name="ro1">
          <table:table-cell table:style-name="ce4" office:value-type="string" calcext:value-type="string">
            <text:p>04/19/2020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2047" calcext:value-type="float">
            <text:p>0.002047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998" calcext:value-type="float">
            <text:p>0.001998</text:p>
          </table:table-cell>
          <table:table-cell office:value-type="string" calcext:value-type="string">
            <text:p>33.18B</text:p>
          </table:table-cell>
          <table:table-cell table:style-name="ce4" office:value-type="string" calcext:value-type="string">
            <text:p>-0.25%</text:p>
          </table:table-cell>
        </table:table-row>
        <table:table-row table:style-name="ro1">
          <table:table-cell table:style-name="ce4" office:value-type="string" calcext:value-type="string">
            <text:p>04/18/2020</text:p>
          </table:table-cell>
          <table:table-cell office:value-type="float" office:value="0.002047" calcext:value-type="float">
            <text:p>0.002047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.002064" calcext:value-type="float">
            <text:p>0.002064</text:p>
          </table:table-cell>
          <table:table-cell office:value-type="float" office:value="0.001982" calcext:value-type="float">
            <text:p>0.001982</text:p>
          </table:table-cell>
          <table:table-cell office:value-type="string" calcext:value-type="string">
            <text:p>32.67B</text:p>
          </table:table-cell>
          <table:table-cell table:style-name="ce4" office:value-type="string" calcext:value-type="string">
            <text:p>2.33%</text:p>
          </table:table-cell>
        </table:table-row>
        <table:table-row table:style-name="ro1">
          <table:table-cell table:style-name="ce4" office:value-type="string" calcext:value-type="string">
            <text:p>04/17/2020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2031" calcext:value-type="float">
            <text:p>0.002031</text:p>
          </table:table-cell>
          <table:table-cell office:value-type="float" office:value="0.001968" calcext:value-type="float">
            <text:p>0.001968</text:p>
          </table:table-cell>
          <table:table-cell office:value-type="string" calcext:value-type="string">
            <text:p>32.93B</text:p>
          </table:table-cell>
          <table:table-cell table:style-name="ce4" office:value-type="string" calcext:value-type="string">
            <text:p>0.15%</text:p>
          </table:table-cell>
        </table:table-row>
        <table:table-row table:style-name="ro1">
          <table:table-cell table:style-name="ce4" office:value-type="string" calcext:value-type="string">
            <text:p>04/16/2020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0.001877" calcext:value-type="float">
            <text:p>0.001877</text:p>
          </table:table-cell>
          <table:table-cell office:value-type="string" calcext:value-type="string">
            <text:p>34.41B</text:p>
          </table:table-cell>
          <table:table-cell table:style-name="ce4" office:value-type="string" calcext:value-type="string">
            <text:p>0.53%</text:p>
          </table:table-cell>
        </table:table-row>
        <table:table-row table:style-name="ro1">
          <table:table-cell table:style-name="ce4" office:value-type="string" calcext:value-type="string">
            <text:p>04/15/2020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1909" calcext:value-type="float">
            <text:p>0.001909</text:p>
          </table:table-cell>
          <table:table-cell office:value-type="string" calcext:value-type="string">
            <text:p>34.51B</text:p>
          </table:table-cell>
          <table:table-cell table:style-name="ce4" office:value-type="string" calcext:value-type="string">
            <text:p>0.41%</text:p>
          </table:table-cell>
        </table:table-row>
        <table:table-row table:style-name="ro1">
          <table:table-cell table:style-name="ce4" office:value-type="string" calcext:value-type="string">
            <text:p>04/14/2020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1961" calcext:value-type="float">
            <text:p>0.001961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33.77B</text:p>
          </table:table-cell>
          <table:table-cell table:style-name="ce4" office:value-type="string" calcext:value-type="string">
            <text:p>0.90%</text:p>
          </table:table-cell>
        </table:table-row>
        <table:table-row table:style-name="ro1">
          <table:table-cell table:style-name="ce4" office:value-type="string" calcext:value-type="string">
            <text:p>04/13/2020</text:p>
          </table:table-cell>
          <table:table-cell office:value-type="float" office:value="0.001961" calcext:value-type="float">
            <text:p>0.001961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2019" calcext:value-type="float">
            <text:p>0.002019</text:p>
          </table:table-cell>
          <table:table-cell office:value-type="float" office:value="0.001865" calcext:value-type="float">
            <text:p>0.001865</text:p>
          </table:table-cell>
          <table:table-cell office:value-type="string" calcext:value-type="string">
            <text:p>34.72B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4/12/2020</text:p>
          </table:table-cell>
          <table:table-cell office:value-type="float" office:value="0.001961" calcext:value-type="float">
            <text:p>0.001961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923" calcext:value-type="float">
            <text:p>0.001923</text:p>
          </table:table-cell>
          <table:table-cell office:value-type="string" calcext:value-type="string">
            <text:p>33.29B</text:p>
          </table:table-cell>
          <table:table-cell table:style-name="ce4" office:value-type="string" calcext:value-type="string">
            <text:p>-2.65%</text:p>
          </table:table-cell>
        </table:table-row>
        <table:table-row table:style-name="ro1">
          <table:table-cell table:style-name="ce4" office:value-type="string" calcext:value-type="string">
            <text:p>04/11/2020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.002031" calcext:value-type="float">
            <text:p>0.002031</text:p>
          </table:table-cell>
          <table:table-cell office:value-type="float" office:value="0.001917" calcext:value-type="float">
            <text:p>0.001917</text:p>
          </table:table-cell>
          <table:table-cell office:value-type="string" calcext:value-type="string">
            <text:p>33.91B</text:p>
          </table:table-cell>
          <table:table-cell table:style-name="ce4" office:value-type="string" calcext:value-type="string">
            <text:p>2.68%</text:p>
          </table:table-cell>
        </table:table-row>
        <table:table-row table:style-name="ro1">
          <table:table-cell table:style-name="ce4" office:value-type="string" calcext:value-type="string">
            <text:p>04/10/2020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2039" calcext:value-type="float">
            <text:p>0.002039</text:p>
          </table:table-cell>
          <table:table-cell office:value-type="float" office:value="0.001871" calcext:value-type="float">
            <text:p>0.001871</text:p>
          </table:table-cell>
          <table:table-cell office:value-type="string" calcext:value-type="string">
            <text:p>35.79B</text:p>
          </table:table-cell>
          <table:table-cell table:style-name="ce4" office:value-type="string" calcext:value-type="string">
            <text:p>-2.89%</text:p>
          </table:table-cell>
        </table:table-row>
        <table:table-row table:style-name="ro1">
          <table:table-cell table:style-name="ce4" office:value-type="string" calcext:value-type="string">
            <text:p>04/09/202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198" calcext:value-type="float">
            <text:p>0.00198</text:p>
          </table:table-cell>
          <table:table-cell office:value-type="string" calcext:value-type="string">
            <text:p>33.08B</text:p>
          </table:table-cell>
          <table:table-cell table:style-name="ce4" office:value-type="string" calcext:value-type="string">
            <text:p>0.83%</text:p>
          </table:table-cell>
        </table:table-row>
        <table:table-row table:style-name="ro1">
          <table:table-cell table:style-name="ce4" office:value-type="string" calcext:value-type="string">
            <text:p>04/08/2020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046" calcext:value-type="float">
            <text:p>0.002046</text:p>
          </table:table-cell>
          <table:table-cell office:value-type="float" office:value="0.001953" calcext:value-type="float">
            <text:p>0.001953</text:p>
          </table:table-cell>
          <table:table-cell office:value-type="string" calcext:value-type="string">
            <text:p>33.43B</text:p>
          </table:table-cell>
          <table:table-cell table:style-name="ce4" office:value-type="string" calcext:value-type="string">
            <text:p>0.18%</text:p>
          </table:table-cell>
        </table:table-row>
        <table:table-row table:style-name="ro1">
          <table:table-cell table:style-name="ce4" office:value-type="string" calcext:value-type="string">
            <text:p>04/07/202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84" calcext:value-type="float">
            <text:p>0.001984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.001946" calcext:value-type="float">
            <text:p>0.001946</text:p>
          </table:table-cell>
          <table:table-cell office:value-type="string" calcext:value-type="string">
            <text:p>34.26B</text:p>
          </table:table-cell>
          <table:table-cell table:style-name="ce4" office:value-type="string" calcext:value-type="string">
            <text:p>0.83%</text:p>
          </table:table-cell>
        </table:table-row>
        <table:table-row table:style-name="ro1">
          <table:table-cell table:style-name="ce4" office:value-type="string" calcext:value-type="string">
            <text:p>04/06/2020</text:p>
          </table:table-cell>
          <table:table-cell office:value-type="float" office:value="0.001984" calcext:value-type="float">
            <text:p>0.001984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986" calcext:value-type="float">
            <text:p>0.001986</text:p>
          </table:table-cell>
          <table:table-cell office:value-type="float" office:value="0.001849" calcext:value-type="float">
            <text:p>0.001849</text:p>
          </table:table-cell>
          <table:table-cell office:value-type="string" calcext:value-type="string">
            <text:p>34.87B</text:p>
          </table:table-cell>
          <table:table-cell table:style-name="ce4" office:value-type="string" calcext:value-type="string">
            <text:p>7.20%</text:p>
          </table:table-cell>
        </table:table-row>
        <table:table-row table:style-name="ro1">
          <table:table-cell table:style-name="ce4" office:value-type="string" calcext:value-type="string">
            <text:p>04/05/202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872" calcext:value-type="float">
            <text:p>0.001872</text:p>
          </table:table-cell>
          <table:table-cell office:value-type="float" office:value="0.001938" calcext:value-type="float">
            <text:p>0.001938</text:p>
          </table:table-cell>
          <table:table-cell office:value-type="float" office:value="0.001838" calcext:value-type="float">
            <text:p>0.001838</text:p>
          </table:table-cell>
          <table:table-cell office:value-type="string" calcext:value-type="string">
            <text:p>35.54B</text:p>
          </table:table-cell>
          <table:table-cell table:style-name="ce4" office:value-type="string" calcext:value-type="string">
            <text:p>-1.15%</text:p>
          </table:table-cell>
        </table:table-row>
        <table:table-row table:style-name="ro1">
          <table:table-cell table:style-name="ce4" office:value-type="string" calcext:value-type="string">
            <text:p>04/04/2020</text:p>
          </table:table-cell>
          <table:table-cell office:value-type="float" office:value="0.001872" calcext:value-type="float">
            <text:p>0.001872</text:p>
          </table:table-cell>
          <table:table-cell office:value-type="float" office:value="0.001841" calcext:value-type="float">
            <text:p>0.001841</text:p>
          </table:table-cell>
          <table:table-cell office:value-type="float" office:value="0.001934" calcext:value-type="float">
            <text:p>0.001934</text:p>
          </table:table-cell>
          <table:table-cell office:value-type="float" office:value="0.00183" calcext:value-type="float">
            <text:p>0.00183</text:p>
          </table:table-cell>
          <table:table-cell office:value-type="string" calcext:value-type="string">
            <text:p>35.42B</text:p>
          </table:table-cell>
          <table:table-cell table:style-name="ce4" office:value-type="string" calcext:value-type="string">
            <text:p>1.70%</text:p>
          </table:table-cell>
        </table:table-row>
        <table:table-row table:style-name="ro1">
          <table:table-cell table:style-name="ce4" office:value-type="string" calcext:value-type="string">
            <text:p>04/03/2020</text:p>
          </table:table-cell>
          <table:table-cell office:value-type="float" office:value="0.001841" calcext:value-type="float">
            <text:p>0.001841</text:p>
          </table:table-cell>
          <table:table-cell office:value-type="float" office:value="0.001877" calcext:value-type="float">
            <text:p>0.001877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823" calcext:value-type="float">
            <text:p>0.001823</text:p>
          </table:table-cell>
          <table:table-cell office:value-type="string" calcext:value-type="string">
            <text:p>36.04B</text:p>
          </table:table-cell>
          <table:table-cell table:style-name="ce4" office:value-type="string" calcext:value-type="string">
            <text:p>-1.91%</text:p>
          </table:table-cell>
        </table:table-row>
        <table:table-row table:style-name="ro1">
          <table:table-cell table:style-name="ce4" office:value-type="string" calcext:value-type="string">
            <text:p>04/02/2020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.001943" calcext:value-type="float">
            <text:p>0.001943</text:p>
          </table:table-cell>
          <table:table-cell office:value-type="float" office:value="0.001832" calcext:value-type="float">
            <text:p>0.001832</text:p>
          </table:table-cell>
          <table:table-cell office:value-type="string" calcext:value-type="string">
            <text:p>35.61B</text:p>
          </table:table-cell>
          <table:table-cell table:style-name="ce4" office:value-type="string" calcext:value-type="string">
            <text:p>0.73%</text:p>
          </table:table-cell>
        </table:table-row>
        <table:table-row table:style-name="ro1">
          <table:table-cell table:style-name="ce4" office:value-type="string" calcext:value-type="string">
            <text:p>04/01/2020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769" calcext:value-type="float">
            <text:p>0.001769</text:p>
          </table:table-cell>
          <table:table-cell office:value-type="string" calcext:value-type="string">
            <text:p>37.27B</text:p>
          </table:table-cell>
          <table:table-cell table:style-name="ce4" office:value-type="string" calcext:value-type="string">
            <text:p>3.50%</text:p>
          </table:table-cell>
        </table:table-row>
        <table:table-row table:style-name="ro1">
          <table:table-cell table:style-name="ce4" office:value-type="string" calcext:value-type="string">
            <text:p>03/31/202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784" calcext:value-type="float">
            <text:p>0.001784</text:p>
          </table:table-cell>
          <table:table-cell office:value-type="string" calcext:value-type="string">
            <text:p>36.22B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03/30/2020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001713" calcext:value-type="float">
            <text:p>0.001713</text:p>
          </table:table-cell>
          <table:table-cell office:value-type="string" calcext:value-type="string">
            <text:p>36.56B</text:p>
          </table:table-cell>
          <table:table-cell table:style-name="ce4" office:value-type="string" calcext:value-type="string">
            <text:p>4.85%</text:p>
          </table:table-cell>
        </table:table-row>
        <table:table-row table:style-name="ro1">
          <table:table-cell table:style-name="ce4" office:value-type="string" calcext:value-type="string">
            <text:p>03/29/2020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1811" calcext:value-type="float">
            <text:p>0.001811</text:p>
          </table:table-cell>
          <table:table-cell office:value-type="float" office:value="0.001706" calcext:value-type="float">
            <text:p>0.001706</text:p>
          </table:table-cell>
          <table:table-cell office:value-type="string" calcext:value-type="string">
            <text:p>37.16B</text:p>
          </table:table-cell>
          <table:table-cell table:style-name="ce4" office:value-type="string" calcext:value-type="string">
            <text:p>-2.99%</text:p>
          </table:table-cell>
        </table:table-row>
        <table:table-row table:style-name="ro1">
          <table:table-cell table:style-name="ce4" office:value-type="string" calcext:value-type="string">
            <text:p>03/28/2020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01864" calcext:value-type="float">
            <text:p>0.001864</text:p>
          </table:table-cell>
          <table:table-cell office:value-type="float" office:value="0.001696" calcext:value-type="float">
            <text:p>0.001696</text:p>
          </table:table-cell>
          <table:table-cell office:value-type="string" calcext:value-type="string">
            <text:p>38.20B</text:p>
          </table:table-cell>
          <table:table-cell table:style-name="ce4" office:value-type="string" calcext:value-type="string">
            <text:p>-0.39%</text:p>
          </table:table-cell>
        </table:table-row>
        <table:table-row table:style-name="ro1">
          <table:table-cell table:style-name="ce4" office:value-type="string" calcext:value-type="string">
            <text:p>03/27/2020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001769" calcext:value-type="float">
            <text:p>0.001769</text:p>
          </table:table-cell>
          <table:table-cell office:value-type="string" calcext:value-type="string">
            <text:p>36.48B</text:p>
          </table:table-cell>
          <table:table-cell table:style-name="ce4" office:value-type="string" calcext:value-type="string">
            <text:p>-2.39%</text:p>
          </table:table-cell>
        </table:table-row>
        <table:table-row table:style-name="ro1">
          <table:table-cell table:style-name="ce4" office:value-type="string" calcext:value-type="string">
            <text:p>03/26/2020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14" calcext:value-type="float">
            <text:p>0.001814</text:p>
          </table:table-cell>
          <table:table-cell office:value-type="string" calcext:value-type="string">
            <text:p>35.68B</text:p>
          </table:table-cell>
          <table:table-cell table:style-name="ce4" office:value-type="string" calcext:value-type="string">
            <text:p>-0.34%</text:p>
          </table:table-cell>
        </table:table-row>
        <table:table-row table:style-name="ro1">
          <table:table-cell table:style-name="ce4" office:value-type="string" calcext:value-type="string">
            <text:p>03/25/2020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0.001792" calcext:value-type="float">
            <text:p>0.001792</text:p>
          </table:table-cell>
          <table:table-cell office:value-type="string" calcext:value-type="string">
            <text:p>36.15B</text:p>
          </table:table-cell>
          <table:table-cell table:style-name="ce4" office:value-type="string" calcext:value-type="string">
            <text:p>-0.72%</text:p>
          </table:table-cell>
        </table:table-row>
        <table:table-row table:style-name="ro1">
          <table:table-cell table:style-name="ce4" office:value-type="string" calcext:value-type="string">
            <text:p>03/24/2020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.001806" calcext:value-type="float">
            <text:p>0.001806</text:p>
          </table:table-cell>
          <table:table-cell office:value-type="string" calcext:value-type="string">
            <text:p>35.90B</text:p>
          </table:table-cell>
          <table:table-cell table:style-name="ce4" office:value-type="string" calcext:value-type="string">
            <text:p>1.54%</text:p>
          </table:table-cell>
        </table:table-row>
        <table:table-row table:style-name="ro1">
          <table:table-cell table:style-name="ce4" office:value-type="string" calcext:value-type="string">
            <text:p>03/23/2020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0.001683" calcext:value-type="float">
            <text:p>0.001683</text:p>
          </table:table-cell>
          <table:table-cell office:value-type="string" calcext:value-type="string">
            <text:p>37.19B</text:p>
          </table:table-cell>
          <table:table-cell table:style-name="ce4" office:value-type="string" calcext:value-type="string">
            <text:p>5.21%</text:p>
          </table:table-cell>
        </table:table-row>
        <table:table-row table:style-name="ro1">
          <table:table-cell table:style-name="ce4" office:value-type="string" calcext:value-type="string">
            <text:p>03/22/2020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0.001716" calcext:value-type="float">
            <text:p>0.001716</text:p>
          </table:table-cell>
          <table:table-cell office:value-type="string" calcext:value-type="string">
            <text:p>37.99B</text:p>
          </table:table-cell>
          <table:table-cell table:style-name="ce4" office:value-type="string" calcext:value-type="string">
            <text:p>-3.10%</text:p>
          </table:table-cell>
        </table:table-row>
        <table:table-row table:style-name="ro1">
          <table:table-cell table:style-name="ce4" office:value-type="string" calcext:value-type="string">
            <text:p>03/21/2020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1673" calcext:value-type="float">
            <text:p>0.001673</text:p>
          </table:table-cell>
          <table:table-cell office:value-type="string" calcext:value-type="string">
            <text:p>37.63B</text:p>
          </table:table-cell>
          <table:table-cell table:style-name="ce4" office:value-type="string" calcext:value-type="string">
            <text:p>0.51%</text:p>
          </table:table-cell>
        </table:table-row>
        <table:table-row table:style-name="ro1">
          <table:table-cell table:style-name="ce4" office:value-type="string" calcext:value-type="string">
            <text:p>03/20/2020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.001647" calcext:value-type="float">
            <text:p>0.001647</text:p>
          </table:table-cell>
          <table:table-cell office:value-type="string" calcext:value-type="string">
            <text:p>37.63B</text:p>
          </table:table-cell>
          <table:table-cell table:style-name="ce4" office:value-type="string" calcext:value-type="string">
            <text:p>0.54%</text:p>
          </table:table-cell>
        </table:table-row>
        <table:table-row table:style-name="ro1">
          <table:table-cell table:style-name="ce4" office:value-type="string" calcext:value-type="string">
            <text:p>03/19/2020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.001573" calcext:value-type="float">
            <text:p>0.001573</text:p>
          </table:table-cell>
          <table:table-cell office:value-type="string" calcext:value-type="string">
            <text:p>77.34B</text:p>
          </table:table-cell>
          <table:table-cell table:style-name="ce4" office:value-type="string" calcext:value-type="string">
            <text:p>5.43%</text:p>
          </table:table-cell>
        </table:table-row>
        <table:table-row table:style-name="ro1">
          <table:table-cell table:style-name="ce4" office:value-type="string" calcext:value-type="string">
            <text:p>03/18/2020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631" calcext:value-type="float">
            <text:p>0.001631</text:p>
          </table:table-cell>
          <table:table-cell office:value-type="string" calcext:value-type="string">
            <text:p>2.58B</text:p>
          </table:table-cell>
          <table:table-cell table:style-name="ce4" office:value-type="string" calcext:value-type="string">
            <text:p>-1.79%</text:p>
          </table:table-cell>
        </table:table-row>
        <table:table-row table:style-name="ro1">
          <table:table-cell table:style-name="ce4" office:value-type="string" calcext:value-type="string">
            <text:p>03/17/2020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0.001611" calcext:value-type="float">
            <text:p>0.001611</text:p>
          </table:table-cell>
          <table:table-cell office:value-type="string" calcext:value-type="string">
            <text:p>2.47B</text:p>
          </table:table-cell>
          <table:table-cell table:style-name="ce4" office:value-type="string" calcext:value-type="string">
            <text:p>4.02%</text:p>
          </table:table-cell>
        </table:table-row>
        <table:table-row table:style-name="ro1">
          <table:table-cell table:style-name="ce4" office:value-type="string" calcext:value-type="string">
            <text:p>03/16/2020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525" calcext:value-type="float">
            <text:p>0.001525</text:p>
          </table:table-cell>
          <table:table-cell office:value-type="string" calcext:value-type="string">
            <text:p>3.28B</text:p>
          </table:table-cell>
          <table:table-cell table:style-name="ce4" office:value-type="string" calcext:value-type="string">
            <text:p>-3.43%</text:p>
          </table:table-cell>
        </table:table-row>
        <table:table-row table:style-name="ro1">
          <table:table-cell table:style-name="ce4" office:value-type="string" calcext:value-type="string">
            <text:p>03/15/2020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001641" calcext:value-type="float">
            <text:p>0.001641</text:p>
          </table:table-cell>
          <table:table-cell office:value-type="string" calcext:value-type="string">
            <text:p>2.76B</text:p>
          </table:table-cell>
          <table:table-cell table:style-name="ce4" office:value-type="string" calcext:value-type="string">
            <text:p>0.48%</text:p>
          </table:table-cell>
        </table:table-row>
        <table:table-row table:style-name="ro1">
          <table:table-cell table:style-name="ce4" office:value-type="string" calcext:value-type="string">
            <text:p>03/14/2020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0.001627" calcext:value-type="float">
            <text:p>0.001627</text:p>
          </table:table-cell>
          <table:table-cell office:value-type="string" calcext:value-type="string">
            <text:p>2.79B</text:p>
          </table:table-cell>
          <table:table-cell table:style-name="ce4" office:value-type="string" calcext:value-type="string">
            <text:p>-3.79%</text:p>
          </table:table-cell>
        </table:table-row>
        <table:table-row table:style-name="ro1">
          <table:table-cell table:style-name="ce4" office:value-type="string" calcext:value-type="string">
            <text:p>03/13/2020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291" calcext:value-type="float">
            <text:p>0.001291</text:p>
          </table:table-cell>
          <table:table-cell office:value-type="string" calcext:value-type="string">
            <text:p>6.49B</text:p>
          </table:table-cell>
          <table:table-cell table:style-name="ce4" office:value-type="string" calcext:value-type="string">
            <text:p>10.58%</text:p>
          </table:table-cell>
        </table:table-row>
        <table:table-row table:style-name="ro1">
          <table:table-cell table:style-name="ce4" office:value-type="string" calcext:value-type="string">
            <text:p>03/12/2020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2176" calcext:value-type="float">
            <text:p>0.002176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.001522" calcext:value-type="float">
            <text:p>0.001522</text:p>
          </table:table-cell>
          <table:table-cell office:value-type="string" calcext:value-type="string">
            <text:p>6.66B</text:p>
          </table:table-cell>
          <table:table-cell table:style-name="ce4" office:value-type="string" calcext:value-type="string">
            <text:p>-27.12%</text:p>
          </table:table-cell>
        </table:table-row>
        <table:table-row table:style-name="ro1">
          <table:table-cell table:style-name="ce4" office:value-type="string" calcext:value-type="string">
            <text:p>03/11/2020</text:p>
          </table:table-cell>
          <table:table-cell office:value-type="float" office:value="0.002176" calcext:value-type="float">
            <text:p>0.002176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.002109" calcext:value-type="float">
            <text:p>0.002109</text:p>
          </table:table-cell>
          <table:table-cell office:value-type="string" calcext:value-type="string">
            <text:p>2.06B</text:p>
          </table:table-cell>
          <table:table-cell table:style-name="ce4" office:value-type="string" calcext:value-type="string">
            <text:p>-1.35%</text:p>
          </table:table-cell>
        </table:table-row>
        <table:table-row table:style-name="ro1">
          <table:table-cell table:style-name="ce4" office:value-type="string" calcext:value-type="string">
            <text:p>03/10/2020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0.002264" calcext:value-type="float">
            <text:p>0.002264</text:p>
          </table:table-cell>
          <table:table-cell office:value-type="float" office:value="0.002173" calcext:value-type="float">
            <text:p>0.002173</text:p>
          </table:table-cell>
          <table:table-cell office:value-type="string" calcext:value-type="string">
            <text:p>2.41B</text:p>
          </table:table-cell>
          <table:table-cell table:style-name="ce4" office:value-type="string" calcext:value-type="string">
            <text:p>-0.74%</text:p>
          </table:table-cell>
        </table:table-row>
        <table:table-row table:style-name="ro1">
          <table:table-cell table:style-name="ce4" office:value-type="string" calcext:value-type="string">
            <text:p>03/09/2020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0.002094" calcext:value-type="float">
            <text:p>0.002094</text:p>
          </table:table-cell>
          <table:table-cell office:value-type="string" calcext:value-type="string">
            <text:p>2.84B</text:p>
          </table:table-cell>
          <table:table-cell table:style-name="ce4" office:value-type="string" calcext:value-type="string">
            <text:p>2.01%</text:p>
          </table:table-cell>
        </table:table-row>
        <table:table-row table:style-name="ro1">
          <table:table-cell table:style-name="ce4" office:value-type="string" calcext:value-type="string">
            <text:p>03/08/2020</text:p>
          </table:table-cell>
          <table:table-cell office:value-type="float" office:value="0.002178" calcext:value-type="float">
            <text:p>0.002178</text:p>
          </table:table-cell>
          <table:table-cell table:number-columns-repeated="2" office:value-type="float" office:value="0.002408" calcext:value-type="float">
            <text:p>0.002408</text:p>
          </table:table-cell>
          <table:table-cell office:value-type="float" office:value="0.002169" calcext:value-type="float">
            <text:p>0.002169</text:p>
          </table:table-cell>
          <table:table-cell office:value-type="string" calcext:value-type="string">
            <text:p>2.58B</text:p>
          </table:table-cell>
          <table:table-cell table:style-name="ce4" office:value-type="string" calcext:value-type="string">
            <text:p>-9.55%</text:p>
          </table:table-cell>
        </table:table-row>
        <table:table-row table:style-name="ro1">
          <table:table-cell table:style-name="ce4" office:value-type="string" calcext:value-type="string">
            <text:p>03/07/2020</text:p>
          </table:table-cell>
          <table:table-cell office:value-type="float" office:value="0.002408" calcext:value-type="float">
            <text:p>0.002408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002393" calcext:value-type="float">
            <text:p>0.002393</text:p>
          </table:table-cell>
          <table:table-cell office:value-type="string" calcext:value-type="string">
            <text:p>1.98B</text:p>
          </table:table-cell>
          <table:table-cell table:style-name="ce4" office:value-type="string" calcext:value-type="string">
            <text:p>-3.11%</text:p>
          </table:table-cell>
        </table:table-row>
        <table:table-row table:style-name="ro1">
          <table:table-cell table:style-name="ce4" office:value-type="string" calcext:value-type="string">
            <text:p>03/06/2020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.002499" calcext:value-type="float">
            <text:p>0.002499</text:p>
          </table:table-cell>
          <table:table-cell office:value-type="float" office:value="0.00244" calcext:value-type="float">
            <text:p>0.00244</text:p>
          </table:table-cell>
          <table:table-cell office:value-type="string" calcext:value-type="string">
            <text:p>1.83B</text:p>
          </table:table-cell>
          <table:table-cell table:style-name="ce4" office:value-type="string" calcext:value-type="string">
            <text:p>0.24%</text:p>
          </table:table-cell>
        </table:table-row>
        <table:table-row table:style-name="ro1">
          <table:table-cell table:style-name="ce4" office:value-type="string" calcext:value-type="string">
            <text:p>03/05/2020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00242" calcext:value-type="float">
            <text:p>0.00242</text:p>
          </table:table-cell>
          <table:table-cell office:value-type="string" calcext:value-type="string">
            <text:p>1.90B</text:p>
          </table:table-cell>
          <table:table-cell table:style-name="ce4" office:value-type="string" calcext:value-type="string">
            <text:p>2.27%</text:p>
          </table:table-cell>
        </table:table-row>
        <table:table-row table:style-name="ro1">
          <table:table-cell table:style-name="ce4" office:value-type="string" calcext:value-type="string">
            <text:p>03/04/2020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0.002373" calcext:value-type="float">
            <text:p>0.002373</text:p>
          </table:table-cell>
          <table:table-cell office:value-type="string" calcext:value-type="string">
            <text:p>1.96B</text:p>
          </table:table-cell>
          <table:table-cell table:style-name="ce4" office:value-type="string" calcext:value-type="string">
            <text:p>-3.02%</text:p>
          </table:table-cell>
        </table:table-row>
        <table:table-row table:style-name="ro1">
          <table:table-cell table:style-name="ce4" office:value-type="string" calcext:value-type="string">
            <text:p>03/03/202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2533" calcext:value-type="float">
            <text:p>0.002533</text:p>
          </table:table-cell>
          <table:table-cell office:value-type="float" office:value="0.002306" calcext:value-type="float">
            <text:p>0.002306</text:p>
          </table:table-cell>
          <table:table-cell office:value-type="string" calcext:value-type="string">
            <text:p>2.39B</text:p>
          </table:table-cell>
          <table:table-cell table:style-name="ce4" office:value-type="string" calcext:value-type="string">
            <text:p>6.38%</text:p>
          </table:table-cell>
        </table:table-row>
        <table:table-row table:style-name="ro1">
          <table:table-cell table:style-name="ce4" office:value-type="string" calcext:value-type="string">
            <text:p>03/02/2020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2276" calcext:value-type="float">
            <text:p>0.002276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002251" calcext:value-type="float">
            <text:p>0.002251</text:p>
          </table:table-cell>
          <table:table-cell office:value-type="string" calcext:value-type="string">
            <text:p>1.55B</text:p>
          </table:table-cell>
          <table:table-cell table:style-name="ce4" office:value-type="string" calcext:value-type="string">
            <text:p>3.26%</text:p>
          </table:table-cell>
        </table:table-row>
        <table:table-row table:style-name="ro1">
          <table:table-cell table:style-name="ce4" office:value-type="string" calcext:value-type="string">
            <text:p>03/01/2020</text:p>
          </table:table-cell>
          <table:table-cell office:value-type="float" office:value="0.002276" calcext:value-type="float">
            <text:p>0.002276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0.002204" calcext:value-type="float">
            <text:p>0.002204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2.70%</text:p>
          </table:table-cell>
        </table:table-row>
        <table:table-row table:style-name="ro1">
          <table:table-cell table:style-name="ce4" office:value-type="string" calcext:value-type="string">
            <text:p>02/29/2020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.00221" calcext:value-type="float">
            <text:p>0.00221</text:p>
          </table:table-cell>
          <table:table-cell office:value-type="string" calcext:value-type="string">
            <text:p>1.50B</text:p>
          </table:table-cell>
          <table:table-cell table:style-name="ce4" office:value-type="string" calcext:value-type="string">
            <text:p>-3.25%</text:p>
          </table:table-cell>
        </table:table-row>
        <table:table-row table:style-name="ro1">
          <table:table-cell table:style-name="ce4" office:value-type="string" calcext:value-type="string">
            <text:p>02/28/2020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0.002218" calcext:value-type="float">
            <text:p>0.002218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-1.59%</text:p>
          </table:table-cell>
        </table:table-row>
        <table:table-row table:style-name="ro1">
          <table:table-cell table:style-name="ce4" office:value-type="string" calcext:value-type="string">
            <text:p>02/27/2020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298" calcext:value-type="float">
            <text:p>0.002298</text:p>
          </table:table-cell>
          <table:table-cell office:value-type="string" calcext:value-type="string">
            <text:p>1.76B</text:p>
          </table:table-cell>
          <table:table-cell table:style-name="ce4" office:value-type="string" calcext:value-type="string">
            <text:p>-0.74%</text:p>
          </table:table-cell>
        </table:table-row>
        <table:table-row table:style-name="ro1">
          <table:table-cell table:style-name="ce4" office:value-type="string" calcext:value-type="string">
            <text:p>02/26/2020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002207" calcext:value-type="float">
            <text:p>0.002207</text:p>
          </table:table-cell>
          <table:table-cell office:value-type="string" calcext:value-type="string">
            <text:p>2.34B</text:p>
          </table:table-cell>
          <table:table-cell table:style-name="ce4" office:value-type="string" calcext:value-type="string">
            <text:p>-5.30%</text:p>
          </table:table-cell>
        </table:table-row>
        <table:table-row table:style-name="ro1">
          <table:table-cell table:style-name="ce4" office:value-type="string" calcext:value-type="string">
            <text:p>02/25/2020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0.002425" calcext:value-type="float">
            <text:p>0.002425</text:p>
          </table:table-cell>
          <table:table-cell office:value-type="string" calcext:value-type="string">
            <text:p>1.96B</text:p>
          </table:table-cell>
          <table:table-cell table:style-name="ce4" office:value-type="string" calcext:value-type="string">
            <text:p>-4.14%</text:p>
          </table:table-cell>
        </table:table-row>
        <table:table-row table:style-name="ro1">
          <table:table-cell table:style-name="ce4" office:value-type="string" calcext:value-type="string">
            <text:p>02/24/2020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2553" calcext:value-type="float">
            <text:p>0.002553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-3.58%</text:p>
          </table:table-cell>
        </table:table-row>
        <table:table-row table:style-name="ro1">
          <table:table-cell table:style-name="ce4" office:value-type="string" calcext:value-type="string">
            <text:p>02/23/2020</text:p>
          </table:table-cell>
          <table:table-cell office:value-type="float" office:value="0.002678" calcext:value-type="float">
            <text:p>0.002678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588" calcext:value-type="float">
            <text:p>0.002588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3.08%</text:p>
          </table:table-cell>
        </table:table-row>
        <table:table-row table:style-name="ro1">
          <table:table-cell table:style-name="ce4" office:value-type="string" calcext:value-type="string">
            <text:p>02/22/2020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0.002573" calcext:value-type="float">
            <text:p>0.002573</text:p>
          </table:table-cell>
          <table:table-cell office:value-type="string" calcext:value-type="string">
            <text:p>1.71B</text:p>
          </table:table-cell>
          <table:table-cell table:style-name="ce4" office:value-type="string" calcext:value-type="string">
            <text:p>-1.75%</text:p>
          </table:table-cell>
        </table:table-row>
        <table:table-row table:style-name="ro1">
          <table:table-cell table:style-name="ce4" office:value-type="string" calcext:value-type="string">
            <text:p>02/21/2020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0.002598" calcext:value-type="float">
            <text:p>0.002598</text:p>
          </table:table-cell>
          <table:table-cell office:value-type="string" calcext:value-type="string">
            <text:p>1.77B</text:p>
          </table:table-cell>
          <table:table-cell table:style-name="ce4" office:value-type="string" calcext:value-type="string">
            <text:p>-0.24%</text:p>
          </table:table-cell>
        </table:table-row>
        <table:table-row table:style-name="ro1">
          <table:table-cell table:style-name="ce4" office:value-type="string" calcext:value-type="string">
            <text:p>02/20/2020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0.002554" calcext:value-type="float">
            <text:p>0.002554</text:p>
          </table:table-cell>
          <table:table-cell office:value-type="string" calcext:value-type="string">
            <text:p>2.18B</text:p>
          </table:table-cell>
          <table:table-cell table:style-name="ce4" office:value-type="string" calcext:value-type="string">
            <text:p>1.56%</text:p>
          </table:table-cell>
        </table:table-row>
        <table:table-row table:style-name="ro1">
          <table:table-cell table:style-name="ce4" office:value-type="string" calcext:value-type="string">
            <text:p>02/19/202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002576" calcext:value-type="float">
            <text:p>0.002576</text:p>
          </table:table-cell>
          <table:table-cell office:value-type="string" calcext:value-type="string">
            <text:p>2.03B</text:p>
          </table:table-cell>
          <table:table-cell table:style-name="ce4" office:value-type="string" calcext:value-type="string">
            <text:p>-8.08%</text:p>
          </table:table-cell>
        </table:table-row>
        <table:table-row table:style-name="ro1">
          <table:table-cell table:style-name="ce4" office:value-type="string" calcext:value-type="string">
            <text:p>02/18/2020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002852" calcext:value-type="float">
            <text:p>0.002852</text:p>
          </table:table-cell>
          <table:table-cell office:value-type="float" office:value="0.002662" calcext:value-type="float">
            <text:p>0.002662</text:p>
          </table:table-cell>
          <table:table-cell office:value-type="string" calcext:value-type="string">
            <text:p>2.31B</text:p>
          </table:table-cell>
          <table:table-cell table:style-name="ce4" office:value-type="string" calcext:value-type="string">
            <text:p>5.38%</text:p>
          </table:table-cell>
        </table:table-row>
        <table:table-row table:style-name="ro1">
          <table:table-cell table:style-name="ce4" office:value-type="string" calcext:value-type="string">
            <text:p>02/17/2020</text:p>
          </table:table-cell>
          <table:table-cell office:value-type="float" office:value="0.002694" calcext:value-type="float">
            <text:p>0.002694</text:p>
          </table:table-cell>
          <table:table-cell table:number-columns-repeated="2" office:value-type="float" office:value="0.002756" calcext:value-type="float">
            <text:p>0.002756</text:p>
          </table:table-cell>
          <table:table-cell office:value-type="float" office:value="0.002555" calcext:value-type="float">
            <text:p>0.002555</text:p>
          </table:table-cell>
          <table:table-cell office:value-type="string" calcext:value-type="string">
            <text:p>2.32B</text:p>
          </table:table-cell>
          <table:table-cell table:style-name="ce4" office:value-type="string" calcext:value-type="string">
            <text:p>-2.25%</text:p>
          </table:table-cell>
        </table:table-row>
        <table:table-row table:style-name="ro1">
          <table:table-cell table:style-name="ce4" office:value-type="string" calcext:value-type="string">
            <text:p>02/16/2020</text:p>
          </table:table-cell>
          <table:table-cell office:value-type="float" office:value="0.002756" calcext:value-type="float">
            <text:p>0.00275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2612" calcext:value-type="float">
            <text:p>0.002612</text:p>
          </table:table-cell>
          <table:table-cell office:value-type="string" calcext:value-type="string">
            <text:p>2.69B</text:p>
          </table:table-cell>
          <table:table-cell table:style-name="ce4" office:value-type="string" calcext:value-type="string">
            <text:p>-5.06%</text:p>
          </table:table-cell>
        </table:table-row>
        <table:table-row table:style-name="ro1">
          <table:table-cell table:style-name="ce4" office:value-type="string" calcext:value-type="string">
            <text:p>02/15/2020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2857" calcext:value-type="float">
            <text:p>0.002857</text:p>
          </table:table-cell>
          <table:table-cell office:value-type="string" calcext:value-type="string">
            <text:p>2.33B</text:p>
          </table:table-cell>
          <table:table-cell table:style-name="ce4" office:value-type="string" calcext:value-type="string">
            <text:p>-6.36%</text:p>
          </table:table-cell>
        </table:table-row>
        <table:table-row table:style-name="ro1">
          <table:table-cell table:style-name="ce4" office:value-type="string" calcext:value-type="string">
            <text:p>02/14/202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3137" calcext:value-type="float">
            <text:p>0.003137</text:p>
          </table:table-cell>
          <table:table-cell office:value-type="float" office:value="0.00298" calcext:value-type="float">
            <text:p>0.00298</text:p>
          </table:table-cell>
          <table:table-cell office:value-type="string" calcext:value-type="string">
            <text:p>2.10B</text:p>
          </table:table-cell>
          <table:table-cell table:style-name="ce4" office:value-type="string" calcext:value-type="string">
            <text:p>3.28%</text:p>
          </table:table-cell>
        </table:table-row>
        <table:table-row table:style-name="ro1">
          <table:table-cell table:style-name="ce4" office:value-type="string" calcext:value-type="string">
            <text:p>02/13/2020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295" calcext:value-type="float">
            <text:p>0.00295</text:p>
          </table:table-cell>
          <table:table-cell office:value-type="string" calcext:value-type="string">
            <text:p>2.75B</text:p>
          </table:table-cell>
          <table:table-cell table:style-name="ce4" office:value-type="string" calcext:value-type="string">
            <text:p>-1.66%</text:p>
          </table:table-cell>
        </table:table-row>
        <table:table-row table:style-name="ro1">
          <table:table-cell table:style-name="ce4" office:value-type="string" calcext:value-type="string">
            <text:p>02/12/2020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3041" calcext:value-type="float">
            <text:p>0.003041</text:p>
          </table:table-cell>
          <table:table-cell office:value-type="string" calcext:value-type="string">
            <text:p>2.50B</text:p>
          </table:table-cell>
          <table:table-cell table:style-name="ce4" office:value-type="string" calcext:value-type="string">
            <text:p>-0.57%</text:p>
          </table:table-cell>
        </table:table-row>
        <table:table-row table:style-name="ro1">
          <table:table-cell table:style-name="ce4" office:value-type="string" calcext:value-type="string">
            <text:p>02/11/202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2.55B</text:p>
          </table:table-cell>
          <table:table-cell table:style-name="ce4" office:value-type="string" calcext:value-type="string">
            <text:p>2.94%</text:p>
          </table:table-cell>
        </table:table-row>
        <table:table-row table:style-name="ro1">
          <table:table-cell table:style-name="ce4" office:value-type="string" calcext:value-type="string">
            <text:p>02/10/2020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292" calcext:value-type="float">
            <text:p>0.00292</text:p>
          </table:table-cell>
          <table:table-cell office:value-type="string" calcext:value-type="string">
            <text:p>3.10B</text:p>
          </table:table-cell>
          <table:table-cell table:style-name="ce4" office:value-type="string" calcext:value-type="string">
            <text:p>-7.58%</text:p>
          </table:table-cell>
        </table:table-row>
        <table:table-row table:style-name="ro1">
          <table:table-cell table:style-name="ce4" office:value-type="string" calcext:value-type="string">
            <text:p>02/09/2020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098" calcext:value-type="float">
            <text:p>0.003098</text:p>
          </table:table-cell>
          <table:table-cell office:value-type="string" calcext:value-type="string">
            <text:p>3.89B</text:p>
          </table:table-cell>
          <table:table-cell table:style-name="ce4" office:value-type="string" calcext:value-type="string">
            <text:p>1.80%</text:p>
          </table:table-cell>
        </table:table-row>
        <table:table-row table:style-name="ro1">
          <table:table-cell table:style-name="ce4" office:value-type="string" calcext:value-type="string">
            <text:p>02/08/202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003269" calcext:value-type="float">
            <text:p>0.003269</text:p>
          </table:table-cell>
          <table:table-cell office:value-type="float" office:value="0.002726" calcext:value-type="float">
            <text:p>0.002726</text:p>
          </table:table-cell>
          <table:table-cell office:value-type="string" calcext:value-type="string">
            <text:p>3.21B</text:p>
          </table:table-cell>
          <table:table-cell table:style-name="ce4" office:value-type="string" calcext:value-type="string">
            <text:p>13.81%</text:p>
          </table:table-cell>
        </table:table-row>
        <table:table-row table:style-name="ro1">
          <table:table-cell table:style-name="ce4" office:value-type="string" calcext:value-type="string">
            <text:p>02/07/2020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2791" calcext:value-type="float">
            <text:p>0.002791</text:p>
          </table:table-cell>
          <table:table-cell office:value-type="float" office:value="0.002652" calcext:value-type="float">
            <text:p>0.002652</text:p>
          </table:table-cell>
          <table:table-cell office:value-type="string" calcext:value-type="string">
            <text:p>2.02B</text:p>
          </table:table-cell>
          <table:table-cell table:style-name="ce4" office:value-type="string" calcext:value-type="string">
            <text:p>4.75%</text:p>
          </table:table-cell>
        </table:table-row>
        <table:table-row table:style-name="ro1">
          <table:table-cell table:style-name="ce4" office:value-type="string" calcext:value-type="string">
            <text:p>02/06/2020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2576" calcext:value-type="float">
            <text:p>0.002576</text:p>
          </table:table-cell>
          <table:table-cell office:value-type="string" calcext:value-type="string">
            <text:p>1.94B</text:p>
          </table:table-cell>
          <table:table-cell table:style-name="ce4" office:value-type="string" calcext:value-type="string">
            <text:p>2.37%</text:p>
          </table:table-cell>
        </table:table-row>
        <table:table-row table:style-name="ro1">
          <table:table-cell table:style-name="ce4" office:value-type="string" calcext:value-type="string">
            <text:p>02/05/2020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2622" calcext:value-type="float">
            <text:p>0.002622</text:p>
          </table:table-cell>
          <table:table-cell office:value-type="float" office:value="0.00249" calcext:value-type="float">
            <text:p>0.00249</text:p>
          </table:table-cell>
          <table:table-cell office:value-type="string" calcext:value-type="string">
            <text:p>2.25B</text:p>
          </table:table-cell>
          <table:table-cell table:style-name="ce4" office:value-type="string" calcext:value-type="string">
            <text:p>3.44%</text:p>
          </table:table-cell>
        </table:table-row>
        <table:table-row table:style-name="ro1">
          <table:table-cell table:style-name="ce4" office:value-type="string" calcext:value-type="string">
            <text:p>02/04/2020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416" calcext:value-type="float">
            <text:p>0.002416</text:p>
          </table:table-cell>
          <table:table-cell office:value-type="string" calcext:value-type="string">
            <text:p>1.98B</text:p>
          </table:table-cell>
          <table:table-cell table:style-name="ce4" office:value-type="string" calcext:value-type="string">
            <text:p>3.95%</text:p>
          </table:table-cell>
        </table:table-row>
        <table:table-row table:style-name="ro1">
          <table:table-cell table:style-name="ce4" office:value-type="string" calcext:value-type="string">
            <text:p>02/03/2020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002439" calcext:value-type="float">
            <text:p>0.002439</text:p>
          </table:table-cell>
          <table:table-cell office:value-type="float" office:value="0.002499" calcext:value-type="float">
            <text:p>0.002499</text:p>
          </table:table-cell>
          <table:table-cell office:value-type="float" office:value="0.002383" calcext:value-type="float">
            <text:p>0.002383</text:p>
          </table:table-cell>
          <table:table-cell office:value-type="string" calcext:value-type="string">
            <text:p>1.76B</text:p>
          </table:table-cell>
          <table:table-cell table:style-name="ce4" office:value-type="string" calcext:value-type="string">
            <text:p>-0.93%</text:p>
          </table:table-cell>
        </table:table-row>
        <table:table-row table:style-name="ro1">
          <table:table-cell table:style-name="ce4" office:value-type="string" calcext:value-type="string">
            <text:p>02/02/2020</text:p>
          </table:table-cell>
          <table:table-cell office:value-type="float" office:value="0.002439" calcext:value-type="float">
            <text:p>0.002439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002371" calcext:value-type="float">
            <text:p>0.002371</text:p>
          </table:table-cell>
          <table:table-cell office:value-type="string" calcext:value-type="string">
            <text:p>1.81B</text:p>
          </table:table-cell>
          <table:table-cell table:style-name="ce4" office:value-type="string" calcext:value-type="string">
            <text:p>0.27%</text:p>
          </table:table-cell>
        </table:table-row>
        <table:table-row table:style-name="ro1">
          <table:table-cell table:style-name="ce4" office:value-type="string" calcext:value-type="string">
            <text:p>02/01/2020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.002381" calcext:value-type="float">
            <text:p>0.002381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002355" calcext:value-type="float">
            <text:p>0.002355</text:p>
          </table:table-cell>
          <table:table-cell office:value-type="string" calcext:value-type="string">
            <text:p>1.61B</text:p>
          </table:table-cell>
          <table:table-cell table:style-name="ce4" office:value-type="string" calcext:value-type="string">
            <text:p>2.16%</text:p>
          </table:table-cell>
        </table:table-row>
        <table:table-row table:style-name="ro1">
          <table:table-cell table:style-name="ce4" office:value-type="string" calcext:value-type="string">
            <text:p>01/31/2020</text:p>
          </table:table-cell>
          <table:table-cell office:value-type="float" office:value="0.002381" calcext:value-type="float">
            <text:p>0.002381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2359" calcext:value-type="float">
            <text:p>0.002359</text:p>
          </table:table-cell>
          <table:table-cell office:value-type="string" calcext:value-type="string">
            <text:p>1.73B</text:p>
          </table:table-cell>
          <table:table-cell table:style-name="ce4" office:value-type="string" calcext:value-type="string">
            <text:p>-2.06%</text:p>
          </table:table-cell>
        </table:table-row>
        <table:table-row table:style-name="ro1">
          <table:table-cell table:style-name="ce4" office:value-type="string" calcext:value-type="string">
            <text:p>01/30/2020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002391" calcext:value-type="float">
            <text:p>0.002391</text:p>
          </table:table-cell>
          <table:table-cell office:value-type="string" calcext:value-type="string">
            <text:p>1.81B</text:p>
          </table:table-cell>
          <table:table-cell table:style-name="ce4" office:value-type="string" calcext:value-type="string">
            <text:p>0.57%</text:p>
          </table:table-cell>
        </table:table-row>
        <table:table-row table:style-name="ro1">
          <table:table-cell table:style-name="ce4" office:value-type="string" calcext:value-type="string">
            <text:p>01/29/2020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.002384" calcext:value-type="float">
            <text:p>0.002384</text:p>
          </table:table-cell>
          <table:table-cell office:value-type="string" calcext:value-type="string">
            <text:p>1.76B</text:p>
          </table:table-cell>
          <table:table-cell table:style-name="ce4" office:value-type="string" calcext:value-type="string">
            <text:p>0.10%</text:p>
          </table:table-cell>
        </table:table-row>
        <table:table-row table:style-name="ro1">
          <table:table-cell table:style-name="ce4" office:value-type="string" calcext:value-type="string">
            <text:p>01/28/2020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354" calcext:value-type="float">
            <text:p>0.002354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2.54%</text:p>
          </table:table-cell>
        </table:table-row>
        <table:table-row table:style-name="ro1">
          <table:table-cell table:style-name="ce4" office:value-type="string" calcext:value-type="string">
            <text:p>01/27/2020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.002406" calcext:value-type="float">
            <text:p>0.002406</text:p>
          </table:table-cell>
          <table:table-cell office:value-type="float" office:value="0.002279" calcext:value-type="float">
            <text:p>0.002279</text:p>
          </table:table-cell>
          <table:table-cell office:value-type="string" calcext:value-type="string">
            <text:p>1.91B</text:p>
          </table:table-cell>
          <table:table-cell table:style-name="ce4" office:value-type="string" calcext:value-type="string">
            <text:p>2.56%</text:p>
          </table:table-cell>
        </table:table-row>
        <table:table-row table:style-name="ro1">
          <table:table-cell table:style-name="ce4" office:value-type="string" calcext:value-type="string">
            <text:p>01/26/2020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0.002231" calcext:value-type="float">
            <text:p>0.002231</text:p>
          </table:table-cell>
          <table:table-cell office:value-type="string" calcext:value-type="string">
            <text:p>1.51B</text:p>
          </table:table-cell>
          <table:table-cell table:style-name="ce4" office:value-type="string" calcext:value-type="string">
            <text:p>2.16%</text:p>
          </table:table-cell>
        </table:table-row>
        <table:table-row table:style-name="ro1">
          <table:table-cell table:style-name="ce4" office:value-type="string" calcext:value-type="string">
            <text:p>01/25/2020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.002282" calcext:value-type="float">
            <text:p>0.002282</text:p>
          </table:table-cell>
          <table:table-cell office:value-type="float" office:value="0.002437" calcext:value-type="float">
            <text:p>0.002437</text:p>
          </table:table-cell>
          <table:table-cell office:value-type="float" office:value="0.002225" calcext:value-type="float">
            <text:p>0.002225</text:p>
          </table:table-cell>
          <table:table-cell office:value-type="string" calcext:value-type="string">
            <text:p>1.55B</text:p>
          </table:table-cell>
          <table:table-cell table:style-name="ce4" office:value-type="string" calcext:value-type="string">
            <text:p>-1.50%</text:p>
          </table:table-cell>
        </table:table-row>
        <table:table-row table:style-name="ro1">
          <table:table-cell table:style-name="ce4" office:value-type="string" calcext:value-type="string">
            <text:p>01/24/2020</text:p>
          </table:table-cell>
          <table:table-cell office:value-type="float" office:value="0.002282" calcext:value-type="float">
            <text:p>0.002282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1855" calcext:value-type="float">
            <text:p>0.001855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-0.20%</text:p>
          </table:table-cell>
        </table:table-row>
        <table:table-row table:style-name="ro1">
          <table:table-cell table:style-name="ce4" office:value-type="string" calcext:value-type="string">
            <text:p>01/23/2020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002268" calcext:value-type="float">
            <text:p>0.002268</text:p>
          </table:table-cell>
          <table:table-cell office:value-type="string" calcext:value-type="string">
            <text:p>1.70B</text:p>
          </table:table-cell>
          <table:table-cell table:style-name="ce4" office:value-type="string" calcext:value-type="string">
            <text:p>-3.74%</text:p>
          </table:table-cell>
        </table:table-row>
        <table:table-row table:style-name="ro1">
          <table:table-cell table:style-name="ce4" office:value-type="string" calcext:value-type="string">
            <text:p>01/22/2020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344" calcext:value-type="float">
            <text:p>0.002344</text:p>
          </table:table-cell>
          <table:table-cell office:value-type="string" calcext:value-type="string">
            <text:p>1.43B</text:p>
          </table:table-cell>
          <table:table-cell table:style-name="ce4" office:value-type="string" calcext:value-type="string">
            <text:p>-0.58%</text:p>
          </table:table-cell>
        </table:table-row>
        <table:table-row table:style-name="ro1">
          <table:table-cell table:style-name="ce4" office:value-type="string" calcext:value-type="string">
            <text:p>01/21/2020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.002354" calcext:value-type="float">
            <text:p>0.002354</text:p>
          </table:table-cell>
          <table:table-cell office:value-type="string" calcext:value-type="string">
            <text:p>1.62B</text:p>
          </table:table-cell>
          <table:table-cell table:style-name="ce4" office:value-type="string" calcext:value-type="string">
            <text:p>-3.14%</text:p>
          </table:table-cell>
        </table:table-row>
        <table:table-row table:style-name="ro1">
          <table:table-cell table:style-name="ce4" office:value-type="string" calcext:value-type="string">
            <text:p>01/20/2020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002423" calcext:value-type="float">
            <text:p>0.002423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0.002375" calcext:value-type="float">
            <text:p>0.002375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1.82%</text:p>
          </table:table-cell>
        </table:table-row>
        <table:table-row table:style-name="ro1">
          <table:table-cell table:style-name="ce4" office:value-type="string" calcext:value-type="string">
            <text:p>01/19/2020</text:p>
          </table:table-cell>
          <table:table-cell office:value-type="float" office:value="0.002423" calcext:value-type="float">
            <text:p>0.002423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02524" calcext:value-type="float">
            <text:p>0.002524</text:p>
          </table:table-cell>
          <table:table-cell office:value-type="float" office:value="0.002382" calcext:value-type="float">
            <text:p>0.002382</text:p>
          </table:table-cell>
          <table:table-cell office:value-type="string" calcext:value-type="string">
            <text:p>1.92B</text:p>
          </table:table-cell>
          <table:table-cell table:style-name="ce4" office:value-type="string" calcext:value-type="string">
            <text:p>-3.20%</text:p>
          </table:table-cell>
        </table:table-row>
        <table:table-row table:style-name="ro1">
          <table:table-cell table:style-name="ce4" office:value-type="string" calcext:value-type="string">
            <text:p>01/18/2020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0.002506" calcext:value-type="float">
            <text:p>0.002506</text:p>
          </table:table-cell>
          <table:table-cell office:value-type="float" office:value="0.002441" calcext:value-type="float">
            <text:p>0.002441</text:p>
          </table:table-cell>
          <table:table-cell office:value-type="string" calcext:value-type="string">
            <text:p>1.94B</text:p>
          </table:table-cell>
          <table:table-cell table:style-name="ce4" office:value-type="string" calcext:value-type="string">
            <text:p>0.94%</text:p>
          </table:table-cell>
        </table:table-row>
        <table:table-row table:style-name="ro1">
          <table:table-cell table:style-name="ce4" office:value-type="string" calcext:value-type="string">
            <text:p>01/17/2020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002309" calcext:value-type="float">
            <text:p>0.002309</text:p>
          </table:table-cell>
          <table:table-cell office:value-type="string" calcext:value-type="string">
            <text:p>2.16B</text:p>
          </table:table-cell>
          <table:table-cell table:style-name="ce4" office:value-type="string" calcext:value-type="string">
            <text:p>6.74%</text:p>
          </table:table-cell>
        </table:table-row>
        <table:table-row table:style-name="ro1">
          <table:table-cell table:style-name="ce4" office:value-type="string" calcext:value-type="string">
            <text:p>01/16/2020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.148228" calcext:value-type="float">
            <text:p>0.148228</text:p>
          </table:table-cell>
          <table:table-cell office:value-type="float" office:value="0.184558" calcext:value-type="float">
            <text:p>0.184558</text:p>
          </table:table-cell>
          <table:table-cell office:value-type="float" office:value="0.00229" calcext:value-type="float">
            <text:p>0.00229</text:p>
          </table:table-cell>
          <table:table-cell office:value-type="string" calcext:value-type="string">
            <text:p>1.87B</text:p>
          </table:table-cell>
          <table:table-cell table:style-name="ce4" office:value-type="string" calcext:value-type="string">
            <text:p>-98.43%</text:p>
          </table:table-cell>
        </table:table-row>
        <table:table-row table:style-name="ro1">
          <table:table-cell table:style-name="ce4" office:value-type="string" calcext:value-type="string">
            <text:p>01/15/2020</text:p>
          </table:table-cell>
          <table:table-cell office:value-type="float" office:value="0.148228" calcext:value-type="float">
            <text:p>0.148228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.180909" calcext:value-type="float">
            <text:p>0.180909</text:p>
          </table:table-cell>
          <table:table-cell office:value-type="float" office:value="0.002328" calcext:value-type="float">
            <text:p>0.002328</text:p>
          </table:table-cell>
          <table:table-cell office:value-type="string" calcext:value-type="string">
            <text:p>2.21B</text:p>
          </table:table-cell>
          <table:table-cell table:style-name="ce4" office:value-type="string" calcext:value-type="string">
            <text:p>6,191.55%</text:p>
          </table:table-cell>
        </table:table-row>
        <table:table-row table:style-name="ro1">
          <table:table-cell table:style-name="ce4" office:value-type="string" calcext:value-type="string">
            <text:p>01/14/2020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2155" calcext:value-type="float">
            <text:p>0.002155</text:p>
          </table:table-cell>
          <table:table-cell office:value-type="string" calcext:value-type="string">
            <text:p>2.38B</text:p>
          </table:table-cell>
          <table:table-cell table:style-name="ce4" office:value-type="string" calcext:value-type="string">
            <text:p>9.04%</text:p>
          </table:table-cell>
        </table:table-row>
        <table:table-row table:style-name="ro1">
          <table:table-cell table:style-name="ce4" office:value-type="string" calcext:value-type="string">
            <text:p>01/13/2020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0.002233" calcext:value-type="float">
            <text:p>0.002233</text:p>
          </table:table-cell>
          <table:table-cell office:value-type="float" office:value="0.002157" calcext:value-type="float">
            <text:p>0.002157</text:p>
          </table:table-cell>
          <table:table-cell office:value-type="string" calcext:value-type="string">
            <text:p>1.51B</text:p>
          </table:table-cell>
          <table:table-cell table:style-name="ce4" office:value-type="string" calcext:value-type="string">
            <text:p>-2.02%</text:p>
          </table:table-cell>
        </table:table-row>
        <table:table-row table:style-name="ro1">
          <table:table-cell table:style-name="ce4" office:value-type="string" calcext:value-type="string">
            <text:p>01/12/2020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0.002147" calcext:value-type="float">
            <text:p>0.002147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1.20%</text:p>
          </table:table-cell>
        </table:table-row>
        <table:table-row table:style-name="ro1">
          <table:table-cell table:style-name="ce4" office:value-type="string" calcext:value-type="string">
            <text:p>01/11/2020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.002207" calcext:value-type="float">
            <text:p>0.002207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2164" calcext:value-type="float">
            <text:p>0.002164</text:p>
          </table:table-cell>
          <table:table-cell office:value-type="string" calcext:value-type="string">
            <text:p>1.73B</text:p>
          </table:table-cell>
          <table:table-cell table:style-name="ce4" office:value-type="string" calcext:value-type="string">
            <text:p>-1.31%</text:p>
          </table:table-cell>
        </table:table-row>
        <table:table-row table:style-name="ro1">
          <table:table-cell table:style-name="ce4" office:value-type="string" calcext:value-type="string">
            <text:p>01/10/2020</text:p>
          </table:table-cell>
          <table:table-cell office:value-type="float" office:value="0.002208" calcext:value-type="float">
            <text:p>0.002208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209" calcext:value-type="float">
            <text:p>0.00209</text:p>
          </table:table-cell>
          <table:table-cell office:value-type="string" calcext:value-type="string">
            <text:p>1.71B</text:p>
          </table:table-cell>
          <table:table-cell table:style-name="ce4" office:value-type="string" calcext:value-type="string">
            <text:p>3.29%</text:p>
          </table:table-cell>
        </table:table-row>
        <table:table-row table:style-name="ro1">
          <table:table-cell table:style-name="ce4" office:value-type="string" calcext:value-type="string">
            <text:p>01/09/2020</text:p>
          </table:table-cell>
          <table:table-cell table:number-columns-repeated="2" office:value-type="float" office:value="0.002138" calcext:value-type="float">
            <text:p>0.002138</text:p>
          </table:table-cell>
          <table:table-cell office:value-type="float" office:value="0.002207" calcext:value-type="float">
            <text:p>0.002207</text:p>
          </table:table-cell>
          <table:table-cell office:value-type="float" office:value="0.002105" calcext:value-type="float">
            <text:p>0.002105</text:p>
          </table:table-cell>
          <table:table-cell office:value-type="string" calcext:value-type="string">
            <text:p>1.64B</text:p>
          </table:table-cell>
          <table:table-cell table:style-name="ce4" office:value-type="string" calcext:value-type="string">
            <text:p>-0.05%</text:p>
          </table:table-cell>
        </table:table-row>
        <table:table-row table:style-name="ro1">
          <table:table-cell table:style-name="ce4" office:value-type="string" calcext:value-type="string">
            <text:p>01/08/2020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0.002234" calcext:value-type="float">
            <text:p>0.002234</text:p>
          </table:table-cell>
          <table:table-cell office:value-type="float" office:value="0.002126" calcext:value-type="float">
            <text:p>0.002126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-1.99%</text:p>
          </table:table-cell>
        </table:table-row>
        <table:table-row table:style-name="ro1">
          <table:table-cell table:style-name="ce4" office:value-type="string" calcext:value-type="string">
            <text:p>01/07/2020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.002137" calcext:value-type="float">
            <text:p>0.002137</text:p>
          </table:table-cell>
          <table:table-cell office:value-type="string" calcext:value-type="string">
            <text:p>1.75B</text:p>
          </table:table-cell>
          <table:table-cell table:style-name="ce4" office:value-type="string" calcext:value-type="string">
            <text:p>1.36%</text:p>
          </table:table-cell>
        </table:table-row>
        <table:table-row table:style-name="ro1">
          <table:table-cell table:style-name="ce4" office:value-type="string" calcext:value-type="string">
            <text:p>01/06/2020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.002078" calcext:value-type="float">
            <text:p>0.002078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3.51%</text:p>
          </table:table-cell>
        </table:table-row>
        <table:table-row table:style-name="ro1">
          <table:table-cell table:style-name="ce4" office:value-type="string" calcext:value-type="string">
            <text:p>01/05/2020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307" calcext:value-type="float">
            <text:p>0.002307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0.002076" calcext:value-type="float">
            <text:p>0.002076</text:p>
          </table:table-cell>
          <table:table-cell office:value-type="string" calcext:value-type="string">
            <text:p>1.57B</text:p>
          </table:table-cell>
          <table:table-cell table:style-name="ce4" office:value-type="string" calcext:value-type="string">
            <text:p>-9.86%</text:p>
          </table:table-cell>
        </table:table-row>
        <table:table-row table:style-name="ro1">
          <table:table-cell table:style-name="ce4" office:value-type="string" calcext:value-type="string">
            <text:p>01/04/2020</text:p>
          </table:table-cell>
          <table:table-cell office:value-type="float" office:value="0.002307" calcext:value-type="float">
            <text:p>0.002307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2041" calcext:value-type="float">
            <text:p>0.002041</text:p>
          </table:table-cell>
          <table:table-cell office:value-type="string" calcext:value-type="string">
            <text:p>1.55B</text:p>
          </table:table-cell>
          <table:table-cell table:style-name="ce4" office:value-type="string" calcext:value-type="string">
            <text:p>12.99%</text:p>
          </table:table-cell>
        </table:table-row>
        <table:table-row table:style-name="ro1">
          <table:table-cell table:style-name="ce4" office:value-type="string" calcext:value-type="string">
            <text:p>01/03/2020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1989" calcext:value-type="float">
            <text:p>0.001989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2.14%</text:p>
          </table:table-cell>
        </table:table-row>
        <table:table-row table:style-name="ro1">
          <table:table-cell table:style-name="ce4" office:value-type="string" calcext:value-type="string">
            <text:p>01/02/2020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01991" calcext:value-type="float">
            <text:p>0.001991</text:p>
          </table:table-cell>
          <table:table-cell office:value-type="string" calcext:value-type="string">
            <text:p>1.86B</text:p>
          </table:table-cell>
          <table:table-cell table:style-name="ce4" office:value-type="string" calcext:value-type="string">
            <text:p>-1.98%</text:p>
          </table:table-cell>
        </table:table-row>
        <table:table-row table:style-name="ro1">
          <table:table-cell table:style-name="ce4" office:value-type="string" calcext:value-type="string">
            <text:p>01/01/2020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2056" calcext:value-type="float">
            <text:p>0.002056</text:p>
          </table:table-cell>
          <table:table-cell office:value-type="float" office:value="0.002004" calcext:value-type="float">
            <text:p>0.002004</text:p>
          </table:table-cell>
          <table:table-cell office:value-type="string" calcext:value-type="string">
            <text:p>1.44B</text:p>
          </table:table-cell>
          <table:table-cell table:style-name="ce4" office:value-type="string" calcext:value-type="string">
            <text:p>1.24%</text:p>
          </table:table-cell>
        </table:table-row>
        <table:table-row table:style-name="ro1">
          <table:table-cell table:style-name="ce4" office:value-type="string" calcext:value-type="string">
            <text:p>12/31/2019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1998" calcext:value-type="float">
            <text:p>0.001998</text:p>
          </table:table-cell>
          <table:table-cell office:value-type="string" calcext:value-type="string">
            <text:p>1.61B</text:p>
          </table:table-cell>
          <table:table-cell table:style-name="ce4" office:value-type="string" calcext:value-type="string">
            <text:p>-1.17%</text:p>
          </table:table-cell>
        </table:table-row>
        <table:table-row table:style-name="ro1">
          <table:table-cell table:style-name="ce4" office:value-type="string" calcext:value-type="string">
            <text:p>12/30/2019</text:p>
          </table:table-cell>
          <table:table-cell office:value-type="float" office:value="0.002038" calcext:value-type="float">
            <text:p>0.002038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002006" calcext:value-type="float">
            <text:p>0.002006</text:p>
          </table:table-cell>
          <table:table-cell office:value-type="string" calcext:value-type="string">
            <text:p>1.53B</text:p>
          </table:table-cell>
          <table:table-cell table:style-name="ce4" office:value-type="string" calcext:value-type="string">
            <text:p>-5.30%</text:p>
          </table:table-cell>
        </table:table-row>
        <table:table-row table:style-name="ro1">
          <table:table-cell table:style-name="ce4" office:value-type="string" calcext:value-type="string">
            <text:p>12/29/2019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.002122" calcext:value-type="float">
            <text:p>0.002122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02097" calcext:value-type="float">
            <text:p>0.002097</text:p>
          </table:table-cell>
          <table:table-cell office:value-type="string" calcext:value-type="string">
            <text:p>3.69B</text:p>
          </table:table-cell>
          <table:table-cell table:style-name="ce4" office:value-type="string" calcext:value-type="string">
            <text:p>1.46%</text:p>
          </table:table-cell>
        </table:table-row>
        <table:table-row table:style-name="ro1">
          <table:table-cell table:style-name="ce4" office:value-type="string" calcext:value-type="string">
            <text:p>12/28/2019</text:p>
          </table:table-cell>
          <table:table-cell office:value-type="float" office:value="0.002122" calcext:value-type="float">
            <text:p>0.002122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002098" calcext:value-type="float">
            <text:p>0.002098</text:p>
          </table:table-cell>
          <table:table-cell office:value-type="string" calcext:value-type="string">
            <text:p>3.86B</text:p>
          </table:table-cell>
          <table:table-cell table:style-name="ce4" office:value-type="string" calcext:value-type="string">
            <text:p>0.86%</text:p>
          </table:table-cell>
        </table:table-row>
        <table:table-row table:style-name="ro1">
          <table:table-cell table:style-name="ce4" office:value-type="string" calcext:value-type="string">
            <text:p>12/27/2019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2067" calcext:value-type="float">
            <text:p>0.002067</text:p>
          </table:table-cell>
          <table:table-cell office:value-type="string" calcext:value-type="string">
            <text:p>3.72B</text:p>
          </table:table-cell>
          <table:table-cell table:style-name="ce4" office:value-type="string" calcext:value-type="string">
            <text:p>-4.49%</text:p>
          </table:table-cell>
        </table:table-row>
        <table:table-row table:style-name="ro1">
          <table:table-cell table:style-name="ce4" office:value-type="string" calcext:value-type="string">
            <text:p>12/26/2019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0.002199" calcext:value-type="float">
            <text:p>0.002199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.002177" calcext:value-type="float">
            <text:p>0.002177</text:p>
          </table:table-cell>
          <table:table-cell office:value-type="string" calcext:value-type="string">
            <text:p>3.75B</text:p>
          </table:table-cell>
          <table:table-cell table:style-name="ce4" office:value-type="string" calcext:value-type="string">
            <text:p>0.17%</text:p>
          </table:table-cell>
        </table:table-row>
        <table:table-row table:style-name="ro1">
          <table:table-cell table:style-name="ce4" office:value-type="string" calcext:value-type="string">
            <text:p>12/25/2019</text:p>
          </table:table-cell>
          <table:table-cell office:value-type="float" office:value="0.002199" calcext:value-type="float">
            <text:p>0.002199</text:p>
          </table:table-cell>
          <table:table-cell table:number-columns-repeated="2" office:value-type="float" office:value="0.002247" calcext:value-type="float">
            <text:p>0.002247</text:p>
          </table:table-cell>
          <table:table-cell office:value-type="float" office:value="0.002048" calcext:value-type="float">
            <text:p>0.002048</text:p>
          </table:table-cell>
          <table:table-cell office:value-type="string" calcext:value-type="string">
            <text:p>3.83B</text:p>
          </table:table-cell>
          <table:table-cell table:style-name="ce4" office:value-type="string" calcext:value-type="string">
            <text:p>-2.15%</text:p>
          </table:table-cell>
        </table:table-row>
        <table:table-row table:style-name="ro1">
          <table:table-cell table:style-name="ce4" office:value-type="string" calcext:value-type="string">
            <text:p>12/24/2019</text:p>
          </table:table-cell>
          <table:table-cell office:value-type="float" office:value="0.002247" calcext:value-type="float">
            <text:p>0.002247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.002114" calcext:value-type="float">
            <text:p>0.002114</text:p>
          </table:table-cell>
          <table:table-cell office:value-type="string" calcext:value-type="string">
            <text:p>3.65B</text:p>
          </table:table-cell>
          <table:table-cell table:style-name="ce4" office:value-type="string" calcext:value-type="string">
            <text:p>5.66%</text:p>
          </table:table-cell>
        </table:table-row>
        <table:table-row table:style-name="ro1">
          <table:table-cell table:style-name="ce4" office:value-type="string" calcext:value-type="string">
            <text:p>12/23/2019</text:p>
          </table:table-cell>
          <table:table-cell office:value-type="float" office:value="0.002126" calcext:value-type="float">
            <text:p>0.002126</text:p>
          </table:table-cell>
          <table:table-cell office:value-type="float" office:value="0.002132" calcext:value-type="float">
            <text:p>0.002132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2115" calcext:value-type="float">
            <text:p>0.002115</text:p>
          </table:table-cell>
          <table:table-cell office:value-type="string" calcext:value-type="string">
            <text:p>3.97B</text:p>
          </table:table-cell>
          <table:table-cell table:style-name="ce4" office:value-type="string" calcext:value-type="string">
            <text:p>-0.24%</text:p>
          </table:table-cell>
        </table:table-row>
        <table:table-row table:style-name="ro1">
          <table:table-cell table:style-name="ce4" office:value-type="string" calcext:value-type="string">
            <text:p>12/22/2019</text:p>
          </table:table-cell>
          <table:table-cell office:value-type="float" office:value="0.002132" calcext:value-type="float">
            <text:p>0.002132</text:p>
          </table:table-cell>
          <table:table-cell office:value-type="float" office:value="0.002118" calcext:value-type="float">
            <text:p>0.002118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0.002077" calcext:value-type="float">
            <text:p>0.002077</text:p>
          </table:table-cell>
          <table:table-cell office:value-type="string" calcext:value-type="string">
            <text:p>4.06B</text:p>
          </table:table-cell>
          <table:table-cell table:style-name="ce4" office:value-type="string" calcext:value-type="string">
            <text:p>0.63%</text:p>
          </table:table-cell>
        </table:table-row>
        <table:table-row table:style-name="ro1">
          <table:table-cell table:style-name="ce4" office:value-type="string" calcext:value-type="string">
            <text:p>12/21/2019</text:p>
          </table:table-cell>
          <table:table-cell office:value-type="float" office:value="0.002118" calcext:value-type="float">
            <text:p>0.002118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002066" calcext:value-type="float">
            <text:p>0.002066</text:p>
          </table:table-cell>
          <table:table-cell office:value-type="string" calcext:value-type="string">
            <text:p>3.69B</text:p>
          </table:table-cell>
          <table:table-cell table:style-name="ce4" office:value-type="string" calcext:value-type="string">
            <text:p>1.17%</text:p>
          </table:table-cell>
        </table:table-row>
        <table:table-row table:style-name="ro1">
          <table:table-cell table:style-name="ce4" office:value-type="string" calcext:value-type="string">
            <text:p>12/20/2019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.002206" calcext:value-type="float">
            <text:p>0.002206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0.002046" calcext:value-type="float">
            <text:p>0.002046</text:p>
          </table:table-cell>
          <table:table-cell office:value-type="string" calcext:value-type="string">
            <text:p>3.51B</text:p>
          </table:table-cell>
          <table:table-cell table:style-name="ce4" office:value-type="string" calcext:value-type="string">
            <text:p>-5.11%</text:p>
          </table:table-cell>
        </table:table-row>
        <table:table-row table:style-name="ro1">
          <table:table-cell table:style-name="ce4" office:value-type="string" calcext:value-type="string">
            <text:p>12/19/2019</text:p>
          </table:table-cell>
          <table:table-cell office:value-type="float" office:value="0.002206" calcext:value-type="float">
            <text:p>0.002206</text:p>
          </table:table-cell>
          <table:table-cell office:value-type="float" office:value="0.002247" calcext:value-type="float">
            <text:p>0.002247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0.00217" calcext:value-type="float">
            <text:p>0.00217</text:p>
          </table:table-cell>
          <table:table-cell office:value-type="string" calcext:value-type="string">
            <text:p>4.04B</text:p>
          </table:table-cell>
          <table:table-cell table:style-name="ce4" office:value-type="string" calcext:value-type="string">
            <text:p>-1.80%</text:p>
          </table:table-cell>
        </table:table-row>
        <table:table-row table:style-name="ro1">
          <table:table-cell table:style-name="ce4" office:value-type="string" calcext:value-type="string">
            <text:p>12/18/2019</text:p>
          </table:table-cell>
          <table:table-cell office:value-type="float" office:value="0.002247" calcext:value-type="float">
            <text:p>0.002247</text:p>
          </table:table-cell>
          <table:table-cell office:value-type="float" office:value="0.002207" calcext:value-type="float">
            <text:p>0.002207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.002126" calcext:value-type="float">
            <text:p>0.002126</text:p>
          </table:table-cell>
          <table:table-cell office:value-type="string" calcext:value-type="string">
            <text:p>4.85B</text:p>
          </table:table-cell>
          <table:table-cell table:style-name="ce4" office:value-type="string" calcext:value-type="string">
            <text:p>1.78%</text:p>
          </table:table-cell>
        </table:table-row>
        <table:table-row table:style-name="ro1">
          <table:table-cell table:style-name="ce4" office:value-type="string" calcext:value-type="string">
            <text:p>12/17/2019</text:p>
          </table:table-cell>
          <table:table-cell office:value-type="float" office:value="0.002207" calcext:value-type="float">
            <text:p>0.002207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.002272" calcext:value-type="float">
            <text:p>0.002272</text:p>
          </table:table-cell>
          <table:table-cell office:value-type="float" office:value="0.002183" calcext:value-type="float">
            <text:p>0.002183</text:p>
          </table:table-cell>
          <table:table-cell office:value-type="string" calcext:value-type="string">
            <text:p>4.66B</text:p>
          </table:table-cell>
          <table:table-cell table:style-name="ce4" office:value-type="string" calcext:value-type="string">
            <text:p>-1.86%</text:p>
          </table:table-cell>
        </table:table-row>
        <table:table-row table:style-name="ro1">
          <table:table-cell table:style-name="ce4" office:value-type="string" calcext:value-type="string">
            <text:p>12/16/2019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002221" calcext:value-type="float">
            <text:p>0.002221</text:p>
          </table:table-cell>
          <table:table-cell office:value-type="string" calcext:value-type="string">
            <text:p>3.93B</text:p>
          </table:table-cell>
          <table:table-cell table:style-name="ce4" office:value-type="string" calcext:value-type="string">
            <text:p>-1.15%</text:p>
          </table:table-cell>
        </table:table-row>
        <table:table-row table:style-name="ro1">
          <table:table-cell table:style-name="ce4" office:value-type="string" calcext:value-type="string">
            <text:p>12/15/2019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.002294" calcext:value-type="float">
            <text:p>0.002294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248" calcext:value-type="float">
            <text:p>0.002248</text:p>
          </table:table-cell>
          <table:table-cell office:value-type="string" calcext:value-type="string">
            <text:p>3.83B</text:p>
          </table:table-cell>
          <table:table-cell table:style-name="ce4" office:value-type="string" calcext:value-type="string">
            <text:p>-0.82%</text:p>
          </table:table-cell>
        </table:table-row>
        <table:table-row table:style-name="ro1">
          <table:table-cell table:style-name="ce4" office:value-type="string" calcext:value-type="string">
            <text:p>12/14/2019</text:p>
          </table:table-cell>
          <table:table-cell office:value-type="float" office:value="0.002294" calcext:value-type="float">
            <text:p>0.002294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.002261" calcext:value-type="float">
            <text:p>0.002261</text:p>
          </table:table-cell>
          <table:table-cell office:value-type="string" calcext:value-type="string">
            <text:p>3.83B</text:p>
          </table:table-cell>
          <table:table-cell table:style-name="ce4" office:value-type="string" calcext:value-type="string">
            <text:p>-0.33%</text:p>
          </table:table-cell>
        </table:table-row>
        <table:table-row table:style-name="ro1">
          <table:table-cell table:style-name="ce4" office:value-type="string" calcext:value-type="string">
            <text:p>12/13/2019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002294" calcext:value-type="float">
            <text:p>0.002294</text:p>
          </table:table-cell>
          <table:table-cell office:value-type="string" calcext:value-type="string">
            <text:p>3.81B</text:p>
          </table:table-cell>
          <table:table-cell table:style-name="ce4" office:value-type="string" calcext:value-type="string">
            <text:p>-0.12%</text:p>
          </table:table-cell>
        </table:table-row>
        <table:table-row table:style-name="ro1">
          <table:table-cell table:style-name="ce4" office:value-type="string" calcext:value-type="string">
            <text:p>12/12/2019</text:p>
          </table:table-cell>
          <table:table-cell table:number-columns-repeated="2" office:value-type="float" office:value="0.002304" calcext:value-type="float">
            <text:p>0.002304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0.002288" calcext:value-type="float">
            <text:p>0.002288</text:p>
          </table:table-cell>
          <table:table-cell office:value-type="string" calcext:value-type="string">
            <text:p>3.77B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12/11/2019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0.002281" calcext:value-type="float">
            <text:p>0.002281</text:p>
          </table:table-cell>
          <table:table-cell office:value-type="string" calcext:value-type="string">
            <text:p>3.95B</text:p>
          </table:table-cell>
          <table:table-cell table:style-name="ce4" office:value-type="string" calcext:value-type="string">
            <text:p>-0.08%</text:p>
          </table:table-cell>
        </table:table-row>
        <table:table-row table:style-name="ro1">
          <table:table-cell table:style-name="ce4" office:value-type="string" calcext:value-type="string">
            <text:p>12/10/2019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02261" calcext:value-type="float">
            <text:p>0.002261</text:p>
          </table:table-cell>
          <table:table-cell office:value-type="string" calcext:value-type="string">
            <text:p>3.99B</text:p>
          </table:table-cell>
          <table:table-cell table:style-name="ce4" office:value-type="string" calcext:value-type="string">
            <text:p>1.10%</text:p>
          </table:table-cell>
        </table:table-row>
        <table:table-row table:style-name="ro1">
          <table:table-cell table:style-name="ce4" office:value-type="string" calcext:value-type="string">
            <text:p>12/09/2019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0.002311" calcext:value-type="float">
            <text:p>0.002311</text:p>
          </table:table-cell>
          <table:table-cell office:value-type="float" office:value="0.002261" calcext:value-type="float">
            <text:p>0.002261</text:p>
          </table:table-cell>
          <table:table-cell office:value-type="string" calcext:value-type="string">
            <text:p>3.74B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12/08/2019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3.53B</text:p>
          </table:table-cell>
          <table:table-cell table:style-name="ce4" office:value-type="string" calcext:value-type="string">
            <text:p>-0.04%</text:p>
          </table:table-cell>
        </table:table-row>
        <table:table-row table:style-name="ro1">
          <table:table-cell table:style-name="ce4" office:value-type="string" calcext:value-type="string">
            <text:p>12/07/2019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002342" calcext:value-type="float">
            <text:p>0.002342</text:p>
          </table:table-cell>
          <table:table-cell office:value-type="float" office:value="0.002208" calcext:value-type="float">
            <text:p>0.002208</text:p>
          </table:table-cell>
          <table:table-cell office:value-type="string" calcext:value-type="string">
            <text:p>3.79B</text:p>
          </table:table-cell>
          <table:table-cell table:style-name="ce4" office:value-type="string" calcext:value-type="string">
            <text:p>-1.99%</text:p>
          </table:table-cell>
        </table:table-row>
        <table:table-row table:style-name="ro1">
          <table:table-cell table:style-name="ce4" office:value-type="string" calcext:value-type="string">
            <text:p>12/06/2019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2285" calcext:value-type="float">
            <text:p>0.002285</text:p>
          </table:table-cell>
          <table:table-cell office:value-type="string" calcext:value-type="string">
            <text:p>3.58B</text:p>
          </table:table-cell>
          <table:table-cell table:style-name="ce4" office:value-type="string" calcext:value-type="string">
            <text:p>0.27%</text:p>
          </table:table-cell>
        </table:table-row>
        <table:table-row table:style-name="ro1">
          <table:table-cell table:style-name="ce4" office:value-type="string" calcext:value-type="string">
            <text:p>12/05/2019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002346" calcext:value-type="float">
            <text:p>0.002346</text:p>
          </table:table-cell>
          <table:table-cell office:value-type="float" office:value="0.002216" calcext:value-type="float">
            <text:p>0.002216</text:p>
          </table:table-cell>
          <table:table-cell office:value-type="string" calcext:value-type="string">
            <text:p>3.84B</text:p>
          </table:table-cell>
          <table:table-cell table:style-name="ce4" office:value-type="string" calcext:value-type="string">
            <text:p>1.64%</text:p>
          </table:table-cell>
        </table:table-row>
        <table:table-row table:style-name="ro1">
          <table:table-cell table:style-name="ce4" office:value-type="string" calcext:value-type="string">
            <text:p>12/04/2019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002367" calcext:value-type="float">
            <text:p>0.002367</text:p>
          </table:table-cell>
          <table:table-cell office:value-type="float" office:value="0.00223" calcext:value-type="float">
            <text:p>0.00223</text:p>
          </table:table-cell>
          <table:table-cell office:value-type="string" calcext:value-type="string">
            <text:p>4.28B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table:style-name="ce4" office:value-type="string" calcext:value-type="string">
            <text:p>12/03/2019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.002201" calcext:value-type="float">
            <text:p>0.002201</text:p>
          </table:table-cell>
          <table:table-cell office:value-type="string" calcext:value-type="string">
            <text:p>3.49B</text:p>
          </table:table-cell>
          <table:table-cell table:style-name="ce4" office:value-type="string" calcext:value-type="string">
            <text:p>-1.18%</text:p>
          </table:table-cell>
        </table:table-row>
        <table:table-row table:style-name="ro1">
          <table:table-cell table:style-name="ce4" office:value-type="string" calcext:value-type="string">
            <text:p>12/02/2019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2274" calcext:value-type="float">
            <text:p>0.002274</text:p>
          </table:table-cell>
          <table:table-cell office:value-type="string" calcext:value-type="string">
            <text:p>2.90B</text:p>
          </table:table-cell>
          <table:table-cell table:style-name="ce4" office:value-type="string" calcext:value-type="string">
            <text:p>-1.89%</text:p>
          </table:table-cell>
        </table:table-row>
        <table:table-row table:style-name="ro1">
          <table:table-cell table:style-name="ce4" office:value-type="string" calcext:value-type="string">
            <text:p>12/01/2019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02296" calcext:value-type="float">
            <text:p>0.002296</text:p>
          </table:table-cell>
          <table:table-cell office:value-type="string" calcext:value-type="string">
            <text:p>3.55B</text:p>
          </table:table-cell>
          <table:table-cell table:style-name="ce4" office:value-type="string" calcext:value-type="string">
            <text:p>-1.19%</text:p>
          </table:table-cell>
        </table:table-row>
        <table:table-row table:style-name="ro1">
          <table:table-cell table:style-name="ce4" office:value-type="string" calcext:value-type="string">
            <text:p>11/30/2019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0.002361" calcext:value-type="float">
            <text:p>0.002361</text:p>
          </table:table-cell>
          <table:table-cell office:value-type="string" calcext:value-type="string">
            <text:p>4.00B</text:p>
          </table:table-cell>
          <table:table-cell table:style-name="ce4" office:value-type="string" calcext:value-type="string">
            <text:p>-17.08%</text:p>
          </table:table-cell>
        </table:table-row>
        <table:table-row table:style-name="ro1">
          <table:table-cell table:style-name="ce4" office:value-type="string" calcext:value-type="string">
            <text:p>11/29/2019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2428" calcext:value-type="float">
            <text:p>0.002428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0.002396" calcext:value-type="float">
            <text:p>0.002396</text:p>
          </table:table-cell>
          <table:table-cell office:value-type="string" calcext:value-type="string">
            <text:p>3.85B</text:p>
          </table:table-cell>
          <table:table-cell table:style-name="ce4" office:value-type="string" calcext:value-type="string">
            <text:p>18.90%</text:p>
          </table:table-cell>
        </table:table-row>
        <table:table-row table:style-name="ro1">
          <table:table-cell table:style-name="ce4" office:value-type="string" calcext:value-type="string">
            <text:p>11/28/2019</text:p>
          </table:table-cell>
          <table:table-cell office:value-type="float" office:value="0.002428" calcext:value-type="float">
            <text:p>0.002428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0.002363" calcext:value-type="float">
            <text:p>0.002363</text:p>
          </table:table-cell>
          <table:table-cell office:value-type="string" calcext:value-type="string">
            <text:p>3.69B</text:p>
          </table:table-cell>
          <table:table-cell table:style-name="ce4" office:value-type="string" calcext:value-type="string">
            <text:p>1.61%</text:p>
          </table:table-cell>
        </table:table-row>
        <table:table-row table:style-name="ro1">
          <table:table-cell table:style-name="ce4" office:value-type="string" calcext:value-type="string">
            <text:p>11/27/2019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02433" calcext:value-type="float">
            <text:p>0.002433</text:p>
          </table:table-cell>
          <table:table-cell office:value-type="float" office:value="0.001834" calcext:value-type="float">
            <text:p>0.001834</text:p>
          </table:table-cell>
          <table:table-cell office:value-type="string" calcext:value-type="string">
            <text:p>4.44B</text:p>
          </table:table-cell>
          <table:table-cell table:style-name="ce4" office:value-type="string" calcext:value-type="string">
            <text:p>2.69%</text:p>
          </table:table-cell>
        </table:table-row>
        <table:table-row table:style-name="ro1">
          <table:table-cell table:style-name="ce4" office:value-type="string" calcext:value-type="string">
            <text:p>11/26/2019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02465" calcext:value-type="float">
            <text:p>0.002465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.002276" calcext:value-type="float">
            <text:p>0.002276</text:p>
          </table:table-cell>
          <table:table-cell office:value-type="string" calcext:value-type="string">
            <text:p>4.10B</text:p>
          </table:table-cell>
          <table:table-cell table:style-name="ce4" office:value-type="string" calcext:value-type="string">
            <text:p>-5.59%</text:p>
          </table:table-cell>
        </table:table-row>
        <table:table-row table:style-name="ro1">
          <table:table-cell table:style-name="ce4" office:value-type="string" calcext:value-type="string">
            <text:p>11/25/2019</text:p>
          </table:table-cell>
          <table:table-cell office:value-type="float" office:value="0.002465" calcext:value-type="float">
            <text:p>0.002465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02227" calcext:value-type="float">
            <text:p>0.002227</text:p>
          </table:table-cell>
          <table:table-cell office:value-type="string" calcext:value-type="string">
            <text:p>5.33B</text:p>
          </table:table-cell>
          <table:table-cell table:style-name="ce4" office:value-type="string" calcext:value-type="string">
            <text:p>-11.51%</text:p>
          </table:table-cell>
        </table:table-row>
        <table:table-row table:style-name="ro1">
          <table:table-cell table:style-name="ce4" office:value-type="string" calcext:value-type="string">
            <text:p>11/24/2019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2347" calcext:value-type="float">
            <text:p>0.002347</text:p>
          </table:table-cell>
          <table:table-cell office:value-type="string" calcext:value-type="string">
            <text:p>4.24B</text:p>
          </table:table-cell>
          <table:table-cell table:style-name="ce4" office:value-type="string" calcext:value-type="string">
            <text:p>-5.79%</text:p>
          </table:table-cell>
        </table:table-row>
        <table:table-row table:style-name="ro1">
          <table:table-cell table:style-name="ce4" office:value-type="string" calcext:value-type="string">
            <text:p>11/23/2019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2329" calcext:value-type="float">
            <text:p>0.002329</text:p>
          </table:table-cell>
          <table:table-cell office:value-type="string" calcext:value-type="string">
            <text:p>4.27B</text:p>
          </table:table-cell>
          <table:table-cell table:style-name="ce4" office:value-type="string" calcext:value-type="string">
            <text:p>22.15%</text:p>
          </table:table-cell>
        </table:table-row>
        <table:table-row table:style-name="ro1">
          <table:table-cell table:style-name="ce4" office:value-type="string" calcext:value-type="string">
            <text:p>11/22/2019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2357" calcext:value-type="float">
            <text:p>0.002357</text:p>
          </table:table-cell>
          <table:table-cell office:value-type="string" calcext:value-type="string">
            <text:p>5.13B</text:p>
          </table:table-cell>
          <table:table-cell table:style-name="ce4" office:value-type="string" calcext:value-type="string">
            <text:p>-3.34%</text:p>
          </table:table-cell>
        </table:table-row>
        <table:table-row table:style-name="ro1">
          <table:table-cell table:style-name="ce4" office:value-type="string" calcext:value-type="string">
            <text:p>11/21/2019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.002446" calcext:value-type="float">
            <text:p>0.002446</text:p>
          </table:table-cell>
          <table:table-cell office:value-type="string" calcext:value-type="string">
            <text:p>4.41B</text:p>
          </table:table-cell>
          <table:table-cell table:style-name="ce4" office:value-type="string" calcext:value-type="string">
            <text:p>-5.63%</text:p>
          </table:table-cell>
        </table:table-row>
        <table:table-row table:style-name="ro1">
          <table:table-cell table:style-name="ce4" office:value-type="string" calcext:value-type="string">
            <text:p>11/20/2019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2599" calcext:value-type="float">
            <text:p>0.002599</text:p>
          </table:table-cell>
          <table:table-cell office:value-type="string" calcext:value-type="string">
            <text:p>3.75B</text:p>
          </table:table-cell>
          <table:table-cell table:style-name="ce4" office:value-type="string" calcext:value-type="string">
            <text:p>1.76%</text:p>
          </table:table-cell>
        </table:table-row>
        <table:table-row table:style-name="ro1">
          <table:table-cell table:style-name="ce4" office:value-type="string" calcext:value-type="string">
            <text:p>11/19/2019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.002574" calcext:value-type="float">
            <text:p>0.002574</text:p>
          </table:table-cell>
          <table:table-cell office:value-type="string" calcext:value-type="string">
            <text:p>3.70B</text:p>
          </table:table-cell>
          <table:table-cell table:style-name="ce4" office:value-type="string" calcext:value-type="string">
            <text:p>-1.08%</text:p>
          </table:table-cell>
        </table:table-row>
        <table:table-row table:style-name="ro1">
          <table:table-cell table:style-name="ce4" office:value-type="string" calcext:value-type="string">
            <text:p>11/18/2019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3.82B</text:p>
          </table:table-cell>
          <table:table-cell table:style-name="ce4" office:value-type="string" calcext:value-type="string">
            <text:p>-3.97%</text:p>
          </table:table-cell>
        </table:table-row>
        <table:table-row table:style-name="ro1">
          <table:table-cell table:style-name="ce4" office:value-type="string" calcext:value-type="string">
            <text:p>11/17/2019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0.002666" calcext:value-type="float">
            <text:p>0.002666</text:p>
          </table:table-cell>
          <table:table-cell office:value-type="string" calcext:value-type="string">
            <text:p>3.08B</text:p>
          </table:table-cell>
          <table:table-cell table:style-name="ce4" office:value-type="string" calcext:value-type="string">
            <text:p>2.32%</text:p>
          </table:table-cell>
        </table:table-row>
        <table:table-row table:style-name="ro1">
          <table:table-cell table:style-name="ce4" office:value-type="string" calcext:value-type="string">
            <text:p>11/16/2019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2662" calcext:value-type="float">
            <text:p>0.002662</text:p>
          </table:table-cell>
          <table:table-cell office:value-type="string" calcext:value-type="string">
            <text:p>3.20B</text:p>
          </table:table-cell>
          <table:table-cell table:style-name="ce4" office:value-type="string" calcext:value-type="string">
            <text:p>-1.04%</text:p>
          </table:table-cell>
        </table:table-row>
        <table:table-row table:style-name="ro1">
          <table:table-cell table:style-name="ce4" office:value-type="string" calcext:value-type="string">
            <text:p>11/15/2019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2663" calcext:value-type="float">
            <text:p>0.002663</text:p>
          </table:table-cell>
          <table:table-cell office:value-type="string" calcext:value-type="string">
            <text:p>3.54B</text:p>
          </table:table-cell>
          <table:table-cell table:style-name="ce4" office:value-type="string" calcext:value-type="string">
            <text:p>-1.15%</text:p>
          </table:table-cell>
        </table:table-row>
        <table:table-row table:style-name="ro1">
          <table:table-cell table:style-name="ce4" office:value-type="string" calcext:value-type="string">
            <text:p>11/14/2019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715" calcext:value-type="float">
            <text:p>0.002715</text:p>
          </table:table-cell>
          <table:table-cell office:value-type="string" calcext:value-type="string">
            <text:p>3.00B</text:p>
          </table:table-cell>
          <table:table-cell table:style-name="ce4" office:value-type="string" calcext:value-type="string">
            <text:p>-1.28%</text:p>
          </table:table-cell>
        </table:table-row>
        <table:table-row table:style-name="ro1">
          <table:table-cell table:style-name="ce4" office:value-type="string" calcext:value-type="string">
            <text:p>11/13/2019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002703" calcext:value-type="float">
            <text:p>0.002703</text:p>
          </table:table-cell>
          <table:table-cell office:value-type="string" calcext:value-type="string">
            <text:p>2.75B</text:p>
          </table:table-cell>
          <table:table-cell table:style-name="ce4" office:value-type="string" calcext:value-type="string">
            <text:p>-0.14%</text:p>
          </table:table-cell>
        </table:table-row>
        <table:table-row table:style-name="ro1">
          <table:table-cell table:style-name="ce4" office:value-type="string" calcext:value-type="string">
            <text:p>11/12/2019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0.002738" calcext:value-type="float">
            <text:p>0.002738</text:p>
          </table:table-cell>
          <table:table-cell office:value-type="string" calcext:value-type="string">
            <text:p>2.92B</text:p>
          </table:table-cell>
          <table:table-cell table:style-name="ce4" office:value-type="string" calcext:value-type="string">
            <text:p>0.20%</text:p>
          </table:table-cell>
        </table:table-row>
        <table:table-row table:style-name="ro1">
          <table:table-cell table:style-name="ce4" office:value-type="string" calcext:value-type="string">
            <text:p>11/11/2019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.002737" calcext:value-type="float">
            <text:p>0.002737</text:p>
          </table:table-cell>
          <table:table-cell office:value-type="string" calcext:value-type="string">
            <text:p>3.03B</text:p>
          </table:table-cell>
          <table:table-cell table:style-name="ce4" office:value-type="string" calcext:value-type="string">
            <text:p>-1.76%</text:p>
          </table:table-cell>
        </table:table-row>
        <table:table-row table:style-name="ro1">
          <table:table-cell table:style-name="ce4" office:value-type="string" calcext:value-type="string">
            <text:p>11/10/2019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2481" calcext:value-type="float">
            <text:p>0.002481</text:p>
          </table:table-cell>
          <table:table-cell office:value-type="string" calcext:value-type="string">
            <text:p>3.51B</text:p>
          </table:table-cell>
          <table:table-cell table:style-name="ce4" office:value-type="string" calcext:value-type="string">
            <text:p>3.01%</text:p>
          </table:table-cell>
        </table:table-row>
        <table:table-row table:style-name="ro1">
          <table:table-cell table:style-name="ce4" office:value-type="string" calcext:value-type="string">
            <text:p>11/09/2019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0.002847" calcext:value-type="float">
            <text:p>0.002847</text:p>
          </table:table-cell>
          <table:table-cell office:value-type="float" office:value="0.002743" calcext:value-type="float">
            <text:p>0.002743</text:p>
          </table:table-cell>
          <table:table-cell office:value-type="string" calcext:value-type="string">
            <text:p>3.31B</text:p>
          </table:table-cell>
          <table:table-cell table:style-name="ce4" office:value-type="string" calcext:value-type="string">
            <text:p>-2.03%</text:p>
          </table:table-cell>
        </table:table-row>
        <table:table-row table:style-name="ro1">
          <table:table-cell table:style-name="ce4" office:value-type="string" calcext:value-type="string">
            <text:p>11/08/2019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.002852" calcext:value-type="float">
            <text:p>0.002852</text:p>
          </table:table-cell>
          <table:table-cell office:value-type="float" office:value="0.002736" calcext:value-type="float">
            <text:p>0.002736</text:p>
          </table:table-cell>
          <table:table-cell office:value-type="string" calcext:value-type="string">
            <text:p>3.18B</text:p>
          </table:table-cell>
          <table:table-cell table:style-name="ce4" office:value-type="string" calcext:value-type="string">
            <text:p>1.40%</text:p>
          </table:table-cell>
        </table:table-row>
        <table:table-row table:style-name="ro1">
          <table:table-cell table:style-name="ce4" office:value-type="string" calcext:value-type="string">
            <text:p>11/07/2019</text:p>
          </table:table-cell>
          <table:table-cell office:value-type="float" office:value="0.002762" calcext:value-type="float">
            <text:p>0.002762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0.002646" calcext:value-type="float">
            <text:p>0.002646</text:p>
          </table:table-cell>
          <table:table-cell office:value-type="string" calcext:value-type="string">
            <text:p>3.33B</text:p>
          </table:table-cell>
          <table:table-cell table:style-name="ce4" office:value-type="string" calcext:value-type="string">
            <text:p>0.94%</text:p>
          </table:table-cell>
        </table:table-row>
        <table:table-row table:style-name="ro1">
          <table:table-cell table:style-name="ce4" office:value-type="string" calcext:value-type="string">
            <text:p>11/06/2019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2627" calcext:value-type="float">
            <text:p>0.002627</text:p>
          </table:table-cell>
          <table:table-cell office:value-type="string" calcext:value-type="string">
            <text:p>2.88B</text:p>
          </table:table-cell>
          <table:table-cell table:style-name="ce4" office:value-type="string" calcext:value-type="string">
            <text:p>4.14%</text:p>
          </table:table-cell>
        </table:table-row>
        <table:table-row table:style-name="ro1">
          <table:table-cell table:style-name="ce4" office:value-type="string" calcext:value-type="string">
            <text:p>11/05/2019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2613" calcext:value-type="float">
            <text:p>0.002613</text:p>
          </table:table-cell>
          <table:table-cell office:value-type="string" calcext:value-type="string">
            <text:p>3.79B</text:p>
          </table:table-cell>
          <table:table-cell table:style-name="ce4" office:value-type="string" calcext:value-type="string">
            <text:p>-0.89%</text:p>
          </table:table-cell>
        </table:table-row>
        <table:table-row table:style-name="ro1">
          <table:table-cell table:style-name="ce4" office:value-type="string" calcext:value-type="string">
            <text:p>11/04/2019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2894" calcext:value-type="float">
            <text:p>0.002894</text:p>
          </table:table-cell>
          <table:table-cell office:value-type="float" office:value="0.002603" calcext:value-type="float">
            <text:p>0.002603</text:p>
          </table:table-cell>
          <table:table-cell office:value-type="string" calcext:value-type="string">
            <text:p>3.27B</text:p>
          </table:table-cell>
          <table:table-cell table:style-name="ce4" office:value-type="string" calcext:value-type="string">
            <text:p>-7.13%</text:p>
          </table:table-cell>
        </table:table-row>
        <table:table-row table:style-name="ro1">
          <table:table-cell table:style-name="ce4" office:value-type="string" calcext:value-type="string">
            <text:p>11/03/2019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2676" calcext:value-type="float">
            <text:p>0.002676</text:p>
          </table:table-cell>
          <table:table-cell office:value-type="string" calcext:value-type="string">
            <text:p>2.64B</text:p>
          </table:table-cell>
          <table:table-cell table:style-name="ce4" office:value-type="string" calcext:value-type="string">
            <text:p>5.80%</text:p>
          </table:table-cell>
        </table:table-row>
        <table:table-row table:style-name="ro1">
          <table:table-cell table:style-name="ce4" office:value-type="string" calcext:value-type="string">
            <text:p>11/02/2019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002648" calcext:value-type="float">
            <text:p>0.002648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.002631" calcext:value-type="float">
            <text:p>0.002631</text:p>
          </table:table-cell>
          <table:table-cell office:value-type="string" calcext:value-type="string">
            <text:p>2.82B</text:p>
          </table:table-cell>
          <table:table-cell table:style-name="ce4" office:value-type="string" calcext:value-type="string">
            <text:p>1.90%</text:p>
          </table:table-cell>
        </table:table-row>
        <table:table-row table:style-name="ro1">
          <table:table-cell table:style-name="ce4" office:value-type="string" calcext:value-type="string">
            <text:p>11/01/2019</text:p>
          </table:table-cell>
          <table:table-cell office:value-type="float" office:value="0.002648" calcext:value-type="float">
            <text:p>0.002648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.002586" calcext:value-type="float">
            <text:p>0.002586</text:p>
          </table:table-cell>
          <table:table-cell office:value-type="string" calcext:value-type="string">
            <text:p>2.75B</text:p>
          </table:table-cell>
          <table:table-cell table:style-name="ce4" office:value-type="string" calcext:value-type="string">
            <text:p>0.56%</text:p>
          </table:table-cell>
        </table:table-row>
        <table:table-row table:style-name="ro1">
          <table:table-cell table:style-name="ce4" office:value-type="string" calcext:value-type="string">
            <text:p>10/31/2019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2604" calcext:value-type="float">
            <text:p>0.002604</text:p>
          </table:table-cell>
          <table:table-cell office:value-type="string" calcext:value-type="string">
            <text:p>2.64B</text:p>
          </table:table-cell>
          <table:table-cell table:style-name="ce4" office:value-type="string" calcext:value-type="string">
            <text:p>0.26%</text:p>
          </table:table-cell>
        </table:table-row>
        <table:table-row table:style-name="ro1">
          <table:table-cell table:style-name="ce4" office:value-type="string" calcext:value-type="string">
            <text:p>10/30/2019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798" calcext:value-type="float">
            <text:p>0.002798</text:p>
          </table:table-cell>
          <table:table-cell office:value-type="float" office:value="0.002603" calcext:value-type="float">
            <text:p>0.002603</text:p>
          </table:table-cell>
          <table:table-cell office:value-type="string" calcext:value-type="string">
            <text:p>3.00B</text:p>
          </table:table-cell>
          <table:table-cell table:style-name="ce4" office:value-type="string" calcext:value-type="string">
            <text:p>-1.50%</text:p>
          </table:table-cell>
        </table:table-row>
        <table:table-row table:style-name="ro1">
          <table:table-cell table:style-name="ce4" office:value-type="string" calcext:value-type="string">
            <text:p>10/29/2019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.002657" calcext:value-type="float">
            <text:p>0.002657</text:p>
          </table:table-cell>
          <table:table-cell office:value-type="string" calcext:value-type="string">
            <text:p>3.13B</text:p>
          </table:table-cell>
          <table:table-cell table:style-name="ce4" office:value-type="string" calcext:value-type="string">
            <text:p>-0.78%</text:p>
          </table:table-cell>
        </table:table-row>
        <table:table-row table:style-name="ro1">
          <table:table-cell table:style-name="ce4" office:value-type="string" calcext:value-type="string">
            <text:p>10/28/2019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002658" calcext:value-type="float">
            <text:p>0.002658</text:p>
          </table:table-cell>
          <table:table-cell office:value-type="string" calcext:value-type="string">
            <text:p>3.47B</text:p>
          </table:table-cell>
          <table:table-cell table:style-name="ce4" office:value-type="string" calcext:value-type="string">
            <text:p>0.44%</text:p>
          </table:table-cell>
        </table:table-row>
        <table:table-row table:style-name="ro1">
          <table:table-cell table:style-name="ce4" office:value-type="string" calcext:value-type="string">
            <text:p>10/27/2019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.002823" calcext:value-type="float">
            <text:p>0.002823</text:p>
          </table:table-cell>
          <table:table-cell office:value-type="float" office:value="0.002662" calcext:value-type="float">
            <text:p>0.002662</text:p>
          </table:table-cell>
          <table:table-cell office:value-type="string" calcext:value-type="string">
            <text:p>4.08B</text:p>
          </table:table-cell>
          <table:table-cell table:style-name="ce4" office:value-type="string" calcext:value-type="string">
            <text:p>0.12%</text:p>
          </table:table-cell>
        </table:table-row>
        <table:table-row table:style-name="ro1">
          <table:table-cell table:style-name="ce4" office:value-type="string" calcext:value-type="string">
            <text:p>10/26/2019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6.19B</text:p>
          </table:table-cell>
          <table:table-cell table:style-name="ce4" office:value-type="string" calcext:value-type="string">
            <text:p>-0.87%</text:p>
          </table:table-cell>
        </table:table-row>
        <table:table-row table:style-name="ro1">
          <table:table-cell table:style-name="ce4" office:value-type="string" calcext:value-type="string">
            <text:p>10/25/2019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2523" calcext:value-type="float">
            <text:p>0.002523</text:p>
          </table:table-cell>
          <table:table-cell office:value-type="string" calcext:value-type="string">
            <text:p>4.99B</text:p>
          </table:table-cell>
          <table:table-cell table:style-name="ce4" office:value-type="string" calcext:value-type="string">
            <text:p>3.97%</text:p>
          </table:table-cell>
        </table:table-row>
        <table:table-row table:style-name="ro1">
          <table:table-cell table:style-name="ce4" office:value-type="string" calcext:value-type="string">
            <text:p>10/24/2019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.00251" calcext:value-type="float">
            <text:p>0.00251</text:p>
          </table:table-cell>
          <table:table-cell office:value-type="string" calcext:value-type="string">
            <text:p>3.19B</text:p>
          </table:table-cell>
          <table:table-cell table:style-name="ce4" office:value-type="string" calcext:value-type="string">
            <text:p>1.76%</text:p>
          </table:table-cell>
        </table:table-row>
        <table:table-row table:style-name="ro1">
          <table:table-cell table:style-name="ce4" office:value-type="string" calcext:value-type="string">
            <text:p>10/23/2019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2578" calcext:value-type="float">
            <text:p>0.002578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.002443" calcext:value-type="float">
            <text:p>0.002443</text:p>
          </table:table-cell>
          <table:table-cell office:value-type="string" calcext:value-type="string">
            <text:p>3.94B</text:p>
          </table:table-cell>
          <table:table-cell table:style-name="ce4" office:value-type="string" calcext:value-type="string">
            <text:p>-1.18%</text:p>
          </table:table-cell>
        </table:table-row>
        <table:table-row table:style-name="ro1">
          <table:table-cell table:style-name="ce4" office:value-type="string" calcext:value-type="string">
            <text:p>10/22/2019</text:p>
          </table:table-cell>
          <table:table-cell office:value-type="float" office:value="0.002578" calcext:value-type="float">
            <text:p>0.002578</text:p>
          </table:table-cell>
          <table:table-cell office:value-type="float" office:value="0.002704" calcext:value-type="float">
            <text:p>0.002704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0.002574" calcext:value-type="float">
            <text:p>0.002574</text:p>
          </table:table-cell>
          <table:table-cell office:value-type="string" calcext:value-type="string">
            <text:p>1.90B</text:p>
          </table:table-cell>
          <table:table-cell table:style-name="ce4" office:value-type="string" calcext:value-type="string">
            <text:p>-4.63%</text:p>
          </table:table-cell>
        </table:table-row>
        <table:table-row table:style-name="ro1">
          <table:table-cell table:style-name="ce4" office:value-type="string" calcext:value-type="string">
            <text:p>10/21/2019</text:p>
          </table:table-cell>
          <table:table-cell office:value-type="float" office:value="0.002704" calcext:value-type="float">
            <text:p>0.002704</text:p>
          </table:table-cell>
          <table:table-cell table:number-columns-repeated="2" office:value-type="float" office:value="0.0028" calcext:value-type="float">
            <text:p>0.0028</text:p>
          </table:table-cell>
          <table:table-cell office:value-type="float" office:value="0.002654" calcext:value-type="float">
            <text:p>0.002654</text:p>
          </table:table-cell>
          <table:table-cell office:value-type="string" calcext:value-type="string">
            <text:p>1.99B</text:p>
          </table:table-cell>
          <table:table-cell table:style-name="ce4" office:value-type="string" calcext:value-type="string">
            <text:p>-3.43%</text:p>
          </table:table-cell>
        </table:table-row>
        <table:table-row table:style-name="ro1">
          <table:table-cell table:style-name="ce4" office:value-type="string" calcext:value-type="string">
            <text:p>10/20/2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2732" calcext:value-type="float">
            <text:p>0.002732</text:p>
          </table:table-cell>
          <table:table-cell office:value-type="string" calcext:value-type="string">
            <text:p>3.07B</text:p>
          </table:table-cell>
          <table:table-cell table:style-name="ce4" office:value-type="string" calcext:value-type="string">
            <text:p>0.43%</text:p>
          </table:table-cell>
        </table:table-row>
        <table:table-row table:style-name="ro1">
          <table:table-cell table:style-name="ce4" office:value-type="string" calcext:value-type="string">
            <text:p>10/19/2019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0.002735" calcext:value-type="float">
            <text:p>0.002735</text:p>
          </table:table-cell>
          <table:table-cell office:value-type="string" calcext:value-type="string">
            <text:p>2.86B</text:p>
          </table:table-cell>
          <table:table-cell table:style-name="ce4" office:value-type="string" calcext:value-type="string">
            <text:p>1.26%</text:p>
          </table:table-cell>
        </table:table-row>
        <table:table-row table:style-name="ro1">
          <table:table-cell table:style-name="ce4" office:value-type="string" calcext:value-type="string">
            <text:p>10/18/2019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0.002699" calcext:value-type="float">
            <text:p>0.002699</text:p>
          </table:table-cell>
          <table:table-cell office:value-type="string" calcext:value-type="string">
            <text:p>3.70B</text:p>
          </table:table-cell>
          <table:table-cell table:style-name="ce4" office:value-type="string" calcext:value-type="string">
            <text:p>-0.06%</text:p>
          </table:table-cell>
        </table:table-row>
        <table:table-row table:style-name="ro1">
          <table:table-cell table:style-name="ce4" office:value-type="string" calcext:value-type="string">
            <text:p>10/17/2019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0.002574" calcext:value-type="float">
            <text:p>0.002574</text:p>
          </table:table-cell>
          <table:table-cell office:value-type="string" calcext:value-type="string">
            <text:p>4.51B</text:p>
          </table:table-cell>
          <table:table-cell table:style-name="ce4" office:value-type="string" calcext:value-type="string">
            <text:p>6.63%</text:p>
          </table:table-cell>
        </table:table-row>
        <table:table-row table:style-name="ro1">
          <table:table-cell table:style-name="ce4" office:value-type="string" calcext:value-type="string">
            <text:p>10/16/2019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523" calcext:value-type="float">
            <text:p>0.002523</text:p>
          </table:table-cell>
          <table:table-cell office:value-type="string" calcext:value-type="string">
            <text:p>3.25B</text:p>
          </table:table-cell>
          <table:table-cell table:style-name="ce4" office:value-type="string" calcext:value-type="string">
            <text:p>1.38%</text:p>
          </table:table-cell>
        </table:table-row>
        <table:table-row table:style-name="ro1">
          <table:table-cell table:style-name="ce4" office:value-type="string" calcext:value-type="string">
            <text:p>10/15/2019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002578" calcext:value-type="float">
            <text:p>0.002578</text:p>
          </table:table-cell>
          <table:table-cell office:value-type="float" office:value="0.002522" calcext:value-type="float">
            <text:p>0.002522</text:p>
          </table:table-cell>
          <table:table-cell office:value-type="string" calcext:value-type="string">
            <text:p>3.13B</text:p>
          </table:table-cell>
          <table:table-cell table:style-name="ce4" office:value-type="string" calcext:value-type="string">
            <text:p>-0.62%</text:p>
          </table:table-cell>
        </table:table-row>
        <table:table-row table:style-name="ro1">
          <table:table-cell table:style-name="ce4" office:value-type="string" calcext:value-type="string">
            <text:p>10/14/2019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002465" calcext:value-type="float">
            <text:p>0.002465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.002451" calcext:value-type="float">
            <text:p>0.002451</text:p>
          </table:table-cell>
          <table:table-cell office:value-type="string" calcext:value-type="string">
            <text:p>3.25B</text:p>
          </table:table-cell>
          <table:table-cell table:style-name="ce4" office:value-type="string" calcext:value-type="string">
            <text:p>4.01%</text:p>
          </table:table-cell>
        </table:table-row>
        <table:table-row table:style-name="ro1">
          <table:table-cell table:style-name="ce4" office:value-type="string" calcext:value-type="string">
            <text:p>10/13/2019</text:p>
          </table:table-cell>
          <table:table-cell office:value-type="float" office:value="0.002465" calcext:value-type="float">
            <text:p>0.002465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0.002381" calcext:value-type="float">
            <text:p>0.002381</text:p>
          </table:table-cell>
          <table:table-cell office:value-type="string" calcext:value-type="string">
            <text:p>3.93B</text:p>
          </table:table-cell>
          <table:table-cell table:style-name="ce4" office:value-type="string" calcext:value-type="string">
            <text:p>3.44%</text:p>
          </table:table-cell>
        </table:table-row>
        <table:table-row table:style-name="ro1">
          <table:table-cell table:style-name="ce4" office:value-type="string" calcext:value-type="string">
            <text:p>10/12/2019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002346" calcext:value-type="float">
            <text:p>0.002346</text:p>
          </table:table-cell>
          <table:table-cell office:value-type="string" calcext:value-type="string">
            <text:p>2.72B</text:p>
          </table:table-cell>
          <table:table-cell table:style-name="ce4" office:value-type="string" calcext:value-type="string">
            <text:p>0.63%</text:p>
          </table:table-cell>
        </table:table-row>
        <table:table-row table:style-name="ro1">
          <table:table-cell table:style-name="ce4" office:value-type="string" calcext:value-type="string">
            <text:p>10/11/2019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.002359" calcext:value-type="float">
            <text:p>0.002359</text:p>
          </table:table-cell>
          <table:table-cell office:value-type="string" calcext:value-type="string">
            <text:p>2.81B</text:p>
          </table:table-cell>
          <table:table-cell table:style-name="ce4" office:value-type="string" calcext:value-type="string">
            <text:p>-0.69%</text:p>
          </table:table-cell>
        </table:table-row>
        <table:table-row table:style-name="ro1">
          <table:table-cell table:style-name="ce4" office:value-type="string" calcext:value-type="string">
            <text:p>10/10/2019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2443" calcext:value-type="float">
            <text:p>0.002443</text:p>
          </table:table-cell>
          <table:table-cell office:value-type="float" office:value="0.002446" calcext:value-type="float">
            <text:p>0.002446</text:p>
          </table:table-cell>
          <table:table-cell office:value-type="float" office:value="0.00238" calcext:value-type="float">
            <text:p>0.00238</text:p>
          </table:table-cell>
          <table:table-cell office:value-type="string" calcext:value-type="string">
            <text:p>2.60B</text:p>
          </table:table-cell>
          <table:table-cell table:style-name="ce4" office:value-type="string" calcext:value-type="string">
            <text:p>-2.46%</text:p>
          </table:table-cell>
        </table:table-row>
        <table:table-row table:style-name="ro1">
          <table:table-cell table:style-name="ce4" office:value-type="string" calcext:value-type="string">
            <text:p>10/09/2019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2394" calcext:value-type="float">
            <text:p>0.002394</text:p>
          </table:table-cell>
          <table:table-cell office:value-type="string" calcext:value-type="string">
            <text:p>3.14B</text:p>
          </table:table-cell>
          <table:table-cell table:style-name="ce4" office:value-type="string" calcext:value-type="string">
            <text:p>0.60%</text:p>
          </table:table-cell>
        </table:table-row>
        <table:table-row table:style-name="ro1">
          <table:table-cell table:style-name="ce4" office:value-type="string" calcext:value-type="string">
            <text:p>10/08/2019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.002527" calcext:value-type="float">
            <text:p>0.002527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2369" calcext:value-type="float">
            <text:p>0.002369</text:p>
          </table:table-cell>
          <table:table-cell office:value-type="string" calcext:value-type="string">
            <text:p>2.86B</text:p>
          </table:table-cell>
          <table:table-cell table:style-name="ce4" office:value-type="string" calcext:value-type="string">
            <text:p>-3.83%</text:p>
          </table:table-cell>
        </table:table-row>
        <table:table-row table:style-name="ro1">
          <table:table-cell table:style-name="ce4" office:value-type="string" calcext:value-type="string">
            <text:p>10/07/2019</text:p>
          </table:table-cell>
          <table:table-cell office:value-type="float" office:value="0.002527" calcext:value-type="float">
            <text:p>0.002527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2544" calcext:value-type="float">
            <text:p>0.002544</text:p>
          </table:table-cell>
          <table:table-cell office:value-type="float" office:value="0.002501" calcext:value-type="float">
            <text:p>0.002501</text:p>
          </table:table-cell>
          <table:table-cell office:value-type="string" calcext:value-type="string">
            <text:p>3.25B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10/06/2019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.002535" calcext:value-type="float">
            <text:p>0.002535</text:p>
          </table:table-cell>
          <table:table-cell office:value-type="float" office:value="0.002362" calcext:value-type="float">
            <text:p>0.002362</text:p>
          </table:table-cell>
          <table:table-cell office:value-type="string" calcext:value-type="string">
            <text:p>2.81B</text:p>
          </table:table-cell>
          <table:table-cell table:style-name="ce4" office:value-type="string" calcext:value-type="string">
            <text:p>4.74%</text:p>
          </table:table-cell>
        </table:table-row>
        <table:table-row table:style-name="ro1">
          <table:table-cell table:style-name="ce4" office:value-type="string" calcext:value-type="string">
            <text:p>10/05/2019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0.002376" calcext:value-type="float">
            <text:p>0.002376</text:p>
          </table:table-cell>
          <table:table-cell office:value-type="string" calcext:value-type="string">
            <text:p>2.71B</text:p>
          </table:table-cell>
          <table:table-cell table:style-name="ce4" office:value-type="string" calcext:value-type="string">
            <text:p>-6.39%</text:p>
          </table:table-cell>
        </table:table-row>
        <table:table-row table:style-name="ro1">
          <table:table-cell table:style-name="ce4" office:value-type="string" calcext:value-type="string">
            <text:p>10/04/2019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0.002339" calcext:value-type="float">
            <text:p>0.002339</text:p>
          </table:table-cell>
          <table:table-cell office:value-type="string" calcext:value-type="string">
            <text:p>2.56B</text:p>
          </table:table-cell>
          <table:table-cell table:style-name="ce4" office:value-type="string" calcext:value-type="string">
            <text:p>7.35%</text:p>
          </table:table-cell>
        </table:table-row>
        <table:table-row table:style-name="ro1">
          <table:table-cell table:style-name="ce4" office:value-type="string" calcext:value-type="string">
            <text:p>10/03/2019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2588" calcext:value-type="float">
            <text:p>0.002588</text:p>
          </table:table-cell>
          <table:table-cell office:value-type="float" office:value="0.002342" calcext:value-type="float">
            <text:p>0.002342</text:p>
          </table:table-cell>
          <table:table-cell office:value-type="string" calcext:value-type="string">
            <text:p>2.34B</text:p>
          </table:table-cell>
          <table:table-cell table:style-name="ce4" office:value-type="string" calcext:value-type="string">
            <text:p>-1.17%</text:p>
          </table:table-cell>
        </table:table-row>
        <table:table-row table:style-name="ro1">
          <table:table-cell table:style-name="ce4" office:value-type="string" calcext:value-type="string">
            <text:p>10/02/2019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2442" calcext:value-type="float">
            <text:p>0.002442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0.002378" calcext:value-type="float">
            <text:p>0.002378</text:p>
          </table:table-cell>
          <table:table-cell office:value-type="string" calcext:value-type="string">
            <text:p>1.93B</text:p>
          </table:table-cell>
          <table:table-cell table:style-name="ce4" office:value-type="string" calcext:value-type="string">
            <text:p>-1.15%</text:p>
          </table:table-cell>
        </table:table-row>
        <table:table-row table:style-name="ro1">
          <table:table-cell table:style-name="ce4" office:value-type="string" calcext:value-type="string">
            <text:p>10/01/201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418" calcext:value-type="float">
            <text:p>0.002418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0.002411" calcext:value-type="float">
            <text:p>0.002411</text:p>
          </table:table-cell>
          <table:table-cell office:value-type="string" calcext:value-type="string">
            <text:p>2.67B</text:p>
          </table:table-cell>
          <table:table-cell table:style-name="ce4" office:value-type="string" calcext:value-type="string">
            <text:p>1.08%</text:p>
          </table:table-cell>
        </table:table-row>
        <table:table-row table:style-name="ro1">
          <table:table-cell table:style-name="ce4" office:value-type="string" calcext:value-type="string">
            <text:p>09/30/2019</text:p>
          </table:table-cell>
          <table:table-cell office:value-type="float" office:value="0.002418" calcext:value-type="float">
            <text:p>0.002418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252" calcext:value-type="float">
            <text:p>0.002252</text:p>
          </table:table-cell>
          <table:table-cell office:value-type="string" calcext:value-type="string">
            <text:p>3.91B</text:p>
          </table:table-cell>
          <table:table-cell table:style-name="ce4" office:value-type="string" calcext:value-type="string">
            <text:p>5.16%</text:p>
          </table:table-cell>
        </table:table-row>
        <table:table-row table:style-name="ro1">
          <table:table-cell table:style-name="ce4" office:value-type="string" calcext:value-type="string">
            <text:p>09/29/2019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2312" calcext:value-type="float">
            <text:p>0.002312</text:p>
          </table:table-cell>
          <table:table-cell office:value-type="float" office:value="0.002434" calcext:value-type="float">
            <text:p>0.002434</text:p>
          </table:table-cell>
          <table:table-cell office:value-type="float" office:value="0.002202" calcext:value-type="float">
            <text:p>0.002202</text:p>
          </table:table-cell>
          <table:table-cell office:value-type="string" calcext:value-type="string">
            <text:p>3.18B</text:p>
          </table:table-cell>
          <table:table-cell table:style-name="ce4" office:value-type="string" calcext:value-type="string">
            <text:p>-0.54%</text:p>
          </table:table-cell>
        </table:table-row>
        <table:table-row table:style-name="ro1">
          <table:table-cell table:style-name="ce4" office:value-type="string" calcext:value-type="string">
            <text:p>09/28/2019</text:p>
          </table:table-cell>
          <table:table-cell office:value-type="float" office:value="0.002312" calcext:value-type="float">
            <text:p>0.002312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0.002284" calcext:value-type="float">
            <text:p>0.002284</text:p>
          </table:table-cell>
          <table:table-cell office:value-type="string" calcext:value-type="string">
            <text:p>3.41B</text:p>
          </table:table-cell>
          <table:table-cell table:style-name="ce4" office:value-type="string" calcext:value-type="string">
            <text:p>-0.89%</text:p>
          </table:table-cell>
        </table:table-row>
        <table:table-row table:style-name="ro1">
          <table:table-cell table:style-name="ce4" office:value-type="string" calcext:value-type="string">
            <text:p>09/27/2019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2346" calcext:value-type="float">
            <text:p>0.002346</text:p>
          </table:table-cell>
          <table:table-cell office:value-type="float" office:value="0.00215" calcext:value-type="float">
            <text:p>0.00215</text:p>
          </table:table-cell>
          <table:table-cell office:value-type="string" calcext:value-type="string">
            <text:p>3.22B</text:p>
          </table:table-cell>
          <table:table-cell table:style-name="ce4" office:value-type="string" calcext:value-type="string">
            <text:p>5.27%</text:p>
          </table:table-cell>
        </table:table-row>
        <table:table-row table:style-name="ro1">
          <table:table-cell table:style-name="ce4" office:value-type="string" calcext:value-type="string">
            <text:p>09/26/2019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2263" calcext:value-type="float">
            <text:p>0.002263</text:p>
          </table:table-cell>
          <table:table-cell office:value-type="float" office:value="0.002321" calcext:value-type="float">
            <text:p>0.002321</text:p>
          </table:table-cell>
          <table:table-cell office:value-type="float" office:value="0.00218" calcext:value-type="float">
            <text:p>0.00218</text:p>
          </table:table-cell>
          <table:table-cell office:value-type="string" calcext:value-type="string">
            <text:p>3.26B</text:p>
          </table:table-cell>
          <table:table-cell table:style-name="ce4" office:value-type="string" calcext:value-type="string">
            <text:p>-2.10%</text:p>
          </table:table-cell>
        </table:table-row>
        <table:table-row table:style-name="ro1">
          <table:table-cell table:style-name="ce4" office:value-type="string" calcext:value-type="string">
            <text:p>09/25/2019</text:p>
          </table:table-cell>
          <table:table-cell office:value-type="float" office:value="0.002263" calcext:value-type="float">
            <text:p>0.002263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2289" calcext:value-type="float">
            <text:p>0.002289</text:p>
          </table:table-cell>
          <table:table-cell office:value-type="float" office:value="0.002142" calcext:value-type="float">
            <text:p>0.002142</text:p>
          </table:table-cell>
          <table:table-cell office:value-type="string" calcext:value-type="string">
            <text:p>3.83B</text:p>
          </table:table-cell>
          <table:table-cell table:style-name="ce4" office:value-type="string" calcext:value-type="string">
            <text:p>0.38%</text:p>
          </table:table-cell>
        </table:table-row>
        <table:table-row table:style-name="ro1">
          <table:table-cell table:style-name="ce4" office:value-type="string" calcext:value-type="string">
            <text:p>09/24/2019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.002158" calcext:value-type="float">
            <text:p>0.002158</text:p>
          </table:table-cell>
          <table:table-cell office:value-type="string" calcext:value-type="string">
            <text:p>5.29B</text:p>
          </table:table-cell>
          <table:table-cell table:style-name="ce4" office:value-type="string" calcext:value-type="string">
            <text:p>-12.73%</text:p>
          </table:table-cell>
        </table:table-row>
        <table:table-row table:style-name="ro1">
          <table:table-cell table:style-name="ce4" office:value-type="string" calcext:value-type="string">
            <text:p>09/23/2019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002583" calcext:value-type="float">
            <text:p>0.002583</text:p>
          </table:table-cell>
          <table:table-cell office:value-type="string" calcext:value-type="string">
            <text:p>2.17B</text:p>
          </table:table-cell>
          <table:table-cell table:style-name="ce4" office:value-type="string" calcext:value-type="string">
            <text:p>-2.48%</text:p>
          </table:table-cell>
        </table:table-row>
        <table:table-row table:style-name="ro1">
          <table:table-cell table:style-name="ce4" office:value-type="string" calcext:value-type="string">
            <text:p>09/22/2019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2632" calcext:value-type="float">
            <text:p>0.002632</text:p>
          </table:table-cell>
          <table:table-cell office:value-type="string" calcext:value-type="string">
            <text:p>2.43B</text:p>
          </table:table-cell>
          <table:table-cell table:style-name="ce4" office:value-type="string" calcext:value-type="string">
            <text:p>-1.20%</text:p>
          </table:table-cell>
        </table:table-row>
        <table:table-row table:style-name="ro1">
          <table:table-cell table:style-name="ce4" office:value-type="string" calcext:value-type="string">
            <text:p>09/21/2019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.002644" calcext:value-type="float">
            <text:p>0.002644</text:p>
          </table:table-cell>
          <table:table-cell office:value-type="string" calcext:value-type="string">
            <text:p>2.17B</text:p>
          </table:table-cell>
          <table:table-cell table:style-name="ce4" office:value-type="string" calcext:value-type="string">
            <text:p>-1.62%</text:p>
          </table:table-cell>
        </table:table-row>
        <table:table-row table:style-name="ro1">
          <table:table-cell table:style-name="ce4" office:value-type="string" calcext:value-type="string">
            <text:p>09/20/2019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.002687" calcext:value-type="float">
            <text:p>0.002687</text:p>
          </table:table-cell>
          <table:table-cell office:value-type="string" calcext:value-type="string">
            <text:p>2.11B</text:p>
          </table:table-cell>
          <table:table-cell table:style-name="ce4" office:value-type="string" calcext:value-type="string">
            <text:p>-0.51%</text:p>
          </table:table-cell>
        </table:table-row>
        <table:table-row table:style-name="ro1">
          <table:table-cell table:style-name="ce4" office:value-type="string" calcext:value-type="string">
            <text:p>09/19/2019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002618" calcext:value-type="float">
            <text:p>0.002618</text:p>
          </table:table-cell>
          <table:table-cell office:value-type="string" calcext:value-type="string">
            <text:p>3.10B</text:p>
          </table:table-cell>
          <table:table-cell table:style-name="ce4" office:value-type="string" calcext:value-type="string">
            <text:p>-0.25%</text:p>
          </table:table-cell>
        </table:table-row>
        <table:table-row table:style-name="ro1">
          <table:table-cell table:style-name="ce4" office:value-type="string" calcext:value-type="string">
            <text:p>09/18/2019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2833" calcext:value-type="float">
            <text:p>0.002833</text:p>
          </table:table-cell>
          <table:table-cell office:value-type="float" office:value="0.002596" calcext:value-type="float">
            <text:p>0.002596</text:p>
          </table:table-cell>
          <table:table-cell office:value-type="string" calcext:value-type="string">
            <text:p>2.86B</text:p>
          </table:table-cell>
          <table:table-cell table:style-name="ce4" office:value-type="string" calcext:value-type="string">
            <text:p>4.93%</text:p>
          </table:table-cell>
        </table:table-row>
        <table:table-row table:style-name="ro1">
          <table:table-cell table:style-name="ce4" office:value-type="string" calcext:value-type="string">
            <text:p>09/17/2019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2496" calcext:value-type="float">
            <text:p>0.002496</text:p>
          </table:table-cell>
          <table:table-cell office:value-type="string" calcext:value-type="string">
            <text:p>2.56B</text:p>
          </table:table-cell>
          <table:table-cell table:style-name="ce4" office:value-type="string" calcext:value-type="string">
            <text:p>4.62%</text:p>
          </table:table-cell>
        </table:table-row>
        <table:table-row table:style-name="ro1">
          <table:table-cell table:style-name="ce4" office:value-type="string" calcext:value-type="string">
            <text:p>09/16/2019</text:p>
          </table:table-cell>
          <table:table-cell office:value-type="float" office:value="0.002502" calcext:value-type="float">
            <text:p>0.002502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2466" calcext:value-type="float">
            <text:p>0.002466</text:p>
          </table:table-cell>
          <table:table-cell office:value-type="string" calcext:value-type="string">
            <text:p>2.37B</text:p>
          </table:table-cell>
          <table:table-cell table:style-name="ce4" office:value-type="string" calcext:value-type="string">
            <text:p>-0.63%</text:p>
          </table:table-cell>
        </table:table-row>
        <table:table-row table:style-name="ro1">
          <table:table-cell table:style-name="ce4" office:value-type="string" calcext:value-type="string">
            <text:p>09/15/2019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533" calcext:value-type="float">
            <text:p>0.002533</text:p>
          </table:table-cell>
          <table:table-cell office:value-type="float" office:value="0.002408" calcext:value-type="float">
            <text:p>0.002408</text:p>
          </table:table-cell>
          <table:table-cell office:value-type="string" calcext:value-type="string">
            <text:p>2.19B</text:p>
          </table:table-cell>
          <table:table-cell table:style-name="ce4" office:value-type="string" calcext:value-type="string">
            <text:p>1.69%</text:p>
          </table:table-cell>
        </table:table-row>
        <table:table-row table:style-name="ro1">
          <table:table-cell table:style-name="ce4" office:value-type="string" calcext:value-type="string">
            <text:p>09/14/2019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471" calcext:value-type="float">
            <text:p>0.002471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.002451" calcext:value-type="float">
            <text:p>0.002451</text:p>
          </table:table-cell>
          <table:table-cell office:value-type="string" calcext:value-type="string">
            <text:p>2.20B</text:p>
          </table:table-cell>
          <table:table-cell table:style-name="ce4" office:value-type="string" calcext:value-type="string">
            <text:p>0.20%</text:p>
          </table:table-cell>
        </table:table-row>
        <table:table-row table:style-name="ro1">
          <table:table-cell table:style-name="ce4" office:value-type="string" calcext:value-type="string">
            <text:p>09/13/2019</text:p>
          </table:table-cell>
          <table:table-cell office:value-type="float" office:value="0.002471" calcext:value-type="float">
            <text:p>0.002471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402" calcext:value-type="float">
            <text:p>0.002402</text:p>
          </table:table-cell>
          <table:table-cell office:value-type="string" calcext:value-type="string">
            <text:p>1.84B</text:p>
          </table:table-cell>
          <table:table-cell table:style-name="ce4" office:value-type="string" calcext:value-type="string">
            <text:p>0.37%</text:p>
          </table:table-cell>
        </table:table-row>
        <table:table-row table:style-name="ro1">
          <table:table-cell table:style-name="ce4" office:value-type="string" calcext:value-type="string">
            <text:p>09/12/2019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00238" calcext:value-type="float">
            <text:p>0.00238</text:p>
          </table:table-cell>
          <table:table-cell office:value-type="string" calcext:value-type="string">
            <text:p>2.03B</text:p>
          </table:table-cell>
          <table:table-cell table:style-name="ce4" office:value-type="string" calcext:value-type="string">
            <text:p>0.05%</text:p>
          </table:table-cell>
        </table:table-row>
        <table:table-row table:style-name="ro1">
          <table:table-cell table:style-name="ce4" office:value-type="string" calcext:value-type="string">
            <text:p>09/11/2019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002407" calcext:value-type="float">
            <text:p>0.002407</text:p>
          </table:table-cell>
          <table:table-cell office:value-type="string" calcext:value-type="string">
            <text:p>2.05B</text:p>
          </table:table-cell>
          <table:table-cell table:style-name="ce4" office:value-type="string" calcext:value-type="string">
            <text:p>-0.73%</text:p>
          </table:table-cell>
        </table:table-row>
        <table:table-row table:style-name="ro1">
          <table:table-cell table:style-name="ce4" office:value-type="string" calcext:value-type="string">
            <text:p>09/10/2019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.002461" calcext:value-type="float">
            <text:p>0.002461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-0.12%</text:p>
          </table:table-cell>
        </table:table-row>
        <table:table-row table:style-name="ro1">
          <table:table-cell table:style-name="ce4" office:value-type="string" calcext:value-type="string">
            <text:p>09/09/2019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0.002413" calcext:value-type="float">
            <text:p>0.002413</text:p>
          </table:table-cell>
          <table:table-cell office:value-type="string" calcext:value-type="string">
            <text:p>3.06B</text:p>
          </table:table-cell>
          <table:table-cell table:style-name="ce4" office:value-type="string" calcext:value-type="string">
            <text:p>-3.83%</text:p>
          </table:table-cell>
        </table:table-row>
        <table:table-row table:style-name="ro1">
          <table:table-cell table:style-name="ce4" office:value-type="string" calcext:value-type="string">
            <text:p>09/08/2019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2616" calcext:value-type="float">
            <text:p>0.002616</text:p>
          </table:table-cell>
          <table:table-cell office:value-type="float" office:value="0.00252" calcext:value-type="float">
            <text:p>0.00252</text:p>
          </table:table-cell>
          <table:table-cell office:value-type="string" calcext:value-type="string">
            <text:p>2.51B</text:p>
          </table:table-cell>
          <table:table-cell table:style-name="ce4" office:value-type="string" calcext:value-type="string">
            <text:p>1.74%</text:p>
          </table:table-cell>
        </table:table-row>
        <table:table-row table:style-name="ro1">
          <table:table-cell table:style-name="ce4" office:value-type="string" calcext:value-type="string">
            <text:p>09/07/2019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0.002614" calcext:value-type="float">
            <text:p>0.002614</text:p>
          </table:table-cell>
          <table:table-cell office:value-type="float" office:value="0.002484" calcext:value-type="float">
            <text:p>0.002484</text:p>
          </table:table-cell>
          <table:table-cell office:value-type="string" calcext:value-type="string">
            <text:p>2.74B</text:p>
          </table:table-cell>
          <table:table-cell table:style-name="ce4" office:value-type="string" calcext:value-type="string">
            <text:p>-1.38%</text:p>
          </table:table-cell>
        </table:table-row>
        <table:table-row table:style-name="ro1">
          <table:table-cell table:style-name="ce4" office:value-type="string" calcext:value-type="string">
            <text:p>09/06/2019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249" calcext:value-type="float">
            <text:p>0.00249</text:p>
          </table:table-cell>
          <table:table-cell office:value-type="string" calcext:value-type="string">
            <text:p>2.51B</text:p>
          </table:table-cell>
          <table:table-cell table:style-name="ce4" office:value-type="string" calcext:value-type="string">
            <text:p>2.37%</text:p>
          </table:table-cell>
        </table:table-row>
        <table:table-row table:style-name="ro1">
          <table:table-cell table:style-name="ce4" office:value-type="string" calcext:value-type="string">
            <text:p>09/05/2019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2493" calcext:value-type="float">
            <text:p>0.002493</text:p>
          </table:table-cell>
          <table:table-cell office:value-type="string" calcext:value-type="string">
            <text:p>2.40B</text:p>
          </table:table-cell>
          <table:table-cell table:style-name="ce4" office:value-type="string" calcext:value-type="string">
            <text:p>-13.06%</text:p>
          </table:table-cell>
        </table:table-row>
        <table:table-row table:style-name="ro1">
          <table:table-cell table:style-name="ce4" office:value-type="string" calcext:value-type="string">
            <text:p>09/04/2019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2623" calcext:value-type="float">
            <text:p>0.002623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2519" calcext:value-type="float">
            <text:p>0.002519</text:p>
          </table:table-cell>
          <table:table-cell office:value-type="string" calcext:value-type="string">
            <text:p>2.56B</text:p>
          </table:table-cell>
          <table:table-cell table:style-name="ce4" office:value-type="string" calcext:value-type="string">
            <text:p>10.15%</text:p>
          </table:table-cell>
        </table:table-row>
        <table:table-row table:style-name="ro1">
          <table:table-cell table:style-name="ce4" office:value-type="string" calcext:value-type="string">
            <text:p>09/03/2019</text:p>
          </table:table-cell>
          <table:table-cell office:value-type="float" office:value="0.002623" calcext:value-type="float">
            <text:p>0.002623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2592" calcext:value-type="float">
            <text:p>0.002592</text:p>
          </table:table-cell>
          <table:table-cell office:value-type="string" calcext:value-type="string">
            <text:p>2.65B</text:p>
          </table:table-cell>
          <table:table-cell table:style-name="ce4" office:value-type="string" calcext:value-type="string">
            <text:p>-0.53%</text:p>
          </table:table-cell>
        </table:table-row>
        <table:table-row table:style-name="ro1">
          <table:table-cell table:style-name="ce4" office:value-type="string" calcext:value-type="string">
            <text:p>09/02/2019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002648" calcext:value-type="float">
            <text:p>0.002648</text:p>
          </table:table-cell>
          <table:table-cell office:value-type="float" office:value="0.00248" calcext:value-type="float">
            <text:p>0.00248</text:p>
          </table:table-cell>
          <table:table-cell office:value-type="string" calcext:value-type="string">
            <text:p>2.07B</text:p>
          </table:table-cell>
          <table:table-cell table:style-name="ce4" office:value-type="string" calcext:value-type="string">
            <text:p>2.54%</text:p>
          </table:table-cell>
        </table:table-row>
        <table:table-row table:style-name="ro1">
          <table:table-cell table:style-name="ce4" office:value-type="string" calcext:value-type="string">
            <text:p>09/01/2019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02444" calcext:value-type="float">
            <text:p>0.002444</text:p>
          </table:table-cell>
          <table:table-cell office:value-type="string" calcext:value-type="string">
            <text:p>2.04B</text:p>
          </table:table-cell>
          <table:table-cell table:style-name="ce4" office:value-type="string" calcext:value-type="string">
            <text:p>-3.99%</text:p>
          </table:table-cell>
        </table:table-row>
        <table:table-row table:style-name="ro1">
          <table:table-cell table:style-name="ce4" office:value-type="string" calcext:value-type="string">
            <text:p>08/31/2019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539" calcext:value-type="float">
            <text:p>0.002539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002444" calcext:value-type="float">
            <text:p>0.002444</text:p>
          </table:table-cell>
          <table:table-cell office:value-type="string" calcext:value-type="string">
            <text:p>2.04B</text:p>
          </table:table-cell>
          <table:table-cell table:style-name="ce4" office:value-type="string" calcext:value-type="string">
            <text:p>5.54%</text:p>
          </table:table-cell>
        </table:table-row>
        <table:table-row table:style-name="ro1">
          <table:table-cell table:style-name="ce4" office:value-type="string" calcext:value-type="string">
            <text:p>08/30/2019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2561" calcext:value-type="float">
            <text:p>0.002561</text:p>
          </table:table-cell>
          <table:table-cell office:value-type="float" office:value="0.002436" calcext:value-type="float">
            <text:p>0.002436</text:p>
          </table:table-cell>
          <table:table-cell office:value-type="string" calcext:value-type="string">
            <text:p>1.89B</text:p>
          </table:table-cell>
          <table:table-cell table:style-name="ce4" office:value-type="string" calcext:value-type="string">
            <text:p>1.73%</text:p>
          </table:table-cell>
        </table:table-row>
        <table:table-row table:style-name="ro1">
          <table:table-cell table:style-name="ce4" office:value-type="string" calcext:value-type="string">
            <text:p>08/29/2019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2427" calcext:value-type="float">
            <text:p>0.002427</text:p>
          </table:table-cell>
          <table:table-cell office:value-type="string" calcext:value-type="string">
            <text:p>2.34B</text:p>
          </table:table-cell>
          <table:table-cell table:style-name="ce4" office:value-type="string" calcext:value-type="string">
            <text:p>-3.25%</text:p>
          </table:table-cell>
        </table:table-row>
        <table:table-row table:style-name="ro1">
          <table:table-cell table:style-name="ce4" office:value-type="string" calcext:value-type="string">
            <text:p>08/28/2019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02567" calcext:value-type="float">
            <text:p>0.002567</text:p>
          </table:table-cell>
          <table:table-cell office:value-type="string" calcext:value-type="string">
            <text:p>2.09B</text:p>
          </table:table-cell>
          <table:table-cell table:style-name="ce4" office:value-type="string" calcext:value-type="string">
            <text:p>-3.63%</text:p>
          </table:table-cell>
        </table:table-row>
        <table:table-row table:style-name="ro1">
          <table:table-cell table:style-name="ce4" office:value-type="string" calcext:value-type="string">
            <text:p>08/27/2019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02714" calcext:value-type="float">
            <text:p>0.002714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2599" calcext:value-type="float">
            <text:p>0.002599</text:p>
          </table:table-cell>
          <table:table-cell office:value-type="string" calcext:value-type="string">
            <text:p>1.94B</text:p>
          </table:table-cell>
          <table:table-cell table:style-name="ce4" office:value-type="string" calcext:value-type="string">
            <text:p>-1.41%</text:p>
          </table:table-cell>
        </table:table-row>
        <table:table-row table:style-name="ro1">
          <table:table-cell table:style-name="ce4" office:value-type="string" calcext:value-type="string">
            <text:p>08/26/2019</text:p>
          </table:table-cell>
          <table:table-cell office:value-type="float" office:value="0.002714" calcext:value-type="float">
            <text:p>0.002714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.002697" calcext:value-type="float">
            <text:p>0.002697</text:p>
          </table:table-cell>
          <table:table-cell office:value-type="string" calcext:value-type="string">
            <text:p>2.01B</text:p>
          </table:table-cell>
          <table:table-cell table:style-name="ce4" office:value-type="string" calcext:value-type="string">
            <text:p>-0.18%</text:p>
          </table:table-cell>
        </table:table-row>
        <table:table-row table:style-name="ro1">
          <table:table-cell table:style-name="ce4" office:value-type="string" calcext:value-type="string">
            <text:p>08/25/2019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3285" calcext:value-type="float">
            <text:p>0.003285</text:p>
          </table:table-cell>
          <table:table-cell office:value-type="float" office:value="0.002692" calcext:value-type="float">
            <text:p>0.002692</text:p>
          </table:table-cell>
          <table:table-cell office:value-type="string" calcext:value-type="string">
            <text:p>1.94B</text:p>
          </table:table-cell>
          <table:table-cell table:style-name="ce4" office:value-type="string" calcext:value-type="string">
            <text:p>0.52%</text:p>
          </table:table-cell>
        </table:table-row>
        <table:table-row table:style-name="ro1">
          <table:table-cell table:style-name="ce4" office:value-type="string" calcext:value-type="string">
            <text:p>08/24/2019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0.002761" calcext:value-type="float">
            <text:p>0.002761</text:p>
          </table:table-cell>
          <table:table-cell office:value-type="float" office:value="0.002684" calcext:value-type="float">
            <text:p>0.002684</text:p>
          </table:table-cell>
          <table:table-cell office:value-type="string" calcext:value-type="string">
            <text:p>2.07B</text:p>
          </table:table-cell>
          <table:table-cell table:style-name="ce4" office:value-type="string" calcext:value-type="string">
            <text:p>-1.54%</text:p>
          </table:table-cell>
        </table:table-row>
        <table:table-row table:style-name="ro1">
          <table:table-cell table:style-name="ce4" office:value-type="string" calcext:value-type="string">
            <text:p>08/23/2019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002699" calcext:value-type="float">
            <text:p>0.002699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-0.37%</text:p>
          </table:table-cell>
        </table:table-row>
        <table:table-row table:style-name="ro1">
          <table:table-cell table:style-name="ce4" office:value-type="string" calcext:value-type="string">
            <text:p>08/22/2019</text:p>
          </table:table-cell>
          <table:table-cell office:value-type="float" office:value="0.002758" calcext:value-type="float">
            <text:p>0.002758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2646" calcext:value-type="float">
            <text:p>0.002646</text:p>
          </table:table-cell>
          <table:table-cell office:value-type="string" calcext:value-type="string">
            <text:p>2.24B</text:p>
          </table:table-cell>
          <table:table-cell table:style-name="ce4" office:value-type="string" calcext:value-type="string">
            <text:p>2.57%</text:p>
          </table:table-cell>
        </table:table-row>
        <table:table-row table:style-name="ro1">
          <table:table-cell table:style-name="ce4" office:value-type="string" calcext:value-type="string">
            <text:p>08/21/2019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02774" calcext:value-type="float">
            <text:p>0.002774</text:p>
          </table:table-cell>
          <table:table-cell office:value-type="float" office:value="0.002633" calcext:value-type="float">
            <text:p>0.002633</text:p>
          </table:table-cell>
          <table:table-cell office:value-type="string" calcext:value-type="string">
            <text:p>2.45B</text:p>
          </table:table-cell>
          <table:table-cell table:style-name="ce4" office:value-type="string" calcext:value-type="string">
            <text:p>-3.05%</text:p>
          </table:table-cell>
        </table:table-row>
        <table:table-row table:style-name="ro1">
          <table:table-cell table:style-name="ce4" office:value-type="string" calcext:value-type="string">
            <text:p>08/20/2019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2746" calcext:value-type="float">
            <text:p>0.002746</text:p>
          </table:table-cell>
          <table:table-cell office:value-type="string" calcext:value-type="string">
            <text:p>2.04B</text:p>
          </table:table-cell>
          <table:table-cell table:style-name="ce4" office:value-type="string" calcext:value-type="string">
            <text:p>-1.46%</text:p>
          </table:table-cell>
        </table:table-row>
        <table:table-row table:style-name="ro1">
          <table:table-cell table:style-name="ce4" office:value-type="string" calcext:value-type="string">
            <text:p>08/19/2019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2743" calcext:value-type="float">
            <text:p>0.002743</text:p>
          </table:table-cell>
          <table:table-cell office:value-type="string" calcext:value-type="string">
            <text:p>1.95B</text:p>
          </table:table-cell>
          <table:table-cell table:style-name="ce4" office:value-type="string" calcext:value-type="string">
            <text:p>2.41%</text:p>
          </table:table-cell>
        </table:table-row>
        <table:table-row table:style-name="ro1">
          <table:table-cell table:style-name="ce4" office:value-type="string" calcext:value-type="string">
            <text:p>08/18/2019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002756" calcext:value-type="float">
            <text:p>0.002756</text:p>
          </table:table-cell>
          <table:table-cell office:value-type="float" office:value="0.002668" calcext:value-type="float">
            <text:p>0.002668</text:p>
          </table:table-cell>
          <table:table-cell office:value-type="string" calcext:value-type="string">
            <text:p>2.72B</text:p>
          </table:table-cell>
          <table:table-cell table:style-name="ce4" office:value-type="string" calcext:value-type="string">
            <text:p>2.26%</text:p>
          </table:table-cell>
        </table:table-row>
        <table:table-row table:style-name="ro1">
          <table:table-cell table:style-name="ce4" office:value-type="string" calcext:value-type="string">
            <text:p>08/17/2019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002727" calcext:value-type="float">
            <text:p>0.002727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00268" calcext:value-type="float">
            <text:p>0.00268</text:p>
          </table:table-cell>
          <table:table-cell office:value-type="string" calcext:value-type="string">
            <text:p>1.98B</text:p>
          </table:table-cell>
          <table:table-cell table:style-name="ce4" office:value-type="string" calcext:value-type="string">
            <text:p>-1.41%</text:p>
          </table:table-cell>
        </table:table-row>
        <table:table-row table:style-name="ro1">
          <table:table-cell table:style-name="ce4" office:value-type="string" calcext:value-type="string">
            <text:p>08/16/2019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.002605" calcext:value-type="float">
            <text:p>0.002605</text:p>
          </table:table-cell>
          <table:table-cell office:value-type="string" calcext:value-type="string">
            <text:p>2.31B</text:p>
          </table:table-cell>
          <table:table-cell table:style-name="ce4" office:value-type="string" calcext:value-type="string">
            <text:p>2.20%</text:p>
          </table:table-cell>
        </table:table-row>
        <table:table-row table:style-name="ro1">
          <table:table-cell table:style-name="ce4" office:value-type="string" calcext:value-type="string">
            <text:p>08/15/2019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002607" calcext:value-type="float">
            <text:p>0.002607</text:p>
          </table:table-cell>
          <table:table-cell office:value-type="string" calcext:value-type="string">
            <text:p>2.94B</text:p>
          </table:table-cell>
          <table:table-cell table:style-name="ce4" office:value-type="string" calcext:value-type="string">
            <text:p>-4.37%</text:p>
          </table:table-cell>
        </table:table-row>
        <table:table-row table:style-name="ro1">
          <table:table-cell table:style-name="ce4" office:value-type="string" calcext:value-type="string">
            <text:p>08/14/2019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.002876" calcext:value-type="float">
            <text:p>0.002876</text:p>
          </table:table-cell>
          <table:table-cell office:value-type="float" office:value="0.00277" calcext:value-type="float">
            <text:p>0.00277</text:p>
          </table:table-cell>
          <table:table-cell office:value-type="string" calcext:value-type="string">
            <text:p>2.69B</text:p>
          </table:table-cell>
          <table:table-cell table:style-name="ce4" office:value-type="string" calcext:value-type="string">
            <text:p>-2.35%</text:p>
          </table:table-cell>
        </table:table-row>
        <table:table-row table:style-name="ro1">
          <table:table-cell table:style-name="ce4" office:value-type="string" calcext:value-type="string">
            <text:p>08/13/2019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2834" calcext:value-type="float">
            <text:p>0.002834</text:p>
          </table:table-cell>
          <table:table-cell office:value-type="string" calcext:value-type="string">
            <text:p>2.24B</text:p>
          </table:table-cell>
          <table:table-cell table:style-name="ce4" office:value-type="string" calcext:value-type="string">
            <text:p>-0.93%</text:p>
          </table:table-cell>
        </table:table-row>
        <table:table-row table:style-name="ro1">
          <table:table-cell table:style-name="ce4" office:value-type="string" calcext:value-type="string">
            <text:p>08/12/2019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0.00288" calcext:value-type="float">
            <text:p>0.00288</text:p>
          </table:table-cell>
          <table:table-cell office:value-type="string" calcext:value-type="string">
            <text:p>2.34B</text:p>
          </table:table-cell>
          <table:table-cell table:style-name="ce4" office:value-type="string" calcext:value-type="string">
            <text:p>-0.88%</text:p>
          </table:table-cell>
        </table:table-row>
        <table:table-row table:style-name="ro1">
          <table:table-cell table:style-name="ce4" office:value-type="string" calcext:value-type="string">
            <text:p>08/11/2019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804" calcext:value-type="float">
            <text:p>0.002804</text:p>
          </table:table-cell>
          <table:table-cell office:value-type="string" calcext:value-type="string">
            <text:p>2.21B</text:p>
          </table:table-cell>
          <table:table-cell table:style-name="ce4" office:value-type="string" calcext:value-type="string">
            <text:p>3.68%</text:p>
          </table:table-cell>
        </table:table-row>
        <table:table-row table:style-name="ro1">
          <table:table-cell table:style-name="ce4" office:value-type="string" calcext:value-type="string">
            <text:p>08/10/2019</text:p>
          </table:table-cell>
          <table:table-cell office:value-type="float" office:value="0.002805" calcext:value-type="float">
            <text:p>0.0028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2773" calcext:value-type="float">
            <text:p>0.002773</text:p>
          </table:table-cell>
          <table:table-cell office:value-type="string" calcext:value-type="string">
            <text:p>2.37B</text:p>
          </table:table-cell>
          <table:table-cell table:style-name="ce4" office:value-type="string" calcext:value-type="string">
            <text:p>-3.27%</text:p>
          </table:table-cell>
        </table:table-row>
        <table:table-row table:style-name="ro1">
          <table:table-cell table:style-name="ce4" office:value-type="string" calcext:value-type="string">
            <text:p>08/09/201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932" calcext:value-type="float">
            <text:p>0.002932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02868" calcext:value-type="float">
            <text:p>0.002868</text:p>
          </table:table-cell>
          <table:table-cell office:value-type="string" calcext:value-type="string">
            <text:p>2.38B</text:p>
          </table:table-cell>
          <table:table-cell table:style-name="ce4" office:value-type="string" calcext:value-type="string">
            <text:p>-1.13%</text:p>
          </table:table-cell>
        </table:table-row>
        <table:table-row table:style-name="ro1">
          <table:table-cell table:style-name="ce4" office:value-type="string" calcext:value-type="string">
            <text:p>08/08/201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002872" calcext:value-type="float">
            <text:p>0.002872</text:p>
          </table:table-cell>
          <table:table-cell office:value-type="string" calcext:value-type="string">
            <text:p>2.13B</text:p>
          </table:table-cell>
          <table:table-cell table:style-name="ce4" office:value-type="string" calcext:value-type="string">
            <text:p>-0.92%</text:p>
          </table:table-cell>
        </table:table-row>
        <table:table-row table:style-name="ro1">
          <table:table-cell table:style-name="ce4" office:value-type="string" calcext:value-type="string">
            <text:p>08/07/2019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2.22B</text:p>
          </table:table-cell>
          <table:table-cell table:style-name="ce4" office:value-type="string" calcext:value-type="string">
            <text:p>0.29%</text:p>
          </table:table-cell>
        </table:table-row>
        <table:table-row table:style-name="ro1">
          <table:table-cell table:style-name="ce4" office:value-type="string" calcext:value-type="string">
            <text:p>08/06/2019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2922" calcext:value-type="float">
            <text:p>0.002922</text:p>
          </table:table-cell>
          <table:table-cell office:value-type="string" calcext:value-type="string">
            <text:p>2.27B</text:p>
          </table:table-cell>
          <table:table-cell table:style-name="ce4" office:value-type="string" calcext:value-type="string">
            <text:p>-3.13%</text:p>
          </table:table-cell>
        </table:table-row>
        <table:table-row table:style-name="ro1">
          <table:table-cell table:style-name="ce4" office:value-type="string" calcext:value-type="string">
            <text:p>08/05/2019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2.94B</text:p>
          </table:table-cell>
          <table:table-cell table:style-name="ce4" office:value-type="string" calcext:value-type="string">
            <text:p>3.72%</text:p>
          </table:table-cell>
        </table:table-row>
        <table:table-row table:style-name="ro1">
          <table:table-cell table:style-name="ce4" office:value-type="string" calcext:value-type="string">
            <text:p>08/04/2019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0.002868" calcext:value-type="float">
            <text:p>0.002868</text:p>
          </table:table-cell>
          <table:table-cell office:value-type="string" calcext:value-type="string">
            <text:p>1.82B</text:p>
          </table:table-cell>
          <table:table-cell table:style-name="ce4" office:value-type="string" calcext:value-type="string">
            <text:p>0.56%</text:p>
          </table:table-cell>
        </table:table-row>
        <table:table-row table:style-name="ro1">
          <table:table-cell table:style-name="ce4" office:value-type="string" calcext:value-type="string">
            <text:p>08/03/2019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0.002953" calcext:value-type="float">
            <text:p>0.002953</text:p>
          </table:table-cell>
          <table:table-cell office:value-type="float" office:value="0.002904" calcext:value-type="float">
            <text:p>0.002904</text:p>
          </table:table-cell>
          <table:table-cell office:value-type="string" calcext:value-type="string">
            <text:p>1.95B</text:p>
          </table:table-cell>
          <table:table-cell table:style-name="ce4" office:value-type="string" calcext:value-type="string">
            <text:p>0.24%</text:p>
          </table:table-cell>
        </table:table-row>
        <table:table-row table:style-name="ro1">
          <table:table-cell table:style-name="ce4" office:value-type="string" calcext:value-type="string">
            <text:p>08/02/2019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2897" calcext:value-type="float">
            <text:p>0.002897</text:p>
          </table:table-cell>
          <table:table-cell office:value-type="string" calcext:value-type="string">
            <text:p>2.15B</text:p>
          </table:table-cell>
          <table:table-cell table:style-name="ce4" office:value-type="string" calcext:value-type="string">
            <text:p>-0.48%</text:p>
          </table:table-cell>
        </table:table-row>
        <table:table-row table:style-name="ro1">
          <table:table-cell table:style-name="ce4" office:value-type="string" calcext:value-type="string">
            <text:p>08/01/2019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02854" calcext:value-type="float">
            <text:p>0.002854</text:p>
          </table:table-cell>
          <table:table-cell office:value-type="string" calcext:value-type="string">
            <text:p>1.85B</text:p>
          </table:table-cell>
          <table:table-cell table:style-name="ce4" office:value-type="string" calcext:value-type="string">
            <text:p>1.08%</text:p>
          </table:table-cell>
        </table:table-row>
        <table:table-row table:style-name="ro1">
          <table:table-cell table:style-name="ce4" office:value-type="string" calcext:value-type="string">
            <text:p>07/31/2019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02734" calcext:value-type="float">
            <text:p>0.002734</text:p>
          </table:table-cell>
          <table:table-cell office:value-type="string" calcext:value-type="string">
            <text:p>2.25B</text:p>
          </table:table-cell>
          <table:table-cell table:style-name="ce4" office:value-type="string" calcext:value-type="string">
            <text:p>4.60%</text:p>
          </table:table-cell>
        </table:table-row>
        <table:table-row table:style-name="ro1">
          <table:table-cell table:style-name="ce4" office:value-type="string" calcext:value-type="string">
            <text:p>07/30/2019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02763" calcext:value-type="float">
            <text:p>0.002763</text:p>
          </table:table-cell>
          <table:table-cell office:value-type="string" calcext:value-type="string">
            <text:p>1.76B</text:p>
          </table:table-cell>
          <table:table-cell table:style-name="ce4" office:value-type="string" calcext:value-type="string">
            <text:p>-2.40%</text:p>
          </table:table-cell>
        </table:table-row>
        <table:table-row table:style-name="ro1">
          <table:table-cell table:style-name="ce4" office:value-type="string" calcext:value-type="string">
            <text:p>07/29/2019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2808" calcext:value-type="float">
            <text:p>0.002808</text:p>
          </table:table-cell>
          <table:table-cell office:value-type="string" calcext:value-type="string">
            <text:p>2.09B</text:p>
          </table:table-cell>
          <table:table-cell table:style-name="ce4" office:value-type="string" calcext:value-type="string">
            <text:p>-1.07%</text:p>
          </table:table-cell>
        </table:table-row>
        <table:table-row table:style-name="ro1">
          <table:table-cell table:style-name="ce4" office:value-type="string" calcext:value-type="string">
            <text:p>07/28/2019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.002838" calcext:value-type="float">
            <text:p>0.002838</text:p>
          </table:table-cell>
          <table:table-cell office:value-type="string" calcext:value-type="string">
            <text:p>2.14B</text:p>
          </table:table-cell>
          <table:table-cell table:style-name="ce4" office:value-type="string" calcext:value-type="string">
            <text:p>0.21%</text:p>
          </table:table-cell>
        </table:table-row>
        <table:table-row table:style-name="ro1">
          <table:table-cell table:style-name="ce4" office:value-type="string" calcext:value-type="string">
            <text:p>07/27/201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2826" calcext:value-type="float">
            <text:p>0.002826</text:p>
          </table:table-cell>
          <table:table-cell office:value-type="string" calcext:value-type="string">
            <text:p>2.43B</text:p>
          </table:table-cell>
          <table:table-cell table:style-name="ce4" office:value-type="string" calcext:value-type="string">
            <text:p>-2.95%</text:p>
          </table:table-cell>
        </table:table-row>
        <table:table-row table:style-name="ro1">
          <table:table-cell table:style-name="ce4" office:value-type="string" calcext:value-type="string">
            <text:p>07/26/2019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02912" calcext:value-type="float">
            <text:p>0.002912</text:p>
          </table:table-cell>
          <table:table-cell office:value-type="string" calcext:value-type="string">
            <text:p>1.89B</text:p>
          </table:table-cell>
          <table:table-cell table:style-name="ce4" office:value-type="string" calcext:value-type="string">
            <text:p>0.02%</text:p>
          </table:table-cell>
        </table:table-row>
        <table:table-row table:style-name="ro1">
          <table:table-cell table:style-name="ce4" office:value-type="string" calcext:value-type="string">
            <text:p>07/25/2019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02893" calcext:value-type="float">
            <text:p>0.002893</text:p>
          </table:table-cell>
          <table:table-cell office:value-type="string" calcext:value-type="string">
            <text:p>2.25B</text:p>
          </table:table-cell>
          <table:table-cell table:style-name="ce4" office:value-type="string" calcext:value-type="string">
            <text:p>1.62%</text:p>
          </table:table-cell>
        </table:table-row>
        <table:table-row table:style-name="ro1">
          <table:table-cell table:style-name="ce4" office:value-type="string" calcext:value-type="string">
            <text:p>07/24/2019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0.002921" calcext:value-type="float">
            <text:p>0.002921</text:p>
          </table:table-cell>
          <table:table-cell office:value-type="float" office:value="0.002808" calcext:value-type="float">
            <text:p>0.002808</text:p>
          </table:table-cell>
          <table:table-cell office:value-type="string" calcext:value-type="string">
            <text:p>3.29B</text:p>
          </table:table-cell>
          <table:table-cell table:style-name="ce4" office:value-type="string" calcext:value-type="string">
            <text:p>0.69%</text:p>
          </table:table-cell>
        </table:table-row>
        <table:table-row table:style-name="ro1">
          <table:table-cell table:style-name="ce4" office:value-type="string" calcext:value-type="string">
            <text:p>07/23/2019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02879" calcext:value-type="float">
            <text:p>0.002879</text:p>
          </table:table-cell>
          <table:table-cell office:value-type="string" calcext:value-type="string">
            <text:p>2.20B</text:p>
          </table:table-cell>
          <table:table-cell table:style-name="ce4" office:value-type="string" calcext:value-type="string">
            <text:p>-4.33%</text:p>
          </table:table-cell>
        </table:table-row>
        <table:table-row table:style-name="ro1">
          <table:table-cell table:style-name="ce4" office:value-type="string" calcext:value-type="string">
            <text:p>07/22/2019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2937" calcext:value-type="float">
            <text:p>0.002937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-2.13%</text:p>
          </table:table-cell>
        </table:table-row>
        <table:table-row table:style-name="ro1">
          <table:table-cell table:style-name="ce4" office:value-type="string" calcext:value-type="string">
            <text:p>07/21/2019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.00289" calcext:value-type="float">
            <text:p>0.00289</text:p>
          </table:table-cell>
          <table:table-cell office:value-type="string" calcext:value-type="string">
            <text:p>1.92B</text:p>
          </table:table-cell>
          <table:table-cell table:style-name="ce4" office:value-type="string" calcext:value-type="string">
            <text:p>-0.94%</text:p>
          </table:table-cell>
        </table:table-row>
        <table:table-row table:style-name="ro1">
          <table:table-cell table:style-name="ce4" office:value-type="string" calcext:value-type="string">
            <text:p>07/20/2019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2.04B</text:p>
          </table:table-cell>
          <table:table-cell table:style-name="ce4" office:value-type="string" calcext:value-type="string">
            <text:p>2.25%</text:p>
          </table:table-cell>
        </table:table-row>
        <table:table-row table:style-name="ro1">
          <table:table-cell table:style-name="ce4" office:value-type="string" calcext:value-type="string">
            <text:p>07/19/2019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249" calcext:value-type="float">
            <text:p>0.003249</text:p>
          </table:table-cell>
          <table:table-cell office:value-type="float" office:value="0.002959" calcext:value-type="float">
            <text:p>0.002959</text:p>
          </table:table-cell>
          <table:table-cell office:value-type="string" calcext:value-type="string">
            <text:p>1.87B</text:p>
          </table:table-cell>
          <table:table-cell table:style-name="ce4" office:value-type="string" calcext:value-type="string">
            <text:p>-2.42%</text:p>
          </table:table-cell>
        </table:table-row>
        <table:table-row table:style-name="ro1">
          <table:table-cell table:style-name="ce4" office:value-type="string" calcext:value-type="string">
            <text:p>07/18/2019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02822" calcext:value-type="float">
            <text:p>0.002822</text:p>
          </table:table-cell>
          <table:table-cell office:value-type="string" calcext:value-type="string">
            <text:p>2.88B</text:p>
          </table:table-cell>
          <table:table-cell table:style-name="ce4" office:value-type="string" calcext:value-type="string">
            <text:p>7.47%</text:p>
          </table:table-cell>
        </table:table-row>
        <table:table-row table:style-name="ro1">
          <table:table-cell table:style-name="ce4" office:value-type="string" calcext:value-type="string">
            <text:p>07/17/2019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002791" calcext:value-type="float">
            <text:p>0.002791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02744" calcext:value-type="float">
            <text:p>0.002744</text:p>
          </table:table-cell>
          <table:table-cell office:value-type="string" calcext:value-type="string">
            <text:p>3.54B</text:p>
          </table:table-cell>
          <table:table-cell table:style-name="ce4" office:value-type="string" calcext:value-type="string">
            <text:p>3.83%</text:p>
          </table:table-cell>
        </table:table-row>
        <table:table-row table:style-name="ro1">
          <table:table-cell table:style-name="ce4" office:value-type="string" calcext:value-type="string">
            <text:p>07/16/2019</text:p>
          </table:table-cell>
          <table:table-cell office:value-type="float" office:value="0.002791" calcext:value-type="float">
            <text:p>0.002791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2771" calcext:value-type="float">
            <text:p>0.002771</text:p>
          </table:table-cell>
          <table:table-cell office:value-type="string" calcext:value-type="string">
            <text:p>3.86B</text:p>
          </table:table-cell>
          <table:table-cell table:style-name="ce4" office:value-type="string" calcext:value-type="string">
            <text:p>-9.71%</text:p>
          </table:table-cell>
        </table:table-row>
        <table:table-row table:style-name="ro1">
          <table:table-cell table:style-name="ce4" office:value-type="string" calcext:value-type="string">
            <text:p>07/15/2019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02862" calcext:value-type="float">
            <text:p>0.002862</text:p>
          </table:table-cell>
          <table:table-cell office:value-type="string" calcext:value-type="string">
            <text:p>3.71B</text:p>
          </table:table-cell>
          <table:table-cell table:style-name="ce4" office:value-type="string" calcext:value-type="string">
            <text:p>4.33%</text:p>
          </table:table-cell>
        </table:table-row>
        <table:table-row table:style-name="ro1">
          <table:table-cell table:style-name="ce4" office:value-type="string" calcext:value-type="string">
            <text:p>07/14/2019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3.08B</text:p>
          </table:table-cell>
          <table:table-cell table:style-name="ce4" office:value-type="string" calcext:value-type="string">
            <text:p>-9.83%</text:p>
          </table:table-cell>
        </table:table-row>
        <table:table-row table:style-name="ro1">
          <table:table-cell table:style-name="ce4" office:value-type="string" calcext:value-type="string">
            <text:p>07/13/2019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2.07B</text:p>
          </table:table-cell>
          <table:table-cell table:style-name="ce4" office:value-type="string" calcext:value-type="string">
            <text:p>-2.08%</text:p>
          </table:table-cell>
        </table:table-row>
        <table:table-row table:style-name="ro1">
          <table:table-cell table:style-name="ce4" office:value-type="string" calcext:value-type="string">
            <text:p>07/12/2019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3208" calcext:value-type="float">
            <text:p>0.003208</text:p>
          </table:table-cell>
          <table:table-cell office:value-type="string" calcext:value-type="string">
            <text:p>2.17B</text:p>
          </table:table-cell>
          <table:table-cell table:style-name="ce4" office:value-type="string" calcext:value-type="string">
            <text:p>3.44%</text:p>
          </table:table-cell>
        </table:table-row>
        <table:table-row table:style-name="ro1">
          <table:table-cell table:style-name="ce4" office:value-type="string" calcext:value-type="string">
            <text:p>07/11/2019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3114" calcext:value-type="float">
            <text:p>0.003114</text:p>
          </table:table-cell>
          <table:table-cell office:value-type="string" calcext:value-type="string">
            <text:p>3.12B</text:p>
          </table:table-cell>
          <table:table-cell table:style-name="ce4" office:value-type="string" calcext:value-type="string">
            <text:p>-4.52%</text:p>
          </table:table-cell>
        </table:table-row>
        <table:table-row table:style-name="ro1">
          <table:table-cell table:style-name="ce4" office:value-type="string" calcext:value-type="string">
            <text:p>07/10/2019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344" calcext:value-type="float">
            <text:p>0.003344</text:p>
          </table:table-cell>
          <table:table-cell office:value-type="string" calcext:value-type="string">
            <text:p>3.40B</text:p>
          </table:table-cell>
          <table:table-cell table:style-name="ce4" office:value-type="string" calcext:value-type="string">
            <text:p>-2.74%</text:p>
          </table:table-cell>
        </table:table-row>
        <table:table-row table:style-name="ro1">
          <table:table-cell table:style-name="ce4" office:value-type="string" calcext:value-type="string">
            <text:p>07/09/2019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3419" calcext:value-type="float">
            <text:p>0.003419</text:p>
          </table:table-cell>
          <table:table-cell office:value-type="string" calcext:value-type="string">
            <text:p>2.38B</text:p>
          </table:table-cell>
          <table:table-cell table:style-name="ce4" office:value-type="string" calcext:value-type="string">
            <text:p>0.80%</text:p>
          </table:table-cell>
        </table:table-row>
        <table:table-row table:style-name="ro1">
          <table:table-cell table:style-name="ce4" office:value-type="string" calcext:value-type="string">
            <text:p>07/08/2019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389" calcext:value-type="float">
            <text:p>0.003389</text:p>
          </table:table-cell>
          <table:table-cell office:value-type="string" calcext:value-type="string">
            <text:p>1.95B</text:p>
          </table:table-cell>
          <table:table-cell table:style-name="ce4" office:value-type="string" calcext:value-type="string">
            <text:p>-3.19%</text:p>
          </table:table-cell>
        </table:table-row>
        <table:table-row table:style-name="ro1">
          <table:table-cell table:style-name="ce4" office:value-type="string" calcext:value-type="string">
            <text:p>07/07/2019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465" calcext:value-type="float">
            <text:p>0.003465</text:p>
          </table:table-cell>
          <table:table-cell office:value-type="string" calcext:value-type="string">
            <text:p>2.33B</text:p>
          </table:table-cell>
          <table:table-cell table:style-name="ce4" office:value-type="string" calcext:value-type="string">
            <text:p>1.65%</text:p>
          </table:table-cell>
        </table:table-row>
        <table:table-row table:style-name="ro1">
          <table:table-cell table:style-name="ce4" office:value-type="string" calcext:value-type="string">
            <text:p>07/06/2019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3437" calcext:value-type="float">
            <text:p>0.003437</text:p>
          </table:table-cell>
          <table:table-cell office:value-type="string" calcext:value-type="string">
            <text:p>3.75B</text:p>
          </table:table-cell>
          <table:table-cell table:style-name="ce4" office:value-type="string" calcext:value-type="string">
            <text:p>-8.71%</text:p>
          </table:table-cell>
        </table:table-row>
        <table:table-row table:style-name="ro1">
          <table:table-cell table:style-name="ce4" office:value-type="string" calcext:value-type="string">
            <text:p>07/05/2019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0.003165" calcext:value-type="float">
            <text:p>0.003165</text:p>
          </table:table-cell>
          <table:table-cell office:value-type="string" calcext:value-type="string">
            <text:p>11.99B</text:p>
          </table:table-cell>
          <table:table-cell table:style-name="ce4" office:value-type="string" calcext:value-type="string">
            <text:p>21.30%</text:p>
          </table:table-cell>
        </table:table-row>
        <table:table-row table:style-name="ro1">
          <table:table-cell table:style-name="ce4" office:value-type="string" calcext:value-type="string">
            <text:p>07/04/2019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176" calcext:value-type="float">
            <text:p>0.003176</text:p>
          </table:table-cell>
          <table:table-cell office:value-type="string" calcext:value-type="string">
            <text:p>2.73B</text:p>
          </table:table-cell>
          <table:table-cell table:style-name="ce4" office:value-type="string" calcext:value-type="string">
            <text:p>-4.88%</text:p>
          </table:table-cell>
        </table:table-row>
        <table:table-row table:style-name="ro1">
          <table:table-cell table:style-name="ce4" office:value-type="string" calcext:value-type="string">
            <text:p>07/03/2019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3127" calcext:value-type="float">
            <text:p>0.003127</text:p>
          </table:table-cell>
          <table:table-cell office:value-type="string" calcext:value-type="string">
            <text:p>2.42B</text:p>
          </table:table-cell>
          <table:table-cell table:style-name="ce4" office:value-type="string" calcext:value-type="string">
            <text:p>5.72%</text:p>
          </table:table-cell>
        </table:table-row>
        <table:table-row table:style-name="ro1">
          <table:table-cell table:style-name="ce4" office:value-type="string" calcext:value-type="string">
            <text:p>07/02/2019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3.23B</text:p>
          </table:table-cell>
          <table:table-cell table:style-name="ce4" office:value-type="string" calcext:value-type="string">
            <text:p>-3.31%</text:p>
          </table:table-cell>
        </table:table-row>
        <table:table-row table:style-name="ro1">
          <table:table-cell table:style-name="ce4" office:value-type="string" calcext:value-type="string">
            <text:p>07/01/2019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03054" calcext:value-type="float">
            <text:p>0.003054</text:p>
          </table:table-cell>
          <table:table-cell office:value-type="string" calcext:value-type="string">
            <text:p>3.13B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06/30/2019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3424" calcext:value-type="float">
            <text:p>0.003424</text:p>
          </table:table-cell>
          <table:table-cell office:value-type="float" office:value="0.003263" calcext:value-type="float">
            <text:p>0.003263</text:p>
          </table:table-cell>
          <table:table-cell office:value-type="string" calcext:value-type="string">
            <text:p>2.91B</text:p>
          </table:table-cell>
          <table:table-cell table:style-name="ce4" office:value-type="string" calcext:value-type="string">
            <text:p>-2.70%</text:p>
          </table:table-cell>
        </table:table-row>
        <table:table-row table:style-name="ro1">
          <table:table-cell table:style-name="ce4" office:value-type="string" calcext:value-type="string">
            <text:p>06/29/2019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03273" calcext:value-type="float">
            <text:p>0.003273</text:p>
          </table:table-cell>
          <table:table-cell office:value-type="string" calcext:value-type="string">
            <text:p>2.90B</text:p>
          </table:table-cell>
          <table:table-cell table:style-name="ce4" office:value-type="string" calcext:value-type="string">
            <text:p>-1.31%</text:p>
          </table:table-cell>
        </table:table-row>
        <table:table-row table:style-name="ro1">
          <table:table-cell table:style-name="ce4" office:value-type="string" calcext:value-type="string">
            <text:p>06/28/2019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348" calcext:value-type="float">
            <text:p>0.003348</text:p>
          </table:table-cell>
          <table:table-cell office:value-type="string" calcext:value-type="string">
            <text:p>5.31B</text:p>
          </table:table-cell>
          <table:table-cell table:style-name="ce4" office:value-type="string" calcext:value-type="string">
            <text:p>0.96%</text:p>
          </table:table-cell>
        </table:table-row>
        <table:table-row table:style-name="ro1">
          <table:table-cell table:style-name="ce4" office:value-type="string" calcext:value-type="string">
            <text:p>06/27/2019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2985" calcext:value-type="float">
            <text:p>0.002985</text:p>
          </table:table-cell>
          <table:table-cell office:value-type="string" calcext:value-type="string">
            <text:p>7.29B</text:p>
          </table:table-cell>
          <table:table-cell table:style-name="ce4" office:value-type="string" calcext:value-type="string">
            <text:p>-0.51%</text:p>
          </table:table-cell>
        </table:table-row>
        <table:table-row table:style-name="ro1">
          <table:table-cell table:style-name="ce4" office:value-type="string" calcext:value-type="string">
            <text:p>06/26/201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273" calcext:value-type="float">
            <text:p>0.003273</text:p>
          </table:table-cell>
          <table:table-cell office:value-type="string" calcext:value-type="string">
            <text:p>5.40B</text:p>
          </table:table-cell>
          <table:table-cell table:style-name="ce4" office:value-type="string" calcext:value-type="string">
            <text:p>1.51%</text:p>
          </table:table-cell>
        </table:table-row>
        <table:table-row table:style-name="ro1">
          <table:table-cell table:style-name="ce4" office:value-type="string" calcext:value-type="string">
            <text:p>06/25/2019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286" calcext:value-type="float">
            <text:p>0.003286</text:p>
          </table:table-cell>
          <table:table-cell office:value-type="string" calcext:value-type="string">
            <text:p>2.82B</text:p>
          </table:table-cell>
          <table:table-cell table:style-name="ce4" office:value-type="string" calcext:value-type="string">
            <text:p>0.16%</text:p>
          </table:table-cell>
        </table:table-row>
        <table:table-row table:style-name="ro1">
          <table:table-cell table:style-name="ce4" office:value-type="string" calcext:value-type="string">
            <text:p>06/24/2019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03248" calcext:value-type="float">
            <text:p>0.003248</text:p>
          </table:table-cell>
          <table:table-cell office:value-type="string" calcext:value-type="string">
            <text:p>3.04B</text:p>
          </table:table-cell>
          <table:table-cell table:style-name="ce4" office:value-type="string" calcext:value-type="string">
            <text:p>1.01%</text:p>
          </table:table-cell>
        </table:table-row>
        <table:table-row table:style-name="ro1">
          <table:table-cell table:style-name="ce4" office:value-type="string" calcext:value-type="string">
            <text:p>06/23/2019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0.003258" calcext:value-type="float">
            <text:p>0.003258</text:p>
          </table:table-cell>
          <table:table-cell office:value-type="string" calcext:value-type="string">
            <text:p>3.24B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6/22/2019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0.003088" calcext:value-type="float">
            <text:p>0.003088</text:p>
          </table:table-cell>
          <table:table-cell office:value-type="string" calcext:value-type="string">
            <text:p>4.99B</text:p>
          </table:table-cell>
          <table:table-cell table:style-name="ce4" office:value-type="string" calcext:value-type="string">
            <text:p>1.55%</text:p>
          </table:table-cell>
        </table:table-row>
        <table:table-row table:style-name="ro1">
          <table:table-cell table:style-name="ce4" office:value-type="string" calcext:value-type="string">
            <text:p>06/21/2019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097" calcext:value-type="float">
            <text:p>0.003097</text:p>
          </table:table-cell>
          <table:table-cell office:value-type="string" calcext:value-type="string">
            <text:p>3.15B</text:p>
          </table:table-cell>
          <table:table-cell table:style-name="ce4" office:value-type="string" calcext:value-type="string">
            <text:p>4.94%</text:p>
          </table:table-cell>
        </table:table-row>
        <table:table-row table:style-name="ro1">
          <table:table-cell table:style-name="ce4" office:value-type="string" calcext:value-type="string">
            <text:p>06/20/2019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.003081" calcext:value-type="float">
            <text:p>0.003081</text:p>
          </table:table-cell>
          <table:table-cell office:value-type="string" calcext:value-type="string">
            <text:p>2.57B</text:p>
          </table:table-cell>
          <table:table-cell table:style-name="ce4" office:value-type="string" calcext:value-type="string">
            <text:p>-1.09%</text:p>
          </table:table-cell>
        </table:table-row>
        <table:table-row table:style-name="ro1">
          <table:table-cell table:style-name="ce4" office:value-type="string" calcext:value-type="string">
            <text:p>06/19/2019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3081" calcext:value-type="float">
            <text:p>0.003081</text:p>
          </table:table-cell>
          <table:table-cell office:value-type="string" calcext:value-type="string">
            <text:p>2.55B</text:p>
          </table:table-cell>
          <table:table-cell table:style-name="ce4" office:value-type="string" calcext:value-type="string">
            <text:p>1.15%</text:p>
          </table:table-cell>
        </table:table-row>
        <table:table-row table:style-name="ro1">
          <table:table-cell table:style-name="ce4" office:value-type="string" calcext:value-type="string">
            <text:p>06/18/2019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003102" calcext:value-type="float">
            <text:p>0.003102</text:p>
          </table:table-cell>
          <table:table-cell office:value-type="string" calcext:value-type="string">
            <text:p>3.27B</text:p>
          </table:table-cell>
          <table:table-cell table:style-name="ce4" office:value-type="string" calcext:value-type="string">
            <text:p>-2.68%</text:p>
          </table:table-cell>
        </table:table-row>
        <table:table-row table:style-name="ro1">
          <table:table-cell table:style-name="ce4" office:value-type="string" calcext:value-type="string">
            <text:p>06/17/2019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.003151" calcext:value-type="float">
            <text:p>0.003151</text:p>
          </table:table-cell>
          <table:table-cell office:value-type="string" calcext:value-type="string">
            <text:p>3.27B</text:p>
          </table:table-cell>
          <table:table-cell table:style-name="ce4" office:value-type="string" calcext:value-type="string">
            <text:p>0.33%</text:p>
          </table:table-cell>
        </table:table-row>
        <table:table-row table:style-name="ro1">
          <table:table-cell table:style-name="ce4" office:value-type="string" calcext:value-type="string">
            <text:p>06/16/2019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03122" calcext:value-type="float">
            <text:p>0.003122</text:p>
          </table:table-cell>
          <table:table-cell office:value-type="string" calcext:value-type="string">
            <text:p>4.14B</text:p>
          </table:table-cell>
          <table:table-cell table:style-name="ce4" office:value-type="string" calcext:value-type="string">
            <text:p>1.54%</text:p>
          </table:table-cell>
        </table:table-row>
        <table:table-row table:style-name="ro1">
          <table:table-cell table:style-name="ce4" office:value-type="string" calcext:value-type="string">
            <text:p>06/15/2019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3081" calcext:value-type="float">
            <text:p>0.003081</text:p>
          </table:table-cell>
          <table:table-cell office:value-type="string" calcext:value-type="string">
            <text:p>3.61B</text:p>
          </table:table-cell>
          <table:table-cell table:style-name="ce4" office:value-type="string" calcext:value-type="string">
            <text:p>0.85%</text:p>
          </table:table-cell>
        </table:table-row>
        <table:table-row table:style-name="ro1">
          <table:table-cell table:style-name="ce4" office:value-type="string" calcext:value-type="string">
            <text:p>06/14/2019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3035" calcext:value-type="float">
            <text:p>0.003035</text:p>
          </table:table-cell>
          <table:table-cell office:value-type="string" calcext:value-type="string">
            <text:p>2.97B</text:p>
          </table:table-cell>
          <table:table-cell table:style-name="ce4" office:value-type="string" calcext:value-type="string">
            <text:p>0.85%</text:p>
          </table:table-cell>
        </table:table-row>
        <table:table-row table:style-name="ro1">
          <table:table-cell table:style-name="ce4" office:value-type="string" calcext:value-type="string">
            <text:p>06/13/2019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039" calcext:value-type="float">
            <text:p>0.003039</text:p>
          </table:table-cell>
          <table:table-cell office:value-type="string" calcext:value-type="string">
            <text:p>3.18B</text:p>
          </table:table-cell>
          <table:table-cell table:style-name="ce4" office:value-type="string" calcext:value-type="string">
            <text:p>0.21%</text:p>
          </table:table-cell>
        </table:table-row>
        <table:table-row table:style-name="ro1">
          <table:table-cell table:style-name="ce4" office:value-type="string" calcext:value-type="string">
            <text:p>06/12/2019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2986" calcext:value-type="float">
            <text:p>0.002986</text:p>
          </table:table-cell>
          <table:table-cell office:value-type="string" calcext:value-type="string">
            <text:p>3.15B</text:p>
          </table:table-cell>
          <table:table-cell table:style-name="ce4" office:value-type="string" calcext:value-type="string">
            <text:p>0.51%</text:p>
          </table:table-cell>
        </table:table-row>
        <table:table-row table:style-name="ro1">
          <table:table-cell table:style-name="ce4" office:value-type="string" calcext:value-type="string">
            <text:p>06/11/2019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2853" calcext:value-type="float">
            <text:p>0.002853</text:p>
          </table:table-cell>
          <table:table-cell office:value-type="string" calcext:value-type="string">
            <text:p>2.59B</text:p>
          </table:table-cell>
          <table:table-cell table:style-name="ce4" office:value-type="string" calcext:value-type="string">
            <text:p>-0.55%</text:p>
          </table:table-cell>
        </table:table-row>
        <table:table-row table:style-name="ro1">
          <table:table-cell table:style-name="ce4" office:value-type="string" calcext:value-type="string">
            <text:p>06/10/2019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2965" calcext:value-type="float">
            <text:p>0.002965</text:p>
          </table:table-cell>
          <table:table-cell office:value-type="string" calcext:value-type="string">
            <text:p>2.97B</text:p>
          </table:table-cell>
          <table:table-cell table:style-name="ce4" office:value-type="string" calcext:value-type="string">
            <text:p>2.88%</text:p>
          </table:table-cell>
        </table:table-row>
        <table:table-row table:style-name="ro1">
          <table:table-cell table:style-name="ce4" office:value-type="string" calcext:value-type="string">
            <text:p>06/09/2019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2872" calcext:value-type="float">
            <text:p>0.002872</text:p>
          </table:table-cell>
          <table:table-cell office:value-type="string" calcext:value-type="string">
            <text:p>2.77B</text:p>
          </table:table-cell>
          <table:table-cell table:style-name="ce4" office:value-type="string" calcext:value-type="string">
            <text:p>-3.63%</text:p>
          </table:table-cell>
        </table:table-row>
        <table:table-row table:style-name="ro1">
          <table:table-cell table:style-name="ce4" office:value-type="string" calcext:value-type="string">
            <text:p>06/08/2019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2886" calcext:value-type="float">
            <text:p>0.002886</text:p>
          </table:table-cell>
          <table:table-cell office:value-type="string" calcext:value-type="string">
            <text:p>2.47B</text:p>
          </table:table-cell>
          <table:table-cell table:style-name="ce4" office:value-type="string" calcext:value-type="string">
            <text:p>-1.50%</text:p>
          </table:table-cell>
        </table:table-row>
        <table:table-row table:style-name="ro1">
          <table:table-cell table:style-name="ce4" office:value-type="string" calcext:value-type="string">
            <text:p>06/07/2019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3065" calcext:value-type="float">
            <text:p>0.003065</text:p>
          </table:table-cell>
          <table:table-cell office:value-type="string" calcext:value-type="string">
            <text:p>2.71B</text:p>
          </table:table-cell>
          <table:table-cell table:style-name="ce4" office:value-type="string" calcext:value-type="string">
            <text:p>2.10%</text:p>
          </table:table-cell>
        </table:table-row>
        <table:table-row table:style-name="ro1">
          <table:table-cell table:style-name="ce4" office:value-type="string" calcext:value-type="string">
            <text:p>06/06/2019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3031" calcext:value-type="float">
            <text:p>0.003031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3012" calcext:value-type="float">
            <text:p>0.003012</text:p>
          </table:table-cell>
          <table:table-cell office:value-type="string" calcext:value-type="string">
            <text:p>2.88B</text:p>
          </table:table-cell>
          <table:table-cell table:style-name="ce4" office:value-type="string" calcext:value-type="string">
            <text:p>1.79%</text:p>
          </table:table-cell>
        </table:table-row>
        <table:table-row table:style-name="ro1">
          <table:table-cell table:style-name="ce4" office:value-type="string" calcext:value-type="string">
            <text:p>06/05/2019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00296" calcext:value-type="float">
            <text:p>0.00296</text:p>
          </table:table-cell>
          <table:table-cell office:value-type="string" calcext:value-type="string">
            <text:p>3.10B</text:p>
          </table:table-cell>
          <table:table-cell table:style-name="ce4" office:value-type="string" calcext:value-type="string">
            <text:p>2.11%</text:p>
          </table:table-cell>
        </table:table-row>
        <table:table-row table:style-name="ro1">
          <table:table-cell table:style-name="ce4" office:value-type="string" calcext:value-type="string">
            <text:p>06/04/2019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2936" calcext:value-type="float">
            <text:p>0.002936</text:p>
          </table:table-cell>
          <table:table-cell office:value-type="string" calcext:value-type="string">
            <text:p>4.77B</text:p>
          </table:table-cell>
          <table:table-cell table:style-name="ce4" office:value-type="string" calcext:value-type="string">
            <text:p>-6.29%</text:p>
          </table:table-cell>
        </table:table-row>
        <table:table-row table:style-name="ro1">
          <table:table-cell table:style-name="ce4" office:value-type="string" calcext:value-type="string">
            <text:p>06/03/2019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03165" calcext:value-type="float">
            <text:p>0.003165</text:p>
          </table:table-cell>
          <table:table-cell office:value-type="string" calcext:value-type="string">
            <text:p>4.56B</text:p>
          </table:table-cell>
          <table:table-cell table:style-name="ce4" office:value-type="string" calcext:value-type="string">
            <text:p>-6.08%</text:p>
          </table:table-cell>
        </table:table-row>
        <table:table-row table:style-name="ro1">
          <table:table-cell table:style-name="ce4" office:value-type="string" calcext:value-type="string">
            <text:p>06/02/2019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03332" calcext:value-type="float">
            <text:p>0.003332</text:p>
          </table:table-cell>
          <table:table-cell office:value-type="string" calcext:value-type="string">
            <text:p>3.71B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06/01/201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3401" calcext:value-type="float">
            <text:p>0.003401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3318" calcext:value-type="float">
            <text:p>0.003318</text:p>
          </table:table-cell>
          <table:table-cell office:value-type="string" calcext:value-type="string">
            <text:p>4.83B</text:p>
          </table:table-cell>
          <table:table-cell table:style-name="ce4" office:value-type="string" calcext:value-type="string">
            <text:p>-1.35%</text:p>
          </table:table-cell>
        </table:table-row>
        <table:table-row table:style-name="ro1">
          <table:table-cell table:style-name="ce4" office:value-type="string" calcext:value-type="string">
            <text:p>05/31/2019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138" calcext:value-type="float">
            <text:p>0.003138</text:p>
          </table:table-cell>
          <table:table-cell office:value-type="string" calcext:value-type="string">
            <text:p>4.95B</text:p>
          </table:table-cell>
          <table:table-cell table:style-name="ce4" office:value-type="string" calcext:value-type="string">
            <text:p>5.95%</text:p>
          </table:table-cell>
        </table:table-row>
        <table:table-row table:style-name="ro1">
          <table:table-cell table:style-name="ce4" office:value-type="string" calcext:value-type="string">
            <text:p>05/30/2019</text:p>
          </table:table-cell>
          <table:table-cell office:value-type="float" office:value="0.003206" calcext:value-type="float">
            <text:p>0.003206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129" calcext:value-type="float">
            <text:p>0.003129</text:p>
          </table:table-cell>
          <table:table-cell office:value-type="string" calcext:value-type="string">
            <text:p>7.18B</text:p>
          </table:table-cell>
          <table:table-cell table:style-name="ce4" office:value-type="string" calcext:value-type="string">
            <text:p>1.10%</text:p>
          </table:table-cell>
        </table:table-row>
        <table:table-row table:style-name="ro1">
          <table:table-cell table:style-name="ce4" office:value-type="string" calcext:value-type="string">
            <text:p>05/29/2019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003042" calcext:value-type="float">
            <text:p>0.003042</text:p>
          </table:table-cell>
          <table:table-cell office:value-type="string" calcext:value-type="string">
            <text:p>3.44B</text:p>
          </table:table-cell>
          <table:table-cell table:style-name="ce4" office:value-type="string" calcext:value-type="string">
            <text:p>0.80%</text:p>
          </table:table-cell>
        </table:table-row>
        <table:table-row table:style-name="ro1">
          <table:table-cell table:style-name="ce4" office:value-type="string" calcext:value-type="string">
            <text:p>05/28/2019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085" calcext:value-type="float">
            <text:p>0.003085</text:p>
          </table:table-cell>
          <table:table-cell office:value-type="string" calcext:value-type="string">
            <text:p>3.57B</text:p>
          </table:table-cell>
          <table:table-cell table:style-name="ce4" office:value-type="string" calcext:value-type="string">
            <text:p>0.69%</text:p>
          </table:table-cell>
        </table:table-row>
        <table:table-row table:style-name="ro1">
          <table:table-cell table:style-name="ce4" office:value-type="string" calcext:value-type="string">
            <text:p>05/27/2019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3012" calcext:value-type="float">
            <text:p>0.003012</text:p>
          </table:table-cell>
          <table:table-cell office:value-type="string" calcext:value-type="string">
            <text:p>5.21B</text:p>
          </table:table-cell>
          <table:table-cell table:style-name="ce4" office:value-type="string" calcext:value-type="string">
            <text:p>2.56%</text:p>
          </table:table-cell>
        </table:table-row>
        <table:table-row table:style-name="ro1">
          <table:table-cell table:style-name="ce4" office:value-type="string" calcext:value-type="string">
            <text:p>05/26/2019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2944" calcext:value-type="float">
            <text:p>0.002944</text:p>
          </table:table-cell>
          <table:table-cell office:value-type="string" calcext:value-type="string">
            <text:p>3.33B</text:p>
          </table:table-cell>
          <table:table-cell table:style-name="ce4" office:value-type="string" calcext:value-type="string">
            <text:p>2.38%</text:p>
          </table:table-cell>
        </table:table-row>
        <table:table-row table:style-name="ro1">
          <table:table-cell table:style-name="ce4" office:value-type="string" calcext:value-type="string">
            <text:p>05/25/2019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.002937" calcext:value-type="float">
            <text:p>0.002937</text:p>
          </table:table-cell>
          <table:table-cell office:value-type="string" calcext:value-type="string">
            <text:p>2.56B</text:p>
          </table:table-cell>
          <table:table-cell table:style-name="ce4" office:value-type="string" calcext:value-type="string">
            <text:p>-0.47%</text:p>
          </table:table-cell>
        </table:table-row>
        <table:table-row table:style-name="ro1">
          <table:table-cell table:style-name="ce4" office:value-type="string" calcext:value-type="string">
            <text:p>05/24/2019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2903" calcext:value-type="float">
            <text:p>0.002903</text:p>
          </table:table-cell>
          <table:table-cell office:value-type="string" calcext:value-type="string">
            <text:p>3.23B</text:p>
          </table:table-cell>
          <table:table-cell table:style-name="ce4" office:value-type="string" calcext:value-type="string">
            <text:p>1.26%</text:p>
          </table:table-cell>
        </table:table-row>
        <table:table-row table:style-name="ro1">
          <table:table-cell table:style-name="ce4" office:value-type="string" calcext:value-type="string">
            <text:p>05/23/2019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02828" calcext:value-type="float">
            <text:p>0.002828</text:p>
          </table:table-cell>
          <table:table-cell office:value-type="string" calcext:value-type="string">
            <text:p>2.74B</text:p>
          </table:table-cell>
          <table:table-cell table:style-name="ce4" office:value-type="string" calcext:value-type="string">
            <text:p>0.67%</text:p>
          </table:table-cell>
        </table:table-row>
        <table:table-row table:style-name="ro1">
          <table:table-cell table:style-name="ce4" office:value-type="string" calcext:value-type="string">
            <text:p>05/22/2019</text:p>
          </table:table-cell>
          <table:table-cell office:value-type="float" office:value="0.002932" calcext:value-type="float">
            <text:p>0.002932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002922" calcext:value-type="float">
            <text:p>0.002922</text:p>
          </table:table-cell>
          <table:table-cell office:value-type="string" calcext:value-type="string">
            <text:p>2.90B</text:p>
          </table:table-cell>
          <table:table-cell table:style-name="ce4" office:value-type="string" calcext:value-type="string">
            <text:p>-3.30%</text:p>
          </table:table-cell>
        </table:table-row>
        <table:table-row table:style-name="ro1">
          <table:table-cell table:style-name="ce4" office:value-type="string" calcext:value-type="string">
            <text:p>05/21/2019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2.48B</text:p>
          </table:table-cell>
          <table:table-cell table:style-name="ce4" office:value-type="string" calcext:value-type="string">
            <text:p>1.91%</text:p>
          </table:table-cell>
        </table:table-row>
        <table:table-row table:style-name="ro1">
          <table:table-cell table:style-name="ce4" office:value-type="string" calcext:value-type="string">
            <text:p>05/20/2019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2925" calcext:value-type="float">
            <text:p>0.002925</text:p>
          </table:table-cell>
          <table:table-cell office:value-type="string" calcext:value-type="string">
            <text:p>3.05B</text:p>
          </table:table-cell>
          <table:table-cell table:style-name="ce4" office:value-type="string" calcext:value-type="string">
            <text:p>-4.92%</text:p>
          </table:table-cell>
        </table:table-row>
        <table:table-row table:style-name="ro1">
          <table:table-cell table:style-name="ce4" office:value-type="string" calcext:value-type="string">
            <text:p>05/19/2019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2956" calcext:value-type="float">
            <text:p>0.002956</text:p>
          </table:table-cell>
          <table:table-cell office:value-type="string" calcext:value-type="string">
            <text:p>2.31B</text:p>
          </table:table-cell>
          <table:table-cell table:style-name="ce4" office:value-type="string" calcext:value-type="string">
            <text:p>5.81%</text:p>
          </table:table-cell>
        </table:table-row>
        <table:table-row table:style-name="ro1">
          <table:table-cell table:style-name="ce4" office:value-type="string" calcext:value-type="string">
            <text:p>05/18/2019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02873" calcext:value-type="float">
            <text:p>0.002873</text:p>
          </table:table-cell>
          <table:table-cell office:value-type="string" calcext:value-type="string">
            <text:p>2.66B</text:p>
          </table:table-cell>
          <table:table-cell table:style-name="ce4" office:value-type="string" calcext:value-type="string">
            <text:p>1.47%</text:p>
          </table:table-cell>
        </table:table-row>
        <table:table-row table:style-name="ro1">
          <table:table-cell table:style-name="ce4" office:value-type="string" calcext:value-type="string">
            <text:p>05/17/2019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2731" calcext:value-type="float">
            <text:p>0.002731</text:p>
          </table:table-cell>
          <table:table-cell office:value-type="string" calcext:value-type="string">
            <text:p>5.03B</text:p>
          </table:table-cell>
          <table:table-cell table:style-name="ce4" office:value-type="string" calcext:value-type="string">
            <text:p>-7.03%</text:p>
          </table:table-cell>
        </table:table-row>
        <table:table-row table:style-name="ro1">
          <table:table-cell table:style-name="ce4" office:value-type="string" calcext:value-type="string">
            <text:p>05/16/2019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041" calcext:value-type="float">
            <text:p>0.003041</text:p>
          </table:table-cell>
          <table:table-cell office:value-type="string" calcext:value-type="string">
            <text:p>6.73B</text:p>
          </table:table-cell>
          <table:table-cell table:style-name="ce4" office:value-type="string" calcext:value-type="string">
            <text:p>-5.97%</text:p>
          </table:table-cell>
        </table:table-row>
        <table:table-row table:style-name="ro1">
          <table:table-cell table:style-name="ce4" office:value-type="string" calcext:value-type="string">
            <text:p>05/15/2019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038" calcext:value-type="float">
            <text:p>0.003038</text:p>
          </table:table-cell>
          <table:table-cell office:value-type="string" calcext:value-type="string">
            <text:p>5.25B</text:p>
          </table:table-cell>
          <table:table-cell table:style-name="ce4" office:value-type="string" calcext:value-type="string">
            <text:p>8.48%</text:p>
          </table:table-cell>
        </table:table-row>
        <table:table-row table:style-name="ro1">
          <table:table-cell table:style-name="ce4" office:value-type="string" calcext:value-type="string">
            <text:p>05/14/2019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2726" calcext:value-type="float">
            <text:p>0.002726</text:p>
          </table:table-cell>
          <table:table-cell office:value-type="string" calcext:value-type="string">
            <text:p>5.07B</text:p>
          </table:table-cell>
          <table:table-cell table:style-name="ce4" office:value-type="string" calcext:value-type="string">
            <text:p>12.68%</text:p>
          </table:table-cell>
        </table:table-row>
        <table:table-row table:style-name="ro1">
          <table:table-cell table:style-name="ce4" office:value-type="string" calcext:value-type="string">
            <text:p>05/13/2019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0.002608" calcext:value-type="float">
            <text:p>0.002608</text:p>
          </table:table-cell>
          <table:table-cell office:value-type="string" calcext:value-type="string">
            <text:p>3.57B</text:p>
          </table:table-cell>
          <table:table-cell table:style-name="ce4" office:value-type="string" calcext:value-type="string">
            <text:p>3.80%</text:p>
          </table:table-cell>
        </table:table-row>
        <table:table-row table:style-name="ro1">
          <table:table-cell table:style-name="ce4" office:value-type="string" calcext:value-type="string">
            <text:p>05/12/2019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.002592" calcext:value-type="float">
            <text:p>0.002592</text:p>
          </table:table-cell>
          <table:table-cell office:value-type="string" calcext:value-type="string">
            <text:p>4.09B</text:p>
          </table:table-cell>
          <table:table-cell table:style-name="ce4" office:value-type="string" calcext:value-type="string">
            <text:p>-5.32%</text:p>
          </table:table-cell>
        </table:table-row>
        <table:table-row table:style-name="ro1">
          <table:table-cell table:style-name="ce4" office:value-type="string" calcext:value-type="string">
            <text:p>05/11/2019</text:p>
          </table:table-cell>
          <table:table-cell office:value-type="float" office:value="0.002776" calcext:value-type="float">
            <text:p>0.002776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0.002494" calcext:value-type="float">
            <text:p>0.002494</text:p>
          </table:table-cell>
          <table:table-cell office:value-type="string" calcext:value-type="string">
            <text:p>5.19B</text:p>
          </table:table-cell>
          <table:table-cell table:style-name="ce4" office:value-type="string" calcext:value-type="string">
            <text:p>11.18%</text:p>
          </table:table-cell>
        </table:table-row>
        <table:table-row table:style-name="ro1">
          <table:table-cell table:style-name="ce4" office:value-type="string" calcext:value-type="string">
            <text:p>05/10/2019</text:p>
          </table:table-cell>
          <table:table-cell table:number-columns-repeated="2" office:value-type="float" office:value="0.002496" calcext:value-type="float">
            <text:p>0.002496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466" calcext:value-type="float">
            <text:p>0.002466</text:p>
          </table:table-cell>
          <table:table-cell office:value-type="string" calcext:value-type="string">
            <text:p>2.75B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5/09/2019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.002469" calcext:value-type="float">
            <text:p>0.002469</text:p>
          </table:table-cell>
          <table:table-cell office:value-type="string" calcext:value-type="string">
            <text:p>2.55B</text:p>
          </table:table-cell>
          <table:table-cell table:style-name="ce4" office:value-type="string" calcext:value-type="string">
            <text:p>-2.23%</text:p>
          </table:table-cell>
        </table:table-row>
        <table:table-row table:style-name="ro1">
          <table:table-cell table:style-name="ce4" office:value-type="string" calcext:value-type="string">
            <text:p>05/08/2019</text:p>
          </table:table-cell>
          <table:table-cell office:value-type="float" office:value="0.002554" calcext:value-type="float">
            <text:p>0.002554</text:p>
          </table:table-cell>
          <table:table-cell table:number-columns-repeated="2" office:value-type="float" office:value="0.002561" calcext:value-type="float">
            <text:p>0.002561</text:p>
          </table:table-cell>
          <table:table-cell office:value-type="float" office:value="0.00252" calcext:value-type="float">
            <text:p>0.00252</text:p>
          </table:table-cell>
          <table:table-cell office:value-type="string" calcext:value-type="string">
            <text:p>2.63B</text:p>
          </table:table-cell>
          <table:table-cell table:style-name="ce4" office:value-type="string" calcext:value-type="string">
            <text:p>-0.11%</text:p>
          </table:table-cell>
        </table:table-row>
        <table:table-row table:style-name="ro1">
          <table:table-cell table:style-name="ce4" office:value-type="string" calcext:value-type="string">
            <text:p>05/07/2019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.002596" calcext:value-type="float">
            <text:p>0.002596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2539" calcext:value-type="float">
            <text:p>0.002539</text:p>
          </table:table-cell>
          <table:table-cell office:value-type="string" calcext:value-type="string">
            <text:p>2.76B</text:p>
          </table:table-cell>
          <table:table-cell table:style-name="ce4" office:value-type="string" calcext:value-type="string">
            <text:p>-1.50%</text:p>
          </table:table-cell>
        </table:table-row>
        <table:table-row table:style-name="ro1">
          <table:table-cell table:style-name="ce4" office:value-type="string" calcext:value-type="string">
            <text:p>05/06/2019</text:p>
          </table:table-cell>
          <table:table-cell office:value-type="float" office:value="0.002596" calcext:value-type="float">
            <text:p>0.002596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002548" calcext:value-type="float">
            <text:p>0.002548</text:p>
          </table:table-cell>
          <table:table-cell office:value-type="string" calcext:value-type="string">
            <text:p>2.58B</text:p>
          </table:table-cell>
          <table:table-cell table:style-name="ce4" office:value-type="string" calcext:value-type="string">
            <text:p>-1.79%</text:p>
          </table:table-cell>
        </table:table-row>
        <table:table-row table:style-name="ro1">
          <table:table-cell table:style-name="ce4" office:value-type="string" calcext:value-type="string">
            <text:p>05/05/2019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.002638" calcext:value-type="float">
            <text:p>0.002638</text:p>
          </table:table-cell>
          <table:table-cell office:value-type="string" calcext:value-type="string">
            <text:p>2.16B</text:p>
          </table:table-cell>
          <table:table-cell table:style-name="ce4" office:value-type="string" calcext:value-type="string">
            <text:p>-1.81%</text:p>
          </table:table-cell>
        </table:table-row>
        <table:table-row table:style-name="ro1">
          <table:table-cell table:style-name="ce4" office:value-type="string" calcext:value-type="string">
            <text:p>05/04/2019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.002804" calcext:value-type="float">
            <text:p>0.002804</text:p>
          </table:table-cell>
          <table:table-cell office:value-type="float" office:value="0.002586" calcext:value-type="float">
            <text:p>0.002586</text:p>
          </table:table-cell>
          <table:table-cell office:value-type="string" calcext:value-type="string">
            <text:p>3.16B</text:p>
          </table:table-cell>
          <table:table-cell table:style-name="ce4" office:value-type="string" calcext:value-type="string">
            <text:p>-0.51%</text:p>
          </table:table-cell>
        </table:table-row>
        <table:table-row table:style-name="ro1">
          <table:table-cell table:style-name="ce4" office:value-type="string" calcext:value-type="string">
            <text:p>05/03/2019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2597" calcext:value-type="float">
            <text:p>0.002597</text:p>
          </table:table-cell>
          <table:table-cell office:value-type="string" calcext:value-type="string">
            <text:p>3.25B</text:p>
          </table:table-cell>
          <table:table-cell table:style-name="ce4" office:value-type="string" calcext:value-type="string">
            <text:p>4.08%</text:p>
          </table:table-cell>
        </table:table-row>
        <table:table-row table:style-name="ro1">
          <table:table-cell table:style-name="ce4" office:value-type="string" calcext:value-type="string">
            <text:p>05/02/2019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2539" calcext:value-type="float">
            <text:p>0.002539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2538" calcext:value-type="float">
            <text:p>0.002538</text:p>
          </table:table-cell>
          <table:table-cell office:value-type="string" calcext:value-type="string">
            <text:p>2.87B</text:p>
          </table:table-cell>
          <table:table-cell table:style-name="ce4" office:value-type="string" calcext:value-type="string">
            <text:p>2.36%</text:p>
          </table:table-cell>
        </table:table-row>
        <table:table-row table:style-name="ro1">
          <table:table-cell table:style-name="ce4" office:value-type="string" calcext:value-type="string">
            <text:p>05/01/2019</text:p>
          </table:table-cell>
          <table:table-cell office:value-type="float" office:value="0.002539" calcext:value-type="float">
            <text:p>0.002539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546" calcext:value-type="float">
            <text:p>0.002546</text:p>
          </table:table-cell>
          <table:table-cell office:value-type="float" office:value="0.002496" calcext:value-type="float">
            <text:p>0.002496</text:p>
          </table:table-cell>
          <table:table-cell office:value-type="string" calcext:value-type="string">
            <text:p>2.43B</text:p>
          </table:table-cell>
          <table:table-cell table:style-name="ce4" office:value-type="string" calcext:value-type="string">
            <text:p>1.18%</text:p>
          </table:table-cell>
        </table:table-row>
        <table:table-row table:style-name="ro1">
          <table:table-cell table:style-name="ce4" office:value-type="string" calcext:value-type="string">
            <text:p>04/30/2019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0.002442" calcext:value-type="float">
            <text:p>0.002442</text:p>
          </table:table-cell>
          <table:table-cell office:value-type="string" calcext:value-type="string">
            <text:p>2.62B</text:p>
          </table:table-cell>
          <table:table-cell table:style-name="ce4" office:value-type="string" calcext:value-type="string">
            <text:p>2.01%</text:p>
          </table:table-cell>
        </table:table-row>
        <table:table-row table:style-name="ro1">
          <table:table-cell table:style-name="ce4" office:value-type="string" calcext:value-type="string">
            <text:p>04/29/2019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2618" calcext:value-type="float">
            <text:p>0.002618</text:p>
          </table:table-cell>
          <table:table-cell office:value-type="float" office:value="0.002452" calcext:value-type="float">
            <text:p>0.002452</text:p>
          </table:table-cell>
          <table:table-cell office:value-type="string" calcext:value-type="string">
            <text:p>2.98B</text:p>
          </table:table-cell>
          <table:table-cell table:style-name="ce4" office:value-type="string" calcext:value-type="string">
            <text:p>-3.41%</text:p>
          </table:table-cell>
        </table:table-row>
        <table:table-row table:style-name="ro1">
          <table:table-cell table:style-name="ce4" office:value-type="string" calcext:value-type="string">
            <text:p>04/28/2019</text:p>
          </table:table-cell>
          <table:table-cell office:value-type="float" office:value="0.002547" calcext:value-type="float">
            <text:p>0.002547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2603" calcext:value-type="float">
            <text:p>0.002603</text:p>
          </table:table-cell>
          <table:table-cell office:value-type="float" office:value="0.002496" calcext:value-type="float">
            <text:p>0.002496</text:p>
          </table:table-cell>
          <table:table-cell office:value-type="string" calcext:value-type="string">
            <text:p>2.19B</text:p>
          </table:table-cell>
          <table:table-cell table:style-name="ce4" office:value-type="string" calcext:value-type="string">
            <text:p>1.41%</text:p>
          </table:table-cell>
        </table:table-row>
        <table:table-row table:style-name="ro1">
          <table:table-cell table:style-name="ce4" office:value-type="string" calcext:value-type="string">
            <text:p>04/27/2019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2509" calcext:value-type="float">
            <text:p>0.002509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0.002414" calcext:value-type="float">
            <text:p>0.002414</text:p>
          </table:table-cell>
          <table:table-cell office:value-type="string" calcext:value-type="string">
            <text:p>2.13B</text:p>
          </table:table-cell>
          <table:table-cell table:style-name="ce4" office:value-type="string" calcext:value-type="string">
            <text:p>-0.12%</text:p>
          </table:table-cell>
        </table:table-row>
        <table:table-row table:style-name="ro1">
          <table:table-cell table:style-name="ce4" office:value-type="string" calcext:value-type="string">
            <text:p>04/26/2019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527" calcext:value-type="float">
            <text:p>0.002527</text:p>
          </table:table-cell>
          <table:table-cell office:value-type="float" office:value="0.002405" calcext:value-type="float">
            <text:p>0.002405</text:p>
          </table:table-cell>
          <table:table-cell office:value-type="string" calcext:value-type="string">
            <text:p>3.43B</text:p>
          </table:table-cell>
          <table:table-cell table:style-name="ce4" office:value-type="string" calcext:value-type="string">
            <text:p>2.91%</text:p>
          </table:table-cell>
        </table:table-row>
        <table:table-row table:style-name="ro1">
          <table:table-cell table:style-name="ce4" office:value-type="string" calcext:value-type="string">
            <text:p>04/25/201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002612" calcext:value-type="float">
            <text:p>0.002612</text:p>
          </table:table-cell>
          <table:table-cell office:value-type="float" office:value="0.002435" calcext:value-type="float">
            <text:p>0.002435</text:p>
          </table:table-cell>
          <table:table-cell office:value-type="string" calcext:value-type="string">
            <text:p>3.43B</text:p>
          </table:table-cell>
          <table:table-cell table:style-name="ce4" office:value-type="string" calcext:value-type="string">
            <text:p>-5.92%</text:p>
          </table:table-cell>
        </table:table-row>
        <table:table-row table:style-name="ro1">
          <table:table-cell table:style-name="ce4" office:value-type="string" calcext:value-type="string">
            <text:p>04/24/2019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0.002752" calcext:value-type="float">
            <text:p>0.002752</text:p>
          </table:table-cell>
          <table:table-cell office:value-type="float" office:value="0.002523" calcext:value-type="float">
            <text:p>0.002523</text:p>
          </table:table-cell>
          <table:table-cell office:value-type="string" calcext:value-type="string">
            <text:p>4.59B</text:p>
          </table:table-cell>
          <table:table-cell table:style-name="ce4" office:value-type="string" calcext:value-type="string">
            <text:p>-5.44%</text:p>
          </table:table-cell>
        </table:table-row>
        <table:table-row table:style-name="ro1">
          <table:table-cell table:style-name="ce4" office:value-type="string" calcext:value-type="string">
            <text:p>04/23/2019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0.002772" calcext:value-type="float">
            <text:p>0.002772</text:p>
          </table:table-cell>
          <table:table-cell office:value-type="float" office:value="0.002853" calcext:value-type="float">
            <text:p>0.002853</text:p>
          </table:table-cell>
          <table:table-cell office:value-type="float" office:value="0.002742" calcext:value-type="float">
            <text:p>0.002742</text:p>
          </table:table-cell>
          <table:table-cell office:value-type="string" calcext:value-type="string">
            <text:p>3.38B</text:p>
          </table:table-cell>
          <table:table-cell table:style-name="ce4" office:value-type="string" calcext:value-type="string">
            <text:p>-0.91%</text:p>
          </table:table-cell>
        </table:table-row>
        <table:table-row table:style-name="ro1">
          <table:table-cell table:style-name="ce4" office:value-type="string" calcext:value-type="string">
            <text:p>04/22/2019</text:p>
          </table:table-cell>
          <table:table-cell office:value-type="float" office:value="0.002772" calcext:value-type="float">
            <text:p>0.002772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2693" calcext:value-type="float">
            <text:p>0.002693</text:p>
          </table:table-cell>
          <table:table-cell office:value-type="string" calcext:value-type="string">
            <text:p>2.85B</text:p>
          </table:table-cell>
          <table:table-cell table:style-name="ce4" office:value-type="string" calcext:value-type="string">
            <text:p>-0.53%</text:p>
          </table:table-cell>
        </table:table-row>
        <table:table-row table:style-name="ro1">
          <table:table-cell table:style-name="ce4" office:value-type="string" calcext:value-type="string">
            <text:p>04/21/2019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2738" calcext:value-type="float">
            <text:p>0.002738</text:p>
          </table:table-cell>
          <table:table-cell office:value-type="string" calcext:value-type="string">
            <text:p>3.50B</text:p>
          </table:table-cell>
          <table:table-cell table:style-name="ce4" office:value-type="string" calcext:value-type="string">
            <text:p>-4.87%</text:p>
          </table:table-cell>
        </table:table-row>
        <table:table-row table:style-name="ro1">
          <table:table-cell table:style-name="ce4" office:value-type="string" calcext:value-type="string">
            <text:p>04/20/2019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2" calcext:value-type="float">
            <text:p>0.00282</text:p>
          </table:table-cell>
          <table:table-cell office:value-type="string" calcext:value-type="string">
            <text:p>2.84B</text:p>
          </table:table-cell>
          <table:table-cell table:style-name="ce4" office:value-type="string" calcext:value-type="string">
            <text:p>1.43%</text:p>
          </table:table-cell>
        </table:table-row>
        <table:table-row table:style-name="ro1">
          <table:table-cell table:style-name="ce4" office:value-type="string" calcext:value-type="string">
            <text:p>04/19/2019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0.002856" calcext:value-type="float">
            <text:p>0.002856</text:p>
          </table:table-cell>
          <table:table-cell office:value-type="string" calcext:value-type="string">
            <text:p>3.13B</text:p>
          </table:table-cell>
          <table:table-cell table:style-name="ce4" office:value-type="string" calcext:value-type="string">
            <text:p>-2.15%</text:p>
          </table:table-cell>
        </table:table-row>
        <table:table-row table:style-name="ro1">
          <table:table-cell table:style-name="ce4" office:value-type="string" calcext:value-type="string">
            <text:p>04/18/2019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2812" calcext:value-type="float">
            <text:p>0.002812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2806" calcext:value-type="float">
            <text:p>0.002806</text:p>
          </table:table-cell>
          <table:table-cell office:value-type="string" calcext:value-type="string">
            <text:p>4.60B</text:p>
          </table:table-cell>
          <table:table-cell table:style-name="ce4" office:value-type="string" calcext:value-type="string">
            <text:p>5.00%</text:p>
          </table:table-cell>
        </table:table-row>
        <table:table-row table:style-name="ro1">
          <table:table-cell table:style-name="ce4" office:value-type="string" calcext:value-type="string">
            <text:p>04/17/2019</text:p>
          </table:table-cell>
          <table:table-cell office:value-type="float" office:value="0.002811" calcext:value-type="float">
            <text:p>0.002811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02857" calcext:value-type="float">
            <text:p>0.002857</text:p>
          </table:table-cell>
          <table:table-cell office:value-type="float" office:value="0.002786" calcext:value-type="float">
            <text:p>0.002786</text:p>
          </table:table-cell>
          <table:table-cell office:value-type="string" calcext:value-type="string">
            <text:p>2.46B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table:style-name="ce4" office:value-type="string" calcext:value-type="string">
            <text:p>04/16/2019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.002729" calcext:value-type="float">
            <text:p>0.002729</text:p>
          </table:table-cell>
          <table:table-cell office:value-type="string" calcext:value-type="string">
            <text:p>2.61B</text:p>
          </table:table-cell>
          <table:table-cell table:style-name="ce4" office:value-type="string" calcext:value-type="string">
            <text:p>1.36%</text:p>
          </table:table-cell>
        </table:table-row>
        <table:table-row table:style-name="ro1">
          <table:table-cell table:style-name="ce4" office:value-type="string" calcext:value-type="string">
            <text:p>04/15/2019</text:p>
          </table:table-cell>
          <table:table-cell office:value-type="float" office:value="0.002776" calcext:value-type="float">
            <text:p>0.002776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002995" calcext:value-type="float">
            <text:p>0.002995</text:p>
          </table:table-cell>
          <table:table-cell office:value-type="float" office:value="0.002732" calcext:value-type="float">
            <text:p>0.002732</text:p>
          </table:table-cell>
          <table:table-cell office:value-type="string" calcext:value-type="string">
            <text:p>3.44B</text:p>
          </table:table-cell>
          <table:table-cell table:style-name="ce4" office:value-type="string" calcext:value-type="string">
            <text:p>-3.62%</text:p>
          </table:table-cell>
        </table:table-row>
        <table:table-row table:style-name="ro1">
          <table:table-cell table:style-name="ce4" office:value-type="string" calcext:value-type="string">
            <text:p>04/14/2019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0.002811" calcext:value-type="float">
            <text:p>0.002811</text:p>
          </table:table-cell>
          <table:table-cell office:value-type="string" calcext:value-type="string">
            <text:p>2.60B</text:p>
          </table:table-cell>
          <table:table-cell table:style-name="ce4" office:value-type="string" calcext:value-type="string">
            <text:p>0.45%</text:p>
          </table:table-cell>
        </table:table-row>
        <table:table-row table:style-name="ro1">
          <table:table-cell table:style-name="ce4" office:value-type="string" calcext:value-type="string">
            <text:p>04/13/2019</text:p>
          </table:table-cell>
          <table:table-cell office:value-type="float" office:value="0.002868" calcext:value-type="float">
            <text:p>0.002868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2906" calcext:value-type="float">
            <text:p>0.002906</text:p>
          </table:table-cell>
          <table:table-cell office:value-type="float" office:value="0.002772" calcext:value-type="float">
            <text:p>0.002772</text:p>
          </table:table-cell>
          <table:table-cell office:value-type="string" calcext:value-type="string">
            <text:p>3.92B</text:p>
          </table:table-cell>
          <table:table-cell table:style-name="ce4" office:value-type="string" calcext:value-type="string">
            <text:p>1.00%</text:p>
          </table:table-cell>
        </table:table-row>
        <table:table-row table:style-name="ro1">
          <table:table-cell table:style-name="ce4" office:value-type="string" calcext:value-type="string">
            <text:p>04/12/2019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0.002876" calcext:value-type="float">
            <text:p>0.002876</text:p>
          </table:table-cell>
          <table:table-cell office:value-type="float" office:value="0.002688" calcext:value-type="float">
            <text:p>0.002688</text:p>
          </table:table-cell>
          <table:table-cell office:value-type="string" calcext:value-type="string">
            <text:p>4.28B</text:p>
          </table:table-cell>
          <table:table-cell table:style-name="ce4" office:value-type="string" calcext:value-type="string">
            <text:p>2.57%</text:p>
          </table:table-cell>
        </table:table-row>
        <table:table-row table:style-name="ro1">
          <table:table-cell table:style-name="ce4" office:value-type="string" calcext:value-type="string">
            <text:p>04/11/2019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02646" calcext:value-type="float">
            <text:p>0.002646</text:p>
          </table:table-cell>
          <table:table-cell office:value-type="string" calcext:value-type="string">
            <text:p>5.55B</text:p>
          </table:table-cell>
          <table:table-cell table:style-name="ce4" office:value-type="string" calcext:value-type="string">
            <text:p>-6.63%</text:p>
          </table:table-cell>
        </table:table-row>
        <table:table-row table:style-name="ro1">
          <table:table-cell table:style-name="ce4" office:value-type="string" calcext:value-type="string">
            <text:p>04/10/2019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02859" calcext:value-type="float">
            <text:p>0.002859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00284" calcext:value-type="float">
            <text:p>0.00284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3.70%</text:p>
          </table:table-cell>
        </table:table-row>
        <table:table-row table:style-name="ro1">
          <table:table-cell table:style-name="ce4" office:value-type="string" calcext:value-type="string">
            <text:p>04/09/2019</text:p>
          </table:table-cell>
          <table:table-cell office:value-type="float" office:value="0.002859" calcext:value-type="float">
            <text:p>0.002859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.002702" calcext:value-type="float">
            <text:p>0.002702</text:p>
          </table:table-cell>
          <table:table-cell office:value-type="string" calcext:value-type="string">
            <text:p>1.87B</text:p>
          </table:table-cell>
          <table:table-cell table:style-name="ce4" office:value-type="string" calcext:value-type="string">
            <text:p>-4.33%</text:p>
          </table:table-cell>
        </table:table-row>
        <table:table-row table:style-name="ro1">
          <table:table-cell table:style-name="ce4" office:value-type="string" calcext:value-type="string">
            <text:p>04/08/2019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2901" calcext:value-type="float">
            <text:p>0.002901</text:p>
          </table:table-cell>
          <table:table-cell office:value-type="string" calcext:value-type="string">
            <text:p>2.13B</text:p>
          </table:table-cell>
          <table:table-cell table:style-name="ce4" office:value-type="string" calcext:value-type="string">
            <text:p>-12.36%</text:p>
          </table:table-cell>
        </table:table-row>
        <table:table-row table:style-name="ro1">
          <table:table-cell table:style-name="ce4" office:value-type="string" calcext:value-type="string">
            <text:p>04/07/2019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224" calcext:value-type="float">
            <text:p>0.003224</text:p>
          </table:table-cell>
          <table:table-cell office:value-type="string" calcext:value-type="string">
            <text:p>2.25B</text:p>
          </table:table-cell>
          <table:table-cell table:style-name="ce4" office:value-type="string" calcext:value-type="string">
            <text:p>1.29%</text:p>
          </table:table-cell>
        </table:table-row>
        <table:table-row table:style-name="ro1">
          <table:table-cell table:style-name="ce4" office:value-type="string" calcext:value-type="string">
            <text:p>04/06/2019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318" calcext:value-type="float">
            <text:p>0.003318</text:p>
          </table:table-cell>
          <table:table-cell office:value-type="string" calcext:value-type="string">
            <text:p>1.47B</text:p>
          </table:table-cell>
          <table:table-cell table:style-name="ce4" office:value-type="string" calcext:value-type="string">
            <text:p>-5.20%</text:p>
          </table:table-cell>
        </table:table-row>
        <table:table-row table:style-name="ro1">
          <table:table-cell table:style-name="ce4" office:value-type="string" calcext:value-type="string">
            <text:p>04/05/2019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311" calcext:value-type="float">
            <text:p>0.003311</text:p>
          </table:table-cell>
          <table:table-cell office:value-type="string" calcext:value-type="string">
            <text:p>2.15B</text:p>
          </table:table-cell>
          <table:table-cell table:style-name="ce4" office:value-type="string" calcext:value-type="string">
            <text:p>-2.77%</text:p>
          </table:table-cell>
        </table:table-row>
        <table:table-row table:style-name="ro1">
          <table:table-cell table:style-name="ce4" office:value-type="string" calcext:value-type="string">
            <text:p>04/04/2019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4162" calcext:value-type="float">
            <text:p>0.004162</text:p>
          </table:table-cell>
          <table:table-cell office:value-type="float" office:value="0.003102" calcext:value-type="float">
            <text:p>0.003102</text:p>
          </table:table-cell>
          <table:table-cell office:value-type="string" calcext:value-type="string">
            <text:p>9.37B</text:p>
          </table:table-cell>
          <table:table-cell table:style-name="ce4" office:value-type="string" calcext:value-type="string">
            <text:p>16.20%</text:p>
          </table:table-cell>
        </table:table-row>
        <table:table-row table:style-name="ro1">
          <table:table-cell table:style-name="ce4" office:value-type="string" calcext:value-type="string">
            <text:p>04/03/2019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278" calcext:value-type="float">
            <text:p>0.00278</text:p>
          </table:table-cell>
          <table:table-cell office:value-type="string" calcext:value-type="string">
            <text:p>286.51M</text:p>
          </table:table-cell>
          <table:table-cell table:style-name="ce4" office:value-type="string" calcext:value-type="string">
            <text:p>12.41%</text:p>
          </table:table-cell>
        </table:table-row>
        <table:table-row table:style-name="ro1">
          <table:table-cell table:style-name="ce4" office:value-type="string" calcext:value-type="string">
            <text:p>04/02/2019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2374" calcext:value-type="float">
            <text:p>0.002374</text:p>
          </table:table-cell>
          <table:table-cell office:value-type="string" calcext:value-type="string">
            <text:p>372.43M</text:p>
          </table:table-cell>
          <table:table-cell table:style-name="ce4" office:value-type="string" calcext:value-type="string">
            <text:p>13.99%</text:p>
          </table:table-cell>
        </table:table-row>
        <table:table-row table:style-name="ro1">
          <table:table-cell table:style-name="ce4" office:value-type="string" calcext:value-type="string">
            <text:p>04/01/2019</text:p>
          </table:table-cell>
          <table:table-cell office:value-type="float" office:value="0.002453" calcext:value-type="float">
            <text:p>0.002453</text:p>
          </table:table-cell>
          <table:table-cell office:value-type="float" office:value="0.002076" calcext:value-type="float">
            <text:p>0.002076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0.002069" calcext:value-type="float">
            <text:p>0.002069</text:p>
          </table:table-cell>
          <table:table-cell office:value-type="string" calcext:value-type="string">
            <text:p>488.96M</text:p>
          </table:table-cell>
          <table:table-cell table:style-name="ce4" office:value-type="string" calcext:value-type="string">
            <text:p>18.15%</text:p>
          </table:table-cell>
        </table:table-row>
        <table:table-row table:style-name="ro1">
          <table:table-cell table:style-name="ce4" office:value-type="string" calcext:value-type="string">
            <text:p>03/31/2019</text:p>
          </table:table-cell>
          <table:table-cell office:value-type="float" office:value="0.002076" calcext:value-type="float">
            <text:p>0.002076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0.00206" calcext:value-type="float">
            <text:p>0.00206</text:p>
          </table:table-cell>
          <table:table-cell office:value-type="string" calcext:value-type="string">
            <text:p>421.39M</text:p>
          </table:table-cell>
          <table:table-cell table:style-name="ce4" office:value-type="string" calcext:value-type="string">
            <text:p>-0.36%</text:p>
          </table:table-cell>
        </table:table-row>
        <table:table-row table:style-name="ro1">
          <table:table-cell table:style-name="ce4" office:value-type="string" calcext:value-type="string">
            <text:p>03/30/2019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206" calcext:value-type="float">
            <text:p>0.00206</text:p>
          </table:table-cell>
          <table:table-cell office:value-type="string" calcext:value-type="string">
            <text:p>289.35M</text:p>
          </table:table-cell>
          <table:table-cell table:style-name="ce4" office:value-type="string" calcext:value-type="string">
            <text:p>-0.29%</text:p>
          </table:table-cell>
        </table:table-row>
        <table:table-row table:style-name="ro1">
          <table:table-cell table:style-name="ce4" office:value-type="string" calcext:value-type="string">
            <text:p>03/29/2019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02099" calcext:value-type="float">
            <text:p>0.002099</text:p>
          </table:table-cell>
          <table:table-cell office:value-type="float" office:value="0.002044" calcext:value-type="float">
            <text:p>0.002044</text:p>
          </table:table-cell>
          <table:table-cell office:value-type="string" calcext:value-type="string">
            <text:p>385.48M</text:p>
          </table:table-cell>
          <table:table-cell table:style-name="ce4" office:value-type="string" calcext:value-type="string">
            <text:p>1.54%</text:p>
          </table:table-cell>
        </table:table-row>
        <table:table-row table:style-name="ro1">
          <table:table-cell table:style-name="ce4" office:value-type="string" calcext:value-type="string">
            <text:p>03/28/2019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2076" calcext:value-type="float">
            <text:p>0.002076</text:p>
          </table:table-cell>
          <table:table-cell office:value-type="float" office:value="0.002029" calcext:value-type="float">
            <text:p>0.002029</text:p>
          </table:table-cell>
          <table:table-cell office:value-type="string" calcext:value-type="string">
            <text:p>482.80M</text:p>
          </table:table-cell>
          <table:table-cell table:style-name="ce4" office:value-type="string" calcext:value-type="string">
            <text:p>-0.49%</text:p>
          </table:table-cell>
        </table:table-row>
        <table:table-row table:style-name="ro1">
          <table:table-cell table:style-name="ce4" office:value-type="string" calcext:value-type="string">
            <text:p>03/27/2019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1946" calcext:value-type="float">
            <text:p>0.001946</text:p>
          </table:table-cell>
          <table:table-cell office:value-type="string" calcext:value-type="string">
            <text:p>386.73M</text:p>
          </table:table-cell>
          <table:table-cell table:style-name="ce4" office:value-type="string" calcext:value-type="string">
            <text:p>2.13%</text:p>
          </table:table-cell>
        </table:table-row>
        <table:table-row table:style-name="ro1">
          <table:table-cell table:style-name="ce4" office:value-type="string" calcext:value-type="string">
            <text:p>03/26/2019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.002012" calcext:value-type="float">
            <text:p>0.002012</text:p>
          </table:table-cell>
          <table:table-cell office:value-type="string" calcext:value-type="string">
            <text:p>470.14M</text:p>
          </table:table-cell>
          <table:table-cell table:style-name="ce4" office:value-type="string" calcext:value-type="string">
            <text:p>0.06%</text:p>
          </table:table-cell>
        </table:table-row>
        <table:table-row table:style-name="ro1">
          <table:table-cell table:style-name="ce4" office:value-type="string" calcext:value-type="string">
            <text:p>03/25/2019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0199" calcext:value-type="float">
            <text:p>0.00199</text:p>
          </table:table-cell>
          <table:table-cell office:value-type="string" calcext:value-type="string">
            <text:p>387.30M</text:p>
          </table:table-cell>
          <table:table-cell table:style-name="ce4" office:value-type="string" calcext:value-type="string">
            <text:p>0.33%</text:p>
          </table:table-cell>
        </table:table-row>
        <table:table-row table:style-name="ro1">
          <table:table-cell table:style-name="ce4" office:value-type="string" calcext:value-type="string">
            <text:p>03/24/2019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.001996" calcext:value-type="float">
            <text:p>0.001996</text:p>
          </table:table-cell>
          <table:table-cell office:value-type="string" calcext:value-type="string">
            <text:p>245.35M</text:p>
          </table:table-cell>
          <table:table-cell table:style-name="ce4" office:value-type="string" calcext:value-type="string">
            <text:p>-0.28%</text:p>
          </table:table-cell>
        </table:table-row>
        <table:table-row table:style-name="ro1">
          <table:table-cell table:style-name="ce4" office:value-type="string" calcext:value-type="string">
            <text:p>03/23/2019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2012" calcext:value-type="float">
            <text:p>0.002012</text:p>
          </table:table-cell>
          <table:table-cell office:value-type="string" calcext:value-type="string">
            <text:p>232.01M</text:p>
          </table:table-cell>
          <table:table-cell table:style-name="ce4" office:value-type="string" calcext:value-type="string">
            <text:p>-0.13%</text:p>
          </table:table-cell>
        </table:table-row>
        <table:table-row table:style-name="ro1">
          <table:table-cell table:style-name="ce4" office:value-type="string" calcext:value-type="string">
            <text:p>03/22/2019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0.002008" calcext:value-type="float">
            <text:p>0.002008</text:p>
          </table:table-cell>
          <table:table-cell office:value-type="string" calcext:value-type="string">
            <text:p>174.53M</text:p>
          </table:table-cell>
          <table:table-cell table:style-name="ce4" office:value-type="string" calcext:value-type="string">
            <text:p>0.41%</text:p>
          </table:table-cell>
        </table:table-row>
        <table:table-row table:style-name="ro1">
          <table:table-cell table:style-name="ce4" office:value-type="string" calcext:value-type="string">
            <text:p>03/21/2019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2003" calcext:value-type="float">
            <text:p>0.002003</text:p>
          </table:table-cell>
          <table:table-cell office:value-type="string" calcext:value-type="string">
            <text:p>331.44M</text:p>
          </table:table-cell>
          <table:table-cell table:style-name="ce4" office:value-type="string" calcext:value-type="string">
            <text:p>-1.28%</text:p>
          </table:table-cell>
        </table:table-row>
        <table:table-row table:style-name="ro1">
          <table:table-cell table:style-name="ce4" office:value-type="string" calcext:value-type="string">
            <text:p>03/20/2019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002021" calcext:value-type="float">
            <text:p>0.002021</text:p>
          </table:table-cell>
          <table:table-cell office:value-type="string" calcext:value-type="string">
            <text:p>219.27M</text:p>
          </table:table-cell>
          <table:table-cell table:style-name="ce4" office:value-type="string" calcext:value-type="string">
            <text:p>-0.36%</text:p>
          </table:table-cell>
        </table:table-row>
        <table:table-row table:style-name="ro1">
          <table:table-cell table:style-name="ce4" office:value-type="string" calcext:value-type="string">
            <text:p>03/19/2019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2039" calcext:value-type="float">
            <text:p>0.002039</text:p>
          </table:table-cell>
          <table:table-cell office:value-type="string" calcext:value-type="string">
            <text:p>248.18M</text:p>
          </table:table-cell>
          <table:table-cell table:style-name="ce4" office:value-type="string" calcext:value-type="string">
            <text:p>-0.51%</text:p>
          </table:table-cell>
        </table:table-row>
        <table:table-row table:style-name="ro1">
          <table:table-cell table:style-name="ce4" office:value-type="string" calcext:value-type="string">
            <text:p>03/18/2019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2037" calcext:value-type="float">
            <text:p>0.002037</text:p>
          </table:table-cell>
          <table:table-cell office:value-type="string" calcext:value-type="string">
            <text:p>343.09M</text:p>
          </table:table-cell>
          <table:table-cell table:style-name="ce4" office:value-type="string" calcext:value-type="string">
            <text:p>0.48%</text:p>
          </table:table-cell>
        </table:table-row>
        <table:table-row table:style-name="ro1">
          <table:table-cell table:style-name="ce4" office:value-type="string" calcext:value-type="string">
            <text:p>03/17/2019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2026" calcext:value-type="float">
            <text:p>0.002026</text:p>
          </table:table-cell>
          <table:table-cell office:value-type="string" calcext:value-type="string">
            <text:p>422.87M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table:style-name="ce4" office:value-type="string" calcext:value-type="string">
            <text:p>03/16/2019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.002027" calcext:value-type="float">
            <text:p>0.002027</text:p>
          </table:table-cell>
          <table:table-cell office:value-type="string" calcext:value-type="string">
            <text:p>383.69M</text:p>
          </table:table-cell>
          <table:table-cell table:style-name="ce4" office:value-type="string" calcext:value-type="string">
            <text:p>0.91%</text:p>
          </table:table-cell>
        </table:table-row>
        <table:table-row table:style-name="ro1">
          <table:table-cell table:style-name="ce4" office:value-type="string" calcext:value-type="string">
            <text:p>03/15/2019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2011" calcext:value-type="float">
            <text:p>0.002011</text:p>
          </table:table-cell>
          <table:table-cell office:value-type="string" calcext:value-type="string">
            <text:p>400.94M</text:p>
          </table:table-cell>
          <table:table-cell table:style-name="ce4" office:value-type="string" calcext:value-type="string">
            <text:p>0.58%</text:p>
          </table:table-cell>
        </table:table-row>
        <table:table-row table:style-name="ro1">
          <table:table-cell table:style-name="ce4" office:value-type="string" calcext:value-type="string">
            <text:p>03/14/2019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.00199" calcext:value-type="float">
            <text:p>0.00199</text:p>
          </table:table-cell>
          <table:table-cell office:value-type="string" calcext:value-type="string">
            <text:p>338.49M</text:p>
          </table:table-cell>
          <table:table-cell table:style-name="ce4" office:value-type="string" calcext:value-type="string">
            <text:p>0.78%</text:p>
          </table:table-cell>
        </table:table-row>
        <table:table-row table:style-name="ro1">
          <table:table-cell table:style-name="ce4" office:value-type="string" calcext:value-type="string">
            <text:p>03/13/2019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01985" calcext:value-type="float">
            <text:p>0.001985</text:p>
          </table:table-cell>
          <table:table-cell office:value-type="string" calcext:value-type="string">
            <text:p>239.80M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03/12/2019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347.03M</text:p>
          </table:table-cell>
          <table:table-cell table:style-name="ce4" office:value-type="string" calcext:value-type="string">
            <text:p>3.45%</text:p>
          </table:table-cell>
        </table:table-row>
        <table:table-row table:style-name="ro1">
          <table:table-cell table:style-name="ce4" office:value-type="string" calcext:value-type="string">
            <text:p>03/11/2019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01967" calcext:value-type="float">
            <text:p>0.001967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515.79M</text:p>
          </table:table-cell>
          <table:table-cell table:style-name="ce4" office:value-type="string" calcext:value-type="string">
            <text:p>-1.55%</text:p>
          </table:table-cell>
        </table:table-row>
        <table:table-row table:style-name="ro1">
          <table:table-cell table:style-name="ce4" office:value-type="string" calcext:value-type="string">
            <text:p>03/10/2019</text:p>
          </table:table-cell>
          <table:table-cell office:value-type="float" office:value="0.001959" calcext:value-type="float">
            <text:p>0.001959</text:p>
          </table:table-cell>
          <table:table-cell table:number-columns-repeated="2" office:value-type="float" office:value="0.001978" calcext:value-type="float">
            <text:p>0.001978</text:p>
          </table:table-cell>
          <table:table-cell office:value-type="float" office:value="0.001947" calcext:value-type="float">
            <text:p>0.001947</text:p>
          </table:table-cell>
          <table:table-cell office:value-type="string" calcext:value-type="string">
            <text:p>346.39M</text:p>
          </table:table-cell>
          <table:table-cell table:style-name="ce4" office:value-type="string" calcext:value-type="string">
            <text:p>-0.95%</text:p>
          </table:table-cell>
        </table:table-row>
        <table:table-row table:style-name="ro1">
          <table:table-cell table:style-name="ce4" office:value-type="string" calcext:value-type="string">
            <text:p>03/09/2019</text:p>
          </table:table-cell>
          <table:table-cell office:value-type="float" office:value="0.001978" calcext:value-type="float">
            <text:p>0.001978</text:p>
          </table:table-cell>
          <table:table-cell office:value-type="float" office:value="0.001949" calcext:value-type="float">
            <text:p>0.001949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.001939" calcext:value-type="float">
            <text:p>0.001939</text:p>
          </table:table-cell>
          <table:table-cell office:value-type="string" calcext:value-type="string">
            <text:p>403.65M</text:p>
          </table:table-cell>
          <table:table-cell table:style-name="ce4" office:value-type="string" calcext:value-type="string">
            <text:p>1.49%</text:p>
          </table:table-cell>
        </table:table-row>
        <table:table-row table:style-name="ro1">
          <table:table-cell table:style-name="ce4" office:value-type="string" calcext:value-type="string">
            <text:p>03/08/2019</text:p>
          </table:table-cell>
          <table:table-cell office:value-type="float" office:value="0.001949" calcext:value-type="float">
            <text:p>0.001949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929" calcext:value-type="float">
            <text:p>0.001929</text:p>
          </table:table-cell>
          <table:table-cell office:value-type="string" calcext:value-type="string">
            <text:p>353.34M</text:p>
          </table:table-cell>
          <table:table-cell table:style-name="ce4" office:value-type="string" calcext:value-type="string">
            <text:p>-0.13%</text:p>
          </table:table-cell>
        </table:table-row>
        <table:table-row table:style-name="ro1">
          <table:table-cell table:style-name="ce4" office:value-type="string" calcext:value-type="string">
            <text:p>03/07/2019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1939" calcext:value-type="float">
            <text:p>0.001939</text:p>
          </table:table-cell>
          <table:table-cell office:value-type="string" calcext:value-type="string">
            <text:p>301.84M</text:p>
          </table:table-cell>
          <table:table-cell table:style-name="ce4" office:value-type="string" calcext:value-type="string">
            <text:p>0.66%</text:p>
          </table:table-cell>
        </table:table-row>
        <table:table-row table:style-name="ro1">
          <table:table-cell table:style-name="ce4" office:value-type="string" calcext:value-type="string">
            <text:p>03/06/2019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1961" calcext:value-type="float">
            <text:p>0.001961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376.15M</text:p>
          </table:table-cell>
          <table:table-cell table:style-name="ce4" office:value-type="string" calcext:value-type="string">
            <text:p>-0.44%</text:p>
          </table:table-cell>
        </table:table-row>
        <table:table-row table:style-name="ro1">
          <table:table-cell table:style-name="ce4" office:value-type="string" calcext:value-type="string">
            <text:p>03/05/2019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01901" calcext:value-type="float">
            <text:p>0.001901</text:p>
          </table:table-cell>
          <table:table-cell office:value-type="string" calcext:value-type="string">
            <text:p>514.18M</text:p>
          </table:table-cell>
          <table:table-cell table:style-name="ce4" office:value-type="string" calcext:value-type="string">
            <text:p>2.04%</text:p>
          </table:table-cell>
        </table:table-row>
        <table:table-row table:style-name="ro1">
          <table:table-cell table:style-name="ce4" office:value-type="string" calcext:value-type="string">
            <text:p>03/04/2019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0.001903" calcext:value-type="float">
            <text:p>0.001903</text:p>
          </table:table-cell>
          <table:table-cell office:value-type="string" calcext:value-type="string">
            <text:p>204.78M</text:p>
          </table:table-cell>
          <table:table-cell table:style-name="ce4" office:value-type="string" calcext:value-type="string">
            <text:p>-2.60%</text:p>
          </table:table-cell>
        </table:table-row>
        <table:table-row table:style-name="ro1">
          <table:table-cell table:style-name="ce4" office:value-type="string" calcext:value-type="string">
            <text:p>03/03/2019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56" calcext:value-type="float">
            <text:p>0.001956</text:p>
          </table:table-cell>
          <table:table-cell office:value-type="string" calcext:value-type="string">
            <text:p>247.18M</text:p>
          </table:table-cell>
          <table:table-cell table:style-name="ce4" office:value-type="string" calcext:value-type="string">
            <text:p>-1.01%</text:p>
          </table:table-cell>
        </table:table-row>
        <table:table-row table:style-name="ro1">
          <table:table-cell table:style-name="ce4" office:value-type="string" calcext:value-type="string">
            <text:p>03/02/2019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.001984" calcext:value-type="float">
            <text:p>0.001984</text:p>
          </table:table-cell>
          <table:table-cell office:value-type="float" office:value="0.001952" calcext:value-type="float">
            <text:p>0.001952</text:p>
          </table:table-cell>
          <table:table-cell office:value-type="string" calcext:value-type="string">
            <text:p>467.24M</text:p>
          </table:table-cell>
          <table:table-cell table:style-name="ce4" office:value-type="string" calcext:value-type="string">
            <text:p>0.79%</text:p>
          </table:table-cell>
        </table:table-row>
        <table:table-row table:style-name="ro1">
          <table:table-cell table:style-name="ce4" office:value-type="string" calcext:value-type="string">
            <text:p>03/01/2019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.001927" calcext:value-type="float">
            <text:p>0.001927</text:p>
          </table:table-cell>
          <table:table-cell office:value-type="float" office:value="0.001982" calcext:value-type="float">
            <text:p>0.001982</text:p>
          </table:table-cell>
          <table:table-cell office:value-type="float" office:value="0.001924" calcext:value-type="float">
            <text:p>0.001924</text:p>
          </table:table-cell>
          <table:table-cell office:value-type="string" calcext:value-type="string">
            <text:p>407.59M</text:p>
          </table:table-cell>
          <table:table-cell table:style-name="ce4" office:value-type="string" calcext:value-type="string">
            <text:p>1.90%</text:p>
          </table:table-cell>
        </table:table-row>
        <table:table-row table:style-name="ro1">
          <table:table-cell table:style-name="ce4" office:value-type="string" calcext:value-type="string">
            <text:p>02/28/2019</text:p>
          </table:table-cell>
          <table:table-cell office:value-type="float" office:value="0.001927" calcext:value-type="float">
            <text:p>0.001927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.001912" calcext:value-type="float">
            <text:p>0.001912</text:p>
          </table:table-cell>
          <table:table-cell office:value-type="string" calcext:value-type="string">
            <text:p>320.67M</text:p>
          </table:table-cell>
          <table:table-cell table:style-name="ce4" office:value-type="string" calcext:value-type="string">
            <text:p>-1.25%</text:p>
          </table:table-cell>
        </table:table-row>
        <table:table-row table:style-name="ro1">
          <table:table-cell table:style-name="ce4" office:value-type="string" calcext:value-type="string">
            <text:p>02/27/2019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1924" calcext:value-type="float">
            <text:p>0.001924</text:p>
          </table:table-cell>
          <table:table-cell office:value-type="string" calcext:value-type="string">
            <text:p>468.38M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02/26/2019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1952" calcext:value-type="float">
            <text:p>0.001952</text:p>
          </table:table-cell>
          <table:table-cell office:value-type="string" calcext:value-type="string">
            <text:p>352.00M</text:p>
          </table:table-cell>
          <table:table-cell table:style-name="ce4" office:value-type="string" calcext:value-type="string">
            <text:p>-1.58%</text:p>
          </table:table-cell>
        </table:table-row>
        <table:table-row table:style-name="ro1">
          <table:table-cell table:style-name="ce4" office:value-type="string" calcext:value-type="string">
            <text:p>02/25/2019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0.001916" calcext:value-type="float">
            <text:p>0.001916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916" calcext:value-type="float">
            <text:p>0.001916</text:p>
          </table:table-cell>
          <table:table-cell office:value-type="string" calcext:value-type="string">
            <text:p>335.38M</text:p>
          </table:table-cell>
          <table:table-cell table:style-name="ce4" office:value-type="string" calcext:value-type="string">
            <text:p>3.74%</text:p>
          </table:table-cell>
        </table:table-row>
        <table:table-row table:style-name="ro1">
          <table:table-cell table:style-name="ce4" office:value-type="string" calcext:value-type="string">
            <text:p>02/24/2019</text:p>
          </table:table-cell>
          <table:table-cell office:value-type="float" office:value="0.001916" calcext:value-type="float">
            <text:p>0.001916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1891" calcext:value-type="float">
            <text:p>0.001891</text:p>
          </table:table-cell>
          <table:table-cell office:value-type="string" calcext:value-type="string">
            <text:p>680.98M</text:p>
          </table:table-cell>
          <table:table-cell table:style-name="ce4" office:value-type="string" calcext:value-type="string">
            <text:p>-7.40%</text:p>
          </table:table-cell>
        </table:table-row>
        <table:table-row table:style-name="ro1">
          <table:table-cell table:style-name="ce4" office:value-type="string" calcext:value-type="string">
            <text:p>02/23/2019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0.002024" calcext:value-type="float">
            <text:p>0.002024</text:p>
          </table:table-cell>
          <table:table-cell office:value-type="string" calcext:value-type="string">
            <text:p>415.37M</text:p>
          </table:table-cell>
          <table:table-cell table:style-name="ce4" office:value-type="string" calcext:value-type="string">
            <text:p>1.26%</text:p>
          </table:table-cell>
        </table:table-row>
        <table:table-row table:style-name="ro1">
          <table:table-cell table:style-name="ce4" office:value-type="string" calcext:value-type="string">
            <text:p>02/22/2019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2007" calcext:value-type="float">
            <text:p>0.002007</text:p>
          </table:table-cell>
          <table:table-cell office:value-type="string" calcext:value-type="string">
            <text:p>471.40M</text:p>
          </table:table-cell>
          <table:table-cell table:style-name="ce4" office:value-type="string" calcext:value-type="string">
            <text:p>1.14%</text:p>
          </table:table-cell>
        </table:table-row>
        <table:table-row table:style-name="ro1">
          <table:table-cell table:style-name="ce4" office:value-type="string" calcext:value-type="string">
            <text:p>02/21/2019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2056" calcext:value-type="float">
            <text:p>0.002056</text:p>
          </table:table-cell>
          <table:table-cell office:value-type="float" office:value="0.002019" calcext:value-type="float">
            <text:p>0.002019</text:p>
          </table:table-cell>
          <table:table-cell office:value-type="string" calcext:value-type="string">
            <text:p>356.05M</text:p>
          </table:table-cell>
          <table:table-cell table:style-name="ce4" office:value-type="string" calcext:value-type="string">
            <text:p>-1.52%</text:p>
          </table:table-cell>
        </table:table-row>
        <table:table-row table:style-name="ro1">
          <table:table-cell table:style-name="ce4" office:value-type="string" calcext:value-type="string">
            <text:p>02/20/2019</text:p>
          </table:table-cell>
          <table:table-cell office:value-type="float" office:value="0.002052" calcext:value-type="float">
            <text:p>0.002052</text:p>
          </table:table-cell>
          <table:table-cell table:number-columns-repeated="2" office:value-type="float" office:value="0.002064" calcext:value-type="float">
            <text:p>0.002064</text:p>
          </table:table-cell>
          <table:table-cell office:value-type="float" office:value="0.002023" calcext:value-type="float">
            <text:p>0.002023</text:p>
          </table:table-cell>
          <table:table-cell office:value-type="string" calcext:value-type="string">
            <text:p>502.37M</text:p>
          </table:table-cell>
          <table:table-cell table:style-name="ce4" office:value-type="string" calcext:value-type="string">
            <text:p>-0.60%</text:p>
          </table:table-cell>
        </table:table-row>
        <table:table-row table:style-name="ro1">
          <table:table-cell table:style-name="ce4" office:value-type="string" calcext:value-type="string">
            <text:p>02/19/2019</text:p>
          </table:table-cell>
          <table:table-cell office:value-type="float" office:value="0.002064" calcext:value-type="float">
            <text:p>0.002064</text:p>
          </table:table-cell>
          <table:table-cell office:value-type="float" office:value="0.002059" calcext:value-type="float">
            <text:p>0.002059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0.002038" calcext:value-type="float">
            <text:p>0.002038</text:p>
          </table:table-cell>
          <table:table-cell office:value-type="string" calcext:value-type="string">
            <text:p>741.97M</text:p>
          </table:table-cell>
          <table:table-cell table:style-name="ce4" office:value-type="string" calcext:value-type="string">
            <text:p>0.26%</text:p>
          </table:table-cell>
        </table:table-row>
        <table:table-row table:style-name="ro1">
          <table:table-cell table:style-name="ce4" office:value-type="string" calcext:value-type="string">
            <text:p>02/18/2019</text:p>
          </table:table-cell>
          <table:table-cell office:value-type="float" office:value="0.002059" calcext:value-type="float">
            <text:p>0.002059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001998" calcext:value-type="float">
            <text:p>0.001998</text:p>
          </table:table-cell>
          <table:table-cell office:value-type="string" calcext:value-type="string">
            <text:p>760.88M</text:p>
          </table:table-cell>
          <table:table-cell table:style-name="ce4" office:value-type="string" calcext:value-type="string">
            <text:p>1.64%</text:p>
          </table:table-cell>
        </table:table-row>
        <table:table-row table:style-name="ro1">
          <table:table-cell table:style-name="ce4" office:value-type="string" calcext:value-type="string">
            <text:p>02/17/2019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.002039" calcext:value-type="float">
            <text:p>0.002039</text:p>
          </table:table-cell>
          <table:table-cell office:value-type="float" office:value="0.001932" calcext:value-type="float">
            <text:p>0.001932</text:p>
          </table:table-cell>
          <table:table-cell office:value-type="string" calcext:value-type="string">
            <text:p>1.20B</text:p>
          </table:table-cell>
          <table:table-cell table:style-name="ce4" office:value-type="string" calcext:value-type="string">
            <text:p>4.85%</text:p>
          </table:table-cell>
        </table:table-row>
        <table:table-row table:style-name="ro1">
          <table:table-cell table:style-name="ce4" office:value-type="string" calcext:value-type="string">
            <text:p>02/16/2019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1889" calcext:value-type="float">
            <text:p>0.001889</text:p>
          </table:table-cell>
          <table:table-cell office:value-type="string" calcext:value-type="string">
            <text:p>471.52M</text:p>
          </table:table-cell>
          <table:table-cell table:style-name="ce4" office:value-type="string" calcext:value-type="string">
            <text:p>2.23%</text:p>
          </table:table-cell>
        </table:table-row>
        <table:table-row table:style-name="ro1">
          <table:table-cell table:style-name="ce4" office:value-type="string" calcext:value-type="string">
            <text:p>02/15/2019</text:p>
          </table:table-cell>
          <table:table-cell table:number-columns-repeated="2" office:value-type="float" office:value="0.00189" calcext:value-type="float">
            <text:p>0.00189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0.001884" calcext:value-type="float">
            <text:p>0.001884</text:p>
          </table:table-cell>
          <table:table-cell office:value-type="string" calcext:value-type="string">
            <text:p>370.37M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2/14/2019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1899" calcext:value-type="float">
            <text:p>0.001899</text:p>
          </table:table-cell>
          <table:table-cell office:value-type="float" office:value="0.001873" calcext:value-type="float">
            <text:p>0.001873</text:p>
          </table:table-cell>
          <table:table-cell office:value-type="string" calcext:value-type="string">
            <text:p>401.46M</text:p>
          </table:table-cell>
          <table:table-cell table:style-name="ce4" office:value-type="string" calcext:value-type="string">
            <text:p>0.15%</text:p>
          </table:table-cell>
        </table:table-row>
        <table:table-row table:style-name="ro1">
          <table:table-cell table:style-name="ce4" office:value-type="string" calcext:value-type="string">
            <text:p>02/13/2019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1899" calcext:value-type="float">
            <text:p>0.001899</text:p>
          </table:table-cell>
          <table:table-cell office:value-type="float" office:value="0.001872" calcext:value-type="float">
            <text:p>0.001872</text:p>
          </table:table-cell>
          <table:table-cell office:value-type="string" calcext:value-type="string">
            <text:p>422.38M</text:p>
          </table:table-cell>
          <table:table-cell table:style-name="ce4" office:value-type="string" calcext:value-type="string">
            <text:p>0.51%</text:p>
          </table:table-cell>
        </table:table-row>
        <table:table-row table:style-name="ro1">
          <table:table-cell table:style-name="ce4" office:value-type="string" calcext:value-type="string">
            <text:p>02/12/2019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57" calcext:value-type="float">
            <text:p>0.001857</text:p>
          </table:table-cell>
          <table:table-cell office:value-type="string" calcext:value-type="string">
            <text:p>305.58M</text:p>
          </table:table-cell>
          <table:table-cell table:style-name="ce4" office:value-type="string" calcext:value-type="string">
            <text:p>0.88%</text:p>
          </table:table-cell>
        </table:table-row>
        <table:table-row table:style-name="ro1">
          <table:table-cell table:style-name="ce4" office:value-type="string" calcext:value-type="string">
            <text:p>02/11/2019</text:p>
          </table:table-cell>
          <table:table-cell office:value-type="float" office:value="0.001861" calcext:value-type="float">
            <text:p>0.001861</text:p>
          </table:table-cell>
          <table:table-cell table:number-columns-repeated="2" office:value-type="float" office:value="0.001899" calcext:value-type="float">
            <text:p>0.001899</text:p>
          </table:table-cell>
          <table:table-cell office:value-type="float" office:value="0.001861" calcext:value-type="float">
            <text:p>0.001861</text:p>
          </table:table-cell>
          <table:table-cell office:value-type="string" calcext:value-type="string">
            <text:p>370.20M</text:p>
          </table:table-cell>
          <table:table-cell table:style-name="ce4" office:value-type="string" calcext:value-type="string">
            <text:p>-1.97%</text:p>
          </table:table-cell>
        </table:table-row>
        <table:table-row table:style-name="ro1">
          <table:table-cell table:style-name="ce4" office:value-type="string" calcext:value-type="string">
            <text:p>02/10/2019</text:p>
          </table:table-cell>
          <table:table-cell office:value-type="float" office:value="0.001899" calcext:value-type="float">
            <text:p>0.001899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001913" calcext:value-type="float">
            <text:p>0.001913</text:p>
          </table:table-cell>
          <table:table-cell office:value-type="float" office:value="0.001876" calcext:value-type="float">
            <text:p>0.001876</text:p>
          </table:table-cell>
          <table:table-cell office:value-type="string" calcext:value-type="string">
            <text:p>310.01M</text:p>
          </table:table-cell>
          <table:table-cell table:style-name="ce4" office:value-type="string" calcext:value-type="string">
            <text:p>-0.48%</text:p>
          </table:table-cell>
        </table:table-row>
        <table:table-row table:style-name="ro1">
          <table:table-cell table:style-name="ce4" office:value-type="string" calcext:value-type="string">
            <text:p>02/09/2019</text:p>
          </table:table-cell>
          <table:table-cell office:value-type="float" office:value="0.001908" calcext:value-type="float">
            <text:p>0.001908</text:p>
          </table:table-cell>
          <table:table-cell table:number-columns-repeated="2" office:value-type="float" office:value="0.001937" calcext:value-type="float">
            <text:p>0.001937</text:p>
          </table:table-cell>
          <table:table-cell office:value-type="float" office:value="0.001886" calcext:value-type="float">
            <text:p>0.001886</text:p>
          </table:table-cell>
          <table:table-cell office:value-type="string" calcext:value-type="string">
            <text:p>312.62M</text:p>
          </table:table-cell>
          <table:table-cell table:style-name="ce4" office:value-type="string" calcext:value-type="string">
            <text:p>-1.50%</text:p>
          </table:table-cell>
        </table:table-row>
        <table:table-row table:style-name="ro1">
          <table:table-cell table:style-name="ce4" office:value-type="string" calcext:value-type="string">
            <text:p>02/08/2019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.001808" calcext:value-type="float">
            <text:p>0.001808</text:p>
          </table:table-cell>
          <table:table-cell office:value-type="string" calcext:value-type="string">
            <text:p>509.73M</text:p>
          </table:table-cell>
          <table:table-cell table:style-name="ce4" office:value-type="string" calcext:value-type="string">
            <text:p>6.57%</text:p>
          </table:table-cell>
        </table:table-row>
        <table:table-row table:style-name="ro1">
          <table:table-cell table:style-name="ce4" office:value-type="string" calcext:value-type="string">
            <text:p>02/07/2019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1804" calcext:value-type="float">
            <text:p>0.001804</text:p>
          </table:table-cell>
          <table:table-cell office:value-type="string" calcext:value-type="string">
            <text:p>317.79M</text:p>
          </table:table-cell>
          <table:table-cell table:style-name="ce4" office:value-type="string" calcext:value-type="string">
            <text:p>0.68%</text:p>
          </table:table-cell>
        </table:table-row>
        <table:table-row table:style-name="ro1">
          <table:table-cell table:style-name="ce4" office:value-type="string" calcext:value-type="string">
            <text:p>02/06/2019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.001797" calcext:value-type="float">
            <text:p>0.001797</text:p>
          </table:table-cell>
          <table:table-cell office:value-type="string" calcext:value-type="string">
            <text:p>367.55M</text:p>
          </table:table-cell>
          <table:table-cell table:style-name="ce4" office:value-type="string" calcext:value-type="string">
            <text:p>-2.70%</text:p>
          </table:table-cell>
        </table:table-row>
        <table:table-row table:style-name="ro1">
          <table:table-cell table:style-name="ce4" office:value-type="string" calcext:value-type="string">
            <text:p>02/05/2019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1854" calcext:value-type="float">
            <text:p>0.001854</text:p>
          </table:table-cell>
          <table:table-cell office:value-type="string" calcext:value-type="string">
            <text:p>359.09M</text:p>
          </table:table-cell>
          <table:table-cell table:style-name="ce4" office:value-type="string" calcext:value-type="string">
            <text:p>-0.94%</text:p>
          </table:table-cell>
        </table:table-row>
        <table:table-row table:style-name="ro1">
          <table:table-cell table:style-name="ce4" office:value-type="string" calcext:value-type="string">
            <text:p>02/04/2019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1866" calcext:value-type="float">
            <text:p>0.001866</text:p>
          </table:table-cell>
          <table:table-cell office:value-type="string" calcext:value-type="string">
            <text:p>276.55M</text:p>
          </table:table-cell>
          <table:table-cell table:style-name="ce4" office:value-type="string" calcext:value-type="string">
            <text:p>-0.39%</text:p>
          </table:table-cell>
        </table:table-row>
        <table:table-row table:style-name="ro1">
          <table:table-cell table:style-name="ce4" office:value-type="string" calcext:value-type="string">
            <text:p>02/03/2019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927" calcext:value-type="float">
            <text:p>0.001927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1844" calcext:value-type="float">
            <text:p>0.001844</text:p>
          </table:table-cell>
          <table:table-cell office:value-type="string" calcext:value-type="string">
            <text:p>552.21M</text:p>
          </table:table-cell>
          <table:table-cell table:style-name="ce4" office:value-type="string" calcext:value-type="string">
            <text:p>-2.41%</text:p>
          </table:table-cell>
        </table:table-row>
        <table:table-row table:style-name="ro1">
          <table:table-cell table:style-name="ce4" office:value-type="string" calcext:value-type="string">
            <text:p>02/02/2019</text:p>
          </table:table-cell>
          <table:table-cell office:value-type="float" office:value="0.001927" calcext:value-type="float">
            <text:p>0.001927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1891" calcext:value-type="float">
            <text:p>0.001891</text:p>
          </table:table-cell>
          <table:table-cell office:value-type="string" calcext:value-type="string">
            <text:p>426.38M</text:p>
          </table:table-cell>
          <table:table-cell table:style-name="ce4" office:value-type="string" calcext:value-type="string">
            <text:p>0.94%</text:p>
          </table:table-cell>
        </table:table-row>
        <table:table-row table:style-name="ro1">
          <table:table-cell table:style-name="ce4" office:value-type="string" calcext:value-type="string">
            <text:p>02/01/2019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01848" calcext:value-type="float">
            <text:p>0.001848</text:p>
          </table:table-cell>
          <table:table-cell office:value-type="string" calcext:value-type="string">
            <text:p>589.88M</text:p>
          </table:table-cell>
          <table:table-cell table:style-name="ce4" office:value-type="string" calcext:value-type="string">
            <text:p>0.85%</text:p>
          </table:table-cell>
        </table:table-row>
        <table:table-row table:style-name="ro1">
          <table:table-cell table:style-name="ce4" office:value-type="string" calcext:value-type="string">
            <text:p>01/31/2019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001886" calcext:value-type="float">
            <text:p>0.001886</text:p>
          </table:table-cell>
          <table:table-cell office:value-type="string" calcext:value-type="string">
            <text:p>557.02M</text:p>
          </table:table-cell>
          <table:table-cell table:style-name="ce4" office:value-type="string" calcext:value-type="string">
            <text:p>-1.54%</text:p>
          </table:table-cell>
        </table:table-row>
        <table:table-row table:style-name="ro1">
          <table:table-cell table:style-name="ce4" office:value-type="string" calcext:value-type="string">
            <text:p>01/30/2019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1865" calcext:value-type="float">
            <text:p>0.001865</text:p>
          </table:table-cell>
          <table:table-cell office:value-type="string" calcext:value-type="string">
            <text:p>514.14M</text:p>
          </table:table-cell>
          <table:table-cell table:style-name="ce4" office:value-type="string" calcext:value-type="string">
            <text:p>2.36%</text:p>
          </table:table-cell>
        </table:table-row>
        <table:table-row table:style-name="ro1">
          <table:table-cell table:style-name="ce4" office:value-type="string" calcext:value-type="string">
            <text:p>01/29/2019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898" calcext:value-type="float">
            <text:p>0.001898</text:p>
          </table:table-cell>
          <table:table-cell office:value-type="float" office:value="0.001834" calcext:value-type="float">
            <text:p>0.001834</text:p>
          </table:table-cell>
          <table:table-cell office:value-type="string" calcext:value-type="string">
            <text:p>449.96M</text:p>
          </table:table-cell>
          <table:table-cell table:style-name="ce4" office:value-type="string" calcext:value-type="string">
            <text:p>-0.67%</text:p>
          </table:table-cell>
        </table:table-row>
        <table:table-row table:style-name="ro1">
          <table:table-cell table:style-name="ce4" office:value-type="string" calcext:value-type="string">
            <text:p>01/28/2019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0.001853" calcext:value-type="float">
            <text:p>0.001853</text:p>
          </table:table-cell>
          <table:table-cell office:value-type="string" calcext:value-type="string">
            <text:p>708.23M</text:p>
          </table:table-cell>
          <table:table-cell table:style-name="ce4" office:value-type="string" calcext:value-type="string">
            <text:p>-5.17%</text:p>
          </table:table-cell>
        </table:table-row>
        <table:table-row table:style-name="ro1">
          <table:table-cell table:style-name="ce4" office:value-type="string" calcext:value-type="string">
            <text:p>01/27/2019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0.001983" calcext:value-type="float">
            <text:p>0.001983</text:p>
          </table:table-cell>
          <table:table-cell office:value-type="string" calcext:value-type="string">
            <text:p>318.79M</text:p>
          </table:table-cell>
          <table:table-cell table:style-name="ce4" office:value-type="string" calcext:value-type="string">
            <text:p>-0.83%</text:p>
          </table:table-cell>
        </table:table-row>
        <table:table-row table:style-name="ro1">
          <table:table-cell table:style-name="ce4" office:value-type="string" calcext:value-type="string">
            <text:p>01/26/2019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999" calcext:value-type="float">
            <text:p>0.001999</text:p>
          </table:table-cell>
          <table:table-cell office:value-type="string" calcext:value-type="string">
            <text:p>352.45M</text:p>
          </table:table-cell>
          <table:table-cell table:style-name="ce4" office:value-type="string" calcext:value-type="string">
            <text:p>0.26%</text:p>
          </table:table-cell>
        </table:table-row>
        <table:table-row table:style-name="ro1">
          <table:table-cell table:style-name="ce4" office:value-type="string" calcext:value-type="string">
            <text:p>01/25/2019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001998" calcext:value-type="float">
            <text:p>0.001998</text:p>
          </table:table-cell>
          <table:table-cell office:value-type="string" calcext:value-type="string">
            <text:p>322.29M</text:p>
          </table:table-cell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1/24/2019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2013" calcext:value-type="float">
            <text:p>0.002013</text:p>
          </table:table-cell>
          <table:table-cell office:value-type="float" office:value="0.001982" calcext:value-type="float">
            <text:p>0.001982</text:p>
          </table:table-cell>
          <table:table-cell office:value-type="string" calcext:value-type="string">
            <text:p>423.85M</text:p>
          </table:table-cell>
          <table:table-cell table:style-name="ce4" office:value-type="string" calcext:value-type="string">
            <text:p>0.48%</text:p>
          </table:table-cell>
        </table:table-row>
        <table:table-row table:style-name="ro1">
          <table:table-cell table:style-name="ce4" office:value-type="string" calcext:value-type="string">
            <text:p>01/23/2019</text:p>
          </table:table-cell>
          <table:table-cell office:value-type="float" office:value="0.001996" calcext:value-type="float">
            <text:p>0.001996</text:p>
          </table:table-cell>
          <table:table-cell table:number-columns-repeated="2" office:value-type="float" office:value="0.002021" calcext:value-type="float">
            <text:p>0.002021</text:p>
          </table:table-cell>
          <table:table-cell office:value-type="float" office:value="0.001977" calcext:value-type="float">
            <text:p>0.001977</text:p>
          </table:table-cell>
          <table:table-cell office:value-type="string" calcext:value-type="string">
            <text:p>609.79M</text:p>
          </table:table-cell>
          <table:table-cell table:style-name="ce4" office:value-type="string" calcext:value-type="string">
            <text:p>-1.22%</text:p>
          </table:table-cell>
        </table:table-row>
        <table:table-row table:style-name="ro1">
          <table:table-cell table:style-name="ce4" office:value-type="string" calcext:value-type="string">
            <text:p>01/22/2019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1992" calcext:value-type="float">
            <text:p>0.001992</text:p>
          </table:table-cell>
          <table:table-cell office:value-type="string" calcext:value-type="string">
            <text:p>842.72M</text:p>
          </table:table-cell>
          <table:table-cell table:style-name="ce4" office:value-type="string" calcext:value-type="string">
            <text:p>-0.58%</text:p>
          </table:table-cell>
        </table:table-row>
        <table:table-row table:style-name="ro1">
          <table:table-cell table:style-name="ce4" office:value-type="string" calcext:value-type="string">
            <text:p>01/21/2019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1995" calcext:value-type="float">
            <text:p>0.001995</text:p>
          </table:table-cell>
          <table:table-cell office:value-type="string" calcext:value-type="string">
            <text:p>580.88M</text:p>
          </table:table-cell>
          <table:table-cell table:style-name="ce4" office:value-type="string" calcext:value-type="string">
            <text:p>0.20%</text:p>
          </table:table-cell>
        </table:table-row>
        <table:table-row table:style-name="ro1">
          <table:table-cell table:style-name="ce4" office:value-type="string" calcext:value-type="string">
            <text:p>01/20/2019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.002107" calcext:value-type="float">
            <text:p>0.00210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565.92M</text:p>
          </table:table-cell>
          <table:table-cell table:style-name="ce4" office:value-type="string" calcext:value-type="string">
            <text:p>-3.13%</text:p>
          </table:table-cell>
        </table:table-row>
        <table:table-row table:style-name="ro1">
          <table:table-cell table:style-name="ce4" office:value-type="string" calcext:value-type="string">
            <text:p>01/19/2019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.002001" calcext:value-type="float">
            <text:p>0.002001</text:p>
          </table:table-cell>
          <table:table-cell office:value-type="string" calcext:value-type="string">
            <text:p>978.04M</text:p>
          </table:table-cell>
          <table:table-cell table:style-name="ce4" office:value-type="string" calcext:value-type="string">
            <text:p>2.55%</text:p>
          </table:table-cell>
        </table:table-row>
        <table:table-row table:style-name="ro1">
          <table:table-cell table:style-name="ce4" office:value-type="string" calcext:value-type="string">
            <text:p>01/18/2019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2062" calcext:value-type="float">
            <text:p>0.002062</text:p>
          </table:table-cell>
          <table:table-cell office:value-type="float" office:value="0.002065" calcext:value-type="float">
            <text:p>0.002065</text:p>
          </table:table-cell>
          <table:table-cell office:value-type="float" office:value="0.002031" calcext:value-type="float">
            <text:p>0.002031</text:p>
          </table:table-cell>
          <table:table-cell office:value-type="string" calcext:value-type="string">
            <text:p>376.20M</text:p>
          </table:table-cell>
          <table:table-cell table:style-name="ce4" office:value-type="string" calcext:value-type="string">
            <text:p>-1.01%</text:p>
          </table:table-cell>
        </table:table-row>
        <table:table-row table:style-name="ro1">
          <table:table-cell table:style-name="ce4" office:value-type="string" calcext:value-type="string">
            <text:p>01/17/2019</text:p>
          </table:table-cell>
          <table:table-cell office:value-type="float" office:value="0.002062" calcext:value-type="float">
            <text:p>0.002062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02047" calcext:value-type="float">
            <text:p>0.002047</text:p>
          </table:table-cell>
          <table:table-cell office:value-type="string" calcext:value-type="string">
            <text:p>416.45M</text:p>
          </table:table-cell>
          <table:table-cell table:style-name="ce4" office:value-type="string" calcext:value-type="string">
            <text:p>-0.17%</text:p>
          </table:table-cell>
        </table:table-row>
        <table:table-row table:style-name="ro1">
          <table:table-cell table:style-name="ce4" office:value-type="string" calcext:value-type="string">
            <text:p>01/16/2019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2071" calcext:value-type="float">
            <text:p>0.002071</text:p>
          </table:table-cell>
          <table:table-cell office:value-type="float" office:value="0.002031" calcext:value-type="float">
            <text:p>0.002031</text:p>
          </table:table-cell>
          <table:table-cell office:value-type="string" calcext:value-type="string">
            <text:p>354.12M</text:p>
          </table:table-cell>
          <table:table-cell table:style-name="ce4" office:value-type="string" calcext:value-type="string">
            <text:p>1.17%</text:p>
          </table:table-cell>
        </table:table-row>
        <table:table-row table:style-name="ro1">
          <table:table-cell table:style-name="ce4" office:value-type="string" calcext:value-type="string">
            <text:p>01/15/2019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085" calcext:value-type="float">
            <text:p>0.002085</text:p>
          </table:table-cell>
          <table:table-cell office:value-type="float" office:value="0.002028" calcext:value-type="float">
            <text:p>0.002028</text:p>
          </table:table-cell>
          <table:table-cell office:value-type="string" calcext:value-type="string">
            <text:p>439.71M</text:p>
          </table:table-cell>
          <table:table-cell table:style-name="ce4" office:value-type="string" calcext:value-type="string">
            <text:p>-1.84%</text:p>
          </table:table-cell>
        </table:table-row>
        <table:table-row table:style-name="ro1">
          <table:table-cell table:style-name="ce4" office:value-type="string" calcext:value-type="string">
            <text:p>01/14/2019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2109" calcext:value-type="float">
            <text:p>0.002109</text:p>
          </table:table-cell>
          <table:table-cell office:value-type="float" office:value="0.002035" calcext:value-type="float">
            <text:p>0.002035</text:p>
          </table:table-cell>
          <table:table-cell office:value-type="string" calcext:value-type="string">
            <text:p>384.45M</text:p>
          </table:table-cell>
          <table:table-cell table:style-name="ce4" office:value-type="string" calcext:value-type="string">
            <text:p>1.34%</text:p>
          </table:table-cell>
        </table:table-row>
        <table:table-row table:style-name="ro1">
          <table:table-cell table:style-name="ce4" office:value-type="string" calcext:value-type="string">
            <text:p>01/13/2019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002007" calcext:value-type="float">
            <text:p>0.002007</text:p>
          </table:table-cell>
          <table:table-cell office:value-type="string" calcext:value-type="string">
            <text:p>642.01M</text:p>
          </table:table-cell>
          <table:table-cell table:style-name="ce4" office:value-type="string" calcext:value-type="string">
            <text:p>-1.47%</text:p>
          </table:table-cell>
        </table:table-row>
        <table:table-row table:style-name="ro1">
          <table:table-cell table:style-name="ce4" office:value-type="string" calcext:value-type="string">
            <text:p>01/12/2019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.002054" calcext:value-type="float">
            <text:p>0.002054</text:p>
          </table:table-cell>
          <table:table-cell office:value-type="string" calcext:value-type="string">
            <text:p>406.53M</text:p>
          </table:table-cell>
          <table:table-cell table:style-name="ce4" office:value-type="string" calcext:value-type="string">
            <text:p>0.80%</text:p>
          </table:table-cell>
        </table:table-row>
        <table:table-row table:style-name="ro1">
          <table:table-cell table:style-name="ce4" office:value-type="string" calcext:value-type="string">
            <text:p>01/11/2019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.002031" calcext:value-type="float">
            <text:p>0.002031</text:p>
          </table:table-cell>
          <table:table-cell office:value-type="string" calcext:value-type="string">
            <text:p>573.91M</text:p>
          </table:table-cell>
          <table:table-cell table:style-name="ce4" office:value-type="string" calcext:value-type="string">
            <text:p>-0.60%</text:p>
          </table:table-cell>
        </table:table-row>
        <table:table-row table:style-name="ro1">
          <table:table-cell table:style-name="ce4" office:value-type="string" calcext:value-type="string">
            <text:p>01/10/2019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2231" calcext:value-type="float">
            <text:p>0.002231</text:p>
          </table:table-cell>
          <table:table-cell office:value-type="float" office:value="0.002018" calcext:value-type="float">
            <text:p>0.002018</text:p>
          </table:table-cell>
          <table:table-cell office:value-type="string" calcext:value-type="string">
            <text:p>861.91M</text:p>
          </table:table-cell>
          <table:table-cell table:style-name="ce4" office:value-type="string" calcext:value-type="string">
            <text:p>-6.13%</text:p>
          </table:table-cell>
        </table:table-row>
        <table:table-row table:style-name="ro1">
          <table:table-cell table:style-name="ce4" office:value-type="string" calcext:value-type="string">
            <text:p>01/09/2019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2223" calcext:value-type="float">
            <text:p>0.002223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02208" calcext:value-type="float">
            <text:p>0.002208</text:p>
          </table:table-cell>
          <table:table-cell office:value-type="string" calcext:value-type="string">
            <text:p>515.53M</text:p>
          </table:table-cell>
          <table:table-cell table:style-name="ce4" office:value-type="string" calcext:value-type="string">
            <text:p>-0.35%</text:p>
          </table:table-cell>
        </table:table-row>
        <table:table-row table:style-name="ro1">
          <table:table-cell table:style-name="ce4" office:value-type="string" calcext:value-type="string">
            <text:p>01/08/2019</text:p>
          </table:table-cell>
          <table:table-cell office:value-type="float" office:value="0.002223" calcext:value-type="float">
            <text:p>0.002223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247" calcext:value-type="float">
            <text:p>0.002247</text:p>
          </table:table-cell>
          <table:table-cell office:value-type="float" office:value="0.002213" calcext:value-type="float">
            <text:p>0.002213</text:p>
          </table:table-cell>
          <table:table-cell office:value-type="string" calcext:value-type="string">
            <text:p>553.73M</text:p>
          </table:table-cell>
          <table:table-cell table:style-name="ce4" office:value-type="string" calcext:value-type="string">
            <text:p>-0.30%</text:p>
          </table:table-cell>
        </table:table-row>
        <table:table-row table:style-name="ro1">
          <table:table-cell table:style-name="ce4" office:value-type="string" calcext:value-type="string">
            <text:p>01/07/2019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258" calcext:value-type="float">
            <text:p>0.002258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2228" calcext:value-type="float">
            <text:p>0.002228</text:p>
          </table:table-cell>
          <table:table-cell office:value-type="string" calcext:value-type="string">
            <text:p>340.57M</text:p>
          </table:table-cell>
          <table:table-cell table:style-name="ce4" office:value-type="string" calcext:value-type="string">
            <text:p>-1.20%</text:p>
          </table:table-cell>
        </table:table-row>
        <table:table-row table:style-name="ro1">
          <table:table-cell table:style-name="ce4" office:value-type="string" calcext:value-type="string">
            <text:p>01/06/2019</text:p>
          </table:table-cell>
          <table:table-cell office:value-type="float" office:value="0.002257" calcext:value-type="float">
            <text:p>0.002257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209" calcext:value-type="float">
            <text:p>0.002209</text:p>
          </table:table-cell>
          <table:table-cell office:value-type="string" calcext:value-type="string">
            <text:p>477.48M</text:p>
          </table:table-cell>
          <table:table-cell table:style-name="ce4" office:value-type="string" calcext:value-type="string">
            <text:p>0.36%</text:p>
          </table:table-cell>
        </table:table-row>
        <table:table-row table:style-name="ro1">
          <table:table-cell table:style-name="ce4" office:value-type="string" calcext:value-type="string">
            <text:p>01/05/2019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0.002211" calcext:value-type="float">
            <text:p>0.002211</text:p>
          </table:table-cell>
          <table:table-cell office:value-type="string" calcext:value-type="string">
            <text:p>409.37M</text:p>
          </table:table-cell>
          <table:table-cell table:style-name="ce4" office:value-type="string" calcext:value-type="string">
            <text:p>0.25%</text:p>
          </table:table-cell>
        </table:table-row>
        <table:table-row table:style-name="ro1">
          <table:table-cell table:style-name="ce4" office:value-type="string" calcext:value-type="string">
            <text:p>01/04/2019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0.002185" calcext:value-type="float">
            <text:p>0.002185</text:p>
          </table:table-cell>
          <table:table-cell office:value-type="string" calcext:value-type="string">
            <text:p>542.08M</text:p>
          </table:table-cell>
          <table:table-cell table:style-name="ce4" office:value-type="string" calcext:value-type="string">
            <text:p>-2.18%</text:p>
          </table:table-cell>
        </table:table-row>
        <table:table-row table:style-name="ro1">
          <table:table-cell table:style-name="ce4" office:value-type="string" calcext:value-type="string">
            <text:p>01/03/2019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.002291" calcext:value-type="float">
            <text:p>0.002291</text:p>
          </table:table-cell>
          <table:table-cell office:value-type="string" calcext:value-type="string">
            <text:p>538.78M</text:p>
          </table:table-cell>
          <table:table-cell table:style-name="ce4" office:value-type="string" calcext:value-type="string">
            <text:p>-2.41%</text:p>
          </table:table-cell>
        </table:table-row>
        <table:table-row table:style-name="ro1">
          <table:table-cell table:style-name="ce4" office:value-type="string" calcext:value-type="string">
            <text:p>01/02/2019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2347" calcext:value-type="float">
            <text:p>0.002347</text:p>
          </table:table-cell>
          <table:table-cell office:value-type="float" office:value="0.002364" calcext:value-type="float">
            <text:p>0.002364</text:p>
          </table:table-cell>
          <table:table-cell office:value-type="float" office:value="0.002328" calcext:value-type="float">
            <text:p>0.002328</text:p>
          </table:table-cell>
          <table:table-cell office:value-type="string" calcext:value-type="string">
            <text:p>301.97M</text:p>
          </table:table-cell>
          <table:table-cell table:style-name="ce4" office:value-type="string" calcext:value-type="string">
            <text:p>0.13%</text:p>
          </table:table-cell>
        </table:table-row>
        <table:table-row table:style-name="ro1">
          <table:table-cell table:style-name="ce4" office:value-type="string" calcext:value-type="string">
            <text:p>01/01/2019</text:p>
          </table:table-cell>
          <table:table-cell office:value-type="float" office:value="0.002347" calcext:value-type="float">
            <text:p>0.002347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231" calcext:value-type="float">
            <text:p>0.00231</text:p>
          </table:table-cell>
          <table:table-cell office:value-type="string" calcext:value-type="string">
            <text:p>303.80M</text:p>
          </table:table-cell>
          <table:table-cell table:style-name="ce4" office:value-type="string" calcext:value-type="string">
            <text:p>0.84%</text:p>
          </table:table-cell>
        </table:table-row>
        <table:table-row table:style-name="ro1">
          <table:table-cell table:style-name="ce4" office:value-type="string" calcext:value-type="string">
            <text:p>12/31/2018</text:p>
          </table:table-cell>
          <table:table-cell office:value-type="float" office:value="0.002327" calcext:value-type="float">
            <text:p>0.002327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002309" calcext:value-type="float">
            <text:p>0.002309</text:p>
          </table:table-cell>
          <table:table-cell office:value-type="string" calcext:value-type="string">
            <text:p>600.30M</text:p>
          </table:table-cell>
          <table:table-cell table:style-name="ce4" office:value-type="string" calcext:value-type="string">
            <text:p>-0.23%</text:p>
          </table:table-cell>
        </table:table-row>
        <table:table-row table:style-name="ro1">
          <table:table-cell table:style-name="ce4" office:value-type="string" calcext:value-type="string">
            <text:p>12/30/2018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2305" calcext:value-type="float">
            <text:p>0.002305</text:p>
          </table:table-cell>
          <table:table-cell office:value-type="string" calcext:value-type="string">
            <text:p>365.26M</text:p>
          </table:table-cell>
          <table:table-cell table:style-name="ce4" office:value-type="string" calcext:value-type="string">
            <text:p>0.86%</text:p>
          </table:table-cell>
        </table:table-row>
        <table:table-row table:style-name="ro1">
          <table:table-cell table:style-name="ce4" office:value-type="string" calcext:value-type="string">
            <text:p>12/29/2018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.002311" calcext:value-type="float">
            <text:p>0.002311</text:p>
          </table:table-cell>
          <table:table-cell office:value-type="string" calcext:value-type="string">
            <text:p>450.02M</text:p>
          </table:table-cell>
          <table:table-cell table:style-name="ce4" office:value-type="string" calcext:value-type="string">
            <text:p>-2.71%</text:p>
          </table:table-cell>
        </table:table-row>
        <table:table-row table:style-name="ro1">
          <table:table-cell table:style-name="ce4" office:value-type="string" calcext:value-type="string">
            <text:p>12/28/2018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2245" calcext:value-type="float">
            <text:p>0.002245</text:p>
          </table:table-cell>
          <table:table-cell office:value-type="string" calcext:value-type="string">
            <text:p>603.38M</text:p>
          </table:table-cell>
          <table:table-cell table:style-name="ce4" office:value-type="string" calcext:value-type="string">
            <text:p>3.41%</text:p>
          </table:table-cell>
        </table:table-row>
        <table:table-row table:style-name="ro1">
          <table:table-cell table:style-name="ce4" office:value-type="string" calcext:value-type="string">
            <text:p>12/27/2018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2393" calcext:value-type="float">
            <text:p>0.002393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.002299" calcext:value-type="float">
            <text:p>0.002299</text:p>
          </table:table-cell>
          <table:table-cell office:value-type="string" calcext:value-type="string">
            <text:p>646.90M</text:p>
          </table:table-cell>
          <table:table-cell table:style-name="ce4" office:value-type="string" calcext:value-type="string">
            <text:p>-3.92%</text:p>
          </table:table-cell>
        </table:table-row>
        <table:table-row table:style-name="ro1">
          <table:table-cell table:style-name="ce4" office:value-type="string" calcext:value-type="string">
            <text:p>12/26/2018</text:p>
          </table:table-cell>
          <table:table-cell office:value-type="float" office:value="0.002393" calcext:value-type="float">
            <text:p>0.002393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002434" calcext:value-type="float">
            <text:p>0.002434</text:p>
          </table:table-cell>
          <table:table-cell office:value-type="float" office:value="0.002353" calcext:value-type="float">
            <text:p>0.002353</text:p>
          </table:table-cell>
          <table:table-cell office:value-type="string" calcext:value-type="string">
            <text:p>605.04M</text:p>
          </table:table-cell>
          <table:table-cell table:style-name="ce4" office:value-type="string" calcext:value-type="string">
            <text:p>0.56%</text:p>
          </table:table-cell>
        </table:table-row>
        <table:table-row table:style-name="ro1">
          <table:table-cell table:style-name="ce4" office:value-type="string" calcext:value-type="string">
            <text:p>12/25/2018</text:p>
          </table:table-cell>
          <table:table-cell office:value-type="float" office:value="0.002379" calcext:value-type="float">
            <text:p>0.002379</text:p>
          </table:table-cell>
          <table:table-cell table:number-columns-repeated="2" office:value-type="float" office:value="0.002506" calcext:value-type="float">
            <text:p>0.002506</text:p>
          </table:table-cell>
          <table:table-cell office:value-type="float" office:value="0.002305" calcext:value-type="float">
            <text:p>0.002305</text:p>
          </table:table-cell>
          <table:table-cell office:value-type="string" calcext:value-type="string">
            <text:p>668.91M</text:p>
          </table:table-cell>
          <table:table-cell table:style-name="ce4" office:value-type="string" calcext:value-type="string">
            <text:p>-5.08%</text:p>
          </table:table-cell>
        </table:table-row>
        <table:table-row table:style-name="ro1">
          <table:table-cell table:style-name="ce4" office:value-type="string" calcext:value-type="string">
            <text:p>12/24/2018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.002486" calcext:value-type="float">
            <text:p>0.002486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0.65%</text:p>
          </table:table-cell>
        </table:table-row>
        <table:table-row table:style-name="ro1">
          <table:table-cell table:style-name="ce4" office:value-type="string" calcext:value-type="string">
            <text:p>12/23/2018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446" calcext:value-type="float">
            <text:p>0.002446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00243" calcext:value-type="float">
            <text:p>0.00243</text:p>
          </table:table-cell>
          <table:table-cell office:value-type="string" calcext:value-type="string">
            <text:p>934.40M</text:p>
          </table:table-cell>
          <table:table-cell table:style-name="ce4" office:value-type="string" calcext:value-type="string">
            <text:p>1.80%</text:p>
          </table:table-cell>
        </table:table-row>
        <table:table-row table:style-name="ro1">
          <table:table-cell table:style-name="ce4" office:value-type="string" calcext:value-type="string">
            <text:p>12/22/2018</text:p>
          </table:table-cell>
          <table:table-cell office:value-type="float" office:value="0.002446" calcext:value-type="float">
            <text:p>0.002446</text:p>
          </table:table-cell>
          <table:table-cell office:value-type="float" office:value="0.002465" calcext:value-type="float">
            <text:p>0.002465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0.002339" calcext:value-type="float">
            <text:p>0.002339</text:p>
          </table:table-cell>
          <table:table-cell office:value-type="string" calcext:value-type="string">
            <text:p>1.06B</text:p>
          </table:table-cell>
          <table:table-cell table:style-name="ce4" office:value-type="string" calcext:value-type="string">
            <text:p>-0.79%</text:p>
          </table:table-cell>
        </table:table-row>
        <table:table-row table:style-name="ro1">
          <table:table-cell table:style-name="ce4" office:value-type="string" calcext:value-type="string">
            <text:p>12/21/2018</text:p>
          </table:table-cell>
          <table:table-cell office:value-type="float" office:value="0.002466" calcext:value-type="float">
            <text:p>0.002466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.002421" calcext:value-type="float">
            <text:p>0.002421</text:p>
          </table:table-cell>
          <table:table-cell office:value-type="string" calcext:value-type="string">
            <text:p>1.30B</text:p>
          </table:table-cell>
          <table:table-cell table:style-name="ce4" office:value-type="string" calcext:value-type="string">
            <text:p>-7.03%</text:p>
          </table:table-cell>
        </table:table-row>
        <table:table-row table:style-name="ro1">
          <table:table-cell table:style-name="ce4" office:value-type="string" calcext:value-type="string">
            <text:p>12/20/2018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002506" calcext:value-type="float">
            <text:p>0.002506</text:p>
          </table:table-cell>
          <table:table-cell office:value-type="string" calcext:value-type="string">
            <text:p>1.10B</text:p>
          </table:table-cell>
          <table:table-cell table:style-name="ce4" office:value-type="string" calcext:value-type="string">
            <text:p>0.88%</text:p>
          </table:table-cell>
        </table:table-row>
        <table:table-row table:style-name="ro1">
          <table:table-cell table:style-name="ce4" office:value-type="string" calcext:value-type="string">
            <text:p>12/19/2018</text:p>
          </table:table-cell>
          <table:table-cell office:value-type="float" office:value="0.002629" calcext:value-type="float">
            <text:p>0.002629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0.002508" calcext:value-type="float">
            <text:p>0.002508</text:p>
          </table:table-cell>
          <table:table-cell office:value-type="string" calcext:value-type="string">
            <text:p>1.67B</text:p>
          </table:table-cell>
          <table:table-cell table:style-name="ce4" office:value-type="string" calcext:value-type="string">
            <text:p>4.41%</text:p>
          </table:table-cell>
        </table:table-row>
        <table:table-row table:style-name="ro1">
          <table:table-cell table:style-name="ce4" office:value-type="string" calcext:value-type="string">
            <text:p>12/18/2018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.002531" calcext:value-type="float">
            <text:p>0.002531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451" calcext:value-type="float">
            <text:p>0.002451</text:p>
          </table:table-cell>
          <table:table-cell office:value-type="string" calcext:value-type="string">
            <text:p>1.66B</text:p>
          </table:table-cell>
          <table:table-cell table:style-name="ce4" office:value-type="string" calcext:value-type="string">
            <text:p>-0.48%</text:p>
          </table:table-cell>
        </table:table-row>
        <table:table-row table:style-name="ro1">
          <table:table-cell table:style-name="ce4" office:value-type="string" calcext:value-type="string">
            <text:p>12/17/2018</text:p>
          </table:table-cell>
          <table:table-cell office:value-type="float" office:value="0.002531" calcext:value-type="float">
            <text:p>0.002531</text:p>
          </table:table-cell>
          <table:table-cell office:value-type="float" office:value="0.002109" calcext:value-type="float">
            <text:p>0.002109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.002098" calcext:value-type="float">
            <text:p>0.002098</text:p>
          </table:table-cell>
          <table:table-cell office:value-type="string" calcext:value-type="string">
            <text:p>1.74B</text:p>
          </table:table-cell>
          <table:table-cell table:style-name="ce4" office:value-type="string" calcext:value-type="string">
            <text:p>20.02%</text:p>
          </table:table-cell>
        </table:table-row>
        <table:table-row table:style-name="ro1">
          <table:table-cell table:style-name="ce4" office:value-type="string" calcext:value-type="string">
            <text:p>12/16/2018</text:p>
          </table:table-cell>
          <table:table-cell office:value-type="float" office:value="0.002109" calcext:value-type="float">
            <text:p>0.002109</text:p>
          </table:table-cell>
          <table:table-cell office:value-type="float" office:value="0.002064" calcext:value-type="float">
            <text:p>0.002064</text:p>
          </table:table-cell>
          <table:table-cell office:value-type="float" office:value="0.002147" calcext:value-type="float">
            <text:p>0.002147</text:p>
          </table:table-cell>
          <table:table-cell office:value-type="float" office:value="0.002062" calcext:value-type="float">
            <text:p>0.002062</text:p>
          </table:table-cell>
          <table:table-cell office:value-type="string" calcext:value-type="string">
            <text:p>678.68M</text:p>
          </table:table-cell>
          <table:table-cell table:style-name="ce4" office:value-type="string" calcext:value-type="string">
            <text:p>2.15%</text:p>
          </table:table-cell>
        </table:table-row>
        <table:table-row table:style-name="ro1">
          <table:table-cell table:style-name="ce4" office:value-type="string" calcext:value-type="string">
            <text:p>12/15/2018</text:p>
          </table:table-cell>
          <table:table-cell office:value-type="float" office:value="0.002064" calcext:value-type="float">
            <text:p>0.002064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2062" calcext:value-type="float">
            <text:p>0.002062</text:p>
          </table:table-cell>
          <table:table-cell office:value-type="string" calcext:value-type="string">
            <text:p>316.54M</text:p>
          </table:table-cell>
          <table:table-cell table:style-name="ce4" office:value-type="string" calcext:value-type="string">
            <text:p>-0.47%</text:p>
          </table:table-cell>
        </table:table-row>
        <table:table-row table:style-name="ro1">
          <table:table-cell table:style-name="ce4" office:value-type="string" calcext:value-type="string">
            <text:p>12/14/2018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002056" calcext:value-type="float">
            <text:p>0.002056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2044" calcext:value-type="float">
            <text:p>0.002044</text:p>
          </table:table-cell>
          <table:table-cell office:value-type="string" calcext:value-type="string">
            <text:p>533.57M</text:p>
          </table:table-cell>
          <table:table-cell table:style-name="ce4" office:value-type="string" calcext:value-type="string">
            <text:p>0.86%</text:p>
          </table:table-cell>
        </table:table-row>
        <table:table-row table:style-name="ro1">
          <table:table-cell table:style-name="ce4" office:value-type="string" calcext:value-type="string">
            <text:p>12/13/2018</text:p>
          </table:table-cell>
          <table:table-cell office:value-type="float" office:value="0.002056" calcext:value-type="float">
            <text:p>0.002056</text:p>
          </table:table-cell>
          <table:table-cell office:value-type="float" office:value="0.002082" calcext:value-type="float">
            <text:p>0.002082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.002053" calcext:value-type="float">
            <text:p>0.002053</text:p>
          </table:table-cell>
          <table:table-cell office:value-type="string" calcext:value-type="string">
            <text:p>467.50M</text:p>
          </table:table-cell>
          <table:table-cell table:style-name="ce4" office:value-type="string" calcext:value-type="string">
            <text:p>-1.20%</text:p>
          </table:table-cell>
        </table:table-row>
        <table:table-row table:style-name="ro1">
          <table:table-cell table:style-name="ce4" office:value-type="string" calcext:value-type="string">
            <text:p>12/12/2018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002068" calcext:value-type="float">
            <text:p>0.002068</text:p>
          </table:table-cell>
          <table:table-cell office:value-type="string" calcext:value-type="string">
            <text:p>536.14M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table:style-name="ce4" office:value-type="string" calcext:value-type="string">
            <text:p>12/11/2018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.002049" calcext:value-type="float">
            <text:p>0.002049</text:p>
          </table:table-cell>
          <table:table-cell office:value-type="string" calcext:value-type="string">
            <text:p>383.70M</text:p>
          </table:table-cell>
          <table:table-cell table:style-name="ce4" office:value-type="string" calcext:value-type="string">
            <text:p>1.15%</text:p>
          </table:table-cell>
        </table:table-row>
        <table:table-row table:style-name="ro1">
          <table:table-cell table:style-name="ce4" office:value-type="string" calcext:value-type="string">
            <text:p>12/10/2018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2054" calcext:value-type="float">
            <text:p>0.002054</text:p>
          </table:table-cell>
          <table:table-cell office:value-type="string" calcext:value-type="string">
            <text:p>390.78M</text:p>
          </table:table-cell>
          <table:table-cell table:style-name="ce4" office:value-type="string" calcext:value-type="string">
            <text:p>-1.36%</text:p>
          </table:table-cell>
        </table:table-row>
        <table:table-row table:style-name="ro1">
          <table:table-cell table:style-name="ce4" office:value-type="string" calcext:value-type="string">
            <text:p>12/09/2018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0.002105" calcext:value-type="float">
            <text:p>0.002105</text:p>
          </table:table-cell>
          <table:table-cell office:value-type="float" office:value="0.002129" calcext:value-type="float">
            <text:p>0.002129</text:p>
          </table:table-cell>
          <table:table-cell office:value-type="float" office:value="0.002068" calcext:value-type="float">
            <text:p>0.002068</text:p>
          </table:table-cell>
          <table:table-cell office:value-type="string" calcext:value-type="string">
            <text:p>526.71M</text:p>
          </table:table-cell>
          <table:table-cell table:style-name="ce4" office:value-type="string" calcext:value-type="string">
            <text:p>-0.66%</text:p>
          </table:table-cell>
        </table:table-row>
        <table:table-row table:style-name="ro1">
          <table:table-cell table:style-name="ce4" office:value-type="string" calcext:value-type="string">
            <text:p>12/08/2018</text:p>
          </table:table-cell>
          <table:table-cell office:value-type="float" office:value="0.002105" calcext:value-type="float">
            <text:p>0.002105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2146" calcext:value-type="float">
            <text:p>0.002146</text:p>
          </table:table-cell>
          <table:table-cell office:value-type="float" office:value="0.002053" calcext:value-type="float">
            <text:p>0.002053</text:p>
          </table:table-cell>
          <table:table-cell office:value-type="string" calcext:value-type="string">
            <text:p>569.72M</text:p>
          </table:table-cell>
          <table:table-cell table:style-name="ce4" office:value-type="string" calcext:value-type="string">
            <text:p>-0.85%</text:p>
          </table:table-cell>
        </table:table-row>
        <table:table-row table:style-name="ro1">
          <table:table-cell table:style-name="ce4" office:value-type="string" calcext:value-type="string">
            <text:p>12/07/2018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.002162" calcext:value-type="float">
            <text:p>0.002162</text:p>
          </table:table-cell>
          <table:table-cell office:value-type="float" office:value="0.002016" calcext:value-type="float">
            <text:p>0.002016</text:p>
          </table:table-cell>
          <table:table-cell office:value-type="string" calcext:value-type="string">
            <text:p>896.51M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table:style-name="ce4" office:value-type="string" calcext:value-type="string">
            <text:p>12/06/2018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.002197" calcext:value-type="float">
            <text:p>0.002197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0.002111" calcext:value-type="float">
            <text:p>0.002111</text:p>
          </table:table-cell>
          <table:table-cell office:value-type="string" calcext:value-type="string">
            <text:p>941.33M</text:p>
          </table:table-cell>
          <table:table-cell table:style-name="ce4" office:value-type="string" calcext:value-type="string">
            <text:p>-3.91%</text:p>
          </table:table-cell>
        </table:table-row>
        <table:table-row table:style-name="ro1">
          <table:table-cell table:style-name="ce4" office:value-type="string" calcext:value-type="string">
            <text:p>12/05/2018</text:p>
          </table:table-cell>
          <table:table-cell office:value-type="float" office:value="0.002197" calcext:value-type="float">
            <text:p>0.002197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218" calcext:value-type="float">
            <text:p>0.00218</text:p>
          </table:table-cell>
          <table:table-cell office:value-type="string" calcext:value-type="string">
            <text:p>715.33M</text:p>
          </table:table-cell>
          <table:table-cell table:style-name="ce4" office:value-type="string" calcext:value-type="string">
            <text:p>-0.25%</text:p>
          </table:table-cell>
        </table:table-row>
        <table:table-row table:style-name="ro1">
          <table:table-cell table:style-name="ce4" office:value-type="string" calcext:value-type="string">
            <text:p>12/04/2018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0.002115" calcext:value-type="float">
            <text:p>0.002115</text:p>
          </table:table-cell>
          <table:table-cell office:value-type="string" calcext:value-type="string">
            <text:p>754.27M</text:p>
          </table:table-cell>
          <table:table-cell table:style-name="ce4" office:value-type="string" calcext:value-type="string">
            <text:p>2.10%</text:p>
          </table:table-cell>
        </table:table-row>
        <table:table-row table:style-name="ro1">
          <table:table-cell table:style-name="ce4" office:value-type="string" calcext:value-type="string">
            <text:p>12/03/2018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2129" calcext:value-type="float">
            <text:p>0.002129</text:p>
          </table:table-cell>
          <table:table-cell office:value-type="string" calcext:value-type="string">
            <text:p>594.03M</text:p>
          </table:table-cell>
          <table:table-cell table:style-name="ce4" office:value-type="string" calcext:value-type="string">
            <text:p>-2.47%</text:p>
          </table:table-cell>
        </table:table-row>
        <table:table-row table:style-name="ro1">
          <table:table-cell table:style-name="ce4" office:value-type="string" calcext:value-type="string">
            <text:p>12/02/2018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002195" calcext:value-type="float">
            <text:p>0.002195</text:p>
          </table:table-cell>
          <table:table-cell office:value-type="string" calcext:value-type="string">
            <text:p>631.95M</text:p>
          </table:table-cell>
          <table:table-cell table:style-name="ce4" office:value-type="string" calcext:value-type="string">
            <text:p>-0.83%</text:p>
          </table:table-cell>
        </table:table-row>
        <table:table-row table:style-name="ro1">
          <table:table-cell table:style-name="ce4" office:value-type="string" calcext:value-type="string">
            <text:p>12/01/201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185" calcext:value-type="float">
            <text:p>0.002185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.002168" calcext:value-type="float">
            <text:p>0.002168</text:p>
          </table:table-cell>
          <table:table-cell office:value-type="string" calcext:value-type="string">
            <text:p>662.05M</text:p>
          </table:table-cell>
          <table:table-cell table:style-name="ce4" office:value-type="string" calcext:value-type="string">
            <text:p>2.08%</text:p>
          </table:table-cell>
        </table:table-row>
        <table:table-row table:style-name="ro1">
          <table:table-cell table:style-name="ce4" office:value-type="string" calcext:value-type="string">
            <text:p>11/30/2018</text:p>
          </table:table-cell>
          <table:table-cell office:value-type="float" office:value="0.002185" calcext:value-type="float">
            <text:p>0.002185</text:p>
          </table:table-cell>
          <table:table-cell office:value-type="float" office:value="0.002226" calcext:value-type="float">
            <text:p>0.002226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.002129" calcext:value-type="float">
            <text:p>0.002129</text:p>
          </table:table-cell>
          <table:table-cell office:value-type="string" calcext:value-type="string">
            <text:p>679.60M</text:p>
          </table:table-cell>
          <table:table-cell table:style-name="ce4" office:value-type="string" calcext:value-type="string">
            <text:p>-1.87%</text:p>
          </table:table-cell>
        </table:table-row>
        <table:table-row table:style-name="ro1">
          <table:table-cell table:style-name="ce4" office:value-type="string" calcext:value-type="string">
            <text:p>11/29/2018</text:p>
          </table:table-cell>
          <table:table-cell office:value-type="float" office:value="0.002226" calcext:value-type="float">
            <text:p>0.002226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.002158" calcext:value-type="float">
            <text:p>0.002158</text:p>
          </table:table-cell>
          <table:table-cell office:value-type="string" calcext:value-type="string">
            <text:p>816.32M</text:p>
          </table:table-cell>
          <table:table-cell table:style-name="ce4" office:value-type="string" calcext:value-type="string">
            <text:p>-0.40%</text:p>
          </table:table-cell>
        </table:table-row>
        <table:table-row table:style-name="ro1">
          <table:table-cell table:style-name="ce4" office:value-type="string" calcext:value-type="string">
            <text:p>11/28/2018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002078" calcext:value-type="float">
            <text:p>0.002078</text:p>
          </table:table-cell>
          <table:table-cell office:value-type="float" office:value="0.002283" calcext:value-type="float">
            <text:p>0.002283</text:p>
          </table:table-cell>
          <table:table-cell office:value-type="float" office:value="0.002078" calcext:value-type="float">
            <text:p>0.002078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7.55%</text:p>
          </table:table-cell>
        </table:table-row>
        <table:table-row table:style-name="ro1">
          <table:table-cell table:style-name="ce4" office:value-type="string" calcext:value-type="string">
            <text:p>11/27/2018</text:p>
          </table:table-cell>
          <table:table-cell office:value-type="float" office:value="0.002078" calcext:value-type="float">
            <text:p>0.002078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0.002135" calcext:value-type="float">
            <text:p>0.002135</text:p>
          </table:table-cell>
          <table:table-cell office:value-type="float" office:value="0.002011" calcext:value-type="float">
            <text:p>0.002011</text:p>
          </table:table-cell>
          <table:table-cell office:value-type="string" calcext:value-type="string">
            <text:p>1.00B</text:p>
          </table:table-cell>
          <table:table-cell table:style-name="ce4" office:value-type="string" calcext:value-type="string">
            <text:p>-2.29%</text:p>
          </table:table-cell>
        </table:table-row>
        <table:table-row table:style-name="ro1">
          <table:table-cell table:style-name="ce4" office:value-type="string" calcext:value-type="string">
            <text:p>11/26/2018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0.002261" calcext:value-type="float">
            <text:p>0.002261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002062" calcext:value-type="float">
            <text:p>0.002062</text:p>
          </table:table-cell>
          <table:table-cell office:value-type="string" calcext:value-type="string">
            <text:p>1.08B</text:p>
          </table:table-cell>
          <table:table-cell table:style-name="ce4" office:value-type="string" calcext:value-type="string">
            <text:p>-5.93%</text:p>
          </table:table-cell>
        </table:table-row>
        <table:table-row table:style-name="ro1">
          <table:table-cell table:style-name="ce4" office:value-type="string" calcext:value-type="string">
            <text:p>11/25/2018</text:p>
          </table:table-cell>
          <table:table-cell office:value-type="float" office:value="0.002261" calcext:value-type="float">
            <text:p>0.002261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0.00212" calcext:value-type="float">
            <text:p>0.00212</text:p>
          </table:table-cell>
          <table:table-cell office:value-type="string" calcext:value-type="string">
            <text:p>907.74M</text:p>
          </table:table-cell>
          <table:table-cell table:style-name="ce4" office:value-type="string" calcext:value-type="string">
            <text:p>0.24%</text:p>
          </table:table-cell>
        </table:table-row>
        <table:table-row table:style-name="ro1">
          <table:table-cell table:style-name="ce4" office:value-type="string" calcext:value-type="string">
            <text:p>11/24/2018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.002438" calcext:value-type="float">
            <text:p>0.002438</text:p>
          </table:table-cell>
          <table:table-cell office:value-type="float" office:value="0.002255" calcext:value-type="float">
            <text:p>0.002255</text:p>
          </table:table-cell>
          <table:table-cell office:value-type="string" calcext:value-type="string">
            <text:p>933.40M</text:p>
          </table:table-cell>
          <table:table-cell table:style-name="ce4" office:value-type="string" calcext:value-type="string">
            <text:p>-5.43%</text:p>
          </table:table-cell>
        </table:table-row>
        <table:table-row table:style-name="ro1">
          <table:table-cell table:style-name="ce4" office:value-type="string" calcext:value-type="string">
            <text:p>11/23/2018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.002381" calcext:value-type="float">
            <text:p>0.002381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2305" calcext:value-type="float">
            <text:p>0.002305</text:p>
          </table:table-cell>
          <table:table-cell office:value-type="string" calcext:value-type="string">
            <text:p>936.92M</text:p>
          </table:table-cell>
          <table:table-cell table:style-name="ce4" office:value-type="string" calcext:value-type="string">
            <text:p>0.13%</text:p>
          </table:table-cell>
        </table:table-row>
        <table:table-row table:style-name="ro1">
          <table:table-cell table:style-name="ce4" office:value-type="string" calcext:value-type="string">
            <text:p>11/22/2018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524" calcext:value-type="float">
            <text:p>0.002524</text:p>
          </table:table-cell>
          <table:table-cell office:value-type="float" office:value="0.002348" calcext:value-type="float">
            <text:p>0.002348</text:p>
          </table:table-cell>
          <table:table-cell office:value-type="string" calcext:value-type="string">
            <text:p>1.39B</text:p>
          </table:table-cell>
          <table:table-cell table:style-name="ce4" office:value-type="string" calcext:value-type="string">
            <text:p>-3.78%</text:p>
          </table:table-cell>
        </table:table-row>
        <table:table-row table:style-name="ro1">
          <table:table-cell table:style-name="ce4" office:value-type="string" calcext:value-type="string">
            <text:p>11/21/2018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2329" calcext:value-type="float">
            <text:p>0.002329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.002209" calcext:value-type="float">
            <text:p>0.002209</text:p>
          </table:table-cell>
          <table:table-cell office:value-type="string" calcext:value-type="string">
            <text:p>2.47B</text:p>
          </table:table-cell>
          <table:table-cell table:style-name="ce4" office:value-type="string" calcext:value-type="string">
            <text:p>6.30%</text:p>
          </table:table-cell>
        </table:table-row>
        <table:table-row table:style-name="ro1">
          <table:table-cell table:style-name="ce4" office:value-type="string" calcext:value-type="string">
            <text:p>11/20/2018</text:p>
          </table:table-cell>
          <table:table-cell office:value-type="float" office:value="0.002329" calcext:value-type="float">
            <text:p>0.002329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24" calcext:value-type="float">
            <text:p>0.00224</text:p>
          </table:table-cell>
          <table:table-cell office:value-type="string" calcext:value-type="string">
            <text:p>2.14B</text:p>
          </table:table-cell>
          <table:table-cell table:style-name="ce4" office:value-type="string" calcext:value-type="string">
            <text:p>-4.34%</text:p>
          </table:table-cell>
        </table:table-row>
        <table:table-row table:style-name="ro1">
          <table:table-cell table:style-name="ce4" office:value-type="string" calcext:value-type="string">
            <text:p>11/19/2018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2434" calcext:value-type="float">
            <text:p>0.002434</text:p>
          </table:table-cell>
          <table:table-cell office:value-type="string" calcext:value-type="string">
            <text:p>1.82B</text:p>
          </table:table-cell>
          <table:table-cell table:style-name="ce4" office:value-type="string" calcext:value-type="string">
            <text:p>-7.68%</text:p>
          </table:table-cell>
        </table:table-row>
        <table:table-row table:style-name="ro1">
          <table:table-cell table:style-name="ce4" office:value-type="string" calcext:value-type="string">
            <text:p>11/18/2018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2555" calcext:value-type="float">
            <text:p>0.002555</text:p>
          </table:table-cell>
          <table:table-cell office:value-type="string" calcext:value-type="string">
            <text:p>789.91M</text:p>
          </table:table-cell>
          <table:table-cell table:style-name="ce4" office:value-type="string" calcext:value-type="string">
            <text:p>1.36%</text:p>
          </table:table-cell>
        </table:table-row>
        <table:table-row table:style-name="ro1">
          <table:table-cell table:style-name="ce4" office:value-type="string" calcext:value-type="string">
            <text:p>11/17/2018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0.002761" calcext:value-type="float">
            <text:p>0.002761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0.002555" calcext:value-type="float">
            <text:p>0.002555</text:p>
          </table:table-cell>
          <table:table-cell office:value-type="string" calcext:value-type="string">
            <text:p>986.08M</text:p>
          </table:table-cell>
          <table:table-cell table:style-name="ce4" office:value-type="string" calcext:value-type="string">
            <text:p>-5.75%</text:p>
          </table:table-cell>
        </table:table-row>
        <table:table-row table:style-name="ro1">
          <table:table-cell table:style-name="ce4" office:value-type="string" calcext:value-type="string">
            <text:p>11/16/2018</text:p>
          </table:table-cell>
          <table:table-cell office:value-type="float" office:value="0.002761" calcext:value-type="float">
            <text:p>0.002761</text:p>
          </table:table-cell>
          <table:table-cell office:value-type="float" office:value="0.002851" calcext:value-type="float">
            <text:p>0.002851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002702" calcext:value-type="float">
            <text:p>0.002702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-3.18%</text:p>
          </table:table-cell>
        </table:table-row>
        <table:table-row table:style-name="ro1">
          <table:table-cell table:style-name="ce4" office:value-type="string" calcext:value-type="string">
            <text:p>11/15/2018</text:p>
          </table:table-cell>
          <table:table-cell office:value-type="float" office:value="0.002851" calcext:value-type="float">
            <text:p>0.002851</text:p>
          </table:table-cell>
          <table:table-cell office:value-type="float" office:value="0.002772" calcext:value-type="float">
            <text:p>0.002772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00248" calcext:value-type="float">
            <text:p>0.00248</text:p>
          </table:table-cell>
          <table:table-cell office:value-type="string" calcext:value-type="string">
            <text:p>2.70B</text:p>
          </table:table-cell>
          <table:table-cell table:style-name="ce4" office:value-type="string" calcext:value-type="string">
            <text:p>2.94%</text:p>
          </table:table-cell>
        </table:table-row>
        <table:table-row table:style-name="ro1">
          <table:table-cell table:style-name="ce4" office:value-type="string" calcext:value-type="string">
            <text:p>11/14/2018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02629" calcext:value-type="float">
            <text:p>0.002629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-6.64%</text:p>
          </table:table-cell>
        </table:table-row>
        <table:table-row table:style-name="ro1">
          <table:table-cell table:style-name="ce4" office:value-type="string" calcext:value-type="string">
            <text:p>11/13/2018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002963" calcext:value-type="float">
            <text:p>0.002963</text:p>
          </table:table-cell>
          <table:table-cell office:value-type="string" calcext:value-type="string">
            <text:p>663.89M</text:p>
          </table:table-cell>
          <table:table-cell table:style-name="ce4" office:value-type="string" calcext:value-type="string">
            <text:p>-3.78%</text:p>
          </table:table-cell>
        </table:table-row>
        <table:table-row table:style-name="ro1">
          <table:table-cell table:style-name="ce4" office:value-type="string" calcext:value-type="string">
            <text:p>11/12/2018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.003024" calcext:value-type="float">
            <text:p>0.003024</text:p>
          </table:table-cell>
          <table:table-cell office:value-type="string" calcext:value-type="string">
            <text:p>1.00B</text:p>
          </table:table-cell>
          <table:table-cell table:style-name="ce4" office:value-type="string" calcext:value-type="string">
            <text:p>-2.73%</text:p>
          </table:table-cell>
        </table:table-row>
        <table:table-row table:style-name="ro1">
          <table:table-cell table:style-name="ce4" office:value-type="string" calcext:value-type="string">
            <text:p>11/11/2018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3291" calcext:value-type="float">
            <text:p>0.003291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0.003145" calcext:value-type="float">
            <text:p>0.003145</text:p>
          </table:table-cell>
          <table:table-cell office:value-type="string" calcext:value-type="string">
            <text:p>870.20M</text:p>
          </table:table-cell>
          <table:table-cell table:style-name="ce4" office:value-type="string" calcext:value-type="string">
            <text:p>-3.71%</text:p>
          </table:table-cell>
        </table:table-row>
        <table:table-row table:style-name="ro1">
          <table:table-cell table:style-name="ce4" office:value-type="string" calcext:value-type="string">
            <text:p>11/10/2018</text:p>
          </table:table-cell>
          <table:table-cell office:value-type="float" office:value="0.003292" calcext:value-type="float">
            <text:p>0.003292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3066" calcext:value-type="float">
            <text:p>0.003066</text:p>
          </table:table-cell>
          <table:table-cell office:value-type="string" calcext:value-type="string">
            <text:p>1.73B</text:p>
          </table:table-cell>
          <table:table-cell table:style-name="ce4" office:value-type="string" calcext:value-type="string">
            <text:p>5.24%</text:p>
          </table:table-cell>
        </table:table-row>
        <table:table-row table:style-name="ro1">
          <table:table-cell table:style-name="ce4" office:value-type="string" calcext:value-type="string">
            <text:p>11/09/2018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03363" calcext:value-type="float">
            <text:p>0.003363</text:p>
          </table:table-cell>
          <table:table-cell office:value-type="float" office:value="0.00305" calcext:value-type="float">
            <text:p>0.00305</text:p>
          </table:table-cell>
          <table:table-cell office:value-type="string" calcext:value-type="string">
            <text:p>2.16B</text:p>
          </table:table-cell>
          <table:table-cell table:style-name="ce4" office:value-type="string" calcext:value-type="string">
            <text:p>-6.94%</text:p>
          </table:table-cell>
        </table:table-row>
        <table:table-row table:style-name="ro1">
          <table:table-cell table:style-name="ce4" office:value-type="string" calcext:value-type="string">
            <text:p>11/08/2018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231" calcext:value-type="float">
            <text:p>0.003231</text:p>
          </table:table-cell>
          <table:table-cell office:value-type="string" calcext:value-type="string">
            <text:p>1.37B</text:p>
          </table:table-cell>
          <table:table-cell table:style-name="ce4" office:value-type="string" calcext:value-type="string">
            <text:p>-7.46%</text:p>
          </table:table-cell>
        </table:table-row>
        <table:table-row table:style-name="ro1">
          <table:table-cell table:style-name="ce4" office:value-type="string" calcext:value-type="string">
            <text:p>11/07/2018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627" calcext:value-type="float">
            <text:p>0.003627</text:p>
          </table:table-cell>
          <table:table-cell office:value-type="string" calcext:value-type="string">
            <text:p>786.65M</text:p>
          </table:table-cell>
          <table:table-cell table:style-name="ce4" office:value-type="string" calcext:value-type="string">
            <text:p>-1.84%</text:p>
          </table:table-cell>
        </table:table-row>
        <table:table-row table:style-name="ro1">
          <table:table-cell table:style-name="ce4" office:value-type="string" calcext:value-type="string">
            <text:p>11/06/2018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3613" calcext:value-type="float">
            <text:p>0.003613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1.38%</text:p>
          </table:table-cell>
        </table:table-row>
        <table:table-row table:style-name="ro1">
          <table:table-cell table:style-name="ce4" office:value-type="string" calcext:value-type="string">
            <text:p>11/05/2018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599" calcext:value-type="float">
            <text:p>0.003599</text:p>
          </table:table-cell>
          <table:table-cell office:value-type="string" calcext:value-type="string">
            <text:p>978.49M</text:p>
          </table:table-cell>
          <table:table-cell table:style-name="ce4" office:value-type="string" calcext:value-type="string">
            <text:p>-2.06%</text:p>
          </table:table-cell>
        </table:table-row>
        <table:table-row table:style-name="ro1">
          <table:table-cell table:style-name="ce4" office:value-type="string" calcext:value-type="string">
            <text:p>11/04/2018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707" calcext:value-type="float">
            <text:p>0.003707</text:p>
          </table:table-cell>
          <table:table-cell office:value-type="string" calcext:value-type="string">
            <text:p>618.23M</text:p>
          </table:table-cell>
          <table:table-cell table:style-name="ce4" office:value-type="string" calcext:value-type="string">
            <text:p>-0.83%</text:p>
          </table:table-cell>
        </table:table-row>
        <table:table-row table:style-name="ro1">
          <table:table-cell table:style-name="ce4" office:value-type="string" calcext:value-type="string">
            <text:p>11/03/2018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3757" calcext:value-type="float">
            <text:p>0.003757</text:p>
          </table:table-cell>
          <table:table-cell office:value-type="string" calcext:value-type="string">
            <text:p>445.93M</text:p>
          </table:table-cell>
          <table:table-cell table:style-name="ce4" office:value-type="string" calcext:value-type="string">
            <text:p>-0.89%</text:p>
          </table:table-cell>
        </table:table-row>
        <table:table-row table:style-name="ro1">
          <table:table-cell table:style-name="ce4" office:value-type="string" calcext:value-type="string">
            <text:p>11/02/2018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3767" calcext:value-type="float">
            <text:p>0.003767</text:p>
          </table:table-cell>
          <table:table-cell office:value-type="string" calcext:value-type="string">
            <text:p>834.10M</text:p>
          </table:table-cell>
          <table:table-cell table:style-name="ce4" office:value-type="string" calcext:value-type="string">
            <text:p>0.21%</text:p>
          </table:table-cell>
        </table:table-row>
        <table:table-row table:style-name="ro1">
          <table:table-cell table:style-name="ce4" office:value-type="string" calcext:value-type="string">
            <text:p>11/01/2018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3757" calcext:value-type="float">
            <text:p>0.003757</text:p>
          </table:table-cell>
          <table:table-cell office:value-type="string" calcext:value-type="string">
            <text:p>749.76M</text:p>
          </table:table-cell>
          <table:table-cell table:style-name="ce4" office:value-type="string" calcext:value-type="string">
            <text:p>-0.53%</text:p>
          </table:table-cell>
        </table:table-row>
        <table:table-row table:style-name="ro1">
          <table:table-cell table:style-name="ce4" office:value-type="string" calcext:value-type="string">
            <text:p>10/31/2018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3609" calcext:value-type="float">
            <text:p>0.003609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-2.39%</text:p>
          </table:table-cell>
        </table:table-row>
        <table:table-row table:style-name="ro1">
          <table:table-cell table:style-name="ce4" office:value-type="string" calcext:value-type="string">
            <text:p>10/30/2018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3854" calcext:value-type="float">
            <text:p>0.003854</text:p>
          </table:table-cell>
          <table:table-cell office:value-type="string" calcext:value-type="string">
            <text:p>801.80M</text:p>
          </table:table-cell>
          <table:table-cell table:style-name="ce4" office:value-type="string" calcext:value-type="string">
            <text:p>1.07%</text:p>
          </table:table-cell>
        </table:table-row>
        <table:table-row table:style-name="ro1">
          <table:table-cell table:style-name="ce4" office:value-type="string" calcext:value-type="string">
            <text:p>10/29/2018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003831" calcext:value-type="float">
            <text:p>0.003831</text:p>
          </table:table-cell>
          <table:table-cell office:value-type="string" calcext:value-type="string">
            <text:p>946.70M</text:p>
          </table:table-cell>
          <table:table-cell table:style-name="ce4" office:value-type="string" calcext:value-type="string">
            <text:p>-4.81%</text:p>
          </table:table-cell>
        </table:table-row>
        <table:table-row table:style-name="ro1">
          <table:table-cell table:style-name="ce4" office:value-type="string" calcext:value-type="string">
            <text:p>10/28/2018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4218" calcext:value-type="float">
            <text:p>0.004218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0.004039" calcext:value-type="float">
            <text:p>0.004039</text:p>
          </table:table-cell>
          <table:table-cell office:value-type="string" calcext:value-type="string">
            <text:p>737.29M</text:p>
          </table:table-cell>
          <table:table-cell table:style-name="ce4" office:value-type="string" calcext:value-type="string">
            <text:p>-3.98%</text:p>
          </table:table-cell>
        </table:table-row>
        <table:table-row table:style-name="ro1">
          <table:table-cell table:style-name="ce4" office:value-type="string" calcext:value-type="string">
            <text:p>10/27/2018</text:p>
          </table:table-cell>
          <table:table-cell office:value-type="float" office:value="0.004218" calcext:value-type="float">
            <text:p>0.004218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.004401" calcext:value-type="float">
            <text:p>0.004401</text:p>
          </table:table-cell>
          <table:table-cell office:value-type="float" office:value="0.004062" calcext:value-type="float">
            <text:p>0.004062</text:p>
          </table:table-cell>
          <table:table-cell office:value-type="string" calcext:value-type="string">
            <text:p>1.95B</text:p>
          </table:table-cell>
          <table:table-cell table:style-name="ce4" office:value-type="string" calcext:value-type="string">
            <text:p>2.61%</text:p>
          </table:table-cell>
        </table:table-row>
        <table:table-row table:style-name="ro1">
          <table:table-cell table:style-name="ce4" office:value-type="string" calcext:value-type="string">
            <text:p>10/26/2018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4113" calcext:value-type="float">
            <text:p>0.004113</text:p>
          </table:table-cell>
          <table:table-cell office:value-type="float" office:value="0.003745" calcext:value-type="float">
            <text:p>0.003745</text:p>
          </table:table-cell>
          <table:table-cell office:value-type="string" calcext:value-type="string">
            <text:p>1.42B</text:p>
          </table:table-cell>
          <table:table-cell table:style-name="ce4" office:value-type="string" calcext:value-type="string">
            <text:p>9.77%</text:p>
          </table:table-cell>
        </table:table-row>
        <table:table-row table:style-name="ro1">
          <table:table-cell table:style-name="ce4" office:value-type="string" calcext:value-type="string">
            <text:p>10/25/2018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3687" calcext:value-type="float">
            <text:p>0.003687</text:p>
          </table:table-cell>
          <table:table-cell office:value-type="string" calcext:value-type="string">
            <text:p>1.16B</text:p>
          </table:table-cell>
          <table:table-cell table:style-name="ce4" office:value-type="string" calcext:value-type="string">
            <text:p>-5.43%</text:p>
          </table:table-cell>
        </table:table-row>
        <table:table-row table:style-name="ro1">
          <table:table-cell table:style-name="ce4" office:value-type="string" calcext:value-type="string">
            <text:p>10/24/2018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0.003904" calcext:value-type="float">
            <text:p>0.003904</text:p>
          </table:table-cell>
          <table:table-cell office:value-type="string" calcext:value-type="string">
            <text:p>1.76B</text:p>
          </table:table-cell>
          <table:table-cell table:style-name="ce4" office:value-type="string" calcext:value-type="string">
            <text:p>-5.69%</text:p>
          </table:table-cell>
        </table:table-row>
        <table:table-row table:style-name="ro1">
          <table:table-cell table:style-name="ce4" office:value-type="string" calcext:value-type="string">
            <text:p>10/23/2018</text:p>
          </table:table-cell>
          <table:table-cell office:value-type="float" office:value="0.004199" calcext:value-type="float">
            <text:p>0.004199</text:p>
          </table:table-cell>
          <table:table-cell office:value-type="float" office:value="0.004446" calcext:value-type="float">
            <text:p>0.00444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4166" calcext:value-type="float">
            <text:p>0.004166</text:p>
          </table:table-cell>
          <table:table-cell office:value-type="string" calcext:value-type="string">
            <text:p>1.07B</text:p>
          </table:table-cell>
          <table:table-cell table:style-name="ce4" office:value-type="string" calcext:value-type="string">
            <text:p>-5.56%</text:p>
          </table:table-cell>
        </table:table-row>
        <table:table-row table:style-name="ro1">
          <table:table-cell table:style-name="ce4" office:value-type="string" calcext:value-type="string">
            <text:p>10/22/2018</text:p>
          </table:table-cell>
          <table:table-cell office:value-type="float" office:value="0.004446" calcext:value-type="float">
            <text:p>0.004446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0.00442" calcext:value-type="float">
            <text:p>0.00442</text:p>
          </table:table-cell>
          <table:table-cell office:value-type="string" calcext:value-type="string">
            <text:p>596.81M</text:p>
          </table:table-cell>
          <table:table-cell table:style-name="ce4" office:value-type="string" calcext:value-type="string">
            <text:p>-2.64%</text:p>
          </table:table-cell>
        </table:table-row>
        <table:table-row table:style-name="ro1">
          <table:table-cell table:style-name="ce4" office:value-type="string" calcext:value-type="string">
            <text:p>10/21/2018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0.004642" calcext:value-type="float">
            <text:p>0.004642</text:p>
          </table:table-cell>
          <table:table-cell office:value-type="float" office:value="0.004678" calcext:value-type="float">
            <text:p>0.004678</text:p>
          </table:table-cell>
          <table:table-cell office:value-type="float" office:value="0.004563" calcext:value-type="float">
            <text:p>0.004563</text:p>
          </table:table-cell>
          <table:table-cell office:value-type="string" calcext:value-type="string">
            <text:p>519.79M</text:p>
          </table:table-cell>
          <table:table-cell table:style-name="ce4" office:value-type="string" calcext:value-type="string">
            <text:p>-1.62%</text:p>
          </table:table-cell>
        </table:table-row>
        <table:table-row table:style-name="ro1">
          <table:table-cell table:style-name="ce4" office:value-type="string" calcext:value-type="string">
            <text:p>10/20/2018</text:p>
          </table:table-cell>
          <table:table-cell office:value-type="float" office:value="0.004642" calcext:value-type="float">
            <text:p>0.004642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0.004671" calcext:value-type="float">
            <text:p>0.004671</text:p>
          </table:table-cell>
          <table:table-cell office:value-type="float" office:value="0.004528" calcext:value-type="float">
            <text:p>0.004528</text:p>
          </table:table-cell>
          <table:table-cell office:value-type="string" calcext:value-type="string">
            <text:p>649.45M</text:p>
          </table:table-cell>
          <table:table-cell table:style-name="ce4" office:value-type="string" calcext:value-type="string">
            <text:p>0.99%</text:p>
          </table:table-cell>
        </table:table-row>
        <table:table-row table:style-name="ro1">
          <table:table-cell table:style-name="ce4" office:value-type="string" calcext:value-type="string">
            <text:p>10/19/2018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4697" calcext:value-type="float">
            <text:p>0.004697</text:p>
          </table:table-cell>
          <table:table-cell office:value-type="float" office:value="0.004336" calcext:value-type="float">
            <text:p>0.004336</text:p>
          </table:table-cell>
          <table:table-cell office:value-type="string" calcext:value-type="string">
            <text:p>1.36B</text:p>
          </table:table-cell>
          <table:table-cell table:style-name="ce4" office:value-type="string" calcext:value-type="string">
            <text:p>2.60%</text:p>
          </table:table-cell>
        </table:table-row>
        <table:table-row table:style-name="ro1">
          <table:table-cell table:style-name="ce4" office:value-type="string" calcext:value-type="string">
            <text:p>10/18/2018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5263" calcext:value-type="float">
            <text:p>0.005263</text:p>
          </table:table-cell>
          <table:table-cell office:value-type="float" office:value="0.004323" calcext:value-type="float">
            <text:p>0.004323</text:p>
          </table:table-cell>
          <table:table-cell office:value-type="string" calcext:value-type="string">
            <text:p>2.16B</text:p>
          </table:table-cell>
          <table:table-cell table:style-name="ce4" office:value-type="string" calcext:value-type="string">
            <text:p>-5.25%</text:p>
          </table:table-cell>
        </table:table-row>
        <table:table-row table:style-name="ro1">
          <table:table-cell table:style-name="ce4" office:value-type="string" calcext:value-type="string">
            <text:p>10/17/2018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5146" calcext:value-type="float">
            <text:p>0.005146</text:p>
          </table:table-cell>
          <table:table-cell office:value-type="float" office:value="0.005153" calcext:value-type="float">
            <text:p>0.005153</text:p>
          </table:table-cell>
          <table:table-cell office:value-type="float" office:value="0.004539" calcext:value-type="float">
            <text:p>0.004539</text:p>
          </table:table-cell>
          <table:table-cell office:value-type="string" calcext:value-type="string">
            <text:p>2.12B</text:p>
          </table:table-cell>
          <table:table-cell table:style-name="ce4" office:value-type="string" calcext:value-type="string">
            <text:p>-8.11%</text:p>
          </table:table-cell>
        </table:table-row>
        <table:table-row table:style-name="ro1">
          <table:table-cell table:style-name="ce4" office:value-type="string" calcext:value-type="string">
            <text:p>10/16/2018</text:p>
          </table:table-cell>
          <table:table-cell office:value-type="float" office:value="0.005146" calcext:value-type="float">
            <text:p>0.005146</text:p>
          </table:table-cell>
          <table:table-cell table:number-columns-repeated="2" office:value-type="float" office:value="0.005376" calcext:value-type="float">
            <text:p>0.005376</text:p>
          </table:table-cell>
          <table:table-cell office:value-type="float" office:value="0.005104" calcext:value-type="float">
            <text:p>0.005104</text:p>
          </table:table-cell>
          <table:table-cell office:value-type="string" calcext:value-type="string">
            <text:p>608.38M</text:p>
          </table:table-cell>
          <table:table-cell table:style-name="ce4" office:value-type="string" calcext:value-type="string">
            <text:p>-4.27%</text:p>
          </table:table-cell>
        </table:table-row>
        <table:table-row table:style-name="ro1">
          <table:table-cell table:style-name="ce4" office:value-type="string" calcext:value-type="string">
            <text:p>10/15/2018</text:p>
          </table:table-cell>
          <table:table-cell office:value-type="float" office:value="0.005376" calcext:value-type="float">
            <text:p>0.005376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5697" calcext:value-type="float">
            <text:p>0.005697</text:p>
          </table:table-cell>
          <table:table-cell office:value-type="float" office:value="0.005239" calcext:value-type="float">
            <text:p>0.005239</text:p>
          </table:table-cell>
          <table:table-cell office:value-type="string" calcext:value-type="string">
            <text:p>992.75M</text:p>
          </table:table-cell>
          <table:table-cell table:style-name="ce4" office:value-type="string" calcext:value-type="string">
            <text:p>2.00%</text:p>
          </table:table-cell>
        </table:table-row>
        <table:table-row table:style-name="ro1">
          <table:table-cell table:style-name="ce4" office:value-type="string" calcext:value-type="string">
            <text:p>10/14/2018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.005301" calcext:value-type="float">
            <text:p>0.005301</text:p>
          </table:table-cell>
          <table:table-cell office:value-type="float" office:value="0.005248" calcext:value-type="float">
            <text:p>0.005248</text:p>
          </table:table-cell>
          <table:table-cell office:value-type="string" calcext:value-type="string">
            <text:p>360.59M</text:p>
          </table:table-cell>
          <table:table-cell table:style-name="ce4" office:value-type="string" calcext:value-type="string">
            <text:p>0.10%</text:p>
          </table:table-cell>
        </table:table-row>
        <table:table-row table:style-name="ro1">
          <table:table-cell table:style-name="ce4" office:value-type="string" calcext:value-type="string">
            <text:p>10/13/2018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0.005227" calcext:value-type="float">
            <text:p>0.005227</text:p>
          </table:table-cell>
          <table:table-cell office:value-type="string" calcext:value-type="string">
            <text:p>357.24M</text:p>
          </table:table-cell>
          <table:table-cell table:style-name="ce4" office:value-type="string" calcext:value-type="string">
            <text:p>-0.79%</text:p>
          </table:table-cell>
        </table:table-row>
        <table:table-row table:style-name="ro1">
          <table:table-cell table:style-name="ce4" office:value-type="string" calcext:value-type="string">
            <text:p>10/12/2018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005026" calcext:value-type="float">
            <text:p>0.005026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0.004999" calcext:value-type="float">
            <text:p>0.004999</text:p>
          </table:table-cell>
          <table:table-cell office:value-type="string" calcext:value-type="string">
            <text:p>626.73M</text:p>
          </table:table-cell>
          <table:table-cell table:style-name="ce4" office:value-type="string" calcext:value-type="string">
            <text:p>5.59%</text:p>
          </table:table-cell>
        </table:table-row>
        <table:table-row table:style-name="ro1">
          <table:table-cell table:style-name="ce4" office:value-type="string" calcext:value-type="string">
            <text:p>10/11/2018</text:p>
          </table:table-cell>
          <table:table-cell office:value-type="float" office:value="0.005026" calcext:value-type="float">
            <text:p>0.005026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.005628" calcext:value-type="float">
            <text:p>0.005628</text:p>
          </table:table-cell>
          <table:table-cell office:value-type="float" office:value="0.004816" calcext:value-type="float">
            <text:p>0.004816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-10.68%</text:p>
          </table:table-cell>
        </table:table-row>
        <table:table-row table:style-name="ro1">
          <table:table-cell table:style-name="ce4" office:value-type="string" calcext:value-type="string">
            <text:p>10/10/2018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.005666" calcext:value-type="float">
            <text:p>0.005666</text:p>
          </table:table-cell>
          <table:table-cell office:value-type="float" office:value="0.005673" calcext:value-type="float">
            <text:p>0.005673</text:p>
          </table:table-cell>
          <table:table-cell office:value-type="float" office:value="0.005595" calcext:value-type="float">
            <text:p>0.005595</text:p>
          </table:table-cell>
          <table:table-cell office:value-type="string" calcext:value-type="string">
            <text:p>697.88M</text:p>
          </table:table-cell>
          <table:table-cell table:style-name="ce4" office:value-type="string" calcext:value-type="string">
            <text:p>-0.69%</text:p>
          </table:table-cell>
        </table:table-row>
        <table:table-row table:style-name="ro1">
          <table:table-cell table:style-name="ce4" office:value-type="string" calcext:value-type="string">
            <text:p>10/09/2018</text:p>
          </table:table-cell>
          <table:table-cell office:value-type="float" office:value="0.005666" calcext:value-type="float">
            <text:p>0.005666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005682" calcext:value-type="float">
            <text:p>0.005682</text:p>
          </table:table-cell>
          <table:table-cell office:value-type="float" office:value="0.005629" calcext:value-type="float">
            <text:p>0.005629</text:p>
          </table:table-cell>
          <table:table-cell office:value-type="string" calcext:value-type="string">
            <text:p>543.96M</text:p>
          </table:table-cell>
          <table:table-cell table:style-name="ce4" office:value-type="string" calcext:value-type="string">
            <text:p>0.42%</text:p>
          </table:table-cell>
        </table:table-row>
        <table:table-row table:style-name="ro1">
          <table:table-cell table:style-name="ce4" office:value-type="string" calcext:value-type="string">
            <text:p>10/08/2018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005629" calcext:value-type="float">
            <text:p>0.005629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5596" calcext:value-type="float">
            <text:p>0.005596</text:p>
          </table:table-cell>
          <table:table-cell office:value-type="string" calcext:value-type="string">
            <text:p>619.31M</text:p>
          </table:table-cell>
          <table:table-cell table:style-name="ce4" office:value-type="string" calcext:value-type="string">
            <text:p>0.25%</text:p>
          </table:table-cell>
        </table:table-row>
        <table:table-row table:style-name="ro1">
          <table:table-cell table:style-name="ce4" office:value-type="string" calcext:value-type="string">
            <text:p>10/07/2018</text:p>
          </table:table-cell>
          <table:table-cell office:value-type="float" office:value="0.005629" calcext:value-type="float">
            <text:p>0.005629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5665" calcext:value-type="float">
            <text:p>0.005665</text:p>
          </table:table-cell>
          <table:table-cell office:value-type="float" office:value="0.005586" calcext:value-type="float">
            <text:p>0.005586</text:p>
          </table:table-cell>
          <table:table-cell office:value-type="string" calcext:value-type="string">
            <text:p>464.63M</text:p>
          </table:table-cell>
          <table:table-cell table:style-name="ce4" office:value-type="string" calcext:value-type="string">
            <text:p>0.75%</text:p>
          </table:table-cell>
        </table:table-row>
        <table:table-row table:style-name="ro1">
          <table:table-cell table:style-name="ce4" office:value-type="string" calcext:value-type="string">
            <text:p>10/06/2018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0.005724" calcext:value-type="float">
            <text:p>0.005724</text:p>
          </table:table-cell>
          <table:table-cell office:value-type="float" office:value="0.005379" calcext:value-type="float">
            <text:p>0.005379</text:p>
          </table:table-cell>
          <table:table-cell office:value-type="string" calcext:value-type="string">
            <text:p>1.04B</text:p>
          </table:table-cell>
          <table:table-cell table:style-name="ce4" office:value-type="string" calcext:value-type="string">
            <text:p>-1.49%</text:p>
          </table:table-cell>
        </table:table-row>
        <table:table-row table:style-name="ro1">
          <table:table-cell table:style-name="ce4" office:value-type="string" calcext:value-type="string">
            <text:p>10/05/2018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0.005674" calcext:value-type="float">
            <text:p>0.005674</text:p>
          </table:table-cell>
          <table:table-cell office:value-type="float" office:value="0.005756" calcext:value-type="float">
            <text:p>0.005756</text:p>
          </table:table-cell>
          <table:table-cell office:value-type="float" office:value="0.00559" calcext:value-type="float">
            <text:p>0.00559</text:p>
          </table:table-cell>
          <table:table-cell office:value-type="string" calcext:value-type="string">
            <text:p>588.76M</text:p>
          </table:table-cell>
          <table:table-cell table:style-name="ce4" office:value-type="string" calcext:value-type="string">
            <text:p>-0.03%</text:p>
          </table:table-cell>
        </table:table-row>
        <table:table-row table:style-name="ro1">
          <table:table-cell table:style-name="ce4" office:value-type="string" calcext:value-type="string">
            <text:p>10/04/2018</text:p>
          </table:table-cell>
          <table:table-cell office:value-type="float" office:value="0.005674" calcext:value-type="float">
            <text:p>0.005674</text:p>
          </table:table-cell>
          <table:table-cell office:value-type="float" office:value="0.005736" calcext:value-type="float">
            <text:p>0.005736</text:p>
          </table:table-cell>
          <table:table-cell office:value-type="float" office:value="0.005777" calcext:value-type="float">
            <text:p>0.005777</text:p>
          </table:table-cell>
          <table:table-cell office:value-type="float" office:value="0.005507" calcext:value-type="float">
            <text:p>0.005507</text:p>
          </table:table-cell>
          <table:table-cell office:value-type="string" calcext:value-type="string">
            <text:p>884.68M</text:p>
          </table:table-cell>
          <table:table-cell table:style-name="ce4" office:value-type="string" calcext:value-type="string">
            <text:p>-1.09%</text:p>
          </table:table-cell>
        </table:table-row>
        <table:table-row table:style-name="ro1">
          <table:table-cell table:style-name="ce4" office:value-type="string" calcext:value-type="string">
            <text:p>10/03/2018</text:p>
          </table:table-cell>
          <table:table-cell office:value-type="float" office:value="0.005736" calcext:value-type="float">
            <text:p>0.005736</text:p>
          </table:table-cell>
          <table:table-cell office:value-type="float" office:value="0.005826" calcext:value-type="float">
            <text:p>0.005826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0.005614" calcext:value-type="float">
            <text:p>0.005614</text:p>
          </table:table-cell>
          <table:table-cell office:value-type="string" calcext:value-type="string">
            <text:p>790.24M</text:p>
          </table:table-cell>
          <table:table-cell table:style-name="ce4" office:value-type="string" calcext:value-type="string">
            <text:p>-1.53%</text:p>
          </table:table-cell>
        </table:table-row>
        <table:table-row table:style-name="ro1">
          <table:table-cell table:style-name="ce4" office:value-type="string" calcext:value-type="string">
            <text:p>10/02/2018</text:p>
          </table:table-cell>
          <table:table-cell office:value-type="float" office:value="0.005825" calcext:value-type="float">
            <text:p>0.005825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0.005796" calcext:value-type="float">
            <text:p>0.005796</text:p>
          </table:table-cell>
          <table:table-cell office:value-type="string" calcext:value-type="string">
            <text:p>825.53M</text:p>
          </table:table-cell>
          <table:table-cell table:style-name="ce4" office:value-type="string" calcext:value-type="string">
            <text:p>-2.08%</text:p>
          </table:table-cell>
        </table:table-row>
        <table:table-row table:style-name="ro1">
          <table:table-cell table:style-name="ce4" office:value-type="string" calcext:value-type="string">
            <text:p>10/01/2018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0.005933" calcext:value-type="float">
            <text:p>0.005933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5902" calcext:value-type="float">
            <text:p>0.005902</text:p>
          </table:table-cell>
          <table:table-cell office:value-type="string" calcext:value-type="string">
            <text:p>892.61M</text:p>
          </table:table-cell>
          <table:table-cell table:style-name="ce4" office:value-type="string" calcext:value-type="string">
            <text:p>0.27%</text:p>
          </table:table-cell>
        </table:table-row>
        <table:table-row table:style-name="ro1">
          <table:table-cell table:style-name="ce4" office:value-type="string" calcext:value-type="string">
            <text:p>09/30/2018</text:p>
          </table:table-cell>
          <table:table-cell office:value-type="float" office:value="0.005933" calcext:value-type="float">
            <text:p>0.005933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.005942" calcext:value-type="float">
            <text:p>0.005942</text:p>
          </table:table-cell>
          <table:table-cell office:value-type="float" office:value="0.005884" calcext:value-type="float">
            <text:p>0.005884</text:p>
          </table:table-cell>
          <table:table-cell office:value-type="string" calcext:value-type="string">
            <text:p>799.99M</text:p>
          </table:table-cell>
          <table:table-cell table:style-name="ce4" office:value-type="string" calcext:value-type="string">
            <text:p>0.78%</text:p>
          </table:table-cell>
        </table:table-row>
        <table:table-row table:style-name="ro1">
          <table:table-cell table:style-name="ce4" office:value-type="string" calcext:value-type="string">
            <text:p>09/29/2018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0.005918" calcext:value-type="float">
            <text:p>0.005918</text:p>
          </table:table-cell>
          <table:table-cell office:value-type="float" office:value="0.005806" calcext:value-type="float">
            <text:p>0.005806</text:p>
          </table:table-cell>
          <table:table-cell office:value-type="string" calcext:value-type="string">
            <text:p>665.47M</text:p>
          </table:table-cell>
          <table:table-cell table:style-name="ce4" office:value-type="string" calcext:value-type="string">
            <text:p>-0.12%</text:p>
          </table:table-cell>
        </table:table-row>
        <table:table-row table:style-name="ro1">
          <table:table-cell table:style-name="ce4" office:value-type="string" calcext:value-type="string">
            <text:p>09/28/2018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0.005889" calcext:value-type="float">
            <text:p>0.005889</text:p>
          </table:table-cell>
          <table:table-cell office:value-type="float" office:value="0.005976" calcext:value-type="float">
            <text:p>0.005976</text:p>
          </table:table-cell>
          <table:table-cell office:value-type="float" office:value="0.00585" calcext:value-type="float">
            <text:p>0.00585</text:p>
          </table:table-cell>
          <table:table-cell office:value-type="string" calcext:value-type="string">
            <text:p>767.85M</text:p>
          </table:table-cell>
          <table:table-cell table:style-name="ce4" office:value-type="string" calcext:value-type="string">
            <text:p>0.06%</text:p>
          </table:table-cell>
        </table:table-row>
        <table:table-row table:style-name="ro1">
          <table:table-cell table:style-name="ce4" office:value-type="string" calcext:value-type="string">
            <text:p>09/27/2018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0.005912" calcext:value-type="float">
            <text:p>0.005912</text:p>
          </table:table-cell>
          <table:table-cell office:value-type="float" office:value="0.005762" calcext:value-type="float">
            <text:p>0.005762</text:p>
          </table:table-cell>
          <table:table-cell office:value-type="string" calcext:value-type="string">
            <text:p>650.19M</text:p>
          </table:table-cell>
          <table:table-cell table:style-name="ce4" office:value-type="string" calcext:value-type="string">
            <text:p>1.98%</text:p>
          </table:table-cell>
        </table:table-row>
        <table:table-row table:style-name="ro1">
          <table:table-cell table:style-name="ce4" office:value-type="string" calcext:value-type="string">
            <text:p>09/26/2018</text:p>
          </table:table-cell>
          <table:table-cell office:value-type="float" office:value="0.005776" calcext:value-type="float">
            <text:p>0.005776</text:p>
          </table:table-cell>
          <table:table-cell office:value-type="float" office:value="0.005747" calcext:value-type="float">
            <text:p>0.005747</text:p>
          </table:table-cell>
          <table:table-cell office:value-type="float" office:value="0.005802" calcext:value-type="float">
            <text:p>0.005802</text:p>
          </table:table-cell>
          <table:table-cell office:value-type="float" office:value="0.005747" calcext:value-type="float">
            <text:p>0.005747</text:p>
          </table:table-cell>
          <table:table-cell office:value-type="string" calcext:value-type="string">
            <text:p>461.57M</text:p>
          </table:table-cell>
          <table:table-cell table:style-name="ce4" office:value-type="string" calcext:value-type="string">
            <text:p>0.51%</text:p>
          </table:table-cell>
        </table:table-row>
        <table:table-row table:style-name="ro1">
          <table:table-cell table:style-name="ce4" office:value-type="string" calcext:value-type="string">
            <text:p>09/25/2018</text:p>
          </table:table-cell>
          <table:table-cell office:value-type="float" office:value="0.005747" calcext:value-type="float">
            <text:p>0.005747</text:p>
          </table:table-cell>
          <table:table-cell office:value-type="float" office:value="0.005718" calcext:value-type="float">
            <text:p>0.005718</text:p>
          </table:table-cell>
          <table:table-cell office:value-type="float" office:value="0.005885" calcext:value-type="float">
            <text:p>0.005885</text:p>
          </table:table-cell>
          <table:table-cell office:value-type="float" office:value="0.005606" calcext:value-type="float">
            <text:p>0.005606</text:p>
          </table:table-cell>
          <table:table-cell office:value-type="string" calcext:value-type="string">
            <text:p>831.38M</text:p>
          </table:table-cell>
          <table:table-cell table:style-name="ce4" office:value-type="string" calcext:value-type="string">
            <text:p>0.50%</text:p>
          </table:table-cell>
        </table:table-row>
        <table:table-row table:style-name="ro1">
          <table:table-cell table:style-name="ce4" office:value-type="string" calcext:value-type="string">
            <text:p>09/24/2018</text:p>
          </table:table-cell>
          <table:table-cell office:value-type="float" office:value="0.005718" calcext:value-type="float">
            <text:p>0.005718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05689" calcext:value-type="float">
            <text:p>0.005689</text:p>
          </table:table-cell>
          <table:table-cell office:value-type="string" calcext:value-type="string">
            <text:p>931.58M</text:p>
          </table:table-cell>
          <table:table-cell table:style-name="ce4" office:value-type="string" calcext:value-type="string">
            <text:p>-4.20%</text:p>
          </table:table-cell>
        </table:table-row>
        <table:table-row table:style-name="ro1">
          <table:table-cell table:style-name="ce4" office:value-type="string" calcext:value-type="string">
            <text:p>09/23/2018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05804" calcext:value-type="float">
            <text:p>0.005804</text:p>
          </table:table-cell>
          <table:table-cell office:value-type="float" office:value="0.005996" calcext:value-type="float">
            <text:p>0.005996</text:p>
          </table:table-cell>
          <table:table-cell office:value-type="float" office:value="0.005786" calcext:value-type="float">
            <text:p>0.005786</text:p>
          </table:table-cell>
          <table:table-cell office:value-type="string" calcext:value-type="string">
            <text:p>620.77M</text:p>
          </table:table-cell>
          <table:table-cell table:style-name="ce4" office:value-type="string" calcext:value-type="string">
            <text:p>2.80%</text:p>
          </table:table-cell>
        </table:table-row>
        <table:table-row table:style-name="ro1">
          <table:table-cell table:style-name="ce4" office:value-type="string" calcext:value-type="string">
            <text:p>09/22/2018</text:p>
          </table:table-cell>
          <table:table-cell office:value-type="float" office:value="0.005806" calcext:value-type="float">
            <text:p>0.005806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0.005843" calcext:value-type="float">
            <text:p>0.005843</text:p>
          </table:table-cell>
          <table:table-cell office:value-type="float" office:value="0.005702" calcext:value-type="float">
            <text:p>0.005702</text:p>
          </table:table-cell>
          <table:table-cell office:value-type="string" calcext:value-type="string">
            <text:p>652.24M</text:p>
          </table:table-cell>
          <table:table-cell table:style-name="ce4" office:value-type="string" calcext:value-type="string">
            <text:p>1.63%</text:p>
          </table:table-cell>
        </table:table-row>
        <table:table-row table:style-name="ro1">
          <table:table-cell table:style-name="ce4" office:value-type="string" calcext:value-type="string">
            <text:p>09/21/2018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0.005714" calcext:value-type="float">
            <text:p>0.005714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05636" calcext:value-type="float">
            <text:p>0.005636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-0.02%</text:p>
          </table:table-cell>
        </table:table-row>
        <table:table-row table:style-name="ro1">
          <table:table-cell table:style-name="ce4" office:value-type="string" calcext:value-type="string">
            <text:p>09/20/2018</text:p>
          </table:table-cell>
          <table:table-cell office:value-type="float" office:value="0.005714" calcext:value-type="float">
            <text:p>0.005714</text:p>
          </table:table-cell>
          <table:table-cell office:value-type="float" office:value="0.005634" calcext:value-type="float">
            <text:p>0.005634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5633" calcext:value-type="float">
            <text:p>0.005633</text:p>
          </table:table-cell>
          <table:table-cell office:value-type="string" calcext:value-type="string">
            <text:p>1.00B</text:p>
          </table:table-cell>
          <table:table-cell table:style-name="ce4" office:value-type="string" calcext:value-type="string">
            <text:p>1.49%</text:p>
          </table:table-cell>
        </table:table-row>
        <table:table-row table:style-name="ro1">
          <table:table-cell table:style-name="ce4" office:value-type="string" calcext:value-type="string">
            <text:p>09/19/2018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06269" calcext:value-type="float">
            <text:p>0.006269</text:p>
          </table:table-cell>
          <table:table-cell office:value-type="float" office:value="0.005313" calcext:value-type="float">
            <text:p>0.005313</text:p>
          </table:table-cell>
          <table:table-cell office:value-type="string" calcext:value-type="string">
            <text:p>1.83B</text:p>
          </table:table-cell>
          <table:table-cell table:style-name="ce4" office:value-type="string" calcext:value-type="string">
            <text:p>-5.70%</text:p>
          </table:table-cell>
        </table:table-row>
        <table:table-row table:style-name="ro1">
          <table:table-cell table:style-name="ce4" office:value-type="string" calcext:value-type="string">
            <text:p>09/18/2018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06278" calcext:value-type="float">
            <text:p>0.006278</text:p>
          </table:table-cell>
          <table:table-cell office:value-type="float" office:value="0.006314" calcext:value-type="float">
            <text:p>0.006314</text:p>
          </table:table-cell>
          <table:table-cell office:value-type="float" office:value="0.005732" calcext:value-type="float">
            <text:p>0.005732</text:p>
          </table:table-cell>
          <table:table-cell office:value-type="string" calcext:value-type="string">
            <text:p>1.59B</text:p>
          </table:table-cell>
          <table:table-cell table:style-name="ce4" office:value-type="string" calcext:value-type="string">
            <text:p>-4.91%</text:p>
          </table:table-cell>
        </table:table-row>
        <table:table-row table:style-name="ro1">
          <table:table-cell table:style-name="ce4" office:value-type="string" calcext:value-type="string">
            <text:p>09/17/2018</text:p>
          </table:table-cell>
          <table:table-cell office:value-type="float" office:value="0.006278" calcext:value-type="float">
            <text:p>0.006278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1.38B</text:p>
          </table:table-cell>
          <table:table-cell table:style-name="ce4" office:value-type="string" calcext:value-type="string">
            <text:p>-4.62%</text:p>
          </table:table-cell>
        </table:table-row>
        <table:table-row table:style-name="ro1">
          <table:table-cell table:style-name="ce4" office:value-type="string" calcext:value-type="string">
            <text:p>09/16/2018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0.006249" calcext:value-type="float">
            <text:p>0.006249</text:p>
          </table:table-cell>
          <table:table-cell office:value-type="float" office:value="0.006591" calcext:value-type="float">
            <text:p>0.006591</text:p>
          </table:table-cell>
          <table:table-cell office:value-type="float" office:value="0.006197" calcext:value-type="float">
            <text:p>0.006197</text:p>
          </table:table-cell>
          <table:table-cell office:value-type="string" calcext:value-type="string">
            <text:p>1.12B</text:p>
          </table:table-cell>
          <table:table-cell table:style-name="ce4" office:value-type="string" calcext:value-type="string">
            <text:p>5.34%</text:p>
          </table:table-cell>
        </table:table-row>
        <table:table-row table:style-name="ro1">
          <table:table-cell table:style-name="ce4" office:value-type="string" calcext:value-type="string">
            <text:p>09/15/2018</text:p>
          </table:table-cell>
          <table:table-cell office:value-type="float" office:value="0.006249" calcext:value-type="float">
            <text:p>0.006249</text:p>
          </table:table-cell>
          <table:table-cell office:value-type="float" office:value="0.006207" calcext:value-type="float">
            <text:p>0.006207</text:p>
          </table:table-cell>
          <table:table-cell office:value-type="float" office:value="0.006314" calcext:value-type="float">
            <text:p>0.006314</text:p>
          </table:table-cell>
          <table:table-cell office:value-type="float" office:value="0.006158" calcext:value-type="float">
            <text:p>0.006158</text:p>
          </table:table-cell>
          <table:table-cell office:value-type="string" calcext:value-type="string">
            <text:p>772.76M</text:p>
          </table:table-cell>
          <table:table-cell table:style-name="ce4" office:value-type="string" calcext:value-type="string">
            <text:p>0.67%</text:p>
          </table:table-cell>
        </table:table-row>
        <table:table-row table:style-name="ro1">
          <table:table-cell table:style-name="ce4" office:value-type="string" calcext:value-type="string">
            <text:p>09/14/2018</text:p>
          </table:table-cell>
          <table:table-cell office:value-type="float" office:value="0.006207" calcext:value-type="float">
            <text:p>0.006207</text:p>
          </table:table-cell>
          <table:table-cell office:value-type="float" office:value="0.006582" calcext:value-type="float">
            <text:p>0.006582</text:p>
          </table:table-cell>
          <table:table-cell office:value-type="float" office:value="0.006701" calcext:value-type="float">
            <text:p>0.006701</text:p>
          </table:table-cell>
          <table:table-cell office:value-type="float" office:value="0.006031" calcext:value-type="float">
            <text:p>0.006031</text:p>
          </table:table-cell>
          <table:table-cell office:value-type="string" calcext:value-type="string">
            <text:p>2.15B</text:p>
          </table:table-cell>
          <table:table-cell table:style-name="ce4" office:value-type="string" calcext:value-type="string">
            <text:p>-5.70%</text:p>
          </table:table-cell>
        </table:table-row>
        <table:table-row table:style-name="ro1">
          <table:table-cell table:style-name="ce4" office:value-type="string" calcext:value-type="string">
            <text:p>09/13/2018</text:p>
          </table:table-cell>
          <table:table-cell office:value-type="float" office:value="0.006582" calcext:value-type="float">
            <text:p>0.006582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06655" calcext:value-type="float">
            <text:p>0.006655</text:p>
          </table:table-cell>
          <table:table-cell office:value-type="float" office:value="0.006463" calcext:value-type="float">
            <text:p>0.006463</text:p>
          </table:table-cell>
          <table:table-cell office:value-type="string" calcext:value-type="string">
            <text:p>1.70B</text:p>
          </table:table-cell>
          <table:table-cell table:style-name="ce4" office:value-type="string" calcext:value-type="string">
            <text:p>1.26%</text:p>
          </table:table-cell>
        </table:table-row>
        <table:table-row table:style-name="ro1">
          <table:table-cell table:style-name="ce4" office:value-type="string" calcext:value-type="string">
            <text:p>09/12/201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348" calcext:value-type="float">
            <text:p>0.006348</text:p>
          </table:table-cell>
          <table:table-cell office:value-type="float" office:value="0.006501" calcext:value-type="float">
            <text:p>0.006501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1.62B</text:p>
          </table:table-cell>
          <table:table-cell table:style-name="ce4" office:value-type="string" calcext:value-type="string">
            <text:p>2.39%</text:p>
          </table:table-cell>
        </table:table-row>
        <table:table-row table:style-name="ro1">
          <table:table-cell table:style-name="ce4" office:value-type="string" calcext:value-type="string">
            <text:p>09/11/2018</text:p>
          </table:table-cell>
          <table:table-cell office:value-type="float" office:value="0.006348" calcext:value-type="float">
            <text:p>0.006348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0.006947" calcext:value-type="float">
            <text:p>0.006947</text:p>
          </table:table-cell>
          <table:table-cell office:value-type="float" office:value="0.005893" calcext:value-type="float">
            <text:p>0.005893</text:p>
          </table:table-cell>
          <table:table-cell office:value-type="string" calcext:value-type="string">
            <text:p>4.37B</text:p>
          </table:table-cell>
          <table:table-cell table:style-name="ce4" office:value-type="string" calcext:value-type="string">
            <text:p>-8.60%</text:p>
          </table:table-cell>
        </table:table-row>
        <table:table-row table:style-name="ro1">
          <table:table-cell table:style-name="ce4" office:value-type="string" calcext:value-type="string">
            <text:p>09/10/2018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0.005859" calcext:value-type="float">
            <text:p>0.005859</text:p>
          </table:table-cell>
          <table:table-cell office:value-type="float" office:value="0.007039" calcext:value-type="float">
            <text:p>0.007039</text:p>
          </table:table-cell>
          <table:table-cell office:value-type="float" office:value="0.005859" calcext:value-type="float">
            <text:p>0.005859</text:p>
          </table:table-cell>
          <table:table-cell office:value-type="string" calcext:value-type="string">
            <text:p>3.77B</text:p>
          </table:table-cell>
          <table:table-cell table:style-name="ce4" office:value-type="string" calcext:value-type="string">
            <text:p>18.53%</text:p>
          </table:table-cell>
        </table:table-row>
        <table:table-row table:style-name="ro1">
          <table:table-cell table:style-name="ce4" office:value-type="string" calcext:value-type="string">
            <text:p>09/09/2018</text:p>
          </table:table-cell>
          <table:table-cell office:value-type="float" office:value="0.005859" calcext:value-type="float">
            <text:p>0.005859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.005878" calcext:value-type="float">
            <text:p>0.005878</text:p>
          </table:table-cell>
          <table:table-cell office:value-type="float" office:value="0.005637" calcext:value-type="float">
            <text:p>0.005637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2.49%</text:p>
          </table:table-cell>
        </table:table-row>
        <table:table-row table:style-name="ro1">
          <table:table-cell table:style-name="ce4" office:value-type="string" calcext:value-type="string">
            <text:p>09/08/2018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0.005876" calcext:value-type="float">
            <text:p>0.005876</text:p>
          </table:table-cell>
          <table:table-cell office:value-type="float" office:value="0.005306" calcext:value-type="float">
            <text:p>0.005306</text:p>
          </table:table-cell>
          <table:table-cell office:value-type="string" calcext:value-type="string">
            <text:p>2.88B</text:p>
          </table:table-cell>
          <table:table-cell table:style-name="ce4" office:value-type="string" calcext:value-type="string">
            <text:p>7.74%</text:p>
          </table:table-cell>
        </table:table-row>
        <table:table-row table:style-name="ro1">
          <table:table-cell table:style-name="ce4" office:value-type="string" calcext:value-type="string">
            <text:p>09/07/2018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0.005038" calcext:value-type="float">
            <text:p>0.005038</text:p>
          </table:table-cell>
          <table:table-cell office:value-type="float" office:value="0.005477" calcext:value-type="float">
            <text:p>0.005477</text:p>
          </table:table-cell>
          <table:table-cell office:value-type="float" office:value="0.005036" calcext:value-type="float">
            <text:p>0.005036</text:p>
          </table:table-cell>
          <table:table-cell office:value-type="string" calcext:value-type="string">
            <text:p>2.61B</text:p>
          </table:table-cell>
          <table:table-cell table:style-name="ce4" office:value-type="string" calcext:value-type="string">
            <text:p>5.32%</text:p>
          </table:table-cell>
        </table:table-row>
        <table:table-row table:style-name="ro1">
          <table:table-cell table:style-name="ce4" office:value-type="string" calcext:value-type="string">
            <text:p>09/06/2018</text:p>
          </table:table-cell>
          <table:table-cell office:value-type="float" office:value="0.005038" calcext:value-type="float">
            <text:p>0.005038</text:p>
          </table:table-cell>
          <table:table-cell office:value-type="float" office:value="0.004953" calcext:value-type="float">
            <text:p>0.004953</text:p>
          </table:table-cell>
          <table:table-cell office:value-type="float" office:value="0.005106" calcext:value-type="float">
            <text:p>0.005106</text:p>
          </table:table-cell>
          <table:table-cell office:value-type="float" office:value="0.004693" calcext:value-type="float">
            <text:p>0.004693</text:p>
          </table:table-cell>
          <table:table-cell office:value-type="string" calcext:value-type="string">
            <text:p>2.00B</text:p>
          </table:table-cell>
          <table:table-cell table:style-name="ce4" office:value-type="string" calcext:value-type="string">
            <text:p>1.72%</text:p>
          </table:table-cell>
        </table:table-row>
        <table:table-row table:style-name="ro1">
          <table:table-cell table:style-name="ce4" office:value-type="string" calcext:value-type="string">
            <text:p>09/05/2018</text:p>
          </table:table-cell>
          <table:table-cell office:value-type="float" office:value="0.004953" calcext:value-type="float">
            <text:p>0.004953</text:p>
          </table:table-cell>
          <table:table-cell office:value-type="float" office:value="0.005284" calcext:value-type="float">
            <text:p>0.005284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4804" calcext:value-type="float">
            <text:p>0.004804</text:p>
          </table:table-cell>
          <table:table-cell office:value-type="string" calcext:value-type="string">
            <text:p>3.03B</text:p>
          </table:table-cell>
          <table:table-cell table:style-name="ce4" office:value-type="string" calcext:value-type="string">
            <text:p>-6.26%</text:p>
          </table:table-cell>
        </table:table-row>
        <table:table-row table:style-name="ro1">
          <table:table-cell table:style-name="ce4" office:value-type="string" calcext:value-type="string">
            <text:p>09/04/2018</text:p>
          </table:table-cell>
          <table:table-cell office:value-type="float" office:value="0.005284" calcext:value-type="float">
            <text:p>0.005284</text:p>
          </table:table-cell>
          <table:table-cell office:value-type="float" office:value="0.005324" calcext:value-type="float">
            <text:p>0.005324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0.005101" calcext:value-type="float">
            <text:p>0.005101</text:p>
          </table:table-cell>
          <table:table-cell office:value-type="string" calcext:value-type="string">
            <text:p>2.28B</text:p>
          </table:table-cell>
          <table:table-cell table:style-name="ce4" office:value-type="string" calcext:value-type="string">
            <text:p>-0.76%</text:p>
          </table:table-cell>
        </table:table-row>
        <table:table-row table:style-name="ro1">
          <table:table-cell table:style-name="ce4" office:value-type="string" calcext:value-type="string">
            <text:p>09/03/2018</text:p>
          </table:table-cell>
          <table:table-cell office:value-type="float" office:value="0.005324" calcext:value-type="float">
            <text:p>0.005324</text:p>
          </table:table-cell>
          <table:table-cell office:value-type="float" office:value="0.005068" calcext:value-type="float">
            <text:p>0.005068</text:p>
          </table:table-cell>
          <table:table-cell office:value-type="float" office:value="0.005646" calcext:value-type="float">
            <text:p>0.005646</text:p>
          </table:table-cell>
          <table:table-cell office:value-type="float" office:value="0.005015" calcext:value-type="float">
            <text:p>0.005015</text:p>
          </table:table-cell>
          <table:table-cell office:value-type="string" calcext:value-type="string">
            <text:p>4.73B</text:p>
          </table:table-cell>
          <table:table-cell table:style-name="ce4" office:value-type="string" calcext:value-type="string">
            <text:p>5.06%</text:p>
          </table:table-cell>
        </table:table-row>
        <table:table-row table:style-name="ro1">
          <table:table-cell table:style-name="ce4" office:value-type="string" calcext:value-type="string">
            <text:p>09/02/2018</text:p>
          </table:table-cell>
          <table:table-cell office:value-type="float" office:value="0.005067" calcext:value-type="float">
            <text:p>0.005067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4501" calcext:value-type="float">
            <text:p>0.004501</text:p>
          </table:table-cell>
          <table:table-cell office:value-type="string" calcext:value-type="string">
            <text:p>10.22B</text:p>
          </table:table-cell>
          <table:table-cell table:style-name="ce4" office:value-type="string" calcext:value-type="string">
            <text:p>-21.53%</text:p>
          </table:table-cell>
        </table:table-row>
        <table:table-row table:style-name="ro1">
          <table:table-cell table:style-name="ce4" office:value-type="string" calcext:value-type="string">
            <text:p>09/01/2018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0.007015" calcext:value-type="float">
            <text:p>0.007015</text:p>
          </table:table-cell>
          <table:table-cell office:value-type="float" office:value="0.004326" calcext:value-type="float">
            <text:p>0.004326</text:p>
          </table:table-cell>
          <table:table-cell office:value-type="string" calcext:value-type="string">
            <text:p>11.28B</text:p>
          </table:table-cell>
          <table:table-cell table:style-name="ce4" office:value-type="string" calcext:value-type="string">
            <text:p>33.89%</text:p>
          </table:table-cell>
        </table:table-row>
        <table:table-row table:style-name="ro1">
          <table:table-cell table:style-name="ce4" office:value-type="string" calcext:value-type="string">
            <text:p>08/31/2018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0.003234" calcext:value-type="float">
            <text:p>0.003234</text:p>
          </table:table-cell>
          <table:table-cell office:value-type="string" calcext:value-type="string">
            <text:p>6.26B</text:p>
          </table:table-cell>
          <table:table-cell table:style-name="ce4" office:value-type="string" calcext:value-type="string">
            <text:p>45.14%</text:p>
          </table:table-cell>
        </table:table-row>
        <table:table-row table:style-name="ro1">
          <table:table-cell table:style-name="ce4" office:value-type="string" calcext:value-type="string">
            <text:p>08/30/2018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2619" calcext:value-type="float">
            <text:p>0.002619</text:p>
          </table:table-cell>
          <table:table-cell office:value-type="string" calcext:value-type="string">
            <text:p>3.67B</text:p>
          </table:table-cell>
          <table:table-cell table:style-name="ce4" office:value-type="string" calcext:value-type="string">
            <text:p>26.34%</text:p>
          </table:table-cell>
        </table:table-row>
        <table:table-row table:style-name="ro1">
          <table:table-cell table:style-name="ce4" office:value-type="string" calcext:value-type="string">
            <text:p>08/29/2018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2579" calcext:value-type="float">
            <text:p>0.002579</text:p>
          </table:table-cell>
          <table:table-cell office:value-type="string" calcext:value-type="string">
            <text:p>480.45M</text:p>
          </table:table-cell>
          <table:table-cell table:style-name="ce4" office:value-type="string" calcext:value-type="string">
            <text:p>-0.49%</text:p>
          </table:table-cell>
        </table:table-row>
        <table:table-row table:style-name="ro1">
          <table:table-cell table:style-name="ce4" office:value-type="string" calcext:value-type="string">
            <text:p>08/28/2018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451" calcext:value-type="float">
            <text:p>0.002451</text:p>
          </table:table-cell>
          <table:table-cell office:value-type="string" calcext:value-type="string">
            <text:p>400.31M</text:p>
          </table:table-cell>
          <table:table-cell table:style-name="ce4" office:value-type="string" calcext:value-type="string">
            <text:p>6.72%</text:p>
          </table:table-cell>
        </table:table-row>
        <table:table-row table:style-name="ro1">
          <table:table-cell table:style-name="ce4" office:value-type="string" calcext:value-type="string">
            <text:p>08/27/2018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427" calcext:value-type="float">
            <text:p>0.002427</text:p>
          </table:table-cell>
          <table:table-cell office:value-type="float" office:value="0.002488" calcext:value-type="float">
            <text:p>0.002488</text:p>
          </table:table-cell>
          <table:table-cell office:value-type="float" office:value="0.002397" calcext:value-type="float">
            <text:p>0.002397</text:p>
          </table:table-cell>
          <table:table-cell office:value-type="string" calcext:value-type="string">
            <text:p>364.95M</text:p>
          </table:table-cell>
          <table:table-cell table:style-name="ce4" office:value-type="string" calcext:value-type="string">
            <text:p>2.06%</text:p>
          </table:table-cell>
        </table:table-row>
        <table:table-row table:style-name="ro1">
          <table:table-cell table:style-name="ce4" office:value-type="string" calcext:value-type="string">
            <text:p>08/26/2018</text:p>
          </table:table-cell>
          <table:table-cell office:value-type="float" office:value="0.002427" calcext:value-type="float">
            <text:p>0.00242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2434" calcext:value-type="float">
            <text:p>0.002434</text:p>
          </table:table-cell>
          <table:table-cell office:value-type="float" office:value="0.002353" calcext:value-type="float">
            <text:p>0.002353</text:p>
          </table:table-cell>
          <table:table-cell office:value-type="string" calcext:value-type="string">
            <text:p>297.73M</text:p>
          </table:table-cell>
          <table:table-cell table:style-name="ce4" office:value-type="string" calcext:value-type="string">
            <text:p>0.26%</text:p>
          </table:table-cell>
        </table:table-row>
        <table:table-row table:style-name="ro1">
          <table:table-cell table:style-name="ce4" office:value-type="string" calcext:value-type="string">
            <text:p>08/25/2018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.002394" calcext:value-type="float">
            <text:p>0.002394</text:p>
          </table:table-cell>
          <table:table-cell office:value-type="string" calcext:value-type="string">
            <text:p>284.88M</text:p>
          </table:table-cell>
          <table:table-cell table:style-name="ce4" office:value-type="string" calcext:value-type="string">
            <text:p>-0.38%</text:p>
          </table:table-cell>
        </table:table-row>
        <table:table-row table:style-name="ro1">
          <table:table-cell table:style-name="ce4" office:value-type="string" calcext:value-type="string">
            <text:p>08/24/2018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0.002333" calcext:value-type="float">
            <text:p>0.002333</text:p>
          </table:table-cell>
          <table:table-cell office:value-type="string" calcext:value-type="string">
            <text:p>293.01M</text:p>
          </table:table-cell>
          <table:table-cell table:style-name="ce4" office:value-type="string" calcext:value-type="string">
            <text:p>2.23%</text:p>
          </table:table-cell>
        </table:table-row>
        <table:table-row table:style-name="ro1">
          <table:table-cell table:style-name="ce4" office:value-type="string" calcext:value-type="string">
            <text:p>08/23/2018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.002391" calcext:value-type="float">
            <text:p>0.002391</text:p>
          </table:table-cell>
          <table:table-cell office:value-type="float" office:value="0.002319" calcext:value-type="float">
            <text:p>0.002319</text:p>
          </table:table-cell>
          <table:table-cell office:value-type="string" calcext:value-type="string">
            <text:p>301.93M</text:p>
          </table:table-cell>
          <table:table-cell table:style-name="ce4" office:value-type="string" calcext:value-type="string">
            <text:p>1.91%</text:p>
          </table:table-cell>
        </table:table-row>
        <table:table-row table:style-name="ro1">
          <table:table-cell table:style-name="ce4" office:value-type="string" calcext:value-type="string">
            <text:p>08/22/2018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.002408" calcext:value-type="float">
            <text:p>0.002408</text:p>
          </table:table-cell>
          <table:table-cell office:value-type="float" office:value="0.002539" calcext:value-type="float">
            <text:p>0.002539</text:p>
          </table:table-cell>
          <table:table-cell office:value-type="float" office:value="0.002308" calcext:value-type="float">
            <text:p>0.002308</text:p>
          </table:table-cell>
          <table:table-cell office:value-type="string" calcext:value-type="string">
            <text:p>346.11M</text:p>
          </table:table-cell>
          <table:table-cell table:style-name="ce4" office:value-type="string" calcext:value-type="string">
            <text:p>-3.18%</text:p>
          </table:table-cell>
        </table:table-row>
        <table:table-row table:style-name="ro1">
          <table:table-cell table:style-name="ce4" office:value-type="string" calcext:value-type="string">
            <text:p>08/21/2018</text:p>
          </table:table-cell>
          <table:table-cell office:value-type="float" office:value="0.002408" calcext:value-type="float">
            <text:p>0.002408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.002341" calcext:value-type="float">
            <text:p>0.002341</text:p>
          </table:table-cell>
          <table:table-cell office:value-type="string" calcext:value-type="string">
            <text:p>270.33M</text:p>
          </table:table-cell>
          <table:table-cell table:style-name="ce4" office:value-type="string" calcext:value-type="string">
            <text:p>2.76%</text:p>
          </table:table-cell>
        </table:table-row>
        <table:table-row table:style-name="ro1">
          <table:table-cell table:style-name="ce4" office:value-type="string" calcext:value-type="string">
            <text:p>08/20/2018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.002478" calcext:value-type="float">
            <text:p>0.002478</text:p>
          </table:table-cell>
          <table:table-cell office:value-type="float" office:value="0.002343" calcext:value-type="float">
            <text:p>0.002343</text:p>
          </table:table-cell>
          <table:table-cell office:value-type="string" calcext:value-type="string">
            <text:p>318.86M</text:p>
          </table:table-cell>
          <table:table-cell table:style-name="ce4" office:value-type="string" calcext:value-type="string">
            <text:p>-4.61%</text:p>
          </table:table-cell>
        </table:table-row>
        <table:table-row table:style-name="ro1">
          <table:table-cell table:style-name="ce4" office:value-type="string" calcext:value-type="string">
            <text:p>08/19/2018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397" calcext:value-type="float">
            <text:p>0.002397</text:p>
          </table:table-cell>
          <table:table-cell office:value-type="float" office:value="0.002469" calcext:value-type="float">
            <text:p>0.002469</text:p>
          </table:table-cell>
          <table:table-cell office:value-type="float" office:value="0.002375" calcext:value-type="float">
            <text:p>0.002375</text:p>
          </table:table-cell>
          <table:table-cell office:value-type="string" calcext:value-type="string">
            <text:p>300.51M</text:p>
          </table:table-cell>
          <table:table-cell table:style-name="ce4" office:value-type="string" calcext:value-type="string">
            <text:p>2.50%</text:p>
          </table:table-cell>
        </table:table-row>
        <table:table-row table:style-name="ro1">
          <table:table-cell table:style-name="ce4" office:value-type="string" calcext:value-type="string">
            <text:p>08/18/2018</text:p>
          </table:table-cell>
          <table:table-cell office:value-type="float" office:value="0.002397" calcext:value-type="float">
            <text:p>0.002397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0.002344" calcext:value-type="float">
            <text:p>0.002344</text:p>
          </table:table-cell>
          <table:table-cell office:value-type="string" calcext:value-type="string">
            <text:p>409.49M</text:p>
          </table:table-cell>
          <table:table-cell table:style-name="ce4" office:value-type="string" calcext:value-type="string">
            <text:p>-4.03%</text:p>
          </table:table-cell>
        </table:table-row>
        <table:table-row table:style-name="ro1">
          <table:table-cell table:style-name="ce4" office:value-type="string" calcext:value-type="string">
            <text:p>08/17/2018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002268" calcext:value-type="float">
            <text:p>0.002268</text:p>
          </table:table-cell>
          <table:table-cell office:value-type="string" calcext:value-type="string">
            <text:p>356.31M</text:p>
          </table:table-cell>
          <table:table-cell table:style-name="ce4" office:value-type="string" calcext:value-type="string">
            <text:p>10.13%</text:p>
          </table:table-cell>
        </table:table-row>
        <table:table-row table:style-name="ro1">
          <table:table-cell table:style-name="ce4" office:value-type="string" calcext:value-type="string">
            <text:p>08/16/2018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00225" calcext:value-type="float">
            <text:p>0.00225</text:p>
          </table:table-cell>
          <table:table-cell office:value-type="string" calcext:value-type="string">
            <text:p>365.58M</text:p>
          </table:table-cell>
          <table:table-cell table:style-name="ce4" office:value-type="string" calcext:value-type="string">
            <text:p>-0.56%</text:p>
          </table:table-cell>
        </table:table-row>
        <table:table-row table:style-name="ro1">
          <table:table-cell table:style-name="ce4" office:value-type="string" calcext:value-type="string">
            <text:p>08/15/2018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002232" calcext:value-type="float">
            <text:p>0.002232</text:p>
          </table:table-cell>
          <table:table-cell office:value-type="float" office:value="0.002405" calcext:value-type="float">
            <text:p>0.002405</text:p>
          </table:table-cell>
          <table:table-cell office:value-type="float" office:value="0.002232" calcext:value-type="float">
            <text:p>0.002232</text:p>
          </table:table-cell>
          <table:table-cell office:value-type="string" calcext:value-type="string">
            <text:p>326.93M</text:p>
          </table:table-cell>
          <table:table-cell table:style-name="ce4" office:value-type="string" calcext:value-type="string">
            <text:p>2.17%</text:p>
          </table:table-cell>
        </table:table-row>
        <table:table-row table:style-name="ro1">
          <table:table-cell table:style-name="ce4" office:value-type="string" calcext:value-type="string">
            <text:p>08/14/2018</text:p>
          </table:table-cell>
          <table:table-cell office:value-type="float" office:value="0.002232" calcext:value-type="float">
            <text:p>0.002232</text:p>
          </table:table-cell>
          <table:table-cell table:number-columns-repeated="2" office:value-type="float" office:value="0.00233" calcext:value-type="float">
            <text:p>0.00233</text:p>
          </table:table-cell>
          <table:table-cell office:value-type="float" office:value="0.002099" calcext:value-type="float">
            <text:p>0.002099</text:p>
          </table:table-cell>
          <table:table-cell office:value-type="string" calcext:value-type="string">
            <text:p>399.41M</text:p>
          </table:table-cell>
          <table:table-cell table:style-name="ce4" office:value-type="string" calcext:value-type="string">
            <text:p>-4.24%</text:p>
          </table:table-cell>
        </table:table-row>
        <table:table-row table:style-name="ro1">
          <table:table-cell table:style-name="ce4" office:value-type="string" calcext:value-type="string">
            <text:p>08/13/2018</text:p>
          </table:table-cell>
          <table:table-cell office:value-type="float" office:value="0.002331" calcext:value-type="float">
            <text:p>0.002331</text:p>
          </table:table-cell>
          <table:table-cell office:value-type="float" office:value="0.002407" calcext:value-type="float">
            <text:p>0.002407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2296" calcext:value-type="float">
            <text:p>0.002296</text:p>
          </table:table-cell>
          <table:table-cell office:value-type="string" calcext:value-type="string">
            <text:p>322.85M</text:p>
          </table:table-cell>
          <table:table-cell table:style-name="ce4" office:value-type="string" calcext:value-type="string">
            <text:p>-3.14%</text:p>
          </table:table-cell>
        </table:table-row>
        <table:table-row table:style-name="ro1">
          <table:table-cell table:style-name="ce4" office:value-type="string" calcext:value-type="string">
            <text:p>08/12/2018</text:p>
          </table:table-cell>
          <table:table-cell office:value-type="float" office:value="0.002407" calcext:value-type="float">
            <text:p>0.002407</text:p>
          </table:table-cell>
          <table:table-cell office:value-type="float" office:value="0.002381" calcext:value-type="float">
            <text:p>0.002381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.00235" calcext:value-type="float">
            <text:p>0.00235</text:p>
          </table:table-cell>
          <table:table-cell office:value-type="string" calcext:value-type="string">
            <text:p>348.70M</text:p>
          </table:table-cell>
          <table:table-cell table:style-name="ce4" office:value-type="string" calcext:value-type="string">
            <text:p>1.06%</text:p>
          </table:table-cell>
        </table:table-row>
        <table:table-row table:style-name="ro1">
          <table:table-cell table:style-name="ce4" office:value-type="string" calcext:value-type="string">
            <text:p>08/11/2018</text:p>
          </table:table-cell>
          <table:table-cell office:value-type="float" office:value="0.002381" calcext:value-type="float">
            <text:p>0.002381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.002328" calcext:value-type="float">
            <text:p>0.002328</text:p>
          </table:table-cell>
          <table:table-cell office:value-type="string" calcext:value-type="string">
            <text:p>267.58M</text:p>
          </table:table-cell>
          <table:table-cell table:style-name="ce4" office:value-type="string" calcext:value-type="string">
            <text:p>-1.49%</text:p>
          </table:table-cell>
        </table:table-row>
        <table:table-row table:style-name="ro1">
          <table:table-cell table:style-name="ce4" office:value-type="string" calcext:value-type="string">
            <text:p>08/10/2018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377" calcext:value-type="float">
            <text:p>0.002377</text:p>
          </table:table-cell>
          <table:table-cell office:value-type="string" calcext:value-type="string">
            <text:p>294.30M</text:p>
          </table:table-cell>
          <table:table-cell table:style-name="ce4" office:value-type="string" calcext:value-type="string">
            <text:p>-6.27%</text:p>
          </table:table-cell>
        </table:table-row>
        <table:table-row table:style-name="ro1">
          <table:table-cell table:style-name="ce4" office:value-type="string" calcext:value-type="string">
            <text:p>08/09/2018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002418" calcext:value-type="float">
            <text:p>0.002418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0.002381" calcext:value-type="float">
            <text:p>0.002381</text:p>
          </table:table-cell>
          <table:table-cell office:value-type="string" calcext:value-type="string">
            <text:p>346.36M</text:p>
          </table:table-cell>
          <table:table-cell table:style-name="ce4" office:value-type="string" calcext:value-type="string">
            <text:p>6.55%</text:p>
          </table:table-cell>
        </table:table-row>
        <table:table-row table:style-name="ro1">
          <table:table-cell table:style-name="ce4" office:value-type="string" calcext:value-type="string">
            <text:p>08/08/2018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02383" calcext:value-type="float">
            <text:p>0.002383</text:p>
          </table:table-cell>
          <table:table-cell office:value-type="string" calcext:value-type="string">
            <text:p>339.38M</text:p>
          </table:table-cell>
          <table:table-cell table:style-name="ce4" office:value-type="string" calcext:value-type="string">
            <text:p>-8.70%</text:p>
          </table:table-cell>
        </table:table-row>
        <table:table-row table:style-name="ro1">
          <table:table-cell table:style-name="ce4" office:value-type="string" calcext:value-type="string">
            <text:p>08/07/2018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634" calcext:value-type="float">
            <text:p>0.002634</text:p>
          </table:table-cell>
          <table:table-cell office:value-type="string" calcext:value-type="string">
            <text:p>358.29M</text:p>
          </table:table-cell>
          <table:table-cell table:style-name="ce4" office:value-type="string" calcext:value-type="string">
            <text:p>-4.72%</text:p>
          </table:table-cell>
        </table:table-row>
        <table:table-row table:style-name="ro1">
          <table:table-cell table:style-name="ce4" office:value-type="string" calcext:value-type="string">
            <text:p>08/06/2018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876" calcext:value-type="float">
            <text:p>0.002876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02714" calcext:value-type="float">
            <text:p>0.002714</text:p>
          </table:table-cell>
          <table:table-cell office:value-type="string" calcext:value-type="string">
            <text:p>286.42M</text:p>
          </table:table-cell>
          <table:table-cell table:style-name="ce4" office:value-type="string" calcext:value-type="string">
            <text:p>-3.25%</text:p>
          </table:table-cell>
        </table:table-row>
        <table:table-row table:style-name="ro1">
          <table:table-cell table:style-name="ce4" office:value-type="string" calcext:value-type="string">
            <text:p>08/05/2018</text:p>
          </table:table-cell>
          <table:table-cell office:value-type="float" office:value="0.002876" calcext:value-type="float">
            <text:p>0.002876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.002897" calcext:value-type="float">
            <text:p>0.002897</text:p>
          </table:table-cell>
          <table:table-cell office:value-type="float" office:value="0.002791" calcext:value-type="float">
            <text:p>0.002791</text:p>
          </table:table-cell>
          <table:table-cell office:value-type="string" calcext:value-type="string">
            <text:p>316.39M</text:p>
          </table:table-cell>
          <table:table-cell table:style-name="ce4" office:value-type="string" calcext:value-type="string">
            <text:p>1.65%</text:p>
          </table:table-cell>
        </table:table-row>
        <table:table-row table:style-name="ro1">
          <table:table-cell table:style-name="ce4" office:value-type="string" calcext:value-type="string">
            <text:p>08/04/2018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02998" calcext:value-type="float">
            <text:p>0.002998</text:p>
          </table:table-cell>
          <table:table-cell office:value-type="float" office:value="0.002817" calcext:value-type="float">
            <text:p>0.002817</text:p>
          </table:table-cell>
          <table:table-cell office:value-type="string" calcext:value-type="string">
            <text:p>301.93M</text:p>
          </table:table-cell>
          <table:table-cell table:style-name="ce4" office:value-type="string" calcext:value-type="string">
            <text:p>-3.37%</text:p>
          </table:table-cell>
        </table:table-row>
        <table:table-row table:style-name="ro1">
          <table:table-cell table:style-name="ce4" office:value-type="string" calcext:value-type="string">
            <text:p>08/03/2018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2995" calcext:value-type="float">
            <text:p>0.002995</text:p>
          </table:table-cell>
          <table:table-cell office:value-type="float" office:value="0.002853" calcext:value-type="float">
            <text:p>0.002853</text:p>
          </table:table-cell>
          <table:table-cell office:value-type="string" calcext:value-type="string">
            <text:p>264.56M</text:p>
          </table:table-cell>
          <table:table-cell table:style-name="ce4" office:value-type="string" calcext:value-type="string">
            <text:p>-1.39%</text:p>
          </table:table-cell>
        </table:table-row>
        <table:table-row table:style-name="ro1">
          <table:table-cell table:style-name="ce4" office:value-type="string" calcext:value-type="string">
            <text:p>08/02/2018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238.53M</text:p>
          </table:table-cell>
          <table:table-cell table:style-name="ce4" office:value-type="string" calcext:value-type="string">
            <text:p>-2.83%</text:p>
          </table:table-cell>
        </table:table-row>
        <table:table-row table:style-name="ro1">
          <table:table-cell table:style-name="ce4" office:value-type="string" calcext:value-type="string">
            <text:p>08/01/2018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2892" calcext:value-type="float">
            <text:p>0.002892</text:p>
          </table:table-cell>
          <table:table-cell office:value-type="string" calcext:value-type="string">
            <text:p>296.52M</text:p>
          </table:table-cell>
          <table:table-cell table:style-name="ce4" office:value-type="string" calcext:value-type="string">
            <text:p>2.59%</text:p>
          </table:table-cell>
        </table:table-row>
        <table:table-row table:style-name="ro1">
          <table:table-cell table:style-name="ce4" office:value-type="string" calcext:value-type="string">
            <text:p>07/31/2018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002957" calcext:value-type="float">
            <text:p>0.002957</text:p>
          </table:table-cell>
          <table:table-cell office:value-type="string" calcext:value-type="string">
            <text:p>331.80M</text:p>
          </table:table-cell>
          <table:table-cell table:style-name="ce4" office:value-type="string" calcext:value-type="string">
            <text:p>-8.60%</text:p>
          </table:table-cell>
        </table:table-row>
        <table:table-row table:style-name="ro1">
          <table:table-cell table:style-name="ce4" office:value-type="string" calcext:value-type="string">
            <text:p>07/30/2018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3163" calcext:value-type="float">
            <text:p>0.003163</text:p>
          </table:table-cell>
          <table:table-cell office:value-type="string" calcext:value-type="string">
            <text:p>257.93M</text:p>
          </table:table-cell>
          <table:table-cell table:style-name="ce4" office:value-type="string" calcext:value-type="string">
            <text:p>-1.37%</text:p>
          </table:table-cell>
        </table:table-row>
        <table:table-row table:style-name="ro1">
          <table:table-cell table:style-name="ce4" office:value-type="string" calcext:value-type="string">
            <text:p>07/29/2018</text:p>
          </table:table-cell>
          <table:table-cell office:value-type="float" office:value="0.003305" calcext:value-type="float">
            <text:p>0.003305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297" calcext:value-type="float">
            <text:p>0.003297</text:p>
          </table:table-cell>
          <table:table-cell office:value-type="string" calcext:value-type="string">
            <text:p>225.26M</text:p>
          </table:table-cell>
          <table:table-cell table:style-name="ce4" office:value-type="string" calcext:value-type="string">
            <text:p>-3.41%</text:p>
          </table:table-cell>
        </table:table-row>
        <table:table-row table:style-name="ro1">
          <table:table-cell table:style-name="ce4" office:value-type="string" calcext:value-type="string">
            <text:p>07/28/2018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3382" calcext:value-type="float">
            <text:p>0.003382</text:p>
          </table:table-cell>
          <table:table-cell office:value-type="string" calcext:value-type="string">
            <text:p>199.19M</text:p>
          </table:table-cell>
          <table:table-cell table:style-name="ce4" office:value-type="string" calcext:value-type="string">
            <text:p>-0.67%</text:p>
          </table:table-cell>
        </table:table-row>
        <table:table-row table:style-name="ro1">
          <table:table-cell table:style-name="ce4" office:value-type="string" calcext:value-type="string">
            <text:p>07/27/2018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263" calcext:value-type="float">
            <text:p>0.003263</text:p>
          </table:table-cell>
          <table:table-cell office:value-type="string" calcext:value-type="string">
            <text:p>279.72M</text:p>
          </table:table-cell>
          <table:table-cell table:style-name="ce4" office:value-type="string" calcext:value-type="string">
            <text:p>2.07%</text:p>
          </table:table-cell>
        </table:table-row>
        <table:table-row table:style-name="ro1">
          <table:table-cell table:style-name="ce4" office:value-type="string" calcext:value-type="string">
            <text:p>07/26/2018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329" calcext:value-type="float">
            <text:p>0.003329</text:p>
          </table:table-cell>
          <table:table-cell office:value-type="string" calcext:value-type="string">
            <text:p>253.16M</text:p>
          </table:table-cell>
          <table:table-cell table:style-name="ce4" office:value-type="string" calcext:value-type="string">
            <text:p>-5.32%</text:p>
          </table:table-cell>
        </table:table-row>
        <table:table-row table:style-name="ro1">
          <table:table-cell table:style-name="ce4" office:value-type="string" calcext:value-type="string">
            <text:p>07/25/2018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435" calcext:value-type="float">
            <text:p>0.003435</text:p>
          </table:table-cell>
          <table:table-cell office:value-type="string" calcext:value-type="string">
            <text:p>318.39M</text:p>
          </table:table-cell>
          <table:table-cell table:style-name="ce4" office:value-type="string" calcext:value-type="string">
            <text:p>-1.72%</text:p>
          </table:table-cell>
        </table:table-row>
        <table:table-row table:style-name="ro1">
          <table:table-cell table:style-name="ce4" office:value-type="string" calcext:value-type="string">
            <text:p>07/24/2018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387" calcext:value-type="float">
            <text:p>0.003387</text:p>
          </table:table-cell>
          <table:table-cell office:value-type="string" calcext:value-type="string">
            <text:p>321.61M</text:p>
          </table:table-cell>
          <table:table-cell table:style-name="ce4" office:value-type="string" calcext:value-type="string">
            <text:p>6.15%</text:p>
          </table:table-cell>
        </table:table-row>
        <table:table-row table:style-name="ro1">
          <table:table-cell table:style-name="ce4" office:value-type="string" calcext:value-type="string">
            <text:p>07/23/2018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406" calcext:value-type="float">
            <text:p>0.003406</text:p>
          </table:table-cell>
          <table:table-cell office:value-type="string" calcext:value-type="string">
            <text:p>267.63M</text:p>
          </table:table-cell>
          <table:table-cell table:style-name="ce4" office:value-type="string" calcext:value-type="string">
            <text:p>-2.01%</text:p>
          </table:table-cell>
        </table:table-row>
        <table:table-row table:style-name="ro1">
          <table:table-cell table:style-name="ce4" office:value-type="string" calcext:value-type="string">
            <text:p>07/22/2018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442" calcext:value-type="float">
            <text:p>0.003442</text:p>
          </table:table-cell>
          <table:table-cell office:value-type="string" calcext:value-type="string">
            <text:p>260.16M</text:p>
          </table:table-cell>
          <table:table-cell table:style-name="ce4" office:value-type="string" calcext:value-type="string">
            <text:p>-1.93%</text:p>
          </table:table-cell>
        </table:table-row>
        <table:table-row table:style-name="ro1">
          <table:table-cell table:style-name="ce4" office:value-type="string" calcext:value-type="string">
            <text:p>07/21/2018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328" calcext:value-type="float">
            <text:p>0.003328</text:p>
          </table:table-cell>
          <table:table-cell office:value-type="string" calcext:value-type="string">
            <text:p>232.51M</text:p>
          </table:table-cell>
          <table:table-cell table:style-name="ce4" office:value-type="string" calcext:value-type="string">
            <text:p>4.28%</text:p>
          </table:table-cell>
        </table:table-row>
        <table:table-row table:style-name="ro1">
          <table:table-cell table:style-name="ce4" office:value-type="string" calcext:value-type="string">
            <text:p>07/20/2018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3262" calcext:value-type="float">
            <text:p>0.003262</text:p>
          </table:table-cell>
          <table:table-cell office:value-type="string" calcext:value-type="string">
            <text:p>360.37M</text:p>
          </table:table-cell>
          <table:table-cell table:style-name="ce4" office:value-type="string" calcext:value-type="string">
            <text:p>-11.06%</text:p>
          </table:table-cell>
        </table:table-row>
        <table:table-row table:style-name="ro1">
          <table:table-cell table:style-name="ce4" office:value-type="string" calcext:value-type="string">
            <text:p>07/19/2018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3442" calcext:value-type="float">
            <text:p>0.003442</text:p>
          </table:table-cell>
          <table:table-cell office:value-type="string" calcext:value-type="string">
            <text:p>554.75M</text:p>
          </table:table-cell>
          <table:table-cell table:style-name="ce4" office:value-type="string" calcext:value-type="string">
            <text:p>3.77%</text:p>
          </table:table-cell>
        </table:table-row>
        <table:table-row table:style-name="ro1">
          <table:table-cell table:style-name="ce4" office:value-type="string" calcext:value-type="string">
            <text:p>07/18/2018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89" calcext:value-type="float">
            <text:p>0.003189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13.52%</text:p>
          </table:table-cell>
        </table:table-row>
        <table:table-row table:style-name="ro1">
          <table:table-cell table:style-name="ce4" office:value-type="string" calcext:value-type="string">
            <text:p>07/17/2018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002817" calcext:value-type="float">
            <text:p>0.002817</text:p>
          </table:table-cell>
          <table:table-cell office:value-type="string" calcext:value-type="string">
            <text:p>462.02M</text:p>
          </table:table-cell>
          <table:table-cell table:style-name="ce4" office:value-type="string" calcext:value-type="string">
            <text:p>12.06%</text:p>
          </table:table-cell>
        </table:table-row>
        <table:table-row table:style-name="ro1">
          <table:table-cell table:style-name="ce4" office:value-type="string" calcext:value-type="string">
            <text:p>07/16/2018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423" calcext:value-type="float">
            <text:p>0.002423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404" calcext:value-type="float">
            <text:p>0.002404</text:p>
          </table:table-cell>
          <table:table-cell office:value-type="string" calcext:value-type="string">
            <text:p>432.64M</text:p>
          </table:table-cell>
          <table:table-cell table:style-name="ce4" office:value-type="string" calcext:value-type="string">
            <text:p>19.85%</text:p>
          </table:table-cell>
        </table:table-row>
        <table:table-row table:style-name="ro1">
          <table:table-cell table:style-name="ce4" office:value-type="string" calcext:value-type="string">
            <text:p>07/15/2018</text:p>
          </table:table-cell>
          <table:table-cell office:value-type="float" office:value="0.002423" calcext:value-type="float">
            <text:p>0.002423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.002431" calcext:value-type="float">
            <text:p>0.002431</text:p>
          </table:table-cell>
          <table:table-cell office:value-type="float" office:value="0.002332" calcext:value-type="float">
            <text:p>0.002332</text:p>
          </table:table-cell>
          <table:table-cell office:value-type="string" calcext:value-type="string">
            <text:p>204.08M</text:p>
          </table:table-cell>
          <table:table-cell table:style-name="ce4" office:value-type="string" calcext:value-type="string">
            <text:p>3.38%</text:p>
          </table:table-cell>
        </table:table-row>
        <table:table-row table:style-name="ro1">
          <table:table-cell table:style-name="ce4" office:value-type="string" calcext:value-type="string">
            <text:p>07/14/2018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153.34M</text:p>
          </table:table-cell>
          <table:table-cell table:style-name="ce4" office:value-type="string" calcext:value-type="string">
            <text:p>0.68%</text:p>
          </table:table-cell>
        </table:table-row>
        <table:table-row table:style-name="ro1">
          <table:table-cell table:style-name="ce4" office:value-type="string" calcext:value-type="string">
            <text:p>07/13/2018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002286" calcext:value-type="float">
            <text:p>0.002286</text:p>
          </table:table-cell>
          <table:table-cell office:value-type="float" office:value="0.002381" calcext:value-type="float">
            <text:p>0.002381</text:p>
          </table:table-cell>
          <table:table-cell office:value-type="float" office:value="0.002277" calcext:value-type="float">
            <text:p>0.002277</text:p>
          </table:table-cell>
          <table:table-cell office:value-type="string" calcext:value-type="string">
            <text:p>140.40M</text:p>
          </table:table-cell>
          <table:table-cell table:style-name="ce4" office:value-type="string" calcext:value-type="string">
            <text:p>1.84%</text:p>
          </table:table-cell>
        </table:table-row>
        <table:table-row table:style-name="ro1">
          <table:table-cell table:style-name="ce4" office:value-type="string" calcext:value-type="string">
            <text:p>07/12/2018</text:p>
          </table:table-cell>
          <table:table-cell office:value-type="float" office:value="0.002286" calcext:value-type="float">
            <text:p>0.002286</text:p>
          </table:table-cell>
          <table:table-cell office:value-type="float" office:value="0.002463" calcext:value-type="float">
            <text:p>0.002463</text:p>
          </table:table-cell>
          <table:table-cell office:value-type="float" office:value="0.002466" calcext:value-type="float">
            <text:p>0.002466</text:p>
          </table:table-cell>
          <table:table-cell office:value-type="float" office:value="0.002254" calcext:value-type="float">
            <text:p>0.002254</text:p>
          </table:table-cell>
          <table:table-cell office:value-type="string" calcext:value-type="string">
            <text:p>153.63M</text:p>
          </table:table-cell>
          <table:table-cell table:style-name="ce4" office:value-type="string" calcext:value-type="string">
            <text:p>-7.15%</text:p>
          </table:table-cell>
        </table:table-row>
        <table:table-row table:style-name="ro1">
          <table:table-cell table:style-name="ce4" office:value-type="string" calcext:value-type="string">
            <text:p>07/11/2018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.002482" calcext:value-type="float">
            <text:p>0.002482</text:p>
          </table:table-cell>
          <table:table-cell office:value-type="float" office:value="0.002421" calcext:value-type="float">
            <text:p>0.002421</text:p>
          </table:table-cell>
          <table:table-cell office:value-type="string" calcext:value-type="string">
            <text:p>185.49M</text:p>
          </table:table-cell>
          <table:table-cell table:style-name="ce4" office:value-type="string" calcext:value-type="string">
            <text:p>0.15%</text:p>
          </table:table-cell>
        </table:table-row>
        <table:table-row table:style-name="ro1">
          <table:table-cell table:style-name="ce4" office:value-type="string" calcext:value-type="string">
            <text:p>07/10/2018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437" calcext:value-type="float">
            <text:p>0.002437</text:p>
          </table:table-cell>
          <table:table-cell office:value-type="string" calcext:value-type="string">
            <text:p>187.34M</text:p>
          </table:table-cell>
          <table:table-cell table:style-name="ce4" office:value-type="string" calcext:value-type="string">
            <text:p>-6.72%</text:p>
          </table:table-cell>
        </table:table-row>
        <table:table-row table:style-name="ro1">
          <table:table-cell table:style-name="ce4" office:value-type="string" calcext:value-type="string">
            <text:p>07/09/2018</text:p>
          </table:table-cell>
          <table:table-cell office:value-type="float" office:value="0.002635" calcext:value-type="float">
            <text:p>0.002635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.002629" calcext:value-type="float">
            <text:p>0.002629</text:p>
          </table:table-cell>
          <table:table-cell office:value-type="string" calcext:value-type="string">
            <text:p>175.64M</text:p>
          </table:table-cell>
          <table:table-cell table:style-name="ce4" office:value-type="string" calcext:value-type="string">
            <text:p>-0.53%</text:p>
          </table:table-cell>
        </table:table-row>
        <table:table-row table:style-name="ro1">
          <table:table-cell table:style-name="ce4" office:value-type="string" calcext:value-type="string">
            <text:p>07/08/2018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2624" calcext:value-type="float">
            <text:p>0.002624</text:p>
          </table:table-cell>
          <table:table-cell office:value-type="string" calcext:value-type="string">
            <text:p>132.82M</text:p>
          </table:table-cell>
          <table:table-cell table:style-name="ce4" office:value-type="string" calcext:value-type="string">
            <text:p>-0.21%</text:p>
          </table:table-cell>
        </table:table-row>
        <table:table-row table:style-name="ro1">
          <table:table-cell table:style-name="ce4" office:value-type="string" calcext:value-type="string">
            <text:p>07/07/2018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2578" calcext:value-type="float">
            <text:p>0.002578</text:p>
          </table:table-cell>
          <table:table-cell office:value-type="string" calcext:value-type="string">
            <text:p>139.87M</text:p>
          </table:table-cell>
          <table:table-cell table:style-name="ce4" office:value-type="string" calcext:value-type="string">
            <text:p>0.70%</text:p>
          </table:table-cell>
        </table:table-row>
        <table:table-row table:style-name="ro1">
          <table:table-cell table:style-name="ce4" office:value-type="string" calcext:value-type="string">
            <text:p>07/06/2018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002614" calcext:value-type="float">
            <text:p>0.002614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002561" calcext:value-type="float">
            <text:p>0.002561</text:p>
          </table:table-cell>
          <table:table-cell office:value-type="string" calcext:value-type="string">
            <text:p>141.92M</text:p>
          </table:table-cell>
          <table:table-cell table:style-name="ce4" office:value-type="string" calcext:value-type="string">
            <text:p>0.85%</text:p>
          </table:table-cell>
        </table:table-row>
        <table:table-row table:style-name="ro1">
          <table:table-cell table:style-name="ce4" office:value-type="string" calcext:value-type="string">
            <text:p>07/05/2018</text:p>
          </table:table-cell>
          <table:table-cell office:value-type="float" office:value="0.002614" calcext:value-type="float">
            <text:p>0.002614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.002593" calcext:value-type="float">
            <text:p>0.002593</text:p>
          </table:table-cell>
          <table:table-cell office:value-type="string" calcext:value-type="string">
            <text:p>103.31M</text:p>
          </table:table-cell>
          <table:table-cell table:style-name="ce4" office:value-type="string" calcext:value-type="string">
            <text:p>-2.76%</text:p>
          </table:table-cell>
        </table:table-row>
        <table:table-row table:style-name="ro1">
          <table:table-cell table:style-name="ce4" office:value-type="string" calcext:value-type="string">
            <text:p>07/04/2018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002598" calcext:value-type="float">
            <text:p>0.002598</text:p>
          </table:table-cell>
          <table:table-cell office:value-type="string" calcext:value-type="string">
            <text:p>128.93M</text:p>
          </table:table-cell>
          <table:table-cell table:style-name="ce4" office:value-type="string" calcext:value-type="string">
            <text:p>1.27%</text:p>
          </table:table-cell>
        </table:table-row>
        <table:table-row table:style-name="ro1">
          <table:table-cell table:style-name="ce4" office:value-type="string" calcext:value-type="string">
            <text:p>07/03/2018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0.002767" calcext:value-type="float">
            <text:p>0.002767</text:p>
          </table:table-cell>
          <table:table-cell office:value-type="float" office:value="0.002632" calcext:value-type="float">
            <text:p>0.002632</text:p>
          </table:table-cell>
          <table:table-cell office:value-type="string" calcext:value-type="string">
            <text:p>172.63M</text:p>
          </table:table-cell>
          <table:table-cell table:style-name="ce4" office:value-type="string" calcext:value-type="string">
            <text:p>-2.93%</text:p>
          </table:table-cell>
        </table:table-row>
        <table:table-row table:style-name="ro1">
          <table:table-cell table:style-name="ce4" office:value-type="string" calcext:value-type="string">
            <text:p>07/02/2018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2742" calcext:value-type="float">
            <text:p>0.002742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139.80M</text:p>
          </table:table-cell>
          <table:table-cell table:style-name="ce4" office:value-type="string" calcext:value-type="string">
            <text:p>7.85%</text:p>
          </table:table-cell>
        </table:table-row>
        <table:table-row table:style-name="ro1">
          <table:table-cell table:style-name="ce4" office:value-type="string" calcext:value-type="string">
            <text:p>07/01/2018</text:p>
          </table:table-cell>
          <table:table-cell office:value-type="float" office:value="0.002536" calcext:value-type="float">
            <text:p>0.002536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.002503" calcext:value-type="float">
            <text:p>0.002503</text:p>
          </table:table-cell>
          <table:table-cell office:value-type="string" calcext:value-type="string">
            <text:p>106.36M</text:p>
          </table:table-cell>
          <table:table-cell table:style-name="ce4" office:value-type="string" calcext:value-type="string">
            <text:p>-0.29%</text:p>
          </table:table-cell>
        </table:table-row>
        <table:table-row table:style-name="ro1">
          <table:table-cell table:style-name="ce4" office:value-type="string" calcext:value-type="string">
            <text:p>06/30/2018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2562" calcext:value-type="float">
            <text:p>0.002562</text:p>
          </table:table-cell>
          <table:table-cell office:value-type="float" office:value="0.002395" calcext:value-type="float">
            <text:p>0.002395</text:p>
          </table:table-cell>
          <table:table-cell office:value-type="string" calcext:value-type="string">
            <text:p>197.76M</text:p>
          </table:table-cell>
          <table:table-cell table:style-name="ce4" office:value-type="string" calcext:value-type="string">
            <text:p>5.35%</text:p>
          </table:table-cell>
        </table:table-row>
        <table:table-row table:style-name="ro1">
          <table:table-cell table:style-name="ce4" office:value-type="string" calcext:value-type="string">
            <text:p>06/29/2018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.002314" calcext:value-type="float">
            <text:p>0.002314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002279" calcext:value-type="float">
            <text:p>0.002279</text:p>
          </table:table-cell>
          <table:table-cell office:value-type="string" calcext:value-type="string">
            <text:p>154.47M</text:p>
          </table:table-cell>
          <table:table-cell table:style-name="ce4" office:value-type="string" calcext:value-type="string">
            <text:p>4.03%</text:p>
          </table:table-cell>
        </table:table-row>
        <table:table-row table:style-name="ro1">
          <table:table-cell table:style-name="ce4" office:value-type="string" calcext:value-type="string">
            <text:p>06/28/2018</text:p>
          </table:table-cell>
          <table:table-cell office:value-type="float" office:value="0.002321" calcext:value-type="float">
            <text:p>0.002321</text:p>
          </table:table-cell>
          <table:table-cell office:value-type="float" office:value="0.002469" calcext:value-type="float">
            <text:p>0.002469</text:p>
          </table:table-cell>
          <table:table-cell office:value-type="float" office:value="0.002483" calcext:value-type="float">
            <text:p>0.002483</text:p>
          </table:table-cell>
          <table:table-cell office:value-type="float" office:value="0.002309" calcext:value-type="float">
            <text:p>0.002309</text:p>
          </table:table-cell>
          <table:table-cell office:value-type="string" calcext:value-type="string">
            <text:p>197.70M</text:p>
          </table:table-cell>
          <table:table-cell table:style-name="ce4" office:value-type="string" calcext:value-type="string">
            <text:p>-5.99%</text:p>
          </table:table-cell>
        </table:table-row>
        <table:table-row table:style-name="ro1">
          <table:table-cell table:style-name="ce4" office:value-type="string" calcext:value-type="string">
            <text:p>06/27/2018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409" calcext:value-type="float">
            <text:p>0.002409</text:p>
          </table:table-cell>
          <table:table-cell office:value-type="string" calcext:value-type="string">
            <text:p>169.24M</text:p>
          </table:table-cell>
          <table:table-cell table:style-name="ce4" office:value-type="string" calcext:value-type="string">
            <text:p>0.74%</text:p>
          </table:table-cell>
        </table:table-row>
        <table:table-row table:style-name="ro1">
          <table:table-cell table:style-name="ce4" office:value-type="string" calcext:value-type="string">
            <text:p>06/26/2018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2539" calcext:value-type="float">
            <text:p>0.002539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0.002446" calcext:value-type="float">
            <text:p>0.002446</text:p>
          </table:table-cell>
          <table:table-cell office:value-type="string" calcext:value-type="string">
            <text:p>202.35M</text:p>
          </table:table-cell>
          <table:table-cell table:style-name="ce4" office:value-type="string" calcext:value-type="string">
            <text:p>-3.51%</text:p>
          </table:table-cell>
        </table:table-row>
        <table:table-row table:style-name="ro1">
          <table:table-cell table:style-name="ce4" office:value-type="string" calcext:value-type="string">
            <text:p>06/25/2018</text:p>
          </table:table-cell>
          <table:table-cell office:value-type="float" office:value="0.002539" calcext:value-type="float">
            <text:p>0.002539</text:p>
          </table:table-cell>
          <table:table-cell office:value-type="float" office:value="0.002509" calcext:value-type="float">
            <text:p>0.002509</text:p>
          </table:table-cell>
          <table:table-cell office:value-type="float" office:value="0.002595" calcext:value-type="float">
            <text:p>0.002595</text:p>
          </table:table-cell>
          <table:table-cell office:value-type="float" office:value="0.002479" calcext:value-type="float">
            <text:p>0.002479</text:p>
          </table:table-cell>
          <table:table-cell office:value-type="string" calcext:value-type="string">
            <text:p>203.74M</text:p>
          </table:table-cell>
          <table:table-cell table:style-name="ce4" office:value-type="string" calcext:value-type="string">
            <text:p>1.25%</text:p>
          </table:table-cell>
        </table:table-row>
        <table:table-row table:style-name="ro1">
          <table:table-cell table:style-name="ce4" office:value-type="string" calcext:value-type="string">
            <text:p>06/24/2018</text:p>
          </table:table-cell>
          <table:table-cell office:value-type="float" office:value="0.002508" calcext:value-type="float">
            <text:p>0.002508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0.002311" calcext:value-type="float">
            <text:p>0.002311</text:p>
          </table:table-cell>
          <table:table-cell office:value-type="string" calcext:value-type="string">
            <text:p>215.27M</text:p>
          </table:table-cell>
          <table:table-cell table:style-name="ce4" office:value-type="string" calcext:value-type="string">
            <text:p>-5.50%</text:p>
          </table:table-cell>
        </table:table-row>
        <table:table-row table:style-name="ro1">
          <table:table-cell table:style-name="ce4" office:value-type="string" calcext:value-type="string">
            <text:p>06/23/2018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0.002721" calcext:value-type="float">
            <text:p>0.002721</text:p>
          </table:table-cell>
          <table:table-cell office:value-type="float" office:value="0.002587" calcext:value-type="float">
            <text:p>0.002587</text:p>
          </table:table-cell>
          <table:table-cell office:value-type="string" calcext:value-type="string">
            <text:p>168.58M</text:p>
          </table:table-cell>
          <table:table-cell table:style-name="ce4" office:value-type="string" calcext:value-type="string">
            <text:p>1.83%</text:p>
          </table:table-cell>
        </table:table-row>
        <table:table-row table:style-name="ro1">
          <table:table-cell table:style-name="ce4" office:value-type="string" calcext:value-type="string">
            <text:p>06/22/2018</text:p>
          </table:table-cell>
          <table:table-cell office:value-type="float" office:value="0.002606" calcext:value-type="float">
            <text:p>0.002606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2592" calcext:value-type="float">
            <text:p>0.002592</text:p>
          </table:table-cell>
          <table:table-cell office:value-type="string" calcext:value-type="string">
            <text:p>244.67M</text:p>
          </table:table-cell>
          <table:table-cell table:style-name="ce4" office:value-type="string" calcext:value-type="string">
            <text:p>-12.58%</text:p>
          </table:table-cell>
        </table:table-row>
        <table:table-row table:style-name="ro1">
          <table:table-cell table:style-name="ce4" office:value-type="string" calcext:value-type="string">
            <text:p>06/21/2018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2966" calcext:value-type="float">
            <text:p>0.002966</text:p>
          </table:table-cell>
          <table:table-cell office:value-type="string" calcext:value-type="string">
            <text:p>173.42M</text:p>
          </table:table-cell>
          <table:table-cell table:style-name="ce4" office:value-type="string" calcext:value-type="string">
            <text:p>-0.37%</text:p>
          </table:table-cell>
        </table:table-row>
        <table:table-row table:style-name="ro1">
          <table:table-cell table:style-name="ce4" office:value-type="string" calcext:value-type="string">
            <text:p>06/20/2018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2936" calcext:value-type="float">
            <text:p>0.002936</text:p>
          </table:table-cell>
          <table:table-cell office:value-type="string" calcext:value-type="string">
            <text:p>117.77M</text:p>
          </table:table-cell>
          <table:table-cell table:style-name="ce4" office:value-type="string" calcext:value-type="string">
            <text:p>-0.81%</text:p>
          </table:table-cell>
        </table:table-row>
        <table:table-row table:style-name="ro1">
          <table:table-cell table:style-name="ce4" office:value-type="string" calcext:value-type="string">
            <text:p>06/19/2018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2983" calcext:value-type="float">
            <text:p>0.002983</text:p>
          </table:table-cell>
          <table:table-cell office:value-type="string" calcext:value-type="string">
            <text:p>155.51M</text:p>
          </table:table-cell>
          <table:table-cell table:style-name="ce4" office:value-type="string" calcext:value-type="string">
            <text:p>0.79%</text:p>
          </table:table-cell>
        </table:table-row>
        <table:table-row table:style-name="ro1">
          <table:table-cell table:style-name="ce4" office:value-type="string" calcext:value-type="string">
            <text:p>06/18/2018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2844" calcext:value-type="float">
            <text:p>0.002844</text:p>
          </table:table-cell>
          <table:table-cell office:value-type="string" calcext:value-type="string">
            <text:p>165.58M</text:p>
          </table:table-cell>
          <table:table-cell table:style-name="ce4" office:value-type="string" calcext:value-type="string">
            <text:p>3.69%</text:p>
          </table:table-cell>
        </table:table-row>
        <table:table-row table:style-name="ro1">
          <table:table-cell table:style-name="ce4" office:value-type="string" calcext:value-type="string">
            <text:p>06/17/2018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02849" calcext:value-type="float">
            <text:p>0.002849</text:p>
          </table:table-cell>
          <table:table-cell office:value-type="string" calcext:value-type="string">
            <text:p>151.63M</text:p>
          </table:table-cell>
          <table:table-cell table:style-name="ce4" office:value-type="string" calcext:value-type="string">
            <text:p>-0.70%</text:p>
          </table:table-cell>
        </table:table-row>
        <table:table-row table:style-name="ro1">
          <table:table-cell table:style-name="ce4" office:value-type="string" calcext:value-type="string">
            <text:p>06/16/2018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02843" calcext:value-type="float">
            <text:p>0.002843</text:p>
          </table:table-cell>
          <table:table-cell office:value-type="string" calcext:value-type="string">
            <text:p>174.44M</text:p>
          </table:table-cell>
          <table:table-cell table:style-name="ce4" office:value-type="string" calcext:value-type="string">
            <text:p>1.29%</text:p>
          </table:table-cell>
        </table:table-row>
        <table:table-row table:style-name="ro1">
          <table:table-cell table:style-name="ce4" office:value-type="string" calcext:value-type="string">
            <text:p>06/15/2018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002853" calcext:value-type="float">
            <text:p>0.002853</text:p>
          </table:table-cell>
          <table:table-cell office:value-type="string" calcext:value-type="string">
            <text:p>156.68M</text:p>
          </table:table-cell>
          <table:table-cell table:style-name="ce4" office:value-type="string" calcext:value-type="string">
            <text:p>-3.29%</text:p>
          </table:table-cell>
        </table:table-row>
        <table:table-row table:style-name="ro1">
          <table:table-cell table:style-name="ce4" office:value-type="string" calcext:value-type="string">
            <text:p>06/14/2018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02792" calcext:value-type="float">
            <text:p>0.002792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02758" calcext:value-type="float">
            <text:p>0.002758</text:p>
          </table:table-cell>
          <table:table-cell office:value-type="string" calcext:value-type="string">
            <text:p>183.90M</text:p>
          </table:table-cell>
          <table:table-cell table:style-name="ce4" office:value-type="string" calcext:value-type="string">
            <text:p>6.29%</text:p>
          </table:table-cell>
        </table:table-row>
        <table:table-row table:style-name="ro1">
          <table:table-cell table:style-name="ce4" office:value-type="string" calcext:value-type="string">
            <text:p>06/13/2018</text:p>
          </table:table-cell>
          <table:table-cell office:value-type="float" office:value="0.002792" calcext:value-type="float">
            <text:p>0.002792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2721" calcext:value-type="float">
            <text:p>0.002721</text:p>
          </table:table-cell>
          <table:table-cell office:value-type="string" calcext:value-type="string">
            <text:p>164.75M</text:p>
          </table:table-cell>
          <table:table-cell table:style-name="ce4" office:value-type="string" calcext:value-type="string">
            <text:p>-9.68%</text:p>
          </table:table-cell>
        </table:table-row>
        <table:table-row table:style-name="ro1">
          <table:table-cell table:style-name="ce4" office:value-type="string" calcext:value-type="string">
            <text:p>06/12/2018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3069" calcext:value-type="float">
            <text:p>0.003069</text:p>
          </table:table-cell>
          <table:table-cell office:value-type="string" calcext:value-type="string">
            <text:p>146.34M</text:p>
          </table:table-cell>
          <table:table-cell table:style-name="ce4" office:value-type="string" calcext:value-type="string">
            <text:p>-4.44%</text:p>
          </table:table-cell>
        </table:table-row>
        <table:table-row table:style-name="ro1">
          <table:table-cell table:style-name="ce4" office:value-type="string" calcext:value-type="string">
            <text:p>06/11/2018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261" calcext:value-type="float">
            <text:p>0.003261</text:p>
          </table:table-cell>
          <table:table-cell office:value-type="float" office:value="0.003098" calcext:value-type="float">
            <text:p>0.003098</text:p>
          </table:table-cell>
          <table:table-cell office:value-type="string" calcext:value-type="string">
            <text:p>166.95M</text:p>
          </table:table-cell>
          <table:table-cell table:style-name="ce4" office:value-type="string" calcext:value-type="string">
            <text:p>3.15%</text:p>
          </table:table-cell>
        </table:table-row>
        <table:table-row table:style-name="ro1">
          <table:table-cell table:style-name="ce4" office:value-type="string" calcext:value-type="string">
            <text:p>06/10/2018</text:p>
          </table:table-cell>
          <table:table-cell office:value-type="float" office:value="0.003136" calcext:value-type="float">
            <text:p>0.003136</text:p>
          </table:table-cell>
          <table:table-cell table:number-columns-repeated="2" office:value-type="float" office:value="0.003572" calcext:value-type="float">
            <text:p>0.003572</text:p>
          </table:table-cell>
          <table:table-cell office:value-type="float" office:value="0.003097" calcext:value-type="float">
            <text:p>0.003097</text:p>
          </table:table-cell>
          <table:table-cell office:value-type="string" calcext:value-type="string">
            <text:p>234.12M</text:p>
          </table:table-cell>
          <table:table-cell table:style-name="ce4" office:value-type="string" calcext:value-type="string">
            <text:p>-12.20%</text:p>
          </table:table-cell>
        </table:table-row>
        <table:table-row table:style-name="ro1">
          <table:table-cell table:style-name="ce4" office:value-type="string" calcext:value-type="string">
            <text:p>06/09/2018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571" calcext:value-type="float">
            <text:p>0.003571</text:p>
          </table:table-cell>
          <table:table-cell office:value-type="string" calcext:value-type="string">
            <text:p>133.66M</text:p>
          </table:table-cell>
          <table:table-cell table:style-name="ce4" office:value-type="string" calcext:value-type="string">
            <text:p>-2.50%</text:p>
          </table:table-cell>
        </table:table-row>
        <table:table-row table:style-name="ro1">
          <table:table-cell table:style-name="ce4" office:value-type="string" calcext:value-type="string">
            <text:p>06/08/2018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3617" calcext:value-type="float">
            <text:p>0.003617</text:p>
          </table:table-cell>
          <table:table-cell office:value-type="string" calcext:value-type="string">
            <text:p>141.23M</text:p>
          </table:table-cell>
          <table:table-cell table:style-name="ce4" office:value-type="string" calcext:value-type="string">
            <text:p>-1.35%</text:p>
          </table:table-cell>
        </table:table-row>
        <table:table-row table:style-name="ro1">
          <table:table-cell table:style-name="ce4" office:value-type="string" calcext:value-type="string">
            <text:p>06/07/2018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3701" calcext:value-type="float">
            <text:p>0.003701</text:p>
          </table:table-cell>
          <table:table-cell office:value-type="string" calcext:value-type="string">
            <text:p>154.07M</text:p>
          </table:table-cell>
          <table:table-cell table:style-name="ce4" office:value-type="string" calcext:value-type="string">
            <text:p>-0.36%</text:p>
          </table:table-cell>
        </table:table-row>
        <table:table-row table:style-name="ro1">
          <table:table-cell table:style-name="ce4" office:value-type="string" calcext:value-type="string">
            <text:p>06/06/2018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3623" calcext:value-type="float">
            <text:p>0.003623</text:p>
          </table:table-cell>
          <table:table-cell office:value-type="string" calcext:value-type="string">
            <text:p>206.38M</text:p>
          </table:table-cell>
          <table:table-cell table:style-name="ce4" office:value-type="string" calcext:value-type="string">
            <text:p>2.73%</text:p>
          </table:table-cell>
        </table:table-row>
        <table:table-row table:style-name="ro1">
          <table:table-cell table:style-name="ce4" office:value-type="string" calcext:value-type="string">
            <text:p>06/05/2018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522" calcext:value-type="float">
            <text:p>0.003522</text:p>
          </table:table-cell>
          <table:table-cell office:value-type="string" calcext:value-type="string">
            <text:p>165.14M</text:p>
          </table:table-cell>
          <table:table-cell table:style-name="ce4" office:value-type="string" calcext:value-type="string">
            <text:p>2.45%</text:p>
          </table:table-cell>
        </table:table-row>
        <table:table-row table:style-name="ro1">
          <table:table-cell table:style-name="ce4" office:value-type="string" calcext:value-type="string">
            <text:p>06/04/2018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455" calcext:value-type="float">
            <text:p>0.003455</text:p>
          </table:table-cell>
          <table:table-cell office:value-type="string" calcext:value-type="string">
            <text:p>220.81M</text:p>
          </table:table-cell>
          <table:table-cell table:style-name="ce4" office:value-type="string" calcext:value-type="string">
            <text:p>-4.01%</text:p>
          </table:table-cell>
        </table:table-row>
        <table:table-row table:style-name="ro1">
          <table:table-cell table:style-name="ce4" office:value-type="string" calcext:value-type="string">
            <text:p>06/03/2018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55" calcext:value-type="float">
            <text:p>0.00355</text:p>
          </table:table-cell>
          <table:table-cell office:value-type="string" calcext:value-type="string">
            <text:p>297.80M</text:p>
          </table:table-cell>
          <table:table-cell table:style-name="ce4" office:value-type="string" calcext:value-type="string">
            <text:p>2.97%</text:p>
          </table:table-cell>
        </table:table-row>
        <table:table-row table:style-name="ro1">
          <table:table-cell table:style-name="ce4" office:value-type="string" calcext:value-type="string">
            <text:p>06/02/2018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412" calcext:value-type="float">
            <text:p>0.003412</text:p>
          </table:table-cell>
          <table:table-cell office:value-type="string" calcext:value-type="string">
            <text:p>207.56M</text:p>
          </table:table-cell>
          <table:table-cell table:style-name="ce4" office:value-type="string" calcext:value-type="string">
            <text:p>4.14%</text:p>
          </table:table-cell>
        </table:table-row>
        <table:table-row table:style-name="ro1">
          <table:table-cell table:style-name="ce4" office:value-type="string" calcext:value-type="string">
            <text:p>06/01/2018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197.28M</text:p>
          </table:table-cell>
          <table:table-cell table:style-name="ce4" office:value-type="string" calcext:value-type="string">
            <text:p>0.25%</text:p>
          </table:table-cell>
        </table:table-row>
        <table:table-row table:style-name="ro1">
          <table:table-cell table:style-name="ce4" office:value-type="string" calcext:value-type="string">
            <text:p>05/31/2018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366" calcext:value-type="float">
            <text:p>0.003366</text:p>
          </table:table-cell>
          <table:table-cell office:value-type="string" calcext:value-type="string">
            <text:p>162.13M</text:p>
          </table:table-cell>
          <table:table-cell table:style-name="ce4" office:value-type="string" calcext:value-type="string">
            <text:p>1.07%</text:p>
          </table:table-cell>
        </table:table-row>
        <table:table-row table:style-name="ro1">
          <table:table-cell table:style-name="ce4" office:value-type="string" calcext:value-type="string">
            <text:p>05/30/2018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2447" calcext:value-type="float">
            <text:p>0.002447</text:p>
          </table:table-cell>
          <table:table-cell office:value-type="string" calcext:value-type="string">
            <text:p>122.08M</text:p>
          </table:table-cell>
          <table:table-cell table:style-name="ce4" office:value-type="string" calcext:value-type="string">
            <text:p>-1.88%</text:p>
          </table:table-cell>
        </table:table-row>
        <table:table-row table:style-name="ro1">
          <table:table-cell table:style-name="ce4" office:value-type="string" calcext:value-type="string">
            <text:p>05/29/2018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169" calcext:value-type="float">
            <text:p>0.003169</text:p>
          </table:table-cell>
          <table:table-cell office:value-type="string" calcext:value-type="string">
            <text:p>235.11M</text:p>
          </table:table-cell>
          <table:table-cell table:style-name="ce4" office:value-type="string" calcext:value-type="string">
            <text:p>7.50%</text:p>
          </table:table-cell>
        </table:table-row>
        <table:table-row table:style-name="ro1">
          <table:table-cell table:style-name="ce4" office:value-type="string" calcext:value-type="string">
            <text:p>05/28/2018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3198" calcext:value-type="float">
            <text:p>0.003198</text:p>
          </table:table-cell>
          <table:table-cell office:value-type="string" calcext:value-type="string">
            <text:p>205.92M</text:p>
          </table:table-cell>
          <table:table-cell table:style-name="ce4" office:value-type="string" calcext:value-type="string">
            <text:p>-5.59%</text:p>
          </table:table-cell>
        </table:table-row>
        <table:table-row table:style-name="ro1">
          <table:table-cell table:style-name="ce4" office:value-type="string" calcext:value-type="string">
            <text:p>05/27/2018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38" calcext:value-type="float">
            <text:p>0.00338</text:p>
          </table:table-cell>
          <table:table-cell office:value-type="string" calcext:value-type="string">
            <text:p>171.79M</text:p>
          </table:table-cell>
          <table:table-cell table:style-name="ce4" office:value-type="string" calcext:value-type="string">
            <text:p>-1.73%</text:p>
          </table:table-cell>
        </table:table-row>
        <table:table-row table:style-name="ro1">
          <table:table-cell table:style-name="ce4" office:value-type="string" calcext:value-type="string">
            <text:p>05/26/2018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451" calcext:value-type="float">
            <text:p>0.003451</text:p>
          </table:table-cell>
          <table:table-cell office:value-type="string" calcext:value-type="string">
            <text:p>173.97M</text:p>
          </table:table-cell>
          <table:table-cell table:style-name="ce4" office:value-type="string" calcext:value-type="string">
            <text:p>-0.88%</text:p>
          </table:table-cell>
        </table:table-row>
        <table:table-row table:style-name="ro1">
          <table:table-cell table:style-name="ce4" office:value-type="string" calcext:value-type="string">
            <text:p>05/25/201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475" calcext:value-type="float">
            <text:p>0.003475</text:p>
          </table:table-cell>
          <table:table-cell office:value-type="string" calcext:value-type="string">
            <text:p>207.72M</text:p>
          </table:table-cell>
          <table:table-cell table:style-name="ce4" office:value-type="string" calcext:value-type="string">
            <text:p>-1.89%</text:p>
          </table:table-cell>
        </table:table-row>
        <table:table-row table:style-name="ro1">
          <table:table-cell table:style-name="ce4" office:value-type="string" calcext:value-type="string">
            <text:p>05/24/2018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306" calcext:value-type="float">
            <text:p>0.003306</text:p>
          </table:table-cell>
          <table:table-cell office:value-type="string" calcext:value-type="string">
            <text:p>248.36M</text:p>
          </table:table-cell>
          <table:table-cell table:style-name="ce4" office:value-type="string" calcext:value-type="string">
            <text:p>3.81%</text:p>
          </table:table-cell>
        </table:table-row>
        <table:table-row table:style-name="ro1">
          <table:table-cell table:style-name="ce4" office:value-type="string" calcext:value-type="string">
            <text:p>05/23/2018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253.06M</text:p>
          </table:table-cell>
          <table:table-cell table:style-name="ce4" office:value-type="string" calcext:value-type="string">
            <text:p>-11.29%</text:p>
          </table:table-cell>
        </table:table-row>
        <table:table-row table:style-name="ro1">
          <table:table-cell table:style-name="ce4" office:value-type="string" calcext:value-type="string">
            <text:p>05/22/2018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.003856" calcext:value-type="float">
            <text:p>0.003856</text:p>
          </table:table-cell>
          <table:table-cell office:value-type="string" calcext:value-type="string">
            <text:p>195.92M</text:p>
          </table:table-cell>
          <table:table-cell table:style-name="ce4" office:value-type="string" calcext:value-type="string">
            <text:p>-8.13%</text:p>
          </table:table-cell>
        </table:table-row>
        <table:table-row table:style-name="ro1">
          <table:table-cell table:style-name="ce4" office:value-type="string" calcext:value-type="string">
            <text:p>05/21/2018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4369" calcext:value-type="float">
            <text:p>0.004369</text:p>
          </table:table-cell>
          <table:table-cell office:value-type="float" office:value="0.004215" calcext:value-type="float">
            <text:p>0.004215</text:p>
          </table:table-cell>
          <table:table-cell office:value-type="string" calcext:value-type="string">
            <text:p>183.54M</text:p>
          </table:table-cell>
          <table:table-cell table:style-name="ce4" office:value-type="string" calcext:value-type="string">
            <text:p>-3.25%</text:p>
          </table:table-cell>
        </table:table-row>
        <table:table-row table:style-name="ro1">
          <table:table-cell table:style-name="ce4" office:value-type="string" calcext:value-type="string">
            <text:p>05/20/2018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.004196" calcext:value-type="float">
            <text:p>0.004196</text:p>
          </table:table-cell>
          <table:table-cell office:value-type="string" calcext:value-type="string">
            <text:p>186.20M</text:p>
          </table:table-cell>
          <table:table-cell table:style-name="ce4" office:value-type="string" calcext:value-type="string">
            <text:p>2.96%</text:p>
          </table:table-cell>
        </table:table-row>
        <table:table-row table:style-name="ro1">
          <table:table-cell table:style-name="ce4" office:value-type="string" calcext:value-type="string">
            <text:p>05/19/2018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4242" calcext:value-type="float">
            <text:p>0.004242</text:p>
          </table:table-cell>
          <table:table-cell office:value-type="float" office:value="0.004302" calcext:value-type="float">
            <text:p>0.004302</text:p>
          </table:table-cell>
          <table:table-cell office:value-type="float" office:value="0.00418" calcext:value-type="float">
            <text:p>0.00418</text:p>
          </table:table-cell>
          <table:table-cell office:value-type="string" calcext:value-type="string">
            <text:p>145.74M</text:p>
          </table:table-cell>
          <table:table-cell table:style-name="ce4" office:value-type="string" calcext:value-type="string">
            <text:p>-0.20%</text:p>
          </table:table-cell>
        </table:table-row>
        <table:table-row table:style-name="ro1">
          <table:table-cell table:style-name="ce4" office:value-type="string" calcext:value-type="string">
            <text:p>05/18/2018</text:p>
          </table:table-cell>
          <table:table-cell office:value-type="float" office:value="0.004242" calcext:value-type="float">
            <text:p>0.004242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004074" calcext:value-type="float">
            <text:p>0.004074</text:p>
          </table:table-cell>
          <table:table-cell office:value-type="string" calcext:value-type="string">
            <text:p>154.14M</text:p>
          </table:table-cell>
          <table:table-cell table:style-name="ce4" office:value-type="string" calcext:value-type="string">
            <text:p>1.26%</text:p>
          </table:table-cell>
        </table:table-row>
        <table:table-row table:style-name="ro1">
          <table:table-cell table:style-name="ce4" office:value-type="string" calcext:value-type="string">
            <text:p>05/17/2018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0.004376" calcext:value-type="float">
            <text:p>0.004376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04187" calcext:value-type="float">
            <text:p>0.004187</text:p>
          </table:table-cell>
          <table:table-cell office:value-type="string" calcext:value-type="string">
            <text:p>162.58M</text:p>
          </table:table-cell>
          <table:table-cell table:style-name="ce4" office:value-type="string" calcext:value-type="string">
            <text:p>-4.32%</text:p>
          </table:table-cell>
        </table:table-row>
        <table:table-row table:style-name="ro1">
          <table:table-cell table:style-name="ce4" office:value-type="string" calcext:value-type="string">
            <text:p>05/16/2018</text:p>
          </table:table-cell>
          <table:table-cell office:value-type="float" office:value="0.004378" calcext:value-type="float">
            <text:p>0.004378</text:p>
          </table:table-cell>
          <table:table-cell office:value-type="float" office:value="0.004529" calcext:value-type="float">
            <text:p>0.004529</text:p>
          </table:table-cell>
          <table:table-cell office:value-type="float" office:value="0.004535" calcext:value-type="float">
            <text:p>0.004535</text:p>
          </table:table-cell>
          <table:table-cell office:value-type="float" office:value="0.004283" calcext:value-type="float">
            <text:p>0.004283</text:p>
          </table:table-cell>
          <table:table-cell office:value-type="string" calcext:value-type="string">
            <text:p>156.98M</text:p>
          </table:table-cell>
          <table:table-cell table:style-name="ce4" office:value-type="string" calcext:value-type="string">
            <text:p>-3.40%</text:p>
          </table:table-cell>
        </table:table-row>
        <table:table-row table:style-name="ro1">
          <table:table-cell table:style-name="ce4" office:value-type="string" calcext:value-type="string">
            <text:p>05/15/2018</text:p>
          </table:table-cell>
          <table:table-cell office:value-type="float" office:value="0.004532" calcext:value-type="float">
            <text:p>0.004532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0.004746" calcext:value-type="float">
            <text:p>0.004746</text:p>
          </table:table-cell>
          <table:table-cell office:value-type="float" office:value="0.004429" calcext:value-type="float">
            <text:p>0.004429</text:p>
          </table:table-cell>
          <table:table-cell office:value-type="string" calcext:value-type="string">
            <text:p>204.50M</text:p>
          </table:table-cell>
          <table:table-cell table:style-name="ce4" office:value-type="string" calcext:value-type="string">
            <text:p>1.89%</text:p>
          </table:table-cell>
        </table:table-row>
        <table:table-row table:style-name="ro1">
          <table:table-cell table:style-name="ce4" office:value-type="string" calcext:value-type="string">
            <text:p>05/14/2018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0.004569" calcext:value-type="float">
            <text:p>0.004569</text:p>
          </table:table-cell>
          <table:table-cell office:value-type="float" office:value="0.004259" calcext:value-type="float">
            <text:p>0.004259</text:p>
          </table:table-cell>
          <table:table-cell office:value-type="string" calcext:value-type="string">
            <text:p>153.25M</text:p>
          </table:table-cell>
          <table:table-cell table:style-name="ce4" office:value-type="string" calcext:value-type="string">
            <text:p>-0.55%</text:p>
          </table:table-cell>
        </table:table-row>
        <table:table-row table:style-name="ro1">
          <table:table-cell table:style-name="ce4" office:value-type="string" calcext:value-type="string">
            <text:p>05/13/2018</text:p>
          </table:table-cell>
          <table:table-cell office:value-type="float" office:value="0.004472" calcext:value-type="float">
            <text:p>0.004472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.004569" calcext:value-type="float">
            <text:p>0.004569</text:p>
          </table:table-cell>
          <table:table-cell office:value-type="float" office:value="0.004219" calcext:value-type="float">
            <text:p>0.004219</text:p>
          </table:table-cell>
          <table:table-cell office:value-type="string" calcext:value-type="string">
            <text:p>162.50M</text:p>
          </table:table-cell>
          <table:table-cell table:style-name="ce4" office:value-type="string" calcext:value-type="string">
            <text:p>4.64%</text:p>
          </table:table-cell>
        </table:table-row>
        <table:table-row table:style-name="ro1">
          <table:table-cell table:style-name="ce4" office:value-type="string" calcext:value-type="string">
            <text:p>05/12/2018</text:p>
          </table:table-cell>
          <table:table-cell office:value-type="float" office:value="0.004274" calcext:value-type="float">
            <text:p>0.004274</text:p>
          </table:table-cell>
          <table:table-cell office:value-type="float" office:value="0.004247" calcext:value-type="float">
            <text:p>0.004247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0.004022" calcext:value-type="float">
            <text:p>0.004022</text:p>
          </table:table-cell>
          <table:table-cell office:value-type="string" calcext:value-type="string">
            <text:p>213.03M</text:p>
          </table:table-cell>
          <table:table-cell table:style-name="ce4" office:value-type="string" calcext:value-type="string">
            <text:p>0.63%</text:p>
          </table:table-cell>
        </table:table-row>
        <table:table-row table:style-name="ro1">
          <table:table-cell table:style-name="ce4" office:value-type="string" calcext:value-type="string">
            <text:p>05/11/2018</text:p>
          </table:table-cell>
          <table:table-cell office:value-type="float" office:value="0.004247" calcext:value-type="float">
            <text:p>0.004247</text:p>
          </table:table-cell>
          <table:table-cell office:value-type="float" office:value="0.004791" calcext:value-type="float">
            <text:p>0.004791</text:p>
          </table:table-cell>
          <table:table-cell office:value-type="float" office:value="0.004793" calcext:value-type="float">
            <text:p>0.004793</text:p>
          </table:table-cell>
          <table:table-cell office:value-type="float" office:value="0.004152" calcext:value-type="float">
            <text:p>0.004152</text:p>
          </table:table-cell>
          <table:table-cell office:value-type="string" calcext:value-type="string">
            <text:p>240.56M</text:p>
          </table:table-cell>
          <table:table-cell table:style-name="ce4" office:value-type="string" calcext:value-type="string">
            <text:p>-11.35%</text:p>
          </table:table-cell>
        </table:table-row>
        <table:table-row table:style-name="ro1">
          <table:table-cell table:style-name="ce4" office:value-type="string" calcext:value-type="string">
            <text:p>05/10/2018</text:p>
          </table:table-cell>
          <table:table-cell office:value-type="float" office:value="0.004791" calcext:value-type="float">
            <text:p>0.004791</text:p>
          </table:table-cell>
          <table:table-cell office:value-type="float" office:value="0.005023" calcext:value-type="float">
            <text:p>0.005023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004791" calcext:value-type="float">
            <text:p>0.004791</text:p>
          </table:table-cell>
          <table:table-cell office:value-type="string" calcext:value-type="string">
            <text:p>161.14M</text:p>
          </table:table-cell>
          <table:table-cell table:style-name="ce4" office:value-type="string" calcext:value-type="string">
            <text:p>-4.62%</text:p>
          </table:table-cell>
        </table:table-row>
        <table:table-row table:style-name="ro1">
          <table:table-cell table:style-name="ce4" office:value-type="string" calcext:value-type="string">
            <text:p>05/09/2018</text:p>
          </table:table-cell>
          <table:table-cell office:value-type="float" office:value="0.005023" calcext:value-type="float">
            <text:p>0.005023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.004938" calcext:value-type="float">
            <text:p>0.004938</text:p>
          </table:table-cell>
          <table:table-cell office:value-type="string" calcext:value-type="string">
            <text:p>205.85M</text:p>
          </table:table-cell>
          <table:table-cell table:style-name="ce4" office:value-type="string" calcext:value-type="string">
            <text:p>-4.41%</text:p>
          </table:table-cell>
        </table:table-row>
        <table:table-row table:style-name="ro1">
          <table:table-cell table:style-name="ce4" office:value-type="string" calcext:value-type="string">
            <text:p>05/08/2018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0.004932" calcext:value-type="float">
            <text:p>0.004932</text:p>
          </table:table-cell>
          <table:table-cell office:value-type="string" calcext:value-type="string">
            <text:p>290.42M</text:p>
          </table:table-cell>
          <table:table-cell table:style-name="ce4" office:value-type="string" calcext:value-type="string">
            <text:p>5.65%</text:p>
          </table:table-cell>
        </table:table-row>
        <table:table-row table:style-name="ro1">
          <table:table-cell table:style-name="ce4" office:value-type="string" calcext:value-type="string">
            <text:p>05/07/2018</text:p>
          </table:table-cell>
          <table:table-cell office:value-type="float" office:value="0.004974" calcext:value-type="float">
            <text:p>0.004974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4662" calcext:value-type="float">
            <text:p>0.004662</text:p>
          </table:table-cell>
          <table:table-cell office:value-type="string" calcext:value-type="string">
            <text:p>275.80M</text:p>
          </table:table-cell>
          <table:table-cell table:style-name="ce4" office:value-type="string" calcext:value-type="string">
            <text:p>0.71%</text:p>
          </table:table-cell>
        </table:table-row>
        <table:table-row table:style-name="ro1">
          <table:table-cell table:style-name="ce4" office:value-type="string" calcext:value-type="string">
            <text:p>05/06/2018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.005241" calcext:value-type="float">
            <text:p>0.005241</text:p>
          </table:table-cell>
          <table:table-cell office:value-type="float" office:value="0.004846" calcext:value-type="float">
            <text:p>0.004846</text:p>
          </table:table-cell>
          <table:table-cell office:value-type="string" calcext:value-type="string">
            <text:p>291.92M</text:p>
          </table:table-cell>
          <table:table-cell table:style-name="ce4" office:value-type="string" calcext:value-type="string">
            <text:p>-5.59%</text:p>
          </table:table-cell>
        </table:table-row>
        <table:table-row table:style-name="ro1">
          <table:table-cell table:style-name="ce4" office:value-type="string" calcext:value-type="string">
            <text:p>05/05/2018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005136" calcext:value-type="float">
            <text:p>0.005136</text:p>
          </table:table-cell>
          <table:table-cell office:value-type="string" calcext:value-type="string">
            <text:p>277.99M</text:p>
          </table:table-cell>
          <table:table-cell table:style-name="ce4" office:value-type="string" calcext:value-type="string">
            <text:p>-0.32%</text:p>
          </table:table-cell>
        </table:table-row>
        <table:table-row table:style-name="ro1">
          <table:table-cell table:style-name="ce4" office:value-type="string" calcext:value-type="string">
            <text:p>05/04/2018</text:p>
          </table:table-cell>
          <table:table-cell office:value-type="float" office:value="0.005248" calcext:value-type="float">
            <text:p>0.005248</text:p>
          </table:table-cell>
          <table:table-cell table:number-columns-repeated="2" office:value-type="float" office:value="0.005489" calcext:value-type="float">
            <text:p>0.005489</text:p>
          </table:table-cell>
          <table:table-cell office:value-type="float" office:value="0.005201" calcext:value-type="float">
            <text:p>0.005201</text:p>
          </table:table-cell>
          <table:table-cell office:value-type="string" calcext:value-type="string">
            <text:p>272.80M</text:p>
          </table:table-cell>
          <table:table-cell table:style-name="ce4" office:value-type="string" calcext:value-type="string">
            <text:p>-4.38%</text:p>
          </table:table-cell>
        </table:table-row>
        <table:table-row table:style-name="ro1">
          <table:table-cell table:style-name="ce4" office:value-type="string" calcext:value-type="string">
            <text:p>05/03/2018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5332" calcext:value-type="float">
            <text:p>0.005332</text:p>
          </table:table-cell>
          <table:table-cell office:value-type="float" office:value="0.005545" calcext:value-type="float">
            <text:p>0.005545</text:p>
          </table:table-cell>
          <table:table-cell office:value-type="float" office:value="0.005274" calcext:value-type="float">
            <text:p>0.005274</text:p>
          </table:table-cell>
          <table:table-cell office:value-type="string" calcext:value-type="string">
            <text:p>355.68M</text:p>
          </table:table-cell>
          <table:table-cell table:style-name="ce4" office:value-type="string" calcext:value-type="string">
            <text:p>2.96%</text:p>
          </table:table-cell>
        </table:table-row>
        <table:table-row table:style-name="ro1">
          <table:table-cell table:style-name="ce4" office:value-type="string" calcext:value-type="string">
            <text:p>05/02/2018</text:p>
          </table:table-cell>
          <table:table-cell office:value-type="float" office:value="0.005331" calcext:value-type="float">
            <text:p>0.005331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0.005345" calcext:value-type="float">
            <text:p>0.005345</text:p>
          </table:table-cell>
          <table:table-cell office:value-type="float" office:value="0.005097" calcext:value-type="float">
            <text:p>0.005097</text:p>
          </table:table-cell>
          <table:table-cell office:value-type="string" calcext:value-type="string">
            <text:p>319.46M</text:p>
          </table:table-cell>
          <table:table-cell table:style-name="ce4" office:value-type="string" calcext:value-type="string">
            <text:p>4.20%</text:p>
          </table:table-cell>
        </table:table-row>
        <table:table-row table:style-name="ro1">
          <table:table-cell table:style-name="ce4" office:value-type="string" calcext:value-type="string">
            <text:p>05/01/2018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0.004982" calcext:value-type="float">
            <text:p>0.004982</text:p>
          </table:table-cell>
          <table:table-cell office:value-type="string" calcext:value-type="string">
            <text:p>270.39M</text:p>
          </table:table-cell>
          <table:table-cell table:style-name="ce4" office:value-type="string" calcext:value-type="string">
            <text:p>-2.22%</text:p>
          </table:table-cell>
        </table:table-row>
        <table:table-row table:style-name="ro1">
          <table:table-cell table:style-name="ce4" office:value-type="string" calcext:value-type="string">
            <text:p>04/30/2018</text:p>
          </table:table-cell>
          <table:table-cell office:value-type="float" office:value="0.005232" calcext:value-type="float">
            <text:p>0.005232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5182" calcext:value-type="float">
            <text:p>0.005182</text:p>
          </table:table-cell>
          <table:table-cell office:value-type="string" calcext:value-type="string">
            <text:p>341.18M</text:p>
          </table:table-cell>
          <table:table-cell table:style-name="ce4" office:value-type="string" calcext:value-type="string">
            <text:p>-4.03%</text:p>
          </table:table-cell>
        </table:table-row>
        <table:table-row table:style-name="ro1">
          <table:table-cell table:style-name="ce4" office:value-type="string" calcext:value-type="string">
            <text:p>04/29/2018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5589" calcext:value-type="float">
            <text:p>0.005589</text:p>
          </table:table-cell>
          <table:table-cell office:value-type="float" office:value="0.005205" calcext:value-type="float">
            <text:p>0.005205</text:p>
          </table:table-cell>
          <table:table-cell office:value-type="string" calcext:value-type="string">
            <text:p>494.33M</text:p>
          </table:table-cell>
          <table:table-cell table:style-name="ce4" office:value-type="string" calcext:value-type="string">
            <text:p>-1.01%</text:p>
          </table:table-cell>
        </table:table-row>
        <table:table-row table:style-name="ro1">
          <table:table-cell table:style-name="ce4" office:value-type="string" calcext:value-type="string">
            <text:p>04/28/2018</text:p>
          </table:table-cell>
          <table:table-cell office:value-type="float" office:value="0.005507" calcext:value-type="float">
            <text:p>0.005507</text:p>
          </table:table-cell>
          <table:table-cell office:value-type="float" office:value="0.005379" calcext:value-type="float">
            <text:p>0.005379</text:p>
          </table:table-cell>
          <table:table-cell office:value-type="float" office:value="0.005621" calcext:value-type="float">
            <text:p>0.005621</text:p>
          </table:table-cell>
          <table:table-cell office:value-type="float" office:value="0.005362" calcext:value-type="float">
            <text:p>0.005362</text:p>
          </table:table-cell>
          <table:table-cell office:value-type="string" calcext:value-type="string">
            <text:p>384.05M</text:p>
          </table:table-cell>
          <table:table-cell table:style-name="ce4" office:value-type="string" calcext:value-type="string">
            <text:p>2.39%</text:p>
          </table:table-cell>
        </table:table-row>
        <table:table-row table:style-name="ro1">
          <table:table-cell table:style-name="ce4" office:value-type="string" calcext:value-type="string">
            <text:p>04/27/2018</text:p>
          </table:table-cell>
          <table:table-cell office:value-type="float" office:value="0.005379" calcext:value-type="float">
            <text:p>0.005379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005811" calcext:value-type="float">
            <text:p>0.005811</text:p>
          </table:table-cell>
          <table:table-cell office:value-type="float" office:value="0.005363" calcext:value-type="float">
            <text:p>0.005363</text:p>
          </table:table-cell>
          <table:table-cell office:value-type="string" calcext:value-type="string">
            <text:p>447.90M</text:p>
          </table:table-cell>
          <table:table-cell table:style-name="ce4" office:value-type="string" calcext:value-type="string">
            <text:p>-2.63%</text:p>
          </table:table-cell>
        </table:table-row>
        <table:table-row table:style-name="ro1">
          <table:table-cell table:style-name="ce4" office:value-type="string" calcext:value-type="string">
            <text:p>04/26/2018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5556" calcext:value-type="float">
            <text:p>0.005556</text:p>
          </table:table-cell>
          <table:table-cell office:value-type="float" office:value="0.004974" calcext:value-type="float">
            <text:p>0.004974</text:p>
          </table:table-cell>
          <table:table-cell office:value-type="string" calcext:value-type="string">
            <text:p>498.83M</text:p>
          </table:table-cell>
          <table:table-cell table:style-name="ce4" office:value-type="string" calcext:value-type="string">
            <text:p>8.95%</text:p>
          </table:table-cell>
        </table:table-row>
        <table:table-row table:style-name="ro1">
          <table:table-cell table:style-name="ce4" office:value-type="string" calcext:value-type="string">
            <text:p>04/25/2018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5761" calcext:value-type="float">
            <text:p>0.005761</text:p>
          </table:table-cell>
          <table:table-cell office:value-type="float" office:value="0.005766" calcext:value-type="float">
            <text:p>0.005766</text:p>
          </table:table-cell>
          <table:table-cell office:value-type="float" office:value="0.004942" calcext:value-type="float">
            <text:p>0.004942</text:p>
          </table:table-cell>
          <table:table-cell office:value-type="string" calcext:value-type="string">
            <text:p>573.17M</text:p>
          </table:table-cell>
          <table:table-cell table:style-name="ce4" office:value-type="string" calcext:value-type="string">
            <text:p>-12.08%</text:p>
          </table:table-cell>
        </table:table-row>
        <table:table-row table:style-name="ro1">
          <table:table-cell table:style-name="ce4" office:value-type="string" calcext:value-type="string">
            <text:p>04/24/2018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005581" calcext:value-type="float">
            <text:p>0.005581</text:p>
          </table:table-cell>
          <table:table-cell office:value-type="string" calcext:value-type="string">
            <text:p>464.73M</text:p>
          </table:table-cell>
          <table:table-cell table:style-name="ce4" office:value-type="string" calcext:value-type="string">
            <text:p>2.90%</text:p>
          </table:table-cell>
        </table:table-row>
        <table:table-row table:style-name="ro1">
          <table:table-cell table:style-name="ce4" office:value-type="string" calcext:value-type="string">
            <text:p>04/23/2018</text:p>
          </table:table-cell>
          <table:table-cell office:value-type="float" office:value="0.005604" calcext:value-type="float">
            <text:p>0.005604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5424" calcext:value-type="float">
            <text:p>0.005424</text:p>
          </table:table-cell>
          <table:table-cell office:value-type="string" calcext:value-type="string">
            <text:p>352.08M</text:p>
          </table:table-cell>
          <table:table-cell table:style-name="ce4" office:value-type="string" calcext:value-type="string">
            <text:p>1.46%</text:p>
          </table:table-cell>
        </table:table-row>
        <table:table-row table:style-name="ro1">
          <table:table-cell table:style-name="ce4" office:value-type="string" calcext:value-type="string">
            <text:p>04/22/2018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.005381" calcext:value-type="float">
            <text:p>0.005381</text:p>
          </table:table-cell>
          <table:table-cell office:value-type="float" office:value="0.005956" calcext:value-type="float">
            <text:p>0.005956</text:p>
          </table:table-cell>
          <table:table-cell office:value-type="float" office:value="0.005268" calcext:value-type="float">
            <text:p>0.005268</text:p>
          </table:table-cell>
          <table:table-cell office:value-type="string" calcext:value-type="string">
            <text:p>631.36M</text:p>
          </table:table-cell>
          <table:table-cell table:style-name="ce4" office:value-type="string" calcext:value-type="string">
            <text:p>2.65%</text:p>
          </table:table-cell>
        </table:table-row>
        <table:table-row table:style-name="ro1">
          <table:table-cell table:style-name="ce4" office:value-type="string" calcext:value-type="string">
            <text:p>04/21/2018</text:p>
          </table:table-cell>
          <table:table-cell office:value-type="float" office:value="0.005381" calcext:value-type="float">
            <text:p>0.005381</text:p>
          </table:table-cell>
          <table:table-cell office:value-type="float" office:value="0.005906" calcext:value-type="float">
            <text:p>0.005906</text:p>
          </table:table-cell>
          <table:table-cell office:value-type="float" office:value="0.005908" calcext:value-type="float">
            <text:p>0.005908</text:p>
          </table:table-cell>
          <table:table-cell office:value-type="float" office:value="0.00507" calcext:value-type="float">
            <text:p>0.00507</text:p>
          </table:table-cell>
          <table:table-cell office:value-type="string" calcext:value-type="string">
            <text:p>807.39M</text:p>
          </table:table-cell>
          <table:table-cell table:style-name="ce4" office:value-type="string" calcext:value-type="string">
            <text:p>-8.89%</text:p>
          </table:table-cell>
        </table:table-row>
        <table:table-row table:style-name="ro1">
          <table:table-cell table:style-name="ce4" office:value-type="string" calcext:value-type="string">
            <text:p>04/20/2018</text:p>
          </table:table-cell>
          <table:table-cell office:value-type="float" office:value="0.005906" calcext:value-type="float">
            <text:p>0.005906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572" calcext:value-type="float">
            <text:p>0.00572</text:p>
          </table:table-cell>
          <table:table-cell office:value-type="string" calcext:value-type="string">
            <text:p>656.82M</text:p>
          </table:table-cell>
          <table:table-cell table:style-name="ce4" office:value-type="string" calcext:value-type="string">
            <text:p>-1.05%</text:p>
          </table:table-cell>
        </table:table-row>
        <table:table-row table:style-name="ro1">
          <table:table-cell table:style-name="ce4" office:value-type="string" calcext:value-type="string">
            <text:p>04/19/2018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05442" calcext:value-type="float">
            <text:p>0.005442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0.005343" calcext:value-type="float">
            <text:p>0.005343</text:p>
          </table:table-cell>
          <table:table-cell office:value-type="string" calcext:value-type="string">
            <text:p>583.30M</text:p>
          </table:table-cell>
          <table:table-cell table:style-name="ce4" office:value-type="string" calcext:value-type="string">
            <text:p>9.68%</text:p>
          </table:table-cell>
        </table:table-row>
        <table:table-row table:style-name="ro1">
          <table:table-cell table:style-name="ce4" office:value-type="string" calcext:value-type="string">
            <text:p>04/18/2018</text:p>
          </table:table-cell>
          <table:table-cell office:value-type="float" office:value="0.005442" calcext:value-type="float">
            <text:p>0.005442</text:p>
          </table:table-cell>
          <table:table-cell office:value-type="float" office:value="0.004705" calcext:value-type="float">
            <text:p>0.004705</text:p>
          </table:table-cell>
          <table:table-cell office:value-type="float" office:value="0.005531" calcext:value-type="float">
            <text:p>0.005531</text:p>
          </table:table-cell>
          <table:table-cell office:value-type="float" office:value="0.004705" calcext:value-type="float">
            <text:p>0.004705</text:p>
          </table:table-cell>
          <table:table-cell office:value-type="string" calcext:value-type="string">
            <text:p>460.89M</text:p>
          </table:table-cell>
          <table:table-cell table:style-name="ce4" office:value-type="string" calcext:value-type="string">
            <text:p>15.67%</text:p>
          </table:table-cell>
        </table:table-row>
        <table:table-row table:style-name="ro1">
          <table:table-cell table:style-name="ce4" office:value-type="string" calcext:value-type="string">
            <text:p>04/17/2018</text:p>
          </table:table-cell>
          <table:table-cell office:value-type="float" office:value="0.004705" calcext:value-type="float">
            <text:p>0.004705</text:p>
          </table:table-cell>
          <table:table-cell office:value-type="float" office:value="0.004561" calcext:value-type="float">
            <text:p>0.004561</text:p>
          </table:table-cell>
          <table:table-cell office:value-type="float" office:value="0.004975" calcext:value-type="float">
            <text:p>0.004975</text:p>
          </table:table-cell>
          <table:table-cell office:value-type="float" office:value="0.004551" calcext:value-type="float">
            <text:p>0.004551</text:p>
          </table:table-cell>
          <table:table-cell office:value-type="string" calcext:value-type="string">
            <text:p>407.27M</text:p>
          </table:table-cell>
          <table:table-cell table:style-name="ce4" office:value-type="string" calcext:value-type="string">
            <text:p>3.14%</text:p>
          </table:table-cell>
        </table:table-row>
        <table:table-row table:style-name="ro1">
          <table:table-cell table:style-name="ce4" office:value-type="string" calcext:value-type="string">
            <text:p>04/16/2018</text:p>
          </table:table-cell>
          <table:table-cell office:value-type="float" office:value="0.004561" calcext:value-type="float">
            <text:p>0.004561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0.005063" calcext:value-type="float">
            <text:p>0.005063</text:p>
          </table:table-cell>
          <table:table-cell office:value-type="float" office:value="0.004345" calcext:value-type="float">
            <text:p>0.004345</text:p>
          </table:table-cell>
          <table:table-cell office:value-type="string" calcext:value-type="string">
            <text:p>803.30M</text:p>
          </table:table-cell>
          <table:table-cell table:style-name="ce4" office:value-type="string" calcext:value-type="string">
            <text:p>-1.57%</text:p>
          </table:table-cell>
        </table:table-row>
        <table:table-row table:style-name="ro1">
          <table:table-cell table:style-name="ce4" office:value-type="string" calcext:value-type="string">
            <text:p>04/15/2018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0.004153" calcext:value-type="float">
            <text:p>0.004153</text:p>
          </table:table-cell>
          <table:table-cell office:value-type="float" office:value="0.004674" calcext:value-type="float">
            <text:p>0.004674</text:p>
          </table:table-cell>
          <table:table-cell office:value-type="float" office:value="0.00415" calcext:value-type="float">
            <text:p>0.00415</text:p>
          </table:table-cell>
          <table:table-cell office:value-type="string" calcext:value-type="string">
            <text:p>501.77M</text:p>
          </table:table-cell>
          <table:table-cell table:style-name="ce4" office:value-type="string" calcext:value-type="string">
            <text:p>11.59%</text:p>
          </table:table-cell>
        </table:table-row>
        <table:table-row table:style-name="ro1">
          <table:table-cell table:style-name="ce4" office:value-type="string" calcext:value-type="string">
            <text:p>04/14/2018</text:p>
          </table:table-cell>
          <table:table-cell office:value-type="float" office:value="0.004153" calcext:value-type="float">
            <text:p>0.004153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0.003856" calcext:value-type="float">
            <text:p>0.003856</text:p>
          </table:table-cell>
          <table:table-cell office:value-type="string" calcext:value-type="string">
            <text:p>517.26M</text:p>
          </table:table-cell>
          <table:table-cell table:style-name="ce4" office:value-type="string" calcext:value-type="string">
            <text:p>4.81%</text:p>
          </table:table-cell>
        </table:table-row>
        <table:table-row table:style-name="ro1">
          <table:table-cell table:style-name="ce4" office:value-type="string" calcext:value-type="string">
            <text:p>04/13/2018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4362" calcext:value-type="float">
            <text:p>0.004362</text:p>
          </table:table-cell>
          <table:table-cell office:value-type="float" office:value="0.003766" calcext:value-type="float">
            <text:p>0.003766</text:p>
          </table:table-cell>
          <table:table-cell office:value-type="string" calcext:value-type="string">
            <text:p>648.65M</text:p>
          </table:table-cell>
          <table:table-cell table:style-name="ce4" office:value-type="string" calcext:value-type="string">
            <text:p>2.11%</text:p>
          </table:table-cell>
        </table:table-row>
        <table:table-row table:style-name="ro1">
          <table:table-cell table:style-name="ce4" office:value-type="string" calcext:value-type="string">
            <text:p>04/12/2018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3231" calcext:value-type="float">
            <text:p>0.003231</text:p>
          </table:table-cell>
          <table:table-cell office:value-type="string" calcext:value-type="string">
            <text:p>767.89M</text:p>
          </table:table-cell>
          <table:table-cell table:style-name="ce4" office:value-type="string" calcext:value-type="string">
            <text:p>14.19%</text:p>
          </table:table-cell>
        </table:table-row>
        <table:table-row table:style-name="ro1">
          <table:table-cell table:style-name="ce4" office:value-type="string" calcext:value-type="string">
            <text:p>04/11/2018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043" calcext:value-type="float">
            <text:p>0.003043</text:p>
          </table:table-cell>
          <table:table-cell office:value-type="string" calcext:value-type="string">
            <text:p>799.54M</text:p>
          </table:table-cell>
          <table:table-cell table:style-name="ce4" office:value-type="string" calcext:value-type="string">
            <text:p>10.12%</text:p>
          </table:table-cell>
        </table:table-row>
        <table:table-row table:style-name="ro1">
          <table:table-cell table:style-name="ce4" office:value-type="string" calcext:value-type="string">
            <text:p>04/10/2018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2788" calcext:value-type="float">
            <text:p>0.002788</text:p>
          </table:table-cell>
          <table:table-cell office:value-type="string" calcext:value-type="string">
            <text:p>530.06M</text:p>
          </table:table-cell>
          <table:table-cell table:style-name="ce4" office:value-type="string" calcext:value-type="string">
            <text:p>10.37%</text:p>
          </table:table-cell>
        </table:table-row>
        <table:table-row table:style-name="ro1">
          <table:table-cell table:style-name="ce4" office:value-type="string" calcext:value-type="string">
            <text:p>04/09/2018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002859" calcext:value-type="float">
            <text:p>0.002859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.002768" calcext:value-type="float">
            <text:p>0.002768</text:p>
          </table:table-cell>
          <table:table-cell office:value-type="string" calcext:value-type="string">
            <text:p>262.48M</text:p>
          </table:table-cell>
          <table:table-cell table:style-name="ce4" office:value-type="string" calcext:value-type="string">
            <text:p>-2.20%</text:p>
          </table:table-cell>
        </table:table-row>
        <table:table-row table:style-name="ro1">
          <table:table-cell table:style-name="ce4" office:value-type="string" calcext:value-type="string">
            <text:p>04/08/2018</text:p>
          </table:table-cell>
          <table:table-cell office:value-type="float" office:value="0.002859" calcext:value-type="float">
            <text:p>0.002859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2796" calcext:value-type="float">
            <text:p>0.002796</text:p>
          </table:table-cell>
          <table:table-cell office:value-type="string" calcext:value-type="string">
            <text:p>201.54M</text:p>
          </table:table-cell>
          <table:table-cell table:style-name="ce4" office:value-type="string" calcext:value-type="string">
            <text:p>1.50%</text:p>
          </table:table-cell>
        </table:table-row>
        <table:table-row table:style-name="ro1">
          <table:table-cell table:style-name="ce4" office:value-type="string" calcext:value-type="string">
            <text:p>04/07/2018</text:p>
          </table:table-cell>
          <table:table-cell office:value-type="float" office:value="0.002817" calcext:value-type="float">
            <text:p>0.002817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002711" calcext:value-type="float">
            <text:p>0.002711</text:p>
          </table:table-cell>
          <table:table-cell office:value-type="string" calcext:value-type="string">
            <text:p>215.81M</text:p>
          </table:table-cell>
          <table:table-cell table:style-name="ce4" office:value-type="string" calcext:value-type="string">
            <text:p>3.63%</text:p>
          </table:table-cell>
        </table:table-row>
        <table:table-row table:style-name="ro1">
          <table:table-cell table:style-name="ce4" office:value-type="string" calcext:value-type="string">
            <text:p>04/06/2018</text:p>
          </table:table-cell>
          <table:table-cell office:value-type="float" office:value="0.002718" calcext:value-type="float">
            <text:p>0.002718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002692" calcext:value-type="float">
            <text:p>0.002692</text:p>
          </table:table-cell>
          <table:table-cell office:value-type="string" calcext:value-type="string">
            <text:p>239.68M</text:p>
          </table:table-cell>
          <table:table-cell table:style-name="ce4" office:value-type="string" calcext:value-type="string">
            <text:p>-3.02%</text:p>
          </table:table-cell>
        </table:table-row>
        <table:table-row table:style-name="ro1">
          <table:table-cell table:style-name="ce4" office:value-type="string" calcext:value-type="string">
            <text:p>04/05/2018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.002769" calcext:value-type="float">
            <text:p>0.002769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02709" calcext:value-type="float">
            <text:p>0.002709</text:p>
          </table:table-cell>
          <table:table-cell office:value-type="string" calcext:value-type="string">
            <text:p>226.26M</text:p>
          </table:table-cell>
          <table:table-cell table:style-name="ce4" office:value-type="string" calcext:value-type="string">
            <text:p>1.21%</text:p>
          </table:table-cell>
        </table:table-row>
        <table:table-row table:style-name="ro1">
          <table:table-cell table:style-name="ce4" office:value-type="string" calcext:value-type="string">
            <text:p>04/04/2018</text:p>
          </table:table-cell>
          <table:table-cell office:value-type="float" office:value="0.002769" calcext:value-type="float">
            <text:p>0.002769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0.002751" calcext:value-type="float">
            <text:p>0.002751</text:p>
          </table:table-cell>
          <table:table-cell office:value-type="string" calcext:value-type="string">
            <text:p>263.21M</text:p>
          </table:table-cell>
          <table:table-cell table:style-name="ce4" office:value-type="string" calcext:value-type="string">
            <text:p>-8.05%</text:p>
          </table:table-cell>
        </table:table-row>
        <table:table-row table:style-name="ro1">
          <table:table-cell table:style-name="ce4" office:value-type="string" calcext:value-type="string">
            <text:p>04/03/2018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2786" calcext:value-type="float">
            <text:p>0.002786</text:p>
          </table:table-cell>
          <table:table-cell office:value-type="string" calcext:value-type="string">
            <text:p>275.98M</text:p>
          </table:table-cell>
          <table:table-cell table:style-name="ce4" office:value-type="string" calcext:value-type="string">
            <text:p>7.52%</text:p>
          </table:table-cell>
        </table:table-row>
        <table:table-row table:style-name="ro1">
          <table:table-cell table:style-name="ce4" office:value-type="string" calcext:value-type="string">
            <text:p>04/02/2018</text:p>
          </table:table-cell>
          <table:table-cell office:value-type="float" office:value="0.002801" calcext:value-type="float">
            <text:p>0.002801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02699" calcext:value-type="float">
            <text:p>0.002699</text:p>
          </table:table-cell>
          <table:table-cell office:value-type="string" calcext:value-type="string">
            <text:p>195.95M</text:p>
          </table:table-cell>
          <table:table-cell table:style-name="ce4" office:value-type="string" calcext:value-type="string">
            <text:p>3.45%</text:p>
          </table:table-cell>
        </table:table-row>
        <table:table-row table:style-name="ro1">
          <table:table-cell table:style-name="ce4" office:value-type="string" calcext:value-type="string">
            <text:p>04/01/2018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825" calcext:value-type="float">
            <text:p>0.002825</text:p>
          </table:table-cell>
          <table:table-cell office:value-type="float" office:value="0.002632" calcext:value-type="float">
            <text:p>0.002632</text:p>
          </table:table-cell>
          <table:table-cell office:value-type="string" calcext:value-type="string">
            <text:p>189.05M</text:p>
          </table:table-cell>
          <table:table-cell table:style-name="ce4" office:value-type="string" calcext:value-type="string">
            <text:p>-3.31%</text:p>
          </table:table-cell>
        </table:table-row>
        <table:table-row table:style-name="ro1">
          <table:table-cell table:style-name="ce4" office:value-type="string" calcext:value-type="string">
            <text:p>03/31/201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0.002765" calcext:value-type="float">
            <text:p>0.002765</text:p>
          </table:table-cell>
          <table:table-cell office:value-type="string" calcext:value-type="string">
            <text:p>236.64M</text:p>
          </table:table-cell>
          <table:table-cell table:style-name="ce4" office:value-type="string" calcext:value-type="string">
            <text:p>1.28%</text:p>
          </table:table-cell>
        </table:table-row>
        <table:table-row table:style-name="ro1">
          <table:table-cell table:style-name="ce4" office:value-type="string" calcext:value-type="string">
            <text:p>03/30/2018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722" calcext:value-type="float">
            <text:p>0.002722</text:p>
          </table:table-cell>
          <table:table-cell office:value-type="string" calcext:value-type="string">
            <text:p>369.79M</text:p>
          </table:table-cell>
          <table:table-cell table:style-name="ce4" office:value-type="string" calcext:value-type="string">
            <text:p>-3.75%</text:p>
          </table:table-cell>
        </table:table-row>
        <table:table-row table:style-name="ro1">
          <table:table-cell table:style-name="ce4" office:value-type="string" calcext:value-type="string">
            <text:p>03/29/2018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.003164" calcext:value-type="float">
            <text:p>0.003164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.00284" calcext:value-type="float">
            <text:p>0.00284</text:p>
          </table:table-cell>
          <table:table-cell office:value-type="string" calcext:value-type="string">
            <text:p>333.20M</text:p>
          </table:table-cell>
          <table:table-cell table:style-name="ce4" office:value-type="string" calcext:value-type="string">
            <text:p>-9.17%</text:p>
          </table:table-cell>
        </table:table-row>
        <table:table-row table:style-name="ro1">
          <table:table-cell table:style-name="ce4" office:value-type="string" calcext:value-type="string">
            <text:p>03/28/2018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3249" calcext:value-type="float">
            <text:p>0.003249</text:p>
          </table:table-cell>
          <table:table-cell office:value-type="float" office:value="0.003128" calcext:value-type="float">
            <text:p>0.003128</text:p>
          </table:table-cell>
          <table:table-cell office:value-type="string" calcext:value-type="string">
            <text:p>236.87M</text:p>
          </table:table-cell>
          <table:table-cell table:style-name="ce4" office:value-type="string" calcext:value-type="string">
            <text:p>0.25%</text:p>
          </table:table-cell>
        </table:table-row>
        <table:table-row table:style-name="ro1">
          <table:table-cell table:style-name="ce4" office:value-type="string" calcext:value-type="string">
            <text:p>03/27/2018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3126" calcext:value-type="float">
            <text:p>0.003126</text:p>
          </table:table-cell>
          <table:table-cell office:value-type="string" calcext:value-type="string">
            <text:p>257.78M</text:p>
          </table:table-cell>
          <table:table-cell table:style-name="ce4" office:value-type="string" calcext:value-type="string">
            <text:p>-3.91%</text:p>
          </table:table-cell>
        </table:table-row>
        <table:table-row table:style-name="ro1">
          <table:table-cell table:style-name="ce4" office:value-type="string" calcext:value-type="string">
            <text:p>03/26/2018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156" calcext:value-type="float">
            <text:p>0.003156</text:p>
          </table:table-cell>
          <table:table-cell office:value-type="string" calcext:value-type="string">
            <text:p>253.17M</text:p>
          </table:table-cell>
          <table:table-cell table:style-name="ce4" office:value-type="string" calcext:value-type="string">
            <text:p>-5.39%</text:p>
          </table:table-cell>
        </table:table-row>
        <table:table-row table:style-name="ro1">
          <table:table-cell table:style-name="ce4" office:value-type="string" calcext:value-type="string">
            <text:p>03/25/2018</text:p>
          </table:table-cell>
          <table:table-cell office:value-type="float" office:value="0.00347" calcext:value-type="float">
            <text:p>0.00347</text:p>
          </table:table-cell>
          <table:table-cell table:number-columns-repeated="2" office:value-type="float" office:value="0.003516" calcext:value-type="float">
            <text:p>0.0035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232.57M</text:p>
          </table:table-cell>
          <table:table-cell table:style-name="ce4" office:value-type="string" calcext:value-type="string">
            <text:p>-1.34%</text:p>
          </table:table-cell>
        </table:table-row>
        <table:table-row table:style-name="ro1">
          <table:table-cell table:style-name="ce4" office:value-type="string" calcext:value-type="string">
            <text:p>03/24/2018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3506" calcext:value-type="float">
            <text:p>0.003506</text:p>
          </table:table-cell>
          <table:table-cell office:value-type="string" calcext:value-type="string">
            <text:p>273.40M</text:p>
          </table:table-cell>
          <table:table-cell table:style-name="ce4" office:value-type="string" calcext:value-type="string">
            <text:p>-1.38%</text:p>
          </table:table-cell>
        </table:table-row>
        <table:table-row table:style-name="ro1">
          <table:table-cell table:style-name="ce4" office:value-type="string" calcext:value-type="string">
            <text:p>03/23/2018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38" calcext:value-type="float">
            <text:p>0.00338</text:p>
          </table:table-cell>
          <table:table-cell office:value-type="string" calcext:value-type="string">
            <text:p>268.76M</text:p>
          </table:table-cell>
          <table:table-cell table:style-name="ce4" office:value-type="string" calcext:value-type="string">
            <text:p>-0.85%</text:p>
          </table:table-cell>
        </table:table-row>
        <table:table-row table:style-name="ro1">
          <table:table-cell table:style-name="ce4" office:value-type="string" calcext:value-type="string">
            <text:p>03/22/2018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424" calcext:value-type="float">
            <text:p>0.003424</text:p>
          </table:table-cell>
          <table:table-cell office:value-type="string" calcext:value-type="string">
            <text:p>306.87M</text:p>
          </table:table-cell>
          <table:table-cell table:style-name="ce4" office:value-type="string" calcext:value-type="string">
            <text:p>-1.23%</text:p>
          </table:table-cell>
        </table:table-row>
        <table:table-row table:style-name="ro1">
          <table:table-cell table:style-name="ce4" office:value-type="string" calcext:value-type="string">
            <text:p>03/21/2018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3587" calcext:value-type="float">
            <text:p>0.003587</text:p>
          </table:table-cell>
          <table:table-cell office:value-type="string" calcext:value-type="string">
            <text:p>344.31M</text:p>
          </table:table-cell>
          <table:table-cell table:style-name="ce4" office:value-type="string" calcext:value-type="string">
            <text:p>-0.42%</text:p>
          </table:table-cell>
        </table:table-row>
        <table:table-row table:style-name="ro1">
          <table:table-cell table:style-name="ce4" office:value-type="string" calcext:value-type="string">
            <text:p>03/20/2018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373" calcext:value-type="float">
            <text:p>0.003373</text:p>
          </table:table-cell>
          <table:table-cell office:value-type="string" calcext:value-type="string">
            <text:p>363.39M</text:p>
          </table:table-cell>
          <table:table-cell table:style-name="ce4" office:value-type="string" calcext:value-type="string">
            <text:p>4.90%</text:p>
          </table:table-cell>
        </table:table-row>
        <table:table-row table:style-name="ro1">
          <table:table-cell table:style-name="ce4" office:value-type="string" calcext:value-type="string">
            <text:p>03/19/2018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03132" calcext:value-type="float">
            <text:p>0.003132</text:p>
          </table:table-cell>
          <table:table-cell office:value-type="string" calcext:value-type="string">
            <text:p>474.29M</text:p>
          </table:table-cell>
          <table:table-cell table:style-name="ce4" office:value-type="string" calcext:value-type="string">
            <text:p>11.58%</text:p>
          </table:table-cell>
        </table:table-row>
        <table:table-row table:style-name="ro1">
          <table:table-cell table:style-name="ce4" office:value-type="string" calcext:value-type="string">
            <text:p>03/18/2018</text:p>
          </table:table-cell>
          <table:table-cell office:value-type="float" office:value="0.003124" calcext:value-type="float">
            <text:p>0.003124</text:p>
          </table:table-cell>
          <table:table-cell table:number-columns-repeated="2" office:value-type="float" office:value="0.003328" calcext:value-type="float">
            <text:p>0.003328</text:p>
          </table:table-cell>
          <table:table-cell office:value-type="float" office:value="0.002817" calcext:value-type="float">
            <text:p>0.002817</text:p>
          </table:table-cell>
          <table:table-cell office:value-type="string" calcext:value-type="string">
            <text:p>472.84M</text:p>
          </table:table-cell>
          <table:table-cell table:style-name="ce4" office:value-type="string" calcext:value-type="string">
            <text:p>-6.29%</text:p>
          </table:table-cell>
        </table:table-row>
        <table:table-row table:style-name="ro1">
          <table:table-cell table:style-name="ce4" office:value-type="string" calcext:value-type="string">
            <text:p>03/17/2018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283" calcext:value-type="float">
            <text:p>0.003283</text:p>
          </table:table-cell>
          <table:table-cell office:value-type="string" calcext:value-type="string">
            <text:p>303.57M</text:p>
          </table:table-cell>
          <table:table-cell table:style-name="ce4" office:value-type="string" calcext:value-type="string">
            <text:p>-5.37%</text:p>
          </table:table-cell>
        </table:table-row>
        <table:table-row table:style-name="ro1">
          <table:table-cell table:style-name="ce4" office:value-type="string" calcext:value-type="string">
            <text:p>03/16/2018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452" calcext:value-type="float">
            <text:p>0.003452</text:p>
          </table:table-cell>
          <table:table-cell office:value-type="string" calcext:value-type="string">
            <text:p>338.28M</text:p>
          </table:table-cell>
          <table:table-cell table:style-name="ce4" office:value-type="string" calcext:value-type="string">
            <text:p>-0.50%</text:p>
          </table:table-cell>
        </table:table-row>
        <table:table-row table:style-name="ro1">
          <table:table-cell table:style-name="ce4" office:value-type="string" calcext:value-type="string">
            <text:p>03/15/2018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314" calcext:value-type="float">
            <text:p>0.003314</text:p>
          </table:table-cell>
          <table:table-cell office:value-type="string" calcext:value-type="string">
            <text:p>537.90M</text:p>
          </table:table-cell>
          <table:table-cell table:style-name="ce4" office:value-type="string" calcext:value-type="string">
            <text:p>-1.62%</text:p>
          </table:table-cell>
        </table:table-row>
        <table:table-row table:style-name="ro1">
          <table:table-cell table:style-name="ce4" office:value-type="string" calcext:value-type="string">
            <text:p>03/14/2018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0.003532" calcext:value-type="float">
            <text:p>0.003532</text:p>
          </table:table-cell>
          <table:table-cell office:value-type="string" calcext:value-type="string">
            <text:p>336.98M</text:p>
          </table:table-cell>
          <table:table-cell table:style-name="ce4" office:value-type="string" calcext:value-type="string">
            <text:p>-9.36%</text:p>
          </table:table-cell>
        </table:table-row>
        <table:table-row table:style-name="ro1">
          <table:table-cell table:style-name="ce4" office:value-type="string" calcext:value-type="string">
            <text:p>03/13/2018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4144" calcext:value-type="float">
            <text:p>0.004144</text:p>
          </table:table-cell>
          <table:table-cell office:value-type="float" office:value="0.003915" calcext:value-type="float">
            <text:p>0.003915</text:p>
          </table:table-cell>
          <table:table-cell office:value-type="string" calcext:value-type="string">
            <text:p>224.99M</text:p>
          </table:table-cell>
          <table:table-cell table:style-name="ce4" office:value-type="string" calcext:value-type="string">
            <text:p>-1.71%</text:p>
          </table:table-cell>
        </table:table-row>
        <table:table-row table:style-name="ro1">
          <table:table-cell table:style-name="ce4" office:value-type="string" calcext:value-type="string">
            <text:p>03/12/201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4159" calcext:value-type="float">
            <text:p>0.004159</text:p>
          </table:table-cell>
          <table:table-cell office:value-type="float" office:value="0.004216" calcext:value-type="float">
            <text:p>0.004216</text:p>
          </table:table-cell>
          <table:table-cell office:value-type="float" office:value="0.003868" calcext:value-type="float">
            <text:p>0.003868</text:p>
          </table:table-cell>
          <table:table-cell office:value-type="string" calcext:value-type="string">
            <text:p>288.11M</text:p>
          </table:table-cell>
          <table:table-cell table:style-name="ce4" office:value-type="string" calcext:value-type="string">
            <text:p>-2.88%</text:p>
          </table:table-cell>
        </table:table-row>
        <table:table-row table:style-name="ro1">
          <table:table-cell table:style-name="ce4" office:value-type="string" calcext:value-type="string">
            <text:p>03/11/2018</text:p>
          </table:table-cell>
          <table:table-cell office:value-type="float" office:value="0.004159" calcext:value-type="float">
            <text:p>0.004159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.004231" calcext:value-type="float">
            <text:p>0.004231</text:p>
          </table:table-cell>
          <table:table-cell office:value-type="float" office:value="0.003854" calcext:value-type="float">
            <text:p>0.003854</text:p>
          </table:table-cell>
          <table:table-cell office:value-type="string" calcext:value-type="string">
            <text:p>457.17M</text:p>
          </table:table-cell>
          <table:table-cell table:style-name="ce4" office:value-type="string" calcext:value-type="string">
            <text:p>4.28%</text:p>
          </table:table-cell>
        </table:table-row>
        <table:table-row table:style-name="ro1">
          <table:table-cell table:style-name="ce4" office:value-type="string" calcext:value-type="string">
            <text:p>03/10/2018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004151" calcext:value-type="float">
            <text:p>0.004151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0.003956" calcext:value-type="float">
            <text:p>0.003956</text:p>
          </table:table-cell>
          <table:table-cell office:value-type="string" calcext:value-type="string">
            <text:p>312.14M</text:p>
          </table:table-cell>
          <table:table-cell table:style-name="ce4" office:value-type="string" calcext:value-type="string">
            <text:p>-3.91%</text:p>
          </table:table-cell>
        </table:table-row>
        <table:table-row table:style-name="ro1">
          <table:table-cell table:style-name="ce4" office:value-type="string" calcext:value-type="string">
            <text:p>03/09/2018</text:p>
          </table:table-cell>
          <table:table-cell office:value-type="float" office:value="0.004151" calcext:value-type="float">
            <text:p>0.004151</text:p>
          </table:table-cell>
          <table:table-cell office:value-type="float" office:value="0.003995" calcext:value-type="float">
            <text:p>0.003995</text:p>
          </table:table-cell>
          <table:table-cell office:value-type="float" office:value="0.004166" calcext:value-type="float">
            <text:p>0.004166</text:p>
          </table:table-cell>
          <table:table-cell office:value-type="float" office:value="0.00359" calcext:value-type="float">
            <text:p>0.00359</text:p>
          </table:table-cell>
          <table:table-cell office:value-type="string" calcext:value-type="string">
            <text:p>416.08M</text:p>
          </table:table-cell>
          <table:table-cell table:style-name="ce4" office:value-type="string" calcext:value-type="string">
            <text:p>3.90%</text:p>
          </table:table-cell>
        </table:table-row>
        <table:table-row table:style-name="ro1">
          <table:table-cell table:style-name="ce4" office:value-type="string" calcext:value-type="string">
            <text:p>03/08/2018</text:p>
          </table:table-cell>
          <table:table-cell office:value-type="float" office:value="0.003995" calcext:value-type="float">
            <text:p>0.003995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4451" calcext:value-type="float">
            <text:p>0.004451</text:p>
          </table:table-cell>
          <table:table-cell office:value-type="float" office:value="0.003879" calcext:value-type="float">
            <text:p>0.003879</text:p>
          </table:table-cell>
          <table:table-cell office:value-type="string" calcext:value-type="string">
            <text:p>557.51M</text:p>
          </table:table-cell>
          <table:table-cell table:style-name="ce4" office:value-type="string" calcext:value-type="string">
            <text:p>-1.60%</text:p>
          </table:table-cell>
        </table:table-row>
        <table:table-row table:style-name="ro1">
          <table:table-cell table:style-name="ce4" office:value-type="string" calcext:value-type="string">
            <text:p>03/07/2018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4606" calcext:value-type="float">
            <text:p>0.004606</text:p>
          </table:table-cell>
          <table:table-cell office:value-type="float" office:value="0.004691" calcext:value-type="float">
            <text:p>0.004691</text:p>
          </table:table-cell>
          <table:table-cell office:value-type="float" office:value="0.004042" calcext:value-type="float">
            <text:p>0.004042</text:p>
          </table:table-cell>
          <table:table-cell office:value-type="string" calcext:value-type="string">
            <text:p>508.64M</text:p>
          </table:table-cell>
          <table:table-cell table:style-name="ce4" office:value-type="string" calcext:value-type="string">
            <text:p>-11.85%</text:p>
          </table:table-cell>
        </table:table-row>
        <table:table-row table:style-name="ro1">
          <table:table-cell table:style-name="ce4" office:value-type="string" calcext:value-type="string">
            <text:p>03/06/2018</text:p>
          </table:table-cell>
          <table:table-cell office:value-type="float" office:value="0.004606" calcext:value-type="float">
            <text:p>0.004606</text:p>
          </table:table-cell>
          <table:table-cell table:number-columns-repeated="2" office:value-type="float" office:value="0.005265" calcext:value-type="float">
            <text:p>0.005265</text:p>
          </table:table-cell>
          <table:table-cell office:value-type="float" office:value="0.004572" calcext:value-type="float">
            <text:p>0.004572</text:p>
          </table:table-cell>
          <table:table-cell office:value-type="string" calcext:value-type="string">
            <text:p>446.81M</text:p>
          </table:table-cell>
          <table:table-cell table:style-name="ce4" office:value-type="string" calcext:value-type="string">
            <text:p>-12.45%</text:p>
          </table:table-cell>
        </table:table-row>
        <table:table-row table:style-name="ro1">
          <table:table-cell table:style-name="ce4" office:value-type="string" calcext:value-type="string">
            <text:p>03/05/2018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0.005466" calcext:value-type="float">
            <text:p>0.005466</text:p>
          </table:table-cell>
          <table:table-cell office:value-type="float" office:value="0.005512" calcext:value-type="float">
            <text:p>0.005512</text:p>
          </table:table-cell>
          <table:table-cell office:value-type="float" office:value="0.005231" calcext:value-type="float">
            <text:p>0.005231</text:p>
          </table:table-cell>
          <table:table-cell office:value-type="string" calcext:value-type="string">
            <text:p>207.74M</text:p>
          </table:table-cell>
          <table:table-cell table:style-name="ce4" office:value-type="string" calcext:value-type="string">
            <text:p>-3.75%</text:p>
          </table:table-cell>
        </table:table-row>
        <table:table-row table:style-name="ro1">
          <table:table-cell table:style-name="ce4" office:value-type="string" calcext:value-type="string">
            <text:p>03/04/2018</text:p>
          </table:table-cell>
          <table:table-cell office:value-type="float" office:value="0.005466" calcext:value-type="float">
            <text:p>0.005466</text:p>
          </table:table-cell>
          <table:table-cell office:value-type="float" office:value="0.005262" calcext:value-type="float">
            <text:p>0.005262</text:p>
          </table:table-cell>
          <table:table-cell office:value-type="float" office:value="0.005496" calcext:value-type="float">
            <text:p>0.005496</text:p>
          </table:table-cell>
          <table:table-cell office:value-type="float" office:value="0.005159" calcext:value-type="float">
            <text:p>0.005159</text:p>
          </table:table-cell>
          <table:table-cell office:value-type="string" calcext:value-type="string">
            <text:p>298.53M</text:p>
          </table:table-cell>
          <table:table-cell table:style-name="ce4" office:value-type="string" calcext:value-type="string">
            <text:p>3.87%</text:p>
          </table:table-cell>
        </table:table-row>
        <table:table-row table:style-name="ro1">
          <table:table-cell table:style-name="ce4" office:value-type="string" calcext:value-type="string">
            <text:p>03/03/2018</text:p>
          </table:table-cell>
          <table:table-cell office:value-type="float" office:value="0.005262" calcext:value-type="float">
            <text:p>0.005262</text:p>
          </table:table-cell>
          <table:table-cell office:value-type="float" office:value="0.005549" calcext:value-type="float">
            <text:p>0.005549</text:p>
          </table:table-cell>
          <table:table-cell office:value-type="float" office:value="0.005711" calcext:value-type="float">
            <text:p>0.005711</text:p>
          </table:table-cell>
          <table:table-cell office:value-type="float" office:value="0.005244" calcext:value-type="float">
            <text:p>0.005244</text:p>
          </table:table-cell>
          <table:table-cell office:value-type="string" calcext:value-type="string">
            <text:p>377.76M</text:p>
          </table:table-cell>
          <table:table-cell table:style-name="ce4" office:value-type="string" calcext:value-type="string">
            <text:p>-5.16%</text:p>
          </table:table-cell>
        </table:table-row>
        <table:table-row table:style-name="ro1">
          <table:table-cell table:style-name="ce4" office:value-type="string" calcext:value-type="string">
            <text:p>03/02/2018</text:p>
          </table:table-cell>
          <table:table-cell office:value-type="float" office:value="0.005549" calcext:value-type="float">
            <text:p>0.005549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508" calcext:value-type="float">
            <text:p>0.005508</text:p>
          </table:table-cell>
          <table:table-cell office:value-type="string" calcext:value-type="string">
            <text:p>380.89M</text:p>
          </table:table-cell>
          <table:table-cell table:style-name="ce4" office:value-type="string" calcext:value-type="string">
            <text:p>-10.41%</text:p>
          </table:table-cell>
        </table:table-row>
        <table:table-row table:style-name="ro1">
          <table:table-cell table:style-name="ce4" office:value-type="string" calcext:value-type="string">
            <text:p>03/01/2018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6253" calcext:value-type="float">
            <text:p>0.006253</text:p>
          </table:table-cell>
          <table:table-cell office:value-type="float" office:value="0.005922" calcext:value-type="float">
            <text:p>0.005922</text:p>
          </table:table-cell>
          <table:table-cell office:value-type="string" calcext:value-type="string">
            <text:p>218.76M</text:p>
          </table:table-cell>
          <table:table-cell table:style-name="ce4" office:value-type="string" calcext:value-type="string">
            <text:p>2.03%</text:p>
          </table:table-cell>
        </table:table-row>
        <table:table-row table:style-name="ro1">
          <table:table-cell table:style-name="ce4" office:value-type="string" calcext:value-type="string">
            <text:p>02/28/2018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06394" calcext:value-type="float">
            <text:p>0.006394</text:p>
          </table:table-cell>
          <table:table-cell office:value-type="float" office:value="0.006043" calcext:value-type="float">
            <text:p>0.006043</text:p>
          </table:table-cell>
          <table:table-cell office:value-type="string" calcext:value-type="string">
            <text:p>261.75M</text:p>
          </table:table-cell>
          <table:table-cell table:style-name="ce4" office:value-type="string" calcext:value-type="string">
            <text:p>-4.11%</text:p>
          </table:table-cell>
        </table:table-row>
        <table:table-row table:style-name="ro1">
          <table:table-cell table:style-name="ce4" office:value-type="string" calcext:value-type="string">
            <text:p>02/27/2018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0.006536" calcext:value-type="float">
            <text:p>0.006536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296.32M</text:p>
          </table:table-cell>
          <table:table-cell table:style-name="ce4" office:value-type="string" calcext:value-type="string">
            <text:p>0.58%</text:p>
          </table:table-cell>
        </table:table-row>
        <table:table-row table:style-name="ro1">
          <table:table-cell table:style-name="ce4" office:value-type="string" calcext:value-type="string">
            <text:p>02/26/2018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0.006501" calcext:value-type="float">
            <text:p>0.006501</text:p>
          </table:table-cell>
          <table:table-cell office:value-type="float" office:value="0.005859" calcext:value-type="float">
            <text:p>0.005859</text:p>
          </table:table-cell>
          <table:table-cell office:value-type="string" calcext:value-type="string">
            <text:p>307.48M</text:p>
          </table:table-cell>
          <table:table-cell table:style-name="ce4" office:value-type="string" calcext:value-type="string">
            <text:p>3.47%</text:p>
          </table:table-cell>
        </table:table-row>
        <table:table-row table:style-name="ro1">
          <table:table-cell table:style-name="ce4" office:value-type="string" calcext:value-type="string">
            <text:p>02/25/2018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0.00586" calcext:value-type="float">
            <text:p>0.00586</text:p>
          </table:table-cell>
          <table:table-cell office:value-type="string" calcext:value-type="string">
            <text:p>376.45M</text:p>
          </table:table-cell>
          <table:table-cell table:style-name="ce4" office:value-type="string" calcext:value-type="string">
            <text:p>-3.01%</text:p>
          </table:table-cell>
        </table:table-row>
        <table:table-row table:style-name="ro1">
          <table:table-cell table:style-name="ce4" office:value-type="string" calcext:value-type="string">
            <text:p>02/24/2018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0.006816" calcext:value-type="float">
            <text:p>0.006816</text:p>
          </table:table-cell>
          <table:table-cell office:value-type="float" office:value="0.006216" calcext:value-type="float">
            <text:p>0.006216</text:p>
          </table:table-cell>
          <table:table-cell office:value-type="string" calcext:value-type="string">
            <text:p>421.00M</text:p>
          </table:table-cell>
          <table:table-cell table:style-name="ce4" office:value-type="string" calcext:value-type="string">
            <text:p>-6.04%</text:p>
          </table:table-cell>
        </table:table-row>
        <table:table-row table:style-name="ro1">
          <table:table-cell table:style-name="ce4" office:value-type="string" calcext:value-type="string">
            <text:p>02/23/2018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0.006233" calcext:value-type="float">
            <text:p>0.006233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0.005979" calcext:value-type="float">
            <text:p>0.005979</text:p>
          </table:table-cell>
          <table:table-cell office:value-type="string" calcext:value-type="string">
            <text:p>549.22M</text:p>
          </table:table-cell>
          <table:table-cell table:style-name="ce4" office:value-type="string" calcext:value-type="string">
            <text:p>7.09%</text:p>
          </table:table-cell>
        </table:table-row>
        <table:table-row table:style-name="ro1">
          <table:table-cell table:style-name="ce4" office:value-type="string" calcext:value-type="string">
            <text:p>02/22/2018</text:p>
          </table:table-cell>
          <table:table-cell office:value-type="float" office:value="0.006233" calcext:value-type="float">
            <text:p>0.006233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5999" calcext:value-type="float">
            <text:p>0.005999</text:p>
          </table:table-cell>
          <table:table-cell office:value-type="string" calcext:value-type="string">
            <text:p>751.21M</text:p>
          </table:table-cell>
          <table:table-cell table:style-name="ce4" office:value-type="string" calcext:value-type="string">
            <text:p>-6.25%</text:p>
          </table:table-cell>
        </table:table-row>
        <table:table-row table:style-name="ro1">
          <table:table-cell table:style-name="ce4" office:value-type="string" calcext:value-type="string">
            <text:p>02/21/2018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7162" calcext:value-type="float">
            <text:p>0.007162</text:p>
          </table:table-cell>
          <table:table-cell office:value-type="float" office:value="0.007502" calcext:value-type="float">
            <text:p>0.007502</text:p>
          </table:table-cell>
          <table:table-cell office:value-type="float" office:value="0.006428" calcext:value-type="float">
            <text:p>0.006428</text:p>
          </table:table-cell>
          <table:table-cell office:value-type="string" calcext:value-type="string">
            <text:p>966.62M</text:p>
          </table:table-cell>
          <table:table-cell table:style-name="ce4" office:value-type="string" calcext:value-type="string">
            <text:p>-7.04%</text:p>
          </table:table-cell>
        </table:table-row>
        <table:table-row table:style-name="ro1">
          <table:table-cell table:style-name="ce4" office:value-type="string" calcext:value-type="string">
            <text:p>02/20/2018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6414" calcext:value-type="float">
            <text:p>0.006414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6.54%</text:p>
          </table:table-cell>
        </table:table-row>
        <table:table-row table:style-name="ro1">
          <table:table-cell table:style-name="ce4" office:value-type="string" calcext:value-type="string">
            <text:p>02/19/2018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0.006468" calcext:value-type="float">
            <text:p>0.006468</text:p>
          </table:table-cell>
          <table:table-cell office:value-type="float" office:value="0.006852" calcext:value-type="float">
            <text:p>0.006852</text:p>
          </table:table-cell>
          <table:table-cell office:value-type="float" office:value="0.006314" calcext:value-type="float">
            <text:p>0.006314</text:p>
          </table:table-cell>
          <table:table-cell office:value-type="string" calcext:value-type="string">
            <text:p>379.13M</text:p>
          </table:table-cell>
          <table:table-cell table:style-name="ce4" office:value-type="string" calcext:value-type="string">
            <text:p>3.87%</text:p>
          </table:table-cell>
        </table:table-row>
        <table:table-row table:style-name="ro1">
          <table:table-cell table:style-name="ce4" office:value-type="string" calcext:value-type="string">
            <text:p>02/18/2018</text:p>
          </table:table-cell>
          <table:table-cell office:value-type="float" office:value="0.006463" calcext:value-type="float">
            <text:p>0.006463</text:p>
          </table:table-cell>
          <table:table-cell office:value-type="float" office:value="0.007035" calcext:value-type="float">
            <text:p>0.007035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0.006213" calcext:value-type="float">
            <text:p>0.006213</text:p>
          </table:table-cell>
          <table:table-cell office:value-type="string" calcext:value-type="string">
            <text:p>593.33M</text:p>
          </table:table-cell>
          <table:table-cell table:style-name="ce4" office:value-type="string" calcext:value-type="string">
            <text:p>-8.14%</text:p>
          </table:table-cell>
        </table:table-row>
        <table:table-row table:style-name="ro1">
          <table:table-cell table:style-name="ce4" office:value-type="string" calcext:value-type="string">
            <text:p>02/17/2018</text:p>
          </table:table-cell>
          <table:table-cell office:value-type="float" office:value="0.007035" calcext:value-type="float">
            <text:p>0.007035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7262" calcext:value-type="float">
            <text:p>0.007262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597.29M</text:p>
          </table:table-cell>
          <table:table-cell table:style-name="ce4" office:value-type="string" calcext:value-type="string">
            <text:p>1.20%</text:p>
          </table:table-cell>
        </table:table-row>
        <table:table-row table:style-name="ro1">
          <table:table-cell table:style-name="ce4" office:value-type="string" calcext:value-type="string">
            <text:p>02/16/2018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0.007414" calcext:value-type="float">
            <text:p>0.007414</text:p>
          </table:table-cell>
          <table:table-cell office:value-type="float" office:value="0.006423" calcext:value-type="float">
            <text:p>0.006423</text:p>
          </table:table-cell>
          <table:table-cell office:value-type="string" calcext:value-type="string">
            <text:p>886.21M</text:p>
          </table:table-cell>
          <table:table-cell table:style-name="ce4" office:value-type="string" calcext:value-type="string">
            <text:p>-4.81%</text:p>
          </table:table-cell>
        </table:table-row>
        <table:table-row table:style-name="ro1">
          <table:table-cell table:style-name="ce4" office:value-type="string" calcext:value-type="string">
            <text:p>02/15/2018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0.008065" calcext:value-type="float">
            <text:p>0.008065</text:p>
          </table:table-cell>
          <table:table-cell office:value-type="float" office:value="0.006713" calcext:value-type="float">
            <text:p>0.006713</text:p>
          </table:table-cell>
          <table:table-cell office:value-type="string" calcext:value-type="string">
            <text:p>1.56B</text:p>
          </table:table-cell>
          <table:table-cell table:style-name="ce4" office:value-type="string" calcext:value-type="string">
            <text:p>7.64%</text:p>
          </table:table-cell>
        </table:table-row>
        <table:table-row table:style-name="ro1">
          <table:table-cell table:style-name="ce4" office:value-type="string" calcext:value-type="string">
            <text:p>02/14/2018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0.00569" calcext:value-type="float">
            <text:p>0.00569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19.16%</text:p>
          </table:table-cell>
        </table:table-row>
        <table:table-row table:style-name="ro1">
          <table:table-cell table:style-name="ce4" office:value-type="string" calcext:value-type="string">
            <text:p>02/13/2018</text:p>
          </table:table-cell>
          <table:table-cell office:value-type="float" office:value="0.005694" calcext:value-type="float">
            <text:p>0.005694</text:p>
          </table:table-cell>
          <table:table-cell office:value-type="float" office:value="0.005548" calcext:value-type="float">
            <text:p>0.005548</text:p>
          </table:table-cell>
          <table:table-cell office:value-type="float" office:value="0.005699" calcext:value-type="float">
            <text:p>0.005699</text:p>
          </table:table-cell>
          <table:table-cell office:value-type="float" office:value="0.005273" calcext:value-type="float">
            <text:p>0.005273</text:p>
          </table:table-cell>
          <table:table-cell office:value-type="string" calcext:value-type="string">
            <text:p>356.00M</text:p>
          </table:table-cell>
          <table:table-cell table:style-name="ce4" office:value-type="string" calcext:value-type="string">
            <text:p>2.62%</text:p>
          </table:table-cell>
        </table:table-row>
        <table:table-row table:style-name="ro1">
          <table:table-cell table:style-name="ce4" office:value-type="string" calcext:value-type="string">
            <text:p>02/12/2018</text:p>
          </table:table-cell>
          <table:table-cell office:value-type="float" office:value="0.005548" calcext:value-type="float">
            <text:p>0.005548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05569" calcext:value-type="float">
            <text:p>0.005569</text:p>
          </table:table-cell>
          <table:table-cell office:value-type="float" office:value="0.004939" calcext:value-type="float">
            <text:p>0.004939</text:p>
          </table:table-cell>
          <table:table-cell office:value-type="string" calcext:value-type="string">
            <text:p>384.77M</text:p>
          </table:table-cell>
          <table:table-cell table:style-name="ce4" office:value-type="string" calcext:value-type="string">
            <text:p>12.27%</text:p>
          </table:table-cell>
        </table:table-row>
        <table:table-row table:style-name="ro1">
          <table:table-cell table:style-name="ce4" office:value-type="string" calcext:value-type="string">
            <text:p>02/11/2018</text:p>
          </table:table-cell>
          <table:table-cell office:value-type="float" office:value="0.004942" calcext:value-type="float">
            <text:p>0.004942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5242" calcext:value-type="float">
            <text:p>0.005242</text:p>
          </table:table-cell>
          <table:table-cell office:value-type="float" office:value="0.004637" calcext:value-type="float">
            <text:p>0.004637</text:p>
          </table:table-cell>
          <table:table-cell office:value-type="string" calcext:value-type="string">
            <text:p>428.13M</text:p>
          </table:table-cell>
          <table:table-cell table:style-name="ce4" office:value-type="string" calcext:value-type="string">
            <text:p>-1.53%</text:p>
          </table:table-cell>
        </table:table-row>
        <table:table-row table:style-name="ro1">
          <table:table-cell table:style-name="ce4" office:value-type="string" calcext:value-type="string">
            <text:p>02/10/2018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5027" calcext:value-type="float">
            <text:p>0.005027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4776" calcext:value-type="float">
            <text:p>0.004776</text:p>
          </table:table-cell>
          <table:table-cell office:value-type="string" calcext:value-type="string">
            <text:p>623.05M</text:p>
          </table:table-cell>
          <table:table-cell table:style-name="ce4" office:value-type="string" calcext:value-type="string">
            <text:p>-0.19%</text:p>
          </table:table-cell>
        </table:table-row>
        <table:table-row table:style-name="ro1">
          <table:table-cell table:style-name="ce4" office:value-type="string" calcext:value-type="string">
            <text:p>02/09/2018</text:p>
          </table:table-cell>
          <table:table-cell office:value-type="float" office:value="0.005028" calcext:value-type="float">
            <text:p>0.005028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4308" calcext:value-type="float">
            <text:p>0.004308</text:p>
          </table:table-cell>
          <table:table-cell office:value-type="string" calcext:value-type="string">
            <text:p>452.54M</text:p>
          </table:table-cell>
          <table:table-cell table:style-name="ce4" office:value-type="string" calcext:value-type="string">
            <text:p>9.79%</text:p>
          </table:table-cell>
        </table:table-row>
        <table:table-row table:style-name="ro1">
          <table:table-cell table:style-name="ce4" office:value-type="string" calcext:value-type="string">
            <text:p>02/08/2018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4222" calcext:value-type="float">
            <text:p>0.004222</text:p>
          </table:table-cell>
          <table:table-cell office:value-type="float" office:value="0.004832" calcext:value-type="float">
            <text:p>0.004832</text:p>
          </table:table-cell>
          <table:table-cell office:value-type="float" office:value="0.004212" calcext:value-type="float">
            <text:p>0.004212</text:p>
          </table:table-cell>
          <table:table-cell office:value-type="string" calcext:value-type="string">
            <text:p>403.36M</text:p>
          </table:table-cell>
          <table:table-cell table:style-name="ce4" office:value-type="string" calcext:value-type="string">
            <text:p>8.49%</text:p>
          </table:table-cell>
        </table:table-row>
        <table:table-row table:style-name="ro1">
          <table:table-cell table:style-name="ce4" office:value-type="string" calcext:value-type="string">
            <text:p>02/07/2018</text:p>
          </table:table-cell>
          <table:table-cell office:value-type="float" office:value="0.004222" calcext:value-type="float">
            <text:p>0.004222</text:p>
          </table:table-cell>
          <table:table-cell office:value-type="float" office:value="0.004418" calcext:value-type="float">
            <text:p>0.004418</text:p>
          </table:table-cell>
          <table:table-cell office:value-type="float" office:value="0.004799" calcext:value-type="float">
            <text:p>0.004799</text:p>
          </table:table-cell>
          <table:table-cell office:value-type="float" office:value="0.003922" calcext:value-type="float">
            <text:p>0.003922</text:p>
          </table:table-cell>
          <table:table-cell office:value-type="string" calcext:value-type="string">
            <text:p>623.93M</text:p>
          </table:table-cell>
          <table:table-cell table:style-name="ce4" office:value-type="string" calcext:value-type="string">
            <text:p>-4.48%</text:p>
          </table:table-cell>
        </table:table-row>
        <table:table-row table:style-name="ro1">
          <table:table-cell table:style-name="ce4" office:value-type="string" calcext:value-type="string">
            <text:p>02/06/201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0.003048" calcext:value-type="float">
            <text:p>0.003048</text:p>
          </table:table-cell>
          <table:table-cell office:value-type="string" calcext:value-type="string">
            <text:p>908.75M</text:p>
          </table:table-cell>
          <table:table-cell table:style-name="ce4" office:value-type="string" calcext:value-type="string">
            <text:p>24.60%</text:p>
          </table:table-cell>
        </table:table-row>
        <table:table-row table:style-name="ro1">
          <table:table-cell table:style-name="ce4" office:value-type="string" calcext:value-type="string">
            <text:p>02/05/2018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4413" calcext:value-type="float">
            <text:p>0.004413</text:p>
          </table:table-cell>
          <table:table-cell office:value-type="float" office:value="0.004491" calcext:value-type="float">
            <text:p>0.004491</text:p>
          </table:table-cell>
          <table:table-cell office:value-type="float" office:value="0.003465" calcext:value-type="float">
            <text:p>0.003465</text:p>
          </table:table-cell>
          <table:table-cell office:value-type="string" calcext:value-type="string">
            <text:p>628.56M</text:p>
          </table:table-cell>
          <table:table-cell table:style-name="ce4" office:value-type="string" calcext:value-type="string">
            <text:p>-19.58%</text:p>
          </table:table-cell>
        </table:table-row>
        <table:table-row table:style-name="ro1">
          <table:table-cell table:style-name="ce4" office:value-type="string" calcext:value-type="string">
            <text:p>02/04/2018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5309" calcext:value-type="float">
            <text:p>0.005309</text:p>
          </table:table-cell>
          <table:table-cell office:value-type="float" office:value="0.004253" calcext:value-type="float">
            <text:p>0.004253</text:p>
          </table:table-cell>
          <table:table-cell office:value-type="string" calcext:value-type="string">
            <text:p>493.87M</text:p>
          </table:table-cell>
          <table:table-cell table:style-name="ce4" office:value-type="string" calcext:value-type="string">
            <text:p>-14.37%</text:p>
          </table:table-cell>
        </table:table-row>
        <table:table-row table:style-name="ro1">
          <table:table-cell table:style-name="ce4" office:value-type="string" calcext:value-type="string">
            <text:p>02/03/2018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4211" calcext:value-type="float">
            <text:p>0.004211</text:p>
          </table:table-cell>
          <table:table-cell office:value-type="string" calcext:value-type="string">
            <text:p>528.22M</text:p>
          </table:table-cell>
          <table:table-cell table:style-name="ce4" office:value-type="string" calcext:value-type="string">
            <text:p>12.79%</text:p>
          </table:table-cell>
        </table:table-row>
        <table:table-row table:style-name="ro1">
          <table:table-cell table:style-name="ce4" office:value-type="string" calcext:value-type="string">
            <text:p>02/02/2018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0.005127" calcext:value-type="float">
            <text:p>0.005127</text:p>
          </table:table-cell>
          <table:table-cell office:value-type="float" office:value="0.003531" calcext:value-type="float">
            <text:p>0.003531</text:p>
          </table:table-cell>
          <table:table-cell office:value-type="string" calcext:value-type="string">
            <text:p>680.94M</text:p>
          </table:table-cell>
          <table:table-cell table:style-name="ce4" office:value-type="string" calcext:value-type="string">
            <text:p>-10.93%</text:p>
          </table:table-cell>
        </table:table-row>
        <table:table-row table:style-name="ro1">
          <table:table-cell table:style-name="ce4" office:value-type="string" calcext:value-type="string">
            <text:p>02/01/2018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0.006006" calcext:value-type="float">
            <text:p>0.006006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04932" calcext:value-type="float">
            <text:p>0.004932</text:p>
          </table:table-cell>
          <table:table-cell office:value-type="string" calcext:value-type="string">
            <text:p>497.90M</text:p>
          </table:table-cell>
          <table:table-cell table:style-name="ce4" office:value-type="string" calcext:value-type="string">
            <text:p>-14.65%</text:p>
          </table:table-cell>
        </table:table-row>
        <table:table-row table:style-name="ro1">
          <table:table-cell table:style-name="ce4" office:value-type="string" calcext:value-type="string">
            <text:p>01/31/2018</text:p>
          </table:table-cell>
          <table:table-cell office:value-type="float" office:value="0.006006" calcext:value-type="float">
            <text:p>0.006006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0.006237" calcext:value-type="float">
            <text:p>0.006237</text:p>
          </table:table-cell>
          <table:table-cell office:value-type="float" office:value="0.005805" calcext:value-type="float">
            <text:p>0.005805</text:p>
          </table:table-cell>
          <table:table-cell office:value-type="string" calcext:value-type="string">
            <text:p>373.84M</text:p>
          </table:table-cell>
          <table:table-cell table:style-name="ce4" office:value-type="string" calcext:value-type="string">
            <text:p>-2.11%</text:p>
          </table:table-cell>
        </table:table-row>
        <table:table-row table:style-name="ro1">
          <table:table-cell table:style-name="ce4" office:value-type="string" calcext:value-type="string">
            <text:p>01/30/2018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0.007016" calcext:value-type="float">
            <text:p>0.007016</text:p>
          </table:table-cell>
          <table:table-cell office:value-type="float" office:value="0.007039" calcext:value-type="float">
            <text:p>0.007039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350.67M</text:p>
          </table:table-cell>
          <table:table-cell table:style-name="ce4" office:value-type="string" calcext:value-type="string">
            <text:p>-11.62%</text:p>
          </table:table-cell>
        </table:table-row>
        <table:table-row table:style-name="ro1">
          <table:table-cell table:style-name="ce4" office:value-type="string" calcext:value-type="string">
            <text:p>01/29/2018</text:p>
          </table:table-cell>
          <table:table-cell office:value-type="float" office:value="0.006942" calcext:value-type="float">
            <text:p>0.006942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6866" calcext:value-type="float">
            <text:p>0.006866</text:p>
          </table:table-cell>
          <table:table-cell office:value-type="string" calcext:value-type="string">
            <text:p>396.77M</text:p>
          </table:table-cell>
          <table:table-cell table:style-name="ce4" office:value-type="string" calcext:value-type="string">
            <text:p>-8.78%</text:p>
          </table:table-cell>
        </table:table-row>
        <table:table-row table:style-name="ro1">
          <table:table-cell table:style-name="ce4" office:value-type="string" calcext:value-type="string">
            <text:p>01/28/2018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7383" calcext:value-type="float">
            <text:p>0.007383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5" calcext:value-type="float">
            <text:p>0.00735</text:p>
          </table:table-cell>
          <table:table-cell office:value-type="string" calcext:value-type="string">
            <text:p>371.69M</text:p>
          </table:table-cell>
          <table:table-cell table:style-name="ce4" office:value-type="string" calcext:value-type="string">
            <text:p>3.07%</text:p>
          </table:table-cell>
        </table:table-row>
        <table:table-row table:style-name="ro1">
          <table:table-cell table:style-name="ce4" office:value-type="string" calcext:value-type="string">
            <text:p>01/27/2018</text:p>
          </table:table-cell>
          <table:table-cell office:value-type="float" office:value="0.007383" calcext:value-type="float">
            <text:p>0.007383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0.007072" calcext:value-type="float">
            <text:p>0.007072</text:p>
          </table:table-cell>
          <table:table-cell office:value-type="string" calcext:value-type="string">
            <text:p>433.72M</text:p>
          </table:table-cell>
          <table:table-cell table:style-name="ce4" office:value-type="string" calcext:value-type="string">
            <text:p>2.99%</text:p>
          </table:table-cell>
        </table:table-row>
        <table:table-row table:style-name="ro1">
          <table:table-cell table:style-name="ce4" office:value-type="string" calcext:value-type="string">
            <text:p>01/26/2018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0.007484" calcext:value-type="float">
            <text:p>0.007484</text:p>
          </table:table-cell>
          <table:table-cell office:value-type="float" office:value="0.008294" calcext:value-type="float">
            <text:p>0.008294</text:p>
          </table:table-cell>
          <table:table-cell office:value-type="float" office:value="0.006608" calcext:value-type="float">
            <text:p>0.006608</text:p>
          </table:table-cell>
          <table:table-cell office:value-type="string" calcext:value-type="string">
            <text:p>487.91M</text:p>
          </table:table-cell>
          <table:table-cell table:style-name="ce4" office:value-type="string" calcext:value-type="string">
            <text:p>-4.29%</text:p>
          </table:table-cell>
        </table:table-row>
        <table:table-row table:style-name="ro1">
          <table:table-cell table:style-name="ce4" office:value-type="string" calcext:value-type="string">
            <text:p>01/25/2018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0.00685" calcext:value-type="float">
            <text:p>0.00685</text:p>
          </table:table-cell>
          <table:table-cell office:value-type="string" calcext:value-type="string">
            <text:p>551.98M</text:p>
          </table:table-cell>
          <table:table-cell table:style-name="ce4" office:value-type="string" calcext:value-type="string">
            <text:p>6.09%</text:p>
          </table:table-cell>
        </table:table-row>
        <table:table-row table:style-name="ro1">
          <table:table-cell table:style-name="ce4" office:value-type="string" calcext:value-type="string">
            <text:p>01/24/2018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06558" calcext:value-type="float">
            <text:p>0.00655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6382" calcext:value-type="float">
            <text:p>0.006382</text:p>
          </table:table-cell>
          <table:table-cell office:value-type="string" calcext:value-type="string">
            <text:p>558.02M</text:p>
          </table:table-cell>
          <table:table-cell table:style-name="ce4" office:value-type="string" calcext:value-type="string">
            <text:p>6.89%</text:p>
          </table:table-cell>
        </table:table-row>
        <table:table-row table:style-name="ro1">
          <table:table-cell table:style-name="ce4" office:value-type="string" calcext:value-type="string">
            <text:p>01/23/2018</text:p>
          </table:table-cell>
          <table:table-cell office:value-type="float" office:value="0.006605" calcext:value-type="float">
            <text:p>0.006605</text:p>
          </table:table-cell>
          <table:table-cell office:value-type="float" office:value="0.006644" calcext:value-type="float">
            <text:p>0.006644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0.006082" calcext:value-type="float">
            <text:p>0.006082</text:p>
          </table:table-cell>
          <table:table-cell office:value-type="string" calcext:value-type="string">
            <text:p>600.76M</text:p>
          </table:table-cell>
          <table:table-cell table:style-name="ce4" office:value-type="string" calcext:value-type="string">
            <text:p>-0.68%</text:p>
          </table:table-cell>
        </table:table-row>
        <table:table-row table:style-name="ro1">
          <table:table-cell table:style-name="ce4" office:value-type="string" calcext:value-type="string">
            <text:p>01/22/2018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982" calcext:value-type="float">
            <text:p>0.00698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0.006169" calcext:value-type="float">
            <text:p>0.006169</text:p>
          </table:table-cell>
          <table:table-cell office:value-type="string" calcext:value-type="string">
            <text:p>599.13M</text:p>
          </table:table-cell>
          <table:table-cell table:style-name="ce4" office:value-type="string" calcext:value-type="string">
            <text:p>-4.66%</text:p>
          </table:table-cell>
        </table:table-row>
        <table:table-row table:style-name="ro1">
          <table:table-cell table:style-name="ce4" office:value-type="string" calcext:value-type="string">
            <text:p>01/21/2018</text:p>
          </table:table-cell>
          <table:table-cell office:value-type="float" office:value="0.006975" calcext:value-type="float">
            <text:p>0.006975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008385" calcext:value-type="float">
            <text:p>0.008385</text:p>
          </table:table-cell>
          <table:table-cell office:value-type="float" office:value="0.006794" calcext:value-type="float">
            <text:p>0.006794</text:p>
          </table:table-cell>
          <table:table-cell office:value-type="string" calcext:value-type="string">
            <text:p>537.24M</text:p>
          </table:table-cell>
          <table:table-cell table:style-name="ce4" office:value-type="string" calcext:value-type="string">
            <text:p>-16.56%</text:p>
          </table:table-cell>
        </table:table-row>
        <table:table-row table:style-name="ro1">
          <table:table-cell table:style-name="ce4" office:value-type="string" calcext:value-type="string">
            <text:p>01/20/2018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0.008654" calcext:value-type="float">
            <text:p>0.008654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490.14M</text:p>
          </table:table-cell>
          <table:table-cell table:style-name="ce4" office:value-type="string" calcext:value-type="string">
            <text:p>7.35%</text:p>
          </table:table-cell>
        </table:table-row>
        <table:table-row table:style-name="ro1">
          <table:table-cell table:style-name="ce4" office:value-type="string" calcext:value-type="string">
            <text:p>01/19/2018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0.007532" calcext:value-type="float">
            <text:p>0.007532</text:p>
          </table:table-cell>
          <table:table-cell office:value-type="float" office:value="0.008466" calcext:value-type="float">
            <text:p>0.008466</text:p>
          </table:table-cell>
          <table:table-cell office:value-type="float" office:value="0.007231" calcext:value-type="float">
            <text:p>0.007231</text:p>
          </table:table-cell>
          <table:table-cell office:value-type="string" calcext:value-type="string">
            <text:p>507.54M</text:p>
          </table:table-cell>
          <table:table-cell table:style-name="ce4" office:value-type="string" calcext:value-type="string">
            <text:p>3.41%</text:p>
          </table:table-cell>
        </table:table-row>
        <table:table-row table:style-name="ro1">
          <table:table-cell table:style-name="ce4" office:value-type="string" calcext:value-type="string">
            <text:p>01/18/2018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7623" calcext:value-type="float">
            <text:p>0.007623</text:p>
          </table:table-cell>
          <table:table-cell office:value-type="float" office:value="0.009238" calcext:value-type="float">
            <text:p>0.009238</text:p>
          </table:table-cell>
          <table:table-cell office:value-type="float" office:value="0.007052" calcext:value-type="float">
            <text:p>0.007052</text:p>
          </table:table-cell>
          <table:table-cell office:value-type="string" calcext:value-type="string">
            <text:p>610.96M</text:p>
          </table:table-cell>
          <table:table-cell table:style-name="ce4" office:value-type="string" calcext:value-type="string">
            <text:p>-1.18%</text:p>
          </table:table-cell>
        </table:table-row>
        <table:table-row table:style-name="ro1">
          <table:table-cell table:style-name="ce4" office:value-type="string" calcext:value-type="string">
            <text:p>01/17/2018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0.006562" calcext:value-type="float">
            <text:p>0.006562</text:p>
          </table:table-cell>
          <table:table-cell office:value-type="float" office:value="0.007879" calcext:value-type="float">
            <text:p>0.007879</text:p>
          </table:table-cell>
          <table:table-cell office:value-type="float" office:value="0.005416" calcext:value-type="float">
            <text:p>0.005416</text:p>
          </table:table-cell>
          <table:table-cell office:value-type="string" calcext:value-type="string">
            <text:p>621.35M</text:p>
          </table:table-cell>
          <table:table-cell table:style-name="ce4" office:value-type="string" calcext:value-type="string">
            <text:p>16.09%</text:p>
          </table:table-cell>
        </table:table-row>
        <table:table-row table:style-name="ro1">
          <table:table-cell table:style-name="ce4" office:value-type="string" calcext:value-type="string">
            <text:p>01/16/2018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.009701" calcext:value-type="float">
            <text:p>0.009701</text:p>
          </table:table-cell>
          <table:table-cell office:value-type="float" office:value="0.009757" calcext:value-type="float">
            <text:p>0.009757</text:p>
          </table:table-cell>
          <table:table-cell office:value-type="float" office:value="0.005551" calcext:value-type="float">
            <text:p>0.005551</text:p>
          </table:table-cell>
          <table:table-cell office:value-type="string" calcext:value-type="string">
            <text:p>681.08M</text:p>
          </table:table-cell>
          <table:table-cell table:style-name="ce4" office:value-type="string" calcext:value-type="string">
            <text:p>-32.48%</text:p>
          </table:table-cell>
        </table:table-row>
        <table:table-row table:style-name="ro1">
          <table:table-cell table:style-name="ce4" office:value-type="string" calcext:value-type="string">
            <text:p>01/15/2018</text:p>
          </table:table-cell>
          <table:table-cell office:value-type="float" office:value="0.009721" calcext:value-type="float">
            <text:p>0.009721</text:p>
          </table:table-cell>
          <table:table-cell office:value-type="float" office:value="0.011243" calcext:value-type="float">
            <text:p>0.01124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679" calcext:value-type="float">
            <text:p>0.009679</text:p>
          </table:table-cell>
          <table:table-cell office:value-type="string" calcext:value-type="string">
            <text:p>412.59M</text:p>
          </table:table-cell>
          <table:table-cell table:style-name="ce4" office:value-type="string" calcext:value-type="string">
            <text:p>-13.45%</text:p>
          </table:table-cell>
        </table:table-row>
        <table:table-row table:style-name="ro1">
          <table:table-cell table:style-name="ce4" office:value-type="string" calcext:value-type="string">
            <text:p>01/14/2018</text:p>
          </table:table-cell>
          <table:table-cell office:value-type="float" office:value="0.011232" calcext:value-type="float">
            <text:p>0.011232</text:p>
          </table:table-cell>
          <table:table-cell office:value-type="float" office:value="0.012263" calcext:value-type="float">
            <text:p>0.012263</text:p>
          </table:table-cell>
          <table:table-cell office:value-type="float" office:value="0.012345" calcext:value-type="float">
            <text:p>0.012345</text:p>
          </table:table-cell>
          <table:table-cell office:value-type="float" office:value="0.01056" calcext:value-type="float">
            <text:p>0.01056</text:p>
          </table:table-cell>
          <table:table-cell office:value-type="string" calcext:value-type="string">
            <text:p>433.41M</text:p>
          </table:table-cell>
          <table:table-cell table:style-name="ce4" office:value-type="string" calcext:value-type="string">
            <text:p>-8.38%</text:p>
          </table:table-cell>
        </table:table-row>
        <table:table-row table:style-name="ro1">
          <table:table-cell table:style-name="ce4" office:value-type="string" calcext:value-type="string">
            <text:p>01/13/2018</text:p>
          </table:table-cell>
          <table:table-cell office:value-type="float" office:value="0.012259" calcext:value-type="float">
            <text:p>0.012259</text:p>
          </table:table-cell>
          <table:table-cell office:value-type="float" office:value="0.012561" calcext:value-type="float">
            <text:p>0.012561</text:p>
          </table:table-cell>
          <table:table-cell office:value-type="float" office:value="0.013295" calcext:value-type="float">
            <text:p>0.013295</text:p>
          </table:table-cell>
          <table:table-cell office:value-type="float" office:value="0.012021" calcext:value-type="float">
            <text:p>0.012021</text:p>
          </table:table-cell>
          <table:table-cell office:value-type="string" calcext:value-type="string">
            <text:p>415.58M</text:p>
          </table:table-cell>
          <table:table-cell table:style-name="ce4" office:value-type="string" calcext:value-type="string">
            <text:p>-2.44%</text:p>
          </table:table-cell>
        </table:table-row>
        <table:table-row table:style-name="ro1">
          <table:table-cell table:style-name="ce4" office:value-type="string" calcext:value-type="string">
            <text:p>01/12/2018</text:p>
          </table:table-cell>
          <table:table-cell office:value-type="float" office:value="0.012566" calcext:value-type="float">
            <text:p>0.012566</text:p>
          </table:table-cell>
          <table:table-cell office:value-type="float" office:value="0.011188" calcext:value-type="float">
            <text:p>0.011188</text:p>
          </table:table-cell>
          <table:table-cell office:value-type="float" office:value="0.013158" calcext:value-type="float">
            <text:p>0.013158</text:p>
          </table:table-cell>
          <table:table-cell office:value-type="float" office:value="0.010708" calcext:value-type="float">
            <text:p>0.010708</text:p>
          </table:table-cell>
          <table:table-cell office:value-type="string" calcext:value-type="string">
            <text:p>405.01M</text:p>
          </table:table-cell>
          <table:table-cell table:style-name="ce4" office:value-type="string" calcext:value-type="string">
            <text:p>12.31%</text:p>
          </table:table-cell>
        </table:table-row>
        <table:table-row table:style-name="ro1">
          <table:table-cell table:style-name="ce4" office:value-type="string" calcext:value-type="string">
            <text:p>01/11/2018</text:p>
          </table:table-cell>
          <table:table-cell office:value-type="float" office:value="0.011189" calcext:value-type="float">
            <text:p>0.011189</text:p>
          </table:table-cell>
          <table:table-cell office:value-type="float" office:value="0.012868" calcext:value-type="float">
            <text:p>0.012868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520.26M</text:p>
          </table:table-cell>
          <table:table-cell table:style-name="ce4" office:value-type="string" calcext:value-type="string">
            <text:p>-12.85%</text:p>
          </table:table-cell>
        </table:table-row>
        <table:table-row table:style-name="ro1">
          <table:table-cell table:style-name="ce4" office:value-type="string" calcext:value-type="string">
            <text:p>01/10/2018</text:p>
          </table:table-cell>
          <table:table-cell office:value-type="float" office:value="0.012839" calcext:value-type="float">
            <text:p>0.012839</text:p>
          </table:table-cell>
          <table:table-cell office:value-type="float" office:value="0.013104" calcext:value-type="float">
            <text:p>0.01310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701" calcext:value-type="float">
            <text:p>0.010701</text:p>
          </table:table-cell>
          <table:table-cell office:value-type="string" calcext:value-type="string">
            <text:p>409.95M</text:p>
          </table:table-cell>
          <table:table-cell table:style-name="ce4" office:value-type="string" calcext:value-type="string">
            <text:p>-1.99%</text:p>
          </table:table-cell>
        </table:table-row>
        <table:table-row table:style-name="ro1">
          <table:table-cell table:style-name="ce4" office:value-type="string" calcext:value-type="string">
            <text:p>01/09/2018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14773" calcext:value-type="float">
            <text:p>0.014773</text:p>
          </table:table-cell>
          <table:table-cell office:value-type="float" office:value="0.015441" calcext:value-type="float">
            <text:p>0.015441</text:p>
          </table:table-cell>
          <table:table-cell office:value-type="float" office:value="0.012394" calcext:value-type="float">
            <text:p>0.012394</text:p>
          </table:table-cell>
          <table:table-cell office:value-type="string" calcext:value-type="string">
            <text:p>503.01M</text:p>
          </table:table-cell>
          <table:table-cell table:style-name="ce4" office:value-type="string" calcext:value-type="string">
            <text:p>-15.05%</text:p>
          </table:table-cell>
        </table:table-row>
        <table:table-row table:style-name="ro1">
          <table:table-cell table:style-name="ce4" office:value-type="string" calcext:value-type="string">
            <text:p>01/08/2018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42" calcext:value-type="float">
            <text:p>0.01542</text:p>
          </table:table-cell>
          <table:table-cell office:value-type="string" calcext:value-type="string">
            <text:p>175.97M</text:p>
          </table:table-cell>
          <table:table-cell table:style-name="ce4" office:value-type="string" calcext:value-type="string">
            <text:p>-9.29%</text:p>
          </table:table-cell>
        </table:table-row>
        <table:table-row table:style-name="ro1">
          <table:table-cell table:style-name="ce4" office:value-type="string" calcext:value-type="string">
            <text:p>01/07/2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612.39M</text:p>
          </table:table-cell>
          <table:table-cell table:style-name="ce4" office:value-type="string" calcext:value-type="string">
            <text:p>16.20%</text:p>
          </table:table-cell>
        </table:table-row>
        <table:table-row table:style-name="ro1">
          <table:table-cell table:style-name="ce4" office:value-type="string" calcext:value-type="string">
            <text:p>01/06/2018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612.55M</text:p>
          </table:table-cell>
          <table:table-cell table:style-name="ce4" office:value-type="string" calcext:value-type="string">
            <text:p>16.57%</text:p>
          </table:table-cell>
        </table:table-row>
        <table:table-row table:style-name="ro1">
          <table:table-cell table:style-name="ce4" office:value-type="string" calcext:value-type="string">
            <text:p>01/05/2018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9434" calcext:value-type="float">
            <text:p>0.009434</text:p>
          </table:table-cell>
          <table:table-cell office:value-type="string" calcext:value-type="string">
            <text:p>672.26M</text:p>
          </table:table-cell>
          <table:table-cell table:style-name="ce4" office:value-type="string" calcext:value-type="string">
            <text:p>30.55%</text:p>
          </table:table-cell>
        </table:table-row>
        <table:table-row table:style-name="ro1">
          <table:table-cell table:style-name="ce4" office:value-type="string" calcext:value-type="string">
            <text:p>01/04/2018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0.009205" calcext:value-type="float">
            <text:p>0.00920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8559" calcext:value-type="float">
            <text:p>0.008559</text:p>
          </table:table-cell>
          <table:table-cell office:value-type="string" calcext:value-type="string">
            <text:p>634.48M</text:p>
          </table:table-cell>
          <table:table-cell table:style-name="ce4" office:value-type="string" calcext:value-type="string">
            <text:p>4.43%</text:p>
          </table:table-cell>
        </table:table-row>
        <table:table-row table:style-name="ro1">
          <table:table-cell table:style-name="ce4" office:value-type="string" calcext:value-type="string">
            <text:p>01/03/2018</text:p>
          </table:table-cell>
          <table:table-cell office:value-type="float" office:value="0.009205" calcext:value-type="float">
            <text:p>0.0092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345" calcext:value-type="float">
            <text:p>0.009345</text:p>
          </table:table-cell>
          <table:table-cell office:value-type="float" office:value="0.00834" calcext:value-type="float">
            <text:p>0.00834</text:p>
          </table:table-cell>
          <table:table-cell office:value-type="string" calcext:value-type="string">
            <text:p>724.34M</text:p>
          </table:table-cell>
          <table:table-cell table:style-name="ce4" office:value-type="string" calcext:value-type="string">
            <text:p>2.28%</text:p>
          </table:table-cell>
        </table:table-row>
        <table:table-row table:style-name="ro1">
          <table:table-cell table:style-name="ce4" office:value-type="string" calcext:value-type="string">
            <text:p>01/02/2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678" calcext:value-type="float">
            <text:p>0.008678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316" calcext:value-type="float">
            <text:p>0.008316</text:p>
          </table:table-cell>
          <table:table-cell office:value-type="string" calcext:value-type="string">
            <text:p>721.15M</text:p>
          </table:table-cell>
          <table:table-cell table:style-name="ce4" office:value-type="string" calcext:value-type="string">
            <text:p>3.71%</text:p>
          </table:table-cell>
        </table:table-row>
        <table:table-row table:style-name="ro1">
          <table:table-cell table:style-name="ce4" office:value-type="string" calcext:value-type="string">
            <text:p>01/01/2018</text:p>
          </table:table-cell>
          <table:table-cell office:value-type="float" office:value="0.008678" calcext:value-type="float">
            <text:p>0.008678</text:p>
          </table:table-cell>
          <table:table-cell office:value-type="float" office:value="0.008927" calcext:value-type="float">
            <text:p>0.008927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796" calcext:value-type="float">
            <text:p>0.00796</text:p>
          </table:table-cell>
          <table:table-cell office:value-type="string" calcext:value-type="string">
            <text:p>575.22M</text:p>
          </table:table-cell>
          <table:table-cell table:style-name="ce4" office:value-type="string" calcext:value-type="string">
            <text:p>-2.79%</text:p>
          </table:table-cell>
        </table:table-row>
        <table:table-row table:style-name="ro1">
          <table:table-cell table:style-name="ce4" office:value-type="string" calcext:value-type="string">
            <text:p>12/31/2017</text:p>
          </table:table-cell>
          <table:table-cell office:value-type="float" office:value="0.008927" calcext:value-type="float">
            <text:p>0.008927</text:p>
          </table:table-cell>
          <table:table-cell office:value-type="float" office:value="0.007672" calcext:value-type="float">
            <text:p>0.00767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597.41M</text:p>
          </table:table-cell>
          <table:table-cell table:style-name="ce4" office:value-type="string" calcext:value-type="string">
            <text:p>16.36%</text:p>
          </table:table-cell>
        </table:table-row>
        <table:table-row table:style-name="ro1">
          <table:table-cell table:style-name="ce4" office:value-type="string" calcext:value-type="string">
            <text:p>12/30/2017</text:p>
          </table:table-cell>
          <table:table-cell office:value-type="float" office:value="0.007672" calcext:value-type="float">
            <text:p>0.007672</text:p>
          </table:table-cell>
          <table:table-cell office:value-type="float" office:value="0.009228" calcext:value-type="float">
            <text:p>0.009228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699" calcext:value-type="float">
            <text:p>0.00699</text:p>
          </table:table-cell>
          <table:table-cell office:value-type="string" calcext:value-type="string">
            <text:p>558.77M</text:p>
          </table:table-cell>
          <table:table-cell table:style-name="ce4" office:value-type="string" calcext:value-type="string">
            <text:p>-16.86%</text:p>
          </table:table-cell>
        </table:table-row>
        <table:table-row table:style-name="ro1">
          <table:table-cell table:style-name="ce4" office:value-type="string" calcext:value-type="string">
            <text:p>12/29/2017</text:p>
          </table:table-cell>
          <table:table-cell office:value-type="float" office:value="0.009228" calcext:value-type="float">
            <text:p>0.009228</text:p>
          </table:table-cell>
          <table:table-cell office:value-type="float" office:value="0.008244" calcext:value-type="float">
            <text:p>0.008244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7577" calcext:value-type="float">
            <text:p>0.007577</text:p>
          </table:table-cell>
          <table:table-cell office:value-type="string" calcext:value-type="string">
            <text:p>637.88M</text:p>
          </table:table-cell>
          <table:table-cell table:style-name="ce4" office:value-type="string" calcext:value-type="string">
            <text:p>11.94%</text:p>
          </table:table-cell>
        </table:table-row>
        <table:table-row table:style-name="ro1">
          <table:table-cell table:style-name="ce4" office:value-type="string" calcext:value-type="string">
            <text:p>12/28/2017</text:p>
          </table:table-cell>
          <table:table-cell office:value-type="float" office:value="0.008244" calcext:value-type="float">
            <text:p>0.008244</text:p>
          </table:table-cell>
          <table:table-cell office:value-type="float" office:value="0.008861" calcext:value-type="float">
            <text:p>0.008861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.007221" calcext:value-type="float">
            <text:p>0.007221</text:p>
          </table:table-cell>
          <table:table-cell office:value-type="string" calcext:value-type="string">
            <text:p>543.30M</text:p>
          </table:table-cell>
          <table:table-cell table:style-name="ce4" office:value-type="string" calcext:value-type="string">
            <text:p>-6.96%</text:p>
          </table:table-cell>
        </table:table-row>
        <table:table-row table:style-name="ro1">
          <table:table-cell table:style-name="ce4" office:value-type="string" calcext:value-type="string">
            <text:p>12/27/2017</text:p>
          </table:table-cell>
          <table:table-cell office:value-type="float" office:value="0.008861" calcext:value-type="float">
            <text:p>0.008861</text:p>
          </table:table-cell>
          <table:table-cell office:value-type="float" office:value="0.009332" calcext:value-type="float">
            <text:p>0.009332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809" calcext:value-type="float">
            <text:p>0.00809</text:p>
          </table:table-cell>
          <table:table-cell office:value-type="string" calcext:value-type="string">
            <text:p>505.32M</text:p>
          </table:table-cell>
          <table:table-cell table:style-name="ce4" office:value-type="string" calcext:value-type="string">
            <text:p>-5.05%</text:p>
          </table:table-cell>
        </table:table-row>
        <table:table-row table:style-name="ro1">
          <table:table-cell table:style-name="ce4" office:value-type="string" calcext:value-type="string">
            <text:p>12/26/2017</text:p>
          </table:table-cell>
          <table:table-cell office:value-type="float" office:value="0.009332" calcext:value-type="float">
            <text:p>0.009332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0.009686" calcext:value-type="float">
            <text:p>0.009686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608.89M</text:p>
          </table:table-cell>
          <table:table-cell table:style-name="ce4" office:value-type="string" calcext:value-type="string">
            <text:p>7.91%</text:p>
          </table:table-cell>
        </table:table-row>
        <table:table-row table:style-name="ro1">
          <table:table-cell table:style-name="ce4" office:value-type="string" calcext:value-type="string">
            <text:p>12/25/2017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0.008356" calcext:value-type="float">
            <text:p>0.008356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08124" calcext:value-type="float">
            <text:p>0.008124</text:p>
          </table:table-cell>
          <table:table-cell office:value-type="string" calcext:value-type="string">
            <text:p>713.90M</text:p>
          </table:table-cell>
          <table:table-cell table:style-name="ce4" office:value-type="string" calcext:value-type="string">
            <text:p>3.49%</text:p>
          </table:table-cell>
        </table:table-row>
        <table:table-row table:style-name="ro1">
          <table:table-cell table:style-name="ce4" office:value-type="string" calcext:value-type="string">
            <text:p>12/24/2017</text:p>
          </table:table-cell>
          <table:table-cell office:value-type="float" office:value="0.008356" calcext:value-type="float">
            <text:p>0.008356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8581" calcext:value-type="float">
            <text:p>0.008581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850.85M</text:p>
          </table:table-cell>
          <table:table-cell table:style-name="ce4" office:value-type="string" calcext:value-type="string">
            <text:p>20.25%</text:p>
          </table:table-cell>
        </table:table-row>
        <table:table-row table:style-name="ro1">
          <table:table-cell table:style-name="ce4" office:value-type="string" calcext:value-type="string">
            <text:p>12/23/2017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682" calcext:value-type="float">
            <text:p>0.005682</text:p>
          </table:table-cell>
          <table:table-cell office:value-type="string" calcext:value-type="string">
            <text:p>750.24M</text:p>
          </table:table-cell>
          <table:table-cell table:style-name="ce4" office:value-type="string" calcext:value-type="string">
            <text:p>14.46%</text:p>
          </table:table-cell>
        </table:table-row>
        <table:table-row table:style-name="ro1">
          <table:table-cell table:style-name="ce4" office:value-type="string" calcext:value-type="string">
            <text:p>12/22/2017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0.00427" calcext:value-type="float">
            <text:p>0.00427</text:p>
          </table:table-cell>
          <table:table-cell office:value-type="string" calcext:value-type="string">
            <text:p>952.23M</text:p>
          </table:table-cell>
          <table:table-cell table:style-name="ce4" office:value-type="string" calcext:value-type="string">
            <text:p>-19.02%</text:p>
          </table:table-cell>
        </table:table-row>
        <table:table-row table:style-name="ro1">
          <table:table-cell table:style-name="ce4" office:value-type="string" calcext:value-type="string">
            <text:p>12/21/2017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.008767" calcext:value-type="float">
            <text:p>0.008767</text:p>
          </table:table-cell>
          <table:table-cell office:value-type="float" office:value="0.006107" calcext:value-type="float">
            <text:p>0.006107</text:p>
          </table:table-cell>
          <table:table-cell office:value-type="string" calcext:value-type="string">
            <text:p>819.43M</text:p>
          </table:table-cell>
          <table:table-cell table:style-name="ce4" office:value-type="string" calcext:value-type="string">
            <text:p>17.29%</text:p>
          </table:table-cell>
        </table:table-row>
        <table:table-row table:style-name="ro1">
          <table:table-cell table:style-name="ce4" office:value-type="string" calcext:value-type="string">
            <text:p>12/20/2017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529" calcext:value-type="float">
            <text:p>0.004529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18.17%</text:p>
          </table:table-cell>
        </table:table-row>
        <table:table-row table:style-name="ro1">
          <table:table-cell table:style-name="ce4" office:value-type="string" calcext:value-type="string">
            <text:p>12/19/2017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5222" calcext:value-type="float">
            <text:p>0.005222</text:p>
          </table:table-cell>
          <table:table-cell office:value-type="string" calcext:value-type="string">
            <text:p>907.96M</text:p>
          </table:table-cell>
          <table:table-cell table:style-name="ce4" office:value-type="string" calcext:value-type="string">
            <text:p>-13.73%</text:p>
          </table:table-cell>
        </table:table-row>
        <table:table-row table:style-name="ro1">
          <table:table-cell table:style-name="ce4" office:value-type="string" calcext:value-type="string">
            <text:p>12/18/2017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582" calcext:value-type="float">
            <text:p>0.005582</text:p>
          </table:table-cell>
          <table:table-cell office:value-type="string" calcext:value-type="string">
            <text:p>802.77M</text:p>
          </table:table-cell>
          <table:table-cell table:style-name="ce4" office:value-type="string" calcext:value-type="string">
            <text:p>7.34%</text:p>
          </table:table-cell>
        </table:table-row>
        <table:table-row table:style-name="ro1">
          <table:table-cell table:style-name="ce4" office:value-type="string" calcext:value-type="string">
            <text:p>12/17/2017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005634" calcext:value-type="float">
            <text:p>0.005634</text:p>
          </table:table-cell>
          <table:table-cell office:value-type="float" office:value="0.007804" calcext:value-type="float">
            <text:p>0.007804</text:p>
          </table:table-cell>
          <table:table-cell office:value-type="float" office:value="0.005306" calcext:value-type="float">
            <text:p>0.005306</text:p>
          </table:table-cell>
          <table:table-cell office:value-type="string" calcext:value-type="string">
            <text:p>908.22M</text:p>
          </table:table-cell>
          <table:table-cell table:style-name="ce4" office:value-type="string" calcext:value-type="string">
            <text:p>3.67%</text:p>
          </table:table-cell>
        </table:table-row>
        <table:table-row table:style-name="ro1">
          <table:table-cell table:style-name="ce4" office:value-type="string" calcext:value-type="string">
            <text:p>12/16/2017</text:p>
          </table:table-cell>
          <table:table-cell office:value-type="float" office:value="0.005634" calcext:value-type="float">
            <text:p>0.005634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1.27B</text:p>
          </table:table-cell>
          <table:table-cell table:style-name="ce4" office:value-type="string" calcext:value-type="string">
            <text:p>53.98%</text:p>
          </table:table-cell>
        </table:table-row>
        <table:table-row table:style-name="ro1">
          <table:table-cell table:style-name="ce4" office:value-type="string" calcext:value-type="string">
            <text:p>12/15/2017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417" calcext:value-type="float">
            <text:p>0.003417</text:p>
          </table:table-cell>
          <table:table-cell office:value-type="string" calcext:value-type="string">
            <text:p>1.26B</text:p>
          </table:table-cell>
          <table:table-cell table:style-name="ce4" office:value-type="string" calcext:value-type="string">
            <text:p>1.89%</text:p>
          </table:table-cell>
        </table:table-row>
        <table:table-row table:style-name="ro1">
          <table:table-cell table:style-name="ce4" office:value-type="string" calcext:value-type="string">
            <text:p>12/14/2017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301" calcext:value-type="float">
            <text:p>0.003301</text:p>
          </table:table-cell>
          <table:table-cell office:value-type="string" calcext:value-type="string">
            <text:p>1.18B</text:p>
          </table:table-cell>
          <table:table-cell table:style-name="ce4" office:value-type="string" calcext:value-type="string">
            <text:p>6.18%</text:p>
          </table:table-cell>
        </table:table-row>
        <table:table-row table:style-name="ro1">
          <table:table-cell table:style-name="ce4" office:value-type="string" calcext:value-type="string">
            <text:p>12/13/2017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01" calcext:value-type="float">
            <text:p>0.00301</text:p>
          </table:table-cell>
          <table:table-cell office:value-type="string" calcext:value-type="string">
            <text:p>1.52B</text:p>
          </table:table-cell>
          <table:table-cell table:style-name="ce4" office:value-type="string" calcext:value-type="string">
            <text:p>8.19%</text:p>
          </table:table-cell>
        </table:table-row>
        <table:table-row table:style-name="ro1">
          <table:table-cell table:style-name="ce4" office:value-type="string" calcext:value-type="string">
            <text:p>12/12/2017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258" calcext:value-type="float">
            <text:p>0.00258</text:p>
          </table:table-cell>
          <table:table-cell office:value-type="string" calcext:value-type="string">
            <text:p>1.56B</text:p>
          </table:table-cell>
          <table:table-cell table:style-name="ce4" office:value-type="string" calcext:value-type="string">
            <text:p>18.14%</text:p>
          </table:table-cell>
        </table:table-row>
        <table:table-row table:style-name="ro1">
          <table:table-cell table:style-name="ce4" office:value-type="string" calcext:value-type="string">
            <text:p>12/11/2017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77" calcext:value-type="float">
            <text:p>0.002377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5.04%</text:p>
          </table:table-cell>
        </table:table-row>
        <table:table-row table:style-name="ro1">
          <table:table-cell table:style-name="ce4" office:value-type="string" calcext:value-type="string">
            <text:p>12/10/2017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1.69B</text:p>
          </table:table-cell>
          <table:table-cell table:style-name="ce4" office:value-type="string" calcext:value-type="string">
            <text:p>-1.76%</text:p>
          </table:table-cell>
        </table:table-row>
        <table:table-row table:style-name="ro1">
          <table:table-cell table:style-name="ce4" office:value-type="string" calcext:value-type="string">
            <text:p>12/09/2017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222" calcext:value-type="float">
            <text:p>0.00222</text:p>
          </table:table-cell>
          <table:table-cell office:value-type="string" calcext:value-type="string">
            <text:p>1.64B</text:p>
          </table:table-cell>
          <table:table-cell table:style-name="ce4" office:value-type="string" calcext:value-type="string">
            <text:p>-4.75%</text:p>
          </table:table-cell>
        </table:table-row>
        <table:table-row table:style-name="ro1">
          <table:table-cell table:style-name="ce4" office:value-type="string" calcext:value-type="string">
            <text:p>12/08/2017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2303" calcext:value-type="float">
            <text:p>0.002303</text:p>
          </table:table-cell>
          <table:table-cell office:value-type="string" calcext:value-type="string">
            <text:p>1.78B</text:p>
          </table:table-cell>
          <table:table-cell table:style-name="ce4" office:value-type="string" calcext:value-type="string">
            <text:p>0.98%</text:p>
          </table:table-cell>
        </table:table-row>
        <table:table-row table:style-name="ro1">
          <table:table-cell table:style-name="ce4" office:value-type="string" calcext:value-type="string">
            <text:p>12/07/2017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0.00238" calcext:value-type="float">
            <text:p>0.00238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3.09%</text:p>
          </table:table-cell>
        </table:table-row>
        <table:table-row table:style-name="ro1">
          <table:table-cell table:style-name="ce4" office:value-type="string" calcext:value-type="string">
            <text:p>12/06/2017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202" calcext:value-type="float">
            <text:p>0.002202</text:p>
          </table:table-cell>
          <table:table-cell office:value-type="string" calcext:value-type="string">
            <text:p>1.81B</text:p>
          </table:table-cell>
          <table:table-cell table:style-name="ce4" office:value-type="string" calcext:value-type="string">
            <text:p>4.82%</text:p>
          </table:table-cell>
        </table:table-row>
        <table:table-row table:style-name="ro1">
          <table:table-cell table:style-name="ce4" office:value-type="string" calcext:value-type="string">
            <text:p>12/05/2017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.002439" calcext:value-type="float">
            <text:p>0.002439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394" calcext:value-type="float">
            <text:p>0.002394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1.15%</text:p>
          </table:table-cell>
        </table:table-row>
        <table:table-row table:style-name="ro1">
          <table:table-cell table:style-name="ce4" office:value-type="string" calcext:value-type="string">
            <text:p>12/04/2017</text:p>
          </table:table-cell>
          <table:table-cell office:value-type="float" office:value="0.002439" calcext:value-type="float">
            <text:p>0.002439</text:p>
          </table:table-cell>
          <table:table-cell office:value-type="float" office:value="0.002186" calcext:value-type="float">
            <text:p>0.002186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2131" calcext:value-type="float">
            <text:p>0.002131</text:p>
          </table:table-cell>
          <table:table-cell office:value-type="string" calcext:value-type="string">
            <text:p>1.75B</text:p>
          </table:table-cell>
          <table:table-cell table:style-name="ce4" office:value-type="string" calcext:value-type="string">
            <text:p>11.57%</text:p>
          </table:table-cell>
        </table:table-row>
        <table:table-row table:style-name="ro1">
          <table:table-cell table:style-name="ce4" office:value-type="string" calcext:value-type="string">
            <text:p>12/03/2017</text:p>
          </table:table-cell>
          <table:table-cell office:value-type="float" office:value="0.002186" calcext:value-type="float">
            <text:p>0.002186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02339" calcext:value-type="float">
            <text:p>0.002339</text:p>
          </table:table-cell>
          <table:table-cell office:value-type="float" office:value="0.001977" calcext:value-type="float">
            <text:p>0.001977</text:p>
          </table:table-cell>
          <table:table-cell office:value-type="string" calcext:value-type="string">
            <text:p>2.28B</text:p>
          </table:table-cell>
          <table:table-cell table:style-name="ce4" office:value-type="string" calcext:value-type="string">
            <text:p>5.45%</text:p>
          </table:table-cell>
        </table:table-row>
        <table:table-row table:style-name="ro1">
          <table:table-cell table:style-name="ce4" office:value-type="string" calcext:value-type="string">
            <text:p>12/02/2017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0.002041" calcext:value-type="float">
            <text:p>0.002041</text:p>
          </table:table-cell>
          <table:table-cell office:value-type="string" calcext:value-type="string">
            <text:p>1.58B</text:p>
          </table:table-cell>
          <table:table-cell table:style-name="ce4" office:value-type="string" calcext:value-type="string">
            <text:p>-2.54%</text:p>
          </table:table-cell>
        </table:table-row>
        <table:table-row table:style-name="ro1">
          <table:table-cell table:style-name="ce4" office:value-type="string" calcext:value-type="string">
            <text:p>12/01/2017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971" calcext:value-type="float">
            <text:p>0.001971</text:p>
          </table:table-cell>
          <table:table-cell office:value-type="string" calcext:value-type="string">
            <text:p>1.99B</text:p>
          </table:table-cell>
          <table:table-cell table:style-name="ce4" office:value-type="string" calcext:value-type="string">
            <text:p>3.60%</text:p>
          </table:table-cell>
        </table:table-row>
        <table:table-row table:style-name="ro1">
          <table:table-cell table:style-name="ce4" office:value-type="string" calcext:value-type="string">
            <text:p>11/30/2017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002409" calcext:value-type="float">
            <text:p>0.002409</text:p>
          </table:table-cell>
          <table:table-cell office:value-type="float" office:value="0.001835" calcext:value-type="float">
            <text:p>0.001835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0.49%</text:p>
          </table:table-cell>
        </table:table-row>
        <table:table-row table:style-name="ro1">
          <table:table-cell table:style-name="ce4" office:value-type="string" calcext:value-type="string">
            <text:p>11/29/2017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909" calcext:value-type="float">
            <text:p>0.001909</text:p>
          </table:table-cell>
          <table:table-cell office:value-type="string" calcext:value-type="string">
            <text:p>2.36B</text:p>
          </table:table-cell>
          <table:table-cell table:style-name="ce4" office:value-type="string" calcext:value-type="string">
            <text:p>-13.43%</text:p>
          </table:table-cell>
        </table:table-row>
        <table:table-row table:style-name="ro1">
          <table:table-cell table:style-name="ce4" office:value-type="string" calcext:value-type="string">
            <text:p>11/28/2017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1925" calcext:value-type="float">
            <text:p>0.001925</text:p>
          </table:table-cell>
          <table:table-cell office:value-type="string" calcext:value-type="string">
            <text:p>2.25B</text:p>
          </table:table-cell>
          <table:table-cell table:style-name="ce4" office:value-type="string" calcext:value-type="string">
            <text:p>20.10%</text:p>
          </table:table-cell>
        </table:table-row>
        <table:table-row table:style-name="ro1">
          <table:table-cell table:style-name="ce4" office:value-type="string" calcext:value-type="string">
            <text:p>11/27/2017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0.001851" calcext:value-type="float">
            <text:p>0.001851</text:p>
          </table:table-cell>
          <table:table-cell office:value-type="string" calcext:value-type="string">
            <text:p>2.38B</text:p>
          </table:table-cell>
          <table:table-cell table:style-name="ce4" office:value-type="string" calcext:value-type="string">
            <text:p>0.41%</text:p>
          </table:table-cell>
        </table:table-row>
        <table:table-row table:style-name="ro1">
          <table:table-cell table:style-name="ce4" office:value-type="string" calcext:value-type="string">
            <text:p>11/26/2017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002148" calcext:value-type="float">
            <text:p>0.002148</text:p>
          </table:table-cell>
          <table:table-cell office:value-type="float" office:value="0.001846" calcext:value-type="float">
            <text:p>0.001846</text:p>
          </table:table-cell>
          <table:table-cell office:value-type="string" calcext:value-type="string">
            <text:p>1.35B</text:p>
          </table:table-cell>
          <table:table-cell table:style-name="ce4" office:value-type="string" calcext:value-type="string">
            <text:p>-5.64%</text:p>
          </table:table-cell>
        </table:table-row>
        <table:table-row table:style-name="ro1">
          <table:table-cell table:style-name="ce4" office:value-type="string" calcext:value-type="string">
            <text:p>11/25/2017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.00177" calcext:value-type="float">
            <text:p>0.00177</text:p>
          </table:table-cell>
          <table:table-cell office:value-type="string" calcext:value-type="string">
            <text:p>1.47B</text:p>
          </table:table-cell>
          <table:table-cell table:style-name="ce4" office:value-type="string" calcext:value-type="string">
            <text:p>8.99%</text:p>
          </table:table-cell>
        </table:table-row>
        <table:table-row table:style-name="ro1">
          <table:table-cell table:style-name="ce4" office:value-type="string" calcext:value-type="string">
            <text:p>11/24/2017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31" calcext:value-type="float">
            <text:p>0.001731</text:p>
          </table:table-cell>
          <table:table-cell office:value-type="string" calcext:value-type="string">
            <text:p>1.55B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table:style-name="ce4" office:value-type="string" calcext:value-type="string">
            <text:p>11/23/2017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001837" calcext:value-type="float">
            <text:p>0.001837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001642" calcext:value-type="float">
            <text:p>0.001642</text:p>
          </table:table-cell>
          <table:table-cell office:value-type="string" calcext:value-type="string">
            <text:p>1.52B</text:p>
          </table:table-cell>
          <table:table-cell table:style-name="ce4" office:value-type="string" calcext:value-type="string">
            <text:p>3.70%</text:p>
          </table:table-cell>
        </table:table-row>
        <table:table-row table:style-name="ro1">
          <table:table-cell table:style-name="ce4" office:value-type="string" calcext:value-type="string">
            <text:p>11/22/2017</text:p>
          </table:table-cell>
          <table:table-cell office:value-type="float" office:value="0.001837" calcext:value-type="float">
            <text:p>0.001837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2082" calcext:value-type="float">
            <text:p>0.002082</text:p>
          </table:table-cell>
          <table:table-cell office:value-type="float" office:value="0.001356" calcext:value-type="float">
            <text:p>0.001356</text:p>
          </table:table-cell>
          <table:table-cell office:value-type="string" calcext:value-type="string">
            <text:p>2.44B</text:p>
          </table:table-cell>
          <table:table-cell table:style-name="ce4" office:value-type="string" calcext:value-type="string">
            <text:p>33.50%</text:p>
          </table:table-cell>
        </table:table-row>
        <table:table-row table:style-name="ro1">
          <table:table-cell table:style-name="ce4" office:value-type="string" calcext:value-type="string">
            <text:p>11/21/2017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00128" calcext:value-type="float">
            <text:p>0.00128</text:p>
          </table:table-cell>
          <table:table-cell office:value-type="string" calcext:value-type="string">
            <text:p>2.41B</text:p>
          </table:table-cell>
          <table:table-cell table:style-name="ce4" office:value-type="string" calcext:value-type="string">
            <text:p>0.22%</text:p>
          </table:table-cell>
        </table:table-row>
        <table:table-row table:style-name="ro1">
          <table:table-cell table:style-name="ce4" office:value-type="string" calcext:value-type="string">
            <text:p>11/20/2017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83" calcext:value-type="float">
            <text:p>0.001283</text:p>
          </table:table-cell>
          <table:table-cell office:value-type="string" calcext:value-type="string">
            <text:p>1.31B</text:p>
          </table:table-cell>
          <table:table-cell table:style-name="ce4" office:value-type="string" calcext:value-type="string">
            <text:p>0.81%</text:p>
          </table:table-cell>
        </table:table-row>
        <table:table-row table:style-name="ro1">
          <table:table-cell table:style-name="ce4" office:value-type="string" calcext:value-type="string">
            <text:p>11/19/2017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1302" calcext:value-type="float">
            <text:p>0.001302</text:p>
          </table:table-cell>
          <table:table-cell office:value-type="string" calcext:value-type="string">
            <text:p>14.91M</text:p>
          </table:table-cell>
          <table:table-cell table:style-name="ce4" office:value-type="string" calcext:value-type="string">
            <text:p>3.18%</text:p>
          </table:table-cell>
        </table:table-row>
        <table:table-row table:style-name="ro1">
          <table:table-cell table:style-name="ce4" office:value-type="string" calcext:value-type="string">
            <text:p>11/18/2017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001255" calcext:value-type="float">
            <text:p>0.001255</text:p>
          </table:table-cell>
          <table:table-cell office:value-type="string" calcext:value-type="string">
            <text:p>1.35B</text:p>
          </table:table-cell>
          <table:table-cell table:style-name="ce4" office:value-type="string" calcext:value-type="string">
            <text:p>1.69%</text:p>
          </table:table-cell>
        </table:table-row>
        <table:table-row table:style-name="ro1">
          <table:table-cell table:style-name="ce4" office:value-type="string" calcext:value-type="string">
            <text:p>11/17/2017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0.001353" calcext:value-type="float">
            <text:p>0.001353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1208" calcext:value-type="float">
            <text:p>0.001208</text:p>
          </table:table-cell>
          <table:table-cell office:value-type="string" calcext:value-type="string">
            <text:p>2.05B</text:p>
          </table:table-cell>
          <table:table-cell table:style-name="ce4" office:value-type="string" calcext:value-type="string">
            <text:p>-4.07%</text:p>
          </table:table-cell>
        </table:table-row>
        <table:table-row table:style-name="ro1">
          <table:table-cell table:style-name="ce4" office:value-type="string" calcext:value-type="string">
            <text:p>11/16/2017</text:p>
          </table:table-cell>
          <table:table-cell office:value-type="float" office:value="0.001353" calcext:value-type="float">
            <text:p>0.001353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0.001266" calcext:value-type="float">
            <text:p>0.001266</text:p>
          </table:table-cell>
          <table:table-cell office:value-type="string" calcext:value-type="string">
            <text:p>2.00B</text:p>
          </table:table-cell>
          <table:table-cell table:style-name="ce4" office:value-type="string" calcext:value-type="string">
            <text:p>4.48%</text:p>
          </table:table-cell>
        </table:table-row>
        <table:table-row table:style-name="ro1">
          <table:table-cell table:style-name="ce4" office:value-type="string" calcext:value-type="string">
            <text:p>11/15/2017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.00117" calcext:value-type="float">
            <text:p>0.00117</text:p>
          </table:table-cell>
          <table:table-cell office:value-type="string" calcext:value-type="string">
            <text:p>2.06B</text:p>
          </table:table-cell>
          <table:table-cell table:style-name="ce4" office:value-type="string" calcext:value-type="string">
            <text:p>10.59%</text:p>
          </table:table-cell>
        </table:table-row>
        <table:table-row table:style-name="ro1">
          <table:table-cell table:style-name="ce4" office:value-type="string" calcext:value-type="string">
            <text:p>11/14/2017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29" calcext:value-type="float">
            <text:p>0.001129</text:p>
          </table:table-cell>
          <table:table-cell office:value-type="string" calcext:value-type="string">
            <text:p>2.79B</text:p>
          </table:table-cell>
          <table:table-cell table:style-name="ce4" office:value-type="string" calcext:value-type="string">
            <text:p>0.77%</text:p>
          </table:table-cell>
        </table:table-row>
        <table:table-row table:style-name="ro1">
          <table:table-cell table:style-name="ce4" office:value-type="string" calcext:value-type="string">
            <text:p>11/13/2017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048" calcext:value-type="float">
            <text:p>0.001048</text:p>
          </table:table-cell>
          <table:table-cell office:value-type="string" calcext:value-type="string">
            <text:p>1.97B</text:p>
          </table:table-cell>
          <table:table-cell table:style-name="ce4" office:value-type="string" calcext:value-type="string">
            <text:p>9.62%</text:p>
          </table:table-cell>
        </table:table-row>
        <table:table-row table:style-name="ro1">
          <table:table-cell table:style-name="ce4" office:value-type="string" calcext:value-type="string">
            <text:p>11/12/2017</text:p>
          </table:table-cell>
          <table:table-cell office:value-type="float" office:value="0.00106" calcext:value-type="float">
            <text:p>0.00106</text:p>
          </table:table-cell>
          <table:table-cell table:number-columns-repeated="2" office:value-type="float" office:value="0.001172" calcext:value-type="float">
            <text:p>0.001172</text:p>
          </table:table-cell>
          <table:table-cell office:value-type="float" office:value="0.001023" calcext:value-type="float">
            <text:p>0.001023</text:p>
          </table:table-cell>
          <table:table-cell office:value-type="string" calcext:value-type="string">
            <text:p>1.71B</text:p>
          </table:table-cell>
          <table:table-cell table:style-name="ce4" office:value-type="string" calcext:value-type="string">
            <text:p>-9.56%</text:p>
          </table:table-cell>
        </table:table-row>
        <table:table-row table:style-name="ro1">
          <table:table-cell table:style-name="ce4" office:value-type="string" calcext:value-type="string">
            <text:p>11/11/2017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25" calcext:value-type="float">
            <text:p>0.001125</text:p>
          </table:table-cell>
          <table:table-cell office:value-type="string" calcext:value-type="string">
            <text:p>1.14B</text:p>
          </table:table-cell>
          <table:table-cell table:style-name="ce4" office:value-type="string" calcext:value-type="string">
            <text:p>1.21%</text:p>
          </table:table-cell>
        </table:table-row>
        <table:table-row table:style-name="ro1">
          <table:table-cell table:style-name="ce4" office:value-type="string" calcext:value-type="string">
            <text:p>11/10/2017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3" calcext:value-type="float">
            <text:p>0.00113</text:p>
          </table:table-cell>
          <table:table-cell office:value-type="string" calcext:value-type="string">
            <text:p>748.05M</text:p>
          </table:table-cell>
          <table:table-cell table:style-name="ce4" office:value-type="string" calcext:value-type="string">
            <text:p>-16.81%</text:p>
          </table:table-cell>
        </table:table-row>
        <table:table-row table:style-name="ro1">
          <table:table-cell table:style-name="ce4" office:value-type="string" calcext:value-type="string">
            <text:p>11/09/2017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73" calcext:value-type="float">
            <text:p>0.001173</text:p>
          </table:table-cell>
          <table:table-cell office:value-type="string" calcext:value-type="string">
            <text:p>2.50B</text:p>
          </table:table-cell>
          <table:table-cell table:style-name="ce4" office:value-type="string" calcext:value-type="string">
            <text:p>16.88%</text:p>
          </table:table-cell>
        </table:table-row>
        <table:table-row table:style-name="ro1">
          <table:table-cell table:style-name="ce4" office:value-type="string" calcext:value-type="string">
            <text:p>11/08/2017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132" calcext:value-type="float">
            <text:p>0.001132</text:p>
          </table:table-cell>
          <table:table-cell office:value-type="string" calcext:value-type="string">
            <text:p>2.52B</text:p>
          </table:table-cell>
          <table:table-cell table:style-name="ce4" office:value-type="string" calcext:value-type="string">
            <text:p>1.88%</text:p>
          </table:table-cell>
        </table:table-row>
        <table:table-row table:style-name="ro1">
          <table:table-cell table:style-name="ce4" office:value-type="string" calcext:value-type="string">
            <text:p>11/07/2017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136" calcext:value-type="float">
            <text:p>0.001136</text:p>
          </table:table-cell>
          <table:table-cell office:value-type="string" calcext:value-type="string">
            <text:p>1.24B</text:p>
          </table:table-cell>
          <table:table-cell table:style-name="ce4" office:value-type="string" calcext:value-type="string">
            <text:p>2.27%</text:p>
          </table:table-cell>
        </table:table-row>
        <table:table-row table:style-name="ro1">
          <table:table-cell table:style-name="ce4" office:value-type="string" calcext:value-type="string">
            <text:p>11/06/2017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092" calcext:value-type="float">
            <text:p>0.001092</text:p>
          </table:table-cell>
          <table:table-cell office:value-type="string" calcext:value-type="string">
            <text:p>1.38B</text:p>
          </table:table-cell>
          <table:table-cell table:style-name="ce4" office:value-type="string" calcext:value-type="string">
            <text:p>-2.22%</text:p>
          </table:table-cell>
        </table:table-row>
        <table:table-row table:style-name="ro1">
          <table:table-cell table:style-name="ce4" office:value-type="string" calcext:value-type="string">
            <text:p>11/05/2017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1151" calcext:value-type="float">
            <text:p>0.001151</text:p>
          </table:table-cell>
          <table:table-cell office:value-type="string" calcext:value-type="string">
            <text:p>1.29B</text:p>
          </table:table-cell>
          <table:table-cell table:style-name="ce4" office:value-type="string" calcext:value-type="string">
            <text:p>-0.85%</text:p>
          </table:table-cell>
        </table:table-row>
        <table:table-row table:style-name="ro1">
          <table:table-cell table:style-name="ce4" office:value-type="string" calcext:value-type="string">
            <text:p>11/04/2017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1107" calcext:value-type="float">
            <text:p>0.001107</text:p>
          </table:table-cell>
          <table:table-cell office:value-type="string" calcext:value-type="string">
            <text:p>1.37B</text:p>
          </table:table-cell>
          <table:table-cell table:style-name="ce4" office:value-type="string" calcext:value-type="string">
            <text:p>4.06%</text:p>
          </table:table-cell>
        </table:table-row>
        <table:table-row table:style-name="ro1">
          <table:table-cell table:style-name="ce4" office:value-type="string" calcext:value-type="string">
            <text:p>11/03/2017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091" calcext:value-type="float">
            <text:p>0.001091</text:p>
          </table:table-cell>
          <table:table-cell office:value-type="string" calcext:value-type="string">
            <text:p>1.41B</text:p>
          </table:table-cell>
          <table:table-cell table:style-name="ce4" office:value-type="string" calcext:value-type="string">
            <text:p>1.16%</text:p>
          </table:table-cell>
        </table:table-row>
        <table:table-row table:style-name="ro1">
          <table:table-cell table:style-name="ce4" office:value-type="string" calcext:value-type="string">
            <text:p>11/02/2017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045" calcext:value-type="float">
            <text:p>0.001045</text:p>
          </table:table-cell>
          <table:table-cell office:value-type="string" calcext:value-type="string">
            <text:p>1.53B</text:p>
          </table:table-cell>
          <table:table-cell table:style-name="ce4" office:value-type="string" calcext:value-type="string">
            <text:p>-0.44%</text:p>
          </table:table-cell>
        </table:table-row>
        <table:table-row table:style-name="ro1">
          <table:table-cell table:style-name="ce4" office:value-type="string" calcext:value-type="string">
            <text:p>11/01/2017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09" calcext:value-type="float">
            <text:p>0.00109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-1.92%</text:p>
          </table:table-cell>
        </table:table-row>
        <table:table-row table:style-name="ro1">
          <table:table-cell table:style-name="ce4" office:value-type="string" calcext:value-type="string">
            <text:p>10/31/2017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1066" calcext:value-type="float">
            <text:p>0.001066</text:p>
          </table:table-cell>
          <table:table-cell office:value-type="string" calcext:value-type="string">
            <text:p>1.34B</text:p>
          </table:table-cell>
          <table:table-cell table:style-name="ce4" office:value-type="string" calcext:value-type="string">
            <text:p>-1.12%</text:p>
          </table:table-cell>
        </table:table-row>
        <table:table-row table:style-name="ro1">
          <table:table-cell table:style-name="ce4" office:value-type="string" calcext:value-type="string">
            <text:p>10/30/201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535.28M</text:p>
          </table:table-cell>
          <table:table-cell table:style-name="ce4" office:value-type="string" calcext:value-type="string">
            <text:p>-1.78%</text:p>
          </table:table-cell>
        </table:table-row>
        <table:table-row table:style-name="ro1">
          <table:table-cell table:style-name="ce4" office:value-type="string" calcext:value-type="string">
            <text:p>10/29/2017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02.91M</text:p>
          </table:table-cell>
          <table:table-cell table:style-name="ce4" office:value-type="string" calcext:value-type="string">
            <text:p>16.47%</text:p>
          </table:table-cell>
        </table:table-row>
        <table:table-row table:style-name="ro1">
          <table:table-cell table:style-name="ce4" office:value-type="string" calcext:value-type="string">
            <text:p>10/28/2017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0991" calcext:value-type="float">
            <text:p>0.000991</text:p>
          </table:table-cell>
          <table:table-cell office:value-type="string" calcext:value-type="string">
            <text:p>295.11M</text:p>
          </table:table-cell>
          <table:table-cell table:style-name="ce4" office:value-type="string" calcext:value-type="string">
            <text:p>-2.69%</text:p>
          </table:table-cell>
        </table:table-row>
        <table:table-row table:style-name="ro1">
          <table:table-cell table:style-name="ce4" office:value-type="string" calcext:value-type="string">
            <text:p>10/27/2017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02" calcext:value-type="float">
            <text:p>0.00102</text:p>
          </table:table-cell>
          <table:table-cell office:value-type="string" calcext:value-type="string">
            <text:p>998.25M</text:p>
          </table:table-cell>
          <table:table-cell table:style-name="ce4" office:value-type="string" calcext:value-type="string">
            <text:p>-1.70%</text:p>
          </table:table-cell>
        </table:table-row>
        <table:table-row table:style-name="ro1">
          <table:table-cell table:style-name="ce4" office:value-type="string" calcext:value-type="string">
            <text:p>10/26/2017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1019" calcext:value-type="float">
            <text:p>0.001019</text:p>
          </table:table-cell>
          <table:table-cell office:value-type="string" calcext:value-type="string">
            <text:p>494.95M</text:p>
          </table:table-cell>
          <table:table-cell table:style-name="ce4" office:value-type="string" calcext:value-type="string">
            <text:p>-1.76%</text:p>
          </table:table-cell>
        </table:table-row>
        <table:table-row table:style-name="ro1">
          <table:table-cell table:style-name="ce4" office:value-type="string" calcext:value-type="string">
            <text:p>10/25/2017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01" calcext:value-type="float">
            <text:p>0.001001</text:p>
          </table:table-cell>
          <table:table-cell office:value-type="string" calcext:value-type="string">
            <text:p>359.24M</text:p>
          </table:table-cell>
          <table:table-cell table:style-name="ce4" office:value-type="string" calcext:value-type="string">
            <text:p>1.79%</text:p>
          </table:table-cell>
        </table:table-row>
        <table:table-row table:style-name="ro1">
          <table:table-cell table:style-name="ce4" office:value-type="string" calcext:value-type="string">
            <text:p>10/24/2017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095" calcext:value-type="float">
            <text:p>0.00095</text:p>
          </table:table-cell>
          <table:table-cell office:value-type="string" calcext:value-type="string">
            <text:p>957.84M</text:p>
          </table:table-cell>
          <table:table-cell table:style-name="ce4" office:value-type="string" calcext:value-type="string">
            <text:p>4.95%</text:p>
          </table:table-cell>
        </table:table-row>
        <table:table-row table:style-name="ro1">
          <table:table-cell table:style-name="ce4" office:value-type="string" calcext:value-type="string">
            <text:p>10/23/2017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013" calcext:value-type="float">
            <text:p>0.001013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0.000966" calcext:value-type="float">
            <text:p>0.000966</text:p>
          </table:table-cell>
          <table:table-cell office:value-type="string" calcext:value-type="string">
            <text:p>2.11B</text:p>
          </table:table-cell>
          <table:table-cell table:style-name="ce4" office:value-type="string" calcext:value-type="string">
            <text:p>-0.30%</text:p>
          </table:table-cell>
        </table:table-row>
        <table:table-row table:style-name="ro1">
          <table:table-cell table:style-name="ce4" office:value-type="string" calcext:value-type="string">
            <text:p>10/22/2017</text:p>
          </table:table-cell>
          <table:table-cell office:value-type="float" office:value="0.001013" calcext:value-type="float">
            <text:p>0.001013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6" calcext:value-type="float">
            <text:p>0.00096</text:p>
          </table:table-cell>
          <table:table-cell office:value-type="string" calcext:value-type="string">
            <text:p>3.15B</text:p>
          </table:table-cell>
          <table:table-cell table:style-name="ce4" office:value-type="string" calcext:value-type="string">
            <text:p>3.37%</text:p>
          </table:table-cell>
        </table:table-row>
        <table:table-row table:style-name="ro1">
          <table:table-cell table:style-name="ce4" office:value-type="string" calcext:value-type="string">
            <text:p>10/21/2017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0932" calcext:value-type="float">
            <text:p>0.000932</text:p>
          </table:table-cell>
          <table:table-cell office:value-type="string" calcext:value-type="string">
            <text:p>3.18B</text:p>
          </table:table-cell>
          <table:table-cell table:style-name="ce4" office:value-type="string" calcext:value-type="string">
            <text:p>-5.77%</text:p>
          </table:table-cell>
        </table:table-row>
        <table:table-row table:style-name="ro1">
          <table:table-cell table:style-name="ce4" office:value-type="string" calcext:value-type="string">
            <text:p>10/20/2017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102" calcext:value-type="float">
            <text:p>0.00102</text:p>
          </table:table-cell>
          <table:table-cell office:value-type="string" calcext:value-type="string">
            <text:p>3.87B</text:p>
          </table:table-cell>
          <table:table-cell table:style-name="ce4" office:value-type="string" calcext:value-type="string">
            <text:p>-2.71%</text:p>
          </table:table-cell>
        </table:table-row>
        <table:table-row table:style-name="ro1">
          <table:table-cell table:style-name="ce4" office:value-type="string" calcext:value-type="string">
            <text:p>10/19/2017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1038" calcext:value-type="float">
            <text:p>0.001038</text:p>
          </table:table-cell>
          <table:table-cell office:value-type="string" calcext:value-type="string">
            <text:p>2.57B</text:p>
          </table:table-cell>
          <table:table-cell table:style-name="ce4" office:value-type="string" calcext:value-type="string">
            <text:p>1.62%</text:p>
          </table:table-cell>
        </table:table-row>
        <table:table-row table:style-name="ro1">
          <table:table-cell table:style-name="ce4" office:value-type="string" calcext:value-type="string">
            <text:p>10/18/2017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981" calcext:value-type="float">
            <text:p>0.000981</text:p>
          </table:table-cell>
          <table:table-cell office:value-type="string" calcext:value-type="string">
            <text:p>3.21B</text:p>
          </table:table-cell>
          <table:table-cell table:style-name="ce4" office:value-type="string" calcext:value-type="string">
            <text:p>-1.31%</text:p>
          </table:table-cell>
        </table:table-row>
        <table:table-row table:style-name="ro1">
          <table:table-cell table:style-name="ce4" office:value-type="string" calcext:value-type="string">
            <text:p>10/17/2017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056" calcext:value-type="float">
            <text:p>0.001056</text:p>
          </table:table-cell>
          <table:table-cell office:value-type="string" calcext:value-type="string">
            <text:p>16.31B</text:p>
          </table:table-cell>
          <table:table-cell table:style-name="ce4" office:value-type="string" calcext:value-type="string">
            <text:p>-7.38%</text:p>
          </table:table-cell>
        </table:table-row>
        <table:table-row table:style-name="ro1">
          <table:table-cell table:style-name="ce4" office:value-type="string" calcext:value-type="string">
            <text:p>10/16/2017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03" calcext:value-type="float">
            <text:p>0.00103</text:p>
          </table:table-cell>
          <table:table-cell office:value-type="string" calcext:value-type="string">
            <text:p>6.03B</text:p>
          </table:table-cell>
          <table:table-cell table:style-name="ce4" office:value-type="string" calcext:value-type="string">
            <text:p>6.57%</text:p>
          </table:table-cell>
        </table:table-row>
        <table:table-row table:style-name="ro1">
          <table:table-cell table:style-name="ce4" office:value-type="string" calcext:value-type="string">
            <text:p>10/15/2017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9" calcext:value-type="float">
            <text:p>0.00099</text:p>
          </table:table-cell>
          <table:table-cell office:value-type="string" calcext:value-type="string">
            <text:p>1.19B</text:p>
          </table:table-cell>
          <table:table-cell table:style-name="ce4" office:value-type="string" calcext:value-type="string">
            <text:p>1.22%</text:p>
          </table:table-cell>
        </table:table-row>
        <table:table-row table:style-name="ro1">
          <table:table-cell table:style-name="ce4" office:value-type="string" calcext:value-type="string">
            <text:p>10/14/2017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0.001009" calcext:value-type="float">
            <text:p>0.001009</text:p>
          </table:table-cell>
          <table:table-cell office:value-type="string" calcext:value-type="string">
            <text:p>1.17B</text:p>
          </table:table-cell>
          <table:table-cell table:style-name="ce4" office:value-type="string" calcext:value-type="string">
            <text:p>4.61%</text:p>
          </table:table-cell>
        </table:table-row>
        <table:table-row table:style-name="ro1">
          <table:table-cell table:style-name="ce4" office:value-type="string" calcext:value-type="string">
            <text:p>10/13/2017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984" calcext:value-type="float">
            <text:p>0.000984</text:p>
          </table:table-cell>
          <table:table-cell office:value-type="string" calcext:value-type="string">
            <text:p>1.46B</text:p>
          </table:table-cell>
          <table:table-cell table:style-name="ce4" office:value-type="string" calcext:value-type="string">
            <text:p>-2.95%</text:p>
          </table:table-cell>
        </table:table-row>
        <table:table-row table:style-name="ro1">
          <table:table-cell table:style-name="ce4" office:value-type="string" calcext:value-type="string">
            <text:p>10/12/2017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00103" calcext:value-type="float">
            <text:p>0.00103</text:p>
          </table:table-cell>
          <table:table-cell office:value-type="string" calcext:value-type="string">
            <text:p>1.20B</text:p>
          </table:table-cell>
          <table:table-cell table:style-name="ce4" office:value-type="string" calcext:value-type="string">
            <text:p>1.45%</text:p>
          </table:table-cell>
        </table:table-row>
        <table:table-row table:style-name="ro1">
          <table:table-cell table:style-name="ce4" office:value-type="string" calcext:value-type="string">
            <text:p>10/11/2017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988" calcext:value-type="float">
            <text:p>0.000988</text:p>
          </table:table-cell>
          <table:table-cell office:value-type="string" calcext:value-type="string">
            <text:p>1.13B</text:p>
          </table:table-cell>
          <table:table-cell table:style-name="ce4" office:value-type="string" calcext:value-type="string">
            <text:p>3.70%</text:p>
          </table:table-cell>
        </table:table-row>
        <table:table-row table:style-name="ro1">
          <table:table-cell table:style-name="ce4" office:value-type="string" calcext:value-type="string">
            <text:p>10/10/2017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0956" calcext:value-type="float">
            <text:p>0.000956</text:p>
          </table:table-cell>
          <table:table-cell office:value-type="string" calcext:value-type="string">
            <text:p>903.60M</text:p>
          </table:table-cell>
          <table:table-cell table:style-name="ce4" office:value-type="string" calcext:value-type="string">
            <text:p>2.36%</text:p>
          </table:table-cell>
        </table:table-row>
        <table:table-row table:style-name="ro1">
          <table:table-cell table:style-name="ce4" office:value-type="string" calcext:value-type="string">
            <text:p>10/09/2017</text:p>
          </table:table-cell>
          <table:table-cell office:value-type="float" office:value="0.000976" calcext:value-type="float">
            <text:p>0.000976</text:p>
          </table:table-cell>
          <table:table-cell table:number-columns-repeated="2" office:value-type="float" office:value="0.00106" calcext:value-type="float">
            <text:p>0.00106</text:p>
          </table:table-cell>
          <table:table-cell office:value-type="float" office:value="0.000961" calcext:value-type="float">
            <text:p>0.000961</text:p>
          </table:table-cell>
          <table:table-cell office:value-type="string" calcext:value-type="string">
            <text:p>669.53M</text:p>
          </table:table-cell>
          <table:table-cell table:style-name="ce4" office:value-type="string" calcext:value-type="string">
            <text:p>-7.92%</text:p>
          </table:table-cell>
        </table:table-row>
        <table:table-row table:style-name="ro1">
          <table:table-cell table:style-name="ce4" office:value-type="string" calcext:value-type="string">
            <text:p>10/08/2017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1035" calcext:value-type="float">
            <text:p>0.001035</text:p>
          </table:table-cell>
          <table:table-cell office:value-type="string" calcext:value-type="string">
            <text:p>62.11M</text:p>
          </table:table-cell>
          <table:table-cell table:style-name="ce4" office:value-type="string" calcext:value-type="string">
            <text:p>1.73%</text:p>
          </table:table-cell>
        </table:table-row>
        <table:table-row table:style-name="ro1">
          <table:table-cell table:style-name="ce4" office:value-type="string" calcext:value-type="string">
            <text:p>10/07/2017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0999" calcext:value-type="float">
            <text:p>0.000999</text:p>
          </table:table-cell>
          <table:table-cell office:value-type="string" calcext:value-type="string">
            <text:p>505.05M</text:p>
          </table:table-cell>
          <table:table-cell table:style-name="ce4" office:value-type="string" calcext:value-type="string">
            <text:p>1.76%</text:p>
          </table:table-cell>
        </table:table-row>
        <table:table-row table:style-name="ro1">
          <table:table-cell table:style-name="ce4" office:value-type="string" calcext:value-type="string">
            <text:p>10/06/2017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0.000979" calcext:value-type="float">
            <text:p>0.000979</text:p>
          </table:table-cell>
          <table:table-cell office:value-type="string" calcext:value-type="string">
            <text:p>1.23B</text:p>
          </table:table-cell>
          <table:table-cell table:style-name="ce4" office:value-type="string" calcext:value-type="string">
            <text:p>1.69%</text:p>
          </table:table-cell>
        </table:table-row>
        <table:table-row table:style-name="ro1">
          <table:table-cell table:style-name="ce4" office:value-type="string" calcext:value-type="string">
            <text:p>10/05/2017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0958" calcext:value-type="float">
            <text:p>0.000958</text:p>
          </table:table-cell>
          <table:table-cell office:value-type="string" calcext:value-type="string">
            <text:p>1.03B</text:p>
          </table:table-cell>
          <table:table-cell table:style-name="ce4" office:value-type="string" calcext:value-type="string">
            <text:p>-0.69%</text:p>
          </table:table-cell>
        </table:table-row>
        <table:table-row table:style-name="ro1">
          <table:table-cell table:style-name="ce4" office:value-type="string" calcext:value-type="string">
            <text:p>10/04/2017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1004" calcext:value-type="float">
            <text:p>0.001004</text:p>
          </table:table-cell>
          <table:table-cell office:value-type="string" calcext:value-type="string">
            <text:p>1.48B</text:p>
          </table:table-cell>
          <table:table-cell table:style-name="ce4" office:value-type="string" calcext:value-type="string">
            <text:p>-0.88%</text:p>
          </table:table-cell>
        </table:table-row>
        <table:table-row table:style-name="ro1">
          <table:table-cell table:style-name="ce4" office:value-type="string" calcext:value-type="string">
            <text:p>10/03/2017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0.00099" calcext:value-type="float">
            <text:p>0.00099</text:p>
          </table:table-cell>
          <table:table-cell office:value-type="string" calcext:value-type="string">
            <text:p>1.78B</text:p>
          </table:table-cell>
          <table:table-cell table:style-name="ce4" office:value-type="string" calcext:value-type="string">
            <text:p>-2.66%</text:p>
          </table:table-cell>
        </table:table-row>
        <table:table-row table:style-name="ro1">
          <table:table-cell table:style-name="ce4" office:value-type="string" calcext:value-type="string">
            <text:p>10/02/2017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042" calcext:value-type="float">
            <text:p>0.001042</text:p>
          </table:table-cell>
          <table:table-cell office:value-type="string" calcext:value-type="string">
            <text:p>1.25B</text:p>
          </table:table-cell>
          <table:table-cell table:style-name="ce4" office:value-type="string" calcext:value-type="string">
            <text:p>-2.32%</text:p>
          </table:table-cell>
        </table:table-row>
        <table:table-row table:style-name="ro1">
          <table:table-cell table:style-name="ce4" office:value-type="string" calcext:value-type="string">
            <text:p>10/01/2017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1.94B</text:p>
          </table:table-cell>
          <table:table-cell table:style-name="ce4" office:value-type="string" calcext:value-type="string">
            <text:p>-7.88%</text:p>
          </table:table-cell>
        </table:table-row>
        <table:table-row table:style-name="ro1">
          <table:table-cell table:style-name="ce4" office:value-type="string" calcext:value-type="string">
            <text:p>09/30/2017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.001084" calcext:value-type="float">
            <text:p>0.001084</text:p>
          </table:table-cell>
          <table:table-cell office:value-type="string" calcext:value-type="string">
            <text:p>1.34B</text:p>
          </table:table-cell>
          <table:table-cell table:style-name="ce4" office:value-type="string" calcext:value-type="string">
            <text:p>7.25%</text:p>
          </table:table-cell>
        </table:table-row>
        <table:table-row table:style-name="ro1">
          <table:table-cell table:style-name="ce4" office:value-type="string" calcext:value-type="string">
            <text:p>09/29/2017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0988" calcext:value-type="float">
            <text:p>0.000988</text:p>
          </table:table-cell>
          <table:table-cell office:value-type="string" calcext:value-type="string">
            <text:p>2.15B</text:p>
          </table:table-cell>
          <table:table-cell table:style-name="ce4" office:value-type="string" calcext:value-type="string">
            <text:p>-1.80%</text:p>
          </table:table-cell>
        </table:table-row>
        <table:table-row table:style-name="ro1">
          <table:table-cell table:style-name="ce4" office:value-type="string" calcext:value-type="string">
            <text:p>09/28/2017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061" calcext:value-type="float">
            <text:p>0.001061</text:p>
          </table:table-cell>
          <table:table-cell office:value-type="string" calcext:value-type="string">
            <text:p>872.99M</text:p>
          </table:table-cell>
          <table:table-cell table:style-name="ce4" office:value-type="string" calcext:value-type="string">
            <text:p>-4.31%</text:p>
          </table:table-cell>
        </table:table-row>
        <table:table-row table:style-name="ro1">
          <table:table-cell table:style-name="ce4" office:value-type="string" calcext:value-type="string">
            <text:p>09/27/2017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.001123" calcext:value-type="float">
            <text:p>0.001123</text:p>
          </table:table-cell>
          <table:table-cell office:value-type="string" calcext:value-type="string">
            <text:p>118.22M</text:p>
          </table:table-cell>
          <table:table-cell table:style-name="ce4" office:value-type="string" calcext:value-type="string">
            <text:p>0.78%</text:p>
          </table:table-cell>
        </table:table-row>
        <table:table-row table:style-name="ro1">
          <table:table-cell table:style-name="ce4" office:value-type="string" calcext:value-type="string">
            <text:p>09/26/2017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1045" calcext:value-type="float">
            <text:p>0.001045</text:p>
          </table:table-cell>
          <table:table-cell office:value-type="string" calcext:value-type="string">
            <text:p>48.86M</text:p>
          </table:table-cell>
          <table:table-cell table:style-name="ce4" office:value-type="string" calcext:value-type="string">
            <text:p>0.35%</text:p>
          </table:table-cell>
        </table:table-row>
        <table:table-row table:style-name="ro1">
          <table:table-cell table:style-name="ce4" office:value-type="string" calcext:value-type="string">
            <text:p>09/25/2017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0881" calcext:value-type="float">
            <text:p>0.000881</text:p>
          </table:table-cell>
          <table:table-cell office:value-type="string" calcext:value-type="string">
            <text:p>370.82M</text:p>
          </table:table-cell>
          <table:table-cell table:style-name="ce4" office:value-type="string" calcext:value-type="string">
            <text:p>28.76%</text:p>
          </table:table-cell>
        </table:table-row>
        <table:table-row table:style-name="ro1">
          <table:table-cell table:style-name="ce4" office:value-type="string" calcext:value-type="string">
            <text:p>09/24/2017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53" calcext:value-type="float">
            <text:p>0.000853</text:p>
          </table:table-cell>
          <table:table-cell office:value-type="string" calcext:value-type="string">
            <text:p>1.61B</text:p>
          </table:table-cell>
          <table:table-cell table:style-name="ce4" office:value-type="string" calcext:value-type="string">
            <text:p>-5.72%</text:p>
          </table:table-cell>
        </table:table-row>
        <table:table-row table:style-name="ro1">
          <table:table-cell table:style-name="ce4" office:value-type="string" calcext:value-type="string">
            <text:p>09/23/2017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757" calcext:value-type="float">
            <text:p>0.000757</text:p>
          </table:table-cell>
          <table:table-cell office:value-type="string" calcext:value-type="string">
            <text:p>1.71B</text:p>
          </table:table-cell>
          <table:table-cell table:style-name="ce4" office:value-type="string" calcext:value-type="string">
            <text:p>21.96%</text:p>
          </table:table-cell>
        </table:table-row>
        <table:table-row table:style-name="ro1">
          <table:table-cell table:style-name="ce4" office:value-type="string" calcext:value-type="string">
            <text:p>09/22/2017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69" calcext:value-type="float">
            <text:p>0.00069</text:p>
          </table:table-cell>
          <table:table-cell office:value-type="string" calcext:value-type="string">
            <text:p>1.63B</text:p>
          </table:table-cell>
          <table:table-cell table:style-name="ce4" office:value-type="string" calcext:value-type="string">
            <text:p>-0.26%</text:p>
          </table:table-cell>
        </table:table-row>
        <table:table-row table:style-name="ro1">
          <table:table-cell table:style-name="ce4" office:value-type="string" calcext:value-type="string">
            <text:p>09/21/2017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717" calcext:value-type="float">
            <text:p>0.000717</text:p>
          </table:table-cell>
          <table:table-cell office:value-type="string" calcext:value-type="string">
            <text:p>1.93B</text:p>
          </table:table-cell>
          <table:table-cell table:style-name="ce4" office:value-type="string" calcext:value-type="string">
            <text:p>-7.40%</text:p>
          </table:table-cell>
        </table:table-row>
        <table:table-row table:style-name="ro1">
          <table:table-cell table:style-name="ce4" office:value-type="string" calcext:value-type="string">
            <text:p>09/20/2017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815" calcext:value-type="float">
            <text:p>0.000815</text:p>
          </table:table-cell>
          <table:table-cell office:value-type="string" calcext:value-type="string">
            <text:p>957.06M</text:p>
          </table:table-cell>
          <table:table-cell table:style-name="ce4" office:value-type="string" calcext:value-type="string">
            <text:p>-4.34%</text:p>
          </table:table-cell>
        </table:table-row>
        <table:table-row table:style-name="ro1">
          <table:table-cell table:style-name="ce4" office:value-type="string" calcext:value-type="string">
            <text:p>09/19/2017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00084" calcext:value-type="float">
            <text:p>0.00084</text:p>
          </table:table-cell>
          <table:table-cell office:value-type="string" calcext:value-type="string">
            <text:p>186.74M</text:p>
          </table:table-cell>
          <table:table-cell table:style-name="ce4" office:value-type="string" calcext:value-type="string">
            <text:p>-6.81%</text:p>
          </table:table-cell>
        </table:table-row>
        <table:table-row table:style-name="ro1">
          <table:table-cell table:style-name="ce4" office:value-type="string" calcext:value-type="string">
            <text:p>09/18/2017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5" calcext:value-type="float">
            <text:p>0.000865</text:p>
          </table:table-cell>
          <table:table-cell office:value-type="string" calcext:value-type="string">
            <text:p>330.76M</text:p>
          </table:table-cell>
          <table:table-cell table:style-name="ce4" office:value-type="string" calcext:value-type="string">
            <text:p>8.67%</text:p>
          </table:table-cell>
        </table:table-row>
        <table:table-row table:style-name="ro1">
          <table:table-cell table:style-name="ce4" office:value-type="string" calcext:value-type="string">
            <text:p>09/17/2017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786" calcext:value-type="float">
            <text:p>0.000786</text:p>
          </table:table-cell>
          <table:table-cell office:value-type="string" calcext:value-type="string">
            <text:p>1.60B</text:p>
          </table:table-cell>
          <table:table-cell table:style-name="ce4" office:value-type="string" calcext:value-type="string">
            <text:p>-5.36%</text:p>
          </table:table-cell>
        </table:table-row>
        <table:table-row table:style-name="ro1">
          <table:table-cell table:style-name="ce4" office:value-type="string" calcext:value-type="string">
            <text:p>09/16/2017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00081" calcext:value-type="float">
            <text:p>0.00081</text:p>
          </table:table-cell>
          <table:table-cell office:value-type="string" calcext:value-type="string">
            <text:p>792.78M</text:p>
          </table:table-cell>
          <table:table-cell table:style-name="ce4" office:value-type="string" calcext:value-type="string">
            <text:p>-5.28%</text:p>
          </table:table-cell>
        </table:table-row>
        <table:table-row table:style-name="ro1">
          <table:table-cell table:style-name="ce4" office:value-type="string" calcext:value-type="string">
            <text:p>09/15/2017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0669" calcext:value-type="float">
            <text:p>0.000669</text:p>
          </table:table-cell>
          <table:table-cell office:value-type="string" calcext:value-type="string">
            <text:p>1.09B</text:p>
          </table:table-cell>
          <table:table-cell table:style-name="ce4" office:value-type="string" calcext:value-type="string">
            <text:p>1.26%</text:p>
          </table:table-cell>
        </table:table-row>
        <table:table-row table:style-name="ro1">
          <table:table-cell table:style-name="ce4" office:value-type="string" calcext:value-type="string">
            <text:p>09/14/2017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0095" calcext:value-type="float">
            <text:p>0.00095</text:p>
          </table:table-cell>
          <table:table-cell office:value-type="string" calcext:value-type="string">
            <text:p>1.79B</text:p>
          </table:table-cell>
          <table:table-cell table:style-name="ce4" office:value-type="string" calcext:value-type="string">
            <text:p>-32.12%</text:p>
          </table:table-cell>
        </table:table-row>
        <table:table-row table:style-name="ro1">
          <table:table-cell table:style-name="ce4" office:value-type="string" calcext:value-type="string">
            <text:p>09/13/2017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001493" calcext:value-type="float">
            <text:p>0.001493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0.001299" calcext:value-type="float">
            <text:p>0.001299</text:p>
          </table:table-cell>
          <table:table-cell office:value-type="string" calcext:value-type="string">
            <text:p>2.26B</text:p>
          </table:table-cell>
          <table:table-cell table:style-name="ce4" office:value-type="string" calcext:value-type="string">
            <text:p>-5.96%</text:p>
          </table:table-cell>
        </table:table-row>
        <table:table-row table:style-name="ro1">
          <table:table-cell table:style-name="ce4" office:value-type="string" calcext:value-type="string">
            <text:p>09/12/2017</text:p>
          </table:table-cell>
          <table:table-cell office:value-type="float" office:value="0.001493" calcext:value-type="float">
            <text:p>0.001493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57" calcext:value-type="float">
            <text:p>0.001457</text:p>
          </table:table-cell>
          <table:table-cell office:value-type="string" calcext:value-type="string">
            <text:p>1.95B</text:p>
          </table:table-cell>
          <table:table-cell table:style-name="ce4" office:value-type="string" calcext:value-type="string">
            <text:p>-1.91%</text:p>
          </table:table-cell>
        </table:table-row>
        <table:table-row table:style-name="ro1">
          <table:table-cell table:style-name="ce4" office:value-type="string" calcext:value-type="string">
            <text:p>09/11/2017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0147" calcext:value-type="float">
            <text:p>0.00147</text:p>
          </table:table-cell>
          <table:table-cell office:value-type="string" calcext:value-type="string">
            <text:p>1.72B</text:p>
          </table:table-cell>
          <table:table-cell table:style-name="ce4" office:value-type="string" calcext:value-type="string">
            <text:p>-1.42%</text:p>
          </table:table-cell>
        </table:table-row>
        <table:table-row table:style-name="ro1">
          <table:table-cell table:style-name="ce4" office:value-type="string" calcext:value-type="string">
            <text:p>09/10/2017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.80B</text:p>
          </table:table-cell>
          <table:table-cell table:style-name="ce4" office:value-type="string" calcext:value-type="string">
            <text:p>-10.65%</text:p>
          </table:table-cell>
        </table:table-row>
        <table:table-row table:style-name="ro1">
          <table:table-cell table:style-name="ce4" office:value-type="string" calcext:value-type="string">
            <text:p>09/09/2017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872" calcext:value-type="float">
            <text:p>0.001872</text:p>
          </table:table-cell>
          <table:table-cell office:value-type="float" office:value="0.001672" calcext:value-type="float">
            <text:p>0.001672</text:p>
          </table:table-cell>
          <table:table-cell office:value-type="string" calcext:value-type="string">
            <text:p>1.58B</text:p>
          </table:table-cell>
          <table:table-cell table:style-name="ce4" office:value-type="string" calcext:value-type="string">
            <text:p>-4.00%</text:p>
          </table:table-cell>
        </table:table-row>
        <table:table-row table:style-name="ro1">
          <table:table-cell table:style-name="ce4" office:value-type="string" calcext:value-type="string">
            <text:p>09/08/2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042" calcext:value-type="float">
            <text:p>0.002042</text:p>
          </table:table-cell>
          <table:table-cell office:value-type="float" office:value="0.001713" calcext:value-type="float">
            <text:p>0.001713</text:p>
          </table:table-cell>
          <table:table-cell office:value-type="string" calcext:value-type="string">
            <text:p>1.41B</text:p>
          </table:table-cell>
          <table:table-cell table:style-name="ce4" office:value-type="string" calcext:value-type="string">
            <text:p>-10.00%</text:p>
          </table:table-cell>
        </table:table-row>
        <table:table-row table:style-name="ro1">
          <table:table-cell table:style-name="ce4" office:value-type="string" calcext:value-type="string">
            <text:p>09/07/2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031" calcext:value-type="float">
            <text:p>0.002031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001954" calcext:value-type="float">
            <text:p>0.001954</text:p>
          </table:table-cell>
          <table:table-cell office:value-type="string" calcext:value-type="string">
            <text:p>1.36B</text:p>
          </table:table-cell>
          <table:table-cell table:style-name="ce4" office:value-type="string" calcext:value-type="string">
            <text:p>-1.53%</text:p>
          </table:table-cell>
        </table:table-row>
        <table:table-row table:style-name="ro1">
          <table:table-cell table:style-name="ce4" office:value-type="string" calcext:value-type="string">
            <text:p>09/06/2017</text:p>
          </table:table-cell>
          <table:table-cell office:value-type="float" office:value="0.002031" calcext:value-type="float">
            <text:p>0.002031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2085" calcext:value-type="float">
            <text:p>0.002085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667.87M</text:p>
          </table:table-cell>
          <table:table-cell table:style-name="ce4" office:value-type="string" calcext:value-type="string">
            <text:p>-0.88%</text:p>
          </table:table-cell>
        </table:table-row>
        <table:table-row table:style-name="ro1">
          <table:table-cell table:style-name="ce4" office:value-type="string" calcext:value-type="string">
            <text:p>09/05/2017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1879" calcext:value-type="float">
            <text:p>0.001879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708" calcext:value-type="float">
            <text:p>0.001708</text:p>
          </table:table-cell>
          <table:table-cell office:value-type="string" calcext:value-type="string">
            <text:p>335.01M</text:p>
          </table:table-cell>
          <table:table-cell table:style-name="ce4" office:value-type="string" calcext:value-type="string">
            <text:p>9.05%</text:p>
          </table:table-cell>
        </table:table-row>
        <table:table-row table:style-name="ro1">
          <table:table-cell table:style-name="ce4" office:value-type="string" calcext:value-type="string">
            <text:p>09/04/2017</text:p>
          </table:table-cell>
          <table:table-cell office:value-type="float" office:value="0.001879" calcext:value-type="float">
            <text:p>0.001879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837" calcext:value-type="float">
            <text:p>0.001837</text:p>
          </table:table-cell>
          <table:table-cell office:value-type="string" calcext:value-type="string">
            <text:p>1.01B</text:p>
          </table:table-cell>
          <table:table-cell table:style-name="ce4" office:value-type="string" calcext:value-type="string">
            <text:p>-13.01%</text:p>
          </table:table-cell>
        </table:table-row>
        <table:table-row table:style-name="ro1">
          <table:table-cell table:style-name="ce4" office:value-type="string" calcext:value-type="string">
            <text:p>09/03/2017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002089" calcext:value-type="float">
            <text:p>0.002089</text:p>
          </table:table-cell>
          <table:table-cell office:value-type="string" calcext:value-type="string">
            <text:p>1.49B</text:p>
          </table:table-cell>
          <table:table-cell table:style-name="ce4" office:value-type="string" calcext:value-type="string">
            <text:p>-0.83%</text:p>
          </table:table-cell>
        </table:table-row>
        <table:table-row table:style-name="ro1">
          <table:table-cell table:style-name="ce4" office:value-type="string" calcext:value-type="string">
            <text:p>09/02/2017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002853" calcext:value-type="float">
            <text:p>0.002853</text:p>
          </table:table-cell>
          <table:table-cell office:value-type="float" office:value="0.002117" calcext:value-type="float">
            <text:p>0.002117</text:p>
          </table:table-cell>
          <table:table-cell office:value-type="string" calcext:value-type="string">
            <text:p>844.59M</text:p>
          </table:table-cell>
          <table:table-cell table:style-name="ce4" office:value-type="string" calcext:value-type="string">
            <text:p>-12.60%</text:p>
          </table:table-cell>
        </table:table-row>
        <table:table-row table:style-name="ro1">
          <table:table-cell table:style-name="ce4" office:value-type="string" calcext:value-type="string">
            <text:p>09/01/2017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048" calcext:value-type="float">
            <text:p>0.002048</text:p>
          </table:table-cell>
          <table:table-cell office:value-type="string" calcext:value-type="string">
            <text:p>2.54B</text:p>
          </table:table-cell>
          <table:table-cell table:style-name="ce4" office:value-type="string" calcext:value-type="string">
            <text:p>18.67%</text:p>
          </table:table-cell>
        </table:table-row>
        <table:table-row table:style-name="ro1">
          <table:table-cell table:style-name="ce4" office:value-type="string" calcext:value-type="string">
            <text:p>08/31/201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119" calcext:value-type="float">
            <text:p>0.002119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963" calcext:value-type="float">
            <text:p>0.001963</text:p>
          </table:table-cell>
          <table:table-cell office:value-type="string" calcext:value-type="string">
            <text:p>3.88B</text:p>
          </table:table-cell>
          <table:table-cell table:style-name="ce4" office:value-type="string" calcext:value-type="string">
            <text:p>-0.90%</text:p>
          </table:table-cell>
        </table:table-row>
        <table:table-row table:style-name="ro1">
          <table:table-cell table:style-name="ce4" office:value-type="string" calcext:value-type="string">
            <text:p>08/30/2017</text:p>
          </table:table-cell>
          <table:table-cell office:value-type="float" office:value="0.002119" calcext:value-type="float">
            <text:p>0.002119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001777" calcext:value-type="float">
            <text:p>0.001777</text:p>
          </table:table-cell>
          <table:table-cell office:value-type="string" calcext:value-type="string">
            <text:p>4.47B</text:p>
          </table:table-cell>
          <table:table-cell table:style-name="ce4" office:value-type="string" calcext:value-type="string">
            <text:p>12.06%</text:p>
          </table:table-cell>
        </table:table-row>
        <table:table-row table:style-name="ro1">
          <table:table-cell table:style-name="ce4" office:value-type="string" calcext:value-type="string">
            <text:p>08/29/2017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77" calcext:value-type="float">
            <text:p>0.001777</text:p>
          </table:table-cell>
          <table:table-cell office:value-type="string" calcext:value-type="string">
            <text:p>1.52B</text:p>
          </table:table-cell>
          <table:table-cell table:style-name="ce4" office:value-type="string" calcext:value-type="string">
            <text:p>5.41%</text:p>
          </table:table-cell>
        </table:table-row>
        <table:table-row table:style-name="ro1">
          <table:table-cell table:style-name="ce4" office:value-type="string" calcext:value-type="string">
            <text:p>08/28/2017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703" calcext:value-type="float">
            <text:p>0.001703</text:p>
          </table:table-cell>
          <table:table-cell office:value-type="string" calcext:value-type="string">
            <text:p>163.08M</text:p>
          </table:table-cell>
          <table:table-cell table:style-name="ce4" office:value-type="string" calcext:value-type="string">
            <text:p>2.22%</text:p>
          </table:table-cell>
        </table:table-row>
        <table:table-row table:style-name="ro1">
          <table:table-cell table:style-name="ce4" office:value-type="string" calcext:value-type="string">
            <text:p>08/27/2017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.001752" calcext:value-type="float">
            <text:p>0.001752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.00171" calcext:value-type="float">
            <text:p>0.00171</text:p>
          </table:table-cell>
          <table:table-cell office:value-type="string" calcext:value-type="string">
            <text:p>7.03M</text:p>
          </table:table-cell>
          <table:table-cell table:style-name="ce4" office:value-type="string" calcext:value-type="string">
            <text:p>0.17%</text:p>
          </table:table-cell>
        </table:table-row>
        <table:table-row table:style-name="ro1">
          <table:table-cell table:style-name="ce4" office:value-type="string" calcext:value-type="string">
            <text:p>08/26/2017</text:p>
          </table:table-cell>
          <table:table-cell office:value-type="float" office:value="0.001752" calcext:value-type="float">
            <text:p>0.001752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0.001644" calcext:value-type="float">
            <text:p>0.001644</text:p>
          </table:table-cell>
          <table:table-cell office:value-type="string" calcext:value-type="string">
            <text:p>6.06M</text:p>
          </table:table-cell>
          <table:table-cell table:style-name="ce4" office:value-type="string" calcext:value-type="string">
            <text:p>1.62%</text:p>
          </table:table-cell>
        </table:table-row>
        <table:table-row table:style-name="ro1">
          <table:table-cell table:style-name="ce4" office:value-type="string" calcext:value-type="string">
            <text:p>08/25/2017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0.00169" calcext:value-type="float">
            <text:p>0.00169</text:p>
          </table:table-cell>
          <table:table-cell office:value-type="string" calcext:value-type="string">
            <text:p>7.88M</text:p>
          </table:table-cell>
          <table:table-cell table:style-name="ce4" office:value-type="string" calcext:value-type="string">
            <text:p>-4.49%</text:p>
          </table:table-cell>
        </table:table-row>
        <table:table-row table:style-name="ro1">
          <table:table-cell table:style-name="ce4" office:value-type="string" calcext:value-type="string">
            <text:p>08/24/2017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0.001661" calcext:value-type="float">
            <text:p>0.001661</text:p>
          </table:table-cell>
          <table:table-cell office:value-type="string" calcext:value-type="string">
            <text:p>5.88M</text:p>
          </table:table-cell>
          <table:table-cell table:style-name="ce4" office:value-type="string" calcext:value-type="string">
            <text:p>6.05%</text:p>
          </table:table-cell>
        </table:table-row>
        <table:table-row table:style-name="ro1">
          <table:table-cell table:style-name="ce4" office:value-type="string" calcext:value-type="string">
            <text:p>08/23/2017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0.001699" calcext:value-type="float">
            <text:p>0.001699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.00164" calcext:value-type="float">
            <text:p>0.00164</text:p>
          </table:table-cell>
          <table:table-cell office:value-type="string" calcext:value-type="string">
            <text:p>6.22M</text:p>
          </table:table-cell>
          <table:table-cell table:style-name="ce4" office:value-type="string" calcext:value-type="string">
            <text:p>0.18%</text:p>
          </table:table-cell>
        </table:table-row>
        <table:table-row table:style-name="ro1">
          <table:table-cell table:style-name="ce4" office:value-type="string" calcext:value-type="string">
            <text:p>08/22/2017</text:p>
          </table:table-cell>
          <table:table-cell office:value-type="float" office:value="0.001699" calcext:value-type="float">
            <text:p>0.001699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01498" calcext:value-type="float">
            <text:p>0.001498</text:p>
          </table:table-cell>
          <table:table-cell office:value-type="string" calcext:value-type="string">
            <text:p>7.10M</text:p>
          </table:table-cell>
          <table:table-cell table:style-name="ce4" office:value-type="string" calcext:value-type="string">
            <text:p>0.71%</text:p>
          </table:table-cell>
        </table:table-row>
        <table:table-row table:style-name="ro1">
          <table:table-cell table:style-name="ce4" office:value-type="string" calcext:value-type="string">
            <text:p>08/21/2017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001682" calcext:value-type="float">
            <text:p>0.001682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01629" calcext:value-type="float">
            <text:p>0.001629</text:p>
          </table:table-cell>
          <table:table-cell office:value-type="string" calcext:value-type="string">
            <text:p>6.68M</text:p>
          </table:table-cell>
          <table:table-cell table:style-name="ce4" office:value-type="string" calcext:value-type="string">
            <text:p>0.30%</text:p>
          </table:table-cell>
        </table:table-row>
        <table:table-row table:style-name="ro1">
          <table:table-cell table:style-name="ce4" office:value-type="string" calcext:value-type="string">
            <text:p>08/20/2017</text:p>
          </table:table-cell>
          <table:table-cell office:value-type="float" office:value="0.001682" calcext:value-type="float">
            <text:p>0.001682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1593" calcext:value-type="float">
            <text:p>0.001593</text:p>
          </table:table-cell>
          <table:table-cell office:value-type="string" calcext:value-type="string">
            <text:p>5.62M</text:p>
          </table:table-cell>
          <table:table-cell table:style-name="ce4" office:value-type="string" calcext:value-type="string">
            <text:p>1.26%</text:p>
          </table:table-cell>
        </table:table-row>
        <table:table-row table:style-name="ro1">
          <table:table-cell table:style-name="ce4" office:value-type="string" calcext:value-type="string">
            <text:p>08/19/2017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1743" calcext:value-type="float">
            <text:p>0.001743</text:p>
          </table:table-cell>
          <table:table-cell office:value-type="float" office:value="0.001569" calcext:value-type="float">
            <text:p>0.001569</text:p>
          </table:table-cell>
          <table:table-cell office:value-type="string" calcext:value-type="string">
            <text:p>5.91M</text:p>
          </table:table-cell>
          <table:table-cell table:style-name="ce4" office:value-type="string" calcext:value-type="string">
            <text:p>0.48%</text:p>
          </table:table-cell>
        </table:table-row>
        <table:table-row table:style-name="ro1">
          <table:table-cell table:style-name="ce4" office:value-type="string" calcext:value-type="string">
            <text:p>08/18/2017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0.001581" calcext:value-type="float">
            <text:p>0.001581</text:p>
          </table:table-cell>
          <table:table-cell office:value-type="string" calcext:value-type="string">
            <text:p>8.97M</text:p>
          </table:table-cell>
          <table:table-cell table:style-name="ce4" office:value-type="string" calcext:value-type="string">
            <text:p>-2.54%</text:p>
          </table:table-cell>
        </table:table-row>
        <table:table-row table:style-name="ro1">
          <table:table-cell table:style-name="ce4" office:value-type="string" calcext:value-type="string">
            <text:p>08/17/2017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.001576" calcext:value-type="float">
            <text:p>0.001576</text:p>
          </table:table-cell>
          <table:table-cell office:value-type="string" calcext:value-type="string">
            <text:p>7.85M</text:p>
          </table:table-cell>
          <table:table-cell table:style-name="ce4" office:value-type="string" calcext:value-type="string">
            <text:p>-3.96%</text:p>
          </table:table-cell>
        </table:table-row>
        <table:table-row table:style-name="ro1">
          <table:table-cell table:style-name="ce4" office:value-type="string" calcext:value-type="string">
            <text:p>08/16/2017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001699" calcext:value-type="float">
            <text:p>0.001699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.001647" calcext:value-type="float">
            <text:p>0.001647</text:p>
          </table:table-cell>
          <table:table-cell office:value-type="string" calcext:value-type="string">
            <text:p>7.43M</text:p>
          </table:table-cell>
          <table:table-cell table:style-name="ce4" office:value-type="string" calcext:value-type="string">
            <text:p>3.94%</text:p>
          </table:table-cell>
        </table:table-row>
        <table:table-row table:style-name="ro1">
          <table:table-cell table:style-name="ce4" office:value-type="string" calcext:value-type="string">
            <text:p>08/15/2017</text:p>
          </table:table-cell>
          <table:table-cell office:value-type="float" office:value="0.001699" calcext:value-type="float">
            <text:p>0.001699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.001565" calcext:value-type="float">
            <text:p>0.001565</text:p>
          </table:table-cell>
          <table:table-cell office:value-type="string" calcext:value-type="string">
            <text:p>7.54M</text:p>
          </table:table-cell>
          <table:table-cell table:style-name="ce4" office:value-type="string" calcext:value-type="string">
            <text:p>-3.14%</text:p>
          </table:table-cell>
        </table:table-row>
        <table:table-row table:style-name="ro1">
          <table:table-cell table:style-name="ce4" office:value-type="string" calcext:value-type="string">
            <text:p>08/14/2017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.001913" calcext:value-type="float">
            <text:p>0.001913</text:p>
          </table:table-cell>
          <table:table-cell office:value-type="float" office:value="0.00167" calcext:value-type="float">
            <text:p>0.00167</text:p>
          </table:table-cell>
          <table:table-cell office:value-type="string" calcext:value-type="string">
            <text:p>11.67M</text:p>
          </table:table-cell>
          <table:table-cell table:style-name="ce4" office:value-type="string" calcext:value-type="string">
            <text:p>-1.41%</text:p>
          </table:table-cell>
        </table:table-row>
        <table:table-row table:style-name="ro1">
          <table:table-cell table:style-name="ce4" office:value-type="string" calcext:value-type="string">
            <text:p>08/13/2017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.001854" calcext:value-type="float">
            <text:p>0.001854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1405" calcext:value-type="float">
            <text:p>0.001405</text:p>
          </table:table-cell>
          <table:table-cell office:value-type="string" calcext:value-type="string">
            <text:p>8.30M</text:p>
          </table:table-cell>
          <table:table-cell table:style-name="ce4" office:value-type="string" calcext:value-type="string">
            <text:p>-4.05%</text:p>
          </table:table-cell>
        </table:table-row>
        <table:table-row table:style-name="ro1">
          <table:table-cell table:style-name="ce4" office:value-type="string" calcext:value-type="string">
            <text:p>08/12/2017</text:p>
          </table:table-cell>
          <table:table-cell office:value-type="float" office:value="0.001854" calcext:value-type="float">
            <text:p>0.001854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1745" calcext:value-type="float">
            <text:p>0.001745</text:p>
          </table:table-cell>
          <table:table-cell office:value-type="string" calcext:value-type="string">
            <text:p>7.00M</text:p>
          </table:table-cell>
          <table:table-cell table:style-name="ce4" office:value-type="string" calcext:value-type="string">
            <text:p>-0.91%</text:p>
          </table:table-cell>
        </table:table-row>
        <table:table-row table:style-name="ro1">
          <table:table-cell table:style-name="ce4" office:value-type="string" calcext:value-type="string">
            <text:p>08/11/2017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1796" calcext:value-type="float">
            <text:p>0.001796</text:p>
          </table:table-cell>
          <table:table-cell office:value-type="string" calcext:value-type="string">
            <text:p>7.38M</text:p>
          </table:table-cell>
          <table:table-cell table:style-name="ce4" office:value-type="string" calcext:value-type="string">
            <text:p>-3.31%</text:p>
          </table:table-cell>
        </table:table-row>
        <table:table-row table:style-name="ro1">
          <table:table-cell table:style-name="ce4" office:value-type="string" calcext:value-type="string">
            <text:p>08/10/2017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.001814" calcext:value-type="float">
            <text:p>0.001814</text:p>
          </table:table-cell>
          <table:table-cell office:value-type="string" calcext:value-type="string">
            <text:p>7.11M</text:p>
          </table:table-cell>
          <table:table-cell table:style-name="ce4" office:value-type="string" calcext:value-type="string">
            <text:p>1.04%</text:p>
          </table:table-cell>
        </table:table-row>
        <table:table-row table:style-name="ro1">
          <table:table-cell table:style-name="ce4" office:value-type="string" calcext:value-type="string">
            <text:p>08/09/2017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1853" calcext:value-type="float">
            <text:p>0.001853</text:p>
          </table:table-cell>
          <table:table-cell office:value-type="string" calcext:value-type="string">
            <text:p>6.21M</text:p>
          </table:table-cell>
          <table:table-cell table:style-name="ce4" office:value-type="string" calcext:value-type="string">
            <text:p>-2.54%</text:p>
          </table:table-cell>
        </table:table-row>
        <table:table-row table:style-name="ro1">
          <table:table-cell table:style-name="ce4" office:value-type="string" calcext:value-type="string">
            <text:p>08/08/2017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893" calcext:value-type="float">
            <text:p>0.001893</text:p>
          </table:table-cell>
          <table:table-cell office:value-type="string" calcext:value-type="string">
            <text:p>8.21M</text:p>
          </table:table-cell>
          <table:table-cell table:style-name="ce4" office:value-type="string" calcext:value-type="string">
            <text:p>0.87%</text:p>
          </table:table-cell>
        </table:table-row>
        <table:table-row table:style-name="ro1">
          <table:table-cell table:style-name="ce4" office:value-type="string" calcext:value-type="string">
            <text:p>08/07/2017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00187" calcext:value-type="float">
            <text:p>0.00187</text:p>
          </table:table-cell>
          <table:table-cell office:value-type="string" calcext:value-type="string">
            <text:p>7.77M</text:p>
          </table:table-cell>
          <table:table-cell table:style-name="ce4" office:value-type="string" calcext:value-type="string">
            <text:p>0.62%</text:p>
          </table:table-cell>
        </table:table-row>
        <table:table-row table:style-name="ro1">
          <table:table-cell table:style-name="ce4" office:value-type="string" calcext:value-type="string">
            <text:p>08/06/2017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001931" calcext:value-type="float">
            <text:p>0.001931</text:p>
          </table:table-cell>
          <table:table-cell office:value-type="string" calcext:value-type="string">
            <text:p>4.69M</text:p>
          </table:table-cell>
          <table:table-cell table:style-name="ce4" office:value-type="string" calcext:value-type="string">
            <text:p>-6.38%</text:p>
          </table:table-cell>
        </table:table-row>
        <table:table-row table:style-name="ro1">
          <table:table-cell table:style-name="ce4" office:value-type="string" calcext:value-type="string">
            <text:p>08/05/2017</text:p>
          </table:table-cell>
          <table:table-cell office:value-type="float" office:value="0.002068" calcext:value-type="float">
            <text:p>0.002068</text:p>
          </table:table-cell>
          <table:table-cell office:value-type="float" office:value="0.001819" calcext:value-type="float">
            <text:p>0.001819</text:p>
          </table:table-cell>
          <table:table-cell office:value-type="float" office:value="0.002129" calcext:value-type="float">
            <text:p>0.002129</text:p>
          </table:table-cell>
          <table:table-cell office:value-type="float" office:value="0.00176" calcext:value-type="float">
            <text:p>0.00176</text:p>
          </table:table-cell>
          <table:table-cell office:value-type="string" calcext:value-type="string">
            <text:p>7.38M</text:p>
          </table:table-cell>
          <table:table-cell table:style-name="ce4" office:value-type="string" calcext:value-type="string">
            <text:p>13.69%</text:p>
          </table:table-cell>
        </table:table-row>
        <table:table-row table:style-name="ro1">
          <table:table-cell table:style-name="ce4" office:value-type="string" calcext:value-type="string">
            <text:p>08/04/2017</text:p>
          </table:table-cell>
          <table:table-cell office:value-type="float" office:value="0.001819" calcext:value-type="float">
            <text:p>0.001819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001837" calcext:value-type="float">
            <text:p>0.001837</text:p>
          </table:table-cell>
          <table:table-cell office:value-type="float" office:value="0.001676" calcext:value-type="float">
            <text:p>0.001676</text:p>
          </table:table-cell>
          <table:table-cell office:value-type="string" calcext:value-type="string">
            <text:p>5.85M</text:p>
          </table:table-cell>
          <table:table-cell table:style-name="ce4" office:value-type="string" calcext:value-type="string">
            <text:p>3.18%</text:p>
          </table:table-cell>
        </table:table-row>
        <table:table-row table:style-name="ro1">
          <table:table-cell table:style-name="ce4" office:value-type="string" calcext:value-type="string">
            <text:p>08/03/2017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.001901" calcext:value-type="float">
            <text:p>0.00190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5.88M</text:p>
          </table:table-cell>
          <table:table-cell table:style-name="ce4" office:value-type="string" calcext:value-type="string">
            <text:p>-4.50%</text:p>
          </table:table-cell>
        </table:table-row>
        <table:table-row table:style-name="ro1">
          <table:table-cell table:style-name="ce4" office:value-type="string" calcext:value-type="string">
            <text:p>08/02/2017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01676" calcext:value-type="float">
            <text:p>0.001676</text:p>
          </table:table-cell>
          <table:table-cell office:value-type="string" calcext:value-type="string">
            <text:p>7.60M</text:p>
          </table:table-cell>
          <table:table-cell table:style-name="ce4" office:value-type="string" calcext:value-type="string">
            <text:p>3.65%</text:p>
          </table:table-cell>
        </table:table-row>
        <table:table-row table:style-name="ro1">
          <table:table-cell table:style-name="ce4" office:value-type="string" calcext:value-type="string">
            <text:p>08/01/2017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001607" calcext:value-type="float">
            <text:p>0.001607</text:p>
          </table:table-cell>
          <table:table-cell office:value-type="string" calcext:value-type="string">
            <text:p>7.04M</text:p>
          </table:table-cell>
          <table:table-cell table:style-name="ce4" office:value-type="string" calcext:value-type="string">
            <text:p>6.39%</text:p>
          </table:table-cell>
        </table:table-row>
        <table:table-row table:style-name="ro1">
          <table:table-cell table:style-name="ce4" office:value-type="string" calcext:value-type="string">
            <text:p>07/31/2017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001819" calcext:value-type="float">
            <text:p>0.001819</text:p>
          </table:table-cell>
          <table:table-cell office:value-type="float" office:value="0.001592" calcext:value-type="float">
            <text:p>0.001592</text:p>
          </table:table-cell>
          <table:table-cell office:value-type="string" calcext:value-type="string">
            <text:p>5.94M</text:p>
          </table:table-cell>
          <table:table-cell table:style-name="ce4" office:value-type="string" calcext:value-type="string">
            <text:p>-0.71%</text:p>
          </table:table-cell>
        </table:table-row>
        <table:table-row table:style-name="ro1">
          <table:table-cell table:style-name="ce4" office:value-type="string" calcext:value-type="string">
            <text:p>07/30/2017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00168" calcext:value-type="float">
            <text:p>0.00168</text:p>
          </table:table-cell>
          <table:table-cell office:value-type="string" calcext:value-type="string">
            <text:p>4.32M</text:p>
          </table:table-cell>
          <table:table-cell table:style-name="ce4" office:value-type="string" calcext:value-type="string">
            <text:p>-3.33%</text:p>
          </table:table-cell>
        </table:table-row>
        <table:table-row table:style-name="ro1">
          <table:table-cell table:style-name="ce4" office:value-type="string" calcext:value-type="string">
            <text:p>07/29/2017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.001599" calcext:value-type="float">
            <text:p>0.001599</text:p>
          </table:table-cell>
          <table:table-cell office:value-type="string" calcext:value-type="string">
            <text:p>5.30M</text:p>
          </table:table-cell>
          <table:table-cell table:style-name="ce4" office:value-type="string" calcext:value-type="string">
            <text:p>-1.30%</text:p>
          </table:table-cell>
        </table:table-row>
        <table:table-row table:style-name="ro1">
          <table:table-cell table:style-name="ce4" office:value-type="string" calcext:value-type="string">
            <text:p>07/28/201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001842" calcext:value-type="float">
            <text:p>0.001842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001672" calcext:value-type="float">
            <text:p>0.001672</text:p>
          </table:table-cell>
          <table:table-cell office:value-type="string" calcext:value-type="string">
            <text:p>6.63M</text:p>
          </table:table-cell>
          <table:table-cell table:style-name="ce4" office:value-type="string" calcext:value-type="string">
            <text:p>-4.07%</text:p>
          </table:table-cell>
        </table:table-row>
        <table:table-row table:style-name="ro1">
          <table:table-cell table:style-name="ce4" office:value-type="string" calcext:value-type="string">
            <text:p>07/27/2017</text:p>
          </table:table-cell>
          <table:table-cell office:value-type="float" office:value="0.001842" calcext:value-type="float">
            <text:p>0.001842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01744" calcext:value-type="float">
            <text:p>0.001744</text:p>
          </table:table-cell>
          <table:table-cell office:value-type="string" calcext:value-type="string">
            <text:p>6.80M</text:p>
          </table:table-cell>
          <table:table-cell table:style-name="ce4" office:value-type="string" calcext:value-type="string">
            <text:p>3.31%</text:p>
          </table:table-cell>
        </table:table-row>
        <table:table-row table:style-name="ro1">
          <table:table-cell table:style-name="ce4" office:value-type="string" calcext:value-type="string">
            <text:p>07/26/2017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0.00165" calcext:value-type="float">
            <text:p>0.00165</text:p>
          </table:table-cell>
          <table:table-cell office:value-type="string" calcext:value-type="string">
            <text:p>1.32M</text:p>
          </table:table-cell>
          <table:table-cell table:style-name="ce4" office:value-type="string" calcext:value-type="string">
            <text:p>1.36%</text:p>
          </table:table-cell>
        </table:table-row>
        <table:table-row table:style-name="ro1">
          <table:table-cell table:style-name="ce4" office:value-type="string" calcext:value-type="string">
            <text:p>07/25/2017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001681" calcext:value-type="float">
            <text:p>0.001681</text:p>
          </table:table-cell>
          <table:table-cell office:value-type="string" calcext:value-type="string">
            <text:p>7.03M</text:p>
          </table:table-cell>
          <table:table-cell table:style-name="ce4" office:value-type="string" calcext:value-type="string">
            <text:p>-13.14%</text:p>
          </table:table-cell>
        </table:table-row>
        <table:table-row table:style-name="ro1">
          <table:table-cell table:style-name="ce4" office:value-type="string" calcext:value-type="string">
            <text:p>07/24/2017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1949" calcext:value-type="float">
            <text:p>0.001949</text:p>
          </table:table-cell>
          <table:table-cell office:value-type="string" calcext:value-type="string">
            <text:p>2.80M</text:p>
          </table:table-cell>
          <table:table-cell table:style-name="ce4" office:value-type="string" calcext:value-type="string">
            <text:p>0.90%</text:p>
          </table:table-cell>
        </table:table-row>
        <table:table-row table:style-name="ro1">
          <table:table-cell table:style-name="ce4" office:value-type="string" calcext:value-type="string">
            <text:p>07/23/2017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2093" calcext:value-type="float">
            <text:p>0.002093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965" calcext:value-type="float">
            <text:p>0.001965</text:p>
          </table:table-cell>
          <table:table-cell office:value-type="string" calcext:value-type="string">
            <text:p>2.39M</text:p>
          </table:table-cell>
          <table:table-cell table:style-name="ce4" office:value-type="string" calcext:value-type="string">
            <text:p>-4.11%</text:p>
          </table:table-cell>
        </table:table-row>
        <table:table-row table:style-name="ro1">
          <table:table-cell table:style-name="ce4" office:value-type="string" calcext:value-type="string">
            <text:p>07/22/2017</text:p>
          </table:table-cell>
          <table:table-cell office:value-type="float" office:value="0.002093" calcext:value-type="float">
            <text:p>0.002093</text:p>
          </table:table-cell>
          <table:table-cell office:value-type="float" office:value="0.001949" calcext:value-type="float">
            <text:p>0.001949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1949" calcext:value-type="float">
            <text:p>0.001949</text:p>
          </table:table-cell>
          <table:table-cell office:value-type="string" calcext:value-type="string">
            <text:p>1.05M</text:p>
          </table:table-cell>
          <table:table-cell table:style-name="ce4" office:value-type="string" calcext:value-type="string">
            <text:p>7.39%</text:p>
          </table:table-cell>
        </table:table-row>
        <table:table-row table:style-name="ro1">
          <table:table-cell table:style-name="ce4" office:value-type="string" calcext:value-type="string">
            <text:p>07/21/2017</text:p>
          </table:table-cell>
          <table:table-cell office:value-type="float" office:value="0.001949" calcext:value-type="float">
            <text:p>0.001949</text:p>
          </table:table-cell>
          <table:table-cell office:value-type="float" office:value="0.001872" calcext:value-type="float">
            <text:p>0.001872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001854" calcext:value-type="float">
            <text:p>0.001854</text:p>
          </table:table-cell>
          <table:table-cell office:value-type="string" calcext:value-type="string">
            <text:p>1.32M</text:p>
          </table:table-cell>
          <table:table-cell table:style-name="ce4" office:value-type="string" calcext:value-type="string">
            <text:p>4.11%</text:p>
          </table:table-cell>
        </table:table-row>
        <table:table-row table:style-name="ro1">
          <table:table-cell table:style-name="ce4" office:value-type="string" calcext:value-type="string">
            <text:p>07/20/2017</text:p>
          </table:table-cell>
          <table:table-cell office:value-type="float" office:value="0.001872" calcext:value-type="float">
            <text:p>0.001872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1628" calcext:value-type="float">
            <text:p>0.001628</text:p>
          </table:table-cell>
          <table:table-cell office:value-type="string" calcext:value-type="string">
            <text:p>5.19M</text:p>
          </table:table-cell>
          <table:table-cell table:style-name="ce4" office:value-type="string" calcext:value-type="string">
            <text:p>14.36%</text:p>
          </table:table-cell>
        </table:table-row>
        <table:table-row table:style-name="ro1">
          <table:table-cell table:style-name="ce4" office:value-type="string" calcext:value-type="string">
            <text:p>07/19/2017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1589" calcext:value-type="float">
            <text:p>0.001589</text:p>
          </table:table-cell>
          <table:table-cell office:value-type="string" calcext:value-type="string">
            <text:p>3.01M</text:p>
          </table:table-cell>
          <table:table-cell table:style-name="ce4" office:value-type="string" calcext:value-type="string">
            <text:p>-9.16%</text:p>
          </table:table-cell>
        </table:table-row>
        <table:table-row table:style-name="ro1">
          <table:table-cell table:style-name="ce4" office:value-type="string" calcext:value-type="string">
            <text:p>07/18/2017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0.001563" calcext:value-type="float">
            <text:p>0.001563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0143" calcext:value-type="float">
            <text:p>0.00143</text:p>
          </table:table-cell>
          <table:table-cell office:value-type="string" calcext:value-type="string">
            <text:p>4.21M</text:p>
          </table:table-cell>
          <table:table-cell table:style-name="ce4" office:value-type="string" calcext:value-type="string">
            <text:p>15.29%</text:p>
          </table:table-cell>
        </table:table-row>
        <table:table-row table:style-name="ro1">
          <table:table-cell table:style-name="ce4" office:value-type="string" calcext:value-type="string">
            <text:p>07/17/2017</text:p>
          </table:table-cell>
          <table:table-cell office:value-type="float" office:value="0.001563" calcext:value-type="float">
            <text:p>0.001563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.001293" calcext:value-type="float">
            <text:p>0.001293</text:p>
          </table:table-cell>
          <table:table-cell office:value-type="string" calcext:value-type="string">
            <text:p>9.72M</text:p>
          </table:table-cell>
          <table:table-cell table:style-name="ce4" office:value-type="string" calcext:value-type="string">
            <text:p>19.77%</text:p>
          </table:table-cell>
        </table:table-row>
        <table:table-row table:style-name="ro1">
          <table:table-cell table:style-name="ce4" office:value-type="string" calcext:value-type="string">
            <text:p>07/16/2017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251" calcext:value-type="float">
            <text:p>0.001251</text:p>
          </table:table-cell>
          <table:table-cell office:value-type="string" calcext:value-type="string">
            <text:p>19.14M</text:p>
          </table:table-cell>
          <table:table-cell table:style-name="ce4" office:value-type="string" calcext:value-type="string">
            <text:p>-10.98%</text:p>
          </table:table-cell>
        </table:table-row>
        <table:table-row table:style-name="ro1">
          <table:table-cell table:style-name="ce4" office:value-type="string" calcext:value-type="string">
            <text:p>07/15/2017</text:p>
          </table:table-cell>
          <table:table-cell office:value-type="float" office:value="0.001466" calcext:value-type="float">
            <text:p>0.001466</text:p>
          </table:table-cell>
          <table:table-cell table:number-columns-repeated="2" office:value-type="float" office:value="0.001661" calcext:value-type="float">
            <text:p>0.001661</text:p>
          </table:table-cell>
          <table:table-cell office:value-type="float" office:value="0.001446" calcext:value-type="float">
            <text:p>0.001446</text:p>
          </table:table-cell>
          <table:table-cell office:value-type="string" calcext:value-type="string">
            <text:p>10.31M</text:p>
          </table:table-cell>
          <table:table-cell table:style-name="ce4" office:value-type="string" calcext:value-type="string">
            <text:p>-11.74%</text:p>
          </table:table-cell>
        </table:table-row>
        <table:table-row table:style-name="ro1">
          <table:table-cell table:style-name="ce4" office:value-type="string" calcext:value-type="string">
            <text:p>07/14/2017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.001545" calcext:value-type="float">
            <text:p>0.001545</text:p>
          </table:table-cell>
          <table:table-cell office:value-type="string" calcext:value-type="string">
            <text:p>14.95M</text:p>
          </table:table-cell>
          <table:table-cell table:style-name="ce4" office:value-type="string" calcext:value-type="string">
            <text:p>-6.84%</text:p>
          </table:table-cell>
        </table:table-row>
        <table:table-row table:style-name="ro1">
          <table:table-cell table:style-name="ce4" office:value-type="string" calcext:value-type="string">
            <text:p>07/13/2017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0.001848" calcext:value-type="float">
            <text:p>0.001848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01719" calcext:value-type="float">
            <text:p>0.001719</text:p>
          </table:table-cell>
          <table:table-cell office:value-type="string" calcext:value-type="string">
            <text:p>10.59M</text:p>
          </table:table-cell>
          <table:table-cell table:style-name="ce4" office:value-type="string" calcext:value-type="string">
            <text:p>-3.52%</text:p>
          </table:table-cell>
        </table:table-row>
        <table:table-row table:style-name="ro1">
          <table:table-cell table:style-name="ce4" office:value-type="string" calcext:value-type="string">
            <text:p>07/12/2017</text:p>
          </table:table-cell>
          <table:table-cell office:value-type="float" office:value="0.001848" calcext:value-type="float">
            <text:p>0.001848</text:p>
          </table:table-cell>
          <table:table-cell table:number-columns-repeated="2" office:value-type="float" office:value="0.002197" calcext:value-type="float">
            <text:p>0.002197</text:p>
          </table:table-cell>
          <table:table-cell office:value-type="float" office:value="0.00174" calcext:value-type="float">
            <text:p>0.00174</text:p>
          </table:table-cell>
          <table:table-cell office:value-type="string" calcext:value-type="string">
            <text:p>8.91M</text:p>
          </table:table-cell>
          <table:table-cell table:style-name="ce4" office:value-type="string" calcext:value-type="string">
            <text:p>-15.23%</text:p>
          </table:table-cell>
        </table:table-row>
        <table:table-row table:style-name="ro1">
          <table:table-cell table:style-name="ce4" office:value-type="string" calcext:value-type="string">
            <text:p>07/11/2017</text:p>
          </table:table-cell>
          <table:table-cell table:number-columns-repeated="4" office:value-type="float" office:value="0.00218" calcext:value-type="float">
            <text:p>0.00218</text:p>
          </table:table-cell>
          <table:table-cell/>
          <table:table-cell table:style-name="ce4" office:value-type="string" calcext:value-type="string">
            <text:p>0.00%</text:p>
          </table:table-cell>
        </table:table-row>
        <table:table-row table:style-name="ro1">
          <table:table-cell table:style-name="ce4" office:value-type="string" calcext:value-type="string">
            <text:p>07/10/2017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002169" calcext:value-type="float">
            <text:p>0.002169</text:p>
          </table:table-cell>
          <table:table-cell office:value-type="string" calcext:value-type="string">
            <text:p>5.87M</text:p>
          </table:table-cell>
          <table:table-cell table:style-name="ce4" office:value-type="string" calcext:value-type="string">
            <text:p>-4.55%</text:p>
          </table:table-cell>
        </table:table-row>
        <table:table-row table:style-name="ro1">
          <table:table-cell table:style-name="ce4" office:value-type="string" calcext:value-type="string">
            <text:p>07/09/2017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0.002351" calcext:value-type="float">
            <text:p>0.002351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.002264" calcext:value-type="float">
            <text:p>0.002264</text:p>
          </table:table-cell>
          <table:table-cell office:value-type="string" calcext:value-type="string">
            <text:p>6.93M</text:p>
          </table:table-cell>
          <table:table-cell table:style-name="ce4" office:value-type="string" calcext:value-type="string">
            <text:p>-2.85%</text:p>
          </table:table-cell>
        </table:table-row>
        <table:table-row table:style-name="ro1">
          <table:table-cell table:style-name="ce4" office:value-type="string" calcext:value-type="string">
            <text:p>07/08/2017</text:p>
          </table:table-cell>
          <table:table-cell office:value-type="float" office:value="0.002351" calcext:value-type="float">
            <text:p>0.002351</text:p>
          </table:table-cell>
          <table:table-cell office:value-type="float" office:value="0.002382" calcext:value-type="float">
            <text:p>0.002382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002166" calcext:value-type="float">
            <text:p>0.002166</text:p>
          </table:table-cell>
          <table:table-cell office:value-type="string" calcext:value-type="string">
            <text:p>5.23M</text:p>
          </table:table-cell>
          <table:table-cell table:style-name="ce4" office:value-type="string" calcext:value-type="string">
            <text:p>-1.30%</text:p>
          </table:table-cell>
        </table:table-row>
        <table:table-row table:style-name="ro1">
          <table:table-cell table:style-name="ce4" office:value-type="string" calcext:value-type="string">
            <text:p>07/07/2017</text:p>
          </table:table-cell>
          <table:table-cell office:value-type="float" office:value="0.002382" calcext:value-type="float">
            <text:p>0.002382</text:p>
          </table:table-cell>
          <table:table-cell table:number-columns-repeated="2" office:value-type="float" office:value="0.002688" calcext:value-type="float">
            <text:p>0.002688</text:p>
          </table:table-cell>
          <table:table-cell office:value-type="float" office:value="0.002359" calcext:value-type="float">
            <text:p>0.002359</text:p>
          </table:table-cell>
          <table:table-cell office:value-type="string" calcext:value-type="string">
            <text:p>8.29M</text:p>
          </table:table-cell>
          <table:table-cell table:style-name="ce4" office:value-type="string" calcext:value-type="string">
            <text:p>-11.38%</text:p>
          </table:table-cell>
        </table:table-row>
        <table:table-row table:style-name="ro1">
          <table:table-cell table:style-name="ce4" office:value-type="string" calcext:value-type="string">
            <text:p>07/06/2017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.002567" calcext:value-type="float">
            <text:p>0.002567</text:p>
          </table:table-cell>
          <table:table-cell office:value-type="string" calcext:value-type="string">
            <text:p>13.18M</text:p>
          </table:table-cell>
          <table:table-cell table:style-name="ce4" office:value-type="string" calcext:value-type="string">
            <text:p>1.43%</text:p>
          </table:table-cell>
        </table:table-row>
        <table:table-row table:style-name="ro1">
          <table:table-cell table:style-name="ce4" office:value-type="string" calcext:value-type="string">
            <text:p>07/05/2017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2369" calcext:value-type="float">
            <text:p>0.002369</text:p>
          </table:table-cell>
          <table:table-cell office:value-type="string" calcext:value-type="string">
            <text:p>11.65M</text:p>
          </table:table-cell>
          <table:table-cell table:style-name="ce4" office:value-type="string" calcext:value-type="string">
            <text:p>4.95%</text:p>
          </table:table-cell>
        </table:table-row>
        <table:table-row table:style-name="ro1">
          <table:table-cell table:style-name="ce4" office:value-type="string" calcext:value-type="string">
            <text:p>07/04/2017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002502" calcext:value-type="float">
            <text:p>0.002502</text:p>
          </table:table-cell>
          <table:table-cell office:value-type="float" office:value="0.002682" calcext:value-type="float">
            <text:p>0.002682</text:p>
          </table:table-cell>
          <table:table-cell office:value-type="float" office:value="0.002435" calcext:value-type="float">
            <text:p>0.002435</text:p>
          </table:table-cell>
          <table:table-cell office:value-type="string" calcext:value-type="string">
            <text:p>13.04M</text:p>
          </table:table-cell>
          <table:table-cell table:style-name="ce4" office:value-type="string" calcext:value-type="string">
            <text:p>0.92%</text:p>
          </table:table-cell>
        </table:table-row>
        <table:table-row table:style-name="ro1">
          <table:table-cell table:style-name="ce4" office:value-type="string" calcext:value-type="string">
            <text:p>07/03/2017</text:p>
          </table:table-cell>
          <table:table-cell office:value-type="float" office:value="0.002502" calcext:value-type="float">
            <text:p>0.002502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02165" calcext:value-type="float">
            <text:p>0.002165</text:p>
          </table:table-cell>
          <table:table-cell office:value-type="string" calcext:value-type="string">
            <text:p>8.89M</text:p>
          </table:table-cell>
          <table:table-cell table:style-name="ce4" office:value-type="string" calcext:value-type="string">
            <text:p>1.71%</text:p>
          </table:table-cell>
        </table:table-row>
        <table:table-row table:style-name="ro1">
          <table:table-cell table:style-name="ce4" office:value-type="string" calcext:value-type="string">
            <text:p>07/02/201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0.00213" calcext:value-type="float">
            <text:p>0.00213</text:p>
          </table:table-cell>
          <table:table-cell office:value-type="string" calcext:value-type="string">
            <text:p>8.13M</text:p>
          </table:table-cell>
          <table:table-cell table:style-name="ce4" office:value-type="string" calcext:value-type="string">
            <text:p>9.87%</text:p>
          </table:table-cell>
        </table:table-row>
        <table:table-row table:style-name="ro1">
          <table:table-cell table:style-name="ce4" office:value-type="string" calcext:value-type="string">
            <text:p>07/01/2017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2071" calcext:value-type="float">
            <text:p>0.002071</text:p>
          </table:table-cell>
          <table:table-cell office:value-type="string" calcext:value-type="string">
            <text:p>10.45M</text:p>
          </table:table-cell>
          <table:table-cell table:style-name="ce4" office:value-type="string" calcext:value-type="string">
            <text:p>-12.37%</text:p>
          </table:table-cell>
        </table:table-row>
        <table:table-row table:style-name="ro1">
          <table:table-cell table:style-name="ce4" office:value-type="string" calcext:value-type="string">
            <text:p>06/30/2017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0.002795" calcext:value-type="float">
            <text:p>0.002795</text:p>
          </table:table-cell>
          <table:table-cell office:value-type="float" office:value="0.002431" calcext:value-type="float">
            <text:p>0.002431</text:p>
          </table:table-cell>
          <table:table-cell office:value-type="string" calcext:value-type="string">
            <text:p>9.93M</text:p>
          </table:table-cell>
          <table:table-cell table:style-name="ce4" office:value-type="string" calcext:value-type="string">
            <text:p>0.83%</text:p>
          </table:table-cell>
        </table:table-row>
        <table:table-row table:style-name="ro1">
          <table:table-cell table:style-name="ce4" office:value-type="string" calcext:value-type="string">
            <text:p>06/29/2017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2418" calcext:value-type="float">
            <text:p>0.002418</text:p>
          </table:table-cell>
          <table:table-cell office:value-type="string" calcext:value-type="string">
            <text:p>7.95M</text:p>
          </table:table-cell>
          <table:table-cell table:style-name="ce4" office:value-type="string" calcext:value-type="string">
            <text:p>-9.50%</text:p>
          </table:table-cell>
        </table:table-row>
        <table:table-row table:style-name="ro1">
          <table:table-cell table:style-name="ce4" office:value-type="string" calcext:value-type="string">
            <text:p>06/28/201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0.002832" calcext:value-type="float">
            <text:p>0.002832</text:p>
          </table:table-cell>
          <table:table-cell office:value-type="float" office:value="0.002395" calcext:value-type="float">
            <text:p>0.002395</text:p>
          </table:table-cell>
          <table:table-cell office:value-type="string" calcext:value-type="string">
            <text:p>4.49M</text:p>
          </table:table-cell>
          <table:table-cell table:style-name="ce4" office:value-type="string" calcext:value-type="string">
            <text:p>10.50%</text:p>
          </table:table-cell>
        </table:table-row>
        <table:table-row table:style-name="ro1">
          <table:table-cell table:style-name="ce4" office:value-type="string" calcext:value-type="string">
            <text:p>06/27/2017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02065" calcext:value-type="float">
            <text:p>0.002065</text:p>
          </table:table-cell>
          <table:table-cell office:value-type="string" calcext:value-type="string">
            <text:p>2.96M</text:p>
          </table:table-cell>
          <table:table-cell table:style-name="ce4" office:value-type="string" calcext:value-type="string">
            <text:p>0.72%</text:p>
          </table:table-cell>
        </table:table-row>
        <table:table-row table:style-name="ro1">
          <table:table-cell table:style-name="ce4" office:value-type="string" calcext:value-type="string">
            <text:p>06/26/2017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002886" calcext:value-type="float">
            <text:p>0.002886</text:p>
          </table:table-cell>
          <table:table-cell office:value-type="float" office:value="0.002197" calcext:value-type="float">
            <text:p>0.002197</text:p>
          </table:table-cell>
          <table:table-cell office:value-type="string" calcext:value-type="string">
            <text:p>1.62M</text:p>
          </table:table-cell>
          <table:table-cell table:style-name="ce4" office:value-type="string" calcext:value-type="string">
            <text:p>-2.22%</text:p>
          </table:table-cell>
        </table:table-row>
        <table:table-row table:style-name="ro1">
          <table:table-cell table:style-name="ce4" office:value-type="string" calcext:value-type="string">
            <text:p>06/25/2017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2254" calcext:value-type="float">
            <text:p>0.002254</text:p>
          </table:table-cell>
          <table:table-cell office:value-type="string" calcext:value-type="string">
            <text:p>2.35M</text:p>
          </table:table-cell>
          <table:table-cell table:style-name="ce4" office:value-type="string" calcext:value-type="string">
            <text:p>-11.28%</text:p>
          </table:table-cell>
        </table:table-row>
        <table:table-row table:style-name="ro1">
          <table:table-cell table:style-name="ce4" office:value-type="string" calcext:value-type="string">
            <text:p>06/24/201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2689" calcext:value-type="float">
            <text:p>0.002689</text:p>
          </table:table-cell>
          <table:table-cell office:value-type="string" calcext:value-type="string">
            <text:p>3.96M</text:p>
          </table:table-cell>
          <table:table-cell table:style-name="ce4" office:value-type="string" calcext:value-type="string">
            <text:p>-5.66%</text:p>
          </table:table-cell>
        </table:table-row>
        <table:table-row table:style-name="ro1">
          <table:table-cell table:style-name="ce4" office:value-type="string" calcext:value-type="string">
            <text:p>06/23/2017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2918" calcext:value-type="float">
            <text:p>0.002918</text:p>
          </table:table-cell>
          <table:table-cell office:value-type="string" calcext:value-type="string">
            <text:p>3.57M</text:p>
          </table:table-cell>
          <table:table-cell table:style-name="ce4" office:value-type="string" calcext:value-type="string">
            <text:p>2.91%</text:p>
          </table:table-cell>
        </table:table-row>
        <table:table-row table:style-name="ro1">
          <table:table-cell table:style-name="ce4" office:value-type="string" calcext:value-type="string">
            <text:p>06/22/2017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2849" calcext:value-type="float">
            <text:p>0.002849</text:p>
          </table:table-cell>
          <table:table-cell office:value-type="string" calcext:value-type="string">
            <text:p>9.05M</text:p>
          </table:table-cell>
          <table:table-cell table:style-name="ce4" office:value-type="string" calcext:value-type="string">
            <text:p>0.81%</text:p>
          </table:table-cell>
        </table:table-row>
        <table:table-row table:style-name="ro1">
          <table:table-cell table:style-name="ce4" office:value-type="string" calcext:value-type="string">
            <text:p>06/21/2017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2822" calcext:value-type="float">
            <text:p>0.002822</text:p>
          </table:table-cell>
          <table:table-cell office:value-type="string" calcext:value-type="string">
            <text:p>4.09M</text:p>
          </table:table-cell>
          <table:table-cell table:style-name="ce4" office:value-type="string" calcext:value-type="string">
            <text:p>-4.54%</text:p>
          </table:table-cell>
        </table:table-row>
        <table:table-row table:style-name="ro1">
          <table:table-cell table:style-name="ce4" office:value-type="string" calcext:value-type="string">
            <text:p>06/20/2017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3035" calcext:value-type="float">
            <text:p>0.003035</text:p>
          </table:table-cell>
          <table:table-cell office:value-type="string" calcext:value-type="string">
            <text:p>4.15M</text:p>
          </table:table-cell>
          <table:table-cell table:style-name="ce4" office:value-type="string" calcext:value-type="string">
            <text:p>-2.02%</text:p>
          </table:table-cell>
        </table:table-row>
        <table:table-row table:style-name="ro1">
          <table:table-cell table:style-name="ce4" office:value-type="string" calcext:value-type="string">
            <text:p>06/19/2017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2928" calcext:value-type="float">
            <text:p>0.002928</text:p>
          </table:table-cell>
          <table:table-cell office:value-type="string" calcext:value-type="string">
            <text:p>5.95M</text:p>
          </table:table-cell>
          <table:table-cell table:style-name="ce4" office:value-type="string" calcext:value-type="string">
            <text:p>5.81%</text:p>
          </table:table-cell>
        </table:table-row>
        <table:table-row table:style-name="ro1">
          <table:table-cell table:style-name="ce4" office:value-type="string" calcext:value-type="string">
            <text:p>06/18/2017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.002867" calcext:value-type="float">
            <text:p>0.002867</text:p>
          </table:table-cell>
          <table:table-cell office:value-type="string" calcext:value-type="string">
            <text:p>6.07M</text:p>
          </table:table-cell>
          <table:table-cell table:style-name="ce4" office:value-type="string" calcext:value-type="string">
            <text:p>-7.76%</text:p>
          </table:table-cell>
        </table:table-row>
        <table:table-row table:style-name="ro1">
          <table:table-cell table:style-name="ce4" office:value-type="string" calcext:value-type="string">
            <text:p>06/17/2017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293" calcext:value-type="float">
            <text:p>0.00293</text:p>
          </table:table-cell>
          <table:table-cell office:value-type="string" calcext:value-type="string">
            <text:p>5.56M</text:p>
          </table:table-cell>
          <table:table-cell table:style-name="ce4" office:value-type="string" calcext:value-type="string">
            <text:p>6.15%</text:p>
          </table:table-cell>
        </table:table-row>
        <table:table-row table:style-name="ro1">
          <table:table-cell table:style-name="ce4" office:value-type="string" calcext:value-type="string">
            <text:p>06/16/2017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634" calcext:value-type="float">
            <text:p>0.002634</text:p>
          </table:table-cell>
          <table:table-cell office:value-type="string" calcext:value-type="string">
            <text:p>7.40M</text:p>
          </table:table-cell>
          <table:table-cell table:style-name="ce4" office:value-type="string" calcext:value-type="string">
            <text:p>4.16%</text:p>
          </table:table-cell>
        </table:table-row>
        <table:table-row table:style-name="ro1">
          <table:table-cell table:style-name="ce4" office:value-type="string" calcext:value-type="string">
            <text:p>06/15/2017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4.35M</text:p>
          </table:table-cell>
          <table:table-cell table:style-name="ce4" office:value-type="string" calcext:value-type="string">
            <text:p>3.97%</text:p>
          </table:table-cell>
        </table:table-row>
        <table:table-row table:style-name="ro1">
          <table:table-cell table:style-name="ce4" office:value-type="string" calcext:value-type="string">
            <text:p>06/14/2017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0.002604" calcext:value-type="float">
            <text:p>0.002604</text:p>
          </table:table-cell>
          <table:table-cell office:value-type="string" calcext:value-type="string">
            <text:p>3.64M</text:p>
          </table:table-cell>
          <table:table-cell table:style-name="ce4" office:value-type="string" calcext:value-type="string">
            <text:p>-11.39%</text:p>
          </table:table-cell>
        </table:table-row>
        <table:table-row table:style-name="ro1">
          <table:table-cell table:style-name="ce4" office:value-type="string" calcext:value-type="string">
            <text:p>06/13/2017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2.29M</text:p>
          </table:table-cell>
          <table:table-cell table:style-name="ce4" office:value-type="string" calcext:value-type="string">
            <text:p>6.59%</text:p>
          </table:table-cell>
        </table:table-row>
        <table:table-row table:style-name="ro1">
          <table:table-cell table:style-name="ce4" office:value-type="string" calcext:value-type="string">
            <text:p>06/12/201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2464" calcext:value-type="float">
            <text:p>0.002464</text:p>
          </table:table-cell>
          <table:table-cell office:value-type="string" calcext:value-type="string">
            <text:p>2.42M</text:p>
          </table:table-cell>
          <table:table-cell table:style-name="ce4" office:value-type="string" calcext:value-type="string">
            <text:p>-13.43%</text:p>
          </table:table-cell>
        </table:table-row>
        <table:table-row table:style-name="ro1">
          <table:table-cell table:style-name="ce4" office:value-type="string" calcext:value-type="string">
            <text:p>06/11/2017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195" calcext:value-type="float">
            <text:p>0.003195</text:p>
          </table:table-cell>
          <table:table-cell office:value-type="string" calcext:value-type="string">
            <text:p>2.44M</text:p>
          </table:table-cell>
          <table:table-cell table:style-name="ce4" office:value-type="string" calcext:value-type="string">
            <text:p>5.37%</text:p>
          </table:table-cell>
        </table:table-row>
        <table:table-row table:style-name="ro1">
          <table:table-cell table:style-name="ce4" office:value-type="string" calcext:value-type="string">
            <text:p>06/10/2017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13" calcext:value-type="float">
            <text:p>0.00313</text:p>
          </table:table-cell>
          <table:table-cell office:value-type="string" calcext:value-type="string">
            <text:p>2.24M</text:p>
          </table:table-cell>
          <table:table-cell table:style-name="ce4" office:value-type="string" calcext:value-type="string">
            <text:p>-4.32%</text:p>
          </table:table-cell>
        </table:table-row>
        <table:table-row table:style-name="ro1">
          <table:table-cell table:style-name="ce4" office:value-type="string" calcext:value-type="string">
            <text:p>06/09/2017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29" calcext:value-type="float">
            <text:p>0.00329</text:p>
          </table:table-cell>
          <table:table-cell office:value-type="string" calcext:value-type="string">
            <text:p>3.43M</text:p>
          </table:table-cell>
          <table:table-cell table:style-name="ce4" office:value-type="string" calcext:value-type="string">
            <text:p>-0.15%</text:p>
          </table:table-cell>
        </table:table-row>
        <table:table-row table:style-name="ro1">
          <table:table-cell table:style-name="ce4" office:value-type="string" calcext:value-type="string">
            <text:p>06/08/2017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055" calcext:value-type="float">
            <text:p>0.003055</text:p>
          </table:table-cell>
          <table:table-cell office:value-type="string" calcext:value-type="string">
            <text:p>1.54M</text:p>
          </table:table-cell>
          <table:table-cell table:style-name="ce4" office:value-type="string" calcext:value-type="string">
            <text:p>5.57%</text:p>
          </table:table-cell>
        </table:table-row>
        <table:table-row table:style-name="ro1">
          <table:table-cell table:style-name="ce4" office:value-type="string" calcext:value-type="string">
            <text:p>06/07/2017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3132" calcext:value-type="float">
            <text:p>0.003132</text:p>
          </table:table-cell>
          <table:table-cell office:value-type="string" calcext:value-type="string">
            <text:p>1.37M</text:p>
          </table:table-cell>
          <table:table-cell table:style-name="ce4" office:value-type="string" calcext:value-type="string">
            <text:p>-10.15%</text:p>
          </table:table-cell>
        </table:table-row>
        <table:table-row table:style-name="ro1">
          <table:table-cell table:style-name="ce4" office:value-type="string" calcext:value-type="string">
            <text:p>06/06/2017</text:p>
          </table:table-cell>
          <table:table-cell office:value-type="float" office:value="0.003617" calcext:value-type="float">
            <text:p>0.003617</text:p>
          </table:table-cell>
          <table:table-cell table:number-columns-repeated="2" office:value-type="float" office:value="0.003718" calcext:value-type="float">
            <text:p>0.003718</text:p>
          </table:table-cell>
          <table:table-cell office:value-type="float" office:value="0.003152" calcext:value-type="float">
            <text:p>0.003152</text:p>
          </table:table-cell>
          <table:table-cell office:value-type="string" calcext:value-type="string">
            <text:p>2.11M</text:p>
          </table:table-cell>
          <table:table-cell table:style-name="ce4" office:value-type="string" calcext:value-type="string">
            <text:p>-2.72%</text:p>
          </table:table-cell>
        </table:table-row>
        <table:table-row table:style-name="ro1">
          <table:table-cell table:style-name="ce4" office:value-type="string" calcext:value-type="string">
            <text:p>06/05/2017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2923" calcext:value-type="float">
            <text:p>0.002923</text:p>
          </table:table-cell>
          <table:table-cell office:value-type="string" calcext:value-type="string">
            <text:p>4.82M</text:p>
          </table:table-cell>
          <table:table-cell table:style-name="ce4" office:value-type="string" calcext:value-type="string">
            <text:p>-1.38%</text:p>
          </table:table-cell>
        </table:table-row>
        <table:table-row table:style-name="ro1">
          <table:table-cell table:style-name="ce4" office:value-type="string" calcext:value-type="string">
            <text:p>06/04/2017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2544" calcext:value-type="float">
            <text:p>0.002544</text:p>
          </table:table-cell>
          <table:table-cell office:value-type="string" calcext:value-type="string">
            <text:p>5.96M</text:p>
          </table:table-cell>
          <table:table-cell table:style-name="ce4" office:value-type="string" calcext:value-type="string">
            <text:p>17.34%</text:p>
          </table:table-cell>
        </table:table-row>
        <table:table-row table:style-name="ro1">
          <table:table-cell table:style-name="ce4" office:value-type="string" calcext:value-type="string">
            <text:p>06/03/2017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2655" calcext:value-type="float">
            <text:p>0.002655</text:p>
          </table:table-cell>
          <table:table-cell office:value-type="string" calcext:value-type="string">
            <text:p>4.37M</text:p>
          </table:table-cell>
          <table:table-cell table:style-name="ce4" office:value-type="string" calcext:value-type="string">
            <text:p>14.63%</text:p>
          </table:table-cell>
        </table:table-row>
        <table:table-row table:style-name="ro1" table:number-rows-repeated="104578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Dogecoin Historical Data(2)'.A1:'Dogecoin Historical Data(2)'.G27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8T03:56:43.821888219</dc:date>
    <meta:editing-duration>PT35M26S</meta:editing-duration>
    <meta:editing-cycles>2</meta:editing-cycles>
    <meta:generator>LibreOffice/7.3.7.2$Linux_X86_64 LibreOffice_project/30$Build-2</meta:generator>
    <meta:document-statistic meta:table-count="1" meta:cell-count="19515" meta:object-count="0"/>
  </office:meta>
</office:document-meta>
</file>